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600000001C24B510F763ED9610.jpg" manifest:media-type="image/jpeg"/>
  <manifest:file-entry manifest:full-path="Pictures/10000000000001600000001CFB88545CB7787581.jpg" manifest:media-type="image/jpeg"/>
  <manifest:file-entry manifest:full-path="Pictures/10000000000001600000001C83EFF4DB80EB39E9.jpg" manifest:media-type="image/jpeg"/>
  <manifest:file-entry manifest:full-path="Pictures/10000000000001600000001C6AC627A091C12CCC.jpg" manifest:media-type="image/jpeg"/>
  <manifest:file-entry manifest:full-path="Pictures/10000000000001600000001C286DB20111A7EC1E.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arial1" svg:font-family="aria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51in" style:rel-column-width="4817*"/>
    </style:style>
    <style:style style:name="Table1.B" style:family="table-column">
      <style:table-column-properties style:column-width="3.3479in" style:rel-column-width="4821*"/>
    </style:style>
    <style:style style:name="Table1.1" style:family="table-row">
      <style:table-row-properties style:min-row-height="10.0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58in" style:rel-column-width="4818*"/>
    </style:style>
    <style:style style:name="Table3.B" style:family="table-column">
      <style:table-column-properties style:column-width="3.3472in" style:rel-column-width="482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style:text-properties fo:language="en" fo:country="US" officeooo:rsid="0014ac9e" officeooo:paragraph-rsid="032d6bc2" fo:background-color="#ccff66"/>
    </style:style>
    <style:style style:name="P2" style:family="paragraph" style:parent-style-name="Standard">
      <style:paragraph-properties fo:margin-top="0in" fo:margin-bottom="0in" loext:contextual-spacing="false" fo:line-height="100%"/>
      <style:text-properties fo:language="en" fo:country="US" officeooo:rsid="00fdf140" officeooo:paragraph-rsid="02f08c1a" fo:background-color="#ccff66"/>
    </style:style>
    <style:style style:name="P3" style:family="paragraph" style:parent-style-name="Standard">
      <style:paragraph-properties fo:margin-top="0in" fo:margin-bottom="0in" loext:contextual-spacing="false" fo:line-height="100%"/>
      <style:text-properties fo:language="en" fo:country="US" officeooo:rsid="00c66b53" officeooo:paragraph-rsid="032d6bc2" fo:background-color="#ccff66"/>
    </style:style>
    <style:style style:name="P4" style:family="paragraph" style:parent-style-name="Standard">
      <style:paragraph-properties fo:margin-top="0in" fo:margin-bottom="0in" loext:contextual-spacing="false" fo:line-height="100%"/>
      <style:text-properties fo:language="en" fo:country="US" officeooo:rsid="00bb933f" officeooo:paragraph-rsid="032d6bc2" fo:background-color="#ccff66"/>
    </style:style>
    <style:style style:name="P5" style:family="paragraph" style:parent-style-name="Standard">
      <style:paragraph-properties fo:margin-top="0in" fo:margin-bottom="0in" loext:contextual-spacing="false" fo:line-height="100%"/>
      <style:text-properties fo:language="en" fo:country="US" officeooo:rsid="00bb3755" officeooo:paragraph-rsid="032d6bc2" fo:background-color="#ccff66"/>
    </style:style>
    <style:style style:name="P6" style:family="paragraph" style:parent-style-name="Standard">
      <style:paragraph-properties fo:margin-top="0in" fo:margin-bottom="0in" loext:contextual-spacing="false" fo:line-height="100%"/>
      <style:text-properties fo:language="en" fo:country="US" officeooo:rsid="00ba53d6" officeooo:paragraph-rsid="032d6bc2" fo:background-color="#ccff66"/>
    </style:style>
    <style:style style:name="P7" style:family="paragraph" style:parent-style-name="Standard">
      <style:paragraph-properties fo:margin-top="0in" fo:margin-bottom="0in" loext:contextual-spacing="false" fo:line-height="100%"/>
      <style:text-properties fo:language="en" fo:country="US" officeooo:rsid="00b8adce" officeooo:paragraph-rsid="032d6bc2" fo:background-color="#ccff66"/>
    </style:style>
    <style:style style:name="P8" style:family="paragraph" style:parent-style-name="Standard">
      <style:paragraph-properties fo:margin-top="0in" fo:margin-bottom="0in" loext:contextual-spacing="false" fo:line-height="100%"/>
      <style:text-properties fo:language="en" fo:country="US" officeooo:rsid="00b72e28" officeooo:paragraph-rsid="032d6bc2" fo:background-color="#ccff66"/>
    </style:style>
    <style:style style:name="P9" style:family="paragraph" style:parent-style-name="Standard">
      <style:paragraph-properties fo:margin-top="0in" fo:margin-bottom="0in" loext:contextual-spacing="false" fo:line-height="100%"/>
      <style:text-properties fo:language="en" fo:country="US" officeooo:rsid="00b3dc5c" officeooo:paragraph-rsid="032d6bc2" fo:background-color="#ccff66"/>
    </style:style>
    <style:style style:name="P10" style:family="paragraph" style:parent-style-name="Standard">
      <style:paragraph-properties fo:margin-top="0in" fo:margin-bottom="0in" loext:contextual-spacing="false" fo:line-height="100%"/>
      <style:text-properties fo:language="en" fo:country="US" officeooo:rsid="00b5b9b7" officeooo:paragraph-rsid="032d6bc2" fo:background-color="#ccff66"/>
    </style:style>
    <style:style style:name="P11" style:family="paragraph" style:parent-style-name="Standard">
      <style:paragraph-properties fo:margin-top="0in" fo:margin-bottom="0in" loext:contextual-spacing="false" fo:line-height="100%"/>
      <style:text-properties fo:language="en" fo:country="US" officeooo:rsid="00b64d10" officeooo:paragraph-rsid="032d6bc2" fo:background-color="#ccff66"/>
    </style:style>
    <style:style style:name="P12" style:family="paragraph" style:parent-style-name="Standard">
      <style:paragraph-properties fo:margin-top="0in" fo:margin-bottom="0in" loext:contextual-spacing="false" fo:line-height="100%"/>
      <style:text-properties fo:language="en" fo:country="US" officeooo:rsid="0072a619" officeooo:paragraph-rsid="032d6bc2" fo:background-color="#ccff66"/>
    </style:style>
    <style:style style:name="P13" style:family="paragraph" style:parent-style-name="Standard">
      <style:paragraph-properties fo:margin-top="0in" fo:margin-bottom="0in" loext:contextual-spacing="false" fo:line-height="100%"/>
      <style:text-properties fo:language="en" fo:country="US" officeooo:rsid="0077c05a" officeooo:paragraph-rsid="032d6bc2" fo:background-color="#ccff66"/>
    </style:style>
    <style:style style:name="P14" style:family="paragraph" style:parent-style-name="Standard">
      <style:paragraph-properties fo:margin-top="0in" fo:margin-bottom="0in" loext:contextual-spacing="false" fo:line-height="100%"/>
      <style:text-properties fo:language="en" fo:country="US" officeooo:rsid="006f6668" officeooo:paragraph-rsid="032d6bc2" fo:background-color="#ccff66"/>
    </style:style>
    <style:style style:name="P15" style:family="paragraph" style:parent-style-name="Standard">
      <style:paragraph-properties fo:margin-top="0in" fo:margin-bottom="0in" loext:contextual-spacing="false" fo:line-height="100%"/>
      <style:text-properties fo:language="en" fo:country="US" officeooo:rsid="006f1f41" officeooo:paragraph-rsid="032d6bc2" fo:background-color="#ccff66"/>
    </style:style>
    <style:style style:name="P16" style:family="paragraph" style:parent-style-name="Standard">
      <style:paragraph-properties fo:margin-top="0in" fo:margin-bottom="0in" loext:contextual-spacing="false" fo:line-height="100%"/>
      <style:text-properties fo:language="en" fo:country="US" officeooo:rsid="0087c5d8" officeooo:paragraph-rsid="032d6bc2" fo:background-color="#ccff66"/>
    </style:style>
    <style:style style:name="P17" style:family="paragraph" style:parent-style-name="Standard">
      <style:paragraph-properties fo:margin-top="0in" fo:margin-bottom="0in" loext:contextual-spacing="false" fo:line-height="100%"/>
      <style:text-properties fo:language="en" fo:country="US" officeooo:rsid="0060717c" officeooo:paragraph-rsid="032d6bc2" fo:background-color="#ccff66"/>
    </style:style>
    <style:style style:name="P18" style:family="paragraph" style:parent-style-name="Standard">
      <style:paragraph-properties fo:margin-top="0in" fo:margin-bottom="0in" loext:contextual-spacing="false" fo:line-height="100%"/>
      <style:text-properties fo:language="en" fo:country="US" officeooo:rsid="0077b497" officeooo:paragraph-rsid="032d6bc2" fo:background-color="#ccff66"/>
    </style:style>
    <style:style style:name="P19" style:family="paragraph" style:parent-style-name="Standard">
      <style:paragraph-properties fo:margin-top="0in" fo:margin-bottom="0in" loext:contextual-spacing="false" fo:line-height="100%"/>
      <style:text-properties fo:language="en" fo:country="US" officeooo:rsid="00613c91" officeooo:paragraph-rsid="032d6bc2" fo:background-color="#ccff66"/>
    </style:style>
    <style:style style:name="P20" style:family="paragraph" style:parent-style-name="Standard">
      <style:paragraph-properties fo:margin-top="0in" fo:margin-bottom="0in" loext:contextual-spacing="false" fo:line-height="100%"/>
      <style:text-properties fo:language="en" fo:country="US" officeooo:rsid="001fd9a2" officeooo:paragraph-rsid="032d6bc2" fo:background-color="#ccff66"/>
    </style:style>
    <style:style style:name="P21" style:family="paragraph" style:parent-style-name="Standard">
      <style:paragraph-properties fo:margin-top="0in" fo:margin-bottom="0in" loext:contextual-spacing="false" fo:line-height="100%"/>
      <style:text-properties fo:language="en" fo:country="US" officeooo:rsid="002f6a1f" officeooo:paragraph-rsid="02f08c1a" fo:background-color="#ccff66"/>
    </style:style>
    <style:style style:name="P22" style:family="paragraph" style:parent-style-name="Standard">
      <style:paragraph-properties fo:margin-top="0in" fo:margin-bottom="0in" loext:contextual-spacing="false" fo:line-height="100%"/>
      <style:text-properties fo:language="en" fo:country="US" officeooo:rsid="0039062a" officeooo:paragraph-rsid="032d6bc2" fo:background-color="#ccff66"/>
    </style:style>
    <style:style style:name="P23" style:family="paragraph" style:parent-style-name="Standard">
      <style:paragraph-properties fo:margin-top="0in" fo:margin-bottom="0in" loext:contextual-spacing="false" fo:line-height="100%"/>
      <style:text-properties fo:language="en" fo:country="US" officeooo:rsid="003d0fda" officeooo:paragraph-rsid="032d6bc2" fo:background-color="#ccff66"/>
    </style:style>
    <style:style style:name="P24" style:family="paragraph" style:parent-style-name="Standard">
      <style:paragraph-properties fo:margin-top="0in" fo:margin-bottom="0in" loext:contextual-spacing="false" fo:line-height="100%"/>
      <style:text-properties fo:language="en" fo:country="US" officeooo:rsid="00914286" officeooo:paragraph-rsid="032d6bc2" fo:background-color="#ccff66"/>
    </style:style>
    <style:style style:name="P25" style:family="paragraph" style:parent-style-name="Standard">
      <style:paragraph-properties fo:margin-top="0in" fo:margin-bottom="0in" loext:contextual-spacing="false" fo:line-height="100%"/>
      <style:text-properties fo:language="en" fo:country="US" officeooo:rsid="001fd9a2" officeooo:paragraph-rsid="032d6bc2" fo:background-color="#ffd320"/>
    </style:style>
    <style:style style:name="P26" style:family="paragraph" style:parent-style-name="Standard">
      <style:paragraph-properties fo:margin-top="0in" fo:margin-bottom="0in" loext:contextual-spacing="false" fo:line-height="100%"/>
      <style:text-properties officeooo:paragraph-rsid="032d6bc2" fo:background-color="#579d1c"/>
    </style:style>
    <style:style style:name="P27" style:family="paragraph" style:parent-style-name="Standard">
      <style:paragraph-properties fo:margin-top="0in" fo:margin-bottom="0in" loext:contextual-spacing="false" fo:line-height="100%"/>
      <style:text-properties fo:font-size="12pt" fo:language="es" fo:country="ES" officeooo:paragraph-rsid="032d6bc2" fo:background-color="#ccff66" style:font-size-asian="12pt" style:font-size-complex="12pt"/>
    </style:style>
    <style:style style:name="P28" style:family="paragraph" style:parent-style-name="Standard">
      <style:paragraph-properties fo:margin-top="0in" fo:margin-bottom="0in" loext:contextual-spacing="false" fo:line-height="100%"/>
      <style:text-properties fo:font-size="12pt" fo:language="es" fo:country="ES" officeooo:rsid="00fdf140" officeooo:paragraph-rsid="00fdf140" fo:background-color="#ccff66" style:font-size-asian="12pt" style:font-size-complex="12pt"/>
    </style:style>
    <style:style style:name="P29" style:family="paragraph" style:parent-style-name="Standard">
      <style:paragraph-properties fo:margin-top="0in" fo:margin-bottom="0in" loext:contextual-spacing="false" fo:line-height="100%"/>
      <style:text-properties fo:font-size="12pt" fo:language="es" fo:country="ES" officeooo:rsid="00bb933f" officeooo:paragraph-rsid="032d6bc2" fo:background-color="#ccff66" style:font-size-asian="12pt" style:font-size-complex="12pt"/>
    </style:style>
    <style:style style:name="P30" style:family="paragraph" style:parent-style-name="Standard">
      <style:paragraph-properties fo:margin-top="0in" fo:margin-bottom="0in" loext:contextual-spacing="false" fo:line-height="100%"/>
      <style:text-properties fo:font-size="12pt" fo:language="es" fo:country="ES" officeooo:rsid="00bb3755" officeooo:paragraph-rsid="032d6bc2" fo:background-color="#ccff66" style:font-size-asian="12pt" style:font-size-complex="12pt"/>
    </style:style>
    <style:style style:name="P31" style:family="paragraph" style:parent-style-name="Standard">
      <style:paragraph-properties fo:margin-top="0in" fo:margin-bottom="0in" loext:contextual-spacing="false" fo:line-height="100%"/>
      <style:text-properties fo:font-size="12pt" fo:language="es" fo:country="ES" officeooo:rsid="00ba53d6" officeooo:paragraph-rsid="032d6bc2" fo:background-color="#ccff66" style:font-size-asian="12pt" style:font-size-complex="12pt"/>
    </style:style>
    <style:style style:name="P32" style:family="paragraph" style:parent-style-name="Standard">
      <style:paragraph-properties fo:margin-top="0in" fo:margin-bottom="0in" loext:contextual-spacing="false" fo:line-height="100%"/>
      <style:text-properties fo:font-size="12pt" fo:language="es" fo:country="ES" officeooo:rsid="00b8adce" officeooo:paragraph-rsid="032d6bc2" fo:background-color="#ccff66" style:font-size-asian="12pt" style:font-size-complex="12pt"/>
    </style:style>
    <style:style style:name="P33" style:family="paragraph" style:parent-style-name="Standard">
      <style:paragraph-properties fo:margin-top="0in" fo:margin-bottom="0in" loext:contextual-spacing="false" fo:line-height="100%"/>
      <style:text-properties fo:font-size="12pt" fo:language="es" fo:country="ES" officeooo:rsid="00b72e28" officeooo:paragraph-rsid="032d6bc2" fo:background-color="#ccff66" style:font-size-asian="12pt" style:font-size-complex="12pt"/>
    </style:style>
    <style:style style:name="P34" style:family="paragraph" style:parent-style-name="Standard">
      <style:paragraph-properties fo:margin-top="0in" fo:margin-bottom="0in" loext:contextual-spacing="false" fo:line-height="100%"/>
      <style:text-properties fo:font-size="12pt" fo:language="es" fo:country="ES" officeooo:rsid="00b3dc5c" officeooo:paragraph-rsid="032d6bc2" fo:background-color="#ccff66" style:font-size-asian="12pt" style:font-size-complex="12pt"/>
    </style:style>
    <style:style style:name="P35" style:family="paragraph" style:parent-style-name="Standard">
      <style:paragraph-properties fo:margin-top="0in" fo:margin-bottom="0in" loext:contextual-spacing="false" fo:line-height="100%"/>
      <style:text-properties fo:font-size="12pt" fo:language="es" fo:country="ES" officeooo:rsid="00b5b9b7" officeooo:paragraph-rsid="032d6bc2" fo:background-color="#ccff66" style:font-size-asian="12pt" style:font-size-complex="12pt"/>
    </style:style>
    <style:style style:name="P36" style:family="paragraph" style:parent-style-name="Standard">
      <style:paragraph-properties fo:margin-top="0in" fo:margin-bottom="0in" loext:contextual-spacing="false" fo:line-height="100%"/>
      <style:text-properties fo:font-size="12pt" fo:language="es" fo:country="ES" officeooo:rsid="0074ca1b" officeooo:paragraph-rsid="032d6bc2" fo:background-color="#ccff66" style:font-size-asian="12pt" style:font-size-complex="12pt"/>
    </style:style>
    <style:style style:name="P37" style:family="paragraph" style:parent-style-name="Standard">
      <style:paragraph-properties fo:margin-top="0in" fo:margin-bottom="0in" loext:contextual-spacing="false" fo:line-height="100%"/>
      <style:text-properties fo:font-size="12pt" fo:language="es" fo:country="ES" officeooo:rsid="00b64d10" officeooo:paragraph-rsid="032d6bc2" fo:background-color="#ccff66" style:font-size-asian="12pt" style:font-size-complex="12pt"/>
    </style:style>
    <style:style style:name="P38" style:family="paragraph" style:parent-style-name="Standard">
      <style:paragraph-properties fo:margin-top="0in" fo:margin-bottom="0in" loext:contextual-spacing="false" fo:line-height="100%"/>
      <style:text-properties fo:font-size="12pt" fo:language="es" fo:country="ES" officeooo:rsid="0072a619" officeooo:paragraph-rsid="032d6bc2" fo:background-color="#ccff66" style:font-size-asian="12pt" style:font-size-complex="12pt"/>
    </style:style>
    <style:style style:name="P39" style:family="paragraph" style:parent-style-name="Standard">
      <style:paragraph-properties fo:margin-top="0in" fo:margin-bottom="0in" loext:contextual-spacing="false" fo:line-height="100%"/>
      <style:text-properties fo:font-size="12pt" fo:language="es" fo:country="ES" officeooo:rsid="0077c05a" officeooo:paragraph-rsid="032d6bc2" fo:background-color="#ccff66" style:font-size-asian="12pt" style:font-size-complex="12pt"/>
    </style:style>
    <style:style style:name="P40" style:family="paragraph" style:parent-style-name="Standard">
      <style:paragraph-properties fo:margin-top="0in" fo:margin-bottom="0in" loext:contextual-spacing="false" fo:line-height="100%"/>
      <style:text-properties fo:font-size="12pt" fo:language="es" fo:country="ES" officeooo:rsid="006f6668" officeooo:paragraph-rsid="032d6bc2" fo:background-color="#ccff66" style:font-size-asian="12pt" style:font-size-complex="12pt"/>
    </style:style>
    <style:style style:name="P41" style:family="paragraph" style:parent-style-name="Standard">
      <style:paragraph-properties fo:margin-top="0in" fo:margin-bottom="0in" loext:contextual-spacing="false" fo:line-height="100%"/>
      <style:text-properties fo:font-size="12pt" fo:language="es" fo:country="ES" officeooo:rsid="00643ec7" officeooo:paragraph-rsid="032d6bc2" fo:background-color="#ccff66" style:font-size-asian="12pt" style:font-size-complex="12pt"/>
    </style:style>
    <style:style style:name="P42" style:family="paragraph" style:parent-style-name="Standard">
      <style:paragraph-properties fo:margin-top="0in" fo:margin-bottom="0in" loext:contextual-spacing="false" fo:line-height="100%"/>
      <style:text-properties fo:font-size="12pt" fo:language="es" fo:country="ES" officeooo:rsid="00797cf3" officeooo:paragraph-rsid="032d6bc2" fo:background-color="#ccff66" style:font-size-asian="12pt" style:font-size-complex="12pt"/>
    </style:style>
    <style:style style:name="P43" style:family="paragraph" style:parent-style-name="Standard">
      <style:paragraph-properties fo:margin-top="0in" fo:margin-bottom="0in" loext:contextual-spacing="false" fo:line-height="100%"/>
      <style:text-properties fo:font-size="12pt" fo:language="es" fo:country="ES" officeooo:rsid="005ff30b" officeooo:paragraph-rsid="032d6bc2" fo:background-color="#ccff66" style:font-size-asian="12pt" style:font-size-complex="12pt"/>
    </style:style>
    <style:style style:name="P44" style:family="paragraph" style:parent-style-name="Standard">
      <style:paragraph-properties fo:margin-top="0in" fo:margin-bottom="0in" loext:contextual-spacing="false" fo:line-height="100%"/>
      <style:text-properties fo:font-size="12pt" fo:language="es" fo:country="ES" officeooo:rsid="0015cde9" officeooo:paragraph-rsid="032d6bc2" fo:background-color="#ccff66" style:font-size-asian="12pt" style:font-size-complex="12pt"/>
    </style:style>
    <style:style style:name="P45" style:family="paragraph" style:parent-style-name="Standard">
      <style:paragraph-properties fo:margin-top="0in" fo:margin-bottom="0in" loext:contextual-spacing="false" fo:line-height="100%"/>
      <style:text-properties fo:font-size="12pt" fo:language="es" fo:country="ES" officeooo:rsid="00290fac" officeooo:paragraph-rsid="032d6bc2" fo:background-color="#ccff66" style:font-size-asian="12pt" style:font-size-complex="12pt"/>
    </style:style>
    <style:style style:name="P46" style:family="paragraph" style:parent-style-name="Standard">
      <style:paragraph-properties fo:margin-top="0in" fo:margin-bottom="0in" loext:contextual-spacing="false" fo:line-height="100%"/>
      <style:text-properties fo:font-size="12pt" fo:language="es" fo:country="ES" officeooo:rsid="0014ac9e" officeooo:paragraph-rsid="032d6bc2" fo:background-color="#ccff66" style:font-size-asian="12pt" style:font-size-complex="12pt"/>
    </style:style>
    <style:style style:name="P47" style:family="paragraph" style:parent-style-name="Standard">
      <style:paragraph-properties fo:margin-top="0in" fo:margin-bottom="0in" loext:contextual-spacing="false" fo:line-height="100%"/>
      <style:text-properties fo:font-size="12pt" fo:language="es" fo:country="ES" officeooo:rsid="0077b497" officeooo:paragraph-rsid="032d6bc2" fo:background-color="#ccff66" style:font-size-asian="12pt" style:font-size-complex="12pt"/>
    </style:style>
    <style:style style:name="P48" style:family="paragraph" style:parent-style-name="Standard">
      <style:paragraph-properties fo:margin-top="0in" fo:margin-bottom="0in" loext:contextual-spacing="false" fo:line-height="100%"/>
      <style:text-properties fo:font-size="12pt" fo:language="es" fo:country="ES" officeooo:rsid="00613c91" officeooo:paragraph-rsid="032d6bc2" fo:background-color="#ccff66" style:font-size-asian="12pt" style:font-size-complex="12pt"/>
    </style:style>
    <style:style style:name="P49" style:family="paragraph" style:parent-style-name="Standard">
      <style:paragraph-properties fo:margin-top="0in" fo:margin-bottom="0in" loext:contextual-spacing="false" fo:line-height="100%"/>
      <style:text-properties fo:font-size="12pt" fo:language="es" fo:country="ES" officeooo:rsid="001c9530" officeooo:paragraph-rsid="032d6bc2" fo:background-color="#ccff66" style:font-size-asian="12pt" style:font-size-complex="12pt"/>
    </style:style>
    <style:style style:name="P50" style:family="paragraph" style:parent-style-name="Standard">
      <style:paragraph-properties fo:margin-top="0in" fo:margin-bottom="0in" loext:contextual-spacing="false" fo:line-height="100%"/>
      <style:text-properties fo:font-size="12pt" fo:language="es" fo:country="ES" officeooo:rsid="001fd9a2" officeooo:paragraph-rsid="032d6bc2" fo:background-color="#ccff66" style:font-size-asian="12pt" style:font-size-complex="12pt"/>
    </style:style>
    <style:style style:name="P51" style:family="paragraph" style:parent-style-name="Standard">
      <style:paragraph-properties fo:margin-top="0in" fo:margin-bottom="0in" loext:contextual-spacing="false" fo:line-height="100%"/>
      <style:text-properties fo:font-size="12pt" fo:language="es" fo:country="ES" officeooo:rsid="003b2a63" officeooo:paragraph-rsid="032d6bc2" fo:background-color="#ccff66" style:font-size-asian="12pt" style:font-size-complex="12pt"/>
    </style:style>
    <style:style style:name="P52" style:family="paragraph" style:parent-style-name="Standard">
      <style:paragraph-properties fo:margin-top="0in" fo:margin-bottom="0in" loext:contextual-spacing="false" fo:line-height="100%"/>
      <style:text-properties fo:font-size="12pt" fo:language="es" fo:country="ES" officeooo:paragraph-rsid="032d6bc2" fo:background-color="#66ccff" style:font-size-asian="12pt" style:font-size-complex="12pt"/>
    </style:style>
    <style:style style:name="P53" style:family="paragraph" style:parent-style-name="Standard">
      <style:paragraph-properties fo:margin-top="0in" fo:margin-bottom="0in" loext:contextual-spacing="false" fo:line-height="100%"/>
      <style:text-properties fo:font-size="12pt" fo:language="es" fo:country="ES" officeooo:rsid="00c02b34" officeooo:paragraph-rsid="032d6bc2" fo:background-color="#66ccff" style:font-size-asian="12pt" style:font-size-complex="12pt"/>
    </style:style>
    <style:style style:name="P54" style:family="paragraph" style:parent-style-name="Standard">
      <style:paragraph-properties fo:margin-top="0in" fo:margin-bottom="0in" loext:contextual-spacing="false" fo:line-height="100%"/>
      <style:text-properties fo:font-size="12pt" fo:language="es" fo:country="ES" officeooo:rsid="0035c043" officeooo:paragraph-rsid="032d6bc2" fo:background-color="#66ccff" style:font-size-asian="12pt" style:font-size-complex="12pt"/>
    </style:style>
    <style:style style:name="P55" style:family="paragraph" style:parent-style-name="Standard">
      <style:paragraph-properties fo:margin-top="0in" fo:margin-bottom="0in" loext:contextual-spacing="false" fo:line-height="100%"/>
      <style:text-properties fo:font-size="12pt" fo:language="es" fo:country="ES" officeooo:rsid="00bff110" officeooo:paragraph-rsid="032d6bc2" fo:background-color="#66ccff" style:font-size-asian="12pt" style:font-size-complex="12pt"/>
    </style:style>
    <style:style style:name="P56" style:family="paragraph" style:parent-style-name="Standard">
      <style:paragraph-properties fo:margin-top="0in" fo:margin-bottom="0in" loext:contextual-spacing="false" fo:line-height="100%"/>
      <style:text-properties fo:font-size="12pt" fo:language="es" fo:country="ES" officeooo:rsid="00628c95" officeooo:paragraph-rsid="032d6bc2" fo:background-color="#66ccff" style:font-size-asian="12pt" style:font-size-complex="12pt"/>
    </style:style>
    <style:style style:name="P57" style:family="paragraph" style:parent-style-name="Standard">
      <style:paragraph-properties fo:margin-top="0in" fo:margin-bottom="0in" loext:contextual-spacing="false" fo:line-height="100%"/>
      <style:text-properties fo:font-size="12pt" fo:language="es" fo:country="ES" officeooo:rsid="006d67df" officeooo:paragraph-rsid="032d6bc2" fo:background-color="#66ccff" style:font-size-asian="12pt" style:font-size-complex="12pt"/>
    </style:style>
    <style:style style:name="P58" style:family="paragraph" style:parent-style-name="Standard">
      <style:paragraph-properties fo:margin-top="0in" fo:margin-bottom="0in" loext:contextual-spacing="false" fo:line-height="100%"/>
      <style:text-properties fo:font-size="12pt" fo:language="es" fo:country="ES" officeooo:rsid="0015cde9" officeooo:paragraph-rsid="032d6bc2" fo:background-color="#66ccff" style:font-size-asian="12pt" style:font-size-complex="12pt"/>
    </style:style>
    <style:style style:name="P59" style:family="paragraph" style:parent-style-name="Standard">
      <style:paragraph-properties fo:margin-top="0in" fo:margin-bottom="0in" loext:contextual-spacing="false" fo:line-height="100%"/>
      <style:text-properties fo:font-size="12pt" fo:language="es" fo:country="ES" officeooo:rsid="006d67df" officeooo:paragraph-rsid="032d6bc2" fo:background-color="#ffd320" style:font-size-asian="12pt" style:font-size-complex="12pt"/>
    </style:style>
    <style:style style:name="P60" style:family="paragraph" style:parent-style-name="Standard">
      <style:paragraph-properties fo:margin-top="0in" fo:margin-bottom="0in" loext:contextual-spacing="false" fo:line-height="100%"/>
      <style:text-properties fo:font-size="12pt" fo:language="es" fo:country="ES" officeooo:paragraph-rsid="032d6bc2" fo:background-color="#ffd320" style:font-size-asian="12pt" style:font-size-complex="12pt"/>
    </style:style>
    <style:style style:name="P61" style:family="paragraph" style:parent-style-name="Standard">
      <style:paragraph-properties fo:margin-top="0in" fo:margin-bottom="0in" loext:contextual-spacing="false" fo:line-height="100%"/>
      <style:text-properties fo:font-size="12pt" fo:language="es" fo:country="ES" officeooo:paragraph-rsid="032d6bc2" fo:background-color="#ffcc00" style:font-size-asian="12pt" style:font-size-complex="12pt"/>
    </style:style>
    <style:style style:name="P62" style:family="paragraph" style:parent-style-name="Standard">
      <style:paragraph-properties fo:margin-top="0in" fo:margin-bottom="0in" loext:contextual-spacing="false" fo:line-height="100%"/>
      <style:text-properties fo:font-size="12pt" fo:language="es" fo:country="ES" officeooo:paragraph-rsid="032d6bc2" fo:background-color="#ffff00" style:font-size-asian="12pt" style:font-size-complex="12pt"/>
    </style:style>
    <style:style style:name="P63" style:family="paragraph" style:parent-style-name="Standard">
      <style:paragraph-properties fo:margin-top="0in" fo:margin-bottom="0in" loext:contextual-spacing="false" fo:line-height="100%"/>
      <style:text-properties fo:font-size="12pt" fo:language="es" fo:country="ES" officeooo:paragraph-rsid="032d6bc2" fo:background-color="#ffff66" style:font-size-asian="12pt" style:font-size-complex="12pt"/>
    </style:style>
    <style:style style:name="P64" style:family="paragraph" style:parent-style-name="Standard">
      <style:paragraph-properties fo:margin-top="0in" fo:margin-bottom="0in" loext:contextual-spacing="false" fo:line-height="100%"/>
      <style:text-properties fo:font-size="12pt" fo:language="es" fo:country="ES" officeooo:paragraph-rsid="032d6bc2" fo:background-color="#ff3333" style:font-size-asian="12pt" style:font-size-complex="12pt"/>
    </style:style>
    <style:style style:name="P65" style:family="paragraph" style:parent-style-name="Standard">
      <style:paragraph-properties fo:margin-top="0in" fo:margin-bottom="0in" loext:contextual-spacing="false" fo:line-height="100%"/>
      <style:text-properties fo:font-size="12pt" fo:language="es" fo:country="ES" officeooo:rsid="003fa0f9" officeooo:paragraph-rsid="032d6bc2" fo:background-color="#ff3333" style:font-size-asian="12pt" style:font-size-complex="12pt"/>
    </style:style>
    <style:style style:name="P66" style:family="paragraph" style:parent-style-name="Standard">
      <style:paragraph-properties fo:margin-top="0in" fo:margin-bottom="0in" loext:contextual-spacing="false" fo:line-height="100%"/>
      <style:text-properties fo:font-size="12pt" fo:language="es" fo:country="ES" officeooo:rsid="0044c12c" officeooo:paragraph-rsid="032d6bc2" fo:background-color="#ff3333" style:font-size-asian="12pt" style:font-size-complex="12pt"/>
    </style:style>
    <style:style style:name="P67" style:family="paragraph" style:parent-style-name="Standard">
      <style:paragraph-properties fo:margin-top="0in" fo:margin-bottom="0in" loext:contextual-spacing="false" fo:line-height="100%"/>
      <style:text-properties fo:font-size="12pt" fo:language="es" fo:country="ES" officeooo:paragraph-rsid="032d6bc2" fo:background-color="#ff3333" style:font-size-asian="12pt" style:font-size-complex="12pt"/>
    </style:style>
    <style:style style:name="P68" style:family="paragraph" style:parent-style-name="Standard">
      <style:paragraph-properties fo:margin-top="0in" fo:margin-bottom="0in" loext:contextual-spacing="false" fo:line-height="100%"/>
      <style:text-properties fo:font-size="12pt" fo:language="es" fo:country="ES" fo:font-weight="normal" officeooo:paragraph-rsid="032d6bc2" fo:background-color="#99cccc" style:font-size-asian="12pt" style:font-weight-asian="normal" style:font-size-complex="12pt" style:font-weight-complex="normal"/>
    </style:style>
    <style:style style:name="P69" style:family="paragraph" style:parent-style-name="Standard">
      <style:paragraph-properties fo:margin-top="0in" fo:margin-bottom="0in" loext:contextual-spacing="false" fo:line-height="100%"/>
      <style:text-properties fo:font-size="12pt" fo:language="es" fo:country="ES" fo:font-weight="normal" officeooo:paragraph-rsid="032d6bc2" fo:background-color="#ffccff" style:font-size-asian="12pt" style:font-weight-asian="normal" style:font-size-complex="12pt" style:font-weight-complex="normal"/>
    </style:style>
    <style:style style:name="P70" style:family="paragraph" style:parent-style-name="Standard">
      <style:paragraph-properties fo:margin-top="0in" fo:margin-bottom="0in" loext:contextual-spacing="false" fo:line-height="100%"/>
      <style:text-properties fo:font-size="12pt" fo:language="es" fo:country="ES" fo:font-weight="normal" officeooo:paragraph-rsid="032d6bc2" fo:background-color="#ccccff" style:font-size-asian="12pt" style:font-weight-asian="normal" style:font-size-complex="12pt" style:font-weight-complex="normal"/>
    </style:style>
    <style:style style:name="P71" style:family="paragraph" style:parent-style-name="Standard">
      <style:paragraph-properties fo:margin-top="0in" fo:margin-bottom="0in" loext:contextual-spacing="false" fo:line-height="100%"/>
      <style:text-properties fo:font-size="12pt" fo:language="es" fo:country="ES" fo:font-weight="normal" officeooo:paragraph-rsid="032d6bc2" fo:background-color="#cc99cc" style:font-size-asian="12pt" style:font-weight-asian="normal" style:font-size-complex="12pt" style:font-weight-complex="normal"/>
    </style:style>
    <style:style style:name="P72" style:family="paragraph" style:parent-style-name="Standard">
      <style:paragraph-properties fo:margin-top="0in" fo:margin-bottom="0in" loext:contextual-spacing="false" fo:line-height="100%"/>
      <style:text-properties fo:font-size="12pt" fo:language="es" fo:country="ES" fo:font-weight="normal" officeooo:paragraph-rsid="032d6bc2" style:font-size-asian="12pt" style:font-weight-asian="normal" style:font-size-complex="12pt" style:font-weight-complex="normal"/>
    </style:style>
    <style:style style:name="P73" style:family="paragraph" style:parent-style-name="Standard">
      <style:paragraph-properties fo:margin-top="0in" fo:margin-bottom="0in" loext:contextual-spacing="false" fo:line-height="100%"/>
      <style:text-properties fo:font-size="12pt" fo:language="es" fo:country="ES" officeooo:paragraph-rsid="032d6bc2" fo:background-color="#ccffcc" style:font-size-asian="12pt" style:font-size-complex="12pt"/>
    </style:style>
    <style:style style:name="P74" style:family="paragraph" style:parent-style-name="Standard">
      <style:paragraph-properties fo:margin-top="0in" fo:margin-bottom="0in" loext:contextual-spacing="false" fo:line-height="100%"/>
      <style:text-properties fo:font-size="12pt" fo:language="es" fo:country="ES" officeooo:paragraph-rsid="032d6bc2" fo:background-color="#ff9999" style:font-size-asian="12pt" style:font-size-complex="12pt"/>
    </style:style>
    <style:style style:name="P75" style:family="paragraph" style:parent-style-name="Standard">
      <style:paragraph-properties fo:margin-top="0in" fo:margin-bottom="0in" loext:contextual-spacing="false" fo:line-height="100%"/>
      <style:text-properties fo:font-size="12pt" fo:language="es" fo:country="ES" officeooo:paragraph-rsid="032d6bc2" fo:background-color="#99ff66" style:font-size-asian="12pt" style:font-size-complex="12pt"/>
    </style:style>
    <style:style style:name="P76" style:family="paragraph" style:parent-style-name="Standard">
      <style:paragraph-properties fo:margin-top="0in" fo:margin-bottom="0in" loext:contextual-spacing="false" fo:line-height="100%"/>
      <style:text-properties fo:font-size="12pt" fo:language="es" fo:country="ES" officeooo:paragraph-rsid="032d6bc2" fo:background-color="#00ffff" style:font-size-asian="12pt" style:font-size-complex="12pt"/>
    </style:style>
    <style:style style:name="P77" style:family="paragraph" style:parent-style-name="Standard">
      <style:paragraph-properties fo:margin-top="0in" fo:margin-bottom="0in" loext:contextual-spacing="false" fo:line-height="100%"/>
      <style:text-properties fo:font-size="12pt" fo:language="es" fo:country="ES" officeooo:paragraph-rsid="032d6bc2" fo:background-color="#ffccff" style:font-size-asian="12pt" style:font-size-complex="12pt"/>
    </style:style>
    <style:style style:name="P78" style:family="paragraph" style:parent-style-name="Standard">
      <style:paragraph-properties fo:margin-top="0in" fo:margin-bottom="0in" loext:contextual-spacing="false" fo:line-height="100%"/>
      <style:text-properties fo:font-size="12pt" fo:language="es" fo:country="ES" officeooo:rsid="00bcb5e7" officeooo:paragraph-rsid="032d6bc2" fo:background-color="#ffccff" style:font-size-asian="12pt" style:font-size-complex="12pt"/>
    </style:style>
    <style:style style:name="P79" style:family="paragraph" style:parent-style-name="Standard">
      <style:paragraph-properties fo:margin-top="0in" fo:margin-bottom="0in" loext:contextual-spacing="false" fo:line-height="100%"/>
      <style:text-properties fo:font-size="12pt" fo:language="es" fo:country="ES" fo:font-weight="bold" officeooo:paragraph-rsid="032d6bc2" fo:background-color="#ffccff" style:font-size-asian="12pt" style:font-weight-asian="bold" style:font-size-complex="12pt" style:font-weight-complex="bold"/>
    </style:style>
    <style:style style:name="P80" style:family="paragraph" style:parent-style-name="Standard">
      <style:paragraph-properties fo:margin-top="0in" fo:margin-bottom="0in" loext:contextual-spacing="false" fo:line-height="100%"/>
      <style:text-properties fo:font-size="12pt" fo:language="es" fo:country="ES" officeooo:paragraph-rsid="032d6bc2" fo:background-color="#ccccff" style:font-size-asian="12pt" style:font-size-complex="12pt"/>
    </style:style>
    <style:style style:name="P81" style:family="paragraph" style:parent-style-name="Standard">
      <style:paragraph-properties fo:margin-top="0in" fo:margin-bottom="0in" loext:contextual-spacing="false" fo:line-height="100%"/>
      <style:text-properties fo:font-size="12pt" fo:language="es" fo:country="ES" officeooo:rsid="006d67df" officeooo:paragraph-rsid="032d6bc2" fo:background-color="#cc99cc" style:font-size-asian="12pt" style:font-size-complex="12pt"/>
    </style:style>
    <style:style style:name="P82" style:family="paragraph" style:parent-style-name="Standard">
      <style:paragraph-properties fo:margin-top="0in" fo:margin-bottom="0in" loext:contextual-spacing="false" fo:line-height="100%"/>
      <style:text-properties fo:font-size="12pt" fo:language="es" fo:country="ES" officeooo:paragraph-rsid="032d6bc2" fo:background-color="#cc99cc" style:font-size-asian="12pt" style:font-size-complex="12pt"/>
    </style:style>
    <style:style style:name="P83" style:family="paragraph" style:parent-style-name="Standard">
      <style:paragraph-properties fo:margin-top="0in" fo:margin-bottom="0in" loext:contextual-spacing="false" fo:line-height="100%"/>
      <style:text-properties fo:font-size="12pt" fo:language="es" fo:country="ES" officeooo:paragraph-rsid="032d6bc2" style:font-size-asian="12pt" style:font-size-complex="12pt"/>
    </style:style>
    <style:style style:name="P84" style:family="paragraph" style:parent-style-name="Standard">
      <style:paragraph-properties fo:margin-top="0in" fo:margin-bottom="0in" loext:contextual-spacing="false" fo:line-height="100%"/>
      <style:text-properties fo:font-size="12pt" fo:language="es" fo:country="ES" officeooo:rsid="00bff110" officeooo:paragraph-rsid="032d6bc2" style:font-size-asian="12pt" style:font-size-complex="12pt"/>
    </style:style>
    <style:style style:name="P85" style:family="paragraph" style:parent-style-name="Standard">
      <style:paragraph-properties fo:margin-top="0in" fo:margin-bottom="0in" loext:contextual-spacing="false" fo:line-height="100%"/>
      <style:text-properties fo:font-size="12pt" fo:language="es" fo:country="ES" officeooo:rsid="00628c95" officeooo:paragraph-rsid="032d6bc2" style:font-size-asian="12pt" style:font-size-complex="12pt"/>
    </style:style>
    <style:style style:name="P86" style:family="paragraph" style:parent-style-name="Standard">
      <style:paragraph-properties fo:margin-top="0in" fo:margin-bottom="0in" loext:contextual-spacing="false" fo:line-height="100%"/>
      <style:text-properties fo:font-size="12pt" fo:language="es" fo:country="ES" officeooo:rsid="00bcb5e7" officeooo:paragraph-rsid="032d6bc2" style:font-size-asian="12pt" style:font-size-complex="12pt"/>
    </style:style>
    <style:style style:name="P87" style:family="paragraph" style:parent-style-name="Standard">
      <style:paragraph-properties fo:margin-top="0in" fo:margin-bottom="0in" loext:contextual-spacing="false" fo:line-height="100%"/>
      <style:text-properties fo:font-size="12pt" fo:language="es" fo:country="ES" officeooo:paragraph-rsid="032d6bc2" fo:background-color="#ff6666" style:font-size-asian="12pt" style:font-size-complex="12pt"/>
    </style:style>
    <style:style style:name="P88" style:family="paragraph" style:parent-style-name="Standard">
      <style:paragraph-properties fo:margin-top="0in" fo:margin-bottom="0in" loext:contextual-spacing="false" fo:line-height="100%"/>
      <style:text-properties fo:font-size="12pt" fo:language="es" fo:country="ES" officeooo:rsid="004a75ad" officeooo:paragraph-rsid="032d6bc2" fo:background-color="#ff6666" style:font-size-asian="12pt" style:font-size-complex="12pt"/>
    </style:style>
    <style:style style:name="P89" style:family="paragraph" style:parent-style-name="Standard">
      <style:paragraph-properties fo:margin-top="0in" fo:margin-bottom="0in" loext:contextual-spacing="false" fo:line-height="100%"/>
      <style:text-properties fo:font-size="12pt" fo:language="es" fo:country="ES" officeooo:rsid="004ada3a" officeooo:paragraph-rsid="032d6bc2" fo:background-color="#ff6666" style:font-size-asian="12pt" style:font-size-complex="12pt"/>
    </style:style>
    <style:style style:name="P90" style:family="paragraph" style:parent-style-name="Standard">
      <style:paragraph-properties fo:margin-top="0in" fo:margin-bottom="0in" loext:contextual-spacing="false" fo:line-height="100%"/>
      <style:text-properties fo:font-size="12pt" fo:language="es" fo:country="ES" officeooo:paragraph-rsid="032d6bc2" fo:background-color="#99cccc" style:font-size-asian="12pt" style:font-size-complex="12pt"/>
    </style:style>
    <style:style style:name="P91" style:family="paragraph" style:parent-style-name="Standard">
      <style:paragraph-properties fo:margin-top="0in" fo:margin-bottom="0in" loext:contextual-spacing="false" fo:line-height="100%"/>
      <style:text-properties fo:font-size="12pt" fo:language="es" fo:country="ES" officeooo:paragraph-rsid="032d6bc2" fo:background-color="#aea79f" style:font-size-asian="12pt" style:font-size-complex="12pt"/>
    </style:style>
    <style:style style:name="P92" style:family="paragraph" style:parent-style-name="Standard">
      <style:paragraph-properties fo:margin-top="0in" fo:margin-bottom="0in" loext:contextual-spacing="false" fo:line-height="100%"/>
      <style:text-properties fo:font-size="12pt" fo:language="es" fo:country="ES" officeooo:rsid="0056e498" officeooo:paragraph-rsid="032d6bc2" fo:background-color="#ffffcc" style:font-size-asian="12pt" style:font-size-complex="12pt"/>
    </style:style>
    <style:style style:name="P93" style:family="paragraph" style:parent-style-name="Standard">
      <style:paragraph-properties fo:margin-top="0in" fo:margin-bottom="0in" loext:contextual-spacing="false" fo:line-height="100%"/>
      <style:text-properties fo:font-size="12pt" officeooo:paragraph-rsid="032d6bc2" fo:background-color="#ff3333" style:font-size-asian="12pt" style:font-size-complex="12pt"/>
    </style:style>
    <style:style style:name="P94" style:family="paragraph" style:parent-style-name="Standard">
      <style:paragraph-properties fo:margin-top="0in" fo:margin-bottom="0in" loext:contextual-spacing="false" fo:line-height="100%"/>
      <style:text-properties fo:font-size="12pt" officeooo:rsid="00705829" officeooo:paragraph-rsid="032d6bc2" fo:background-color="#ff3333" style:font-size-asian="12pt" style:font-size-complex="12pt"/>
    </style:style>
    <style:style style:name="P95" style:family="paragraph" style:parent-style-name="Standard">
      <style:paragraph-properties fo:margin-top="0in" fo:margin-bottom="0in" loext:contextual-spacing="false" fo:line-height="100%"/>
      <style:text-properties fo:font-size="12pt" fo:language="en" fo:country="US" officeooo:rsid="001fd9a2" officeooo:paragraph-rsid="00ab452b" fo:background-color="#ccff66" style:font-size-asian="12pt" style:font-size-complex="12pt"/>
    </style:style>
    <style:style style:name="P96" style:family="paragraph" style:parent-style-name="Standard">
      <style:paragraph-properties fo:margin-top="0in" fo:margin-bottom="0in" loext:contextual-spacing="false" fo:line-height="100%"/>
      <style:text-properties fo:font-size="12pt" fo:language="en" fo:country="US" officeooo:rsid="001fd9a2" officeooo:paragraph-rsid="032d6bc2" fo:background-color="#ccff66" style:font-size-asian="12pt" style:font-size-complex="12pt"/>
    </style:style>
    <style:style style:name="P97" style:family="paragraph" style:parent-style-name="Standard">
      <style:paragraph-properties fo:margin-top="0in" fo:margin-bottom="0in" loext:contextual-spacing="false" fo:line-height="100%"/>
      <style:text-properties fo:font-size="12pt" fo:language="en" fo:country="US" officeooo:rsid="0039062a" officeooo:paragraph-rsid="032d6bc2" fo:background-color="#ccff66" style:font-size-asian="12pt" style:font-size-complex="12pt"/>
    </style:style>
    <style:style style:name="P98" style:family="paragraph" style:parent-style-name="Standard">
      <style:paragraph-properties fo:margin-top="0in" fo:margin-bottom="0in" loext:contextual-spacing="false" fo:line-height="100%"/>
      <style:text-properties fo:font-size="12pt" fo:language="en" fo:country="US" officeooo:rsid="003b2a63" officeooo:paragraph-rsid="032d6bc2" fo:background-color="#ccff66" style:font-size-asian="12pt" style:font-size-complex="12pt"/>
    </style:style>
    <style:style style:name="P99" style:family="paragraph" style:parent-style-name="Standard">
      <style:paragraph-properties fo:margin-top="0in" fo:margin-bottom="0in" loext:contextual-spacing="false" fo:line-height="100%"/>
      <style:text-properties fo:font-size="12pt" fo:language="en" fo:country="US" officeooo:rsid="0014ac9e" officeooo:paragraph-rsid="032d6bc2" fo:background-color="#ccff66" style:font-size-asian="12pt" style:font-size-complex="12pt"/>
    </style:style>
    <style:style style:name="P100" style:family="paragraph" style:parent-style-name="Standard">
      <style:paragraph-properties fo:margin-top="0in" fo:margin-bottom="0in" loext:contextual-spacing="false" fo:line-height="100%"/>
      <style:text-properties fo:font-size="12pt" officeooo:paragraph-rsid="032d6bc2" style:font-size-asian="12pt" style:font-size-complex="12pt"/>
    </style:style>
    <style:style style:name="P101" style:family="paragraph" style:parent-style-name="Standard">
      <style:paragraph-properties fo:margin-top="0in" fo:margin-bottom="0in" loext:contextual-spacing="false" fo:line-height="100%"/>
      <style:text-properties fo:font-size="12pt" officeooo:rsid="0047b21b" officeooo:paragraph-rsid="032d6bc2" style:font-size-asian="12pt" style:font-size-complex="12pt"/>
    </style:style>
    <style:style style:name="P102" style:family="paragraph" style:parent-style-name="Standard">
      <style:paragraph-properties fo:margin-top="0in" fo:margin-bottom="0in" loext:contextual-spacing="false" fo:line-height="100%"/>
      <style:text-properties fo:font-size="12pt" officeooo:paragraph-rsid="032d6bc2" fo:background-color="#ff6666" style:font-size-asian="12pt" style:font-size-complex="12pt"/>
    </style:style>
    <style:style style:name="P103" style:family="paragraph" style:parent-style-name="Standard">
      <style:paragraph-properties fo:margin-top="0in" fo:margin-bottom="0in" loext:contextual-spacing="false" fo:line-height="100%"/>
      <style:text-properties fo:font-size="12pt" officeooo:rsid="00498fdd" officeooo:paragraph-rsid="032d6bc2" fo:background-color="#ff6666" style:font-size-asian="12pt" style:font-size-complex="12pt"/>
    </style:style>
    <style:style style:name="P104" style:family="paragraph" style:parent-style-name="Standard">
      <style:paragraph-properties fo:margin-top="0in" fo:margin-bottom="0in" loext:contextual-spacing="false" fo:line-height="100%"/>
      <style:text-properties officeooo:paragraph-rsid="032d6bc2"/>
    </style:style>
    <style:style style:name="P105" style:family="paragraph" style:parent-style-name="Standard">
      <style:paragraph-properties fo:margin-top="0in" fo:margin-bottom="0in" loext:contextual-spacing="false" fo:line-height="100%"/>
      <style:text-properties officeooo:rsid="0014ac9e" officeooo:paragraph-rsid="032d6bc2" fo:background-color="#ccff66"/>
    </style:style>
    <style:style style:name="P106" style:family="paragraph" style:parent-style-name="Standard">
      <style:paragraph-properties fo:margin-top="0in" fo:margin-bottom="0in" loext:contextual-spacing="false" fo:line-height="100%"/>
      <style:text-properties officeooo:rsid="0074ca1b" officeooo:paragraph-rsid="032d6bc2" fo:background-color="#ccff66"/>
    </style:style>
    <style:style style:name="P107" style:family="paragraph" style:parent-style-name="Standard">
      <style:paragraph-properties fo:margin-top="0in" fo:margin-bottom="0in" loext:contextual-spacing="false" fo:line-height="100%"/>
      <style:text-properties officeooo:rsid="0014ac9e" officeooo:paragraph-rsid="032d6bc2"/>
    </style:style>
    <style:style style:name="P108" style:family="paragraph" style:parent-style-name="Standard">
      <style:paragraph-properties fo:margin-top="0in" fo:margin-bottom="0in" loext:contextual-spacing="false" fo:line-height="100%"/>
      <style:text-properties officeooo:rsid="003d0fda" officeooo:paragraph-rsid="032d6bc2"/>
    </style:style>
    <style:style style:name="P109" style:family="paragraph" style:parent-style-name="Standard">
      <style:paragraph-properties fo:margin-top="0in" fo:margin-bottom="0in" loext:contextual-spacing="false" fo:line-height="100%"/>
      <style:text-properties officeooo:paragraph-rsid="032d6bc2" fo:background-color="#ffcc00"/>
    </style:style>
    <style:style style:name="P110" style:family="paragraph" style:parent-style-name="Standard">
      <style:paragraph-properties fo:margin-top="0in" fo:margin-bottom="0in" loext:contextual-spacing="false" fo:line-height="100%"/>
      <style:text-properties fo:language="es" fo:country="ES" officeooo:paragraph-rsid="032d6bc2" fo:background-color="#ccff66"/>
    </style:style>
    <style:style style:name="P111" style:family="paragraph" style:parent-style-name="Standard">
      <style:paragraph-properties fo:margin-top="0in" fo:margin-bottom="0in" loext:contextual-spacing="false" fo:line-height="100%"/>
      <style:text-properties fo:language="es" fo:country="ES" officeooo:paragraph-rsid="032d6bc2"/>
    </style:style>
    <style:style style:name="P112" style:family="paragraph" style:parent-style-name="Standard">
      <style:paragraph-properties fo:margin-top="0in" fo:margin-bottom="0in" loext:contextual-spacing="false" fo:line-height="100%"/>
      <style:text-properties fo:language="es" fo:country="ES" officeooo:paragraph-rsid="032d6bc2" fo:background-color="#ff99ff"/>
    </style:style>
    <style:style style:name="P113" style:family="paragraph" style:parent-style-name="Standard">
      <style:text-properties fo:language="en" fo:country="US"/>
    </style:style>
    <style:style style:name="P114" style:family="paragraph" style:parent-style-name="Standard">
      <style:text-properties fo:language="en" fo:country="US" officeooo:paragraph-rsid="01c1c63d"/>
    </style:style>
    <style:style style:name="P115" style:family="paragraph" style:parent-style-name="Standard">
      <style:text-properties fo:language="en" fo:country="US" officeooo:rsid="01d3fb39" officeooo:paragraph-rsid="01d3fb39"/>
    </style:style>
    <style:style style:name="P116" style:family="paragraph" style:parent-style-name="Standard">
      <style:text-properties fo:language="en" fo:country="US" officeooo:paragraph-rsid="01d5b1f2"/>
    </style:style>
    <style:style style:name="P117" style:family="paragraph" style:parent-style-name="Standard">
      <style:text-properties fo:language="en" fo:country="US" officeooo:paragraph-rsid="01dde73c"/>
    </style:style>
    <style:style style:name="P118" style:family="paragraph" style:parent-style-name="Standard">
      <style:text-properties fo:language="en" fo:country="US" officeooo:paragraph-rsid="01e67cab"/>
    </style:style>
    <style:style style:name="P119" style:family="paragraph" style:parent-style-name="Standard">
      <style:text-properties fo:language="en" fo:country="US" officeooo:paragraph-rsid="01ed0ace"/>
    </style:style>
    <style:style style:name="P120" style:family="paragraph" style:parent-style-name="Standard">
      <style:text-properties fo:language="en" fo:country="US" officeooo:paragraph-rsid="020bc540"/>
    </style:style>
    <style:style style:name="P121" style:family="paragraph" style:parent-style-name="Standard">
      <style:text-properties fo:language="en" fo:country="US" officeooo:rsid="02109345" officeooo:paragraph-rsid="02109345"/>
    </style:style>
    <style:style style:name="P122" style:family="paragraph" style:parent-style-name="Standard">
      <style:text-properties fo:language="en" fo:country="US" officeooo:rsid="022d3feb" officeooo:paragraph-rsid="022d3feb"/>
    </style:style>
    <style:style style:name="P123" style:family="paragraph" style:parent-style-name="Standard">
      <style:text-properties fo:language="en" fo:country="US" officeooo:paragraph-rsid="02327c25"/>
    </style:style>
    <style:style style:name="P124" style:family="paragraph" style:parent-style-name="Standard">
      <style:text-properties fo:language="en" fo:country="US" officeooo:paragraph-rsid="0235ad0a"/>
    </style:style>
    <style:style style:name="P125" style:family="paragraph" style:parent-style-name="Standard">
      <style:text-properties fo:language="en" fo:country="US" officeooo:paragraph-rsid="02391ed5"/>
    </style:style>
    <style:style style:name="P126" style:family="paragraph" style:parent-style-name="Standard">
      <style:text-properties fo:language="en" fo:country="US" officeooo:paragraph-rsid="023abe32"/>
    </style:style>
    <style:style style:name="P127" style:family="paragraph" style:parent-style-name="Standard">
      <style:text-properties fo:language="en" fo:country="US" officeooo:paragraph-rsid="023b7f3b"/>
    </style:style>
    <style:style style:name="P128" style:family="paragraph" style:parent-style-name="Standard">
      <style:text-properties fo:language="en" fo:country="US" officeooo:paragraph-rsid="023c6839"/>
    </style:style>
    <style:style style:name="P129" style:family="paragraph" style:parent-style-name="Standard">
      <style:text-properties fo:language="en" fo:country="US" officeooo:paragraph-rsid="024008bc"/>
    </style:style>
    <style:style style:name="P130" style:family="paragraph" style:parent-style-name="Standard">
      <style:text-properties fo:language="en" fo:country="US" officeooo:paragraph-rsid="0242a910"/>
    </style:style>
    <style:style style:name="P131" style:family="paragraph" style:parent-style-name="Standard">
      <style:text-properties fo:language="en" fo:country="US" officeooo:paragraph-rsid="0244f90f"/>
    </style:style>
    <style:style style:name="P132" style:family="paragraph" style:parent-style-name="Standard">
      <style:text-properties fo:language="en" fo:country="US" officeooo:paragraph-rsid="024541ea"/>
    </style:style>
    <style:style style:name="P133" style:family="paragraph" style:parent-style-name="Standard">
      <style:text-properties fo:language="en" fo:country="US" officeooo:paragraph-rsid="02472a0c"/>
    </style:style>
    <style:style style:name="P134" style:family="paragraph" style:parent-style-name="Standard">
      <style:text-properties fo:language="en" fo:country="US" officeooo:rsid="02472a0c" officeooo:paragraph-rsid="02472a0c"/>
    </style:style>
    <style:style style:name="P135" style:family="paragraph" style:parent-style-name="Standard">
      <style:text-properties fo:language="en" fo:country="US" officeooo:paragraph-rsid="024851c4"/>
    </style:style>
    <style:style style:name="P136" style:family="paragraph" style:parent-style-name="Standard">
      <style:text-properties fo:language="en" fo:country="US" officeooo:paragraph-rsid="02499965"/>
    </style:style>
    <style:style style:name="P137" style:family="paragraph" style:parent-style-name="Standard">
      <style:text-properties fo:language="en" fo:country="US" officeooo:paragraph-rsid="024aac63"/>
    </style:style>
    <style:style style:name="P138" style:family="paragraph" style:parent-style-name="Standard">
      <style:text-properties fo:language="en" fo:country="US" officeooo:paragraph-rsid="024eb9fe"/>
    </style:style>
    <style:style style:name="P139" style:family="paragraph" style:parent-style-name="Standard">
      <style:text-properties fo:language="en" fo:country="US" officeooo:paragraph-rsid="024fe010"/>
    </style:style>
    <style:style style:name="P140" style:family="paragraph" style:parent-style-name="Standard">
      <style:text-properties fo:language="en" fo:country="US" officeooo:rsid="024fe010" officeooo:paragraph-rsid="024fe010"/>
    </style:style>
    <style:style style:name="P141" style:family="paragraph" style:parent-style-name="Standard">
      <style:text-properties fo:language="en" fo:country="US" officeooo:rsid="024fe010" officeooo:paragraph-rsid="02509698"/>
    </style:style>
    <style:style style:name="P142" style:family="paragraph" style:parent-style-name="Standard">
      <style:text-properties fo:language="en" fo:country="US" officeooo:rsid="024fe010" officeooo:paragraph-rsid="025ea618"/>
    </style:style>
    <style:style style:name="P143" style:family="paragraph" style:parent-style-name="Standard">
      <style:text-properties fo:language="en" fo:country="US" officeooo:paragraph-rsid="02509698"/>
    </style:style>
    <style:style style:name="P144" style:family="paragraph" style:parent-style-name="Standard">
      <style:text-properties fo:language="en" fo:country="US" officeooo:paragraph-rsid="0250dfc8"/>
    </style:style>
    <style:style style:name="P145" style:family="paragraph" style:parent-style-name="Standard">
      <style:text-properties fo:language="en" fo:country="US" officeooo:paragraph-rsid="02529109"/>
    </style:style>
    <style:style style:name="P146" style:family="paragraph" style:parent-style-name="Standard">
      <style:text-properties fo:language="en" fo:country="US" officeooo:paragraph-rsid="0254374c"/>
    </style:style>
    <style:style style:name="P147" style:family="paragraph" style:parent-style-name="Standard">
      <style:text-properties fo:language="en" fo:country="US" officeooo:paragraph-rsid="02570cab"/>
    </style:style>
    <style:style style:name="P148" style:family="paragraph" style:parent-style-name="Standard">
      <style:text-properties fo:language="en" fo:country="US" officeooo:paragraph-rsid="0258aa68"/>
    </style:style>
    <style:style style:name="P149" style:family="paragraph" style:parent-style-name="Standard">
      <style:text-properties fo:language="en" fo:country="US" officeooo:paragraph-rsid="025b5bd5"/>
    </style:style>
    <style:style style:name="P150" style:family="paragraph" style:parent-style-name="Standard">
      <style:text-properties fo:language="en" fo:country="US" officeooo:paragraph-rsid="025ea618"/>
    </style:style>
    <style:style style:name="P151" style:family="paragraph" style:parent-style-name="Standard">
      <style:text-properties fo:language="en" fo:country="US" officeooo:paragraph-rsid="025f3fc4"/>
    </style:style>
    <style:style style:name="P152" style:family="paragraph" style:parent-style-name="Standard">
      <style:text-properties fo:language="en" fo:country="US" officeooo:paragraph-rsid="02649427"/>
    </style:style>
    <style:style style:name="P153" style:family="paragraph" style:parent-style-name="Standard">
      <style:text-properties fo:language="en" fo:country="US" officeooo:paragraph-rsid="0266ddef"/>
    </style:style>
    <style:style style:name="P154" style:family="paragraph" style:parent-style-name="Standard">
      <style:text-properties fo:language="en" fo:country="US" officeooo:paragraph-rsid="026739f3"/>
    </style:style>
    <style:style style:name="P155" style:family="paragraph" style:parent-style-name="Standard">
      <style:text-properties fo:language="en" fo:country="US" officeooo:paragraph-rsid="02674969"/>
    </style:style>
    <style:style style:name="P156" style:family="paragraph" style:parent-style-name="Standard">
      <style:text-properties fo:language="en" fo:country="US" officeooo:paragraph-rsid="0267592b"/>
    </style:style>
    <style:style style:name="P157" style:family="paragraph" style:parent-style-name="Standard">
      <style:text-properties fo:language="en" fo:country="US" officeooo:paragraph-rsid="026c1f71"/>
    </style:style>
    <style:style style:name="P158" style:family="paragraph" style:parent-style-name="Standard">
      <style:text-properties fo:language="en" fo:country="US" officeooo:paragraph-rsid="026f8920"/>
    </style:style>
    <style:style style:name="P159" style:family="paragraph" style:parent-style-name="Standard">
      <style:text-properties fo:language="en" fo:country="US" officeooo:paragraph-rsid="0279c1b4"/>
    </style:style>
    <style:style style:name="P160" style:family="paragraph" style:parent-style-name="Standard">
      <style:text-properties fo:language="en" fo:country="US" officeooo:paragraph-rsid="027a48d6"/>
    </style:style>
    <style:style style:name="P161" style:family="paragraph" style:parent-style-name="Standard">
      <style:text-properties fo:language="en" fo:country="US" officeooo:paragraph-rsid="027be266"/>
    </style:style>
    <style:style style:name="P162" style:family="paragraph" style:parent-style-name="Standard">
      <style:text-properties fo:language="en" fo:country="US" officeooo:paragraph-rsid="027d4ccb"/>
    </style:style>
    <style:style style:name="P163" style:family="paragraph" style:parent-style-name="Standard">
      <style:text-properties fo:language="en" fo:country="US" officeooo:paragraph-rsid="027ef57f"/>
    </style:style>
    <style:style style:name="P164" style:family="paragraph" style:parent-style-name="Standard">
      <style:text-properties fo:language="en" fo:country="US" officeooo:paragraph-rsid="0284ea75"/>
    </style:style>
    <style:style style:name="P165" style:family="paragraph" style:parent-style-name="Standard">
      <style:text-properties fo:language="en" fo:country="US" officeooo:paragraph-rsid="028673b2"/>
    </style:style>
    <style:style style:name="P166" style:family="paragraph" style:parent-style-name="Standard">
      <style:text-properties fo:language="en" fo:country="US" officeooo:paragraph-rsid="02879b69"/>
    </style:style>
    <style:style style:name="P167" style:family="paragraph" style:parent-style-name="Standard">
      <style:text-properties fo:language="en" fo:country="US" officeooo:paragraph-rsid="0288ccc7"/>
    </style:style>
    <style:style style:name="P168" style:family="paragraph" style:parent-style-name="Standard">
      <style:text-properties fo:language="en" fo:country="US" officeooo:paragraph-rsid="0289bd43"/>
    </style:style>
    <style:style style:name="P169" style:family="paragraph" style:parent-style-name="Standard">
      <style:text-properties fo:language="en" fo:country="US" officeooo:paragraph-rsid="028af146"/>
    </style:style>
    <style:style style:name="P170" style:family="paragraph" style:parent-style-name="Standard">
      <style:text-properties fo:language="en" fo:country="US" officeooo:paragraph-rsid="028c1725"/>
    </style:style>
    <style:style style:name="P171" style:family="paragraph" style:parent-style-name="Standard">
      <style:text-properties fo:language="en" fo:country="US" officeooo:paragraph-rsid="029175db"/>
    </style:style>
    <style:style style:name="P172" style:family="paragraph" style:parent-style-name="Standard">
      <style:text-properties fo:language="en" fo:country="US" officeooo:rsid="02923be4" officeooo:paragraph-rsid="02923be4"/>
    </style:style>
    <style:style style:name="P173" style:family="paragraph" style:parent-style-name="Standard">
      <style:text-properties fo:language="en" fo:country="US" officeooo:paragraph-rsid="02941ea2"/>
    </style:style>
    <style:style style:name="P174" style:family="paragraph" style:parent-style-name="Standard">
      <style:text-properties fo:language="en" fo:country="US" officeooo:rsid="02941ea2" officeooo:paragraph-rsid="02941ea2"/>
    </style:style>
    <style:style style:name="P175" style:family="paragraph" style:parent-style-name="Standard">
      <style:text-properties fo:language="en" fo:country="US" officeooo:paragraph-rsid="029a13e4"/>
    </style:style>
    <style:style style:name="P176" style:family="paragraph" style:parent-style-name="Standard">
      <style:text-properties fo:language="en" fo:country="US" officeooo:paragraph-rsid="029ddac8"/>
    </style:style>
    <style:style style:name="P177" style:family="paragraph" style:parent-style-name="Standard">
      <style:text-properties fo:language="en" fo:country="US" officeooo:paragraph-rsid="029e44fa"/>
    </style:style>
    <style:style style:name="P178" style:family="paragraph" style:parent-style-name="Standard">
      <style:text-properties officeooo:paragraph-rsid="01c1c63d"/>
    </style:style>
    <style:style style:name="P179" style:family="paragraph" style:parent-style-name="Standard">
      <style:text-properties officeooo:paragraph-rsid="01e67cab"/>
    </style:style>
    <style:style style:name="P180" style:family="paragraph" style:parent-style-name="Standard">
      <style:text-properties officeooo:rsid="00d2a84e"/>
    </style:style>
    <style:style style:name="P181" style:family="paragraph" style:parent-style-name="Standard">
      <style:text-properties officeooo:paragraph-rsid="02123abb"/>
    </style:style>
    <style:style style:name="P182" style:family="paragraph" style:parent-style-name="Standard">
      <style:text-properties officeooo:paragraph-rsid="0261c788"/>
    </style:style>
    <style:style style:name="P183" style:family="paragraph" style:parent-style-name="Standard">
      <style:text-properties officeooo:paragraph-rsid="02833ca5"/>
    </style:style>
    <style:style style:name="P184" style:family="paragraph" style:parent-style-name="Standard">
      <style:text-properties officeooo:rsid="029ddac8" officeooo:paragraph-rsid="029ddac8"/>
    </style:style>
    <style:style style:name="P185" style:family="paragraph" style:parent-style-name="Standard">
      <style:text-properties officeooo:paragraph-rsid="02ea4665"/>
    </style:style>
    <style:style style:name="P186" style:family="paragraph" style:parent-style-name="Standard">
      <style:text-properties officeooo:paragraph-rsid="02ebb959"/>
    </style:style>
    <style:style style:name="P187" style:family="paragraph" style:parent-style-name="Standard">
      <style:text-properties officeooo:paragraph-rsid="02f07e87"/>
    </style:style>
    <style:style style:name="P188" style:family="paragraph" style:parent-style-name="Standard">
      <style:text-properties style:use-window-font-color="true" officeooo:paragraph-rsid="02f08c1a" fo:background-color="#cc9900"/>
    </style:style>
    <style:style style:name="P189" style:family="paragraph" style:parent-style-name="Standard">
      <style:text-properties officeooo:paragraph-rsid="02f08c1a"/>
    </style:style>
    <style:style style:name="P190" style:family="paragraph" style:parent-style-name="Standard">
      <style:text-properties officeooo:paragraph-rsid="02f6e6cd"/>
    </style:style>
    <style:style style:name="P191" style:family="paragraph" style:parent-style-name="Standard">
      <style:text-properties officeooo:paragraph-rsid="02f829de"/>
    </style:style>
    <style:style style:name="P192" style:family="paragraph" style:parent-style-name="Standard">
      <style:text-properties officeooo:paragraph-rsid="0164132f"/>
    </style:style>
    <style:style style:name="P193" style:family="paragraph" style:parent-style-name="Standard">
      <style:text-properties officeooo:paragraph-rsid="01666928"/>
    </style:style>
    <style:style style:name="P194" style:family="paragraph" style:parent-style-name="Standard">
      <style:text-properties officeooo:paragraph-rsid="0167bc85"/>
    </style:style>
    <style:style style:name="P195" style:family="paragraph" style:parent-style-name="Standard">
      <style:text-properties officeooo:paragraph-rsid="0167f0e8"/>
    </style:style>
    <style:style style:name="P196" style:family="paragraph" style:parent-style-name="Standard">
      <style:text-properties officeooo:paragraph-rsid="016a81f9"/>
    </style:style>
    <style:style style:name="P197" style:family="paragraph" style:parent-style-name="Standard">
      <style:text-properties officeooo:paragraph-rsid="016ac932"/>
    </style:style>
    <style:style style:name="P198" style:family="paragraph" style:parent-style-name="Standard">
      <style:text-properties officeooo:paragraph-rsid="016b8be0"/>
    </style:style>
    <style:style style:name="P199" style:family="paragraph" style:parent-style-name="Standard">
      <style:text-properties officeooo:paragraph-rsid="016be214"/>
    </style:style>
    <style:style style:name="P200" style:family="paragraph" style:parent-style-name="Standard">
      <style:text-properties officeooo:paragraph-rsid="016dba62"/>
    </style:style>
    <style:style style:name="P201" style:family="paragraph" style:parent-style-name="Standard">
      <style:text-properties officeooo:paragraph-rsid="016ef691"/>
    </style:style>
    <style:style style:name="P202" style:family="paragraph" style:parent-style-name="Standard">
      <style:text-properties officeooo:paragraph-rsid="016f919d"/>
    </style:style>
    <style:style style:name="P203" style:family="paragraph" style:parent-style-name="Standard">
      <style:text-properties officeooo:paragraph-rsid="01700920"/>
    </style:style>
    <style:style style:name="P204" style:family="paragraph" style:parent-style-name="Standard">
      <style:text-properties officeooo:paragraph-rsid="01719adc"/>
    </style:style>
    <style:style style:name="P205" style:family="paragraph" style:parent-style-name="Standard">
      <style:text-properties officeooo:paragraph-rsid="01723fc7"/>
    </style:style>
    <style:style style:name="P206" style:family="paragraph" style:parent-style-name="Standard">
      <style:text-properties officeooo:paragraph-rsid="0173919b"/>
    </style:style>
    <style:style style:name="P207" style:family="paragraph" style:parent-style-name="Standard">
      <style:text-properties officeooo:paragraph-rsid="0175e6de"/>
    </style:style>
    <style:style style:name="P208" style:family="paragraph" style:parent-style-name="Standard">
      <style:text-properties officeooo:paragraph-rsid="0178a33b"/>
    </style:style>
    <style:style style:name="P209" style:family="paragraph" style:parent-style-name="Standard">
      <style:text-properties officeooo:paragraph-rsid="017bb9f0"/>
    </style:style>
    <style:style style:name="P210" style:family="paragraph" style:parent-style-name="Standard">
      <style:text-properties officeooo:paragraph-rsid="017c555c"/>
    </style:style>
    <style:style style:name="P211" style:family="paragraph" style:parent-style-name="Standard">
      <style:text-properties officeooo:paragraph-rsid="017cfb9d"/>
    </style:style>
    <style:style style:name="P212" style:family="paragraph" style:parent-style-name="Standard">
      <style:text-properties officeooo:paragraph-rsid="017d262c"/>
    </style:style>
    <style:style style:name="P213" style:family="paragraph" style:parent-style-name="Standard">
      <style:text-properties officeooo:paragraph-rsid="017deeae"/>
    </style:style>
    <style:style style:name="P214" style:family="paragraph" style:parent-style-name="Standard">
      <style:text-properties officeooo:paragraph-rsid="017f5b72"/>
    </style:style>
    <style:style style:name="P215" style:family="paragraph" style:parent-style-name="Standard">
      <style:text-properties officeooo:paragraph-rsid="018052d1"/>
    </style:style>
    <style:style style:name="P216" style:family="paragraph" style:parent-style-name="Standard">
      <style:text-properties officeooo:paragraph-rsid="01824d9d"/>
    </style:style>
    <style:style style:name="P217" style:family="paragraph" style:parent-style-name="Standard">
      <style:text-properties officeooo:paragraph-rsid="01830634"/>
    </style:style>
    <style:style style:name="P218" style:family="paragraph" style:parent-style-name="Standard">
      <style:text-properties officeooo:paragraph-rsid="018316c1"/>
    </style:style>
    <style:style style:name="P219" style:family="paragraph" style:parent-style-name="Standard">
      <style:text-properties officeooo:paragraph-rsid="01831d90"/>
    </style:style>
    <style:style style:name="P220" style:family="paragraph" style:parent-style-name="Standard">
      <style:text-properties officeooo:paragraph-rsid="0184b844"/>
    </style:style>
    <style:style style:name="P221" style:family="paragraph" style:parent-style-name="Standard">
      <style:text-properties officeooo:paragraph-rsid="01874796"/>
    </style:style>
    <style:style style:name="P222" style:family="paragraph" style:parent-style-name="Standard">
      <style:text-properties officeooo:paragraph-rsid="018b113f"/>
    </style:style>
    <style:style style:name="P223" style:family="paragraph" style:parent-style-name="Standard">
      <style:text-properties officeooo:paragraph-rsid="018cf67a"/>
    </style:style>
    <style:style style:name="P224" style:family="paragraph" style:parent-style-name="Standard">
      <style:text-properties officeooo:paragraph-rsid="018df082"/>
    </style:style>
    <style:style style:name="P225" style:family="paragraph" style:parent-style-name="Standard">
      <style:text-properties officeooo:paragraph-rsid="01918b6c"/>
    </style:style>
    <style:style style:name="P226" style:family="paragraph" style:parent-style-name="Standard">
      <style:text-properties officeooo:paragraph-rsid="0194bf45"/>
    </style:style>
    <style:style style:name="P227" style:family="paragraph" style:parent-style-name="Standard">
      <style:text-properties officeooo:paragraph-rsid="01962864"/>
    </style:style>
    <style:style style:name="P228" style:family="paragraph" style:parent-style-name="Standard">
      <style:text-properties officeooo:paragraph-rsid="01981b4c"/>
    </style:style>
    <style:style style:name="P229" style:family="paragraph" style:parent-style-name="Standard">
      <style:text-properties officeooo:paragraph-rsid="0198d4b8"/>
    </style:style>
    <style:style style:name="P230" style:family="paragraph" style:parent-style-name="Standard">
      <style:text-properties officeooo:paragraph-rsid="0199c9da"/>
    </style:style>
    <style:style style:name="P231" style:family="paragraph" style:parent-style-name="Standard">
      <style:text-properties officeooo:paragraph-rsid="0199ea6e"/>
    </style:style>
    <style:style style:name="P232" style:family="paragraph" style:parent-style-name="Standard">
      <style:text-properties officeooo:paragraph-rsid="019a9fe2"/>
    </style:style>
    <style:style style:name="P233" style:family="paragraph" style:parent-style-name="Standard">
      <style:text-properties officeooo:paragraph-rsid="019affb1"/>
    </style:style>
    <style:style style:name="P234" style:family="paragraph" style:parent-style-name="Standard">
      <style:text-properties officeooo:paragraph-rsid="01a2d80e"/>
    </style:style>
    <style:style style:name="P235" style:family="paragraph" style:parent-style-name="Standard">
      <style:text-properties officeooo:paragraph-rsid="01a48080"/>
    </style:style>
    <style:style style:name="P236" style:family="paragraph" style:parent-style-name="Standard">
      <style:text-properties officeooo:paragraph-rsid="01a75035"/>
    </style:style>
    <style:style style:name="P237" style:family="paragraph" style:parent-style-name="Standard">
      <style:text-properties officeooo:paragraph-rsid="01a7c7ef"/>
    </style:style>
    <style:style style:name="P238" style:family="paragraph" style:parent-style-name="Standard">
      <style:text-properties officeooo:paragraph-rsid="01a49dd7"/>
    </style:style>
    <style:style style:name="P239" style:family="paragraph" style:parent-style-name="Standard">
      <style:text-properties officeooo:paragraph-rsid="01a9062d"/>
    </style:style>
    <style:style style:name="P240" style:family="paragraph" style:parent-style-name="Standard">
      <style:text-properties officeooo:paragraph-rsid="01ab402b"/>
    </style:style>
    <style:style style:name="P241" style:family="paragraph" style:parent-style-name="Standard">
      <style:text-properties officeooo:paragraph-rsid="01a9a4b4"/>
    </style:style>
    <style:style style:name="P242" style:family="paragraph" style:parent-style-name="Standard">
      <style:text-properties officeooo:paragraph-rsid="01ad93dc"/>
    </style:style>
    <style:style style:name="P243" style:family="paragraph" style:parent-style-name="Standard">
      <style:text-properties officeooo:paragraph-rsid="02fd3b6b"/>
    </style:style>
    <style:style style:name="P244" style:family="paragraph" style:parent-style-name="Standard">
      <style:text-properties officeooo:paragraph-rsid="01c2f111"/>
    </style:style>
    <style:style style:name="P245" style:family="paragraph" style:parent-style-name="Standard">
      <style:paragraph-properties fo:margin-left="0in" fo:margin-right="0in" fo:margin-top="0in" fo:margin-bottom="0in" loext:contextual-spacing="false" fo:line-height="100%" fo:text-indent="0in" style:auto-text-indent="false"/>
      <style:text-properties officeooo:paragraph-rsid="01d0a1ae"/>
    </style:style>
    <style:style style:name="P246" style:family="paragraph" style:parent-style-name="Standard">
      <style:paragraph-properties fo:margin-left="0in" fo:margin-right="0in" fo:margin-top="0in" fo:margin-bottom="0in" loext:contextual-spacing="false" fo:line-height="100%" fo:text-indent="0in" style:auto-text-indent="false"/>
      <style:text-properties officeooo:paragraph-rsid="01d22d9e"/>
    </style:style>
    <style:style style:name="P247" style:family="paragraph" style:parent-style-name="Standard">
      <style:paragraph-properties fo:margin-left="0in" fo:margin-right="0in" fo:margin-top="0in" fo:margin-bottom="0in" loext:contextual-spacing="false" fo:line-height="100%" fo:text-indent="0in" style:auto-text-indent="false"/>
      <style:text-properties officeooo:paragraph-rsid="01d5b1f2"/>
    </style:style>
    <style:style style:name="P248" style:family="paragraph" style:parent-style-name="Standard">
      <style:paragraph-properties fo:margin-left="0in" fo:margin-right="0in" fo:margin-top="0in" fo:margin-bottom="0in" loext:contextual-spacing="false" fo:line-height="100%" fo:text-indent="0in" style:auto-text-indent="false"/>
      <style:text-properties officeooo:paragraph-rsid="01d77835"/>
    </style:style>
    <style:style style:name="P249" style:family="paragraph" style:parent-style-name="Standard">
      <style:paragraph-properties fo:margin-left="0in" fo:margin-right="0in" fo:margin-top="0in" fo:margin-bottom="0in" loext:contextual-spacing="false" fo:line-height="100%" fo:text-indent="0in" style:auto-text-indent="false"/>
      <style:text-properties officeooo:paragraph-rsid="01d8f62b"/>
    </style:style>
    <style:style style:name="P250" style:family="paragraph" style:parent-style-name="Standard">
      <style:paragraph-properties fo:margin-left="0in" fo:margin-right="0in" fo:margin-top="0in" fo:margin-bottom="0in" loext:contextual-spacing="false" fo:line-height="100%" fo:text-indent="0in" style:auto-text-indent="false"/>
      <style:text-properties officeooo:paragraph-rsid="01dab11a"/>
    </style:style>
    <style:style style:name="P251" style:family="paragraph" style:parent-style-name="Standard">
      <style:paragraph-properties fo:margin-left="0in" fo:margin-right="0in" fo:margin-top="0in" fo:margin-bottom="0in" loext:contextual-spacing="false" fo:line-height="100%" fo:text-indent="0in" style:auto-text-indent="false"/>
      <style:text-properties officeooo:paragraph-rsid="01dc63bc"/>
    </style:style>
    <style:style style:name="P252" style:family="paragraph" style:parent-style-name="Standard">
      <style:paragraph-properties fo:margin-left="0in" fo:margin-right="0in" fo:margin-top="0in" fo:margin-bottom="0in" loext:contextual-spacing="false" fo:line-height="100%" fo:text-indent="0in" style:auto-text-indent="false"/>
      <style:text-properties officeooo:paragraph-rsid="01df514a"/>
    </style:style>
    <style:style style:name="P253" style:family="paragraph" style:parent-style-name="Standard">
      <style:paragraph-properties fo:margin-left="0in" fo:margin-right="0in" fo:margin-top="0in" fo:margin-bottom="0in" loext:contextual-spacing="false" fo:line-height="100%" fo:text-indent="0in" style:auto-text-indent="false"/>
      <style:text-properties officeooo:paragraph-rsid="01e06927"/>
    </style:style>
    <style:style style:name="P254" style:family="paragraph" style:parent-style-name="Standard">
      <style:paragraph-properties fo:margin-left="0in" fo:margin-right="0in" fo:margin-top="0in" fo:margin-bottom="0in" loext:contextual-spacing="false" fo:line-height="100%" fo:text-indent="0in" style:auto-text-indent="false"/>
      <style:text-properties officeooo:paragraph-rsid="01e268db"/>
    </style:style>
    <style:style style:name="P255" style:family="paragraph" style:parent-style-name="Standard">
      <style:paragraph-properties fo:margin-left="0in" fo:margin-right="0in" fo:margin-top="0in" fo:margin-bottom="0in" loext:contextual-spacing="false" fo:line-height="100%" fo:text-indent="0in" style:auto-text-indent="false"/>
      <style:text-properties officeooo:paragraph-rsid="01e67cab"/>
    </style:style>
    <style:style style:name="P256" style:family="paragraph" style:parent-style-name="Standard">
      <style:paragraph-properties fo:margin-left="0in" fo:margin-right="0in" fo:margin-top="0in" fo:margin-bottom="0in" loext:contextual-spacing="false" fo:line-height="100%" fo:text-indent="0in" style:auto-text-indent="false"/>
      <style:text-properties officeooo:paragraph-rsid="01e7c1a0"/>
    </style:style>
    <style:style style:name="P257" style:family="paragraph" style:parent-style-name="Standard">
      <style:paragraph-properties fo:margin-left="0in" fo:margin-right="0in" fo:margin-top="0in" fo:margin-bottom="0in" loext:contextual-spacing="false" fo:line-height="100%" fo:text-indent="0in" style:auto-text-indent="false"/>
      <style:text-properties officeooo:paragraph-rsid="01e91a4c"/>
    </style:style>
    <style:style style:name="P258" style:family="paragraph" style:parent-style-name="Standard">
      <style:paragraph-properties fo:margin-left="0in" fo:margin-right="0in" fo:margin-top="0in" fo:margin-bottom="0in" loext:contextual-spacing="false" fo:line-height="100%" fo:text-indent="0in" style:auto-text-indent="false"/>
      <style:text-properties officeooo:paragraph-rsid="01f1644e"/>
    </style:style>
    <style:style style:name="P259" style:family="paragraph" style:parent-style-name="Standard">
      <style:paragraph-properties fo:margin-left="0in" fo:margin-right="0in" fo:margin-top="0in" fo:margin-bottom="0in" loext:contextual-spacing="false" fo:line-height="100%" fo:text-indent="0in" style:auto-text-indent="false"/>
      <style:text-properties officeooo:paragraph-rsid="01f2e0fe"/>
    </style:style>
    <style:style style:name="P260" style:family="paragraph" style:parent-style-name="Standard">
      <style:paragraph-properties fo:margin-left="0in" fo:margin-right="0in" fo:margin-top="0in" fo:margin-bottom="0in" loext:contextual-spacing="false" fo:line-height="100%" fo:text-indent="0in" style:auto-text-indent="false"/>
      <style:text-properties officeooo:paragraph-rsid="01f6215f"/>
    </style:style>
    <style:style style:name="P261" style:family="paragraph" style:parent-style-name="Standard">
      <style:paragraph-properties fo:margin-left="0in" fo:margin-right="0in" fo:margin-top="0in" fo:margin-bottom="0in" loext:contextual-spacing="false" fo:line-height="100%" fo:text-indent="0in" style:auto-text-indent="false"/>
      <style:text-properties officeooo:paragraph-rsid="023c6839"/>
    </style:style>
    <style:style style:name="P262" style:family="paragraph" style:parent-style-name="Standard">
      <style:paragraph-properties fo:margin-left="0in" fo:margin-right="0in" fo:margin-top="0in" fo:margin-bottom="0in" loext:contextual-spacing="false" fo:line-height="100%" fo:text-indent="0in" style:auto-text-indent="false"/>
      <style:text-properties officeooo:paragraph-rsid="0242a910"/>
    </style:style>
    <style:style style:name="P263" style:family="paragraph" style:parent-style-name="Standard">
      <style:paragraph-properties fo:margin-left="0in" fo:margin-right="0in" fo:margin-top="0in" fo:margin-bottom="0in" loext:contextual-spacing="false" fo:line-height="100%" fo:text-indent="0in" style:auto-text-indent="false"/>
      <style:text-properties officeooo:paragraph-rsid="024d54b1"/>
    </style:style>
    <style:style style:name="P26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e757d"/>
    </style:style>
    <style:style style:name="P26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3ce7c5"/>
    </style:style>
    <style:style style:name="P26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7ab65"/>
    </style:style>
    <style:style style:name="P26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77276"/>
    </style:style>
    <style:style style:name="P26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619e90"/>
    </style:style>
    <style:style style:name="P269" style:family="paragraph" style:parent-style-name="Standard">
      <style:paragraph-properties fo:margin-left="0in" fo:margin-right="0in" fo:margin-top="0in" fo:margin-bottom="0in" loext:contextual-spacing="false" fo:line-height="100%" fo:text-indent="0in" style:auto-text-indent="false"/>
      <style:text-properties officeooo:paragraph-rsid="029aa935"/>
    </style:style>
    <style:style style:name="P27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0f586a7"/>
    </style:style>
    <style:style style:name="P27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2d04537"/>
    </style:style>
    <style:style style:name="P27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65477"/>
    </style:style>
    <style:style style:name="P27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2d90207"/>
    </style:style>
    <style:style style:name="P27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92b01"/>
    </style:style>
    <style:style style:name="P27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b11dc"/>
    </style:style>
    <style:style style:name="P27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2db2abf"/>
    </style:style>
    <style:style style:name="P27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b8114"/>
    </style:style>
    <style:style style:name="P27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60b299"/>
    </style:style>
    <style:style style:name="P27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2de5b3a"/>
    </style:style>
    <style:style style:name="P280" style:family="paragraph" style:parent-style-name="Standard">
      <style:paragraph-properties fo:margin-left="0in" fo:margin-right="0in" fo:margin-top="0in" fo:margin-bottom="0in" loext:contextual-spacing="false" fo:line-height="100%" fo:text-indent="0in" style:auto-text-indent="false"/>
      <style:text-properties officeooo:paragraph-rsid="01b2b130"/>
    </style:style>
    <style:style style:name="P281" style:family="paragraph" style:parent-style-name="Standard">
      <style:paragraph-properties fo:margin-left="0in" fo:margin-right="0in" fo:margin-top="0in" fo:margin-bottom="0in" loext:contextual-spacing="false" fo:line-height="100%" fo:text-indent="0in" style:auto-text-indent="false"/>
      <style:text-properties officeooo:paragraph-rsid="01b0b2d2"/>
    </style:style>
    <style:style style:name="P282" style:family="paragraph" style:parent-style-name="Standard">
      <style:paragraph-properties fo:margin-left="0in" fo:margin-right="0in" fo:margin-top="0in" fo:margin-bottom="0in" loext:contextual-spacing="false" fo:line-height="100%" fo:text-indent="0in" style:auto-text-indent="false"/>
      <style:text-properties officeooo:paragraph-rsid="01b4835f"/>
    </style:style>
    <style:style style:name="P283" style:family="paragraph" style:parent-style-name="Standard">
      <style:paragraph-properties fo:margin-left="0in" fo:margin-right="0in" fo:margin-top="0in" fo:margin-bottom="0in" loext:contextual-spacing="false" fo:line-height="100%" fo:text-indent="0in" style:auto-text-indent="false"/>
      <style:text-properties officeooo:paragraph-rsid="01b5c69e"/>
    </style:style>
    <style:style style:name="P284" style:family="paragraph" style:parent-style-name="Standard">
      <style:paragraph-properties fo:margin-left="0in" fo:margin-right="0in" fo:margin-top="0in" fo:margin-bottom="0in" loext:contextual-spacing="false" fo:line-height="100%" fo:text-indent="0in" style:auto-text-indent="false"/>
      <style:text-properties officeooo:paragraph-rsid="01b89693"/>
    </style:style>
    <style:style style:name="P285" style:family="paragraph" style:parent-style-name="Standard">
      <style:paragraph-properties fo:margin-left="0in" fo:margin-right="0in" fo:margin-top="0in" fo:margin-bottom="0in" loext:contextual-spacing="false" fo:line-height="100%" fo:text-indent="0in" style:auto-text-indent="false"/>
      <style:text-properties officeooo:paragraph-rsid="01b8cb78"/>
    </style:style>
    <style:style style:name="P286" style:family="paragraph" style:parent-style-name="Standard">
      <style:paragraph-properties fo:margin-left="0in" fo:margin-right="0in" fo:margin-top="0in" fo:margin-bottom="0in" loext:contextual-spacing="false" fo:line-height="100%" fo:text-indent="0in" style:auto-text-indent="false"/>
      <style:text-properties officeooo:paragraph-rsid="02f08c1a"/>
    </style:style>
    <style:style style:name="P28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2f08c1a"/>
    </style:style>
    <style:style style:name="P288" style:family="paragraph" style:parent-style-name="Standard">
      <style:paragraph-properties fo:margin-left="0in" fo:margin-right="0in" fo:margin-top="0in" fo:margin-bottom="0in" loext:contextual-spacing="false" fo:line-height="100%" fo:text-indent="0in" style:auto-text-indent="false"/>
      <style:text-properties officeooo:paragraph-rsid="02f829de"/>
    </style:style>
    <style:style style:name="P289" style:family="paragraph" style:parent-style-name="Standard">
      <style:paragraph-properties fo:margin-left="0in" fo:margin-right="0in" fo:margin-top="0in" fo:margin-bottom="0in" loext:contextual-spacing="false" fo:line-height="100%" fo:text-indent="0in" style:auto-text-indent="false"/>
      <style:text-properties officeooo:paragraph-rsid="02f8c1ab"/>
    </style:style>
    <style:style style:name="P29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278838"/>
    </style:style>
    <style:style style:name="P29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295d8b"/>
    </style:style>
    <style:style style:name="P29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2a36c1"/>
    </style:style>
    <style:style style:name="P29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2ed468"/>
    </style:style>
    <style:style style:name="P29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318b80"/>
    </style:style>
    <style:style style:name="P29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05cae"/>
    </style:style>
    <style:style style:name="P29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21607"/>
    </style:style>
    <style:style style:name="P29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39e91"/>
    </style:style>
    <style:style style:name="P29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4dfcf"/>
    </style:style>
    <style:style style:name="P29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5ee71"/>
    </style:style>
    <style:style style:name="P30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8fae7"/>
    </style:style>
    <style:style style:name="P30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a3e66"/>
    </style:style>
    <style:style style:name="P30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b864c"/>
    </style:style>
    <style:style style:name="P30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c959d"/>
    </style:style>
    <style:style style:name="P30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bdb5a"/>
    </style:style>
    <style:style style:name="P30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e68fe"/>
    </style:style>
    <style:style style:name="P30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4ff419"/>
    </style:style>
    <style:style style:name="P30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41b4f"/>
    </style:style>
    <style:style style:name="P30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270da"/>
    </style:style>
    <style:style style:name="P30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5f284"/>
    </style:style>
    <style:style style:name="P31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8af67"/>
    </style:style>
    <style:style style:name="P31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938c5"/>
    </style:style>
    <style:style style:name="P31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9ef77"/>
    </style:style>
    <style:style style:name="P31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5cdb19"/>
    </style:style>
    <style:style style:name="P31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1637b66"/>
    </style:style>
    <style:style style:name="P315" style:family="paragraph" style:parent-style-name="Standard">
      <style:paragraph-properties fo:margin-left="0in" fo:margin-right="0in" fo:margin-top="0in" fo:margin-bottom="0in" loext:contextual-spacing="false" fo:line-height="100%" fo:text-indent="0in" style:auto-text-indent="false"/>
      <style:text-properties officeooo:paragraph-rsid="01b56703"/>
    </style:style>
    <style:style style:name="P316" style:family="paragraph" style:parent-style-name="Standard">
      <style:paragraph-properties fo:margin-left="0in" fo:margin-right="0in" fo:margin-top="0in" fo:margin-bottom="0in" loext:contextual-spacing="false" fo:line-height="100%" fo:text-indent="0in" style:auto-text-indent="false"/>
      <style:text-properties officeooo:paragraph-rsid="02fd3b6b"/>
    </style:style>
    <style:style style:name="P317" style:family="paragraph" style:parent-style-name="Standard">
      <style:paragraph-properties fo:margin-left="0in" fo:margin-right="0in" fo:margin-top="0in" fo:margin-bottom="0in" loext:contextual-spacing="false" fo:line-height="100%" fo:text-indent="0in" style:auto-text-indent="false"/>
      <style:text-properties officeooo:paragraph-rsid="030254e8"/>
    </style:style>
    <style:style style:name="P318" style:family="paragraph" style:parent-style-name="Standard">
      <style:paragraph-properties fo:margin-left="0in" fo:margin-right="0in" fo:margin-top="0in" fo:margin-bottom="0in" loext:contextual-spacing="false" fo:line-height="100%" fo:text-indent="0in" style:auto-text-indent="false"/>
      <style:text-properties officeooo:paragraph-rsid="030b58e2"/>
    </style:style>
    <style:style style:name="P319" style:family="paragraph" style:parent-style-name="Standard">
      <style:paragraph-properties fo:margin-left="0in" fo:margin-right="0in" fo:margin-top="0in" fo:margin-bottom="0in" loext:contextual-spacing="false" fo:line-height="100%" fo:text-indent="0in" style:auto-text-indent="false"/>
      <style:text-properties officeooo:paragraph-rsid="030c0f74"/>
    </style:style>
    <style:style style:name="P320" style:family="paragraph" style:parent-style-name="Standard">
      <style:paragraph-properties fo:margin-left="0in" fo:margin-right="0in" fo:margin-top="0in" fo:margin-bottom="0in" loext:contextual-spacing="false" fo:line-height="100%" fo:text-indent="0in" style:auto-text-indent="false"/>
      <style:text-properties officeooo:paragraph-rsid="030d2186"/>
    </style:style>
    <style:style style:name="P321" style:family="paragraph" style:parent-style-name="Standard">
      <style:paragraph-properties fo:margin-left="0in" fo:margin-right="0in" fo:margin-top="0in" fo:margin-bottom="0in" loext:contextual-spacing="false" fo:line-height="100%" fo:text-indent="0in" style:auto-text-indent="false"/>
      <style:text-properties officeooo:paragraph-rsid="03144629"/>
    </style:style>
    <style:style style:name="P322" style:family="paragraph" style:parent-style-name="Standard">
      <style:paragraph-properties fo:margin-left="0in" fo:margin-right="0in" fo:margin-top="0in" fo:margin-bottom="0in" loext:contextual-spacing="false" fo:line-height="100%" fo:text-indent="0in" style:auto-text-indent="false"/>
      <style:text-properties officeooo:paragraph-rsid="0316f9e5"/>
    </style:style>
    <style:style style:name="P323" style:family="paragraph" style:parent-style-name="Standard">
      <style:paragraph-properties fo:margin-left="0in" fo:margin-right="0in" fo:margin-top="0in" fo:margin-bottom="0in" loext:contextual-spacing="false" fo:line-height="100%" fo:text-indent="0in" style:auto-text-indent="false"/>
      <style:text-properties officeooo:paragraph-rsid="03199bd6"/>
    </style:style>
    <style:style style:name="P324" style:family="paragraph" style:parent-style-name="Standard">
      <style:paragraph-properties fo:margin-left="0in" fo:margin-right="0in" fo:margin-top="0in" fo:margin-bottom="0in" loext:contextual-spacing="false" fo:line-height="100%" fo:text-indent="0in" style:auto-text-indent="false"/>
      <style:text-properties officeooo:paragraph-rsid="0319f558"/>
    </style:style>
    <style:style style:name="P325" style:family="paragraph" style:parent-style-name="Standard">
      <style:paragraph-properties fo:margin-left="0in" fo:margin-right="0in" fo:margin-top="0in" fo:margin-bottom="0in" loext:contextual-spacing="false" fo:line-height="100%" fo:text-indent="0in" style:auto-text-indent="false"/>
      <style:text-properties officeooo:paragraph-rsid="031a0adb"/>
    </style:style>
    <style:style style:name="P326" style:family="paragraph" style:parent-style-name="Standard">
      <style:paragraph-properties fo:margin-left="0in" fo:margin-right="0in" fo:margin-top="0in" fo:margin-bottom="0in" loext:contextual-spacing="false" fo:line-height="100%" fo:text-indent="0in" style:auto-text-indent="false"/>
      <style:text-properties officeooo:paragraph-rsid="031b4865"/>
    </style:style>
    <style:style style:name="P327" style:family="paragraph" style:parent-style-name="Standard">
      <style:paragraph-properties fo:margin-left="0in" fo:margin-right="0in" fo:margin-top="0in" fo:margin-bottom="0in" loext:contextual-spacing="false" fo:line-height="100%" fo:text-indent="0in" style:auto-text-indent="false"/>
      <style:text-properties officeooo:paragraph-rsid="031b88b1"/>
    </style:style>
    <style:style style:name="P328" style:family="paragraph" style:parent-style-name="Standard">
      <style:paragraph-properties fo:margin-left="0in" fo:margin-right="0in" fo:margin-top="0in" fo:margin-bottom="0in" loext:contextual-spacing="false" fo:line-height="100%" fo:text-indent="0in" style:auto-text-indent="false"/>
      <style:text-properties officeooo:paragraph-rsid="031d4b4d"/>
    </style:style>
    <style:style style:name="P329" style:family="paragraph" style:parent-style-name="Standard">
      <style:paragraph-properties fo:margin-left="0in" fo:margin-right="0in" fo:margin-top="0in" fo:margin-bottom="0in" loext:contextual-spacing="false" fo:line-height="100%" fo:text-indent="0in" style:auto-text-indent="false"/>
      <style:text-properties officeooo:paragraph-rsid="03250ca3"/>
    </style:style>
    <style:style style:name="P330" style:family="paragraph" style:parent-style-name="Standard">
      <style:paragraph-properties fo:margin-left="0in" fo:margin-right="0in" fo:margin-top="0in" fo:margin-bottom="0in" loext:contextual-spacing="false" fo:line-height="100%" fo:text-indent="0in" style:auto-text-indent="false"/>
      <style:text-properties officeooo:paragraph-rsid="03262f94"/>
    </style:style>
    <style:style style:name="P331" style:family="paragraph" style:parent-style-name="Standard">
      <style:paragraph-properties fo:margin-left="0in" fo:margin-right="0in" fo:margin-top="0in" fo:margin-bottom="0in" loext:contextual-spacing="false" fo:line-height="100%" fo:text-indent="0in" style:auto-text-indent="false"/>
      <style:text-properties officeooo:paragraph-rsid="032912f5"/>
    </style:style>
    <style:style style:name="P332" style:family="paragraph" style:parent-style-name="Standard">
      <style:paragraph-properties fo:margin-left="0in" fo:margin-right="0in" fo:margin-top="0in" fo:margin-bottom="0in" loext:contextual-spacing="false" fo:line-height="100%" fo:text-indent="0in" style:auto-text-indent="false"/>
      <style:text-properties officeooo:paragraph-rsid="032cefb1"/>
    </style:style>
    <style:style style:name="P333" style:family="paragraph" style:parent-style-name="Standard">
      <style:paragraph-properties fo:margin-left="0in" fo:margin-right="0in" fo:margin-top="0in" fo:margin-bottom="0in" loext:contextual-spacing="false" fo:line-height="100%" fo:text-indent="0in" style:auto-text-indent="false"/>
      <style:text-properties officeooo:paragraph-rsid="033d76a3"/>
    </style:style>
    <style:style style:name="P33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34f8d07"/>
    </style:style>
    <style:style style:name="P33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3565a01"/>
    </style:style>
    <style:style style:name="P33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359e1b6"/>
    </style:style>
    <style:style style:name="P337" style:family="paragraph" style:parent-style-name="Standard">
      <style:paragraph-properties fo:margin-left="0in" fo:margin-right="0in" fo:margin-top="0in" fo:margin-bottom="0in" loext:contextual-spacing="false" fo:line-height="100%" fo:text-indent="0in" style:auto-text-indent="false"/>
      <style:text-properties officeooo:paragraph-rsid="03653174"/>
    </style:style>
    <style:style style:name="P338" style:family="paragraph" style:parent-style-name="Standard">
      <style:paragraph-properties fo:margin-left="0in" fo:margin-right="0in" fo:margin-top="0in" fo:margin-bottom="0in" loext:contextual-spacing="false" fo:line-height="100%" fo:text-indent="0in" style:auto-text-indent="false"/>
      <style:text-properties officeooo:paragraph-rsid="0366bdf4"/>
    </style:style>
    <style:style style:name="P339" style:family="paragraph" style:parent-style-name="Standard">
      <style:paragraph-properties fo:margin-left="0in" fo:margin-right="0in" fo:margin-top="0in" fo:margin-bottom="0in" loext:contextual-spacing="false" fo:line-height="100%" fo:text-indent="0in" style:auto-text-indent="false"/>
      <style:text-properties officeooo:paragraph-rsid="0369601e"/>
    </style:style>
    <style:style style:name="P340" style:family="paragraph" style:parent-style-name="Standard">
      <style:paragraph-properties fo:margin-left="0in" fo:margin-right="0in" fo:margin-top="0in" fo:margin-bottom="0in" loext:contextual-spacing="false" fo:line-height="100%" fo:text-indent="0in" style:auto-text-indent="false"/>
      <style:text-properties officeooo:paragraph-rsid="03696843"/>
    </style:style>
    <style:style style:name="P341" style:family="paragraph" style:parent-style-name="Standard">
      <style:paragraph-properties fo:margin-left="0in" fo:margin-right="0in" fo:margin-top="0in" fo:margin-bottom="0in" loext:contextual-spacing="false" fo:line-height="100%" fo:text-indent="0in" style:auto-text-indent="false"/>
      <style:text-properties officeooo:paragraph-rsid="037131bc"/>
    </style:style>
    <style:style style:name="P342" style:family="paragraph" style:parent-style-name="Standard">
      <style:paragraph-properties fo:margin-left="0in" fo:margin-right="0in" fo:margin-top="0in" fo:margin-bottom="0in" loext:contextual-spacing="false" fo:line-height="100%" fo:text-indent="0in" style:auto-text-indent="false"/>
      <style:text-properties officeooo:paragraph-rsid="0371edcf"/>
    </style:style>
    <style:style style:name="P343" style:family="paragraph" style:parent-style-name="Standard">
      <style:paragraph-properties fo:margin-left="0in" fo:margin-right="0in" fo:margin-top="0in" fo:margin-bottom="0in" loext:contextual-spacing="false" fo:line-height="100%" fo:text-indent="0in" style:auto-text-indent="false"/>
      <style:text-properties officeooo:paragraph-rsid="03775fd8"/>
    </style:style>
    <style:style style:name="P344" style:family="paragraph" style:parent-style-name="Standard">
      <style:paragraph-properties fo:margin-left="0in" fo:margin-right="0in" fo:margin-top="0in" fo:margin-bottom="0in" loext:contextual-spacing="false" fo:line-height="100%" fo:text-indent="0in" style:auto-text-indent="false"/>
      <style:text-properties officeooo:paragraph-rsid="0378c295"/>
    </style:style>
    <style:style style:name="P345" style:family="paragraph" style:parent-style-name="Standard">
      <style:paragraph-properties fo:margin-left="0in" fo:margin-right="0in" fo:margin-top="0in" fo:margin-bottom="0in" loext:contextual-spacing="false" fo:line-height="100%" fo:text-indent="0in" style:auto-text-indent="false"/>
      <style:text-properties officeooo:paragraph-rsid="0379720c"/>
    </style:style>
    <style:style style:name="P34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ce53bd" fo:background-color="#99ffff"/>
    </style:style>
    <style:style style:name="P34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9a5d3f" fo:background-color="#99ffff"/>
    </style:style>
    <style:style style:name="P34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9aa935" fo:background-color="#99ffff"/>
    </style:style>
    <style:style style:name="P34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5e757d" fo:background-color="#99ffff"/>
    </style:style>
    <style:style style:name="P35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b04e9c" fo:background-color="#99ffff"/>
    </style:style>
    <style:style style:name="P35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b57a6f" fo:background-color="#99ffff"/>
    </style:style>
    <style:style style:name="P35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586a7" fo:background-color="#99ffff"/>
    </style:style>
    <style:style style:name="P35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b6920a" fo:background-color="#99ffff"/>
    </style:style>
    <style:style style:name="P35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fe16a" fo:background-color="#99ffff"/>
    </style:style>
    <style:style style:name="P35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bb01d5" fo:background-color="#99ffff"/>
    </style:style>
    <style:style style:name="P35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2f08c1a" fo:background-color="#99ffff"/>
    </style:style>
    <style:style style:name="P35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bfc4da" fo:background-color="#99ffff"/>
    </style:style>
    <style:style style:name="P35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4cc40" fo:background-color="#99ffff"/>
    </style:style>
    <style:style style:name="P35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98223" fo:background-color="#99ffff"/>
    </style:style>
    <style:style style:name="P36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b3bfa" fo:background-color="#99ffff"/>
    </style:style>
    <style:style style:name="P36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d9adf" fo:background-color="#99ffff"/>
    </style:style>
    <style:style style:name="P36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f8be2" fo:background-color="#99ffff"/>
    </style:style>
    <style:style style:name="P36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00a7b" fo:background-color="#99ffff"/>
    </style:style>
    <style:style style:name="P36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dfb9ea" fo:background-color="#99ffff"/>
    </style:style>
    <style:style style:name="P36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1f809" fo:background-color="#99ffff"/>
    </style:style>
    <style:style style:name="P36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32ef2" fo:background-color="#99ffff"/>
    </style:style>
    <style:style style:name="P36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48a99" fo:background-color="#99ffff"/>
    </style:style>
    <style:style style:name="P36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50825" fo:background-color="#99ffff"/>
    </style:style>
    <style:style style:name="P36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6bc0e" fo:background-color="#99ffff"/>
    </style:style>
    <style:style style:name="P37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7ce7d" fo:background-color="#99ffff"/>
    </style:style>
    <style:style style:name="P37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a775e" fo:background-color="#99ffff"/>
    </style:style>
    <style:style style:name="P37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ed11c8" fo:background-color="#99ffff"/>
    </style:style>
    <style:style style:name="P37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3339c" fo:background-color="#99ffff"/>
    </style:style>
    <style:style style:name="P37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52b7e" fo:background-color="#99ffff"/>
    </style:style>
    <style:style style:name="P37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725ab" fo:background-color="#99ffff"/>
    </style:style>
    <style:style style:name="P37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91a45" fo:background-color="#99ffff"/>
    </style:style>
    <style:style style:name="P37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da38f" fo:background-color="#99ffff"/>
    </style:style>
    <style:style style:name="P37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0ff1d70" fo:background-color="#99ffff"/>
    </style:style>
    <style:style style:name="P37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09326" fo:background-color="#99ffff"/>
    </style:style>
    <style:style style:name="P38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284a4" fo:background-color="#99ffff"/>
    </style:style>
    <style:style style:name="P38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47e40" fo:background-color="#99ffff"/>
    </style:style>
    <style:style style:name="P38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66880" fo:background-color="#99ffff"/>
    </style:style>
    <style:style style:name="P38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a9e79" fo:background-color="#99ffff"/>
    </style:style>
    <style:style style:name="P38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7c746" fo:background-color="#99ffff"/>
    </style:style>
    <style:style style:name="P38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8171e" fo:background-color="#99ffff"/>
    </style:style>
    <style:style style:name="P38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999d3" fo:background-color="#99ffff"/>
    </style:style>
    <style:style style:name="P38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bdbc2" fo:background-color="#99ffff"/>
    </style:style>
    <style:style style:name="P38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c5517" fo:background-color="#99ffff"/>
    </style:style>
    <style:style style:name="P38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0ec13e" fo:background-color="#99ffff"/>
    </style:style>
    <style:style style:name="P39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20b30" fo:background-color="#99ffff"/>
    </style:style>
    <style:style style:name="P39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3952e" fo:background-color="#99ffff"/>
    </style:style>
    <style:style style:name="P39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45c47" fo:background-color="#99ffff"/>
    </style:style>
    <style:style style:name="P39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5d399" fo:background-color="#99ffff"/>
    </style:style>
    <style:style style:name="P39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e5bfc" fo:background-color="#99ffff"/>
    </style:style>
    <style:style style:name="P39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5e9cd" fo:background-color="#99ffff"/>
    </style:style>
    <style:style style:name="P39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9131f" fo:background-color="#99ffff"/>
    </style:style>
    <style:style style:name="P39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1f4f4f" fo:background-color="#99ffff"/>
    </style:style>
    <style:style style:name="P39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04cf8" fo:background-color="#99ffff"/>
    </style:style>
    <style:style style:name="P39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2f255" fo:background-color="#99ffff"/>
    </style:style>
    <style:style style:name="P40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52cc0" fo:background-color="#99ffff"/>
    </style:style>
    <style:style style:name="P40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4a0bc" fo:background-color="#99ffff"/>
    </style:style>
    <style:style style:name="P40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5daff" fo:background-color="#99ffff"/>
    </style:style>
    <style:style style:name="P40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73d27" fo:background-color="#99ffff"/>
    </style:style>
    <style:style style:name="P40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1278838" fo:background-color="#99ffff"/>
    </style:style>
    <style:style style:name="P40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32d6bc2" fo:background-color="#99ffff"/>
    </style:style>
    <style:style style:name="P40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850254" officeooo:paragraph-rsid="032d6bc2" fo:background-color="#ccccff"/>
    </style:style>
    <style:style style:name="P407" style:family="paragraph" style:parent-style-name="Standard">
      <style:paragraph-properties fo:margin-left="0in" fo:margin-right="0in" fo:margin-top="0in" fo:margin-bottom="0in" loext:contextual-spacing="false" fo:line-height="100%" fo:text-indent="0in" style:auto-text-indent="false"/>
      <style:text-properties officeooo:rsid="00bfc4da" officeooo:paragraph-rsid="02f08c1a" fo:background-color="#ff9999"/>
    </style:style>
    <style:style style:name="P408" style:family="paragraph" style:parent-style-name="Standard">
      <style:paragraph-properties fo:margin-left="0in" fo:margin-right="0in" fo:margin-top="0in" fo:margin-bottom="0in" loext:contextual-spacing="false" fo:line-height="100%" fo:text-indent="0in" style:auto-text-indent="false"/>
      <style:text-properties officeooo:rsid="00bfc4da" officeooo:paragraph-rsid="013ce7c5" fo:background-color="#ff9999"/>
    </style:style>
    <style:style style:name="P409" style:family="paragraph" style:parent-style-name="Standard">
      <style:paragraph-properties fo:margin-left="0in" fo:margin-right="0in" fo:margin-top="0in" fo:margin-bottom="0in" loext:contextual-spacing="false" fo:line-height="100%" fo:text-indent="0in" style:auto-text-indent="false"/>
      <style:text-properties officeooo:rsid="000cb940" officeooo:paragraph-rsid="02f08c1a" fo:background-color="#ff9999"/>
    </style:style>
    <style:style style:name="P410" style:family="paragraph" style:parent-style-name="Standard">
      <style:paragraph-properties fo:margin-left="0in" fo:margin-right="0in" fo:margin-top="0in" fo:margin-bottom="0in" loext:contextual-spacing="false" fo:line-height="100%" fo:text-indent="0in" style:auto-text-indent="false"/>
      <style:text-properties officeooo:rsid="00aa553e" officeooo:paragraph-rsid="032d6bc2" fo:background-color="#ff9999"/>
    </style:style>
    <style:style style:name="P41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2c58203"/>
    </style:style>
    <style:style style:name="P41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2c64cd8"/>
    </style:style>
    <style:style style:name="P41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2cb4bdb"/>
    </style:style>
    <style:style style:name="P41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2edbac"/>
    </style:style>
    <style:style style:name="P41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34e2a9"/>
    </style:style>
    <style:style style:name="P41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37c624"/>
    </style:style>
    <style:style style:name="P417"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39812c"/>
    </style:style>
    <style:style style:name="P418"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30a5a0"/>
    </style:style>
    <style:style style:name="P419"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3e8b5c"/>
    </style:style>
    <style:style style:name="P420"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1405d90"/>
    </style:style>
    <style:style style:name="P421"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0d4cc40"/>
    </style:style>
    <style:style style:name="P422"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34a30f6"/>
    </style:style>
    <style:style style:name="P42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paragraph-rsid="034c35bd"/>
    </style:style>
    <style:style style:name="P42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rsid="00aa553e" officeooo:paragraph-rsid="00d1b36b" fo:background-color="#99ffff"/>
    </style:style>
    <style:style style:name="P42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rsid="00aa553e" officeooo:paragraph-rsid="00d4cc40" fo:background-color="#99ffff"/>
    </style:style>
    <style:style style:name="P426"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language="en" fo:country="US" officeooo:rsid="00d60005" officeooo:paragraph-rsid="00d60005" fo:background-color="#99ffff"/>
    </style:style>
    <style:style style:name="P427" style:family="paragraph" style:parent-style-name="Text_20_body">
      <style:paragraph-properties fo:margin-top="0in" fo:margin-bottom="0in" loext:contextual-spacing="false" fo:line-height="100%"/>
      <style:text-properties style:use-window-font-color="true" officeooo:rsid="004c75c5" officeooo:paragraph-rsid="032d6bc2" fo:background-color="#99cccc"/>
    </style:style>
    <style:style style:name="P428" style:family="paragraph" style:parent-style-name="Text_20_body" style:list-style-name="L1">
      <style:paragraph-properties fo:margin-top="0in" fo:margin-bottom="0in" loext:contextual-spacing="false"/>
    </style:style>
    <style:style style:name="P429" style:family="paragraph" style:parent-style-name="Text_20_body">
      <style:paragraph-properties fo:margin-top="0in" fo:margin-bottom="0in" loext:contextual-spacing="false" fo:line-height="100%"/>
      <style:text-properties officeooo:rsid="003fa0f9" officeooo:paragraph-rsid="032d6bc2" fo:background-color="#ff3333"/>
    </style:style>
    <style:style style:name="P430" style:family="paragraph" style:parent-style-name="Text_20_body">
      <style:paragraph-properties fo:margin-top="0in" fo:margin-bottom="0in" loext:contextual-spacing="false" fo:line-height="100%"/>
      <style:text-properties officeooo:paragraph-rsid="032d6bc2"/>
    </style:style>
    <style:style style:name="P431" style:family="paragraph" style:parent-style-name="Text_20_body">
      <style:paragraph-properties fo:margin-top="0in" fo:margin-bottom="0in" loext:contextual-spacing="false" fo:line-height="100%"/>
      <style:text-properties officeooo:rsid="003fa0f9" officeooo:paragraph-rsid="032d6bc2" fo:background-color="#ffcc99"/>
    </style:style>
    <style:style style:name="P432" style:family="paragraph" style:parent-style-name="Text_20_body">
      <style:paragraph-properties fo:margin-top="0in" fo:margin-bottom="0in" loext:contextual-spacing="false" fo:line-height="100%"/>
      <style:text-properties officeooo:paragraph-rsid="032d6bc2" fo:background-color="#ffcc99"/>
    </style:style>
    <style:style style:name="P433" style:family="paragraph" style:parent-style-name="Text_20_body">
      <style:paragraph-properties fo:margin-top="0in" fo:margin-bottom="0in" loext:contextual-spacing="false" fo:line-height="100%"/>
      <style:text-properties fo:language="es" fo:country="ES" officeooo:paragraph-rsid="032d6bc2" fo:background-color="#ff3333"/>
    </style:style>
    <style:style style:name="P434" style:family="paragraph" style:parent-style-name="Text_20_body">
      <style:paragraph-properties fo:margin-top="0in" fo:margin-bottom="0in" loext:contextual-spacing="false" fo:line-height="100%"/>
      <style:text-properties fo:font-size="12pt" fo:language="es" fo:country="ES" officeooo:paragraph-rsid="032d6bc2" fo:background-color="#ffcc99" style:font-size-asian="12pt" style:font-size-complex="12pt"/>
    </style:style>
    <style:style style:name="P435" style:family="paragraph" style:parent-style-name="Text_20_body" style:list-style-name="L1"/>
    <style:style style:name="P436" style:family="paragraph" style:parent-style-name="Text_20_body" style:list-style-name="L2"/>
    <style:style style:name="P437" style:family="paragraph" style:parent-style-name="Text_20_body">
      <style:text-properties style:font-name="Arial1" fo:font-size="12pt"/>
    </style:style>
    <style:style style:name="P438" style:family="paragraph" style:parent-style-name="Text_20_body">
      <style:text-properties fo:color="#6699cc" style:font-name="Arial1" fo:font-size="12pt" fo:font-style="italic"/>
    </style:style>
    <style:style style:name="P439" style:family="paragraph" style:parent-style-name="Text_20_body">
      <style:paragraph-properties fo:text-align="start" style:justify-single-word="false"/>
      <style:text-properties fo:color="#990000" style:font-name="Arial" fo:font-size="14pt" fo:font-weight="bold" officeooo:paragraph-rsid="01b8cb78"/>
    </style:style>
    <style:style style:name="P440" style:family="paragraph" style:parent-style-name="Text_20_body">
      <style:paragraph-properties fo:text-align="start" style:justify-single-word="false"/>
      <style:text-properties style:font-name="Arial"/>
    </style:style>
    <style:style style:name="P441" style:family="paragraph" style:parent-style-name="Text_20_body">
      <style:paragraph-properties fo:text-align="start" style:justify-single-word="false"/>
      <style:text-properties style:font-name="Arial" officeooo:paragraph-rsid="01b8cb78"/>
    </style:style>
    <style:style style:name="P442" style:family="paragraph" style:parent-style-name="Text_20_body">
      <style:text-properties officeooo:paragraph-rsid="00ca59b1"/>
    </style:style>
    <style:style style:name="P443" style:family="paragraph" style:parent-style-name="Text_20_body">
      <style:text-properties officeooo:paragraph-rsid="00ce53bd"/>
    </style:style>
    <style:style style:name="P444" style:family="paragraph" style:parent-style-name="Text_20_body">
      <style:text-properties officeooo:paragraph-rsid="019dea0a"/>
    </style:style>
    <style:style style:name="P445" style:family="paragraph" style:parent-style-name="Text_20_body">
      <style:text-properties officeooo:paragraph-rsid="01b8cb78"/>
    </style:style>
    <style:style style:name="P446" style:family="paragraph" style:parent-style-name="Text_20_body">
      <style:text-properties officeooo:rsid="019fac35" officeooo:paragraph-rsid="019fac35"/>
    </style:style>
    <style:style style:name="P447" style:family="paragraph" style:parent-style-name="Text_20_body">
      <style:text-properties officeooo:paragraph-rsid="019fac35"/>
    </style:style>
    <style:style style:name="P448" style:family="paragraph" style:parent-style-name="Text_20_body">
      <style:paragraph-properties fo:text-align="start" style:justify-single-word="false"/>
    </style:style>
    <style:style style:name="P449" style:family="paragraph" style:parent-style-name="Text_20_body">
      <style:paragraph-properties fo:text-align="start" style:justify-single-word="false"/>
      <style:text-properties officeooo:paragraph-rsid="01b8cb78"/>
    </style:style>
    <style:style style:name="P450" style:family="paragraph" style:parent-style-name="Text_20_body">
      <style:paragraph-properties fo:margin-left="0in" fo:margin-right="0in" fo:margin-top="0in" fo:margin-bottom="0in" loext:contextual-spacing="false" fo:line-height="100%" fo:text-indent="0in" style:auto-text-indent="false"/>
      <style:text-properties officeooo:paragraph-rsid="01bad7cc"/>
    </style:style>
    <style:style style:name="P451" style:family="paragraph" style:parent-style-name="Text_20_body">
      <style:paragraph-properties fo:margin-left="0in" fo:margin-right="0in" fo:margin-top="0in" fo:margin-bottom="0in" loext:contextual-spacing="false" fo:line-height="100%" fo:text-indent="0in" style:auto-text-indent="false"/>
      <style:text-properties officeooo:paragraph-rsid="01ce317a"/>
    </style:style>
    <style:style style:name="P452" style:family="paragraph" style:parent-style-name="Text_20_body">
      <style:paragraph-properties fo:margin-left="0in" fo:margin-right="0in" fo:margin-top="0in" fo:margin-bottom="0in" loext:contextual-spacing="false" fo:line-height="100%" fo:text-indent="0in" style:auto-text-indent="false"/>
      <style:text-properties officeooo:paragraph-rsid="01cfd0cb"/>
    </style:style>
    <style:style style:name="P453" style:family="paragraph" style:parent-style-name="Text_20_body">
      <style:paragraph-properties fo:margin-left="0in" fo:margin-right="0in" fo:margin-top="0in" fo:margin-bottom="0in" loext:contextual-spacing="false" fo:line-height="100%" fo:text-indent="0in" style:auto-text-indent="false"/>
      <style:text-properties officeooo:paragraph-rsid="01d22d9e"/>
    </style:style>
    <style:style style:name="P454" style:family="paragraph" style:parent-style-name="Text_20_body">
      <style:paragraph-properties fo:margin-left="0in" fo:margin-right="0in" fo:margin-top="0in" fo:margin-bottom="0in" loext:contextual-spacing="false" fo:line-height="100%" fo:text-indent="0in" style:auto-text-indent="false"/>
      <style:text-properties officeooo:paragraph-rsid="01df514a"/>
    </style:style>
    <style:style style:name="P455" style:family="paragraph" style:parent-style-name="Text_20_body">
      <style:paragraph-properties fo:margin-left="0in" fo:margin-right="0in" fo:margin-top="0in" fo:margin-bottom="0in" loext:contextual-spacing="false" fo:line-height="100%" fo:text-indent="0in" style:auto-text-indent="false"/>
      <style:text-properties officeooo:paragraph-rsid="01b89693"/>
    </style:style>
    <style:style style:name="P456" style:family="paragraph" style:parent-style-name="Text_20_body">
      <style:paragraph-properties fo:margin-left="0in" fo:margin-right="0in" fo:margin-top="0in" fo:margin-bottom="0in" loext:contextual-spacing="false" fo:line-height="100%" fo:text-indent="0in" style:auto-text-indent="false"/>
      <style:text-properties officeooo:paragraph-rsid="02f08c1a"/>
    </style:style>
    <style:style style:name="P457" style:family="paragraph" style:parent-style-name="Text_20_body">
      <style:paragraph-properties fo:margin-left="0in" fo:margin-right="0in" fo:margin-top="0in" fo:margin-bottom="0in" loext:contextual-spacing="false" fo:line-height="100%" fo:text-indent="0in" style:auto-text-indent="false"/>
      <style:text-properties officeooo:paragraph-rsid="030254e8"/>
    </style:style>
    <style:style style:name="P458" style:family="paragraph" style:parent-style-name="Text_20_body">
      <style:paragraph-properties fo:margin-left="0in" fo:margin-right="0in" fo:margin-top="0in" fo:margin-bottom="0in" loext:contextual-spacing="false" fo:line-height="100%" fo:text-indent="0in" style:auto-text-indent="false"/>
      <style:text-properties officeooo:paragraph-rsid="0308f701"/>
    </style:style>
    <style:style style:name="P459"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aa553e" officeooo:paragraph-rsid="032d6bc2" fo:background-color="#99ffff"/>
    </style:style>
    <style:style style:name="P460" style:family="paragraph" style:parent-style-name="Text_20_body">
      <style:paragraph-properties fo:padding="0in" fo:border="none"/>
    </style:style>
    <style:style style:name="P461" style:family="paragraph" style:parent-style-name="Text_20_body">
      <style:paragraph-properties fo:padding="0in" fo:border="none"/>
      <style:text-properties officeooo:paragraph-rsid="01b8cb78"/>
    </style:style>
    <style:style style:name="P462" style:family="paragraph" style:parent-style-name="Table_20_Contents">
      <style:paragraph-properties fo:margin-top="0in" fo:margin-bottom="0in" loext:contextual-spacing="false" fo:line-height="100%"/>
      <style:text-properties officeooo:rsid="00668162" officeooo:paragraph-rsid="032d6bc2" fo:background-color="#ccff66"/>
    </style:style>
    <style:style style:name="P463" style:family="paragraph" style:parent-style-name="Table_20_Contents">
      <style:paragraph-properties fo:margin-top="0in" fo:margin-bottom="0in" loext:contextual-spacing="false" fo:line-height="100%"/>
      <style:text-properties officeooo:rsid="0014ac9e" officeooo:paragraph-rsid="032d6bc2" fo:background-color="#ccff66"/>
    </style:style>
    <style:style style:name="P464" style:family="paragraph" style:parent-style-name="Table_20_Contents">
      <style:paragraph-properties fo:margin-top="0in" fo:margin-bottom="0in" loext:contextual-spacing="false" fo:line-height="100%"/>
      <style:text-properties officeooo:rsid="0065ce83" officeooo:paragraph-rsid="032d6bc2" fo:background-color="#ccff66"/>
    </style:style>
    <style:style style:name="P465" style:family="paragraph" style:parent-style-name="Table_20_Contents">
      <style:paragraph-properties fo:margin-top="0in" fo:margin-bottom="0in" loext:contextual-spacing="false" fo:line-height="100%"/>
      <style:text-properties officeooo:rsid="00643ec7" officeooo:paragraph-rsid="032d6bc2" fo:background-color="#ccff66"/>
    </style:style>
    <style:style style:name="P466" style:family="paragraph" style:parent-style-name="Table_20_Contents">
      <style:paragraph-properties fo:margin-top="0in" fo:margin-bottom="0in" loext:contextual-spacing="false" fo:line-height="100%"/>
      <style:text-properties officeooo:rsid="00797cf3" officeooo:paragraph-rsid="032d6bc2" fo:background-color="#ccff66"/>
    </style:style>
    <style:style style:name="P467" style:family="paragraph" style:parent-style-name="Table_20_Contents">
      <style:paragraph-properties fo:margin-top="0in" fo:margin-bottom="0in" loext:contextual-spacing="false" fo:line-height="100%"/>
      <style:text-properties officeooo:rsid="005ff30b" officeooo:paragraph-rsid="032d6bc2" fo:background-color="#ccff66"/>
    </style:style>
    <style:style style:name="P468" style:family="paragraph" style:parent-style-name="Table_20_Contents">
      <style:paragraph-properties fo:margin-top="0in" fo:margin-bottom="0in" loext:contextual-spacing="false" fo:line-height="100%"/>
      <style:text-properties fo:language="en" fo:country="US" officeooo:rsid="0014ac9e" officeooo:paragraph-rsid="032d6bc2" fo:background-color="#ccff66"/>
    </style:style>
    <style:style style:name="P469" style:family="paragraph" style:parent-style-name="Table_20_Contents">
      <style:paragraph-properties fo:margin-top="0in" fo:margin-bottom="0in" loext:contextual-spacing="false" fo:line-height="100%"/>
      <style:text-properties officeooo:rsid="001869fc" officeooo:paragraph-rsid="032d6bc2" fo:background-color="#ff3333"/>
    </style:style>
    <style:style style:name="P470" style:family="paragraph" style:parent-style-name="Table_20_Contents">
      <style:paragraph-properties fo:margin-top="0in" fo:margin-bottom="0in" loext:contextual-spacing="false" fo:line-height="100%"/>
      <style:text-properties officeooo:rsid="00a88a83" officeooo:paragraph-rsid="032d6bc2" fo:background-color="#ff3333"/>
    </style:style>
    <style:style style:name="P471" style:family="paragraph" style:parent-style-name="Table_20_Contents">
      <style:paragraph-properties fo:margin-top="0in" fo:margin-bottom="0in" loext:contextual-spacing="false" fo:line-height="100%"/>
      <style:text-properties officeooo:rsid="00705829" officeooo:paragraph-rsid="032d6bc2" fo:background-color="#ff3333"/>
    </style:style>
    <style:style style:name="P472" style:family="paragraph" style:parent-style-name="Table_20_Contents">
      <style:paragraph-properties fo:margin-top="0in" fo:margin-bottom="0in" loext:contextual-spacing="false" fo:line-height="100%"/>
      <style:text-properties officeooo:rsid="0071e67e" officeooo:paragraph-rsid="032d6bc2" fo:background-color="#ff3333"/>
    </style:style>
    <style:style style:name="P473" style:family="paragraph" style:parent-style-name="Table_20_Contents">
      <style:paragraph-properties fo:margin-top="0in" fo:margin-bottom="0in" loext:contextual-spacing="false" fo:line-height="100%"/>
      <style:text-properties officeooo:rsid="001ad6e4" officeooo:paragraph-rsid="032d6bc2" fo:background-color="#ff3333"/>
    </style:style>
    <style:style style:name="P474" style:family="paragraph" style:parent-style-name="Table_20_Contents">
      <style:paragraph-properties fo:margin-top="0in" fo:margin-bottom="0in" loext:contextual-spacing="false" fo:line-height="100%"/>
      <style:text-properties officeooo:rsid="0024d84a" officeooo:paragraph-rsid="032d6bc2" fo:background-color="#ff3333"/>
    </style:style>
    <style:style style:name="P475" style:family="paragraph" style:parent-style-name="Table_20_Contents">
      <style:paragraph-properties fo:margin-top="0in" fo:margin-bottom="0in" loext:contextual-spacing="false" fo:line-height="100%"/>
      <style:text-properties officeooo:rsid="0027efa3" officeooo:paragraph-rsid="032d6bc2" fo:background-color="#ff3333"/>
    </style:style>
    <style:style style:name="P476" style:family="paragraph" style:parent-style-name="Table_20_Contents">
      <style:paragraph-properties fo:margin-top="0in" fo:margin-bottom="0in" loext:contextual-spacing="false" fo:line-height="100%"/>
      <style:text-properties officeooo:rsid="0027efa3" officeooo:paragraph-rsid="032d6bc2" fo:background-color="#ff3333"/>
    </style:style>
    <style:style style:name="P477" style:family="paragraph" style:parent-style-name="Table_20_Contents">
      <style:paragraph-properties fo:margin-top="0in" fo:margin-bottom="0in" loext:contextual-spacing="false" fo:line-height="100%"/>
      <style:text-properties officeooo:rsid="003fa0f9" officeooo:paragraph-rsid="032d6bc2" fo:background-color="#ff3333"/>
    </style:style>
    <style:style style:name="P478" style:family="paragraph" style:parent-style-name="Table_20_Contents">
      <style:paragraph-properties fo:margin-top="0in" fo:margin-bottom="0in" loext:contextual-spacing="false" fo:line-height="100%"/>
      <style:text-properties officeooo:rsid="0044c12c" officeooo:paragraph-rsid="032d6bc2" fo:background-color="#ff3333"/>
    </style:style>
    <style:style style:name="P479" style:family="paragraph" style:parent-style-name="Table_20_Contents">
      <style:paragraph-properties fo:margin-top="0in" fo:margin-bottom="0in" loext:contextual-spacing="false" fo:line-height="100%"/>
      <style:text-properties officeooo:rsid="00a4428f" officeooo:paragraph-rsid="032d6bc2" fo:background-color="#ff3333"/>
    </style:style>
    <style:style style:name="P480" style:family="paragraph" style:parent-style-name="Table_20_Contents">
      <style:paragraph-properties fo:margin-top="0in" fo:margin-bottom="0in" loext:contextual-spacing="false" fo:line-height="100%"/>
      <style:text-properties officeooo:rsid="0045e5ab" officeooo:paragraph-rsid="032d6bc2" fo:background-color="#ff3333"/>
    </style:style>
    <style:style style:name="P481" style:family="paragraph" style:parent-style-name="Table_20_Contents">
      <style:paragraph-properties fo:margin-top="0in" fo:margin-bottom="0in" loext:contextual-spacing="false" fo:line-height="100%"/>
      <style:text-properties officeooo:rsid="0014ac9e" officeooo:paragraph-rsid="032d6bc2" fo:background-color="#ff3333"/>
    </style:style>
    <style:style style:name="P482" style:family="paragraph" style:parent-style-name="Table_20_Contents">
      <style:paragraph-properties fo:margin-top="0in" fo:margin-bottom="0in" loext:contextual-spacing="false" fo:line-height="100%"/>
      <style:text-properties officeooo:rsid="0022cad8" officeooo:paragraph-rsid="032d6bc2" fo:background-color="#ff3333"/>
    </style:style>
    <style:style style:name="P483" style:family="paragraph" style:parent-style-name="Table_20_Contents">
      <style:paragraph-properties fo:margin-top="0in" fo:margin-bottom="0in" loext:contextual-spacing="false" fo:line-height="100%"/>
      <style:text-properties officeooo:rsid="00278265" officeooo:paragraph-rsid="032d6bc2" fo:background-color="#ff3333"/>
    </style:style>
    <style:style style:name="P484" style:family="paragraph" style:parent-style-name="Table_20_Contents">
      <style:paragraph-properties fo:margin-top="0in" fo:margin-bottom="0in" loext:contextual-spacing="false" fo:line-height="100%"/>
      <style:text-properties officeooo:rsid="00850254" officeooo:paragraph-rsid="032d6bc2" fo:background-color="#ff9999"/>
    </style:style>
    <style:style style:name="P485" style:family="paragraph" style:parent-style-name="Table_20_Contents">
      <style:paragraph-properties fo:margin-top="0in" fo:margin-bottom="0in" loext:contextual-spacing="false" fo:line-height="100%"/>
      <style:text-properties officeooo:rsid="001e7d4d" officeooo:paragraph-rsid="032d6bc2" fo:background-color="#ff9999"/>
    </style:style>
    <style:style style:name="P486" style:family="paragraph" style:parent-style-name="Table_20_Contents">
      <style:paragraph-properties fo:margin-top="0in" fo:margin-bottom="0in" loext:contextual-spacing="false" fo:line-height="100%"/>
      <style:text-properties officeooo:rsid="001fd9a2" officeooo:paragraph-rsid="032d6bc2" fo:background-color="#ff9999"/>
    </style:style>
    <style:style style:name="P487" style:family="paragraph" style:parent-style-name="Table_20_Contents">
      <style:paragraph-properties fo:margin-top="0in" fo:margin-bottom="0in" loext:contextual-spacing="false" fo:line-height="100%"/>
      <style:text-properties officeooo:rsid="008030b2" officeooo:paragraph-rsid="032d6bc2" fo:background-color="#ff9999"/>
    </style:style>
    <style:style style:name="P488" style:family="paragraph" style:parent-style-name="Table_20_Contents">
      <style:paragraph-properties fo:margin-top="0in" fo:margin-bottom="0in" loext:contextual-spacing="false" fo:line-height="100%"/>
      <style:text-properties officeooo:rsid="0080b255" officeooo:paragraph-rsid="032d6bc2" fo:background-color="#ff9999"/>
    </style:style>
    <style:style style:name="P489" style:family="paragraph" style:parent-style-name="Table_20_Contents">
      <style:paragraph-properties fo:margin-top="0in" fo:margin-bottom="0in" loext:contextual-spacing="false" fo:line-height="100%"/>
      <style:text-properties officeooo:rsid="0081d01c" officeooo:paragraph-rsid="032d6bc2" fo:background-color="#ff9999"/>
    </style:style>
    <style:style style:name="P490" style:family="paragraph" style:parent-style-name="Table_20_Contents">
      <style:paragraph-properties fo:margin-top="0in" fo:margin-bottom="0in" loext:contextual-spacing="false" fo:line-height="100%"/>
      <style:text-properties officeooo:rsid="00850254" officeooo:paragraph-rsid="032d6bc2" fo:background-color="#ccccff"/>
    </style:style>
    <style:style style:name="P491" style:family="paragraph" style:parent-style-name="Table_20_Contents">
      <style:paragraph-properties fo:margin-top="0in" fo:margin-bottom="0in" loext:contextual-spacing="false" fo:line-height="100%"/>
      <style:text-properties officeooo:rsid="0094204e" officeooo:paragraph-rsid="032d6bc2" fo:background-color="#ccccff"/>
    </style:style>
    <style:style style:name="P492" style:family="paragraph" style:parent-style-name="Table_20_Contents">
      <style:paragraph-properties fo:margin-top="0in" fo:margin-bottom="0in" loext:contextual-spacing="false" fo:line-height="100%"/>
      <style:text-properties officeooo:rsid="005283d4" officeooo:paragraph-rsid="032d6bc2" fo:background-color="#ccccff"/>
    </style:style>
    <style:style style:name="P493" style:family="paragraph" style:parent-style-name="Table_20_Contents">
      <style:paragraph-properties fo:margin-top="0in" fo:margin-bottom="0in" loext:contextual-spacing="false" fo:line-height="100%"/>
      <style:text-properties officeooo:rsid="00a924f0" officeooo:paragraph-rsid="032d6bc2" fo:background-color="#ccccff"/>
    </style:style>
    <style:style style:name="P494" style:family="paragraph" style:parent-style-name="Table_20_Contents">
      <style:paragraph-properties fo:margin-top="0in" fo:margin-bottom="0in" loext:contextual-spacing="false" fo:line-height="100%"/>
      <style:text-properties officeooo:paragraph-rsid="032d6bc2"/>
    </style:style>
    <style:style style:name="P495" style:family="paragraph" style:parent-style-name="Table_20_Contents">
      <style:paragraph-properties fo:margin-top="0in" fo:margin-bottom="0in" loext:contextual-spacing="false" fo:line-height="100%"/>
      <style:text-properties officeooo:rsid="007ca505" officeooo:paragraph-rsid="032d6bc2" fo:background-color="#ffd320"/>
    </style:style>
    <style:style style:name="P496" style:family="paragraph" style:parent-style-name="Table_20_Contents">
      <style:paragraph-properties fo:margin-top="0in" fo:margin-bottom="0in" loext:contextual-spacing="false" fo:line-height="100%"/>
      <style:text-properties officeooo:rsid="007e73bc" officeooo:paragraph-rsid="032d6bc2" fo:background-color="#ffd320"/>
    </style:style>
    <style:style style:name="P497" style:family="paragraph" style:parent-style-name="Table_20_Contents">
      <style:paragraph-properties fo:margin-top="0in" fo:margin-bottom="0in" loext:contextual-spacing="false" fo:line-height="100%"/>
      <style:text-properties officeooo:rsid="003fa0f9" officeooo:paragraph-rsid="032d6bc2" fo:background-color="#ff6666"/>
    </style:style>
    <style:style style:name="P498" style:family="paragraph" style:parent-style-name="Table_20_Contents">
      <style:paragraph-properties fo:margin-top="0in" fo:margin-bottom="0in" loext:contextual-spacing="false" fo:line-height="100%"/>
      <style:text-properties officeooo:rsid="004ada3a" officeooo:paragraph-rsid="032d6bc2" fo:background-color="#ff6666"/>
    </style:style>
    <style:style style:name="P499" style:family="paragraph" style:parent-style-name="Table_20_Contents">
      <style:paragraph-properties fo:margin-top="0in" fo:margin-bottom="0in" loext:contextual-spacing="false" fo:line-height="100%"/>
      <style:text-properties officeooo:rsid="0044c12c" officeooo:paragraph-rsid="032d6bc2" fo:background-color="#ff6666"/>
    </style:style>
    <style:style style:name="P500" style:family="paragraph" style:parent-style-name="Table_20_Contents">
      <style:paragraph-properties fo:margin-top="0in" fo:margin-bottom="0in" loext:contextual-spacing="false" fo:line-height="100%"/>
      <style:text-properties officeooo:rsid="0045e5ab" officeooo:paragraph-rsid="032d6bc2" fo:background-color="#ff6666"/>
    </style:style>
    <style:style style:name="P501" style:family="paragraph" style:parent-style-name="Table_20_Contents">
      <style:paragraph-properties fo:margin-top="0in" fo:margin-bottom="0in" loext:contextual-spacing="false" fo:line-height="100%"/>
      <style:text-properties officeooo:rsid="001cd646" officeooo:paragraph-rsid="032d6bc2" fo:background-color="#aea79f"/>
    </style:style>
    <style:style style:name="P502" style:family="paragraph" style:parent-style-name="Table_20_Contents">
      <style:paragraph-properties fo:margin-top="0in" fo:margin-bottom="0in" loext:contextual-spacing="false" fo:line-height="100%"/>
      <style:text-properties officeooo:rsid="0022cad8" officeooo:paragraph-rsid="032d6bc2" fo:background-color="#aea79f"/>
    </style:style>
    <style:style style:name="P503" style:family="paragraph" style:parent-style-name="Table_20_Contents">
      <style:paragraph-properties fo:margin-top="0in" fo:margin-bottom="0in" loext:contextual-spacing="false" fo:line-height="100%"/>
      <style:text-properties officeooo:rsid="001e7d4d" officeooo:paragraph-rsid="032d6bc2" fo:background-color="#aea79f"/>
    </style:style>
    <style:style style:name="P504" style:family="paragraph" style:parent-style-name="Table_20_Contents">
      <style:paragraph-properties fo:margin-top="0in" fo:margin-bottom="0in" loext:contextual-spacing="false" fo:line-height="100%"/>
      <style:text-properties officeooo:rsid="005283d4" officeooo:paragraph-rsid="032d6bc2" fo:background-color="#66ffff"/>
    </style:style>
    <style:style style:name="P505" style:family="paragraph" style:parent-style-name="Table_20_Contents">
      <style:paragraph-properties fo:margin-top="0in" fo:margin-bottom="0in" loext:contextual-spacing="false" fo:line-height="100%"/>
      <style:text-properties officeooo:rsid="00b108db" officeooo:paragraph-rsid="032d6bc2" fo:background-color="#ffccff"/>
    </style:style>
    <style:style style:name="P506" style:family="paragraph" style:parent-style-name="Table_20_Contents">
      <style:paragraph-properties fo:margin-top="0in" fo:margin-bottom="0in" loext:contextual-spacing="false" fo:line-height="100%"/>
      <style:text-properties officeooo:rsid="005283d4" officeooo:paragraph-rsid="032d6bc2" fo:background-color="#ffccff"/>
    </style:style>
    <style:style style:name="P507" style:family="paragraph" style:parent-style-name="Table_20_Contents">
      <style:paragraph-properties fo:margin-top="0in" fo:margin-bottom="0in" loext:contextual-spacing="false" fo:line-height="100%"/>
      <style:text-properties officeooo:rsid="00bcb5e7" officeooo:paragraph-rsid="032d6bc2" fo:background-color="#ffccff"/>
    </style:style>
    <style:style style:name="P508" style:family="paragraph" style:parent-style-name="Table_20_Contents">
      <style:paragraph-properties fo:margin-top="0in" fo:margin-bottom="0in" loext:contextual-spacing="false" fo:line-height="100%"/>
      <style:text-properties officeooo:rsid="0014ac9e" officeooo:paragraph-rsid="032d6bc2" fo:background-color="#66ccff"/>
    </style:style>
    <style:style style:name="P509" style:family="paragraph" style:parent-style-name="Table_20_Contents">
      <style:paragraph-properties fo:margin-top="0in" fo:margin-bottom="0in" loext:contextual-spacing="false" fo:line-height="100%"/>
      <style:text-properties officeooo:rsid="0039062a" officeooo:paragraph-rsid="032d6bc2" fo:background-color="#66ccff"/>
    </style:style>
    <style:style style:name="P510" style:family="paragraph" style:parent-style-name="Table_20_Contents">
      <style:paragraph-properties fo:margin-top="0in" fo:margin-bottom="0in" loext:contextual-spacing="false" fo:line-height="100%"/>
      <style:text-properties officeooo:rsid="00278265" officeooo:paragraph-rsid="032d6bc2" fo:background-color="#66ccff"/>
    </style:style>
    <style:style style:name="P511" style:family="paragraph" style:parent-style-name="Table_20_Contents">
      <style:paragraph-properties fo:margin-top="0in" fo:margin-bottom="0in" loext:contextual-spacing="false" fo:line-height="100%"/>
      <style:text-properties officeooo:rsid="002a525c" officeooo:paragraph-rsid="032d6bc2" fo:background-color="#66ccff"/>
    </style:style>
    <style:style style:name="P512" style:family="paragraph" style:parent-style-name="Table_20_Contents">
      <style:paragraph-properties fo:margin-top="0in" fo:margin-bottom="0in" loext:contextual-spacing="false" fo:line-height="100%"/>
      <style:text-properties officeooo:rsid="00331598" officeooo:paragraph-rsid="032d6bc2" fo:background-color="#66ccff"/>
    </style:style>
    <style:style style:name="P513" style:family="paragraph" style:parent-style-name="Table_20_Contents">
      <style:paragraph-properties fo:margin-top="0in" fo:margin-bottom="0in" loext:contextual-spacing="false" fo:line-height="100%"/>
      <style:text-properties officeooo:rsid="00c02b34" officeooo:paragraph-rsid="032d6bc2" fo:background-color="#66ccff"/>
    </style:style>
    <style:style style:name="P514" style:family="paragraph" style:parent-style-name="Table_20_Contents">
      <style:paragraph-properties fo:margin-top="0in" fo:margin-bottom="0in" loext:contextual-spacing="false" fo:line-height="100%"/>
      <style:text-properties officeooo:rsid="00bff110" officeooo:paragraph-rsid="032d6bc2" fo:background-color="#66ccff"/>
    </style:style>
    <style:style style:name="P515" style:family="paragraph" style:parent-style-name="Table_20_Contents">
      <style:paragraph-properties fo:margin-top="0in" fo:margin-bottom="0in" loext:contextual-spacing="false" fo:line-height="100%"/>
      <style:text-properties officeooo:rsid="0033da77" officeooo:paragraph-rsid="032d6bc2" fo:background-color="#66ccff"/>
    </style:style>
    <style:style style:name="P516" style:family="paragraph" style:parent-style-name="Table_20_Contents">
      <style:paragraph-properties fo:margin-top="0in" fo:margin-bottom="0in" loext:contextual-spacing="false" fo:line-height="100%"/>
      <style:text-properties officeooo:rsid="0022cad8" officeooo:paragraph-rsid="032d6bc2" fo:background-color="#66ccff"/>
    </style:style>
    <style:style style:name="P517" style:family="paragraph" style:parent-style-name="Table_20_Contents">
      <style:paragraph-properties fo:margin-top="0in" fo:margin-bottom="0in" loext:contextual-spacing="false" fo:line-height="100%"/>
      <style:text-properties officeooo:rsid="0035c043" officeooo:paragraph-rsid="032d6bc2" fo:background-color="#66ccff"/>
    </style:style>
    <style:style style:name="P518" style:family="paragraph" style:parent-style-name="Table_20_Contents">
      <style:paragraph-properties fo:margin-top="0in" fo:margin-bottom="0in" loext:contextual-spacing="false" fo:line-height="100%"/>
      <style:text-properties officeooo:rsid="00628c95" officeooo:paragraph-rsid="032d6bc2" fo:background-color="#66ccff"/>
    </style:style>
    <style:style style:name="P519" style:family="paragraph" style:parent-style-name="Table_20_Contents">
      <style:paragraph-properties fo:margin-top="0in" fo:margin-bottom="0in" loext:contextual-spacing="false" fo:line-height="100%"/>
      <style:text-properties officeooo:rsid="006aa444" officeooo:paragraph-rsid="032d6bc2" fo:background-color="#66ccff"/>
    </style:style>
    <style:style style:name="P520" style:family="paragraph" style:parent-style-name="Table_20_Contents">
      <style:paragraph-properties fo:margin-top="0in" fo:margin-bottom="0in" loext:contextual-spacing="false" fo:line-height="100%"/>
      <style:text-properties officeooo:rsid="007acc2c" officeooo:paragraph-rsid="032d6bc2" fo:background-color="#66ccff"/>
    </style:style>
    <style:style style:name="P521" style:family="paragraph" style:parent-style-name="Table_20_Contents">
      <style:paragraph-properties fo:margin-top="0in" fo:margin-bottom="0in" loext:contextual-spacing="false" fo:line-height="100%"/>
      <style:text-properties officeooo:rsid="007b710f" officeooo:paragraph-rsid="032d6bc2" fo:background-color="#66ccff"/>
    </style:style>
    <style:style style:name="P522" style:family="paragraph" style:parent-style-name="Table_20_Contents">
      <style:paragraph-properties fo:margin-top="0in" fo:margin-bottom="0in" loext:contextual-spacing="false" fo:line-height="100%"/>
      <style:text-properties officeooo:rsid="007ca505" officeooo:paragraph-rsid="032d6bc2" fo:background-color="#66ccff"/>
    </style:style>
    <style:style style:name="P523" style:family="paragraph" style:parent-style-name="Table_20_Contents">
      <style:paragraph-properties fo:margin-top="0in" fo:margin-bottom="0in" loext:contextual-spacing="false" fo:line-height="100%"/>
      <style:text-properties officeooo:rsid="007e73bc" officeooo:paragraph-rsid="032d6bc2" fo:background-color="#66ccff"/>
    </style:style>
    <style:style style:name="P524" style:family="paragraph" style:parent-style-name="Table_20_Contents">
      <style:paragraph-properties fo:margin-top="0in" fo:margin-bottom="0in" loext:contextual-spacing="false" fo:line-height="100%"/>
      <style:text-properties officeooo:rsid="0014ac9e" officeooo:paragraph-rsid="032d6bc2" fo:background-color="#ffcc00"/>
    </style:style>
    <style:style style:name="P525" style:family="paragraph" style:parent-style-name="Table_20_Contents">
      <style:paragraph-properties fo:margin-top="0in" fo:margin-bottom="0in" loext:contextual-spacing="false" fo:line-height="100%"/>
      <style:text-properties officeooo:rsid="002a978d" officeooo:paragraph-rsid="032d6bc2" fo:background-color="#ffcc00"/>
    </style:style>
    <style:style style:name="P526" style:family="paragraph" style:parent-style-name="Table_20_Contents">
      <style:paragraph-properties fo:margin-top="0in" fo:margin-bottom="0in" loext:contextual-spacing="false" fo:line-height="100%"/>
      <style:text-properties officeooo:rsid="002ccf9f" officeooo:paragraph-rsid="032d6bc2" fo:background-color="#ffcc00"/>
    </style:style>
    <style:style style:name="P527" style:family="paragraph" style:parent-style-name="Table_20_Contents">
      <style:paragraph-properties fo:margin-top="0in" fo:margin-bottom="0in" loext:contextual-spacing="false" fo:line-height="100%"/>
      <style:text-properties officeooo:rsid="0014ac9e" officeooo:paragraph-rsid="032d6bc2"/>
    </style:style>
    <style:style style:name="P528" style:family="paragraph" style:parent-style-name="Table_20_Contents">
      <style:paragraph-properties fo:margin-top="0in" fo:margin-bottom="0in" loext:contextual-spacing="false" fo:line-height="100%"/>
      <style:text-properties officeooo:rsid="00547a51" officeooo:paragraph-rsid="032d6bc2"/>
    </style:style>
    <style:style style:name="P529" style:family="paragraph" style:parent-style-name="Table_20_Contents">
      <style:paragraph-properties fo:margin-top="0in" fo:margin-bottom="0in" loext:contextual-spacing="false" fo:line-height="100%"/>
      <style:text-properties style:use-window-font-color="true" officeooo:rsid="00569092" officeooo:paragraph-rsid="032d6bc2" fo:background-color="#ffff00"/>
    </style:style>
    <style:style style:name="P530" style:family="paragraph" style:parent-style-name="Table_20_Contents">
      <style:paragraph-properties fo:margin-top="0in" fo:margin-bottom="0in" loext:contextual-spacing="false" fo:line-height="100%"/>
      <style:text-properties fo:color="#000000" officeooo:rsid="004a75ad" officeooo:paragraph-rsid="032d6bc2" fo:background-color="#ff6666"/>
    </style:style>
    <style:style style:name="P531" style:family="paragraph" style:parent-style-name="Table_20_Contents">
      <style:paragraph-properties fo:margin-top="0in" fo:margin-bottom="0in" loext:contextual-spacing="false" fo:line-height="100%"/>
      <style:text-properties fo:color="#000000" officeooo:rsid="00498fdd" officeooo:paragraph-rsid="032d6bc2" fo:background-color="#ff3333"/>
    </style:style>
    <style:style style:name="P532" style:family="paragraph" style:parent-style-name="Table_20_Contents">
      <style:paragraph-properties fo:margin-top="0in" fo:margin-bottom="0in" loext:contextual-spacing="false" fo:line-height="100%"/>
      <style:text-properties fo:color="#000000" officeooo:rsid="0045e5ab" officeooo:paragraph-rsid="032d6bc2" fo:background-color="#ff3333"/>
    </style:style>
    <style:style style:name="P533" style:family="paragraph" style:parent-style-name="Table_20_Contents">
      <style:paragraph-properties fo:margin-top="0in" fo:margin-bottom="0in" loext:contextual-spacing="false" fo:line-height="100%"/>
      <style:text-properties officeooo:rsid="001fd9a2" officeooo:paragraph-rsid="032d6bc2" fo:background-color="#ccffcc"/>
    </style:style>
    <style:style style:name="P534" style:family="paragraph" style:parent-style-name="Table_20_Contents">
      <style:paragraph-properties fo:margin-top="0in" fo:margin-bottom="0in" loext:contextual-spacing="false" fo:line-height="100%"/>
      <style:text-properties officeooo:rsid="005283d4" officeooo:paragraph-rsid="032d6bc2" fo:background-color="#99ff66"/>
    </style:style>
    <style:style style:name="P535" style:family="paragraph" style:parent-style-name="Table_20_Contents">
      <style:paragraph-properties fo:margin-top="0in" fo:margin-bottom="0in" loext:contextual-spacing="false" fo:line-height="100%"/>
      <style:text-properties officeooo:rsid="0019f1e9" officeooo:paragraph-rsid="032d6bc2" fo:background-color="#cc99cc"/>
    </style:style>
    <style:style style:name="P536" style:family="paragraph" style:parent-style-name="Table_20_Contents">
      <style:paragraph-properties fo:margin-top="0in" fo:margin-bottom="0in" loext:contextual-spacing="false" fo:line-height="100%"/>
      <style:text-properties officeooo:rsid="006d67df" officeooo:paragraph-rsid="032d6bc2" fo:background-color="#cc99cc"/>
    </style:style>
    <style:style style:name="P537" style:family="paragraph" style:parent-style-name="Table_20_Contents">
      <style:paragraph-properties fo:margin-top="0in" fo:margin-bottom="0in" loext:contextual-spacing="false" fo:line-height="100%"/>
      <style:text-properties officeooo:rsid="0056e498" officeooo:paragraph-rsid="032d6bc2" fo:background-color="#ffffcc"/>
    </style:style>
    <style:style style:name="P538" style:family="paragraph" style:parent-style-name="Table_20_Contents">
      <style:paragraph-properties fo:margin-top="0in" fo:margin-bottom="0in" loext:contextual-spacing="false" fo:line-height="100%"/>
      <style:text-properties officeooo:rsid="0081d01c" officeooo:paragraph-rsid="032d6bc2" fo:background-color="#ff99ff"/>
    </style:style>
    <style:style style:name="P539" style:family="paragraph" style:parent-style-name="Table_20_Contents">
      <style:paragraph-properties fo:margin-top="0in" fo:margin-bottom="0in" loext:contextual-spacing="false" fo:line-height="100%"/>
      <style:text-properties officeooo:rsid="0083586c" officeooo:paragraph-rsid="032d6bc2" fo:background-color="#ff99ff"/>
    </style:style>
    <style:style style:name="P540" style:family="paragraph" style:parent-style-name="Table_20_Contents">
      <style:paragraph-properties fo:margin-top="0in" fo:margin-bottom="0in" loext:contextual-spacing="false" fo:line-height="100%"/>
      <style:text-properties officeooo:rsid="0094204e" officeooo:paragraph-rsid="032d6bc2"/>
    </style:style>
    <style:style style:name="P541" style:family="paragraph" style:parent-style-name="Table_20_Contents">
      <style:paragraph-properties fo:margin-top="0in" fo:margin-bottom="0in" loext:contextual-spacing="false" fo:line-height="100%"/>
      <style:text-properties fo:language="es" fo:country="ES" officeooo:rsid="002a978d" officeooo:paragraph-rsid="032d6bc2" fo:background-color="#ffcc00"/>
    </style:style>
    <style:style style:name="P542" style:family="paragraph" style:parent-style-name="Table_20_Contents">
      <style:paragraph-properties fo:margin-top="0in" fo:margin-bottom="0in" loext:contextual-spacing="false" fo:line-height="100%"/>
      <style:text-properties fo:language="es" fo:country="ES" officeooo:rsid="00850254" officeooo:paragraph-rsid="032d6bc2" fo:background-color="#ff9999"/>
    </style:style>
    <style:style style:name="P543" style:family="paragraph" style:parent-style-name="Table_20_Contents">
      <style:paragraph-properties fo:margin-top="0in" fo:margin-bottom="0in" loext:contextual-spacing="false" fo:line-height="100%"/>
      <style:text-properties fo:font-size="12pt" fo:language="es" fo:country="ES" officeooo:rsid="001e7d4d" officeooo:paragraph-rsid="032d6bc2" fo:background-color="#aea79f" style:font-size-asian="12pt" style:font-size-complex="12pt"/>
    </style:style>
    <style:style style:name="P544" style:family="paragraph" style:parent-style-name="Table_20_Contents">
      <style:text-properties officeooo:rsid="01c74ce3" officeooo:paragraph-rsid="01c74ce3"/>
    </style:style>
    <style:style style:name="P545" style:family="paragraph" style:parent-style-name="Table_20_Contents">
      <style:text-properties officeooo:rsid="01d3fb39" officeooo:paragraph-rsid="01d3fb39"/>
    </style:style>
    <style:style style:name="P546" style:family="paragraph" style:parent-style-name="Table_20_Contents">
      <style:text-properties officeooo:rsid="01bdd30c" officeooo:paragraph-rsid="01bdd30c"/>
    </style:style>
    <style:style style:name="P547" style:family="paragraph" style:parent-style-name="Table_20_Contents">
      <style:text-properties officeooo:rsid="01bdd30c" officeooo:paragraph-rsid="01edd253"/>
    </style:style>
    <style:style style:name="P548" style:family="paragraph" style:parent-style-name="Table_20_Contents">
      <style:text-properties officeooo:rsid="01bdd30c" officeooo:paragraph-rsid="01fd243e"/>
    </style:style>
    <style:style style:name="P549" style:family="paragraph" style:parent-style-name="Table_20_Contents">
      <style:text-properties officeooo:rsid="01d87e39" officeooo:paragraph-rsid="01d87e39"/>
    </style:style>
    <style:style style:name="P550" style:family="paragraph" style:parent-style-name="Table_20_Contents">
      <style:text-properties officeooo:rsid="01d87e39" officeooo:paragraph-rsid="01d8f62b"/>
    </style:style>
    <style:style style:name="P551" style:family="paragraph" style:parent-style-name="Table_20_Contents">
      <style:text-properties officeooo:rsid="01d8f62b" officeooo:paragraph-rsid="01d8f62b"/>
    </style:style>
    <style:style style:name="P552" style:family="paragraph" style:parent-style-name="Table_20_Contents">
      <style:text-properties officeooo:rsid="01daa6af" officeooo:paragraph-rsid="01daa6af"/>
    </style:style>
    <style:style style:name="P553" style:family="paragraph" style:parent-style-name="Table_20_Contents">
      <style:text-properties officeooo:rsid="01dde73c" officeooo:paragraph-rsid="01dde73c"/>
    </style:style>
    <style:style style:name="P554" style:family="paragraph" style:parent-style-name="Table_20_Contents">
      <style:text-properties officeooo:rsid="01e06927" officeooo:paragraph-rsid="01e06927"/>
    </style:style>
    <style:style style:name="P555" style:family="paragraph" style:parent-style-name="Table_20_Contents">
      <style:text-properties officeooo:rsid="01e06927" officeooo:paragraph-rsid="022d3feb"/>
    </style:style>
    <style:style style:name="P556" style:family="paragraph" style:parent-style-name="Table_20_Contents">
      <style:text-properties officeooo:rsid="01e269b2" officeooo:paragraph-rsid="01e269b2"/>
    </style:style>
    <style:style style:name="P557" style:family="paragraph" style:parent-style-name="Table_20_Contents">
      <style:text-properties officeooo:rsid="01e49b2c" officeooo:paragraph-rsid="01e49b2c"/>
    </style:style>
    <style:style style:name="P558" style:family="paragraph" style:parent-style-name="Table_20_Contents">
      <style:text-properties officeooo:rsid="01ea32da" officeooo:paragraph-rsid="01ea32da"/>
    </style:style>
    <style:style style:name="P559" style:family="paragraph" style:parent-style-name="Table_20_Contents">
      <style:text-properties officeooo:rsid="01f2e0fe" officeooo:paragraph-rsid="01f2e0fe"/>
    </style:style>
    <style:style style:name="P560" style:family="paragraph" style:parent-style-name="Table_20_Contents">
      <style:text-properties fo:language="en" fo:country="US" officeooo:rsid="01f2e0fe" officeooo:paragraph-rsid="01f2e0fe"/>
    </style:style>
    <style:style style:name="P561" style:family="paragraph" style:parent-style-name="Table_20_Contents">
      <style:text-properties officeooo:paragraph-rsid="01bfa666"/>
    </style:style>
    <style:style style:name="P562" style:family="paragraph" style:parent-style-name="Table_20_Contents">
      <style:text-properties officeooo:rsid="01bfa666" officeooo:paragraph-rsid="02109345"/>
    </style:style>
    <style:style style:name="P563" style:family="paragraph" style:parent-style-name="Table_20_Contents">
      <style:text-properties officeooo:rsid="01bfa666" officeooo:paragraph-rsid="01bfa666"/>
    </style:style>
    <style:style style:name="P564" style:family="paragraph" style:parent-style-name="Table_20_Contents">
      <style:text-properties officeooo:paragraph-rsid="02098153"/>
    </style:style>
    <style:style style:name="P565" style:family="paragraph" style:parent-style-name="Table_20_Contents">
      <style:text-properties officeooo:rsid="020c65bf" officeooo:paragraph-rsid="020c65bf"/>
    </style:style>
    <style:style style:name="P566" style:family="paragraph" style:parent-style-name="Table_20_Contents">
      <style:text-properties fo:font-weight="normal" officeooo:rsid="01c6c011" officeooo:paragraph-rsid="01c6c011" style:font-weight-asian="normal" style:font-weight-complex="normal"/>
    </style:style>
    <style:style style:name="P567" style:family="paragraph" style:parent-style-name="Table_20_Contents">
      <style:text-properties fo:font-weight="normal" officeooo:rsid="02109345" officeooo:paragraph-rsid="02109345" style:font-weight-asian="normal" style:font-weight-complex="normal"/>
    </style:style>
    <style:style style:name="P568" style:family="paragraph" style:parent-style-name="Table_20_Contents">
      <style:text-properties officeooo:rsid="021b2094" officeooo:paragraph-rsid="021b2094"/>
    </style:style>
    <style:style style:name="P569" style:family="paragraph" style:parent-style-name="Table_20_Contents">
      <style:text-properties officeooo:paragraph-rsid="02237633"/>
    </style:style>
    <style:style style:name="P570" style:family="paragraph" style:parent-style-name="Table_20_Contents">
      <style:text-properties officeooo:rsid="022aef8d" officeooo:paragraph-rsid="022aef8d"/>
    </style:style>
    <style:style style:name="P571" style:family="paragraph" style:parent-style-name="Table_20_Contents">
      <style:text-properties officeooo:rsid="022d3feb" officeooo:paragraph-rsid="022d3feb"/>
    </style:style>
    <style:style style:name="P572" style:family="paragraph" style:parent-style-name="Table_20_Contents">
      <style:text-properties officeooo:rsid="02312f95" officeooo:paragraph-rsid="02312f95"/>
    </style:style>
    <style:style style:name="P573" style:family="paragraph" style:parent-style-name="Table_20_Contents">
      <style:text-properties officeooo:rsid="02327c25" officeooo:paragraph-rsid="02327c25"/>
    </style:style>
    <style:style style:name="P574" style:family="paragraph" style:parent-style-name="Table_20_Contents">
      <style:text-properties officeooo:rsid="0233bcc8" officeooo:paragraph-rsid="0233bcc8"/>
    </style:style>
    <style:style style:name="P575" style:family="paragraph" style:parent-style-name="Table_20_Contents">
      <style:text-properties officeooo:rsid="0234be18" officeooo:paragraph-rsid="0234be18"/>
    </style:style>
    <style:style style:name="P576" style:family="paragraph" style:parent-style-name="Table_20_Contents">
      <style:text-properties officeooo:rsid="0234be18" officeooo:paragraph-rsid="02649427"/>
    </style:style>
    <style:style style:name="P577" style:family="paragraph" style:parent-style-name="Table_20_Contents">
      <style:text-properties officeooo:paragraph-rsid="0234be18"/>
    </style:style>
    <style:style style:name="P578" style:family="paragraph" style:parent-style-name="Table_20_Contents">
      <style:text-properties officeooo:rsid="0235ad0a" officeooo:paragraph-rsid="0235ad0a"/>
    </style:style>
    <style:style style:name="P579" style:family="paragraph" style:parent-style-name="Table_20_Contents">
      <style:text-properties officeooo:rsid="02377048" officeooo:paragraph-rsid="02377048"/>
    </style:style>
    <style:style style:name="P580" style:family="paragraph" style:parent-style-name="Table_20_Contents">
      <style:text-properties officeooo:rsid="02377048" officeooo:paragraph-rsid="02391ed5"/>
    </style:style>
    <style:style style:name="P581" style:family="paragraph" style:parent-style-name="Table_20_Contents">
      <style:text-properties officeooo:rsid="023a1862" officeooo:paragraph-rsid="027427a1"/>
    </style:style>
    <style:style style:name="P582" style:family="paragraph" style:parent-style-name="Table_20_Contents">
      <style:text-properties officeooo:rsid="023abe32" officeooo:paragraph-rsid="023b7f3b"/>
    </style:style>
    <style:style style:name="P583" style:family="paragraph" style:parent-style-name="Table_20_Contents">
      <style:text-properties officeooo:rsid="023c1e91" officeooo:paragraph-rsid="023c1e91"/>
    </style:style>
    <style:style style:name="P584" style:family="paragraph" style:parent-style-name="Table_20_Contents">
      <style:text-properties officeooo:rsid="023c1e91" officeooo:paragraph-rsid="024008bc"/>
    </style:style>
    <style:style style:name="P585" style:family="paragraph" style:parent-style-name="Table_20_Contents">
      <style:text-properties officeooo:rsid="023c1e91" officeooo:paragraph-rsid="027d4ccb"/>
    </style:style>
    <style:style style:name="P586" style:family="paragraph" style:parent-style-name="Table_20_Contents">
      <style:text-properties officeooo:rsid="023c345a" officeooo:paragraph-rsid="02499965"/>
    </style:style>
    <style:style style:name="P587" style:family="paragraph" style:parent-style-name="Table_20_Contents">
      <style:text-properties officeooo:rsid="023c345a" officeooo:paragraph-rsid="02879b69"/>
    </style:style>
    <style:style style:name="P588" style:family="paragraph" style:parent-style-name="Table_20_Contents">
      <style:text-properties officeooo:rsid="024008bc" officeooo:paragraph-rsid="024008bc"/>
    </style:style>
    <style:style style:name="P589" style:family="paragraph" style:parent-style-name="Table_20_Contents">
      <style:text-properties officeooo:rsid="024008bc" officeooo:paragraph-rsid="02412177"/>
    </style:style>
    <style:style style:name="P590" style:family="paragraph" style:parent-style-name="Table_20_Contents">
      <style:text-properties officeooo:rsid="024008bc" officeooo:paragraph-rsid="0279c1b4"/>
    </style:style>
    <style:style style:name="P591" style:family="paragraph" style:parent-style-name="Table_20_Contents">
      <style:text-properties officeooo:rsid="024008bc" officeooo:paragraph-rsid="027a48d6"/>
    </style:style>
    <style:style style:name="P592" style:family="paragraph" style:parent-style-name="Table_20_Contents">
      <style:text-properties officeooo:paragraph-rsid="024008bc"/>
    </style:style>
    <style:style style:name="P593" style:family="paragraph" style:parent-style-name="Table_20_Contents">
      <style:text-properties officeooo:rsid="02412177" officeooo:paragraph-rsid="02412177"/>
    </style:style>
    <style:style style:name="P594" style:family="paragraph" style:parent-style-name="Table_20_Contents">
      <style:text-properties officeooo:rsid="02412177" officeooo:paragraph-rsid="027ef57f"/>
    </style:style>
    <style:style style:name="P595" style:family="paragraph" style:parent-style-name="Table_20_Contents">
      <style:text-properties officeooo:rsid="02430eb6" officeooo:paragraph-rsid="02430eb6"/>
    </style:style>
    <style:style style:name="P596" style:family="paragraph" style:parent-style-name="Table_20_Contents">
      <style:text-properties officeooo:rsid="0244f90f" officeooo:paragraph-rsid="0244f90f"/>
    </style:style>
    <style:style style:name="P597" style:family="paragraph" style:parent-style-name="Table_20_Contents">
      <style:text-properties officeooo:rsid="0244f90f" officeooo:paragraph-rsid="024bf667"/>
    </style:style>
    <style:style style:name="P598" style:family="paragraph" style:parent-style-name="Table_20_Contents">
      <style:text-properties officeooo:rsid="0244f90f" officeooo:paragraph-rsid="028879c1"/>
    </style:style>
    <style:style style:name="P599" style:family="paragraph" style:parent-style-name="Table_20_Contents">
      <style:text-properties officeooo:rsid="024541ea" officeooo:paragraph-rsid="024541ea"/>
    </style:style>
    <style:style style:name="P600" style:family="paragraph" style:parent-style-name="Table_20_Contents">
      <style:text-properties officeooo:rsid="02472a0c" officeooo:paragraph-rsid="02472a0c"/>
    </style:style>
    <style:style style:name="P601" style:family="paragraph" style:parent-style-name="Table_20_Contents">
      <style:text-properties officeooo:rsid="02472a0c" officeooo:paragraph-rsid="0247d0f6"/>
    </style:style>
    <style:style style:name="P602" style:family="paragraph" style:parent-style-name="Table_20_Contents">
      <style:text-properties officeooo:rsid="02472a0c" officeooo:paragraph-rsid="02860d93"/>
    </style:style>
    <style:style style:name="P603" style:family="paragraph" style:parent-style-name="Table_20_Contents">
      <style:text-properties officeooo:rsid="024eb9fe" officeooo:paragraph-rsid="024eb9fe"/>
    </style:style>
    <style:style style:name="P604" style:family="paragraph" style:parent-style-name="Table_20_Contents">
      <style:text-properties officeooo:rsid="024eb9fe" officeooo:paragraph-rsid="0250dfc8"/>
    </style:style>
    <style:style style:name="P605" style:family="paragraph" style:parent-style-name="Table_20_Contents">
      <style:text-properties officeooo:rsid="024eb9fe" officeooo:paragraph-rsid="02560903"/>
    </style:style>
    <style:style style:name="P606" style:family="paragraph" style:parent-style-name="Table_20_Contents">
      <style:text-properties officeooo:rsid="024eb9fe" officeooo:paragraph-rsid="028af146"/>
    </style:style>
    <style:style style:name="P607" style:family="paragraph" style:parent-style-name="Table_20_Contents">
      <style:text-properties officeooo:rsid="024eb9fe" officeooo:paragraph-rsid="02959f9f"/>
    </style:style>
    <style:style style:name="P608" style:family="paragraph" style:parent-style-name="Table_20_Contents">
      <style:text-properties officeooo:rsid="024fe010" officeooo:paragraph-rsid="024fe010"/>
    </style:style>
    <style:style style:name="P609" style:family="paragraph" style:parent-style-name="Table_20_Contents">
      <style:text-properties officeooo:rsid="024fe010" officeooo:paragraph-rsid="025db192"/>
    </style:style>
    <style:style style:name="P610" style:family="paragraph" style:parent-style-name="Table_20_Contents">
      <style:text-properties officeooo:rsid="024fe010" officeooo:paragraph-rsid="025ea618"/>
    </style:style>
    <style:style style:name="P611" style:family="paragraph" style:parent-style-name="Table_20_Contents">
      <style:text-properties officeooo:rsid="024fe010" officeooo:paragraph-rsid="0297aae6"/>
    </style:style>
    <style:style style:name="P612" style:family="paragraph" style:parent-style-name="Table_20_Contents">
      <style:text-properties officeooo:rsid="02529109" officeooo:paragraph-rsid="02529109"/>
    </style:style>
    <style:style style:name="P613" style:family="paragraph" style:parent-style-name="Table_20_Contents">
      <style:text-properties officeooo:rsid="0254374c" officeooo:paragraph-rsid="0258aa68"/>
    </style:style>
    <style:style style:name="P614" style:family="paragraph" style:parent-style-name="Table_20_Contents">
      <style:text-properties officeooo:rsid="02552497" officeooo:paragraph-rsid="02552497"/>
    </style:style>
    <style:style style:name="P615" style:family="paragraph" style:parent-style-name="Table_20_Contents">
      <style:text-properties officeooo:rsid="02552497" officeooo:paragraph-rsid="02578e21"/>
    </style:style>
    <style:style style:name="P616" style:family="paragraph" style:parent-style-name="Table_20_Contents">
      <style:text-properties officeooo:rsid="0258aa68" officeooo:paragraph-rsid="0258aa68"/>
    </style:style>
    <style:style style:name="P617" style:family="paragraph" style:parent-style-name="Table_20_Contents">
      <style:text-properties officeooo:rsid="025b5bd5" officeooo:paragraph-rsid="025b5bd5"/>
    </style:style>
    <style:style style:name="P618" style:family="paragraph" style:parent-style-name="Table_20_Contents">
      <style:text-properties officeooo:rsid="025b5bd5" officeooo:paragraph-rsid="025ea618"/>
    </style:style>
    <style:style style:name="P619" style:family="paragraph" style:parent-style-name="Table_20_Contents">
      <style:text-properties officeooo:rsid="026739f3" officeooo:paragraph-rsid="026739f3"/>
    </style:style>
    <style:style style:name="P620" style:family="paragraph" style:parent-style-name="Table_20_Contents">
      <style:text-properties officeooo:paragraph-rsid="027be266"/>
    </style:style>
    <style:style style:name="P621" style:family="paragraph" style:parent-style-name="Table_20_Contents">
      <style:text-properties officeooo:paragraph-rsid="0288ccc7"/>
    </style:style>
    <style:style style:name="P622" style:family="paragraph" style:parent-style-name="Table_20_Contents">
      <style:text-properties officeooo:rsid="0289bd43" officeooo:paragraph-rsid="0289bd43"/>
    </style:style>
    <style:style style:name="P623" style:family="paragraph" style:parent-style-name="Table_20_Contents">
      <style:text-properties officeooo:rsid="028c1725" officeooo:paragraph-rsid="028c1725"/>
    </style:style>
    <style:style style:name="P624" style:family="paragraph" style:parent-style-name="Table_20_Contents">
      <style:text-properties officeooo:rsid="029175db" officeooo:paragraph-rsid="029175db"/>
    </style:style>
    <style:style style:name="P625" style:family="paragraph" style:parent-style-name="Table_20_Contents">
      <style:text-properties officeooo:rsid="029175db" officeooo:paragraph-rsid="02941ea2"/>
    </style:style>
    <style:style style:name="P626" style:family="paragraph" style:parent-style-name="Table_20_Contents">
      <style:text-properties officeooo:rsid="02923be4" officeooo:paragraph-rsid="02923be4"/>
    </style:style>
    <style:style style:name="P627" style:family="paragraph" style:parent-style-name="Table_20_Contents">
      <style:text-properties officeooo:rsid="02923be4" officeooo:paragraph-rsid="0295e9bf"/>
    </style:style>
    <style:style style:name="P628" style:family="paragraph" style:parent-style-name="Table_20_Contents">
      <style:text-properties officeooo:rsid="02941ea2" officeooo:paragraph-rsid="02941ea2"/>
    </style:style>
    <style:style style:name="P629" style:family="paragraph" style:parent-style-name="Table_20_Contents">
      <style:text-properties officeooo:rsid="029a13e4" officeooo:paragraph-rsid="029a13e4"/>
    </style:style>
    <style:style style:name="P630" style:family="paragraph" style:parent-style-name="Table_20_Contents">
      <style:text-properties officeooo:rsid="029ca655" officeooo:paragraph-rsid="029ca655"/>
    </style:style>
    <style:style style:name="P631" style:family="paragraph" style:parent-style-name="Table_20_Contents">
      <style:text-properties officeooo:rsid="029ddac8" officeooo:paragraph-rsid="029ddac8"/>
    </style:style>
    <style:style style:name="P632" style:family="paragraph" style:parent-style-name="Table_20_Contents">
      <style:text-properties officeooo:rsid="029e44fa" officeooo:paragraph-rsid="029e44fa"/>
    </style:style>
    <style:style style:name="P633" style:family="paragraph" style:parent-style-name="Table_20_Contents">
      <style:text-properties officeooo:rsid="01c6c011" officeooo:paragraph-rsid="01c6c011"/>
    </style:style>
    <style:style style:name="P634" style:family="paragraph" style:parent-style-name="Table_20_Contents">
      <style:text-properties officeooo:paragraph-rsid="00ce53bd"/>
    </style:style>
    <style:style style:name="P635" style:family="paragraph" style:parent-style-name="Table_20_Contents">
      <style:text-properties style:text-underline-style="solid" style:text-underline-width="auto" style:text-underline-color="font-color" fo:font-weight="bold" officeooo:rsid="019c5208" officeooo:paragraph-rsid="019c5208" style:font-weight-asian="bold" style:font-weight-complex="bold"/>
    </style:style>
    <style:style style:name="P636" style:family="paragraph" style:parent-style-name="Table_20_Contents">
      <style:text-properties style:text-underline-style="none" fo:font-weight="normal" officeooo:rsid="019c5208" officeooo:paragraph-rsid="019c5208" style:font-weight-asian="normal" style:font-weight-complex="normal"/>
    </style:style>
    <style:style style:name="P637" style:family="paragraph" style:parent-style-name="Table_20_Contents">
      <style:text-properties officeooo:paragraph-rsid="019dea0a"/>
    </style:style>
    <style:style style:name="P638" style:family="paragraph" style:parent-style-name="Table_20_Contents">
      <style:text-properties officeooo:paragraph-rsid="019fac35"/>
    </style:style>
    <style:style style:name="P639" style:family="paragraph" style:parent-style-name="Table_20_Contents">
      <style:text-properties officeooo:rsid="019fac35" officeooo:paragraph-rsid="019fac35"/>
    </style:style>
    <style:style style:name="P640" style:family="paragraph" style:parent-style-name="Table_20_Contents">
      <style:paragraph-properties>
        <style:tab-stops>
          <style:tab-stop style:position="1.9362in"/>
        </style:tab-stops>
      </style:paragraph-properties>
      <style:text-properties officeooo:rsid="019fac35" officeooo:paragraph-rsid="019fac35"/>
    </style:style>
    <style:style style:name="P641" style:family="paragraph" style:parent-style-name="Table_20_Contents">
      <style:paragraph-properties fo:margin-left="0in" fo:margin-right="0in" fo:margin-top="0in" fo:margin-bottom="0in" loext:contextual-spacing="false" fo:line-height="100%" fo:text-indent="0in" style:auto-text-indent="false"/>
      <style:text-properties officeooo:rsid="00bfc4da" officeooo:paragraph-rsid="015e757d" fo:background-color="#ff9999"/>
    </style:style>
    <style:style style:name="P642" style:family="paragraph" style:parent-style-name="Table_20_Contents">
      <style:paragraph-properties fo:margin-left="0in" fo:margin-right="0in" fo:margin-top="0in" fo:margin-bottom="0in" loext:contextual-spacing="false" fo:line-height="100%" fo:text-indent="0in" style:auto-text-indent="false"/>
      <style:text-properties officeooo:rsid="00bfc4da" officeooo:paragraph-rsid="02a6faac" fo:background-color="#ff9999"/>
    </style:style>
    <style:style style:name="P643" style:family="paragraph" style:parent-style-name="Table_20_Contents">
      <style:paragraph-properties fo:margin-left="0in" fo:margin-right="0in" fo:margin-top="0in" fo:margin-bottom="0in" loext:contextual-spacing="false" fo:line-height="100%" fo:text-indent="0in" style:auto-text-indent="false"/>
      <style:text-properties officeooo:rsid="00bfc4da" officeooo:paragraph-rsid="02f08c1a" fo:background-color="#ff9999"/>
    </style:style>
    <style:style style:name="P644" style:family="paragraph" style:parent-style-name="Table_20_Contents">
      <style:paragraph-properties fo:margin-left="0in" fo:margin-right="0in" fo:margin-top="0in" fo:margin-bottom="0in" loext:contextual-spacing="false" fo:line-height="100%" fo:text-indent="0in" style:auto-text-indent="false"/>
      <style:text-properties officeooo:rsid="00bfc4da" officeooo:paragraph-rsid="032d6bc2" fo:background-color="#ff9999"/>
    </style:style>
    <style:style style:name="P645" style:family="paragraph" style:parent-style-name="Table_20_Contents">
      <style:paragraph-properties fo:margin-left="0in" fo:margin-right="0in" fo:margin-top="0in" fo:margin-bottom="0in" loext:contextual-spacing="false" fo:line-height="100%" fo:text-indent="0in" style:auto-text-indent="false"/>
      <style:text-properties officeooo:paragraph-rsid="02f08c1a"/>
    </style:style>
    <style:style style:name="P646" style:family="paragraph" style:parent-style-name="Table_20_Contents">
      <style:paragraph-properties fo:margin-left="0in" fo:margin-right="0in" fo:margin-top="0in" fo:margin-bottom="0in" loext:contextual-spacing="false" fo:line-height="100%" fo:text-indent="0in" style:auto-text-indent="false"/>
      <style:text-properties officeooo:rsid="00aa553e" officeooo:paragraph-rsid="032d6bc2" fo:background-color="#99ffff"/>
    </style:style>
    <style:style style:name="P647" style:family="paragraph" style:parent-style-name="Table_20_Contents">
      <style:paragraph-properties fo:margin-left="0in" fo:margin-right="0in" fo:margin-top="0in" fo:margin-bottom="0in" loext:contextual-spacing="false" fo:line-height="100%" fo:text-indent="0in" style:auto-text-indent="false"/>
      <style:text-properties officeooo:rsid="00a5444e" officeooo:paragraph-rsid="032d6bc2" fo:background-color="#99ffff"/>
    </style:style>
    <style:style style:name="P648" style:family="paragraph" style:parent-style-name="Table_20_Contents">
      <style:paragraph-properties fo:margin-left="0in" fo:margin-right="0in" fo:margin-top="0in" fo:margin-bottom="0in" loext:contextual-spacing="false" fo:line-height="100%" fo:text-indent="0in" style:auto-text-indent="false"/>
      <style:text-properties officeooo:paragraph-rsid="032d6bc2" fo:background-color="#99cc66"/>
    </style:style>
    <style:style style:name="P649" style:family="paragraph" style:parent-style-name="Table_20_Contents">
      <style:paragraph-properties fo:margin-left="0in" fo:margin-right="0in" fo:margin-top="0in" fo:margin-bottom="0in" loext:contextual-spacing="false" fo:line-height="100%" fo:text-indent="0in" style:auto-text-indent="false"/>
      <style:text-properties officeooo:paragraph-rsid="032d6bc2" fo:background-color="#cc9999"/>
    </style:style>
    <style:style style:name="P650" style:family="paragraph" style:parent-style-name="Table_20_Contents">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bfc4da" officeooo:paragraph-rsid="015e757d" fo:background-color="#ff9999"/>
    </style:style>
    <style:style style:name="P651" style:family="paragraph" style:parent-style-name="Table_20_Contents">
      <style:paragraph-properties fo:margin-left="0in" fo:margin-right="0in" fo:margin-top="0in" fo:margin-bottom="0in" loext:contextual-spacing="false" fo:line-height="100%" fo:text-indent="0in" style:auto-text-indent="false"/>
      <style:text-properties fo:language="en" fo:country="US" officeooo:rsid="00bfc4da" officeooo:paragraph-rsid="032d6bc2" fo:background-color="#ff9999"/>
    </style:style>
    <style:style style:name="P652" style:family="paragraph" style:parent-style-name="List_20_Heading">
      <style:paragraph-properties fo:text-align="start" style:justify-single-word="false"/>
      <style:text-properties fo:color="#990000" style:font-name="Arial" fo:font-weight="bold"/>
    </style:style>
    <style:style style:name="P653" style:family="paragraph" style:parent-style-name="List_20_Heading">
      <style:text-properties style:font-name="Arial"/>
    </style:style>
    <style:style style:name="P654" style:family="paragraph" style:parent-style-name="List_20_Heading">
      <style:paragraph-properties fo:text-align="start" style:justify-single-word="false"/>
      <style:text-properties style:font-name="Arial"/>
    </style:style>
    <style:style style:name="P655" style:family="paragraph" style:parent-style-name="List_20_Heading">
      <style:paragraph-properties fo:margin-top="0in" fo:margin-bottom="0.1965in" loext:contextual-spacing="false"/>
    </style:style>
    <style:style style:name="P656" style:family="paragraph" style:parent-style-name="List_20_Heading">
      <style:paragraph-properties fo:margin-top="0in" fo:margin-bottom="0.1965in" loext:contextual-spacing="false"/>
      <style:text-properties style:font-name="Arial"/>
    </style:style>
    <style:style style:name="P657" style:family="paragraph" style:parent-style-name="List_20_Heading">
      <style:paragraph-properties fo:margin-top="0in" fo:margin-bottom="0.1965in" loext:contextual-spacing="false" fo:text-align="start" style:justify-single-word="false"/>
    </style:style>
    <style:style style:name="P658" style:family="paragraph" style:parent-style-name="List_20_Heading">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850254" officeooo:paragraph-rsid="032d6bc2" fo:background-color="#ccccff"/>
    </style:style>
    <style:style style:name="P659" style:family="paragraph" style:parent-style-name="List_20_Heading">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850254" officeooo:paragraph-rsid="032d6bc2" fo:background-color="#ff9999"/>
    </style:style>
    <style:style style:name="P660" style:family="paragraph" style:parent-style-name="List_20_Heading">
      <style:paragraph-properties fo:margin-left="0in" fo:margin-right="0in" fo:margin-top="0in" fo:margin-bottom="0in" loext:contextual-spacing="false" fo:line-height="100%" fo:text-indent="0in" style:auto-text-indent="false"/>
      <style:text-properties officeooo:paragraph-rsid="032d6bc2"/>
    </style:style>
    <style:style style:name="P661" style:family="paragraph" style:parent-style-name="List_20_Heading">
      <loext:graphic-properties draw:fill="none"/>
      <style:paragraph-properties fo:margin-left="0in" fo:margin-right="0in" fo:margin-top="0in" fo:margin-bottom="0in" loext:contextual-spacing="false" fo:line-height="100%" fo:text-indent="0in" style:auto-text-indent="false" fo:background-color="transparent"/>
      <style:text-properties officeooo:paragraph-rsid="032d6bc2"/>
    </style:style>
    <style:style style:name="P662" style:family="paragraph" style:parent-style-name="Quotations">
      <style:paragraph-properties fo:margin-left="0in" fo:margin-right="0.3937in" fo:margin-top="0in" fo:margin-bottom="0in" loext:contextual-spacing="false" fo:line-height="100%" fo:text-indent="0in" style:auto-text-indent="false"/>
      <style:text-properties officeooo:paragraph-rsid="032d6bc2" fo:background-color="#66ccff"/>
    </style:style>
    <style:style style:name="P663" style:family="paragraph" style:parent-style-name="Quotations">
      <style:paragraph-properties fo:margin-left="0in" fo:margin-right="0.3937in" fo:margin-top="0in" fo:margin-bottom="0in" loext:contextual-spacing="false" fo:line-height="100%" fo:text-indent="0in" style:auto-text-indent="false"/>
      <style:text-properties officeooo:rsid="007e73bc" officeooo:paragraph-rsid="032d6bc2" fo:background-color="#66ccff"/>
    </style:style>
    <style:style style:name="P664" style:family="paragraph" style:parent-style-name="Quotations">
      <style:paragraph-properties fo:margin-left="0in" fo:margin-right="0.3937in" fo:margin-top="0in" fo:margin-bottom="0in" loext:contextual-spacing="false" fo:line-height="100%" fo:text-indent="0in" style:auto-text-indent="false"/>
      <style:text-properties officeooo:paragraph-rsid="032d6bc2" fo:background-color="#e6e6ff"/>
    </style:style>
    <style:style style:name="P665" style:family="paragraph" style:parent-style-name="Quotations">
      <style:paragraph-properties fo:margin-left="0in" fo:margin-right="0.3937in" fo:margin-top="0in" fo:margin-bottom="0in" loext:contextual-spacing="false" fo:line-height="100%" fo:text-indent="0in" style:auto-text-indent="false"/>
      <style:text-properties officeooo:rsid="009cabff" officeooo:paragraph-rsid="032d6bc2" fo:background-color="#e6e6ff"/>
    </style:style>
    <style:style style:name="P666" style:family="paragraph" style:parent-style-name="Quotations">
      <style:paragraph-properties fo:margin-left="0in" fo:margin-right="0.3937in" fo:margin-top="0in" fo:margin-bottom="0in" loext:contextual-spacing="false" fo:line-height="100%" fo:text-indent="0in" style:auto-text-indent="false"/>
      <style:text-properties fo:font-weight="normal" officeooo:paragraph-rsid="032d6bc2" fo:background-color="#669999" style:font-weight-asian="normal" style:font-weight-complex="normal"/>
    </style:style>
    <style:style style:name="P667" style:family="paragraph" style:parent-style-name="Quotations">
      <style:paragraph-properties fo:margin-left="0in" fo:margin-right="0.3937in" fo:margin-top="0in" fo:margin-bottom="0in" loext:contextual-spacing="false" fo:line-height="100%" fo:text-indent="0in" style:auto-text-indent="false"/>
      <style:text-properties officeooo:rsid="00850254" officeooo:paragraph-rsid="032d6bc2" fo:background-color="#ccccff"/>
    </style:style>
    <style:style style:name="P668" style:family="paragraph" style:parent-style-name="Quotations">
      <style:paragraph-properties fo:margin-left="0in" fo:margin-right="0.3937in" fo:margin-top="0in" fo:margin-bottom="0in" loext:contextual-spacing="false" fo:line-height="100%" fo:text-indent="0in" style:auto-text-indent="false"/>
      <style:text-properties officeooo:paragraph-rsid="032d6bc2" fo:background-color="#ccccff"/>
    </style:style>
    <style:style style:name="P669" style:family="paragraph" style:parent-style-name="Quotations">
      <style:paragraph-properties fo:margin-left="0in" fo:margin-right="0.3937in" fo:margin-top="0in" fo:margin-bottom="0in" loext:contextual-spacing="false" fo:line-height="100%" fo:text-indent="0in" style:auto-text-indent="false"/>
      <style:text-properties officeooo:rsid="00a924f0" officeooo:paragraph-rsid="032d6bc2" fo:background-color="#ccccff"/>
    </style:style>
    <style:style style:name="P670" style:family="paragraph" style:parent-style-name="Quotations">
      <style:paragraph-properties fo:margin-left="0in" fo:margin-right="0.3937in" fo:margin-top="0in" fo:margin-bottom="0in" loext:contextual-spacing="false" fo:line-height="100%" fo:text-indent="0in" style:auto-text-indent="false"/>
      <style:text-properties fo:language="es" fo:country="ES" officeooo:rsid="006d67df" officeooo:paragraph-rsid="032d6bc2" fo:background-color="#ffd320"/>
    </style:style>
    <style:style style:name="P671" style:family="paragraph" style:parent-style-name="Quotations">
      <style:paragraph-properties fo:margin-left="0in" fo:margin-right="0.3937in" fo:margin-top="0in" fo:margin-bottom="0in" loext:contextual-spacing="false" fo:line-height="100%" fo:text-indent="0in" style:auto-text-indent="false"/>
      <style:text-properties fo:language="es" fo:country="ES" officeooo:paragraph-rsid="032d6bc2"/>
    </style:style>
    <style:style style:name="P672" style:family="paragraph" style:parent-style-name="Quotations">
      <style:paragraph-properties fo:margin-left="0in" fo:margin-right="0.3937in" fo:margin-top="0in" fo:margin-bottom="0in" loext:contextual-spacing="false" fo:line-height="100%" fo:text-indent="0in" style:auto-text-indent="false"/>
      <style:text-properties fo:language="es" fo:country="ES" officeooo:paragraph-rsid="032d6bc2" fo:background-color="#66ccff"/>
    </style:style>
    <style:style style:name="P673" style:family="paragraph" style:parent-style-name="Quotations">
      <loext:graphic-properties draw:fill="none"/>
      <style:paragraph-properties fo:margin-left="0in" fo:margin-right="0.3937in" fo:margin-top="0in" fo:margin-bottom="0in" loext:contextual-spacing="false" fo:line-height="100%" fo:text-indent="0in" style:auto-text-indent="false" fo:background-color="transparent"/>
      <style:text-properties fo:language="es" fo:country="ES" officeooo:rsid="00850254" officeooo:paragraph-rsid="032d6bc2" fo:background-color="#ff9999"/>
    </style:style>
    <style:style style:name="P674" style:family="paragraph" style:parent-style-name="Quotations">
      <loext:graphic-properties draw:fill="none"/>
      <style:paragraph-properties fo:margin-left="0in" fo:margin-right="0.3937in" fo:margin-top="0in" fo:margin-bottom="0in" loext:contextual-spacing="false" fo:line-height="100%" fo:text-indent="0in" style:auto-text-indent="false" fo:background-color="transparent"/>
      <style:text-properties fo:language="es" fo:country="ES" officeooo:rsid="00850254" officeooo:paragraph-rsid="032d6bc2" fo:background-color="#ccccff"/>
    </style:style>
    <style:style style:name="P675" style:family="paragraph" style:parent-style-name="Quotations">
      <style:paragraph-properties fo:margin-left="0in" fo:margin-right="0.3937in" fo:margin-top="0in" fo:margin-bottom="0in" loext:contextual-spacing="false" fo:line-height="100%" fo:text-indent="0in" style:auto-text-indent="false"/>
      <style:text-properties fo:font-size="12pt" fo:language="es" fo:country="ES" officeooo:rsid="006d67df" officeooo:paragraph-rsid="032d6bc2" fo:background-color="#ffd320" style:font-size-asian="12pt" style:font-size-complex="12pt"/>
    </style:style>
    <style:style style:name="P676" style:family="paragraph" style:parent-style-name="Quotations">
      <style:paragraph-properties fo:margin-left="0in" fo:margin-right="0.3937in" fo:margin-top="0in" fo:margin-bottom="0in" loext:contextual-spacing="false" fo:line-height="100%" fo:text-indent="0in" style:auto-text-indent="false"/>
      <style:text-properties fo:font-size="12pt" fo:language="es" fo:country="ES" officeooo:rsid="0014ac9e" officeooo:paragraph-rsid="032d6bc2" fo:background-color="#ccff66" style:font-size-asian="12pt" style:font-size-complex="12pt"/>
    </style:style>
    <style:style style:name="P677" style:family="paragraph" style:parent-style-name="Quotations">
      <style:paragraph-properties fo:margin-left="0in" fo:margin-right="0.3937in" fo:margin-top="0in" fo:margin-bottom="0in" loext:contextual-spacing="false" fo:line-height="100%" fo:text-indent="0in" style:auto-text-indent="false"/>
      <style:text-properties officeooo:paragraph-rsid="032d6bc2"/>
    </style:style>
    <style:style style:name="P678" style:family="paragraph" style:parent-style-name="Quotations">
      <style:paragraph-properties fo:margin-left="0in" fo:margin-right="0.3937in" fo:margin-top="0in" fo:margin-bottom="0in" loext:contextual-spacing="false" fo:line-height="100%" fo:text-indent="0in" style:auto-text-indent="false"/>
      <style:text-properties officeooo:paragraph-rsid="032d6bc2" fo:background-color="#cc9999"/>
    </style:style>
    <style:style style:name="P679" style:family="paragraph" style:parent-style-name="Quotations">
      <style:paragraph-properties fo:margin-left="0in" fo:margin-right="0.3937in" fo:margin-top="0in" fo:margin-bottom="0in" loext:contextual-spacing="false" fo:line-height="100%" fo:text-indent="0in" style:auto-text-indent="false"/>
      <style:text-properties fo:language="en" fo:country="US" officeooo:paragraph-rsid="032d6bc2"/>
    </style:style>
    <style:style style:name="P680" style:family="paragraph" style:parent-style-name="Quotations">
      <style:text-properties style:font-name="Arial" fo:font-style="italic"/>
    </style:style>
    <style:style style:name="P681" style:family="paragraph" style:parent-style-name="Quotations">
      <style:text-properties style:font-name="Arial" fo:font-style="italic" officeooo:paragraph-rsid="01b8cb78"/>
    </style:style>
    <style:style style:name="P682" style:family="paragraph" style:parent-style-name="Quotations">
      <style:paragraph-properties fo:text-align="start" style:justify-single-word="false"/>
      <style:text-properties style:font-name="Arial" fo:font-style="italic" officeooo:paragraph-rsid="01b8cb78"/>
    </style:style>
    <style:style style:name="P683" style:family="paragraph" style:parent-style-name="Quotations">
      <style:text-properties style:font-name="Arial" fo:font-style="italic" officeooo:rsid="01a1b011" officeooo:paragraph-rsid="01b8cb78"/>
    </style:style>
    <style:style style:name="P684" style:family="paragraph" style:parent-style-name="Quotations">
      <style:text-properties style:font-name="Arial" officeooo:paragraph-rsid="01b8cb78"/>
    </style:style>
    <style:style style:name="P685" style:family="paragraph" style:parent-style-name="Quotations">
      <style:paragraph-properties fo:text-align="start" style:justify-single-word="false"/>
      <style:text-properties style:font-name="Arial" officeooo:paragraph-rsid="01b8cb78"/>
    </style:style>
    <style:style style:name="P686" style:family="paragraph" style:parent-style-name="Quotations">
      <style:text-properties fo:color="#000000" style:font-name="Arial" fo:font-style="italic" fo:font-weight="bold"/>
    </style:style>
    <style:style style:name="P687" style:family="paragraph" style:parent-style-name="Quotations">
      <style:paragraph-properties fo:text-align="start" style:justify-single-word="false"/>
      <style:text-properties fo:color="#000000" style:font-name="Arial" fo:font-style="italic" fo:font-weight="bold"/>
    </style:style>
    <style:style style:name="P688" style:family="paragraph" style:parent-style-name="Quotations">
      <style:paragraph-properties fo:text-align="start" style:justify-single-word="false"/>
      <style:text-properties fo:color="#000000" style:font-name="Arial" fo:font-style="italic" fo:font-weight="bold" officeooo:paragraph-rsid="01b8cb78"/>
    </style:style>
    <style:style style:name="P689" style:family="paragraph" style:parent-style-name="Quotations">
      <style:text-properties fo:color="#000000" style:font-name="Arial" fo:font-style="italic" fo:font-weight="bold" officeooo:paragraph-rsid="01b8cb78"/>
    </style:style>
    <style:style style:name="P690" style:family="paragraph" style:parent-style-name="Quotations">
      <style:paragraph-properties fo:text-align="start" style:justify-single-word="false"/>
      <style:text-properties fo:color="#000000" style:font-name="Arial" fo:font-style="italic" officeooo:paragraph-rsid="01b8cb78"/>
    </style:style>
    <style:style style:name="P691" style:family="paragraph" style:parent-style-name="Quotations">
      <style:paragraph-properties fo:text-align="start" style:justify-single-word="false"/>
      <style:text-properties fo:color="#ff0000" style:font-name="Arial" fo:font-style="italic"/>
    </style:style>
    <style:style style:name="P692" style:family="paragraph" style:parent-style-name="Quotations">
      <style:paragraph-properties fo:text-align="start" style:justify-single-word="false"/>
      <style:text-properties fo:color="#ff0000" style:font-name="Arial" fo:font-style="italic" officeooo:paragraph-rsid="01b8cb78"/>
    </style:style>
    <style:style style:name="P693" style:family="paragraph" style:parent-style-name="Quotations">
      <style:paragraph-properties fo:margin-left="0in" fo:margin-right="0in" fo:margin-top="0in" fo:margin-bottom="0in" loext:contextual-spacing="false" fo:line-height="100%" fo:text-indent="0in" style:auto-text-indent="false"/>
      <style:text-properties officeooo:paragraph-rsid="032d6bc2" fo:background-color="#e6e6ff"/>
    </style:style>
    <style:style style:name="P694" style:family="paragraph" style:parent-style-name="Quotations">
      <style:paragraph-properties fo:margin-left="0in" fo:margin-right="0in" fo:margin-top="0in" fo:margin-bottom="0in" loext:contextual-spacing="false" fo:line-height="100%" fo:text-indent="0in" style:auto-text-indent="false"/>
      <style:text-properties officeooo:rsid="00a924f0" officeooo:paragraph-rsid="032d6bc2" fo:background-color="#ccccff"/>
    </style:style>
    <style:style style:name="P695" style:family="paragraph" style:parent-style-name="Quotations">
      <style:paragraph-properties fo:margin-left="0in" fo:margin-right="0in" fo:margin-top="0in" fo:margin-bottom="0in" loext:contextual-spacing="false" fo:line-height="100%" fo:text-indent="0in" style:auto-text-indent="false"/>
      <style:text-properties officeooo:paragraph-rsid="032d6bc2"/>
    </style:style>
    <style:style style:name="P696" style:family="paragraph" style:parent-style-name="Quotations">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850254" officeooo:paragraph-rsid="032d6bc2" fo:background-color="#ff9999"/>
    </style:style>
    <style:style style:name="P697" style:family="paragraph" style:parent-style-name="Quotations">
      <style:paragraph-properties fo:margin-left="0in" fo:margin-right="0in" fo:margin-top="0in" fo:margin-bottom="0in" loext:contextual-spacing="false" fo:line-height="100%" fo:text-indent="0in" style:auto-text-indent="false"/>
      <style:text-properties officeooo:paragraph-rsid="032d6bc2" fo:background-color="#cc9999"/>
    </style:style>
    <style:style style:name="P698" style:family="paragraph" style:parent-style-name="Quotations">
      <loext:graphic-properties draw:fill="none" draw:fill-image-width="0in" draw:fill-image-height="0in"/>
      <style:paragraph-properties fo:margin-left="0in" fo:margin-right="0in" fo:margin-top="0in" fo:margin-bottom="0in" loext:contextual-spacing="false" fo:line-height="100%" fo:text-indent="0in" style:auto-text-indent="false" fo:background-color="transparent" style:shadow="none">
        <style:tab-stops/>
      </style:paragraph-properties>
      <style:text-properties fo:language="es" fo:country="ES" officeooo:rsid="00850254" officeooo:paragraph-rsid="032d6bc2" fo:background-color="#ff9999"/>
    </style:style>
    <style:style style:name="P699" style:family="paragraph" style:parent-style-name="Quotations">
      <style:paragraph-properties fo:margin-left="0.7874in" fo:margin-right="0.7874in" fo:text-indent="0in" style:auto-text-indent="false"/>
    </style:style>
    <style:style style:name="P700" style:family="paragraph" style:parent-style-name="List_20_Contents">
      <style:paragraph-properties fo:margin-left="0in" fo:margin-right="0in" fo:margin-top="0in" fo:margin-bottom="0in" loext:contextual-spacing="false" fo:line-height="100%" fo:text-indent="0in" style:auto-text-indent="false"/>
      <style:text-properties officeooo:paragraph-rsid="032d6bc2" fo:background-color="#99cc66"/>
    </style:style>
    <style:style style:name="P701" style:family="paragraph" style:parent-style-name="List_20_Contents">
      <style:paragraph-properties fo:margin-left="0in" fo:margin-right="0in" fo:margin-top="0in" fo:margin-bottom="0in" loext:contextual-spacing="false" fo:line-height="100%" fo:text-indent="0in" style:auto-text-indent="false"/>
      <style:text-properties officeooo:paragraph-rsid="032d6bc2" fo:background-color="#cc9999"/>
    </style:style>
    <style:style style:name="P702" style:family="paragraph" style:parent-style-name="List_20_Contents">
      <style:paragraph-properties fo:margin-left="0in" fo:margin-right="0in" fo:margin-top="0in" fo:margin-bottom="0in" loext:contextual-spacing="false" fo:line-height="100%" fo:text-indent="0in" style:auto-text-indent="false"/>
      <style:text-properties officeooo:paragraph-rsid="032d6bc2"/>
    </style:style>
    <style:style style:name="P703" style:family="paragraph" style:parent-style-name="List_20_Contents">
      <style:paragraph-properties fo:margin-left="0in" fo:margin-right="0in" fo:margin-top="0in" fo:margin-bottom="0in" loext:contextual-spacing="false" fo:line-height="100%" fo:text-indent="0in" style:auto-text-indent="false"/>
      <style:text-properties officeooo:paragraph-rsid="032d6bc2" fo:background-color="#ccccff"/>
    </style:style>
    <style:style style:name="P704" style:family="paragraph" style:parent-style-name="List_20_Contents">
      <loext:graphic-properties draw:fill="none"/>
      <style:paragraph-properties fo:margin-left="0in" fo:margin-right="0in" fo:margin-top="0in" fo:margin-bottom="0in" loext:contextual-spacing="false" fo:line-height="100%" fo:text-indent="0in" style:auto-text-indent="false" fo:background-color="transparent"/>
      <style:text-properties fo:language="es" fo:country="ES" officeooo:rsid="00850254" officeooo:paragraph-rsid="032d6bc2" fo:background-color="#ccccff"/>
    </style:style>
    <style:style style:name="P705" style:family="paragraph" style:parent-style-name="List_20_Contents">
      <style:paragraph-properties fo:text-align="start" style:justify-single-word="false"/>
      <style:text-properties fo:color="#0000ff" style:font-name="Arial" fo:font-style="italic"/>
    </style:style>
    <style:style style:name="P706" style:family="paragraph" style:parent-style-name="List_20_Contents">
      <style:paragraph-properties fo:text-align="start" style:justify-single-word="false"/>
      <style:text-properties fo:color="#ff0000" style:font-name="Arial" fo:font-style="italic"/>
    </style:style>
    <style:style style:name="P707" style:family="paragraph" style:parent-style-name="List_20_Contents">
      <style:paragraph-properties fo:text-align="start" style:justify-single-word="false"/>
      <style:text-properties style:font-name="Arial"/>
    </style:style>
    <style:style style:name="P708" style:family="paragraph" style:parent-style-name="List_20_Contents">
      <style:paragraph-properties fo:text-align="start" style:justify-single-word="false"/>
      <style:text-properties style:font-name="Arial" fo:font-style="italic"/>
    </style:style>
    <style:style style:name="P709" style:family="paragraph" style:parent-style-name="List_20_Contents">
      <style:paragraph-properties fo:margin-top="0in" fo:margin-bottom="0.1965in" loext:contextual-spacing="false"/>
    </style:style>
    <style:style style:name="P710" style:family="paragraph" style:parent-style-name="List_20_Contents">
      <style:paragraph-properties fo:margin-top="0in" fo:margin-bottom="0.1965in" loext:contextual-spacing="false"/>
      <style:text-properties style:font-name="Arial"/>
    </style:style>
    <style:style style:name="P711" style:family="paragraph" style:parent-style-name="List_20_Contents">
      <style:paragraph-properties fo:margin-top="0in" fo:margin-bottom="0.1965in" loext:contextual-spacing="false" fo:text-align="start" style:justify-single-word="false"/>
      <style:text-properties style:font-name="Arial"/>
    </style:style>
    <style:style style:name="P712" style:family="paragraph" style:parent-style-name="List_20_Contents">
      <style:paragraph-properties fo:margin-top="0in" fo:margin-bottom="0.1965in" loext:contextual-spacing="false"/>
      <style:text-properties fo:color="#0000ff" style:font-name="Arial" fo:font-style="italic"/>
    </style:style>
    <style:style style:name="T1" style:family="text">
      <style:text-properties fo:background-color="#ffff00" loext:char-shading-value="0"/>
    </style:style>
    <style:style style:name="T2" style:family="text">
      <style:text-properties fo:background-color="#ffcc00" loext:char-shading-value="0"/>
    </style:style>
    <style:style style:name="T3" style:family="text">
      <style:text-properties officeooo:rsid="0015586a" fo:background-color="#ffcc00" loext:char-shading-value="0"/>
    </style:style>
    <style:style style:name="T4" style:family="text">
      <style:text-properties officeooo:rsid="002a978d" fo:background-color="#ffcc00" loext:char-shading-value="0"/>
    </style:style>
    <style:style style:name="T5" style:family="text">
      <style:text-properties officeooo:rsid="002c1e38" fo:background-color="#ffcc00" loext:char-shading-value="0"/>
    </style:style>
    <style:style style:name="T6" style:family="text">
      <style:text-properties officeooo:rsid="002ccf9f" fo:background-color="#ffcc00" loext:char-shading-value="0"/>
    </style:style>
    <style:style style:name="T7" style:family="text">
      <style:text-properties officeooo:rsid="002eb6ca" fo:background-color="#ffcc00" loext:char-shading-value="0"/>
    </style:style>
    <style:style style:name="T8" style:family="text">
      <style:text-properties fo:background-color="#66ccff" loext:char-shading-value="0"/>
    </style:style>
    <style:style style:name="T9" style:family="text">
      <style:text-properties officeooo:rsid="0015586a" fo:background-color="#66ccff" loext:char-shading-value="0"/>
    </style:style>
    <style:style style:name="T10" style:family="text">
      <style:text-properties officeooo:rsid="002a525c" fo:background-color="#66ccff" loext:char-shading-value="0"/>
    </style:style>
    <style:style style:name="T11" style:family="text">
      <style:text-properties officeooo:rsid="002a978d" fo:background-color="#66ccff" loext:char-shading-value="0"/>
    </style:style>
    <style:style style:name="T12" style:family="text">
      <style:text-properties officeooo:rsid="00309b19" fo:background-color="#66ccff" loext:char-shading-value="0"/>
    </style:style>
    <style:style style:name="T13" style:family="text">
      <style:text-properties officeooo:rsid="0035c043" fo:background-color="#66ccff" loext:char-shading-value="0"/>
    </style:style>
    <style:style style:name="T14" style:family="text">
      <style:text-properties officeooo:rsid="006aa444" fo:background-color="#66ccff" loext:char-shading-value="0"/>
    </style:style>
    <style:style style:name="T15" style:family="text">
      <style:text-properties officeooo:rsid="006d67df" fo:background-color="#66ccff" loext:char-shading-value="0"/>
    </style:style>
    <style:style style:name="T16" style:family="text">
      <style:text-properties officeooo:rsid="00c02b34" fo:background-color="#66ccff" loext:char-shading-value="0"/>
    </style:style>
    <style:style style:name="T17" style:family="text">
      <style:text-properties fo:background-color="#ffff66" loext:char-shading-value="0"/>
    </style:style>
    <style:style style:name="T18" style:family="text">
      <style:text-properties officeooo:rsid="0015586a"/>
    </style:style>
    <style:style style:name="T19" style:family="text">
      <style:text-properties fo:language="en" fo:country="US"/>
    </style:style>
    <style:style style:name="T20" style:family="text">
      <style:text-properties fo:language="en" fo:country="US" fo:background-color="#ccff66" loext:char-shading-value="0"/>
    </style:style>
    <style:style style:name="T21" style:family="text">
      <style:text-properties fo:language="en" fo:country="US" officeooo:rsid="00290fac" fo:background-color="#ccff66" loext:char-shading-value="0"/>
    </style:style>
    <style:style style:name="T22" style:family="text">
      <style:text-properties fo:language="en" fo:country="US" officeooo:rsid="003b2a63" fo:background-color="#ccff66" loext:char-shading-value="0"/>
    </style:style>
    <style:style style:name="T23" style:family="text">
      <style:text-properties fo:language="en" fo:country="US" officeooo:rsid="003d0fda" fo:background-color="#ccff66" loext:char-shading-value="0"/>
    </style:style>
    <style:style style:name="T24" style:family="text">
      <style:text-properties fo:language="en" fo:country="US" officeooo:rsid="0060717c" fo:background-color="#ccff66" loext:char-shading-value="0"/>
    </style:style>
    <style:style style:name="T25" style:family="text">
      <style:text-properties fo:language="en" fo:country="US" fo:background-color="#66ccff" loext:char-shading-value="0"/>
    </style:style>
    <style:style style:name="T26" style:family="text">
      <style:text-properties fo:language="en" fo:country="US" officeooo:rsid="0015cde9" fo:background-color="#66ccff" loext:char-shading-value="0"/>
    </style:style>
    <style:style style:name="T27" style:family="text">
      <style:text-properties fo:language="en" fo:country="US" officeooo:rsid="0060717c"/>
    </style:style>
    <style:style style:name="T28" style:family="text">
      <style:text-properties fo:language="en" fo:country="US" officeooo:rsid="0060cacd"/>
    </style:style>
    <style:style style:name="T29" style:family="text">
      <style:text-properties fo:language="en" fo:country="US" officeooo:rsid="00668162"/>
    </style:style>
    <style:style style:name="T30" style:family="text">
      <style:text-properties fo:language="en" fo:country="US" officeooo:rsid="00769e67"/>
    </style:style>
    <style:style style:name="T31" style:family="text">
      <style:text-properties fo:language="en" fo:country="US" fo:font-weight="normal" officeooo:rsid="006f1f41" style:font-weight-asian="normal" style:font-weight-complex="normal"/>
    </style:style>
    <style:style style:name="T32" style:family="text">
      <style:text-properties fo:language="en" fo:country="US" fo:font-weight="normal" officeooo:rsid="0087c5d8" style:font-weight-asian="normal" style:font-weight-complex="normal"/>
    </style:style>
    <style:style style:name="T33" style:family="text">
      <style:text-properties fo:language="en" fo:country="US" fo:font-weight="normal" officeooo:rsid="00ad0729" fo:background-color="#579d1c" loext:char-shading-value="0" style:font-weight-asian="normal" style:font-weight-complex="normal"/>
    </style:style>
    <style:style style:name="T34" style:family="text">
      <style:text-properties fo:language="en" fo:country="US" fo:font-weight="normal" officeooo:rsid="00ad5941" fo:background-color="#579d1c" loext:char-shading-value="0" style:font-weight-asian="normal" style:font-weight-complex="normal"/>
    </style:style>
    <style:style style:name="T35" style:family="text">
      <style:text-properties fo:language="en" fo:country="US" fo:font-weight="normal" officeooo:rsid="00914286" fo:background-color="#579d1c" loext:char-shading-value="0" style:font-weight-asian="normal" style:font-weight-complex="normal"/>
    </style:style>
    <style:style style:name="T36" style:family="text">
      <style:text-properties fo:language="en" fo:country="US" style:text-underline-style="solid" style:text-underline-width="auto" style:text-underline-color="font-color" fo:font-weight="normal" officeooo:rsid="00914286" fo:background-color="#579d1c" loext:char-shading-value="0" style:font-weight-asian="normal" style:font-weight-complex="normal"/>
    </style:style>
    <style:style style:name="T37" style:family="text">
      <style:text-properties fo:language="en" fo:country="US" officeooo:rsid="01bfa666"/>
    </style:style>
    <style:style style:name="T38" style:family="text">
      <style:text-properties fo:language="en" fo:country="US" officeooo:rsid="01c171ed"/>
    </style:style>
    <style:style style:name="T39" style:family="text">
      <style:text-properties fo:language="en" fo:country="US" officeooo:rsid="01c2f111"/>
    </style:style>
    <style:style style:name="T40" style:family="text">
      <style:text-properties fo:language="en" fo:country="US" officeooo:rsid="01c452f2"/>
    </style:style>
    <style:style style:name="T41" style:family="text">
      <style:text-properties fo:language="en" fo:country="US" officeooo:rsid="01c8d22a"/>
    </style:style>
    <style:style style:name="T42" style:family="text">
      <style:text-properties fo:language="en" fo:country="US" officeooo:rsid="01c97cfe"/>
    </style:style>
    <style:style style:name="T43" style:family="text">
      <style:text-properties fo:language="en" fo:country="US" officeooo:rsid="01cbba3f"/>
    </style:style>
    <style:style style:name="T44" style:family="text">
      <style:text-properties fo:language="en" fo:country="US" officeooo:rsid="01d8f62b"/>
    </style:style>
    <style:style style:name="T45" style:family="text">
      <style:text-properties fo:language="en" fo:country="US" officeooo:rsid="01e67cab"/>
    </style:style>
    <style:style style:name="T46" style:family="text">
      <style:text-properties fo:language="en" fo:country="US" officeooo:rsid="02123abb"/>
    </style:style>
    <style:style style:name="T47" style:family="text">
      <style:text-properties fo:language="en" fo:country="US" officeooo:rsid="02113d53"/>
    </style:style>
    <style:style style:name="T48" style:family="text">
      <style:text-properties fo:language="en" fo:country="US" officeooo:rsid="022e6f1d"/>
    </style:style>
    <style:style style:name="T49" style:family="text">
      <style:text-properties fo:language="en" fo:country="US" officeooo:rsid="0233bcc8"/>
    </style:style>
    <style:style style:name="T50" style:family="text">
      <style:text-properties fo:language="en" fo:country="US" officeooo:rsid="02327c25"/>
    </style:style>
    <style:style style:name="T51" style:family="text">
      <style:text-properties fo:language="en" fo:country="US" officeooo:rsid="02472a0c"/>
    </style:style>
    <style:style style:name="T52" style:family="text">
      <style:text-properties fo:language="en" fo:country="US" officeooo:rsid="027f0da1"/>
    </style:style>
    <style:style style:name="T53" style:family="text">
      <style:text-properties fo:language="en" fo:country="US" officeooo:rsid="02833ca5"/>
    </style:style>
    <style:style style:name="T54" style:family="text">
      <style:text-properties officeooo:rsid="00c1c0f5" fo:background-color="#ccff66" loext:char-shading-value="0"/>
    </style:style>
    <style:style style:name="T55" style:family="text">
      <style:text-properties fo:background-color="#ff9999" loext:char-shading-value="0"/>
    </style:style>
    <style:style style:name="T56" style:family="text">
      <style:text-properties officeooo:rsid="002a525c"/>
    </style:style>
    <style:style style:name="T57" style:family="text">
      <style:text-properties officeooo:rsid="002c1e38"/>
    </style:style>
    <style:style style:name="T58" style:family="text">
      <style:text-properties fo:font-weight="normal" style:font-weight-asian="normal" style:font-weight-complex="normal"/>
    </style:style>
    <style:style style:name="T59" style:family="text">
      <style:text-properties fo:font-weight="normal" officeooo:rsid="0045e5ab" style:font-weight-asian="normal" style:font-weight-complex="normal"/>
    </style:style>
    <style:style style:name="T60" style:family="text">
      <style:text-properties fo:font-weight="normal" officeooo:rsid="005f7a94" style:font-weight-asian="normal" style:font-weight-complex="normal"/>
    </style:style>
    <style:style style:name="T61" style:family="text">
      <style:text-properties fo:font-weight="normal" officeooo:rsid="009858ab" style:font-weight-asian="normal" style:font-weight-complex="normal"/>
    </style:style>
    <style:style style:name="T62" style:family="text">
      <style:text-properties fo:font-weight="normal" officeooo:rsid="00c66b53" style:font-weight-asian="normal" style:font-weight-complex="normal"/>
    </style:style>
    <style:style style:name="T63" style:family="text">
      <style:text-properties fo:font-weight="normal" fo:background-color="#ffcc00" loext:char-shading-value="0" style:font-weight-asian="normal" style:font-weight-complex="normal"/>
    </style:style>
    <style:style style:name="T64" style:family="text">
      <style:text-properties fo:font-weight="normal" fo:background-color="#ccccff" loext:char-shading-value="0" style:font-weight-asian="normal" style:font-weight-complex="normal"/>
    </style:style>
    <style:style style:name="T65" style:family="text">
      <style:text-properties fo:font-weight="normal" officeooo:rsid="00a924f0" fo:background-color="#ccccff" loext:char-shading-value="0" style:font-weight-asian="normal" style:font-weight-complex="normal"/>
    </style:style>
    <style:style style:name="T66" style:family="text">
      <style:text-properties fo:font-weight="normal" fo:background-color="#66ccff" loext:char-shading-value="0" style:font-weight-asian="normal" style:font-weight-complex="normal"/>
    </style:style>
    <style:style style:name="T67" style:family="text">
      <style:text-properties fo:font-weight="normal" officeooo:rsid="009719c6" fo:background-color="#66ccff" loext:char-shading-value="0" style:font-weight-asian="normal" style:font-weight-complex="normal"/>
    </style:style>
    <style:style style:name="T68" style:family="text">
      <style:text-properties fo:font-weight="normal" fo:background-color="#669999" loext:char-shading-value="0" style:font-weight-asian="normal" style:font-weight-complex="normal"/>
    </style:style>
    <style:style style:name="T69" style:family="text">
      <style:text-properties fo:font-weight="normal" officeooo:rsid="009f02da" fo:background-color="#669999" loext:char-shading-value="0" style:font-weight-asian="normal" style:font-weight-complex="normal"/>
    </style:style>
    <style:style style:name="T70" style:family="text">
      <style:text-properties fo:font-weight="normal" fo:background-color="#99cc66" loext:char-shading-value="0" style:font-weight-asian="normal" style:font-weight-complex="normal"/>
    </style:style>
    <style:style style:name="T71" style:family="text">
      <style:text-properties fo:font-weight="normal" fo:background-color="#cc9999" loext:char-shading-value="0" style:font-weight-asian="normal" style:font-weight-complex="normal"/>
    </style:style>
    <style:style style:name="T72" style:family="text">
      <style:text-properties fo:font-weight="normal" officeooo:rsid="00a6d08c" fo:background-color="#cc9999" loext:char-shading-value="0" style:font-weight-asian="normal" style:font-weight-complex="normal"/>
    </style:style>
    <style:style style:name="T73" style:family="text">
      <style:text-properties fo:font-weight="normal" fo:background-color="#579d1c" loext:char-shading-value="0" style:font-weight-asian="normal" style:font-weight-complex="normal"/>
    </style:style>
    <style:style style:name="T74" style:family="text">
      <style:text-properties fo:font-weight="normal" fo:background-color="#ff9999" loext:char-shading-value="0" style:font-weight-asian="normal" style:font-weight-complex="normal"/>
    </style:style>
    <style:style style:name="T75" style:family="text">
      <style:text-properties fo:font-weight="normal" fo:background-color="#999966" loext:char-shading-value="0" style:font-weight-asian="normal" style:font-weight-complex="normal"/>
    </style:style>
    <style:style style:name="T76" style:family="text">
      <style:text-properties fo:font-weight="normal" officeooo:rsid="00c1c0f5" fo:background-color="#999966" loext:char-shading-value="0" style:font-weight-asian="normal" style:font-weight-complex="normal"/>
    </style:style>
    <style:style style:name="T77" style:family="text">
      <style:text-properties fo:font-weight="normal" officeooo:rsid="00c1c0f5" fo:background-color="#ccff66" loext:char-shading-value="0" style:font-weight-asian="normal" style:font-weight-complex="normal"/>
    </style:style>
    <style:style style:name="T78" style:family="text">
      <style:text-properties fo:font-weight="normal" officeooo:rsid="00c845f2" fo:background-color="#ccff66" loext:char-shading-value="0" style:font-weight-asian="normal" style:font-weight-complex="normal"/>
    </style:style>
    <style:style style:name="T79" style:family="text">
      <style:text-properties fo:font-weight="normal" fo:background-color="#66ffff" loext:char-shading-value="0" style:font-weight-asian="normal" style:font-weight-complex="normal"/>
    </style:style>
    <style:style style:name="T80" style:family="text">
      <style:text-properties fo:font-weight="normal" officeooo:rsid="00ccc79e" fo:background-color="#66ffff" loext:char-shading-value="0" style:font-weight-asian="normal" style:font-weight-complex="normal"/>
    </style:style>
    <style:style style:name="T81" style:family="text">
      <style:text-properties fo:font-weight="normal" officeooo:rsid="00cdb49f" fo:background-color="#66ffff" loext:char-shading-value="0" style:font-weight-asian="normal" style:font-weight-complex="normal"/>
    </style:style>
    <style:style style:name="T82" style:family="text">
      <style:text-properties fo:font-weight="normal" officeooo:rsid="00ce15f9" fo:background-color="#66ffff" loext:char-shading-value="0" style:font-weight-asian="normal" style:font-weight-complex="normal"/>
    </style:style>
    <style:style style:name="T83" style:family="text">
      <style:text-properties fo:font-weight="normal" officeooo:rsid="00ce201e" fo:background-color="#66ffff" loext:char-shading-value="0" style:font-weight-asian="normal" style:font-weight-complex="normal"/>
    </style:style>
    <style:style style:name="T84" style:family="text">
      <style:text-properties fo:font-weight="normal" officeooo:rsid="00cebb6a" fo:background-color="#66ffff" loext:char-shading-value="0" style:font-weight-asian="normal" style:font-weight-complex="normal"/>
    </style:style>
    <style:style style:name="T85" style:family="text">
      <style:text-properties fo:font-weight="normal" officeooo:rsid="00cfbef1" fo:background-color="#66ffff" loext:char-shading-value="0" style:font-weight-asian="normal" style:font-weight-complex="normal"/>
    </style:style>
    <style:style style:name="T86" style:family="text">
      <style:text-properties fo:font-weight="normal" officeooo:rsid="00d1b36b" fo:background-color="#66ffff" loext:char-shading-value="0" style:font-weight-asian="normal" style:font-weight-complex="normal"/>
    </style:style>
    <style:style style:name="T87" style:family="text">
      <style:text-properties fo:font-weight="normal" officeooo:rsid="00d40a5b" fo:background-color="#66ffff" loext:char-shading-value="0" style:font-weight-asian="normal" style:font-weight-complex="normal"/>
    </style:style>
    <style:style style:name="T88" style:family="text">
      <style:text-properties fo:font-weight="normal" officeooo:rsid="00d4cc40" fo:background-color="#66ffff" loext:char-shading-value="0" style:font-weight-asian="normal" style:font-weight-complex="normal"/>
    </style:style>
    <style:style style:name="T89" style:family="text">
      <style:text-properties fo:font-weight="normal" officeooo:rsid="00d60005" fo:background-color="#66ffff" loext:char-shading-value="0" style:font-weight-asian="normal" style:font-weight-complex="normal"/>
    </style:style>
    <style:style style:name="T90" style:family="text">
      <style:text-properties fo:font-weight="normal" officeooo:rsid="00d665d1" fo:background-color="#66ffff" loext:char-shading-value="0" style:font-weight-asian="normal" style:font-weight-complex="normal"/>
    </style:style>
    <style:style style:name="T91" style:family="text">
      <style:text-properties fo:font-weight="normal" officeooo:rsid="00d7d9ad" fo:background-color="#66ffff" loext:char-shading-value="0" style:font-weight-asian="normal" style:font-weight-complex="normal"/>
    </style:style>
    <style:style style:name="T92" style:family="text">
      <style:text-properties fo:font-weight="normal" officeooo:rsid="00d98223" fo:background-color="#66ffff" loext:char-shading-value="0" style:font-weight-asian="normal" style:font-weight-complex="normal"/>
    </style:style>
    <style:style style:name="T93" style:family="text">
      <style:text-properties fo:font-weight="normal" officeooo:rsid="00dadc89" fo:background-color="#66ffff" loext:char-shading-value="0" style:font-weight-asian="normal" style:font-weight-complex="normal"/>
    </style:style>
    <style:style style:name="T94" style:family="text">
      <style:text-properties fo:font-weight="normal" officeooo:rsid="00db3bfa" fo:background-color="#66ffff" loext:char-shading-value="0" style:font-weight-asian="normal" style:font-weight-complex="normal"/>
    </style:style>
    <style:style style:name="T95" style:family="text">
      <style:text-properties fo:font-weight="normal" officeooo:rsid="00dd2c4b" fo:background-color="#66ffff" loext:char-shading-value="0" style:font-weight-asian="normal" style:font-weight-complex="normal"/>
    </style:style>
    <style:style style:name="T96" style:family="text">
      <style:text-properties fo:font-weight="normal" officeooo:rsid="00dd9adf" fo:background-color="#66ffff" loext:char-shading-value="0" style:font-weight-asian="normal" style:font-weight-complex="normal"/>
    </style:style>
    <style:style style:name="T97" style:family="text">
      <style:text-properties fo:font-weight="normal" officeooo:rsid="00e00a7b" fo:background-color="#66ffff" loext:char-shading-value="0" style:font-weight-asian="normal" style:font-weight-complex="normal"/>
    </style:style>
    <style:style style:name="T98" style:family="text">
      <style:text-properties fo:font-weight="normal" officeooo:rsid="00e1f809" fo:background-color="#66ffff" loext:char-shading-value="0" style:font-weight-asian="normal" style:font-weight-complex="normal"/>
    </style:style>
    <style:style style:name="T99" style:family="text">
      <style:text-properties fo:font-weight="normal" officeooo:rsid="00e32ef2" fo:background-color="#66ffff" loext:char-shading-value="0" style:font-weight-asian="normal" style:font-weight-complex="normal"/>
    </style:style>
    <style:style style:name="T100" style:family="text">
      <style:text-properties fo:font-weight="normal" officeooo:rsid="00e3a049" fo:background-color="#66ffff" loext:char-shading-value="0" style:font-weight-asian="normal" style:font-weight-complex="normal"/>
    </style:style>
    <style:style style:name="T101" style:family="text">
      <style:text-properties fo:font-weight="normal" officeooo:rsid="00e48a99" fo:background-color="#66ffff" loext:char-shading-value="0" style:font-weight-asian="normal" style:font-weight-complex="normal"/>
    </style:style>
    <style:style style:name="T102" style:family="text">
      <style:text-properties fo:font-weight="normal" officeooo:rsid="00e4c498" fo:background-color="#66ffff" loext:char-shading-value="0" style:font-weight-asian="normal" style:font-weight-complex="normal"/>
    </style:style>
    <style:style style:name="T103" style:family="text">
      <style:text-properties fo:font-weight="normal" officeooo:rsid="00e6bc0e" fo:background-color="#66ffff" loext:char-shading-value="0" style:font-weight-asian="normal" style:font-weight-complex="normal"/>
    </style:style>
    <style:style style:name="T104" style:family="text">
      <style:text-properties fo:font-weight="normal" officeooo:rsid="00e7ce7d" fo:background-color="#66ffff" loext:char-shading-value="0" style:font-weight-asian="normal" style:font-weight-complex="normal"/>
    </style:style>
    <style:style style:name="T105" style:family="text">
      <style:text-properties fo:font-weight="normal" officeooo:rsid="00ea775e" fo:background-color="#66ffff" loext:char-shading-value="0" style:font-weight-asian="normal" style:font-weight-complex="normal"/>
    </style:style>
    <style:style style:name="T106" style:family="text">
      <style:text-properties fo:font-weight="normal" officeooo:rsid="00ed11c8" fo:background-color="#66ffff" loext:char-shading-value="0" style:font-weight-asian="normal" style:font-weight-complex="normal"/>
    </style:style>
    <style:style style:name="T107" style:family="text">
      <style:text-properties fo:font-weight="normal" officeooo:rsid="00f1998e" fo:background-color="#66ffff" loext:char-shading-value="0" style:font-weight-asian="normal" style:font-weight-complex="normal"/>
    </style:style>
    <style:style style:name="T108" style:family="text">
      <style:text-properties fo:font-weight="normal" officeooo:rsid="00f52b7e" fo:background-color="#66ffff" loext:char-shading-value="0" style:font-weight-asian="normal" style:font-weight-complex="normal"/>
    </style:style>
    <style:style style:name="T109" style:family="text">
      <style:text-properties fo:font-weight="normal" officeooo:rsid="00f586a7" fo:background-color="#66ffff" loext:char-shading-value="0" style:font-weight-asian="normal" style:font-weight-complex="normal"/>
    </style:style>
    <style:style style:name="T110" style:family="text">
      <style:text-properties fo:font-weight="normal" officeooo:rsid="00f5d7e9" fo:background-color="#66ffff" loext:char-shading-value="0" style:font-weight-asian="normal" style:font-weight-complex="normal"/>
    </style:style>
    <style:style style:name="T111" style:family="text">
      <style:text-properties fo:font-weight="normal" officeooo:rsid="00f725ab" fo:background-color="#66ffff" loext:char-shading-value="0" style:font-weight-asian="normal" style:font-weight-complex="normal"/>
    </style:style>
    <style:style style:name="T112" style:family="text">
      <style:text-properties fo:font-weight="normal" officeooo:rsid="00f91732" fo:background-color="#66ffff" loext:char-shading-value="0" style:font-weight-asian="normal" style:font-weight-complex="normal"/>
    </style:style>
    <style:style style:name="T113" style:family="text">
      <style:text-properties fo:font-weight="normal" officeooo:rsid="00fda38f" fo:background-color="#66ffff" loext:char-shading-value="0" style:font-weight-asian="normal" style:font-weight-complex="normal"/>
    </style:style>
    <style:style style:name="T114" style:family="text">
      <style:text-properties fo:font-weight="normal" officeooo:rsid="010284a4" fo:background-color="#66ffff" loext:char-shading-value="0" style:font-weight-asian="normal" style:font-weight-complex="normal"/>
    </style:style>
    <style:style style:name="T115" style:family="text">
      <style:text-properties fo:font-weight="normal" officeooo:rsid="010382d5" fo:background-color="#66ffff" loext:char-shading-value="0" style:font-weight-asian="normal" style:font-weight-complex="normal"/>
    </style:style>
    <style:style style:name="T116" style:family="text">
      <style:text-properties fo:font-weight="normal" officeooo:rsid="01047e40" fo:background-color="#66ffff" loext:char-shading-value="0" style:font-weight-asian="normal" style:font-weight-complex="normal"/>
    </style:style>
    <style:style style:name="T117" style:family="text">
      <style:text-properties fo:font-weight="normal" officeooo:rsid="029a5d3f" fo:background-color="#66ffff" loext:char-shading-value="0" style:font-weight-asian="normal" style:font-weight-complex="normal"/>
    </style:style>
    <style:style style:name="T118" style:family="text">
      <style:text-properties fo:font-weight="normal" officeooo:rsid="029aa935" fo:background-color="#66ffff" loext:char-shading-value="0" style:font-weight-asian="normal" style:font-weight-complex="normal"/>
    </style:style>
    <style:style style:name="T119" style:family="text">
      <style:text-properties fo:font-weight="normal" officeooo:rsid="029f70db" fo:background-color="#66ffff" loext:char-shading-value="0" style:font-weight-asian="normal" style:font-weight-complex="normal"/>
    </style:style>
    <style:style style:name="T120" style:family="text">
      <style:text-properties fo:font-weight="normal" officeooo:rsid="02a14acc" fo:background-color="#66ffff" loext:char-shading-value="0" style:font-weight-asian="normal" style:font-weight-complex="normal"/>
    </style:style>
    <style:style style:name="T121" style:family="text">
      <style:text-properties fo:font-weight="normal" officeooo:rsid="02a2b031" fo:background-color="#66ffff" loext:char-shading-value="0" style:font-weight-asian="normal" style:font-weight-complex="normal"/>
    </style:style>
    <style:style style:name="T122" style:family="text">
      <style:text-properties fo:font-weight="normal" officeooo:rsid="02a3b335" fo:background-color="#66ffff" loext:char-shading-value="0" style:font-weight-asian="normal" style:font-weight-complex="normal"/>
    </style:style>
    <style:style style:name="T123" style:family="text">
      <style:text-properties fo:font-weight="normal" officeooo:rsid="02a4edec" fo:background-color="#66ffff" loext:char-shading-value="0" style:font-weight-asian="normal" style:font-weight-complex="normal"/>
    </style:style>
    <style:style style:name="T124" style:family="text">
      <style:text-properties fo:font-weight="normal" officeooo:rsid="02a6faac" fo:background-color="#66ffff" loext:char-shading-value="0" style:font-weight-asian="normal" style:font-weight-complex="normal"/>
    </style:style>
    <style:style style:name="T125" style:family="text">
      <style:text-properties fo:font-weight="normal" officeooo:rsid="02a8436d" fo:background-color="#66ffff" loext:char-shading-value="0" style:font-weight-asian="normal" style:font-weight-complex="normal"/>
    </style:style>
    <style:style style:name="T126" style:family="text">
      <style:text-properties fo:font-weight="normal" officeooo:rsid="02a93284" fo:background-color="#66ffff" loext:char-shading-value="0" style:font-weight-asian="normal" style:font-weight-complex="normal"/>
    </style:style>
    <style:style style:name="T127" style:family="text">
      <style:text-properties fo:font-weight="normal" officeooo:rsid="02a9fe23" fo:background-color="#66ffff" loext:char-shading-value="0" style:font-weight-asian="normal" style:font-weight-complex="normal"/>
    </style:style>
    <style:style style:name="T128" style:family="text">
      <style:text-properties fo:font-weight="normal" officeooo:rsid="02ab78ea" fo:background-color="#66ffff" loext:char-shading-value="0" style:font-weight-asian="normal" style:font-weight-complex="normal"/>
    </style:style>
    <style:style style:name="T129" style:family="text">
      <style:text-properties fo:font-weight="normal" officeooo:rsid="02ad02f5" fo:background-color="#66ffff" loext:char-shading-value="0" style:font-weight-asian="normal" style:font-weight-complex="normal"/>
    </style:style>
    <style:style style:name="T130" style:family="text">
      <style:text-properties fo:font-weight="normal" officeooo:rsid="02b57a6f" fo:background-color="#66ffff" loext:char-shading-value="0" style:font-weight-asian="normal" style:font-weight-complex="normal"/>
    </style:style>
    <style:style style:name="T131" style:family="text">
      <style:text-properties fo:font-weight="normal" officeooo:rsid="02b7370c" fo:background-color="#66ffff" loext:char-shading-value="0" style:font-weight-asian="normal" style:font-weight-complex="normal"/>
    </style:style>
    <style:style style:name="T132" style:family="text">
      <style:text-properties fo:font-weight="normal" officeooo:rsid="02b8409b" fo:background-color="#66ffff" loext:char-shading-value="0" style:font-weight-asian="normal" style:font-weight-complex="normal"/>
    </style:style>
    <style:style style:name="T133" style:family="text">
      <style:text-properties fo:font-weight="normal" officeooo:rsid="0335fde3" fo:background-color="#66ffff" loext:char-shading-value="0" style:font-weight-asian="normal" style:font-weight-complex="normal"/>
    </style:style>
    <style:style style:name="T134" style:family="text">
      <style:text-properties fo:font-weight="normal" officeooo:rsid="03372eb6" fo:background-color="#66ffff" loext:char-shading-value="0" style:font-weight-asian="normal" style:font-weight-complex="normal"/>
    </style:style>
    <style:style style:name="T135" style:family="text">
      <style:text-properties fo:font-weight="normal" officeooo:rsid="033915a3" fo:background-color="#66ffff" loext:char-shading-value="0" style:font-weight-asian="normal" style:font-weight-complex="normal"/>
    </style:style>
    <style:style style:name="T136" style:family="text">
      <style:text-properties fo:font-weight="normal" officeooo:rsid="033b9d04" fo:background-color="#66ffff" loext:char-shading-value="0" style:font-weight-asian="normal" style:font-weight-complex="normal"/>
    </style:style>
    <style:style style:name="T137" style:family="text">
      <style:text-properties fo:font-weight="normal" officeooo:rsid="033cd571" fo:background-color="#66ffff" loext:char-shading-value="0" style:font-weight-asian="normal" style:font-weight-complex="normal"/>
    </style:style>
    <style:style style:name="T138" style:family="text">
      <style:text-properties fo:font-weight="bold"/>
    </style:style>
    <style:style style:name="T139" style:family="text">
      <style:text-properties fo:font-weight="bold" officeooo:rsid="002c1e38" fo:background-color="#ffcc00" loext:char-shading-value="0" style:font-weight-asian="bold" style:font-weight-complex="bold"/>
    </style:style>
    <style:style style:name="T140" style:family="text">
      <style:text-properties fo:font-weight="bold" officeooo:rsid="002a978d" fo:background-color="#ffcc00" loext:char-shading-value="0" style:font-weight-asian="bold" style:font-weight-complex="bold"/>
    </style:style>
    <style:style style:name="T141" style:family="text">
      <style:text-properties fo:font-weight="bold" officeooo:rsid="002ccf9f" fo:background-color="#ffcc00" loext:char-shading-value="0"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officeooo:rsid="00ca59b1" style:font-weight-asian="bold" style:font-weight-complex="bold"/>
    </style:style>
    <style:style style:name="T144" style:family="text">
      <style:text-properties fo:font-weight="bold" fo:background-color="#ffccff" loext:char-shading-value="0" style:font-weight-asian="bold" style:font-weight-complex="bold"/>
    </style:style>
    <style:style style:name="T145" style:family="text">
      <style:text-properties fo:font-weight="bold" fo:background-color="#ccccff" loext:char-shading-value="0" style:font-weight-asian="bold" style:font-weight-complex="bold"/>
    </style:style>
    <style:style style:name="T146" style:family="text">
      <style:text-properties fo:font-weight="bold" officeooo:rsid="00850254" fo:background-color="#ccccff" loext:char-shading-value="0" style:font-weight-asian="bold" style:font-weight-complex="bold"/>
    </style:style>
    <style:style style:name="T147" style:family="text">
      <style:text-properties fo:font-weight="bold" officeooo:rsid="008acc57" fo:background-color="#ccccff" loext:char-shading-value="0" style:font-weight-asian="bold" style:font-weight-complex="bold"/>
    </style:style>
    <style:style style:name="T148" style:family="text">
      <style:text-properties fo:font-weight="bold" officeooo:rsid="0094204e" fo:background-color="#ccccff" loext:char-shading-value="0" style:font-weight-asian="bold" style:font-weight-complex="bold"/>
    </style:style>
    <style:style style:name="T149" style:family="text">
      <style:text-properties fo:font-weight="bold" officeooo:rsid="00850254" fo:background-color="#ff99ff" loext:char-shading-value="0" style:font-weight-asian="bold" style:font-weight-complex="bold"/>
    </style:style>
    <style:style style:name="T150" style:family="text">
      <style:text-properties fo:font-weight="bold" fo:background-color="#ff9999" loext:char-shading-value="0"/>
    </style:style>
    <style:style style:name="T151" style:family="text">
      <style:text-properties fo:font-weight="bold" fo:background-color="#cc9900" loext:char-shading-value="0"/>
    </style:style>
    <style:style style:name="T152" style:family="text">
      <style:text-properties officeooo:rsid="00309b19"/>
    </style:style>
    <style:style style:name="T153" style:family="text">
      <style:text-properties fo:language="es" fo:country="ES"/>
    </style:style>
    <style:style style:name="T154" style:family="text">
      <style:text-properties fo:language="es" fo:country="ES" fo:background-color="#ff3333" loext:char-shading-value="0"/>
    </style:style>
    <style:style style:name="T155" style:family="text">
      <style:text-properties fo:language="es" fo:country="ES" officeooo:rsid="0047b21b" fo:background-color="#ff3333" loext:char-shading-value="0"/>
    </style:style>
    <style:style style:name="T156" style:family="text">
      <style:text-properties fo:language="es" fo:country="ES" officeooo:rsid="00498fdd" fo:background-color="#ff3333" loext:char-shading-value="0"/>
    </style:style>
    <style:style style:name="T157" style:family="text">
      <style:text-properties fo:language="es" fo:country="ES" officeooo:rsid="00a8e640" fo:background-color="#ff3333" loext:char-shading-value="0"/>
    </style:style>
    <style:style style:name="T158" style:family="text">
      <style:text-properties fo:language="es" fo:country="ES" fo:background-color="#ff6666" loext:char-shading-value="0"/>
    </style:style>
    <style:style style:name="T159" style:family="text">
      <style:text-properties fo:language="es" fo:country="ES" officeooo:rsid="0045e5ab" fo:background-color="#ff6666" loext:char-shading-value="0"/>
    </style:style>
    <style:style style:name="T160" style:family="text">
      <style:text-properties fo:language="es" fo:country="ES" officeooo:rsid="0047b21b" fo:background-color="#ff6666" loext:char-shading-value="0"/>
    </style:style>
    <style:style style:name="T161" style:family="text">
      <style:text-properties fo:language="es" fo:country="ES" officeooo:rsid="00498fdd" fo:background-color="#ff6666" loext:char-shading-value="0"/>
    </style:style>
    <style:style style:name="T162" style:family="text">
      <style:text-properties fo:language="es" fo:country="ES" officeooo:rsid="0044c12c" fo:background-color="#ff6666" loext:char-shading-value="0"/>
    </style:style>
    <style:style style:name="T163" style:family="text">
      <style:text-properties fo:language="es" fo:country="ES" officeooo:rsid="0045e5ab"/>
    </style:style>
    <style:style style:name="T164" style:family="text">
      <style:text-properties fo:language="es" fo:country="ES" officeooo:rsid="0044c12c"/>
    </style:style>
    <style:style style:name="T165" style:family="text">
      <style:text-properties fo:language="es" fo:country="ES" fo:background-color="#ffcc00" loext:char-shading-value="0"/>
    </style:style>
    <style:style style:name="T166" style:family="text">
      <style:text-properties fo:language="es" fo:country="ES" fo:background-color="#ffff00" loext:char-shading-value="0"/>
    </style:style>
    <style:style style:name="T167" style:family="text">
      <style:text-properties fo:language="es" fo:country="ES" fo:font-weight="normal" officeooo:rsid="00dadc89" fo:background-color="#66ffff" loext:char-shading-value="0" style:font-weight-asian="normal" style:font-weight-complex="normal"/>
    </style:style>
    <style:style style:name="T168" style:family="text">
      <style:text-properties fo:language="es" fo:country="ES" fo:font-weight="normal" officeooo:rsid="01047e40" fo:background-color="#66ffff" loext:char-shading-value="0" style:font-weight-asian="normal" style:font-weight-complex="normal"/>
    </style:style>
    <style:style style:name="T169" style:family="text">
      <style:text-properties fo:language="es" fo:country="ES" fo:font-weight="normal" officeooo:rsid="0107c746" fo:background-color="#66ffff" loext:char-shading-value="0" style:font-weight-asian="normal" style:font-weight-complex="normal"/>
    </style:style>
    <style:style style:name="T170" style:family="text">
      <style:text-properties fo:language="es" fo:country="ES" fo:font-weight="normal" officeooo:rsid="010a9e79" fo:background-color="#66ffff" loext:char-shading-value="0" style:font-weight-asian="normal" style:font-weight-complex="normal"/>
    </style:style>
    <style:style style:name="T171" style:family="text">
      <style:text-properties fo:language="es" fo:country="ES" fo:font-weight="normal" officeooo:rsid="010ab189" fo:background-color="#66ffff" loext:char-shading-value="0" style:font-weight-asian="normal" style:font-weight-complex="normal"/>
    </style:style>
    <style:style style:name="T172" style:family="text">
      <style:text-properties fo:language="es" fo:country="ES" fo:font-weight="normal" officeooo:rsid="010fe16a" fo:background-color="#66ffff" loext:char-shading-value="0" style:font-weight-asian="normal" style:font-weight-complex="normal"/>
    </style:style>
    <style:style style:name="T173" style:family="text">
      <style:text-properties fo:language="es" fo:country="ES" fo:font-weight="normal" officeooo:rsid="0113952e" fo:background-color="#66ffff" loext:char-shading-value="0" style:font-weight-asian="normal" style:font-weight-complex="normal"/>
    </style:style>
    <style:style style:name="T174" style:family="text">
      <style:text-properties fo:language="es" fo:country="ES" fo:font-weight="normal" officeooo:rsid="01145c47" fo:background-color="#66ffff" loext:char-shading-value="0" style:font-weight-asian="normal" style:font-weight-complex="normal"/>
    </style:style>
    <style:style style:name="T175" style:family="text">
      <style:text-properties fo:language="es" fo:country="ES" fo:font-weight="normal" officeooo:rsid="0115d399" fo:background-color="#66ffff" loext:char-shading-value="0" style:font-weight-asian="normal" style:font-weight-complex="normal"/>
    </style:style>
    <style:style style:name="T176" style:family="text">
      <style:text-properties fo:language="es" fo:country="ES" fo:font-weight="normal" officeooo:rsid="0115e9cd" fo:background-color="#66ffff" loext:char-shading-value="0" style:font-weight-asian="normal" style:font-weight-complex="normal"/>
    </style:style>
    <style:style style:name="T177" style:family="text">
      <style:text-properties fo:language="es" fo:country="ES" fo:font-weight="normal" officeooo:rsid="0119131f" fo:background-color="#66ffff" loext:char-shading-value="0" style:font-weight-asian="normal" style:font-weight-complex="normal"/>
    </style:style>
    <style:style style:name="T178" style:family="text">
      <style:text-properties fo:language="es" fo:country="ES" fo:font-weight="normal" officeooo:rsid="011a8be3" fo:background-color="#66ffff" loext:char-shading-value="0" style:font-weight-asian="normal" style:font-weight-complex="normal"/>
    </style:style>
    <style:style style:name="T179" style:family="text">
      <style:text-properties fo:language="es" fo:country="ES" fo:font-weight="normal" officeooo:rsid="011c0190" fo:background-color="#66ffff" loext:char-shading-value="0" style:font-weight-asian="normal" style:font-weight-complex="normal"/>
    </style:style>
    <style:style style:name="T180" style:family="text">
      <style:text-properties fo:language="es" fo:country="ES" fo:font-weight="normal" officeooo:rsid="011e5bfc" fo:background-color="#66ffff" loext:char-shading-value="0" style:font-weight-asian="normal" style:font-weight-complex="normal"/>
    </style:style>
    <style:style style:name="T181" style:family="text">
      <style:text-properties fo:language="es" fo:country="ES" fo:font-weight="normal" officeooo:rsid="011f4f4f" fo:background-color="#66ffff" loext:char-shading-value="0" style:font-weight-asian="normal" style:font-weight-complex="normal"/>
    </style:style>
    <style:style style:name="T182" style:family="text">
      <style:text-properties fo:language="es" fo:country="ES" fo:font-weight="normal" officeooo:rsid="01204cf8" fo:background-color="#66ffff" loext:char-shading-value="0" style:font-weight-asian="normal" style:font-weight-complex="normal"/>
    </style:style>
    <style:style style:name="T183" style:family="text">
      <style:text-properties fo:language="es" fo:country="ES" fo:font-weight="normal" officeooo:rsid="01216fa3" fo:background-color="#66ffff" loext:char-shading-value="0" style:font-weight-asian="normal" style:font-weight-complex="normal"/>
    </style:style>
    <style:style style:name="T184" style:family="text">
      <style:text-properties fo:language="es" fo:country="ES" fo:font-weight="normal" officeooo:rsid="0122f255" fo:background-color="#66ffff" loext:char-shading-value="0" style:font-weight-asian="normal" style:font-weight-complex="normal"/>
    </style:style>
    <style:style style:name="T185" style:family="text">
      <style:text-properties fo:language="es" fo:country="ES" fo:font-weight="normal" officeooo:rsid="01245f73" fo:background-color="#66ffff" loext:char-shading-value="0" style:font-weight-asian="normal" style:font-weight-complex="normal"/>
    </style:style>
    <style:style style:name="T186" style:family="text">
      <style:text-properties fo:language="es" fo:country="ES" fo:font-weight="normal" officeooo:rsid="0124a0bc" fo:background-color="#66ffff" loext:char-shading-value="0" style:font-weight-asian="normal" style:font-weight-complex="normal"/>
    </style:style>
    <style:style style:name="T187" style:family="text">
      <style:text-properties fo:language="es" fo:country="ES" fo:font-weight="normal" officeooo:rsid="01252cc0" fo:background-color="#66ffff" loext:char-shading-value="0" style:font-weight-asian="normal" style:font-weight-complex="normal"/>
    </style:style>
    <style:style style:name="T188" style:family="text">
      <style:text-properties fo:language="es" fo:country="ES" fo:font-weight="normal" officeooo:rsid="0125daff" fo:background-color="#66ffff" loext:char-shading-value="0" style:font-weight-asian="normal" style:font-weight-complex="normal"/>
    </style:style>
    <style:style style:name="T189" style:family="text">
      <style:text-properties fo:language="es" fo:country="ES" fo:font-weight="normal" officeooo:rsid="01273d27" fo:background-color="#66ffff" loext:char-shading-value="0" style:font-weight-asian="normal" style:font-weight-complex="normal"/>
    </style:style>
    <style:style style:name="T190" style:family="text">
      <style:text-properties fo:language="es" fo:country="ES" fo:font-weight="normal" officeooo:rsid="01278838" fo:background-color="#66ffff" loext:char-shading-value="0" style:font-weight-asian="normal" style:font-weight-complex="normal"/>
    </style:style>
    <style:style style:name="T191" style:family="text">
      <style:text-properties fo:language="es" fo:country="ES" fo:font-weight="normal" officeooo:rsid="012a36c1" fo:background-color="#66ffff" loext:char-shading-value="0" style:font-weight-asian="normal" style:font-weight-complex="normal"/>
    </style:style>
    <style:style style:name="T192" style:family="text">
      <style:text-properties fo:language="es" fo:country="ES" fo:font-weight="normal" officeooo:rsid="012edbac" fo:background-color="#66ffff" loext:char-shading-value="0" style:font-weight-asian="normal" style:font-weight-complex="normal"/>
    </style:style>
    <style:style style:name="T193" style:family="text">
      <style:text-properties fo:language="es" fo:country="ES" fo:font-weight="normal" officeooo:rsid="0130a5a0" fo:background-color="#66ffff" loext:char-shading-value="0" style:font-weight-asian="normal" style:font-weight-complex="normal"/>
    </style:style>
    <style:style style:name="T194" style:family="text">
      <style:text-properties fo:language="es" fo:country="ES" fo:font-weight="normal" officeooo:rsid="01318b80" fo:background-color="#66ffff" loext:char-shading-value="0" style:font-weight-asian="normal" style:font-weight-complex="normal"/>
    </style:style>
    <style:style style:name="T195" style:family="text">
      <style:text-properties fo:language="es" fo:country="ES" fo:font-weight="normal" officeooo:rsid="0134e2a9" fo:background-color="#66ffff" loext:char-shading-value="0" style:font-weight-asian="normal" style:font-weight-complex="normal"/>
    </style:style>
    <style:style style:name="T196" style:family="text">
      <style:text-properties fo:language="es" fo:country="ES" fo:font-weight="normal" officeooo:rsid="01366476" fo:background-color="#66ffff" loext:char-shading-value="0" style:font-weight-asian="normal" style:font-weight-complex="normal"/>
    </style:style>
    <style:style style:name="T197" style:family="text">
      <style:text-properties fo:language="es" fo:country="ES" fo:font-weight="normal" officeooo:rsid="0137c624" fo:background-color="#66ffff" loext:char-shading-value="0" style:font-weight-asian="normal" style:font-weight-complex="normal"/>
    </style:style>
    <style:style style:name="T198" style:family="text">
      <style:text-properties fo:language="es" fo:country="ES" fo:font-weight="normal" officeooo:rsid="0139812c" fo:background-color="#66ffff" loext:char-shading-value="0" style:font-weight-asian="normal" style:font-weight-complex="normal"/>
    </style:style>
    <style:style style:name="T199" style:family="text">
      <style:text-properties fo:language="es" fo:country="ES" fo:font-weight="normal" officeooo:rsid="013b19c3" fo:background-color="#66ffff" loext:char-shading-value="0" style:font-weight-asian="normal" style:font-weight-complex="normal"/>
    </style:style>
    <style:style style:name="T200" style:family="text">
      <style:text-properties fo:language="es" fo:country="ES" fo:font-weight="normal" officeooo:rsid="013b9c17" fo:background-color="#66ffff" loext:char-shading-value="0" style:font-weight-asian="normal" style:font-weight-complex="normal"/>
    </style:style>
    <style:style style:name="T201" style:family="text">
      <style:text-properties fo:language="es" fo:country="ES" fo:font-weight="normal" officeooo:rsid="013ce7c5" fo:background-color="#66ffff" loext:char-shading-value="0" style:font-weight-asian="normal" style:font-weight-complex="normal"/>
    </style:style>
    <style:style style:name="T202" style:family="text">
      <style:text-properties fo:language="es" fo:country="ES" fo:font-weight="normal" officeooo:rsid="013e8b5c" fo:background-color="#66ffff" loext:char-shading-value="0" style:font-weight-asian="normal" style:font-weight-complex="normal"/>
    </style:style>
    <style:style style:name="T203" style:family="text">
      <style:text-properties fo:language="es" fo:country="ES" fo:font-weight="normal" officeooo:rsid="01405cae" fo:background-color="#66ffff" loext:char-shading-value="0" style:font-weight-asian="normal" style:font-weight-complex="normal"/>
    </style:style>
    <style:style style:name="T204" style:family="text">
      <style:text-properties fo:language="es" fo:country="ES" fo:font-weight="normal" officeooo:rsid="01405d90" fo:background-color="#66ffff" loext:char-shading-value="0" style:font-weight-asian="normal" style:font-weight-complex="normal"/>
    </style:style>
    <style:style style:name="T205" style:family="text">
      <style:text-properties fo:language="es" fo:country="ES" fo:font-weight="normal" officeooo:rsid="01421607" fo:background-color="#66ffff" loext:char-shading-value="0" style:font-weight-asian="normal" style:font-weight-complex="normal"/>
    </style:style>
    <style:style style:name="T206" style:family="text">
      <style:text-properties fo:language="es" fo:country="ES" fo:font-weight="normal" officeooo:rsid="01439e91" fo:background-color="#66ffff" loext:char-shading-value="0" style:font-weight-asian="normal" style:font-weight-complex="normal"/>
    </style:style>
    <style:style style:name="T207" style:family="text">
      <style:text-properties fo:language="es" fo:country="ES" fo:font-weight="normal" officeooo:rsid="0144dfcf" fo:background-color="#66ffff" loext:char-shading-value="0" style:font-weight-asian="normal" style:font-weight-complex="normal"/>
    </style:style>
    <style:style style:name="T208" style:family="text">
      <style:text-properties fo:language="es" fo:country="ES" fo:font-weight="normal" officeooo:rsid="0145ee71" fo:background-color="#66ffff" loext:char-shading-value="0" style:font-weight-asian="normal" style:font-weight-complex="normal"/>
    </style:style>
    <style:style style:name="T209" style:family="text">
      <style:text-properties fo:language="es" fo:country="ES" fo:font-weight="normal" officeooo:rsid="0147ab65" fo:background-color="#66ffff" loext:char-shading-value="0" style:font-weight-asian="normal" style:font-weight-complex="normal"/>
    </style:style>
    <style:style style:name="T210" style:family="text">
      <style:text-properties fo:language="es" fo:country="ES" fo:font-weight="normal" officeooo:rsid="0148fae7" fo:background-color="#66ffff" loext:char-shading-value="0" style:font-weight-asian="normal" style:font-weight-complex="normal"/>
    </style:style>
    <style:style style:name="T211" style:family="text">
      <style:text-properties fo:language="es" fo:country="ES" fo:font-weight="normal" officeooo:rsid="014a3e66" fo:background-color="#66ffff" loext:char-shading-value="0" style:font-weight-asian="normal" style:font-weight-complex="normal"/>
    </style:style>
    <style:style style:name="T212" style:family="text">
      <style:text-properties fo:language="es" fo:country="ES" fo:font-weight="normal" officeooo:rsid="014b864c" fo:background-color="#66ffff" loext:char-shading-value="0" style:font-weight-asian="normal" style:font-weight-complex="normal"/>
    </style:style>
    <style:style style:name="T213" style:family="text">
      <style:text-properties fo:language="es" fo:country="ES" fo:font-weight="normal" officeooo:rsid="014bdb5a" fo:background-color="#66ffff" loext:char-shading-value="0" style:font-weight-asian="normal" style:font-weight-complex="normal"/>
    </style:style>
    <style:style style:name="T214" style:family="text">
      <style:text-properties fo:language="es" fo:country="ES" fo:font-weight="normal" officeooo:rsid="014e68fe" fo:background-color="#66ffff" loext:char-shading-value="0" style:font-weight-asian="normal" style:font-weight-complex="normal"/>
    </style:style>
    <style:style style:name="T215" style:family="text">
      <style:text-properties fo:language="es" fo:country="ES" fo:font-weight="normal" officeooo:rsid="014ff419" fo:background-color="#66ffff" loext:char-shading-value="0" style:font-weight-asian="normal" style:font-weight-complex="normal"/>
    </style:style>
    <style:style style:name="T216" style:family="text">
      <style:text-properties fo:language="es" fo:country="ES" fo:font-weight="normal" officeooo:rsid="01511c16" fo:background-color="#66ffff" loext:char-shading-value="0" style:font-weight-asian="normal" style:font-weight-complex="normal"/>
    </style:style>
    <style:style style:name="T217" style:family="text">
      <style:text-properties fo:language="es" fo:country="ES" fo:font-weight="normal" officeooo:rsid="015270da" fo:background-color="#66ffff" loext:char-shading-value="0" style:font-weight-asian="normal" style:font-weight-complex="normal"/>
    </style:style>
    <style:style style:name="T218" style:family="text">
      <style:text-properties fo:language="es" fo:country="ES" fo:font-weight="normal" officeooo:rsid="01545c07" fo:background-color="#66ffff" loext:char-shading-value="0" style:font-weight-asian="normal" style:font-weight-complex="normal"/>
    </style:style>
    <style:style style:name="T219" style:family="text">
      <style:text-properties fo:language="es" fo:country="ES" fo:font-weight="normal" officeooo:rsid="01547200" fo:background-color="#66ffff" loext:char-shading-value="0" style:font-weight-asian="normal" style:font-weight-complex="normal"/>
    </style:style>
    <style:style style:name="T220" style:family="text">
      <style:text-properties fo:language="es" fo:country="ES" fo:font-weight="normal" officeooo:rsid="0155f284" fo:background-color="#66ffff" loext:char-shading-value="0" style:font-weight-asian="normal" style:font-weight-complex="normal"/>
    </style:style>
    <style:style style:name="T221" style:family="text">
      <style:text-properties fo:language="es" fo:country="ES" fo:font-weight="normal" officeooo:rsid="01565477" fo:background-color="#66ffff" loext:char-shading-value="0" style:font-weight-asian="normal" style:font-weight-complex="normal"/>
    </style:style>
    <style:style style:name="T222" style:family="text">
      <style:text-properties fo:language="es" fo:country="ES" fo:font-weight="normal" officeooo:rsid="01577276" fo:background-color="#66ffff" loext:char-shading-value="0" style:font-weight-asian="normal" style:font-weight-complex="normal"/>
    </style:style>
    <style:style style:name="T223" style:family="text">
      <style:text-properties fo:language="es" fo:country="ES" fo:font-weight="normal" officeooo:rsid="0158af67" fo:background-color="#66ffff" loext:char-shading-value="0" style:font-weight-asian="normal" style:font-weight-complex="normal"/>
    </style:style>
    <style:style style:name="T224" style:family="text">
      <style:text-properties fo:language="es" fo:country="ES" fo:font-weight="normal" officeooo:rsid="01592b01" fo:background-color="#66ffff" loext:char-shading-value="0" style:font-weight-asian="normal" style:font-weight-complex="normal"/>
    </style:style>
    <style:style style:name="T225" style:family="text">
      <style:text-properties fo:language="es" fo:country="ES" fo:font-weight="normal" officeooo:rsid="015938c5" fo:background-color="#66ffff" loext:char-shading-value="0" style:font-weight-asian="normal" style:font-weight-complex="normal"/>
    </style:style>
    <style:style style:name="T226" style:family="text">
      <style:text-properties fo:language="es" fo:country="ES" fo:font-weight="normal" officeooo:rsid="0159703e" fo:background-color="#66ffff" loext:char-shading-value="0" style:font-weight-asian="normal" style:font-weight-complex="normal"/>
    </style:style>
    <style:style style:name="T227" style:family="text">
      <style:text-properties fo:language="es" fo:country="ES" fo:font-weight="normal" officeooo:rsid="0159ef77" fo:background-color="#66ffff" loext:char-shading-value="0" style:font-weight-asian="normal" style:font-weight-complex="normal"/>
    </style:style>
    <style:style style:name="T228" style:family="text">
      <style:text-properties fo:language="es" fo:country="ES" fo:font-weight="normal" officeooo:rsid="015b11dc" fo:background-color="#66ffff" loext:char-shading-value="0" style:font-weight-asian="normal" style:font-weight-complex="normal"/>
    </style:style>
    <style:style style:name="T229" style:family="text">
      <style:text-properties fo:language="es" fo:country="ES" fo:font-weight="normal" officeooo:rsid="015b8114" fo:background-color="#66ffff" loext:char-shading-value="0" style:font-weight-asian="normal" style:font-weight-complex="normal"/>
    </style:style>
    <style:style style:name="T230" style:family="text">
      <style:text-properties fo:language="es" fo:country="ES" fo:font-weight="normal" officeooo:rsid="015cdb19" fo:background-color="#66ffff" loext:char-shading-value="0" style:font-weight-asian="normal" style:font-weight-complex="normal"/>
    </style:style>
    <style:style style:name="T231" style:family="text">
      <style:text-properties fo:language="es" fo:country="ES" fo:font-weight="normal" officeooo:rsid="015e757d" fo:background-color="#66ffff" loext:char-shading-value="0" style:font-weight-asian="normal" style:font-weight-complex="normal"/>
    </style:style>
    <style:style style:name="T232" style:family="text">
      <style:text-properties fo:language="es" fo:country="ES" fo:font-weight="normal" officeooo:rsid="0160b299" fo:background-color="#66ffff" loext:char-shading-value="0" style:font-weight-asian="normal" style:font-weight-complex="normal"/>
    </style:style>
    <style:style style:name="T233" style:family="text">
      <style:text-properties fo:language="es" fo:country="ES" fo:font-weight="normal" officeooo:rsid="01619e90" fo:background-color="#66ffff" loext:char-shading-value="0" style:font-weight-asian="normal" style:font-weight-complex="normal"/>
    </style:style>
    <style:style style:name="T234" style:family="text">
      <style:text-properties fo:language="es" fo:country="ES" fo:font-weight="normal" officeooo:rsid="01620efe" fo:background-color="#66ffff" loext:char-shading-value="0" style:font-weight-asian="normal" style:font-weight-complex="normal"/>
    </style:style>
    <style:style style:name="T235" style:family="text">
      <style:text-properties fo:language="es" fo:country="ES" fo:font-weight="normal" officeooo:rsid="01637b66" fo:background-color="#66ffff" loext:char-shading-value="0" style:font-weight-asian="normal" style:font-weight-complex="normal"/>
    </style:style>
    <style:style style:name="T236" style:family="text">
      <style:text-properties fo:language="es" fo:country="ES" fo:font-weight="normal" officeooo:rsid="0164132f" fo:background-color="#66ffff" loext:char-shading-value="0" style:font-weight-asian="normal" style:font-weight-complex="normal"/>
    </style:style>
    <style:style style:name="T237" style:family="text">
      <style:text-properties fo:language="es" fo:country="ES" fo:font-weight="normal" officeooo:rsid="0165c4e0" fo:background-color="#66ffff" loext:char-shading-value="0" style:font-weight-asian="normal" style:font-weight-complex="normal"/>
    </style:style>
    <style:style style:name="T238" style:family="text">
      <style:text-properties fo:language="es" fo:country="ES" fo:font-weight="normal" officeooo:rsid="0166062a" fo:background-color="#66ffff" loext:char-shading-value="0" style:font-weight-asian="normal" style:font-weight-complex="normal"/>
    </style:style>
    <style:style style:name="T239" style:family="text">
      <style:text-properties fo:language="es" fo:country="ES" fo:font-weight="normal" officeooo:rsid="01666928" fo:background-color="#66ffff" loext:char-shading-value="0" style:font-weight-asian="normal" style:font-weight-complex="normal"/>
    </style:style>
    <style:style style:name="T240" style:family="text">
      <style:text-properties fo:language="es" fo:country="ES" fo:font-weight="normal" officeooo:rsid="0167bc85" fo:background-color="#66ffff" loext:char-shading-value="0" style:font-weight-asian="normal" style:font-weight-complex="normal"/>
    </style:style>
    <style:style style:name="T241" style:family="text">
      <style:text-properties fo:language="es" fo:country="ES" fo:font-weight="normal" officeooo:rsid="0167f0e8" fo:background-color="#66ffff" loext:char-shading-value="0" style:font-weight-asian="normal" style:font-weight-complex="normal"/>
    </style:style>
    <style:style style:name="T242" style:family="text">
      <style:text-properties fo:language="es" fo:country="ES" fo:font-weight="normal" officeooo:rsid="016925c3" fo:background-color="#66ffff" loext:char-shading-value="0" style:font-weight-asian="normal" style:font-weight-complex="normal"/>
    </style:style>
    <style:style style:name="T243" style:family="text">
      <style:text-properties fo:language="es" fo:country="ES" fo:font-weight="normal" officeooo:rsid="016a81f9" fo:background-color="#66ffff" loext:char-shading-value="0" style:font-weight-asian="normal" style:font-weight-complex="normal"/>
    </style:style>
    <style:style style:name="T244" style:family="text">
      <style:text-properties fo:language="es" fo:country="ES" fo:font-weight="normal" officeooo:rsid="016ac932" fo:background-color="#66ffff" loext:char-shading-value="0" style:font-weight-asian="normal" style:font-weight-complex="normal"/>
    </style:style>
    <style:style style:name="T245" style:family="text">
      <style:text-properties fo:language="es" fo:country="ES" fo:font-weight="normal" officeooo:rsid="016b8be0" fo:background-color="#66ffff" loext:char-shading-value="0" style:font-weight-asian="normal" style:font-weight-complex="normal"/>
    </style:style>
    <style:style style:name="T246" style:family="text">
      <style:text-properties fo:language="es" fo:country="ES" fo:font-weight="normal" officeooo:rsid="016be214" fo:background-color="#66ffff" loext:char-shading-value="0" style:font-weight-asian="normal" style:font-weight-complex="normal"/>
    </style:style>
    <style:style style:name="T247" style:family="text">
      <style:text-properties fo:language="es" fo:country="ES" fo:font-weight="normal" officeooo:rsid="016ef691" fo:background-color="#66ffff" loext:char-shading-value="0" style:font-weight-asian="normal" style:font-weight-complex="normal"/>
    </style:style>
    <style:style style:name="T248" style:family="text">
      <style:text-properties fo:language="es" fo:country="ES" fo:font-weight="normal" officeooo:rsid="016f919d" fo:background-color="#66ffff" loext:char-shading-value="0" style:font-weight-asian="normal" style:font-weight-complex="normal"/>
    </style:style>
    <style:style style:name="T249" style:family="text">
      <style:text-properties fo:language="es" fo:country="ES" fo:font-weight="normal" officeooo:rsid="01700920" fo:background-color="#66ffff" loext:char-shading-value="0" style:font-weight-asian="normal" style:font-weight-complex="normal"/>
    </style:style>
    <style:style style:name="T250" style:family="text">
      <style:text-properties fo:language="es" fo:country="ES" fo:font-weight="normal" officeooo:rsid="01719adc" fo:background-color="#66ffff" loext:char-shading-value="0" style:font-weight-asian="normal" style:font-weight-complex="normal"/>
    </style:style>
    <style:style style:name="T251" style:family="text">
      <style:text-properties fo:language="es" fo:country="ES" fo:font-weight="normal" officeooo:rsid="01723fc7" fo:background-color="#66ffff" loext:char-shading-value="0" style:font-weight-asian="normal" style:font-weight-complex="normal"/>
    </style:style>
    <style:style style:name="T252" style:family="text">
      <style:text-properties fo:language="es" fo:country="ES" fo:font-weight="normal" officeooo:rsid="0173919b" fo:background-color="#66ffff" loext:char-shading-value="0" style:font-weight-asian="normal" style:font-weight-complex="normal"/>
    </style:style>
    <style:style style:name="T253" style:family="text">
      <style:text-properties fo:language="es" fo:country="ES" fo:font-weight="normal" officeooo:rsid="0175e6de" fo:background-color="#66ffff" loext:char-shading-value="0" style:font-weight-asian="normal" style:font-weight-complex="normal"/>
    </style:style>
    <style:style style:name="T254" style:family="text">
      <style:text-properties fo:language="es" fo:country="ES" fo:font-weight="normal" officeooo:rsid="0176f60b" fo:background-color="#66ffff" loext:char-shading-value="0" style:font-weight-asian="normal" style:font-weight-complex="normal"/>
    </style:style>
    <style:style style:name="T255" style:family="text">
      <style:text-properties fo:language="es" fo:country="ES" fo:font-weight="normal" officeooo:rsid="0178a33b" fo:background-color="#66ffff" loext:char-shading-value="0" style:font-weight-asian="normal" style:font-weight-complex="normal"/>
    </style:style>
    <style:style style:name="T256" style:family="text">
      <style:text-properties fo:language="es" fo:country="ES" fo:font-weight="normal" officeooo:rsid="0178e0bb" fo:background-color="#66ffff" loext:char-shading-value="0" style:font-weight-asian="normal" style:font-weight-complex="normal"/>
    </style:style>
    <style:style style:name="T257" style:family="text">
      <style:text-properties fo:language="es" fo:country="ES" fo:font-weight="normal" officeooo:rsid="017a02a5" fo:background-color="#66ffff" loext:char-shading-value="0" style:font-weight-asian="normal" style:font-weight-complex="normal"/>
    </style:style>
    <style:style style:name="T258" style:family="text">
      <style:text-properties fo:language="es" fo:country="ES" fo:font-weight="normal" officeooo:rsid="017b32cb" fo:background-color="#66ffff" loext:char-shading-value="0" style:font-weight-asian="normal" style:font-weight-complex="normal"/>
    </style:style>
    <style:style style:name="T259" style:family="text">
      <style:text-properties fo:language="es" fo:country="ES" fo:font-weight="normal" officeooo:rsid="017bb9f0" fo:background-color="#66ffff" loext:char-shading-value="0" style:font-weight-asian="normal" style:font-weight-complex="normal"/>
    </style:style>
    <style:style style:name="T260" style:family="text">
      <style:text-properties fo:language="es" fo:country="ES" fo:font-weight="normal" officeooo:rsid="017c555c" fo:background-color="#66ffff" loext:char-shading-value="0" style:font-weight-asian="normal" style:font-weight-complex="normal"/>
    </style:style>
    <style:style style:name="T261" style:family="text">
      <style:text-properties fo:language="es" fo:country="ES" fo:font-weight="normal" officeooo:rsid="017cfb9d" fo:background-color="#66ffff" loext:char-shading-value="0" style:font-weight-asian="normal" style:font-weight-complex="normal"/>
    </style:style>
    <style:style style:name="T262" style:family="text">
      <style:text-properties fo:language="es" fo:country="ES" fo:font-weight="normal" officeooo:rsid="017d262c" fo:background-color="#66ffff" loext:char-shading-value="0" style:font-weight-asian="normal" style:font-weight-complex="normal"/>
    </style:style>
    <style:style style:name="T263" style:family="text">
      <style:text-properties fo:language="es" fo:country="ES" fo:font-weight="normal" officeooo:rsid="017deeae" fo:background-color="#66ffff" loext:char-shading-value="0" style:font-weight-asian="normal" style:font-weight-complex="normal"/>
    </style:style>
    <style:style style:name="T264" style:family="text">
      <style:text-properties fo:language="es" fo:country="ES" fo:font-weight="normal" officeooo:rsid="017f5b72" fo:background-color="#66ffff" loext:char-shading-value="0" style:font-weight-asian="normal" style:font-weight-complex="normal"/>
    </style:style>
    <style:style style:name="T265" style:family="text">
      <style:text-properties fo:language="es" fo:country="ES" fo:font-weight="normal" officeooo:rsid="01824d9d" fo:background-color="#66ffff" loext:char-shading-value="0" style:font-weight-asian="normal" style:font-weight-complex="normal"/>
    </style:style>
    <style:style style:name="T266" style:family="text">
      <style:text-properties fo:language="es" fo:country="ES" fo:font-weight="normal" officeooo:rsid="01831d90" fo:background-color="#66ffff" loext:char-shading-value="0" style:font-weight-asian="normal" style:font-weight-complex="normal"/>
    </style:style>
    <style:style style:name="T267" style:family="text">
      <style:text-properties fo:language="es" fo:country="ES" fo:font-weight="normal" officeooo:rsid="0184b844" fo:background-color="#66ffff" loext:char-shading-value="0" style:font-weight-asian="normal" style:font-weight-complex="normal"/>
    </style:style>
    <style:style style:name="T268" style:family="text">
      <style:text-properties fo:language="es" fo:country="ES" fo:font-weight="normal" officeooo:rsid="02a3b335" fo:background-color="#66ffff" loext:char-shading-value="0" style:font-weight-asian="normal" style:font-weight-complex="normal"/>
    </style:style>
    <style:style style:name="T269" style:family="text">
      <style:text-properties fo:language="es" fo:country="ES" fo:font-weight="normal" officeooo:rsid="02ad4509" fo:background-color="#66ffff" loext:char-shading-value="0" style:font-weight-asian="normal" style:font-weight-complex="normal"/>
    </style:style>
    <style:style style:name="T270" style:family="text">
      <style:text-properties fo:language="es" fo:country="ES" fo:font-weight="normal" officeooo:rsid="02ae1222" fo:background-color="#66ffff" loext:char-shading-value="0" style:font-weight-asian="normal" style:font-weight-complex="normal"/>
    </style:style>
    <style:style style:name="T271" style:family="text">
      <style:text-properties fo:language="es" fo:country="ES" fo:font-weight="normal" officeooo:rsid="02b04e9c" fo:background-color="#66ffff" loext:char-shading-value="0" style:font-weight-asian="normal" style:font-weight-complex="normal"/>
    </style:style>
    <style:style style:name="T272" style:family="text">
      <style:text-properties fo:language="es" fo:country="ES" fo:font-weight="normal" officeooo:rsid="02bb01d5" fo:background-color="#66ffff" loext:char-shading-value="0" style:font-weight-asian="normal" style:font-weight-complex="normal"/>
    </style:style>
    <style:style style:name="T273" style:family="text">
      <style:text-properties fo:language="es" fo:country="ES" fo:font-weight="normal" officeooo:rsid="02bcd678" fo:background-color="#66ffff" loext:char-shading-value="0" style:font-weight-asian="normal" style:font-weight-complex="normal"/>
    </style:style>
    <style:style style:name="T274" style:family="text">
      <style:text-properties fo:language="es" fo:country="ES" fo:font-weight="normal" officeooo:rsid="02bf16b4" fo:background-color="#66ffff" loext:char-shading-value="0" style:font-weight-asian="normal" style:font-weight-complex="normal"/>
    </style:style>
    <style:style style:name="T275" style:family="text">
      <style:text-properties fo:language="es" fo:country="ES" fo:font-weight="normal" officeooo:rsid="02c10d6e" fo:background-color="#66ffff" loext:char-shading-value="0" style:font-weight-asian="normal" style:font-weight-complex="normal"/>
    </style:style>
    <style:style style:name="T276" style:family="text">
      <style:text-properties fo:language="es" fo:country="ES" fo:font-weight="normal" officeooo:rsid="02c30be3" fo:background-color="#66ffff" loext:char-shading-value="0" style:font-weight-asian="normal" style:font-weight-complex="normal"/>
    </style:style>
    <style:style style:name="T277" style:family="text">
      <style:text-properties fo:language="es" fo:country="ES" fo:font-weight="normal" officeooo:rsid="02c58203" fo:background-color="#66ffff" loext:char-shading-value="0" style:font-weight-asian="normal" style:font-weight-complex="normal"/>
    </style:style>
    <style:style style:name="T278" style:family="text">
      <style:text-properties fo:language="es" fo:country="ES" fo:font-weight="normal" officeooo:rsid="02c70a94" fo:background-color="#66ffff" loext:char-shading-value="0" style:font-weight-asian="normal" style:font-weight-complex="normal"/>
    </style:style>
    <style:style style:name="T279" style:family="text">
      <style:text-properties fo:language="es" fo:country="ES" fo:font-weight="normal" officeooo:rsid="02c8a5bf" fo:background-color="#66ffff" loext:char-shading-value="0" style:font-weight-asian="normal" style:font-weight-complex="normal"/>
    </style:style>
    <style:style style:name="T280" style:family="text">
      <style:text-properties fo:language="es" fo:country="ES" fo:font-weight="normal" officeooo:rsid="02ca2f2d" fo:background-color="#66ffff" loext:char-shading-value="0" style:font-weight-asian="normal" style:font-weight-complex="normal"/>
    </style:style>
    <style:style style:name="T281" style:family="text">
      <style:text-properties fo:language="es" fo:country="ES" fo:font-weight="normal" officeooo:rsid="02ca4df5" fo:background-color="#66ffff" loext:char-shading-value="0" style:font-weight-asian="normal" style:font-weight-complex="normal"/>
    </style:style>
    <style:style style:name="T282" style:family="text">
      <style:text-properties fo:language="es" fo:country="ES" fo:font-weight="normal" officeooo:rsid="02cb4bdb" fo:background-color="#66ffff" loext:char-shading-value="0" style:font-weight-asian="normal" style:font-weight-complex="normal"/>
    </style:style>
    <style:style style:name="T283" style:family="text">
      <style:text-properties fo:language="es" fo:country="ES" fo:font-weight="normal" officeooo:rsid="02ccb501" fo:background-color="#66ffff" loext:char-shading-value="0" style:font-weight-asian="normal" style:font-weight-complex="normal"/>
    </style:style>
    <style:style style:name="T284" style:family="text">
      <style:text-properties fo:language="es" fo:country="ES" fo:font-weight="normal" officeooo:rsid="02d04537" fo:background-color="#66ffff" loext:char-shading-value="0" style:font-weight-asian="normal" style:font-weight-complex="normal"/>
    </style:style>
    <style:style style:name="T285" style:family="text">
      <style:text-properties fo:language="es" fo:country="ES" fo:font-weight="normal" officeooo:rsid="02d4b6c7" fo:background-color="#66ffff" loext:char-shading-value="0" style:font-weight-asian="normal" style:font-weight-complex="normal"/>
    </style:style>
    <style:style style:name="T286" style:family="text">
      <style:text-properties fo:language="es" fo:country="ES" fo:font-weight="normal" officeooo:rsid="02d6ec63" fo:background-color="#66ffff" loext:char-shading-value="0" style:font-weight-asian="normal" style:font-weight-complex="normal"/>
    </style:style>
    <style:style style:name="T287" style:family="text">
      <style:text-properties fo:language="es" fo:country="ES" fo:font-weight="normal" officeooo:rsid="02d71ae3" fo:background-color="#66ffff" loext:char-shading-value="0" style:font-weight-asian="normal" style:font-weight-complex="normal"/>
    </style:style>
    <style:style style:name="T288" style:family="text">
      <style:text-properties fo:language="es" fo:country="ES" fo:font-weight="normal" officeooo:rsid="02d90207" fo:background-color="#66ffff" loext:char-shading-value="0" style:font-weight-asian="normal" style:font-weight-complex="normal"/>
    </style:style>
    <style:style style:name="T289" style:family="text">
      <style:text-properties fo:language="es" fo:country="ES" fo:font-weight="normal" officeooo:rsid="02e97c77" fo:background-color="#66ffff" loext:char-shading-value="0" style:font-weight-asian="normal" style:font-weight-complex="normal"/>
    </style:style>
    <style:style style:name="T290" style:family="text">
      <style:text-properties fo:language="es" fo:country="ES" fo:font-weight="normal" officeooo:rsid="02ea4665" fo:background-color="#66ffff" loext:char-shading-value="0" style:font-weight-asian="normal" style:font-weight-complex="normal"/>
    </style:style>
    <style:style style:name="T291" style:family="text">
      <style:text-properties fo:language="es" fo:country="ES" fo:font-weight="normal" officeooo:rsid="02edadae" fo:background-color="#66ffff" loext:char-shading-value="0" style:font-weight-asian="normal" style:font-weight-complex="normal"/>
    </style:style>
    <style:style style:name="T292" style:family="text">
      <style:text-properties fo:language="es" fo:country="ES" fo:font-weight="normal" officeooo:rsid="0346cde9" fo:background-color="#66ffff" loext:char-shading-value="0" style:font-weight-asian="normal" style:font-weight-complex="normal"/>
    </style:style>
    <style:style style:name="T293" style:family="text">
      <style:text-properties fo:language="es" fo:country="ES" fo:font-weight="normal" officeooo:rsid="0348f005" fo:background-color="#66ffff" loext:char-shading-value="0" style:font-weight-asian="normal" style:font-weight-complex="normal"/>
    </style:style>
    <style:style style:name="T294" style:family="text">
      <style:text-properties fo:language="es" fo:country="ES" fo:font-weight="normal" officeooo:rsid="034d7548" fo:background-color="#66ffff" loext:char-shading-value="0" style:font-weight-asian="normal" style:font-weight-complex="normal"/>
    </style:style>
    <style:style style:name="T295" style:family="text">
      <style:text-properties fo:language="es" fo:country="ES" fo:font-weight="normal" officeooo:rsid="0353611b" fo:background-color="#66ffff" loext:char-shading-value="0" style:font-weight-asian="normal" style:font-weight-complex="normal"/>
    </style:style>
    <style:style style:name="T296" style:family="text">
      <style:text-properties fo:language="es" fo:country="ES" fo:font-weight="normal" officeooo:rsid="03550e69" fo:background-color="#66ffff" loext:char-shading-value="0" style:font-weight-asian="normal" style:font-weight-complex="normal"/>
    </style:style>
    <style:style style:name="T297" style:family="text">
      <style:text-properties fo:language="es" fo:country="ES" fo:font-weight="normal" officeooo:rsid="03565a01" fo:background-color="#66ffff" loext:char-shading-value="0" style:font-weight-asian="normal" style:font-weight-complex="normal"/>
    </style:style>
    <style:style style:name="T298" style:family="text">
      <style:text-properties fo:language="es" fo:country="ES" fo:font-weight="normal" officeooo:rsid="0357234f" fo:background-color="#66ffff" loext:char-shading-value="0" style:font-weight-asian="normal" style:font-weight-complex="normal"/>
    </style:style>
    <style:style style:name="T299" style:family="text">
      <style:text-properties fo:language="es" fo:country="ES" fo:font-weight="normal" officeooo:rsid="0357d186" fo:background-color="#66ffff" loext:char-shading-value="0" style:font-weight-asian="normal" style:font-weight-complex="normal"/>
    </style:style>
    <style:style style:name="T300" style:family="text">
      <style:text-properties fo:language="es" fo:country="ES" fo:font-weight="normal" officeooo:rsid="035fff18" fo:background-color="#66ffff" loext:char-shading-value="0" style:font-weight-asian="normal" style:font-weight-complex="normal"/>
    </style:style>
    <style:style style:name="T301" style:family="text">
      <style:text-properties fo:language="es" fo:country="ES" officeooo:rsid="024008bc"/>
    </style:style>
    <style:style style:name="T302" style:family="text">
      <style:text-properties fo:language="es" fo:country="ES" officeooo:rsid="027be266"/>
    </style:style>
    <style:style style:name="T303" style:family="text">
      <style:text-properties fo:language="es" fo:country="ES" style:text-underline-style="solid" style:text-underline-width="auto" style:text-underline-color="font-color" fo:font-weight="normal" officeooo:rsid="01719adc" fo:background-color="#66ffff" loext:char-shading-value="0" style:font-weight-asian="normal" style:font-weight-complex="normal"/>
    </style:style>
    <style:style style:name="T304" style:family="text">
      <style:text-properties fo:language="es" fo:country="ES" style:text-underline-style="solid" style:text-underline-width="auto" style:text-underline-color="font-color" fo:font-weight="normal" officeooo:rsid="016925c3" fo:background-color="#66ffff" loext:char-shading-value="0" style:font-weight-asian="normal" style:font-weight-complex="normal"/>
    </style:style>
    <style:style style:name="T305" style:family="text">
      <style:text-properties fo:language="es" fo:country="ES" style:text-underline-style="solid" style:text-underline-width="auto" style:text-underline-color="font-color" fo:font-weight="normal" officeooo:rsid="0160b299" fo:background-color="#66ffff" loext:char-shading-value="0" style:font-weight-asian="normal" style:font-weight-complex="normal"/>
    </style:style>
    <style:style style:name="T306" style:family="text">
      <style:text-properties fo:language="es" fo:country="ES" style:text-underline-style="solid" style:text-underline-width="auto" style:text-underline-color="font-color" fo:font-weight="normal" officeooo:rsid="0159ef77" fo:background-color="#66ffff" loext:char-shading-value="0" style:font-weight-asian="normal" style:font-weight-complex="normal"/>
    </style:style>
    <style:style style:name="T307" style:family="text">
      <style:text-properties fo:language="es" fo:country="ES" fo:font-style="italic" style:text-underline-style="none" fo:font-weight="normal" officeooo:rsid="011e5bfc" fo:background-color="#66ffff" loext:char-shading-value="0" style:font-style-asian="italic" style:font-weight-asian="normal" style:font-style-complex="italic" style:font-weight-complex="normal"/>
    </style:style>
    <style:style style:name="T308" style:family="text">
      <style:text-properties fo:language="es" fo:country="ES" fo:font-style="italic" fo:font-weight="normal" officeooo:rsid="011e5bfc" fo:background-color="#66ffff" loext:char-shading-value="0" style:font-style-asian="italic" style:font-weight-asian="normal" style:font-style-complex="italic" style:font-weight-complex="normal"/>
    </style:style>
    <style:style style:name="T309" style:family="text">
      <style:text-properties fo:language="es" fo:country="ES" fo:font-style="italic" fo:font-weight="normal" officeooo:rsid="012edbac" fo:background-color="#66ffff" loext:char-shading-value="0" style:font-style-asian="italic" style:font-weight-asian="normal" style:font-style-complex="italic" style:font-weight-complex="normal"/>
    </style:style>
    <style:style style:name="T310" style:family="text">
      <style:text-properties fo:language="es" fo:country="ES" fo:font-style="italic" fo:font-weight="normal" officeooo:rsid="01366476" fo:background-color="#66ffff" loext:char-shading-value="0" style:font-style-asian="italic" style:font-weight-asian="normal" style:font-style-complex="italic" style:font-weight-complex="normal"/>
    </style:style>
    <style:style style:name="T311" style:family="text">
      <style:text-properties fo:language="es" fo:country="ES" fo:font-style="italic" fo:font-weight="normal" officeooo:rsid="02ca4df5" fo:background-color="#66ffff" loext:char-shading-value="0" style:font-style-asian="italic" style:font-weight-asian="normal" style:font-style-complex="italic" style:font-weight-complex="normal"/>
    </style:style>
    <style:style style:name="T312" style:family="text">
      <style:text-properties fo:language="es" fo:country="ES" fo:font-style="italic" fo:font-weight="normal" officeooo:rsid="0130a5a0" fo:background-color="#66ffff" loext:char-shading-value="0" style:font-style-asian="italic" style:font-weight-asian="normal" style:font-style-complex="italic" style:font-weight-complex="normal"/>
    </style:style>
    <style:style style:name="T313" style:family="text">
      <style:text-properties fo:language="es" fo:country="ES" fo:font-style="italic" fo:font-weight="normal" officeooo:rsid="02cb4bdb" fo:background-color="#66ffff" loext:char-shading-value="0" style:font-style-asian="italic" style:font-weight-asian="normal" style:font-style-complex="italic" style:font-weight-complex="normal"/>
    </style:style>
    <style:style style:name="T314" style:family="text">
      <style:text-properties fo:language="es" fo:country="ES" fo:font-style="italic" fo:font-weight="normal" officeooo:rsid="02ccb501" fo:background-color="#66ffff" loext:char-shading-value="0" style:font-style-asian="italic" style:font-weight-asian="normal" style:font-style-complex="italic" style:font-weight-complex="normal"/>
    </style:style>
    <style:style style:name="T315" style:family="text">
      <style:text-properties fo:language="es" fo:country="ES" fo:font-style="italic" fo:font-weight="normal" officeooo:rsid="01318b80" fo:background-color="#66ffff" loext:char-shading-value="0" style:font-style-asian="italic" style:font-weight-asian="normal" style:font-style-complex="italic" style:font-weight-complex="normal"/>
    </style:style>
    <style:style style:name="T316" style:family="text">
      <style:text-properties fo:language="es" fo:country="ES" fo:font-style="italic" fo:font-weight="normal" officeooo:rsid="01405cae" fo:background-color="#66ffff" loext:char-shading-value="0" style:font-style-asian="italic" style:font-weight-asian="normal" style:font-style-complex="italic" style:font-weight-complex="normal"/>
    </style:style>
    <style:style style:name="T317" style:family="text">
      <style:text-properties fo:language="es" fo:country="ES" fo:font-style="italic" fo:font-weight="normal" officeooo:rsid="0147ab65" fo:background-color="#66ffff" loext:char-shading-value="0" style:font-style-asian="italic" style:font-weight-asian="normal" style:font-style-complex="italic" style:font-weight-complex="normal"/>
    </style:style>
    <style:style style:name="T318" style:family="text">
      <style:text-properties fo:language="es" fo:country="ES" fo:font-style="italic" fo:font-weight="normal" officeooo:rsid="014a3e66" fo:background-color="#66ffff" loext:char-shading-value="0" style:font-style-asian="italic" style:font-weight-asian="normal" style:font-style-complex="italic" style:font-weight-complex="normal"/>
    </style:style>
    <style:style style:name="T319" style:family="text">
      <style:text-properties fo:language="es" fo:country="ES" fo:font-style="italic" fo:font-weight="normal" officeooo:rsid="014b864c" fo:background-color="#66ffff" loext:char-shading-value="0" style:font-style-asian="italic" style:font-weight-asian="normal" style:font-style-complex="italic" style:font-weight-complex="normal"/>
    </style:style>
    <style:style style:name="T320" style:family="text">
      <style:text-properties fo:language="es" fo:country="ES" fo:font-style="italic" fo:font-weight="normal" officeooo:rsid="014bdb5a" fo:background-color="#66ffff" loext:char-shading-value="0" style:font-style-asian="italic" style:font-weight-asian="normal" style:font-style-complex="italic" style:font-weight-complex="normal"/>
    </style:style>
    <style:style style:name="T321" style:family="text">
      <style:text-properties fo:language="es" fo:country="ES" fo:font-style="italic" fo:font-weight="normal" officeooo:rsid="014ff419" fo:background-color="#66ffff" loext:char-shading-value="0" style:font-style-asian="italic" style:font-weight-asian="normal" style:font-style-complex="italic" style:font-weight-complex="normal"/>
    </style:style>
    <style:style style:name="T322" style:family="text">
      <style:text-properties fo:language="es" fo:country="ES" fo:font-style="italic" fo:font-weight="normal" officeooo:rsid="014e68fe" fo:background-color="#66ffff" loext:char-shading-value="0" style:font-style-asian="italic" style:font-weight-asian="normal" style:font-style-complex="italic" style:font-weight-complex="normal"/>
    </style:style>
    <style:style style:name="T323" style:family="text">
      <style:text-properties fo:language="es" fo:country="ES" fo:font-style="italic" fo:font-weight="normal" officeooo:rsid="01511c16" fo:background-color="#66ffff" loext:char-shading-value="0" style:font-style-asian="italic" style:font-weight-asian="normal" style:font-style-complex="italic" style:font-weight-complex="normal"/>
    </style:style>
    <style:style style:name="T324" style:family="text">
      <style:text-properties fo:language="es" fo:country="ES" fo:font-style="italic" fo:font-weight="normal" officeooo:rsid="01565477" fo:background-color="#66ffff" loext:char-shading-value="0" style:font-style-asian="italic" style:font-weight-asian="normal" style:font-style-complex="italic" style:font-weight-complex="normal"/>
    </style:style>
    <style:style style:name="T325" style:family="text">
      <style:text-properties fo:language="es" fo:country="ES" fo:font-style="italic" fo:font-weight="normal" officeooo:rsid="01592b01" fo:background-color="#66ffff" loext:char-shading-value="0" style:font-style-asian="italic" style:font-weight-asian="normal" style:font-style-complex="italic" style:font-weight-complex="normal"/>
    </style:style>
    <style:style style:name="T326" style:family="text">
      <style:text-properties fo:language="es" fo:country="ES" fo:font-style="italic" fo:font-weight="normal" officeooo:rsid="015938c5" fo:background-color="#66ffff" loext:char-shading-value="0" style:font-style-asian="italic" style:font-weight-asian="normal" style:font-style-complex="italic" style:font-weight-complex="normal"/>
    </style:style>
    <style:style style:name="T327" style:family="text">
      <style:text-properties fo:language="es" fo:country="ES" fo:font-style="italic" fo:font-weight="normal" officeooo:rsid="0159ef77" fo:background-color="#66ffff" loext:char-shading-value="0" style:font-style-asian="italic" style:font-weight-asian="normal" style:font-style-complex="italic" style:font-weight-complex="normal"/>
    </style:style>
    <style:style style:name="T328" style:family="text">
      <style:text-properties fo:language="es" fo:country="ES" fo:font-style="italic" fo:font-weight="normal" officeooo:rsid="015b11dc" fo:background-color="#66ffff" loext:char-shading-value="0" style:font-style-asian="italic" style:font-weight-asian="normal" style:font-style-complex="italic" style:font-weight-complex="normal"/>
    </style:style>
    <style:style style:name="T329" style:family="text">
      <style:text-properties fo:language="es" fo:country="ES" fo:font-style="italic" fo:font-weight="normal" officeooo:rsid="015b8114" fo:background-color="#66ffff" loext:char-shading-value="0" style:font-style-asian="italic" style:font-weight-asian="normal" style:font-style-complex="italic" style:font-weight-complex="normal"/>
    </style:style>
    <style:style style:name="T330" style:family="text">
      <style:text-properties fo:language="es" fo:country="ES" fo:font-style="italic" fo:font-weight="normal" officeooo:rsid="015e757d" fo:background-color="#66ffff" loext:char-shading-value="0" style:font-style-asian="italic" style:font-weight-asian="normal" style:font-style-complex="italic" style:font-weight-complex="normal"/>
    </style:style>
    <style:style style:name="T331" style:family="text">
      <style:text-properties fo:language="es" fo:country="ES" fo:font-style="italic" fo:font-weight="normal" officeooo:rsid="015cdb19" fo:background-color="#66ffff" loext:char-shading-value="0" style:font-style-asian="italic" style:font-weight-asian="normal" style:font-style-complex="italic" style:font-weight-complex="normal"/>
    </style:style>
    <style:style style:name="T332" style:family="text">
      <style:text-properties fo:language="es" fo:country="ES" fo:font-style="italic" fo:font-weight="normal" officeooo:rsid="02de5b3a" fo:background-color="#66ffff" loext:char-shading-value="0" style:font-style-asian="italic" style:font-weight-asian="normal" style:font-style-complex="italic" style:font-weight-complex="normal"/>
    </style:style>
    <style:style style:name="T333" style:family="text">
      <style:text-properties fo:language="es" fo:country="ES" fo:font-style="italic" fo:font-weight="normal" officeooo:rsid="0160b299" fo:background-color="#66ffff" loext:char-shading-value="0" style:font-style-asian="italic" style:font-weight-asian="normal" style:font-style-complex="italic" style:font-weight-complex="normal"/>
    </style:style>
    <style:style style:name="T334" style:family="text">
      <style:text-properties fo:language="es" fo:country="ES" fo:font-style="italic" fo:font-weight="normal" officeooo:rsid="01619e90" fo:background-color="#66ffff" loext:char-shading-value="0" style:font-style-asian="italic" style:font-weight-asian="normal" style:font-style-complex="italic" style:font-weight-complex="normal"/>
    </style:style>
    <style:style style:name="T335" style:family="text">
      <style:text-properties fo:language="es" fo:country="ES" fo:font-style="italic" fo:font-weight="normal" officeooo:rsid="01620efe" fo:background-color="#66ffff" loext:char-shading-value="0" style:font-style-asian="italic" style:font-weight-asian="normal" style:font-style-complex="italic" style:font-weight-complex="normal"/>
    </style:style>
    <style:style style:name="T336" style:family="text">
      <style:text-properties fo:language="es" fo:country="ES" fo:font-style="italic" fo:font-weight="normal" officeooo:rsid="01637b66" fo:background-color="#66ffff" loext:char-shading-value="0" style:font-style-asian="italic" style:font-weight-asian="normal" style:font-style-complex="italic" style:font-weight-complex="normal"/>
    </style:style>
    <style:style style:name="T337" style:family="text">
      <style:text-properties fo:language="es" fo:country="ES" fo:font-style="italic" fo:font-weight="normal" officeooo:rsid="0164132f" fo:background-color="#66ffff" loext:char-shading-value="0" style:font-style-asian="italic" style:font-weight-asian="normal" style:font-style-complex="italic" style:font-weight-complex="normal"/>
    </style:style>
    <style:style style:name="T338" style:family="text">
      <style:text-properties fo:language="es" fo:country="ES" fo:font-style="italic" fo:font-weight="normal" officeooo:rsid="0166062a" fo:background-color="#66ffff" loext:char-shading-value="0" style:font-style-asian="italic" style:font-weight-asian="normal" style:font-style-complex="italic" style:font-weight-complex="normal"/>
    </style:style>
    <style:style style:name="T339" style:family="text">
      <style:text-properties fo:language="es" fo:country="ES" fo:font-style="italic" fo:font-weight="normal" officeooo:rsid="01666928" fo:background-color="#66ffff" loext:char-shading-value="0" style:font-style-asian="italic" style:font-weight-asian="normal" style:font-style-complex="italic" style:font-weight-complex="normal"/>
    </style:style>
    <style:style style:name="T340" style:family="text">
      <style:text-properties fo:language="es" fo:country="ES" fo:font-style="italic" fo:font-weight="normal" officeooo:rsid="0167bc85" fo:background-color="#66ffff" loext:char-shading-value="0" style:font-style-asian="italic" style:font-weight-asian="normal" style:font-style-complex="italic" style:font-weight-complex="normal"/>
    </style:style>
    <style:style style:name="T341" style:family="text">
      <style:text-properties fo:language="es" fo:country="ES" fo:font-style="italic" fo:font-weight="normal" officeooo:rsid="0167f0e8" fo:background-color="#66ffff" loext:char-shading-value="0" style:font-style-asian="italic" style:font-weight-asian="normal" style:font-style-complex="italic" style:font-weight-complex="normal"/>
    </style:style>
    <style:style style:name="T342" style:family="text">
      <style:text-properties fo:language="es" fo:country="ES" fo:font-style="italic" fo:font-weight="normal" officeooo:rsid="016a81f9" fo:background-color="#66ffff" loext:char-shading-value="0" style:font-style-asian="italic" style:font-weight-asian="normal" style:font-style-complex="italic" style:font-weight-complex="normal"/>
    </style:style>
    <style:style style:name="T343" style:family="text">
      <style:text-properties fo:language="es" fo:country="ES" fo:font-style="italic" fo:font-weight="normal" officeooo:rsid="016ac932" fo:background-color="#66ffff" loext:char-shading-value="0" style:font-style-asian="italic" style:font-weight-asian="normal" style:font-style-complex="italic" style:font-weight-complex="normal"/>
    </style:style>
    <style:style style:name="T344" style:family="text">
      <style:text-properties fo:language="es" fo:country="ES" fo:font-style="italic" fo:font-weight="normal" officeooo:rsid="016b8be0" fo:background-color="#66ffff" loext:char-shading-value="0" style:font-style-asian="italic" style:font-weight-asian="normal" style:font-style-complex="italic" style:font-weight-complex="normal"/>
    </style:style>
    <style:style style:name="T345" style:family="text">
      <style:text-properties fo:language="es" fo:country="ES" fo:font-style="italic" fo:font-weight="normal" officeooo:rsid="016ef691" fo:background-color="#66ffff" loext:char-shading-value="0" style:font-style-asian="italic" style:font-weight-asian="normal" style:font-style-complex="italic" style:font-weight-complex="normal"/>
    </style:style>
    <style:style style:name="T346" style:family="text">
      <style:text-properties fo:language="es" fo:country="ES" fo:font-style="italic" fo:font-weight="normal" officeooo:rsid="016f919d" fo:background-color="#66ffff" loext:char-shading-value="0" style:font-style-asian="italic" style:font-weight-asian="normal" style:font-style-complex="italic" style:font-weight-complex="normal"/>
    </style:style>
    <style:style style:name="T347" style:family="text">
      <style:text-properties fo:language="es" fo:country="ES" fo:font-style="italic" fo:font-weight="normal" officeooo:rsid="01700920" fo:background-color="#66ffff" loext:char-shading-value="0" style:font-style-asian="italic" style:font-weight-asian="normal" style:font-style-complex="italic" style:font-weight-complex="normal"/>
    </style:style>
    <style:style style:name="T348" style:family="text">
      <style:text-properties fo:language="es" fo:country="ES" fo:font-style="italic" fo:font-weight="normal" officeooo:rsid="01719adc" fo:background-color="#66ffff" loext:char-shading-value="0" style:font-style-asian="italic" style:font-weight-asian="normal" style:font-style-complex="italic" style:font-weight-complex="normal"/>
    </style:style>
    <style:style style:name="T349" style:family="text">
      <style:text-properties fo:language="es" fo:country="ES" fo:font-style="italic" fo:font-weight="normal" officeooo:rsid="01723fc7" fo:background-color="#66ffff" loext:char-shading-value="0" style:font-style-asian="italic" style:font-weight-asian="normal" style:font-style-complex="italic" style:font-weight-complex="normal"/>
    </style:style>
    <style:style style:name="T350" style:family="text">
      <style:text-properties fo:language="es" fo:country="ES" fo:font-style="italic" fo:font-weight="normal" officeooo:rsid="0173919b" fo:background-color="#66ffff" loext:char-shading-value="0" style:font-style-asian="italic" style:font-weight-asian="normal" style:font-style-complex="italic" style:font-weight-complex="normal"/>
    </style:style>
    <style:style style:name="T351" style:family="text">
      <style:text-properties fo:language="es" fo:country="ES" fo:font-style="italic" fo:font-weight="normal" officeooo:rsid="0175e6de" fo:background-color="#66ffff" loext:char-shading-value="0" style:font-style-asian="italic" style:font-weight-asian="normal" style:font-style-complex="italic" style:font-weight-complex="normal"/>
    </style:style>
    <style:style style:name="T352" style:family="text">
      <style:text-properties fo:language="es" fo:country="ES" fo:font-style="italic" fo:font-weight="normal" officeooo:rsid="0178a33b" fo:background-color="#66ffff" loext:char-shading-value="0" style:font-style-asian="italic" style:font-weight-asian="normal" style:font-style-complex="italic" style:font-weight-complex="normal"/>
    </style:style>
    <style:style style:name="T353" style:family="text">
      <style:text-properties fo:language="es" fo:country="ES" fo:font-style="italic" fo:font-weight="normal" officeooo:rsid="0178e0bb" fo:background-color="#66ffff" loext:char-shading-value="0" style:font-style-asian="italic" style:font-weight-asian="normal" style:font-style-complex="italic" style:font-weight-complex="normal"/>
    </style:style>
    <style:style style:name="T354" style:family="text">
      <style:text-properties fo:language="es" fo:country="ES" fo:font-style="italic" fo:font-weight="normal" officeooo:rsid="017a02a5" fo:background-color="#66ffff" loext:char-shading-value="0" style:font-style-asian="italic" style:font-weight-asian="normal" style:font-style-complex="italic" style:font-weight-complex="normal"/>
    </style:style>
    <style:style style:name="T355" style:family="text">
      <style:text-properties fo:language="es" fo:country="ES" fo:font-style="italic" fo:font-weight="normal" officeooo:rsid="017b32cb" fo:background-color="#66ffff" loext:char-shading-value="0" style:font-style-asian="italic" style:font-weight-asian="normal" style:font-style-complex="italic" style:font-weight-complex="normal"/>
    </style:style>
    <style:style style:name="T356" style:family="text">
      <style:text-properties fo:language="es" fo:country="ES" fo:font-style="italic" fo:font-weight="normal" officeooo:rsid="017bb9f0" fo:background-color="#66ffff" loext:char-shading-value="0" style:font-style-asian="italic" style:font-weight-asian="normal" style:font-style-complex="italic" style:font-weight-complex="normal"/>
    </style:style>
    <style:style style:name="T357" style:family="text">
      <style:text-properties fo:language="es" fo:country="ES" fo:font-style="italic" fo:font-weight="normal" officeooo:rsid="02edadae" fo:background-color="#66ffff" loext:char-shading-value="0" style:font-style-asian="italic" style:font-weight-asian="normal" style:font-style-complex="italic" style:font-weight-complex="normal"/>
    </style:style>
    <style:style style:name="T358" style:family="text">
      <style:text-properties fo:language="es" fo:country="ES" fo:font-style="italic" fo:font-weight="normal" officeooo:rsid="017c555c" fo:background-color="#66ffff" loext:char-shading-value="0" style:font-style-asian="italic" style:font-weight-asian="normal" style:font-style-complex="italic" style:font-weight-complex="normal"/>
    </style:style>
    <style:style style:name="T359" style:family="text">
      <style:text-properties fo:language="es" fo:country="ES" fo:font-style="italic" fo:font-weight="normal" officeooo:rsid="017cfb9d" fo:background-color="#66ffff" loext:char-shading-value="0" style:font-style-asian="italic" style:font-weight-asian="normal" style:font-style-complex="italic" style:font-weight-complex="normal"/>
    </style:style>
    <style:style style:name="T360" style:family="text">
      <style:text-properties fo:language="es" fo:country="ES" fo:font-style="italic" fo:font-weight="normal" officeooo:rsid="017d262c" fo:background-color="#66ffff" loext:char-shading-value="0" style:font-style-asian="italic" style:font-weight-asian="normal" style:font-style-complex="italic" style:font-weight-complex="normal"/>
    </style:style>
    <style:style style:name="T361" style:family="text">
      <style:text-properties fo:language="es" fo:country="ES" fo:font-style="italic" fo:font-weight="normal" officeooo:rsid="017deeae" fo:background-color="#66ffff" loext:char-shading-value="0" style:font-style-asian="italic" style:font-weight-asian="normal" style:font-style-complex="italic" style:font-weight-complex="normal"/>
    </style:style>
    <style:style style:name="T362" style:family="text">
      <style:text-properties fo:language="es" fo:country="ES" fo:font-style="italic" fo:font-weight="normal" officeooo:rsid="017f5b72" fo:background-color="#66ffff" loext:char-shading-value="0" style:font-style-asian="italic" style:font-weight-asian="normal" style:font-style-complex="italic" style:font-weight-complex="normal"/>
    </style:style>
    <style:style style:name="T363" style:family="text">
      <style:text-properties fo:language="es" fo:country="ES" fo:font-style="italic" fo:font-weight="normal" officeooo:rsid="01830634" fo:background-color="#66ffff" loext:char-shading-value="0" style:font-style-asian="italic" style:font-weight-asian="normal" style:font-style-complex="italic" style:font-weight-complex="normal"/>
    </style:style>
    <style:style style:name="T364" style:family="text">
      <style:text-properties fo:language="es" fo:country="ES" fo:font-style="italic" fo:font-weight="normal" officeooo:rsid="01847300" fo:background-color="#66ffff" loext:char-shading-value="0" style:font-style-asian="italic" style:font-weight-asian="normal" style:font-style-complex="italic" style:font-weight-complex="normal"/>
    </style:style>
    <style:style style:name="T365" style:family="text">
      <style:text-properties fo:language="es" fo:country="ES" fo:font-style="italic" fo:font-weight="normal" officeooo:rsid="0184b844" fo:background-color="#66ffff" loext:char-shading-value="0" style:font-style-asian="italic" style:font-weight-asian="normal" style:font-style-complex="italic" style:font-weight-complex="normal"/>
    </style:style>
    <style:style style:name="T366" style:family="text">
      <style:text-properties fo:language="es" fo:country="ES" fo:font-style="italic" fo:font-weight="normal" officeooo:rsid="0115e9cd" fo:background-color="#66ffff" loext:char-shading-value="0" style:font-style-asian="italic" style:font-weight-asian="normal" style:font-style-complex="italic" style:font-weight-complex="normal"/>
    </style:style>
    <style:style style:name="T367" style:family="text">
      <style:text-properties fo:language="es" fo:country="ES" fo:font-style="italic" fo:font-weight="normal" officeooo:rsid="0346cde9" fo:background-color="#66ffff" loext:char-shading-value="0" style:font-style-asian="italic" style:font-weight-asian="normal" style:font-style-complex="italic" style:font-weight-complex="normal"/>
    </style:style>
    <style:style style:name="T368" style:family="text">
      <style:text-properties fo:language="es" fo:country="ES" fo:font-style="italic" fo:font-weight="normal" officeooo:rsid="0348f005" fo:background-color="#66ffff" loext:char-shading-value="0" style:font-style-asian="italic" style:font-weight-asian="normal" style:font-style-complex="italic" style:font-weight-complex="normal"/>
    </style:style>
    <style:style style:name="T369" style:family="text">
      <style:text-properties fo:language="es" fo:country="ES" fo:font-style="italic" fo:font-weight="normal" officeooo:rsid="01405d90" fo:background-color="#66ffff" loext:char-shading-value="0" style:font-style-asian="italic" style:font-weight-asian="normal" style:font-style-complex="italic" style:font-weight-complex="normal"/>
    </style:style>
    <style:style style:name="T370" style:family="text">
      <style:text-properties fo:language="es" fo:country="ES" fo:font-style="italic" fo:font-weight="normal" officeooo:rsid="01421607" fo:background-color="#66ffff" loext:char-shading-value="0" style:font-style-asian="italic" style:font-weight-asian="normal" style:font-style-complex="italic" style:font-weight-complex="normal"/>
    </style:style>
    <style:style style:name="T371" style:family="text">
      <style:text-properties fo:language="es" fo:country="ES" fo:font-style="italic" fo:font-weight="normal" officeooo:rsid="01439e91" fo:background-color="#66ffff" loext:char-shading-value="0" style:font-style-asian="italic" style:font-weight-asian="normal" style:font-style-complex="italic" style:font-weight-complex="normal"/>
    </style:style>
    <style:style style:name="T372" style:family="text">
      <style:text-properties fo:language="es" fo:country="ES" fo:font-style="italic" fo:font-weight="normal" officeooo:rsid="0148fae7" fo:background-color="#66ffff" loext:char-shading-value="0" style:font-style-asian="italic" style:font-weight-asian="normal" style:font-style-complex="italic" style:font-weight-complex="normal"/>
    </style:style>
    <style:style style:name="T373" style:family="text">
      <style:text-properties fo:language="es" fo:country="ES" fo:font-style="italic" fo:font-weight="normal" officeooo:rsid="02d4b6c7" fo:background-color="#66ffff" loext:char-shading-value="0" style:font-style-asian="italic" style:font-weight-asian="normal" style:font-style-complex="italic" style:font-weight-complex="normal"/>
    </style:style>
    <style:style style:name="T374" style:family="text">
      <style:text-properties fo:language="es" fo:country="ES" fo:font-style="italic" fo:font-weight="normal" officeooo:rsid="0353611b" fo:background-color="#66ffff" loext:char-shading-value="0" style:font-style-asian="italic" style:font-weight-asian="normal" style:font-style-complex="italic" style:font-weight-complex="normal"/>
    </style:style>
    <style:style style:name="T375" style:family="text">
      <style:text-properties fo:language="es" fo:country="ES" fo:font-style="italic" fo:font-weight="normal" officeooo:rsid="01545c07" fo:background-color="#66ffff" loext:char-shading-value="0" style:font-style-asian="italic" style:font-weight-asian="normal" style:font-style-complex="italic" style:font-weight-complex="normal"/>
    </style:style>
    <style:style style:name="T376" style:family="text">
      <style:text-properties fo:language="es" fo:country="ES" fo:font-style="italic" fo:font-weight="normal" officeooo:rsid="01547200" fo:background-color="#66ffff" loext:char-shading-value="0" style:font-style-asian="italic" style:font-weight-asian="normal" style:font-style-complex="italic" style:font-weight-complex="normal"/>
    </style:style>
    <style:style style:name="T377" style:family="text">
      <style:text-properties fo:language="es" fo:country="ES" fo:font-style="italic" fo:font-weight="normal" officeooo:rsid="02d90207" fo:background-color="#66ffff" loext:char-shading-value="0" style:font-style-asian="italic" style:font-weight-asian="normal" style:font-style-complex="italic" style:font-weight-complex="normal"/>
    </style:style>
    <style:style style:name="T378" style:family="text">
      <style:text-properties fo:language="es" fo:country="ES" fo:font-style="italic" fo:font-weight="normal" officeooo:rsid="01577276" fo:background-color="#66ffff" loext:char-shading-value="0" style:font-style-asian="italic" style:font-weight-asian="normal" style:font-style-complex="italic" style:font-weight-complex="normal"/>
    </style:style>
    <style:style style:name="T379" style:family="text">
      <style:text-properties fo:language="es" fo:country="ES" fo:font-style="italic" fo:font-weight="normal" officeooo:rsid="035f2701" fo:background-color="#66ffff" loext:char-shading-value="0" style:font-style-asian="italic" style:font-weight-asian="normal" style:font-style-complex="italic" style:font-weight-complex="normal"/>
    </style:style>
    <style:style style:name="T380" style:family="text">
      <style:text-properties fo:language="es" fo:country="ES" fo:font-style="italic" style:text-underline-style="solid" style:text-underline-width="auto" style:text-underline-color="font-color" fo:font-weight="normal" officeooo:rsid="017deeae" fo:background-color="#66ffff" loext:char-shading-value="0" style:font-style-asian="italic" style:font-weight-asian="normal" style:font-style-complex="italic" style:font-weight-complex="normal"/>
    </style:style>
    <style:style style:name="T381" style:family="text">
      <style:text-properties fo:language="es" fo:country="ES" fo:font-style="italic" style:text-underline-style="solid" style:text-underline-width="auto" style:text-underline-color="font-color" fo:font-weight="normal" officeooo:rsid="02ef46e3" fo:background-color="#66ffff" loext:char-shading-value="0" style:font-style-asian="italic" style:font-weight-asian="normal" style:font-style-complex="italic" style:font-weight-complex="normal"/>
    </style:style>
    <style:style style:name="T382" style:family="text">
      <style:text-properties fo:language="es" fo:country="ES" fo:font-style="italic" style:text-underline-style="solid" style:text-underline-width="auto" style:text-underline-color="font-color" fo:font-weight="normal" officeooo:rsid="0160b299" fo:background-color="#66ffff" loext:char-shading-value="0" style:font-style-asian="italic" style:font-weight-asian="normal" style:font-style-complex="italic" style:font-weight-complex="normal"/>
    </style:style>
    <style:style style:name="T383" style:family="text">
      <style:text-properties fo:language="es" fo:country="ES" fo:font-style="italic" style:text-underline-style="solid" style:text-underline-width="auto" style:text-underline-color="font-color" fo:font-weight="normal" officeooo:rsid="0159ef77" fo:background-color="#66ffff" loext:char-shading-value="0" style:font-style-asian="italic" style:font-weight-asian="normal" style:font-style-complex="italic" style:font-weight-complex="normal"/>
    </style:style>
    <style:style style:name="T384" style:family="text">
      <style:text-properties fo:language="es" fo:country="ES" fo:font-style="italic" style:text-underline-style="solid" style:text-underline-width="auto" style:text-underline-color="font-color" fo:font-weight="normal" officeooo:rsid="0166062a" fo:background-color="#66ffff" loext:char-shading-value="0" style:font-style-asian="italic" style:font-weight-asian="normal" style:font-style-complex="italic" style:font-weight-complex="normal"/>
    </style:style>
    <style:style style:name="T385" style:family="text">
      <style:text-properties fo:language="es" fo:country="ES" fo:font-style="normal" fo:font-weight="normal" officeooo:rsid="02de5b3a" fo:background-color="#66ffff" loext:char-shading-value="0" style:font-style-asian="normal" style:font-weight-asian="normal" style:font-style-complex="normal" style:font-weight-complex="normal"/>
    </style:style>
    <style:style style:name="T386" style:family="text">
      <style:text-properties fo:language="es" fo:country="ES" fo:font-style="normal" fo:font-weight="normal" officeooo:rsid="0147ab65" fo:background-color="#66ffff" loext:char-shading-value="0" style:font-style-asian="normal" style:font-weight-asian="normal" style:font-style-complex="normal" style:font-weight-complex="normal"/>
    </style:style>
    <style:style style:name="T387" style:family="text">
      <style:text-properties fo:background-color="#00ffff" loext:char-shading-value="0"/>
    </style:style>
    <style:style style:name="T388" style:family="text">
      <style:text-properties officeooo:rsid="00a924f0" fo:background-color="#00ffff" loext:char-shading-value="0"/>
    </style:style>
    <style:style style:name="T389" style:family="text">
      <style:text-properties officeooo:rsid="00331598"/>
    </style:style>
    <style:style style:name="T390" style:family="text">
      <style:text-properties fo:font-style="italic"/>
    </style:style>
    <style:style style:name="T391" style:family="text">
      <style:text-properties fo:font-style="italic" fo:background-color="#cc9900" loext:char-shading-value="0"/>
    </style:style>
    <style:style style:name="T392" style:family="text">
      <style:text-properties fo:font-style="italic" fo:background-color="transparent" loext:char-shading-value="0"/>
    </style:style>
    <style:style style:name="T393" style:family="text">
      <style:text-properties fo:font-style="italic" fo:font-weight="bold" style:font-weight-asian="bold" style:font-weight-complex="bold"/>
    </style:style>
    <style:style style:name="T394" style:family="text">
      <style:text-properties fo:font-style="italic" officeooo:rsid="01a1b011"/>
    </style:style>
    <style:style style:name="T395" style:family="text">
      <style:text-properties fo:font-style="italic" style:font-style-asian="italic" style:font-style-complex="italic"/>
    </style:style>
    <style:style style:name="T396" style:family="text">
      <style:text-properties fo:font-style="italic" officeooo:rsid="023c1e91" style:font-style-asian="italic" style:font-style-complex="italic"/>
    </style:style>
    <style:style style:name="T397" style:family="text">
      <style:text-properties fo:font-style="italic" officeooo:rsid="026739f3" style:font-style-asian="italic" style:font-style-complex="italic"/>
    </style:style>
    <style:style style:name="T398" style:family="text">
      <style:text-properties fo:font-style="italic" officeooo:rsid="0267592b" style:font-style-asian="italic" style:font-style-complex="italic"/>
    </style:style>
    <style:style style:name="T399" style:family="text">
      <style:text-properties fo:font-style="italic" officeooo:rsid="026b3afd" style:font-style-asian="italic" style:font-style-complex="italic"/>
    </style:style>
    <style:style style:name="T400" style:family="text">
      <style:text-properties fo:font-style="italic" officeooo:rsid="02725f42" style:font-style-asian="italic" style:font-style-complex="italic"/>
    </style:style>
    <style:style style:name="T401" style:family="text">
      <style:text-properties fo:font-style="italic" officeooo:rsid="027be266" style:font-style-asian="italic" style:font-style-complex="italic"/>
    </style:style>
    <style:style style:name="T402" style:family="text">
      <style:text-properties fo:font-style="italic" officeooo:rsid="027d4ccb" style:font-style-asian="italic" style:font-style-complex="italic"/>
    </style:style>
    <style:style style:name="T403" style:family="text">
      <style:text-properties fo:font-style="italic" officeooo:rsid="027dc42e" style:font-style-asian="italic" style:font-style-complex="italic"/>
    </style:style>
    <style:style style:name="T404" style:family="text">
      <style:text-properties fo:font-style="italic" officeooo:rsid="027e7c62" style:font-style-asian="italic" style:font-style-complex="italic"/>
    </style:style>
    <style:style style:name="T405" style:family="text">
      <style:text-properties fo:font-style="italic" officeooo:rsid="024541ea" style:font-style-asian="italic" style:font-style-complex="italic"/>
    </style:style>
    <style:style style:name="T406" style:family="text">
      <style:text-properties fo:font-style="italic" officeooo:rsid="027ef57f" style:font-style-asian="italic" style:font-style-complex="italic"/>
    </style:style>
    <style:style style:name="T407" style:family="text">
      <style:text-properties fo:font-style="italic" officeooo:rsid="027fce05" style:font-style-asian="italic" style:font-style-complex="italic"/>
    </style:style>
    <style:style style:name="T408" style:family="text">
      <style:text-properties fo:font-style="italic" officeooo:rsid="0247d0f6" style:font-style-asian="italic" style:font-style-complex="italic"/>
    </style:style>
    <style:style style:name="T409" style:family="text">
      <style:text-properties fo:font-style="italic" officeooo:rsid="028673b2" style:font-style-asian="italic" style:font-style-complex="italic"/>
    </style:style>
    <style:style style:name="T410" style:family="text">
      <style:text-properties fo:font-style="italic" officeooo:rsid="0244f90f" style:font-style-asian="italic" style:font-style-complex="italic"/>
    </style:style>
    <style:style style:name="T411" style:family="text">
      <style:text-properties fo:font-style="italic" officeooo:rsid="028879c1" style:font-style-asian="italic" style:font-style-complex="italic"/>
    </style:style>
    <style:style style:name="T412" style:family="text">
      <style:text-properties fo:font-style="italic" officeooo:rsid="0250dfc8" style:font-style-asian="italic" style:font-style-complex="italic"/>
    </style:style>
    <style:style style:name="T413" style:family="text">
      <style:text-properties fo:font-style="italic" officeooo:rsid="028c1725" style:font-style-asian="italic" style:font-style-complex="italic"/>
    </style:style>
    <style:style style:name="T414" style:family="text">
      <style:text-properties fo:font-style="italic" officeooo:rsid="02552497" style:font-style-asian="italic" style:font-style-complex="italic"/>
    </style:style>
    <style:style style:name="T415" style:family="text">
      <style:text-properties fo:font-style="italic" officeooo:rsid="025ea618" style:font-style-asian="italic" style:font-style-complex="italic"/>
    </style:style>
    <style:style style:name="T416" style:family="text">
      <style:text-properties fo:font-style="italic" officeooo:rsid="024fe010" style:font-style-asian="italic" style:font-style-complex="italic"/>
    </style:style>
    <style:style style:name="T417" style:family="text">
      <style:text-properties fo:font-style="italic" officeooo:rsid="02a4edec" style:font-style-asian="italic" style:font-style-complex="italic"/>
    </style:style>
    <style:style style:name="T418" style:family="text">
      <style:text-properties fo:font-style="italic" officeooo:rsid="02b6920a" style:font-style-asian="italic" style:font-style-complex="italic"/>
    </style:style>
    <style:style style:name="T419" style:family="text">
      <style:text-properties fo:font-style="italic" officeooo:rsid="02a6da9c" style:font-style-asian="italic" style:font-style-complex="italic"/>
    </style:style>
    <style:style style:name="T420" style:family="text">
      <style:text-properties fo:font-style="italic" officeooo:rsid="033b693b"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00e48a99" fo:background-color="#66ffff" loext:char-shading-value="0" style:font-style-asian="italic" style:font-weight-asian="normal" style:font-style-complex="italic" style:font-weight-complex="normal"/>
    </style:style>
    <style:style style:name="T423" style:family="text">
      <style:text-properties fo:font-style="italic" fo:font-weight="normal" officeooo:rsid="00cdb49f" fo:background-color="#66ffff" loext:char-shading-value="0" style:font-style-asian="italic" style:font-weight-asian="normal" style:font-style-complex="italic" style:font-weight-complex="normal"/>
    </style:style>
    <style:style style:name="T424" style:family="text">
      <style:text-properties fo:font-style="italic" fo:font-weight="normal" officeooo:rsid="00cebb6a" fo:background-color="#66ffff" loext:char-shading-value="0" style:font-style-asian="italic" style:font-weight-asian="normal" style:font-style-complex="italic" style:font-weight-complex="normal"/>
    </style:style>
    <style:style style:name="T425" style:family="text">
      <style:text-properties fo:font-style="italic" fo:font-weight="normal" officeooo:rsid="00cfbef1" fo:background-color="#66ffff" loext:char-shading-value="0" style:font-style-asian="italic" style:font-weight-asian="normal" style:font-style-complex="italic" style:font-weight-complex="normal"/>
    </style:style>
    <style:style style:name="T426" style:family="text">
      <style:text-properties fo:font-style="italic" fo:font-weight="normal" officeooo:rsid="00d1b36b" fo:background-color="#66ffff" loext:char-shading-value="0" style:font-style-asian="italic" style:font-weight-asian="normal" style:font-style-complex="italic" style:font-weight-complex="normal"/>
    </style:style>
    <style:style style:name="T427" style:family="text">
      <style:text-properties fo:font-style="italic" fo:font-weight="normal" officeooo:rsid="02a4edec" fo:background-color="#66ffff" loext:char-shading-value="0" style:font-style-asian="italic" style:font-weight-asian="normal" style:font-style-complex="italic" style:font-weight-complex="normal"/>
    </style:style>
    <style:style style:name="T428" style:family="text">
      <style:text-properties fo:font-style="italic" fo:font-weight="normal" officeooo:rsid="00d40a5b" fo:background-color="#66ffff" loext:char-shading-value="0" style:font-style-asian="italic" style:font-weight-asian="normal" style:font-style-complex="italic" style:font-weight-complex="normal"/>
    </style:style>
    <style:style style:name="T429" style:family="text">
      <style:text-properties fo:font-style="italic" fo:font-weight="normal" officeooo:rsid="00d4cc40" fo:background-color="#66ffff" loext:char-shading-value="0" style:font-style-asian="italic" style:font-weight-asian="normal" style:font-style-complex="italic" style:font-weight-complex="normal"/>
    </style:style>
    <style:style style:name="T430" style:family="text">
      <style:text-properties fo:font-style="italic" fo:font-weight="normal" officeooo:rsid="00e00a7b" fo:background-color="#66ffff" loext:char-shading-value="0" style:font-style-asian="italic" style:font-weight-asian="normal" style:font-style-complex="italic" style:font-weight-complex="normal"/>
    </style:style>
    <style:style style:name="T431" style:family="text">
      <style:text-properties fo:font-style="italic" fo:font-weight="normal" officeooo:rsid="00e4c498" fo:background-color="#66ffff" loext:char-shading-value="0" style:font-style-asian="italic" style:font-weight-asian="normal" style:font-style-complex="italic" style:font-weight-complex="normal"/>
    </style:style>
    <style:style style:name="T432" style:family="text">
      <style:text-properties fo:font-style="italic" officeooo:rsid="00aa553e" fo:background-color="#99ffff" loext:char-shading-value="0" style:font-style-asian="italic" style:font-style-complex="italic"/>
    </style:style>
    <style:style style:name="T433" style:family="text">
      <style:text-properties fo:font-style="italic" officeooo:rsid="033735b1" fo:background-color="#99ffff" loext:char-shading-value="0" style:font-style-asian="italic" style:font-style-complex="italic"/>
    </style:style>
    <style:style style:name="T434" style:family="text">
      <style:text-properties officeooo:rsid="003b90c0"/>
    </style:style>
    <style:style style:name="T435" style:family="text">
      <style:text-properties officeooo:rsid="003d0fda"/>
    </style:style>
    <style:style style:name="T436" style:family="text">
      <style:text-properties officeooo:rsid="003e0244"/>
    </style:style>
    <style:style style:name="T437" style:family="text">
      <style:text-properties officeooo:rsid="003fa0f9"/>
    </style:style>
    <style:style style:name="T438" style:family="text">
      <style:text-properties fo:background-color="#cccc99" loext:char-shading-value="0"/>
    </style:style>
    <style:style style:name="T439" style:family="text">
      <style:text-properties fo:color="#800000"/>
    </style:style>
    <style:style style:name="T440" style:family="text">
      <style:text-properties fo:color="#3333ff"/>
    </style:style>
    <style:style style:name="T441" style:family="text">
      <style:text-properties fo:color="#3333ff" fo:font-weight="normal" style:font-weight-asian="normal" style:font-weight-complex="normal"/>
    </style:style>
    <style:style style:name="T442" style:family="text">
      <style:text-properties fo:color="#3333ff" fo:background-color="#cccc99" loext:char-shading-value="0"/>
    </style:style>
    <style:style style:name="T443" style:family="text">
      <style:text-properties fo:color="#3333ff" officeooo:rsid="004c75c5" fo:background-color="#cccc99" loext:char-shading-value="0"/>
    </style:style>
    <style:style style:name="T444" style:family="text">
      <style:text-properties fo:color="#3333ff" officeooo:rsid="004e4349" fo:background-color="#cccc99" loext:char-shading-value="0"/>
    </style:style>
    <style:style style:name="T445" style:family="text">
      <style:text-properties fo:color="#3333ff" fo:background-color="#ffcc99" loext:char-shading-value="0"/>
    </style:style>
    <style:style style:name="T446" style:family="text">
      <style:text-properties fo:color="#3333ff" officeooo:rsid="004c75c5" fo:background-color="#ffcc99" loext:char-shading-value="0"/>
    </style:style>
    <style:style style:name="T447" style:family="text">
      <style:text-properties fo:color="#3333ff" officeooo:rsid="004e4349" fo:background-color="#ffcc99" loext:char-shading-value="0"/>
    </style:style>
    <style:style style:name="T448" style:family="text">
      <style:text-properties fo:color="#3333ff" fo:language="es" fo:country="ES"/>
    </style:style>
    <style:style style:name="T449" style:family="text">
      <style:text-properties fo:color="#3333ff" fo:language="es" fo:country="ES" officeooo:rsid="0045e5ab"/>
    </style:style>
    <style:style style:name="T450" style:family="text">
      <style:text-properties fo:color="#3333ff" fo:language="es" fo:country="ES" officeooo:rsid="0045e5ab" fo:background-color="#ff6666" loext:char-shading-value="0"/>
    </style:style>
    <style:style style:name="T451" style:family="text">
      <style:text-properties fo:color="#3333ff" officeooo:rsid="004a75ad"/>
    </style:style>
    <style:style style:name="T452" style:family="text">
      <style:text-properties fo:color="#3333ff" officeooo:rsid="004ada3a"/>
    </style:style>
    <style:style style:name="T453" style:family="text">
      <style:text-properties fo:color="#3333ff" officeooo:rsid="004b5160"/>
    </style:style>
    <style:style style:name="T454" style:family="text">
      <style:text-properties fo:color="#3333ff" officeooo:rsid="004c75c5"/>
    </style:style>
    <style:style style:name="T455" style:family="text">
      <style:text-properties fo:color="#3333ff" officeooo:rsid="004e4349"/>
    </style:style>
    <style:style style:name="T456" style:family="text">
      <style:text-properties fo:color="#3333ff" fo:font-size="12pt" fo:font-weight="normal" fo:background-color="#cccc99" loext:char-shading-value="0" style:font-size-asian="12pt" style:font-weight-asian="normal" style:font-size-complex="12pt" style:font-weight-complex="normal"/>
    </style:style>
    <style:style style:name="T457" style:family="text">
      <style:text-properties fo:color="#990000"/>
    </style:style>
    <style:style style:name="T458" style:family="text">
      <style:text-properties fo:color="#990000" fo:font-weight="normal" fo:background-color="#cccc99" loext:char-shading-value="0" style:font-weight-asian="normal" style:font-weight-complex="normal"/>
    </style:style>
    <style:style style:name="T459" style:family="text">
      <style:text-properties fo:color="#990000" fo:font-weight="normal" style:font-weight-asian="normal" style:font-weight-complex="normal"/>
    </style:style>
    <style:style style:name="T460" style:family="text">
      <style:text-properties fo:color="#990000" fo:language="es" fo:country="ES"/>
    </style:style>
    <style:style style:name="T461" style:family="text">
      <style:text-properties fo:color="#990000" fo:language="es" fo:country="ES" officeooo:rsid="0045e5ab"/>
    </style:style>
    <style:style style:name="T462" style:family="text">
      <style:text-properties fo:color="#990000" fo:language="es" fo:country="ES" fo:background-color="#ff6666" loext:char-shading-value="0"/>
    </style:style>
    <style:style style:name="T463" style:family="text">
      <style:text-properties fo:color="#990000" fo:language="es" fo:country="ES" officeooo:rsid="0045e5ab" fo:background-color="#ff6666" loext:char-shading-value="0"/>
    </style:style>
    <style:style style:name="T464" style:family="text">
      <style:text-properties fo:color="#990000" fo:language="es" fo:country="ES" officeooo:rsid="0047b21b" fo:background-color="#ff6666" loext:char-shading-value="0"/>
    </style:style>
    <style:style style:name="T465" style:family="text">
      <style:text-properties fo:color="#990000" fo:language="es" fo:country="ES" officeooo:rsid="00498fdd" fo:background-color="#ff6666" loext:char-shading-value="0"/>
    </style:style>
    <style:style style:name="T466" style:family="text">
      <style:text-properties fo:color="#990000" fo:language="es" fo:country="ES" officeooo:rsid="0044c12c"/>
    </style:style>
    <style:style style:name="T467" style:family="text">
      <style:text-properties fo:color="#990000" fo:language="es" fo:country="ES" fo:background-color="#ff3333" loext:char-shading-value="0"/>
    </style:style>
    <style:style style:name="T468" style:family="text">
      <style:text-properties fo:color="#990000" fo:language="es" fo:country="ES" officeooo:rsid="0047b21b" fo:background-color="#ff3333" loext:char-shading-value="0"/>
    </style:style>
    <style:style style:name="T469" style:family="text">
      <style:text-properties fo:color="#990000" fo:language="es" fo:country="ES" officeooo:rsid="00498fdd" fo:background-color="#ff3333" loext:char-shading-value="0"/>
    </style:style>
    <style:style style:name="T470" style:family="text">
      <style:text-properties fo:color="#990000" officeooo:rsid="004c75c5" fo:background-color="#ffffff" loext:char-shading-value="0"/>
    </style:style>
    <style:style style:name="T471" style:family="text">
      <style:text-properties fo:color="#990000" officeooo:rsid="004e4349" fo:background-color="#ffffff" loext:char-shading-value="0"/>
    </style:style>
    <style:style style:name="T472" style:family="text">
      <style:text-properties fo:color="#990000" officeooo:rsid="004c75c5"/>
    </style:style>
    <style:style style:name="T473" style:family="text">
      <style:text-properties fo:color="#990000" officeooo:rsid="0044c12c"/>
    </style:style>
    <style:style style:name="T474" style:family="text">
      <style:text-properties fo:color="#990000" officeooo:rsid="004e4349"/>
    </style:style>
    <style:style style:name="T475" style:family="text">
      <style:text-properties fo:color="#990000" fo:background-color="#cccc99" loext:char-shading-value="0"/>
    </style:style>
    <style:style style:name="T476" style:family="text">
      <style:text-properties fo:color="#990000" fo:background-color="#ffcc99" loext:char-shading-value="0"/>
    </style:style>
    <style:style style:name="T477" style:family="text">
      <style:text-properties fo:color="#990000" fo:font-size="12pt" fo:font-weight="normal" fo:background-color="#cccc99" loext:char-shading-value="0" style:font-size-asian="12pt" style:font-weight-asian="normal" style:font-size-complex="12pt" style:font-weight-complex="normal"/>
    </style:style>
    <style:style style:name="T478" style:family="text">
      <style:text-properties fo:color="#990000" officeooo:rsid="032fe388"/>
    </style:style>
    <style:style style:name="T479" style:family="text">
      <style:text-properties officeooo:rsid="0042d6a8"/>
    </style:style>
    <style:style style:name="T480" style:family="text">
      <style:text-properties fo:background-color="#ffcc99" loext:char-shading-value="0"/>
    </style:style>
    <style:style style:name="T481" style:family="text">
      <style:text-properties officeooo:rsid="0042d6a8" fo:background-color="#ffcc99" loext:char-shading-value="0"/>
    </style:style>
    <style:style style:name="T482" style:family="text">
      <style:text-properties officeooo:rsid="00498fdd"/>
    </style:style>
    <style:style style:name="T483" style:family="text">
      <style:text-properties officeooo:rsid="004a75ad"/>
    </style:style>
    <style:style style:name="T484" style:family="text">
      <style:text-properties fo:background-color="#ffccff" loext:char-shading-value="0"/>
    </style:style>
    <style:style style:name="T485" style:family="text">
      <style:text-properties fo:background-color="#ccccff" loext:char-shading-value="0"/>
    </style:style>
    <style:style style:name="T486" style:family="text">
      <style:text-properties officeooo:rsid="00850254" fo:background-color="#ccccff" loext:char-shading-value="0"/>
    </style:style>
    <style:style style:name="T487" style:family="text">
      <style:text-properties officeooo:rsid="008abd34" fo:background-color="#ccccff" loext:char-shading-value="0"/>
    </style:style>
    <style:style style:name="T488" style:family="text">
      <style:text-properties officeooo:rsid="008ce48f" fo:background-color="#ccccff" loext:char-shading-value="0"/>
    </style:style>
    <style:style style:name="T489" style:family="text">
      <style:text-properties officeooo:rsid="008e6f9d" fo:background-color="#ccccff" loext:char-shading-value="0"/>
    </style:style>
    <style:style style:name="T490" style:family="text">
      <style:text-properties officeooo:rsid="00a924f0" fo:background-color="#ccccff" loext:char-shading-value="0"/>
    </style:style>
    <style:style style:name="T491" style:family="text">
      <style:text-properties fo:color="#0000ff"/>
    </style:style>
    <style:style style:name="T492" style:family="text">
      <style:text-properties fo:color="#0000ff" style:font-name="arial" fo:font-size="12pt"/>
    </style:style>
    <style:style style:name="T493" style:family="text">
      <style:text-properties fo:color="#0000ff" fo:font-style="italic"/>
    </style:style>
    <style:style style:name="T494" style:family="text">
      <style:text-properties fo:color="#0000ff" style:font-name="Arial"/>
    </style:style>
    <style:style style:name="T495" style:family="text">
      <style:text-properties fo:color="#0000ff" style:font-name="Arial" fo:font-style="italic"/>
    </style:style>
    <style:style style:name="T496" style:family="text">
      <style:text-properties fo:color="#ff3300"/>
    </style:style>
    <style:style style:name="T497" style:family="text">
      <style:text-properties fo:color="#ff3300" fo:background-color="#ffff00" loext:char-shading-value="0"/>
    </style:style>
    <style:style style:name="T498" style:family="text">
      <style:text-properties fo:color="#ff3300" fo:language="es" fo:country="ES" fo:font-style="normal" fo:font-weight="normal" officeooo:rsid="01a49dd7" fo:background-color="#66ffff" loext:char-shading-value="0" style:font-style-asian="normal" style:font-weight-asian="normal" style:font-style-complex="normal" style:font-weight-complex="normal"/>
    </style:style>
    <style:style style:name="T499" style:family="text">
      <style:text-properties fo:color="#ff3300" fo:language="en" fo:country="US"/>
    </style:style>
    <style:style style:name="T500" style:family="text">
      <style:text-properties fo:background-color="transparent" loext:char-shading-value="0"/>
    </style:style>
    <style:style style:name="T501" style:family="text">
      <style:text-properties style:use-window-font-color="true"/>
    </style:style>
    <style:style style:name="T502" style:family="text">
      <style:text-properties style:use-window-font-color="true" fo:language="es" fo:country="ES"/>
    </style:style>
    <style:style style:name="T503" style:family="text">
      <style:text-properties style:use-window-font-color="true" fo:language="es" fo:country="ES" fo:font-weight="normal" officeooo:rsid="0184b844" fo:background-color="#66ffff" loext:char-shading-value="0" style:font-weight-asian="normal" style:font-weight-complex="normal"/>
    </style:style>
    <style:style style:name="T504" style:family="text">
      <style:text-properties style:use-window-font-color="true" fo:language="es" fo:country="ES" fo:font-weight="normal" officeooo:rsid="0185f34f" fo:background-color="#66ffff" loext:char-shading-value="0" style:font-weight-asian="normal" style:font-weight-complex="normal"/>
    </style:style>
    <style:style style:name="T505" style:family="text">
      <style:text-properties style:use-window-font-color="true" fo:language="es" fo:country="ES" fo:font-weight="normal" officeooo:rsid="01874796" fo:background-color="#66ffff" loext:char-shading-value="0" style:font-weight-asian="normal" style:font-weight-complex="normal"/>
    </style:style>
    <style:style style:name="T506" style:family="text">
      <style:text-properties style:use-window-font-color="true" fo:language="es" fo:country="ES" fo:font-weight="normal" officeooo:rsid="018b113f" fo:background-color="#66ffff" loext:char-shading-value="0" style:font-weight-asian="normal" style:font-weight-complex="normal"/>
    </style:style>
    <style:style style:name="T507" style:family="text">
      <style:text-properties style:use-window-font-color="true" fo:language="es" fo:country="ES" fo:font-weight="normal" officeooo:rsid="018cf67a" fo:background-color="#66ffff" loext:char-shading-value="0" style:font-weight-asian="normal" style:font-weight-complex="normal"/>
    </style:style>
    <style:style style:name="T508" style:family="text">
      <style:text-properties style:use-window-font-color="true" fo:language="es" fo:country="ES" fo:font-weight="normal" officeooo:rsid="018fd52e" fo:background-color="#66ffff" loext:char-shading-value="0" style:font-weight-asian="normal" style:font-weight-complex="normal"/>
    </style:style>
    <style:style style:name="T509" style:family="text">
      <style:text-properties style:use-window-font-color="true" fo:language="es" fo:country="ES" fo:font-weight="normal" officeooo:rsid="0122f255" fo:background-color="#66ffff" loext:char-shading-value="0" style:font-weight-asian="normal" style:font-weight-complex="normal"/>
    </style:style>
    <style:style style:name="T510" style:family="text">
      <style:text-properties style:use-window-font-color="true" fo:language="es" fo:country="ES" fo:font-weight="normal" officeooo:rsid="01547200" fo:background-color="#66ffff" loext:char-shading-value="0" style:font-weight-asian="normal" style:font-weight-complex="normal"/>
    </style:style>
    <style:style style:name="T511" style:family="text">
      <style:text-properties style:use-window-font-color="true" fo:language="es" fo:country="ES" fo:font-weight="normal" officeooo:rsid="0164132f" fo:background-color="#66ffff" loext:char-shading-value="0" style:font-weight-asian="normal" style:font-weight-complex="normal"/>
    </style:style>
    <style:style style:name="T512" style:family="text">
      <style:text-properties style:use-window-font-color="true" fo:language="es" fo:country="ES" fo:font-weight="normal" officeooo:rsid="012edbac" fo:background-color="#66ffff" loext:char-shading-value="0" style:font-weight-asian="normal" style:font-weight-complex="normal"/>
    </style:style>
    <style:style style:name="T513" style:family="text">
      <style:text-properties style:use-window-font-color="true" fo:language="es" fo:country="ES" fo:font-weight="normal" officeooo:rsid="0178a33b" fo:background-color="#66ffff" loext:char-shading-value="0" style:font-weight-asian="normal" style:font-weight-complex="normal"/>
    </style:style>
    <style:style style:name="T514" style:family="text">
      <style:text-properties style:use-window-font-color="true" fo:language="es" fo:country="ES" fo:font-weight="normal" officeooo:rsid="018b113f" fo:background-color="#ffff99" loext:char-shading-value="0" style:font-weight-asian="normal" style:font-weight-complex="normal"/>
    </style:style>
    <style:style style:name="T515" style:family="text">
      <style:text-properties style:use-window-font-color="true" fo:language="es" fo:country="ES" fo:font-style="normal" fo:font-weight="normal" officeooo:rsid="018b113f" fo:background-color="#66ffff" loext:char-shading-value="0" style:font-style-asian="normal" style:font-weight-asian="normal" style:font-style-complex="normal" style:font-weight-complex="normal"/>
    </style:style>
    <style:style style:name="T516" style:family="text">
      <style:text-properties style:use-window-font-color="true" fo:language="es" fo:country="ES" fo:font-style="normal" fo:font-weight="normal" officeooo:rsid="0194bf45" fo:background-color="#66ffff" loext:char-shading-value="0" style:font-style-asian="normal" style:font-weight-asian="normal" style:font-style-complex="normal" style:font-weight-complex="normal"/>
    </style:style>
    <style:style style:name="T517" style:family="text">
      <style:text-properties style:use-window-font-color="true" fo:language="es" fo:country="ES" fo:font-style="normal" fo:font-weight="normal" officeooo:rsid="01962864" fo:background-color="#66ffff" loext:char-shading-value="0" style:font-style-asian="normal" style:font-weight-asian="normal" style:font-style-complex="normal" style:font-weight-complex="normal"/>
    </style:style>
    <style:style style:name="T518" style:family="text">
      <style:text-properties style:use-window-font-color="true" fo:language="es" fo:country="ES" fo:font-style="normal" fo:font-weight="normal" officeooo:rsid="01981b4c" fo:background-color="#66ffff" loext:char-shading-value="0" style:font-style-asian="normal" style:font-weight-asian="normal" style:font-style-complex="normal" style:font-weight-complex="normal"/>
    </style:style>
    <style:style style:name="T519" style:family="text">
      <style:text-properties style:use-window-font-color="true" fo:language="es" fo:country="ES" fo:font-style="normal" fo:font-weight="normal" officeooo:rsid="0198d4b8" fo:background-color="#66ffff" loext:char-shading-value="0" style:font-style-asian="normal" style:font-weight-asian="normal" style:font-style-complex="normal" style:font-weight-complex="normal"/>
    </style:style>
    <style:style style:name="T520" style:family="text">
      <style:text-properties style:use-window-font-color="true" fo:language="es" fo:country="ES" fo:font-style="normal" fo:font-weight="normal" officeooo:rsid="01a05d7e" fo:background-color="#66ffff" loext:char-shading-value="0" style:font-style-asian="normal" style:font-weight-asian="normal" style:font-style-complex="normal" style:font-weight-complex="normal"/>
    </style:style>
    <style:style style:name="T521" style:family="text">
      <style:text-properties style:use-window-font-color="true" fo:language="es" fo:country="ES" fo:font-style="normal" fo:font-weight="normal" officeooo:rsid="01a2d80e" fo:background-color="#66ffff" loext:char-shading-value="0" style:font-style-asian="normal" style:font-weight-asian="normal" style:font-style-complex="normal" style:font-weight-complex="normal"/>
    </style:style>
    <style:style style:name="T522" style:family="text">
      <style:text-properties style:use-window-font-color="true" fo:language="es" fo:country="ES" fo:font-style="normal" fo:font-weight="normal" officeooo:rsid="01a2f8fe" fo:background-color="#66ffff" loext:char-shading-value="0" style:font-style-asian="normal" style:font-weight-asian="normal" style:font-style-complex="normal" style:font-weight-complex="normal"/>
    </style:style>
    <style:style style:name="T523" style:family="text">
      <style:text-properties style:use-window-font-color="true" fo:language="es" fo:country="ES" fo:font-style="normal" fo:font-weight="normal" officeooo:rsid="01a48080" fo:background-color="#66ffff" loext:char-shading-value="0" style:font-style-asian="normal" style:font-weight-asian="normal" style:font-style-complex="normal" style:font-weight-complex="normal"/>
    </style:style>
    <style:style style:name="T524" style:family="text">
      <style:text-properties style:use-window-font-color="true" fo:language="es" fo:country="ES" fo:font-style="normal" fo:font-weight="normal" officeooo:rsid="01a49dd7" fo:background-color="#66ffff" loext:char-shading-value="0" style:font-style-asian="normal" style:font-weight-asian="normal" style:font-style-complex="normal" style:font-weight-complex="normal"/>
    </style:style>
    <style:style style:name="T525" style:family="text">
      <style:text-properties style:use-window-font-color="true" fo:language="es" fo:country="ES" fo:font-style="normal" fo:font-weight="normal" officeooo:rsid="01a75035" fo:background-color="#66ffff" loext:char-shading-value="0" style:font-style-asian="normal" style:font-weight-asian="normal" style:font-style-complex="normal" style:font-weight-complex="normal"/>
    </style:style>
    <style:style style:name="T526" style:family="text">
      <style:text-properties style:use-window-font-color="true" fo:language="es" fo:country="ES" fo:font-style="normal" fo:font-weight="normal" officeooo:rsid="01ad93dc" fo:background-color="#66ffff" loext:char-shading-value="0" style:font-style-asian="normal" style:font-weight-asian="normal" style:font-style-complex="normal" style:font-weight-complex="normal"/>
    </style:style>
    <style:style style:name="T527" style:family="text">
      <style:text-properties style:use-window-font-color="true" fo:language="es" fo:country="ES" fo:font-style="normal" fo:font-weight="normal" officeooo:rsid="018b113f" fo:background-color="#cc9900" loext:char-shading-value="0" style:font-style-asian="normal" style:font-weight-asian="normal" style:font-style-complex="normal" style:font-weight-complex="normal"/>
    </style:style>
    <style:style style:name="T528" style:family="text">
      <style:text-properties style:use-window-font-color="true" fo:language="es" fo:country="ES" fo:font-style="normal" fo:font-weight="normal" officeooo:rsid="01918b6c" fo:background-color="#cc9900" loext:char-shading-value="0" style:font-style-asian="normal" style:font-weight-asian="normal" style:font-style-complex="normal" style:font-weight-complex="normal"/>
    </style:style>
    <style:style style:name="T529" style:family="text">
      <style:text-properties style:use-window-font-color="true" fo:language="es" fo:country="ES" fo:font-style="normal" fo:font-weight="normal" officeooo:rsid="01ad0777" fo:background-color="#cc9900" loext:char-shading-value="0" style:font-style-asian="normal" style:font-weight-asian="normal" style:font-style-complex="normal" style:font-weight-complex="normal"/>
    </style:style>
    <style:style style:name="T530" style:family="text">
      <style:text-properties style:use-window-font-color="true" fo:language="es" fo:country="ES" fo:font-style="normal" fo:font-weight="normal" officeooo:rsid="01a49dd7" fo:background-color="#cc9900" loext:char-shading-value="0" style:font-style-asian="normal" style:font-weight-asian="normal" style:font-style-complex="normal" style:font-weight-complex="normal"/>
    </style:style>
    <style:style style:name="T531" style:family="text">
      <style:text-properties style:use-window-font-color="true" fo:language="es" fo:country="ES" fo:font-style="normal" fo:font-weight="normal" officeooo:rsid="01b2b130" fo:background-color="#cc9900" loext:char-shading-value="0" style:font-style-asian="normal" style:font-weight-asian="normal" style:font-style-complex="normal" style:font-weight-complex="normal"/>
    </style:style>
    <style:style style:name="T532" style:family="text">
      <style:text-properties style:use-window-font-color="true" fo:language="es" fo:country="ES" fo:font-style="normal" fo:font-weight="normal" officeooo:rsid="018b113f" fo:background-color="#ffff99" loext:char-shading-value="0" style:font-style-asian="normal" style:font-weight-asian="normal" style:font-style-complex="normal" style:font-weight-complex="normal"/>
    </style:style>
    <style:style style:name="T533" style:family="text">
      <style:text-properties style:use-window-font-color="true" fo:language="es" fo:country="ES" fo:font-style="normal" fo:font-weight="normal" officeooo:rsid="01a2d80e" fo:background-color="#ff9999" loext:char-shading-value="0" style:font-style-asian="normal" style:font-weight-asian="normal" style:font-style-complex="normal" style:font-weight-complex="normal"/>
    </style:style>
    <style:style style:name="T534" style:family="text">
      <style:text-properties style:use-window-font-color="true" fo:language="es" fo:country="ES" fo:font-style="normal" fo:font-weight="bold" officeooo:rsid="01a49dd7" fo:background-color="#cc9900" loext:char-shading-value="0" style:font-style-asian="normal" style:font-weight-asian="normal" style:font-style-complex="normal" style:font-weight-complex="normal"/>
    </style:style>
    <style:style style:name="T535" style:family="text">
      <style:text-properties style:use-window-font-color="true" fo:language="es" fo:country="ES" fo:font-style="normal" fo:font-weight="bold" officeooo:rsid="01a2d80e" fo:background-color="#ff9999" loext:char-shading-value="0" style:font-style-asian="normal" style:font-weight-asian="bold" style:font-style-complex="normal" style:font-weight-complex="bold"/>
    </style:style>
    <style:style style:name="T536" style:family="text">
      <style:text-properties style:use-window-font-color="true" fo:language="es" fo:country="ES" fo:font-style="normal" officeooo:rsid="01a2d80e" fo:background-color="#66ffff" loext:char-shading-value="0" style:font-style-asian="normal" style:font-style-complex="normal"/>
    </style:style>
    <style:style style:name="T537" style:family="text">
      <style:text-properties style:use-window-font-color="true" fo:language="es" fo:country="ES" fo:font-style="normal" style:text-underline-style="solid" style:text-underline-width="auto" style:text-underline-color="font-color" fo:font-weight="normal" officeooo:rsid="01a2d80e" fo:background-color="#66ffff" loext:char-shading-value="0" style:font-style-asian="normal" style:font-weight-asian="normal" style:font-style-complex="normal" style:font-weight-complex="normal"/>
    </style:style>
    <style:style style:name="T538" style:family="text">
      <style:text-properties style:use-window-font-color="true" fo:language="es" fo:country="ES" fo:font-style="normal" style:text-underline-style="solid" style:text-underline-width="auto" style:text-underline-color="font-color" fo:font-weight="normal" officeooo:rsid="01a2f8fe" fo:background-color="#66ffff" loext:char-shading-value="0" style:font-style-asian="normal" style:font-weight-asian="normal" style:font-style-complex="normal" style:font-weight-complex="normal"/>
    </style:style>
    <style:style style:name="T539" style:family="text">
      <style:text-properties style:use-window-font-color="true" fo:language="es" fo:country="ES" fo:font-style="normal" style:text-underline-style="solid" style:text-underline-width="auto" style:text-underline-color="font-color" fo:font-weight="normal" officeooo:rsid="01a48080" fo:background-color="#66ffff" loext:char-shading-value="0" style:font-style-asian="normal" style:font-weight-asian="normal" style:font-style-complex="normal" style:font-weight-complex="normal"/>
    </style:style>
    <style:style style:name="T540" style:family="text">
      <style:text-properties style:use-window-font-color="true" fo:language="es" fo:country="ES" fo:font-style="normal" style:text-underline-style="solid" style:text-underline-width="auto" style:text-underline-color="font-color" fo:font-weight="normal" officeooo:rsid="01a75035" fo:background-color="#66ffff" loext:char-shading-value="0" style:font-style-asian="normal" style:font-weight-asian="normal" style:font-style-complex="normal" style:font-weight-complex="normal"/>
    </style:style>
    <style:style style:name="T541" style:family="text">
      <style:text-properties style:use-window-font-color="true" fo:language="es" fo:country="ES" fo:font-style="normal" style:text-underline-style="none" fo:font-weight="normal" officeooo:rsid="018b113f" fo:background-color="#cc9900" loext:char-shading-value="0" style:font-style-asian="normal" style:font-weight-asian="normal" style:font-style-complex="normal" style:font-weight-complex="normal"/>
    </style:style>
    <style:style style:name="T542" style:family="text">
      <style:text-properties style:use-window-font-color="true" fo:language="es" fo:country="ES" fo:font-style="normal" style:text-underline-style="none" fo:font-weight="bold" officeooo:rsid="018b113f" fo:background-color="#cc9900" loext:char-shading-value="0" style:font-style-asian="normal" style:font-weight-asian="normal" style:font-style-complex="normal" style:font-weight-complex="normal"/>
    </style:style>
    <style:style style:name="T543" style:family="text">
      <style:text-properties style:use-window-font-color="true" fo:language="es" fo:country="ES" fo:font-style="normal" style:text-underline-style="none" fo:font-weight="bold" officeooo:rsid="018b113f" fo:background-color="#cc9900" loext:char-shading-value="0" style:font-style-asian="normal" style:font-weight-asian="bold" style:font-style-complex="normal" style:font-weight-complex="bold"/>
    </style:style>
    <style:style style:name="T544" style:family="text">
      <style:text-properties style:use-window-font-color="true" fo:language="es" fo:country="ES" fo:font-style="normal" officeooo:rsid="01a2d80e" fo:background-color="#ff9999" loext:char-shading-value="0" style:font-style-asian="normal" style:font-style-complex="normal"/>
    </style:style>
    <style:style style:name="T545" style:family="text">
      <style:text-properties style:use-window-font-color="true" fo:language="es" fo:country="ES" fo:font-style="italic" fo:font-weight="normal" officeooo:rsid="0160b299" fo:background-color="#66ffff" loext:char-shading-value="0" style:font-style-asian="italic" style:font-weight-asian="normal" style:font-style-complex="italic" style:font-weight-complex="normal"/>
    </style:style>
    <style:style style:name="T546" style:family="text">
      <style:text-properties style:use-window-font-color="true" fo:language="es" fo:country="ES" fo:font-style="italic" fo:font-weight="normal" officeooo:rsid="01719adc" fo:background-color="#66ffff" loext:char-shading-value="0" style:font-style-asian="italic" style:font-weight-asian="normal" style:font-style-complex="italic" style:font-weight-complex="normal"/>
    </style:style>
    <style:style style:name="T547" style:family="text">
      <style:text-properties style:use-window-font-color="true" fo:language="es" fo:country="ES" fo:font-style="italic" fo:font-weight="normal" officeooo:rsid="01700920" fo:background-color="#66ffff" loext:char-shading-value="0" style:font-style-asian="italic" style:font-weight-asian="normal" style:font-style-complex="italic" style:font-weight-complex="normal"/>
    </style:style>
    <style:style style:name="T548" style:family="text">
      <style:text-properties style:use-window-font-color="true" fo:language="es" fo:country="ES" fo:font-style="italic" fo:font-weight="normal" officeooo:rsid="017c555c" fo:background-color="#66ffff" loext:char-shading-value="0" style:font-style-asian="italic" style:font-weight-asian="normal" style:font-style-complex="italic" style:font-weight-complex="normal"/>
    </style:style>
    <style:style style:name="T549" style:family="text">
      <style:text-properties style:use-window-font-color="true" fo:language="es" fo:country="ES" fo:font-style="italic" fo:font-weight="normal" officeooo:rsid="01874796" fo:background-color="#66ffff" loext:char-shading-value="0" style:font-style-asian="italic" style:font-weight-asian="normal" style:font-style-complex="italic" style:font-weight-complex="normal"/>
    </style:style>
    <style:style style:name="T550" style:family="text">
      <style:text-properties style:use-window-font-color="true" fo:language="es" fo:country="ES" fo:font-style="italic" fo:font-weight="normal" officeooo:rsid="018b113f" fo:background-color="#66ffff" loext:char-shading-value="0" style:font-style-asian="italic" style:font-weight-asian="normal" style:font-style-complex="italic" style:font-weight-complex="normal"/>
    </style:style>
    <style:style style:name="T551" style:family="text">
      <style:text-properties style:use-window-font-color="true" fo:language="es" fo:country="ES" fo:font-style="italic" fo:font-weight="normal" officeooo:rsid="01962864" fo:background-color="#66ffff" loext:char-shading-value="0" style:font-style-asian="italic" style:font-weight-asian="normal" style:font-style-complex="italic" style:font-weight-complex="normal"/>
    </style:style>
    <style:style style:name="T552" style:family="text">
      <style:text-properties style:use-window-font-color="true" fo:language="es" fo:country="ES" fo:font-style="italic" fo:font-weight="normal" officeooo:rsid="01a05d7e" fo:background-color="#66ffff" loext:char-shading-value="0" style:font-style-asian="italic" style:font-weight-asian="normal" style:font-style-complex="italic" style:font-weight-complex="normal"/>
    </style:style>
    <style:style style:name="T553" style:family="text">
      <style:text-properties style:use-window-font-color="true" fo:language="es" fo:country="ES" fo:font-style="italic" fo:font-weight="normal" officeooo:rsid="01a2d80e" fo:background-color="#66ffff" loext:char-shading-value="0" style:font-style-asian="italic" style:font-weight-asian="normal" style:font-style-complex="italic" style:font-weight-complex="normal"/>
    </style:style>
    <style:style style:name="T554" style:family="text">
      <style:text-properties style:use-window-font-color="true" fo:language="es" fo:country="ES" fo:font-style="italic" fo:font-weight="normal" officeooo:rsid="01a2f8fe" fo:background-color="#66ffff" loext:char-shading-value="0" style:font-style-asian="italic" style:font-weight-asian="normal" style:font-style-complex="italic" style:font-weight-complex="normal"/>
    </style:style>
    <style:style style:name="T555" style:family="text">
      <style:text-properties style:use-window-font-color="true" fo:language="es" fo:country="ES" fo:font-style="italic" fo:font-weight="normal" officeooo:rsid="01a48080" fo:background-color="#66ffff" loext:char-shading-value="0" style:font-style-asian="italic" style:font-weight-asian="normal" style:font-style-complex="italic" style:font-weight-complex="normal"/>
    </style:style>
    <style:style style:name="T556" style:family="text">
      <style:text-properties style:use-window-font-color="true" fo:language="es" fo:country="ES" fo:font-style="italic" fo:font-weight="normal" officeooo:rsid="01a75035" fo:background-color="#66ffff" loext:char-shading-value="0" style:font-style-asian="italic" style:font-weight-asian="normal" style:font-style-complex="italic" style:font-weight-complex="normal"/>
    </style:style>
    <style:style style:name="T557" style:family="text">
      <style:text-properties style:use-window-font-color="true" fo:language="es" fo:country="ES" fo:font-style="italic" fo:font-weight="normal" officeooo:rsid="01a49dd7" fo:background-color="#66ffff" loext:char-shading-value="0" style:font-style-asian="italic" style:font-weight-asian="normal" style:font-style-complex="italic" style:font-weight-complex="normal"/>
    </style:style>
    <style:style style:name="T558" style:family="text">
      <style:text-properties style:use-window-font-color="true" fo:language="es" fo:country="ES" fo:font-style="italic" fo:font-weight="normal" officeooo:rsid="01ad93dc" fo:background-color="#66ffff" loext:char-shading-value="0" style:font-style-asian="italic" style:font-weight-asian="normal" style:font-style-complex="italic" style:font-weight-complex="normal"/>
    </style:style>
    <style:style style:name="T559" style:family="text">
      <style:text-properties style:use-window-font-color="true" fo:language="es" fo:country="ES" fo:font-style="italic" fo:font-weight="normal" officeooo:rsid="010a9e79" fo:background-color="#66ffff" loext:char-shading-value="0" style:font-style-asian="italic" style:font-weight-asian="normal" style:font-style-complex="italic" style:font-weight-complex="normal"/>
    </style:style>
    <style:style style:name="T560" style:family="text">
      <style:text-properties style:use-window-font-color="true" fo:language="es" fo:country="ES" fo:font-style="italic" fo:font-weight="normal" officeooo:rsid="012edbac" fo:background-color="#66ffff" loext:char-shading-value="0" style:font-style-asian="italic" style:font-weight-asian="normal" style:font-style-complex="italic" style:font-weight-complex="normal"/>
    </style:style>
    <style:style style:name="T561" style:family="text">
      <style:text-properties style:use-window-font-color="true" fo:language="es" fo:country="ES" fo:font-style="italic" fo:font-weight="normal" officeooo:rsid="018b113f" fo:background-color="#ffff99" loext:char-shading-value="0" style:font-style-asian="italic" style:font-weight-asian="normal" style:font-style-complex="italic" style:font-weight-complex="normal"/>
    </style:style>
    <style:style style:name="T562" style:family="text">
      <style:text-properties style:use-window-font-color="true" fo:language="es" fo:country="ES" fo:font-style="italic" fo:font-weight="normal" officeooo:rsid="01ad0777" fo:background-color="#cc9900" loext:char-shading-value="0" style:font-style-asian="italic" style:font-weight-asian="normal" style:font-style-complex="italic" style:font-weight-complex="normal"/>
    </style:style>
    <style:style style:name="T563" style:family="text">
      <style:text-properties style:use-window-font-color="true" fo:language="es" fo:country="ES" fo:font-style="italic" fo:font-weight="normal" officeooo:rsid="01b2b130" fo:background-color="#cc9900" loext:char-shading-value="0" style:font-style-asian="italic" style:font-weight-asian="normal" style:font-style-complex="italic" style:font-weight-complex="normal"/>
    </style:style>
    <style:style style:name="T564" style:family="text">
      <style:text-properties style:use-window-font-color="true" fo:language="es" fo:country="ES" fo:font-style="italic" fo:font-weight="normal" officeooo:rsid="01a2d80e" fo:background-color="#ff9999" loext:char-shading-value="0" style:font-style-asian="italic" style:font-weight-asian="normal" style:font-style-complex="italic" style:font-weight-complex="normal"/>
    </style:style>
    <style:style style:name="T565" style:family="text">
      <style:text-properties style:use-window-font-color="true" fo:language="es" fo:country="ES" fo:font-style="italic" fo:font-weight="bold" officeooo:rsid="01a49dd7" fo:background-color="#cc9900" loext:char-shading-value="0" style:font-style-asian="italic" style:font-weight-asian="normal" style:font-style-complex="italic" style:font-weight-complex="normal"/>
    </style:style>
    <style:style style:name="T566" style:family="text">
      <style:text-properties style:use-window-font-color="true" fo:language="es" fo:country="ES" fo:font-style="italic" fo:font-weight="bold" officeooo:rsid="01a2d80e" fo:background-color="#ff9999" loext:char-shading-value="0" style:font-style-asian="italic" style:font-weight-asian="bold" style:font-style-complex="italic" style:font-weight-complex="bold"/>
    </style:style>
    <style:style style:name="T567" style:family="text">
      <style:text-properties style:use-window-font-color="true" fo:language="es" fo:country="ES" fo:font-style="italic" officeooo:rsid="01a2d80e" fo:background-color="#ff9999" loext:char-shading-value="0" style:font-style-asian="italic" style:font-style-complex="italic"/>
    </style:style>
    <style:style style:name="T568" style:family="text">
      <style:text-properties style:use-window-font-color="true" fo:language="es" fo:country="ES" style:text-underline-style="solid" style:text-underline-width="auto" style:text-underline-color="font-color" fo:font-weight="normal" officeooo:rsid="01874796" fo:background-color="#66ffff" loext:char-shading-value="0" style:font-weight-asian="normal" style:font-weight-complex="normal"/>
    </style:style>
    <style:style style:name="T569" style:family="text">
      <style:text-properties style:use-window-font-color="true" fo:language="es" fo:country="ES" style:text-underline-style="solid" style:text-underline-width="auto" style:text-underline-color="font-color" fo:font-weight="normal" officeooo:rsid="018b113f" fo:background-color="#66ffff" loext:char-shading-value="0" style:font-weight-asian="normal" style:font-weight-complex="normal"/>
    </style:style>
    <style:style style:name="T570" style:family="text">
      <style:text-properties style:use-window-font-color="true" fo:language="es" fo:country="ES" style:text-underline-style="solid" style:text-underline-width="auto" style:text-underline-color="font-color" fo:font-weight="normal" officeooo:rsid="018b113f" fo:background-color="#ffff99" loext:char-shading-value="0" style:font-weight-asian="normal" style:font-weight-complex="normal"/>
    </style:style>
    <style:style style:name="T571" style:family="text">
      <style:text-properties style:use-window-font-color="true" fo:language="es" fo:country="ES" style:text-underline-style="solid" style:text-underline-width="auto" style:text-underline-color="font-color" fo:font-weight="normal" officeooo:rsid="02f8c1ab" fo:background-color="#ffff99" loext:char-shading-value="0" style:font-weight-asian="normal" style:font-weight-complex="normal"/>
    </style:style>
    <style:style style:name="T572" style:family="text">
      <style:text-properties style:use-window-font-color="true" fo:background-color="#cc9900" loext:char-shading-value="0"/>
    </style:style>
    <style:style style:name="T573" style:family="text">
      <style:text-properties style:use-window-font-color="true" fo:background-color="#cc9900" loext:char-shading-value="0"/>
    </style:style>
    <style:style style:name="T574" style:family="text">
      <style:text-properties style:use-window-font-color="true" fo:font-size="12pt" fo:language="es" fo:country="ES" fo:font-style="normal" fo:font-weight="normal" officeooo:rsid="01ad93dc" fo:background-color="#66ffff" loext:char-shading-value="0" style:font-size-asian="12pt" style:font-style-asian="normal" style:font-weight-asian="normal" style:font-size-complex="12pt" style:font-style-complex="normal" style:font-weight-complex="normal"/>
    </style:style>
    <style:style style:name="T575" style:family="text">
      <style:text-properties style:use-window-font-color="true" fo:font-size="12pt" fo:language="es" fo:country="ES" fo:font-style="normal" fo:font-weight="normal" officeooo:rsid="01b56703" fo:background-color="#66ffff" loext:char-shading-value="0" style:font-size-asian="12pt" style:font-style-asian="normal" style:font-weight-asian="normal" style:font-size-complex="12pt" style:font-style-complex="normal" style:font-weight-complex="normal"/>
    </style:style>
    <style:style style:name="T576" style:family="text">
      <style:text-properties style:use-window-font-color="true" fo:font-size="12pt" fo:language="es" fo:country="ES" fo:font-style="normal" fo:font-weight="normal" officeooo:rsid="01b89693" fo:background-color="#66ffff" loext:char-shading-value="0" style:font-size-asian="12pt" style:font-style-asian="normal" style:font-weight-asian="normal" style:font-size-complex="12pt" style:font-style-complex="normal" style:font-weight-complex="normal"/>
    </style:style>
    <style:style style:name="T577" style:family="text">
      <style:text-properties style:use-window-font-color="true" fo:font-size="12pt" fo:language="es" fo:country="ES" fo:font-style="normal" fo:font-weight="normal" officeooo:rsid="01b8cb78" fo:background-color="#66ffff" loext:char-shading-value="0" style:font-size-asian="12pt" style:font-style-asian="normal" style:font-weight-asian="normal" style:font-size-complex="12pt" style:font-style-complex="normal" style:font-weight-complex="normal"/>
    </style:style>
    <style:style style:name="T578" style:family="text">
      <style:text-properties style:use-window-font-color="true" fo:font-size="12pt" fo:language="es" fo:country="ES" fo:font-style="normal" fo:font-weight="normal" officeooo:rsid="01bad7cc" fo:background-color="#66ffff" loext:char-shading-value="0" style:font-size-asian="12pt" style:font-style-asian="normal" style:font-weight-asian="normal" style:font-size-complex="12pt" style:font-style-complex="normal" style:font-weight-complex="normal"/>
    </style:style>
    <style:style style:name="T579" style:family="text">
      <style:text-properties style:use-window-font-color="true" fo:font-size="12pt" fo:language="es" fo:country="ES" fo:font-style="normal" fo:font-weight="normal" officeooo:rsid="01ce317a" fo:background-color="#66ffff" loext:char-shading-value="0" style:font-size-asian="12pt" style:font-style-asian="normal" style:font-weight-asian="normal" style:font-size-complex="12pt" style:font-style-complex="normal" style:font-weight-complex="normal"/>
    </style:style>
    <style:style style:name="T580" style:family="text">
      <style:text-properties style:use-window-font-color="true" fo:font-size="12pt" fo:language="es" fo:country="ES" fo:font-style="normal" fo:font-weight="normal" officeooo:rsid="01cfd0cb" fo:background-color="#66ffff" loext:char-shading-value="0" style:font-size-asian="12pt" style:font-style-asian="normal" style:font-weight-asian="normal" style:font-size-complex="12pt" style:font-style-complex="normal" style:font-weight-complex="normal"/>
    </style:style>
    <style:style style:name="T581" style:family="text">
      <style:text-properties style:use-window-font-color="true" fo:font-size="12pt" fo:language="es" fo:country="ES" fo:font-style="normal" fo:font-weight="normal" officeooo:rsid="01d0a1ae" fo:background-color="#66ffff" loext:char-shading-value="0" style:font-size-asian="12pt" style:font-style-asian="normal" style:font-weight-asian="normal" style:font-size-complex="12pt" style:font-style-complex="normal" style:font-weight-complex="normal"/>
    </style:style>
    <style:style style:name="T582" style:family="text">
      <style:text-properties style:use-window-font-color="true" fo:font-size="12pt" fo:language="es" fo:country="ES" fo:font-style="normal" fo:font-weight="normal" officeooo:rsid="01d5b1f2" fo:background-color="#66ffff" loext:char-shading-value="0" style:font-size-asian="12pt" style:font-style-asian="normal" style:font-weight-asian="normal" style:font-size-complex="12pt" style:font-style-complex="normal" style:font-weight-complex="normal"/>
    </style:style>
    <style:style style:name="T583" style:family="text">
      <style:text-properties style:use-window-font-color="true" fo:font-size="12pt" fo:language="es" fo:country="ES" fo:font-style="normal" fo:font-weight="normal" officeooo:rsid="01d77835" fo:background-color="#66ffff" loext:char-shading-value="0" style:font-size-asian="12pt" style:font-style-asian="normal" style:font-weight-asian="normal" style:font-size-complex="12pt" style:font-style-complex="normal" style:font-weight-complex="normal"/>
    </style:style>
    <style:style style:name="T584" style:family="text">
      <style:text-properties style:use-window-font-color="true" fo:font-size="12pt" fo:language="es" fo:country="ES" fo:font-style="normal" fo:font-weight="normal" officeooo:rsid="01dc63bc" fo:background-color="#66ffff" loext:char-shading-value="0" style:font-size-asian="12pt" style:font-style-asian="normal" style:font-weight-asian="normal" style:font-size-complex="12pt" style:font-style-complex="normal" style:font-weight-complex="normal"/>
    </style:style>
    <style:style style:name="T585" style:family="text">
      <style:text-properties style:use-window-font-color="true" fo:font-size="12pt" fo:language="es" fo:country="ES" fo:font-style="normal" fo:font-weight="normal" officeooo:rsid="01df514a" fo:background-color="#66ffff" loext:char-shading-value="0" style:font-size-asian="12pt" style:font-style-asian="normal" style:font-weight-asian="normal" style:font-size-complex="12pt" style:font-style-complex="normal" style:font-weight-complex="normal"/>
    </style:style>
    <style:style style:name="T586" style:family="text">
      <style:text-properties style:use-window-font-color="true" fo:font-size="12pt" fo:language="es" fo:country="ES" fo:font-style="normal" fo:font-weight="normal" officeooo:rsid="01e06927" fo:background-color="#66ffff" loext:char-shading-value="0" style:font-size-asian="12pt" style:font-style-asian="normal" style:font-weight-asian="normal" style:font-size-complex="12pt" style:font-style-complex="normal" style:font-weight-complex="normal"/>
    </style:style>
    <style:style style:name="T587" style:family="text">
      <style:text-properties style:use-window-font-color="true" fo:font-size="12pt" fo:language="es" fo:country="ES" fo:font-style="normal" fo:font-weight="normal" officeooo:rsid="01e268db" fo:background-color="#66ffff" loext:char-shading-value="0" style:font-size-asian="12pt" style:font-style-asian="normal" style:font-weight-asian="normal" style:font-size-complex="12pt" style:font-style-complex="normal" style:font-weight-complex="normal"/>
    </style:style>
    <style:style style:name="T588" style:family="text">
      <style:text-properties style:use-window-font-color="true" fo:font-size="12pt" fo:language="es" fo:country="ES" fo:font-style="normal" fo:font-weight="normal" officeooo:rsid="01e269b2" fo:background-color="#66ffff" loext:char-shading-value="0" style:font-size-asian="12pt" style:font-style-asian="normal" style:font-weight-asian="normal" style:font-size-complex="12pt" style:font-style-complex="normal" style:font-weight-complex="normal"/>
    </style:style>
    <style:style style:name="T589" style:family="text">
      <style:text-properties style:use-window-font-color="true" fo:font-size="12pt" fo:language="es" fo:country="ES" fo:font-style="normal" fo:font-weight="normal" officeooo:rsid="01e49b2c" fo:background-color="#66ffff" loext:char-shading-value="0" style:font-size-asian="12pt" style:font-style-asian="normal" style:font-weight-asian="normal" style:font-size-complex="12pt" style:font-style-complex="normal" style:font-weight-complex="normal"/>
    </style:style>
    <style:style style:name="T590" style:family="text">
      <style:text-properties style:use-window-font-color="true" fo:font-size="12pt" fo:language="es" fo:country="ES" fo:font-style="normal" fo:font-weight="normal" officeooo:rsid="01e91a4c" fo:background-color="#66ffff" loext:char-shading-value="0" style:font-size-asian="12pt" style:font-style-asian="normal" style:font-weight-asian="normal" style:font-size-complex="12pt" style:font-style-complex="normal" style:font-weight-complex="normal"/>
    </style:style>
    <style:style style:name="T591" style:family="text">
      <style:text-properties style:use-window-font-color="true" fo:font-size="12pt" fo:language="es" fo:country="ES" fo:font-style="normal" fo:font-weight="normal" officeooo:rsid="01f1644e" fo:background-color="#66ffff" loext:char-shading-value="0" style:font-size-asian="12pt" style:font-style-asian="normal" style:font-weight-asian="normal" style:font-size-complex="12pt" style:font-style-complex="normal" style:font-weight-complex="normal"/>
    </style:style>
    <style:style style:name="T592" style:family="text">
      <style:text-properties style:use-window-font-color="true" fo:font-size="12pt" fo:language="es" fo:country="ES" fo:font-style="normal" fo:font-weight="normal" officeooo:rsid="01f44203" fo:background-color="#66ffff" loext:char-shading-value="0" style:font-size-asian="12pt" style:font-style-asian="normal" style:font-weight-asian="normal" style:font-size-complex="12pt" style:font-style-complex="normal" style:font-weight-complex="normal"/>
    </style:style>
    <style:style style:name="T593" style:family="text">
      <style:text-properties style:use-window-font-color="true" fo:font-size="12pt" fo:language="es" fo:country="ES" fo:font-style="normal" fo:font-weight="normal" officeooo:rsid="023c6839" fo:background-color="#66ffff" loext:char-shading-value="0" style:font-size-asian="12pt" style:font-style-asian="normal" style:font-weight-asian="normal" style:font-size-complex="12pt" style:font-style-complex="normal" style:font-weight-complex="normal"/>
    </style:style>
    <style:style style:name="T594" style:family="text">
      <style:text-properties style:use-window-font-color="true" fo:font-size="12pt" fo:language="es" fo:country="ES" fo:font-style="normal" fo:font-weight="normal" officeooo:rsid="0242a910" fo:background-color="#66ffff" loext:char-shading-value="0" style:font-size-asian="12pt" style:font-style-asian="normal" style:font-weight-asian="normal" style:font-size-complex="12pt" style:font-style-complex="normal" style:font-weight-complex="normal"/>
    </style:style>
    <style:style style:name="T595" style:family="text">
      <style:text-properties style:use-window-font-color="true" fo:font-size="12pt" fo:language="es" fo:country="ES" fo:font-style="normal" fo:font-weight="normal" officeooo:rsid="024d54b1" fo:background-color="#66ffff" loext:char-shading-value="0" style:font-size-asian="12pt" style:font-style-asian="normal" style:font-weight-asian="normal" style:font-size-complex="12pt" style:font-style-complex="normal" style:font-weight-complex="normal"/>
    </style:style>
    <style:style style:name="T596" style:family="text">
      <style:text-properties style:use-window-font-color="true" fo:font-size="12pt" fo:language="es" fo:country="ES" fo:font-style="normal" fo:font-weight="normal" officeooo:rsid="030254e8" fo:background-color="#66ffff" loext:char-shading-value="0" style:font-size-asian="12pt" style:font-style-asian="normal" style:font-weight-asian="normal" style:font-size-complex="12pt" style:font-style-complex="normal" style:font-weight-complex="normal"/>
    </style:style>
    <style:style style:name="T597" style:family="text">
      <style:text-properties style:use-window-font-color="true" fo:font-size="12pt" fo:language="es" fo:country="ES" fo:font-style="normal" fo:font-weight="normal" officeooo:rsid="0304931e" fo:background-color="#66ffff" loext:char-shading-value="0" style:font-size-asian="12pt" style:font-style-asian="normal" style:font-weight-asian="normal" style:font-size-complex="12pt" style:font-style-complex="normal" style:font-weight-complex="normal"/>
    </style:style>
    <style:style style:name="T598" style:family="text">
      <style:text-properties style:use-window-font-color="true" fo:font-size="12pt" fo:language="es" fo:country="ES" fo:font-style="normal" fo:font-weight="normal" officeooo:rsid="030a56fe" fo:background-color="#66ffff" loext:char-shading-value="0" style:font-size-asian="12pt" style:font-style-asian="normal" style:font-weight-asian="normal" style:font-size-complex="12pt" style:font-style-complex="normal" style:font-weight-complex="normal"/>
    </style:style>
    <style:style style:name="T599" style:family="text">
      <style:text-properties style:use-window-font-color="true" fo:font-size="12pt" fo:language="es" fo:country="ES" fo:font-style="normal" fo:font-weight="normal" officeooo:rsid="030d2186" fo:background-color="#66ffff" loext:char-shading-value="0" style:font-size-asian="12pt" style:font-style-asian="normal" style:font-weight-asian="normal" style:font-size-complex="12pt" style:font-style-complex="normal" style:font-weight-complex="normal"/>
    </style:style>
    <style:style style:name="T600" style:family="text">
      <style:text-properties style:use-window-font-color="true" fo:font-size="12pt" fo:language="es" fo:country="ES" fo:font-style="normal" fo:font-weight="normal" officeooo:rsid="030ef67a" fo:background-color="#66ffff" loext:char-shading-value="0" style:font-size-asian="12pt" style:font-style-asian="normal" style:font-weight-asian="normal" style:font-size-complex="12pt" style:font-style-complex="normal" style:font-weight-complex="normal"/>
    </style:style>
    <style:style style:name="T601" style:family="text">
      <style:text-properties style:use-window-font-color="true" fo:font-size="12pt" fo:language="es" fo:country="ES" fo:font-style="normal" fo:font-weight="normal" officeooo:rsid="030f9a30" fo:background-color="#66ffff" loext:char-shading-value="0" style:font-size-asian="12pt" style:font-style-asian="normal" style:font-weight-asian="normal" style:font-size-complex="12pt" style:font-style-complex="normal" style:font-weight-complex="normal"/>
    </style:style>
    <style:style style:name="T602" style:family="text">
      <style:text-properties style:use-window-font-color="true" fo:font-size="12pt" fo:language="es" fo:country="ES" fo:font-style="normal" fo:font-weight="normal" officeooo:rsid="031298d4" fo:background-color="#66ffff" loext:char-shading-value="0" style:font-size-asian="12pt" style:font-style-asian="normal" style:font-weight-asian="normal" style:font-size-complex="12pt" style:font-style-complex="normal" style:font-weight-complex="normal"/>
    </style:style>
    <style:style style:name="T603" style:family="text">
      <style:text-properties style:use-window-font-color="true" fo:font-size="12pt" fo:language="es" fo:country="ES" fo:font-style="normal" fo:font-weight="normal" officeooo:rsid="0318ced8" fo:background-color="#66ffff" loext:char-shading-value="0" style:font-size-asian="12pt" style:font-style-asian="normal" style:font-weight-asian="normal" style:font-size-complex="12pt" style:font-style-complex="normal" style:font-weight-complex="normal"/>
    </style:style>
    <style:style style:name="T604" style:family="text">
      <style:text-properties style:use-window-font-color="true" fo:font-size="12pt" fo:language="es" fo:country="ES" fo:font-style="normal" fo:font-weight="normal" officeooo:rsid="0319f558" fo:background-color="#66ffff" loext:char-shading-value="0" style:font-size-asian="12pt" style:font-style-asian="normal" style:font-weight-asian="normal" style:font-size-complex="12pt" style:font-style-complex="normal" style:font-weight-complex="normal"/>
    </style:style>
    <style:style style:name="T605" style:family="text">
      <style:text-properties style:use-window-font-color="true" fo:font-size="12pt" fo:language="es" fo:country="ES" fo:font-style="normal" fo:font-weight="normal" officeooo:rsid="031a0adb" fo:background-color="#66ffff" loext:char-shading-value="0" style:font-size-asian="12pt" style:font-style-asian="normal" style:font-weight-asian="normal" style:font-size-complex="12pt" style:font-style-complex="normal" style:font-weight-complex="normal"/>
    </style:style>
    <style:style style:name="T606" style:family="text">
      <style:text-properties style:use-window-font-color="true" fo:font-size="12pt" fo:language="es" fo:country="ES" fo:font-style="normal" fo:font-weight="normal" officeooo:rsid="031b4865" fo:background-color="#66ffff" loext:char-shading-value="0" style:font-size-asian="12pt" style:font-style-asian="normal" style:font-weight-asian="normal" style:font-size-complex="12pt" style:font-style-complex="normal" style:font-weight-complex="normal"/>
    </style:style>
    <style:style style:name="T607" style:family="text">
      <style:text-properties style:use-window-font-color="true" fo:font-size="12pt" fo:language="es" fo:country="ES" fo:font-style="normal" fo:font-weight="normal" officeooo:rsid="031b88b1" fo:background-color="#66ffff" loext:char-shading-value="0" style:font-size-asian="12pt" style:font-style-asian="normal" style:font-weight-asian="normal" style:font-size-complex="12pt" style:font-style-complex="normal" style:font-weight-complex="normal"/>
    </style:style>
    <style:style style:name="T608" style:family="text">
      <style:text-properties style:use-window-font-color="true" fo:font-size="12pt" fo:language="es" fo:country="ES" fo:font-style="normal" fo:font-weight="normal" officeooo:rsid="031d4b4d" fo:background-color="#66ffff" loext:char-shading-value="0" style:font-size-asian="12pt" style:font-style-asian="normal" style:font-weight-asian="normal" style:font-size-complex="12pt" style:font-style-complex="normal" style:font-weight-complex="normal"/>
    </style:style>
    <style:style style:name="T609" style:family="text">
      <style:text-properties style:use-window-font-color="true" fo:font-size="12pt" fo:language="es" fo:country="ES" fo:font-style="normal" fo:font-weight="normal" officeooo:rsid="0321d4ed" fo:background-color="#66ffff" loext:char-shading-value="0" style:font-size-asian="12pt" style:font-style-asian="normal" style:font-weight-asian="normal" style:font-size-complex="12pt" style:font-style-complex="normal" style:font-weight-complex="normal"/>
    </style:style>
    <style:style style:name="T610" style:family="text">
      <style:text-properties style:use-window-font-color="true" fo:font-size="12pt" fo:language="es" fo:country="ES" fo:font-style="normal" fo:font-weight="normal" officeooo:rsid="0323ad03" fo:background-color="#66ffff" loext:char-shading-value="0" style:font-size-asian="12pt" style:font-style-asian="normal" style:font-weight-asian="normal" style:font-size-complex="12pt" style:font-style-complex="normal" style:font-weight-complex="normal"/>
    </style:style>
    <style:style style:name="T611" style:family="text">
      <style:text-properties style:use-window-font-color="true" fo:font-size="12pt" fo:language="es" fo:country="ES" fo:font-style="normal" fo:font-weight="normal" officeooo:rsid="03250ca3" fo:background-color="#66ffff" loext:char-shading-value="0" style:font-size-asian="12pt" style:font-style-asian="normal" style:font-weight-asian="normal" style:font-size-complex="12pt" style:font-style-complex="normal" style:font-weight-complex="normal"/>
    </style:style>
    <style:style style:name="T612" style:family="text">
      <style:text-properties style:use-window-font-color="true" fo:font-size="12pt" fo:language="es" fo:country="ES" fo:font-style="normal" fo:font-weight="normal" officeooo:rsid="03262f94" fo:background-color="#66ffff" loext:char-shading-value="0" style:font-size-asian="12pt" style:font-style-asian="normal" style:font-weight-asian="normal" style:font-size-complex="12pt" style:font-style-complex="normal" style:font-weight-complex="normal"/>
    </style:style>
    <style:style style:name="T613" style:family="text">
      <style:text-properties style:use-window-font-color="true" fo:font-size="12pt" fo:language="es" fo:country="ES" fo:font-style="normal" fo:font-weight="normal" officeooo:rsid="0327cb2f" fo:background-color="#66ffff" loext:char-shading-value="0" style:font-size-asian="12pt" style:font-style-asian="normal" style:font-weight-asian="normal" style:font-size-complex="12pt" style:font-style-complex="normal" style:font-weight-complex="normal"/>
    </style:style>
    <style:style style:name="T614" style:family="text">
      <style:text-properties style:use-window-font-color="true" fo:font-size="12pt" fo:language="es" fo:country="ES" fo:font-style="normal" fo:font-weight="normal" officeooo:rsid="0327ebd4" fo:background-color="#66ffff" loext:char-shading-value="0" style:font-size-asian="12pt" style:font-style-asian="normal" style:font-weight-asian="normal" style:font-size-complex="12pt" style:font-style-complex="normal" style:font-weight-complex="normal"/>
    </style:style>
    <style:style style:name="T615" style:family="text">
      <style:text-properties style:use-window-font-color="true" fo:font-size="12pt" fo:language="es" fo:country="ES" fo:font-style="normal" fo:font-weight="normal" officeooo:rsid="032912f5" fo:background-color="#66ffff" loext:char-shading-value="0" style:font-size-asian="12pt" style:font-style-asian="normal" style:font-weight-asian="normal" style:font-size-complex="12pt" style:font-style-complex="normal" style:font-weight-complex="normal"/>
    </style:style>
    <style:style style:name="T616" style:family="text">
      <style:text-properties style:use-window-font-color="true" fo:font-size="12pt" fo:language="es" fo:country="ES" fo:font-style="normal" fo:font-weight="normal" officeooo:rsid="032b5925" fo:background-color="#66ffff" loext:char-shading-value="0" style:font-size-asian="12pt" style:font-style-asian="normal" style:font-weight-asian="normal" style:font-size-complex="12pt" style:font-style-complex="normal" style:font-weight-complex="normal"/>
    </style:style>
    <style:style style:name="T617" style:family="text">
      <style:text-properties style:use-window-font-color="true" fo:font-size="12pt" fo:language="es" fo:country="ES" fo:font-style="normal" fo:font-weight="normal" officeooo:rsid="032cefb1" fo:background-color="#66ffff" loext:char-shading-value="0" style:font-size-asian="12pt" style:font-style-asian="normal" style:font-weight-asian="normal" style:font-size-complex="12pt" style:font-style-complex="normal" style:font-weight-complex="normal"/>
    </style:style>
    <style:style style:name="T618" style:family="text">
      <style:text-properties style:use-window-font-color="true" fo:font-size="12pt" fo:language="es" fo:country="ES" fo:font-style="normal" fo:font-weight="normal" officeooo:rsid="033d76a3" fo:background-color="#66ffff" loext:char-shading-value="0" style:font-size-asian="12pt" style:font-style-asian="normal" style:font-weight-asian="normal" style:font-size-complex="12pt" style:font-style-complex="normal" style:font-weight-complex="normal"/>
    </style:style>
    <style:style style:name="T619" style:family="text">
      <style:text-properties style:use-window-font-color="true" fo:font-size="12pt" fo:language="es" fo:country="ES" fo:font-style="normal" fo:font-weight="normal" officeooo:rsid="03653174" fo:background-color="#66ffff" loext:char-shading-value="0" style:font-size-asian="12pt" style:font-style-asian="normal" style:font-weight-asian="normal" style:font-size-complex="12pt" style:font-style-complex="normal" style:font-weight-complex="normal"/>
    </style:style>
    <style:style style:name="T620" style:family="text">
      <style:text-properties style:use-window-font-color="true" fo:font-size="12pt" fo:language="es" fo:country="ES" fo:font-style="normal" fo:font-weight="normal" officeooo:rsid="0366bdf4" fo:background-color="#66ffff" loext:char-shading-value="0" style:font-size-asian="12pt" style:font-style-asian="normal" style:font-weight-asian="normal" style:font-size-complex="12pt" style:font-style-complex="normal" style:font-weight-complex="normal"/>
    </style:style>
    <style:style style:name="T621" style:family="text">
      <style:text-properties style:use-window-font-color="true" fo:font-size="12pt" fo:language="es" fo:country="ES" fo:font-style="normal" fo:font-weight="normal" officeooo:rsid="0369601e" fo:background-color="#66ffff" loext:char-shading-value="0" style:font-size-asian="12pt" style:font-style-asian="normal" style:font-weight-asian="normal" style:font-size-complex="12pt" style:font-style-complex="normal" style:font-weight-complex="normal"/>
    </style:style>
    <style:style style:name="T622" style:family="text">
      <style:text-properties style:use-window-font-color="true" fo:font-size="12pt" fo:language="es" fo:country="ES" fo:font-style="normal" fo:font-weight="normal" officeooo:rsid="03696843" fo:background-color="#66ffff" loext:char-shading-value="0" style:font-size-asian="12pt" style:font-style-asian="normal" style:font-weight-asian="normal" style:font-size-complex="12pt" style:font-style-complex="normal" style:font-weight-complex="normal"/>
    </style:style>
    <style:style style:name="T623" style:family="text">
      <style:text-properties style:use-window-font-color="true" fo:font-size="12pt" fo:language="es" fo:country="ES" fo:font-style="normal" fo:font-weight="normal" officeooo:rsid="037131bc" fo:background-color="#66ffff" loext:char-shading-value="0" style:font-size-asian="12pt" style:font-style-asian="normal" style:font-weight-asian="normal" style:font-size-complex="12pt" style:font-style-complex="normal" style:font-weight-complex="normal"/>
    </style:style>
    <style:style style:name="T624" style:family="text">
      <style:text-properties style:use-window-font-color="true" fo:font-size="12pt" fo:language="es" fo:country="ES" fo:font-style="normal" fo:font-weight="normal" officeooo:rsid="0371edcf" fo:background-color="#66ffff" loext:char-shading-value="0" style:font-size-asian="12pt" style:font-style-asian="normal" style:font-weight-asian="normal" style:font-size-complex="12pt" style:font-style-complex="normal" style:font-weight-complex="normal"/>
    </style:style>
    <style:style style:name="T625" style:family="text">
      <style:text-properties style:use-window-font-color="true" fo:font-size="12pt" fo:language="es" fo:country="ES" fo:font-style="normal" fo:font-weight="normal" officeooo:rsid="037382e7" fo:background-color="#66ffff" loext:char-shading-value="0" style:font-size-asian="12pt" style:font-style-asian="normal" style:font-weight-asian="normal" style:font-size-complex="12pt" style:font-style-complex="normal" style:font-weight-complex="normal"/>
    </style:style>
    <style:style style:name="T626" style:family="text">
      <style:text-properties style:use-window-font-color="true" fo:font-size="12pt" fo:language="es" fo:country="ES" fo:font-style="normal" fo:font-weight="normal" officeooo:rsid="03775fd8" fo:background-color="#66ffff" loext:char-shading-value="0" style:font-size-asian="12pt" style:font-style-asian="normal" style:font-weight-asian="normal" style:font-size-complex="12pt" style:font-style-complex="normal" style:font-weight-complex="normal"/>
    </style:style>
    <style:style style:name="T627" style:family="text">
      <style:text-properties style:use-window-font-color="true" fo:font-size="12pt" fo:language="es" fo:country="ES" fo:font-style="normal" fo:font-weight="normal" officeooo:rsid="037808e4" fo:background-color="#66ffff" loext:char-shading-value="0" style:font-size-asian="12pt" style:font-style-asian="normal" style:font-weight-asian="normal" style:font-size-complex="12pt" style:font-style-complex="normal" style:font-weight-complex="normal"/>
    </style:style>
    <style:style style:name="T628" style:family="text">
      <style:text-properties style:use-window-font-color="true" fo:font-size="12pt" fo:language="es" fo:country="ES" fo:font-style="normal" fo:font-weight="normal" officeooo:rsid="0378c295" fo:background-color="#66ffff" loext:char-shading-value="0" style:font-size-asian="12pt" style:font-style-asian="normal" style:font-weight-asian="normal" style:font-size-complex="12pt" style:font-style-complex="normal" style:font-weight-complex="normal"/>
    </style:style>
    <style:style style:name="T629" style:family="text">
      <style:text-properties style:use-window-font-color="true" fo:font-size="12pt" fo:language="es" fo:country="ES" fo:font-style="normal" fo:font-weight="normal" officeooo:rsid="037dcc7d" fo:background-color="#66ffff" loext:char-shading-value="0" style:font-size-asian="12pt" style:font-style-asian="normal" style:font-weight-asian="normal" style:font-size-complex="12pt" style:font-style-complex="normal" style:font-weight-complex="normal"/>
    </style:style>
    <style:style style:name="T630" style:family="text">
      <style:text-properties style:use-window-font-color="true" fo:font-size="12pt" fo:language="es" fo:country="ES" fo:font-style="normal" fo:font-weight="normal" officeooo:rsid="037f294b" fo:background-color="#66ffff" loext:char-shading-value="0" style:font-size-asian="12pt" style:font-style-asian="normal" style:font-weight-asian="normal" style:font-size-complex="12pt" style:font-style-complex="normal" style:font-weight-complex="normal"/>
    </style:style>
    <style:style style:name="T631" style:family="text">
      <style:text-properties style:use-window-font-color="true" fo:font-size="12pt" fo:language="es" fo:country="ES" fo:font-style="normal" fo:font-weight="normal" officeooo:rsid="01b56703" fo:background-color="#ff9999" loext:char-shading-value="0" style:font-size-asian="12pt" style:font-style-asian="normal" style:font-weight-asian="normal" style:font-size-complex="12pt" style:font-style-complex="normal" style:font-weight-complex="normal"/>
    </style:style>
    <style:style style:name="T632" style:family="text">
      <style:text-properties style:use-window-font-color="true" fo:font-size="12pt" fo:language="es" fo:country="ES" fo:font-style="normal" fo:font-weight="normal" officeooo:rsid="01b89693" fo:background-color="#ff9999" loext:char-shading-value="0" style:font-size-asian="12pt" style:font-style-asian="normal" style:font-weight-asian="normal" style:font-size-complex="12pt" style:font-style-complex="normal" style:font-weight-complex="normal"/>
    </style:style>
    <style:style style:name="T633" style:family="text">
      <style:text-properties style:use-window-font-color="true" fo:font-size="12pt" fo:language="es" fo:country="ES" fo:font-style="normal" style:text-underline-style="solid" style:text-underline-width="auto" style:text-underline-color="font-color" fo:font-weight="normal" officeooo:rsid="03696843" fo:background-color="#66ffff" loext:char-shading-value="0" style:font-size-asian="12pt" style:font-style-asian="normal" style:font-weight-asian="normal" style:font-size-complex="12pt" style:font-style-complex="normal" style:font-weight-complex="normal"/>
    </style:style>
    <style:style style:name="T634" style:family="text">
      <style:text-properties style:use-window-font-color="true" fo:font-size="12pt" fo:language="es" fo:country="ES" fo:font-style="normal" style:text-underline-style="solid" style:text-underline-width="auto" style:text-underline-color="font-color" fo:font-weight="normal" officeooo:rsid="01e06927" fo:background-color="#66ffff" loext:char-shading-value="0" style:font-size-asian="12pt" style:font-style-asian="normal" style:font-weight-asian="normal" style:font-size-complex="12pt" style:font-style-complex="normal" style:font-weight-complex="normal"/>
    </style:style>
    <style:style style:name="T635" style:family="text">
      <style:text-properties style:use-window-font-color="true" fo:font-size="12pt" fo:language="es" fo:country="ES" fo:font-style="normal" style:text-underline-style="solid" style:text-underline-width="auto" style:text-underline-color="font-color" fo:font-weight="normal" officeooo:rsid="0378c295" fo:background-color="#66ffff" loext:char-shading-value="0" style:font-size-asian="12pt" style:font-style-asian="normal" style:font-weight-asian="normal" style:font-size-complex="12pt" style:font-style-complex="normal" style:font-weight-complex="normal"/>
    </style:style>
    <style:style style:name="T636" style:family="text">
      <style:text-properties style:use-window-font-color="true" fo:font-size="12pt" fo:language="es" fo:country="ES" fo:font-style="italic" fo:font-weight="normal" officeooo:rsid="01ad93dc" fo:background-color="#66ffff" loext:char-shading-value="0" style:font-size-asian="12pt" style:font-style-asian="italic" style:font-weight-asian="normal" style:font-size-complex="12pt" style:font-style-complex="italic" style:font-weight-complex="normal"/>
    </style:style>
    <style:style style:name="T637" style:family="text">
      <style:text-properties style:use-window-font-color="true" fo:font-size="12pt" fo:language="es" fo:country="ES" fo:font-style="italic" fo:font-weight="normal" officeooo:rsid="01b56703" fo:background-color="#66ffff" loext:char-shading-value="0" style:font-size-asian="12pt" style:font-style-asian="italic" style:font-weight-asian="normal" style:font-size-complex="12pt" style:font-style-complex="italic" style:font-weight-complex="normal"/>
    </style:style>
    <style:style style:name="T638" style:family="text">
      <style:text-properties style:use-window-font-color="true" fo:font-size="12pt" fo:language="es" fo:country="ES" fo:font-style="italic" fo:font-weight="normal" officeooo:rsid="030149fd" fo:background-color="#66ffff" loext:char-shading-value="0" style:font-size-asian="12pt" style:font-style-asian="italic" style:font-weight-asian="normal" style:font-size-complex="12pt" style:font-style-complex="italic" style:font-weight-complex="normal"/>
    </style:style>
    <style:style style:name="T639" style:family="text">
      <style:text-properties style:use-window-font-color="true" fo:font-size="12pt" fo:language="es" fo:country="ES" fo:font-style="italic" fo:font-weight="normal" officeooo:rsid="01b89693" fo:background-color="#66ffff" loext:char-shading-value="0" style:font-size-asian="12pt" style:font-style-asian="italic" style:font-weight-asian="normal" style:font-size-complex="12pt" style:font-style-complex="italic" style:font-weight-complex="normal"/>
    </style:style>
    <style:style style:name="T640" style:family="text">
      <style:text-properties style:use-window-font-color="true" fo:font-size="12pt" fo:language="es" fo:country="ES" fo:font-style="italic" fo:font-weight="normal" officeooo:rsid="01b8cb78" fo:background-color="#66ffff" loext:char-shading-value="0" style:font-size-asian="12pt" style:font-style-asian="italic" style:font-weight-asian="normal" style:font-size-complex="12pt" style:font-style-complex="italic" style:font-weight-complex="normal"/>
    </style:style>
    <style:style style:name="T641" style:family="text">
      <style:text-properties style:use-window-font-color="true" fo:font-size="12pt" fo:language="es" fo:country="ES" fo:font-style="italic" fo:font-weight="normal" officeooo:rsid="030254e8" fo:background-color="#66ffff" loext:char-shading-value="0" style:font-size-asian="12pt" style:font-style-asian="italic" style:font-weight-asian="normal" style:font-size-complex="12pt" style:font-style-complex="italic" style:font-weight-complex="normal"/>
    </style:style>
    <style:style style:name="T642" style:family="text">
      <style:text-properties style:use-window-font-color="true" fo:font-size="12pt" fo:language="es" fo:country="ES" fo:font-style="italic" fo:font-weight="normal" officeooo:rsid="01ce317a" fo:background-color="#66ffff" loext:char-shading-value="0" style:font-size-asian="12pt" style:font-style-asian="italic" style:font-weight-asian="normal" style:font-size-complex="12pt" style:font-style-complex="italic" style:font-weight-complex="normal"/>
    </style:style>
    <style:style style:name="T643" style:family="text">
      <style:text-properties style:use-window-font-color="true" fo:font-size="12pt" fo:language="es" fo:country="ES" fo:font-style="italic" fo:font-weight="normal" officeooo:rsid="0303bb12" fo:background-color="#66ffff" loext:char-shading-value="0" style:font-size-asian="12pt" style:font-style-asian="italic" style:font-weight-asian="normal" style:font-size-complex="12pt" style:font-style-complex="italic" style:font-weight-complex="normal"/>
    </style:style>
    <style:style style:name="T644" style:family="text">
      <style:text-properties style:use-window-font-color="true" fo:font-size="12pt" fo:language="es" fo:country="ES" fo:font-style="italic" fo:font-weight="normal" officeooo:rsid="01d0a1ae" fo:background-color="#66ffff" loext:char-shading-value="0" style:font-size-asian="12pt" style:font-style-asian="italic" style:font-weight-asian="normal" style:font-size-complex="12pt" style:font-style-complex="italic" style:font-weight-complex="normal"/>
    </style:style>
    <style:style style:name="T645" style:family="text">
      <style:text-properties style:use-window-font-color="true" fo:font-size="12pt" fo:language="es" fo:country="ES" fo:font-style="italic" fo:font-weight="normal" officeooo:rsid="01d5b1f2" fo:background-color="#66ffff" loext:char-shading-value="0" style:font-size-asian="12pt" style:font-style-asian="italic" style:font-weight-asian="normal" style:font-size-complex="12pt" style:font-style-complex="italic" style:font-weight-complex="normal"/>
    </style:style>
    <style:style style:name="T646" style:family="text">
      <style:text-properties style:use-window-font-color="true" fo:font-size="12pt" fo:language="es" fo:country="ES" fo:font-style="italic" fo:font-weight="normal" officeooo:rsid="01d77835" fo:background-color="#66ffff" loext:char-shading-value="0" style:font-size-asian="12pt" style:font-style-asian="italic" style:font-weight-asian="normal" style:font-size-complex="12pt" style:font-style-complex="italic" style:font-weight-complex="normal"/>
    </style:style>
    <style:style style:name="T647" style:family="text">
      <style:text-properties style:use-window-font-color="true" fo:font-size="12pt" fo:language="es" fo:country="ES" fo:font-style="italic" fo:font-weight="normal" officeooo:rsid="01dc63bc" fo:background-color="#66ffff" loext:char-shading-value="0" style:font-size-asian="12pt" style:font-style-asian="italic" style:font-weight-asian="normal" style:font-size-complex="12pt" style:font-style-complex="italic" style:font-weight-complex="normal"/>
    </style:style>
    <style:style style:name="T648" style:family="text">
      <style:text-properties style:use-window-font-color="true" fo:font-size="12pt" fo:language="es" fo:country="ES" fo:font-style="italic" fo:font-weight="normal" officeooo:rsid="01e06927" fo:background-color="#66ffff" loext:char-shading-value="0" style:font-size-asian="12pt" style:font-style-asian="italic" style:font-weight-asian="normal" style:font-size-complex="12pt" style:font-style-complex="italic" style:font-weight-complex="normal"/>
    </style:style>
    <style:style style:name="T649" style:family="text">
      <style:text-properties style:use-window-font-color="true" fo:font-size="12pt" fo:language="es" fo:country="ES" fo:font-style="italic" fo:font-weight="normal" officeooo:rsid="031a0adb" fo:background-color="#66ffff" loext:char-shading-value="0" style:font-size-asian="12pt" style:font-style-asian="italic" style:font-weight-asian="normal" style:font-size-complex="12pt" style:font-style-complex="italic" style:font-weight-complex="normal"/>
    </style:style>
    <style:style style:name="T650" style:family="text">
      <style:text-properties style:use-window-font-color="true" fo:font-size="12pt" fo:language="es" fo:country="ES" fo:font-style="italic" fo:font-weight="normal" officeooo:rsid="01e269b2" fo:background-color="#66ffff" loext:char-shading-value="0" style:font-size-asian="12pt" style:font-style-asian="italic" style:font-weight-asian="normal" style:font-size-complex="12pt" style:font-style-complex="italic" style:font-weight-complex="normal"/>
    </style:style>
    <style:style style:name="T651" style:family="text">
      <style:text-properties style:use-window-font-color="true" fo:font-size="12pt" fo:language="es" fo:country="ES" fo:font-style="italic" fo:font-weight="normal" officeooo:rsid="01e49b2c" fo:background-color="#66ffff" loext:char-shading-value="0" style:font-size-asian="12pt" style:font-style-asian="italic" style:font-weight-asian="normal" style:font-size-complex="12pt" style:font-style-complex="italic" style:font-weight-complex="normal"/>
    </style:style>
    <style:style style:name="T652" style:family="text">
      <style:text-properties style:use-window-font-color="true" fo:font-size="12pt" fo:language="es" fo:country="ES" fo:font-style="italic" fo:font-weight="normal" officeooo:rsid="0321d4ed" fo:background-color="#66ffff" loext:char-shading-value="0" style:font-size-asian="12pt" style:font-style-asian="italic" style:font-weight-asian="normal" style:font-size-complex="12pt" style:font-style-complex="italic" style:font-weight-complex="normal"/>
    </style:style>
    <style:style style:name="T653" style:family="text">
      <style:text-properties style:use-window-font-color="true" fo:font-size="12pt" fo:language="es" fo:country="ES" fo:font-style="italic" fo:font-weight="normal" officeooo:rsid="01e91a4c" fo:background-color="#66ffff" loext:char-shading-value="0" style:font-size-asian="12pt" style:font-style-asian="italic" style:font-weight-asian="normal" style:font-size-complex="12pt" style:font-style-complex="italic" style:font-weight-complex="normal"/>
    </style:style>
    <style:style style:name="T654" style:family="text">
      <style:text-properties style:use-window-font-color="true" fo:font-size="12pt" fo:language="es" fo:country="ES" fo:font-style="italic" fo:font-weight="normal" officeooo:rsid="01f1644e" fo:background-color="#66ffff" loext:char-shading-value="0" style:font-size-asian="12pt" style:font-style-asian="italic" style:font-weight-asian="normal" style:font-size-complex="12pt" style:font-style-complex="italic" style:font-weight-complex="normal"/>
    </style:style>
    <style:style style:name="T655" style:family="text">
      <style:text-properties style:use-window-font-color="true" fo:font-size="12pt" fo:language="es" fo:country="ES" fo:font-style="italic" fo:font-weight="normal" officeooo:rsid="01f44203" fo:background-color="#66ffff" loext:char-shading-value="0" style:font-size-asian="12pt" style:font-style-asian="italic" style:font-weight-asian="normal" style:font-size-complex="12pt" style:font-style-complex="italic" style:font-weight-complex="normal"/>
    </style:style>
    <style:style style:name="T656" style:family="text">
      <style:text-properties style:use-window-font-color="true" fo:font-size="12pt" fo:language="es" fo:country="ES" fo:font-style="italic" fo:font-weight="normal" officeooo:rsid="023c6839" fo:background-color="#66ffff" loext:char-shading-value="0" style:font-size-asian="12pt" style:font-style-asian="italic" style:font-weight-asian="normal" style:font-size-complex="12pt" style:font-style-complex="italic" style:font-weight-complex="normal"/>
    </style:style>
    <style:style style:name="T657" style:family="text">
      <style:text-properties style:use-window-font-color="true" fo:font-size="12pt" fo:language="es" fo:country="ES" fo:font-style="italic" fo:font-weight="normal" officeooo:rsid="0242a910" fo:background-color="#66ffff" loext:char-shading-value="0" style:font-size-asian="12pt" style:font-style-asian="italic" style:font-weight-asian="normal" style:font-size-complex="12pt" style:font-style-complex="italic" style:font-weight-complex="normal"/>
    </style:style>
    <style:style style:name="T658" style:family="text">
      <style:text-properties style:use-window-font-color="true" fo:font-size="12pt" fo:language="es" fo:country="ES" fo:font-style="italic" fo:font-weight="normal" officeooo:rsid="031b4865" fo:background-color="#66ffff" loext:char-shading-value="0" style:font-size-asian="12pt" style:font-style-asian="italic" style:font-weight-asian="normal" style:font-size-complex="12pt" style:font-style-complex="italic" style:font-weight-complex="normal"/>
    </style:style>
    <style:style style:name="T659" style:family="text">
      <style:text-properties style:use-window-font-color="true" fo:font-size="12pt" fo:language="es" fo:country="ES" fo:font-style="italic" fo:font-weight="normal" officeooo:rsid="032b5925" fo:background-color="#66ffff" loext:char-shading-value="0" style:font-size-asian="12pt" style:font-style-asian="italic" style:font-weight-asian="normal" style:font-size-complex="12pt" style:font-style-complex="italic" style:font-weight-complex="normal"/>
    </style:style>
    <style:style style:name="T660" style:family="text">
      <style:text-properties style:use-window-font-color="true" fo:font-size="12pt" fo:language="es" fo:country="ES" fo:font-style="italic" fo:font-weight="normal" officeooo:rsid="0376b8d1" fo:background-color="#66ffff" loext:char-shading-value="0" style:font-size-asian="12pt" style:font-style-asian="italic" style:font-weight-asian="normal" style:font-size-complex="12pt" style:font-style-complex="italic" style:font-weight-complex="normal"/>
    </style:style>
    <style:style style:name="T661" style:family="text">
      <style:text-properties style:use-window-font-color="true" fo:font-size="12pt" fo:language="es" fo:country="ES" fo:font-style="italic" style:text-underline-style="solid" style:text-underline-width="auto" style:text-underline-color="font-color" fo:font-weight="normal" officeooo:rsid="01e06927" fo:background-color="#66ffff" loext:char-shading-value="0" style:font-size-asian="12pt" style:font-style-asian="italic" style:font-weight-asian="normal" style:font-size-complex="12pt" style:font-style-complex="italic" style:font-weight-complex="normal"/>
    </style:style>
    <style:style style:name="T662" style:family="text">
      <style:text-properties style:use-window-font-color="true" fo:font-size="12pt" fo:language="de" fo:country="DE" fo:font-style="normal" fo:font-weight="normal" officeooo:rsid="01a9a4b4" fo:background-color="#99ffff" loext:char-shading-value="0" style:font-size-asian="12pt" style:font-style-asian="normal" style:font-weight-asian="normal" style:font-size-complex="12pt" style:font-style-complex="normal" style:font-weight-complex="normal"/>
    </style:style>
    <style:style style:name="T663" style:family="text">
      <style:text-properties style:use-window-font-color="true" fo:font-size="12pt" fo:language="de" fo:country="DE" fo:font-style="normal" fo:font-weight="normal" officeooo:rsid="01b2b130" fo:background-color="#99ffff" loext:char-shading-value="0" style:font-size-asian="12pt" style:font-style-asian="normal" style:font-weight-asian="normal" style:font-size-complex="12pt" style:font-style-complex="normal" style:font-weight-complex="normal"/>
    </style:style>
    <style:style style:name="T664" style:family="text">
      <style:text-properties style:use-window-font-color="true" fo:font-size="12pt" fo:language="de" fo:country="DE" fo:font-style="normal" fo:font-weight="normal" officeooo:rsid="01b4835f" fo:background-color="#99ffff" loext:char-shading-value="0" style:font-size-asian="12pt" style:font-style-asian="normal" style:font-weight-asian="normal" style:font-size-complex="12pt" style:font-style-complex="normal" style:font-weight-complex="normal"/>
    </style:style>
    <style:style style:name="T665" style:family="text">
      <style:text-properties style:use-window-font-color="true" fo:font-size="12pt" fo:language="de" fo:country="DE" fo:font-style="normal" fo:font-weight="normal" officeooo:rsid="01b56703" fo:background-color="#99ffff" loext:char-shading-value="0" style:font-size-asian="12pt" style:font-style-asian="normal" style:font-weight-asian="normal" style:font-size-complex="12pt" style:font-style-complex="normal" style:font-weight-complex="normal"/>
    </style:style>
    <style:style style:name="T666" style:family="text">
      <style:text-properties style:use-window-font-color="true" fo:font-size="12pt" fo:language="de" fo:country="DE" fo:font-style="italic" fo:font-weight="normal" officeooo:rsid="01a9a4b4" fo:background-color="#99ffff" loext:char-shading-value="0" style:font-size-asian="12pt" style:font-style-asian="italic" style:font-weight-asian="normal" style:font-size-complex="12pt" style:font-style-complex="italic" style:font-weight-complex="normal"/>
    </style:style>
    <style:style style:name="T667" style:family="text">
      <style:text-properties style:use-window-font-color="true" fo:font-size="12pt" fo:language="de" fo:country="DE" fo:font-style="italic" fo:font-weight="normal" officeooo:rsid="01b2b130" fo:background-color="#99ffff" loext:char-shading-value="0" style:font-size-asian="12pt" style:font-style-asian="italic" style:font-weight-asian="normal" style:font-size-complex="12pt" style:font-style-complex="italic" style:font-weight-complex="normal"/>
    </style:style>
    <style:style style:name="T668" style:family="text">
      <style:text-properties style:use-window-font-color="true" fo:font-size="12pt" fo:language="en" fo:country="US" fo:font-style="normal" fo:font-weight="normal" officeooo:rsid="01b2b130" fo:background-color="#99ffff" loext:char-shading-value="0" style:font-size-asian="12pt" style:font-style-asian="normal" style:font-weight-asian="normal" style:font-size-complex="12pt" style:font-style-complex="normal" style:font-weight-complex="normal"/>
    </style:style>
    <style:style style:name="T669" style:family="text">
      <style:text-properties style:use-window-font-color="true" fo:font-size="12pt" fo:language="en" fo:country="US" fo:font-style="normal" fo:font-weight="normal" officeooo:rsid="01b56703" fo:background-color="#99ffff" loext:char-shading-value="0" style:font-size-asian="12pt" style:font-style-asian="normal" style:font-weight-asian="normal" style:font-size-complex="12pt" style:font-style-complex="normal" style:font-weight-complex="normal"/>
    </style:style>
    <style:style style:name="T670" style:family="text">
      <style:text-properties style:use-window-font-color="true" fo:font-size="12pt" fo:language="en" fo:country="US" fo:font-style="normal" fo:font-weight="normal" officeooo:rsid="01b89693" fo:background-color="#99ffff" loext:char-shading-value="0" style:font-size-asian="12pt" style:font-style-asian="normal" style:font-weight-asian="normal" style:font-size-complex="12pt" style:font-style-complex="normal" style:font-weight-complex="normal"/>
    </style:style>
    <style:style style:name="T671" style:family="text">
      <style:text-properties style:use-window-font-color="true" fo:font-size="12pt" fo:language="en" fo:country="US" fo:font-style="normal" fo:font-weight="normal" officeooo:rsid="01bad7cc" fo:background-color="#99ffff" loext:char-shading-value="0" style:font-size-asian="12pt" style:font-style-asian="normal" style:font-weight-asian="normal" style:font-size-complex="12pt" style:font-style-complex="normal" style:font-weight-complex="normal"/>
    </style:style>
    <style:style style:name="T672" style:family="text">
      <style:text-properties style:use-window-font-color="true" fo:font-size="12pt" fo:language="en" fo:country="US" fo:font-style="normal" fo:font-weight="normal" officeooo:rsid="01ce317a" fo:background-color="#99ffff" loext:char-shading-value="0" style:font-size-asian="12pt" style:font-style-asian="normal" style:font-weight-asian="normal" style:font-size-complex="12pt" style:font-style-complex="normal" style:font-weight-complex="normal"/>
    </style:style>
    <style:style style:name="T673" style:family="text">
      <style:text-properties style:use-window-font-color="true" fo:font-size="12pt" fo:language="en" fo:country="US" fo:font-style="normal" fo:font-weight="normal" officeooo:rsid="01cfd0cb" fo:background-color="#99ffff" loext:char-shading-value="0" style:font-size-asian="12pt" style:font-style-asian="normal" style:font-weight-asian="normal" style:font-size-complex="12pt" style:font-style-complex="normal" style:font-weight-complex="normal"/>
    </style:style>
    <style:style style:name="T674" style:family="text">
      <style:text-properties style:use-window-font-color="true" fo:font-size="12pt" fo:language="en" fo:country="US" fo:font-style="normal" fo:font-weight="normal" officeooo:rsid="01d5b1f2" fo:background-color="#99ffff" loext:char-shading-value="0" style:font-size-asian="12pt" style:font-style-asian="normal" style:font-weight-asian="normal" style:font-size-complex="12pt" style:font-style-complex="normal" style:font-weight-complex="normal"/>
    </style:style>
    <style:style style:name="T675" style:family="text">
      <style:text-properties style:use-window-font-color="true" fo:font-size="12pt" fo:language="en" fo:country="US" fo:font-style="normal" fo:font-weight="normal" officeooo:rsid="01d8f62b" fo:background-color="#99ffff" loext:char-shading-value="0" style:font-size-asian="12pt" style:font-style-asian="normal" style:font-weight-asian="normal" style:font-size-complex="12pt" style:font-style-complex="normal" style:font-weight-complex="normal"/>
    </style:style>
    <style:style style:name="T676" style:family="text">
      <style:text-properties style:use-window-font-color="true" fo:font-size="12pt" fo:language="en" fo:country="US" fo:font-style="normal" fo:font-weight="normal" officeooo:rsid="01dab11a" fo:background-color="#99ffff" loext:char-shading-value="0" style:font-size-asian="12pt" style:font-style-asian="normal" style:font-weight-asian="normal" style:font-size-complex="12pt" style:font-style-complex="normal" style:font-weight-complex="normal"/>
    </style:style>
    <style:style style:name="T677" style:family="text">
      <style:text-properties style:use-window-font-color="true" fo:font-size="12pt" fo:language="en" fo:country="US" fo:font-style="normal" fo:font-weight="normal" officeooo:rsid="01dc63bc" fo:background-color="#99ffff" loext:char-shading-value="0" style:font-size-asian="12pt" style:font-style-asian="normal" style:font-weight-asian="normal" style:font-size-complex="12pt" style:font-style-complex="normal" style:font-weight-complex="normal"/>
    </style:style>
    <style:style style:name="T678" style:family="text">
      <style:text-properties style:use-window-font-color="true" fo:font-size="12pt" fo:language="en" fo:country="US" fo:font-style="normal" fo:font-weight="normal" officeooo:rsid="01e06927" fo:background-color="#99ffff" loext:char-shading-value="0" style:font-size-asian="12pt" style:font-style-asian="normal" style:font-weight-asian="normal" style:font-size-complex="12pt" style:font-style-complex="normal" style:font-weight-complex="normal"/>
    </style:style>
    <style:style style:name="T679" style:family="text">
      <style:text-properties style:use-window-font-color="true" fo:font-size="12pt" fo:language="en" fo:country="US" fo:font-style="normal" fo:font-weight="normal" officeooo:rsid="01e268db" fo:background-color="#99ffff" loext:char-shading-value="0" style:font-size-asian="12pt" style:font-style-asian="normal" style:font-weight-asian="normal" style:font-size-complex="12pt" style:font-style-complex="normal" style:font-weight-complex="normal"/>
    </style:style>
    <style:style style:name="T680" style:family="text">
      <style:text-properties style:use-window-font-color="true" fo:font-size="12pt" fo:language="en" fo:country="US" fo:font-style="normal" fo:font-weight="normal" officeooo:rsid="01f1644e" fo:background-color="#99ffff" loext:char-shading-value="0" style:font-size-asian="12pt" style:font-style-asian="normal" style:font-weight-asian="normal" style:font-size-complex="12pt" style:font-style-complex="normal" style:font-weight-complex="normal"/>
    </style:style>
    <style:style style:name="T681" style:family="text">
      <style:text-properties style:use-window-font-color="true" fo:font-size="12pt" fo:language="en" fo:country="US" fo:font-style="normal" fo:font-weight="normal" officeooo:rsid="01f2e0fe" fo:background-color="#99ffff" loext:char-shading-value="0" style:font-size-asian="12pt" style:font-style-asian="normal" style:font-weight-asian="normal" style:font-size-complex="12pt" style:font-style-complex="normal" style:font-weight-complex="normal"/>
    </style:style>
    <style:style style:name="T682" style:family="text">
      <style:text-properties style:use-window-font-color="true" fo:font-size="12pt" fo:language="en" fo:country="US" fo:font-style="normal" fo:font-weight="normal" officeooo:rsid="023d8440" fo:background-color="#99ffff" loext:char-shading-value="0" style:font-size-asian="12pt" style:font-style-asian="normal" style:font-weight-asian="normal" style:font-size-complex="12pt" style:font-style-complex="normal" style:font-weight-complex="normal"/>
    </style:style>
    <style:style style:name="T683" style:family="text">
      <style:text-properties style:use-window-font-color="true" fo:font-size="12pt" fo:language="en" fo:country="US" fo:font-style="normal" fo:font-weight="normal" officeooo:rsid="024d54b1" fo:background-color="#99ffff" loext:char-shading-value="0" style:font-size-asian="12pt" style:font-style-asian="normal" style:font-weight-asian="normal" style:font-size-complex="12pt" style:font-style-complex="normal" style:font-weight-complex="normal"/>
    </style:style>
    <style:style style:name="T684" style:family="text">
      <style:text-properties style:use-window-font-color="true" fo:font-size="12pt" fo:language="en" fo:country="US" fo:font-style="normal" fo:font-weight="normal" officeooo:rsid="030149fd" fo:background-color="#99ffff" loext:char-shading-value="0" style:font-size-asian="12pt" style:font-style-asian="normal" style:font-weight-asian="normal" style:font-size-complex="12pt" style:font-style-complex="normal" style:font-weight-complex="normal"/>
    </style:style>
    <style:style style:name="T685" style:family="text">
      <style:text-properties style:use-window-font-color="true" fo:font-size="12pt" fo:language="en" fo:country="US" fo:font-style="normal" fo:font-weight="normal" officeooo:rsid="030254e8" fo:background-color="#99ffff" loext:char-shading-value="0" style:font-size-asian="12pt" style:font-style-asian="normal" style:font-weight-asian="normal" style:font-size-complex="12pt" style:font-style-complex="normal" style:font-weight-complex="normal"/>
    </style:style>
    <style:style style:name="T686" style:family="text">
      <style:text-properties style:use-window-font-color="true" fo:font-size="12pt" fo:language="en" fo:country="US" fo:font-style="normal" fo:font-weight="normal" officeooo:rsid="0303bb12" fo:background-color="#99ffff" loext:char-shading-value="0" style:font-size-asian="12pt" style:font-style-asian="normal" style:font-weight-asian="normal" style:font-size-complex="12pt" style:font-style-complex="normal" style:font-weight-complex="normal"/>
    </style:style>
    <style:style style:name="T687" style:family="text">
      <style:text-properties style:use-window-font-color="true" fo:font-size="12pt" fo:language="en" fo:country="US" fo:font-style="normal" fo:font-weight="normal" officeooo:rsid="0304931e" fo:background-color="#99ffff" loext:char-shading-value="0" style:font-size-asian="12pt" style:font-style-asian="normal" style:font-weight-asian="normal" style:font-size-complex="12pt" style:font-style-complex="normal" style:font-weight-complex="normal"/>
    </style:style>
    <style:style style:name="T688" style:family="text">
      <style:text-properties style:use-window-font-color="true" fo:font-size="12pt" fo:language="en" fo:country="US" fo:font-style="normal" fo:font-weight="normal" officeooo:rsid="03073735" fo:background-color="#99ffff" loext:char-shading-value="0" style:font-size-asian="12pt" style:font-style-asian="normal" style:font-weight-asian="normal" style:font-size-complex="12pt" style:font-style-complex="normal" style:font-weight-complex="normal"/>
    </style:style>
    <style:style style:name="T689" style:family="text">
      <style:text-properties style:use-window-font-color="true" fo:font-size="12pt" fo:language="en" fo:country="US" fo:font-style="normal" fo:font-weight="normal" officeooo:rsid="030a9b01" fo:background-color="#99ffff" loext:char-shading-value="0" style:font-size-asian="12pt" style:font-style-asian="normal" style:font-weight-asian="normal" style:font-size-complex="12pt" style:font-style-complex="normal" style:font-weight-complex="normal"/>
    </style:style>
    <style:style style:name="T690" style:family="text">
      <style:text-properties style:use-window-font-color="true" fo:font-size="12pt" fo:language="en" fo:country="US" fo:font-style="normal" fo:font-weight="normal" officeooo:rsid="030b58e2" fo:background-color="#99ffff" loext:char-shading-value="0" style:font-size-asian="12pt" style:font-style-asian="normal" style:font-weight-asian="normal" style:font-size-complex="12pt" style:font-style-complex="normal" style:font-weight-complex="normal"/>
    </style:style>
    <style:style style:name="T691" style:family="text">
      <style:text-properties style:use-window-font-color="true" fo:font-size="12pt" fo:language="en" fo:country="US" fo:font-style="normal" fo:font-weight="normal" officeooo:rsid="030c0f74" fo:background-color="#99ffff" loext:char-shading-value="0" style:font-size-asian="12pt" style:font-style-asian="normal" style:font-weight-asian="normal" style:font-size-complex="12pt" style:font-style-complex="normal" style:font-weight-complex="normal"/>
    </style:style>
    <style:style style:name="T692" style:family="text">
      <style:text-properties style:use-window-font-color="true" fo:font-size="12pt" fo:language="en" fo:country="US" fo:font-style="normal" fo:font-weight="normal" officeooo:rsid="030d2186" fo:background-color="#99ffff" loext:char-shading-value="0" style:font-size-asian="12pt" style:font-style-asian="normal" style:font-weight-asian="normal" style:font-size-complex="12pt" style:font-style-complex="normal" style:font-weight-complex="normal"/>
    </style:style>
    <style:style style:name="T693" style:family="text">
      <style:text-properties style:use-window-font-color="true" fo:font-size="12pt" fo:language="en" fo:country="US" fo:font-style="normal" fo:font-weight="normal" officeooo:rsid="030dfbb1" fo:background-color="#99ffff" loext:char-shading-value="0" style:font-size-asian="12pt" style:font-style-asian="normal" style:font-weight-asian="normal" style:font-size-complex="12pt" style:font-style-complex="normal" style:font-weight-complex="normal"/>
    </style:style>
    <style:style style:name="T694" style:family="text">
      <style:text-properties style:use-window-font-color="true" fo:font-size="12pt" fo:language="en" fo:country="US" fo:font-style="normal" fo:font-weight="normal" officeooo:rsid="030ef67a" fo:background-color="#99ffff" loext:char-shading-value="0" style:font-size-asian="12pt" style:font-style-asian="normal" style:font-weight-asian="normal" style:font-size-complex="12pt" style:font-style-complex="normal" style:font-weight-complex="normal"/>
    </style:style>
    <style:style style:name="T695" style:family="text">
      <style:text-properties style:use-window-font-color="true" fo:font-size="12pt" fo:language="en" fo:country="US" fo:font-style="normal" fo:font-weight="normal" officeooo:rsid="030f9a30" fo:background-color="#99ffff" loext:char-shading-value="0" style:font-size-asian="12pt" style:font-style-asian="normal" style:font-weight-asian="normal" style:font-size-complex="12pt" style:font-style-complex="normal" style:font-weight-complex="normal"/>
    </style:style>
    <style:style style:name="T696" style:family="text">
      <style:text-properties style:use-window-font-color="true" fo:font-size="12pt" fo:language="en" fo:country="US" fo:font-style="normal" fo:font-weight="normal" officeooo:rsid="03102bd3" fo:background-color="#99ffff" loext:char-shading-value="0" style:font-size-asian="12pt" style:font-style-asian="normal" style:font-weight-asian="normal" style:font-size-complex="12pt" style:font-style-complex="normal" style:font-weight-complex="normal"/>
    </style:style>
    <style:style style:name="T697" style:family="text">
      <style:text-properties style:use-window-font-color="true" fo:font-size="12pt" fo:language="en" fo:country="US" fo:font-style="normal" fo:font-weight="normal" officeooo:rsid="031514f7" fo:background-color="#99ffff" loext:char-shading-value="0" style:font-size-asian="12pt" style:font-style-asian="normal" style:font-weight-asian="normal" style:font-size-complex="12pt" style:font-style-complex="normal" style:font-weight-complex="normal"/>
    </style:style>
    <style:style style:name="T698" style:family="text">
      <style:text-properties style:use-window-font-color="true" fo:font-size="12pt" fo:language="en" fo:country="US" fo:font-style="normal" fo:font-weight="normal" officeooo:rsid="0319f558" fo:background-color="#99ffff" loext:char-shading-value="0" style:font-size-asian="12pt" style:font-style-asian="normal" style:font-weight-asian="normal" style:font-size-complex="12pt" style:font-style-complex="normal" style:font-weight-complex="normal"/>
    </style:style>
    <style:style style:name="T699" style:family="text">
      <style:text-properties style:use-window-font-color="true" fo:font-size="12pt" fo:language="en" fo:country="US" fo:font-style="normal" fo:font-weight="normal" officeooo:rsid="031a0adb" fo:background-color="#99ffff" loext:char-shading-value="0" style:font-size-asian="12pt" style:font-style-asian="normal" style:font-weight-asian="normal" style:font-size-complex="12pt" style:font-style-complex="normal" style:font-weight-complex="normal"/>
    </style:style>
    <style:style style:name="T700" style:family="text">
      <style:text-properties style:use-window-font-color="true" fo:font-size="12pt" fo:language="en" fo:country="US" fo:font-style="normal" fo:font-weight="normal" officeooo:rsid="031b4865" fo:background-color="#99ffff" loext:char-shading-value="0" style:font-size-asian="12pt" style:font-style-asian="normal" style:font-weight-asian="normal" style:font-size-complex="12pt" style:font-style-complex="normal" style:font-weight-complex="normal"/>
    </style:style>
    <style:style style:name="T701" style:family="text">
      <style:text-properties style:use-window-font-color="true" fo:font-size="12pt" fo:language="en" fo:country="US" fo:font-style="normal" fo:font-weight="normal" officeooo:rsid="031c9d2c" fo:background-color="#99ffff" loext:char-shading-value="0" style:font-size-asian="12pt" style:font-style-asian="normal" style:font-weight-asian="normal" style:font-size-complex="12pt" style:font-style-complex="normal" style:font-weight-complex="normal"/>
    </style:style>
    <style:style style:name="T702" style:family="text">
      <style:text-properties style:use-window-font-color="true" fo:font-size="12pt" fo:language="en" fo:country="US" fo:font-style="normal" fo:font-weight="normal" officeooo:rsid="031d4b4d" fo:background-color="#99ffff" loext:char-shading-value="0" style:font-size-asian="12pt" style:font-style-asian="normal" style:font-weight-asian="normal" style:font-size-complex="12pt" style:font-style-complex="normal" style:font-weight-complex="normal"/>
    </style:style>
    <style:style style:name="T703" style:family="text">
      <style:text-properties style:use-window-font-color="true" fo:font-size="12pt" fo:language="en" fo:country="US" fo:font-style="normal" fo:font-weight="normal" officeooo:rsid="032094e5" fo:background-color="#99ffff" loext:char-shading-value="0" style:font-size-asian="12pt" style:font-style-asian="normal" style:font-weight-asian="normal" style:font-size-complex="12pt" style:font-style-complex="normal" style:font-weight-complex="normal"/>
    </style:style>
    <style:style style:name="T704" style:family="text">
      <style:text-properties style:use-window-font-color="true" fo:font-size="12pt" fo:language="en" fo:country="US" fo:font-style="normal" fo:font-weight="normal" officeooo:rsid="0321d4ed" fo:background-color="#99ffff" loext:char-shading-value="0" style:font-size-asian="12pt" style:font-style-asian="normal" style:font-weight-asian="normal" style:font-size-complex="12pt" style:font-style-complex="normal" style:font-weight-complex="normal"/>
    </style:style>
    <style:style style:name="T705" style:family="text">
      <style:text-properties style:use-window-font-color="true" fo:font-size="12pt" fo:language="en" fo:country="US" fo:font-style="normal" fo:font-weight="normal" officeooo:rsid="03250ca3" fo:background-color="#99ffff" loext:char-shading-value="0" style:font-size-asian="12pt" style:font-style-asian="normal" style:font-weight-asian="normal" style:font-size-complex="12pt" style:font-style-complex="normal" style:font-weight-complex="normal"/>
    </style:style>
    <style:style style:name="T706" style:family="text">
      <style:text-properties style:use-window-font-color="true" fo:font-size="12pt" fo:language="en" fo:country="US" fo:font-style="normal" fo:font-weight="normal" officeooo:rsid="03262f94" fo:background-color="#99ffff" loext:char-shading-value="0" style:font-size-asian="12pt" style:font-style-asian="normal" style:font-weight-asian="normal" style:font-size-complex="12pt" style:font-style-complex="normal" style:font-weight-complex="normal"/>
    </style:style>
    <style:style style:name="T707" style:family="text">
      <style:text-properties style:use-window-font-color="true" fo:font-size="12pt" fo:language="en" fo:country="US" fo:font-style="normal" fo:font-weight="normal" officeooo:rsid="0327cb2f" fo:background-color="#99ffff" loext:char-shading-value="0" style:font-size-asian="12pt" style:font-style-asian="normal" style:font-weight-asian="normal" style:font-size-complex="12pt" style:font-style-complex="normal" style:font-weight-complex="normal"/>
    </style:style>
    <style:style style:name="T708" style:family="text">
      <style:text-properties style:use-window-font-color="true" fo:font-size="12pt" fo:language="en" fo:country="US" fo:font-style="normal" fo:font-weight="normal" officeooo:rsid="0328b4a1" fo:background-color="#99ffff" loext:char-shading-value="0" style:font-size-asian="12pt" style:font-style-asian="normal" style:font-weight-asian="normal" style:font-size-complex="12pt" style:font-style-complex="normal" style:font-weight-complex="normal"/>
    </style:style>
    <style:style style:name="T709" style:family="text">
      <style:text-properties style:use-window-font-color="true" fo:font-size="12pt" fo:language="en" fo:country="US" fo:font-style="normal" fo:font-weight="normal" officeooo:rsid="032a92a0" fo:background-color="#99ffff" loext:char-shading-value="0" style:font-size-asian="12pt" style:font-style-asian="normal" style:font-weight-asian="normal" style:font-size-complex="12pt" style:font-style-complex="normal" style:font-weight-complex="normal"/>
    </style:style>
    <style:style style:name="T710" style:family="text">
      <style:text-properties style:use-window-font-color="true" fo:font-size="12pt" fo:language="en" fo:country="US" fo:font-style="normal" fo:font-weight="normal" officeooo:rsid="032b5925" fo:background-color="#99ffff" loext:char-shading-value="0" style:font-size-asian="12pt" style:font-style-asian="normal" style:font-weight-asian="normal" style:font-size-complex="12pt" style:font-style-complex="normal" style:font-weight-complex="normal"/>
    </style:style>
    <style:style style:name="T711" style:family="text">
      <style:text-properties style:use-window-font-color="true" fo:font-size="12pt" fo:language="en" fo:country="US" fo:font-style="normal" fo:font-weight="normal" officeooo:rsid="032cefb1" fo:background-color="#99ffff" loext:char-shading-value="0" style:font-size-asian="12pt" style:font-style-asian="normal" style:font-weight-asian="normal" style:font-size-complex="12pt" style:font-style-complex="normal" style:font-weight-complex="normal"/>
    </style:style>
    <style:style style:name="T712" style:family="text">
      <style:text-properties style:use-window-font-color="true" fo:font-size="12pt" fo:language="en" fo:country="US" fo:font-style="normal" fo:font-weight="normal" officeooo:rsid="03653174" fo:background-color="#99ffff" loext:char-shading-value="0" style:font-size-asian="12pt" style:font-style-asian="normal" style:font-weight-asian="normal" style:font-size-complex="12pt" style:font-style-complex="normal" style:font-weight-complex="normal"/>
    </style:style>
    <style:style style:name="T713" style:family="text">
      <style:text-properties style:use-window-font-color="true" fo:font-size="12pt" fo:language="en" fo:country="US" fo:font-style="normal" fo:font-weight="normal" officeooo:rsid="03696843" fo:background-color="#99ffff" loext:char-shading-value="0" style:font-size-asian="12pt" style:font-style-asian="normal" style:font-weight-asian="normal" style:font-size-complex="12pt" style:font-style-complex="normal" style:font-weight-complex="normal"/>
    </style:style>
    <style:style style:name="T714" style:family="text">
      <style:text-properties style:use-window-font-color="true" fo:font-size="12pt" fo:language="en" fo:country="US" fo:font-style="normal" fo:font-weight="normal" officeooo:rsid="0369957e" fo:background-color="#99ffff" loext:char-shading-value="0" style:font-size-asian="12pt" style:font-style-asian="normal" style:font-weight-asian="normal" style:font-size-complex="12pt" style:font-style-complex="normal" style:font-weight-complex="normal"/>
    </style:style>
    <style:style style:name="T715" style:family="text">
      <style:text-properties style:use-window-font-color="true" fo:font-size="12pt" fo:language="en" fo:country="US" fo:font-style="normal" fo:font-weight="normal" officeooo:rsid="036acbf9" fo:background-color="#99ffff" loext:char-shading-value="0" style:font-size-asian="12pt" style:font-style-asian="normal" style:font-weight-asian="normal" style:font-size-complex="12pt" style:font-style-complex="normal" style:font-weight-complex="normal"/>
    </style:style>
    <style:style style:name="T716" style:family="text">
      <style:text-properties style:use-window-font-color="true" fo:font-size="12pt" fo:language="en" fo:country="US" fo:font-style="normal" fo:font-weight="normal" officeooo:rsid="036cfedf" fo:background-color="#99ffff" loext:char-shading-value="0" style:font-size-asian="12pt" style:font-style-asian="normal" style:font-weight-asian="normal" style:font-size-complex="12pt" style:font-style-complex="normal" style:font-weight-complex="normal"/>
    </style:style>
    <style:style style:name="T717" style:family="text">
      <style:text-properties style:use-window-font-color="true" fo:font-size="12pt" fo:language="en" fo:country="US" fo:font-style="normal" fo:font-weight="normal" officeooo:rsid="036fbaa7" fo:background-color="#99ffff" loext:char-shading-value="0" style:font-size-asian="12pt" style:font-style-asian="normal" style:font-weight-asian="normal" style:font-size-complex="12pt" style:font-style-complex="normal" style:font-weight-complex="normal"/>
    </style:style>
    <style:style style:name="T718" style:family="text">
      <style:text-properties style:use-window-font-color="true" fo:font-size="12pt" fo:language="en" fo:country="US" fo:font-style="normal" fo:font-weight="normal" officeooo:rsid="036fcb3b" fo:background-color="#99ffff" loext:char-shading-value="0" style:font-size-asian="12pt" style:font-style-asian="normal" style:font-weight-asian="normal" style:font-size-complex="12pt" style:font-style-complex="normal" style:font-weight-complex="normal"/>
    </style:style>
    <style:style style:name="T719" style:family="text">
      <style:text-properties style:use-window-font-color="true" fo:font-size="12pt" fo:language="en" fo:country="US" fo:font-style="normal" fo:font-weight="normal" officeooo:rsid="037131bc" fo:background-color="#99ffff" loext:char-shading-value="0" style:font-size-asian="12pt" style:font-style-asian="normal" style:font-weight-asian="normal" style:font-size-complex="12pt" style:font-style-complex="normal" style:font-weight-complex="normal"/>
    </style:style>
    <style:style style:name="T720" style:family="text">
      <style:text-properties style:use-window-font-color="true" fo:font-size="12pt" fo:language="en" fo:country="US" fo:font-style="normal" fo:font-weight="normal" officeooo:rsid="0371edcf" fo:background-color="#99ffff" loext:char-shading-value="0" style:font-size-asian="12pt" style:font-style-asian="normal" style:font-weight-asian="normal" style:font-size-complex="12pt" style:font-style-complex="normal" style:font-weight-complex="normal"/>
    </style:style>
    <style:style style:name="T721" style:family="text">
      <style:text-properties style:use-window-font-color="true" fo:font-size="12pt" fo:language="en" fo:country="US" fo:font-style="normal" fo:font-weight="normal" officeooo:rsid="037574a9" fo:background-color="#99ffff" loext:char-shading-value="0" style:font-size-asian="12pt" style:font-style-asian="normal" style:font-weight-asian="normal" style:font-size-complex="12pt" style:font-style-complex="normal" style:font-weight-complex="normal"/>
    </style:style>
    <style:style style:name="T722" style:family="text">
      <style:text-properties style:use-window-font-color="true" fo:font-size="12pt" fo:language="en" fo:country="US" fo:font-style="normal" fo:font-weight="normal" officeooo:rsid="03775fd8" fo:background-color="#99ffff" loext:char-shading-value="0" style:font-size-asian="12pt" style:font-style-asian="normal" style:font-weight-asian="normal" style:font-size-complex="12pt" style:font-style-complex="normal" style:font-weight-complex="normal"/>
    </style:style>
    <style:style style:name="T723" style:family="text">
      <style:text-properties style:use-window-font-color="true" fo:font-size="12pt" fo:language="en" fo:country="US" fo:font-style="normal" fo:font-weight="normal" officeooo:rsid="0378c295" fo:background-color="#99ffff" loext:char-shading-value="0" style:font-size-asian="12pt" style:font-style-asian="normal" style:font-weight-asian="normal" style:font-size-complex="12pt" style:font-style-complex="normal" style:font-weight-complex="normal"/>
    </style:style>
    <style:style style:name="T724" style:family="text">
      <style:text-properties style:use-window-font-color="true" fo:font-size="12pt" fo:language="en" fo:country="US" fo:font-style="normal" fo:font-weight="normal" officeooo:rsid="0379720c" fo:background-color="#99ffff" loext:char-shading-value="0" style:font-size-asian="12pt" style:font-style-asian="normal" style:font-weight-asian="normal" style:font-size-complex="12pt" style:font-style-complex="normal" style:font-weight-complex="normal"/>
    </style:style>
    <style:style style:name="T725" style:family="text">
      <style:text-properties style:use-window-font-color="true" fo:font-size="12pt" fo:language="en" fo:country="US" fo:font-style="normal" fo:font-weight="normal" officeooo:rsid="037ae2ff" fo:background-color="#99ffff" loext:char-shading-value="0" style:font-size-asian="12pt" style:font-style-asian="normal" style:font-weight-asian="normal" style:font-size-complex="12pt" style:font-style-complex="normal" style:font-weight-complex="normal"/>
    </style:style>
    <style:style style:name="T726" style:family="text">
      <style:text-properties style:use-window-font-color="true" fo:font-size="12pt" fo:language="en" fo:country="US" fo:font-style="normal" fo:font-weight="normal" officeooo:rsid="037c4443" fo:background-color="#99ffff" loext:char-shading-value="0" style:font-size-asian="12pt" style:font-style-asian="normal" style:font-weight-asian="normal" style:font-size-complex="12pt" style:font-style-complex="normal" style:font-weight-complex="normal"/>
    </style:style>
    <style:style style:name="T727" style:family="text">
      <style:text-properties style:use-window-font-color="true" fo:font-size="12pt" fo:language="en" fo:country="US" fo:font-style="normal" fo:font-weight="normal" officeooo:rsid="037c5412" fo:background-color="#99ffff" loext:char-shading-value="0" style:font-size-asian="12pt" style:font-style-asian="normal" style:font-weight-asian="normal" style:font-size-complex="12pt" style:font-style-complex="normal" style:font-weight-complex="normal"/>
    </style:style>
    <style:style style:name="T728" style:family="text">
      <style:text-properties style:use-window-font-color="true" fo:font-size="12pt" fo:language="en" fo:country="US" fo:font-style="normal" fo:font-weight="normal" officeooo:rsid="01b56703" fo:background-color="#ff9999" loext:char-shading-value="0" style:font-size-asian="12pt" style:font-style-asian="normal" style:font-weight-asian="normal" style:font-size-complex="12pt" style:font-style-complex="normal" style:font-weight-complex="normal"/>
    </style:style>
    <style:style style:name="T729" style:family="text">
      <style:text-properties style:use-window-font-color="true" fo:font-size="12pt" fo:language="en" fo:country="US" fo:font-style="normal" fo:font-weight="normal" officeooo:rsid="01b89693" fo:background-color="#ff9999" loext:char-shading-value="0" style:font-size-asian="12pt" style:font-style-asian="normal" style:font-weight-asian="normal" style:font-size-complex="12pt" style:font-style-complex="normal" style:font-weight-complex="normal"/>
    </style:style>
    <style:style style:name="T730" style:family="text">
      <style:text-properties style:use-window-font-color="true" fo:font-size="12pt" fo:language="en" fo:country="US" fo:font-weight="normal" officeooo:rsid="01637b66" fo:background-color="#99ffff" loext:char-shading-value="0" style:font-size-asian="12pt" style:font-weight-asian="normal" style:font-size-complex="12pt" style:font-weight-complex="normal"/>
    </style:style>
    <style:style style:name="T731" style:family="text">
      <style:text-properties style:use-window-font-color="true" fo:font-size="12pt" fo:language="en" fo:country="US" fo:font-weight="normal" officeooo:rsid="0178a33b" fo:background-color="#99ffff" loext:char-shading-value="0" style:font-size-asian="12pt" style:font-weight-asian="normal" style:font-size-complex="12pt" style:font-weight-complex="normal"/>
    </style:style>
    <style:style style:name="T732" style:family="text">
      <style:text-properties style:use-window-font-color="true" fo:font-size="12pt" fo:language="en" fo:country="US" fo:font-weight="normal" officeooo:rsid="00e7ce7d" style:font-size-asian="12pt" style:font-weight-asian="normal" style:font-size-complex="12pt" style:font-weight-complex="normal"/>
    </style:style>
    <style:style style:name="T733" style:family="text">
      <style:text-properties style:use-window-font-color="true" fo:font-size="12pt" fo:language="en" fo:country="US" style:text-underline-style="none" fo:font-weight="normal" officeooo:rsid="018df082" fo:background-color="#cc9900" loext:char-shading-value="0" style:font-size-asian="12pt" style:font-weight-asian="normal" style:font-size-complex="12pt" style:font-weight-complex="normal"/>
    </style:style>
    <style:style style:name="T734" style:family="text">
      <style:text-properties style:use-window-font-color="true" fo:font-size="12pt" fo:language="en" fo:country="US" fo:font-style="italic" fo:font-weight="normal" officeooo:rsid="018df082" fo:background-color="#99ffff" loext:char-shading-value="0" style:font-size-asian="12pt" style:font-style-asian="italic" style:font-weight-asian="normal" style:font-size-complex="12pt" style:font-style-complex="italic" style:font-weight-complex="normal"/>
    </style:style>
    <style:style style:name="T735" style:family="text">
      <style:text-properties style:use-window-font-color="true" fo:font-size="12pt" fo:language="en" fo:country="US" fo:font-style="italic" fo:font-weight="normal" officeooo:rsid="02fd3b6b" fo:background-color="#99ffff" loext:char-shading-value="0" style:font-size-asian="12pt" style:font-style-asian="italic" style:font-weight-asian="normal" style:font-size-complex="12pt" style:font-style-complex="italic" style:font-weight-complex="normal"/>
    </style:style>
    <style:style style:name="T736" style:family="text">
      <style:text-properties style:use-window-font-color="true" fo:font-size="12pt" fo:language="en" fo:country="US" fo:font-style="italic" fo:font-weight="normal" officeooo:rsid="01b2b130" fo:background-color="#99ffff" loext:char-shading-value="0" style:font-size-asian="12pt" style:font-style-asian="italic" style:font-weight-asian="normal" style:font-size-complex="12pt" style:font-style-complex="italic" style:font-weight-complex="normal"/>
    </style:style>
    <style:style style:name="T737" style:family="text">
      <style:text-properties style:use-window-font-color="true" fo:font-size="12pt" fo:language="en" fo:country="US" fo:font-style="italic" fo:font-weight="normal" officeooo:rsid="01b56703" fo:background-color="#99ffff" loext:char-shading-value="0" style:font-size-asian="12pt" style:font-style-asian="italic" style:font-weight-asian="normal" style:font-size-complex="12pt" style:font-style-complex="italic" style:font-weight-complex="normal"/>
    </style:style>
    <style:style style:name="T738" style:family="text">
      <style:text-properties style:use-window-font-color="true" fo:font-size="12pt" fo:language="en" fo:country="US" fo:font-style="italic" fo:font-weight="normal" officeooo:rsid="02ff95ac" fo:background-color="#99ffff" loext:char-shading-value="0" style:font-size-asian="12pt" style:font-style-asian="italic" style:font-weight-asian="normal" style:font-size-complex="12pt" style:font-style-complex="italic" style:font-weight-complex="normal"/>
    </style:style>
    <style:style style:name="T739" style:family="text">
      <style:text-properties style:use-window-font-color="true" fo:font-size="12pt" fo:language="en" fo:country="US" fo:font-style="italic" fo:font-weight="normal" officeooo:rsid="030022bb" fo:background-color="#99ffff" loext:char-shading-value="0" style:font-size-asian="12pt" style:font-style-asian="italic" style:font-weight-asian="normal" style:font-size-complex="12pt" style:font-style-complex="italic" style:font-weight-complex="normal"/>
    </style:style>
    <style:style style:name="T740" style:family="text">
      <style:text-properties style:use-window-font-color="true" fo:font-size="12pt" fo:language="en" fo:country="US" fo:font-style="italic" fo:font-weight="normal" officeooo:rsid="01b89693" fo:background-color="#99ffff" loext:char-shading-value="0" style:font-size-asian="12pt" style:font-style-asian="italic" style:font-weight-asian="normal" style:font-size-complex="12pt" style:font-style-complex="italic" style:font-weight-complex="normal"/>
    </style:style>
    <style:style style:name="T741" style:family="text">
      <style:text-properties style:use-window-font-color="true" fo:font-size="12pt" fo:language="en" fo:country="US" fo:font-style="italic" fo:font-weight="normal" officeooo:rsid="030254e8" fo:background-color="#99ffff" loext:char-shading-value="0" style:font-size-asian="12pt" style:font-style-asian="italic" style:font-weight-asian="normal" style:font-size-complex="12pt" style:font-style-complex="italic" style:font-weight-complex="normal"/>
    </style:style>
    <style:style style:name="T742" style:family="text">
      <style:text-properties style:use-window-font-color="true" fo:font-size="12pt" fo:language="en" fo:country="US" fo:font-style="italic" fo:font-weight="normal" officeooo:rsid="01bad7cc" fo:background-color="#99ffff" loext:char-shading-value="0" style:font-size-asian="12pt" style:font-style-asian="italic" style:font-weight-asian="normal" style:font-size-complex="12pt" style:font-style-complex="italic" style:font-weight-complex="normal"/>
    </style:style>
    <style:style style:name="T743" style:family="text">
      <style:text-properties style:use-window-font-color="true" fo:font-size="12pt" fo:language="en" fo:country="US" fo:font-style="italic" fo:font-weight="normal" officeooo:rsid="01ce317a" fo:background-color="#99ffff" loext:char-shading-value="0" style:font-size-asian="12pt" style:font-style-asian="italic" style:font-weight-asian="normal" style:font-size-complex="12pt" style:font-style-complex="italic" style:font-weight-complex="normal"/>
    </style:style>
    <style:style style:name="T744" style:family="text">
      <style:text-properties style:use-window-font-color="true" fo:font-size="12pt" fo:language="en" fo:country="US" fo:font-style="italic" fo:font-weight="normal" officeooo:rsid="0303bb12" fo:background-color="#99ffff" loext:char-shading-value="0" style:font-size-asian="12pt" style:font-style-asian="italic" style:font-weight-asian="normal" style:font-size-complex="12pt" style:font-style-complex="italic" style:font-weight-complex="normal"/>
    </style:style>
    <style:style style:name="T745" style:family="text">
      <style:text-properties style:use-window-font-color="true" fo:font-size="12pt" fo:language="en" fo:country="US" fo:font-style="italic" fo:font-weight="normal" officeooo:rsid="0304931e" fo:background-color="#99ffff" loext:char-shading-value="0" style:font-size-asian="12pt" style:font-style-asian="italic" style:font-weight-asian="normal" style:font-size-complex="12pt" style:font-style-complex="italic" style:font-weight-complex="normal"/>
    </style:style>
    <style:style style:name="T746" style:family="text">
      <style:text-properties style:use-window-font-color="true" fo:font-size="12pt" fo:language="en" fo:country="US" fo:font-style="italic" fo:font-weight="normal" officeooo:rsid="0308f701" fo:background-color="#99ffff" loext:char-shading-value="0" style:font-size-asian="12pt" style:font-style-asian="italic" style:font-weight-asian="normal" style:font-size-complex="12pt" style:font-style-complex="italic" style:font-weight-complex="normal"/>
    </style:style>
    <style:style style:name="T747" style:family="text">
      <style:text-properties style:use-window-font-color="true" fo:font-size="12pt" fo:language="en" fo:country="US" fo:font-style="italic" fo:font-weight="normal" officeooo:rsid="030a56fe" fo:background-color="#99ffff" loext:char-shading-value="0" style:font-size-asian="12pt" style:font-style-asian="italic" style:font-weight-asian="normal" style:font-size-complex="12pt" style:font-style-complex="italic" style:font-weight-complex="normal"/>
    </style:style>
    <style:style style:name="T748" style:family="text">
      <style:text-properties style:use-window-font-color="true" fo:font-size="12pt" fo:language="en" fo:country="US" fo:font-style="italic" fo:font-weight="normal" officeooo:rsid="030a9b01" fo:background-color="#99ffff" loext:char-shading-value="0" style:font-size-asian="12pt" style:font-style-asian="italic" style:font-weight-asian="normal" style:font-size-complex="12pt" style:font-style-complex="italic" style:font-weight-complex="normal"/>
    </style:style>
    <style:style style:name="T749" style:family="text">
      <style:text-properties style:use-window-font-color="true" fo:font-size="12pt" fo:language="en" fo:country="US" fo:font-style="italic" fo:font-weight="normal" officeooo:rsid="030b58e2" fo:background-color="#99ffff" loext:char-shading-value="0" style:font-size-asian="12pt" style:font-style-asian="italic" style:font-weight-asian="normal" style:font-size-complex="12pt" style:font-style-complex="italic" style:font-weight-complex="normal"/>
    </style:style>
    <style:style style:name="T750" style:family="text">
      <style:text-properties style:use-window-font-color="true" fo:font-size="12pt" fo:language="en" fo:country="US" fo:font-style="italic" fo:font-weight="normal" officeooo:rsid="030c0f74" fo:background-color="#99ffff" loext:char-shading-value="0" style:font-size-asian="12pt" style:font-style-asian="italic" style:font-weight-asian="normal" style:font-size-complex="12pt" style:font-style-complex="italic" style:font-weight-complex="normal"/>
    </style:style>
    <style:style style:name="T751" style:family="text">
      <style:text-properties style:use-window-font-color="true" fo:font-size="12pt" fo:language="en" fo:country="US" fo:font-style="italic" fo:font-weight="normal" officeooo:rsid="030d2186" fo:background-color="#99ffff" loext:char-shading-value="0" style:font-size-asian="12pt" style:font-style-asian="italic" style:font-weight-asian="normal" style:font-size-complex="12pt" style:font-style-complex="italic" style:font-weight-complex="normal"/>
    </style:style>
    <style:style style:name="T752" style:family="text">
      <style:text-properties style:use-window-font-color="true" fo:font-size="12pt" fo:language="en" fo:country="US" fo:font-style="italic" fo:font-weight="normal" officeooo:rsid="031298d4" fo:background-color="#99ffff" loext:char-shading-value="0" style:font-size-asian="12pt" style:font-style-asian="italic" style:font-weight-asian="normal" style:font-size-complex="12pt" style:font-style-complex="italic" style:font-weight-complex="normal"/>
    </style:style>
    <style:style style:name="T753" style:family="text">
      <style:text-properties style:use-window-font-color="true" fo:font-size="12pt" fo:language="en" fo:country="US" fo:font-style="italic" fo:font-weight="normal" officeooo:rsid="031514f7" fo:background-color="#99ffff" loext:char-shading-value="0" style:font-size-asian="12pt" style:font-style-asian="italic" style:font-weight-asian="normal" style:font-size-complex="12pt" style:font-style-complex="italic" style:font-weight-complex="normal"/>
    </style:style>
    <style:style style:name="T754" style:family="text">
      <style:text-properties style:use-window-font-color="true" fo:font-size="12pt" fo:language="en" fo:country="US" fo:font-style="italic" fo:font-weight="normal" officeooo:rsid="0316f9e5" fo:background-color="#99ffff" loext:char-shading-value="0" style:font-size-asian="12pt" style:font-style-asian="italic" style:font-weight-asian="normal" style:font-size-complex="12pt" style:font-style-complex="italic" style:font-weight-complex="normal"/>
    </style:style>
    <style:style style:name="T755" style:family="text">
      <style:text-properties style:use-window-font-color="true" fo:font-size="12pt" fo:language="en" fo:country="US" fo:font-style="italic" fo:font-weight="normal" officeooo:rsid="01dc63bc" fo:background-color="#99ffff" loext:char-shading-value="0" style:font-size-asian="12pt" style:font-style-asian="italic" style:font-weight-asian="normal" style:font-size-complex="12pt" style:font-style-complex="italic" style:font-weight-complex="normal"/>
    </style:style>
    <style:style style:name="T756" style:family="text">
      <style:text-properties style:use-window-font-color="true" fo:font-size="12pt" fo:language="en" fo:country="US" fo:font-style="italic" fo:font-weight="normal" officeooo:rsid="0318ced8" fo:background-color="#99ffff" loext:char-shading-value="0" style:font-size-asian="12pt" style:font-style-asian="italic" style:font-weight-asian="normal" style:font-size-complex="12pt" style:font-style-complex="italic" style:font-weight-complex="normal"/>
    </style:style>
    <style:style style:name="T757" style:family="text">
      <style:text-properties style:use-window-font-color="true" fo:font-size="12pt" fo:language="en" fo:country="US" fo:font-style="italic" fo:font-weight="normal" officeooo:rsid="03199bd6" fo:background-color="#99ffff" loext:char-shading-value="0" style:font-size-asian="12pt" style:font-style-asian="italic" style:font-weight-asian="normal" style:font-size-complex="12pt" style:font-style-complex="italic" style:font-weight-complex="normal"/>
    </style:style>
    <style:style style:name="T758" style:family="text">
      <style:text-properties style:use-window-font-color="true" fo:font-size="12pt" fo:language="en" fo:country="US" fo:font-style="italic" fo:font-weight="normal" officeooo:rsid="0319f558" fo:background-color="#99ffff" loext:char-shading-value="0" style:font-size-asian="12pt" style:font-style-asian="italic" style:font-weight-asian="normal" style:font-size-complex="12pt" style:font-style-complex="italic" style:font-weight-complex="normal"/>
    </style:style>
    <style:style style:name="T759" style:family="text">
      <style:text-properties style:use-window-font-color="true" fo:font-size="12pt" fo:language="en" fo:country="US" fo:font-style="italic" fo:font-weight="normal" officeooo:rsid="01e06927" fo:background-color="#99ffff" loext:char-shading-value="0" style:font-size-asian="12pt" style:font-style-asian="italic" style:font-weight-asian="normal" style:font-size-complex="12pt" style:font-style-complex="italic" style:font-weight-complex="normal"/>
    </style:style>
    <style:style style:name="T760" style:family="text">
      <style:text-properties style:use-window-font-color="true" fo:font-size="12pt" fo:language="en" fo:country="US" fo:font-style="italic" fo:font-weight="normal" officeooo:rsid="031b88b1" fo:background-color="#99ffff" loext:char-shading-value="0" style:font-size-asian="12pt" style:font-style-asian="italic" style:font-weight-asian="normal" style:font-size-complex="12pt" style:font-style-complex="italic" style:font-weight-complex="normal"/>
    </style:style>
    <style:style style:name="T761" style:family="text">
      <style:text-properties style:use-window-font-color="true" fo:font-size="12pt" fo:language="en" fo:country="US" fo:font-style="italic" fo:font-weight="normal" officeooo:rsid="031c9d2c" fo:background-color="#99ffff" loext:char-shading-value="0" style:font-size-asian="12pt" style:font-style-asian="italic" style:font-weight-asian="normal" style:font-size-complex="12pt" style:font-style-complex="italic" style:font-weight-complex="normal"/>
    </style:style>
    <style:style style:name="T762" style:family="text">
      <style:text-properties style:use-window-font-color="true" fo:font-size="12pt" fo:language="en" fo:country="US" fo:font-style="italic" fo:font-weight="normal" officeooo:rsid="031d4b4d" fo:background-color="#99ffff" loext:char-shading-value="0" style:font-size-asian="12pt" style:font-style-asian="italic" style:font-weight-asian="normal" style:font-size-complex="12pt" style:font-style-complex="italic" style:font-weight-complex="normal"/>
    </style:style>
    <style:style style:name="T763" style:family="text">
      <style:text-properties style:use-window-font-color="true" fo:font-size="12pt" fo:language="en" fo:country="US" fo:font-style="italic" fo:font-weight="normal" officeooo:rsid="0321d4ed" fo:background-color="#99ffff" loext:char-shading-value="0" style:font-size-asian="12pt" style:font-style-asian="italic" style:font-weight-asian="normal" style:font-size-complex="12pt" style:font-style-complex="italic" style:font-weight-complex="normal"/>
    </style:style>
    <style:style style:name="T764" style:family="text">
      <style:text-properties style:use-window-font-color="true" fo:font-size="12pt" fo:language="en" fo:country="US" fo:font-style="italic" fo:font-weight="normal" officeooo:rsid="03236bbf" fo:background-color="#99ffff" loext:char-shading-value="0" style:font-size-asian="12pt" style:font-style-asian="italic" style:font-weight-asian="normal" style:font-size-complex="12pt" style:font-style-complex="italic" style:font-weight-complex="normal"/>
    </style:style>
    <style:style style:name="T765" style:family="text">
      <style:text-properties style:use-window-font-color="true" fo:font-size="12pt" fo:language="en" fo:country="US" fo:font-style="italic" fo:font-weight="normal" officeooo:rsid="01e91a4c" fo:background-color="#99ffff" loext:char-shading-value="0" style:font-size-asian="12pt" style:font-style-asian="italic" style:font-weight-asian="normal" style:font-size-complex="12pt" style:font-style-complex="italic" style:font-weight-complex="normal"/>
    </style:style>
    <style:style style:name="T766" style:family="text">
      <style:text-properties style:use-window-font-color="true" fo:font-size="12pt" fo:language="en" fo:country="US" fo:font-style="italic" fo:font-weight="normal" officeooo:rsid="03262f94" fo:background-color="#99ffff" loext:char-shading-value="0" style:font-size-asian="12pt" style:font-style-asian="italic" style:font-weight-asian="normal" style:font-size-complex="12pt" style:font-style-complex="italic" style:font-weight-complex="normal"/>
    </style:style>
    <style:style style:name="T767" style:family="text">
      <style:text-properties style:use-window-font-color="true" fo:font-size="12pt" fo:language="en" fo:country="US" fo:font-style="italic" fo:font-weight="normal" officeooo:rsid="024d54b1" fo:background-color="#99ffff" loext:char-shading-value="0" style:font-size-asian="12pt" style:font-style-asian="italic" style:font-weight-asian="normal" style:font-size-complex="12pt" style:font-style-complex="italic" style:font-weight-complex="normal"/>
    </style:style>
    <style:style style:name="T768" style:family="text">
      <style:text-properties style:use-window-font-color="true" fo:font-size="12pt" fo:language="en" fo:country="US" fo:font-style="italic" fo:font-weight="normal" officeooo:rsid="0327cb2f" fo:background-color="#99ffff" loext:char-shading-value="0" style:font-size-asian="12pt" style:font-style-asian="italic" style:font-weight-asian="normal" style:font-size-complex="12pt" style:font-style-complex="italic" style:font-weight-complex="normal"/>
    </style:style>
    <style:style style:name="T769" style:family="text">
      <style:text-properties style:use-window-font-color="true" fo:font-size="12pt" fo:language="en" fo:country="US" fo:font-style="italic" fo:font-weight="normal" officeooo:rsid="0328b4a1" fo:background-color="#99ffff" loext:char-shading-value="0" style:font-size-asian="12pt" style:font-style-asian="italic" style:font-weight-asian="normal" style:font-size-complex="12pt" style:font-style-complex="italic" style:font-weight-complex="normal"/>
    </style:style>
    <style:style style:name="T770" style:family="text">
      <style:text-properties style:use-window-font-color="true" fo:font-size="12pt" fo:language="en" fo:country="US" fo:font-style="italic" fo:font-weight="normal" officeooo:rsid="032912f5" fo:background-color="#99ffff" loext:char-shading-value="0" style:font-size-asian="12pt" style:font-style-asian="italic" style:font-weight-asian="normal" style:font-size-complex="12pt" style:font-style-complex="italic" style:font-weight-complex="normal"/>
    </style:style>
    <style:style style:name="T771" style:family="text">
      <style:text-properties style:use-window-font-color="true" fo:font-size="12pt" fo:language="en" fo:country="US" fo:font-style="italic" fo:font-weight="normal" officeooo:rsid="023d8440" fo:background-color="#99ffff" loext:char-shading-value="0" style:font-size-asian="12pt" style:font-style-asian="italic" style:font-weight-asian="normal" style:font-size-complex="12pt" style:font-style-complex="italic" style:font-weight-complex="normal"/>
    </style:style>
    <style:style style:name="T772" style:family="text">
      <style:text-properties style:use-window-font-color="true" fo:font-size="12pt" fo:language="en" fo:country="US" fo:font-style="italic" fo:font-weight="normal" officeooo:rsid="032b5925" fo:background-color="#99ffff" loext:char-shading-value="0" style:font-size-asian="12pt" style:font-style-asian="italic" style:font-weight-asian="normal" style:font-size-complex="12pt" style:font-style-complex="italic" style:font-weight-complex="normal"/>
    </style:style>
    <style:style style:name="T773" style:family="text">
      <style:text-properties style:use-window-font-color="true" fo:font-size="12pt" fo:language="en" fo:country="US" fo:font-style="italic" fo:font-weight="normal" officeooo:rsid="032cefb1" fo:background-color="#99ffff" loext:char-shading-value="0" style:font-size-asian="12pt" style:font-style-asian="italic" style:font-weight-asian="normal" style:font-size-complex="12pt" style:font-style-complex="italic" style:font-weight-complex="normal"/>
    </style:style>
    <style:style style:name="T774" style:family="text">
      <style:text-properties style:use-window-font-color="true" fo:font-size="12pt" fo:language="en" fo:country="US" fo:font-style="italic" fo:font-weight="normal" officeooo:rsid="03655081" fo:background-color="#99ffff" loext:char-shading-value="0" style:font-size-asian="12pt" style:font-style-asian="italic" style:font-weight-asian="normal" style:font-size-complex="12pt" style:font-style-complex="italic" style:font-weight-complex="normal"/>
    </style:style>
    <style:style style:name="T775" style:family="text">
      <style:text-properties style:use-window-font-color="true" fo:font-size="12pt" fo:language="en" fo:country="US" fo:font-style="italic" fo:font-weight="normal" officeooo:rsid="036acbf9" fo:background-color="#99ffff" loext:char-shading-value="0" style:font-size-asian="12pt" style:font-style-asian="italic" style:font-weight-asian="normal" style:font-size-complex="12pt" style:font-style-complex="italic" style:font-weight-complex="normal"/>
    </style:style>
    <style:style style:name="T776" style:family="text">
      <style:text-properties style:use-window-font-color="true" fo:font-size="12pt" fo:language="en" fo:country="US" fo:font-style="italic" fo:font-weight="normal" officeooo:rsid="037ae2ff" fo:background-color="#99ffff" loext:char-shading-value="0" style:font-size-asian="12pt" style:font-style-asian="italic" style:font-weight-asian="normal" style:font-size-complex="12pt" style:font-style-complex="italic" style:font-weight-complex="normal"/>
    </style:style>
    <style:style style:name="T777" style:family="text">
      <style:text-properties style:use-window-font-color="true" fo:font-size="12pt" fo:language="en" fo:country="US" fo:font-style="italic" fo:font-weight="normal" officeooo:rsid="03805ccd" fo:background-color="#99ffff" loext:char-shading-value="0" style:font-size-asian="12pt" style:font-style-asian="italic" style:font-weight-asian="normal" style:font-size-complex="12pt" style:font-style-complex="italic" style:font-weight-complex="normal"/>
    </style:style>
    <style:style style:name="T778" style:family="text">
      <style:text-properties style:use-window-font-color="true" fo:font-size="12pt" fo:language="en" fo:country="US" fo:font-style="italic" fo:font-weight="normal" officeooo:rsid="00f52b7e" style:font-size-asian="12pt" style:font-style-asian="italic" style:font-weight-asian="normal" style:font-size-complex="12pt" style:font-style-complex="italic" style:font-weight-complex="normal"/>
    </style:style>
    <style:style style:name="T779" style:family="text">
      <style:text-properties style:use-window-font-color="true" fo:font-size="12pt" fo:language="en" fo:country="US" fo:font-style="italic" fo:font-weight="normal" officeooo:rsid="02a9fe23" style:font-size-asian="12pt" style:font-style-asian="italic" style:font-weight-asian="normal" style:font-size-complex="12pt" style:font-style-complex="italic" style:font-weight-complex="normal"/>
    </style:style>
    <style:style style:name="T780" style:family="text">
      <style:text-properties style:use-window-font-color="true" fo:font-size="12pt" fo:language="fr" fo:country="FR" fo:font-style="normal" fo:font-weight="normal" officeooo:rsid="01d5b1f2" fo:background-color="#99ffff" loext:char-shading-value="0" style:font-size-asian="12pt" style:font-style-asian="normal" style:font-weight-asian="normal" style:font-size-complex="12pt" style:font-style-complex="normal" style:font-weight-complex="normal"/>
    </style:style>
    <style:style style:name="T781" style:family="text">
      <style:text-properties style:use-window-font-color="true" fo:font-size="12pt" fo:language="fr" fo:country="FR" fo:font-style="normal" fo:font-weight="normal" officeooo:rsid="030149fd" fo:background-color="#99ffff" loext:char-shading-value="0" style:font-size-asian="12pt" style:font-style-asian="normal" style:font-weight-asian="normal" style:font-size-complex="12pt" style:font-style-complex="normal" style:font-weight-complex="normal"/>
    </style:style>
    <style:style style:name="T782" style:family="text">
      <style:text-properties style:use-window-font-color="true" fo:font-size="12pt" fo:language="fr" fo:country="FR" fo:font-style="normal" fo:font-weight="normal" officeooo:rsid="030d2186" fo:background-color="#99ffff" loext:char-shading-value="0" style:font-size-asian="12pt" style:font-style-asian="normal" style:font-weight-asian="normal" style:font-size-complex="12pt" style:font-style-complex="normal" style:font-weight-complex="normal"/>
    </style:style>
    <style:style style:name="T783" style:family="text">
      <style:text-properties style:use-window-font-color="true" fo:font-size="12pt" fo:language="fr" fo:country="FR" fo:font-style="normal" fo:font-weight="normal" officeooo:rsid="03144629" fo:background-color="#99ffff" loext:char-shading-value="0" style:font-size-asian="12pt" style:font-style-asian="normal" style:font-weight-asian="normal" style:font-size-complex="12pt" style:font-style-complex="normal" style:font-weight-complex="normal"/>
    </style:style>
    <style:style style:name="T784" style:family="text">
      <style:text-properties style:use-window-font-color="true" fo:font-size="12pt" fo:language="fr" fo:country="FR" fo:font-style="italic" fo:font-weight="normal" officeooo:rsid="030d2186" fo:background-color="#99ffff" loext:char-shading-value="0" style:font-size-asian="12pt" style:font-style-asian="italic" style:font-weight-asian="normal" style:font-size-complex="12pt" style:font-style-complex="italic" style:font-weight-complex="normal"/>
    </style:style>
    <style:style style:name="T785" style:family="text">
      <style:text-properties style:use-window-font-color="true" fo:font-size="12pt" fo:font-style="italic" fo:font-weight="normal" officeooo:rsid="012ed468" fo:background-color="#99ffff" loext:char-shading-value="0" style:font-size-asian="12pt" style:font-style-asian="italic" style:font-weight-asian="normal" style:font-size-complex="12pt" style:font-style-complex="italic" style:font-weight-complex="normal"/>
    </style:style>
    <style:style style:name="T786" style:family="text">
      <style:text-properties style:use-window-font-color="true" fo:font-weight="normal" officeooo:rsid="02b7370c" fo:background-color="#66ffff" loext:char-shading-value="0" style:font-weight-asian="normal" style:font-weight-complex="normal"/>
    </style:style>
    <style:style style:name="T787" style:family="text">
      <style:text-properties style:use-window-font-color="true" fo:font-weight="normal" officeooo:rsid="00e48a99" fo:background-color="#66ffff" loext:char-shading-value="0" style:font-weight-asian="normal" style:font-weight-complex="normal"/>
    </style:style>
    <style:style style:name="T788" style:family="text">
      <style:text-properties style:use-window-font-color="true" style:text-underline-style="none" fo:font-weight="normal" fo:background-color="#cc9900" loext:char-shading-value="0" style:font-weight-asian="normal" style:font-weight-complex="normal"/>
    </style:style>
    <style:style style:name="T789" style:family="text">
      <style:text-properties style:use-window-font-color="true" fo:font-style="italic" fo:font-weight="normal" officeooo:rsid="00cfbef1" fo:background-color="#66ffff" loext:char-shading-value="0" style:font-style-asian="italic" style:font-weight-asian="normal" style:font-style-complex="italic" style:font-weight-complex="normal"/>
    </style:style>
    <style:style style:name="T790" style:family="text">
      <style:text-properties style:use-window-font-color="true" fo:font-style="italic" fo:font-weight="normal" officeooo:rsid="00d40a5b" fo:background-color="#66ffff" loext:char-shading-value="0" style:font-style-asian="italic" style:font-weight-asian="normal" style:font-style-complex="italic" style:font-weight-complex="normal"/>
    </style:style>
    <style:style style:name="T791" style:family="text">
      <style:text-properties style:use-window-font-color="true" fo:font-style="italic" fo:font-weight="normal" officeooo:rsid="02b7370c" fo:background-color="#66ffff" loext:char-shading-value="0" style:font-style-asian="italic" style:font-weight-asian="normal" style:font-style-complex="italic" style:font-weight-complex="normal"/>
    </style:style>
    <style:style style:name="T792" style:family="text">
      <style:text-properties style:use-window-font-color="true" fo:font-style="italic" fo:font-weight="normal" officeooo:rsid="00fda38f" fo:background-color="#66ffff" loext:char-shading-value="0" style:font-style-asian="italic" style:font-weight-asian="normal" style:font-style-complex="italic" style:font-weight-complex="normal"/>
    </style:style>
    <style:style style:name="T793" style:family="text">
      <style:text-properties style:use-window-font-color="true" fo:font-style="italic" officeooo:rsid="02a4edec" style:font-style-asian="italic" style:font-style-complex="italic"/>
    </style:style>
    <style:style style:name="T794" style:family="text">
      <style:text-properties style:use-window-font-color="true" fo:font-style="normal" style:text-underline-style="none" fo:background-color="#cc9900" loext:char-shading-value="0" style:font-style-asian="normal" style:font-style-complex="normal"/>
    </style:style>
    <style:style style:name="T795" style:family="text">
      <style:text-properties style:use-window-font-color="true" fo:font-style="normal" style:text-underline-style="none" fo:font-weight="bold" fo:background-color="#cc9900" loext:char-shading-value="0" style:font-style-asian="normal" style:font-weight-asian="bold" style:font-style-complex="normal" style:font-weight-complex="bold"/>
    </style:style>
    <style:style style:name="T796" style:family="text">
      <style:text-properties officeooo:rsid="006b7f2a"/>
    </style:style>
    <style:style style:name="T797" style:family="text">
      <style:text-properties fo:font-size="12pt" style:font-size-asian="12pt" style:font-size-complex="12pt"/>
    </style:style>
    <style:style style:name="T798" style:family="text">
      <style:text-properties fo:font-size="12pt" officeooo:rsid="008e6f9d" style:font-size-asian="12pt" style:font-size-complex="12pt"/>
    </style:style>
    <style:style style:name="T799" style:family="text">
      <style:text-properties fo:font-size="12pt" officeooo:rsid="00924a44" style:font-size-asian="12pt" style:font-size-complex="12pt"/>
    </style:style>
    <style:style style:name="T800" style:family="text">
      <style:text-properties fo:font-size="12pt" officeooo:rsid="00850254" style:font-size-asian="12pt" style:font-size-complex="12pt"/>
    </style:style>
    <style:style style:name="T801" style:family="text">
      <style:text-properties fo:font-size="12pt" fo:font-style="normal" fo:background-color="#66ccff" loext:char-shading-value="0" style:font-size-asian="12pt" style:font-style-asian="normal" style:font-size-complex="12pt" style:font-style-complex="normal"/>
    </style:style>
    <style:style style:name="T802" style:family="text">
      <style:text-properties fo:font-size="12pt" fo:font-style="normal" officeooo:rsid="0038d3ee" fo:background-color="#66ccff" loext:char-shading-value="0" style:font-size-asian="12pt" style:font-style-asian="normal" style:font-size-complex="12pt" style:font-style-complex="normal"/>
    </style:style>
    <style:style style:name="T803" style:family="text">
      <style:text-properties fo:font-size="12pt" fo:font-style="normal" fo:font-weight="bold" fo:background-color="#66ccff" loext:char-shading-value="0" style:font-size-asian="12pt" style:font-style-asian="normal" style:font-weight-asian="bold" style:font-size-complex="12pt" style:font-style-complex="normal" style:font-weight-complex="bold"/>
    </style:style>
    <style:style style:name="T804" style:family="text">
      <style:text-properties fo:font-size="12pt" fo:font-style="normal" fo:font-weight="bold" officeooo:rsid="0038d3ee" fo:background-color="#66ccff" loext:char-shading-value="0" style:font-size-asian="12pt" style:font-style-asian="normal" style:font-weight-asian="bold" style:font-size-complex="12pt" style:font-style-complex="normal" style:font-weight-complex="bold"/>
    </style:style>
    <style:style style:name="T805" style:family="text">
      <style:text-properties fo:font-size="12pt" officeooo:rsid="001fd9a2" fo:background-color="#66ccff" loext:char-shading-value="0" style:font-size-asian="12pt" style:font-size-complex="12pt"/>
    </style:style>
    <style:style style:name="T806" style:family="text">
      <style:text-properties fo:font-size="12pt" fo:font-weight="normal" officeooo:rsid="002a978d" fo:background-color="#ffcc00" loext:char-shading-value="0" style:font-size-asian="12pt" style:font-weight-asian="normal" style:font-size-complex="12pt" style:font-weight-complex="normal"/>
    </style:style>
    <style:style style:name="T807" style:family="text">
      <style:text-properties fo:font-size="12pt" fo:font-weight="normal" officeooo:rsid="002c1e38" fo:background-color="#ffcc00" loext:char-shading-value="0" style:font-size-asian="12pt" style:font-weight-asian="normal" style:font-size-complex="12pt" style:font-weight-complex="normal"/>
    </style:style>
    <style:style style:name="T808" style:family="text">
      <style:text-properties fo:font-size="12pt" fo:font-weight="normal" officeooo:rsid="002eb6ca" fo:background-color="#ffcc00" loext:char-shading-value="0" style:font-size-asian="12pt" style:font-weight-asian="normal" style:font-size-complex="12pt" style:font-weight-complex="normal"/>
    </style:style>
    <style:style style:name="T809" style:family="text">
      <style:text-properties fo:font-size="12pt" fo:font-weight="normal" style:font-size-asian="12pt" style:font-weight-asian="normal" style:font-size-complex="12pt" style:font-weight-complex="normal"/>
    </style:style>
    <style:style style:name="T810" style:family="text">
      <style:text-properties fo:font-size="12pt" fo:font-weight="normal" officeooo:rsid="002ccf9f" style:font-size-asian="12pt" style:font-weight-asian="normal" style:font-size-complex="12pt" style:font-weight-complex="normal"/>
    </style:style>
    <style:style style:name="T811" style:family="text">
      <style:text-properties fo:font-size="12pt" fo:font-weight="normal" officeooo:rsid="008e6f9d" style:font-size-asian="12pt" style:font-weight-asian="normal" style:font-size-complex="12pt" style:font-weight-complex="normal"/>
    </style:style>
    <style:style style:name="T812" style:family="text">
      <style:text-properties fo:font-size="12pt" fo:font-weight="normal" officeooo:rsid="00924a44" style:font-size-asian="12pt" style:font-weight-asian="normal" style:font-size-complex="12pt" style:font-weight-complex="normal"/>
    </style:style>
    <style:style style:name="T813" style:family="text">
      <style:text-properties fo:font-size="12pt" fo:font-weight="normal" officeooo:rsid="00bfc4da" style:font-size-asian="12pt" style:font-weight-asian="normal" style:font-size-complex="12pt" style:font-weight-complex="normal"/>
    </style:style>
    <style:style style:name="T814" style:family="text">
      <style:text-properties fo:font-size="12pt" fo:font-weight="normal" officeooo:rsid="00db3bfa" style:font-size-asian="12pt" style:font-weight-asian="normal" style:font-size-complex="12pt" style:font-weight-complex="normal"/>
    </style:style>
    <style:style style:name="T815" style:family="text">
      <style:text-properties fo:font-size="12pt" fo:font-weight="normal" officeooo:rsid="02a6faac" style:font-size-asian="12pt" style:font-weight-asian="normal" style:font-size-complex="12pt" style:font-weight-complex="normal"/>
    </style:style>
    <style:style style:name="T816" style:family="text">
      <style:text-properties fo:font-size="12pt" fo:font-weight="normal" officeooo:rsid="006d67df" style:font-size-asian="12pt" style:font-weight-asian="normal" style:font-size-complex="12pt" style:font-weight-complex="normal"/>
    </style:style>
    <style:style style:name="T817" style:family="text">
      <style:text-properties fo:font-size="12pt" fo:font-weight="normal" fo:background-color="#cccc99" loext:char-shading-value="0" style:font-size-asian="12pt" style:font-weight-asian="normal" style:font-size-complex="12pt" style:font-weight-complex="normal"/>
    </style:style>
    <style:style style:name="T818" style:family="text">
      <style:text-properties fo:font-size="12pt" fo:font-weight="normal" fo:background-color="#ccccff" loext:char-shading-value="0" style:font-size-asian="12pt" style:font-weight-asian="normal" style:font-size-complex="12pt" style:font-weight-complex="normal"/>
    </style:style>
    <style:style style:name="T819" style:family="text">
      <style:text-properties fo:font-size="12pt" fo:font-weight="normal" officeooo:rsid="008acc57" fo:background-color="#ccccff" loext:char-shading-value="0" style:font-size-asian="12pt" style:font-weight-asian="normal" style:font-size-complex="12pt" style:font-weight-complex="normal"/>
    </style:style>
    <style:style style:name="T820" style:family="text">
      <style:text-properties fo:font-size="12pt" fo:font-weight="normal" officeooo:rsid="008b2157" fo:background-color="#ccccff" loext:char-shading-value="0" style:font-size-asian="12pt" style:font-weight-asian="normal" style:font-size-complex="12pt" style:font-weight-complex="normal"/>
    </style:style>
    <style:style style:name="T821" style:family="text">
      <style:text-properties fo:font-size="12pt" fo:font-weight="normal" officeooo:rsid="008e6f9d" fo:background-color="#ccccff" loext:char-shading-value="0" style:font-size-asian="12pt" style:font-weight-asian="normal" style:font-size-complex="12pt" style:font-weight-complex="normal"/>
    </style:style>
    <style:style style:name="T822" style:family="text">
      <style:text-properties fo:font-size="12pt" fo:font-weight="normal" officeooo:rsid="008f9f51" fo:background-color="#ccccff" loext:char-shading-value="0" style:font-size-asian="12pt" style:font-weight-asian="normal" style:font-size-complex="12pt" style:font-weight-complex="normal"/>
    </style:style>
    <style:style style:name="T823" style:family="text">
      <style:text-properties fo:font-size="12pt" fo:font-weight="normal" officeooo:rsid="006d67df" fo:background-color="#66ccff" loext:char-shading-value="0" style:font-size-asian="12pt" style:font-weight-asian="normal" style:font-size-complex="12pt" style:font-weight-complex="normal"/>
    </style:style>
    <style:style style:name="T824" style:family="text">
      <style:text-properties fo:font-size="12pt" fo:font-weight="normal" officeooo:rsid="006d67df" fo:background-color="#e6e6ff" loext:char-shading-value="0" style:font-size-asian="12pt" style:font-weight-asian="normal" style:font-size-complex="12pt" style:font-weight-complex="normal"/>
    </style:style>
    <style:style style:name="T825" style:family="text">
      <style:text-properties fo:font-size="12pt" fo:font-weight="normal" officeooo:rsid="0099b657" fo:background-color="#e6e6ff" loext:char-shading-value="0" style:font-size-asian="12pt" style:font-weight-asian="normal" style:font-size-complex="12pt" style:font-weight-complex="normal"/>
    </style:style>
    <style:style style:name="T826" style:family="text">
      <style:text-properties fo:font-size="12pt" fo:font-weight="normal" officeooo:rsid="009afec9" fo:background-color="#e6e6ff" loext:char-shading-value="0" style:font-size-asian="12pt" style:font-weight-asian="normal" style:font-size-complex="12pt" style:font-weight-complex="normal"/>
    </style:style>
    <style:style style:name="T827" style:family="text">
      <style:text-properties fo:font-size="12pt" fo:font-weight="normal" officeooo:rsid="008e6f9d" fo:background-color="#99cc66" loext:char-shading-value="0" style:font-size-asian="12pt" style:font-weight-asian="normal" style:font-size-complex="12pt" style:font-weight-complex="normal"/>
    </style:style>
    <style:style style:name="T828" style:family="text">
      <style:text-properties fo:font-size="12pt" fo:font-weight="normal" officeooo:rsid="00a46200" fo:background-color="#99cc66" loext:char-shading-value="0" style:font-size-asian="12pt" style:font-weight-asian="normal" style:font-size-complex="12pt" style:font-weight-complex="normal"/>
    </style:style>
    <style:style style:name="T829" style:family="text">
      <style:text-properties fo:font-size="12pt" fo:font-weight="normal" officeooo:rsid="00a5444e" fo:background-color="#99cc66" loext:char-shading-value="0" style:font-size-asian="12pt" style:font-weight-asian="normal" style:font-size-complex="12pt" style:font-weight-complex="normal"/>
    </style:style>
    <style:style style:name="T830" style:family="text">
      <style:text-properties fo:font-size="12pt" fo:font-weight="normal" officeooo:rsid="008e6f9d" fo:background-color="#99ffff" loext:char-shading-value="0" style:font-size-asian="12pt" style:font-weight-asian="normal" style:font-size-complex="12pt" style:font-weight-complex="normal"/>
    </style:style>
    <style:style style:name="T831" style:family="text">
      <style:text-properties fo:font-size="12pt" fo:font-weight="normal" officeooo:rsid="00a5444e" fo:background-color="#99ffff" loext:char-shading-value="0" style:font-size-asian="12pt" style:font-weight-asian="normal" style:font-size-complex="12pt" style:font-weight-complex="normal"/>
    </style:style>
    <style:style style:name="T832" style:family="text">
      <style:text-properties fo:font-size="12pt" fo:font-weight="normal" officeooo:rsid="012ed468" fo:background-color="#99ffff" loext:char-shading-value="0" style:font-size-asian="12pt" style:font-weight-asian="normal" style:font-size-complex="12pt" style:font-weight-complex="normal"/>
    </style:style>
    <style:style style:name="T833" style:family="text">
      <style:text-properties fo:font-size="12pt" fo:font-weight="normal" officeooo:rsid="01318b80" fo:background-color="#99ffff" loext:char-shading-value="0" style:font-size-asian="12pt" style:font-weight-asian="normal" style:font-size-complex="12pt" style:font-weight-complex="normal"/>
    </style:style>
    <style:style style:name="T834" style:family="text">
      <style:text-properties fo:font-size="12pt" fo:font-weight="normal" officeooo:rsid="01320f9e" fo:background-color="#99ffff" loext:char-shading-value="0" style:font-size-asian="12pt" style:font-weight-asian="normal" style:font-size-complex="12pt" style:font-weight-complex="normal"/>
    </style:style>
    <style:style style:name="T835" style:family="text">
      <style:text-properties fo:font-size="12pt" fo:font-weight="normal" officeooo:rsid="0133e749" fo:background-color="#99ffff" loext:char-shading-value="0" style:font-size-asian="12pt" style:font-weight-asian="normal" style:font-size-complex="12pt" style:font-weight-complex="normal"/>
    </style:style>
    <style:style style:name="T836" style:family="text">
      <style:text-properties fo:font-size="12pt" fo:font-weight="normal" officeooo:rsid="0134e2a9" fo:background-color="#99ffff" loext:char-shading-value="0" style:font-size-asian="12pt" style:font-weight-asian="normal" style:font-size-complex="12pt" style:font-weight-complex="normal"/>
    </style:style>
    <style:style style:name="T837" style:family="text">
      <style:text-properties fo:font-size="12pt" fo:font-weight="normal" officeooo:rsid="01366476" fo:background-color="#99ffff" loext:char-shading-value="0" style:font-size-asian="12pt" style:font-weight-asian="normal" style:font-size-complex="12pt" style:font-weight-complex="normal"/>
    </style:style>
    <style:style style:name="T838" style:family="text">
      <style:text-properties fo:font-size="12pt" fo:font-weight="normal" officeooo:rsid="0137c624" fo:background-color="#99ffff" loext:char-shading-value="0" style:font-size-asian="12pt" style:font-weight-asian="normal" style:font-size-complex="12pt" style:font-weight-complex="normal"/>
    </style:style>
    <style:style style:name="T839" style:family="text">
      <style:text-properties fo:font-size="12pt" fo:font-weight="normal" officeooo:rsid="0139812c" fo:background-color="#99ffff" loext:char-shading-value="0" style:font-size-asian="12pt" style:font-weight-asian="normal" style:font-size-complex="12pt" style:font-weight-complex="normal"/>
    </style:style>
    <style:style style:name="T840" style:family="text">
      <style:text-properties fo:font-size="12pt" fo:font-weight="normal" officeooo:rsid="013b19c3" fo:background-color="#99ffff" loext:char-shading-value="0" style:font-size-asian="12pt" style:font-weight-asian="normal" style:font-size-complex="12pt" style:font-weight-complex="normal"/>
    </style:style>
    <style:style style:name="T841" style:family="text">
      <style:text-properties fo:font-size="12pt" fo:font-weight="normal" officeooo:rsid="013ce7c5" fo:background-color="#99ffff" loext:char-shading-value="0" style:font-size-asian="12pt" style:font-weight-asian="normal" style:font-size-complex="12pt" style:font-weight-complex="normal"/>
    </style:style>
    <style:style style:name="T842" style:family="text">
      <style:text-properties fo:font-size="12pt" fo:font-weight="normal" officeooo:rsid="013e8b5c" fo:background-color="#99ffff" loext:char-shading-value="0" style:font-size-asian="12pt" style:font-weight-asian="normal" style:font-size-complex="12pt" style:font-weight-complex="normal"/>
    </style:style>
    <style:style style:name="T843" style:family="text">
      <style:text-properties fo:font-size="12pt" fo:font-weight="normal" officeooo:rsid="02c58203" fo:background-color="#99ffff" loext:char-shading-value="0" style:font-size-asian="12pt" style:font-weight-asian="normal" style:font-size-complex="12pt" style:font-weight-complex="normal"/>
    </style:style>
    <style:style style:name="T844" style:family="text">
      <style:text-properties fo:font-size="12pt" fo:font-weight="normal" officeooo:rsid="02c58dc3" fo:background-color="#99ffff" loext:char-shading-value="0" style:font-size-asian="12pt" style:font-weight-asian="normal" style:font-size-complex="12pt" style:font-weight-complex="normal"/>
    </style:style>
    <style:style style:name="T845" style:family="text">
      <style:text-properties fo:font-size="12pt" fo:font-weight="normal" officeooo:rsid="02c70a94" fo:background-color="#99ffff" loext:char-shading-value="0" style:font-size-asian="12pt" style:font-weight-asian="normal" style:font-size-complex="12pt" style:font-weight-complex="normal"/>
    </style:style>
    <style:style style:name="T846" style:family="text">
      <style:text-properties fo:font-size="12pt" fo:font-weight="normal" officeooo:rsid="02c8a5bf" fo:background-color="#99ffff" loext:char-shading-value="0" style:font-size-asian="12pt" style:font-weight-asian="normal" style:font-size-complex="12pt" style:font-weight-complex="normal"/>
    </style:style>
    <style:style style:name="T847" style:family="text">
      <style:text-properties fo:font-size="12pt" fo:font-weight="normal" officeooo:rsid="02ca2f2d" fo:background-color="#99ffff" loext:char-shading-value="0" style:font-size-asian="12pt" style:font-weight-asian="normal" style:font-size-complex="12pt" style:font-weight-complex="normal"/>
    </style:style>
    <style:style style:name="T848" style:family="text">
      <style:text-properties fo:font-size="12pt" fo:font-weight="normal" officeooo:rsid="02ca4df5" fo:background-color="#99ffff" loext:char-shading-value="0" style:font-size-asian="12pt" style:font-weight-asian="normal" style:font-size-complex="12pt" style:font-weight-complex="normal"/>
    </style:style>
    <style:style style:name="T849" style:family="text">
      <style:text-properties fo:font-size="12pt" fo:font-weight="normal" officeooo:rsid="02cb4bdb" fo:background-color="#99ffff" loext:char-shading-value="0" style:font-size-asian="12pt" style:font-weight-asian="normal" style:font-size-complex="12pt" style:font-weight-complex="normal"/>
    </style:style>
    <style:style style:name="T850" style:family="text">
      <style:text-properties fo:font-size="12pt" fo:font-weight="normal" officeooo:rsid="02ccb501" fo:background-color="#99ffff" loext:char-shading-value="0" style:font-size-asian="12pt" style:font-weight-asian="normal" style:font-size-complex="12pt" style:font-weight-complex="normal"/>
    </style:style>
    <style:style style:name="T851" style:family="text">
      <style:text-properties fo:font-size="12pt" fo:font-weight="normal" officeooo:rsid="02d04537" fo:background-color="#99ffff" loext:char-shading-value="0" style:font-size-asian="12pt" style:font-weight-asian="normal" style:font-size-complex="12pt" style:font-weight-complex="normal"/>
    </style:style>
    <style:style style:name="T852" style:family="text">
      <style:text-properties fo:font-size="12pt" fo:font-weight="normal" officeooo:rsid="03472f64" fo:background-color="#99ffff" loext:char-shading-value="0" style:font-size-asian="12pt" style:font-weight-asian="normal" style:font-size-complex="12pt" style:font-weight-complex="normal"/>
    </style:style>
    <style:style style:name="T853" style:family="text">
      <style:text-properties fo:font-size="12pt" fo:font-weight="normal" officeooo:rsid="034a30f6" fo:background-color="#99ffff" loext:char-shading-value="0" style:font-size-asian="12pt" style:font-weight-asian="normal" style:font-size-complex="12pt" style:font-weight-complex="normal"/>
    </style:style>
    <style:style style:name="T854" style:family="text">
      <style:text-properties fo:font-size="12pt" fo:font-weight="normal" officeooo:rsid="034c35bd" fo:background-color="#99ffff" loext:char-shading-value="0" style:font-size-asian="12pt" style:font-weight-asian="normal" style:font-size-complex="12pt" style:font-weight-complex="normal"/>
    </style:style>
    <style:style style:name="T855" style:family="text">
      <style:text-properties fo:font-size="12pt" fo:font-weight="normal" officeooo:rsid="034e7bf2" fo:background-color="#99ffff" loext:char-shading-value="0" style:font-size-asian="12pt" style:font-weight-asian="normal" style:font-size-complex="12pt" style:font-weight-complex="normal"/>
    </style:style>
    <style:style style:name="T856" style:family="text">
      <style:text-properties fo:font-size="12pt" fo:font-weight="normal" officeooo:rsid="034ef726" fo:background-color="#99ffff" loext:char-shading-value="0" style:font-size-asian="12pt" style:font-weight-asian="normal" style:font-size-complex="12pt" style:font-weight-complex="normal"/>
    </style:style>
    <style:style style:name="T857" style:family="text">
      <style:text-properties fo:font-size="12pt" fo:font-weight="normal" officeooo:rsid="008e6f9d" fo:background-color="#cc9999" loext:char-shading-value="0" style:font-size-asian="12pt" style:font-weight-asian="normal" style:font-size-complex="12pt" style:font-weight-complex="normal"/>
    </style:style>
    <style:style style:name="T858" style:family="text">
      <style:text-properties fo:font-size="12pt" fo:font-weight="normal" fo:background-color="#ff9999" loext:char-shading-value="0" style:font-size-asian="12pt" style:font-weight-asian="normal" style:font-size-complex="12pt" style:font-weight-complex="normal"/>
    </style:style>
    <style:style style:name="T859" style:family="text">
      <style:text-properties fo:font-size="12pt" fo:font-weight="normal" officeooo:rsid="00bf3d3d" fo:background-color="#ff9999" loext:char-shading-value="0" style:font-size-asian="12pt" style:font-weight-asian="normal" style:font-size-complex="12pt" style:font-weight-complex="normal"/>
    </style:style>
    <style:style style:name="T860" style:family="text">
      <style:text-properties fo:font-size="12pt" fo:font-weight="normal" officeooo:rsid="00bfc4da" fo:background-color="#ff9999" loext:char-shading-value="0" style:font-size-asian="12pt" style:font-weight-asian="normal" style:font-size-complex="12pt" style:font-weight-complex="normal"/>
    </style:style>
    <style:style style:name="T861" style:family="text">
      <style:text-properties fo:font-size="12pt" fo:font-weight="normal" fo:background-color="#ff99ff" loext:char-shading-value="0" style:font-size-asian="12pt" style:font-weight-asian="normal" style:font-size-complex="12pt" style:font-weight-complex="normal"/>
    </style:style>
    <style:style style:name="T862" style:family="text">
      <style:text-properties fo:font-size="12pt" fo:font-weight="normal" officeooo:rsid="00bfc4da" fo:background-color="#999966" loext:char-shading-value="0" style:font-size-asian="12pt" style:font-weight-asian="normal" style:font-size-complex="12pt" style:font-weight-complex="normal"/>
    </style:style>
    <style:style style:name="T863" style:family="text">
      <style:text-properties fo:font-size="12pt" fo:font-weight="normal" fo:background-color="#ccff66" loext:char-shading-value="0" style:font-size-asian="12pt" style:font-weight-asian="normal" style:font-size-complex="12pt" style:font-weight-complex="normal"/>
    </style:style>
    <style:style style:name="T864" style:family="text">
      <style:text-properties fo:font-size="12pt" fo:font-weight="normal" officeooo:rsid="00bfc4da" fo:background-color="#ccff66" loext:char-shading-value="0" style:font-size-asian="12pt" style:font-weight-asian="normal" style:font-size-complex="12pt" style:font-weight-complex="normal"/>
    </style:style>
    <style:style style:name="T865" style:family="text">
      <style:text-properties fo:font-size="12pt" fo:font-weight="normal" fo:background-color="#66ffff" loext:char-shading-value="0" style:font-size-asian="12pt" style:font-weight-asian="normal" style:font-size-complex="12pt" style:font-weight-complex="normal"/>
    </style:style>
    <style:style style:name="T866" style:family="text">
      <style:text-properties fo:font-size="12pt" fo:font-weight="normal" officeooo:rsid="02b04e9c" fo:background-color="#66ffff" loext:char-shading-value="0" style:font-size-asian="12pt" style:font-weight-asian="normal" style:font-size-complex="12pt" style:font-weight-complex="normal"/>
    </style:style>
    <style:style style:name="T867" style:family="text">
      <style:text-properties fo:font-size="12pt" fo:font-weight="bold" officeooo:rsid="002c1e38" fo:background-color="#ffcc00" loext:char-shading-value="0" style:font-size-asian="12pt" style:font-weight-asian="bold" style:font-size-complex="12pt" style:font-weight-complex="bold"/>
    </style:style>
    <style:style style:name="T868" style:family="text">
      <style:text-properties fo:font-size="12pt" fo:font-weight="bold" officeooo:rsid="002eb6ca" fo:background-color="#ffcc00" loext:char-shading-value="0" style:font-size-asian="12pt" style:font-weight-asian="bold" style:font-size-complex="12pt" style:font-weight-complex="bold"/>
    </style:style>
    <style:style style:name="T869" style:family="text">
      <style:text-properties fo:font-size="12pt" fo:font-weight="bold" officeooo:rsid="008acc57" fo:background-color="#ccccff" loext:char-shading-value="0" style:font-size-asian="12pt" style:font-weight-asian="bold" style:font-size-complex="12pt" style:font-weight-complex="bold"/>
    </style:style>
    <style:style style:name="T870" style:family="text">
      <style:text-properties fo:font-size="12pt" fo:font-weight="bold" officeooo:rsid="008e6f9d" fo:background-color="#ccccff" loext:char-shading-value="0" style:font-size-asian="12pt" style:font-weight-asian="bold" style:font-size-complex="12pt" style:font-weight-complex="bold"/>
    </style:style>
    <style:style style:name="T871" style:family="text">
      <style:text-properties fo:font-size="12pt" fo:font-weight="bold" officeooo:rsid="008f9f51" fo:background-color="#ccccff" loext:char-shading-value="0" style:font-size-asian="12pt" style:font-weight-asian="bold" style:font-size-complex="12pt" style:font-weight-complex="bold"/>
    </style:style>
    <style:style style:name="T872" style:family="text">
      <style:text-properties fo:font-size="12pt" fo:font-weight="bold" officeooo:rsid="009017fa" fo:background-color="#ccccff" loext:char-shading-value="0" style:font-size-asian="12pt" style:font-weight-asian="bold" style:font-size-complex="12pt" style:font-weight-complex="bold"/>
    </style:style>
    <style:style style:name="T873" style:family="text">
      <style:text-properties fo:font-size="12pt" fo:font-weight="bold" style:font-size-asian="12pt" style:font-weight-asian="bold" style:font-size-complex="12pt" style:font-weight-complex="bold"/>
    </style:style>
    <style:style style:name="T874" style:family="text">
      <style:text-properties fo:font-size="12pt" fo:font-weight="bold" officeooo:rsid="00924a44" style:font-size-asian="12pt" style:font-weight-asian="bold" style:font-size-complex="12pt" style:font-weight-complex="bold"/>
    </style:style>
    <style:style style:name="T875" style:family="text">
      <style:text-properties fo:font-size="12pt" fo:font-weight="bold" fo:background-color="#ff9999" loext:char-shading-value="0" style:font-size-asian="12pt" style:font-weight-asian="bold" style:font-size-complex="12pt" style:font-weight-complex="bold"/>
    </style:style>
    <style:style style:name="T876" style:family="text">
      <style:text-properties fo:font-size="12pt" fo:font-weight="bold" officeooo:rsid="00be6d1c" fo:background-color="#ff9999" loext:char-shading-value="0" style:font-size-asian="12pt" style:font-weight-asian="bold" style:font-size-complex="12pt" style:font-weight-complex="bold"/>
    </style:style>
    <style:style style:name="T877" style:family="text">
      <style:text-properties fo:font-size="12pt" fo:font-weight="bold" officeooo:rsid="00bf3d3d" fo:background-color="#ff9999" loext:char-shading-value="0" style:font-size-asian="12pt" style:font-weight-asian="bold" style:font-size-complex="12pt" style:font-weight-complex="bold"/>
    </style:style>
    <style:style style:name="T878" style:family="text">
      <style:text-properties fo:font-size="12pt" fo:font-weight="bold" officeooo:rsid="00bfc4da" fo:background-color="#ff9999" loext:char-shading-value="0" style:font-size-asian="12pt" style:font-weight-asian="bold" style:font-size-complex="12pt" style:font-weight-complex="bold"/>
    </style:style>
    <style:style style:name="T879" style:family="text">
      <style:text-properties fo:font-size="12pt" fo:font-weight="bold" fo:background-color="#ff99ff" loext:char-shading-value="0" style:font-size-asian="12pt" style:font-weight-asian="bold" style:font-size-complex="12pt" style:font-weight-complex="bold"/>
    </style:style>
    <style:style style:name="T880" style:family="text">
      <style:text-properties fo:font-size="12pt" fo:background-color="#ff9999" loext:char-shading-value="0" style:font-size-asian="12pt" style:font-size-complex="12pt"/>
    </style:style>
    <style:style style:name="T881" style:family="text">
      <style:text-properties fo:font-size="12pt" officeooo:rsid="00813dc5" fo:background-color="#ff9999" loext:char-shading-value="0" style:font-size-asian="12pt" style:font-size-complex="12pt"/>
    </style:style>
    <style:style style:name="T882" style:family="text">
      <style:text-properties fo:font-size="12pt" officeooo:rsid="0081d01c" fo:background-color="#ff9999" loext:char-shading-value="0" style:font-size-asian="12pt" style:font-size-complex="12pt"/>
    </style:style>
    <style:style style:name="T883" style:family="text">
      <style:text-properties fo:font-size="12pt" style:text-underline-style="solid" style:text-underline-width="auto" style:text-underline-color="font-color" style:font-size-asian="12pt" style:font-size-complex="12pt"/>
    </style:style>
    <style:style style:name="T884" style:family="text">
      <style:text-properties fo:font-size="12pt" style:text-underline-style="solid" style:text-underline-width="auto" style:text-underline-color="font-color" officeooo:rsid="00850254" style:font-size-asian="12pt" style:font-size-complex="12pt"/>
    </style:style>
    <style:style style:name="T885" style:family="text">
      <style:text-properties fo:font-size="12pt" style:text-underline-style="solid" style:text-underline-width="auto" style:text-underline-color="font-color" fo:font-weight="normal" fo:background-color="#ccccff" loext:char-shading-value="0" style:font-size-asian="12pt" style:font-weight-asian="normal" style:font-size-complex="12pt" style:font-weight-complex="normal"/>
    </style:style>
    <style:style style:name="T886" style:family="text">
      <style:text-properties fo:font-size="12pt" style:text-underline-style="solid" style:text-underline-width="auto" style:text-underline-color="font-color" fo:font-weight="normal" officeooo:rsid="008acc57" fo:background-color="#ccccff" loext:char-shading-value="0" style:font-size-asian="12pt" style:font-weight-asian="normal" style:font-size-complex="12pt" style:font-weight-complex="normal"/>
    </style:style>
    <style:style style:name="T887" style:family="text">
      <style:text-properties fo:font-size="12pt" style:text-underline-style="solid" style:text-underline-width="auto" style:text-underline-color="font-color" fo:font-weight="normal" fo:background-color="#ff99ff" loext:char-shading-value="0" style:font-size-asian="12pt" style:font-weight-asian="normal" style:font-size-complex="12pt" style:font-weight-complex="normal"/>
    </style:style>
    <style:style style:name="T888" style:family="text">
      <style:text-properties fo:font-size="12pt" style:text-underline-style="solid" style:text-underline-width="auto" style:text-underline-color="font-color" fo:font-weight="normal" fo:background-color="#66ffff" loext:char-shading-value="0" style:font-size-asian="12pt" style:font-weight-asian="normal" style:font-size-complex="12pt" style:font-weight-complex="normal"/>
    </style:style>
    <style:style style:name="T889" style:family="text">
      <style:text-properties fo:font-size="12pt" fo:background-color="#ccccff" loext:char-shading-value="0" style:font-size-asian="12pt" style:font-size-complex="12pt"/>
    </style:style>
    <style:style style:name="T890" style:family="text">
      <style:text-properties fo:font-size="12pt" officeooo:rsid="008e6f9d" fo:background-color="#ccccff" loext:char-shading-value="0" style:font-size-asian="12pt" style:font-size-complex="12pt"/>
    </style:style>
    <style:style style:name="T891" style:family="text">
      <style:text-properties fo:font-size="12pt" fo:language="es" fo:country="ES" fo:font-weight="normal" officeooo:rsid="006d67df" fo:background-color="#e6e6ff" loext:char-shading-value="0" style:font-size-asian="12pt" style:font-weight-asian="normal" style:font-size-complex="12pt" style:font-weight-complex="normal"/>
    </style:style>
    <style:style style:name="T892" style:family="text">
      <style:text-properties fo:font-size="12pt" fo:language="es" fo:country="ES" fo:font-weight="normal" officeooo:rsid="0099b657" fo:background-color="#e6e6ff" loext:char-shading-value="0" style:font-size-asian="12pt" style:font-weight-asian="normal" style:font-size-complex="12pt" style:font-weight-complex="normal"/>
    </style:style>
    <style:style style:name="T893" style:family="text">
      <style:text-properties fo:font-size="12pt" fo:language="es" fo:country="ES" fo:font-weight="normal" officeooo:rsid="008e6f9d" fo:background-color="#99cc66" loext:char-shading-value="0" style:font-size-asian="12pt" style:font-weight-asian="normal" style:font-size-complex="12pt" style:font-weight-complex="normal"/>
    </style:style>
    <style:style style:name="T894" style:family="text">
      <style:text-properties fo:font-size="12pt" fo:language="es" fo:country="ES" fo:font-weight="normal" officeooo:rsid="008e6f9d" fo:background-color="#cc9999" loext:char-shading-value="0" style:font-size-asian="12pt" style:font-weight-asian="normal" style:font-size-complex="12pt" style:font-weight-complex="normal"/>
    </style:style>
    <style:style style:name="T895" style:family="text">
      <style:text-properties fo:font-size="12pt" fo:language="es" fo:country="ES" fo:font-weight="normal" fo:background-color="#ccccff" loext:char-shading-value="0" style:font-size-asian="12pt" style:font-weight-asian="normal" style:font-size-complex="12pt" style:font-weight-complex="normal"/>
    </style:style>
    <style:style style:name="T896" style:family="text">
      <style:text-properties fo:font-size="12pt" fo:language="es" fo:country="ES" fo:font-weight="normal" officeooo:rsid="00a924f0" fo:background-color="#ccccff" loext:char-shading-value="0" style:font-size-asian="12pt" style:font-weight-asian="normal" style:font-size-complex="12pt" style:font-weight-complex="normal"/>
    </style:style>
    <style:style style:name="T897" style:family="text">
      <style:text-properties fo:font-size="12pt" fo:language="es" fo:country="ES" fo:font-weight="normal" officeooo:rsid="02b57a6f" fo:background-color="#99ffff" loext:char-shading-value="0" style:font-size-asian="12pt" style:font-weight-asian="normal" style:font-size-complex="12pt" style:font-weight-complex="normal"/>
    </style:style>
    <style:style style:name="T898" style:family="text">
      <style:text-properties fo:font-size="12pt" fo:language="es" fo:country="ES" fo:font-weight="normal" officeooo:rsid="0130a5a0" fo:background-color="#66ffff" loext:char-shading-value="0" style:font-size-asian="12pt" style:font-weight-asian="normal" style:font-size-complex="12pt" style:font-weight-complex="normal"/>
    </style:style>
    <style:style style:name="T899" style:family="text">
      <style:text-properties fo:font-size="12pt" fo:language="es" fo:country="ES" fo:font-weight="normal" officeooo:rsid="00c1c0f5" fo:background-color="#66ffff" loext:char-shading-value="0" style:font-size-asian="12pt" style:font-weight-asian="normal" style:font-size-complex="12pt" style:font-weight-complex="normal"/>
    </style:style>
    <style:style style:name="T900" style:family="text">
      <style:text-properties fo:font-size="12pt" fo:language="es" fo:country="ES" fo:font-weight="normal" officeooo:rsid="00c1c0f5" fo:background-color="#ccff66" loext:char-shading-value="0" style:font-size-asian="12pt" style:font-weight-asian="normal" style:font-size-complex="12pt" style:font-weight-complex="normal"/>
    </style:style>
    <style:style style:name="T901" style:family="text">
      <style:text-properties fo:font-size="12pt" fo:language="es" fo:country="ES" officeooo:rsid="00c1c0f5" fo:background-color="#ccff66" loext:char-shading-value="0" style:font-size-asian="12pt" style:font-size-complex="12pt"/>
    </style:style>
    <style:style style:name="T902" style:family="text">
      <style:text-properties fo:font-size="12pt" fo:language="en" fo:country="US" fo:font-weight="normal" officeooo:rsid="00a46200" fo:background-color="#99cc66" loext:char-shading-value="0" style:font-size-asian="12pt" style:font-weight-asian="normal" style:font-size-complex="12pt" style:font-weight-complex="normal"/>
    </style:style>
    <style:style style:name="T903" style:family="text">
      <style:text-properties fo:font-size="12pt" fo:language="en" fo:country="US" fo:font-weight="normal" officeooo:rsid="00bfc4da" style:font-size-asian="12pt" style:font-weight-asian="normal" style:font-size-complex="12pt" style:font-weight-complex="normal"/>
    </style:style>
    <style:style style:name="T904" style:family="text">
      <style:text-properties fo:font-size="12pt" fo:language="en" fo:country="US" fo:font-weight="normal" officeooo:rsid="00e00a7b" style:font-size-asian="12pt" style:font-weight-asian="normal" style:font-size-complex="12pt" style:font-weight-complex="normal"/>
    </style:style>
    <style:style style:name="T905" style:family="text">
      <style:text-properties fo:font-size="12pt" fo:language="en" fo:country="US" fo:font-weight="normal" officeooo:rsid="00e32ef2" style:font-size-asian="12pt" style:font-weight-asian="normal" style:font-size-complex="12pt" style:font-weight-complex="normal"/>
    </style:style>
    <style:style style:name="T906" style:family="text">
      <style:text-properties fo:font-size="12pt" fo:language="en" fo:country="US" fo:font-weight="normal" officeooo:rsid="00e48a99" style:font-size-asian="12pt" style:font-weight-asian="normal" style:font-size-complex="12pt" style:font-weight-complex="normal"/>
    </style:style>
    <style:style style:name="T907" style:family="text">
      <style:text-properties fo:font-size="12pt" fo:language="en" fo:country="US" fo:font-weight="normal" officeooo:rsid="00e50825" style:font-size-asian="12pt" style:font-weight-asian="normal" style:font-size-complex="12pt" style:font-weight-complex="normal"/>
    </style:style>
    <style:style style:name="T908" style:family="text">
      <style:text-properties fo:font-size="12pt" fo:language="en" fo:country="US" fo:font-weight="normal" officeooo:rsid="00e7ce7d" style:font-size-asian="12pt" style:font-weight-asian="normal" style:font-size-complex="12pt" style:font-weight-complex="normal"/>
    </style:style>
    <style:style style:name="T909" style:family="text">
      <style:text-properties fo:font-size="12pt" fo:language="en" fo:country="US" fo:font-weight="normal" officeooo:rsid="00ea775e" style:font-size-asian="12pt" style:font-weight-asian="normal" style:font-size-complex="12pt" style:font-weight-complex="normal"/>
    </style:style>
    <style:style style:name="T910" style:family="text">
      <style:text-properties fo:font-size="12pt" fo:language="en" fo:country="US" fo:font-weight="normal" officeooo:rsid="00ed11c8" style:font-size-asian="12pt" style:font-weight-asian="normal" style:font-size-complex="12pt" style:font-weight-complex="normal"/>
    </style:style>
    <style:style style:name="T911" style:family="text">
      <style:text-properties fo:font-size="12pt" fo:language="en" fo:country="US" fo:font-weight="normal" officeooo:rsid="00f1998e" style:font-size-asian="12pt" style:font-weight-asian="normal" style:font-size-complex="12pt" style:font-weight-complex="normal"/>
    </style:style>
    <style:style style:name="T912" style:family="text">
      <style:text-properties fo:font-size="12pt" fo:language="en" fo:country="US" fo:font-weight="normal" officeooo:rsid="00f52b7e" style:font-size-asian="12pt" style:font-weight-asian="normal" style:font-size-complex="12pt" style:font-weight-complex="normal"/>
    </style:style>
    <style:style style:name="T913" style:family="text">
      <style:text-properties fo:font-size="12pt" fo:language="en" fo:country="US" fo:font-weight="normal" officeooo:rsid="00f5d7e9" style:font-size-asian="12pt" style:font-weight-asian="normal" style:font-size-complex="12pt" style:font-weight-complex="normal"/>
    </style:style>
    <style:style style:name="T914" style:family="text">
      <style:text-properties fo:font-size="12pt" fo:language="en" fo:country="US" fo:font-weight="normal" officeooo:rsid="00f725ab" style:font-size-asian="12pt" style:font-weight-asian="normal" style:font-size-complex="12pt" style:font-weight-complex="normal"/>
    </style:style>
    <style:style style:name="T915" style:family="text">
      <style:text-properties fo:font-size="12pt" fo:language="en" fo:country="US" fo:font-weight="normal" officeooo:rsid="00f91732" style:font-size-asian="12pt" style:font-weight-asian="normal" style:font-size-complex="12pt" style:font-weight-complex="normal"/>
    </style:style>
    <style:style style:name="T916" style:family="text">
      <style:text-properties fo:font-size="12pt" fo:language="en" fo:country="US" fo:font-weight="normal" officeooo:rsid="00f91a45" style:font-size-asian="12pt" style:font-weight-asian="normal" style:font-size-complex="12pt" style:font-weight-complex="normal"/>
    </style:style>
    <style:style style:name="T917" style:family="text">
      <style:text-properties fo:font-size="12pt" fo:language="en" fo:country="US" fo:font-weight="normal" officeooo:rsid="01009326" style:font-size-asian="12pt" style:font-weight-asian="normal" style:font-size-complex="12pt" style:font-weight-complex="normal"/>
    </style:style>
    <style:style style:name="T918" style:family="text">
      <style:text-properties fo:font-size="12pt" fo:language="en" fo:country="US" fo:font-weight="normal" officeooo:rsid="010284a4" style:font-size-asian="12pt" style:font-weight-asian="normal" style:font-size-complex="12pt" style:font-weight-complex="normal"/>
    </style:style>
    <style:style style:name="T919" style:family="text">
      <style:text-properties fo:font-size="12pt" fo:language="en" fo:country="US" fo:font-weight="normal" officeooo:rsid="010382d5" style:font-size-asian="12pt" style:font-weight-asian="normal" style:font-size-complex="12pt" style:font-weight-complex="normal"/>
    </style:style>
    <style:style style:name="T920" style:family="text">
      <style:text-properties fo:font-size="12pt" fo:language="en" fo:country="US" fo:font-weight="normal" officeooo:rsid="01047e40" style:font-size-asian="12pt" style:font-weight-asian="normal" style:font-size-complex="12pt" style:font-weight-complex="normal"/>
    </style:style>
    <style:style style:name="T921" style:family="text">
      <style:text-properties fo:font-size="12pt" fo:language="en" fo:country="US" fo:font-weight="normal" officeooo:rsid="01066880" style:font-size-asian="12pt" style:font-weight-asian="normal" style:font-size-complex="12pt" style:font-weight-complex="normal"/>
    </style:style>
    <style:style style:name="T922" style:family="text">
      <style:text-properties fo:font-size="12pt" fo:language="en" fo:country="US" fo:font-weight="normal" officeooo:rsid="0107c746" style:font-size-asian="12pt" style:font-weight-asian="normal" style:font-size-complex="12pt" style:font-weight-complex="normal"/>
    </style:style>
    <style:style style:name="T923" style:family="text">
      <style:text-properties fo:font-size="12pt" fo:language="en" fo:country="US" fo:font-weight="normal" officeooo:rsid="0108171e" style:font-size-asian="12pt" style:font-weight-asian="normal" style:font-size-complex="12pt" style:font-weight-complex="normal"/>
    </style:style>
    <style:style style:name="T924" style:family="text">
      <style:text-properties fo:font-size="12pt" fo:language="en" fo:country="US" fo:font-weight="normal" officeooo:rsid="010999d3" style:font-size-asian="12pt" style:font-weight-asian="normal" style:font-size-complex="12pt" style:font-weight-complex="normal"/>
    </style:style>
    <style:style style:name="T925" style:family="text">
      <style:text-properties fo:font-size="12pt" fo:language="en" fo:country="US" fo:font-weight="normal" officeooo:rsid="010a9e79" style:font-size-asian="12pt" style:font-weight-asian="normal" style:font-size-complex="12pt" style:font-weight-complex="normal"/>
    </style:style>
    <style:style style:name="T926" style:family="text">
      <style:text-properties fo:font-size="12pt" fo:language="en" fo:country="US" fo:font-weight="normal" officeooo:rsid="010ab189" style:font-size-asian="12pt" style:font-weight-asian="normal" style:font-size-complex="12pt" style:font-weight-complex="normal"/>
    </style:style>
    <style:style style:name="T927" style:family="text">
      <style:text-properties fo:font-size="12pt" fo:language="en" fo:country="US" fo:font-weight="normal" officeooo:rsid="010d02b4" style:font-size-asian="12pt" style:font-weight-asian="normal" style:font-size-complex="12pt" style:font-weight-complex="normal"/>
    </style:style>
    <style:style style:name="T928" style:family="text">
      <style:text-properties fo:font-size="12pt" fo:language="en" fo:country="US" fo:font-weight="normal" officeooo:rsid="010fe16a" style:font-size-asian="12pt" style:font-weight-asian="normal" style:font-size-complex="12pt" style:font-weight-complex="normal"/>
    </style:style>
    <style:style style:name="T929" style:family="text">
      <style:text-properties fo:font-size="12pt" fo:language="en" fo:country="US" fo:font-weight="normal" officeooo:rsid="01109663" style:font-size-asian="12pt" style:font-weight-asian="normal" style:font-size-complex="12pt" style:font-weight-complex="normal"/>
    </style:style>
    <style:style style:name="T930" style:family="text">
      <style:text-properties fo:font-size="12pt" fo:language="en" fo:country="US" fo:font-weight="normal" officeooo:rsid="01120b30" style:font-size-asian="12pt" style:font-weight-asian="normal" style:font-size-complex="12pt" style:font-weight-complex="normal"/>
    </style:style>
    <style:style style:name="T931" style:family="text">
      <style:text-properties fo:font-size="12pt" fo:language="en" fo:country="US" fo:font-weight="normal" officeooo:rsid="0115e9cd" style:font-size-asian="12pt" style:font-weight-asian="normal" style:font-size-complex="12pt" style:font-weight-complex="normal"/>
    </style:style>
    <style:style style:name="T932" style:family="text">
      <style:text-properties fo:font-size="12pt" fo:language="en" fo:country="US" fo:font-weight="normal" officeooo:rsid="0119131f" style:font-size-asian="12pt" style:font-weight-asian="normal" style:font-size-complex="12pt" style:font-weight-complex="normal"/>
    </style:style>
    <style:style style:name="T933" style:family="text">
      <style:text-properties fo:font-size="12pt" fo:language="en" fo:country="US" fo:font-weight="normal" officeooo:rsid="011a8be3" style:font-size-asian="12pt" style:font-weight-asian="normal" style:font-size-complex="12pt" style:font-weight-complex="normal"/>
    </style:style>
    <style:style style:name="T934" style:family="text">
      <style:text-properties fo:font-size="12pt" fo:language="en" fo:country="US" fo:font-weight="normal" officeooo:rsid="011c0190" style:font-size-asian="12pt" style:font-weight-asian="normal" style:font-size-complex="12pt" style:font-weight-complex="normal"/>
    </style:style>
    <style:style style:name="T935" style:family="text">
      <style:text-properties fo:font-size="12pt" fo:language="en" fo:country="US" fo:font-weight="normal" officeooo:rsid="011e5bfc" style:font-size-asian="12pt" style:font-weight-asian="normal" style:font-size-complex="12pt" style:font-weight-complex="normal"/>
    </style:style>
    <style:style style:name="T936" style:family="text">
      <style:text-properties fo:font-size="12pt" fo:language="en" fo:country="US" fo:font-weight="normal" officeooo:rsid="011f4f4f" style:font-size-asian="12pt" style:font-weight-asian="normal" style:font-size-complex="12pt" style:font-weight-complex="normal"/>
    </style:style>
    <style:style style:name="T937" style:family="text">
      <style:text-properties fo:font-size="12pt" fo:language="en" fo:country="US" fo:font-weight="normal" officeooo:rsid="01204cf8" style:font-size-asian="12pt" style:font-weight-asian="normal" style:font-size-complex="12pt" style:font-weight-complex="normal"/>
    </style:style>
    <style:style style:name="T938" style:family="text">
      <style:text-properties fo:font-size="12pt" fo:language="en" fo:country="US" fo:font-weight="normal" officeooo:rsid="0122f255" style:font-size-asian="12pt" style:font-weight-asian="normal" style:font-size-complex="12pt" style:font-weight-complex="normal"/>
    </style:style>
    <style:style style:name="T939" style:family="text">
      <style:text-properties fo:font-size="12pt" fo:language="en" fo:country="US" fo:font-weight="normal" officeooo:rsid="01245f73" style:font-size-asian="12pt" style:font-weight-asian="normal" style:font-size-complex="12pt" style:font-weight-complex="normal"/>
    </style:style>
    <style:style style:name="T940" style:family="text">
      <style:text-properties fo:font-size="12pt" fo:language="en" fo:country="US" fo:font-weight="normal" officeooo:rsid="0124a0bc" style:font-size-asian="12pt" style:font-weight-asian="normal" style:font-size-complex="12pt" style:font-weight-complex="normal"/>
    </style:style>
    <style:style style:name="T941" style:family="text">
      <style:text-properties fo:font-size="12pt" fo:language="en" fo:country="US" fo:font-weight="normal" officeooo:rsid="01252cc0" style:font-size-asian="12pt" style:font-weight-asian="normal" style:font-size-complex="12pt" style:font-weight-complex="normal"/>
    </style:style>
    <style:style style:name="T942" style:family="text">
      <style:text-properties fo:font-size="12pt" fo:language="en" fo:country="US" fo:font-weight="normal" officeooo:rsid="012629e6" style:font-size-asian="12pt" style:font-weight-asian="normal" style:font-size-complex="12pt" style:font-weight-complex="normal"/>
    </style:style>
    <style:style style:name="T943" style:family="text">
      <style:text-properties fo:font-size="12pt" fo:language="en" fo:country="US" fo:font-weight="normal" officeooo:rsid="01273d27" style:font-size-asian="12pt" style:font-weight-asian="normal" style:font-size-complex="12pt" style:font-weight-complex="normal"/>
    </style:style>
    <style:style style:name="T944" style:family="text">
      <style:text-properties fo:font-size="12pt" fo:language="en" fo:country="US" fo:font-weight="normal" officeooo:rsid="0139812c" style:font-size-asian="12pt" style:font-weight-asian="normal" style:font-size-complex="12pt" style:font-weight-complex="normal"/>
    </style:style>
    <style:style style:name="T945" style:family="text">
      <style:text-properties fo:font-size="12pt" fo:language="en" fo:country="US" fo:font-weight="normal" officeooo:rsid="02ad4509" style:font-size-asian="12pt" style:font-weight-asian="normal" style:font-size-complex="12pt" style:font-weight-complex="normal"/>
    </style:style>
    <style:style style:name="T946" style:family="text">
      <style:text-properties fo:font-size="12pt" fo:language="en" fo:country="US" fo:font-weight="normal" officeooo:rsid="02ae1222" style:font-size-asian="12pt" style:font-weight-asian="normal" style:font-size-complex="12pt" style:font-weight-complex="normal"/>
    </style:style>
    <style:style style:name="T947" style:family="text">
      <style:text-properties fo:font-size="12pt" fo:language="en" fo:country="US" fo:font-weight="normal" officeooo:rsid="02b04e9c" style:font-size-asian="12pt" style:font-weight-asian="normal" style:font-size-complex="12pt" style:font-weight-complex="normal"/>
    </style:style>
    <style:style style:name="T948" style:family="text">
      <style:text-properties fo:font-size="12pt" fo:language="en" fo:country="US" fo:font-weight="normal" officeooo:rsid="02b57a6f" style:font-size-asian="12pt" style:font-weight-asian="normal" style:font-size-complex="12pt" style:font-weight-complex="normal"/>
    </style:style>
    <style:style style:name="T949" style:family="text">
      <style:text-properties fo:font-size="12pt" fo:language="en" fo:country="US" fo:font-weight="normal" officeooo:rsid="02b6920a" style:font-size-asian="12pt" style:font-weight-asian="normal" style:font-size-complex="12pt" style:font-weight-complex="normal"/>
    </style:style>
    <style:style style:name="T950" style:family="text">
      <style:text-properties fo:font-size="12pt" fo:language="en" fo:country="US" fo:font-weight="normal" officeooo:rsid="02b7370c" style:font-size-asian="12pt" style:font-weight-asian="normal" style:font-size-complex="12pt" style:font-weight-complex="normal"/>
    </style:style>
    <style:style style:name="T951" style:family="text">
      <style:text-properties fo:font-size="12pt" fo:language="en" fo:country="US" fo:font-weight="normal" officeooo:rsid="02b8409b" style:font-size-asian="12pt" style:font-weight-asian="normal" style:font-size-complex="12pt" style:font-weight-complex="normal"/>
    </style:style>
    <style:style style:name="T952" style:family="text">
      <style:text-properties fo:font-size="12pt" fo:language="en" fo:country="US" fo:font-weight="normal" officeooo:rsid="02ba343d" style:font-size-asian="12pt" style:font-weight-asian="normal" style:font-size-complex="12pt" style:font-weight-complex="normal"/>
    </style:style>
    <style:style style:name="T953" style:family="text">
      <style:text-properties fo:font-size="12pt" fo:language="en" fo:country="US" fo:font-weight="normal" officeooo:rsid="02bb01d5" style:font-size-asian="12pt" style:font-weight-asian="normal" style:font-size-complex="12pt" style:font-weight-complex="normal"/>
    </style:style>
    <style:style style:name="T954" style:family="text">
      <style:text-properties fo:font-size="12pt" fo:language="en" fo:country="US" fo:font-weight="normal" officeooo:rsid="02be161a" style:font-size-asian="12pt" style:font-weight-asian="normal" style:font-size-complex="12pt" style:font-weight-complex="normal"/>
    </style:style>
    <style:style style:name="T955" style:family="text">
      <style:text-properties fo:font-size="12pt" fo:language="en" fo:country="US" fo:font-weight="normal" officeooo:rsid="02c0229e" style:font-size-asian="12pt" style:font-weight-asian="normal" style:font-size-complex="12pt" style:font-weight-complex="normal"/>
    </style:style>
    <style:style style:name="T956" style:family="text">
      <style:text-properties fo:font-size="12pt" fo:language="en" fo:country="US" fo:font-weight="normal" officeooo:rsid="033ec8c5" style:font-size-asian="12pt" style:font-weight-asian="normal" style:font-size-complex="12pt" style:font-weight-complex="normal"/>
    </style:style>
    <style:style style:name="T957" style:family="text">
      <style:text-properties fo:font-size="12pt" fo:language="en" fo:country="US" fo:font-weight="normal" officeooo:rsid="0341194f" style:font-size-asian="12pt" style:font-weight-asian="normal" style:font-size-complex="12pt" style:font-weight-complex="normal"/>
    </style:style>
    <style:style style:name="T958" style:family="text">
      <style:text-properties fo:font-size="12pt" fo:language="en" fo:country="US" fo:font-weight="normal" officeooo:rsid="03435761" style:font-size-asian="12pt" style:font-weight-asian="normal" style:font-size-complex="12pt" style:font-weight-complex="normal"/>
    </style:style>
    <style:style style:name="T959" style:family="text">
      <style:text-properties fo:font-size="12pt" fo:language="en" fo:country="US" fo:font-weight="normal" officeooo:rsid="00bfc4da" fo:background-color="#66ffff" loext:char-shading-value="0" style:font-size-asian="12pt" style:font-weight-asian="normal" style:font-size-complex="12pt" style:font-weight-complex="normal"/>
    </style:style>
    <style:style style:name="T960" style:family="text">
      <style:text-properties fo:font-size="12pt" fo:language="en" fo:country="US" fo:font-weight="normal" officeooo:rsid="00ccc79e" fo:background-color="#66ffff" loext:char-shading-value="0" style:font-size-asian="12pt" style:font-weight-asian="normal" style:font-size-complex="12pt" style:font-weight-complex="normal"/>
    </style:style>
    <style:style style:name="T961" style:family="text">
      <style:text-properties fo:font-size="12pt" fo:language="en" fo:country="US" fo:font-weight="normal" officeooo:rsid="00ce201e" fo:background-color="#66ffff" loext:char-shading-value="0" style:font-size-asian="12pt" style:font-weight-asian="normal" style:font-size-complex="12pt" style:font-weight-complex="normal"/>
    </style:style>
    <style:style style:name="T962" style:family="text">
      <style:text-properties fo:font-size="12pt" fo:language="en" fo:country="US" fo:font-weight="normal" officeooo:rsid="00cebb6a" fo:background-color="#66ffff" loext:char-shading-value="0" style:font-size-asian="12pt" style:font-weight-asian="normal" style:font-size-complex="12pt" style:font-weight-complex="normal"/>
    </style:style>
    <style:style style:name="T963" style:family="text">
      <style:text-properties fo:font-size="12pt" fo:language="en" fo:country="US" fo:font-weight="normal" officeooo:rsid="00d98223" fo:background-color="#66ffff" loext:char-shading-value="0" style:font-size-asian="12pt" style:font-weight-asian="normal" style:font-size-complex="12pt" style:font-weight-complex="normal"/>
    </style:style>
    <style:style style:name="T964" style:family="text">
      <style:text-properties fo:font-size="12pt" fo:language="en" fo:country="US" fo:font-weight="normal" officeooo:rsid="00dadc89" fo:background-color="#66ffff" loext:char-shading-value="0" style:font-size-asian="12pt" style:font-weight-asian="normal" style:font-size-complex="12pt" style:font-weight-complex="normal"/>
    </style:style>
    <style:style style:name="T965" style:family="text">
      <style:text-properties fo:font-size="12pt" fo:language="en" fo:country="US" fo:font-weight="normal" officeooo:rsid="029a5d3f" fo:background-color="#66ffff" loext:char-shading-value="0" style:font-size-asian="12pt" style:font-weight-asian="normal" style:font-size-complex="12pt" style:font-weight-complex="normal"/>
    </style:style>
    <style:style style:name="T966" style:family="text">
      <style:text-properties fo:font-size="12pt" fo:language="en" fo:country="US" fo:font-weight="normal" officeooo:rsid="029aa935" fo:background-color="#66ffff" loext:char-shading-value="0" style:font-size-asian="12pt" style:font-weight-asian="normal" style:font-size-complex="12pt" style:font-weight-complex="normal"/>
    </style:style>
    <style:style style:name="T967" style:family="text">
      <style:text-properties fo:font-size="12pt" fo:language="en" fo:country="US" fo:font-weight="normal" officeooo:rsid="02a2b031" fo:background-color="#66ffff" loext:char-shading-value="0" style:font-size-asian="12pt" style:font-weight-asian="normal" style:font-size-complex="12pt" style:font-weight-complex="normal"/>
    </style:style>
    <style:style style:name="T968" style:family="text">
      <style:text-properties fo:font-size="12pt" fo:language="en" fo:country="US" fo:font-weight="normal" officeooo:rsid="02a3b335" fo:background-color="#66ffff" loext:char-shading-value="0" style:font-size-asian="12pt" style:font-weight-asian="normal" style:font-size-complex="12pt" style:font-weight-complex="normal"/>
    </style:style>
    <style:style style:name="T969" style:family="text">
      <style:text-properties fo:font-size="12pt" fo:language="en" fo:country="US" fo:font-weight="normal" officeooo:rsid="033735b1" fo:background-color="#66ffff" loext:char-shading-value="0" style:font-size-asian="12pt" style:font-weight-asian="normal" style:font-size-complex="12pt" style:font-weight-complex="normal"/>
    </style:style>
    <style:style style:name="T970" style:family="text">
      <style:text-properties fo:font-size="12pt" fo:language="en" fo:country="US" fo:font-weight="normal" officeooo:rsid="01273d27" fo:background-color="#99ffff" loext:char-shading-value="0" style:font-size-asian="12pt" style:font-weight-asian="normal" style:font-size-complex="12pt" style:font-weight-complex="normal"/>
    </style:style>
    <style:style style:name="T971" style:family="text">
      <style:text-properties fo:font-size="12pt" fo:language="en" fo:country="US" fo:font-weight="normal" officeooo:rsid="01278838" fo:background-color="#99ffff" loext:char-shading-value="0" style:font-size-asian="12pt" style:font-weight-asian="normal" style:font-size-complex="12pt" style:font-weight-complex="normal"/>
    </style:style>
    <style:style style:name="T972" style:family="text">
      <style:text-properties fo:font-size="12pt" fo:language="en" fo:country="US" fo:font-weight="normal" officeooo:rsid="012a36c1" fo:background-color="#99ffff" loext:char-shading-value="0" style:font-size-asian="12pt" style:font-weight-asian="normal" style:font-size-complex="12pt" style:font-weight-complex="normal"/>
    </style:style>
    <style:style style:name="T973" style:family="text">
      <style:text-properties fo:font-size="12pt" fo:language="en" fo:country="US" fo:font-weight="normal" officeooo:rsid="012cda8d" fo:background-color="#99ffff" loext:char-shading-value="0" style:font-size-asian="12pt" style:font-weight-asian="normal" style:font-size-complex="12pt" style:font-weight-complex="normal"/>
    </style:style>
    <style:style style:name="T974" style:family="text">
      <style:text-properties fo:font-size="12pt" fo:language="en" fo:country="US" fo:font-weight="normal" officeooo:rsid="012ed468" fo:background-color="#99ffff" loext:char-shading-value="0" style:font-size-asian="12pt" style:font-weight-asian="normal" style:font-size-complex="12pt" style:font-weight-complex="normal"/>
    </style:style>
    <style:style style:name="T975" style:family="text">
      <style:text-properties fo:font-size="12pt" fo:language="en" fo:country="US" fo:font-weight="normal" officeooo:rsid="01318b80" fo:background-color="#99ffff" loext:char-shading-value="0" style:font-size-asian="12pt" style:font-weight-asian="normal" style:font-size-complex="12pt" style:font-weight-complex="normal"/>
    </style:style>
    <style:style style:name="T976" style:family="text">
      <style:text-properties fo:font-size="12pt" fo:language="en" fo:country="US" fo:font-weight="normal" officeooo:rsid="01421607" fo:background-color="#99ffff" loext:char-shading-value="0" style:font-size-asian="12pt" style:font-weight-asian="normal" style:font-size-complex="12pt" style:font-weight-complex="normal"/>
    </style:style>
    <style:style style:name="T977" style:family="text">
      <style:text-properties fo:font-size="12pt" fo:language="en" fo:country="US" fo:font-weight="normal" officeooo:rsid="01439e91" fo:background-color="#99ffff" loext:char-shading-value="0" style:font-size-asian="12pt" style:font-weight-asian="normal" style:font-size-complex="12pt" style:font-weight-complex="normal"/>
    </style:style>
    <style:style style:name="T978" style:family="text">
      <style:text-properties fo:font-size="12pt" fo:language="en" fo:country="US" fo:font-weight="normal" officeooo:rsid="014b864c" fo:background-color="#99ffff" loext:char-shading-value="0" style:font-size-asian="12pt" style:font-weight-asian="normal" style:font-size-complex="12pt" style:font-weight-complex="normal"/>
    </style:style>
    <style:style style:name="T979" style:family="text">
      <style:text-properties fo:font-size="12pt" fo:language="en" fo:country="US" fo:font-weight="normal" officeooo:rsid="014bdb5a" fo:background-color="#99ffff" loext:char-shading-value="0" style:font-size-asian="12pt" style:font-weight-asian="normal" style:font-size-complex="12pt" style:font-weight-complex="normal"/>
    </style:style>
    <style:style style:name="T980" style:family="text">
      <style:text-properties fo:font-size="12pt" fo:language="en" fo:country="US" fo:font-weight="normal" officeooo:rsid="014c959d" fo:background-color="#99ffff" loext:char-shading-value="0" style:font-size-asian="12pt" style:font-weight-asian="normal" style:font-size-complex="12pt" style:font-weight-complex="normal"/>
    </style:style>
    <style:style style:name="T981" style:family="text">
      <style:text-properties fo:font-size="12pt" fo:language="en" fo:country="US" fo:font-weight="normal" officeooo:rsid="014ff419" fo:background-color="#99ffff" loext:char-shading-value="0" style:font-size-asian="12pt" style:font-weight-asian="normal" style:font-size-complex="12pt" style:font-weight-complex="normal"/>
    </style:style>
    <style:style style:name="T982" style:family="text">
      <style:text-properties fo:font-size="12pt" fo:language="en" fo:country="US" fo:font-weight="normal" officeooo:rsid="015270da" fo:background-color="#99ffff" loext:char-shading-value="0" style:font-size-asian="12pt" style:font-weight-asian="normal" style:font-size-complex="12pt" style:font-weight-complex="normal"/>
    </style:style>
    <style:style style:name="T983" style:family="text">
      <style:text-properties fo:font-size="12pt" fo:language="en" fo:country="US" fo:font-weight="normal" officeooo:rsid="01541b4f" fo:background-color="#99ffff" loext:char-shading-value="0" style:font-size-asian="12pt" style:font-weight-asian="normal" style:font-size-complex="12pt" style:font-weight-complex="normal"/>
    </style:style>
    <style:style style:name="T984" style:family="text">
      <style:text-properties fo:font-size="12pt" fo:language="en" fo:country="US" fo:font-weight="normal" officeooo:rsid="01547200" fo:background-color="#99ffff" loext:char-shading-value="0" style:font-size-asian="12pt" style:font-weight-asian="normal" style:font-size-complex="12pt" style:font-weight-complex="normal"/>
    </style:style>
    <style:style style:name="T985" style:family="text">
      <style:text-properties fo:font-size="12pt" fo:language="en" fo:country="US" fo:font-weight="normal" officeooo:rsid="01577276" fo:background-color="#99ffff" loext:char-shading-value="0" style:font-size-asian="12pt" style:font-weight-asian="normal" style:font-size-complex="12pt" style:font-weight-complex="normal"/>
    </style:style>
    <style:style style:name="T986" style:family="text">
      <style:text-properties fo:font-size="12pt" fo:language="en" fo:country="US" fo:font-weight="normal" officeooo:rsid="0158af67" fo:background-color="#99ffff" loext:char-shading-value="0" style:font-size-asian="12pt" style:font-weight-asian="normal" style:font-size-complex="12pt" style:font-weight-complex="normal"/>
    </style:style>
    <style:style style:name="T987" style:family="text">
      <style:text-properties fo:font-size="12pt" fo:language="en" fo:country="US" fo:font-weight="normal" officeooo:rsid="015938c5" fo:background-color="#99ffff" loext:char-shading-value="0" style:font-size-asian="12pt" style:font-weight-asian="normal" style:font-size-complex="12pt" style:font-weight-complex="normal"/>
    </style:style>
    <style:style style:name="T988" style:family="text">
      <style:text-properties fo:font-size="12pt" fo:language="en" fo:country="US" fo:font-weight="normal" officeooo:rsid="0159ef77" fo:background-color="#99ffff" loext:char-shading-value="0" style:font-size-asian="12pt" style:font-weight-asian="normal" style:font-size-complex="12pt" style:font-weight-complex="normal"/>
    </style:style>
    <style:style style:name="T989" style:family="text">
      <style:text-properties fo:font-size="12pt" fo:language="en" fo:country="US" fo:font-weight="normal" officeooo:rsid="015b11dc" fo:background-color="#99ffff" loext:char-shading-value="0" style:font-size-asian="12pt" style:font-weight-asian="normal" style:font-size-complex="12pt" style:font-weight-complex="normal"/>
    </style:style>
    <style:style style:name="T990" style:family="text">
      <style:text-properties fo:font-size="12pt" fo:language="en" fo:country="US" fo:font-weight="normal" officeooo:rsid="015b8114" fo:background-color="#99ffff" loext:char-shading-value="0" style:font-size-asian="12pt" style:font-weight-asian="normal" style:font-size-complex="12pt" style:font-weight-complex="normal"/>
    </style:style>
    <style:style style:name="T991" style:family="text">
      <style:text-properties fo:font-size="12pt" fo:language="en" fo:country="US" fo:font-weight="normal" officeooo:rsid="01619e90" fo:background-color="#99ffff" loext:char-shading-value="0" style:font-size-asian="12pt" style:font-weight-asian="normal" style:font-size-complex="12pt" style:font-weight-complex="normal"/>
    </style:style>
    <style:style style:name="T992" style:family="text">
      <style:text-properties fo:font-size="12pt" fo:language="en" fo:country="US" fo:font-weight="normal" officeooo:rsid="01637b66" fo:background-color="#99ffff" loext:char-shading-value="0" style:font-size-asian="12pt" style:font-weight-asian="normal" style:font-size-complex="12pt" style:font-weight-complex="normal"/>
    </style:style>
    <style:style style:name="T993" style:family="text">
      <style:text-properties fo:font-size="12pt" fo:language="en" fo:country="US" fo:font-weight="normal" officeooo:rsid="0164132f" fo:background-color="#99ffff" loext:char-shading-value="0" style:font-size-asian="12pt" style:font-weight-asian="normal" style:font-size-complex="12pt" style:font-weight-complex="normal"/>
    </style:style>
    <style:style style:name="T994" style:family="text">
      <style:text-properties fo:font-size="12pt" fo:language="en" fo:country="US" fo:font-weight="normal" officeooo:rsid="0165c4e0" fo:background-color="#99ffff" loext:char-shading-value="0" style:font-size-asian="12pt" style:font-weight-asian="normal" style:font-size-complex="12pt" style:font-weight-complex="normal"/>
    </style:style>
    <style:style style:name="T995" style:family="text">
      <style:text-properties fo:font-size="12pt" fo:language="en" fo:country="US" fo:font-weight="normal" officeooo:rsid="0166062a" fo:background-color="#99ffff" loext:char-shading-value="0" style:font-size-asian="12pt" style:font-weight-asian="normal" style:font-size-complex="12pt" style:font-weight-complex="normal"/>
    </style:style>
    <style:style style:name="T996" style:family="text">
      <style:text-properties fo:font-size="12pt" fo:language="en" fo:country="US" fo:font-weight="normal" officeooo:rsid="01666928" fo:background-color="#99ffff" loext:char-shading-value="0" style:font-size-asian="12pt" style:font-weight-asian="normal" style:font-size-complex="12pt" style:font-weight-complex="normal"/>
    </style:style>
    <style:style style:name="T997" style:family="text">
      <style:text-properties fo:font-size="12pt" fo:language="en" fo:country="US" fo:font-weight="normal" officeooo:rsid="0167bc85" fo:background-color="#99ffff" loext:char-shading-value="0" style:font-size-asian="12pt" style:font-weight-asian="normal" style:font-size-complex="12pt" style:font-weight-complex="normal"/>
    </style:style>
    <style:style style:name="T998" style:family="text">
      <style:text-properties fo:font-size="12pt" fo:language="en" fo:country="US" fo:font-weight="normal" officeooo:rsid="0167f0e8" fo:background-color="#99ffff" loext:char-shading-value="0" style:font-size-asian="12pt" style:font-weight-asian="normal" style:font-size-complex="12pt" style:font-weight-complex="normal"/>
    </style:style>
    <style:style style:name="T999" style:family="text">
      <style:text-properties fo:font-size="12pt" fo:language="en" fo:country="US" fo:font-weight="normal" officeooo:rsid="016925c3" fo:background-color="#99ffff" loext:char-shading-value="0" style:font-size-asian="12pt" style:font-weight-asian="normal" style:font-size-complex="12pt" style:font-weight-complex="normal"/>
    </style:style>
    <style:style style:name="T1000" style:family="text">
      <style:text-properties fo:font-size="12pt" fo:language="en" fo:country="US" fo:font-weight="normal" officeooo:rsid="016a81f9" fo:background-color="#99ffff" loext:char-shading-value="0" style:font-size-asian="12pt" style:font-weight-asian="normal" style:font-size-complex="12pt" style:font-weight-complex="normal"/>
    </style:style>
    <style:style style:name="T1001" style:family="text">
      <style:text-properties fo:font-size="12pt" fo:language="en" fo:country="US" fo:font-weight="normal" officeooo:rsid="016ac932" fo:background-color="#99ffff" loext:char-shading-value="0" style:font-size-asian="12pt" style:font-weight-asian="normal" style:font-size-complex="12pt" style:font-weight-complex="normal"/>
    </style:style>
    <style:style style:name="T1002" style:family="text">
      <style:text-properties fo:font-size="12pt" fo:language="en" fo:country="US" fo:font-weight="normal" officeooo:rsid="016b8be0" fo:background-color="#99ffff" loext:char-shading-value="0" style:font-size-asian="12pt" style:font-weight-asian="normal" style:font-size-complex="12pt" style:font-weight-complex="normal"/>
    </style:style>
    <style:style style:name="T1003" style:family="text">
      <style:text-properties fo:font-size="12pt" fo:language="en" fo:country="US" fo:font-weight="normal" officeooo:rsid="016dba62" fo:background-color="#99ffff" loext:char-shading-value="0" style:font-size-asian="12pt" style:font-weight-asian="normal" style:font-size-complex="12pt" style:font-weight-complex="normal"/>
    </style:style>
    <style:style style:name="T1004" style:family="text">
      <style:text-properties fo:font-size="12pt" fo:language="en" fo:country="US" fo:font-weight="normal" officeooo:rsid="016f919d" fo:background-color="#99ffff" loext:char-shading-value="0" style:font-size-asian="12pt" style:font-weight-asian="normal" style:font-size-complex="12pt" style:font-weight-complex="normal"/>
    </style:style>
    <style:style style:name="T1005" style:family="text">
      <style:text-properties fo:font-size="12pt" fo:language="en" fo:country="US" fo:font-weight="normal" officeooo:rsid="01700920" fo:background-color="#99ffff" loext:char-shading-value="0" style:font-size-asian="12pt" style:font-weight-asian="normal" style:font-size-complex="12pt" style:font-weight-complex="normal"/>
    </style:style>
    <style:style style:name="T1006" style:family="text">
      <style:text-properties fo:font-size="12pt" fo:language="en" fo:country="US" fo:font-weight="normal" officeooo:rsid="01719adc" fo:background-color="#99ffff" loext:char-shading-value="0" style:font-size-asian="12pt" style:font-weight-asian="normal" style:font-size-complex="12pt" style:font-weight-complex="normal"/>
    </style:style>
    <style:style style:name="T1007" style:family="text">
      <style:text-properties fo:font-size="12pt" fo:language="en" fo:country="US" fo:font-weight="normal" officeooo:rsid="01758ad4" fo:background-color="#99ffff" loext:char-shading-value="0" style:font-size-asian="12pt" style:font-weight-asian="normal" style:font-size-complex="12pt" style:font-weight-complex="normal"/>
    </style:style>
    <style:style style:name="T1008" style:family="text">
      <style:text-properties fo:font-size="12pt" fo:language="en" fo:country="US" fo:font-weight="normal" officeooo:rsid="0178a33b" fo:background-color="#99ffff" loext:char-shading-value="0" style:font-size-asian="12pt" style:font-weight-asian="normal" style:font-size-complex="12pt" style:font-weight-complex="normal"/>
    </style:style>
    <style:style style:name="T1009" style:family="text">
      <style:text-properties fo:font-size="12pt" fo:language="en" fo:country="US" fo:font-weight="normal" officeooo:rsid="017b32cb" fo:background-color="#99ffff" loext:char-shading-value="0" style:font-size-asian="12pt" style:font-weight-asian="normal" style:font-size-complex="12pt" style:font-weight-complex="normal"/>
    </style:style>
    <style:style style:name="T1010" style:family="text">
      <style:text-properties fo:font-size="12pt" fo:language="en" fo:country="US" fo:font-weight="normal" officeooo:rsid="017bb9f0" fo:background-color="#99ffff" loext:char-shading-value="0" style:font-size-asian="12pt" style:font-weight-asian="normal" style:font-size-complex="12pt" style:font-weight-complex="normal"/>
    </style:style>
    <style:style style:name="T1011" style:family="text">
      <style:text-properties fo:font-size="12pt" fo:language="en" fo:country="US" fo:font-weight="normal" officeooo:rsid="017c555c" fo:background-color="#99ffff" loext:char-shading-value="0" style:font-size-asian="12pt" style:font-weight-asian="normal" style:font-size-complex="12pt" style:font-weight-complex="normal"/>
    </style:style>
    <style:style style:name="T1012" style:family="text">
      <style:text-properties fo:font-size="12pt" fo:language="en" fo:country="US" fo:font-weight="normal" officeooo:rsid="017cfb9d" fo:background-color="#99ffff" loext:char-shading-value="0" style:font-size-asian="12pt" style:font-weight-asian="normal" style:font-size-complex="12pt" style:font-weight-complex="normal"/>
    </style:style>
    <style:style style:name="T1013" style:family="text">
      <style:text-properties fo:font-size="12pt" fo:language="en" fo:country="US" fo:font-weight="normal" officeooo:rsid="017d262c" fo:background-color="#99ffff" loext:char-shading-value="0" style:font-size-asian="12pt" style:font-weight-asian="normal" style:font-size-complex="12pt" style:font-weight-complex="normal"/>
    </style:style>
    <style:style style:name="T1014" style:family="text">
      <style:text-properties fo:font-size="12pt" fo:language="en" fo:country="US" fo:font-weight="normal" officeooo:rsid="017deeae" fo:background-color="#99ffff" loext:char-shading-value="0" style:font-size-asian="12pt" style:font-weight-asian="normal" style:font-size-complex="12pt" style:font-weight-complex="normal"/>
    </style:style>
    <style:style style:name="T1015" style:family="text">
      <style:text-properties fo:font-size="12pt" fo:language="en" fo:country="US" fo:font-weight="normal" officeooo:rsid="017f5b72" fo:background-color="#99ffff" loext:char-shading-value="0" style:font-size-asian="12pt" style:font-weight-asian="normal" style:font-size-complex="12pt" style:font-weight-complex="normal"/>
    </style:style>
    <style:style style:name="T1016" style:family="text">
      <style:text-properties fo:font-size="12pt" fo:language="en" fo:country="US" fo:font-weight="normal" officeooo:rsid="01824d9d" fo:background-color="#99ffff" loext:char-shading-value="0" style:font-size-asian="12pt" style:font-weight-asian="normal" style:font-size-complex="12pt" style:font-weight-complex="normal"/>
    </style:style>
    <style:style style:name="T1017" style:family="text">
      <style:text-properties fo:font-size="12pt" fo:language="en" fo:country="US" fo:font-weight="normal" officeooo:rsid="01830634" fo:background-color="#99ffff" loext:char-shading-value="0" style:font-size-asian="12pt" style:font-weight-asian="normal" style:font-size-complex="12pt" style:font-weight-complex="normal"/>
    </style:style>
    <style:style style:name="T1018" style:family="text">
      <style:text-properties fo:font-size="12pt" fo:language="en" fo:country="US" fo:font-weight="normal" officeooo:rsid="01831d90" fo:background-color="#99ffff" loext:char-shading-value="0" style:font-size-asian="12pt" style:font-weight-asian="normal" style:font-size-complex="12pt" style:font-weight-complex="normal"/>
    </style:style>
    <style:style style:name="T1019" style:family="text">
      <style:text-properties fo:font-size="12pt" fo:language="en" fo:country="US" fo:font-weight="normal" officeooo:rsid="01847300" fo:background-color="#99ffff" loext:char-shading-value="0" style:font-size-asian="12pt" style:font-weight-asian="normal" style:font-size-complex="12pt" style:font-weight-complex="normal"/>
    </style:style>
    <style:style style:name="T1020" style:family="text">
      <style:text-properties fo:font-size="12pt" fo:language="en" fo:country="US" fo:font-weight="normal" officeooo:rsid="01874796" fo:background-color="#99ffff" loext:char-shading-value="0" style:font-size-asian="12pt" style:font-weight-asian="normal" style:font-size-complex="12pt" style:font-weight-complex="normal"/>
    </style:style>
    <style:style style:name="T1021" style:family="text">
      <style:text-properties fo:font-size="12pt" fo:language="en" fo:country="US" fo:font-weight="normal" officeooo:rsid="018b113f" fo:background-color="#99ffff" loext:char-shading-value="0" style:font-size-asian="12pt" style:font-weight-asian="normal" style:font-size-complex="12pt" style:font-weight-complex="normal"/>
    </style:style>
    <style:style style:name="T1022" style:family="text">
      <style:text-properties fo:font-size="12pt" fo:language="en" fo:country="US" fo:font-weight="normal" officeooo:rsid="018cf67a" fo:background-color="#99ffff" loext:char-shading-value="0" style:font-size-asian="12pt" style:font-weight-asian="normal" style:font-size-complex="12pt" style:font-weight-complex="normal"/>
    </style:style>
    <style:style style:name="T1023" style:family="text">
      <style:text-properties fo:font-size="12pt" fo:language="en" fo:country="US" fo:font-weight="normal" officeooo:rsid="018df082" fo:background-color="#99ffff" loext:char-shading-value="0" style:font-size-asian="12pt" style:font-weight-asian="normal" style:font-size-complex="12pt" style:font-weight-complex="normal"/>
    </style:style>
    <style:style style:name="T1024" style:family="text">
      <style:text-properties fo:font-size="12pt" fo:language="en" fo:country="US" fo:font-weight="normal" officeooo:rsid="018fd52e" fo:background-color="#99ffff" loext:char-shading-value="0" style:font-size-asian="12pt" style:font-weight-asian="normal" style:font-size-complex="12pt" style:font-weight-complex="normal"/>
    </style:style>
    <style:style style:name="T1025" style:family="text">
      <style:text-properties fo:font-size="12pt" fo:language="en" fo:country="US" fo:font-weight="normal" officeooo:rsid="0198d4b8" fo:background-color="#99ffff" loext:char-shading-value="0" style:font-size-asian="12pt" style:font-weight-asian="normal" style:font-size-complex="12pt" style:font-weight-complex="normal"/>
    </style:style>
    <style:style style:name="T1026" style:family="text">
      <style:text-properties fo:font-size="12pt" fo:language="en" fo:country="US" fo:font-weight="normal" officeooo:rsid="01a05d7e" fo:background-color="#99ffff" loext:char-shading-value="0" style:font-size-asian="12pt" style:font-weight-asian="normal" style:font-size-complex="12pt" style:font-weight-complex="normal"/>
    </style:style>
    <style:style style:name="T1027" style:family="text">
      <style:text-properties fo:font-size="12pt" fo:language="en" fo:country="US" fo:font-weight="normal" officeooo:rsid="01a48080" fo:background-color="#99ffff" loext:char-shading-value="0" style:font-size-asian="12pt" style:font-weight-asian="normal" style:font-size-complex="12pt" style:font-weight-complex="normal"/>
    </style:style>
    <style:style style:name="T1028" style:family="text">
      <style:text-properties fo:font-size="12pt" fo:language="en" fo:country="US" fo:font-weight="normal" officeooo:rsid="01a49dd7" fo:background-color="#99ffff" loext:char-shading-value="0" style:font-size-asian="12pt" style:font-weight-asian="normal" style:font-size-complex="12pt" style:font-weight-complex="normal"/>
    </style:style>
    <style:style style:name="T1029" style:family="text">
      <style:text-properties fo:font-size="12pt" fo:language="en" fo:country="US" fo:font-weight="normal" officeooo:rsid="01a9a4b4" fo:background-color="#99ffff" loext:char-shading-value="0" style:font-size-asian="12pt" style:font-weight-asian="normal" style:font-size-complex="12pt" style:font-weight-complex="normal"/>
    </style:style>
    <style:style style:name="T1030" style:family="text">
      <style:text-properties fo:font-size="12pt" fo:language="en" fo:country="US" fo:font-weight="normal" officeooo:rsid="022088b2" fo:background-color="#99ffff" loext:char-shading-value="0" style:font-size-asian="12pt" style:font-weight-asian="normal" style:font-size-complex="12pt" style:font-weight-complex="normal"/>
    </style:style>
    <style:style style:name="T1031" style:family="text">
      <style:text-properties fo:font-size="12pt" fo:language="en" fo:country="US" fo:font-weight="normal" officeooo:rsid="00f52b7e" fo:background-color="#99ffff" loext:char-shading-value="0" style:font-size-asian="12pt" style:font-weight-asian="normal" style:font-size-complex="12pt" style:font-weight-complex="normal"/>
    </style:style>
    <style:style style:name="T1032" style:family="text">
      <style:text-properties fo:font-size="12pt" fo:language="en" fo:country="US" fo:font-weight="normal" officeooo:rsid="02b57a6f" fo:background-color="#99ffff" loext:char-shading-value="0" style:font-size-asian="12pt" style:font-weight-asian="normal" style:font-size-complex="12pt" style:font-weight-complex="normal"/>
    </style:style>
    <style:style style:name="T1033" style:family="text">
      <style:text-properties fo:font-size="12pt" fo:language="en" fo:country="US" fo:font-weight="normal" officeooo:rsid="02ccb501" fo:background-color="#99ffff" loext:char-shading-value="0" style:font-size-asian="12pt" style:font-weight-asian="normal" style:font-size-complex="12pt" style:font-weight-complex="normal"/>
    </style:style>
    <style:style style:name="T1034" style:family="text">
      <style:text-properties fo:font-size="12pt" fo:language="en" fo:country="US" fo:font-weight="normal" officeooo:rsid="02d4b6c7" fo:background-color="#99ffff" loext:char-shading-value="0" style:font-size-asian="12pt" style:font-weight-asian="normal" style:font-size-complex="12pt" style:font-weight-complex="normal"/>
    </style:style>
    <style:style style:name="T1035" style:family="text">
      <style:text-properties fo:font-size="12pt" fo:language="en" fo:country="US" fo:font-weight="normal" officeooo:rsid="02d90207" fo:background-color="#99ffff" loext:char-shading-value="0" style:font-size-asian="12pt" style:font-weight-asian="normal" style:font-size-complex="12pt" style:font-weight-complex="normal"/>
    </style:style>
    <style:style style:name="T1036" style:family="text">
      <style:text-properties fo:font-size="12pt" fo:language="en" fo:country="US" fo:font-weight="normal" officeooo:rsid="02dcf576" fo:background-color="#99ffff" loext:char-shading-value="0" style:font-size-asian="12pt" style:font-weight-asian="normal" style:font-size-complex="12pt" style:font-weight-complex="normal"/>
    </style:style>
    <style:style style:name="T1037" style:family="text">
      <style:text-properties fo:font-size="12pt" fo:language="en" fo:country="US" fo:font-weight="normal" officeooo:rsid="02de5b3a" fo:background-color="#99ffff" loext:char-shading-value="0" style:font-size-asian="12pt" style:font-weight-asian="normal" style:font-size-complex="12pt" style:font-weight-complex="normal"/>
    </style:style>
    <style:style style:name="T1038" style:family="text">
      <style:text-properties fo:font-size="12pt" fo:language="en" fo:country="US" fo:font-weight="normal" officeooo:rsid="02e5d582" fo:background-color="#99ffff" loext:char-shading-value="0" style:font-size-asian="12pt" style:font-weight-asian="normal" style:font-size-complex="12pt" style:font-weight-complex="normal"/>
    </style:style>
    <style:style style:name="T1039" style:family="text">
      <style:text-properties fo:font-size="12pt" fo:language="en" fo:country="US" fo:font-weight="normal" officeooo:rsid="02e97c77" fo:background-color="#99ffff" loext:char-shading-value="0" style:font-size-asian="12pt" style:font-weight-asian="normal" style:font-size-complex="12pt" style:font-weight-complex="normal"/>
    </style:style>
    <style:style style:name="T1040" style:family="text">
      <style:text-properties fo:font-size="12pt" fo:language="en" fo:country="US" fo:font-weight="normal" officeooo:rsid="02ea4665" fo:background-color="#99ffff" loext:char-shading-value="0" style:font-size-asian="12pt" style:font-weight-asian="normal" style:font-size-complex="12pt" style:font-weight-complex="normal"/>
    </style:style>
    <style:style style:name="T1041" style:family="text">
      <style:text-properties fo:font-size="12pt" fo:language="en" fo:country="US" fo:font-weight="normal" officeooo:rsid="02ebb959" fo:background-color="#99ffff" loext:char-shading-value="0" style:font-size-asian="12pt" style:font-weight-asian="normal" style:font-size-complex="12pt" style:font-weight-complex="normal"/>
    </style:style>
    <style:style style:name="T1042" style:family="text">
      <style:text-properties fo:font-size="12pt" fo:language="en" fo:country="US" fo:font-weight="normal" officeooo:rsid="02edadae" fo:background-color="#99ffff" loext:char-shading-value="0" style:font-size-asian="12pt" style:font-weight-asian="normal" style:font-size-complex="12pt" style:font-weight-complex="normal"/>
    </style:style>
    <style:style style:name="T1043" style:family="text">
      <style:text-properties fo:font-size="12pt" fo:language="en" fo:country="US" fo:font-weight="normal" officeooo:rsid="02ef46e3" fo:background-color="#99ffff" loext:char-shading-value="0" style:font-size-asian="12pt" style:font-weight-asian="normal" style:font-size-complex="12pt" style:font-weight-complex="normal"/>
    </style:style>
    <style:style style:name="T1044" style:family="text">
      <style:text-properties fo:font-size="12pt" fo:language="en" fo:country="US" fo:font-weight="normal" officeooo:rsid="02ef905a" fo:background-color="#99ffff" loext:char-shading-value="0" style:font-size-asian="12pt" style:font-weight-asian="normal" style:font-size-complex="12pt" style:font-weight-complex="normal"/>
    </style:style>
    <style:style style:name="T1045" style:family="text">
      <style:text-properties fo:font-size="12pt" fo:language="en" fo:country="US" fo:font-weight="normal" officeooo:rsid="02f22d5b" fo:background-color="#99ffff" loext:char-shading-value="0" style:font-size-asian="12pt" style:font-weight-asian="normal" style:font-size-complex="12pt" style:font-weight-complex="normal"/>
    </style:style>
    <style:style style:name="T1046" style:family="text">
      <style:text-properties fo:font-size="12pt" fo:language="en" fo:country="US" fo:font-weight="normal" officeooo:rsid="02f6e6cd" fo:background-color="#99ffff" loext:char-shading-value="0" style:font-size-asian="12pt" style:font-weight-asian="normal" style:font-size-complex="12pt" style:font-weight-complex="normal"/>
    </style:style>
    <style:style style:name="T1047" style:family="text">
      <style:text-properties fo:font-size="12pt" fo:language="en" fo:country="US" fo:font-weight="normal" officeooo:rsid="02f829de" fo:background-color="#99ffff" loext:char-shading-value="0" style:font-size-asian="12pt" style:font-weight-asian="normal" style:font-size-complex="12pt" style:font-weight-complex="normal"/>
    </style:style>
    <style:style style:name="T1048" style:family="text">
      <style:text-properties fo:font-size="12pt" fo:language="en" fo:country="US" fo:font-weight="normal" officeooo:rsid="02f9c823" fo:background-color="#99ffff" loext:char-shading-value="0" style:font-size-asian="12pt" style:font-weight-asian="normal" style:font-size-complex="12pt" style:font-weight-complex="normal"/>
    </style:style>
    <style:style style:name="T1049" style:family="text">
      <style:text-properties fo:font-size="12pt" fo:language="en" fo:country="US" fo:font-weight="normal" officeooo:rsid="02fd3b6b" fo:background-color="#99ffff" loext:char-shading-value="0" style:font-size-asian="12pt" style:font-weight-asian="normal" style:font-size-complex="12pt" style:font-weight-complex="normal"/>
    </style:style>
    <style:style style:name="T1050" style:family="text">
      <style:text-properties fo:font-size="12pt" fo:language="en" fo:country="US" fo:font-weight="normal" officeooo:rsid="02ff341d" fo:background-color="#99ffff" loext:char-shading-value="0" style:font-size-asian="12pt" style:font-weight-asian="normal" style:font-size-complex="12pt" style:font-weight-complex="normal"/>
    </style:style>
    <style:style style:name="T1051" style:family="text">
      <style:text-properties fo:font-size="12pt" fo:language="en" fo:country="US" fo:font-weight="normal" officeooo:rsid="02ff95ac" fo:background-color="#99ffff" loext:char-shading-value="0" style:font-size-asian="12pt" style:font-weight-asian="normal" style:font-size-complex="12pt" style:font-weight-complex="normal"/>
    </style:style>
    <style:style style:name="T1052" style:family="text">
      <style:text-properties fo:font-size="12pt" fo:language="en" fo:country="US" fo:font-weight="normal" officeooo:rsid="034ef019" fo:background-color="#99ffff" loext:char-shading-value="0" style:font-size-asian="12pt" style:font-weight-asian="normal" style:font-size-complex="12pt" style:font-weight-complex="normal"/>
    </style:style>
    <style:style style:name="T1053" style:family="text">
      <style:text-properties fo:font-size="12pt" fo:language="en" fo:country="US" fo:font-weight="normal" officeooo:rsid="034f8d07" fo:background-color="#99ffff" loext:char-shading-value="0" style:font-size-asian="12pt" style:font-weight-asian="normal" style:font-size-complex="12pt" style:font-weight-complex="normal"/>
    </style:style>
    <style:style style:name="T1054" style:family="text">
      <style:text-properties fo:font-size="12pt" fo:language="en" fo:country="US" fo:font-weight="normal" officeooo:rsid="03514dcf" fo:background-color="#99ffff" loext:char-shading-value="0" style:font-size-asian="12pt" style:font-weight-asian="normal" style:font-size-complex="12pt" style:font-weight-complex="normal"/>
    </style:style>
    <style:style style:name="T1055" style:family="text">
      <style:text-properties fo:font-size="12pt" fo:language="en" fo:country="US" fo:font-weight="normal" officeooo:rsid="035342da" fo:background-color="#99ffff" loext:char-shading-value="0" style:font-size-asian="12pt" style:font-weight-asian="normal" style:font-size-complex="12pt" style:font-weight-complex="normal"/>
    </style:style>
    <style:style style:name="T1056" style:family="text">
      <style:text-properties fo:font-size="12pt" fo:language="en" fo:country="US" fo:font-weight="normal" officeooo:rsid="03543078" fo:background-color="#99ffff" loext:char-shading-value="0" style:font-size-asian="12pt" style:font-weight-asian="normal" style:font-size-complex="12pt" style:font-weight-complex="normal"/>
    </style:style>
    <style:style style:name="T1057" style:family="text">
      <style:text-properties fo:font-size="12pt" fo:language="en" fo:country="US" fo:font-weight="normal" officeooo:rsid="03550e69" fo:background-color="#99ffff" loext:char-shading-value="0" style:font-size-asian="12pt" style:font-weight-asian="normal" style:font-size-complex="12pt" style:font-weight-complex="normal"/>
    </style:style>
    <style:style style:name="T1058" style:family="text">
      <style:text-properties fo:font-size="12pt" fo:language="en" fo:country="US" fo:font-weight="normal" officeooo:rsid="03565a01" fo:background-color="#99ffff" loext:char-shading-value="0" style:font-size-asian="12pt" style:font-weight-asian="normal" style:font-size-complex="12pt" style:font-weight-complex="normal"/>
    </style:style>
    <style:style style:name="T1059" style:family="text">
      <style:text-properties fo:font-size="12pt" fo:language="en" fo:country="US" fo:font-weight="normal" officeooo:rsid="0357234f" fo:background-color="#99ffff" loext:char-shading-value="0" style:font-size-asian="12pt" style:font-weight-asian="normal" style:font-size-complex="12pt" style:font-weight-complex="normal"/>
    </style:style>
    <style:style style:name="T1060" style:family="text">
      <style:text-properties fo:font-size="12pt" fo:language="en" fo:country="US" fo:font-weight="normal" officeooo:rsid="0357d186" fo:background-color="#99ffff" loext:char-shading-value="0" style:font-size-asian="12pt" style:font-weight-asian="normal" style:font-size-complex="12pt" style:font-weight-complex="normal"/>
    </style:style>
    <style:style style:name="T1061" style:family="text">
      <style:text-properties fo:font-size="12pt" fo:language="en" fo:country="US" fo:font-weight="normal" officeooo:rsid="0359e1b6" fo:background-color="#99ffff" loext:char-shading-value="0" style:font-size-asian="12pt" style:font-weight-asian="normal" style:font-size-complex="12pt" style:font-weight-complex="normal"/>
    </style:style>
    <style:style style:name="T1062" style:family="text">
      <style:text-properties fo:font-size="12pt" fo:language="en" fo:country="US" fo:font-weight="normal" officeooo:rsid="035bc862" fo:background-color="#99ffff" loext:char-shading-value="0" style:font-size-asian="12pt" style:font-weight-asian="normal" style:font-size-complex="12pt" style:font-weight-complex="normal"/>
    </style:style>
    <style:style style:name="T1063" style:family="text">
      <style:text-properties fo:font-size="12pt" fo:language="en" fo:country="US" fo:font-weight="normal" officeooo:rsid="035fff18" fo:background-color="#99ffff" loext:char-shading-value="0" style:font-size-asian="12pt" style:font-weight-asian="normal" style:font-size-complex="12pt" style:font-weight-complex="normal"/>
    </style:style>
    <style:style style:name="T1064" style:family="text">
      <style:text-properties fo:font-size="12pt" fo:language="en" fo:country="US" fo:font-weight="normal" officeooo:rsid="03614554" fo:background-color="#99ffff" loext:char-shading-value="0" style:font-size-asian="12pt" style:font-weight-asian="normal" style:font-size-complex="12pt" style:font-weight-complex="normal"/>
    </style:style>
    <style:style style:name="T1065" style:family="text">
      <style:text-properties fo:font-size="12pt" fo:language="en" fo:country="US" fo:font-weight="normal" officeooo:rsid="036187f4" fo:background-color="#99ffff" loext:char-shading-value="0" style:font-size-asian="12pt" style:font-weight-asian="normal" style:font-size-complex="12pt" style:font-weight-complex="normal"/>
    </style:style>
    <style:style style:name="T1066" style:family="text">
      <style:text-properties fo:font-size="12pt" fo:language="en" fo:country="US" fo:font-weight="normal" officeooo:rsid="03655081" fo:background-color="#99ffff" loext:char-shading-value="0" style:font-size-asian="12pt" style:font-weight-asian="normal" style:font-size-complex="12pt" style:font-weight-complex="normal"/>
    </style:style>
    <style:style style:name="T1067" style:family="text">
      <style:text-properties fo:font-size="12pt" fo:language="en" fo:country="US" fo:font-weight="normal" officeooo:rsid="018df082" fo:background-color="#ffff99" loext:char-shading-value="0" style:font-size-asian="12pt" style:font-weight-asian="normal" style:font-size-complex="12pt" style:font-weight-complex="normal"/>
    </style:style>
    <style:style style:name="T1068" style:family="text">
      <style:text-properties fo:font-size="12pt" fo:language="en" fo:country="US" fo:font-weight="normal" officeooo:rsid="018df082" fo:background-color="#cc9900" loext:char-shading-value="0" style:font-size-asian="12pt" style:font-weight-asian="normal" style:font-size-complex="12pt" style:font-weight-complex="normal"/>
    </style:style>
    <style:style style:name="T1069" style:family="text">
      <style:text-properties fo:font-size="12pt" fo:language="en" fo:country="US" fo:font-weight="normal" officeooo:rsid="02f8c1ab" fo:background-color="#cc9900" loext:char-shading-value="0" style:font-size-asian="12pt" style:font-weight-asian="normal" style:font-size-complex="12pt" style:font-weight-complex="normal"/>
    </style:style>
    <style:style style:name="T1070" style:family="text">
      <style:text-properties fo:font-size="12pt" fo:language="en" fo:country="US" fo:font-weight="normal" officeooo:rsid="02f99309" fo:background-color="#cc9900" loext:char-shading-value="0" style:font-size-asian="12pt" style:font-weight-asian="normal" style:font-size-complex="12pt" style:font-weight-complex="normal"/>
    </style:style>
    <style:style style:name="T1071" style:family="text">
      <style:text-properties fo:font-size="12pt" fo:language="en" fo:country="US" fo:font-weight="normal" officeooo:rsid="01a9a4b4" fo:background-color="#cc9900" loext:char-shading-value="0" style:font-size-asian="12pt" style:font-weight-asian="normal" style:font-size-complex="12pt" style:font-weight-complex="normal"/>
    </style:style>
    <style:style style:name="T1072" style:family="text">
      <style:text-properties fo:font-size="12pt" fo:language="en" fo:country="US" fo:font-weight="normal" officeooo:rsid="018df082" fo:background-color="#ff9999" loext:char-shading-value="0" style:font-size-asian="12pt" style:font-weight-asian="normal" style:font-size-complex="12pt" style:font-weight-complex="normal"/>
    </style:style>
    <style:style style:name="T1073" style:family="text">
      <style:text-properties fo:font-size="12pt" fo:language="en" fo:country="US" fo:font-weight="normal" officeooo:rsid="01a2d80e" fo:background-color="#ff9999" loext:char-shading-value="0" style:font-size-asian="12pt" style:font-weight-asian="normal" style:font-size-complex="12pt" style:font-weight-complex="normal"/>
    </style:style>
    <style:style style:name="T1074" style:family="text">
      <style:text-properties fo:font-size="12pt" fo:language="en" fo:country="US" officeooo:rsid="018df082" fo:background-color="#99ffff" loext:char-shading-value="0" style:font-size-asian="12pt" style:font-size-complex="12pt"/>
    </style:style>
    <style:style style:name="T1075" style:family="text">
      <style:text-properties fo:font-size="12pt" fo:language="en" fo:country="US" fo:font-style="italic" fo:font-weight="normal" officeooo:rsid="02ccb501" fo:background-color="#99ffff" loext:char-shading-value="0" style:font-size-asian="12pt" style:font-style-asian="italic" style:font-weight-asian="normal" style:font-size-complex="12pt" style:font-style-complex="italic" style:font-weight-complex="normal"/>
    </style:style>
    <style:style style:name="T1076" style:family="text">
      <style:text-properties fo:font-size="12pt" fo:language="en" fo:country="US" fo:font-style="italic" fo:font-weight="normal" officeooo:rsid="012ed468" fo:background-color="#99ffff" loext:char-shading-value="0" style:font-size-asian="12pt" style:font-style-asian="italic" style:font-weight-asian="normal" style:font-size-complex="12pt" style:font-style-complex="italic" style:font-weight-complex="normal"/>
    </style:style>
    <style:style style:name="T1077" style:family="text">
      <style:text-properties fo:font-size="12pt" fo:language="en" fo:country="US" fo:font-style="italic" fo:font-weight="normal" officeooo:rsid="01439e91" fo:background-color="#99ffff" loext:char-shading-value="0" style:font-size-asian="12pt" style:font-style-asian="italic" style:font-weight-asian="normal" style:font-size-complex="12pt" style:font-style-complex="italic" style:font-weight-complex="normal"/>
    </style:style>
    <style:style style:name="T1078" style:family="text">
      <style:text-properties fo:font-size="12pt" fo:language="en" fo:country="US" fo:font-style="italic" fo:font-weight="normal" officeooo:rsid="014c959d" fo:background-color="#99ffff" loext:char-shading-value="0" style:font-size-asian="12pt" style:font-style-asian="italic" style:font-weight-asian="normal" style:font-size-complex="12pt" style:font-style-complex="italic" style:font-weight-complex="normal"/>
    </style:style>
    <style:style style:name="T1079" style:family="text">
      <style:text-properties fo:font-size="12pt" fo:language="en" fo:country="US" fo:font-style="italic" fo:font-weight="normal" officeooo:rsid="015270da" fo:background-color="#99ffff" loext:char-shading-value="0" style:font-size-asian="12pt" style:font-style-asian="italic" style:font-weight-asian="normal" style:font-size-complex="12pt" style:font-style-complex="italic" style:font-weight-complex="normal"/>
    </style:style>
    <style:style style:name="T1080" style:family="text">
      <style:text-properties fo:font-size="12pt" fo:language="en" fo:country="US" fo:font-style="italic" fo:font-weight="normal" officeooo:rsid="015938c5" fo:background-color="#99ffff" loext:char-shading-value="0" style:font-size-asian="12pt" style:font-style-asian="italic" style:font-weight-asian="normal" style:font-size-complex="12pt" style:font-style-complex="italic" style:font-weight-complex="normal"/>
    </style:style>
    <style:style style:name="T1081" style:family="text">
      <style:text-properties fo:font-size="12pt" fo:language="en" fo:country="US" fo:font-style="italic" fo:font-weight="normal" officeooo:rsid="015cdb19" fo:background-color="#99ffff" loext:char-shading-value="0" style:font-size-asian="12pt" style:font-style-asian="italic" style:font-weight-asian="normal" style:font-size-complex="12pt" style:font-style-complex="italic" style:font-weight-complex="normal"/>
    </style:style>
    <style:style style:name="T1082" style:family="text">
      <style:text-properties fo:font-size="12pt" fo:language="en" fo:country="US" fo:font-style="italic" fo:font-weight="normal" officeooo:rsid="01619e90" fo:background-color="#99ffff" loext:char-shading-value="0" style:font-size-asian="12pt" style:font-style-asian="italic" style:font-weight-asian="normal" style:font-size-complex="12pt" style:font-style-complex="italic" style:font-weight-complex="normal"/>
    </style:style>
    <style:style style:name="T1083" style:family="text">
      <style:text-properties fo:font-size="12pt" fo:language="en" fo:country="US" fo:font-style="italic" fo:font-weight="normal" officeooo:rsid="01637b66" fo:background-color="#99ffff" loext:char-shading-value="0" style:font-size-asian="12pt" style:font-style-asian="italic" style:font-weight-asian="normal" style:font-size-complex="12pt" style:font-style-complex="italic" style:font-weight-complex="normal"/>
    </style:style>
    <style:style style:name="T1084" style:family="text">
      <style:text-properties fo:font-size="12pt" fo:language="en" fo:country="US" fo:font-style="italic" fo:font-weight="normal" officeooo:rsid="01666928" fo:background-color="#99ffff" loext:char-shading-value="0" style:font-size-asian="12pt" style:font-style-asian="italic" style:font-weight-asian="normal" style:font-size-complex="12pt" style:font-style-complex="italic" style:font-weight-complex="normal"/>
    </style:style>
    <style:style style:name="T1085" style:family="text">
      <style:text-properties fo:font-size="12pt" fo:language="en" fo:country="US" fo:font-style="italic" fo:font-weight="normal" officeooo:rsid="016b8be0" fo:background-color="#99ffff" loext:char-shading-value="0" style:font-size-asian="12pt" style:font-style-asian="italic" style:font-weight-asian="normal" style:font-size-complex="12pt" style:font-style-complex="italic" style:font-weight-complex="normal"/>
    </style:style>
    <style:style style:name="T1086" style:family="text">
      <style:text-properties fo:font-size="12pt" fo:language="en" fo:country="US" fo:font-style="italic" fo:font-weight="normal" officeooo:rsid="02e5d582" fo:background-color="#99ffff" loext:char-shading-value="0" style:font-size-asian="12pt" style:font-style-asian="italic" style:font-weight-asian="normal" style:font-size-complex="12pt" style:font-style-complex="italic" style:font-weight-complex="normal"/>
    </style:style>
    <style:style style:name="T1087" style:family="text">
      <style:text-properties fo:font-size="12pt" fo:language="en" fo:country="US" fo:font-style="italic" fo:font-weight="normal" officeooo:rsid="016a81f9" fo:background-color="#99ffff" loext:char-shading-value="0" style:font-size-asian="12pt" style:font-style-asian="italic" style:font-weight-asian="normal" style:font-size-complex="12pt" style:font-style-complex="italic" style:font-weight-complex="normal"/>
    </style:style>
    <style:style style:name="T1088" style:family="text">
      <style:text-properties fo:font-size="12pt" fo:language="en" fo:country="US" fo:font-style="italic" fo:font-weight="normal" officeooo:rsid="01700920" fo:background-color="#99ffff" loext:char-shading-value="0" style:font-size-asian="12pt" style:font-style-asian="italic" style:font-weight-asian="normal" style:font-size-complex="12pt" style:font-style-complex="italic" style:font-weight-complex="normal"/>
    </style:style>
    <style:style style:name="T1089" style:family="text">
      <style:text-properties fo:font-size="12pt" fo:language="en" fo:country="US" fo:font-style="italic" fo:font-weight="normal" officeooo:rsid="02ea4665" fo:background-color="#99ffff" loext:char-shading-value="0" style:font-size-asian="12pt" style:font-style-asian="italic" style:font-weight-asian="normal" style:font-size-complex="12pt" style:font-style-complex="italic" style:font-weight-complex="normal"/>
    </style:style>
    <style:style style:name="T1090" style:family="text">
      <style:text-properties fo:font-size="12pt" fo:language="en" fo:country="US" fo:font-style="italic" fo:font-weight="normal" officeooo:rsid="0178a33b" fo:background-color="#99ffff" loext:char-shading-value="0" style:font-size-asian="12pt" style:font-style-asian="italic" style:font-weight-asian="normal" style:font-size-complex="12pt" style:font-style-complex="italic" style:font-weight-complex="normal"/>
    </style:style>
    <style:style style:name="T1091" style:family="text">
      <style:text-properties fo:font-size="12pt" fo:language="en" fo:country="US" fo:font-style="italic" fo:font-weight="normal" officeooo:rsid="02ebb959" fo:background-color="#99ffff" loext:char-shading-value="0" style:font-size-asian="12pt" style:font-style-asian="italic" style:font-weight-asian="normal" style:font-size-complex="12pt" style:font-style-complex="italic" style:font-weight-complex="normal"/>
    </style:style>
    <style:style style:name="T1092" style:family="text">
      <style:text-properties fo:font-size="12pt" fo:language="en" fo:country="US" fo:font-style="italic" fo:font-weight="normal" officeooo:rsid="017bb9f0" fo:background-color="#99ffff" loext:char-shading-value="0" style:font-size-asian="12pt" style:font-style-asian="italic" style:font-weight-asian="normal" style:font-size-complex="12pt" style:font-style-complex="italic" style:font-weight-complex="normal"/>
    </style:style>
    <style:style style:name="T1093" style:family="text">
      <style:text-properties fo:font-size="12pt" fo:language="en" fo:country="US" fo:font-style="italic" fo:font-weight="normal" officeooo:rsid="02edadae" fo:background-color="#99ffff" loext:char-shading-value="0" style:font-size-asian="12pt" style:font-style-asian="italic" style:font-weight-asian="normal" style:font-size-complex="12pt" style:font-style-complex="italic" style:font-weight-complex="normal"/>
    </style:style>
    <style:style style:name="T1094" style:family="text">
      <style:text-properties fo:font-size="12pt" fo:language="en" fo:country="US" fo:font-style="italic" fo:font-weight="normal" officeooo:rsid="017c555c" fo:background-color="#99ffff" loext:char-shading-value="0" style:font-size-asian="12pt" style:font-style-asian="italic" style:font-weight-asian="normal" style:font-size-complex="12pt" style:font-style-complex="italic" style:font-weight-complex="normal"/>
    </style:style>
    <style:style style:name="T1095" style:family="text">
      <style:text-properties fo:font-size="12pt" fo:language="en" fo:country="US" fo:font-style="italic" fo:font-weight="normal" officeooo:rsid="017cfb9d" fo:background-color="#99ffff" loext:char-shading-value="0" style:font-size-asian="12pt" style:font-style-asian="italic" style:font-weight-asian="normal" style:font-size-complex="12pt" style:font-style-complex="italic" style:font-weight-complex="normal"/>
    </style:style>
    <style:style style:name="T1096" style:family="text">
      <style:text-properties fo:font-size="12pt" fo:language="en" fo:country="US" fo:font-style="italic" fo:font-weight="normal" officeooo:rsid="02ee6479" fo:background-color="#99ffff" loext:char-shading-value="0" style:font-size-asian="12pt" style:font-style-asian="italic" style:font-weight-asian="normal" style:font-size-complex="12pt" style:font-style-complex="italic" style:font-weight-complex="normal"/>
    </style:style>
    <style:style style:name="T1097" style:family="text">
      <style:text-properties fo:font-size="12pt" fo:language="en" fo:country="US" fo:font-style="italic" fo:font-weight="normal" officeooo:rsid="02ef46e3" fo:background-color="#99ffff" loext:char-shading-value="0" style:font-size-asian="12pt" style:font-style-asian="italic" style:font-weight-asian="normal" style:font-size-complex="12pt" style:font-style-complex="italic" style:font-weight-complex="normal"/>
    </style:style>
    <style:style style:name="T1098" style:family="text">
      <style:text-properties fo:font-size="12pt" fo:language="en" fo:country="US" fo:font-style="italic" fo:font-weight="normal" officeooo:rsid="02ef905a" fo:background-color="#99ffff" loext:char-shading-value="0" style:font-size-asian="12pt" style:font-style-asian="italic" style:font-weight-asian="normal" style:font-size-complex="12pt" style:font-style-complex="italic" style:font-weight-complex="normal"/>
    </style:style>
    <style:style style:name="T1099" style:family="text">
      <style:text-properties fo:font-size="12pt" fo:language="en" fo:country="US" fo:font-style="italic" fo:font-weight="normal" officeooo:rsid="02f22d5b" fo:background-color="#99ffff" loext:char-shading-value="0" style:font-size-asian="12pt" style:font-style-asian="italic" style:font-weight-asian="normal" style:font-size-complex="12pt" style:font-style-complex="italic" style:font-weight-complex="normal"/>
    </style:style>
    <style:style style:name="T1100" style:family="text">
      <style:text-properties fo:font-size="12pt" fo:language="en" fo:country="US" fo:font-style="italic" fo:font-weight="normal" officeooo:rsid="01830634" fo:background-color="#99ffff" loext:char-shading-value="0" style:font-size-asian="12pt" style:font-style-asian="italic" style:font-weight-asian="normal" style:font-size-complex="12pt" style:font-style-complex="italic" style:font-weight-complex="normal"/>
    </style:style>
    <style:style style:name="T1101" style:family="text">
      <style:text-properties fo:font-size="12pt" fo:language="en" fo:country="US" fo:font-style="italic" fo:font-weight="normal" officeooo:rsid="01831d90" fo:background-color="#99ffff" loext:char-shading-value="0" style:font-size-asian="12pt" style:font-style-asian="italic" style:font-weight-asian="normal" style:font-size-complex="12pt" style:font-style-complex="italic" style:font-weight-complex="normal"/>
    </style:style>
    <style:style style:name="T1102" style:family="text">
      <style:text-properties fo:font-size="12pt" fo:language="en" fo:country="US" fo:font-style="italic" fo:font-weight="normal" officeooo:rsid="02f6e6cd" fo:background-color="#99ffff" loext:char-shading-value="0" style:font-size-asian="12pt" style:font-style-asian="italic" style:font-weight-asian="normal" style:font-size-complex="12pt" style:font-style-complex="italic" style:font-weight-complex="normal"/>
    </style:style>
    <style:style style:name="T1103" style:family="text">
      <style:text-properties fo:font-size="12pt" fo:language="en" fo:country="US" fo:font-style="italic" fo:font-weight="normal" officeooo:rsid="02f8c1ab" fo:background-color="#99ffff" loext:char-shading-value="0" style:font-size-asian="12pt" style:font-style-asian="italic" style:font-weight-asian="normal" style:font-size-complex="12pt" style:font-style-complex="italic" style:font-weight-complex="normal"/>
    </style:style>
    <style:style style:name="T1104" style:family="text">
      <style:text-properties fo:font-size="12pt" fo:language="en" fo:country="US" fo:font-style="italic" fo:font-weight="normal" officeooo:rsid="018df082" fo:background-color="#99ffff" loext:char-shading-value="0" style:font-size-asian="12pt" style:font-style-asian="italic" style:font-weight-asian="normal" style:font-size-complex="12pt" style:font-style-complex="italic" style:font-weight-complex="normal"/>
    </style:style>
    <style:style style:name="T1105" style:family="text">
      <style:text-properties fo:font-size="12pt" fo:language="en" fo:country="US" fo:font-style="italic" fo:font-weight="normal" officeooo:rsid="02fd3b6b" fo:background-color="#99ffff" loext:char-shading-value="0" style:font-size-asian="12pt" style:font-style-asian="italic" style:font-weight-asian="normal" style:font-size-complex="12pt" style:font-style-complex="italic" style:font-weight-complex="normal"/>
    </style:style>
    <style:style style:name="T1106" style:family="text">
      <style:text-properties fo:font-size="12pt" fo:language="en" fo:country="US" fo:font-style="italic" fo:font-weight="normal" officeooo:rsid="02ff061d" fo:background-color="#99ffff" loext:char-shading-value="0" style:font-size-asian="12pt" style:font-style-asian="italic" style:font-weight-asian="normal" style:font-size-complex="12pt" style:font-style-complex="italic" style:font-weight-complex="normal"/>
    </style:style>
    <style:style style:name="T1107" style:family="text">
      <style:text-properties fo:font-size="12pt" fo:language="en" fo:country="US" fo:font-style="italic" fo:font-weight="normal" officeooo:rsid="02ff341d" fo:background-color="#99ffff" loext:char-shading-value="0" style:font-size-asian="12pt" style:font-style-asian="italic" style:font-weight-asian="normal" style:font-size-complex="12pt" style:font-style-complex="italic" style:font-weight-complex="normal"/>
    </style:style>
    <style:style style:name="T1108" style:family="text">
      <style:text-properties fo:font-size="12pt" fo:language="en" fo:country="US" fo:font-style="italic" fo:font-weight="normal" officeooo:rsid="01a48080" fo:background-color="#99ffff" loext:char-shading-value="0" style:font-size-asian="12pt" style:font-style-asian="italic" style:font-weight-asian="normal" style:font-size-complex="12pt" style:font-style-complex="italic" style:font-weight-complex="normal"/>
    </style:style>
    <style:style style:name="T1109" style:family="text">
      <style:text-properties fo:font-size="12pt" fo:language="en" fo:country="US" fo:font-style="italic" fo:font-weight="normal" officeooo:rsid="01421607" fo:background-color="#99ffff" loext:char-shading-value="0" style:font-size-asian="12pt" style:font-style-asian="italic" style:font-weight-asian="normal" style:font-size-complex="12pt" style:font-style-complex="italic" style:font-weight-complex="normal"/>
    </style:style>
    <style:style style:name="T1110" style:family="text">
      <style:text-properties fo:font-size="12pt" fo:language="en" fo:country="US" fo:font-style="italic" fo:font-weight="normal" officeooo:rsid="034f8d07" fo:background-color="#99ffff" loext:char-shading-value="0" style:font-size-asian="12pt" style:font-style-asian="italic" style:font-weight-asian="normal" style:font-size-complex="12pt" style:font-style-complex="italic" style:font-weight-complex="normal"/>
    </style:style>
    <style:style style:name="T1111" style:family="text">
      <style:text-properties fo:font-size="12pt" fo:language="en" fo:country="US" fo:font-style="italic" fo:font-weight="normal" officeooo:rsid="03514dcf" fo:background-color="#99ffff" loext:char-shading-value="0" style:font-size-asian="12pt" style:font-style-asian="italic" style:font-weight-asian="normal" style:font-size-complex="12pt" style:font-style-complex="italic" style:font-weight-complex="normal"/>
    </style:style>
    <style:style style:name="T1112" style:family="text">
      <style:text-properties fo:font-size="12pt" fo:language="en" fo:country="US" fo:font-style="italic" fo:font-weight="normal" officeooo:rsid="035fff18" fo:background-color="#99ffff" loext:char-shading-value="0" style:font-size-asian="12pt" style:font-style-asian="italic" style:font-weight-asian="normal" style:font-size-complex="12pt" style:font-style-complex="italic" style:font-weight-complex="normal"/>
    </style:style>
    <style:style style:name="T1113" style:family="text">
      <style:text-properties fo:font-size="12pt" fo:language="en" fo:country="US" fo:font-style="italic" fo:font-weight="normal" officeooo:rsid="036184f4" fo:background-color="#99ffff" loext:char-shading-value="0" style:font-size-asian="12pt" style:font-style-asian="italic" style:font-weight-asian="normal" style:font-size-complex="12pt" style:font-style-complex="italic" style:font-weight-complex="normal"/>
    </style:style>
    <style:style style:name="T1114" style:family="text">
      <style:text-properties fo:font-size="12pt" fo:language="en" fo:country="US" fo:font-style="italic" fo:font-weight="normal" officeooo:rsid="036187f4" fo:background-color="#99ffff" loext:char-shading-value="0" style:font-size-asian="12pt" style:font-style-asian="italic" style:font-weight-asian="normal" style:font-size-complex="12pt" style:font-style-complex="italic" style:font-weight-complex="normal"/>
    </style:style>
    <style:style style:name="T1115" style:family="text">
      <style:text-properties fo:font-size="12pt" fo:language="en" fo:country="US" fo:font-style="italic" fo:font-weight="normal" officeooo:rsid="03642b66" fo:background-color="#99ffff" loext:char-shading-value="0" style:font-size-asian="12pt" style:font-style-asian="italic" style:font-weight-asian="normal" style:font-size-complex="12pt" style:font-style-complex="italic" style:font-weight-complex="normal"/>
    </style:style>
    <style:style style:name="T1116" style:family="text">
      <style:text-properties fo:font-size="12pt" fo:language="en" fo:country="US" fo:font-style="italic" fo:font-weight="normal" officeooo:rsid="00bfc4da" style:font-size-asian="12pt" style:font-style-asian="italic" style:font-weight-asian="normal" style:font-size-complex="12pt" style:font-style-complex="italic" style:font-weight-complex="normal"/>
    </style:style>
    <style:style style:name="T1117" style:family="text">
      <style:text-properties fo:font-size="12pt" fo:language="en" fo:country="US" fo:font-style="italic" fo:font-weight="normal" officeooo:rsid="02b6920a" style:font-size-asian="12pt" style:font-style-asian="italic" style:font-weight-asian="normal" style:font-size-complex="12pt" style:font-style-complex="italic" style:font-weight-complex="normal"/>
    </style:style>
    <style:style style:name="T1118" style:family="text">
      <style:text-properties fo:font-size="12pt" fo:language="en" fo:country="US" fo:font-style="italic" fo:font-weight="normal" officeooo:rsid="0119131f" style:font-size-asian="12pt" style:font-style-asian="italic" style:font-weight-asian="normal" style:font-size-complex="12pt" style:font-style-complex="italic" style:font-weight-complex="normal"/>
    </style:style>
    <style:style style:name="T1119" style:family="text">
      <style:text-properties fo:font-size="12pt" fo:language="en" fo:country="US" fo:font-style="italic" fo:font-weight="normal" officeooo:rsid="011e5bfc" style:font-size-asian="12pt" style:font-style-asian="italic" style:font-weight-asian="normal" style:font-size-complex="12pt" style:font-style-complex="italic" style:font-weight-complex="normal"/>
    </style:style>
    <style:style style:name="T1120" style:family="text">
      <style:text-properties fo:font-size="12pt" fo:language="en" fo:country="US" fo:font-style="italic" fo:font-weight="normal" officeooo:rsid="0115e9cd" style:font-size-asian="12pt" style:font-style-asian="italic" style:font-weight-asian="normal" style:font-size-complex="12pt" style:font-style-complex="italic" style:font-weight-complex="normal"/>
    </style:style>
    <style:style style:name="T1121" style:family="text">
      <style:text-properties fo:font-size="12pt" fo:language="en" fo:country="US" fo:font-style="italic" fo:font-weight="normal" officeooo:rsid="02b04e9c" style:font-size-asian="12pt" style:font-style-asian="italic" style:font-weight-asian="normal" style:font-size-complex="12pt" style:font-style-complex="italic" style:font-weight-complex="normal"/>
    </style:style>
    <style:style style:name="T1122" style:family="text">
      <style:text-properties fo:font-size="12pt" fo:language="en" fo:country="US" fo:font-style="italic" fo:font-weight="normal" officeooo:rsid="0346f177" style:font-size-asian="12pt" style:font-style-asian="italic" style:font-weight-asian="normal" style:font-size-complex="12pt" style:font-style-complex="italic" style:font-weight-complex="normal"/>
    </style:style>
    <style:style style:name="T1123" style:family="text">
      <style:text-properties fo:font-size="12pt" fo:language="en" fo:country="US" fo:font-style="italic" fo:font-weight="normal" officeooo:rsid="018df082" fo:background-color="#ffff99" loext:char-shading-value="0" style:font-size-asian="12pt" style:font-style-asian="italic" style:font-weight-asian="normal" style:font-size-complex="12pt" style:font-style-complex="italic" style:font-weight-complex="normal"/>
    </style:style>
    <style:style style:name="T1124" style:family="text">
      <style:text-properties fo:font-size="12pt" fo:language="en" fo:country="US" fo:font-style="italic" fo:font-weight="normal" officeooo:rsid="01a9a4b4" fo:background-color="#cc9900" loext:char-shading-value="0" style:font-size-asian="12pt" style:font-style-asian="italic" style:font-weight-asian="normal" style:font-size-complex="12pt" style:font-style-complex="italic" style:font-weight-complex="normal"/>
    </style:style>
    <style:style style:name="T1125" style:family="text">
      <style:text-properties fo:font-size="12pt" fo:language="en" fo:country="US" fo:font-style="italic" fo:font-weight="normal" officeooo:rsid="018df082" fo:background-color="#ff9999" loext:char-shading-value="0" style:font-size-asian="12pt" style:font-style-asian="italic" style:font-weight-asian="normal" style:font-size-complex="12pt" style:font-style-complex="italic" style:font-weight-complex="normal"/>
    </style:style>
    <style:style style:name="T1126" style:family="text">
      <style:text-properties fo:font-size="12pt" fo:language="en" fo:country="US" fo:font-style="italic" fo:font-weight="normal" officeooo:rsid="01a2d80e" fo:background-color="#ff9999" loext:char-shading-value="0" style:font-size-asian="12pt" style:font-style-asian="italic" style:font-weight-asian="normal" style:font-size-complex="12pt" style:font-style-complex="italic" style:font-weight-complex="normal"/>
    </style:style>
    <style:style style:name="T1127" style:family="text">
      <style:text-properties fo:font-size="12pt" fo:language="en" fo:country="US" fo:font-style="italic" fo:font-weight="normal" officeooo:rsid="02fd3b6b" fo:background-color="#ff9999" loext:char-shading-value="0" style:font-size-asian="12pt" style:font-style-asian="italic" style:font-weight-asian="normal" style:font-size-complex="12pt" style:font-style-complex="italic" style:font-weight-complex="normal"/>
    </style:style>
    <style:style style:name="T1128" style:family="text">
      <style:text-properties fo:font-size="12pt" fo:language="en" fo:country="US" fo:font-style="italic" fo:font-weight="normal" officeooo:rsid="0367f9d2" fo:background-color="#ff9999" loext:char-shading-value="0" style:font-size-asian="12pt" style:font-style-asian="italic" style:font-weight-asian="normal" style:font-size-complex="12pt" style:font-style-complex="italic" style:font-weight-complex="normal"/>
    </style:style>
    <style:style style:name="T1129" style:family="text">
      <style:text-properties fo:font-size="12pt" fo:language="en" fo:country="US" fo:font-style="italic" fo:font-weight="normal" officeooo:rsid="00bfc4da" fo:background-color="#66ffff" loext:char-shading-value="0" style:font-size-asian="12pt" style:font-style-asian="italic" style:font-weight-asian="normal" style:font-size-complex="12pt" style:font-style-complex="italic" style:font-weight-complex="normal"/>
    </style:style>
    <style:style style:name="T1130" style:family="text">
      <style:text-properties fo:font-size="12pt" fo:language="en" fo:country="US" fo:font-style="italic" fo:font-weight="normal" officeooo:rsid="033735b1" fo:background-color="#66ffff" loext:char-shading-value="0" style:font-size-asian="12pt" style:font-style-asian="italic" style:font-weight-asian="normal" style:font-size-complex="12pt" style:font-style-complex="italic" style:font-weight-complex="normal"/>
    </style:style>
    <style:style style:name="T1131" style:family="text">
      <style:text-properties fo:font-size="12pt" fo:language="en" fo:country="US" fo:font-style="italic" style:text-underline-style="solid" style:text-underline-width="auto" style:text-underline-color="font-color" fo:font-weight="normal" officeooo:rsid="017c555c" fo:background-color="#99ffff" loext:char-shading-value="0" style:font-size-asian="12pt" style:font-style-asian="italic" style:font-weight-asian="normal" style:font-size-complex="12pt" style:font-style-complex="italic" style:font-weight-complex="normal"/>
    </style:style>
    <style:style style:name="T1132" style:family="text">
      <style:text-properties fo:font-size="12pt" fo:language="en" fo:country="US" fo:font-style="italic" style:text-underline-style="solid" style:text-underline-width="auto" style:text-underline-color="font-color" fo:font-weight="normal" officeooo:rsid="02ef46e3" fo:background-color="#99ffff" loext:char-shading-value="0" style:font-size-asian="12pt" style:font-style-asian="italic" style:font-weight-asian="normal" style:font-size-complex="12pt" style:font-style-complex="italic" style:font-weight-complex="normal"/>
    </style:style>
    <style:style style:name="T1133" style:family="text">
      <style:text-properties fo:font-size="12pt" fo:language="en" fo:country="US" fo:font-style="italic" officeooo:rsid="018df082" fo:background-color="#ff9999" loext:char-shading-value="0" style:font-size-asian="12pt" style:font-style-asian="italic" style:font-size-complex="12pt" style:font-style-complex="italic"/>
    </style:style>
    <style:style style:name="T1134" style:family="text">
      <style:text-properties fo:font-size="12pt" fo:language="en" fo:country="US" officeooo:rsid="018df082" fo:background-color="#ff9999" loext:char-shading-value="0" style:font-size-asian="12pt" style:font-size-complex="12pt"/>
    </style:style>
    <style:style style:name="T1135" style:family="text">
      <style:text-properties fo:font-size="12pt" fo:language="en" fo:country="US" officeooo:rsid="01a2d80e" fo:background-color="#ff9999" loext:char-shading-value="0" style:font-size-asian="12pt" style:font-size-complex="12pt"/>
    </style:style>
    <style:style style:name="T1136" style:family="text">
      <style:text-properties fo:font-size="12pt" fo:language="en" fo:country="US" fo:font-style="normal" fo:font-weight="normal" officeooo:rsid="017c555c" fo:background-color="#99ffff" loext:char-shading-value="0" style:font-size-asian="12pt" style:font-style-asian="normal" style:font-weight-asian="normal" style:font-size-complex="12pt" style:font-style-complex="normal" style:font-weight-complex="normal"/>
    </style:style>
    <style:style style:name="T1137" style:family="text">
      <style:text-properties fo:font-size="12pt" fo:language="en" fo:country="US" fo:font-style="normal" fo:font-weight="normal" officeooo:rsid="02ef46e3" fo:background-color="#99ffff" loext:char-shading-value="0" style:font-size-asian="12pt" style:font-style-asian="normal" style:font-weight-asian="normal" style:font-size-complex="12pt" style:font-style-complex="normal" style:font-weight-complex="normal"/>
    </style:style>
    <style:style style:name="T1138" style:family="text">
      <style:text-properties fo:font-size="12pt" fo:language="en" fo:country="US" fo:font-style="normal" fo:font-weight="normal" officeooo:rsid="01439e91" fo:background-color="#99ffff" loext:char-shading-value="0" style:font-size-asian="12pt" style:font-style-asian="normal" style:font-weight-asian="normal" style:font-size-complex="12pt" style:font-style-complex="normal" style:font-weight-complex="normal"/>
    </style:style>
    <style:style style:name="T1139" style:family="text">
      <style:text-properties fo:font-size="12pt" fo:language="en" fo:country="US" fo:font-style="normal" fo:font-weight="normal" officeooo:rsid="01a9a4b4" fo:background-color="#cc9900" loext:char-shading-value="0" style:font-size-asian="12pt" style:font-style-asian="normal" style:font-weight-asian="normal" style:font-size-complex="12pt" style:font-style-complex="normal" style:font-weight-complex="normal"/>
    </style:style>
    <style:style style:name="T1140" style:family="text">
      <style:text-properties fo:font-size="12pt" fo:language="en" fo:country="US" fo:font-style="normal" fo:font-weight="normal" officeooo:rsid="01b2b130" fo:background-color="#cc9900" loext:char-shading-value="0" style:font-size-asian="12pt" style:font-style-asian="normal" style:font-weight-asian="normal" style:font-size-complex="12pt" style:font-style-complex="normal" style:font-weight-complex="normal"/>
    </style:style>
    <style:style style:name="T1141" style:family="text">
      <style:text-properties fo:font-size="12pt" fo:language="en" fo:country="US" fo:font-style="normal" fo:font-weight="normal" officeooo:rsid="01ad93dc" fo:background-color="#cc9900" loext:char-shading-value="0" style:font-size-asian="12pt" style:font-style-asian="normal" style:font-weight-asian="normal" style:font-size-complex="12pt" style:font-style-complex="normal" style:font-weight-complex="normal"/>
    </style:style>
    <style:style style:name="T1142" style:family="text">
      <style:text-properties fo:font-size="12pt" fo:language="en" fo:country="US" fo:font-style="normal" fo:font-weight="normal" officeooo:rsid="0368b535" fo:background-color="#cc9900" loext:char-shading-value="0" style:font-size-asian="12pt" style:font-style-asian="normal" style:font-weight-asian="normal" style:font-size-complex="12pt" style:font-style-complex="normal" style:font-weight-complex="normal"/>
    </style:style>
    <style:style style:name="T1143" style:family="text">
      <style:text-properties fo:font-size="12pt" officeooo:rsid="00bfc4da" fo:background-color="#999966" loext:char-shading-value="0" style:font-size-asian="12pt" style:font-size-complex="12pt"/>
    </style:style>
    <style:style style:name="T1144" style:family="text">
      <style:text-properties fo:font-size="12pt" fo:background-color="#ccff66" loext:char-shading-value="0" style:font-size-asian="12pt" style:font-size-complex="12pt"/>
    </style:style>
    <style:style style:name="T1145" style:family="text">
      <style:text-properties fo:font-size="12pt" officeooo:rsid="00bfc4da" fo:background-color="#ccff66" loext:char-shading-value="0" style:font-size-asian="12pt" style:font-size-complex="12pt"/>
    </style:style>
    <style:style style:name="T1146" style:family="text">
      <style:text-properties fo:font-size="12pt" officeooo:rsid="00c845f2" fo:background-color="#ccff66" loext:char-shading-value="0" style:font-size-asian="12pt" style:font-size-complex="12pt"/>
    </style:style>
    <style:style style:name="T1147" style:family="text">
      <style:text-properties fo:font-size="12pt" fo:language="de" fo:country="DE" fo:font-style="normal" fo:font-weight="normal" officeooo:rsid="01a9a4b4" fo:background-color="#99ffff" loext:char-shading-value="0" style:font-size-asian="12pt" style:font-style-asian="normal" style:font-weight-asian="normal" style:font-size-complex="12pt" style:font-style-complex="normal" style:font-weight-complex="normal"/>
    </style:style>
    <style:style style:name="T1148" style:family="text">
      <style:text-properties fo:font-size="12pt" fo:language="de" fo:country="DE" fo:font-style="italic" fo:font-weight="normal" officeooo:rsid="01a9a4b4" fo:background-color="#99ffff" loext:char-shading-value="0" style:font-size-asian="12pt" style:font-style-asian="italic" style:font-weight-asian="normal" style:font-size-complex="12pt" style:font-style-complex="italic" style:font-weight-complex="normal"/>
    </style:style>
    <style:style style:name="T1149" style:family="text">
      <style:text-properties fo:font-size="12pt" fo:language="de" fo:country="DE" fo:font-style="italic" fo:font-weight="normal" officeooo:rsid="00e00a7b" style:font-size-asian="12pt" style:font-style-asian="italic" style:font-weight-asian="normal" style:font-size-complex="12pt" style:font-style-complex="italic" style:font-weight-complex="normal"/>
    </style:style>
    <style:style style:name="T1150" style:family="text">
      <style:text-properties fo:font-size="12pt" fo:language="de" fo:country="DE" fo:font-style="italic" fo:font-weight="normal" officeooo:rsid="033ec8c5" style:font-size-asian="12pt" style:font-style-asian="italic" style:font-weight-asian="normal" style:font-size-complex="12pt" style:font-style-complex="italic" style:font-weight-complex="normal"/>
    </style:style>
    <style:style style:name="T1151" style:family="text">
      <style:text-properties fo:font-size="12pt" fo:font-style="italic" fo:font-weight="normal" officeooo:rsid="02c30be3" fo:background-color="#99ffff" loext:char-shading-value="0" style:font-size-asian="12pt" style:font-style-asian="italic" style:font-weight-asian="normal" style:font-size-complex="12pt" style:font-style-complex="italic" style:font-weight-complex="normal"/>
    </style:style>
    <style:style style:name="T1152" style:family="text">
      <style:text-properties fo:font-size="12pt" fo:font-style="italic" fo:font-weight="normal" officeooo:rsid="012ed468" fo:background-color="#99ffff" loext:char-shading-value="0" style:font-size-asian="12pt" style:font-style-asian="italic" style:font-weight-asian="normal" style:font-size-complex="12pt" style:font-style-complex="italic" style:font-weight-complex="normal"/>
    </style:style>
    <style:style style:name="T1153" style:family="text">
      <style:text-properties fo:font-size="12pt" fo:font-style="italic" fo:font-weight="normal" officeooo:rsid="0134e2a9" fo:background-color="#99ffff" loext:char-shading-value="0" style:font-size-asian="12pt" style:font-style-asian="italic" style:font-weight-asian="normal" style:font-size-complex="12pt" style:font-style-complex="italic" style:font-weight-complex="normal"/>
    </style:style>
    <style:style style:name="T1154" style:family="text">
      <style:text-properties fo:font-size="12pt" fo:font-style="italic" fo:font-weight="normal" officeooo:rsid="01366476" fo:background-color="#99ffff" loext:char-shading-value="0" style:font-size-asian="12pt" style:font-style-asian="italic" style:font-weight-asian="normal" style:font-size-complex="12pt" style:font-style-complex="italic" style:font-weight-complex="normal"/>
    </style:style>
    <style:style style:name="T1155" style:family="text">
      <style:text-properties fo:font-size="12pt" fo:font-style="italic" fo:font-weight="normal" officeooo:rsid="0139812c" fo:background-color="#99ffff" loext:char-shading-value="0" style:font-size-asian="12pt" style:font-style-asian="italic" style:font-weight-asian="normal" style:font-size-complex="12pt" style:font-style-complex="italic" style:font-weight-complex="normal"/>
    </style:style>
    <style:style style:name="T1156" style:family="text">
      <style:text-properties fo:font-size="12pt" fo:font-style="italic" fo:font-weight="normal" officeooo:rsid="02ca4df5" fo:background-color="#99ffff" loext:char-shading-value="0" style:font-size-asian="12pt" style:font-style-asian="italic" style:font-weight-asian="normal" style:font-size-complex="12pt" style:font-style-complex="italic" style:font-weight-complex="normal"/>
    </style:style>
    <style:style style:name="T1157" style:family="text">
      <style:text-properties fo:font-size="12pt" fo:font-style="italic" fo:font-weight="normal" officeooo:rsid="02c3f0f8" fo:background-color="#99ffff" loext:char-shading-value="0" style:font-size-asian="12pt" style:font-style-asian="italic" style:font-weight-asian="normal" style:font-size-complex="12pt" style:font-style-complex="italic" style:font-weight-complex="normal"/>
    </style:style>
    <style:style style:name="T1158" style:family="text">
      <style:text-properties fo:font-size="12pt" fo:font-style="italic" fo:font-weight="normal" officeooo:rsid="034a30f6" fo:background-color="#99ffff" loext:char-shading-value="0" style:font-size-asian="12pt" style:font-style-asian="italic" style:font-weight-asian="normal" style:font-size-complex="12pt" style:font-style-complex="italic" style:font-weight-complex="normal"/>
    </style:style>
    <style:style style:name="T1159" style:family="text">
      <style:text-properties fo:font-size="12pt" fo:font-style="italic" fo:font-weight="normal" officeooo:rsid="02d04537" fo:background-color="#99ffff" loext:char-shading-value="0" style:font-size-asian="12pt" style:font-style-asian="italic" style:font-weight-asian="normal" style:font-size-complex="12pt" style:font-style-complex="italic" style:font-weight-complex="normal"/>
    </style:style>
    <style:style style:name="T1160" style:family="text">
      <style:text-properties fo:font-size="12pt" fo:language="fr" fo:country="FR" fo:font-style="italic" fo:font-weight="normal" officeooo:rsid="02ebb959" fo:background-color="#99ffff" loext:char-shading-value="0" style:font-size-asian="12pt" style:font-style-asian="italic" style:font-weight-asian="normal" style:font-size-complex="12pt" style:font-style-complex="italic" style:font-weight-complex="normal"/>
    </style:style>
    <style:style style:name="T1161" style:family="text">
      <style:text-properties officeooo:rsid="00769e67"/>
    </style:style>
    <style:style style:name="T1162" style:family="text">
      <style:text-properties officeooo:rsid="0080b255"/>
    </style:style>
    <style:style style:name="T1163" style:family="text">
      <style:text-properties style:text-underline-style="solid" style:text-underline-width="auto" style:text-underline-color="font-color"/>
    </style:style>
    <style:style style:name="T1164" style:family="text">
      <style:text-properties style:text-underline-style="solid" style:text-underline-width="auto" style:text-underline-color="font-color" fo:font-weight="normal" style:font-weight-asian="normal" style:font-weight-complex="normal"/>
    </style:style>
    <style:style style:name="T1165" style:family="text">
      <style:text-properties style:text-underline-style="solid" style:text-underline-width="auto" style:text-underline-color="font-color" fo:font-weight="normal" fo:background-color="#ffcc00" loext:char-shading-value="0" style:font-weight-asian="normal" style:font-weight-complex="normal"/>
    </style:style>
    <style:style style:name="T1166" style:family="text">
      <style:text-properties style:text-underline-style="solid" style:text-underline-width="auto" style:text-underline-color="font-color" fo:font-weight="normal" officeooo:rsid="00ccc79e" fo:background-color="#66ffff" loext:char-shading-value="0" style:font-weight-asian="normal" style:font-weight-complex="normal"/>
    </style:style>
    <style:style style:name="T1167" style:family="text">
      <style:text-properties officeooo:rsid="00914286"/>
    </style:style>
    <style:style style:name="T1168" style:family="text">
      <style:text-properties officeooo:rsid="009719c6"/>
    </style:style>
    <style:style style:name="T1169" style:family="text">
      <style:text-properties officeooo:rsid="009858ab"/>
    </style:style>
    <style:style style:name="T1170" style:family="text">
      <style:text-properties officeooo:rsid="009afec9"/>
    </style:style>
    <style:style style:name="T1171" style:family="text">
      <style:text-properties fo:background-color="#cc9999" loext:char-shading-value="0"/>
    </style:style>
    <style:style style:name="T1172" style:family="text">
      <style:text-properties officeooo:rsid="00a924f0"/>
    </style:style>
    <style:style style:name="T1173" style:family="text">
      <style:text-properties fo:background-color="#579d1c" loext:char-shading-value="0"/>
    </style:style>
    <style:style style:name="T1174" style:family="text">
      <style:text-properties style:text-underline-style="none"/>
    </style:style>
    <style:style style:name="T1175" style:family="text">
      <style:text-properties style:text-underline-style="none" fo:font-weight="normal" fo:background-color="#ffcc00" loext:char-shading-value="0" style:font-weight-asian="normal" style:font-weight-complex="normal"/>
    </style:style>
    <style:style style:name="T1176" style:family="text">
      <style:text-properties style:text-underline-style="none" fo:background-color="#ffcc00" loext:char-shading-value="0"/>
    </style:style>
    <style:style style:name="T1177" style:family="text">
      <style:text-properties officeooo:rsid="00850254" fo:background-color="#ff99ff" loext:char-shading-value="0"/>
    </style:style>
    <style:style style:name="T1178" style:family="text">
      <style:text-properties officeooo:rsid="00cc344c"/>
    </style:style>
    <style:style style:name="T1179" style:family="text">
      <style:text-properties fo:color="#ff3333"/>
    </style:style>
    <style:style style:name="T1180" style:family="text">
      <style:text-properties fo:color="#ff3333" fo:language="es" fo:country="ES" fo:font-weight="normal" officeooo:rsid="01547200" fo:background-color="#66ffff" loext:char-shading-value="0" style:font-weight-asian="normal" style:font-weight-complex="normal"/>
    </style:style>
    <style:style style:name="T1181" style:family="text">
      <style:text-properties fo:color="#ff3333" fo:language="es" fo:country="ES" fo:font-weight="normal" officeooo:rsid="01719adc" fo:background-color="#66ffff" loext:char-shading-value="0" style:font-weight-asian="normal" style:font-weight-complex="normal"/>
    </style:style>
    <style:style style:name="T1182" style:family="text">
      <style:text-properties fo:color="#ff3333" fo:language="es" fo:country="ES" fo:font-weight="normal" officeooo:rsid="0184b844" fo:background-color="#66ffff" loext:char-shading-value="0" style:font-weight-asian="normal" style:font-weight-complex="normal"/>
    </style:style>
    <style:style style:name="T1183" style:family="text">
      <style:text-properties fo:color="#ff3333" fo:language="es" fo:country="ES" fo:font-weight="normal" officeooo:rsid="01874796" fo:background-color="#66ffff" loext:char-shading-value="0" style:font-weight-asian="normal" style:font-weight-complex="normal"/>
    </style:style>
    <style:style style:name="T1184" style:family="text">
      <style:text-properties fo:color="#ff3333" fo:language="es" fo:country="ES" fo:font-weight="normal" officeooo:rsid="018b113f" fo:background-color="#66ffff" loext:char-shading-value="0" style:font-weight-asian="normal" style:font-weight-complex="normal"/>
    </style:style>
    <style:style style:name="T1185" style:family="text">
      <style:text-properties fo:color="#ff3333" fo:language="es" fo:country="ES" fo:font-weight="normal" officeooo:rsid="010a9e79" fo:background-color="#66ffff" loext:char-shading-value="0" style:font-weight-asian="normal" style:font-weight-complex="normal"/>
    </style:style>
    <style:style style:name="T1186" style:family="text">
      <style:text-properties fo:color="#ff3333" fo:language="es" fo:country="ES" fo:font-weight="normal" officeooo:rsid="0115e9cd" fo:background-color="#66ffff" loext:char-shading-value="0" style:font-weight-asian="normal" style:font-weight-complex="normal"/>
    </style:style>
    <style:style style:name="T1187" style:family="text">
      <style:text-properties fo:color="#ff3333" fo:language="es" fo:country="ES" fo:font-weight="normal" officeooo:rsid="0119131f" fo:background-color="#66ffff" loext:char-shading-value="0" style:font-weight-asian="normal" style:font-weight-complex="normal"/>
    </style:style>
    <style:style style:name="T1188" style:family="text">
      <style:text-properties fo:color="#ff3333" fo:language="es" fo:country="ES" fo:font-weight="normal" officeooo:rsid="011e5bfc" fo:background-color="#66ffff" loext:char-shading-value="0" style:font-weight-asian="normal" style:font-weight-complex="normal"/>
    </style:style>
    <style:style style:name="T1189" style:family="text">
      <style:text-properties fo:color="#ff3333" fo:language="es" fo:country="ES" fo:font-weight="normal" officeooo:rsid="0115d399" fo:background-color="#66ffff" loext:char-shading-value="0" style:font-weight-asian="normal" style:font-weight-complex="normal"/>
    </style:style>
    <style:style style:name="T1190" style:family="text">
      <style:text-properties fo:color="#ff3333" fo:language="es" fo:country="ES" fo:font-weight="normal" officeooo:rsid="01145c47" fo:background-color="#66ffff" loext:char-shading-value="0" style:font-weight-asian="normal" style:font-weight-complex="normal"/>
    </style:style>
    <style:style style:name="T1191" style:family="text">
      <style:text-properties fo:color="#ff3333" fo:language="es" fo:country="ES" fo:font-weight="normal" officeooo:rsid="010fe16a" fo:background-color="#66ffff" loext:char-shading-value="0" style:font-weight-asian="normal" style:font-weight-complex="normal"/>
    </style:style>
    <style:style style:name="T1192" style:family="text">
      <style:text-properties fo:color="#ff3333" fo:language="es" fo:country="ES" fo:font-weight="normal" officeooo:rsid="0122f255" fo:background-color="#66ffff" loext:char-shading-value="0" style:font-weight-asian="normal" style:font-weight-complex="normal"/>
    </style:style>
    <style:style style:name="T1193" style:family="text">
      <style:text-properties fo:color="#ff3333" fo:language="es" fo:country="ES" fo:font-weight="normal" officeooo:rsid="01252cc0" fo:background-color="#66ffff" loext:char-shading-value="0" style:font-weight-asian="normal" style:font-weight-complex="normal"/>
    </style:style>
    <style:style style:name="T1194" style:family="text">
      <style:text-properties fo:color="#ff3333" fo:language="es" fo:country="ES" fo:font-weight="normal" officeooo:rsid="012a36c1" fo:background-color="#66ffff" loext:char-shading-value="0" style:font-weight-asian="normal" style:font-weight-complex="normal"/>
    </style:style>
    <style:style style:name="T1195" style:family="text">
      <style:text-properties fo:color="#ff3333" fo:language="es" fo:country="ES" fo:font-weight="normal" officeooo:rsid="02c30be3" fo:background-color="#66ffff" loext:char-shading-value="0" style:font-weight-asian="normal" style:font-weight-complex="normal"/>
    </style:style>
    <style:style style:name="T1196" style:family="text">
      <style:text-properties fo:color="#ff3333" fo:language="es" fo:country="ES" fo:font-weight="normal" officeooo:rsid="012edbac" fo:background-color="#66ffff" loext:char-shading-value="0" style:font-weight-asian="normal" style:font-weight-complex="normal"/>
    </style:style>
    <style:style style:name="T1197" style:family="text">
      <style:text-properties fo:color="#ff3333" fo:language="es" fo:country="ES" fo:font-weight="normal" officeooo:rsid="02c58203" fo:background-color="#66ffff" loext:char-shading-value="0" style:font-weight-asian="normal" style:font-weight-complex="normal"/>
    </style:style>
    <style:style style:name="T1198" style:family="text">
      <style:text-properties fo:color="#ff3333" fo:language="es" fo:country="ES" fo:font-weight="normal" officeooo:rsid="0134e2a9" fo:background-color="#66ffff" loext:char-shading-value="0" style:font-weight-asian="normal" style:font-weight-complex="normal"/>
    </style:style>
    <style:style style:name="T1199" style:family="text">
      <style:text-properties fo:color="#ff3333" fo:language="es" fo:country="ES" fo:font-weight="normal" officeooo:rsid="02c70a94" fo:background-color="#66ffff" loext:char-shading-value="0" style:font-weight-asian="normal" style:font-weight-complex="normal"/>
    </style:style>
    <style:style style:name="T1200" style:family="text">
      <style:text-properties fo:color="#ff3333" fo:language="es" fo:country="ES" fo:font-weight="normal" officeooo:rsid="0130a5a0" fo:background-color="#66ffff" loext:char-shading-value="0" style:font-weight-asian="normal" style:font-weight-complex="normal"/>
    </style:style>
    <style:style style:name="T1201" style:family="text">
      <style:text-properties fo:color="#ff3333" fo:language="es" fo:country="ES" fo:font-weight="normal" officeooo:rsid="02cb4bdb" fo:background-color="#66ffff" loext:char-shading-value="0" style:font-weight-asian="normal" style:font-weight-complex="normal"/>
    </style:style>
    <style:style style:name="T1202" style:family="text">
      <style:text-properties fo:color="#ff3333" fo:language="es" fo:country="ES" fo:font-weight="normal" officeooo:rsid="02ccb501" fo:background-color="#66ffff" loext:char-shading-value="0" style:font-weight-asian="normal" style:font-weight-complex="normal"/>
    </style:style>
    <style:style style:name="T1203" style:family="text">
      <style:text-properties fo:color="#ff3333" fo:language="es" fo:country="ES" fo:font-weight="normal" officeooo:rsid="01405cae" fo:background-color="#66ffff" loext:char-shading-value="0" style:font-weight-asian="normal" style:font-weight-complex="normal"/>
    </style:style>
    <style:style style:name="T1204" style:family="text">
      <style:text-properties fo:color="#ff3333" fo:language="es" fo:country="ES" fo:font-weight="normal" officeooo:rsid="01405d90" fo:background-color="#66ffff" loext:char-shading-value="0" style:font-weight-asian="normal" style:font-weight-complex="normal"/>
    </style:style>
    <style:style style:name="T1205" style:family="text">
      <style:text-properties fo:color="#ff3333" fo:language="es" fo:country="ES" fo:font-weight="normal" officeooo:rsid="01439e91" fo:background-color="#66ffff" loext:char-shading-value="0" style:font-weight-asian="normal" style:font-weight-complex="normal"/>
    </style:style>
    <style:style style:name="T1206" style:family="text">
      <style:text-properties fo:color="#ff3333" fo:language="es" fo:country="ES" fo:font-weight="normal" officeooo:rsid="01421607" fo:background-color="#66ffff" loext:char-shading-value="0" style:font-weight-asian="normal" style:font-weight-complex="normal"/>
    </style:style>
    <style:style style:name="T1207" style:family="text">
      <style:text-properties fo:color="#ff3333" fo:language="es" fo:country="ES" fo:font-weight="normal" officeooo:rsid="0144dfcf" fo:background-color="#66ffff" loext:char-shading-value="0" style:font-weight-asian="normal" style:font-weight-complex="normal"/>
    </style:style>
    <style:style style:name="T1208" style:family="text">
      <style:text-properties fo:color="#ff3333" fo:language="es" fo:country="ES" fo:font-weight="normal" officeooo:rsid="0147ab65" fo:background-color="#66ffff" loext:char-shading-value="0" style:font-weight-asian="normal" style:font-weight-complex="normal"/>
    </style:style>
    <style:style style:name="T1209" style:family="text">
      <style:text-properties fo:color="#ff3333" fo:language="es" fo:country="ES" fo:font-weight="normal" officeooo:rsid="0148fae7" fo:background-color="#66ffff" loext:char-shading-value="0" style:font-weight-asian="normal" style:font-weight-complex="normal"/>
    </style:style>
    <style:style style:name="T1210" style:family="text">
      <style:text-properties fo:color="#ff3333" fo:language="es" fo:country="ES" fo:font-weight="normal" officeooo:rsid="014b864c" fo:background-color="#66ffff" loext:char-shading-value="0" style:font-weight-asian="normal" style:font-weight-complex="normal"/>
    </style:style>
    <style:style style:name="T1211" style:family="text">
      <style:text-properties fo:color="#ff3333" fo:language="es" fo:country="ES" fo:font-weight="normal" officeooo:rsid="014ff419" fo:background-color="#66ffff" loext:char-shading-value="0" style:font-weight-asian="normal" style:font-weight-complex="normal"/>
    </style:style>
    <style:style style:name="T1212" style:family="text">
      <style:text-properties fo:color="#ff3333" fo:language="es" fo:country="ES" fo:font-weight="normal" officeooo:rsid="014e68fe" fo:background-color="#66ffff" loext:char-shading-value="0" style:font-weight-asian="normal" style:font-weight-complex="normal"/>
    </style:style>
    <style:style style:name="T1213" style:family="text">
      <style:text-properties fo:color="#ff3333" fo:language="es" fo:country="ES" fo:font-weight="normal" officeooo:rsid="01511c16" fo:background-color="#66ffff" loext:char-shading-value="0" style:font-weight-asian="normal" style:font-weight-complex="normal"/>
    </style:style>
    <style:style style:name="T1214" style:family="text">
      <style:text-properties fo:color="#ff3333" fo:language="es" fo:country="ES" fo:font-weight="normal" officeooo:rsid="015270da" fo:background-color="#66ffff" loext:char-shading-value="0" style:font-weight-asian="normal" style:font-weight-complex="normal"/>
    </style:style>
    <style:style style:name="T1215" style:family="text">
      <style:text-properties fo:color="#ff3333" fo:language="es" fo:country="ES" fo:font-weight="normal" officeooo:rsid="0155f284" fo:background-color="#66ffff" loext:char-shading-value="0" style:font-weight-asian="normal" style:font-weight-complex="normal"/>
    </style:style>
    <style:style style:name="T1216" style:family="text">
      <style:text-properties fo:color="#ff3333" fo:language="es" fo:country="ES" fo:font-weight="normal" officeooo:rsid="01565477" fo:background-color="#66ffff" loext:char-shading-value="0" style:font-weight-asian="normal" style:font-weight-complex="normal"/>
    </style:style>
    <style:style style:name="T1217" style:family="text">
      <style:text-properties fo:color="#ff3333" fo:language="es" fo:country="ES" fo:font-weight="normal" officeooo:rsid="01577276" fo:background-color="#66ffff" loext:char-shading-value="0" style:font-weight-asian="normal" style:font-weight-complex="normal"/>
    </style:style>
    <style:style style:name="T1218" style:family="text">
      <style:text-properties fo:color="#ff3333" fo:language="es" fo:country="ES" fo:font-weight="normal" officeooo:rsid="02d90207" fo:background-color="#66ffff" loext:char-shading-value="0" style:font-weight-asian="normal" style:font-weight-complex="normal"/>
    </style:style>
    <style:style style:name="T1219" style:family="text">
      <style:text-properties fo:color="#ff3333" fo:language="es" fo:country="ES" fo:font-weight="normal" officeooo:rsid="01592b01" fo:background-color="#66ffff" loext:char-shading-value="0" style:font-weight-asian="normal" style:font-weight-complex="normal"/>
    </style:style>
    <style:style style:name="T1220" style:family="text">
      <style:text-properties fo:color="#ff3333" fo:language="es" fo:country="ES" fo:font-weight="normal" officeooo:rsid="015b11dc" fo:background-color="#66ffff" loext:char-shading-value="0" style:font-weight-asian="normal" style:font-weight-complex="normal"/>
    </style:style>
    <style:style style:name="T1221" style:family="text">
      <style:text-properties fo:color="#ff3333" fo:language="es" fo:country="ES" fo:font-weight="normal" officeooo:rsid="015b8114" fo:background-color="#66ffff" loext:char-shading-value="0" style:font-weight-asian="normal" style:font-weight-complex="normal"/>
    </style:style>
    <style:style style:name="T1222" style:family="text">
      <style:text-properties fo:color="#ff3333" fo:language="es" fo:country="ES" fo:font-weight="normal" officeooo:rsid="015cdb19" fo:background-color="#66ffff" loext:char-shading-value="0" style:font-weight-asian="normal" style:font-weight-complex="normal"/>
    </style:style>
    <style:style style:name="T1223" style:family="text">
      <style:text-properties fo:color="#ff3333" fo:language="es" fo:country="ES" fo:font-weight="normal" officeooo:rsid="015e757d" fo:background-color="#66ffff" loext:char-shading-value="0" style:font-weight-asian="normal" style:font-weight-complex="normal"/>
    </style:style>
    <style:style style:name="T1224" style:family="text">
      <style:text-properties fo:color="#ff3333" fo:language="es" fo:country="ES" fo:font-weight="normal" officeooo:rsid="0160b299" fo:background-color="#66ffff" loext:char-shading-value="0" style:font-weight-asian="normal" style:font-weight-complex="normal"/>
    </style:style>
    <style:style style:name="T1225" style:family="text">
      <style:text-properties fo:color="#ff3333" fo:language="es" fo:country="ES" fo:font-weight="normal" officeooo:rsid="01619e90" fo:background-color="#66ffff" loext:char-shading-value="0" style:font-weight-asian="normal" style:font-weight-complex="normal"/>
    </style:style>
    <style:style style:name="T1226" style:family="text">
      <style:text-properties fo:color="#ff3333" fo:language="es" fo:country="ES" fo:font-weight="normal" officeooo:rsid="01620efe" fo:background-color="#66ffff" loext:char-shading-value="0" style:font-weight-asian="normal" style:font-weight-complex="normal"/>
    </style:style>
    <style:style style:name="T1227" style:family="text">
      <style:text-properties fo:color="#ff3333" fo:language="es" fo:country="ES" fo:font-weight="normal" officeooo:rsid="01637b66" fo:background-color="#66ffff" loext:char-shading-value="0" style:font-weight-asian="normal" style:font-weight-complex="normal"/>
    </style:style>
    <style:style style:name="T1228" style:family="text">
      <style:text-properties fo:color="#ff3333" fo:language="es" fo:country="ES" fo:font-weight="normal" officeooo:rsid="0164132f" fo:background-color="#66ffff" loext:char-shading-value="0" style:font-weight-asian="normal" style:font-weight-complex="normal"/>
    </style:style>
    <style:style style:name="T1229" style:family="text">
      <style:text-properties fo:color="#ff3333" fo:language="es" fo:country="ES" fo:font-weight="normal" officeooo:rsid="0166062a" fo:background-color="#66ffff" loext:char-shading-value="0" style:font-weight-asian="normal" style:font-weight-complex="normal"/>
    </style:style>
    <style:style style:name="T1230" style:family="text">
      <style:text-properties fo:color="#ff3333" fo:language="es" fo:country="ES" fo:font-weight="normal" officeooo:rsid="01666928" fo:background-color="#66ffff" loext:char-shading-value="0" style:font-weight-asian="normal" style:font-weight-complex="normal"/>
    </style:style>
    <style:style style:name="T1231" style:family="text">
      <style:text-properties fo:color="#ff3333" fo:language="es" fo:country="ES" fo:font-weight="normal" officeooo:rsid="0167bc85" fo:background-color="#66ffff" loext:char-shading-value="0" style:font-weight-asian="normal" style:font-weight-complex="normal"/>
    </style:style>
    <style:style style:name="T1232" style:family="text">
      <style:text-properties fo:color="#ff3333" fo:language="es" fo:country="ES" fo:font-weight="normal" officeooo:rsid="0167f0e8" fo:background-color="#66ffff" loext:char-shading-value="0" style:font-weight-asian="normal" style:font-weight-complex="normal"/>
    </style:style>
    <style:style style:name="T1233" style:family="text">
      <style:text-properties fo:color="#ff3333" fo:language="es" fo:country="ES" fo:font-weight="normal" officeooo:rsid="016a81f9" fo:background-color="#66ffff" loext:char-shading-value="0" style:font-weight-asian="normal" style:font-weight-complex="normal"/>
    </style:style>
    <style:style style:name="T1234" style:family="text">
      <style:text-properties fo:color="#ff3333" fo:language="es" fo:country="ES" fo:font-weight="normal" officeooo:rsid="016ac932" fo:background-color="#66ffff" loext:char-shading-value="0" style:font-weight-asian="normal" style:font-weight-complex="normal"/>
    </style:style>
    <style:style style:name="T1235" style:family="text">
      <style:text-properties fo:color="#ff3333" fo:language="es" fo:country="ES" fo:font-weight="normal" officeooo:rsid="016b8be0" fo:background-color="#66ffff" loext:char-shading-value="0" style:font-weight-asian="normal" style:font-weight-complex="normal"/>
    </style:style>
    <style:style style:name="T1236" style:family="text">
      <style:text-properties fo:color="#ff3333" fo:language="es" fo:country="ES" fo:font-weight="normal" officeooo:rsid="016be214" fo:background-color="#66ffff" loext:char-shading-value="0" style:font-weight-asian="normal" style:font-weight-complex="normal"/>
    </style:style>
    <style:style style:name="T1237" style:family="text">
      <style:text-properties fo:color="#ff3333" fo:language="es" fo:country="ES" fo:font-weight="normal" officeooo:rsid="016ef691" fo:background-color="#66ffff" loext:char-shading-value="0" style:font-weight-asian="normal" style:font-weight-complex="normal"/>
    </style:style>
    <style:style style:name="T1238" style:family="text">
      <style:text-properties fo:color="#ff3333" fo:language="es" fo:country="ES" fo:font-weight="normal" officeooo:rsid="01723fc7" fo:background-color="#66ffff" loext:char-shading-value="0" style:font-weight-asian="normal" style:font-weight-complex="normal"/>
    </style:style>
    <style:style style:name="T1239" style:family="text">
      <style:text-properties fo:color="#ff3333" fo:language="es" fo:country="ES" fo:font-weight="normal" officeooo:rsid="0173919b" fo:background-color="#66ffff" loext:char-shading-value="0" style:font-weight-asian="normal" style:font-weight-complex="normal"/>
    </style:style>
    <style:style style:name="T1240" style:family="text">
      <style:text-properties fo:color="#ff3333" fo:language="es" fo:country="ES" fo:font-weight="normal" officeooo:rsid="0175e6de" fo:background-color="#66ffff" loext:char-shading-value="0" style:font-weight-asian="normal" style:font-weight-complex="normal"/>
    </style:style>
    <style:style style:name="T1241" style:family="text">
      <style:text-properties fo:color="#ff3333" fo:language="es" fo:country="ES" fo:font-weight="normal" officeooo:rsid="02e97c77" fo:background-color="#66ffff" loext:char-shading-value="0" style:font-weight-asian="normal" style:font-weight-complex="normal"/>
    </style:style>
    <style:style style:name="T1242" style:family="text">
      <style:text-properties fo:color="#ff3333" fo:language="es" fo:country="ES" fo:font-weight="normal" officeooo:rsid="0178a33b" fo:background-color="#66ffff" loext:char-shading-value="0" style:font-weight-asian="normal" style:font-weight-complex="normal"/>
    </style:style>
    <style:style style:name="T1243" style:family="text">
      <style:text-properties fo:color="#ff3333" fo:language="es" fo:country="ES" fo:font-weight="normal" officeooo:rsid="02ea4665" fo:background-color="#66ffff" loext:char-shading-value="0" style:font-weight-asian="normal" style:font-weight-complex="normal"/>
    </style:style>
    <style:style style:name="T1244" style:family="text">
      <style:text-properties fo:color="#ff3333" fo:language="es" fo:country="ES" fo:font-weight="normal" officeooo:rsid="0178e0bb" fo:background-color="#66ffff" loext:char-shading-value="0" style:font-weight-asian="normal" style:font-weight-complex="normal"/>
    </style:style>
    <style:style style:name="T1245" style:family="text">
      <style:text-properties fo:color="#ff3333" fo:language="es" fo:country="ES" fo:font-weight="normal" officeooo:rsid="017a02a5" fo:background-color="#66ffff" loext:char-shading-value="0" style:font-weight-asian="normal" style:font-weight-complex="normal"/>
    </style:style>
    <style:style style:name="T1246" style:family="text">
      <style:text-properties fo:color="#ff3333" fo:language="es" fo:country="ES" fo:font-weight="normal" officeooo:rsid="017b32cb" fo:background-color="#66ffff" loext:char-shading-value="0" style:font-weight-asian="normal" style:font-weight-complex="normal"/>
    </style:style>
    <style:style style:name="T1247" style:family="text">
      <style:text-properties fo:color="#ff3333" fo:language="es" fo:country="ES" fo:font-weight="normal" officeooo:rsid="017bb9f0" fo:background-color="#66ffff" loext:char-shading-value="0" style:font-weight-asian="normal" style:font-weight-complex="normal"/>
    </style:style>
    <style:style style:name="T1248" style:family="text">
      <style:text-properties fo:color="#ff3333" fo:language="es" fo:country="ES" fo:font-weight="normal" officeooo:rsid="017c555c" fo:background-color="#66ffff" loext:char-shading-value="0" style:font-weight-asian="normal" style:font-weight-complex="normal"/>
    </style:style>
    <style:style style:name="T1249" style:family="text">
      <style:text-properties fo:color="#ff3333" fo:language="es" fo:country="ES" fo:font-weight="normal" officeooo:rsid="017cfb9d" fo:background-color="#66ffff" loext:char-shading-value="0" style:font-weight-asian="normal" style:font-weight-complex="normal"/>
    </style:style>
    <style:style style:name="T1250" style:family="text">
      <style:text-properties fo:color="#ff3333" fo:language="es" fo:country="ES" fo:font-weight="normal" officeooo:rsid="017d262c" fo:background-color="#66ffff" loext:char-shading-value="0" style:font-weight-asian="normal" style:font-weight-complex="normal"/>
    </style:style>
    <style:style style:name="T1251" style:family="text">
      <style:text-properties fo:color="#ff3333" fo:language="es" fo:country="ES" fo:font-weight="normal" officeooo:rsid="017deeae" fo:background-color="#66ffff" loext:char-shading-value="0" style:font-weight-asian="normal" style:font-weight-complex="normal"/>
    </style:style>
    <style:style style:name="T1252" style:family="text">
      <style:text-properties fo:color="#ff3333" fo:language="es" fo:country="ES" fo:font-weight="normal" officeooo:rsid="017f5b72" fo:background-color="#66ffff" loext:char-shading-value="0" style:font-weight-asian="normal" style:font-weight-complex="normal"/>
    </style:style>
    <style:style style:name="T1253" style:family="text">
      <style:text-properties fo:color="#ff3333" fo:language="es" fo:country="ES" fo:font-weight="normal" officeooo:rsid="02f6e6cd" fo:background-color="#66ffff" loext:char-shading-value="0" style:font-weight-asian="normal" style:font-weight-complex="normal"/>
    </style:style>
    <style:style style:name="T1254" style:family="text">
      <style:text-properties fo:color="#ff3333" fo:language="es" fo:country="ES" fo:font-weight="normal" officeooo:rsid="0139812c" fo:background-color="#66ffff" loext:char-shading-value="0" style:font-weight-asian="normal" style:font-weight-complex="normal"/>
    </style:style>
    <style:style style:name="T1255" style:family="text">
      <style:text-properties fo:color="#ff3333" fo:language="es" fo:country="ES" fo:font-weight="normal" officeooo:rsid="018b113f" fo:background-color="#ffff99" loext:char-shading-value="0" style:font-weight-asian="normal" style:font-weight-complex="normal"/>
    </style:style>
    <style:style style:name="T1256" style:family="text">
      <style:text-properties fo:color="#ff3333" fo:language="es" fo:country="ES" fo:font-style="normal" fo:font-weight="normal" officeooo:rsid="01a2d80e" fo:background-color="#66ffff" loext:char-shading-value="0" style:font-style-asian="normal" style:font-weight-asian="normal" style:font-style-complex="normal" style:font-weight-complex="normal"/>
    </style:style>
    <style:style style:name="T1257" style:family="text">
      <style:text-properties fo:color="#ff3333" fo:language="es" fo:country="ES" fo:font-style="normal" fo:font-weight="normal" officeooo:rsid="01a2f8fe" fo:background-color="#66ffff" loext:char-shading-value="0" style:font-style-asian="normal" style:font-weight-asian="normal" style:font-style-complex="normal" style:font-weight-complex="normal"/>
    </style:style>
    <style:style style:name="T1258" style:family="text">
      <style:text-properties fo:color="#ff3333" fo:language="es" fo:country="ES" fo:font-style="normal" fo:font-weight="normal" officeooo:rsid="01a48080" fo:background-color="#66ffff" loext:char-shading-value="0" style:font-style-asian="normal" style:font-weight-asian="normal" style:font-style-complex="normal" style:font-weight-complex="normal"/>
    </style:style>
    <style:style style:name="T1259" style:family="text">
      <style:text-properties fo:color="#ff3333" fo:language="es" fo:country="ES" fo:font-style="normal" fo:font-weight="normal" officeooo:rsid="015e757d" fo:background-color="#66ffff" loext:char-shading-value="0" style:font-style-asian="normal" style:font-weight-asian="normal" style:font-style-complex="normal" style:font-weight-complex="normal"/>
    </style:style>
    <style:style style:name="T1260" style:family="text">
      <style:text-properties fo:color="#ff3333" fo:language="es" fo:country="ES" fo:font-style="normal" fo:font-weight="normal" officeooo:rsid="0178a33b" fo:background-color="#66ffff" loext:char-shading-value="0" style:font-style-asian="normal" style:font-weight-asian="normal" style:font-style-complex="normal" style:font-weight-complex="normal"/>
    </style:style>
    <style:style style:name="T1261" style:family="text">
      <style:text-properties fo:color="#ff3333" fo:language="es" fo:country="ES" fo:font-style="normal" fo:font-weight="normal" officeooo:rsid="018b113f" fo:background-color="#66ffff" loext:char-shading-value="0" style:font-style-asian="normal" style:font-weight-asian="normal" style:font-style-complex="normal" style:font-weight-complex="normal"/>
    </style:style>
    <style:style style:name="T1262" style:family="text">
      <style:text-properties fo:color="#ff3333" fo:language="es" fo:country="ES" fo:font-style="normal" fo:font-weight="normal" officeooo:rsid="0194bf45" fo:background-color="#66ffff" loext:char-shading-value="0" style:font-style-asian="normal" style:font-weight-asian="normal" style:font-style-complex="normal" style:font-weight-complex="normal"/>
    </style:style>
    <style:style style:name="T1263" style:family="text">
      <style:text-properties fo:color="#ff3333" fo:language="es" fo:country="ES" fo:font-style="normal" fo:font-weight="normal" officeooo:rsid="01a05d7e" fo:background-color="#66ffff" loext:char-shading-value="0" style:font-style-asian="normal" style:font-weight-asian="normal" style:font-style-complex="normal" style:font-weight-complex="normal"/>
    </style:style>
    <style:style style:name="T1264" style:family="text">
      <style:text-properties fo:color="#ff3333" fo:language="es" fo:country="ES" fo:font-style="normal" fo:font-weight="normal" officeooo:rsid="01a75035" fo:background-color="#66ffff" loext:char-shading-value="0" style:font-style-asian="normal" style:font-weight-asian="normal" style:font-style-complex="normal" style:font-weight-complex="normal"/>
    </style:style>
    <style:style style:name="T1265" style:family="text">
      <style:text-properties fo:color="#ff3333" fo:language="es" fo:country="ES" fo:font-style="normal" fo:font-weight="normal" officeooo:rsid="01a49dd7" fo:background-color="#66ffff" loext:char-shading-value="0" style:font-style-asian="normal" style:font-weight-asian="normal" style:font-style-complex="normal" style:font-weight-complex="normal"/>
    </style:style>
    <style:style style:name="T1266" style:family="text">
      <style:text-properties fo:color="#ff3333" fo:language="es" fo:country="ES" fo:font-style="normal" fo:font-weight="normal" officeooo:rsid="0147ab65" fo:background-color="#66ffff" loext:char-shading-value="0" style:font-style-asian="normal" style:font-weight-asian="normal" style:font-style-complex="normal" style:font-weight-complex="normal"/>
    </style:style>
    <style:style style:name="T1267" style:family="text">
      <style:text-properties fo:color="#ff3333" fo:language="es" fo:country="ES" fo:font-style="normal" fo:font-weight="normal" officeooo:rsid="018b113f" fo:background-color="#ffff99" loext:char-shading-value="0" style:font-style-asian="normal" style:font-weight-asian="normal" style:font-style-complex="normal" style:font-weight-complex="normal"/>
    </style:style>
    <style:style style:name="T1268" style:family="text">
      <style:text-properties fo:color="#ff3333" fo:language="es" fo:country="ES" fo:font-style="normal" fo:font-weight="normal" officeooo:rsid="01918b6c" fo:background-color="#cc9900" loext:char-shading-value="0" style:font-style-asian="normal" style:font-weight-asian="normal" style:font-style-complex="normal" style:font-weight-complex="normal"/>
    </style:style>
    <style:style style:name="T1269" style:family="text">
      <style:text-properties fo:color="#ff3333" fo:language="es" fo:country="ES" fo:font-style="normal" fo:font-weight="normal" officeooo:rsid="01a2d80e" fo:background-color="#ff9999" loext:char-shading-value="0" style:font-style-asian="normal" style:font-weight-asian="normal" style:font-style-complex="normal" style:font-weight-complex="normal"/>
    </style:style>
    <style:style style:name="T1270" style:family="text">
      <style:text-properties fo:color="#ff3333" fo:language="es" fo:country="ES" fo:font-style="italic" fo:font-weight="normal" officeooo:rsid="012edbac" fo:background-color="#66ffff" loext:char-shading-value="0" style:font-style-asian="italic" style:font-weight-asian="normal" style:font-style-complex="italic" style:font-weight-complex="normal"/>
    </style:style>
    <style:style style:name="T1271" style:family="text">
      <style:text-properties fo:color="#ff3333" fo:language="es" fo:country="ES" fo:font-style="italic" fo:font-weight="normal" officeooo:rsid="0130a5a0" fo:background-color="#66ffff" loext:char-shading-value="0" style:font-style-asian="italic" style:font-weight-asian="normal" style:font-style-complex="italic" style:font-weight-complex="normal"/>
    </style:style>
    <style:style style:name="T1272" style:family="text">
      <style:text-properties fo:color="#ff3333" fo:language="es" fo:country="ES" fo:font-style="italic" fo:font-weight="normal" officeooo:rsid="015e757d" fo:background-color="#66ffff" loext:char-shading-value="0" style:font-style-asian="italic" style:font-weight-asian="normal" style:font-style-complex="italic" style:font-weight-complex="normal"/>
    </style:style>
    <style:style style:name="T1273" style:family="text">
      <style:text-properties fo:color="#ff3333" fo:language="es" fo:country="ES" fo:font-style="italic" fo:font-weight="normal" officeooo:rsid="0160b299" fo:background-color="#66ffff" loext:char-shading-value="0" style:font-style-asian="italic" style:font-weight-asian="normal" style:font-style-complex="italic" style:font-weight-complex="normal"/>
    </style:style>
    <style:style style:name="T1274" style:family="text">
      <style:text-properties fo:color="#ff3333" fo:language="es" fo:country="ES" fo:font-style="italic" fo:font-weight="normal" officeooo:rsid="0167f0e8" fo:background-color="#66ffff" loext:char-shading-value="0" style:font-style-asian="italic" style:font-weight-asian="normal" style:font-style-complex="italic" style:font-weight-complex="normal"/>
    </style:style>
    <style:style style:name="T1275" style:family="text">
      <style:text-properties fo:color="#ff3333" fo:language="es" fo:country="ES" fo:font-style="italic" fo:font-weight="normal" officeooo:rsid="016ac932" fo:background-color="#66ffff" loext:char-shading-value="0" style:font-style-asian="italic" style:font-weight-asian="normal" style:font-style-complex="italic" style:font-weight-complex="normal"/>
    </style:style>
    <style:style style:name="T1276" style:family="text">
      <style:text-properties fo:color="#ff3333" fo:language="es" fo:country="ES" fo:font-style="italic" fo:font-weight="normal" officeooo:rsid="01700920" fo:background-color="#66ffff" loext:char-shading-value="0" style:font-style-asian="italic" style:font-weight-asian="normal" style:font-style-complex="italic" style:font-weight-complex="normal"/>
    </style:style>
    <style:style style:name="T1277" style:family="text">
      <style:text-properties fo:color="#ff3333" fo:language="es" fo:country="ES" fo:font-style="italic" fo:font-weight="normal" officeooo:rsid="0175e6de" fo:background-color="#66ffff" loext:char-shading-value="0" style:font-style-asian="italic" style:font-weight-asian="normal" style:font-style-complex="italic" style:font-weight-complex="normal"/>
    </style:style>
    <style:style style:name="T1278" style:family="text">
      <style:text-properties fo:color="#ff3333" fo:language="es" fo:country="ES" fo:font-style="italic" fo:font-weight="normal" officeooo:rsid="0178a33b" fo:background-color="#66ffff" loext:char-shading-value="0" style:font-style-asian="italic" style:font-weight-asian="normal" style:font-style-complex="italic" style:font-weight-complex="normal"/>
    </style:style>
    <style:style style:name="T1279" style:family="text">
      <style:text-properties fo:color="#ff3333" fo:language="es" fo:country="ES" fo:font-style="italic" fo:font-weight="normal" officeooo:rsid="0178e0bb" fo:background-color="#66ffff" loext:char-shading-value="0" style:font-style-asian="italic" style:font-weight-asian="normal" style:font-style-complex="italic" style:font-weight-complex="normal"/>
    </style:style>
    <style:style style:name="T1280" style:family="text">
      <style:text-properties fo:color="#ff3333" fo:language="es" fo:country="ES" fo:font-style="italic" fo:font-weight="normal" officeooo:rsid="017a02a5" fo:background-color="#66ffff" loext:char-shading-value="0" style:font-style-asian="italic" style:font-weight-asian="normal" style:font-style-complex="italic" style:font-weight-complex="normal"/>
    </style:style>
    <style:style style:name="T1281" style:family="text">
      <style:text-properties fo:color="#ff3333" fo:language="es" fo:country="ES" fo:font-style="italic" fo:font-weight="normal" officeooo:rsid="017b32cb" fo:background-color="#66ffff" loext:char-shading-value="0" style:font-style-asian="italic" style:font-weight-asian="normal" style:font-style-complex="italic" style:font-weight-complex="normal"/>
    </style:style>
    <style:style style:name="T1282" style:family="text">
      <style:text-properties fo:color="#ff3333" fo:language="es" fo:country="ES" fo:font-style="italic" fo:font-weight="normal" officeooo:rsid="017bb9f0" fo:background-color="#66ffff" loext:char-shading-value="0" style:font-style-asian="italic" style:font-weight-asian="normal" style:font-style-complex="italic" style:font-weight-complex="normal"/>
    </style:style>
    <style:style style:name="T1283" style:family="text">
      <style:text-properties fo:color="#ff3333" fo:language="es" fo:country="ES" fo:font-style="italic" fo:font-weight="normal" officeooo:rsid="017c555c" fo:background-color="#66ffff" loext:char-shading-value="0" style:font-style-asian="italic" style:font-weight-asian="normal" style:font-style-complex="italic" style:font-weight-complex="normal"/>
    </style:style>
    <style:style style:name="T1284" style:family="text">
      <style:text-properties fo:color="#ff3333" fo:language="es" fo:country="ES" fo:font-style="italic" fo:font-weight="normal" officeooo:rsid="02edadae" fo:background-color="#66ffff" loext:char-shading-value="0" style:font-style-asian="italic" style:font-weight-asian="normal" style:font-style-complex="italic" style:font-weight-complex="normal"/>
    </style:style>
    <style:style style:name="T1285" style:family="text">
      <style:text-properties fo:color="#ff3333" fo:language="es" fo:country="ES" fo:font-style="italic" fo:font-weight="normal" officeooo:rsid="017cfb9d" fo:background-color="#66ffff" loext:char-shading-value="0" style:font-style-asian="italic" style:font-weight-asian="normal" style:font-style-complex="italic" style:font-weight-complex="normal"/>
    </style:style>
    <style:style style:name="T1286" style:family="text">
      <style:text-properties fo:color="#ff3333" fo:language="es" fo:country="ES" fo:font-style="italic" fo:font-weight="normal" officeooo:rsid="017d262c" fo:background-color="#66ffff" loext:char-shading-value="0" style:font-style-asian="italic" style:font-weight-asian="normal" style:font-style-complex="italic" style:font-weight-complex="normal"/>
    </style:style>
    <style:style style:name="T1287" style:family="text">
      <style:text-properties fo:color="#ff3333" fo:language="es" fo:country="ES" fo:font-style="italic" fo:font-weight="normal" officeooo:rsid="017deeae" fo:background-color="#66ffff" loext:char-shading-value="0" style:font-style-asian="italic" style:font-weight-asian="normal" style:font-style-complex="italic" style:font-weight-complex="normal"/>
    </style:style>
    <style:style style:name="T1288" style:family="text">
      <style:text-properties fo:color="#ff3333" fo:language="es" fo:country="ES" fo:font-style="italic" fo:font-weight="normal" officeooo:rsid="017f5b72" fo:background-color="#66ffff" loext:char-shading-value="0" style:font-style-asian="italic" style:font-weight-asian="normal" style:font-style-complex="italic" style:font-weight-complex="normal"/>
    </style:style>
    <style:style style:name="T1289" style:family="text">
      <style:text-properties fo:color="#ff3333" fo:language="es" fo:country="ES" fo:font-style="italic" fo:font-weight="normal" officeooo:rsid="0184b844" fo:background-color="#66ffff" loext:char-shading-value="0" style:font-style-asian="italic" style:font-weight-asian="normal" style:font-style-complex="italic" style:font-weight-complex="normal"/>
    </style:style>
    <style:style style:name="T1290" style:family="text">
      <style:text-properties fo:color="#ff3333" fo:language="es" fo:country="ES" fo:font-style="italic" fo:font-weight="normal" officeooo:rsid="018b113f" fo:background-color="#66ffff" loext:char-shading-value="0" style:font-style-asian="italic" style:font-weight-asian="normal" style:font-style-complex="italic" style:font-weight-complex="normal"/>
    </style:style>
    <style:style style:name="T1291" style:family="text">
      <style:text-properties fo:color="#ff3333" fo:language="es" fo:country="ES" fo:font-style="italic" fo:font-weight="normal" officeooo:rsid="01a2f8fe" fo:background-color="#66ffff" loext:char-shading-value="0" style:font-style-asian="italic" style:font-weight-asian="normal" style:font-style-complex="italic" style:font-weight-complex="normal"/>
    </style:style>
    <style:style style:name="T1292" style:family="text">
      <style:text-properties fo:color="#ff3333" fo:language="es" fo:country="ES" fo:font-style="italic" fo:font-weight="normal" officeooo:rsid="01a48080" fo:background-color="#66ffff" loext:char-shading-value="0" style:font-style-asian="italic" style:font-weight-asian="normal" style:font-style-complex="italic" style:font-weight-complex="normal"/>
    </style:style>
    <style:style style:name="T1293" style:family="text">
      <style:text-properties fo:color="#ff3333" fo:language="es" fo:country="ES" fo:font-style="italic" fo:font-weight="normal" officeooo:rsid="01a49dd7" fo:background-color="#66ffff" loext:char-shading-value="0" style:font-style-asian="italic" style:font-weight-asian="normal" style:font-style-complex="italic" style:font-weight-complex="normal"/>
    </style:style>
    <style:style style:name="T1294" style:family="text">
      <style:text-properties fo:color="#ff3333" fo:language="es" fo:country="ES" fo:font-style="italic" fo:font-weight="normal" officeooo:rsid="01405d90" fo:background-color="#66ffff" loext:char-shading-value="0" style:font-style-asian="italic" style:font-weight-asian="normal" style:font-style-complex="italic" style:font-weight-complex="normal"/>
    </style:style>
    <style:style style:name="T1295" style:family="text">
      <style:text-properties fo:color="#ff3333" fo:language="es" fo:country="ES" fo:font-style="italic" fo:font-weight="normal" officeooo:rsid="01439e91" fo:background-color="#66ffff" loext:char-shading-value="0" style:font-style-asian="italic" style:font-weight-asian="normal" style:font-style-complex="italic" style:font-weight-complex="normal"/>
    </style:style>
    <style:style style:name="T1296" style:family="text">
      <style:text-properties fo:color="#ff3333" fo:language="es" fo:country="ES" fo:font-style="italic" style:text-underline-style="solid" style:text-underline-width="auto" style:text-underline-color="font-color" fo:font-weight="normal" officeooo:rsid="017deeae" fo:background-color="#66ffff" loext:char-shading-value="0" style:font-style-asian="italic" style:font-weight-asian="normal" style:font-style-complex="italic" style:font-weight-complex="normal"/>
    </style:style>
    <style:style style:name="T1297" style:family="text">
      <style:text-properties fo:color="#ff3333" fo:language="es" fo:country="ES" fo:font-style="italic" style:text-underline-style="solid" style:text-underline-width="auto" style:text-underline-color="font-color" fo:font-weight="normal" officeooo:rsid="0184b844" fo:background-color="#66ffff" loext:char-shading-value="0" style:font-style-asian="italic" style:font-weight-asian="normal" style:font-style-complex="italic" style:font-weight-complex="normal"/>
    </style:style>
    <style:style style:name="T1298" style:family="text">
      <style:text-properties fo:color="#ff3333" fo:language="es" fo:country="ES" fo:font-style="italic" style:text-underline-style="solid" style:text-underline-width="auto" style:text-underline-color="font-color" fo:font-weight="normal" officeooo:rsid="02f6e6cd" fo:background-color="#66ffff" loext:char-shading-value="0" style:font-style-asian="italic" style:font-weight-asian="normal" style:font-style-complex="italic" style:font-weight-complex="normal"/>
    </style:style>
    <style:style style:name="T1299" style:family="text">
      <style:text-properties fo:color="#ff3333" fo:language="es" fo:country="ES" style:text-underline-style="solid" style:text-underline-width="auto" style:text-underline-color="font-color" fo:font-weight="normal" officeooo:rsid="0160b299" fo:background-color="#66ffff" loext:char-shading-value="0" style:font-weight-asian="normal" style:font-weight-complex="normal"/>
    </style:style>
    <style:style style:name="T1300" style:family="text">
      <style:text-properties fo:color="#ff3333" fo:language="es" fo:country="ES" style:text-underline-style="solid" style:text-underline-width="auto" style:text-underline-color="font-color" fo:font-weight="normal" officeooo:rsid="01874796" fo:background-color="#66ffff" loext:char-shading-value="0" style:font-weight-asian="normal" style:font-weight-complex="normal"/>
    </style:style>
    <style:style style:name="T1301" style:family="text">
      <style:text-properties fo:color="#ff3333" fo:language="es" fo:country="ES" style:text-underline-style="solid" style:text-underline-width="auto" style:text-underline-color="font-color" fo:font-weight="normal" officeooo:rsid="018b113f" fo:background-color="#66ffff" loext:char-shading-value="0" style:font-weight-asian="normal" style:font-weight-complex="normal"/>
    </style:style>
    <style:style style:name="T1302" style:family="text">
      <style:text-properties fo:color="#ff3333" style:font-name="Arial1" fo:font-size="12pt"/>
    </style:style>
    <style:style style:name="T1303" style:family="text">
      <style:text-properties fo:color="#ff3333" fo:font-style="italic"/>
    </style:style>
    <style:style style:name="T1304" style:family="text">
      <style:text-properties fo:color="#ff3333" fo:font-style="italic" fo:background-color="transparent" loext:char-shading-value="0"/>
    </style:style>
    <style:style style:name="T1305" style:family="text">
      <style:text-properties fo:color="#ff3333" fo:font-style="italic" style:font-style-asian="italic" style:font-style-complex="italic"/>
    </style:style>
    <style:style style:name="T1306" style:family="text">
      <style:text-properties fo:color="#ff3333" fo:font-style="italic" officeooo:rsid="02b6920a" style:font-style-asian="italic" style:font-style-complex="italic"/>
    </style:style>
    <style:style style:name="T1307" style:family="text">
      <style:text-properties fo:color="#ff3333" fo:font-style="italic" officeooo:rsid="02a4edec" style:font-style-asian="italic" style:font-style-complex="italic"/>
    </style:style>
    <style:style style:name="T1308" style:family="text">
      <style:text-properties fo:color="#ff3333" fo:font-style="italic" fo:font-weight="normal" officeooo:rsid="00e48a99" fo:background-color="#66ffff" loext:char-shading-value="0" style:font-style-asian="italic" style:font-weight-asian="normal" style:font-style-complex="italic" style:font-weight-complex="normal"/>
    </style:style>
    <style:style style:name="T1309" style:family="text">
      <style:text-properties fo:color="#ff3333" fo:font-style="italic" fo:font-weight="normal" officeooo:rsid="00cfbef1" fo:background-color="#66ffff" loext:char-shading-value="0" style:font-style-asian="italic" style:font-weight-asian="normal" style:font-style-complex="italic" style:font-weight-complex="normal"/>
    </style:style>
    <style:style style:name="T1310" style:family="text">
      <style:text-properties fo:color="#ff3333" fo:font-style="italic" fo:font-weight="normal" officeooo:rsid="00d40a5b" fo:background-color="#66ffff" loext:char-shading-value="0" style:font-style-asian="italic" style:font-weight-asian="normal" style:font-style-complex="italic" style:font-weight-complex="normal"/>
    </style:style>
    <style:style style:name="T1311" style:family="text">
      <style:text-properties fo:color="#ff3333" fo:font-style="italic" fo:font-weight="normal" officeooo:rsid="00d4cc40" fo:background-color="#66ffff" loext:char-shading-value="0" style:font-style-asian="italic" style:font-weight-asian="normal" style:font-style-complex="italic" style:font-weight-complex="normal"/>
    </style:style>
    <style:style style:name="T1312" style:family="text">
      <style:text-properties fo:color="#ff3333" fo:font-style="italic" officeooo:rsid="033735b1" fo:background-color="#99ffff" loext:char-shading-value="0" style:font-style-asian="italic" style:font-style-complex="italic"/>
    </style:style>
    <style:style style:name="T1313" style:family="text">
      <style:text-properties fo:color="#ff3333" fo:background-color="transparent" loext:char-shading-value="0"/>
    </style:style>
    <style:style style:name="T1314" style:family="text">
      <style:text-properties fo:color="#ff3333" style:font-name="Arial"/>
    </style:style>
    <style:style style:name="T1315" style:family="text">
      <style:text-properties fo:color="#ff3333" officeooo:rsid="024008bc"/>
    </style:style>
    <style:style style:name="T1316" style:family="text">
      <style:text-properties fo:color="#ff3333" officeooo:rsid="024bf667"/>
    </style:style>
    <style:style style:name="T1317" style:family="text">
      <style:text-properties fo:color="#ff3333" fo:language="en" fo:country="US"/>
    </style:style>
    <style:style style:name="T1318" style:family="text">
      <style:text-properties fo:color="#ff3333" fo:language="en" fo:country="US" officeooo:rsid="024bf667"/>
    </style:style>
    <style:style style:name="T1319" style:family="text">
      <style:text-properties fo:color="#ff3333" officeooo:rsid="028af146"/>
    </style:style>
    <style:style style:name="T1320" style:family="text">
      <style:text-properties fo:color="#ff3333" officeooo:rsid="0250dfc8"/>
    </style:style>
    <style:style style:name="T1321" style:family="text">
      <style:text-properties fo:color="#ff3333" officeooo:rsid="0296348c"/>
    </style:style>
    <style:style style:name="T1322" style:family="text">
      <style:text-properties fo:color="#ff3333" fo:font-weight="normal" fo:background-color="#66ffff" loext:char-shading-value="0" style:font-weight-asian="normal" style:font-weight-complex="normal"/>
    </style:style>
    <style:style style:name="T1323" style:family="text">
      <style:text-properties fo:color="#ff3333" fo:font-weight="normal" officeooo:rsid="00cdb49f" fo:background-color="#66ffff" loext:char-shading-value="0" style:font-weight-asian="normal" style:font-weight-complex="normal"/>
    </style:style>
    <style:style style:name="T1324" style:family="text">
      <style:text-properties fo:color="#ff3333" fo:font-weight="normal" officeooo:rsid="00d40a5b" fo:background-color="#66ffff" loext:char-shading-value="0" style:font-weight-asian="normal" style:font-weight-complex="normal"/>
    </style:style>
    <style:style style:name="T1325" style:family="text">
      <style:text-properties fo:color="#ff3333" fo:font-weight="normal" officeooo:rsid="00ed11c8" fo:background-color="#66ffff" loext:char-shading-value="0" style:font-weight-asian="normal" style:font-weight-complex="normal"/>
    </style:style>
    <style:style style:name="T1326" style:family="text">
      <style:text-properties fo:color="#ff3333" fo:font-weight="normal" officeooo:rsid="010284a4" fo:background-color="#66ffff" loext:char-shading-value="0" style:font-weight-asian="normal" style:font-weight-complex="normal"/>
    </style:style>
    <style:style style:name="T1327" style:family="text">
      <style:text-properties fo:color="#ff3333" fo:font-weight="normal" officeooo:rsid="02ad02f5" fo:background-color="#66ffff" loext:char-shading-value="0" style:font-weight-asian="normal" style:font-weight-complex="normal"/>
    </style:style>
    <style:style style:name="T1328" style:family="text">
      <style:text-properties fo:color="#ff3333" fo:font-weight="normal" officeooo:rsid="01047e40" fo:background-color="#66ffff" loext:char-shading-value="0" style:font-weight-asian="normal" style:font-weight-complex="normal"/>
    </style:style>
    <style:style style:name="T1329" style:family="text">
      <style:text-properties fo:color="#ff3333" fo:font-weight="normal" officeooo:rsid="00fda38f" fo:background-color="#66ffff" loext:char-shading-value="0" style:font-weight-asian="normal" style:font-weight-complex="normal"/>
    </style:style>
    <style:style style:name="T1330" style:family="text">
      <style:text-properties fo:color="#ff3333" fo:font-weight="normal" officeooo:rsid="02a9fe23" fo:background-color="#66ffff" loext:char-shading-value="0" style:font-weight-asian="normal" style:font-weight-complex="normal"/>
    </style:style>
    <style:style style:name="T1331" style:family="text">
      <style:text-properties fo:color="#ff3333" fo:font-weight="normal" officeooo:rsid="00f725ab" fo:background-color="#66ffff" loext:char-shading-value="0" style:font-weight-asian="normal" style:font-weight-complex="normal"/>
    </style:style>
    <style:style style:name="T1332" style:family="text">
      <style:text-properties fo:color="#ff3333" fo:font-weight="normal" officeooo:rsid="00f586a7" fo:background-color="#66ffff" loext:char-shading-value="0" style:font-weight-asian="normal" style:font-weight-complex="normal"/>
    </style:style>
    <style:style style:name="T1333" style:family="text">
      <style:text-properties fo:color="#ff3333" fo:font-weight="normal" officeooo:rsid="02b57a6f" fo:background-color="#66ffff" loext:char-shading-value="0" style:font-weight-asian="normal" style:font-weight-complex="normal"/>
    </style:style>
    <style:style style:name="T1334" style:family="text">
      <style:text-properties fo:color="#ff3333" fo:font-weight="normal" officeooo:rsid="00e48a99" fo:background-color="#66ffff" loext:char-shading-value="0" style:font-weight-asian="normal" style:font-weight-complex="normal"/>
    </style:style>
    <style:style style:name="T1335" style:family="text">
      <style:text-properties fo:color="#ff3333" fo:font-weight="normal" officeooo:rsid="00e4c498" fo:background-color="#66ffff" loext:char-shading-value="0" style:font-weight-asian="normal" style:font-weight-complex="normal"/>
    </style:style>
    <style:style style:name="T1336" style:family="text">
      <style:text-properties fo:color="#ff3333" fo:font-weight="normal" officeooo:rsid="00dd2c4b" fo:background-color="#66ffff" loext:char-shading-value="0" style:font-weight-asian="normal" style:font-weight-complex="normal"/>
    </style:style>
    <style:style style:name="T1337" style:family="text">
      <style:text-properties fo:color="#ff3333" fo:font-weight="normal" officeooo:rsid="03372eb6" fo:background-color="#66ffff" loext:char-shading-value="0" style:font-weight-asian="normal" style:font-weight-complex="normal"/>
    </style:style>
    <style:style style:name="T1338" style:family="text">
      <style:text-properties fo:color="#ff3333" fo:font-weight="normal" officeooo:rsid="033915a3" fo:background-color="#66ffff" loext:char-shading-value="0" style:font-weight-asian="normal" style:font-weight-complex="normal"/>
    </style:style>
    <style:style style:name="T1339" style:family="text">
      <style:text-properties fo:color="#ff3333" fo:font-weight="normal" officeooo:rsid="00d4cc40" fo:background-color="#66ffff" loext:char-shading-value="0" style:font-weight-asian="normal" style:font-weight-complex="normal"/>
    </style:style>
    <style:style style:name="T1340" style:family="text">
      <style:text-properties fo:color="#ff3333" fo:font-size="12pt" fo:language="en" fo:country="US" fo:font-weight="normal" officeooo:rsid="01009326" style:font-size-asian="12pt" style:font-weight-asian="normal" style:font-size-complex="12pt" style:font-weight-complex="normal"/>
    </style:style>
    <style:style style:name="T1341" style:family="text">
      <style:text-properties fo:color="#ff3333" fo:font-size="12pt" fo:language="en" fo:country="US" fo:font-weight="normal" officeooo:rsid="0108171e" style:font-size-asian="12pt" style:font-weight-asian="normal" style:font-size-complex="12pt" style:font-weight-complex="normal"/>
    </style:style>
    <style:style style:name="T1342" style:family="text">
      <style:text-properties fo:color="#ff3333" fo:font-size="12pt" fo:language="en" fo:country="US" fo:font-weight="normal" officeooo:rsid="02ae1222" style:font-size-asian="12pt" style:font-weight-asian="normal" style:font-size-complex="12pt" style:font-weight-complex="normal"/>
    </style:style>
    <style:style style:name="T1343" style:family="text">
      <style:text-properties fo:color="#ff3333" fo:font-size="12pt" fo:language="en" fo:country="US" fo:font-weight="normal" officeooo:rsid="02b04e9c" style:font-size-asian="12pt" style:font-weight-asian="normal" style:font-size-complex="12pt" style:font-weight-complex="normal"/>
    </style:style>
    <style:style style:name="T1344" style:family="text">
      <style:text-properties fo:color="#ff3333" fo:font-size="12pt" fo:language="en" fo:country="US" fo:font-weight="normal" officeooo:rsid="01109663" style:font-size-asian="12pt" style:font-weight-asian="normal" style:font-size-complex="12pt" style:font-weight-complex="normal"/>
    </style:style>
    <style:style style:name="T1345" style:family="text">
      <style:text-properties fo:color="#ff3333" fo:font-size="12pt" fo:language="en" fo:country="US" fo:font-weight="normal" officeooo:rsid="02b57a6f" style:font-size-asian="12pt" style:font-weight-asian="normal" style:font-size-complex="12pt" style:font-weight-complex="normal"/>
    </style:style>
    <style:style style:name="T1346" style:family="text">
      <style:text-properties fo:color="#ff3333" fo:font-size="12pt" fo:language="en" fo:country="US" fo:font-weight="normal" officeooo:rsid="00f52b7e" style:font-size-asian="12pt" style:font-weight-asian="normal" style:font-size-complex="12pt" style:font-weight-complex="normal"/>
    </style:style>
    <style:style style:name="T1347" style:family="text">
      <style:text-properties fo:color="#ff3333" fo:font-size="12pt" fo:language="en" fo:country="US" fo:font-weight="normal" officeooo:rsid="02b6920a" style:font-size-asian="12pt" style:font-weight-asian="normal" style:font-size-complex="12pt" style:font-weight-complex="normal"/>
    </style:style>
    <style:style style:name="T1348" style:family="text">
      <style:text-properties fo:color="#ff3333" fo:font-size="12pt" fo:language="en" fo:country="US" fo:font-weight="normal" officeooo:rsid="00f1998e" style:font-size-asian="12pt" style:font-weight-asian="normal" style:font-size-complex="12pt" style:font-weight-complex="normal"/>
    </style:style>
    <style:style style:name="T1349" style:family="text">
      <style:text-properties fo:color="#ff3333" fo:font-size="12pt" fo:language="en" fo:country="US" fo:font-weight="normal" officeooo:rsid="00ed11c8" style:font-size-asian="12pt" style:font-weight-asian="normal" style:font-size-complex="12pt" style:font-weight-complex="normal"/>
    </style:style>
    <style:style style:name="T1350" style:family="text">
      <style:text-properties fo:color="#ff3333" fo:font-size="12pt" fo:language="en" fo:country="US" fo:font-weight="normal" officeooo:rsid="00e7ce7d" style:font-size-asian="12pt" style:font-weight-asian="normal" style:font-size-complex="12pt" style:font-weight-complex="normal"/>
    </style:style>
    <style:style style:name="T1351" style:family="text">
      <style:text-properties fo:color="#ff3333" fo:font-size="12pt" fo:language="en" fo:country="US" fo:font-weight="normal" officeooo:rsid="00bfc4da" style:font-size-asian="12pt" style:font-weight-asian="normal" style:font-size-complex="12pt" style:font-weight-complex="normal"/>
    </style:style>
    <style:style style:name="T1352" style:family="text">
      <style:text-properties fo:color="#ff3333" fo:font-size="12pt" fo:language="en" fo:country="US" fo:font-weight="normal" officeooo:rsid="02b7370c" style:font-size-asian="12pt" style:font-weight-asian="normal" style:font-size-complex="12pt" style:font-weight-complex="normal"/>
    </style:style>
    <style:style style:name="T1353" style:family="text">
      <style:text-properties fo:color="#ff3333" fo:font-size="12pt" fo:language="en" fo:country="US" fo:font-weight="normal" officeooo:rsid="02b8409b" style:font-size-asian="12pt" style:font-weight-asian="normal" style:font-size-complex="12pt" style:font-weight-complex="normal"/>
    </style:style>
    <style:style style:name="T1354" style:family="text">
      <style:text-properties fo:color="#ff3333" fo:font-size="12pt" fo:language="en" fo:country="US" fo:font-weight="normal" officeooo:rsid="010999d3" style:font-size-asian="12pt" style:font-weight-asian="normal" style:font-size-complex="12pt" style:font-weight-complex="normal"/>
    </style:style>
    <style:style style:name="T1355" style:family="text">
      <style:text-properties fo:color="#ff3333" fo:font-size="12pt" fo:language="en" fo:country="US" fo:font-weight="normal" officeooo:rsid="02be161a" style:font-size-asian="12pt" style:font-weight-asian="normal" style:font-size-complex="12pt" style:font-weight-complex="normal"/>
    </style:style>
    <style:style style:name="T1356" style:family="text">
      <style:text-properties fo:color="#ff3333" fo:font-size="12pt" fo:language="en" fo:country="US" fo:font-weight="normal" officeooo:rsid="011f4f4f" style:font-size-asian="12pt" style:font-weight-asian="normal" style:font-size-complex="12pt" style:font-weight-complex="normal"/>
    </style:style>
    <style:style style:name="T1357" style:family="text">
      <style:text-properties fo:color="#ff3333" fo:font-size="12pt" fo:language="en" fo:country="US" fo:font-weight="normal" officeooo:rsid="01252cc0" style:font-size-asian="12pt" style:font-weight-asian="normal" style:font-size-complex="12pt" style:font-weight-complex="normal"/>
    </style:style>
    <style:style style:name="T1358" style:family="text">
      <style:text-properties fo:color="#ff3333" fo:font-size="12pt" fo:language="en" fo:country="US" fo:font-weight="normal" officeooo:rsid="0341194f" style:font-size-asian="12pt" style:font-weight-asian="normal" style:font-size-complex="12pt" style:font-weight-complex="normal"/>
    </style:style>
    <style:style style:name="T1359" style:family="text">
      <style:text-properties fo:color="#ff3333" fo:font-size="12pt" fo:language="en" fo:country="US" fo:font-weight="normal" officeooo:rsid="01278838" fo:background-color="#99ffff" loext:char-shading-value="0" style:font-size-asian="12pt" style:font-weight-asian="normal" style:font-size-complex="12pt" style:font-weight-complex="normal"/>
    </style:style>
    <style:style style:name="T1360" style:family="text">
      <style:text-properties fo:color="#ff3333" fo:font-size="12pt" fo:language="en" fo:country="US" fo:font-weight="normal" officeooo:rsid="012a36c1" fo:background-color="#99ffff" loext:char-shading-value="0" style:font-size-asian="12pt" style:font-weight-asian="normal" style:font-size-complex="12pt" style:font-weight-complex="normal"/>
    </style:style>
    <style:style style:name="T1361" style:family="text">
      <style:text-properties fo:color="#ff3333" fo:font-size="12pt" fo:language="en" fo:country="US" fo:font-weight="normal" officeooo:rsid="012cda8d" fo:background-color="#99ffff" loext:char-shading-value="0" style:font-size-asian="12pt" style:font-weight-asian="normal" style:font-size-complex="12pt" style:font-weight-complex="normal"/>
    </style:style>
    <style:style style:name="T1362" style:family="text">
      <style:text-properties fo:color="#ff3333" fo:font-size="12pt" fo:language="en" fo:country="US" fo:font-weight="normal" officeooo:rsid="012ed468" fo:background-color="#99ffff" loext:char-shading-value="0" style:font-size-asian="12pt" style:font-weight-asian="normal" style:font-size-complex="12pt" style:font-weight-complex="normal"/>
    </style:style>
    <style:style style:name="T1363" style:family="text">
      <style:text-properties fo:color="#ff3333" fo:font-size="12pt" fo:language="en" fo:country="US" fo:font-weight="normal" officeooo:rsid="02ccb501" fo:background-color="#99ffff" loext:char-shading-value="0" style:font-size-asian="12pt" style:font-weight-asian="normal" style:font-size-complex="12pt" style:font-weight-complex="normal"/>
    </style:style>
    <style:style style:name="T1364" style:family="text">
      <style:text-properties fo:color="#ff3333" fo:font-size="12pt" fo:language="en" fo:country="US" fo:font-weight="normal" officeooo:rsid="01421607" fo:background-color="#99ffff" loext:char-shading-value="0" style:font-size-asian="12pt" style:font-weight-asian="normal" style:font-size-complex="12pt" style:font-weight-complex="normal"/>
    </style:style>
    <style:style style:name="T1365" style:family="text">
      <style:text-properties fo:color="#ff3333" fo:font-size="12pt" fo:language="en" fo:country="US" fo:font-weight="normal" officeooo:rsid="01439e91" fo:background-color="#99ffff" loext:char-shading-value="0" style:font-size-asian="12pt" style:font-weight-asian="normal" style:font-size-complex="12pt" style:font-weight-complex="normal"/>
    </style:style>
    <style:style style:name="T1366" style:family="text">
      <style:text-properties fo:color="#ff3333" fo:font-size="12pt" fo:language="en" fo:country="US" fo:font-weight="normal" officeooo:rsid="02d4b6c7" fo:background-color="#99ffff" loext:char-shading-value="0" style:font-size-asian="12pt" style:font-weight-asian="normal" style:font-size-complex="12pt" style:font-weight-complex="normal"/>
    </style:style>
    <style:style style:name="T1367" style:family="text">
      <style:text-properties fo:color="#ff3333" fo:font-size="12pt" fo:language="en" fo:country="US" fo:font-weight="normal" officeooo:rsid="015270da" fo:background-color="#99ffff" loext:char-shading-value="0" style:font-size-asian="12pt" style:font-weight-asian="normal" style:font-size-complex="12pt" style:font-weight-complex="normal"/>
    </style:style>
    <style:style style:name="T1368" style:family="text">
      <style:text-properties fo:color="#ff3333" fo:font-size="12pt" fo:language="en" fo:country="US" fo:font-weight="normal" officeooo:rsid="02d90207" fo:background-color="#99ffff" loext:char-shading-value="0" style:font-size-asian="12pt" style:font-weight-asian="normal" style:font-size-complex="12pt" style:font-weight-complex="normal"/>
    </style:style>
    <style:style style:name="T1369" style:family="text">
      <style:text-properties fo:color="#ff3333" fo:font-size="12pt" fo:language="en" fo:country="US" fo:font-weight="normal" officeooo:rsid="015b8114" fo:background-color="#99ffff" loext:char-shading-value="0" style:font-size-asian="12pt" style:font-weight-asian="normal" style:font-size-complex="12pt" style:font-weight-complex="normal"/>
    </style:style>
    <style:style style:name="T1370" style:family="text">
      <style:text-properties fo:color="#ff3333" fo:font-size="12pt" fo:language="en" fo:country="US" fo:font-weight="normal" officeooo:rsid="015938c5" fo:background-color="#99ffff" loext:char-shading-value="0" style:font-size-asian="12pt" style:font-weight-asian="normal" style:font-size-complex="12pt" style:font-weight-complex="normal"/>
    </style:style>
    <style:style style:name="T1371" style:family="text">
      <style:text-properties fo:color="#ff3333" fo:font-size="12pt" fo:language="en" fo:country="US" fo:font-weight="normal" officeooo:rsid="015b11dc" fo:background-color="#99ffff" loext:char-shading-value="0" style:font-size-asian="12pt" style:font-weight-asian="normal" style:font-size-complex="12pt" style:font-weight-complex="normal"/>
    </style:style>
    <style:style style:name="T1372" style:family="text">
      <style:text-properties fo:color="#ff3333" fo:font-size="12pt" fo:language="en" fo:country="US" fo:font-weight="normal" officeooo:rsid="02dcf576" fo:background-color="#99ffff" loext:char-shading-value="0" style:font-size-asian="12pt" style:font-weight-asian="normal" style:font-size-complex="12pt" style:font-weight-complex="normal"/>
    </style:style>
    <style:style style:name="T1373" style:family="text">
      <style:text-properties fo:color="#ff3333" fo:font-size="12pt" fo:language="en" fo:country="US" fo:font-weight="normal" officeooo:rsid="02de5b3a" fo:background-color="#99ffff" loext:char-shading-value="0" style:font-size-asian="12pt" style:font-weight-asian="normal" style:font-size-complex="12pt" style:font-weight-complex="normal"/>
    </style:style>
    <style:style style:name="T1374" style:family="text">
      <style:text-properties fo:color="#ff3333" fo:font-size="12pt" fo:language="en" fo:country="US" fo:font-weight="normal" officeooo:rsid="01619e90" fo:background-color="#99ffff" loext:char-shading-value="0" style:font-size-asian="12pt" style:font-weight-asian="normal" style:font-size-complex="12pt" style:font-weight-complex="normal"/>
    </style:style>
    <style:style style:name="T1375" style:family="text">
      <style:text-properties fo:color="#ff3333" fo:font-size="12pt" fo:language="en" fo:country="US" fo:font-weight="normal" officeooo:rsid="01637b66" fo:background-color="#99ffff" loext:char-shading-value="0" style:font-size-asian="12pt" style:font-weight-asian="normal" style:font-size-complex="12pt" style:font-weight-complex="normal"/>
    </style:style>
    <style:style style:name="T1376" style:family="text">
      <style:text-properties fo:color="#ff3333" fo:font-size="12pt" fo:language="en" fo:country="US" fo:font-weight="normal" officeooo:rsid="016b8be0" fo:background-color="#99ffff" loext:char-shading-value="0" style:font-size-asian="12pt" style:font-weight-asian="normal" style:font-size-complex="12pt" style:font-weight-complex="normal"/>
    </style:style>
    <style:style style:name="T1377" style:family="text">
      <style:text-properties fo:color="#ff3333" fo:font-size="12pt" fo:language="en" fo:country="US" fo:font-weight="normal" officeooo:rsid="02e5d582" fo:background-color="#99ffff" loext:char-shading-value="0" style:font-size-asian="12pt" style:font-weight-asian="normal" style:font-size-complex="12pt" style:font-weight-complex="normal"/>
    </style:style>
    <style:style style:name="T1378" style:family="text">
      <style:text-properties fo:color="#ff3333" fo:font-size="12pt" fo:language="en" fo:country="US" fo:font-weight="normal" officeooo:rsid="0167f0e8" fo:background-color="#99ffff" loext:char-shading-value="0" style:font-size-asian="12pt" style:font-weight-asian="normal" style:font-size-complex="12pt" style:font-weight-complex="normal"/>
    </style:style>
    <style:style style:name="T1379" style:family="text">
      <style:text-properties fo:color="#ff3333" fo:font-size="12pt" fo:language="en" fo:country="US" fo:font-weight="normal" officeooo:rsid="016ac932" fo:background-color="#99ffff" loext:char-shading-value="0" style:font-size-asian="12pt" style:font-weight-asian="normal" style:font-size-complex="12pt" style:font-weight-complex="normal"/>
    </style:style>
    <style:style style:name="T1380" style:family="text">
      <style:text-properties fo:color="#ff3333" fo:font-size="12pt" fo:language="en" fo:country="US" fo:font-weight="normal" officeooo:rsid="02e97c77" fo:background-color="#99ffff" loext:char-shading-value="0" style:font-size-asian="12pt" style:font-weight-asian="normal" style:font-size-complex="12pt" style:font-weight-complex="normal"/>
    </style:style>
    <style:style style:name="T1381" style:family="text">
      <style:text-properties fo:color="#ff3333" fo:font-size="12pt" fo:language="en" fo:country="US" fo:font-weight="normal" officeooo:rsid="0178a33b" fo:background-color="#99ffff" loext:char-shading-value="0" style:font-size-asian="12pt" style:font-weight-asian="normal" style:font-size-complex="12pt" style:font-weight-complex="normal"/>
    </style:style>
    <style:style style:name="T1382" style:family="text">
      <style:text-properties fo:color="#ff3333" fo:font-size="12pt" fo:language="en" fo:country="US" fo:font-weight="normal" officeooo:rsid="02ea4665" fo:background-color="#99ffff" loext:char-shading-value="0" style:font-size-asian="12pt" style:font-weight-asian="normal" style:font-size-complex="12pt" style:font-weight-complex="normal"/>
    </style:style>
    <style:style style:name="T1383" style:family="text">
      <style:text-properties fo:color="#ff3333" fo:font-size="12pt" fo:language="en" fo:country="US" fo:font-weight="normal" officeooo:rsid="017bb9f0" fo:background-color="#99ffff" loext:char-shading-value="0" style:font-size-asian="12pt" style:font-weight-asian="normal" style:font-size-complex="12pt" style:font-weight-complex="normal"/>
    </style:style>
    <style:style style:name="T1384" style:family="text">
      <style:text-properties fo:color="#ff3333" fo:font-size="12pt" fo:language="en" fo:country="US" fo:font-weight="normal" officeooo:rsid="02edadae" fo:background-color="#99ffff" loext:char-shading-value="0" style:font-size-asian="12pt" style:font-weight-asian="normal" style:font-size-complex="12pt" style:font-weight-complex="normal"/>
    </style:style>
    <style:style style:name="T1385" style:family="text">
      <style:text-properties fo:color="#ff3333" fo:font-size="12pt" fo:language="en" fo:country="US" fo:font-weight="normal" officeooo:rsid="017c555c" fo:background-color="#99ffff" loext:char-shading-value="0" style:font-size-asian="12pt" style:font-weight-asian="normal" style:font-size-complex="12pt" style:font-weight-complex="normal"/>
    </style:style>
    <style:style style:name="T1386" style:family="text">
      <style:text-properties fo:color="#ff3333" fo:font-size="12pt" fo:language="en" fo:country="US" fo:font-weight="normal" officeooo:rsid="017f5b72" fo:background-color="#99ffff" loext:char-shading-value="0" style:font-size-asian="12pt" style:font-weight-asian="normal" style:font-size-complex="12pt" style:font-weight-complex="normal"/>
    </style:style>
    <style:style style:name="T1387" style:family="text">
      <style:text-properties fo:color="#ff3333" fo:font-size="12pt" fo:language="en" fo:country="US" fo:font-weight="normal" officeooo:rsid="01831d90" fo:background-color="#99ffff" loext:char-shading-value="0" style:font-size-asian="12pt" style:font-weight-asian="normal" style:font-size-complex="12pt" style:font-weight-complex="normal"/>
    </style:style>
    <style:style style:name="T1388" style:family="text">
      <style:text-properties fo:color="#ff3333" fo:font-size="12pt" fo:language="en" fo:country="US" fo:font-weight="normal" officeooo:rsid="01874796" fo:background-color="#99ffff" loext:char-shading-value="0" style:font-size-asian="12pt" style:font-weight-asian="normal" style:font-size-complex="12pt" style:font-weight-complex="normal"/>
    </style:style>
    <style:style style:name="T1389" style:family="text">
      <style:text-properties fo:color="#ff3333" fo:font-size="12pt" fo:language="en" fo:country="US" fo:font-weight="normal" officeooo:rsid="018df082" fo:background-color="#99ffff" loext:char-shading-value="0" style:font-size-asian="12pt" style:font-weight-asian="normal" style:font-size-complex="12pt" style:font-weight-complex="normal"/>
    </style:style>
    <style:style style:name="T1390" style:family="text">
      <style:text-properties fo:color="#ff3333" fo:font-size="12pt" fo:language="en" fo:country="US" fo:font-weight="normal" officeooo:rsid="02fd3b6b" fo:background-color="#99ffff" loext:char-shading-value="0" style:font-size-asian="12pt" style:font-weight-asian="normal" style:font-size-complex="12pt" style:font-weight-complex="normal"/>
    </style:style>
    <style:style style:name="T1391" style:family="text">
      <style:text-properties fo:color="#ff3333" fo:font-size="12pt" fo:language="en" fo:country="US" fo:font-weight="normal" officeooo:rsid="01a05d7e" fo:background-color="#99ffff" loext:char-shading-value="0" style:font-size-asian="12pt" style:font-weight-asian="normal" style:font-size-complex="12pt" style:font-weight-complex="normal"/>
    </style:style>
    <style:style style:name="T1392" style:family="text">
      <style:text-properties fo:color="#ff3333" fo:font-size="12pt" fo:language="en" fo:country="US" fo:font-weight="normal" officeooo:rsid="02ff341d" fo:background-color="#99ffff" loext:char-shading-value="0" style:font-size-asian="12pt" style:font-weight-asian="normal" style:font-size-complex="12pt" style:font-weight-complex="normal"/>
    </style:style>
    <style:style style:name="T1393" style:family="text">
      <style:text-properties fo:color="#ff3333" fo:font-size="12pt" fo:language="en" fo:country="US" fo:font-weight="normal" officeooo:rsid="01a48080" fo:background-color="#99ffff" loext:char-shading-value="0" style:font-size-asian="12pt" style:font-weight-asian="normal" style:font-size-complex="12pt" style:font-weight-complex="normal"/>
    </style:style>
    <style:style style:name="T1394" style:family="text">
      <style:text-properties fo:color="#ff3333" fo:font-size="12pt" fo:language="en" fo:country="US" fo:font-weight="normal" officeooo:rsid="02ff95ac" fo:background-color="#99ffff" loext:char-shading-value="0" style:font-size-asian="12pt" style:font-weight-asian="normal" style:font-size-complex="12pt" style:font-weight-complex="normal"/>
    </style:style>
    <style:style style:name="T1395" style:family="text">
      <style:text-properties fo:color="#ff3333" fo:font-size="12pt" fo:language="en" fo:country="US" fo:font-weight="normal" officeooo:rsid="01a9a4b4" fo:background-color="#99ffff" loext:char-shading-value="0" style:font-size-asian="12pt" style:font-weight-asian="normal" style:font-size-complex="12pt" style:font-weight-complex="normal"/>
    </style:style>
    <style:style style:name="T1396" style:family="text">
      <style:text-properties fo:color="#ff3333" fo:font-size="12pt" fo:language="en" fo:country="US" fo:font-weight="normal" officeooo:rsid="035bc862" fo:background-color="#99ffff" loext:char-shading-value="0" style:font-size-asian="12pt" style:font-weight-asian="normal" style:font-size-complex="12pt" style:font-weight-complex="normal"/>
    </style:style>
    <style:style style:name="T1397" style:family="text">
      <style:text-properties fo:color="#ff3333" fo:font-size="12pt" fo:language="en" fo:country="US" fo:font-weight="normal" officeooo:rsid="018df082" fo:background-color="#ffff99" loext:char-shading-value="0" style:font-size-asian="12pt" style:font-weight-asian="normal" style:font-size-complex="12pt" style:font-weight-complex="normal"/>
    </style:style>
    <style:style style:name="T1398" style:family="text">
      <style:text-properties fo:color="#ff3333" fo:font-size="12pt" fo:language="en" fo:country="US" fo:font-weight="normal" officeooo:rsid="02f8c1ab" fo:background-color="#cc9900" loext:char-shading-value="0" style:font-size-asian="12pt" style:font-weight-asian="normal" style:font-size-complex="12pt" style:font-weight-complex="normal"/>
    </style:style>
    <style:style style:name="T1399" style:family="text">
      <style:text-properties fo:color="#ff3333" fo:font-size="12pt" fo:language="en" fo:country="US" fo:font-weight="normal" officeooo:rsid="018df082" fo:background-color="#ff9999" loext:char-shading-value="0" style:font-size-asian="12pt" style:font-weight-asian="normal" style:font-size-complex="12pt" style:font-weight-complex="normal"/>
    </style:style>
    <style:style style:name="T1400" style:family="text">
      <style:text-properties fo:color="#ff3333" fo:font-size="12pt" fo:language="en" fo:country="US" fo:font-style="italic" fo:font-weight="normal" officeooo:rsid="02b6920a" style:font-size-asian="12pt" style:font-style-asian="italic" style:font-weight-asian="normal" style:font-size-complex="12pt" style:font-style-complex="italic" style:font-weight-complex="normal"/>
    </style:style>
    <style:style style:name="T1401" style:family="text">
      <style:text-properties fo:color="#ff3333" fo:font-size="12pt" fo:language="en" fo:country="US" fo:font-style="italic" fo:font-weight="normal" officeooo:rsid="02ccb501" fo:background-color="#99ffff" loext:char-shading-value="0" style:font-size-asian="12pt" style:font-style-asian="italic" style:font-weight-asian="normal" style:font-size-complex="12pt" style:font-style-complex="italic" style:font-weight-complex="normal"/>
    </style:style>
    <style:style style:name="T1402" style:family="text">
      <style:text-properties fo:color="#ff3333" fo:font-size="12pt" fo:language="en" fo:country="US" fo:font-style="italic" fo:font-weight="normal" officeooo:rsid="022088b2" fo:background-color="#99ffff" loext:char-shading-value="0" style:font-size-asian="12pt" style:font-style-asian="italic" style:font-weight-asian="normal" style:font-size-complex="12pt" style:font-style-complex="italic" style:font-weight-complex="normal"/>
    </style:style>
    <style:style style:name="T1403" style:family="text">
      <style:text-properties fo:color="#ff3333" fo:font-size="12pt" fo:language="en" fo:country="US" fo:font-style="italic" fo:font-weight="normal" officeooo:rsid="02e5d582" fo:background-color="#99ffff" loext:char-shading-value="0" style:font-size-asian="12pt" style:font-style-asian="italic" style:font-weight-asian="normal" style:font-size-complex="12pt" style:font-style-complex="italic" style:font-weight-complex="normal"/>
    </style:style>
    <style:style style:name="T1404" style:family="text">
      <style:text-properties fo:color="#ff3333" fo:font-size="12pt" fo:language="en" fo:country="US" fo:font-style="italic" fo:font-weight="normal" officeooo:rsid="016b8be0" fo:background-color="#99ffff" loext:char-shading-value="0" style:font-size-asian="12pt" style:font-style-asian="italic" style:font-weight-asian="normal" style:font-size-complex="12pt" style:font-style-complex="italic" style:font-weight-complex="normal"/>
    </style:style>
    <style:style style:name="T1405" style:family="text">
      <style:text-properties fo:color="#ff3333" fo:font-size="12pt" fo:language="en" fo:country="US" fo:font-style="italic" fo:font-weight="normal" officeooo:rsid="02ea4665" fo:background-color="#99ffff" loext:char-shading-value="0" style:font-size-asian="12pt" style:font-style-asian="italic" style:font-weight-asian="normal" style:font-size-complex="12pt" style:font-style-complex="italic" style:font-weight-complex="normal"/>
    </style:style>
    <style:style style:name="T1406" style:family="text">
      <style:text-properties fo:color="#ff3333" fo:font-size="12pt" fo:language="en" fo:country="US" fo:font-style="italic" fo:font-weight="normal" officeooo:rsid="02ebb959" fo:background-color="#99ffff" loext:char-shading-value="0" style:font-size-asian="12pt" style:font-style-asian="italic" style:font-weight-asian="normal" style:font-size-complex="12pt" style:font-style-complex="italic" style:font-weight-complex="normal"/>
    </style:style>
    <style:style style:name="T1407" style:family="text">
      <style:text-properties fo:color="#ff3333" fo:font-size="12pt" fo:language="en" fo:country="US" fo:font-style="italic" fo:font-weight="normal" officeooo:rsid="0178a33b" fo:background-color="#99ffff" loext:char-shading-value="0" style:font-size-asian="12pt" style:font-style-asian="italic" style:font-weight-asian="normal" style:font-size-complex="12pt" style:font-style-complex="italic" style:font-weight-complex="normal"/>
    </style:style>
    <style:style style:name="T1408" style:family="text">
      <style:text-properties fo:color="#ff3333" fo:font-size="12pt" fo:language="en" fo:country="US" fo:font-style="italic" fo:font-weight="normal" officeooo:rsid="017bb9f0" fo:background-color="#99ffff" loext:char-shading-value="0" style:font-size-asian="12pt" style:font-style-asian="italic" style:font-weight-asian="normal" style:font-size-complex="12pt" style:font-style-complex="italic" style:font-weight-complex="normal"/>
    </style:style>
    <style:style style:name="T1409" style:family="text">
      <style:text-properties fo:color="#ff3333" fo:font-size="12pt" fo:language="en" fo:country="US" fo:font-style="italic" fo:font-weight="normal" officeooo:rsid="02edadae" fo:background-color="#99ffff" loext:char-shading-value="0" style:font-size-asian="12pt" style:font-style-asian="italic" style:font-weight-asian="normal" style:font-size-complex="12pt" style:font-style-complex="italic" style:font-weight-complex="normal"/>
    </style:style>
    <style:style style:name="T1410" style:family="text">
      <style:text-properties fo:color="#ff3333" fo:font-size="12pt" fo:language="en" fo:country="US" fo:font-style="italic" fo:font-weight="normal" officeooo:rsid="017c555c" fo:background-color="#99ffff" loext:char-shading-value="0" style:font-size-asian="12pt" style:font-style-asian="italic" style:font-weight-asian="normal" style:font-size-complex="12pt" style:font-style-complex="italic" style:font-weight-complex="normal"/>
    </style:style>
    <style:style style:name="T1411" style:family="text">
      <style:text-properties fo:color="#ff3333" fo:font-size="12pt" fo:language="en" fo:country="US" fo:font-style="italic" fo:font-weight="normal" officeooo:rsid="02ee6479" fo:background-color="#99ffff" loext:char-shading-value="0" style:font-size-asian="12pt" style:font-style-asian="italic" style:font-weight-asian="normal" style:font-size-complex="12pt" style:font-style-complex="italic" style:font-weight-complex="normal"/>
    </style:style>
    <style:style style:name="T1412" style:family="text">
      <style:text-properties fo:color="#ff3333" fo:font-size="12pt" fo:language="en" fo:country="US" fo:font-style="italic" fo:font-weight="normal" officeooo:rsid="02ef46e3" fo:background-color="#99ffff" loext:char-shading-value="0" style:font-size-asian="12pt" style:font-style-asian="italic" style:font-weight-asian="normal" style:font-size-complex="12pt" style:font-style-complex="italic" style:font-weight-complex="normal"/>
    </style:style>
    <style:style style:name="T1413" style:family="text">
      <style:text-properties fo:color="#ff3333" fo:font-size="12pt" fo:language="en" fo:country="US" fo:font-style="italic" fo:font-weight="normal" officeooo:rsid="02ef905a" fo:background-color="#99ffff" loext:char-shading-value="0" style:font-size-asian="12pt" style:font-style-asian="italic" style:font-weight-asian="normal" style:font-size-complex="12pt" style:font-style-complex="italic" style:font-weight-complex="normal"/>
    </style:style>
    <style:style style:name="T1414" style:family="text">
      <style:text-properties fo:color="#ff3333" fo:font-size="12pt" fo:language="en" fo:country="US" fo:font-style="italic" fo:font-weight="normal" officeooo:rsid="01830634" fo:background-color="#99ffff" loext:char-shading-value="0" style:font-size-asian="12pt" style:font-style-asian="italic" style:font-weight-asian="normal" style:font-size-complex="12pt" style:font-style-complex="italic" style:font-weight-complex="normal"/>
    </style:style>
    <style:style style:name="T1415" style:family="text">
      <style:text-properties fo:color="#ff3333" fo:font-size="12pt" fo:language="en" fo:country="US" fo:font-style="italic" fo:font-weight="normal" officeooo:rsid="01831d90" fo:background-color="#99ffff" loext:char-shading-value="0" style:font-size-asian="12pt" style:font-style-asian="italic" style:font-weight-asian="normal" style:font-size-complex="12pt" style:font-style-complex="italic" style:font-weight-complex="normal"/>
    </style:style>
    <style:style style:name="T1416" style:family="text">
      <style:text-properties fo:color="#ff3333" fo:font-size="12pt" fo:language="en" fo:country="US" fo:font-style="italic" fo:font-weight="normal" officeooo:rsid="02f6e6cd" fo:background-color="#99ffff" loext:char-shading-value="0" style:font-size-asian="12pt" style:font-style-asian="italic" style:font-weight-asian="normal" style:font-size-complex="12pt" style:font-style-complex="italic" style:font-weight-complex="normal"/>
    </style:style>
    <style:style style:name="T1417" style:family="text">
      <style:text-properties fo:color="#ff3333" fo:font-size="12pt" fo:language="en" fo:country="US" fo:font-style="italic" fo:font-weight="normal" officeooo:rsid="02f8c1ab" fo:background-color="#99ffff" loext:char-shading-value="0" style:font-size-asian="12pt" style:font-style-asian="italic" style:font-weight-asian="normal" style:font-size-complex="12pt" style:font-style-complex="italic" style:font-weight-complex="normal"/>
    </style:style>
    <style:style style:name="T1418" style:family="text">
      <style:text-properties fo:color="#ff3333" fo:font-size="12pt" fo:language="en" fo:country="US" fo:font-style="italic" fo:font-weight="normal" officeooo:rsid="018df082" fo:background-color="#99ffff" loext:char-shading-value="0" style:font-size-asian="12pt" style:font-style-asian="italic" style:font-weight-asian="normal" style:font-size-complex="12pt" style:font-style-complex="italic" style:font-weight-complex="normal"/>
    </style:style>
    <style:style style:name="T1419" style:family="text">
      <style:text-properties fo:color="#ff3333" fo:font-size="12pt" fo:language="en" fo:country="US" fo:font-style="italic" fo:font-weight="normal" officeooo:rsid="02fd3b6b" fo:background-color="#99ffff" loext:char-shading-value="0" style:font-size-asian="12pt" style:font-style-asian="italic" style:font-weight-asian="normal" style:font-size-complex="12pt" style:font-style-complex="italic" style:font-weight-complex="normal"/>
    </style:style>
    <style:style style:name="T1420" style:family="text">
      <style:text-properties fo:color="#ff3333" fo:font-size="12pt" fo:language="en" fo:country="US" fo:font-style="italic" fo:font-weight="normal" officeooo:rsid="02ff061d" fo:background-color="#99ffff" loext:char-shading-value="0" style:font-size-asian="12pt" style:font-style-asian="italic" style:font-weight-asian="normal" style:font-size-complex="12pt" style:font-style-complex="italic" style:font-weight-complex="normal"/>
    </style:style>
    <style:style style:name="T1421" style:family="text">
      <style:text-properties fo:color="#ff3333" fo:font-size="12pt" fo:language="en" fo:country="US" fo:font-style="italic" fo:font-weight="normal" officeooo:rsid="01a48080" fo:background-color="#99ffff" loext:char-shading-value="0" style:font-size-asian="12pt" style:font-style-asian="italic" style:font-weight-asian="normal" style:font-size-complex="12pt" style:font-style-complex="italic" style:font-weight-complex="normal"/>
    </style:style>
    <style:style style:name="T1422" style:family="text">
      <style:text-properties fo:color="#ff3333" fo:font-size="12pt" fo:language="en" fo:country="US" fo:font-style="italic" fo:font-weight="normal" officeooo:rsid="02ff95ac" fo:background-color="#99ffff" loext:char-shading-value="0" style:font-size-asian="12pt" style:font-style-asian="italic" style:font-weight-asian="normal" style:font-size-complex="12pt" style:font-style-complex="italic" style:font-weight-complex="normal"/>
    </style:style>
    <style:style style:name="T1423" style:family="text">
      <style:text-properties fo:color="#ff3333" fo:font-size="12pt" fo:language="en" fo:country="US" fo:font-style="italic" fo:font-weight="normal" officeooo:rsid="01b89693" fo:background-color="#99ffff" loext:char-shading-value="0" style:font-size-asian="12pt" style:font-style-asian="italic" style:font-weight-asian="normal" style:font-size-complex="12pt" style:font-style-complex="italic" style:font-weight-complex="normal"/>
    </style:style>
    <style:style style:name="T1424" style:family="text">
      <style:text-properties fo:color="#ff3333" fo:font-size="12pt" fo:language="en" fo:country="US" fo:font-style="italic" fo:font-weight="normal" officeooo:rsid="01ce317a" fo:background-color="#99ffff" loext:char-shading-value="0" style:font-size-asian="12pt" style:font-style-asian="italic" style:font-weight-asian="normal" style:font-size-complex="12pt" style:font-style-complex="italic" style:font-weight-complex="normal"/>
    </style:style>
    <style:style style:name="T1425" style:family="text">
      <style:text-properties fo:color="#ff3333" fo:font-size="12pt" fo:language="en" fo:country="US" fo:font-style="italic" fo:font-weight="normal" officeooo:rsid="0308f701" fo:background-color="#99ffff" loext:char-shading-value="0" style:font-size-asian="12pt" style:font-style-asian="italic" style:font-weight-asian="normal" style:font-size-complex="12pt" style:font-style-complex="italic" style:font-weight-complex="normal"/>
    </style:style>
    <style:style style:name="T1426" style:family="text">
      <style:text-properties fo:color="#ff3333" fo:font-size="12pt" fo:language="en" fo:country="US" fo:font-style="italic" fo:font-weight="normal" officeooo:rsid="030a56fe" fo:background-color="#99ffff" loext:char-shading-value="0" style:font-size-asian="12pt" style:font-style-asian="italic" style:font-weight-asian="normal" style:font-size-complex="12pt" style:font-style-complex="italic" style:font-weight-complex="normal"/>
    </style:style>
    <style:style style:name="T1427" style:family="text">
      <style:text-properties fo:color="#ff3333" fo:font-size="12pt" fo:language="en" fo:country="US" fo:font-style="italic" fo:font-weight="normal" officeooo:rsid="030a9b01" fo:background-color="#99ffff" loext:char-shading-value="0" style:font-size-asian="12pt" style:font-style-asian="italic" style:font-weight-asian="normal" style:font-size-complex="12pt" style:font-style-complex="italic" style:font-weight-complex="normal"/>
    </style:style>
    <style:style style:name="T1428" style:family="text">
      <style:text-properties fo:color="#ff3333" fo:font-size="12pt" fo:language="en" fo:country="US" fo:font-style="italic" fo:font-weight="normal" officeooo:rsid="030c0f74" fo:background-color="#99ffff" loext:char-shading-value="0" style:font-size-asian="12pt" style:font-style-asian="italic" style:font-weight-asian="normal" style:font-size-complex="12pt" style:font-style-complex="italic" style:font-weight-complex="normal"/>
    </style:style>
    <style:style style:name="T1429" style:family="text">
      <style:text-properties fo:color="#ff3333" fo:font-size="12pt" fo:language="en" fo:country="US" fo:font-style="italic" fo:font-weight="normal" officeooo:rsid="030d2186" fo:background-color="#99ffff" loext:char-shading-value="0" style:font-size-asian="12pt" style:font-style-asian="italic" style:font-weight-asian="normal" style:font-size-complex="12pt" style:font-style-complex="italic" style:font-weight-complex="normal"/>
    </style:style>
    <style:style style:name="T1430" style:family="text">
      <style:text-properties fo:color="#ff3333" fo:font-size="12pt" fo:language="en" fo:country="US" fo:font-style="italic" fo:font-weight="normal" officeooo:rsid="031514f7" fo:background-color="#99ffff" loext:char-shading-value="0" style:font-size-asian="12pt" style:font-style-asian="italic" style:font-weight-asian="normal" style:font-size-complex="12pt" style:font-style-complex="italic" style:font-weight-complex="normal"/>
    </style:style>
    <style:style style:name="T1431" style:family="text">
      <style:text-properties fo:color="#ff3333" fo:font-size="12pt" fo:language="en" fo:country="US" fo:font-style="italic" fo:font-weight="normal" officeooo:rsid="0316f9e5" fo:background-color="#99ffff" loext:char-shading-value="0" style:font-size-asian="12pt" style:font-style-asian="italic" style:font-weight-asian="normal" style:font-size-complex="12pt" style:font-style-complex="italic" style:font-weight-complex="normal"/>
    </style:style>
    <style:style style:name="T1432" style:family="text">
      <style:text-properties fo:color="#ff3333" fo:font-size="12pt" fo:language="en" fo:country="US" fo:font-style="italic" fo:font-weight="normal" officeooo:rsid="0318ced8" fo:background-color="#99ffff" loext:char-shading-value="0" style:font-size-asian="12pt" style:font-style-asian="italic" style:font-weight-asian="normal" style:font-size-complex="12pt" style:font-style-complex="italic" style:font-weight-complex="normal"/>
    </style:style>
    <style:style style:name="T1433" style:family="text">
      <style:text-properties fo:color="#ff3333" fo:font-size="12pt" fo:language="en" fo:country="US" fo:font-style="italic" fo:font-weight="normal" officeooo:rsid="03199bd6" fo:background-color="#99ffff" loext:char-shading-value="0" style:font-size-asian="12pt" style:font-style-asian="italic" style:font-weight-asian="normal" style:font-size-complex="12pt" style:font-style-complex="italic" style:font-weight-complex="normal"/>
    </style:style>
    <style:style style:name="T1434" style:family="text">
      <style:text-properties fo:color="#ff3333" fo:font-size="12pt" fo:language="en" fo:country="US" fo:font-style="italic" fo:font-weight="normal" officeooo:rsid="01dc63bc" fo:background-color="#99ffff" loext:char-shading-value="0" style:font-size-asian="12pt" style:font-style-asian="italic" style:font-weight-asian="normal" style:font-size-complex="12pt" style:font-style-complex="italic" style:font-weight-complex="normal"/>
    </style:style>
    <style:style style:name="T1435" style:family="text">
      <style:text-properties fo:color="#ff3333" fo:font-size="12pt" fo:language="en" fo:country="US" fo:font-style="italic" fo:font-weight="normal" officeooo:rsid="0319f558" fo:background-color="#99ffff" loext:char-shading-value="0" style:font-size-asian="12pt" style:font-style-asian="italic" style:font-weight-asian="normal" style:font-size-complex="12pt" style:font-style-complex="italic" style:font-weight-complex="normal"/>
    </style:style>
    <style:style style:name="T1436" style:family="text">
      <style:text-properties fo:color="#ff3333" fo:font-size="12pt" fo:language="en" fo:country="US" fo:font-style="italic" fo:font-weight="normal" officeooo:rsid="031b88b1" fo:background-color="#99ffff" loext:char-shading-value="0" style:font-size-asian="12pt" style:font-style-asian="italic" style:font-weight-asian="normal" style:font-size-complex="12pt" style:font-style-complex="italic" style:font-weight-complex="normal"/>
    </style:style>
    <style:style style:name="T1437" style:family="text">
      <style:text-properties fo:color="#ff3333" fo:font-size="12pt" fo:language="en" fo:country="US" fo:font-style="italic" fo:font-weight="normal" officeooo:rsid="031c9d2c" fo:background-color="#99ffff" loext:char-shading-value="0" style:font-size-asian="12pt" style:font-style-asian="italic" style:font-weight-asian="normal" style:font-size-complex="12pt" style:font-style-complex="italic" style:font-weight-complex="normal"/>
    </style:style>
    <style:style style:name="T1438" style:family="text">
      <style:text-properties fo:color="#ff3333" fo:font-size="12pt" fo:language="en" fo:country="US" fo:font-style="italic" fo:font-weight="normal" officeooo:rsid="03236bbf" fo:background-color="#99ffff" loext:char-shading-value="0" style:font-size-asian="12pt" style:font-style-asian="italic" style:font-weight-asian="normal" style:font-size-complex="12pt" style:font-style-complex="italic" style:font-weight-complex="normal"/>
    </style:style>
    <style:style style:name="T1439" style:family="text">
      <style:text-properties fo:color="#ff3333" fo:font-size="12pt" fo:language="en" fo:country="US" fo:font-style="italic" fo:font-weight="normal" officeooo:rsid="0328b4a1" fo:background-color="#99ffff" loext:char-shading-value="0" style:font-size-asian="12pt" style:font-style-asian="italic" style:font-weight-asian="normal" style:font-size-complex="12pt" style:font-style-complex="italic" style:font-weight-complex="normal"/>
    </style:style>
    <style:style style:name="T1440" style:family="text">
      <style:text-properties fo:color="#ff3333" fo:font-size="12pt" fo:language="en" fo:country="US" fo:font-style="italic" fo:font-weight="normal" officeooo:rsid="032912f5" fo:background-color="#99ffff" loext:char-shading-value="0" style:font-size-asian="12pt" style:font-style-asian="italic" style:font-weight-asian="normal" style:font-size-complex="12pt" style:font-style-complex="italic" style:font-weight-complex="normal"/>
    </style:style>
    <style:style style:name="T1441" style:family="text">
      <style:text-properties fo:color="#ff3333" fo:font-size="12pt" fo:language="en" fo:country="US" fo:font-style="italic" fo:font-weight="normal" officeooo:rsid="023d8440" fo:background-color="#99ffff" loext:char-shading-value="0" style:font-size-asian="12pt" style:font-style-asian="italic" style:font-weight-asian="normal" style:font-size-complex="12pt" style:font-style-complex="italic" style:font-weight-complex="normal"/>
    </style:style>
    <style:style style:name="T1442" style:family="text">
      <style:text-properties fo:color="#ff3333" fo:font-size="12pt" fo:language="en" fo:country="US" fo:font-style="italic" fo:font-weight="normal" officeooo:rsid="01421607" fo:background-color="#99ffff" loext:char-shading-value="0" style:font-size-asian="12pt" style:font-style-asian="italic" style:font-weight-asian="normal" style:font-size-complex="12pt" style:font-style-complex="italic" style:font-weight-complex="normal"/>
    </style:style>
    <style:style style:name="T1443" style:family="text">
      <style:text-properties fo:color="#ff3333" fo:font-size="12pt" fo:language="en" fo:country="US" fo:font-style="italic" fo:font-weight="normal" officeooo:rsid="015938c5" fo:background-color="#99ffff" loext:char-shading-value="0" style:font-size-asian="12pt" style:font-style-asian="italic" style:font-weight-asian="normal" style:font-size-complex="12pt" style:font-style-complex="italic" style:font-weight-complex="normal"/>
    </style:style>
    <style:style style:name="T1444" style:family="text">
      <style:text-properties fo:color="#ff3333" fo:font-size="12pt" fo:language="en" fo:country="US" fo:font-style="italic" fo:font-weight="normal" officeooo:rsid="03655081" fo:background-color="#99ffff" loext:char-shading-value="0" style:font-size-asian="12pt" style:font-style-asian="italic" style:font-weight-asian="normal" style:font-size-complex="12pt" style:font-style-complex="italic" style:font-weight-complex="normal"/>
    </style:style>
    <style:style style:name="T1445" style:family="text">
      <style:text-properties fo:color="#ff3333" fo:font-size="12pt" fo:language="en" fo:country="US" fo:font-style="italic" fo:font-weight="normal" officeooo:rsid="02fd3b6b" fo:background-color="#ff9999" loext:char-shading-value="0" style:font-size-asian="12pt" style:font-style-asian="italic" style:font-weight-asian="normal" style:font-size-complex="12pt" style:font-style-complex="italic" style:font-weight-complex="normal"/>
    </style:style>
    <style:style style:name="T1446" style:family="text">
      <style:text-properties fo:color="#ff3333" fo:font-size="12pt" fo:language="en" fo:country="US" fo:font-style="italic" fo:font-weight="normal" officeooo:rsid="00bfc4da" fo:background-color="#66ffff" loext:char-shading-value="0" style:font-size-asian="12pt" style:font-style-asian="italic" style:font-weight-asian="normal" style:font-size-complex="12pt" style:font-style-complex="italic" style:font-weight-complex="normal"/>
    </style:style>
    <style:style style:name="T1447" style:family="text">
      <style:text-properties fo:color="#ff3333" fo:font-size="12pt" fo:language="en" fo:country="US" fo:font-style="normal" fo:font-weight="normal" officeooo:rsid="01b2b130" fo:background-color="#99ffff" loext:char-shading-value="0" style:font-size-asian="12pt" style:font-style-asian="normal" style:font-weight-asian="normal" style:font-size-complex="12pt" style:font-style-complex="normal" style:font-weight-complex="normal"/>
    </style:style>
    <style:style style:name="T1448" style:family="text">
      <style:text-properties fo:color="#ff3333" fo:font-size="12pt" fo:language="en" fo:country="US" fo:font-style="normal" fo:font-weight="normal" officeooo:rsid="01b56703" fo:background-color="#99ffff" loext:char-shading-value="0" style:font-size-asian="12pt" style:font-style-asian="normal" style:font-weight-asian="normal" style:font-size-complex="12pt" style:font-style-complex="normal" style:font-weight-complex="normal"/>
    </style:style>
    <style:style style:name="T1449" style:family="text">
      <style:text-properties fo:color="#ff3333" fo:font-size="12pt" fo:language="en" fo:country="US" fo:font-style="normal" fo:font-weight="normal" officeooo:rsid="01b89693" fo:background-color="#99ffff" loext:char-shading-value="0" style:font-size-asian="12pt" style:font-style-asian="normal" style:font-weight-asian="normal" style:font-size-complex="12pt" style:font-style-complex="normal" style:font-weight-complex="normal"/>
    </style:style>
    <style:style style:name="T1450" style:family="text">
      <style:text-properties fo:color="#ff3333" fo:font-size="12pt" fo:language="en" fo:country="US" fo:font-style="normal" fo:font-weight="normal" officeooo:rsid="030254e8" fo:background-color="#99ffff" loext:char-shading-value="0" style:font-size-asian="12pt" style:font-style-asian="normal" style:font-weight-asian="normal" style:font-size-complex="12pt" style:font-style-complex="normal" style:font-weight-complex="normal"/>
    </style:style>
    <style:style style:name="T1451" style:family="text">
      <style:text-properties fo:color="#ff3333" fo:font-size="12pt" fo:language="en" fo:country="US" fo:font-style="normal" fo:font-weight="normal" officeooo:rsid="01bad7cc" fo:background-color="#99ffff" loext:char-shading-value="0" style:font-size-asian="12pt" style:font-style-asian="normal" style:font-weight-asian="normal" style:font-size-complex="12pt" style:font-style-complex="normal" style:font-weight-complex="normal"/>
    </style:style>
    <style:style style:name="T1452" style:family="text">
      <style:text-properties fo:color="#ff3333" fo:font-size="12pt" fo:language="en" fo:country="US" fo:font-style="normal" fo:font-weight="normal" officeooo:rsid="01ce317a" fo:background-color="#99ffff" loext:char-shading-value="0" style:font-size-asian="12pt" style:font-style-asian="normal" style:font-weight-asian="normal" style:font-size-complex="12pt" style:font-style-complex="normal" style:font-weight-complex="normal"/>
    </style:style>
    <style:style style:name="T1453" style:family="text">
      <style:text-properties fo:color="#ff3333" fo:font-size="12pt" fo:language="en" fo:country="US" fo:font-style="normal" fo:font-weight="normal" officeooo:rsid="0303bb12" fo:background-color="#99ffff" loext:char-shading-value="0" style:font-size-asian="12pt" style:font-style-asian="normal" style:font-weight-asian="normal" style:font-size-complex="12pt" style:font-style-complex="normal" style:font-weight-complex="normal"/>
    </style:style>
    <style:style style:name="T1454" style:family="text">
      <style:text-properties fo:color="#ff3333" fo:font-size="12pt" fo:language="en" fo:country="US" fo:font-style="normal" fo:font-weight="normal" officeooo:rsid="0304931e" fo:background-color="#99ffff" loext:char-shading-value="0" style:font-size-asian="12pt" style:font-style-asian="normal" style:font-weight-asian="normal" style:font-size-complex="12pt" style:font-style-complex="normal" style:font-weight-complex="normal"/>
    </style:style>
    <style:style style:name="T1455" style:family="text">
      <style:text-properties fo:color="#ff3333" fo:font-size="12pt" fo:language="en" fo:country="US" fo:font-style="normal" fo:font-weight="normal" officeooo:rsid="03073735" fo:background-color="#99ffff" loext:char-shading-value="0" style:font-size-asian="12pt" style:font-style-asian="normal" style:font-weight-asian="normal" style:font-size-complex="12pt" style:font-style-complex="normal" style:font-weight-complex="normal"/>
    </style:style>
    <style:style style:name="T1456" style:family="text">
      <style:text-properties fo:color="#ff3333" fo:font-size="12pt" fo:language="en" fo:country="US" fo:font-style="normal" fo:font-weight="normal" officeooo:rsid="01cfd0cb" fo:background-color="#99ffff" loext:char-shading-value="0" style:font-size-asian="12pt" style:font-style-asian="normal" style:font-weight-asian="normal" style:font-size-complex="12pt" style:font-style-complex="normal" style:font-weight-complex="normal"/>
    </style:style>
    <style:style style:name="T1457" style:family="text">
      <style:text-properties fo:color="#ff3333" fo:font-size="12pt" fo:language="en" fo:country="US" fo:font-style="normal" fo:font-weight="normal" officeooo:rsid="030b58e2" fo:background-color="#99ffff" loext:char-shading-value="0" style:font-size-asian="12pt" style:font-style-asian="normal" style:font-weight-asian="normal" style:font-size-complex="12pt" style:font-style-complex="normal" style:font-weight-complex="normal"/>
    </style:style>
    <style:style style:name="T1458" style:family="text">
      <style:text-properties fo:color="#ff3333" fo:font-size="12pt" fo:language="en" fo:country="US" fo:font-style="normal" fo:font-weight="normal" officeooo:rsid="030d2186" fo:background-color="#99ffff" loext:char-shading-value="0" style:font-size-asian="12pt" style:font-style-asian="normal" style:font-weight-asian="normal" style:font-size-complex="12pt" style:font-style-complex="normal" style:font-weight-complex="normal"/>
    </style:style>
    <style:style style:name="T1459" style:family="text">
      <style:text-properties fo:color="#ff3333" fo:font-size="12pt" fo:language="en" fo:country="US" fo:font-style="normal" fo:font-weight="normal" officeooo:rsid="01d5b1f2" fo:background-color="#99ffff" loext:char-shading-value="0" style:font-size-asian="12pt" style:font-style-asian="normal" style:font-weight-asian="normal" style:font-size-complex="12pt" style:font-style-complex="normal" style:font-weight-complex="normal"/>
    </style:style>
    <style:style style:name="T1460" style:family="text">
      <style:text-properties fo:color="#ff3333" fo:font-size="12pt" fo:language="en" fo:country="US" fo:font-style="normal" fo:font-weight="normal" officeooo:rsid="030ef67a" fo:background-color="#99ffff" loext:char-shading-value="0" style:font-size-asian="12pt" style:font-style-asian="normal" style:font-weight-asian="normal" style:font-size-complex="12pt" style:font-style-complex="normal" style:font-weight-complex="normal"/>
    </style:style>
    <style:style style:name="T1461" style:family="text">
      <style:text-properties fo:color="#ff3333" fo:font-size="12pt" fo:language="en" fo:country="US" fo:font-style="normal" fo:font-weight="normal" officeooo:rsid="030f9a30" fo:background-color="#99ffff" loext:char-shading-value="0" style:font-size-asian="12pt" style:font-style-asian="normal" style:font-weight-asian="normal" style:font-size-complex="12pt" style:font-style-complex="normal" style:font-weight-complex="normal"/>
    </style:style>
    <style:style style:name="T1462" style:family="text">
      <style:text-properties fo:color="#ff3333" fo:font-size="12pt" fo:language="en" fo:country="US" fo:font-style="normal" fo:font-weight="normal" officeooo:rsid="03102bd3" fo:background-color="#99ffff" loext:char-shading-value="0" style:font-size-asian="12pt" style:font-style-asian="normal" style:font-weight-asian="normal" style:font-size-complex="12pt" style:font-style-complex="normal" style:font-weight-complex="normal"/>
    </style:style>
    <style:style style:name="T1463" style:family="text">
      <style:text-properties fo:color="#ff3333" fo:font-size="12pt" fo:language="en" fo:country="US" fo:font-style="normal" fo:font-weight="normal" officeooo:rsid="031514f7" fo:background-color="#99ffff" loext:char-shading-value="0" style:font-size-asian="12pt" style:font-style-asian="normal" style:font-weight-asian="normal" style:font-size-complex="12pt" style:font-style-complex="normal" style:font-weight-complex="normal"/>
    </style:style>
    <style:style style:name="T1464" style:family="text">
      <style:text-properties fo:color="#ff3333" fo:font-size="12pt" fo:language="en" fo:country="US" fo:font-style="normal" fo:font-weight="normal" officeooo:rsid="01dc63bc" fo:background-color="#99ffff" loext:char-shading-value="0" style:font-size-asian="12pt" style:font-style-asian="normal" style:font-weight-asian="normal" style:font-size-complex="12pt" style:font-style-complex="normal" style:font-weight-complex="normal"/>
    </style:style>
    <style:style style:name="T1465" style:family="text">
      <style:text-properties fo:color="#ff3333" fo:font-size="12pt" fo:language="en" fo:country="US" fo:font-style="normal" fo:font-weight="normal" officeooo:rsid="0319f558" fo:background-color="#99ffff" loext:char-shading-value="0" style:font-size-asian="12pt" style:font-style-asian="normal" style:font-weight-asian="normal" style:font-size-complex="12pt" style:font-style-complex="normal" style:font-weight-complex="normal"/>
    </style:style>
    <style:style style:name="T1466" style:family="text">
      <style:text-properties fo:color="#ff3333" fo:font-size="12pt" fo:language="en" fo:country="US" fo:font-style="normal" fo:font-weight="normal" officeooo:rsid="01e06927" fo:background-color="#99ffff" loext:char-shading-value="0" style:font-size-asian="12pt" style:font-style-asian="normal" style:font-weight-asian="normal" style:font-size-complex="12pt" style:font-style-complex="normal" style:font-weight-complex="normal"/>
    </style:style>
    <style:style style:name="T1467" style:family="text">
      <style:text-properties fo:color="#ff3333" fo:font-size="12pt" fo:language="en" fo:country="US" fo:font-style="normal" fo:font-weight="normal" officeooo:rsid="031a0adb" fo:background-color="#99ffff" loext:char-shading-value="0" style:font-size-asian="12pt" style:font-style-asian="normal" style:font-weight-asian="normal" style:font-size-complex="12pt" style:font-style-complex="normal" style:font-weight-complex="normal"/>
    </style:style>
    <style:style style:name="T1468" style:family="text">
      <style:text-properties fo:color="#ff3333" fo:font-size="12pt" fo:language="en" fo:country="US" fo:font-style="normal" fo:font-weight="normal" officeooo:rsid="01e268db" fo:background-color="#99ffff" loext:char-shading-value="0" style:font-size-asian="12pt" style:font-style-asian="normal" style:font-weight-asian="normal" style:font-size-complex="12pt" style:font-style-complex="normal" style:font-weight-complex="normal"/>
    </style:style>
    <style:style style:name="T1469" style:family="text">
      <style:text-properties fo:color="#ff3333" fo:font-size="12pt" fo:language="en" fo:country="US" fo:font-style="normal" fo:font-weight="normal" officeooo:rsid="031c9d2c" fo:background-color="#99ffff" loext:char-shading-value="0" style:font-size-asian="12pt" style:font-style-asian="normal" style:font-weight-asian="normal" style:font-size-complex="12pt" style:font-style-complex="normal" style:font-weight-complex="normal"/>
    </style:style>
    <style:style style:name="T1470" style:family="text">
      <style:text-properties fo:color="#ff3333" fo:font-size="12pt" fo:language="en" fo:country="US" fo:font-style="normal" fo:font-weight="normal" officeooo:rsid="032094e5" fo:background-color="#99ffff" loext:char-shading-value="0" style:font-size-asian="12pt" style:font-style-asian="normal" style:font-weight-asian="normal" style:font-size-complex="12pt" style:font-style-complex="normal" style:font-weight-complex="normal"/>
    </style:style>
    <style:style style:name="T1471" style:family="text">
      <style:text-properties fo:color="#ff3333" fo:font-size="12pt" fo:language="en" fo:country="US" fo:font-style="normal" fo:font-weight="normal" officeooo:rsid="0321d4ed" fo:background-color="#99ffff" loext:char-shading-value="0" style:font-size-asian="12pt" style:font-style-asian="normal" style:font-weight-asian="normal" style:font-size-complex="12pt" style:font-style-complex="normal" style:font-weight-complex="normal"/>
    </style:style>
    <style:style style:name="T1472" style:family="text">
      <style:text-properties fo:color="#ff3333" fo:font-size="12pt" fo:language="en" fo:country="US" fo:font-style="normal" fo:font-weight="normal" officeooo:rsid="0327cb2f" fo:background-color="#99ffff" loext:char-shading-value="0" style:font-size-asian="12pt" style:font-style-asian="normal" style:font-weight-asian="normal" style:font-size-complex="12pt" style:font-style-complex="normal" style:font-weight-complex="normal"/>
    </style:style>
    <style:style style:name="T1473" style:family="text">
      <style:text-properties fo:color="#ff3333" fo:font-size="12pt" fo:language="en" fo:country="US" fo:font-style="normal" fo:font-weight="normal" officeooo:rsid="0328b4a1" fo:background-color="#99ffff" loext:char-shading-value="0" style:font-size-asian="12pt" style:font-style-asian="normal" style:font-weight-asian="normal" style:font-size-complex="12pt" style:font-style-complex="normal" style:font-weight-complex="normal"/>
    </style:style>
    <style:style style:name="T1474" style:family="text">
      <style:text-properties fo:color="#ff3333" fo:font-size="12pt" fo:language="en" fo:country="US" fo:font-style="normal" fo:font-weight="normal" officeooo:rsid="023d8440" fo:background-color="#99ffff" loext:char-shading-value="0" style:font-size-asian="12pt" style:font-style-asian="normal" style:font-weight-asian="normal" style:font-size-complex="12pt" style:font-style-complex="normal" style:font-weight-complex="normal"/>
    </style:style>
    <style:style style:name="T1475" style:family="text">
      <style:text-properties fo:color="#ff3333" fo:font-size="12pt" fo:language="en" fo:country="US" fo:font-style="normal" fo:font-weight="normal" officeooo:rsid="032a92a0" fo:background-color="#99ffff" loext:char-shading-value="0" style:font-size-asian="12pt" style:font-style-asian="normal" style:font-weight-asian="normal" style:font-size-complex="12pt" style:font-style-complex="normal" style:font-weight-complex="normal"/>
    </style:style>
    <style:style style:name="T1476" style:family="text">
      <style:text-properties fo:color="#ff3333" fo:font-size="12pt" fo:language="en" fo:country="US" fo:font-style="normal" fo:font-weight="normal" officeooo:rsid="031b4865" fo:background-color="#99ffff" loext:char-shading-value="0" style:font-size-asian="12pt" style:font-style-asian="normal" style:font-weight-asian="normal" style:font-size-complex="12pt" style:font-style-complex="normal" style:font-weight-complex="normal"/>
    </style:style>
    <style:style style:name="T1477" style:family="text">
      <style:text-properties fo:color="#ff3333" fo:font-size="12pt" fo:language="en" fo:country="US" fo:font-style="normal" fo:font-weight="normal" officeooo:rsid="032cefb1" fo:background-color="#99ffff" loext:char-shading-value="0" style:font-size-asian="12pt" style:font-style-asian="normal" style:font-weight-asian="normal" style:font-size-complex="12pt" style:font-style-complex="normal" style:font-weight-complex="normal"/>
    </style:style>
    <style:style style:name="T1478" style:family="text">
      <style:text-properties fo:color="#ff3333" fo:font-size="12pt" fo:language="en" fo:country="US" fo:font-style="normal" fo:font-weight="normal" officeooo:rsid="01439e91" fo:background-color="#99ffff" loext:char-shading-value="0" style:font-size-asian="12pt" style:font-style-asian="normal" style:font-weight-asian="normal" style:font-size-complex="12pt" style:font-style-complex="normal" style:font-weight-complex="normal"/>
    </style:style>
    <style:style style:name="T1479" style:family="text">
      <style:text-properties fo:color="#ff3333" fo:font-size="12pt" fo:language="en" fo:country="US" fo:font-style="normal" fo:font-weight="normal" officeooo:rsid="0371edcf" fo:background-color="#99ffff" loext:char-shading-value="0" style:font-size-asian="12pt" style:font-style-asian="normal" style:font-weight-asian="normal" style:font-size-complex="12pt" style:font-style-complex="normal" style:font-weight-complex="normal"/>
    </style:style>
    <style:style style:name="T1480" style:family="text">
      <style:text-properties fo:color="#ff3333" fo:font-size="12pt" fo:language="en" fo:country="US" fo:font-style="normal" fo:font-weight="normal" officeooo:rsid="037c4443" fo:background-color="#99ffff" loext:char-shading-value="0" style:font-size-asian="12pt" style:font-style-asian="normal" style:font-weight-asian="normal" style:font-size-complex="12pt" style:font-style-complex="normal" style:font-weight-complex="normal"/>
    </style:style>
    <style:style style:name="T1481" style:family="text">
      <style:text-properties fo:color="#ff3333" fo:font-size="12pt" fo:font-weight="normal" officeooo:rsid="02b04e9c" fo:background-color="#66ffff" loext:char-shading-value="0" style:font-size-asian="12pt" style:font-weight-asian="normal" style:font-size-complex="12pt" style:font-weight-complex="normal"/>
    </style:style>
    <style:style style:name="T1482" style:family="text">
      <style:text-properties fo:color="#ff3333" fo:font-size="12pt" fo:font-weight="normal" officeooo:rsid="012ed468" fo:background-color="#99ffff" loext:char-shading-value="0" style:font-size-asian="12pt" style:font-weight-asian="normal" style:font-size-complex="12pt" style:font-weight-complex="normal"/>
    </style:style>
    <style:style style:name="T1483" style:family="text">
      <style:text-properties fo:color="#ff3333" fo:font-size="12pt" fo:font-weight="normal" officeooo:rsid="01320f9e" fo:background-color="#99ffff" loext:char-shading-value="0" style:font-size-asian="12pt" style:font-weight-asian="normal" style:font-size-complex="12pt" style:font-weight-complex="normal"/>
    </style:style>
    <style:style style:name="T1484" style:family="text">
      <style:text-properties fo:color="#ff3333" fo:font-size="12pt" fo:font-weight="normal" officeooo:rsid="02c58203" fo:background-color="#99ffff" loext:char-shading-value="0" style:font-size-asian="12pt" style:font-weight-asian="normal" style:font-size-complex="12pt" style:font-weight-complex="normal"/>
    </style:style>
    <style:style style:name="T1485" style:family="text">
      <style:text-properties fo:color="#ff3333" fo:font-size="12pt" fo:font-weight="normal" officeooo:rsid="0133e749" fo:background-color="#99ffff" loext:char-shading-value="0" style:font-size-asian="12pt" style:font-weight-asian="normal" style:font-size-complex="12pt" style:font-weight-complex="normal"/>
    </style:style>
    <style:style style:name="T1486" style:family="text">
      <style:text-properties fo:color="#ff3333" fo:font-size="12pt" fo:font-weight="normal" officeooo:rsid="02c58dc3" fo:background-color="#99ffff" loext:char-shading-value="0" style:font-size-asian="12pt" style:font-weight-asian="normal" style:font-size-complex="12pt" style:font-weight-complex="normal"/>
    </style:style>
    <style:style style:name="T1487" style:family="text">
      <style:text-properties fo:color="#ff3333" fo:font-size="12pt" fo:font-weight="normal" officeooo:rsid="02c64cd8" fo:background-color="#99ffff" loext:char-shading-value="0" style:font-size-asian="12pt" style:font-weight-asian="normal" style:font-size-complex="12pt" style:font-weight-complex="normal"/>
    </style:style>
    <style:style style:name="T1488" style:family="text">
      <style:text-properties fo:color="#ff3333" fo:font-size="12pt" fo:font-weight="normal" officeooo:rsid="0134e2a9" fo:background-color="#99ffff" loext:char-shading-value="0" style:font-size-asian="12pt" style:font-weight-asian="normal" style:font-size-complex="12pt" style:font-weight-complex="normal"/>
    </style:style>
    <style:style style:name="T1489" style:family="text">
      <style:text-properties fo:color="#ff3333" fo:font-size="12pt" fo:font-weight="normal" officeooo:rsid="02c8a5bf" fo:background-color="#99ffff" loext:char-shading-value="0" style:font-size-asian="12pt" style:font-weight-asian="normal" style:font-size-complex="12pt" style:font-weight-complex="normal"/>
    </style:style>
    <style:style style:name="T1490" style:family="text">
      <style:text-properties fo:color="#ff3333" fo:font-size="12pt" fo:font-weight="normal" officeooo:rsid="0137c624" fo:background-color="#99ffff" loext:char-shading-value="0" style:font-size-asian="12pt" style:font-weight-asian="normal" style:font-size-complex="12pt" style:font-weight-complex="normal"/>
    </style:style>
    <style:style style:name="T1491" style:family="text">
      <style:text-properties fo:color="#ff3333" fo:font-size="12pt" fo:font-weight="normal" officeooo:rsid="013ce7c5" fo:background-color="#99ffff" loext:char-shading-value="0" style:font-size-asian="12pt" style:font-weight-asian="normal" style:font-size-complex="12pt" style:font-weight-complex="normal"/>
    </style:style>
    <style:style style:name="T1492" style:family="text">
      <style:text-properties fo:color="#ff3333" fo:font-size="12pt" fo:font-weight="normal" officeooo:rsid="02ca4df5" fo:background-color="#99ffff" loext:char-shading-value="0" style:font-size-asian="12pt" style:font-weight-asian="normal" style:font-size-complex="12pt" style:font-weight-complex="normal"/>
    </style:style>
    <style:style style:name="T1493" style:family="text">
      <style:text-properties fo:color="#ff3333" fo:font-size="12pt" fo:font-weight="normal" officeooo:rsid="02d04537" fo:background-color="#99ffff" loext:char-shading-value="0" style:font-size-asian="12pt" style:font-weight-asian="normal" style:font-size-complex="12pt" style:font-weight-complex="normal"/>
    </style:style>
    <style:style style:name="T1494" style:family="text">
      <style:text-properties fo:color="#ff3333" fo:font-size="12pt" fo:font-weight="normal" officeooo:rsid="034a30f6" fo:background-color="#99ffff" loext:char-shading-value="0" style:font-size-asian="12pt" style:font-weight-asian="normal" style:font-size-complex="12pt" style:font-weight-complex="normal"/>
    </style:style>
    <style:style style:name="T1495" style:family="text">
      <style:text-properties fo:color="#ff3333" fo:font-size="12pt" fo:font-weight="normal" officeooo:rsid="0139812c" fo:background-color="#99ffff" loext:char-shading-value="0" style:font-size-asian="12pt" style:font-weight-asian="normal" style:font-size-complex="12pt" style:font-weight-complex="normal"/>
    </style:style>
    <style:style style:name="T1496" style:family="text">
      <style:text-properties fo:color="#ff3333" fo:font-size="12pt" fo:font-style="italic" fo:font-weight="normal" officeooo:rsid="02c30be3" fo:background-color="#99ffff" loext:char-shading-value="0" style:font-size-asian="12pt" style:font-style-asian="italic" style:font-weight-asian="normal" style:font-size-complex="12pt" style:font-style-complex="italic" style:font-weight-complex="normal"/>
    </style:style>
    <style:style style:name="T1497" style:family="text">
      <style:text-properties fo:color="#ff3333" fo:font-size="12pt" fo:font-style="italic" fo:font-weight="normal" officeooo:rsid="012ed468" fo:background-color="#99ffff" loext:char-shading-value="0" style:font-size-asian="12pt" style:font-style-asian="italic" style:font-weight-asian="normal" style:font-size-complex="12pt" style:font-style-complex="italic" style:font-weight-complex="normal"/>
    </style:style>
    <style:style style:name="T1498" style:family="text">
      <style:text-properties fo:color="#ff3333" fo:font-size="12pt" fo:font-style="italic" fo:font-weight="normal" officeooo:rsid="02d04537" fo:background-color="#99ffff" loext:char-shading-value="0" style:font-size-asian="12pt" style:font-style-asian="italic" style:font-weight-asian="normal" style:font-size-complex="12pt" style:font-style-complex="italic" style:font-weight-complex="normal"/>
    </style:style>
    <style:style style:name="T1499" style:family="text">
      <style:text-properties fo:color="#ff3333" fo:font-size="12pt" fo:language="es" fo:country="ES" fo:font-weight="normal" officeooo:rsid="0130a5a0" fo:background-color="#66ffff" loext:char-shading-value="0" style:font-size-asian="12pt" style:font-weight-asian="normal" style:font-size-complex="12pt" style:font-weight-complex="normal"/>
    </style:style>
    <style:style style:name="T1500" style:family="text">
      <style:text-properties fo:color="#ff3333" fo:font-size="12pt" fo:language="es" fo:country="ES" fo:font-style="normal" fo:font-weight="normal" officeooo:rsid="01ad93dc" fo:background-color="#66ffff" loext:char-shading-value="0" style:font-size-asian="12pt" style:font-style-asian="normal" style:font-weight-asian="normal" style:font-size-complex="12pt" style:font-style-complex="normal" style:font-weight-complex="normal"/>
    </style:style>
    <style:style style:name="T1501" style:family="text">
      <style:text-properties fo:color="#ff3333" fo:font-size="12pt" fo:language="es" fo:country="ES" fo:font-style="normal" fo:font-weight="normal" officeooo:rsid="01b56703" fo:background-color="#66ffff" loext:char-shading-value="0" style:font-size-asian="12pt" style:font-style-asian="normal" style:font-weight-asian="normal" style:font-size-complex="12pt" style:font-style-complex="normal" style:font-weight-complex="normal"/>
    </style:style>
    <style:style style:name="T1502" style:family="text">
      <style:text-properties fo:color="#ff3333" fo:font-size="12pt" fo:language="es" fo:country="ES" fo:font-style="normal" fo:font-weight="normal" officeooo:rsid="01b89693" fo:background-color="#66ffff" loext:char-shading-value="0" style:font-size-asian="12pt" style:font-style-asian="normal" style:font-weight-asian="normal" style:font-size-complex="12pt" style:font-style-complex="normal" style:font-weight-complex="normal"/>
    </style:style>
    <style:style style:name="T1503" style:family="text">
      <style:text-properties fo:color="#ff3333" fo:font-size="12pt" fo:language="es" fo:country="ES" fo:font-style="normal" fo:font-weight="normal" officeooo:rsid="01b8cb78" fo:background-color="#66ffff" loext:char-shading-value="0" style:font-size-asian="12pt" style:font-style-asian="normal" style:font-weight-asian="normal" style:font-size-complex="12pt" style:font-style-complex="normal" style:font-weight-complex="normal"/>
    </style:style>
    <style:style style:name="T1504" style:family="text">
      <style:text-properties fo:color="#ff3333" fo:font-size="12pt" fo:language="es" fo:country="ES" fo:font-style="normal" fo:font-weight="normal" officeooo:rsid="030254e8" fo:background-color="#66ffff" loext:char-shading-value="0" style:font-size-asian="12pt" style:font-style-asian="normal" style:font-weight-asian="normal" style:font-size-complex="12pt" style:font-style-complex="normal" style:font-weight-complex="normal"/>
    </style:style>
    <style:style style:name="T1505" style:family="text">
      <style:text-properties fo:color="#ff3333" fo:font-size="12pt" fo:language="es" fo:country="ES" fo:font-style="normal" fo:font-weight="normal" officeooo:rsid="01ce317a" fo:background-color="#66ffff" loext:char-shading-value="0" style:font-size-asian="12pt" style:font-style-asian="normal" style:font-weight-asian="normal" style:font-size-complex="12pt" style:font-style-complex="normal" style:font-weight-complex="normal"/>
    </style:style>
    <style:style style:name="T1506" style:family="text">
      <style:text-properties fo:color="#ff3333" fo:font-size="12pt" fo:language="es" fo:country="ES" fo:font-style="normal" fo:font-weight="normal" officeooo:rsid="01df514a" fo:background-color="#66ffff" loext:char-shading-value="0" style:font-size-asian="12pt" style:font-style-asian="normal" style:font-weight-asian="normal" style:font-size-complex="12pt" style:font-style-complex="normal" style:font-weight-complex="normal"/>
    </style:style>
    <style:style style:name="T1507" style:family="text">
      <style:text-properties fo:color="#ff3333" fo:font-size="12pt" fo:language="es" fo:country="ES" fo:font-style="normal" fo:font-weight="normal" officeooo:rsid="030a56fe" fo:background-color="#66ffff" loext:char-shading-value="0" style:font-size-asian="12pt" style:font-style-asian="normal" style:font-weight-asian="normal" style:font-size-complex="12pt" style:font-style-complex="normal" style:font-weight-complex="normal"/>
    </style:style>
    <style:style style:name="T1508" style:family="text">
      <style:text-properties fo:color="#ff3333" fo:font-size="12pt" fo:language="es" fo:country="ES" fo:font-style="normal" fo:font-weight="normal" officeooo:rsid="01d0a1ae" fo:background-color="#66ffff" loext:char-shading-value="0" style:font-size-asian="12pt" style:font-style-asian="normal" style:font-weight-asian="normal" style:font-size-complex="12pt" style:font-style-complex="normal" style:font-weight-complex="normal"/>
    </style:style>
    <style:style style:name="T1509" style:family="text">
      <style:text-properties fo:color="#ff3333" fo:font-size="12pt" fo:language="es" fo:country="ES" fo:font-style="normal" fo:font-weight="normal" officeooo:rsid="01d5b1f2" fo:background-color="#66ffff" loext:char-shading-value="0" style:font-size-asian="12pt" style:font-style-asian="normal" style:font-weight-asian="normal" style:font-size-complex="12pt" style:font-style-complex="normal" style:font-weight-complex="normal"/>
    </style:style>
    <style:style style:name="T1510" style:family="text">
      <style:text-properties fo:color="#ff3333" fo:font-size="12pt" fo:language="es" fo:country="ES" fo:font-style="normal" fo:font-weight="normal" officeooo:rsid="01d77835" fo:background-color="#66ffff" loext:char-shading-value="0" style:font-size-asian="12pt" style:font-style-asian="normal" style:font-weight-asian="normal" style:font-size-complex="12pt" style:font-style-complex="normal" style:font-weight-complex="normal"/>
    </style:style>
    <style:style style:name="T1511" style:family="text">
      <style:text-properties fo:color="#ff3333" fo:font-size="12pt" fo:language="es" fo:country="ES" fo:font-style="normal" fo:font-weight="normal" officeooo:rsid="01dc63bc" fo:background-color="#66ffff" loext:char-shading-value="0" style:font-size-asian="12pt" style:font-style-asian="normal" style:font-weight-asian="normal" style:font-size-complex="12pt" style:font-style-complex="normal" style:font-weight-complex="normal"/>
    </style:style>
    <style:style style:name="T1512" style:family="text">
      <style:text-properties fo:color="#ff3333" fo:font-size="12pt" fo:language="es" fo:country="ES" fo:font-style="normal" fo:font-weight="normal" officeooo:rsid="01e06927" fo:background-color="#66ffff" loext:char-shading-value="0" style:font-size-asian="12pt" style:font-style-asian="normal" style:font-weight-asian="normal" style:font-size-complex="12pt" style:font-style-complex="normal" style:font-weight-complex="normal"/>
    </style:style>
    <style:style style:name="T1513" style:family="text">
      <style:text-properties fo:color="#ff3333" fo:font-size="12pt" fo:language="es" fo:country="ES" fo:font-style="normal" fo:font-weight="normal" officeooo:rsid="01e269b2" fo:background-color="#66ffff" loext:char-shading-value="0" style:font-size-asian="12pt" style:font-style-asian="normal" style:font-weight-asian="normal" style:font-size-complex="12pt" style:font-style-complex="normal" style:font-weight-complex="normal"/>
    </style:style>
    <style:style style:name="T1514" style:family="text">
      <style:text-properties fo:color="#ff3333" fo:font-size="12pt" fo:language="es" fo:country="ES" fo:font-style="normal" fo:font-weight="normal" officeooo:rsid="01e49b2c" fo:background-color="#66ffff" loext:char-shading-value="0" style:font-size-asian="12pt" style:font-style-asian="normal" style:font-weight-asian="normal" style:font-size-complex="12pt" style:font-style-complex="normal" style:font-weight-complex="normal"/>
    </style:style>
    <style:style style:name="T1515" style:family="text">
      <style:text-properties fo:color="#ff3333" fo:font-size="12pt" fo:language="es" fo:country="ES" fo:font-style="normal" fo:font-weight="normal" officeooo:rsid="01e91a4c" fo:background-color="#66ffff" loext:char-shading-value="0" style:font-size-asian="12pt" style:font-style-asian="normal" style:font-weight-asian="normal" style:font-size-complex="12pt" style:font-style-complex="normal" style:font-weight-complex="normal"/>
    </style:style>
    <style:style style:name="T1516" style:family="text">
      <style:text-properties fo:color="#ff3333" fo:font-size="12pt" fo:language="es" fo:country="ES" fo:font-style="normal" fo:font-weight="normal" officeooo:rsid="01f1644e" fo:background-color="#66ffff" loext:char-shading-value="0" style:font-size-asian="12pt" style:font-style-asian="normal" style:font-weight-asian="normal" style:font-size-complex="12pt" style:font-style-complex="normal" style:font-weight-complex="normal"/>
    </style:style>
    <style:style style:name="T1517" style:family="text">
      <style:text-properties fo:color="#ff3333" fo:font-size="12pt" fo:language="es" fo:country="ES" fo:font-style="normal" fo:font-weight="normal" officeooo:rsid="01f44203" fo:background-color="#66ffff" loext:char-shading-value="0" style:font-size-asian="12pt" style:font-style-asian="normal" style:font-weight-asian="normal" style:font-size-complex="12pt" style:font-style-complex="normal" style:font-weight-complex="normal"/>
    </style:style>
    <style:style style:name="T1518" style:family="text">
      <style:text-properties fo:color="#ff3333" fo:font-size="12pt" fo:language="es" fo:country="ES" fo:font-style="normal" fo:font-weight="normal" officeooo:rsid="023c6839" fo:background-color="#66ffff" loext:char-shading-value="0" style:font-size-asian="12pt" style:font-style-asian="normal" style:font-weight-asian="normal" style:font-size-complex="12pt" style:font-style-complex="normal" style:font-weight-complex="normal"/>
    </style:style>
    <style:style style:name="T1519" style:family="text">
      <style:text-properties fo:color="#ff3333" fo:font-size="12pt" fo:language="es" fo:country="ES" fo:font-style="normal" fo:font-weight="normal" officeooo:rsid="0242a910" fo:background-color="#66ffff" loext:char-shading-value="0" style:font-size-asian="12pt" style:font-style-asian="normal" style:font-weight-asian="normal" style:font-size-complex="12pt" style:font-style-complex="normal" style:font-weight-complex="normal"/>
    </style:style>
    <style:style style:name="T1520" style:family="text">
      <style:text-properties fo:color="#ff3333" fo:font-size="12pt" fo:language="es" fo:country="ES" fo:font-style="normal" fo:font-weight="normal" officeooo:rsid="031b4865" fo:background-color="#66ffff" loext:char-shading-value="0" style:font-size-asian="12pt" style:font-style-asian="normal" style:font-weight-asian="normal" style:font-size-complex="12pt" style:font-style-complex="normal" style:font-weight-complex="normal"/>
    </style:style>
    <style:style style:name="T1521" style:family="text">
      <style:text-properties fo:color="#ff3333" fo:font-size="12pt" fo:language="es" fo:country="ES" fo:font-style="italic" fo:font-weight="normal" officeooo:rsid="01ad93dc" fo:background-color="#66ffff" loext:char-shading-value="0" style:font-size-asian="12pt" style:font-style-asian="italic" style:font-weight-asian="normal" style:font-size-complex="12pt" style:font-style-complex="italic" style:font-weight-complex="normal"/>
    </style:style>
    <style:style style:name="T1522" style:family="text">
      <style:text-properties fo:color="#ff3333" fo:font-size="12pt" fo:language="es" fo:country="ES" fo:font-style="italic" fo:font-weight="normal" officeooo:rsid="01b56703" fo:background-color="#66ffff" loext:char-shading-value="0" style:font-size-asian="12pt" style:font-style-asian="italic" style:font-weight-asian="normal" style:font-size-complex="12pt" style:font-style-complex="italic" style:font-weight-complex="normal"/>
    </style:style>
    <style:style style:name="T1523" style:family="text">
      <style:text-properties fo:color="#ff3333" fo:font-size="12pt" fo:language="es" fo:country="ES" fo:font-style="italic" fo:font-weight="normal" officeooo:rsid="01b89693" fo:background-color="#66ffff" loext:char-shading-value="0" style:font-size-asian="12pt" style:font-style-asian="italic" style:font-weight-asian="normal" style:font-size-complex="12pt" style:font-style-complex="italic" style:font-weight-complex="normal"/>
    </style:style>
    <style:style style:name="T1524" style:family="text">
      <style:text-properties fo:color="#ff3333" fo:font-size="12pt" fo:language="es" fo:country="ES" fo:font-style="italic" fo:font-weight="normal" officeooo:rsid="01ce317a" fo:background-color="#66ffff" loext:char-shading-value="0" style:font-size-asian="12pt" style:font-style-asian="italic" style:font-weight-asian="normal" style:font-size-complex="12pt" style:font-style-complex="italic" style:font-weight-complex="normal"/>
    </style:style>
    <style:style style:name="T1525" style:family="text">
      <style:text-properties fo:color="#ff3333" fo:font-size="12pt" fo:language="es" fo:country="ES" fo:font-style="italic" fo:font-weight="normal" officeooo:rsid="01d5b1f2" fo:background-color="#66ffff" loext:char-shading-value="0" style:font-size-asian="12pt" style:font-style-asian="italic" style:font-weight-asian="normal" style:font-size-complex="12pt" style:font-style-complex="italic" style:font-weight-complex="normal"/>
    </style:style>
    <style:style style:name="T1526" style:family="text">
      <style:text-properties fo:color="#ff3333" fo:font-size="12pt" fo:language="es" fo:country="ES" fo:font-style="italic" fo:font-weight="normal" officeooo:rsid="01d77835" fo:background-color="#66ffff" loext:char-shading-value="0" style:font-size-asian="12pt" style:font-style-asian="italic" style:font-weight-asian="normal" style:font-size-complex="12pt" style:font-style-complex="italic" style:font-weight-complex="normal"/>
    </style:style>
    <style:style style:name="T1527" style:family="text">
      <style:text-properties fo:color="#ff3333" fo:font-size="12pt" fo:language="es" fo:country="ES" fo:font-style="italic" fo:font-weight="normal" officeooo:rsid="01dc63bc" fo:background-color="#66ffff" loext:char-shading-value="0" style:font-size-asian="12pt" style:font-style-asian="italic" style:font-weight-asian="normal" style:font-size-complex="12pt" style:font-style-complex="italic" style:font-weight-complex="normal"/>
    </style:style>
    <style:style style:name="T1528" style:family="text">
      <style:text-properties fo:color="#ff3333" fo:font-size="12pt" fo:language="es" fo:country="ES" fo:font-style="italic" fo:font-weight="normal" officeooo:rsid="01e269b2" fo:background-color="#66ffff" loext:char-shading-value="0" style:font-size-asian="12pt" style:font-style-asian="italic" style:font-weight-asian="normal" style:font-size-complex="12pt" style:font-style-complex="italic" style:font-weight-complex="normal"/>
    </style:style>
    <style:style style:name="T1529" style:family="text">
      <style:text-properties fo:color="#ff3333" fo:font-size="12pt" fo:language="es" fo:country="ES" fo:font-style="italic" fo:font-weight="normal" officeooo:rsid="01e49b2c" fo:background-color="#66ffff" loext:char-shading-value="0" style:font-size-asian="12pt" style:font-style-asian="italic" style:font-weight-asian="normal" style:font-size-complex="12pt" style:font-style-complex="italic" style:font-weight-complex="normal"/>
    </style:style>
    <style:style style:name="T1530" style:family="text">
      <style:text-properties fo:color="#ff3333" fo:font-size="12pt" fo:language="es" fo:country="ES" fo:font-style="italic" fo:font-weight="normal" officeooo:rsid="01f44203" fo:background-color="#66ffff" loext:char-shading-value="0" style:font-size-asian="12pt" style:font-style-asian="italic" style:font-weight-asian="normal" style:font-size-complex="12pt" style:font-style-complex="italic" style:font-weight-complex="normal"/>
    </style:style>
    <style:style style:name="T1531" style:family="text">
      <style:text-properties fo:color="#ff3333" fo:font-size="12pt" fo:language="es" fo:country="ES" fo:font-style="italic" fo:font-weight="normal" officeooo:rsid="023c6839" fo:background-color="#66ffff" loext:char-shading-value="0" style:font-size-asian="12pt" style:font-style-asian="italic" style:font-weight-asian="normal" style:font-size-complex="12pt" style:font-style-complex="italic" style:font-weight-complex="normal"/>
    </style:style>
    <style:style style:name="T1532" style:family="text">
      <style:text-properties fo:color="#ff3333" fo:font-size="12pt" fo:language="es" fo:country="ES" fo:font-style="italic" fo:font-weight="normal" officeooo:rsid="031b4865" fo:background-color="#66ffff" loext:char-shading-value="0" style:font-size-asian="12pt" style:font-style-asian="italic" style:font-weight-asian="normal" style:font-size-complex="12pt" style:font-style-complex="italic" style:font-weight-complex="normal"/>
    </style:style>
    <style:style style:name="T1533" style:family="text">
      <style:text-properties fo:color="#ff3333" fo:font-size="12pt" fo:language="es" fo:country="ES" fo:font-style="italic" fo:font-weight="normal" officeooo:rsid="01e06927" fo:background-color="#66ffff" loext:char-shading-value="0" style:font-size-asian="12pt" style:font-style-asian="italic" style:font-weight-asian="normal" style:font-size-complex="12pt" style:font-style-complex="italic" style:font-weight-complex="normal"/>
    </style:style>
    <style:style style:name="T1534" style:family="text">
      <style:text-properties fo:color="#ff3333" fo:font-size="12pt" fo:language="fr" fo:country="FR" fo:font-style="italic" fo:font-weight="normal" officeooo:rsid="02ebb959" fo:background-color="#99ffff" loext:char-shading-value="0" style:font-size-asian="12pt" style:font-style-asian="italic" style:font-weight-asian="normal" style:font-size-complex="12pt" style:font-style-complex="italic" style:font-weight-complex="normal"/>
    </style:style>
    <style:style style:name="T1535" style:family="text">
      <style:text-properties fo:color="#ff3333" fo:font-size="12pt" fo:language="fr" fo:country="FR" fo:font-style="italic" fo:font-weight="normal" officeooo:rsid="030d2186" fo:background-color="#99ffff" loext:char-shading-value="0" style:font-size-asian="12pt" style:font-style-asian="italic" style:font-weight-asian="normal" style:font-size-complex="12pt" style:font-style-complex="italic" style:font-weight-complex="normal"/>
    </style:style>
    <style:style style:name="T1536" style:family="text">
      <style:text-properties fo:color="#ff3333" fo:font-size="12pt" fo:language="fr" fo:country="FR" fo:font-style="italic" fo:font-weight="normal" officeooo:rsid="03199bd6" fo:background-color="#99ffff" loext:char-shading-value="0" style:font-size-asian="12pt" style:font-style-asian="italic" style:font-weight-asian="normal" style:font-size-complex="12pt" style:font-style-complex="italic" style:font-weight-complex="normal"/>
    </style:style>
    <style:style style:name="T1537" style:family="text">
      <style:text-properties fo:color="#ff3333" fo:font-size="12pt" fo:language="fr" fo:country="FR" fo:font-style="normal" fo:font-weight="normal" officeooo:rsid="030149fd" fo:background-color="#99ffff" loext:char-shading-value="0" style:font-size-asian="12pt" style:font-style-asian="normal" style:font-weight-asian="normal" style:font-size-complex="12pt" style:font-style-complex="normal" style:font-weight-complex="normal"/>
    </style:style>
    <style:style style:name="T1538" style:family="text">
      <style:text-properties fo:color="#ff3333" fo:font-size="12pt" fo:language="fr" fo:country="FR" fo:font-style="normal" fo:font-weight="normal" officeooo:rsid="030d2186" fo:background-color="#99ffff" loext:char-shading-value="0" style:font-size-asian="12pt" style:font-style-asian="normal" style:font-weight-asian="normal" style:font-size-complex="12pt" style:font-style-complex="normal" style:font-weight-complex="normal"/>
    </style:style>
    <style:style style:name="T1539" style:family="text">
      <style:text-properties fo:color="#ff3333" fo:font-size="12pt" fo:language="fr" fo:country="FR" fo:font-style="normal" fo:font-weight="normal" officeooo:rsid="01d5b1f2" fo:background-color="#99ffff" loext:char-shading-value="0" style:font-size-asian="12pt" style:font-style-asian="normal" style:font-weight-asian="normal" style:font-size-complex="12pt" style:font-style-complex="normal" style:font-weight-complex="normal"/>
    </style:style>
    <style:style style:name="T1540" style:family="text">
      <style:text-properties fo:color="#ff3333" fo:font-size="12pt" fo:language="fr" fo:country="FR" fo:font-style="normal" fo:font-weight="normal" officeooo:rsid="03144629" fo:background-color="#99ffff" loext:char-shading-value="0" style:font-size-asian="12pt" style:font-style-asian="normal" style:font-weight-asian="normal" style:font-size-complex="12pt" style:font-style-complex="normal" style:font-weight-complex="normal"/>
    </style:style>
    <style:style style:name="T1541" style:family="text">
      <style:text-properties fo:color="#ff3333" fo:font-size="12pt" fo:language="fr" fo:country="FR" fo:font-style="normal" fo:font-weight="normal" officeooo:rsid="036acbf9" fo:background-color="#99ffff" loext:char-shading-value="0" style:font-size-asian="12pt" style:font-style-asian="normal" style:font-weight-asian="normal" style:font-size-complex="12pt" style:font-style-complex="normal" style:font-weight-complex="normal"/>
    </style:style>
    <style:style style:name="T1542" style:family="text">
      <style:text-properties fo:color="#ff3333" fo:font-size="12pt" fo:language="de" fo:country="DE" fo:font-style="normal" fo:font-weight="normal" officeooo:rsid="01a9a4b4" fo:background-color="#99ffff" loext:char-shading-value="0" style:font-size-asian="12pt" style:font-style-asian="normal" style:font-weight-asian="normal" style:font-size-complex="12pt" style:font-style-complex="normal" style:font-weight-complex="normal"/>
    </style:style>
    <style:style style:name="T1543" style:family="text">
      <style:text-properties fo:color="#ff3333" fo:font-size="12pt" fo:language="de" fo:country="DE" fo:font-style="normal" fo:font-weight="normal" officeooo:rsid="01b2b130" fo:background-color="#99ffff" loext:char-shading-value="0" style:font-size-asian="12pt" style:font-style-asian="normal" style:font-weight-asian="normal" style:font-size-complex="12pt" style:font-style-complex="normal" style:font-weight-complex="normal"/>
    </style:style>
    <style:style style:name="T1544" style:family="text">
      <style:text-properties fo:color="#ff3333" fo:font-size="12pt" fo:language="de" fo:country="DE" fo:font-style="italic" fo:font-weight="normal" officeooo:rsid="01b2b130" fo:background-color="#99ffff" loext:char-shading-value="0" style:font-size-asian="12pt" style:font-style-asian="italic" style:font-weight-asian="normal" style:font-size-complex="12pt" style:font-style-complex="italic" style:font-weight-complex="normal"/>
    </style:style>
    <style:style style:name="T1545" style:family="text">
      <style:text-properties fo:color="#ff3333" fo:language="fr" fo:country="FR" fo:font-weight="normal" officeooo:rsid="02d71ae3" fo:background-color="#66ffff" loext:char-shading-value="0" style:font-weight-asian="normal" style:font-weight-complex="normal"/>
    </style:style>
    <style:style style:name="T1546" style:family="text">
      <style:text-properties fo:color="#ff3333" officeooo:rsid="00aa553e" fo:background-color="#99ffff" loext:char-shading-value="0"/>
    </style:style>
    <style:style style:name="T1547" style:family="text">
      <style:text-properties fo:color="#ff3333" officeooo:rsid="033735b1"/>
    </style:style>
    <style:style style:name="T1548" style:family="text">
      <style:text-properties officeooo:rsid="01918b6c"/>
    </style:style>
    <style:style style:name="T1549" style:family="text">
      <style:text-properties fo:background-color="#cc9900" loext:char-shading-value="0"/>
    </style:style>
    <style:style style:name="T1550" style:family="text">
      <style:text-properties fo:color="#880000" style:font-name="Arial1" fo:font-size="12pt" fo:font-weight="bold"/>
    </style:style>
    <style:style style:name="T1551" style:family="text">
      <style:text-properties fo:color="#880000" style:font-name="Arial1" fo:font-size="12pt" fo:font-weight="bold" fo:background-color="#cc9900" loext:char-shading-value="0"/>
    </style:style>
    <style:style style:name="T1552" style:family="text">
      <style:text-properties fo:color="#880000" style:font-name="Arial1" fo:font-size="12pt" fo:background-color="#cc9900" loext:char-shading-value="0"/>
    </style:style>
    <style:style style:name="T1553" style:family="text">
      <style:text-properties style:font-name="Arial1" fo:font-size="12pt"/>
    </style:style>
    <style:style style:name="T1554" style:family="text">
      <style:text-properties style:font-name="Arial1" fo:font-size="12pt" fo:font-weight="bold"/>
    </style:style>
    <style:style style:name="T1555" style:family="text">
      <style:text-properties style:font-name="Arial1" fo:font-size="12pt" fo:font-weight="bold" fo:background-color="#cc9900" loext:char-shading-value="0" style:font-weight-asian="bold" style:font-weight-complex="bold"/>
    </style:style>
    <style:style style:name="T1556" style:family="text">
      <style:text-properties style:font-name="Arial1" fo:font-size="12pt" fo:background-color="#cc9900" loext:char-shading-value="0"/>
    </style:style>
    <style:style style:name="T1557" style:family="text">
      <style:text-properties style:font-name="Arial1" fo:font-size="12pt" fo:background-color="#ff9999" loext:char-shading-value="0"/>
    </style:style>
    <style:style style:name="T1558" style:family="text">
      <style:text-properties fo:color="#229955"/>
    </style:style>
    <style:style style:name="T1559" style:family="text">
      <style:text-properties fo:color="#229955" style:font-name="Arial1" fo:font-size="12pt"/>
    </style:style>
    <style:style style:name="T1560" style:family="text">
      <style:text-properties fo:color="#229955" style:font-name="Arial1" fo:font-size="12pt" fo:language="es" fo:country="AR"/>
    </style:style>
    <style:style style:name="T1561" style:family="text">
      <style:text-properties fo:color="#229955" style:font-name="Arial1" fo:font-size="12pt" fo:language="es" fo:country="AR" fo:font-weight="normal"/>
    </style:style>
    <style:style style:name="T1562" style:family="text">
      <style:text-properties fo:color="#229955" style:font-name="Arial1" fo:font-size="12pt" fo:language="es" fo:country="AR" fo:font-weight="normal" fo:background-color="#cc9900" loext:char-shading-value="0"/>
    </style:style>
    <style:style style:name="T1563" style:family="text">
      <style:text-properties fo:color="#229955" style:font-name="Arial1" fo:font-size="12pt" fo:language="es" fo:country="AR" fo:background-color="#cc9900" loext:char-shading-value="0"/>
    </style:style>
    <style:style style:name="T1564" style:family="text">
      <style:text-properties fo:color="#229955" style:font-name="Arial1" fo:font-size="12pt" fo:language="es" fo:country="AR" fo:background-color="#ff9999" loext:char-shading-value="0"/>
    </style:style>
    <style:style style:name="T1565" style:family="text">
      <style:text-properties fo:color="#229955" style:font-name="Arial1" fo:font-size="12pt" fo:font-weight="normal"/>
    </style:style>
    <style:style style:name="T1566" style:family="text">
      <style:text-properties fo:color="#229955" style:font-name="Arial1" fo:font-size="12pt" fo:background-color="#cc9900" loext:char-shading-value="0"/>
    </style:style>
    <style:style style:name="T1567" style:family="text">
      <style:text-properties fo:color="#229955" style:font-name="Arial1" fo:font-size="12pt" fo:background-color="#ff9999" loext:char-shading-value="0"/>
    </style:style>
    <style:style style:name="T1568" style:family="text">
      <style:text-properties fo:color="#229955" style:font-name="arial" fo:font-size="12pt"/>
    </style:style>
    <style:style style:name="T1569" style:family="text">
      <style:text-properties fo:color="#000000" fo:font-style="italic"/>
    </style:style>
    <style:style style:name="T1570" style:family="text">
      <style:text-properties fo:color="#6699cc" style:font-name="arial1" fo:font-size="12pt" fo:font-style="italic"/>
    </style:style>
    <style:style style:name="T1571" style:family="text">
      <style:text-properties fo:color="#6699cc" style:font-name="arial1" fo:font-size="12pt" fo:font-style="italic" fo:font-weight="bold"/>
    </style:style>
    <style:style style:name="T1572" style:family="text">
      <style:text-properties fo:color="#6699cc" style:font-name="arial1" fo:font-size="12pt" fo:font-style="italic" fo:font-weight="bold" fo:background-color="#cc9900" loext:char-shading-value="0"/>
    </style:style>
    <style:style style:name="T1573" style:family="text">
      <style:text-properties fo:color="#6699cc" style:font-name="arial1" fo:font-size="12pt" fo:font-style="italic" fo:font-weight="bold" fo:background-color="#ff9999" loext:char-shading-value="0"/>
    </style:style>
    <style:style style:name="T1574" style:family="text">
      <style:text-properties fo:color="#6699cc" style:font-name="arial1" fo:font-size="12pt" fo:font-style="italic" fo:background-color="#cc9900" loext:char-shading-value="0"/>
    </style:style>
    <style:style style:name="T1575" style:family="text">
      <style:text-properties fo:color="#6699cc" style:font-name="Arial1" fo:font-size="12pt" fo:font-style="italic"/>
    </style:style>
    <style:style style:name="T1576" style:family="text">
      <style:text-properties fo:color="#6699cc" style:font-name="Arial1" fo:font-size="12pt" fo:font-style="italic" fo:font-weight="bold"/>
    </style:style>
    <style:style style:name="T1577" style:family="text">
      <style:text-properties fo:color="#6699cc" style:font-name="Arial1" fo:font-size="12pt" fo:font-style="italic" fo:font-weight="bold" fo:background-color="#cc9900" loext:char-shading-value="0"/>
    </style:style>
    <style:style style:name="T1578" style:family="text">
      <style:text-properties fo:color="#6699cc" style:font-name="Arial1" fo:font-size="12pt" fo:font-style="italic" fo:font-weight="bold" fo:background-color="#ff9999" loext:char-shading-value="0"/>
    </style:style>
    <style:style style:name="T1579" style:family="text">
      <style:text-properties fo:color="#6699cc" style:font-name="Arial1" fo:font-size="12pt" fo:font-style="italic" fo:background-color="#cc9900" loext:char-shading-value="0"/>
    </style:style>
    <style:style style:name="T1580" style:family="text">
      <style:text-properties fo:color="#009933" style:font-name="Arial1" fo:font-size="12pt"/>
    </style:style>
    <style:style style:name="T1581" style:family="text">
      <style:text-properties fo:color="#009933" style:font-name="Arial1" fo:font-size="12pt" fo:language="es" fo:country="AR"/>
    </style:style>
    <style:style style:name="T1582" style:family="text">
      <style:text-properties fo:color="#009933" style:font-name="Arial1" fo:font-size="12pt" fo:language="es" fo:country="AR" fo:background-color="#cc9900" loext:char-shading-value="0"/>
    </style:style>
    <style:style style:name="T1583" style:family="text">
      <style:text-properties fo:color="#009933" style:font-name="Arial1" fo:font-size="12pt" fo:language="es" fo:country="AR" fo:background-color="#ff9999" loext:char-shading-value="0"/>
    </style:style>
    <style:style style:name="T1584" style:family="text">
      <style:text-properties fo:color="#009933" style:font-name="Arial1" fo:font-size="12pt" fo:background-color="#cc9900" loext:char-shading-value="0"/>
    </style:style>
    <style:style style:name="T1585" style:family="text">
      <style:text-properties fo:color="#009933" style:font-name="Arial1" fo:font-size="12pt" fo:background-color="#ff9999" loext:char-shading-value="0"/>
    </style:style>
    <style:style style:name="T1586" style:family="text">
      <style:text-properties fo:color="#009933" style:font-name="arial" fo:font-size="12pt"/>
    </style:style>
    <style:style style:name="T1587" style:family="text">
      <style:text-properties fo:color="#0000ee" fo:background-color="transparent" loext:char-shading-value="0"/>
    </style:style>
    <style:style style:name="T1588" style:family="text">
      <style:text-properties style:font-name="Arial"/>
    </style:style>
    <style:style style:name="T1589" style:family="text">
      <style:text-properties style:font-name="Arial" fo:font-style="italic"/>
    </style:style>
    <style:style style:name="T1590" style:family="text">
      <style:text-properties fo:color="#009999" fo:font-style="italic"/>
    </style:style>
    <style:style style:name="T1591" style:family="text">
      <style:text-properties fo:color="#ff0000"/>
    </style:style>
    <style:style style:name="T1592" style:family="text">
      <style:text-properties fo:color="#ff0000" fo:font-style="italic"/>
    </style:style>
    <style:style style:name="T1593" style:family="text">
      <style:text-properties fo:color="#ff0000" fo:font-style="italic" officeooo:rsid="01a1b011"/>
    </style:style>
    <style:style style:name="T1594" style:family="text">
      <style:text-properties fo:color="#ff0000" style:font-name="Arial" fo:font-weight="bold"/>
    </style:style>
    <style:style style:name="T1595" style:family="text">
      <style:text-properties fo:color="#000099"/>
    </style:style>
    <style:style style:name="T1596" style:family="text">
      <style:text-properties fo:color="#000099" fo:font-style="italic"/>
    </style:style>
    <style:style style:name="T1597" style:family="text">
      <style:text-properties fo:color="#000099" style:font-name="Arial" fo:font-weight="bold"/>
    </style:style>
    <style:style style:name="T1598" style:family="text">
      <style:text-properties fo:color="#000099" fo:font-weight="bold"/>
    </style:style>
    <style:style style:name="T1599" style:family="text">
      <style:text-properties fo:color="#009900"/>
    </style:style>
    <style:style style:name="T1600" style:family="text">
      <style:text-properties fo:color="#009900" style:font-name="Arial" fo:font-weight="bold"/>
    </style:style>
    <style:style style:name="T1601" style:family="text">
      <style:text-properties fo:color="#009900" fo:language="en" fo:country="US"/>
    </style:style>
    <style:style style:name="T1602" style:family="text">
      <style:text-properties officeooo:rsid="01a1b011"/>
    </style:style>
    <style:style style:name="T1603" style:family="text">
      <style:text-properties officeooo:rsid="01bdd30c"/>
    </style:style>
    <style:style style:name="T1604" style:family="text">
      <style:text-properties officeooo:rsid="01bfa666"/>
    </style:style>
    <style:style style:name="T1605" style:family="text">
      <style:text-properties officeooo:rsid="01c171ed"/>
    </style:style>
    <style:style style:name="T1606" style:family="text">
      <style:text-properties officeooo:rsid="01c452f2"/>
    </style:style>
    <style:style style:name="T1607" style:family="text">
      <style:text-properties officeooo:rsid="01c6c011"/>
    </style:style>
    <style:style style:name="T1608" style:family="text">
      <style:text-properties officeooo:rsid="01c8d22a"/>
    </style:style>
    <style:style style:name="T1609" style:family="text">
      <style:text-properties officeooo:rsid="01c97cfe"/>
    </style:style>
    <style:style style:name="T1610" style:family="text">
      <style:text-properties fo:color="#6666ff"/>
    </style:style>
    <style:style style:name="T1611" style:family="text">
      <style:text-properties fo:color="#6666ff" fo:language="en" fo:country="US"/>
    </style:style>
    <style:style style:name="T1612" style:family="text">
      <style:text-properties officeooo:rsid="01ccce52"/>
    </style:style>
    <style:style style:name="T1613" style:family="text">
      <style:text-properties fo:language="fr" fo:country="FR"/>
    </style:style>
    <style:style style:name="T1614" style:family="text">
      <style:text-properties fo:language="fr" fo:country="FR" officeooo:rsid="020bc540"/>
    </style:style>
    <style:style style:name="T1615" style:family="text">
      <style:text-properties fo:language="fr" fo:country="FR" fo:font-weight="normal" officeooo:rsid="02d71ae3" fo:background-color="#66ffff" loext:char-shading-value="0" style:font-weight-asian="normal" style:font-weight-complex="normal"/>
    </style:style>
    <style:style style:name="T1616" style:family="text">
      <style:text-properties officeooo:rsid="01d87e39"/>
    </style:style>
    <style:style style:name="T1617" style:family="text">
      <style:text-properties officeooo:rsid="01d8f62b"/>
    </style:style>
    <style:style style:name="T1618" style:family="text">
      <style:text-properties officeooo:rsid="01daa6af"/>
    </style:style>
    <style:style style:name="T1619" style:family="text">
      <style:text-properties officeooo:rsid="01dde73c"/>
    </style:style>
    <style:style style:name="T1620" style:family="text">
      <style:text-properties officeooo:rsid="01e06927"/>
    </style:style>
    <style:style style:name="T1621" style:family="text">
      <style:text-properties officeooo:rsid="01e67cab"/>
    </style:style>
    <style:style style:name="T1622" style:family="text">
      <style:text-properties officeooo:rsid="01ea32da"/>
    </style:style>
    <style:style style:name="T1623" style:family="text">
      <style:text-properties officeooo:rsid="01ed0ace"/>
    </style:style>
    <style:style style:name="T1624" style:family="text">
      <style:text-properties officeooo:rsid="01edd253"/>
    </style:style>
    <style:style style:name="T1625" style:family="text">
      <style:text-properties officeooo:rsid="01efd0a6"/>
    </style:style>
    <style:style style:name="T1626" style:family="text">
      <style:text-properties officeooo:rsid="01f746af"/>
    </style:style>
    <style:style style:name="T1627" style:family="text">
      <style:text-properties officeooo:rsid="01f937b0"/>
    </style:style>
    <style:style style:name="T1628" style:family="text">
      <style:text-properties officeooo:rsid="01fb333e"/>
    </style:style>
    <style:style style:name="T1629" style:family="text">
      <style:text-properties officeooo:rsid="01fbe5fe"/>
    </style:style>
    <style:style style:name="T1630" style:family="text">
      <style:text-properties officeooo:rsid="01fd243e"/>
    </style:style>
    <style:style style:name="T1631" style:family="text">
      <style:text-properties officeooo:rsid="01fe757c"/>
    </style:style>
    <style:style style:name="T1632" style:family="text">
      <style:text-properties officeooo:rsid="01fe7d8b"/>
    </style:style>
    <style:style style:name="T1633" style:family="text">
      <style:text-properties officeooo:rsid="01ffada3"/>
    </style:style>
    <style:style style:name="T1634" style:family="text">
      <style:text-properties officeooo:rsid="02001ad7"/>
    </style:style>
    <style:style style:name="T1635" style:family="text">
      <style:text-properties officeooo:rsid="0200a234"/>
    </style:style>
    <style:style style:name="T1636" style:family="text">
      <style:text-properties officeooo:rsid="0201ffa8"/>
    </style:style>
    <style:style style:name="T1637" style:family="text">
      <style:text-properties officeooo:rsid="02039d54"/>
    </style:style>
    <style:style style:name="T1638" style:family="text">
      <style:text-properties officeooo:rsid="0204537a"/>
    </style:style>
    <style:style style:name="T1639" style:family="text">
      <style:text-properties officeooo:rsid="02053aaf"/>
    </style:style>
    <style:style style:name="T1640" style:family="text">
      <style:text-properties officeooo:rsid="02058c7c"/>
    </style:style>
    <style:style style:name="T1641" style:family="text">
      <style:text-properties officeooo:rsid="0205bcc1"/>
    </style:style>
    <style:style style:name="T1642" style:family="text">
      <style:text-properties officeooo:rsid="02062283"/>
    </style:style>
    <style:style style:name="T1643" style:family="text">
      <style:text-properties officeooo:rsid="020686f2"/>
    </style:style>
    <style:style style:name="T1644" style:family="text">
      <style:text-properties officeooo:rsid="020843df"/>
    </style:style>
    <style:style style:name="T1645" style:family="text">
      <style:text-properties officeooo:rsid="02098153"/>
    </style:style>
    <style:style style:name="T1646" style:family="text">
      <style:text-properties officeooo:rsid="020afdee"/>
    </style:style>
    <style:style style:name="T1647" style:family="text">
      <style:text-properties officeooo:rsid="020b5b18"/>
    </style:style>
    <style:style style:name="T1648" style:family="text">
      <style:text-properties officeooo:rsid="020b932e"/>
    </style:style>
    <style:style style:name="T1649" style:family="text">
      <style:text-properties officeooo:rsid="020bc540"/>
    </style:style>
    <style:style style:name="T1650" style:family="text">
      <style:text-properties officeooo:rsid="020c65bf"/>
    </style:style>
    <style:style style:name="T1651" style:family="text">
      <style:text-properties officeooo:rsid="020e3647"/>
    </style:style>
    <style:style style:name="T1652" style:family="text">
      <style:text-properties officeooo:rsid="020f5f99"/>
    </style:style>
    <style:style style:name="T1653" style:family="text">
      <style:text-properties officeooo:rsid="02109345"/>
    </style:style>
    <style:style style:name="T1654" style:family="text">
      <style:text-properties officeooo:rsid="02113d53"/>
    </style:style>
    <style:style style:name="T1655" style:family="text">
      <style:text-properties officeooo:rsid="02123abb"/>
    </style:style>
    <style:style style:name="T1656" style:family="text">
      <style:text-properties officeooo:rsid="0213b84c"/>
    </style:style>
    <style:style style:name="T1657" style:family="text">
      <style:text-properties officeooo:rsid="02178bdd"/>
    </style:style>
    <style:style style:name="T1658" style:family="text">
      <style:text-properties officeooo:rsid="0218f63d"/>
    </style:style>
    <style:style style:name="T1659" style:family="text">
      <style:text-properties officeooo:rsid="021abd80"/>
    </style:style>
    <style:style style:name="T1660" style:family="text">
      <style:text-properties officeooo:rsid="021b2094"/>
    </style:style>
    <style:style style:name="T1661" style:family="text">
      <style:text-properties officeooo:rsid="021b6367"/>
    </style:style>
    <style:style style:name="T1662" style:family="text">
      <style:text-properties officeooo:rsid="021d60e5"/>
    </style:style>
    <style:style style:name="T1663" style:family="text">
      <style:text-properties fo:color="#ff6600" officeooo:rsid="01d87e39"/>
    </style:style>
    <style:style style:name="T1664" style:family="text">
      <style:text-properties fo:color="#ff6600" officeooo:rsid="02237633"/>
    </style:style>
    <style:style style:name="T1665" style:family="text">
      <style:text-properties officeooo:rsid="02219f1b"/>
    </style:style>
    <style:style style:name="T1666" style:family="text">
      <style:text-properties officeooo:rsid="02237633"/>
    </style:style>
    <style:style style:name="T1667" style:family="text">
      <style:text-properties officeooo:rsid="02299479"/>
    </style:style>
    <style:style style:name="T1668" style:family="text">
      <style:text-properties officeooo:rsid="022a006f"/>
    </style:style>
    <style:style style:name="T1669" style:family="text">
      <style:text-properties officeooo:rsid="022b16af"/>
    </style:style>
    <style:style style:name="T1670" style:family="text">
      <style:text-properties officeooo:rsid="022b7bdf"/>
    </style:style>
    <style:style style:name="T1671" style:family="text">
      <style:text-properties officeooo:rsid="022d3feb"/>
    </style:style>
    <style:style style:name="T1672" style:family="text">
      <style:text-properties officeooo:rsid="022e95d2"/>
    </style:style>
    <style:style style:name="T1673" style:family="text">
      <style:text-properties officeooo:rsid="022e9b90"/>
    </style:style>
    <style:style style:name="T1674" style:family="text">
      <style:text-properties officeooo:rsid="022eeab6"/>
    </style:style>
    <style:style style:name="T1675" style:family="text">
      <style:text-properties officeooo:rsid="022eeb87"/>
    </style:style>
    <style:style style:name="T1676" style:family="text">
      <style:text-properties officeooo:rsid="0230e551"/>
    </style:style>
    <style:style style:name="T1677" style:family="text">
      <style:text-properties officeooo:rsid="02312f95"/>
    </style:style>
    <style:style style:name="T1678" style:family="text">
      <style:text-properties officeooo:rsid="02327c25"/>
    </style:style>
    <style:style style:name="T1679" style:family="text">
      <style:text-properties officeooo:rsid="0233bcc8"/>
    </style:style>
    <style:style style:name="T1680" style:family="text">
      <style:text-properties officeooo:rsid="0234be18"/>
    </style:style>
    <style:style style:name="T1681" style:family="text">
      <style:text-properties officeooo:rsid="0235ad0a"/>
    </style:style>
    <style:style style:name="T1682" style:family="text">
      <style:text-properties officeooo:rsid="02360900"/>
    </style:style>
    <style:style style:name="T1683" style:family="text">
      <style:text-properties officeooo:rsid="02377048"/>
    </style:style>
    <style:style style:name="T1684" style:family="text">
      <style:text-properties officeooo:rsid="0238c9c9"/>
    </style:style>
    <style:style style:name="T1685" style:family="text">
      <style:text-properties officeooo:rsid="02391ed5"/>
    </style:style>
    <style:style style:name="T1686" style:family="text">
      <style:text-properties officeooo:rsid="023a1862"/>
    </style:style>
    <style:style style:name="T1687" style:family="text">
      <style:text-properties officeooo:rsid="023abe32"/>
    </style:style>
    <style:style style:name="T1688" style:family="text">
      <style:text-properties officeooo:rsid="023b7f3b"/>
    </style:style>
    <style:style style:name="T1689" style:family="text">
      <style:text-properties officeooo:rsid="023c1e91"/>
    </style:style>
    <style:style style:name="T1690" style:family="text">
      <style:text-properties officeooo:rsid="023c345a"/>
    </style:style>
    <style:style style:name="T1691" style:family="text">
      <style:text-properties officeooo:rsid="023ea0bf"/>
    </style:style>
    <style:style style:name="T1692" style:family="text">
      <style:text-properties officeooo:rsid="024008bc"/>
    </style:style>
    <style:style style:name="T1693" style:family="text">
      <style:text-properties officeooo:rsid="02412177"/>
    </style:style>
    <style:style style:name="T1694" style:family="text">
      <style:text-properties officeooo:rsid="02428ae1"/>
    </style:style>
    <style:style style:name="T1695" style:family="text">
      <style:text-properties officeooo:rsid="02430eb6"/>
    </style:style>
    <style:style style:name="T1696" style:family="text">
      <style:text-properties officeooo:rsid="0244f90f"/>
    </style:style>
    <style:style style:name="T1697" style:family="text">
      <style:text-properties officeooo:rsid="024541ea"/>
    </style:style>
    <style:style style:name="T1698" style:family="text">
      <style:text-properties officeooo:rsid="02472a0c"/>
    </style:style>
    <style:style style:name="T1699" style:family="text">
      <style:text-properties officeooo:rsid="0247d0f6"/>
    </style:style>
    <style:style style:name="T1700" style:family="text">
      <style:text-properties officeooo:rsid="024851c4"/>
    </style:style>
    <style:style style:name="T1701" style:family="text">
      <style:text-properties officeooo:rsid="024aac63"/>
    </style:style>
    <style:style style:name="T1702" style:family="text">
      <style:text-properties officeooo:rsid="024bf667"/>
    </style:style>
    <style:style style:name="T1703" style:family="text">
      <style:text-properties officeooo:rsid="024eb9fe"/>
    </style:style>
    <style:style style:name="T1704" style:family="text">
      <style:text-properties officeooo:rsid="024fe010"/>
    </style:style>
    <style:style style:name="T1705" style:family="text">
      <style:text-properties officeooo:rsid="02509698"/>
    </style:style>
    <style:style style:name="T1706" style:family="text">
      <style:text-properties officeooo:rsid="0250dfc8"/>
    </style:style>
    <style:style style:name="T1707" style:family="text">
      <style:text-properties officeooo:rsid="02529109"/>
    </style:style>
    <style:style style:name="T1708" style:family="text">
      <style:text-properties officeooo:rsid="0254374c"/>
    </style:style>
    <style:style style:name="T1709" style:family="text">
      <style:text-properties officeooo:rsid="02552497"/>
    </style:style>
    <style:style style:name="T1710" style:family="text">
      <style:text-properties officeooo:rsid="02560903"/>
    </style:style>
    <style:style style:name="T1711" style:family="text">
      <style:text-properties officeooo:rsid="02570cab"/>
    </style:style>
    <style:style style:name="T1712" style:family="text">
      <style:text-properties officeooo:rsid="02578e21"/>
    </style:style>
    <style:style style:name="T1713" style:family="text">
      <style:text-properties officeooo:rsid="0258aa68"/>
    </style:style>
    <style:style style:name="T1714" style:family="text">
      <style:text-properties officeooo:rsid="025a216c"/>
    </style:style>
    <style:style style:name="T1715" style:family="text">
      <style:text-properties officeooo:rsid="025b5bd5"/>
    </style:style>
    <style:style style:name="T1716" style:family="text">
      <style:text-properties officeooo:rsid="025d1add"/>
    </style:style>
    <style:style style:name="T1717" style:family="text">
      <style:text-properties officeooo:rsid="025db192"/>
    </style:style>
    <style:style style:name="T1718" style:family="text">
      <style:text-properties officeooo:rsid="025ea618"/>
    </style:style>
    <style:style style:name="T1719" style:family="text">
      <style:text-properties fo:language="de" fo:country="DE"/>
    </style:style>
    <style:style style:name="T1720" style:family="text">
      <style:text-properties officeooo:rsid="025f3fc4"/>
    </style:style>
    <style:style style:name="T1721" style:family="text">
      <style:text-properties officeooo:rsid="025fb893"/>
    </style:style>
    <style:style style:name="T1722" style:family="text">
      <style:text-properties officeooo:rsid="02608796"/>
    </style:style>
    <style:style style:name="T1723" style:family="text">
      <style:text-properties officeooo:rsid="026167e3"/>
    </style:style>
    <style:style style:name="T1724" style:family="text">
      <style:text-properties officeooo:rsid="0261c788"/>
    </style:style>
    <style:style style:name="T1725" style:family="text">
      <style:text-properties officeooo:rsid="0263ba6d"/>
    </style:style>
    <style:style style:name="T1726" style:family="text">
      <style:text-properties officeooo:rsid="02649427"/>
    </style:style>
    <style:style style:name="T1727" style:family="text">
      <style:text-properties officeooo:rsid="0266ddef"/>
    </style:style>
    <style:style style:name="T1728" style:family="text">
      <style:text-properties officeooo:rsid="026739f3"/>
    </style:style>
    <style:style style:name="T1729" style:family="text">
      <style:text-properties fo:font-style="normal" style:font-style-asian="normal" style:font-style-complex="normal"/>
    </style:style>
    <style:style style:name="T1730" style:family="text">
      <style:text-properties officeooo:rsid="02674969"/>
    </style:style>
    <style:style style:name="T1731" style:family="text">
      <style:text-properties officeooo:rsid="0267592b"/>
    </style:style>
    <style:style style:name="T1732" style:family="text">
      <style:text-properties officeooo:rsid="026940fd"/>
    </style:style>
    <style:style style:name="T1733" style:family="text">
      <style:text-properties officeooo:rsid="026cb6e4"/>
    </style:style>
    <style:style style:name="T1734" style:family="text">
      <style:text-properties officeooo:rsid="026f8920"/>
    </style:style>
    <style:style style:name="T1735" style:family="text">
      <style:text-properties officeooo:rsid="02712ce1"/>
    </style:style>
    <style:style style:name="T1736" style:family="text">
      <style:text-properties officeooo:rsid="0271f761"/>
    </style:style>
    <style:style style:name="T1737" style:family="text">
      <style:text-properties officeooo:rsid="02725f42"/>
    </style:style>
    <style:style style:name="T1738" style:family="text">
      <style:text-properties officeooo:rsid="0275f273"/>
    </style:style>
    <style:style style:name="T1739" style:family="text">
      <style:text-properties officeooo:rsid="0276d4b9"/>
    </style:style>
    <style:style style:name="T1740" style:family="text">
      <style:text-properties officeooo:rsid="0277f29c"/>
    </style:style>
    <style:style style:name="T1741" style:family="text">
      <style:text-properties officeooo:rsid="02798057"/>
    </style:style>
    <style:style style:name="T1742" style:family="text">
      <style:text-properties officeooo:rsid="0279c1b4"/>
    </style:style>
    <style:style style:name="T1743" style:family="text">
      <style:text-properties officeooo:rsid="027a48d6"/>
    </style:style>
    <style:style style:name="T1744" style:family="text">
      <style:text-properties officeooo:rsid="027be266"/>
    </style:style>
    <style:style style:name="T1745" style:family="text">
      <style:text-properties officeooo:rsid="027e7c62"/>
    </style:style>
    <style:style style:name="T1746" style:family="text">
      <style:text-properties officeooo:rsid="027f0da1"/>
    </style:style>
    <style:style style:name="T1747" style:family="text">
      <style:text-properties officeooo:rsid="0284ea75"/>
    </style:style>
    <style:style style:name="T1748" style:family="text">
      <style:text-properties officeooo:rsid="02860d93"/>
    </style:style>
    <style:style style:name="T1749" style:family="text">
      <style:text-properties officeooo:rsid="02879b69"/>
    </style:style>
    <style:style style:name="T1750" style:family="text">
      <style:text-properties officeooo:rsid="0288ccc7"/>
    </style:style>
    <style:style style:name="T1751" style:family="text">
      <style:text-properties officeooo:rsid="0289bd43"/>
    </style:style>
    <style:style style:name="T1752" style:family="text">
      <style:text-properties officeooo:rsid="028af146"/>
    </style:style>
    <style:style style:name="T1753" style:family="text">
      <style:text-properties officeooo:rsid="028c1725"/>
    </style:style>
    <style:style style:name="T1754" style:family="text">
      <style:text-properties officeooo:rsid="028fa48d"/>
    </style:style>
    <style:style style:name="T1755" style:family="text">
      <style:text-properties officeooo:rsid="02923be4"/>
    </style:style>
    <style:style style:name="T1756" style:family="text">
      <style:text-properties officeooo:rsid="02959f9f"/>
    </style:style>
    <style:style style:name="T1757" style:family="text">
      <style:text-properties officeooo:rsid="0295e9bf"/>
    </style:style>
    <style:style style:name="T1758" style:family="text">
      <style:text-properties officeooo:rsid="0296348c"/>
    </style:style>
    <style:style style:name="T1759" style:family="text">
      <style:text-properties officeooo:rsid="02992dee"/>
    </style:style>
    <style:style style:name="T1760" style:family="text">
      <style:text-properties officeooo:rsid="029a13e4"/>
    </style:style>
    <style:style style:name="T1761" style:family="text">
      <style:text-properties officeooo:rsid="029ddac8"/>
    </style:style>
    <style:style style:name="T1762" style:family="text">
      <style:text-properties officeooo:rsid="029e44fa"/>
    </style:style>
    <style:style style:name="T1763" style:family="text">
      <style:text-properties officeooo:rsid="02a4edec"/>
    </style:style>
    <style:style style:name="T1764" style:family="text">
      <style:text-properties officeooo:rsid="02b6920a"/>
    </style:style>
    <style:style style:name="T1765" style:family="text">
      <style:text-properties fo:color="#b2b2b2" fo:font-size="12pt" fo:language="es" fo:country="ES" fo:font-style="italic" fo:font-weight="normal" officeooo:rsid="01e49b2c" fo:background-color="#66ffff" loext:char-shading-value="0" style:font-size-asian="12pt" style:font-style-asian="italic" style:font-weight-asian="normal" style:font-size-complex="12pt" style:font-style-complex="italic" style:font-weight-complex="normal"/>
    </style:style>
    <style:style style:name="T1766" style:family="text">
      <style:text-properties fo:color="#b2b2b2" fo:font-size="12pt" fo:language="es" fo:country="ES" fo:font-style="italic" fo:font-weight="normal" officeooo:rsid="01f44203" fo:background-color="#66ffff" loext:char-shading-value="0" style:font-size-asian="12pt" style:font-style-asian="italic" style:font-weight-asian="normal" style:font-size-complex="12pt" style:font-style-complex="italic" style:font-weight-complex="normal"/>
    </style:style>
    <style:style style:name="T1767" style:family="text">
      <style:text-properties fo:color="#b2b2b2" fo:font-size="12pt" fo:language="es" fo:country="ES" fo:font-style="italic" fo:font-weight="normal" officeooo:rsid="0242a910" fo:background-color="#66ffff" loext:char-shading-value="0" style:font-size-asian="12pt" style:font-style-asian="italic" style:font-weight-asian="normal" style:font-size-complex="12pt" style:font-style-complex="italic" style:font-weight-complex="normal"/>
    </style:style>
    <style:style style:name="T1768" style:family="text">
      <style:text-properties fo:color="#b2b2b2" fo:font-size="12pt" fo:language="es" fo:country="ES" fo:font-style="normal" fo:font-weight="normal" officeooo:rsid="01e49b2c" fo:background-color="#66ffff" loext:char-shading-value="0" style:font-size-asian="12pt" style:font-style-asian="normal" style:font-weight-asian="normal" style:font-size-complex="12pt" style:font-style-complex="normal" style:font-weight-complex="normal"/>
    </style:style>
    <style:style style:name="T1769" style:family="text">
      <style:text-properties officeooo:rsid="032e48ec"/>
    </style:style>
    <style:style style:name="T1770" style:family="text">
      <style:text-properties officeooo:rsid="032fe388"/>
    </style:style>
    <style:style style:name="T1771" style:family="text">
      <style:text-properties officeooo:rsid="0331f0c6"/>
    </style:style>
    <style:style style:name="T1772" style:family="text">
      <style:text-properties officeooo:rsid="00278265"/>
    </style:style>
    <style:style style:name="T1773" style:family="text">
      <style:text-properties officeooo:rsid="033735b1"/>
    </style:style>
    <style:style style:name="T1774" style:family="text">
      <style:text-properties officeooo:rsid="00aa553e" fo:background-color="#99ffff" loext:char-shading-value="0"/>
    </style:style>
    <style:style style:name="T1775" style:family="text">
      <style:text-properties officeooo:rsid="033915a3"/>
    </style:style>
    <style:style style:name="T1776" style:family="text">
      <style:text-properties officeooo:rsid="033cd57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10"><text:span text:style-name="T797">longitud</text:span></text:p>
            <text:p text:style-name="P27">ancho</text:p>
            <text:p text:style-name="P46">altura</text:p>
            <text:p text:style-name="P2">suele</text:p>
            <text:p text:style-name="P27"><text:span text:style-name="Strong_20_Emphasis"><text:span text:style-name="T58">a menudo</text:span></text:span></text:p>
            <text:p text:style-name="P27"><text:span text:style-name="Strong_20_Emphasis"><text:span text:style-name="T58">a veces</text:span></text:span></text:p>
            <text:p text:style-name="P27"><text:span text:style-name="Strong_20_Emphasis"><text:span text:style-name="T58">cada día</text:span></text:span></text:p>
            <text:p text:style-name="P27"><text:span text:style-name="Strong_20_Emphasis"><text:span text:style-name="T58">de vez en cuando</text:span></text:span></text:p>
            <text:p text:style-name="P27"><text:span text:style-name="Strong_20_Emphasis"><text:span text:style-name="T58">con frecuencia</text:span></text:span></text:p>
            <text:p text:style-name="P27"><text:span text:style-name="Strong_20_Emphasis"><text:span text:style-name="T58">por un rato</text:span></text:span></text:p>
            <text:p text:style-name="P27"><text:span text:style-name="Strong_20_Emphasis"><text:span text:style-name="T58">todo el tiempo</text:span></text:span></text:p>
            <text:p text:style-name="P27"><text:span text:style-name="Strong_20_Emphasis"><text:span text:style-name="T58">varias veces</text:span></text:span></text:p>
            <text:p text:style-name="P27"><text:span text:style-name="Strong_20_Emphasis"><text:span text:style-name="T58">muchas veces</text:span></text:span></text:p>
            <text:p text:style-name="P27"><text:span text:style-name="Strong_20_Emphasis"><text:span text:style-name="T58">el mes </text:span></text:span><text:span text:style-name="Strong_20_Emphasis"><text:span text:style-name="T142">pasado</text:span></text:span></text:p>
            <text:p text:style-name="P27"><text:span text:style-name="Strong_20_Emphasis"><text:span text:style-name="T58">anteayer</text:span></text:span></text:p>
            <text:p text:style-name="P27"><text:span text:style-name="Strong_20_Emphasis"><text:span text:style-name="T62">en ese/este momento</text:span></text:span></text:p>
            <text:p text:style-name="P29">Además</text:p>
            <text:p text:style-name="P30">hasta hace poco</text:p>
            <text:p text:style-name="P31">a pesar de</text:p>
            <text:p text:style-name="P32">según</text:p>
            <text:p text:style-name="P32">Por lo menos</text:p>
            <text:p text:style-name="P33">A diferencia de, diferente a, no como</text:p>
            <text:p text:style-name="P33">cual</text:p>
            <text:p text:style-name="P33">cuyo</text:p>
            <text:p text:style-name="P34">debido a </text:p>
            <text:p text:style-name="P35">En medio del enojo</text:p>
            <text:p text:style-name="P36"><text:span text:style-name="T1161">(da) </text:span>hacia el mar</text:p>
            <text:p text:style-name="P37">sin embargo</text:p>
            <text:p text:style-name="P38">demasiado</text:p>
            <text:p text:style-name="P33">que significa</text:p>
            <text:p text:style-name="P39">a menudo</text:p>
            <text:p text:style-name="P40">hace cinco semanas</text:p>
            <text:p text:style-name="P27"><text:bookmark text:name="result_box43"/>en la mesa</text:p>
            <text:p text:style-name="P27"><text:span text:style-name="Strong_20_Emphasis"><text:span text:style-name="T31">Hay un libro encima de la mesa</text:span></text:span></text:p>
            <text:p text:style-name="P27"><text:span text:style-name="Strong_20_Emphasis"><text:span text:style-name="T32">Hay un libro y una pluma en la mesa.</text:span></text:span></text:p>
            <text:p text:style-name="P27">Las noticias sobre</text:p>
            <text:p text:style-name="P27"><text:bookmark text:name="result_box37"/>Algunos de ustedes pueden venir</text:p>
            <text:p text:style-name="P27"><text:bookmark text:name="result_box35"/>Es otra cosa</text:p>
            <text:p text:style-name="P27">Nunca volverá</text:p>
            <text:p text:style-name="P27">Nadie está aquí</text:p>
            <text:p text:style-name="P27">Ninguno de ustedes está trabajando</text:p>
            <text:p text:style-name="P27">No uno de ustedes</text:p>
            <text:p text:style-name="P41">así que</text:p>
            <text:p text:style-name="P42">una oportunidad así</text:p>
            <text:p text:style-name="P43">maś seguido</text:p>
            <text:p text:style-name="P27">mediante</text:p>
            <text:p text:style-name="P27">todavía</text:p>
            <text:p text:style-name="P27">mientras</text:p>
            <text:p text:style-name="P44">todavía no</text:p>
            <text:p text:style-name="P44">como siempre</text:p>
            <text:p text:style-name="P44">también</text:p>
            <text:p text:style-name="P44">algo</text:p>
            <text:p text:style-name="P45"><text:soft-page-break/>pues</text:p>
            <text:p text:style-name="P46"><text:span text:style-name="T27">des</text:span><text:span text:style-name="T28">d</text:span><text:span text:style-name="T27">e el lunes</text:span></text:p>
            <text:p text:style-name="P47"><text:span text:style-name="T27">d</text:span><text:span text:style-name="T19">esde que supo que</text:span></text:p>
            <text:p text:style-name="P48">nunca</text:p>
            <text:p text:style-name="P44">más</text:p>
            <text:p text:style-name="P44">no más</text:p>
            <text:p text:style-name="P44">pero</text:p>
            <text:p text:style-name="P44">aún</text:p>
            <text:p text:style-name="P44">ya</text:p>
            <text:p text:style-name="P49">propio</text:p>
            <text:p text:style-name="P49">basta </text:p>
            <text:p text:style-name="P49">a sí misma</text:p>
            <text:p text:style-name="P50"><text:bookmark text:name="result_box13"/>Luego, él fue</text:p>
            <text:p text:style-name="P50">Más tarde, él fue</text:p>
            <text:p text:style-name="P50">Y luego, él fue</text:p>
            <text:p text:style-name="P21">no vayas ya!</text:p>
            <text:p text:style-name="P21">no ya</text:p>
            <text:p text:style-name="P21">no ya ser como tu</text:p>
            <text:p text:style-name="P97">quizás</text:p>
            <text:p text:style-name="P97">tal vez</text:p>
            <text:p text:style-name="P98">a tu lado y <text:span text:style-name="T435">junto</text:span> <text:span text:style-name="T434">de</text:span> tí</text:p>
            <text:p text:style-name="P98"><text:span text:style-name="T435">junto</text:span> <text:span text:style-name="T435">a</text:span> tí y cerco de tí</text:p>
            <text:p text:style-name="P98">lejos <text:span text:style-name="T434">de</text:span> tí</text:p>
            <text:p text:style-name="P51"><text:bookmark text:name="result_box55"/>eso suena como<text:span text:style-name="T1167"> (sonar)</text:span></text:p>
            <text:p text:style-name="P51">Eso suena como la palabra essere</text:p>
            <text:p text:style-name="P51">Eso suena como si fuera de otro planeta</text:p>
            <text:p text:style-name="P51"><text:bookmark text:name="result_box65"/>Eso es difícil de decir</text:p>
            <text:p text:style-name="P51"><text:span text:style-name="Strong_20_Emphasis"><text:span text:style-name="T58">Eran las siete de la noche.</text:span></text:span></text:p>
            <text:p text:style-name="P51"><text:span text:style-name="Strong_20_Emphasis"><text:span text:style-name="T58">La niña tenía cinco años.</text:span></text:span></text:p>
            <text:p text:style-name="P46"><text:span text:style-name="Strong_20_Emphasis"><text:span text:style-name="T35">tan bueno como</text:span></text:span></text:p>
            <text:p text:style-name="P46"><text:span text:style-name="Strong_20_Emphasis"><text:span text:style-name="T35">tan alto como</text:span></text:span></text:p>
            <text:p text:style-name="P46"><text:span text:style-name="Strong_20_Emphasis"><text:span text:style-name="T35">tanto dinero como</text:span></text:span></text:p>
            <text:p text:style-name="P46"><text:span text:style-name="Strong_20_Emphasis"><text:span text:style-name="T35">tantas plumas como</text:span></text:span></text:p>
            <text:p text:style-name="P46"><text:span text:style-name="Strong_20_Emphasis"><text:span text:style-name="T35">cuestan tanto como</text:span></text:span></text:p>
            <text:p text:style-name="P46"><text:span text:style-name="Strong_20_Emphasis"><text:span text:style-name="T35">se trabaja tan duro como</text:span></text:span></text:p>
            <text:p text:style-name="P46"><text:span text:style-name="Strong_20_Emphasis"><text:span text:style-name="T35">duermen tan poco como</text:span></text:span></text:p>
            <text:p text:style-name="P46"><text:span text:style-name="Strong_20_Emphasis"><text:span text:style-name="T35">Tú eres más alto que yo.</text:span></text:span></text:p>
            <text:p text:style-name="P46"><text:span text:style-name="Strong_20_Emphasis"><text:span text:style-name="T35">Tengo menos libros que </text:span></text:span><text:span text:style-name="Strong_20_Emphasis"><text:span text:style-name="T34">ella</text:span></text:span><text:span text:style-name="Strong_20_Emphasis"><text:span text:style-name="T35">.</text:span></text:span></text:p>
            <text:p text:style-name="P46"><text:span text:style-name="Strong_20_Emphasis"><text:span text:style-name="T35">Él tiene más de </text:span></text:span><text:span text:style-name="Strong_20_Emphasis"><text:span text:style-name="T36">noventa</text:span></text:span><text:span text:style-name="Strong_20_Emphasis"><text:span text:style-name="T35"> años.</text:span></text:span></text:p>
            <text:p text:style-name="P46"><text:span text:style-name="Strong_20_Emphasis"><text:span text:style-name="T35">Tengo más de cinco dólares.</text:span></text:span></text:p>
            <text:p text:style-name="P46"><text:span text:style-name="Strong_20_Emphasis"><text:span text:style-name="T35">No tengo más que cinco dólares.</text:span></text:span></text:p>
            <text:p text:style-name="P46"><text:span text:style-name="Strong_20_Emphasis"><text:span text:style-name="T35">Juan es el chico más inteligente de la clase.</text:span></text:span></text:p>
            <text:p text:style-name="P46"><text:span text:style-name="Strong_20_Emphasis"><text:span text:style-name="T35">María es la más delgada de la clase.</text:span></text:span></text:p>
            <text:p text:style-name="P46"><text:span text:style-name="Strong_20_Emphasis"><text:span text:style-name="T35">María es la m</text:span></text:span><text:span text:style-name="Strong_20_Emphasis"><text:span text:style-name="T34">enos</text:span></text:span><text:span text:style-name="Strong_20_Emphasis"><text:span text:style-name="T35"> delgada de la clase.</text:span></text:span></text:p>
            <text:p text:style-name="P46"><text:span text:style-name="Strong_20_Emphasis"><text:span text:style-name="T35">muy guapo</text:span></text:span></text:p>
            <text:p text:style-name="P46"><text:span text:style-name="Strong_20_Emphasis"><text:span text:style-name="T35">sumamente guapo</text:span></text:span></text:p>
            <text:p text:style-name="P46"><text:span text:style-name="Strong_20_Emphasis"><text:span text:style-name="T35">guapísimo</text:span></text:span></text:p>
            <text:p text:style-name="P676"><text:span text:style-name="Strong_20_Emphasis"><text:span text:style-name="T35">Juan habla de mí.</text:span></text:span></text:p>
            <text:p text:style-name="P677"><text:span text:style-name="Strong_20_Emphasis"><text:span text:style-name="T73">Hablo con ellos.</text:span></text:span></text:p>
            <text:p text:style-name="P677"><text:span text:style-name="Strong_20_Emphasis"><text:span text:style-name="T73">Pablo compró un anillo para ella.</text:span></text:span></text:p>
            <text:p text:style-name="P677"><text:span text:style-name="Strong_20_Emphasis"><text:span text:style-name="T73">No voy </text:span></text:span><text:span text:style-name="Strong_20_Emphasis"><text:span text:style-name="T1173">contigo</text:span></text:span><text:span text:style-name="Strong_20_Emphasis"><text:span text:style-name="T73">, voy con ellos.</text:span></text:span></text:p>
            <text:p text:style-name="P677"><text:span text:style-name="Strong_20_Emphasis"><text:span text:style-name="T63">Estoy hablando.</text:span></text:span></text:p>
            <text:p text:style-name="P677"><text:soft-page-break/><text:span text:style-name="Strong_20_Emphasis"><text:span text:style-name="T63">Juan está comiendo.</text:span></text:span></text:p>
            <text:p text:style-name="P677"><text:span text:style-name="Strong_20_Emphasis"><text:span text:style-name="T63">María está escribiendo una carta.</text:span></text:span></text:p>
            <text:p text:style-name="P677"><text:span text:style-name="Strong_20_Emphasis"><text:span text:style-name="T63">Yo </text:span></text:span><text:span text:style-name="Strong_20_Emphasis"><text:span text:style-name="T2">voy</text:span></text:span><text:span text:style-name="Strong_20_Emphasis"><text:span text:style-name="T63"> a </text:span></text:span><text:span text:style-name="Strong_20_Emphasis"><text:span text:style-name="T1165">viajar</text:span></text:span><text:span text:style-name="Strong_20_Emphasis"><text:span text:style-name="T63"> a España.</text:span></text:span></text:p>
            <text:p text:style-name="P677"><text:span text:style-name="Strong_20_Emphasis"><text:span text:style-name="T63">Cristina </text:span></text:span><text:span text:style-name="Strong_20_Emphasis"><text:span text:style-name="T2">va a conversar</text:span></text:span><text:span text:style-name="Strong_20_Emphasis"><text:span text:style-name="T63"> con mi mamá.</text:span></text:span></text:p>
            <text:p text:style-name="P677"><text:span text:style-name="Strong_20_Emphasis"><text:span text:style-name="T63">Tú </text:span></text:span><text:span text:style-name="Strong_20_Emphasis"><text:span text:style-name="T2">acabas</text:span></text:span><text:span text:style-name="Strong_20_Emphasis"><text:span text:style-name="T63"> de </text:span></text:span><text:span text:style-name="Strong_20_Emphasis"><text:span text:style-name="T1165">comer.</text:span></text:span></text:p>
            <text:p text:style-name="P695"><text:span text:style-name="Strong_20_Emphasis"><text:span text:style-name="T1175">Cristina </text:span></text:span><text:span text:style-name="Strong_20_Emphasis"><text:span text:style-name="T1176">acaba de conversar</text:span></text:span><text:span text:style-name="Strong_20_Emphasis"><text:span text:style-name="T1175"> con mi mamá.</text:span></text:span></text:p>
            <text:p text:style-name="P677"><text:span text:style-name="Strong_20_Emphasis"><text:span text:style-name="T63">María </text:span></text:span><text:span text:style-name="Strong_20_Emphasis"><text:span text:style-name="T2">vuelve</text:span></text:span><text:span text:style-name="Strong_20_Emphasis"><text:span text:style-name="T63"> a </text:span></text:span><text:span text:style-name="Strong_20_Emphasis"><text:span text:style-name="T1165">leer</text:span></text:span><text:span text:style-name="Strong_20_Emphasis"><text:span text:style-name="T63"> el libro.</text:span></text:span></text:p>
            <text:p text:style-name="P695"><text:span text:style-name="Strong_20_Emphasis"><text:span text:style-name="T63">Cristina </text:span></text:span><text:span text:style-name="Strong_20_Emphasis"><text:span text:style-name="T2">vuelve a conversar</text:span></text:span><text:span text:style-name="Strong_20_Emphasis"><text:span text:style-name="T63"> con mi mamá.</text:span></text:span></text:p>
            <text:p text:style-name="P58">antes y después</text:p>
            <text:p text:style-name="P83"><text:span text:style-name="T8">con</text:span><text:span text:style-name="T9"> y </text:span><text:span text:style-name="T8">sin</text:span></text:p>
            <text:p text:style-name="P83"><text:span text:style-name="T8">mucho</text:span><text:span text:style-name="T9"> y </text:span><text:span text:style-name="T8">poco</text:span></text:p>
            <text:p text:style-name="P83"><text:span text:style-name="T8">Más</text:span><text:span text:style-name="T9"> y </text:span><text:span text:style-name="T8">Menos</text:span></text:p>
            <text:p text:style-name="P52">izquierd<text:span text:style-name="T142">a</text:span> y derech<text:span text:style-name="T142">a</text:span></text:p>
            <text:p text:style-name="P111"><text:span text:style-name="T801">Todo derech</text:span><text:span text:style-name="Emphasis"><text:span text:style-name="T803">o</text:span></text:span><text:span text:style-name="Emphasis"><text:span text:style-name="T802"> y siga rect</text:span></text:span><text:span text:style-name="Emphasis"><text:span text:style-name="T804">o</text:span></text:span><text:span text:style-name="Emphasis"><text:span text:style-name="T802"> y siga derech</text:span></text:span><text:span text:style-name="Emphasis"><text:span text:style-name="T804">o</text:span></text:span></text:p>
            <text:p text:style-name="P52"><text:bookmark text:name="result_box24"/>cerca y lejos</text:p>
            <text:p text:style-name="P52">Entrar y salir</text:p>
            <text:p text:style-name="P52">Enseñar y aprender</text:p>
            <text:p text:style-name="P52">Subir y bajar</text:p>
            <text:p text:style-name="P52">Sube y baja</text:p>
            <text:p text:style-name="P52">subidas y bajadas</text:p>
            <text:p text:style-name="P52"><text:bookmark text:name="result_box"/>Grande y pequeño</text:p>
            <text:p text:style-name="P84"><text:span text:style-name="T8">Mayor </text:span><text:span text:style-name="T16">(importancia) </text:span><text:span text:style-name="T8">y menor</text:span><text:span text:style-name="T16"> (importancia)</text:span></text:p>
            <text:p text:style-name="P53">Mayor y menor</text:p>
            <text:p text:style-name="P52">Alto y pequeño</text:p>
            <text:p text:style-name="P52">Largo y pequeño</text:p>
            <text:p text:style-name="P52">Alto y bajo</text:p>
            <text:p text:style-name="P52"><text:bookmark text:name="result_box17"/>Más alto y más bajo</text:p>
            <text:p text:style-name="P83"><text:span text:style-name="T8">Temprano </text:span><text:span text:style-name="T13">y</text:span><text:span text:style-name="T8"> tarde</text:span></text:p>
            <text:p text:style-name="P83"><text:bookmark text:name="result_box18"/><text:span text:style-name="T8">demasiado temprano</text:span><text:span text:style-name="T13"> y </text:span><text:span text:style-name="T8">demasiado tarde</text:span></text:p>
            <text:p text:style-name="P54"><text:bookmark text:name="result_box23"/>Muy puntual y Demasiado puntual</text:p>
            <text:p text:style-name="P54">in tiempo y in tiempo y puntual</text:p>
            <text:p text:style-name="P52">Malo y bueno</text:p>
            <text:p text:style-name="P55">Peor y Mejor</text:p>
            <text:p text:style-name="P55">El peor y el mejor</text:p>
            <text:p text:style-name="P52"><text:bookmark text:name="result_box20"/>arriba y abajo</text:p>
            <text:p text:style-name="P83"><text:span text:style-name="T8">encima</text:span><text:span text:style-name="T10"> y </text:span><text:span text:style-name="T8">abajo</text:span></text:p>
            <text:p text:style-name="P52">En y debajo</text:p>
            <text:p text:style-name="P83"><text:span text:style-name="T8">en la cima</text:span><text:span text:style-name="T10"> y e</text:span><text:span text:style-name="T8">n el suelo</text:span></text:p>
            <text:p text:style-name="P83"><text:span text:style-name="T8">delante</text:span><text:span text:style-name="T12"> y detrás</text:span></text:p>
            <text:p text:style-name="P83"><text:span text:style-name="T8">en frente de</text:span><text:span text:style-name="T10"> y </text:span><text:span text:style-name="T8">en el fondo</text:span></text:p>
            <text:p text:style-name="P83"><text:bookmark text:name="result_box12"/><text:span text:style-name="T8">a menudo</text:span><text:span text:style-name="T11"> and </text:span><text:span text:style-name="T8">raramente</text:span><text:span text:style-name="T11"> or </text:span><text:span text:style-name="T8">raramente</text:span></text:p>
            <text:p text:style-name="P56">estrecho y ancho</text:p>
            <text:p text:style-name="P56">apretada y holgada</text:p>
            <text:p text:style-name="P85"><text:bookmark text:name="result_box42"/><text:span text:style-name="T8">Tengo frío</text:span><text:span text:style-name="T14"> y </text:span><text:span text:style-name="T8">Tengo </text:span><text:span text:style-name="T15">calor</text:span></text:p>
            <text:p text:style-name="P57"><text:bookmark text:name="result_box45"/>Barato y caro</text:p>
            <text:p text:style-name="P57"><text:bookmark text:name="result_box46"/>Fuerte y débil</text:p>
            <text:p text:style-name="P57">alto y bajo</text:p>
            <text:p text:style-name="P57"><text:bookmark text:name="result_box47"/>rápido y lento</text:p>
            <text:p text:style-name="P663"><text:span text:style-name="Strong_20_Emphasis"><text:span text:style-name="T58">algo</text:span></text:span><text:span text:style-name="T58"> </text:span><text:span text:style-name="T61">y </text:span><text:span text:style-name="Strong_20_Emphasis"><text:span text:style-name="T58">nada</text:span></text:span></text:p>
            <text:p text:style-name="P677"><text:span text:style-name="Strong_20_Emphasis"><text:span text:style-name="T66">alguien</text:span></text:span><text:span text:style-name="T67"> y </text:span><text:span text:style-name="Strong_20_Emphasis"><text:span text:style-name="T66">nadie</text:span></text:span></text:p>
            <text:p text:style-name="P677"><text:span text:style-name="Strong_20_Emphasis"><text:span text:style-name="T66">algún </text:span></text:span><text:span text:style-name="T67">y </text:span><text:span text:style-name="Strong_20_Emphasis"><text:span text:style-name="T66">ningún (-o, -a, -os, -as)</text:span></text:span></text:p>
            <text:p text:style-name="P677"><text:span text:style-name="Strong_20_Emphasis"><text:span text:style-name="T66">siempre</text:span></text:span><text:span text:style-name="T66"> </text:span><text:span text:style-name="T67">y </text:span><text:span text:style-name="Strong_20_Emphasis"><text:span text:style-name="T66">nunca</text:span></text:span><text:span text:style-name="Strong_20_Emphasis"><text:span text:style-name="T67"> y </text:span></text:span><text:span text:style-name="Strong_20_Emphasis"><text:span text:style-name="T66">jamás</text:span></text:span></text:p>
            <text:p text:style-name="P677"><text:soft-page-break/><text:span text:style-name="Strong_20_Emphasis"><text:span text:style-name="T66">también</text:span></text:span><text:span text:style-name="Strong_20_Emphasis"><text:span text:style-name="T67"> y </text:span></text:span><text:span text:style-name="Strong_20_Emphasis"><text:span text:style-name="T66">tampoco</text:span></text:span><text:span text:style-name="T66"> </text:span></text:p>
            <text:p text:style-name="P671"><text:span text:style-name="Strong_20_Emphasis"><text:span text:style-name="T823">o . . . o</text:span></text:span></text:p>
            <text:p text:style-name="P672"><text:span text:style-name="Strong_20_Emphasis"><text:span text:style-name="T816">ni . . . ni</text:span></text:span></text:p>
            <text:p text:style-name="P677"><text:span text:style-name="Strong_20_Emphasis"><text:span text:style-name="T891">Nadie habla.</text:span></text:span><text:span text:style-name="Strong_20_Emphasis"><text:span text:style-name="T892"> </text:span></text:span><text:span text:style-name="Strong_20_Emphasis"><text:span text:style-name="T825">No habla nadie.</text:span></text:span></text:p>
            <text:p text:style-name="P677"><text:span text:style-name="Strong_20_Emphasis"><text:span text:style-name="T891">Él nunca come.</text:span></text:span><text:span text:style-name="Strong_20_Emphasis"><text:span text:style-name="T892"> </text:span></text:span><text:span text:style-name="Strong_20_Emphasis"><text:span text:style-name="T825">Él no come nunca.</text:span></text:span></text:p>
            <text:p text:style-name="P677"><text:span text:style-name="Strong_20_Emphasis"><text:span text:style-name="T891">Al</text:span></text:span><text:span text:style-name="Strong_20_Emphasis"><text:span text:style-name="T892">.</text:span></text:span><text:span text:style-name="Strong_20_Emphasis"><text:span text:style-name="T891"> tampoco baila.</text:span></text:span><text:span text:style-name="Strong_20_Emphasis"><text:span text:style-name="T892"> </text:span></text:span><text:span text:style-name="Strong_20_Emphasis"><text:span text:style-name="T825">Al. no baila tampoco.</text:span></text:span></text:p>
            <text:p text:style-name="P672"><text:span text:style-name="Strong_20_Emphasis"><text:span text:style-name="T824">No compro nada nunca.</text:span></text:span></text:p>
            <text:p text:style-name="P671"><text:span text:style-name="Strong_20_Emphasis"><text:span text:style-name="T824">Él no compra nada tampoco.</text:span></text:span></text:p>
            <text:p text:style-name="P671"><text:span text:style-name="Strong_20_Emphasis"><text:span text:style-name="T824">María no necesita nada.</text:span></text:span><text:span text:style-name="Strong_20_Emphasis"><text:span text:style-name="T826"> (not algo)</text:span></text:span></text:p>
            <text:p text:style-name="P671"><text:span text:style-name="Strong_20_Emphasis"><text:span text:style-name="T826">¿Tienes algún libro?</text:span></text:span></text:p>
            <text:p text:style-name="P671"><text:span text:style-name="Strong_20_Emphasis"><text:span text:style-name="T826">No, no tengo ningún libro.</text:span></text:span></text:p>
            <text:p text:style-name="P671"><text:span text:style-name="Strong_20_Emphasis"><text:span text:style-name="T826">¿Tienes algunas revistas?</text:span></text:span></text:p>
            <text:p text:style-name="P671"><text:span text:style-name="Strong_20_Emphasis"><text:span text:style-name="T826">No, no tengo ninguna.</text:span></text:span></text:p>
            <text:p text:style-name="P664">¿Tienes algunos libros?</text:p>
            <text:p text:style-name="P664">No, no tengo ninguno.</text:p>
            <text:p text:style-name="P664"><text:span text:style-name="Strong_20_Emphasis"><text:span text:style-name="T68">¿Dónde está la biblioteca?</text:span></text:span></text:p>
            <text:p text:style-name="P677"><text:span text:style-name="Strong_20_Emphasis"><text:span text:style-name="T68">¿Adónde va Raúl?</text:span></text:span></text:p>
            <text:p text:style-name="P677"><text:span text:style-name="Strong_20_Emphasis"><text:span text:style-name="T68">¿De dónde es Gerardo?</text:span></text:span></text:p>
            <text:p text:style-name="P677"><text:span text:style-name="Strong_20_Emphasis"><text:span text:style-name="T68">¿Qué es la libertad?</text:span></text:span></text:p>
            <text:p text:style-name="P677"><text:span text:style-name="Strong_20_Emphasis"><text:span text:style-name="T68">¿Qué estudias?</text:span></text:span></text:p>
            <text:p text:style-name="P664"><text:span text:style-name="Strong_20_Emphasis"><text:span text:style-name="T68">¿Cómo está usted?</text:span></text:span></text:p>
            <text:p text:style-name="P664"><text:span text:style-name="Strong_20_Emphasis"><text:span text:style-name="T68">¿Cuál es tu nombre?</text:span></text:span></text:p>
            <text:p text:style-name="P677"><text:span text:style-name="Strong_20_Emphasis"><text:span text:style-name="T68">¿Cuáles son tus libros favoritos?</text:span></text:span></text:p>
            <text:p text:style-name="P664"><text:span text:style-name="Strong_20_Emphasis"><text:span text:style-name="T68">¿Cuándo van a ir ustedes?</text:span></text:span></text:p>
            <text:p text:style-name="P664"><text:span text:style-name="Strong_20_Emphasis"><text:span text:style-name="T68">¿Cuánto dinero gana Eduardo?</text:span></text:span></text:p>
            <text:p text:style-name="P664"><text:span text:style-name="Strong_20_Emphasis"><text:span text:style-name="T68">¿Cuántas chicas hay en la clase?</text:span></text:span></text:p>
            <text:p text:style-name="P664"><text:span text:style-name="Strong_20_Emphasis"><text:span text:style-name="T68">¿De qué material es la pluma?</text:span></text:span></text:p>
            <text:p text:style-name="P677"><text:span text:style-name="Strong_20_Emphasis"><text:span text:style-name="T68">¿De qué hablan ustedes?</text:span></text:span></text:p>
            <text:p text:style-name="P664"><text:span text:style-name="Strong_20_Emphasis"><text:span text:style-name="T68">¿Quién es Gregorio?</text:span></text:span></text:p>
            <text:p text:style-name="P677"><text:span text:style-name="Strong_20_Emphasis"><text:span text:style-name="T68">¿Quiénes son esos chicos?</text:span></text:span></text:p>
            <text:p text:style-name="P664"><text:span text:style-name="Strong_20_Emphasis"><text:span text:style-name="T68">¿A quién buscas?</text:span></text:span></text:p>
            <text:p text:style-name="P677"><text:span text:style-name="Strong_20_Emphasis"><text:span text:style-name="T68">¿A quiénes vas a dar tantos libros?</text:span></text:span></text:p>
            <text:p text:style-name="P664"><text:span text:style-name="Strong_20_Emphasis"><text:span text:style-name="T68">¿Con quién hablo?</text:span></text:span></text:p>
            <text:p text:style-name="P677"><text:span text:style-name="Strong_20_Emphasis"><text:span text:style-name="T68">¿Con quiénes estudia Mario?</text:span></text:span></text:p>
            <text:p text:style-name="P664"><text:span text:style-name="Strong_20_Emphasis"><text:span text:style-name="T68">¿De quién es aquel sombrero?</text:span></text:span></text:p>
            <text:p text:style-name="P677"><text:span text:style-name="Strong_20_Emphasis"><text:span text:style-name="T68">¿De quiénes son estas monedas?</text:span></text:span></text:p>
            <text:p text:style-name="P664"><text:span text:style-name="Strong_20_Emphasis"><text:span text:style-name="T68">¿Por qué estudias español?</text:span></text:span></text:p>
            <text:p text:style-name="P677"><text:span text:style-name="Strong_20_Emphasis"><text:span text:style-name="T68">Porque es un requisito.</text:span></text:span></text:p>
            <text:p text:style-name="P664"><text:span text:style-name="Strong_20_Emphasis"><text:span text:style-name="T68">¿Para qué estudias español?</text:span></text:span></text:p>
            <text:p text:style-name="P677"><text:span text:style-name="Strong_20_Emphasis"><text:span text:style-name="T68">Para ser profesor de español.</text:span></text:span></text:p>
            <text:p text:style-name="P664"><text:span text:style-name="Strong_20_Emphasis"><text:span text:style-name="T68">¿Cuál es la capital de España?</text:span></text:span></text:p>
            <text:p text:style-name="P677"><text:span text:style-name="Strong_20_Emphasis"><text:span text:style-name="T68">¿Qué es la capital?</text:span></text:span></text:p>
            <text:p text:style-name="P670"><text:bookmark text:name="result_box56"/>Él era rápido</text:p>
            <text:p text:style-name="P675">Él era lento</text:p>
            <text:p text:style-name="P675">Rápidamente y lentamente</text:p>
            <text:p text:style-name="P675">Corrió rápidamente</text:p>
            <text:p text:style-name="P675">Corrió lentamente</text:p>
            <text:p text:style-name="P675">Hace despacio</text:p>
            <text:p text:style-name="P59">habla en voz baja</text:p>
            <text:p text:style-name="P59">habla en voz alta</text:p>
            <text:p text:style-name="P59">Baja la voz!</text:p>
            <text:p text:style-name="P59">Habla más alto!</text:p>
            <text:p text:style-name="P59"><text:soft-page-break/>Tranquilo!</text:p>
            <text:p text:style-name="P61">Hablas a menudo</text:p>
            <text:p text:style-name="P83"><text:span text:style-name="T2">Eso es muy bueno</text:span><text:span text:style-name="T6"> (muy adverb,bueno adjective)</text:span></text:p>
            <text:p text:style-name="P83"><text:span text:style-name="T7">Eso está </text:span><text:span text:style-name="T2">muy bien</text:span><text:span text:style-name="T6"> (muy adverb, bien adverb)</text:span></text:p>
            <text:p text:style-name="P83"><text:span text:style-name="T2">Muy bueno</text:span><text:span text:style-name="T4"> </text:span><text:span text:style-name="T5">(</text:span><text:span text:style-name="T140">mucho</text:span><text:span text:style-name="T141"> adjective </text:span><text:span text:style-name="T139">is wrong</text:span><text:span text:style-name="T4">)</text:span></text:p>
            <text:p text:style-name="P111"><text:span text:style-name="Strong_20_Emphasis"><text:span text:style-name="T806">Está bueno</text:span></text:span></text:p>
            <text:p text:style-name="P541"><text:span text:style-name="Strong_20_Emphasis"><text:span text:style-name="T809">Está muy bien</text:span></text:span></text:p>
            <text:p text:style-name="P541"><text:span text:style-name="Strong_20_Emphasis"><text:span text:style-name="T809">Está muy bueno</text:span></text:span><text:span text:style-name="Strong_20_Emphasis"><text:span text:style-name="T810"> el libro</text:span></text:span></text:p>
            <text:p text:style-name="P111"><text:span text:style-name="Strong_20_Emphasis"><text:span text:style-name="T806">Es bueno</text:span></text:span><text:span text:style-name="Strong_20_Emphasis"><text:span text:style-name="T807"> (</text:span></text:span><text:span text:style-name="Strong_20_Emphasis"><text:span text:style-name="T867">bien</text:span></text:span><text:span text:style-name="Strong_20_Emphasis"><text:span text:style-name="T868"> adverb</text:span></text:span><text:span text:style-name="Strong_20_Emphasis"><text:span text:style-name="T867"> is wrong</text:span></text:span><text:span text:style-name="Strong_20_Emphasis"><text:span text:style-name="T868"> or colloquial</text:span></text:span><text:span text:style-name="Strong_20_Emphasis"><text:span text:style-name="T807">)</text:span></text:span></text:p>
            <text:p text:style-name="P111"><text:span text:style-name="Strong_20_Emphasis"><text:span text:style-name="T807">Es bien (es un chico bien</text:span></text:span><text:span text:style-name="Strong_20_Emphasis"><text:span text:style-name="T808"> is </text:span></text:span><text:span text:style-name="Strong_20_Emphasis"><text:span text:style-name="T868">colloquial</text:span></text:span><text:span text:style-name="Strong_20_Emphasis"><text:span text:style-name="T807">)</text:span></text:span></text:p>
            <text:p text:style-name="P541"><text:span text:style-name="Strong_20_Emphasis"><text:span text:style-name="T809">Es muy bueno</text:span></text:span></text:p>
            <text:p text:style-name="P61">Es por eso</text:p>
            <text:p text:style-name="P61">Es por eso que fui</text:p>
            <text:p text:style-name="P61">pero a veces</text:p>
            <text:p text:style-name="P83">¿<text:span text:style-name="T2">cuando vas</text:span><text:span text:style-name="T18">?</text:span></text:p>
            <text:p text:style-name="P83"><text:span text:style-name="T2">No estoy seguro</text:span>, pero yo <text:span text:style-name="T1">diría</text:span></text:p>
            <text:p text:style-name="P83"><text:span text:style-name="T1">Debería hacerlo</text:span> <text:span text:style-name="T1">si pudiera hacerlo</text:span></text:p>
            <text:p text:style-name="P83">Yo <text:span text:style-name="T1">podría hacerlo</text:span></text:p>
            <text:p text:style-name="P83">Podría hacerlo <text:span text:style-name="T1">si pudiera hacerlo</text:span></text:p>
            <text:p text:style-name="P83"><text:span text:style-name="T1">Debería</text:span> pero <text:span text:style-name="T1">no puedo</text:span></text:p>
            <text:p text:style-name="P83">yo lo <text:span text:style-name="T1">haría</text:span> <text:span text:style-name="T1">si pudiera</text:span></text:p>
            <text:p text:style-name="P83"><text:span text:style-name="T1">Como si fuera</text:span> la última vez</text:p>
            <text:p text:style-name="P83"><text:span text:style-name="T1">Si me importara</text:span> lo haría</text:p>
            <text:p text:style-name="P83"><text:span text:style-name="T1">Si tuviera</text:span> mucho dinero</text:p>
            <text:p text:style-name="P83"><text:span text:style-name="T1">Si yo fuera</text:span> tan grande</text:p>
            <text:p text:style-name="P83"><text:span text:style-name="T1">Si yo quisiera</text:span> <text:span text:style-name="T1">podría hacerlo</text:span></text:p>
            <text:p text:style-name="P83"><text:span text:style-name="T1">Si pudiera</text:span> lo <text:span text:style-name="T1">haría</text:span></text:p>
            <text:p text:style-name="P83"><text:bookmark text:name="result_box27"/><text:span text:style-name="T500">Qué harías </text:span><text:span text:style-name="T1">si lo estuviera haciendo</text:span></text:p>
            <text:p text:style-name="P83"><text:span text:style-name="T500">Que harías </text:span><text:span text:style-name="T1">si lo hiciera</text:span></text:p>
            <text:p text:style-name="P62"><text:bookmark text:name="result_box30"/>Si yo viniera</text:p>
            <text:p text:style-name="P62">Si fuera</text:p>
            <text:p text:style-name="P83"><text:span text:style-name="T1">me gustaría</text:span> ir</text:p>
            <text:p text:style-name="P63">me gustaría</text:p>
            <text:p text:style-name="P63">yo quiero</text:p>
            <text:p text:style-name="P83"><text:span text:style-name="T1">Quiero</text:span> ir</text:p>
            <text:p text:style-name="P83"><text:span text:style-name="T1">Quiero</text:span> mucho dinero</text:p>
            <text:p text:style-name="P83"><text:span text:style-name="T1">Te gustaría tener</text:span> mucho dinero</text:p>
            <text:p text:style-name="P83"><text:span text:style-name="T1">Quieres</text:span> mucho dinero</text:p>
            <text:p text:style-name="P83">¿<text:span text:style-name="T1">Qué deseas</text:span>?</text:p>
            <text:p text:style-name="P83"><text:span text:style-name="T1">Quisieras</text:span> eso</text:p>
            <text:p text:style-name="P83">Es <text:span text:style-name="T2">pensable</text:span> que</text:p>
            <text:p text:style-name="P100"><text:span text:style-name="T153">¿</text:span><text:span text:style-name="T165">Por qué no</text:span><text:span text:style-name="T153">, </text:span><text:span text:style-name="T166">si pudiera hacerse</text:span><text:span text:style-name="T153">?</text:span></text:p>
            <text:p text:style-name="P100"><text:bookmark text:name="result_box61"/><text:span text:style-name="T154">Muéstrame</text:span><text:span text:style-name="T157"> (mostrar)</text:span></text:p>
            <text:p text:style-name="P64">Muéstrame el juego</text:p>
            <text:p text:style-name="P93">ponlo ahí</text:p>
            <text:p text:style-name="P94">ponlo aquí</text:p>
            <text:p text:style-name="P93">bájalo</text:p>
            <text:p text:style-name="P64"><text:bookmark text:name="result_box44"/>Ven aquí</text:p>
            <text:p text:style-name="P64">Traelo</text:p>
            <text:p text:style-name="P64">tómalo</text:p>
            <text:p text:style-name="P64"><text:bookmark text:name="result_box1"/>Dame</text:p>
            <text:p text:style-name="P64">Dime</text:p>
            <text:p text:style-name="P64"><text:soft-page-break/>Hazme un favor</text:p>
            <text:p text:style-name="P64">Hazme</text:p>
            <text:p text:style-name="P64">Háblame</text:p>
            <text:p text:style-name="P64">Escúchame</text:p>
            <text:p text:style-name="P64">Mira y aprende</text:p>
            <text:p text:style-name="P64"><text:bookmark text:name="result_box2"/>Ve ahora</text:p>
            <text:p text:style-name="P64"><text:bookmark text:name="result_box4"/>respóndeme</text:p>
            <text:p text:style-name="P64">Observe atentamente</text:p>
            <text:p text:style-name="P64"><text:bookmark text:name="result_box21"/>¡Siéntate!</text:p>
            <text:p text:style-name="P64">¡Toma asiento!</text:p>
            <text:p text:style-name="P64">No conteste<text:span text:style-name="T436">s el teléfono</text:span></text:p>
            <text:p text:style-name="P65">No respondas</text:p>
            <text:p text:style-name="P64">No vayas</text:p>
            <text:p text:style-name="P64">No digas</text:p>
            <text:p text:style-name="P64">No hagas</text:p>
            <text:p text:style-name="P64">No escuch<text:span text:style-name="T436">es</text:span></text:p>
            <text:p text:style-name="P64">No mires</text:p>
            <text:p text:style-name="P64">No cometas ese error</text:p>
            <text:p text:style-name="P64">No lo hagas</text:p>
            <text:p text:style-name="P87"><text:bookmark text:name="result_box25"/>No <text:span text:style-name="T440">lo</text:span> conteste<text:span text:style-name="T437">s</text:span></text:p>
            <text:p text:style-name="P87"><text:span text:style-name="T483">No </text:span><text:span text:style-name="T451">me</text:span><text:span text:style-name="T483"> contestes</text:span></text:p>
            <text:p text:style-name="P87">No <text:span text:style-name="T440">l</text:span><text:span text:style-name="T453">e</text:span> conteste<text:span text:style-name="T437">s</text:span></text:p>
            <text:p text:style-name="P87">No <text:span text:style-name="T440">l</text:span><text:span text:style-name="T452">e</text:span> contest<text:span text:style-name="T437">es</text:span></text:p>
            <text:p text:style-name="P88">No <text:span text:style-name="T440">nos</text:span> contestes</text:p>
            <text:p text:style-name="P88">No <text:span text:style-name="T440">los</text:span> contestes</text:p>
            <text:p text:style-name="P64">No te vayas</text:p>
            <text:p text:style-name="P66">No deje</text:p>
            <text:p text:style-name="P89">No <text:span text:style-name="T457">lo</text:span> dejes</text:p>
            <text:p text:style-name="P87">No <text:span text:style-name="T457">me</text:span> dejes</text:p>
            <text:p text:style-name="P87">No <text:span text:style-name="T457">la</text:span> dejes</text:p>
            <text:p text:style-name="P87">No <text:span text:style-name="T457">l</text:span><text:span text:style-name="T473">o</text:span> dejes</text:p>
            <text:p text:style-name="P87">No <text:span text:style-name="T457">nos</text:span> dejes</text:p>
            <text:p text:style-name="P87">No <text:span text:style-name="T457">los</text:span> deje<text:span text:style-name="T1770">s</text:span></text:p>
            <text:p text:style-name="P64">No salga<text:span text:style-name="T1770">s</text:span> de la casa</text:p>
            <text:p text:style-name="P64">No vayas alli</text:p>
            <text:p text:style-name="P64"><text:bookmark text:name="result_box57"/>No digas nada</text:p>
            <text:p text:style-name="P64">No lo digas</text:p>
            <text:p text:style-name="P102"><text:span text:style-name="T163">No </text:span><text:span text:style-name="T449">me</text:span><text:span text:style-name="T163"> </text:span><text:span text:style-name="T461">lo</text:span><text:span text:style-name="T163"> digas</text:span></text:p>
            <text:p text:style-name="P102">No <text:span text:style-name="T440">se</text:span> <text:span text:style-name="T457">lo</text:span> digas a <text:span text:style-name="T457">ella</text:span></text:p>
            <text:p text:style-name="P102"><text:span text:style-name="T153">No </text:span><text:span text:style-name="T448">se</text:span><text:span text:style-name="T153"> </text:span><text:span text:style-name="T460">lo</text:span><text:span text:style-name="T153"> digas</text:span><text:span text:style-name="T164"> a </text:span><text:span text:style-name="T466">él</text:span></text:p>
            <text:p text:style-name="P100"><text:span text:style-name="T162">N</text:span><text:span text:style-name="T159">o </text:span><text:span text:style-name="T450">nos</text:span><text:span text:style-name="T159"> </text:span><text:span text:style-name="T463">lo</text:span><text:span text:style-name="T159"> digas</text:span></text:p>
            <text:p text:style-name="P100"><text:span text:style-name="T159">No </text:span><text:span text:style-name="T450">se</text:span><text:span text:style-name="T159"> </text:span><text:span text:style-name="T463">lo</text:span><text:span text:style-name="T159"> digas a </text:span><text:span text:style-name="T463">ellos</text:span></text:p>
            <text:p text:style-name="P100"><text:span text:style-name="T156">No </text:span><text:span text:style-name="T469">lo</text:span><text:span text:style-name="T156"> escuches</text:span></text:p>
            <text:p text:style-name="P100"><text:span text:style-name="T154">No </text:span><text:span text:style-name="T467">me</text:span><text:span text:style-name="T154"> escuches</text:span></text:p>
            <text:p text:style-name="P100"><text:span text:style-name="T154">No </text:span><text:span text:style-name="T467">la</text:span><text:span text:style-name="T154"> escuches</text:span></text:p>
            <text:p text:style-name="P100"><text:span text:style-name="T154">No </text:span><text:span text:style-name="T467">lo</text:span><text:span text:style-name="T154"> escuches</text:span></text:p>
            <text:p text:style-name="P101"><text:span text:style-name="T154">No </text:span><text:span text:style-name="T467">nos</text:span><text:span text:style-name="T154"> escuches</text:span></text:p>
            <text:p text:style-name="P100"><text:span text:style-name="T155">No </text:span><text:span text:style-name="T468">los</text:span><text:span text:style-name="T155"> escuches</text:span></text:p>
            <text:p text:style-name="P100"><text:span text:style-name="T158">No </text:span><text:span text:style-name="T462">lo</text:span><text:span text:style-name="T158"> mires</text:span></text:p>
            <text:p text:style-name="P100"><text:span text:style-name="T160">No </text:span><text:span text:style-name="T464">me</text:span><text:span text:style-name="T160"> mires</text:span></text:p>
            <text:p text:style-name="P100"><text:span text:style-name="T158">No </text:span><text:span text:style-name="T462">la</text:span><text:span text:style-name="T158"> mires</text:span></text:p>
            <text:p text:style-name="P100"><text:span text:style-name="T158">No </text:span><text:span text:style-name="T462">l</text:span><text:span text:style-name="T464">o</text:span><text:span text:style-name="T158"> mires</text:span></text:p>
            <text:p text:style-name="P103"><text:soft-page-break/><text:span text:style-name="T153">No </text:span><text:span text:style-name="T460">nos</text:span><text:span text:style-name="T153"> mires</text:span></text:p>
            <text:p text:style-name="P100"><text:span text:style-name="T161">No </text:span><text:span text:style-name="T465">los</text:span><text:span text:style-name="T161"> mires</text:span></text:p>
            <text:p text:style-name="P429"><text:span text:style-name="Strong_20_Emphasis"><text:span text:style-name="T817">Dá</text:span></text:span><text:span text:style-name="Strong_20_Emphasis"><text:span text:style-name="T456">me</text:span></text:span><text:span text:style-name="Strong_20_Emphasis"><text:span text:style-name="T477">lo</text:span></text:span></text:p>
            <text:p text:style-name="P430"><text:span text:style-name="Strong_20_Emphasis"><text:span text:style-name="T817">Dá</text:span></text:span><text:span text:style-name="Strong_20_Emphasis"><text:span text:style-name="T456">se</text:span></text:span><text:span text:style-name="Strong_20_Emphasis"><text:span text:style-name="T477">lo</text:span></text:span><text:span text:style-name="T817"> (a </text:span><text:span text:style-name="T456">ellos</text:span><text:span text:style-name="T817">)</text:span></text:p>
            <text:p text:style-name="P430"><text:span text:style-name="Strong_20_Emphasis"><text:span text:style-name="T817">Dá</text:span></text:span><text:span text:style-name="Strong_20_Emphasis"><text:span text:style-name="T456">nos</text:span></text:span><text:span text:style-name="Strong_20_Emphasis"><text:span text:style-name="T477">lo</text:span></text:span></text:p>
            <text:p text:style-name="P430"><text:span text:style-name="Strong_20_Emphasis"><text:span text:style-name="T817">Dá</text:span></text:span><text:span text:style-name="Strong_20_Emphasis"><text:span text:style-name="T456">se</text:span></text:span><text:span text:style-name="Strong_20_Emphasis"><text:span text:style-name="T477">lo</text:span></text:span><text:span text:style-name="T817"> (a </text:span><text:span text:style-name="T456">él</text:span><text:span text:style-name="T817">)</text:span></text:p>
            <text:p text:style-name="P430"><text:span text:style-name="Strong_20_Emphasis"><text:span text:style-name="T817">Dá</text:span></text:span><text:span text:style-name="Strong_20_Emphasis"><text:span text:style-name="T456">se</text:span></text:span><text:span text:style-name="Strong_20_Emphasis"><text:span text:style-name="T477">lo</text:span></text:span><text:span text:style-name="T817"> (a </text:span><text:span text:style-name="T456">ella</text:span><text:span text:style-name="T817">)</text:span></text:p>
            <text:p text:style-name="P430"><text:span text:style-name="Strong_20_Emphasis"><text:span text:style-name="T817">Dá</text:span></text:span><text:span text:style-name="Strong_20_Emphasis"><text:span text:style-name="T456">me</text:span></text:span><text:span text:style-name="Strong_20_Emphasis"><text:span text:style-name="T477">los</text:span></text:span></text:p>
            <text:p text:style-name="P430"><text:span text:style-name="Strong_20_Emphasis"><text:span text:style-name="T817">Dá</text:span></text:span><text:span text:style-name="Strong_20_Emphasis"><text:span text:style-name="T456">se</text:span></text:span><text:span text:style-name="Strong_20_Emphasis"><text:span text:style-name="T477">los</text:span></text:span><text:span text:style-name="T817"> (a </text:span><text:span text:style-name="T456">ellos</text:span><text:span text:style-name="T817">)</text:span></text:p>
            <text:p text:style-name="P430"><text:span text:style-name="Strong_20_Emphasis"><text:span text:style-name="T817">Dá</text:span></text:span><text:span text:style-name="Strong_20_Emphasis"><text:span text:style-name="T456">nos</text:span></text:span><text:span text:style-name="Strong_20_Emphasis"><text:span text:style-name="T477">los</text:span></text:span></text:p>
            <text:p text:style-name="P430"><text:span text:style-name="Strong_20_Emphasis"><text:span text:style-name="T817">Dá</text:span></text:span><text:span text:style-name="Strong_20_Emphasis"><text:span text:style-name="T456">se</text:span></text:span><text:span text:style-name="Strong_20_Emphasis"><text:span text:style-name="T477">los</text:span></text:span><text:span text:style-name="T817"> (a </text:span><text:span text:style-name="T456">él</text:span><text:span text:style-name="T817">)</text:span></text:p>
            <text:p text:style-name="P433"><text:span text:style-name="Strong_20_Emphasis"><text:span text:style-name="T817">Dá</text:span></text:span><text:span text:style-name="Strong_20_Emphasis"><text:span text:style-name="T456">se</text:span></text:span><text:span text:style-name="Strong_20_Emphasis"><text:span text:style-name="T477">los</text:span></text:span><text:span text:style-name="T817"> (a </text:span><text:span text:style-name="T456">ella</text:span><text:span text:style-name="T817">)</text:span></text:p>
            <text:p text:style-name="P434"><text:span text:style-name="T60">N</text:span><text:span text:style-name="T58">o </text:span><text:span text:style-name="T441">me</text:span><text:span text:style-name="T58"> </text:span><text:span text:style-name="T459">lo</text:span><text:span text:style-name="T58"> des</text:span></text:p>
            <text:p text:style-name="P434"><text:span text:style-name="T58">No </text:span><text:span text:style-name="T441">se</text:span><text:span text:style-name="T58"> </text:span><text:span text:style-name="T459">lo</text:span><text:span text:style-name="T58"> d</text:span><text:span text:style-name="T59">es</text:span><text:span text:style-name="T58"> a </text:span><text:span text:style-name="T441">ellos</text:span></text:p>
            <text:p text:style-name="P434"><text:span text:style-name="T58">No </text:span><text:span text:style-name="T441">nos</text:span><text:span text:style-name="T58"> </text:span><text:span text:style-name="T459">lo</text:span><text:span text:style-name="T58"> des</text:span></text:p>
            <text:p text:style-name="P434"><text:span text:style-name="T58">No </text:span><text:span text:style-name="T441">se</text:span><text:span text:style-name="T58"> </text:span><text:span text:style-name="T459">lo</text:span><text:span text:style-name="T58"> des</text:span></text:p>
            <text:p text:style-name="P434"><text:span text:style-name="T58">No </text:span><text:span text:style-name="T441">se</text:span><text:span text:style-name="T58"> </text:span><text:span text:style-name="T459">lo</text:span><text:span text:style-name="T58"> des a </text:span><text:span text:style-name="T441">ella</text:span><text:span text:style-name="T58">.</text:span></text:p>
            <text:p text:style-name="P434"><text:span text:style-name="T58">No </text:span><text:span text:style-name="T441">me</text:span><text:span text:style-name="T58"> </text:span><text:span text:style-name="T459">las</text:span><text:span text:style-name="T58"> des</text:span></text:p>
            <text:p text:style-name="P434"><text:span text:style-name="T58">No </text:span><text:span text:style-name="T441">les</text:span><text:span text:style-name="T58"> des a </text:span><text:span text:style-name="T441">ellos</text:span></text:p>
            <text:p text:style-name="P434"><text:span text:style-name="T58">No </text:span><text:span text:style-name="T441">nos</text:span><text:span text:style-name="T58"> </text:span><text:span text:style-name="T459">los</text:span><text:span text:style-name="T58"> des</text:span></text:p>
            <text:p text:style-name="P434"><text:span text:style-name="T58">No </text:span><text:span text:style-name="T441">se</text:span><text:span text:style-name="T58"> </text:span><text:span text:style-name="T459">las</text:span><text:span text:style-name="T58"> des.</text:span></text:p>
            <text:p text:style-name="P434"><text:span text:style-name="T58">No </text:span><text:span text:style-name="T441">se</text:span><text:span text:style-name="T58"> </text:span><text:span text:style-name="T459">las</text:span><text:span text:style-name="T58"> des.</text:span></text:p>
            <text:p text:style-name="P68"><text:bookmark text:name="result_box28"/>he hecho</text:p>
            <text:p text:style-name="P68">he hecho</text:p>
            <text:p text:style-name="P68">he visto</text:p>
            <text:p text:style-name="P90"><text:span text:style-name="T60">h</text:span><text:span text:style-name="T58">e dicho</text:span></text:p>
            <text:p text:style-name="P68">he oído</text:p>
            <text:p text:style-name="P68">he escrito</text:p>
            <text:p text:style-name="P68">he leído</text:p>
            <text:p text:style-name="P68">he tenido</text:p>
            <text:p text:style-name="P68">he observado</text:p>
            <text:p text:style-name="P90"><text:span text:style-name="T60">h</text:span><text:span text:style-name="T58">e dado</text:span></text:p>
            <text:p text:style-name="P68">he tenido</text:p>
            <text:p text:style-name="P68">he corrido</text:p>
            <text:p text:style-name="P68">he ido</text:p>
            <text:p text:style-name="P68">he llegado</text:p>
            <text:p text:style-name="P90"><text:span text:style-name="T60">h</text:span><text:span text:style-name="T58">e venido</text:span></text:p>
            <text:p text:style-name="P68">he estado</text:p>
            <text:p text:style-name="P68"><text:bookmark text:name="result_box29"/>he tomado</text:p>
            <text:p text:style-name="P91"><text:bookmark text:name="result_box7"/>Fui a ella</text:p>
            <text:p text:style-name="P91">El fue a ella</text:p>
            <text:p text:style-name="P91">lo hice</text:p>
            <text:p text:style-name="P91">El lo hizo</text:p>
            <text:p text:style-name="P91"><text:bookmark text:name="result_box15"/>Hice un pequeño esfuerzo</text:p>
            <text:p text:style-name="P91">Hice un gran esfuerzo</text:p>
            <text:p text:style-name="P91">Yo vine antes de ti</text:p>
            <text:p text:style-name="P91">el vino a casa</text:p>
            <text:p text:style-name="P91">Llegué a Zurich</text:p>
            <text:p text:style-name="P91">Llegó a zurich</text:p>
            <text:p text:style-name="P91">Yo pregunté</text:p>
            <text:p text:style-name="P91">preguntó</text:p>
            <text:p text:style-name="P91">Dije</text:p>
            <text:p text:style-name="P91"><text:soft-page-break/>Él dijo</text:p>
            <text:p text:style-name="P91">respondí</text:p>
            <text:p text:style-name="P91">él respondió</text:p>
            <text:p text:style-name="P91">Yo jugué</text:p>
            <text:p text:style-name="P91">él jugó</text:p>
            <text:p text:style-name="P91">estaba hambriento</text:p>
            <text:p text:style-name="P91">Él estaba hambriento</text:p>
            <text:p text:style-name="P91">Yo era mayor</text:p>
            <text:p text:style-name="P91">Él era mayor</text:p>
            <text:p text:style-name="P91">Tuve una pizza</text:p>
            <text:p text:style-name="P91">Tuve una casa grande</text:p>
            <text:p text:style-name="P91">Él tenía una pizza</text:p>
            <text:p text:style-name="P91">Él tenía una casa grande</text:p>
            <text:p text:style-name="P91"><text:bookmark text:name="result_box8"/>Tuve una buena semana</text:p>
            <text:p text:style-name="P91"><text:bookmark text:name="result_box9"/>¿Tuviste una buena semana también?</text:p>
            <text:p text:style-name="P543"><text:span text:style-name="Strong_20_Emphasis"><text:span text:style-name="T58">Me duele </text:span></text:span><text:span text:style-name="Strong_20_Emphasis"><text:span text:style-name="T1164">el</text:span></text:span><text:span text:style-name="Strong_20_Emphasis"><text:span text:style-name="T58"> brazo.</text:span></text:span></text:p>
            <text:p text:style-name="P73"><text:bookmark text:name="result_box10"/>¿Qué te gusta?</text:p>
            <text:p text:style-name="P73">¿Te gustaría alguna cosa?</text:p>
            <text:p text:style-name="P73">¿Te gustaría tener algo?</text:p>
            <text:p text:style-name="P73">Me gustaría tener algo</text:p>
            <text:p text:style-name="P73">No para mi, gracias</text:p>
            <text:p text:style-name="P73">No para el, gracias</text:p>
            <text:p text:style-name="P74">¡Yo también!</text:p>
            <text:p text:style-name="P74">¡Él también!</text:p>
            <text:p text:style-name="P74">¡Yo tampoco!</text:p>
            <text:p text:style-name="P74">¡Él tampoco!</text:p>
            <text:p text:style-name="P74">¡Yo no!</text:p>
            <text:p text:style-name="P74">Yo sí</text:p>
            <text:p text:style-name="P74"><text:bookmark text:name="result_box11"/>No, gracias!</text:p>
            <text:p text:style-name="P74">Sí, por favor!</text:p>
            <text:p text:style-name="P60"><text:bookmark text:name="result_box34"/>primavera</text:p>
            <text:p text:style-name="P60">verano</text:p>
            <text:p text:style-name="P60">otoño</text:p>
            <text:p text:style-name="P60">invierno</text:p>
            <text:p text:style-name="P75"><text:bookmark text:name="result_box26"/>lunes</text:p>
            <text:p text:style-name="P75">martes</text:p>
            <text:p text:style-name="P75">miércoles</text:p>
            <text:p text:style-name="P75">jueves</text:p>
            <text:p text:style-name="P75">viernes</text:p>
            <text:p text:style-name="P75">sábado</text:p>
            <text:p text:style-name="P75">domingo</text:p>
            <text:p text:style-name="P76">enero</text:p>
            <text:p text:style-name="P76">febrero</text:p>
            <text:p text:style-name="P76">marzo</text:p>
            <text:p text:style-name="P76">abril</text:p>
            <text:p text:style-name="P83"><text:span text:style-name="T388">m</text:span><text:span text:style-name="T387">ayo</text:span></text:p>
            <text:p text:style-name="P76">junio</text:p>
            <text:p text:style-name="P76">julio</text:p>
            <text:p text:style-name="P76">agosto</text:p>
            <text:p text:style-name="P76">septiembre</text:p>
            <text:p text:style-name="P76">octubre</text:p>
            <text:p text:style-name="P76">noviembre</text:p>
            <text:p text:style-name="P76"><text:soft-page-break/>diciembre</text:p>
            <text:p text:style-name="P77">uno</text:p>
            <text:p text:style-name="P77">Dos</text:p>
            <text:p text:style-name="P77">Tres</text:p>
            <text:p text:style-name="P77">cuatro</text:p>
            <text:p text:style-name="P77">cinco</text:p>
            <text:p text:style-name="P77">seis</text:p>
            <text:p text:style-name="P77">siete</text:p>
            <text:p text:style-name="P77">ocho</text:p>
            <text:p text:style-name="P77">nueve</text:p>
            <text:p text:style-name="P79">diez</text:p>
            <text:p text:style-name="P77">Once</text:p>
            <text:p text:style-name="P77">Doce</text:p>
            <text:p text:style-name="P77">Trece</text:p>
            <text:p text:style-name="P77">catorce</text:p>
            <text:p text:style-name="P77">Quince</text:p>
            <text:p text:style-name="P77">Dieciséis</text:p>
            <text:p text:style-name="P77">diecisiete</text:p>
            <text:p text:style-name="P77">Dieciocho</text:p>
            <text:p text:style-name="P77">Diecinueve</text:p>
            <text:p text:style-name="P79">Veinte</text:p>
            <text:p text:style-name="P77">Veintiuno</text:p>
            <text:p text:style-name="P77">Veintidós</text:p>
            <text:p text:style-name="P77">Veintitres</text:p>
            <text:p text:style-name="P79">Treinta</text:p>
            <text:p text:style-name="P77">Treinta y uno</text:p>
            <text:p text:style-name="P78">Cuarent<text:span text:style-name="T1771">a</text:span> y dos</text:p>
            <text:p text:style-name="P86"><text:span text:style-name="T484">Cincuenta y seis</text:span></text:p>
            <text:p text:style-name="P86"><text:span text:style-name="T484">Ochenta y nueve</text:span></text:p>
            <text:p text:style-name="P79">Cuarenta</text:p>
            <text:p text:style-name="P79">Cincuenta</text:p>
            <text:p text:style-name="P79">Sesenta</text:p>
            <text:p text:style-name="P79">Setenta</text:p>
            <text:p text:style-name="P79">Ochenta</text:p>
            <text:p text:style-name="P79">Noventa</text:p>
            <text:p text:style-name="P69">Cien</text:p>
            <text:p text:style-name="P69"><text:bookmark text:name="result_box64"/>cien</text:p>
            <text:p text:style-name="P69">doscientos</text:p>
            <text:p text:style-name="P69">trescientos</text:p>
            <text:p text:style-name="P69">cuatrocientos</text:p>
            <text:p text:style-name="P72"><text:span text:style-name="T144">quin</text:span><text:span text:style-name="T484">ientos</text:span></text:p>
            <text:p text:style-name="P69">seiscientos</text:p>
            <text:p text:style-name="P72"><text:span text:style-name="T144">sete</text:span><text:span text:style-name="T484">cientos</text:span></text:p>
            <text:p text:style-name="P69">ochocientos</text:p>
            <text:p text:style-name="P72"><text:span text:style-name="T144">nove</text:span><text:span text:style-name="T484">cientos</text:span></text:p>
            <text:p text:style-name="P69">mil</text:p>
            <text:p text:style-name="P69">dos mil</text:p>
            <text:p text:style-name="P69">tres mil</text:p>
            <text:p text:style-name="P69">cuatro mil</text:p>
            <text:p text:style-name="P69">cinco mil</text:p>
            <text:p text:style-name="P69">seis mil</text:p>
            <text:p text:style-name="P69">siete mil</text:p>
            <text:p text:style-name="P69"><text:soft-page-break/>ocho mil</text:p>
            <text:p text:style-name="P69">nueve mil</text:p>
            <text:p text:style-name="P69">diez mil</text:p>
            <text:p text:style-name="P77">Ciento uno</text:p>
            <text:p text:style-name="P77">Doscientos</text:p>
            <text:p text:style-name="P77">Ciento diez</text:p>
            <text:p text:style-name="P77">Ciento veinte</text:p>
            <text:p text:style-name="P77">doscientos</text:p>
            <text:p text:style-name="P79">mil</text:p>
            <text:p text:style-name="P77">diez mil</text:p>
            <text:p text:style-name="P79">millón</text:p>
            <text:p text:style-name="P80">en primer lugar</text:p>
            <text:p text:style-name="P83"><text:span text:style-name="T490">e</text:span><text:span text:style-name="T485">n segundo lugar</text:span></text:p>
            <text:p text:style-name="P80">en tercer lugar</text:p>
            <text:p text:style-name="P80">El primero</text:p>
            <text:p text:style-name="P80">El segundo</text:p>
            <text:p text:style-name="P80">El tercero</text:p>
            <text:p text:style-name="P80">El cuarto</text:p>
            <text:p text:style-name="P70">El quinto</text:p>
            <text:p text:style-name="P430"><text:span text:style-name="Strong_20_Emphasis"><text:span text:style-name="T896">El </text:span></text:span><text:span text:style-name="Strong_20_Emphasis"><text:span text:style-name="T895">sexto</text:span></text:span></text:p>
            <text:p text:style-name="P430"><text:span text:style-name="T896">El </text:span><text:span text:style-name="Strong_20_Emphasis"><text:span text:style-name="T64">séptimo</text:span></text:span></text:p>
            <text:p text:style-name="P430"><text:span text:style-name="T65">El </text:span><text:span text:style-name="Strong_20_Emphasis"><text:span text:style-name="T64">octavo</text:span></text:span></text:p>
            <text:p text:style-name="P430"><text:span text:style-name="T65">El </text:span><text:span text:style-name="Strong_20_Emphasis"><text:span text:style-name="T64">noveno</text:span></text:span></text:p>
            <text:p text:style-name="P430"><text:span text:style-name="Strong_20_Emphasis"><text:span text:style-name="T65">El </text:span></text:span><text:span text:style-name="Strong_20_Emphasis"><text:span text:style-name="T64">décimo</text:span></text:span></text:p>
            <text:p text:style-name="P677"><text:span text:style-name="Strong_20_Emphasis"><text:span text:style-name="T74">Es la una y cinco.</text:span></text:span></text:p>
            <text:p text:style-name="P677"><text:span text:style-name="Strong_20_Emphasis"><text:span text:style-name="T74">Son las tres y doce.</text:span></text:span></text:p>
            <text:p text:style-name="P677"><text:span text:style-name="Strong_20_Emphasis"><text:span text:style-name="T74">Es la una menos cinco.</text:span></text:span></text:p>
            <text:p text:style-name="P677"><text:span text:style-name="Strong_20_Emphasis"><text:span text:style-name="T74">Son las tres menos doce.</text:span></text:span></text:p>
            <text:p text:style-name="P677"><text:span text:style-name="Strong_20_Emphasis"><text:span text:style-name="T74">Es la una y media.</text:span></text:span></text:p>
            <text:p text:style-name="P677"><text:span text:style-name="Strong_20_Emphasis"><text:span text:style-name="T74">Son las dos y cuarto.</text:span></text:span></text:p>
            <text:p text:style-name="P677"><text:span text:style-name="Strong_20_Emphasis"><text:span text:style-name="T74">Son las tres menos cuarto.</text:span></text:span></text:p>
            <text:p text:style-name="P677"><text:span text:style-name="Strong_20_Emphasis"><text:span text:style-name="T74">La fiesta empieza a las nueve.</text:span></text:span></text:p>
            <text:p text:style-name="P677"><text:span text:style-name="Strong_20_Emphasis"><text:span text:style-name="T74">El banco abre a las ocho y media.</text:span></text:span></text:p>
            <text:p text:style-name="P677"><text:span text:style-name="Strong_20_Emphasis"><text:span text:style-name="T74">Son las dos de la tarde.</text:span></text:span></text:p>
            <text:p text:style-name="P677"><text:span text:style-name="Strong_20_Emphasis"><text:span text:style-name="T74">Son las dos de la mañana.</text:span></text:span></text:p>
            <text:p text:style-name="P677"><text:span text:style-name="Strong_20_Emphasis"><text:span text:style-name="T74">Son las diez de la noche.</text:span></text:span></text:p>
            <text:p text:style-name="P677"><text:span text:style-name="Strong_20_Emphasis"><text:span text:style-name="T74">Siempre leo el periódico por las mañanas.</text:span></text:span></text:p>
            <text:p text:style-name="P71">sexo</text:p>
            <text:p text:style-name="P82">Excitación sexual</text:p>
            <text:p text:style-name="P82">Relaciones sexuales</text:p>
            <text:p text:style-name="P82">pene</text:p>
            <text:p text:style-name="P82">La polla de un hombre</text:p>
            <text:p text:style-name="P82">Vagina de una mujer</text:p>
            <text:p text:style-name="P82">Él penetra</text:p>
            <text:p text:style-name="P82">Se masturba</text:p>
            <text:p text:style-name="P81">Estoy caliente</text:p>
            <text:p text:style-name="P67">Me meto en el coche</text:p>
            <text:p text:style-name="P67">Salgo del coche</text:p>
            <text:p text:style-name="P67">Para su desarrollo</text:p>
            <text:p text:style-name="P67"><text:span text:style-name="T1771">S</text:span>e tomó un tiempo para darse cuenta.</text:p>
            <text:p text:style-name="P67"><text:span text:style-name="T1771">S</text:span>e llevó una hora terminar el trabajo.</text:p>
            <text:p text:style-name="P67"><text:bookmark text:name="result_box19"/>en la mesa</text:p>
            <text:p text:style-name="P67"><text:soft-page-break/>Debajo de la mesa</text:p>
            <text:p text:style-name="P67">debajo de la mesa</text:p>
            <text:p text:style-name="P67"><text:bookmark text:name="result_box22"/>Sentado en la silla</text:p>
            <text:p text:style-name="P92"><text:bookmark text:name="result_box32"/>Fue condenado a 5 años.</text:p>
            <text:p text:style-name="P92">Fue un duro castigo.</text:p>
            <text:p text:style-name="P92">Le dolía la cabeza.</text:p>
            <text:p text:style-name="P92">Tenía un gran dolor que soportar.</text:p>
            <text:p text:style-name="P92">Mi dolor / pena</text:p>
            <text:p text:style-name="P92">Mi lástima</text:p>
            <text:p text:style-name="P92">Mis preocupaciones</text:p>
            <text:p text:style-name="P74"><text:bookmark text:name="result_box48"/>Tomé una conferencia en finanzas</text:p>
            <text:p text:style-name="P74">Hice algunos panes tostados</text:p>
            <text:p text:style-name="P74">Tomo una conferencia</text:p>
            <text:p text:style-name="P74">Hago <text:span text:style-name="T1162">algunos </text:span>panes tostado<text:span text:style-name="T1162">s</text:span></text:p>
            <text:p text:style-name="P74">Asisto a una conferencia</text:p>
            <text:p text:style-name="P74">Asistí a una conferencia</text:p>
            <text:p text:style-name="P74">Acabo de empezar a tomar algunas conferencias</text:p>
            <text:p text:style-name="P74">Ella me trajo una taza de té</text:p>
            <text:p text:style-name="P74">Le traje un libro</text:p>
            <text:p text:style-name="P111"><text:bookmark text:name="result_box49"/><text:span text:style-name="T881">Espera, t</text:span><text:span text:style-name="T880">e lo traigo</text:span></text:p>
            <text:p text:style-name="P111"><text:bookmark text:name="result_box50"/><text:span text:style-name="T55">Tráeme</text:span><text:span text:style-name="T880"> un agua por favor</text:span></text:p>
            <text:p text:style-name="P74">Pasame la sal por favor</text:p>
            <text:p text:style-name="P111"><text:span text:style-name="T882">A</text:span><text:span text:style-name="T880">cabo de empezar</text:span></text:p>
            <text:p text:style-name="P74">Voy a empezar</text:p>
            <text:p text:style-name="P74">Acabo de tomar una taza de té</text:p>
            <text:p text:style-name="P74">Voy a tomar una taza de té</text:p>
            <text:p text:style-name="P542"><text:span text:style-name="Strong_20_Emphasis"><text:span text:style-name="T809">Necesito hablar con Alfredo.</text:span></text:span></text:p>
            <text:p text:style-name="P111"><text:span text:style-name="Strong_20_Emphasis"><text:span text:style-name="T879">Hace</text:span></text:span><text:span text:style-name="Strong_20_Emphasis"><text:span text:style-name="T861"> un año </text:span></text:span><text:span text:style-name="Strong_20_Emphasis"><text:span text:style-name="T879">que</text:span></text:span><text:span text:style-name="Strong_20_Emphasis"><text:span text:style-name="T861"> </text:span></text:span><text:span text:style-name="Strong_20_Emphasis"><text:span text:style-name="T887">estudio</text:span></text:span><text:span text:style-name="Strong_20_Emphasis"><text:span text:style-name="T861"> español.</text:span></text:span></text:p>
            <text:p text:style-name="P111"><text:span text:style-name="Strong_20_Emphasis"><text:span text:style-name="T879">Hace</text:span></text:span><text:span text:style-name="Strong_20_Emphasis"><text:span text:style-name="T861"> un año </text:span></text:span><text:span text:style-name="Strong_20_Emphasis"><text:span text:style-name="T879">que</text:span></text:span><text:span text:style-name="Strong_20_Emphasis"><text:span text:style-name="T861"> no </text:span></text:span><text:span text:style-name="Strong_20_Emphasis"><text:span text:style-name="T887">estudio</text:span></text:span><text:span text:style-name="Strong_20_Emphasis"><text:span text:style-name="T861"> español.</text:span></text:span></text:p>
            <text:p text:style-name="P111"><text:span text:style-name="Strong_20_Emphasis"><text:span text:style-name="T887">Estudio</text:span></text:span><text:span text:style-name="Strong_20_Emphasis"><text:span text:style-name="T861"> español </text:span></text:span><text:span text:style-name="Strong_20_Emphasis"><text:span text:style-name="T879">desde hace</text:span></text:span><text:span text:style-name="Strong_20_Emphasis"><text:span text:style-name="T861"> un año.</text:span></text:span></text:p>
            <text:p text:style-name="P111"><text:span text:style-name="Strong_20_Emphasis"><text:span text:style-name="T861">No </text:span></text:span><text:span text:style-name="Strong_20_Emphasis"><text:span text:style-name="T887">estudio</text:span></text:span><text:span text:style-name="Strong_20_Emphasis"><text:span text:style-name="T861"> español </text:span></text:span><text:span text:style-name="Strong_20_Emphasis"><text:span text:style-name="T879">desde hace</text:span></text:span><text:span text:style-name="Strong_20_Emphasis"><text:span text:style-name="T861"> un año.</text:span></text:span></text:p>
            <text:p text:style-name="P111"><text:span text:style-name="Strong_20_Emphasis"><text:span text:style-name="T879">Hace</text:span></text:span><text:span text:style-name="Strong_20_Emphasis"><text:span text:style-name="T861"> un año </text:span></text:span><text:span text:style-name="Strong_20_Emphasis"><text:span text:style-name="T879">que</text:span></text:span><text:span text:style-name="Strong_20_Emphasis"><text:span text:style-name="T861"> </text:span></text:span><text:span text:style-name="Strong_20_Emphasis"><text:span text:style-name="T887">estudié</text:span></text:span><text:span text:style-name="Strong_20_Emphasis"><text:span text:style-name="T861"> español.</text:span></text:span></text:p>
            <text:p text:style-name="P111"><text:span text:style-name="Strong_20_Emphasis"><text:span text:style-name="T887">Estudié</text:span></text:span><text:span text:style-name="Strong_20_Emphasis"><text:span text:style-name="T861"> español </text:span></text:span><text:span text:style-name="Strong_20_Emphasis"><text:span text:style-name="T879">hace</text:span></text:span><text:span text:style-name="Strong_20_Emphasis"><text:span text:style-name="T861"> un año.</text:span></text:span></text:p>
            <text:p text:style-name="P112"><text:bookmark text:name="result_box52"/><text:span text:style-name="T797">Eso </text:span><text:span text:style-name="T883">fue</text:span><text:span text:style-name="T797"> </text:span><text:span text:style-name="T873">hace</text:span><text:span text:style-name="T797"> dos semanas</text:span></text:p>
            <text:p text:style-name="P112"><text:span text:style-name="T800">Lo </text:span><text:span text:style-name="T884">h</text:span><text:span text:style-name="T883">e empezado</text:span><text:span text:style-name="T797"> </text:span><text:span text:style-name="T873">hace</text:span><text:span text:style-name="T797"> dos días</text:span></text:p>
            <text:p text:style-name="P112"><text:span text:style-name="T883">Comencé</text:span><text:span text:style-name="T797"> a aprender </text:span><text:span text:style-name="T873">hace</text:span><text:span text:style-name="T797"> tres meses</text:span></text:p>
            <text:p text:style-name="P112"><text:bookmark text:name="result_box53"/><text:span text:style-name="T797">Lo </text:span><text:span text:style-name="T883">he hecho</text:span><text:span text:style-name="T797"> </text:span><text:span text:style-name="T873">hace</text:span><text:span text:style-name="T797"> dos días</text:span></text:p>
            <text:p text:style-name="P696"><text:span text:style-name="Strong_20_Emphasis"><text:span text:style-name="T818">La manzana </text:span></text:span><text:span text:style-name="Strong_20_Emphasis"><text:span text:style-name="T885">es</text:span></text:span><text:span text:style-name="Strong_20_Emphasis"><text:span text:style-name="T818"> verde.</text:span></text:span><text:span text:style-name="Strong_20_Emphasis"><text:span text:style-name="T819"> (</text:span></text:span><text:span text:style-name="Strong_20_Emphasis"><text:span text:style-name="T869">what</text:span></text:span><text:span text:style-name="Strong_20_Emphasis"><text:span text:style-name="T819"> </text:span></text:span><text:span text:style-name="Strong_20_Emphasis"><text:span text:style-name="T820">it </text:span></text:span><text:span text:style-name="Strong_20_Emphasis"><text:span text:style-name="T819">is</text:span></text:span><text:span text:style-name="Strong_20_Emphasis"><text:span text:style-name="T820">, green</text:span></text:span><text:span text:style-name="Strong_20_Emphasis"><text:span text:style-name="T819">)</text:span></text:span></text:p>
            <text:p text:style-name="P696"><text:span text:style-name="Strong_20_Emphasis"><text:span text:style-name="T818">La manzana </text:span></text:span><text:span text:style-name="Strong_20_Emphasis"><text:span text:style-name="T885">está</text:span></text:span><text:span text:style-name="Strong_20_Emphasis"><text:span text:style-name="T818"> verde.</text:span></text:span><text:span text:style-name="Strong_20_Emphasis"><text:span text:style-name="T819"> (</text:span></text:span><text:span text:style-name="Strong_20_Emphasis"><text:span text:style-name="T869">how</text:span></text:span><text:span text:style-name="Strong_20_Emphasis"><text:span text:style-name="T819"> </text:span></text:span><text:span text:style-name="Strong_20_Emphasis"><text:span text:style-name="T820">it </text:span></text:span><text:span text:style-name="Strong_20_Emphasis"><text:span text:style-name="T819">is</text:span></text:span><text:span text:style-name="Strong_20_Emphasis"><text:span text:style-name="T820">, unripe</text:span></text:span><text:span text:style-name="Strong_20_Emphasis"><text:span text:style-name="T819">)</text:span></text:span></text:p>
            <text:p text:style-name="P696"><text:span text:style-name="Strong_20_Emphasis"><text:span text:style-name="T819">Ella </text:span></text:span><text:span text:style-name="Strong_20_Emphasis"><text:span text:style-name="T886">es</text:span></text:span><text:span text:style-name="Strong_20_Emphasis"><text:span text:style-name="T819"> callada.</text:span></text:span></text:p>
            <text:p text:style-name="P696"><text:span text:style-name="Strong_20_Emphasis"><text:span text:style-name="T819">Ella </text:span></text:span><text:span text:style-name="Strong_20_Emphasis"><text:span text:style-name="T886">está</text:span></text:span><text:span text:style-name="Strong_20_Emphasis"><text:span text:style-name="T819"> callada.</text:span></text:span></text:p>
            <text:p text:style-name="P673"><text:span text:style-name="Strong_20_Emphasis"><text:span text:style-name="T818">El profesor </text:span></text:span><text:span text:style-name="Strong_20_Emphasis"><text:span text:style-name="T885">es</text:span></text:span><text:span text:style-name="Strong_20_Emphasis"><text:span text:style-name="T818"> aburrido.</text:span></text:span></text:p>
            <text:p text:style-name="P673"><text:span text:style-name="Strong_20_Emphasis"><text:span text:style-name="T818">El profesor </text:span></text:span><text:span text:style-name="Strong_20_Emphasis"><text:span text:style-name="T885">está</text:span></text:span><text:span text:style-name="Strong_20_Emphasis"><text:span text:style-name="T818"> aburrido.</text:span></text:span></text:p>
            <text:p text:style-name="P673"><text:span text:style-name="Strong_20_Emphasis"><text:span text:style-name="T818">Mónica </text:span></text:span><text:span text:style-name="Strong_20_Emphasis"><text:span text:style-name="T889">es</text:span></text:span><text:span text:style-name="Strong_20_Emphasis"><text:span text:style-name="T818"> de España. (origin)</text:span></text:span></text:p>
            <text:p text:style-name="P673"><text:span text:style-name="Strong_20_Emphasis"><text:span text:style-name="T818">Mónica </text:span></text:span><text:span text:style-name="Strong_20_Emphasis"><text:span text:style-name="T889">está</text:span></text:span><text:span text:style-name="Strong_20_Emphasis"><text:span text:style-name="T818"> en Venezuela. (location)</text:span></text:span></text:p>
            <text:p text:style-name="P673"><text:span text:style-name="Strong_20_Emphasis"><text:span text:style-name="T818">La fiesta </text:span></text:span><text:span text:style-name="Strong_20_Emphasis"><text:span text:style-name="T889">es</text:span></text:span><text:span text:style-name="Strong_20_Emphasis"><text:span text:style-name="T818"> en la casa de M. (taking place)</text:span></text:span></text:p>
            <text:p text:style-name="P673"><text:span text:style-name="Strong_20_Emphasis"><text:span text:style-name="T818">¿Qué hora </text:span></text:span><text:span text:style-name="Strong_20_Emphasis"><text:span text:style-name="T889">es</text:span></text:span><text:span text:style-name="Strong_20_Emphasis"><text:span text:style-name="T818">?</text:span></text:span><text:span text:style-name="Strong_20_Emphasis"><text:span text:style-name="T821"> </text:span></text:span><text:span text:style-name="Strong_20_Emphasis"><text:span text:style-name="T870">(hour)</text:span></text:span></text:p>
            <text:p text:style-name="P673"><text:span text:style-name="Strong_20_Emphasis"><text:span text:style-name="T821">Son las dos.</text:span></text:span></text:p>
            <text:p text:style-name="P673"><text:span text:style-name="Strong_20_Emphasis"><text:span text:style-name="T821">¿Qué día es hoy? </text:span></text:span><text:span text:style-name="Strong_20_Emphasis"><text:span text:style-name="T870">(day)</text:span></text:span></text:p>
            <text:p text:style-name="P673"><text:span text:style-name="Strong_20_Emphasis"><text:span text:style-name="T821">Hoy es lunes.</text:span></text:span></text:p>
            <text:p text:style-name="P673"><text:span text:style-name="Strong_20_Emphasis"><text:span text:style-name="T821">¿Qué fecha </text:span></text:span><text:span text:style-name="Strong_20_Emphasis"><text:span text:style-name="T890">es</text:span></text:span><text:span text:style-name="Strong_20_Emphasis"><text:span text:style-name="T821"> hoy?</text:span></text:span><text:span text:style-name="Strong_20_Emphasis"><text:span text:style-name="T822"> </text:span></text:span><text:span text:style-name="Strong_20_Emphasis"><text:span text:style-name="T821"><text:s/></text:span></text:span><text:span text:style-name="Strong_20_Emphasis"><text:span text:style-name="T870">(date)</text:span></text:span></text:p>
            <text:p text:style-name="P673"><text:span text:style-name="Strong_20_Emphasis"><text:span text:style-name="T890">Es</text:span></text:span><text:span text:style-name="Strong_20_Emphasis"><text:span text:style-name="T821"> el cinco de mayo.</text:span></text:span></text:p>
            <text:p text:style-name="P673"><text:soft-page-break/><text:span text:style-name="Strong_20_Emphasis"><text:span text:style-name="T818">¿De dónde </text:span></text:span><text:span text:style-name="Strong_20_Emphasis"><text:span text:style-name="T889">eres</text:span></text:span><text:span text:style-name="Strong_20_Emphasis"><text:span text:style-name="T818"> tú?</text:span></text:span><text:span text:style-name="Strong_20_Emphasis"><text:span text:style-name="T821"> </text:span></text:span><text:span text:style-name="Strong_20_Emphasis"><text:span text:style-name="T870">(place of origin)</text:span></text:span></text:p>
            <text:p text:style-name="P673"><text:span text:style-name="Strong_20_Emphasis"><text:span text:style-name="T821">Soy de Colombia.</text:span></text:span></text:p>
            <text:p text:style-name="P673"><text:span text:style-name="Strong_20_Emphasis"><text:span text:style-name="T818">¿Cuál es tu trabajo?</text:span></text:span><text:span text:style-name="Strong_20_Emphasis"><text:span text:style-name="T870"> (occupation)</text:span></text:span></text:p>
            <text:p text:style-name="P673"><text:span text:style-name="Strong_20_Emphasis"><text:span text:style-name="T890">Soy</text:span></text:span><text:span text:style-name="Strong_20_Emphasis"><text:span text:style-name="T821"> carpintero</text:span></text:span></text:p>
            <text:p text:style-name="P673"><text:span text:style-name="Strong_20_Emphasis"><text:span text:style-name="T818">¿</text:span></text:span><text:span text:style-name="Strong_20_Emphasis"><text:span text:style-name="T889">Es</text:span></text:span><text:span text:style-name="Strong_20_Emphasis"><text:span text:style-name="T818"> ella puertorriqueña?</text:span></text:span><text:span text:style-name="Strong_20_Emphasis"><text:span text:style-name="T821"> </text:span></text:span><text:span text:style-name="Strong_20_Emphasis"><text:span text:style-name="T870">(nationality)</text:span></text:span></text:p>
            <text:p text:style-name="P673"><text:span text:style-name="Strong_20_Emphasis"><text:span text:style-name="T821">No, </text:span></text:span><text:span text:style-name="Strong_20_Emphasis"><text:span text:style-name="T890">es</text:span></text:span><text:span text:style-name="Strong_20_Emphasis"><text:span text:style-name="T821"> guatemalteca.</text:span></text:span></text:p>
            <text:p text:style-name="P673"><text:span text:style-name="Strong_20_Emphasis"><text:span text:style-name="T818">¿</text:span></text:span><text:span text:style-name="Strong_20_Emphasis"><text:span text:style-name="T889">Son</text:span></text:span><text:span text:style-name="Strong_20_Emphasis"><text:span text:style-name="T818"> los García bautistas?</text:span></text:span><text:span text:style-name="Strong_20_Emphasis"><text:span text:style-name="T821"> </text:span></text:span><text:span text:style-name="Strong_20_Emphasis"><text:span text:style-name="T870">(religion)</text:span></text:span></text:p>
            <text:p text:style-name="P673"><text:span text:style-name="Strong_20_Emphasis"><text:span text:style-name="T821">No, </text:span></text:span><text:span text:style-name="Strong_20_Emphasis"><text:span text:style-name="T890">son</text:span></text:span><text:span text:style-name="Strong_20_Emphasis"><text:span text:style-name="T821"> católicos.</text:span></text:span></text:p>
            <text:p text:style-name="P673"><text:span text:style-name="Strong_20_Emphasis"><text:span text:style-name="T821">¿</text:span></text:span><text:span text:style-name="Strong_20_Emphasis"><text:span text:style-name="T890">Es</text:span></text:span><text:span text:style-name="Strong_20_Emphasis"><text:span text:style-name="T821"> el gobierno socialista? </text:span></text:span><text:span text:style-name="Strong_20_Emphasis"><text:span text:style-name="T870">(politics)</text:span></text:span></text:p>
            <text:p text:style-name="P673"><text:span text:style-name="Strong_20_Emphasis"><text:span text:style-name="T821">No, </text:span></text:span><text:span text:style-name="Strong_20_Emphasis"><text:span text:style-name="T890">es</text:span></text:span><text:span text:style-name="Strong_20_Emphasis"><text:span text:style-name="T821"> comunista.</text:span></text:span></text:p>
            <text:p text:style-name="P698"><text:span text:style-name="Strong_20_Emphasis"><text:span text:style-name="T818">¿De qué material </text:span></text:span><text:span text:style-name="Strong_20_Emphasis"><text:span text:style-name="T889">es</text:span></text:span><text:span text:style-name="Strong_20_Emphasis"><text:span text:style-name="T818"> la mesa?</text:span></text:span><text:span text:style-name="Strong_20_Emphasis"><text:span text:style-name="T821"> </text:span></text:span><text:span text:style-name="Strong_20_Emphasis"><text:span text:style-name="T870">(material)</text:span></text:span></text:p>
            <text:p text:style-name="P673"><text:span text:style-name="Strong_20_Emphasis"><text:span text:style-name="T890">Es</text:span></text:span><text:span text:style-name="Strong_20_Emphasis"><text:span text:style-name="T821"> de madera.</text:span></text:span></text:p>
            <text:p text:style-name="P673"><text:span text:style-name="Strong_20_Emphasis"><text:span text:style-name="T818">¿De quién </text:span></text:span><text:span text:style-name="Strong_20_Emphasis"><text:span text:style-name="T889">es</text:span></text:span><text:span text:style-name="Strong_20_Emphasis"><text:span text:style-name="T818"> la pluma?</text:span></text:span><text:span text:style-name="Strong_20_Emphasis"><text:span text:style-name="T822"> </text:span></text:span><text:span text:style-name="Strong_20_Emphasis"><text:span text:style-name="T871">(possession)</text:span></text:span></text:p>
            <text:p text:style-name="P673"><text:span text:style-name="Strong_20_Emphasis"><text:span text:style-name="T890">Es</text:span></text:span><text:span text:style-name="Strong_20_Emphasis"><text:span text:style-name="T821"> de Emilio.</text:span></text:span></text:p>
            <text:p text:style-name="P673"><text:span text:style-name="Strong_20_Emphasis"><text:span text:style-name="T818">¿Quién </text:span></text:span><text:span text:style-name="Strong_20_Emphasis"><text:span text:style-name="T889">es</text:span></text:span><text:span text:style-name="Strong_20_Emphasis"><text:span text:style-name="T818"> Rogelio?</text:span></text:span><text:span text:style-name="Strong_20_Emphasis"><text:span text:style-name="T822"> </text:span></text:span><text:span text:style-name="Strong_20_Emphasis"><text:span text:style-name="T871">(Relationship status)</text:span></text:span></text:p>
            <text:p text:style-name="P673"><text:span text:style-name="Strong_20_Emphasis"><text:span text:style-name="T890">Es</text:span></text:span><text:span text:style-name="Strong_20_Emphasis"><text:span text:style-name="T821"> el esposo de Marta.</text:span></text:span></text:p>
            <text:p text:style-name="P673"><text:span text:style-name="Strong_20_Emphasis"><text:span text:style-name="T889">Es</text:span></text:span><text:span text:style-name="Strong_20_Emphasis"><text:span text:style-name="T818"> importante practicar </text:span></text:span><text:span text:style-name="Strong_20_Emphasis"><text:span text:style-name="T871">(impersonal</text:span></text:span><text:span text:style-name="Strong_20_Emphasis"><text:span text:style-name="T872"> exp.</text:span></text:span><text:span text:style-name="Strong_20_Emphasis"><text:span text:style-name="T871">)</text:span></text:span></text:p>
            <text:p text:style-name="P673"><text:span text:style-name="Strong_20_Emphasis"><text:span text:style-name="T890">Es</text:span></text:span><text:span text:style-name="Strong_20_Emphasis"><text:span text:style-name="T821"> necesario hablar mucho.</text:span></text:span></text:p>
            <text:p text:style-name="P673"><text:span text:style-name="Strong_20_Emphasis"><text:span text:style-name="T818">La película </text:span></text:span><text:span text:style-name="Strong_20_Emphasis"><text:span text:style-name="T889">es</text:span></text:span><text:span text:style-name="Strong_20_Emphasis"><text:span text:style-name="T818"> en el cine.</text:span></text:span><text:span text:style-name="Strong_20_Emphasis"><text:span text:style-name="T822"> </text:span></text:span><text:span text:style-name="Strong_20_Emphasis"><text:span text:style-name="T871">(takes place)</text:span></text:span></text:p>
            <text:p text:style-name="P673"><text:span text:style-name="Strong_20_Emphasis"><text:span text:style-name="T821">La fiesta </text:span></text:span><text:span text:style-name="Strong_20_Emphasis"><text:span text:style-name="T890">es</text:span></text:span><text:span text:style-name="Strong_20_Emphasis"><text:span text:style-name="T821"> en el club Fantástico.</text:span></text:span></text:p>
            <text:p text:style-name="P673"><text:span text:style-name="Strong_20_Emphasis"><text:span text:style-name="T818">Miguel </text:span></text:span><text:span text:style-name="Strong_20_Emphasis"><text:span text:style-name="T889">es</text:span></text:span><text:span text:style-name="Strong_20_Emphasis"><text:span text:style-name="T818"> un hombre sincero.</text:span></text:span><text:span text:style-name="Strong_20_Emphasis"><text:span text:style-name="T822"> </text:span></text:span><text:span text:style-name="Strong_20_Emphasis"><text:span text:style-name="T871">(</text:span></text:span><text:span text:style-name="Strong_20_Emphasis"><text:span text:style-name="T872">essentials</text:span></text:span><text:span text:style-name="Strong_20_Emphasis"><text:span text:style-name="T871">)</text:span></text:span></text:p>
            <text:p text:style-name="P673"><text:span text:style-name="Strong_20_Emphasis"><text:span text:style-name="T821">También </text:span></text:span><text:span text:style-name="Strong_20_Emphasis"><text:span text:style-name="T890">es</text:span></text:span><text:span text:style-name="Strong_20_Emphasis"><text:span text:style-name="T821"> guapo.</text:span></text:span></text:p>
            <text:p text:style-name="P674"><text:span text:style-name="Strong_20_Emphasis"><text:span text:style-name="T811">¿Dónde </text:span></text:span><text:span text:style-name="Strong_20_Emphasis"><text:span text:style-name="T798">estás</text:span></text:span><text:span text:style-name="Strong_20_Emphasis"><text:span text:style-name="T811">?</text:span></text:span><text:span text:style-name="Strong_20_Emphasis"><text:span text:style-name="T812"> </text:span></text:span><text:span text:style-name="Strong_20_Emphasis"><text:span text:style-name="T874">(location)</text:span></text:span></text:p>
            <text:p text:style-name="P673"><text:span text:style-name="Strong_20_Emphasis"><text:span text:style-name="T890">Estoy</text:span></text:span><text:span text:style-name="Strong_20_Emphasis"><text:span text:style-name="T821"> en el laboratorio.</text:span></text:span></text:p>
            <text:p text:style-name="P673"><text:span text:style-name="Strong_20_Emphasis"><text:span text:style-name="T821">¿Dónde </text:span></text:span><text:span text:style-name="Strong_20_Emphasis"><text:span text:style-name="T890">está</text:span></text:span><text:span text:style-name="Strong_20_Emphasis"><text:span text:style-name="T821"> Chile?</text:span></text:span></text:p>
            <text:p text:style-name="P673"><text:span text:style-name="Strong_20_Emphasis"><text:span text:style-name="T821">Chile </text:span></text:span><text:span text:style-name="Strong_20_Emphasis"><text:span text:style-name="T890">está</text:span></text:span><text:span text:style-name="Strong_20_Emphasis"><text:span text:style-name="T821"> en América del Sur.</text:span></text:span></text:p>
            <text:p text:style-name="P674"><text:span text:style-name="Strong_20_Emphasis"><text:span text:style-name="T811">¿Cómo </text:span></text:span><text:span text:style-name="Strong_20_Emphasis"><text:span text:style-name="T798">está</text:span></text:span><text:span text:style-name="Strong_20_Emphasis"><text:span text:style-name="T811"> la sopa?</text:span></text:span><text:span text:style-name="Strong_20_Emphasis"><text:span text:style-name="T812"> </text:span></text:span><text:span text:style-name="Strong_20_Emphasis"><text:span text:style-name="T874">(condition)</text:span></text:span></text:p>
            <text:p text:style-name="P673"><text:span text:style-name="Strong_20_Emphasis"><text:span text:style-name="T821">La sopa </text:span></text:span><text:span text:style-name="Strong_20_Emphasis"><text:span text:style-name="T890">está</text:span></text:span><text:span text:style-name="Strong_20_Emphasis"><text:span text:style-name="T821"> fría.</text:span></text:span></text:p>
            <text:p text:style-name="P673"><text:span text:style-name="Strong_20_Emphasis"><text:span text:style-name="T821">¿Cómo </text:span></text:span><text:span text:style-name="Strong_20_Emphasis"><text:span text:style-name="T890">estás</text:span></text:span><text:span text:style-name="Strong_20_Emphasis"><text:span text:style-name="T821"> tú?</text:span></text:span></text:p>
            <text:p text:style-name="P673"><text:span text:style-name="Strong_20_Emphasis"><text:span text:style-name="T890">Estoy</text:span></text:span><text:span text:style-name="Strong_20_Emphasis"><text:span text:style-name="T821"> muy bien, gracias.</text:span></text:span></text:p>
            <text:p text:style-name="P658"><text:span text:style-name="Strong_20_Emphasis"><text:span text:style-name="T798">estar de acuerdo</text:span></text:span><text:span text:style-name="Strong_20_Emphasis"><text:span text:style-name="T799"> (idiomatic)</text:span></text:span></text:p>
            <text:p text:style-name="P659"><text:span text:style-name="Strong_20_Emphasis"><text:span text:style-name="T890">estar de pie</text:span></text:span></text:p>
            <text:p text:style-name="P659"><text:span text:style-name="Strong_20_Emphasis"><text:span text:style-name="T890">estar en camino</text:span></text:span></text:p>
            <text:p text:style-name="P659"><text:span text:style-name="Strong_20_Emphasis"><text:span text:style-name="T890">estar en las nubes</text:span></text:span></text:p>
            <text:p text:style-name="P674"><text:span text:style-name="Strong_20_Emphasis"><text:span text:style-name="T811">¿Qué </text:span></text:span><text:span text:style-name="Strong_20_Emphasis"><text:span text:style-name="T798">estás</text:span></text:span><text:span text:style-name="Strong_20_Emphasis"><text:span text:style-name="T811"> comiendo?</text:span></text:span><text:span text:style-name="Strong_20_Emphasis"><text:span text:style-name="T812"> </text:span></text:span><text:span text:style-name="Strong_20_Emphasis"><text:span text:style-name="T874">(progres. tenses)</text:span></text:span></text:p>
            <text:p text:style-name="P673"><text:span text:style-name="Strong_20_Emphasis"><text:span text:style-name="T890">Estoy</text:span></text:span><text:span text:style-name="Strong_20_Emphasis"><text:span text:style-name="T821"> comiendo arroz y frijoles.</text:span></text:span></text:p>
            <text:p text:style-name="P658"><text:span text:style-name="Strong_20_Emphasis"><text:span text:style-name="T827">tener frío</text:span></text:span></text:p>
            <text:p text:style-name="P658"><text:span text:style-name="Strong_20_Emphasis"><text:span text:style-name="T827">tener calor</text:span></text:span></text:p>
            <text:p text:style-name="P658"><text:span text:style-name="Strong_20_Emphasis"><text:span text:style-name="T827">tener hambre</text:span></text:span></text:p>
            <text:p text:style-name="P658"><text:span text:style-name="Strong_20_Emphasis"><text:span text:style-name="T827">tener sed</text:span></text:span></text:p>
            <text:p text:style-name="P658"><text:span text:style-name="Strong_20_Emphasis"><text:span text:style-name="T827">tener sueño</text:span></text:span></text:p>
            <text:p text:style-name="P658"><text:span text:style-name="Strong_20_Emphasis"><text:span text:style-name="T827">tener dolor de</text:span></text:span></text:p>
            <text:p text:style-name="P661"><text:span text:style-name="Strong_20_Emphasis"><text:span text:style-name="T893">tener prisa</text:span></text:span></text:p>
            <text:p text:style-name="P660"><text:span text:style-name="Strong_20_Emphasis"><text:span text:style-name="T70">tener miedo a/de + noun</text:span></text:span></text:p>
            <text:p text:style-name="P660"><text:span text:style-name="Strong_20_Emphasis"><text:span text:style-name="T70">tener miedo a/de + infinitive</text:span></text:span></text:p>
            <text:p text:style-name="P660"><text:span text:style-name="Strong_20_Emphasis"><text:span text:style-name="T70">tener celos</text:span></text:span></text:p>
            <text:p text:style-name="P660"><text:span text:style-name="Strong_20_Emphasis"><text:span text:style-name="T70">tener confianza</text:span></text:span></text:p>
            <text:p text:style-name="P660"><text:span text:style-name="Strong_20_Emphasis"><text:span text:style-name="T70">tener cuidado</text:span></text:span></text:p>
            <text:p text:style-name="P660"><text:span text:style-name="Strong_20_Emphasis"><text:span text:style-name="T70">tener vergüenza</text:span></text:span></text:p>
            <text:p text:style-name="P661"><text:span text:style-name="Strong_20_Emphasis"><text:span text:style-name="T893">tener razón</text:span></text:span></text:p>
            <text:p text:style-name="P660"><text:span text:style-name="Strong_20_Emphasis"><text:span text:style-name="T70">tener éxito</text:span></text:span></text:p>
            <text:p text:style-name="P660"><text:span text:style-name="Strong_20_Emphasis"><text:span text:style-name="T70">tener la culpa</text:span></text:span></text:p>
            <text:p text:style-name="P660"><text:soft-page-break/><text:span text:style-name="Strong_20_Emphasis"><text:span text:style-name="T70">tener suerte</text:span></text:span></text:p>
            <text:p text:style-name="P660"><text:span text:style-name="Strong_20_Emphasis"><text:span text:style-name="T70">tener lugar</text:span></text:span></text:p>
            <text:p text:style-name="P660"><text:span text:style-name="Strong_20_Emphasis"><text:span text:style-name="T70">tener ganas de</text:span></text:span></text:p>
            <text:p text:style-name="P660"><text:span text:style-name="Strong_20_Emphasis"><text:span text:style-name="T70">tener en cuenta</text:span></text:span></text:p>
            <text:p text:style-name="P704"><text:span text:style-name="Strong_20_Emphasis"><text:span text:style-name="T827">tener _____ años</text:span></text:span></text:p>
            <text:p text:style-name="P406"><text:bookmark text:name="result_box58"/><text:span text:style-name="Strong_20_Emphasis"><text:span text:style-name="T828">tengo 30 años de edad</text:span></text:span></text:p>
            <text:p text:style-name="P406"><text:span text:style-name="Strong_20_Emphasis"><text:span text:style-name="T828">Desde hace más de 16 años</text:span></text:span></text:p>
            <text:p text:style-name="P406"><text:span text:style-name="Strong_20_Emphasis"><text:span text:style-name="T829">Ya sé que parezco mayor</text:span></text:span></text:p>
            <text:p text:style-name="P406"><text:span text:style-name="Strong_20_Emphasis"><text:span text:style-name="T829">pero creo que soy guapa</text:span></text:span></text:p>
            <text:p text:style-name="P704"><text:span text:style-name="Strong_20_Emphasis"><text:span text:style-name="T857">Hace mucho frío</text:span></text:span></text:p>
            <text:p text:style-name="P661"><text:span text:style-name="Strong_20_Emphasis"><text:span text:style-name="T894">¿Qué tiempo hace?</text:span></text:span></text:p>
            <text:p text:style-name="P660"><text:span text:style-name="Strong_20_Emphasis"><text:span text:style-name="T71">Hace frío.</text:span></text:span></text:p>
            <text:p text:style-name="P660"><text:span text:style-name="Strong_20_Emphasis"><text:span text:style-name="T71">Hace calor.</text:span></text:span></text:p>
            <text:p text:style-name="P660"><text:span text:style-name="Strong_20_Emphasis"><text:span text:style-name="T71">Hace viento.</text:span></text:span></text:p>
            <text:p text:style-name="P660"><text:span text:style-name="Strong_20_Emphasis"><text:span text:style-name="T71">Hace sol.</text:span></text:span></text:p>
            <text:p text:style-name="P660"><text:span text:style-name="Strong_20_Emphasis"><text:span text:style-name="T71">Hace buen tiempo.</text:span></text:span></text:p>
            <text:p text:style-name="P660"><text:span text:style-name="Strong_20_Emphasis"><text:span text:style-name="T71">Hace mal tiempo.</text:span></text:span></text:p>
            <text:p text:style-name="P660"><text:span text:style-name="Strong_20_Emphasis"><text:span text:style-name="T71">Hace fresco.</text:span></text:span></text:p>
            <text:p text:style-name="P661"><text:span text:style-name="Strong_20_Emphasis"><text:span text:style-name="T894">Hay niebla.</text:span></text:span></text:p>
            <text:p text:style-name="P660"><text:span text:style-name="Strong_20_Emphasis"><text:span text:style-name="T71">Hay neblina</text:span></text:span><text:span text:style-name="Strong_20_Emphasis"><text:span text:style-name="T72">.</text:span></text:span></text:p>
            <text:p text:style-name="P660"><text:span text:style-name="Strong_20_Emphasis"><text:span text:style-name="T71">Hay sol.</text:span></text:span></text:p>
            <text:p text:style-name="P660"><text:span text:style-name="Strong_20_Emphasis"><text:span text:style-name="T71">Hay luna.</text:span></text:span></text:p>
            <text:p text:style-name="P660"><text:span text:style-name="Strong_20_Emphasis"><text:span text:style-name="T71">Hay relámpagos</text:span></text:span><text:span text:style-name="Strong_20_Emphasis"><text:span text:style-name="T72">.</text:span></text:span></text:p>
            <text:p text:style-name="P660"><text:span text:style-name="Strong_20_Emphasis"><text:span text:style-name="T71">Hay humedad.</text:span></text:span></text:p>
            <text:p text:style-name="P660"><text:span text:style-name="Strong_20_Emphasis"><text:span text:style-name="T71">Hay nubes.</text:span></text:span></text:p>
            <text:p text:style-name="P660"><text:span text:style-name="Strong_20_Emphasis"><text:span text:style-name="T71">Hay lluvias torrenciales.</text:span></text:span></text:p>
            <text:p text:style-name="P660"><text:span text:style-name="Strong_20_Emphasis"><text:span text:style-name="T71">Hay un vendaval.</text:span></text:span></text:p>
            <text:p text:style-name="P660"><text:span text:style-name="Strong_20_Emphasis"><text:span text:style-name="T71">Hay granizo.</text:span></text:span></text:p>
            <text:p text:style-name="P660"><text:span text:style-name="Strong_20_Emphasis"><text:span text:style-name="T71">Hay lloviznas.</text:span></text:span></text:p>
            <text:p text:style-name="P661"><text:span text:style-name="Strong_20_Emphasis"><text:span text:style-name="T894">Está oscuro.</text:span></text:span></text:p>
            <text:p text:style-name="P660"><text:span text:style-name="Strong_20_Emphasis"><text:span text:style-name="T71">Está nublado.</text:span></text:span></text:p>
            <text:p text:style-name="P660"><text:span text:style-name="Strong_20_Emphasis"><text:span text:style-name="T71">Está lluvioso.</text:span></text:span></text:p>
            <text:p text:style-name="P697"><text:span text:style-name="Strong_20_Emphasis"><text:span text:style-name="T58">Llueve.</text:span></text:span></text:p>
            <text:p text:style-name="P678"><text:span text:style-name="Strong_20_Emphasis"><text:span text:style-name="T58">Nieva.</text:span></text:span></text:p>
            <text:p text:style-name="P678"><text:span text:style-name="Strong_20_Emphasis"><text:span text:style-name="T58">Truena.</text:span></text:span></text:p>
            <text:p text:style-name="P678"><text:span text:style-name="Strong_20_Emphasis"><text:span text:style-name="T58">Llovizna.</text:span></text:span></text:p>
            <text:p text:style-name="P406"><text:bookmark text:name="result_box60"/><text:span text:style-name="Strong_20_Emphasis"><text:span text:style-name="T830">¡No lo siento!</text:span></text:span></text:p>
            <text:p text:style-name="P406"><text:span text:style-name="Strong_20_Emphasis"><text:span text:style-name="T830">Nunca antes he hablado español. </text:span></text:span></text:p>
            <text:p text:style-name="P406"><text:span text:style-name="Strong_20_Emphasis"><text:span text:style-name="T830">Pero la gramática es muy similar a la franc</text:span></text:span><text:span text:style-name="Strong_20_Emphasis"><text:span text:style-name="T831">é</text:span></text:span><text:span text:style-name="Strong_20_Emphasis"><text:span text:style-name="T830">s. Y el vocabulario no está muy lejos del inglés y el italiano.</text:span></text:span></text:p>
            <text:p text:style-name="P406"><text:span text:style-name="Strong_20_Emphasis"><text:span text:style-name="T830">Ciertamente no soy muy rápido y cometo algunos errores. </text:span></text:span></text:p>
            <text:p text:style-name="P406"><text:span text:style-name="Strong_20_Emphasis"><text:span text:style-name="T830">La razón es que empecé a aprender el idioma hace cinco semanas.</text:span></text:span></text:p>
            <text:p text:style-name="P406"><text:span text:style-name="Strong_20_Emphasis"><text:span text:style-name="T830">Esta es una buena pregunta.</text:span></text:span></text:p>
            <text:p text:style-name="P406"><text:span text:style-name="Strong_20_Emphasis"><text:span text:style-name="T830">¿Qué debería decir?</text:span></text:span></text:p>
            <text:p text:style-name="P406"><text:span text:style-name="Strong_20_Emphasis"><text:span text:style-name="T830">¿Qué debería decir?</text:span></text:span></text:p>
            <text:p text:style-name="P406"><text:span text:style-name="Strong_20_Emphasis"><text:span text:style-name="T830">No hay otra razón que entrenar mi cerebro.</text:span></text:span></text:p>
            <text:p text:style-name="P406"><text:span text:style-name="Strong_20_Emphasis"><text:span text:style-name="T830">Hablo francés e inglés en nivel superior</text:span></text:span></text:p>
            <text:p text:style-name="P406"><text:bookmark text:name="result_box62"/><text:span text:style-name="Strong_20_Emphasis"><text:span text:style-name="T830">Tengo que adivinar</text:span></text:span></text:p>
            <text:p text:style-name="P406"><text:bookmark text:name="result_box63"/><text:span text:style-name="Strong_20_Emphasis"><text:span text:style-name="T830">Es la única palabra que puedo recordar</text:span></text:span></text:p>
            <text:p text:style-name="P405"><text:soft-page-break/><text:span text:style-name="Strong_20_Emphasis"><text:span text:style-name="T858">uno </text:span></text:span><text:span text:style-name="Strong_20_Emphasis"><text:span text:style-name="T875">m</text:span></text:span><text:span text:style-name="Strong_20_Emphasis"><text:span text:style-name="T876">á</text:span></text:span><text:span text:style-name="Strong_20_Emphasis"><text:span text:style-name="T875">s</text:span></text:span><text:span text:style-name="Strong_20_Emphasis"><text:span text:style-name="T877"> </text:span></text:span><text:span text:style-name="Strong_20_Emphasis"><text:span text:style-name="T858">dos </text:span></text:span><text:span text:style-name="Strong_20_Emphasis"><text:span text:style-name="T859">son</text:span></text:span><text:span text:style-name="Strong_20_Emphasis"><text:span text:style-name="T860">/es igual a</text:span></text:span><text:span text:style-name="Strong_20_Emphasis"><text:span text:style-name="T858"> tres</text:span></text:span></text:p>
            <text:p text:style-name="P405"><text:span text:style-name="Strong_20_Emphasis"><text:span text:style-name="T858">tres </text:span></text:span><text:span text:style-name="Strong_20_Emphasis"><text:span text:style-name="T875">menos</text:span></text:span><text:span text:style-name="Strong_20_Emphasis"><text:span text:style-name="T858"> dos es uno</text:span></text:span><text:span text:style-name="Strong_20_Emphasis"><text:span text:style-name="T859"> (es: for 0 and 1)</text:span></text:span></text:p>
            <text:p text:style-name="P405"><text:span text:style-name="Strong_20_Emphasis"><text:span text:style-name="T858">dos </text:span></text:span><text:span text:style-name="Strong_20_Emphasis"><text:span text:style-name="T875">por</text:span></text:span><text:span text:style-name="Strong_20_Emphasis"><text:span text:style-name="T858"> tres </text:span></text:span><text:span text:style-name="Strong_20_Emphasis"><text:span text:style-name="T859">son</text:span></text:span><text:span text:style-name="Strong_20_Emphasis"><text:span text:style-name="T858"> seis </text:span></text:span></text:p>
            <text:p text:style-name="P405"><text:span text:style-name="Strong_20_Emphasis"><text:span text:style-name="T858">diez</text:span></text:span><text:span text:style-name="Strong_20_Emphasis"><text:span text:style-name="T859"> </text:span></text:span><text:span text:style-name="Strong_20_Emphasis"><text:span text:style-name="T877">dividido</text:span></text:span><text:span text:style-name="Strong_20_Emphasis"><text:span text:style-name="T858"> </text:span></text:span><text:span text:style-name="Strong_20_Emphasis"><text:span text:style-name="T875">entre</text:span></text:span><text:span text:style-name="Strong_20_Emphasis"><text:span text:style-name="T877">/por</text:span></text:span><text:span text:style-name="Strong_20_Emphasis"><text:span text:style-name="T858"> cinco </text:span></text:span><text:span text:style-name="Strong_20_Emphasis"><text:span text:style-name="T859">son</text:span></text:span><text:span text:style-name="Strong_20_Emphasis"><text:span text:style-name="T858"> dos </text:span></text:span></text:p>
            <text:p text:style-name="P405"><text:span text:style-name="Strong_20_Emphasis"><text:span text:style-name="T860">diez </text:span></text:span><text:span text:style-name="Strong_20_Emphasis"><text:span text:style-name="T878">punto</text:span></text:span><text:span text:style-name="Strong_20_Emphasis"><text:span text:style-name="T860"> cinco</text:span></text:span></text:p>
            <text:p text:style-name="P405"><text:span text:style-name="Strong_20_Emphasis"><text:span text:style-name="T860">veinticinco </text:span></text:span><text:span text:style-name="Strong_20_Emphasis"><text:span text:style-name="T878">por ciento</text:span></text:span></text:p>
            <text:p text:style-name="P405"><text:span text:style-name="Strong_20_Emphasis"><text:span text:style-name="T860">tres cuartos</text:span></text:span></text:p>
            <text:p text:style-name="P405"><text:span text:style-name="Strong_20_Emphasis"><text:span text:style-name="T860">diez quintos</text:span></text:span></text:p>
            <text:p text:style-name="P405"><text:span text:style-name="Strong_20_Emphasis"><text:span text:style-name="T860">medio</text:span></text:span></text:p>
            <text:p text:style-name="P405"><text:span text:style-name="Strong_20_Emphasis"><text:span text:style-name="T862">El sol secó la ropa.</text:span></text:span></text:p>
            <text:p text:style-name="P405"><text:span text:style-name="Strong_20_Emphasis"><text:span text:style-name="T862">La ropa se secó al sol.</text:span></text:span></text:p>
            <text:p text:style-name="P405"><text:span text:style-name="Strong_20_Emphasis"><text:span text:style-name="T862">Él se pone </text:span></text:span><text:span text:style-name="Strong_20_Emphasis"><text:span text:style-name="T1143">el</text:span></text:span><text:span text:style-name="Strong_20_Emphasis"><text:span text:style-name="T862"> traje.</text:span></text:span></text:p>
            <text:p text:style-name="P405"><text:span text:style-name="Strong_20_Emphasis"><text:span text:style-name="T1145">Conocí</text:span></text:span><text:span text:style-name="Strong_20_Emphasis"><text:span text:style-name="T864"> a Juan hace cinco años.</text:span></text:span></text:p>
            <text:p text:style-name="P405"><text:span text:style-name="Strong_20_Emphasis"><text:span text:style-name="T864">En aquella época </text:span></text:span><text:span text:style-name="Strong_20_Emphasis"><text:span text:style-name="T1145">conocíamos</text:span></text:span><text:span text:style-name="Strong_20_Emphasis"><text:span text:style-name="T1146"> </text:span></text:span><text:span text:style-name="Strong_20_Emphasis"><text:span text:style-name="T864">bien la ciudad.</text:span></text:span></text:p>
            <text:p text:style-name="P405"><text:span text:style-name="Strong_20_Emphasis"><text:span text:style-name="T864">María </text:span></text:span><text:span text:style-name="Strong_20_Emphasis"><text:span text:style-name="T1145">quiso</text:span></text:span><text:span text:style-name="Strong_20_Emphasis"><text:span text:style-name="T864"> comprar la casa.</text:span></text:span></text:p>
            <text:p text:style-name="P459"><text:span text:style-name="Strong_20_Emphasis"><text:span text:style-name="T864">Juan </text:span></text:span><text:span text:style-name="Strong_20_Emphasis"><text:span text:style-name="T1145">quería</text:span></text:span><text:span text:style-name="Strong_20_Emphasis"><text:span text:style-name="T864"> comprar la casa.</text:span></text:span></text:p>
            <text:p text:style-name="P405"><text:span text:style-name="Strong_20_Emphasis"><text:span text:style-name="T864">María </text:span></text:span><text:span text:style-name="Strong_20_Emphasis"><text:span text:style-name="T1145">no quiso</text:span></text:span><text:span text:style-name="Strong_20_Emphasis"><text:span text:style-name="T864"> comprar la casa.</text:span></text:span></text:p>
            <text:p text:style-name="P405"><text:span text:style-name="Strong_20_Emphasis"><text:span text:style-name="T864">Juan </text:span></text:span><text:span text:style-name="Strong_20_Emphasis"><text:span text:style-name="T1145">no quería</text:span></text:span><text:span text:style-name="Strong_20_Emphasis"><text:span text:style-name="T864"> comprar la casa.</text:span></text:span></text:p>
            <text:p text:style-name="P405"><text:span text:style-name="Strong_20_Emphasis"><text:span text:style-name="T864">María lo </text:span></text:span><text:span text:style-name="Strong_20_Emphasis"><text:span text:style-name="T1145">supo</text:span></text:span><text:span text:style-name="Strong_20_Emphasis"><text:span text:style-name="T864"> ayer.</text:span></text:span></text:p>
            <text:p text:style-name="P405"><text:span text:style-name="Strong_20_Emphasis"><text:span text:style-name="T864">Juan </text:span></text:span><text:span text:style-name="Strong_20_Emphasis"><text:span text:style-name="T1145">sabía</text:span></text:span><text:span text:style-name="Strong_20_Emphasis"><text:span text:style-name="T864"> que María venía.</text:span></text:span></text:p>
            <text:p text:style-name="P405"><text:span text:style-name="Strong_20_Emphasis"><text:span text:style-name="T864">María </text:span></text:span><text:span text:style-name="Strong_20_Emphasis"><text:span text:style-name="T1145">pudo</text:span></text:span><text:span text:style-name="Strong_20_Emphasis"><text:span text:style-name="T864"> levantar la mesa.</text:span></text:span></text:p>
            <text:p text:style-name="P405"><text:span text:style-name="Strong_20_Emphasis"><text:span text:style-name="T864">Juan </text:span></text:span><text:span text:style-name="Strong_20_Emphasis"><text:span text:style-name="T1145">podía</text:span></text:span><text:span text:style-name="Strong_20_Emphasis"><text:span text:style-name="T864"> participar en la manifestación.</text:span></text:span></text:p>
            <text:p text:style-name="P405"><text:span text:style-name="Strong_20_Emphasis"><text:span text:style-name="T864">María </text:span></text:span><text:span text:style-name="Strong_20_Emphasis"><text:span text:style-name="T1145">tuvo</text:span></text:span><text:span text:style-name="Strong_20_Emphasis"><text:span text:style-name="T864"> una carta de su mamá.</text:span></text:span></text:p>
            <text:p text:style-name="P405"><text:span text:style-name="Strong_20_Emphasis"><text:span text:style-name="T863">Juan </text:span></text:span><text:span text:style-name="Strong_20_Emphasis"><text:span text:style-name="T1144">tenía</text:span></text:span><text:span text:style-name="Strong_20_Emphasis"><text:span text:style-name="T863"> un coche nuevo.</text:span></text:span></text:p>
            <text:p text:style-name="P405"><text:span text:style-name="Strong_20_Emphasis"><text:span text:style-name="T865">Yo dudo que usted </text:span></text:span><text:span text:style-name="Strong_20_Emphasis"><text:span text:style-name="T888">vaya</text:span></text:span><text:span text:style-name="Strong_20_Emphasis"><text:span text:style-name="T865"> al Perú en diciembre.</text:span></text:span></text:p>
            <text:p text:style-name="P643"><text:span text:style-name="Strong_20_Emphasis"><text:span text:style-name="T80">pisar</text:span></text:span></text:p>
            <text:p text:style-name="P643"><text:span text:style-name="Strong_20_Emphasis"><text:span text:style-name="T80">pisar el acelerador; </text:span></text:span></text:p>
            <text:p text:style-name="P643"><text:span text:style-name="Strong_20_Emphasis"><text:span text:style-name="T80">pisar el freno; </text:span></text:span></text:p>
            <text:p text:style-name="P643"><text:span text:style-name="Strong_20_Emphasis"><text:span text:style-name="T80">pisa el botón cuando dejes de oír la señal; </text:span></text:span></text:p>
            <text:p text:style-name="P643"><text:span text:style-name="Strong_20_Emphasis"><text:span text:style-name="T1166">piso:</text:span></text:span><text:span text:style-name="Strong_20_Emphasis"><text:span text:style-name="T80"> Superficie sobre la que se pisa recubierta de algún material para hacerla lisa y resistente.</text:span></text:span></text:p>
            <text:p text:style-name="P643"><text:span text:style-name="Strong_20_Emphasis"><text:span text:style-name="T81">el cuaderno</text:span></text:span></text:p>
            <text:p text:style-name="P407"><text:span text:style-name="Strong_20_Emphasis"><text:span text:style-name="T117">los </text:span></text:span><text:span text:style-name="Strong_20_Emphasis"><text:span text:style-name="T81">ordenador portátil</text:span></text:span></text:p>
            <text:p text:style-name="P643"><text:span text:style-name="Strong_20_Emphasis"><text:span text:style-name="T81">la pluma</text:span></text:span></text:p>
            <text:p text:style-name="P643"><text:span text:style-name="Strong_20_Emphasis"><text:span text:style-name="T81">el muchacho</text:span></text:span></text:p>
            <text:p text:style-name="P643"><text:span text:style-name="Strong_20_Emphasis"><text:span text:style-name="T81">la tía </text:span></text:span></text:p>
            <text:p text:style-name="P643"><text:span text:style-name="Strong_20_Emphasis"><text:span text:style-name="T81">el escritorio</text:span></text:span></text:p>
            <text:p text:style-name="P643"><text:span text:style-name="Strong_20_Emphasis"><text:span text:style-name="T81">la silla</text:span></text:span></text:p>
            <text:p text:style-name="P643"><text:span text:style-name="Strong_20_Emphasis"><text:span text:style-name="T81">el gusto</text:span></text:span></text:p>
            <text:p text:style-name="P643"><text:span text:style-name="Strong_20_Emphasis"><text:span text:style-name="T81">el burro</text:span></text:span></text:p>
            <text:p text:style-name="P643"><text:span text:style-name="Strong_20_Emphasis"><text:span text:style-name="T81">el mosquito</text:span></text:span></text:p>
            <text:p text:style-name="P643"><text:span text:style-name="Strong_20_Emphasis"><text:span text:style-name="T81">la fiesta</text:span></text:span></text:p>
            <text:p text:style-name="P643"><text:span text:style-name="Strong_20_Emphasis"><text:span text:style-name="T81">el borradore</text:span></text:span></text:p>
            <text:p text:style-name="P645"><text:span text:style-name="Strong_20_Emphasis"><text:span text:style-name="T81">el tapiz</text:span></text:span><text:span text:style-name="Strong_20_Emphasis"><text:span text:style-name="T118"> </text:span></text:span></text:p>
            <text:p text:style-name="P643"><text:span text:style-name="Strong_20_Emphasis"><text:span text:style-name="T118">papel pintado</text:span></text:span></text:p>
            <text:p text:style-name="P643"><text:span text:style-name="Strong_20_Emphasis"><text:span text:style-name="T81">el abre</text:span></text:span><text:span text:style-name="Strong_20_Emphasis"><text:span text:style-name="T423">lata</text:span></text:span><text:span text:style-name="Strong_20_Emphasis"><text:span text:style-name="T81">s</text:span></text:span></text:p>
            <text:p text:style-name="P643"><text:span text:style-name="Strong_20_Emphasis"><text:span text:style-name="T81">el par</text:span></text:span><text:span text:style-name="Strong_20_Emphasis"><text:span text:style-name="T1323">agua</text:span></text:span><text:span text:style-name="Strong_20_Emphasis"><text:span text:style-name="T81">s</text:span></text:span></text:p>
            <text:p text:style-name="P643"><text:span text:style-name="Strong_20_Emphasis"><text:span text:style-name="T81">la</text:span></text:span><text:span text:style-name="Strong_20_Emphasis"><text:span text:style-name="T133">s</text:span></text:span><text:span text:style-name="Strong_20_Emphasis"><text:span text:style-name="T81"> revistas</text:span></text:span></text:p>
            <text:p text:style-name="P643"><text:span text:style-name="Strong_20_Emphasis"><text:span text:style-name="T81">el dibujo</text:span></text:span></text:p>
            <text:p text:style-name="P643"><text:span text:style-name="Strong_20_Emphasis"><text:span text:style-name="T81">Sin embargo</text:span></text:span></text:p>
            <text:p text:style-name="P643"><text:span text:style-name="Strong_20_Emphasis"><text:span text:style-name="T81">una grabación secreta</text:span></text:span></text:p>
            <text:p text:style-name="P643"><text:span text:style-name="Strong_20_Emphasis"><text:span text:style-name="T81">aprobar </text:span></text:span></text:p>
            <text:p text:style-name="P643"><text:soft-page-break/><text:span text:style-name="Strong_20_Emphasis"><text:span text:style-name="T81">sobornos</text:span></text:span></text:p>
            <text:p text:style-name="P643"><text:span text:style-name="Strong_20_Emphasis"><text:span text:style-name="T81">el rostro</text:span></text:span></text:p>
            <text:p text:style-name="P643"><text:span text:style-name="Strong_20_Emphasis"><text:span text:style-name="T81">reírse</text:span></text:span></text:p>
            <text:p text:style-name="P643"><text:span text:style-name="Strong_20_Emphasis"><text:span text:style-name="T81">la bomba</text:span></text:span></text:p>
            <text:p text:style-name="P643"><text:span text:style-name="Strong_20_Emphasis"><text:span text:style-name="T81">la lava</text:span></text:span><text:span text:style-name="Strong_20_Emphasis"><text:span text:style-name="T1323">va</text:span></text:span><text:span text:style-name="Strong_20_Emphasis"><text:span text:style-name="T81">j</text:span></text:span><text:span text:style-name="Strong_20_Emphasis"><text:span text:style-name="T1323">ill</text:span></text:span><text:span text:style-name="Strong_20_Emphasis"><text:span text:style-name="T81">as</text:span></text:span><text:span text:style-name="Strong_20_Emphasis"><text:span text:style-name="T134"> (fr. </text:span></text:span><text:span text:style-name="Strong_20_Emphasis"><text:span text:style-name="T1337">vai</text:span></text:span><text:span text:style-name="Strong_20_Emphasis"><text:span text:style-name="T134">sse</text:span></text:span><text:span text:style-name="Strong_20_Emphasis"><text:span text:style-name="T1337">ll</text:span></text:span><text:span text:style-name="Strong_20_Emphasis"><text:span text:style-name="T134">e)</text:span></text:span></text:p>
            <text:p text:style-name="P643"><text:span text:style-name="Strong_20_Emphasis"><text:span text:style-name="T81">alrededor</text:span></text:span></text:p>
            <text:p text:style-name="P643"><text:span text:style-name="Strong_20_Emphasis"><text:span text:style-name="T81">des</text:span></text:span><text:span text:style-name="Strong_20_Emphasis"><text:span text:style-name="T423">canso</text:span></text:span></text:p>
            <text:p text:style-name="P643"><text:span text:style-name="Strong_20_Emphasis"><text:span text:style-name="T423">canso</text:span></text:span></text:p>
            <text:p text:style-name="P643"><text:span text:style-name="Strong_20_Emphasis"><text:span text:style-name="T81">desempeño</text:span></text:span></text:p>
            <text:p text:style-name="P643"><text:span text:style-name="Strong_20_Emphasis"><text:span text:style-name="T81">rendimiento</text:span></text:span></text:p>
            <text:p text:style-name="P643"><text:span text:style-name="Strong_20_Emphasis"><text:span text:style-name="T81">actuación</text:span></text:span></text:p>
            <text:p text:style-name="P643"><text:span text:style-name="Strong_20_Emphasis"><text:span text:style-name="T81">prestación</text:span></text:span></text:p>
            <text:p text:style-name="P643"><text:span text:style-name="Strong_20_Emphasis"><text:span text:style-name="T81">alambre</text:span></text:span></text:p>
            <text:p text:style-name="P643"><text:span text:style-name="Strong_20_Emphasis"><text:span text:style-name="T81">contra</text:span></text:span><text:span text:style-name="Strong_20_Emphasis"><text:span text:style-name="T1323">seña</text:span></text:span><text:span text:style-name="Strong_20_Emphasis"><text:span text:style-name="T119"> (</text:span></text:span><text:span text:style-name="Strong_20_Emphasis"><text:span text:style-name="T81">seña</text:span></text:span><text:span text:style-name="Strong_20_Emphasis"><text:span text:style-name="T119">=sign)</text:span></text:span></text:p>
            <text:p text:style-name="P643"><text:span text:style-name="Strong_20_Emphasis"><text:span text:style-name="T81">nombre de usario</text:span></text:span></text:p>
            <text:p text:style-name="P643"><text:span text:style-name="Strong_20_Emphasis"><text:span text:style-name="T81">piso</text:span></text:span></text:p>
            <text:p text:style-name="P643"><text:span text:style-name="Strong_20_Emphasis"><text:span text:style-name="T81">pisar</text:span></text:span></text:p>
            <text:p text:style-name="P643"><text:span text:style-name="Strong_20_Emphasis"><text:span text:style-name="T81">pedir</text:span></text:span></text:p>
            <text:p text:style-name="P643"><text:span text:style-name="Strong_20_Emphasis"><text:span text:style-name="T81">sin detenerse</text:span></text:span><text:span text:style-name="Strong_20_Emphasis"><text:span text:style-name="T120"> (detener=detain, stop)</text:span></text:span></text:p>
            <text:p text:style-name="P643"><text:span text:style-name="Strong_20_Emphasis"><text:span text:style-name="T81">está haciendo fila</text:span></text:span></text:p>
            <text:p text:style-name="P643"><text:span text:style-name="Strong_20_Emphasis"><text:span text:style-name="T81">camina hacia el mostrador</text:span></text:span></text:p>
            <text:p text:style-name="P643"><text:span text:style-name="Strong_20_Emphasis"><text:span text:style-name="T81">desde los Ángeles hacia Hawái</text:span></text:span></text:p>
            <text:p text:style-name="P643"><text:span text:style-name="Strong_20_Emphasis"><text:span text:style-name="T81">le pide su documento</text:span></text:span></text:p>
            <text:p text:style-name="P643"><text:span text:style-name="Strong_20_Emphasis"><text:span text:style-name="T81">Mis tías, tíos y primos también viven cerca. </text:span></text:span></text:p>
            <text:p text:style-name="P643"><text:span text:style-name="Strong_20_Emphasis"><text:span text:style-name="T81">Nos vemos a menudo.</text:span></text:span></text:p>
            <text:p text:style-name="P643"><text:span text:style-name="Strong_20_Emphasis"><text:span text:style-name="T81">Todos lo extrañamos mucho.</text:span></text:span></text:p>
            <text:p text:style-name="P643"><text:span text:style-name="Strong_20_Emphasis"><text:span text:style-name="T81">un informe de las quejas </text:span></text:span></text:p>
            <text:p text:style-name="P643"><text:span text:style-name="Strong_20_Emphasis"><text:span text:style-name="T81">que no se han resuelto todavía.</text:span></text:span><text:span text:style-name="Strong_20_Emphasis"><text:span text:style-name="T121"> (resover)</text:span></text:span></text:p>
            <text:p text:style-name="P643"><text:span text:style-name="Strong_20_Emphasis"><text:span text:style-name="T81">Sólo tengo media hora para el almuerzo</text:span></text:span></text:p>
            <text:p text:style-name="P643"><text:span text:style-name="Strong_20_Emphasis"><text:span text:style-name="T81">un descanso de cinco minutos en la tarde.</text:span></text:span></text:p>
            <text:p text:style-name="P643"><text:span text:style-name="Strong_20_Emphasis"><text:span text:style-name="T81">un resumen de todas las llamadas </text:span></text:span></text:p>
            <text:p text:style-name="P643"><text:span text:style-name="Strong_20_Emphasis"><text:span text:style-name="T81">que recibí durante el día</text:span></text:span></text:p>
            <text:p text:style-name="P643"><text:span text:style-name="Strong_20_Emphasis"><text:span text:style-name="T81">Él alcanza su bolsillo y saca la llave.</text:span></text:span></text:p>
            <text:p text:style-name="P643"><text:span text:style-name="Strong_20_Emphasis"><text:span text:style-name="T81">Voltea la llave en la cerradura y abre la puerta.</text:span></text:span></text:p>
            <text:p text:style-name="P643"><text:span text:style-name="Strong_20_Emphasis"><text:span text:style-name="T81">La casa está sucia y huele mal. </text:span></text:span></text:p>
            <text:p text:style-name="P643"><text:span text:style-name="Strong_20_Emphasis"><text:span text:style-name="T81">Trata de abrir una ventana pero está dañada.</text:span></text:span></text:p>
            <text:p text:style-name="P643"><text:span text:style-name="Strong_20_Emphasis"><text:span text:style-name="T81">¿Está limpia la nueva casa?</text:span></text:span></text:p>
            <text:p text:style-name="P643"><text:span text:style-name="Strong_20_Emphasis"><text:span text:style-name="T81">No, la casa está muy sucia.</text:span></text:span></text:p>
            <text:p text:style-name="P643"><text:span text:style-name="Strong_20_Emphasis"><text:span text:style-name="T81">El agente imprime su pase de abordaje. </text:span></text:span></text:p>
            <text:p text:style-name="P643"><text:span text:style-name="Strong_20_Emphasis"><text:span text:style-name="T81">Los oficiales de seguridad pasan junto a él.</text:span></text:span></text:p>
            <text:p text:style-name="P643"><text:span text:style-name="Strong_20_Emphasis"><text:span text:style-name="T81">Miguel se siente aliviado cuando ve que </text:span></text:span></text:p>
            <text:p text:style-name="P643"><text:span text:style-name="Strong_20_Emphasis"><text:span text:style-name="T81">el perro pasa junto a él sin detenerse. </text:span></text:span></text:p>
            <text:p text:style-name="P643"><text:span text:style-name="Strong_20_Emphasis"><text:span text:style-name="T81">De repente, el perro se voltea</text:span></text:span></text:p>
            <text:p text:style-name="P643"><text:span text:style-name="Strong_20_Emphasis"><text:span text:style-name="T81">empieza a olfatear su maleta y ladra.</text:span></text:span></text:p>
            <text:p text:style-name="P643"><text:span text:style-name="Strong_20_Emphasis"><text:span text:style-name="T81">por favor traiga su maleta y venga conmigo.</text:span></text:span></text:p>
            <text:p text:style-name="P643"><text:span text:style-name="Strong_20_Emphasis"><text:span text:style-name="T81">para subirse al avión</text:span></text:span></text:p>
            <text:p text:style-name="P643"><text:span text:style-name="Strong_20_Emphasis"><text:span text:style-name="T81">una tarjeta de embarque</text:span></text:span></text:p>
            <text:p text:style-name="P643"><text:span text:style-name="Strong_20_Emphasis"><text:span text:style-name="T81">tarjeta</text:span></text:span></text:p>
            <text:p text:style-name="P643"><text:span text:style-name="Strong_20_Emphasis"><text:span text:style-name="T81">A qué hora sale el vuelo</text:span></text:span></text:p>
            <text:p text:style-name="P643"><text:span text:style-name="Strong_20_Emphasis"><text:span text:style-name="T81">salir</text:span></text:span></text:p>
            <text:p text:style-name="P643"><text:span text:style-name="Strong_20_Emphasis"><text:span text:style-name="T82">quepa en el compartimiento de encima.</text:span></text:span></text:p>
            <text:p text:style-name="P643"><text:span text:style-name="Strong_20_Emphasis"><text:span text:style-name="T82">caber</text:span></text:span></text:p>
            <text:p text:style-name="P643"><text:soft-page-break/><text:span text:style-name="Strong_20_Emphasis"><text:span text:style-name="T82">encima</text:span></text:span></text:p>
            <text:p text:style-name="P643"><text:span text:style-name="Strong_20_Emphasis"><text:span text:style-name="T82">¿Cuándo va a despegar este avión?</text:span></text:span></text:p>
            <text:p text:style-name="P643"><text:span text:style-name="Strong_20_Emphasis"><text:span text:style-name="T83">despegar</text:span></text:span></text:p>
            <text:p text:style-name="P643"><text:span text:style-name="Strong_20_Emphasis"><text:span text:style-name="T83">pegar</text:span></text:span></text:p>
            <text:p text:style-name="P643"><text:span text:style-name="Strong_20_Emphasis"><text:span text:style-name="T84">Él </text:span></text:span><text:span text:style-name="Strong_20_Emphasis"><text:span text:style-name="T424">se</text:span></text:span><text:span text:style-name="Strong_20_Emphasis"><text:span text:style-name="T84"> </text:span></text:span><text:span text:style-name="Strong_20_Emphasis"><text:span text:style-name="T424">levanta</text:span></text:span><text:span text:style-name="Strong_20_Emphasis"><text:span text:style-name="T84"> de la cama</text:span></text:span></text:p>
            <text:p text:style-name="P643"><text:span text:style-name="Strong_20_Emphasis"><text:span text:style-name="T92">poner (past p. puesto)</text:span></text:span></text:p>
            <text:p text:style-name="P643"><text:span text:style-name="Strong_20_Emphasis"><text:span text:style-name="T84">se da cuenta que no tiene puesto el pantalón. </text:span></text:span></text:p>
            <text:p text:style-name="P643"><text:span text:style-name="Strong_20_Emphasis"><text:span text:style-name="T84">Hay gente hablando y riéndose en la cocina.</text:span></text:span></text:p>
            <text:p text:style-name="P643"><text:span text:style-name="Strong_20_Emphasis"><text:span text:style-name="T85">tiene una </text:span></text:span><text:span text:style-name="Strong_20_Emphasis"><text:span text:style-name="T425">tos</text:span></text:span><text:span text:style-name="Strong_20_Emphasis"><text:span text:style-name="T85"> mala.</text:span></text:span></text:p>
            <text:p text:style-name="P643"><text:span text:style-name="Strong_20_Emphasis"><text:span text:style-name="T85">Todo el grupo está </text:span></text:span><text:span text:style-name="Strong_20_Emphasis"><text:span text:style-name="T425">e</text:span></text:span><text:span text:style-name="Strong_20_Emphasis"><text:span text:style-name="T1309">s</text:span></text:span><text:span text:style-name="Strong_20_Emphasis"><text:span text:style-name="T789">tor</text:span></text:span><text:span text:style-name="Strong_20_Emphasis"><text:span text:style-name="T1309">n</text:span></text:span><text:span text:style-name="Strong_20_Emphasis"><text:span text:style-name="T425">udando</text:span></text:span><text:span text:style-name="Strong_20_Emphasis"><text:span text:style-name="T85">.</text:span></text:span></text:p>
            <text:p text:style-name="P645"><text:span text:style-name="Strong_20_Emphasis"><text:span text:style-name="T122">la cama con la almohada, la manta y el </text:span></text:span><text:bookmark text:name="result_box477"/><text:span text:style-name="Strong_20_Emphasis"><text:span text:style-name="T268">colchón</text:span></text:span></text:p>
            <text:p text:style-name="P643"><text:span text:style-name="Strong_20_Emphasis"><text:span text:style-name="T85">manta, cobija y frazada</text:span></text:span></text:p>
            <text:p text:style-name="P643"><text:span text:style-name="Strong_20_Emphasis"><text:span text:style-name="T86">Sólo es un res</text:span></text:span><text:span text:style-name="Strong_20_Emphasis"><text:span text:style-name="T426">fria</text:span></text:span><text:span text:style-name="Strong_20_Emphasis"><text:span text:style-name="T86">do. </text:span></text:span></text:p>
            <text:p text:style-name="P643"><text:span text:style-name="Strong_20_Emphasis"><text:span text:style-name="T86">Simplemente voy a </text:span></text:span><text:span text:style-name="Strong_20_Emphasis"><text:span text:style-name="T426">quedarme</text:span></text:span><text:span text:style-name="Strong_20_Emphasis"><text:span text:style-name="T86"> en cama hoy.</text:span></text:span></text:p>
            <text:p text:style-name="P643"><text:span text:style-name="Strong_20_Emphasis"><text:span text:style-name="T87">El </text:span></text:span><text:span text:style-name="Strong_20_Emphasis"><text:span text:style-name="T1310">equip</text:span></text:span><text:span text:style-name="Strong_20_Emphasis"><text:span text:style-name="T428">o</text:span></text:span><text:span text:style-name="Strong_20_Emphasis"><text:span text:style-name="T87"> está a</text:span></text:span><text:span text:style-name="Strong_20_Emphasis"><text:span text:style-name="T790">gota</text:span></text:span><text:span text:style-name="Strong_20_Emphasis"><text:span text:style-name="T87">do. </text:span></text:span><text:span text:style-name="Strong_20_Emphasis"><text:span text:style-name="T123">(</text:span></text:span><text:span text:style-name="Strong_20_Emphasis"><text:span text:style-name="T427">gota</text:span></text:span><text:span text:style-name="Strong_20_Emphasis"><text:span text:style-name="T123">=drop)</text:span></text:span></text:p>
            <text:p text:style-name="P643"><text:span text:style-name="Strong_20_Emphasis"><text:span text:style-name="T87">Ellos se sientan en </text:span></text:span><text:span text:style-name="Strong_20_Emphasis"><text:span text:style-name="T1324">silen</text:span></text:span><text:span text:style-name="Strong_20_Emphasis"><text:span text:style-name="T87">cio en el </text:span></text:span><text:span text:style-name="Strong_20_Emphasis"><text:span text:style-name="T1310">vesti</text:span></text:span><text:span text:style-name="Strong_20_Emphasis"><text:span text:style-name="T428">dor</text:span></text:span></text:p>
            <text:p text:style-name="P643"><text:span text:style-name="Strong_20_Emphasis"><text:span text:style-name="T87">Sólo sigan </text:span></text:span><text:span text:style-name="Strong_20_Emphasis"><text:span text:style-name="T1324">defend</text:span></text:span><text:span text:style-name="Strong_20_Emphasis"><text:span text:style-name="T87">iéndose </text:span></text:span></text:p>
            <text:p text:style-name="P643"><text:span text:style-name="Strong_20_Emphasis"><text:span text:style-name="T87">y… ustedes saben… <text:s/></text:span></text:span></text:p>
            <text:p text:style-name="P643"><text:span text:style-name="Strong_20_Emphasis"><text:span text:style-name="T87">sigan </text:span></text:span><text:span text:style-name="Strong_20_Emphasis"><text:span text:style-name="T1324">anota</text:span></text:span><text:span text:style-name="Strong_20_Emphasis"><text:span text:style-name="T87">ndo. </text:span></text:span><text:span text:style-name="Strong_20_Emphasis"><text:span text:style-name="T135">(anotar= write down, </text:span></text:span><text:span text:style-name="Strong_20_Emphasis"><text:span text:style-name="T1338">an</text:span></text:span><text:span text:style-name="Strong_20_Emphasis"><text:span text:style-name="T135">n</text:span></text:span><text:span text:style-name="Strong_20_Emphasis"><text:span text:style-name="T1338">ota</text:span></text:span><text:span text:style-name="Strong_20_Emphasis"><text:span text:style-name="T135">te)</text:span></text:span></text:p>
            <text:p text:style-name="P643"><text:span text:style-name="Strong_20_Emphasis"><text:span text:style-name="T87">si ustedes caballeros me </text:span></text:span><text:span text:style-name="Strong_20_Emphasis"><text:span text:style-name="T428">disculpan</text:span></text:span></text:p>
            <text:p text:style-name="P643"><text:span text:style-name="Strong_20_Emphasis"><text:span text:style-name="T87">Los </text:span></text:span><text:span text:style-name="Strong_20_Emphasis"><text:span text:style-name="T1310">ju</text:span></text:span><text:span text:style-name="Strong_20_Emphasis"><text:span text:style-name="T428">gadores</text:span></text:span><text:span text:style-name="Strong_20_Emphasis"><text:span text:style-name="T87"> escuchan un </text:span></text:span><text:span text:style-name="Strong_20_Emphasis"><text:span text:style-name="T1310">rui</text:span></text:span><text:span text:style-name="Strong_20_Emphasis"><text:span text:style-name="T428">do sordo</text:span></text:span><text:span text:style-name="Strong_20_Emphasis"><text:span text:style-name="T87"> </text:span></text:span></text:p>
            <text:p text:style-name="P643"><text:span text:style-name="Strong_20_Emphasis"><text:span text:style-name="T1324">asum</text:span></text:span><text:span text:style-name="Strong_20_Emphasis"><text:span text:style-name="T87">en que se ha </text:span></text:span><text:span text:style-name="Strong_20_Emphasis"><text:span text:style-name="T1310">d</text:span></text:span><text:span text:style-name="Strong_20_Emphasis"><text:span text:style-name="T790">e</text:span></text:span><text:span text:style-name="Strong_20_Emphasis"><text:span text:style-name="T1310">smay</text:span></text:span><text:span text:style-name="Strong_20_Emphasis"><text:span text:style-name="T428">ado</text:span></text:span><text:span text:style-name="Strong_20_Emphasis"><text:span text:style-name="T87">.</text:span></text:span><text:span text:style-name="Strong_20_Emphasis"><text:span text:style-name="T123"> </text:span></text:span></text:p>
            <text:p text:style-name="P643"><text:span text:style-name="Strong_20_Emphasis"><text:span text:style-name="T87">pero </text:span></text:span><text:span text:style-name="Strong_20_Emphasis"><text:span text:style-name="T428">supongo</text:span></text:span><text:span text:style-name="Strong_20_Emphasis"><text:span text:style-name="T87"> que ahora es demasiado tarde.</text:span></text:span></text:p>
            <text:p text:style-name="P643"><text:span text:style-name="Strong_20_Emphasis"><text:span text:style-name="T87">Salir</text:span></text:span></text:p>
            <text:p text:style-name="P643"><text:span text:style-name="Strong_20_Emphasis"><text:span text:style-name="T428">Salgamos y hagamos</text:span></text:span><text:span text:style-name="Strong_20_Emphasis"><text:span text:style-name="T87"> nuestro mejor esfuerzo</text:span></text:span></text:p>
            <text:p text:style-name="P643"><text:span text:style-name="Strong_20_Emphasis"><text:span text:style-name="T87">por limitar la </text:span></text:span><text:span text:style-name="Strong_20_Emphasis"><text:span text:style-name="T1324">humil</text:span></text:span><text:span text:style-name="Strong_20_Emphasis"><text:span text:style-name="T87">lación. </text:span></text:span></text:p>
            <text:p text:style-name="P643"><text:span text:style-name="Strong_20_Emphasis"><text:span text:style-name="T87">¿</text:span></text:span><text:span text:style-name="Strong_20_Emphasis"><text:span text:style-name="T1324">D</text:span></text:span><text:span text:style-name="Strong_20_Emphasis"><text:span text:style-name="T87">e </text:span></text:span><text:span text:style-name="Strong_20_Emphasis"><text:span text:style-name="T1324">ac</text:span></text:span><text:span text:style-name="Strong_20_Emphasis"><text:span text:style-name="T87">ue</text:span></text:span><text:span text:style-name="Strong_20_Emphasis"><text:span text:style-name="T1324">rd</text:span></text:span><text:span text:style-name="Strong_20_Emphasis"><text:span text:style-name="T87">o?</text:span></text:span></text:p>
            <text:p text:style-name="P643"><text:span text:style-name="Strong_20_Emphasis"><text:span text:style-name="T88">Tuvimos que </text:span></text:span><text:span text:style-name="Strong_20_Emphasis"><text:span text:style-name="T429">parar</text:span></text:span><text:span text:style-name="Strong_20_Emphasis"><text:span text:style-name="T88"> el juego. </text:span></text:span></text:p>
            <text:p text:style-name="P643"><text:span text:style-name="Strong_20_Emphasis"><text:span text:style-name="T88">Ese último golpe le dió una </text:span></text:span><text:span text:style-name="Strong_20_Emphasis"><text:span text:style-name="T1339">con</text:span></text:span><text:span text:style-name="Strong_20_Emphasis"><text:span text:style-name="T88">mo</text:span></text:span><text:span text:style-name="Strong_20_Emphasis"><text:span text:style-name="T1339">ción</text:span></text:span><text:span text:style-name="Strong_20_Emphasis"><text:span text:style-name="T88"> cerebral.</text:span></text:span></text:p>
            <text:p text:style-name="P643"><text:span text:style-name="Strong_20_Emphasis"><text:span text:style-name="T88">Al </text:span></text:span><text:span text:style-name="Strong_20_Emphasis"><text:span text:style-name="T429">arquero</text:span></text:span><text:span text:style-name="Strong_20_Emphasis"><text:span text:style-name="T88"> le </text:span></text:span><text:span text:style-name="Strong_20_Emphasis"><text:span text:style-name="T429">entraron</text:span></text:span><text:span text:style-name="Strong_20_Emphasis"><text:span text:style-name="T88"> duro </text:span></text:span></text:p>
            <text:p text:style-name="P643"><text:span text:style-name="Strong_20_Emphasis"><text:span text:style-name="T88">cuando </text:span></text:span><text:span text:style-name="Strong_20_Emphasis"><text:span text:style-name="T429">ni siquiera</text:span></text:span><text:span text:style-name="Strong_20_Emphasis"><text:span text:style-name="T88"> tenía el balón.</text:span></text:span></text:p>
            <text:p text:style-name="P643"><text:span text:style-name="Strong_20_Emphasis"><text:span text:style-name="T89">pegar</text:span></text:span></text:p>
            <text:p text:style-name="P643"><text:span text:style-name="Strong_20_Emphasis"><text:span text:style-name="T88">El balón le </text:span></text:span><text:span text:style-name="Strong_20_Emphasis"><text:span text:style-name="T429">pegó</text:span></text:span><text:span text:style-name="Strong_20_Emphasis"><text:span text:style-name="T88"> en la </text:span></text:span><text:span text:style-name="Strong_20_Emphasis"><text:span text:style-name="T429">cara</text:span></text:span><text:span text:style-name="Strong_20_Emphasis"><text:span text:style-name="T88"> y</text:span></text:span></text:p>
            <text:p text:style-name="P643"><text:span text:style-name="Strong_20_Emphasis"><text:span text:style-name="T1339">fractur</text:span></text:span><text:span text:style-name="Strong_20_Emphasis"><text:span text:style-name="T88">ó su nariz.</text:span></text:span></text:p>
            <text:p text:style-name="P643"><text:span text:style-name="Strong_20_Emphasis"><text:span text:style-name="T88">Eso no fue un </text:span></text:span><text:span text:style-name="Strong_20_Emphasis"><text:span text:style-name="T1339">gol</text:span></text:span><text:span text:style-name="Strong_20_Emphasis"><text:span text:style-name="T88">, él estaba fuera de lugar.</text:span></text:span></text:p>
            <text:p text:style-name="P643"><text:span text:style-name="Strong_20_Emphasis"><text:span text:style-name="T88">Necesitamos más </text:span></text:span><text:span text:style-name="Strong_20_Emphasis"><text:span text:style-name="T429">trabajo en equipo</text:span></text:span><text:span text:style-name="Strong_20_Emphasis"><text:span text:style-name="T88">. </text:span></text:span></text:p>
            <text:p text:style-name="P643"><text:span text:style-name="Strong_20_Emphasis"><text:span text:style-name="T88">Sigan pasando el balón </text:span></text:span><text:span text:style-name="Strong_20_Emphasis"><text:span text:style-name="T136">(seguir subj</text:span></text:span><text:span text:style-name="Strong_20_Emphasis"><text:span text:style-name="T137">.</text:span></text:span><text:span text:style-name="Strong_20_Emphasis"><text:span text:style-name="T136"> pres.)</text:span></text:span></text:p>
            <text:p text:style-name="P643"><text:span text:style-name="Strong_20_Emphasis"><text:span text:style-name="T88">hasta que </text:span></text:span><text:span text:style-name="Strong_20_Emphasis"><text:span text:style-name="T429">vean</text:span></text:span><text:span text:style-name="Strong_20_Emphasis"><text:span text:style-name="T88"> una oportunidad.</text:span></text:span><text:span text:style-name="Strong_20_Emphasis"><text:span text:style-name="T136"> (ver subj. pres.)</text:span></text:span></text:p>
            <text:p text:style-name="P643"><text:span text:style-name="Strong_20_Emphasis"><text:span text:style-name="T88">Eso fue una </text:span></text:span><text:span text:style-name="Strong_20_Emphasis"><text:span text:style-name="T1339">f</text:span></text:span><text:span text:style-name="Strong_20_Emphasis"><text:span text:style-name="T88">a</text:span></text:span><text:span text:style-name="Strong_20_Emphasis"><text:span text:style-name="T1339">l</text:span></text:span><text:span text:style-name="Strong_20_Emphasis"><text:span text:style-name="T88">ta</text:span></text:span></text:p>
            <text:p text:style-name="P643"><text:span text:style-name="Strong_20_Emphasis"><text:span text:style-name="T88">No puede </text:span></text:span><text:span text:style-name="Strong_20_Emphasis"><text:span text:style-name="T429">entrarle</text:span></text:span><text:span text:style-name="Strong_20_Emphasis"><text:span text:style-name="T88"> a alguien así </text:span></text:span></text:p>
            <text:p text:style-name="P643"><text:span text:style-name="Strong_20_Emphasis"><text:span text:style-name="T88">cuando no tienen la pelota</text:span></text:span></text:p>
            <text:p text:style-name="P643"><text:span text:style-name="Strong_20_Emphasis"><text:span text:style-name="T88">Una </text:span></text:span><text:span text:style-name="Strong_20_Emphasis"><text:span text:style-name="T429">pelea</text:span></text:span><text:span text:style-name="Strong_20_Emphasis"><text:span text:style-name="T88"> se </text:span></text:span><text:span text:style-name="Strong_20_Emphasis"><text:span text:style-name="T429">desató</text:span></text:span><text:span text:style-name="Strong_20_Emphasis"><text:span text:style-name="T88"> </text:span></text:span></text:p>
            <text:p text:style-name="P643"><text:span text:style-name="Strong_20_Emphasis"><text:span text:style-name="T88">durante el partido de hockey. </text:span></text:span></text:p>
            <text:p text:style-name="P643"><text:span text:style-name="Strong_20_Emphasis"><text:span text:style-name="T88">Me </text:span></text:span><text:span text:style-name="Strong_20_Emphasis"><text:span text:style-name="T429">dieron un </text:span></text:span><text:span text:style-name="Strong_20_Emphasis"><text:span text:style-name="T1311">puñ</text:span></text:span><text:span text:style-name="Strong_20_Emphasis"><text:span text:style-name="T429">etazo</text:span></text:span><text:span text:style-name="Strong_20_Emphasis"><text:span text:style-name="T88"> en la cara.</text:span></text:span></text:p>
            <text:p text:style-name="P643"><text:span text:style-name="Strong_20_Emphasis"><text:span text:style-name="T88">Cómo se </text:span></text:span><text:span text:style-name="Strong_20_Emphasis"><text:span text:style-name="T429">lesiona</text:span></text:span><text:span text:style-name="Strong_20_Emphasis"><text:span text:style-name="T88"> uno jugando </text:span></text:span><text:span text:style-name="Strong_20_Emphasis"><text:span text:style-name="T429">a</text:span></text:span><text:span text:style-name="Strong_20_Emphasis"><text:span text:style-name="T1311">je</text:span></text:span><text:span text:style-name="Strong_20_Emphasis"><text:span text:style-name="T429">dre</text:span></text:span><text:span text:style-name="Strong_20_Emphasis"><text:span text:style-name="T1311">z</text:span></text:span></text:p>
            <text:p text:style-name="P643"><text:span text:style-name="Strong_20_Emphasis"><text:span text:style-name="T90">No sé cómo se dice en inglés.</text:span></text:span></text:p>
            <text:p text:style-name="P356"><text:span text:style-name="Strong_20_Emphasis"><text:span text:style-name="T813">va a llover</text:span></text:span></text:p>
            <text:p text:style-name="P356"><text:span text:style-name="Strong_20_Emphasis"><text:span text:style-name="T813">la lluvia</text:span></text:span></text:p>
            <text:p text:style-name="P356"><text:span text:style-name="Strong_20_Emphasis"><text:span text:style-name="T813">esta lloviendo</text:span></text:span></text:p>
            <text:p text:style-name="P356"><text:span text:style-name="Strong_20_Emphasis"><text:span text:style-name="T813">llueve</text:span></text:span></text:p>
            <text:p text:style-name="P356"><text:span text:style-name="Strong_20_Emphasis"><text:span text:style-name="T813">llevar</text:span></text:span></text:p>
            <text:p text:style-name="P356"><text:span text:style-name="Strong_20_Emphasis"><text:span text:style-name="T815">coger</text:span></text:span></text:p>
            <text:p text:style-name="P356"><text:soft-page-break/><text:span text:style-name="Strong_20_Emphasis"><text:span text:style-name="T813">él lleva</text:span></text:span></text:p>
            <text:p text:style-name="P356"><text:bookmark text:name="result_box77"/><text:span text:style-name="Strong_20_Emphasis"><text:span text:style-name="T813">reír</text:span></text:span></text:p>
            <text:p text:style-name="P356"><text:span text:style-name="Strong_20_Emphasis"><text:span text:style-name="T813">él ríe</text:span></text:span></text:p>
            <text:p text:style-name="P356"><text:span text:style-name="Strong_20_Emphasis"><text:span text:style-name="T809">ellos se están riendo</text:span></text:span></text:p>
            <text:p text:style-name="P407"><text:bookmark text:name="result_box80"/><text:span text:style-name="Strong_20_Emphasis"><text:span text:style-name="T167">pierna</text:span></text:span></text:p>
            <text:p text:style-name="P407"><text:span text:style-name="Strong_20_Emphasis"><text:span text:style-name="T167">pie</text:span></text:span></text:p>
            <text:p text:style-name="P643"><text:span text:style-name="Strong_20_Emphasis"><text:span text:style-name="T93">Por qué él no se da cuenta que </text:span></text:span></text:p>
            <text:p text:style-name="P643"><text:span text:style-name="Strong_20_Emphasis"><text:span text:style-name="T93">no está en su apartamento cuando se despierta</text:span></text:span><text:span text:style-name="Strong_20_Emphasis"><text:span text:style-name="T94"> </text:span></text:span></text:p>
            <text:p text:style-name="P643"><text:span text:style-name="Strong_20_Emphasis"><text:span text:style-name="T94">resaca</text:span></text:span></text:p>
            <text:p text:style-name="P643"><text:span text:style-name="Strong_20_Emphasis"><text:span text:style-name="T94">sacar</text:span></text:span></text:p>
            <text:p text:style-name="P643"><text:span text:style-name="Strong_20_Emphasis"><text:span text:style-name="T93">Él está probablemente medio dormido</text:span></text:span></text:p>
            <text:p text:style-name="P643"><text:span text:style-name="Strong_20_Emphasis"><text:span text:style-name="T93">tiene una resaca.</text:span></text:span></text:p>
            <text:p text:style-name="P643"><text:span text:style-name="Strong_20_Emphasis"><text:span text:style-name="T93">Nadie saldrá lastimado</text:span></text:span><text:span text:style-name="Strong_20_Emphasis"><text:span text:style-name="T95"> (fut. salir)</text:span></text:span></text:p>
            <text:p text:style-name="P643"><text:span text:style-name="Strong_20_Emphasis"><text:span text:style-name="T95">El cajero del banco cuenta el dinero </text:span></text:span></text:p>
            <text:p text:style-name="P643"><text:span text:style-name="Strong_20_Emphasis"><text:span text:style-name="T95">en frente de Jorge y se lo entrega.</text:span></text:span><text:span text:style-name="Strong_20_Emphasis"><text:span text:style-name="T96"> (entregar)</text:span></text:span><text:span text:style-name="Strong_20_Emphasis"><text:span text:style-name="T95"> </text:span></text:span></text:p>
            <text:p text:style-name="P643"><text:span text:style-name="Strong_20_Emphasis"><text:span text:style-name="T95">"Aquí tiene señor. </text:span></text:span></text:p>
            <text:p text:style-name="P643"><text:span text:style-name="Strong_20_Emphasis"><text:span text:style-name="T95">Debe recibir una confirmación por correo.</text:span></text:span></text:p>
            <text:p text:style-name="P643"><text:span text:style-name="Strong_20_Emphasis"><text:span text:style-name="T95">Él coloca cuidadosamente el dinero </text:span></text:span></text:p>
            <text:p text:style-name="P643"><text:span text:style-name="Strong_20_Emphasis"><text:span text:style-name="T95">en el bolsillo de su abrigo</text:span></text:span></text:p>
            <text:p text:style-name="P643"><text:span text:style-name="Strong_20_Emphasis"><text:span text:style-name="T95">sosteniéndolo con fuerza</text:span></text:span><text:span text:style-name="Strong_20_Emphasis"><text:span text:style-name="T97"> (sostener)</text:span></text:span></text:p>
            <text:p text:style-name="P643"><text:span text:style-name="Strong_20_Emphasis"><text:span text:style-name="T430">sostén</text:span></text:span></text:p>
            <text:p text:style-name="P643"><text:span text:style-name="Strong_20_Emphasis"><text:span text:style-name="T97">sostener</text:span></text:span></text:p>
            <text:p text:style-name="P643"><text:span text:style-name="Strong_20_Emphasis"><text:span text:style-name="T95">camina hacia la salida</text:span></text:span></text:p>
            <text:p text:style-name="P643"><text:span text:style-name="Strong_20_Emphasis"><text:span text:style-name="T95">Uno saca un arma, </text:span></text:span></text:p>
            <text:p text:style-name="P643"><text:span text:style-name="Strong_20_Emphasis"><text:span text:style-name="T95">dispara un tiro al aire y grita</text:span></text:span></text:p>
            <text:p text:style-name="P643"><text:span text:style-name="Strong_20_Emphasis"><text:span text:style-name="T95">Los ladrones suenan peligrosos</text:span></text:span><text:span text:style-name="Strong_20_Emphasis"><text:span text:style-name="T98">?</text:span></text:span><text:span text:style-name="Strong_20_Emphasis"><text:span text:style-name="T100"> (sonar)</text:span></text:span></text:p>
            <text:p text:style-name="P643"><text:span text:style-name="Strong_20_Emphasis"><text:span text:style-name="T99">disponer</text:span></text:span></text:p>
            <text:p text:style-name="P643"><text:span text:style-name="Strong_20_Emphasis"><text:span text:style-name="T95">Sí, uno de ellos tiene un arma y </text:span></text:span></text:p>
            <text:p text:style-name="P643"><text:span text:style-name="Strong_20_Emphasis"><text:span text:style-name="T95">dice que está dispuesto a herir a las personas</text:span></text:span></text:p>
            <text:p text:style-name="P643"><text:span text:style-name="Strong_20_Emphasis"><text:span text:style-name="T95">está retirando</text:span></text:span><text:span text:style-name="Strong_20_Emphasis"><text:span text:style-name="T101"> </text:span></text:span><text:span text:style-name="Strong_20_Emphasis"><text:span text:style-name="T95">el dinero de su cuenta de ahorros</text:span></text:span></text:p>
            <text:p text:style-name="P643"><text:span text:style-name="Strong_20_Emphasis"><text:span text:style-name="T95">Mi extracto de t</text:span></text:span><text:span text:style-name="Strong_20_Emphasis"><text:span text:style-name="T1336">ar</text:span></text:span><text:span text:style-name="Strong_20_Emphasis"><text:span text:style-name="T95">je</text:span></text:span><text:span text:style-name="Strong_20_Emphasis"><text:span text:style-name="T1336">t</text:span></text:span><text:span text:style-name="Strong_20_Emphasis"><text:span text:style-name="T95">a de crédito no parece</text:span></text:span><text:span text:style-name="Strong_20_Emphasis"><text:span text:style-name="T101"> ...</text:span></text:span></text:p>
            <text:p text:style-name="P643"><text:span text:style-name="Strong_20_Emphasis"><text:span text:style-name="T101">Este cliente quiere hacer un retiro.</text:span></text:span></text:p>
            <text:p text:style-name="P643"><text:span text:style-name="Strong_20_Emphasis"><text:span text:style-name="T101">necesita un </text:span></text:span><text:span text:style-name="Strong_20_Emphasis"><text:span text:style-name="T1334">pré</text:span></text:span><text:span text:style-name="Strong_20_Emphasis"><text:span text:style-name="T101">s</text:span></text:span><text:span text:style-name="Strong_20_Emphasis"><text:span text:style-name="T1334">t</text:span></text:span><text:span text:style-name="Strong_20_Emphasis"><text:span text:style-name="T101">amo para iniciar su negocio.</text:span></text:span></text:p>
            <text:p text:style-name="P643"><text:span text:style-name="Strong_20_Emphasis"><text:span text:style-name="T101">La companía se declaró en banca rota.</text:span></text:span></text:p>
            <text:p text:style-name="P643"><text:span text:style-name="Strong_20_Emphasis"><text:span text:style-name="T101">Nuestra familia </text:span></text:span><text:span text:style-name="Strong_20_Emphasis"><text:span text:style-name="T1334">manej</text:span></text:span><text:span text:style-name="Strong_20_Emphasis"><text:span text:style-name="T101">a un negocio.</text:span></text:span></text:p>
            <text:p text:style-name="P643"><text:span text:style-name="Strong_20_Emphasis"><text:span text:style-name="T101">Hacemos negocios por internet.</text:span></text:span></text:p>
            <text:p text:style-name="P643"><text:span text:style-name="Strong_20_Emphasis"><text:span text:style-name="T101">Tengo muchas </text:span></text:span><text:span text:style-name="Strong_20_Emphasis"><text:span text:style-name="T1334">de</text:span></text:span><text:span text:style-name="Strong_20_Emphasis"><text:span text:style-name="T101">u</text:span></text:span><text:span text:style-name="Strong_20_Emphasis"><text:span text:style-name="T1334">d</text:span></text:span><text:span text:style-name="Strong_20_Emphasis"><text:span text:style-name="T101">as.</text:span></text:span></text:p>
            <text:p text:style-name="P643"><text:span text:style-name="Strong_20_Emphasis"><text:span text:style-name="T101">Nuestros pagos de hipoteca eran muy altos.</text:span></text:span></text:p>
            <text:p text:style-name="P643"><text:span text:style-name="Strong_20_Emphasis"><text:span text:style-name="T101">Me </text:span></text:span><text:span text:style-name="Strong_20_Emphasis"><text:span text:style-name="T1308">cobra</text:span></text:span><text:span text:style-name="Strong_20_Emphasis"><text:span text:style-name="T422">ron</text:span></text:span><text:span text:style-name="Strong_20_Emphasis"><text:span text:style-name="T101"> una cuota anual.</text:span></text:span><text:span text:style-name="Strong_20_Emphasis"><text:span text:style-name="T102"> (cobrar)</text:span></text:span></text:p>
            <text:p text:style-name="P643"><text:span text:style-name="Strong_20_Emphasis"><text:span text:style-name="T102">Ellos invierten en el mercado de valores.</text:span></text:span></text:p>
            <text:p text:style-name="P643"><text:span text:style-name="Strong_20_Emphasis"><text:span text:style-name="T102">Tengo </text:span></text:span><text:span text:style-name="Strong_20_Emphasis"><text:span text:style-name="T1335">inve</text:span></text:span><text:span text:style-name="Strong_20_Emphasis"><text:span text:style-name="T102">rsiones inmobiliarias en el extranjero.</text:span></text:span></text:p>
            <text:p text:style-name="P643"><text:span text:style-name="Strong_20_Emphasis"><text:span text:style-name="T102">Tiene quince minutos para llegar a su entrevista</text:span></text:span></text:p>
            <text:p text:style-name="P643"><text:span text:style-name="Strong_20_Emphasis"><text:span text:style-name="T102">está a</text:span></text:span><text:span text:style-name="Strong_20_Emphasis"><text:span text:style-name="T431">tasc</text:span></text:span><text:span text:style-name="Strong_20_Emphasis"><text:span text:style-name="T102">ado en un embotellamiento.</text:span></text:span><text:span text:style-name="Strong_20_Emphasis"><text:span text:style-name="T131"> (</text:span></text:span><text:span text:style-name="Strong_20_Emphasis"><text:span text:style-name="T786">a</text:span></text:span><text:span text:style-name="Strong_20_Emphasis"><text:span text:style-name="T791">tasc</text:span></text:span><text:span text:style-name="Strong_20_Emphasis"><text:span text:style-name="T786">ar</text:span></text:span><text:span text:style-name="Strong_20_Emphasis"><text:span text:style-name="T131">)</text:span></text:span></text:p>
            <text:p text:style-name="P643"><text:span text:style-name="Strong_20_Emphasis"><text:span text:style-name="T102">Todo el mundo está tocando sus </text:span></text:span><text:span text:style-name="Strong_20_Emphasis"><text:span text:style-name="T1335">boc</text:span></text:span><text:span text:style-name="Strong_20_Emphasis"><text:span text:style-name="T102">in</text:span></text:span><text:span text:style-name="Strong_20_Emphasis"><text:span text:style-name="T1335">a</text:span></text:span><text:span text:style-name="Strong_20_Emphasis"><text:span text:style-name="T102">s</text:span></text:span></text:p>
            <text:p text:style-name="P643"><text:span text:style-name="Strong_20_Emphasis"><text:span text:style-name="T102">tratando de pasarse al </text:span></text:span><text:span text:style-name="Strong_20_Emphasis"><text:span text:style-name="T1335">carril</text:span></text:span><text:span text:style-name="Strong_20_Emphasis"><text:span text:style-name="T102"> </text:span></text:span></text:p>
            <text:p text:style-name="P643"><text:span text:style-name="Strong_20_Emphasis"><text:span text:style-name="T102">que parece moverse más rápido. </text:span></text:span></text:p>
            <text:p text:style-name="P643"><text:span text:style-name="Strong_20_Emphasis"><text:span text:style-name="T102">Apenas se han movido en los últimos minutos.</text:span></text:span></text:p>
            <text:p text:style-name="P643"><text:span text:style-name="Strong_20_Emphasis"><text:span text:style-name="T103">en la acera</text:span></text:span></text:p>
            <text:p text:style-name="P643"><text:span text:style-name="Strong_20_Emphasis"><text:span text:style-name="T103">Ésta es la hora pico. </text:span></text:span></text:p>
            <text:p text:style-name="P643"><text:span text:style-name="Strong_20_Emphasis"><text:span text:style-name="T103">hay una gran cantidad de tráfico</text:span></text:span></text:p>
            <text:p text:style-name="P643"><text:span text:style-name="Strong_20_Emphasis"><text:span text:style-name="T103">Detengan el tren</text:span></text:span><text:span text:style-name="Strong_20_Emphasis"><text:span text:style-name="T104"> (subj. detener)</text:span></text:span></text:p>
            <text:p text:style-name="P643"><text:span text:style-name="Strong_20_Emphasis"><text:span text:style-name="T101">usted tiene que </text:span></text:span><text:span text:style-name="Strong_20_Emphasis"><text:span text:style-name="T1334">c</text:span></text:span><text:span text:style-name="Strong_20_Emphasis"><text:span text:style-name="T101">o</text:span></text:span><text:span text:style-name="Strong_20_Emphasis"><text:span text:style-name="T1334">g</text:span></text:span><text:span text:style-name="Strong_20_Emphasis"><text:span text:style-name="T101">er el tren en el otro andén.</text:span></text:span></text:p>
            <text:p text:style-name="P643"><text:soft-page-break/><text:span text:style-name="Strong_20_Emphasis"><text:span text:style-name="T105">palanca</text:span></text:span></text:p>
            <text:p text:style-name="P643"><text:span text:style-name="Strong_20_Emphasis"><text:span text:style-name="T101">La palanca de cambios está atascada. </text:span></text:span></text:p>
            <text:p text:style-name="P643"><text:span text:style-name="Strong_20_Emphasis"><text:span text:style-name="T101">Tuve que conducir 12 kilómetros</text:span></text:span><text:span text:style-name="Strong_20_Emphasis"><text:span text:style-name="T104"> </text:span></text:span><text:span text:style-name="Strong_20_Emphasis"><text:span text:style-name="T101">en reversa</text:span></text:span></text:p>
            <text:p text:style-name="P643"><text:span text:style-name="Strong_20_Emphasis"><text:span text:style-name="T101">Mi carro se varó en la carretera.</text:span></text:span><text:span text:style-name="Strong_20_Emphasis"><text:span text:style-name="T115"> (vararse)</text:span></text:span></text:p>
            <text:p text:style-name="P643"><text:span text:style-name="Strong_20_Emphasis"><text:span text:style-name="T105">echar</text:span></text:span></text:p>
            <text:p text:style-name="P643"><text:span text:style-name="Strong_20_Emphasis"><text:span text:style-name="T101">Yo no tuve suficiente dinero para echar gasolina.</text:span></text:span></text:p>
            <text:p text:style-name="P643"><text:span text:style-name="Strong_20_Emphasis"><text:span text:style-name="T101">La batería murió </text:span></text:span></text:p>
            <text:p text:style-name="P643"><text:span text:style-name="Strong_20_Emphasis"><text:span text:style-name="T101">porque dejé las luces encendidas.</text:span></text:span></text:p>
            <text:p text:style-name="P643"><text:span text:style-name="Strong_20_Emphasis"><text:span text:style-name="T101">Los semáforos fueron </text:span></text:span><text:span text:style-name="Strong_20_Emphasis"><text:span text:style-name="T1334">da</text:span></text:span><text:span text:style-name="Strong_20_Emphasis"><text:span text:style-name="T101">ñ</text:span></text:span><text:span text:style-name="Strong_20_Emphasis"><text:span text:style-name="T1334">a</text:span></text:span><text:span text:style-name="Strong_20_Emphasis"><text:span text:style-name="T101">dos por la </text:span></text:span><text:span text:style-name="Strong_20_Emphasis"><text:span text:style-name="T1334">torm</text:span></text:span><text:span text:style-name="Strong_20_Emphasis"><text:span text:style-name="T101">enta.</text:span></text:span></text:p>
            <text:p text:style-name="P643"><text:span text:style-name="Strong_20_Emphasis"><text:span text:style-name="T101">usted tiene que comprar un boleto y </text:span></text:span><text:span text:style-name="Strong_20_Emphasis"><text:span text:style-name="T1334">sel</text:span></text:span><text:span text:style-name="Strong_20_Emphasis"><text:span text:style-name="T101">l</text:span></text:span><text:span text:style-name="Strong_20_Emphasis"><text:span text:style-name="T787">a</text:span></text:span><text:span text:style-name="Strong_20_Emphasis"><text:span text:style-name="T101">rlo allá.</text:span></text:span></text:p>
            <text:p text:style-name="P643"><text:span text:style-name="Strong_20_Emphasis"><text:span text:style-name="T106">re</text:span></text:span><text:span text:style-name="Strong_20_Emphasis"><text:span text:style-name="T1325">co</text:span></text:span><text:span text:style-name="Strong_20_Emphasis"><text:span text:style-name="T106">star</text:span></text:span><text:span text:style-name="Strong_20_Emphasis"><text:span text:style-name="T125"> (re=back, co=with, </text:span></text:span><text:span text:style-name="Strong_20_Emphasis"><text:span text:style-name="T129">a</text:span></text:span><text:span text:style-name="Strong_20_Emphasis"><text:span text:style-name="T1327">co</text:span></text:span><text:span text:style-name="Strong_20_Emphasis"><text:span text:style-name="T129">star= lay down</text:span></text:span><text:span text:style-name="Strong_20_Emphasis"><text:span text:style-name="T125">)</text:span></text:span></text:p>
            <text:p text:style-name="P643"><text:span text:style-name="Strong_20_Emphasis"><text:span text:style-name="T101">toma la escalera y la recuesta contra el árbol.</text:span></text:span></text:p>
            <text:p text:style-name="P643"><text:span text:style-name="Strong_20_Emphasis"><text:span text:style-name="T101">trata de no mirar hacia abajo</text:span></text:span></text:p>
            <text:p text:style-name="P643"><text:span text:style-name="Strong_20_Emphasis"><text:span text:style-name="T101">No puede creer que está haciendo esto</text:span></text:span></text:p>
            <text:p text:style-name="P643"><text:span text:style-name="Strong_20_Emphasis"><text:span text:style-name="T101">no se puede bajar</text:span></text:span></text:p>
            <text:p text:style-name="P643"><text:span text:style-name="Strong_20_Emphasis"><text:span text:style-name="T106">escalera</text:span></text:span></text:p>
            <text:p text:style-name="P643"><text:span text:style-name="Strong_20_Emphasis"><text:span text:style-name="T106">Pero su vecina es hermosa y </text:span></text:span></text:p>
            <text:p text:style-name="P643"><text:span text:style-name="Strong_20_Emphasis"><text:span text:style-name="T1325">resc</text:span></text:span><text:span text:style-name="Strong_20_Emphasis"><text:span text:style-name="T106">atar a su gato </text:span></text:span></text:p>
            <text:p text:style-name="P643"><text:span text:style-name="Strong_20_Emphasis"><text:span text:style-name="T106">sería la manera perfecta de ser un héroe y</text:span></text:span></text:p>
            <text:p text:style-name="P643"><text:span text:style-name="Strong_20_Emphasis"><text:span text:style-name="T106">conseguir su atención.</text:span></text:span></text:p>
            <text:p text:style-name="P643"><text:span text:style-name="Strong_20_Emphasis"><text:span text:style-name="T106">salta de repente del árbol sobre su cabeza. Ambos caen al suelo</text:span></text:span></text:p>
            <text:p text:style-name="P643"><text:span text:style-name="Strong_20_Emphasis"><text:span text:style-name="T106">Espero que no esté lastimado</text:span></text:span></text:p>
            <text:p text:style-name="P643"><text:span text:style-name="Strong_20_Emphasis"><text:span text:style-name="T106">ella parece a</text:span></text:span><text:span text:style-name="Strong_20_Emphasis"><text:span text:style-name="T1325">grade</text:span></text:span><text:span text:style-name="Strong_20_Emphasis"><text:span text:style-name="T106">cida y preocupada</text:span></text:span></text:p>
            <text:p text:style-name="P643"><text:span text:style-name="Strong_20_Emphasis"><text:span text:style-name="T106">a pesar de</text:span></text:span></text:p>
            <text:p text:style-name="P643"><text:span text:style-name="Strong_20_Emphasis"><text:span text:style-name="T106">Este gallo parece malvado. Vamos a dejarlo solo.</text:span></text:span></text:p>
            <text:p text:style-name="P643"><text:span text:style-name="Strong_20_Emphasis"><text:span text:style-name="T106">Ven! Vamos a alimentar a esos pájaros.</text:span></text:span></text:p>
            <text:p text:style-name="P643"><text:span text:style-name="Strong_20_Emphasis"><text:span text:style-name="T106">respira profundo y toma un </text:span></text:span><text:span text:style-name="Strong_20_Emphasis"><text:span text:style-name="T1325">s</text:span></text:span><text:span text:style-name="Strong_20_Emphasis"><text:span text:style-name="T106">or</text:span></text:span><text:span text:style-name="Strong_20_Emphasis"><text:span text:style-name="T1325">b</text:span></text:span><text:span text:style-name="Strong_20_Emphasis"><text:span text:style-name="T106">o de vino</text:span></text:span></text:p>
            <text:p text:style-name="P643"><text:span text:style-name="Strong_20_Emphasis"><text:span text:style-name="T106">Lo siento, p</text:span></text:span><text:span text:style-name="Strong_20_Emphasis"><text:span text:style-name="T107">er</text:span></text:span><text:span text:style-name="Strong_20_Emphasis"><text:span text:style-name="T126">o</text:span></text:span><text:span text:style-name="Strong_20_Emphasis"><text:span text:style-name="T107"> </text:span></text:span><text:span text:style-name="Strong_20_Emphasis"><text:span text:style-name="T106">he conocido a alguien más</text:span></text:span></text:p>
            <text:p text:style-name="P643"><text:span text:style-name="Strong_20_Emphasis"><text:span text:style-name="T106">en lugar de</text:span></text:span></text:p>
            <text:p text:style-name="P643"><text:span text:style-name="Strong_20_Emphasis"><text:span text:style-name="T106">Acabamos de volver de nuestra luna de miel.</text:span></text:span></text:p>
            <text:p text:style-name="P643"><text:span text:style-name="Strong_20_Emphasis"><text:span text:style-name="T106">Quiero saber si mi marido me engaña</text:span></text:span></text:p>
            <text:p text:style-name="P643"><text:span text:style-name="Strong_20_Emphasis"><text:span text:style-name="T106">El padrino y la dama de honor </text:span></text:span></text:p>
            <text:p text:style-name="P643"><text:span text:style-name="Strong_20_Emphasis"><text:span text:style-name="T106">estaban coqueteando entre sí todo el tiempo.</text:span></text:span></text:p>
            <text:p text:style-name="P643"><text:span text:style-name="Strong_20_Emphasis"><text:span text:style-name="T106">El novio no se presentó para la boda.</text:span></text:span></text:p>
            <text:p text:style-name="P643"><text:span text:style-name="Strong_20_Emphasis"><text:span text:style-name="T106">Felicitaciones! </text:span></text:span></text:p>
            <text:p text:style-name="P643"><text:span text:style-name="Strong_20_Emphasis"><text:span text:style-name="T106">De verdad has encontrado tu alma gemela.</text:span></text:span></text:p>
            <text:p text:style-name="P643"><text:span text:style-name="Strong_20_Emphasis"><text:span text:style-name="T106">Él es un verdadero caballero. </text:span></text:span></text:p>
            <text:p text:style-name="P643"><text:span text:style-name="Strong_20_Emphasis"><text:span text:style-name="T106">Él sabe cómo tratar a una dama.</text:span></text:span></text:p>
            <text:p text:style-name="P643"><text:span text:style-name="Strong_20_Emphasis"><text:span text:style-name="T106">Ya hemos </text:span></text:span><text:span text:style-name="Strong_20_Emphasis"><text:span text:style-name="T1325">fij</text:span></text:span><text:span text:style-name="Strong_20_Emphasis"><text:span text:style-name="T106">ado una fecha para la boda.</text:span></text:span></text:p>
            <text:p text:style-name="P643"><text:span text:style-name="Strong_20_Emphasis"><text:span text:style-name="T106">¿Qué haría usted si estuviera en el lugar de </text:span></text:span><text:span text:style-name="Strong_20_Emphasis"><text:span text:style-name="T108">R.</text:span></text:span><text:span text:style-name="Strong_20_Emphasis"><text:span text:style-name="T106">?</text:span></text:span></text:p>
            <text:p text:style-name="P643"><text:span text:style-name="Strong_20_Emphasis"><text:span text:style-name="T106">tiraría el resto de mi vino en su cara</text:span></text:span></text:p>
            <text:p text:style-name="P643"><text:span text:style-name="Strong_20_Emphasis"><text:span text:style-name="T106">saldría del restaurante. </text:span></text:span></text:p>
            <text:p text:style-name="P643"><text:span text:style-name="Strong_20_Emphasis"><text:span text:style-name="T109">un carro alquilado</text:span></text:span></text:p>
            <text:p text:style-name="P409"><text:span text:style-name="Strong_20_Emphasis"><text:span text:style-name="T79">alquilar/alquiler</text:span></text:span></text:p>
            <text:p text:style-name="P409"><text:span text:style-name="Strong_20_Emphasis"><text:span text:style-name="T79">ar</text:span></text:span><text:span text:style-name="Strong_20_Emphasis"><text:span text:style-name="T1322">rend</text:span></text:span><text:span text:style-name="Strong_20_Emphasis"><text:span text:style-name="T79">ar/arriendo/</text:span></text:span><text:span text:style-name="Strong_20_Emphasis"><text:span text:style-name="T1322">rent</text:span></text:span><text:span text:style-name="Strong_20_Emphasis"><text:span text:style-name="T79">ar/renta</text:span></text:span></text:p>
            <text:p text:style-name="P643"><text:span text:style-name="Strong_20_Emphasis"><text:span text:style-name="T109">detienen</text:span></text:span><text:span text:style-name="Strong_20_Emphasis"><text:span text:style-name="T110"> (detener)</text:span></text:span></text:p>
            <text:p text:style-name="P643"><text:span text:style-name="Strong_20_Emphasis"><text:span text:style-name="T109">desconocido</text:span></text:span></text:p>
            <text:p text:style-name="P643"><text:span text:style-name="Strong_20_Emphasis"><text:span text:style-name="T109">indicaciones</text:span></text:span></text:p>
            <text:p text:style-name="P643"><text:span text:style-name="Strong_20_Emphasis"><text:span text:style-name="T109">detienen a un desconocido al lado de la carre</text:span></text:span><text:span text:style-name="Strong_20_Emphasis"><text:span text:style-name="T1332">tera</text:span></text:span></text:p>
            <text:p text:style-name="P643"><text:span text:style-name="Strong_20_Emphasis"><text:span text:style-name="T109">para pedirle más indicaciones</text:span></text:span></text:p>
            <text:p text:style-name="P643"><text:span text:style-name="Strong_20_Emphasis"><text:span text:style-name="T109">Es muy </text:span></text:span><text:span text:style-name="Strong_20_Emphasis"><text:span text:style-name="T1332">s</text:span></text:span><text:span text:style-name="Strong_20_Emphasis"><text:span text:style-name="T109">enc</text:span></text:span><text:span text:style-name="Strong_20_Emphasis"><text:span text:style-name="T1332">i</text:span></text:span><text:span text:style-name="Strong_20_Emphasis"><text:span text:style-name="T109">llo</text:span></text:span></text:p>
            <text:p text:style-name="P643"><text:soft-page-break/><text:span text:style-name="Strong_20_Emphasis"><text:span text:style-name="T109">una cerca rota</text:span></text:span></text:p>
            <text:p text:style-name="P643"><text:span text:style-name="Strong_20_Emphasis"><text:span text:style-name="T109">montículos de tierra</text:span></text:span></text:p>
            <text:p text:style-name="P643"><text:span text:style-name="Strong_20_Emphasis"><text:span text:style-name="T109">Siga derech</text:span></text:span><text:span text:style-name="Strong_20_Emphasis"><text:span text:style-name="T1332">o</text:span></text:span><text:span text:style-name="Strong_20_Emphasis"><text:span text:style-name="T109"> hasta que vea</text:span></text:span></text:p>
            <text:p text:style-name="P643"><text:span text:style-name="Strong_20_Emphasis"><text:span text:style-name="T109">Gire a la derech</text:span></text:span><text:span text:style-name="Strong_20_Emphasis"><text:span text:style-name="T1332">a</text:span></text:span></text:p>
            <text:p text:style-name="P643"><text:span text:style-name="Strong_20_Emphasis"><text:span text:style-name="T109">Gire a la izquierd</text:span></text:span><text:span text:style-name="Strong_20_Emphasis"><text:span text:style-name="T1332">a</text:span></text:span><text:span text:style-name="Strong_20_Emphasis"><text:span text:style-name="T109"> </text:span></text:span></text:p>
            <text:p text:style-name="P643"><text:span text:style-name="Strong_20_Emphasis"><text:span text:style-name="T109">un caballo atado a un árbol</text:span></text:span></text:p>
            <text:p text:style-name="P643"><text:span text:style-name="Strong_20_Emphasis"><text:span text:style-name="T109">un oso </text:span></text:span><text:span text:style-name="Strong_20_Emphasis"><text:span text:style-name="T1332">sosteni</text:span></text:span><text:span text:style-name="Strong_20_Emphasis"><text:span text:style-name="T109">endo una espada</text:span></text:span><text:span text:style-name="Strong_20_Emphasis"><text:span text:style-name="T130"> (</text:span></text:span><text:span text:style-name="Strong_20_Emphasis"><text:span text:style-name="T1333">teni</text:span></text:span><text:span text:style-name="Strong_20_Emphasis"><text:span text:style-name="T130">r, </text:span></text:span><text:span text:style-name="Strong_20_Emphasis"><text:span text:style-name="T1333">souteni</text:span></text:span><text:span text:style-name="Strong_20_Emphasis"><text:span text:style-name="T130">r)</text:span></text:span></text:p>
            <text:p text:style-name="P643"><text:span text:style-name="Strong_20_Emphasis"><text:span text:style-name="T109">Es posible que vea </text:span></text:span></text:p>
            <text:p text:style-name="P643"><text:span text:style-name="Strong_20_Emphasis"><text:span text:style-name="T109">algunas personas de pie afuera</text:span></text:span></text:p>
            <text:p text:style-name="P643"><text:span text:style-name="Strong_20_Emphasis"><text:span text:style-name="T109">esas indicaciones suenan bastante vagas.</text:span></text:span></text:p>
            <text:p text:style-name="P643"><text:span text:style-name="Strong_20_Emphasis"><text:span text:style-name="T111">sentir</text:span></text:span></text:p>
            <text:p text:style-name="P643"><text:span text:style-name="Strong_20_Emphasis"><text:span text:style-name="T111">siento</text:span></text:span></text:p>
            <text:p text:style-name="P643"><text:span text:style-name="Strong_20_Emphasis"><text:span text:style-name="T111">sentido (verb</text:span></text:span><text:span text:style-name="Strong_20_Emphasis"><text:span text:style-name="T127">)</text:span></text:span></text:p>
            <text:p text:style-name="P643"><text:span text:style-name="Strong_20_Emphasis"><text:span text:style-name="T111">sentido (substantive)</text:span></text:span></text:p>
            <text:p text:style-name="P643"><text:span text:style-name="Strong_20_Emphasis"><text:span text:style-name="T1331">s</text:span></text:span><text:span text:style-name="Strong_20_Emphasis"><text:span text:style-name="T111">en</text:span></text:span><text:span text:style-name="Strong_20_Emphasis"><text:span text:style-name="T1331">t</text:span></text:span><text:span text:style-name="Strong_20_Emphasis"><text:span text:style-name="T111">ar</text:span></text:span></text:p>
            <text:p text:style-name="P643"><text:span text:style-name="Strong_20_Emphasis"><text:span text:style-name="T111">Ésta es una calle de un solo sentido.</text:span></text:span></text:p>
            <text:p text:style-name="P643"><text:span text:style-name="Strong_20_Emphasis"><text:span text:style-name="T111">Cómo puedo encontrar esta dirección? </text:span></text:span></text:p>
            <text:p text:style-name="P643"><text:span text:style-name="Strong_20_Emphasis"><text:span text:style-name="T111">No está en el mapa.</text:span></text:span></text:p>
            <text:p text:style-name="P643"><text:span text:style-name="Strong_20_Emphasis"><text:span text:style-name="T111">equivocado</text:span></text:span></text:p>
            <text:p text:style-name="P643"><text:span text:style-name="Strong_20_Emphasis"><text:span text:style-name="T111">equivocar</text:span></text:span><text:span text:style-name="Strong_20_Emphasis"><text:span text:style-name="T112">se</text:span></text:span></text:p>
            <text:p text:style-name="P643"><text:span text:style-name="Strong_20_Emphasis"><text:span text:style-name="T111">equivocación</text:span></text:span></text:p>
            <text:p text:style-name="P643"><text:span text:style-name="Strong_20_Emphasis"><text:span text:style-name="T111">Tomé la salida equivocada en la autopista. </text:span></text:span></text:p>
            <text:p text:style-name="P643"><text:span text:style-name="Strong_20_Emphasis"><text:span text:style-name="T111">Estoy completamente perdido.</text:span></text:span></text:p>
            <text:p text:style-name="P643"><text:span text:style-name="Strong_20_Emphasis"><text:span text:style-name="T111">tiene los ag</text:span></text:span><text:span text:style-name="Strong_20_Emphasis"><text:span text:style-name="T1331">ujer</text:span></text:span><text:span text:style-name="Strong_20_Emphasis"><text:span text:style-name="T111">os de bala en la puerta del frente.</text:span></text:span></text:p>
            <text:p text:style-name="P643"><text:span text:style-name="Strong_20_Emphasis"><text:span text:style-name="T113">agarrar</text:span></text:span></text:p>
            <text:p text:style-name="P643"><text:span text:style-name="Strong_20_Emphasis"><text:span text:style-name="T113">garra</text:span></text:span></text:p>
            <text:p text:style-name="P643"><text:span text:style-name="Strong_20_Emphasis"><text:span text:style-name="T113">camina hacia el podio al frente de la habitación</text:span></text:span></text:p>
            <text:p text:style-name="P643"><text:span text:style-name="Strong_20_Emphasis"><text:span text:style-name="T113">comienzan a aplaudir y </text:span></text:span></text:p>
            <text:p text:style-name="P643"><text:span text:style-name="Strong_20_Emphasis"><text:span text:style-name="T1329">gri</text:span></text:span><text:span text:style-name="Strong_20_Emphasis"><text:span text:style-name="T113">tar palabras de </text:span></text:span><text:span text:style-name="Strong_20_Emphasis"><text:span text:style-name="T792">aliento</text:span></text:span></text:p>
            <text:p text:style-name="P643"><text:span text:style-name="Strong_20_Emphasis"><text:span text:style-name="T113">respira profundo para </text:span></text:span><text:span text:style-name="Strong_20_Emphasis"><text:span text:style-name="T1329">relaj</text:span></text:span><text:span text:style-name="Strong_20_Emphasis"><text:span text:style-name="T113">arse y </text:span></text:span></text:p>
            <text:p text:style-name="P643"><text:span text:style-name="Strong_20_Emphasis"><text:span text:style-name="T113">a</text:span></text:span><text:span text:style-name="Strong_20_Emphasis"><text:span text:style-name="T1329">garra</text:span></text:span><text:span text:style-name="Strong_20_Emphasis"><text:span text:style-name="T113"> los lados del podio </text:span></text:span></text:p>
            <text:p text:style-name="P645"><text:span text:style-name="Strong_20_Emphasis"><text:span text:style-name="T113">para evitar que sus manos tiemblen. </text:span></text:span><text:span text:style-name="Strong_20_Emphasis"><text:span text:style-name="T127">(</text:span></text:span><text:span text:style-name="Strong_20_Emphasis"><text:span text:style-name="T1330">tembl</text:span></text:span><text:span text:style-name="Strong_20_Emphasis"><text:span text:style-name="T127">ar)</text:span></text:span></text:p>
            <text:p text:style-name="P643"><text:span text:style-name="Strong_20_Emphasis"><text:span text:style-name="T113">Cuando los aplausos paran </text:span></text:span></text:p>
            <text:p text:style-name="P643"><text:span text:style-name="Strong_20_Emphasis"><text:span text:style-name="T113">se arma de valor y habla.</text:span></text:span></text:p>
            <text:p text:style-name="P643"><text:span text:style-name="Strong_20_Emphasis"><text:span text:style-name="T113">Gracias por su apoyo</text:span></text:span></text:p>
            <text:p text:style-name="P643"><text:span text:style-name="Strong_20_Emphasis"><text:span text:style-name="T113">Él probablemente no está </text:span></text:span><text:span text:style-name="Strong_20_Emphasis"><text:span text:style-name="T1329">ac</text:span></text:span><text:span text:style-name="Strong_20_Emphasis"><text:span text:style-name="T113">o</text:span></text:span><text:span text:style-name="Strong_20_Emphasis"><text:span text:style-name="T1329">st</text:span></text:span><text:span text:style-name="Strong_20_Emphasis"><text:span text:style-name="T113">u</text:span></text:span><text:span text:style-name="Strong_20_Emphasis"><text:span text:style-name="T1329">m</text:span></text:span><text:span text:style-name="Strong_20_Emphasis"><text:span text:style-name="T113">brado </text:span></text:span></text:p>
            <text:p text:style-name="P643"><text:span text:style-name="Strong_20_Emphasis"><text:span text:style-name="T130">a hablar </text:span></text:span><text:span text:style-name="Strong_20_Emphasis"><text:span text:style-name="T113">en frente de personas. </text:span></text:span></text:p>
            <text:p text:style-name="P643"><text:span text:style-name="Strong_20_Emphasis"><text:span text:style-name="T113">También podría ser que él no se siente cómodo hablando de su adicción con desconocidos.</text:span></text:span></text:p>
            <text:p text:style-name="P643"><text:span text:style-name="Strong_20_Emphasis"><text:span text:style-name="T113">Qué hace él para </text:span></text:span><text:span text:style-name="Strong_20_Emphasis"><text:span text:style-name="T1329">calm</text:span></text:span><text:span text:style-name="Strong_20_Emphasis"><text:span text:style-name="T113">arse</text:span></text:span></text:p>
            <text:p text:style-name="P643"><text:span text:style-name="Strong_20_Emphasis"><text:span text:style-name="T113">Es usted consciente de que </text:span></text:span></text:p>
            <text:p text:style-name="P643"><text:span text:style-name="Strong_20_Emphasis"><text:span text:style-name="T113">fumar puede </text:span></text:span><text:span text:style-name="Strong_20_Emphasis"><text:span text:style-name="T1329">caus</text:span></text:span><text:span text:style-name="Strong_20_Emphasis"><text:span text:style-name="T113">ar cáncer</text:span></text:span></text:p>
            <text:p text:style-name="P643"><text:span text:style-name="Strong_20_Emphasis"><text:span text:style-name="T113">Él fue detenido por vender metanfetamina.</text:span></text:span></text:p>
            <text:p text:style-name="P643"><text:span text:style-name="Strong_20_Emphasis"><text:span text:style-name="T113">Necesitamos hablar más con nuestros hijos </text:span></text:span></text:p>
            <text:p text:style-name="P643"><text:span text:style-name="Strong_20_Emphasis"><text:span text:style-name="T113">sobre los peligros del consumo de drogas.</text:span></text:span></text:p>
            <text:p text:style-name="P643"><text:span text:style-name="Strong_20_Emphasis"><text:span text:style-name="T113">sobre</text:span></text:span><text:span text:style-name="Strong_20_Emphasis"><text:span text:style-name="T1329">dos</text:span></text:span><text:span text:style-name="Strong_20_Emphasis"><text:span text:style-name="T113">is</text:span></text:span></text:p>
            <text:p text:style-name="P643"><text:span text:style-name="Strong_20_Emphasis"><text:span text:style-name="T113">Él está </text:span></text:span><text:span text:style-name="Strong_20_Emphasis"><text:span text:style-name="T1329">c</text:span></text:span><text:span text:style-name="Strong_20_Emphasis"><text:span text:style-name="T113">u</text:span></text:span><text:span text:style-name="Strong_20_Emphasis"><text:span text:style-name="T1329">mpl</text:span></text:span><text:span text:style-name="Strong_20_Emphasis"><text:span text:style-name="T113">iendo diez años</text:span></text:span></text:p>
            <text:p text:style-name="P643"><text:span text:style-name="Strong_20_Emphasis"><text:span text:style-name="T113">No conduzca en estado de ebriedad.</text:span></text:span></text:p>
            <text:p text:style-name="P643"><text:span text:style-name="Strong_20_Emphasis"><text:span text:style-name="T113">Deja que te invite a un trago</text:span></text:span><text:span text:style-name="Strong_20_Emphasis"><text:span text:style-name="T128"> (tragar</text:span></text:span><text:span text:style-name="Strong_20_Emphasis"><text:span text:style-name="T132">= swallow</text:span></text:span><text:span text:style-name="Strong_20_Emphasis"><text:span text:style-name="T128">)</text:span></text:span></text:p>
            <text:p text:style-name="P643"><text:span text:style-name="Strong_20_Emphasis"><text:span text:style-name="T114">oler</text:span></text:span></text:p>
            <text:p text:style-name="P643"><text:span text:style-name="Strong_20_Emphasis"><text:span text:style-name="T114">oliendo</text:span></text:span></text:p>
            <text:p text:style-name="P643"><text:span text:style-name="Strong_20_Emphasis"><text:span text:style-name="T1326">o</text:span></text:span><text:span text:style-name="Strong_20_Emphasis"><text:span text:style-name="T114">l</text:span></text:span><text:span text:style-name="Strong_20_Emphasis"><text:span text:style-name="T1326">or</text:span></text:span></text:p>
            <text:p text:style-name="P643"><text:soft-page-break/><text:span text:style-name="Strong_20_Emphasis"><text:span text:style-name="T114">olfato.</text:span></text:span></text:p>
            <text:p text:style-name="P643"><text:span text:style-name="Strong_20_Emphasis"><text:span text:style-name="T116">tras remontar el marcador adverso, </text:span></text:span></text:p>
            <text:p text:style-name="P643"><text:span text:style-name="Strong_20_Emphasis"><text:span text:style-name="T116">der</text:span></text:span><text:span text:style-name="Strong_20_Emphasis"><text:span text:style-name="T1328">rota</text:span></text:span><text:span text:style-name="Strong_20_Emphasis"><text:span text:style-name="T116">ron a los rumanos por </text:span></text:span><text:span text:style-name="Strong_20_Emphasis"><text:span text:style-name="T1328">gol</text:span></text:span><text:span text:style-name="Strong_20_Emphasis"><text:span text:style-name="T116">eada</text:span></text:span></text:p>
            <text:p text:style-name="P643"><text:bookmark text:name="result_box90"/><text:span text:style-name="Strong_20_Emphasis"><text:span text:style-name="T168">Tomé un curso en español</text:span></text:span></text:p>
            <text:p text:style-name="P407"><text:span text:style-name="Strong_20_Emphasis"><text:span text:style-name="T168">Hice algunos cursos en español</text:span></text:span></text:p>
            <text:p text:style-name="P407"><text:span text:style-name="Strong_20_Emphasis"><text:span text:style-name="T170">medir</text:span></text:span></text:p>
            <text:p text:style-name="P407"><text:span text:style-name="Strong_20_Emphasis"><text:span text:style-name="T169">A medida que</text:span></text:span><text:span text:style-name="Strong_20_Emphasis"><text:span text:style-name="T170"> (medir=measure,Mass,Messen)</text:span></text:span></text:p>
            <text:p text:style-name="P407"><text:span text:style-name="Strong_20_Emphasis"><text:span text:style-name="T169">debido a que</text:span></text:span><text:span text:style-name="Strong_20_Emphasis"><text:span text:style-name="T170"> (deber)</text:span></text:span></text:p>
            <text:p text:style-name="P407"><text:span text:style-name="Strong_20_Emphasis"><text:span text:style-name="T169">A pesar de</text:span></text:span><text:span text:style-name="Strong_20_Emphasis"><text:span text:style-name="T170"> (pesar=weigh, Wiegen)</text:span></text:span></text:p>
            <text:p text:style-name="P407"><text:span text:style-name="Strong_20_Emphasis"><text:span text:style-name="T170">una ciudad grande ubicada en el sur</text:span></text:span></text:p>
            <text:p text:style-name="P407"><text:span text:style-name="Strong_20_Emphasis"><text:span text:style-name="T171">t</text:span></text:span><text:span text:style-name="Strong_20_Emphasis"><text:span text:style-name="T170">rabaja como gerente en un gran banco</text:span></text:span></text:p>
            <text:p text:style-name="P407"><text:span text:style-name="Strong_20_Emphasis"><text:span text:style-name="T170">trabaja como </text:span></text:span><text:span text:style-name="Strong_20_Emphasis"><text:span text:style-name="T1185">d</text:span></text:span><text:span text:style-name="Strong_20_Emphasis"><text:span text:style-name="T170">i</text:span></text:span><text:span text:style-name="Strong_20_Emphasis"><text:span text:style-name="T1185">señ</text:span></text:span><text:span text:style-name="Strong_20_Emphasis"><text:span text:style-name="T170">adora de sitios Web</text:span></text:span></text:p>
            <text:p text:style-name="P407"><text:span text:style-name="Strong_20_Emphasis"><text:span text:style-name="T170">A ellos les gusta des</text:span></text:span><text:span text:style-name="Strong_20_Emphasis"><text:span text:style-name="T559">per</text:span></text:span><text:span text:style-name="Strong_20_Emphasis"><text:span text:style-name="T170">tarse temprano</text:span></text:span></text:p>
            <text:p text:style-name="P407"><text:span text:style-name="Strong_20_Emphasis"><text:span text:style-name="T170">El tráfico es muy pesado y </text:span></text:span></text:p>
            <text:p text:style-name="P407"><text:span text:style-name="Strong_20_Emphasis"><text:span text:style-name="T170">el viaje diario desde la casa hasta el trabajo</text:span></text:span></text:p>
            <text:p text:style-name="P407"><text:span text:style-name="Strong_20_Emphasis"><text:span text:style-name="T170">puede ser muy e</text:span></text:span><text:span text:style-name="Strong_20_Emphasis"><text:span text:style-name="T1185">stres</text:span></text:span><text:span text:style-name="Strong_20_Emphasis"><text:span text:style-name="T170">ante.</text:span></text:span></text:p>
            <text:p text:style-name="P407"><text:span text:style-name="Strong_20_Emphasis"><text:span text:style-name="T170">em</text:span></text:span><text:span text:style-name="Strong_20_Emphasis"><text:span text:style-name="T1185">pac</text:span></text:span><text:span text:style-name="Strong_20_Emphasis"><text:span text:style-name="T170">an sus almuerzos</text:span></text:span><text:span text:style-name="Strong_20_Emphasis"><text:span text:style-name="T269"> (ein-pack-en)</text:span></text:span></text:p>
            <text:p text:style-name="P407"><text:span text:style-name="Strong_20_Emphasis"><text:span text:style-name="T170">comer comidas hechas en casa y saludables</text:span></text:span></text:p>
            <text:p text:style-name="P407"><text:span text:style-name="Strong_20_Emphasis"><text:span text:style-name="T170">se puede volver muy costoso y </text:span></text:span></text:p>
            <text:p text:style-name="P407"><text:span text:style-name="Strong_20_Emphasis"><text:span text:style-name="T170">no es muy saludable</text:span></text:span></text:p>
            <text:p text:style-name="P407"><text:span text:style-name="Strong_20_Emphasis"><text:span text:style-name="T1185">Tan pronto como</text:span></text:span><text:span text:style-name="Strong_20_Emphasis"><text:span text:style-name="T170"> llegan a casa</text:span></text:span></text:p>
            <text:p text:style-name="P407"><text:span text:style-name="Strong_20_Emphasis"><text:span text:style-name="T170">un largo día en la oficina.</text:span></text:span></text:p>
            <text:p text:style-name="P407"><text:span text:style-name="Strong_20_Emphasis"><text:span text:style-name="T170">la familia se </text:span></text:span><text:span text:style-name="Strong_20_Emphasis"><text:span text:style-name="T1185">si</text:span></text:span><text:span text:style-name="Strong_20_Emphasis"><text:span text:style-name="T170">en</text:span></text:span><text:span text:style-name="Strong_20_Emphasis"><text:span text:style-name="T1185">t</text:span></text:span><text:span text:style-name="Strong_20_Emphasis"><text:span text:style-name="T170">a a comer una cena </text:span></text:span><text:span text:style-name="Strong_20_Emphasis"><text:span text:style-name="T1185">lig</text:span></text:span><text:span text:style-name="Strong_20_Emphasis"><text:span text:style-name="T170">era</text:span></text:span></text:p>
            <text:p text:style-name="P407"><text:span text:style-name="Strong_20_Emphasis"><text:span text:style-name="T170">los niños terminan sus tareas y se acuestan</text:span></text:span></text:p>
            <text:p text:style-name="P407"><text:span text:style-name="Strong_20_Emphasis"><text:span text:style-name="T170">se quedan levantados por más tiempo</text:span></text:span></text:p>
            <text:p text:style-name="P407"><text:span text:style-name="Strong_20_Emphasis"><text:span text:style-name="T170">Ellos guardan los platos, recogen las cosas y </text:span></text:span></text:p>
            <text:p text:style-name="P407"><text:span text:style-name="Strong_20_Emphasis"><text:span text:style-name="T170">se aseguran de que</text:span></text:span></text:p>
            <text:p text:style-name="P407"><text:span text:style-name="Strong_20_Emphasis"><text:span text:style-name="T170">programas que grabaron durante la semana</text:span></text:span></text:p>
            <text:p text:style-name="P407"><text:span text:style-name="Strong_20_Emphasis"><text:span text:style-name="T170">esperan con ansias los fines de semana. </text:span></text:span></text:p>
            <text:p text:style-name="P407"><text:span text:style-name="Strong_20_Emphasis"><text:span text:style-name="T170">Hay tantas cosas que </text:span></text:span></text:p>
            <text:p text:style-name="P407"><text:span text:style-name="Strong_20_Emphasis"><text:span text:style-name="T170">no logran hacer durante la semana</text:span></text:span><text:span text:style-name="Strong_20_Emphasis"><text:span text:style-name="T172"> (lograr)</text:span></text:span></text:p>
            <text:p text:style-name="P407"><text:span text:style-name="Strong_20_Emphasis"><text:span text:style-name="T172">Escoger una película es divertido</text:span></text:span></text:p>
            <text:p text:style-name="P407"><text:span text:style-name="Strong_20_Emphasis"><text:span text:style-name="T272">Coger/ Recoger/ Escoger</text:span></text:span></text:p>
            <text:p text:style-name="P407"><text:span text:style-name="Strong_20_Emphasis"><text:span text:style-name="T172">Ellos se aseguran de comprar </text:span></text:span><text:span text:style-name="Strong_20_Emphasis"><text:span text:style-name="T1191">basta</text:span></text:span><text:span text:style-name="Strong_20_Emphasis"><text:span text:style-name="T172">ntes verduras</text:span></text:span></text:p>
            <text:p text:style-name="P407"><text:span text:style-name="Strong_20_Emphasis"><text:span text:style-name="T172">Los domingos los pasan juntos</text:span></text:span></text:p>
            <text:p text:style-name="P407"><text:span text:style-name="Strong_20_Emphasis"><text:span text:style-name="T172">Hacen huevos, tocineta y pan tostado </text:span></text:span></text:p>
            <text:p text:style-name="P407"><text:span text:style-name="Strong_20_Emphasis"><text:span text:style-name="T172">para el desayuno</text:span></text:span></text:p>
            <text:p text:style-name="P407"><text:span text:style-name="Strong_20_Emphasis"><text:span text:style-name="T173">llorar</text:span></text:span></text:p>
            <text:p text:style-name="P407"><text:span text:style-name="Strong_20_Emphasis"><text:span text:style-name="T173">orar</text:span></text:span><text:span text:style-name="Strong_20_Emphasis"><text:span text:style-name="T269">/ rogar</text:span></text:span></text:p>
            <text:p text:style-name="P407"><text:span text:style-name="Strong_20_Emphasis"><text:span text:style-name="T173">lograr</text:span></text:span></text:p>
            <text:p text:style-name="P407"><text:span text:style-name="Strong_20_Emphasis"><text:span text:style-name="T174">una mancha vaga en una atmósfera gris </text:span></text:span></text:p>
            <text:p text:style-name="P407"><text:span text:style-name="Strong_20_Emphasis"><text:span text:style-name="T174">puede sugerir al espectador una figura femenina </text:span></text:span></text:p>
            <text:p text:style-name="P407"><text:span text:style-name="Strong_20_Emphasis"><text:span text:style-name="T174">que aguarda el tranvía al borde de la acera </text:span></text:span></text:p>
            <text:p text:style-name="P407"><text:span text:style-name="Strong_20_Emphasis"><text:span text:style-name="T174">en un día lluvioso .</text:span></text:span></text:p>
            <text:p text:style-name="P407"><text:span text:style-name="Strong_20_Emphasis"><text:span text:style-name="T174">Permanecer en un sitio </text:span></text:span></text:p>
            <text:p text:style-name="P407"><text:span text:style-name="Strong_20_Emphasis"><text:span text:style-name="T174">esperando la llegada de alguien.</text:span></text:span></text:p>
            <text:p text:style-name="P407"><text:span text:style-name="Strong_20_Emphasis"><text:span text:style-name="T174">Capa gaseosa que </text:span></text:span><text:span text:style-name="Strong_20_Emphasis"><text:span text:style-name="T1190">env</text:span></text:span><text:span text:style-name="Strong_20_Emphasis"><text:span text:style-name="T174">u</text:span></text:span><text:span text:style-name="Strong_20_Emphasis"><text:span text:style-name="T1190">el</text:span></text:span><text:span text:style-name="Strong_20_Emphasis"><text:span text:style-name="T174">ve un astro; </text:span></text:span></text:p>
            <text:p text:style-name="P407"><text:span text:style-name="Strong_20_Emphasis"><text:span text:style-name="T174">especialmente, la que rodea la Tierra.</text:span></text:span><text:span text:style-name="Strong_20_Emphasis"><text:span text:style-name="T179"> (rodear)</text:span></text:span></text:p>
            <text:p text:style-name="P407"><text:span text:style-name="Strong_20_Emphasis"><text:span text:style-name="T175">de </text:span></text:span><text:span text:style-name="Strong_20_Emphasis"><text:span text:style-name="T1189">ac</text:span></text:span><text:span text:style-name="Strong_20_Emphasis"><text:span text:style-name="T175">ue</text:span></text:span><text:span text:style-name="Strong_20_Emphasis"><text:span text:style-name="T1189">rd</text:span></text:span><text:span text:style-name="Strong_20_Emphasis"><text:span text:style-name="T175">o al</text:span></text:span></text:p>
            <text:p text:style-name="P407"><text:span text:style-name="Strong_20_Emphasis"><text:span text:style-name="T1189">pre</text:span></text:span><text:span text:style-name="Strong_20_Emphasis"><text:span text:style-name="T175">s</text:span></text:span><text:span text:style-name="Strong_20_Emphasis"><text:span text:style-name="T1189">t</text:span></text:span><text:span text:style-name="Strong_20_Emphasis"><text:span text:style-name="T175">ar</text:span></text:span></text:p>
            <text:p text:style-name="P407"><text:span text:style-name="Strong_20_Emphasis"><text:span text:style-name="T175">ramos</text:span></text:span><text:span text:style-name="Strong_20_Emphasis"><text:span text:style-name="T270"> /ramas</text:span></text:span></text:p>
            <text:p text:style-name="P407"><text:bookmark-start text:name="__DdeLink__250518_1316157064"/><text:span text:style-name="Strong_20_Emphasis"><text:span text:style-name="T1189">a</text:span></text:span><text:span text:style-name="Strong_20_Emphasis"><text:span text:style-name="T175">gu</text:span></text:span><text:span text:style-name="Strong_20_Emphasis"><text:span text:style-name="T1189">a</text:span></text:span><text:span text:style-name="Strong_20_Emphasis"><text:span text:style-name="T175">r</text:span></text:span><text:span text:style-name="Strong_20_Emphasis"><text:span text:style-name="T1189">d</text:span></text:span><text:span text:style-name="Strong_20_Emphasis"><text:span text:style-name="T175">ar</text:span></text:span><text:bookmark-end text:name="__DdeLink__250518_1316157064"/></text:p>
            <text:p text:style-name="P407"><text:soft-page-break/><text:span text:style-name="Strong_20_Emphasis"><text:span text:style-name="T175">espectador</text:span></text:span></text:p>
            <text:p text:style-name="P407"><text:span text:style-name="Strong_20_Emphasis"><text:span text:style-name="T175">atmósfera</text:span></text:span></text:p>
            <text:p text:style-name="P407"><text:span text:style-name="Strong_20_Emphasis"><text:span text:style-name="T175">levemente</text:span></text:span></text:p>
            <text:p text:style-name="P407"><text:span text:style-name="Strong_20_Emphasis"><text:span text:style-name="T1189">apen</text:span></text:span><text:span text:style-name="Strong_20_Emphasis"><text:span text:style-name="T175">as</text:span></text:span></text:p>
            <text:p text:style-name="P407"><text:span text:style-name="Strong_20_Emphasis"><text:span text:style-name="T175">sin apenas</text:span></text:span></text:p>
            <text:p text:style-name="P407"><text:span text:style-name="Strong_20_Emphasis"><text:span text:style-name="T176">hay 13 personas fallecidas y más de 50 heridos</text:span></text:span></text:p>
            <text:p text:style-name="P407"><text:bookmark text:name="result_box109"/><text:span text:style-name="Strong_20_Emphasis"><text:span text:style-name="T176">falacia</text:span></text:span></text:p>
            <text:p text:style-name="P407"><text:span text:style-name="Strong_20_Emphasis"><text:span text:style-name="T176">una furgoneta blanca em</text:span></text:span><text:span text:style-name="Strong_20_Emphasis"><text:span text:style-name="T1186">bisti</text:span></text:span><text:span text:style-name="Strong_20_Emphasis"><text:span text:style-name="T176">era a una multitud</text:span></text:span></text:p>
            <text:p text:style-name="P407"><text:span text:style-name="Strong_20_Emphasis"><text:span text:style-name="T176">agradeció la solidaridad (a</text:span></text:span><text:span text:style-name="Strong_20_Emphasis"><text:span text:style-name="T1186">grade</text:span></text:span><text:span text:style-name="Strong_20_Emphasis"><text:span text:style-name="T176">cer)</text:span></text:span></text:p>
            <text:p text:style-name="P407"><text:span text:style-name="Strong_20_Emphasis"><text:span text:style-name="T176">la alcaldesa expresó su pésame a los familiares y</text:span></text:span></text:p>
            <text:p text:style-name="P407"><text:span text:style-name="Strong_20_Emphasis"><text:span text:style-name="T176">destacó la cooperación (d</text:span></text:span><text:span text:style-name="Strong_20_Emphasis"><text:span text:style-name="T1186">estaca</text:span></text:span><text:span text:style-name="Strong_20_Emphasis"><text:span text:style-name="T176">r)</text:span></text:span></text:p>
            <text:p text:style-name="P407"><text:span text:style-name="Strong_20_Emphasis"><text:span text:style-name="T176">lo calificaron como un atentado (calificar)</text:span></text:span></text:p>
            <text:p text:style-name="P407"><text:span text:style-name="Strong_20_Emphasis"><text:span text:style-name="T176">que se está tratando como tal</text:span></text:span></text:p>
            <text:p text:style-name="P407"><text:span text:style-name="Strong_20_Emphasis"><text:span text:style-name="T176">asimismo</text:span></text:span></text:p>
            <text:p text:style-name="P407"><text:span text:style-name="Strong_20_Emphasis"><text:span text:style-name="T366">cierren</text:span></text:span><text:span text:style-name="Strong_20_Emphasis"><text:span text:style-name="T176"> las estaciones de metro y tren</text:span></text:span><text:span text:style-name="Strong_20_Emphasis"><text:span text:style-name="T292"> </text:span></text:span><text:span text:style-name="Strong_20_Emphasis"><text:span text:style-name="T367">(subj pres)</text:span></text:span></text:p>
            <text:p text:style-name="P407"><text:span text:style-name="Strong_20_Emphasis"><text:span text:style-name="T176">estadounidenses</text:span></text:span></text:p>
            <text:p text:style-name="P407"><text:span text:style-name="Strong_20_Emphasis"><text:span text:style-name="T176">destacaron que la investigación </text:span></text:span></text:p>
            <text:p text:style-name="P407"><text:span text:style-name="Strong_20_Emphasis"><text:span text:style-name="T176">apenas ha comenzado</text:span></text:span></text:p>
            <text:p text:style-name="P407"><text:span text:style-name="Strong_20_Emphasis"><text:span text:style-name="T176">Aunque países como Francia y el Reino Unido </text:span></text:span></text:p>
            <text:p text:style-name="P407"><text:span text:style-name="Strong_20_Emphasis"><text:span text:style-name="T176">han sido mencionados</text:span></text:span></text:p>
            <text:p text:style-name="P407"><text:span text:style-name="Strong_20_Emphasis"><text:span text:style-name="T177">alienta a sus seguidores</text:span></text:span><text:span text:style-name="Strong_20_Emphasis"><text:span text:style-name="T178"> (alentar</text:span></text:span><text:span text:style-name="Strong_20_Emphasis"><text:span text:style-name="T273">, aliento=breath</text:span></text:span><text:span text:style-name="Strong_20_Emphasis"><text:span text:style-name="T178">)</text:span></text:span></text:p>
            <text:p text:style-name="P407"><text:span text:style-name="Strong_20_Emphasis"><text:span text:style-name="T177">a que planeen y ejecuten ataques</text:span></text:span></text:p>
            <text:p text:style-name="P407"><text:span text:style-name="Strong_20_Emphasis"><text:span text:style-name="T177">usó una camioneta robada </text:span></text:span></text:p>
            <text:p text:style-name="P407"><text:span text:style-name="Strong_20_Emphasis"><text:span text:style-name="T177">para em</text:span></text:span><text:span text:style-name="Strong_20_Emphasis"><text:span text:style-name="T1187">besti</text:span></text:span><text:span text:style-name="Strong_20_Emphasis"><text:span text:style-name="T177">r a varias personas</text:span></text:span></text:p>
            <text:p text:style-name="P407"><text:span text:style-name="Strong_20_Emphasis"><text:span text:style-name="T180">a</text:span></text:span><text:span text:style-name="Strong_20_Emphasis"><text:span text:style-name="T308">sust</text:span></text:span><text:span text:style-name="Strong_20_Emphasis"><text:span text:style-name="T180">ado</text:span></text:span></text:p>
            <text:p text:style-name="P407"><text:span text:style-name="Strong_20_Emphasis"><text:span text:style-name="T180">Que muestra o denota </text:span></text:span><text:span text:style-name="Strong_20_Emphasis"><text:span text:style-name="T308">susto</text:span></text:span><text:span text:style-name="Strong_20_Emphasis"><text:span text:style-name="T180">.</text:span></text:span></text:p>
            <text:p text:style-name="P407"><text:span text:style-name="Strong_20_Emphasis"><text:span text:style-name="T180">sugiere inmediatamente que </text:span></text:span></text:p>
            <text:p text:style-name="P407"><text:span text:style-name="Strong_20_Emphasis"><text:span text:style-name="T180">“Vamos a otro lugar. ¿</text:span></text:span><text:span text:style-name="Strong_20_Emphasis"><text:span text:style-name="T307">Qué tal</text:span></text:span><text:span text:style-name="Strong_20_Emphasis"><text:span text:style-name="T180"> San Agustín?</text:span></text:span></text:p>
            <text:p text:style-name="P407"><text:span text:style-name="Strong_20_Emphasis"><text:span text:style-name="T180">Siempre he querido visitar </text:span></text:span></text:p>
            <text:p text:style-name="P407"><text:span text:style-name="Strong_20_Emphasis"><text:span text:style-name="T180">no están muy entusiasmados con la idea</text:span></text:span></text:p>
            <text:p text:style-name="P407"><text:span text:style-name="Strong_20_Emphasis"><text:span text:style-name="T180">no suena como un lugar muy divertido</text:span></text:span></text:p>
            <text:p text:style-name="P407"><text:span text:style-name="Strong_20_Emphasis"><text:span text:style-name="T180">¿Qué les parece París? </text:span></text:span></text:p>
            <text:p text:style-name="P407"><text:span text:style-name="Strong_20_Emphasis"><text:span text:style-name="T180">Podríamos visitar la Torre Eiffel</text:span></text:span></text:p>
            <text:p text:style-name="P407"><text:span text:style-name="Strong_20_Emphasis"><text:span text:style-name="T180">Lo siento querida, </text:span></text:span></text:p>
            <text:p text:style-name="P407"><text:span text:style-name="Strong_20_Emphasis"><text:span text:style-name="T180">pero un viaje a París es demasiado costoso</text:span></text:span></text:p>
            <text:p text:style-name="P407"><text:span text:style-name="Strong_20_Emphasis"><text:span text:style-name="T180">hay mucho para ver y para hacer, </text:span></text:span></text:p>
            <text:p text:style-name="P407"><text:span text:style-name="Strong_20_Emphasis"><text:span text:style-name="T180">para niños </text:span></text:span><text:span text:style-name="Strong_20_Emphasis"><text:span text:style-name="T308">así como</text:span></text:span><text:span text:style-name="Strong_20_Emphasis"><text:span text:style-name="T180"> </text:span></text:span><text:span text:style-name="Strong_20_Emphasis"><text:span text:style-name="T1188">también</text:span></text:span><text:span text:style-name="Strong_20_Emphasis"><text:span text:style-name="T180"> para adultos</text:span></text:span></text:p>
            <text:p text:style-name="P407"><text:span text:style-name="Strong_20_Emphasis"><text:span text:style-name="T180">He oído que hay terremotos todo el tiempo</text:span></text:span></text:p>
            <text:p text:style-name="P407"><text:span text:style-name="Strong_20_Emphasis"><text:span text:style-name="T180">Yo estaría demasiado a</text:span></text:span><text:span text:style-name="Strong_20_Emphasis"><text:span text:style-name="T308">sust</text:span></text:span><text:span text:style-name="Strong_20_Emphasis"><text:span text:style-name="T180">ada durante el viaje </text:span></text:span></text:p>
            <text:p text:style-name="P407"><text:span text:style-name="Strong_20_Emphasis"><text:span text:style-name="T180">como para disfrutarlo</text:span></text:span></text:p>
            <text:p text:style-name="P407"><text:span text:style-name="Strong_20_Emphasis"><text:span text:style-name="T180">Pienso que estás exagerando un poco</text:span></text:span></text:p>
            <text:p text:style-name="P407"><text:span text:style-name="Strong_20_Emphasis"><text:span text:style-name="T180">per</text:span></text:span><text:span text:style-name="Strong_20_Emphasis"><text:span text:style-name="T181">o </text:span></text:span><text:span text:style-name="Strong_20_Emphasis"><text:span text:style-name="T180">no vamos si no te sientes cómoda</text:span></text:span></text:p>
            <text:p text:style-name="P407"><text:span text:style-name="Strong_20_Emphasis"><text:span text:style-name="T180">A </text:span></text:span><text:span text:style-name="Strong_20_Emphasis"><text:span text:style-name="T181">ella</text:span></text:span><text:span text:style-name="Strong_20_Emphasis"><text:span text:style-name="T180"> se le ocurre entonces una idea</text:span></text:span></text:p>
            <text:p text:style-name="P407"><text:span text:style-name="Strong_20_Emphasis"><text:span text:style-name="T181">Él</text:span></text:span><text:span text:style-name="Strong_20_Emphasis"><text:span text:style-name="T180"> está </text:span></text:span><text:span text:style-name="Strong_20_Emphasis"><text:span text:style-name="T1188">d</text:span></text:span><text:span text:style-name="Strong_20_Emphasis"><text:span text:style-name="T180">e </text:span></text:span><text:span text:style-name="Strong_20_Emphasis"><text:span text:style-name="T1188">ac</text:span></text:span><text:span text:style-name="Strong_20_Emphasis"><text:span text:style-name="T180">ue</text:span></text:span><text:span text:style-name="Strong_20_Emphasis"><text:span text:style-name="T1188">rd</text:span></text:span><text:span text:style-name="Strong_20_Emphasis"><text:span text:style-name="T180">o</text:span></text:span><text:span text:style-name="Strong_20_Emphasis"><text:span text:style-name="T271"> </text:span></text:span></text:p>
            <text:p text:style-name="P407"><text:span text:style-name="Strong_20_Emphasis"><text:span text:style-name="T180">Eso suena como una muy buen idea</text:span></text:span></text:p>
            <text:p text:style-name="P407"><text:span text:style-name="Strong_20_Emphasis"><text:span text:style-name="T180">De esta manera </text:span></text:span></text:p>
            <text:p text:style-name="P407"><text:span text:style-name="Strong_20_Emphasis"><text:span text:style-name="T180">los niños tendrán la oportunidad </text:span></text:span><text:span text:style-name="Strong_20_Emphasis"><text:span text:style-name="T181">de ver</text:span></text:span></text:p>
            <text:p text:style-name="P407"><text:span text:style-name="Strong_20_Emphasis"><text:span text:style-name="T182">Él</text:span></text:span><text:span text:style-name="Strong_20_Emphasis"><text:span text:style-name="T181"> tenía que viajar casi que cada semana y </text:span></text:span></text:p>
            <text:p text:style-name="P407"><text:span text:style-name="Strong_20_Emphasis"><text:span text:style-name="T181">había estado pasando sus fines de semana</text:span></text:span></text:p>
            <text:p text:style-name="P407"><text:span text:style-name="Strong_20_Emphasis"><text:span text:style-name="T181">poniéndose al día con los papeles, </text:span></text:span><text:span text:style-name="Strong_20_Emphasis"><text:span text:style-name="T183">(poner)</text:span></text:span></text:p>
            <text:p text:style-name="P407"><text:span text:style-name="Strong_20_Emphasis"><text:span text:style-name="T181">después de regresar.</text:span></text:span></text:p>
            <text:p text:style-name="P407"><text:span text:style-name="Strong_20_Emphasis"><text:span text:style-name="T181">Todo salió bien, no te parece </text:span></text:span></text:p>
            <text:p text:style-name="P407"><text:soft-page-break/><text:span text:style-name="Strong_20_Emphasis"><text:span text:style-name="T181">pregunta </text:span></text:span><text:span text:style-name="Strong_20_Emphasis"><text:span text:style-name="T184">él</text:span></text:span><text:span text:style-name="Strong_20_Emphasis"><text:span text:style-name="T181"> tratando de romper el silencio.</text:span></text:span></text:p>
            <text:p text:style-name="P407"><text:span text:style-name="Strong_20_Emphasis"><text:span text:style-name="T1192">A</text:span></text:span><text:span text:style-name="Strong_20_Emphasis"><text:span text:style-name="T184">ña</text:span></text:span><text:span text:style-name="Strong_20_Emphasis"><text:span text:style-name="T1192">d</text:span></text:span><text:span text:style-name="Strong_20_Emphasis"><text:span text:style-name="T184">ir </text:span></text:span></text:p>
            <text:p text:style-name="P407"><text:span text:style-name="Strong_20_Emphasis"><text:span text:style-name="T184">re</text:span></text:span><text:span text:style-name="Strong_20_Emphasis"><text:span text:style-name="T1192">llena</text:span></text:span><text:span text:style-name="Strong_20_Emphasis"><text:span text:style-name="T184">r</text:span></text:span></text:p>
            <text:p text:style-name="P407"><text:span text:style-name="Strong_20_Emphasis"><text:span text:style-name="T184">Llenar de nuevo algo.</text:span></text:span></text:p>
            <text:p text:style-name="P407"><text:span text:style-name="Strong_20_Emphasis"><text:span text:style-name="T1193">delibera</text:span></text:span><text:span text:style-name="Strong_20_Emphasis"><text:span text:style-name="T187"> si avalar </text:span></text:span><text:span text:style-name="Strong_20_Emphasis"><text:span text:style-name="T188">(aval=</text:span></text:span><text:span text:style-name="Strong_20_Emphasis"><text:span text:style-name="T274"> </text:span></text:span><text:span text:style-name="Strong_20_Emphasis"><text:span text:style-name="T188">endoresement)</text:span></text:span></text:p>
            <text:p text:style-name="P407"><text:span text:style-name="Strong_20_Emphasis"><text:span text:style-name="T187">la despenalización del </text:span></text:span><text:span text:style-name="Strong_20_Emphasis"><text:span text:style-name="T1193">abort</text:span></text:span><text:span text:style-name="Strong_20_Emphasis"><text:span text:style-name="T187">o</text:span></text:span></text:p>
            <text:p text:style-name="P407"><text:span text:style-name="Strong_20_Emphasis"><text:span text:style-name="T187">ya </text:span></text:span><text:span text:style-name="Strong_20_Emphasis"><text:span text:style-name="T1193">apro</text:span></text:span><text:span text:style-name="Strong_20_Emphasis"><text:span text:style-name="T187">ba</text:span></text:span><text:span text:style-name="Strong_20_Emphasis"><text:span text:style-name="T1193">d</text:span></text:span><text:span text:style-name="Strong_20_Emphasis"><text:span text:style-name="T187">a por el congreso</text:span></text:span></text:p>
            <text:p text:style-name="P407"><text:span text:style-name="Strong_20_Emphasis"><text:span text:style-name="T184">discretamente</text:span></text:span></text:p>
            <text:p text:style-name="P407"><text:span text:style-name="Strong_20_Emphasis"><text:span text:style-name="T184">Debe ser difícil para ella perder su trabajo</text:span></text:span></text:p>
            <text:p text:style-name="P407"><text:span text:style-name="Strong_20_Emphasis"><text:span text:style-name="T184">Cómo supiste que</text:span></text:span><text:span text:style-name="Strong_20_Emphasis"><text:span text:style-name="T185"> </text:span></text:span><text:span text:style-name="Strong_20_Emphasis"><text:span text:style-name="T184">había perdido su trabajo</text:span></text:span></text:p>
            <text:p text:style-name="P407"><text:span text:style-name="Strong_20_Emphasis"><text:span text:style-name="T184">Pues… </text:span></text:span><text:span text:style-name="Strong_20_Emphasis"><text:span text:style-name="T186">ella </text:span></text:span><text:span text:style-name="Strong_20_Emphasis"><text:span text:style-name="T184">mencionó que </text:span></text:span></text:p>
            <text:p text:style-name="P407"><text:span text:style-name="Strong_20_Emphasis"><text:span text:style-name="T184">se sentía sola cuando </text:span></text:span><text:span text:style-name="Strong_20_Emphasis"><text:span text:style-name="T186">él</text:span></text:span><text:span text:style-name="Strong_20_Emphasis"><text:span text:style-name="T184"> está fuera</text:span></text:span></text:p>
            <text:p text:style-name="P407"><text:span text:style-name="Strong_20_Emphasis"><text:span text:style-name="T184">Supongo que</text:span></text:span><text:span text:style-name="Strong_20_Emphasis"><text:span text:style-name="T187"> </text:span></text:span><text:span text:style-name="Strong_20_Emphasis"><text:span text:style-name="T188">(suponer)</text:span></text:span></text:p>
            <text:p text:style-name="P407"><text:span text:style-name="Strong_20_Emphasis"><text:span text:style-name="T187">R</text:span></text:span><text:span text:style-name="Strong_20_Emphasis"><text:span text:style-name="T188">oger</text:span></text:span><text:span text:style-name="Strong_20_Emphasis"><text:span text:style-name="T187"> </text:span></text:span><text:span text:style-name="Strong_20_Emphasis"><text:span text:style-name="T184">lo debe haber mencionado antes</text:span></text:span></text:p>
            <text:p text:style-name="P407"><text:span text:style-name="Strong_20_Emphasis"><text:span text:style-name="T184">Pensé que no te habías visto con él desde</text:span></text:span></text:p>
            <text:p text:style-name="P407"><text:span text:style-name="Strong_20_Emphasis"><text:span text:style-name="T184">Sólo me pareció raro que tú supieras</text:span></text:span></text:p>
            <text:p text:style-name="P407"><text:span text:style-name="Strong_20_Emphasis"><text:span text:style-name="T184">Estás insinuando que </text:span></text:span></text:p>
            <text:p text:style-name="P407"><text:span text:style-name="Strong_20_Emphasis"><text:span text:style-name="T184">algo está pasando entre </text:span></text:span><text:span text:style-name="Strong_20_Emphasis"><text:span text:style-name="T189">ella</text:span></text:span><text:span text:style-name="Strong_20_Emphasis"><text:span text:style-name="T184"> y yo</text:span></text:span></text:p>
            <text:p text:style-name="P407"><text:span text:style-name="Strong_20_Emphasis"><text:span text:style-name="T184">Sí, has estado trabajando mucho hasta tarde</text:span></text:span></text:p>
            <text:p text:style-name="P407"><text:span text:style-name="Strong_20_Emphasis"><text:span text:style-name="T184">recientemente, responde </text:span></text:span><text:span text:style-name="Strong_20_Emphasis"><text:span text:style-name="T190">ella</text:span></text:span><text:span text:style-name="Strong_20_Emphasis"><text:span text:style-name="T184"> </text:span></text:span><text:span text:style-name="Strong_20_Emphasis"><text:span text:style-name="T1192">as</text:span></text:span><text:span text:style-name="Strong_20_Emphasis"><text:span text:style-name="T184">i</text:span></text:span><text:span text:style-name="Strong_20_Emphasis"><text:span text:style-name="T1192">nt</text:span></text:span><text:span text:style-name="Strong_20_Emphasis"><text:span text:style-name="T184">iendo.</text:span></text:span></text:p>
            <text:p text:style-name="P407"><text:span text:style-name="Strong_20_Emphasis"><text:span text:style-name="T184">había sido difícil</text:span></text:span></text:p>
            <text:p text:style-name="P407"><text:span text:style-name="Strong_20_Emphasis"><text:span text:style-name="T184">había estado pasando</text:span></text:span></text:p>
            <text:p text:style-name="P407"><text:span text:style-name="Strong_20_Emphasis"><text:span text:style-name="T184">estoy siendo paranoica</text:span></text:span></text:p>
            <text:p text:style-name="P407"><text:span text:style-name="Strong_20_Emphasis"><text:span text:style-name="T184">Tienes razón. </text:span></text:span></text:p>
            <text:p text:style-name="P407"><text:span text:style-name="Strong_20_Emphasis"><text:span text:style-name="T184">Tal vez estoy siendo paranoica. </text:span></text:span></text:p>
            <text:p text:style-name="P407"><text:span text:style-name="Strong_20_Emphasis"><text:span text:style-name="T184">Confío en ti cariño. </text:span></text:span><text:span text:style-name="Strong_20_Emphasis"><text:span text:style-name="T275">(confiar 1p present ind.)</text:span></text:span></text:p>
            <text:p text:style-name="P407"><text:span text:style-name="Strong_20_Emphasis"><text:span text:style-name="T184">Es sólo que parecía que </text:span></text:span></text:p>
            <text:p text:style-name="P407"><text:span text:style-name="Strong_20_Emphasis"><text:span text:style-name="T184">ustedes dos estaban tratando de ocultar algo. </text:span></text:span></text:p>
            <text:p text:style-name="P407"><text:span text:style-name="Strong_20_Emphasis"><text:span text:style-name="T184">Por favor perdóname.</text:span></text:span></text:p>
            <text:p text:style-name="P407"><text:span text:style-name="Strong_20_Emphasis"><text:span text:style-name="T184">las a</text:span></text:span><text:span text:style-name="Strong_20_Emphasis"><text:span text:style-name="T1192">menaz</text:span></text:span><text:span text:style-name="Strong_20_Emphasis"><text:span text:style-name="T509">a</text:span></text:span><text:span text:style-name="Strong_20_Emphasis"><text:span text:style-name="T184">s</text:span></text:span></text:p>
            <text:p text:style-name="P407"><text:span text:style-name="Strong_20_Emphasis"><text:span text:style-name="T191">amenazar</text:span></text:span></text:p>
            <text:p text:style-name="P407"><text:span text:style-name="Strong_20_Emphasis"><text:span text:style-name="T191">vuelve allí para re</text:span></text:span><text:span text:style-name="Strong_20_Emphasis"><text:span text:style-name="T1194">co</text:span></text:span><text:span text:style-name="Strong_20_Emphasis"><text:span text:style-name="T191">gerlo</text:span></text:span></text:p>
            <text:p text:style-name="P407"><text:span text:style-name="Strong_20_Emphasis"><text:span text:style-name="T191">le da un beso en la </text:span></text:span><text:span text:style-name="Strong_20_Emphasis"><text:span text:style-name="T1194">m</text:span></text:span><text:span text:style-name="Strong_20_Emphasis"><text:span text:style-name="T191">ej</text:span></text:span><text:span text:style-name="Strong_20_Emphasis"><text:span text:style-name="T1194">illa</text:span></text:span><text:span text:style-name="Strong_20_Emphasis"><text:span text:style-name="T191"> y sonríe</text:span></text:span><text:span text:style-name="Strong_20_Emphasis"><text:span text:style-name="T276"> (</text:span></text:span><text:span text:style-name="Strong_20_Emphasis"><text:span text:style-name="T1195">m</text:span></text:span><text:span text:style-name="Strong_20_Emphasis"><text:span text:style-name="T276">aqu</text:span></text:span><text:span text:style-name="Strong_20_Emphasis"><text:span text:style-name="T1195">illa</text:span></text:span><text:span text:style-name="Strong_20_Emphasis"><text:span text:style-name="T276">je)</text:span></text:span></text:p>
            <text:p text:style-name="P407"><text:span text:style-name="Strong_20_Emphasis"><text:span text:style-name="T191">Él va a la habitación y </text:span></text:span></text:p>
            <text:p text:style-name="P407"><text:span text:style-name="Strong_20_Emphasis"><text:span text:style-name="T191">empieza a desvestirse</text:span></text:span></text:p>
            <text:p text:style-name="P407"><text:span text:style-name="Strong_20_Emphasis"><text:span text:style-name="T191">no sospecha nada</text:span></text:span></text:p>
            <text:p text:style-name="P407"><text:span text:style-name="Strong_20_Emphasis"><text:span text:style-name="T192">Durante su reciente </text:span></text:span><text:span text:style-name="Strong_20_Emphasis"><text:span text:style-name="T309">visita </text:span></text:span><text:span text:style-name="Strong_20_Emphasis"><text:span text:style-name="T1270">relámpago</text:span></text:span></text:p>
            <text:p text:style-name="P407"><text:span text:style-name="Strong_20_Emphasis"><text:span text:style-name="T192">buscó </text:span></text:span><text:span text:style-name="Strong_20_Emphasis"><text:span text:style-name="T1196">s</text:span></text:span><text:span text:style-name="Strong_20_Emphasis"><text:span text:style-name="T192">ua</text:span></text:span><text:span text:style-name="Strong_20_Emphasis"><text:span text:style-name="T1196">v</text:span></text:span><text:span text:style-name="Strong_20_Emphasis"><text:span text:style-name="T192">izar </text:span></text:span></text:p>
            <text:p text:style-name="P407"><text:span text:style-name="Strong_20_Emphasis"><text:span text:style-name="T192">el lema “Estados Unidos primero”</text:span></text:span></text:p>
            <text:p text:style-name="P407"><text:span text:style-name="Strong_20_Emphasis"><text:span text:style-name="T192">lo que ha sido considerado </text:span></text:span></text:p>
            <text:p text:style-name="P407"><text:span text:style-name="Strong_20_Emphasis"><text:span text:style-name="T192">como el primer esfuerzo</text:span></text:span></text:p>
            <text:p text:style-name="P407"><text:span text:style-name="Strong_20_Emphasis"><text:span text:style-name="T192">para limar </text:span></text:span><text:span text:style-name="Strong_20_Emphasis"><text:span text:style-name="T560">asper</text:span></text:span><text:span text:style-name="Strong_20_Emphasis"><text:span text:style-name="T309">ezas</text:span></text:span></text:p>
            <text:p text:style-name="P407"><text:span text:style-name="Strong_20_Emphasis"><text:span text:style-name="T192">con la región</text:span></text:span></text:p>
            <text:p text:style-name="P407"><text:span text:style-name="Strong_20_Emphasis"><text:span text:style-name="T192">ha visto afectada</text:span></text:span></text:p>
            <text:p text:style-name="P407"><text:span text:style-name="Strong_20_Emphasis"><text:span text:style-name="T192">bajo el </text:span></text:span><text:span text:style-name="Strong_20_Emphasis"><text:span text:style-name="T1196">lider</text:span></text:span><text:span text:style-name="Strong_20_Emphasis"><text:span text:style-name="T192">azgo de </text:span></text:span></text:p>
            <text:p text:style-name="P407"><text:span text:style-name="Strong_20_Emphasis"><text:span text:style-name="T192">siempre pondrá la seguridad primero</text:span></text:span></text:p>
            <text:p text:style-name="P407"><text:span text:style-name="Strong_20_Emphasis"><text:span text:style-name="T192">durante la tercera fase</text:span></text:span></text:p>
            <text:p text:style-name="P407"><text:span text:style-name="Strong_20_Emphasis"><text:span text:style-name="T192">incluyó e</text:span></text:span><text:span text:style-name="Strong_20_Emphasis"><text:span text:style-name="T1196">scal</text:span></text:span><text:span text:style-name="Strong_20_Emphasis"><text:span text:style-name="T192">as en </text:span></text:span></text:p>
            <text:p text:style-name="P407"><text:span text:style-name="Strong_20_Emphasis"><text:span text:style-name="T192">Pero como espero </text:span></text:span></text:p>
            <text:p text:style-name="P407"><text:span text:style-name="Strong_20_Emphasis"><text:span text:style-name="T192">que </text:span></text:span><text:span text:style-name="Strong_20_Emphasis"><text:span text:style-name="T1196">dem</text:span></text:span><text:span text:style-name="Strong_20_Emphasis"><text:span text:style-name="T192">ue</text:span></text:span><text:span text:style-name="Strong_20_Emphasis"><text:span text:style-name="T1196">str</text:span></text:span><text:span text:style-name="Strong_20_Emphasis"><text:span text:style-name="T192">e mi presencia hoy</text:span></text:span></text:p>
            <text:p text:style-name="P407"><text:span text:style-name="Strong_20_Emphasis"><text:span text:style-name="T192">a</text:span></text:span><text:span text:style-name="Strong_20_Emphasis"><text:span text:style-name="T1196">islad</text:span></text:span><text:span text:style-name="Strong_20_Emphasis"><text:span text:style-name="T192">o</text:span></text:span></text:p>
            <text:p text:style-name="P407"><text:span text:style-name="Strong_20_Emphasis"><text:span text:style-name="T192">el mensaje esperanzador</text:span></text:span></text:p>
            <text:p text:style-name="P407"><text:soft-page-break/><text:span text:style-name="Strong_20_Emphasis"><text:span text:style-name="T192">de </text:span></text:span><text:span text:style-name="Strong_20_Emphasis"><text:span text:style-name="T1196">ampli</text:span></text:span><text:span text:style-name="Strong_20_Emphasis"><text:span text:style-name="T192">ar la cooperación económica</text:span></text:span></text:p>
            <text:p text:style-name="P407"><text:span text:style-name="Strong_20_Emphasis"><text:span text:style-name="T192">calmar los temores</text:span></text:span></text:p>
            <text:p text:style-name="P407"><text:span text:style-name="Strong_20_Emphasis"><text:span text:style-name="T1196">qui</text:span></text:span><text:span text:style-name="Strong_20_Emphasis"><text:span text:style-name="T192">enes han estado planeando </text:span></text:span><text:span text:style-name="Strong_20_Emphasis"><text:span text:style-name="T1196">ard</text:span></text:span><text:span text:style-name="Strong_20_Emphasis"><text:span text:style-name="T192">uamente</text:span></text:span></text:p>
            <text:p text:style-name="P407"><text:span text:style-name="Strong_20_Emphasis"><text:span text:style-name="T192">bajos </text:span></text:span><text:span text:style-name="Strong_20_Emphasis"><text:span text:style-name="T1196">rendi</text:span></text:span><text:span text:style-name="Strong_20_Emphasis"><text:span text:style-name="T192">mientos</text:span></text:span></text:p>
            <text:p text:style-name="P407"><text:span text:style-name="Strong_20_Emphasis"><text:span text:style-name="T192">profundizar las </text:span></text:span><text:span text:style-name="Strong_20_Emphasis"><text:span text:style-name="T1196">rela</text:span></text:span><text:span text:style-name="Strong_20_Emphasis"><text:span text:style-name="T192">c</text:span></text:span><text:span text:style-name="Strong_20_Emphasis"><text:span text:style-name="T1196">ion</text:span></text:span><text:span text:style-name="Strong_20_Emphasis"><text:span text:style-name="T192">es comerciales </text:span></text:span></text:p>
            <text:p text:style-name="P407"><text:span text:style-name="Strong_20_Emphasis"><text:span text:style-name="T192">buscar mayores lazos comerciales</text:span></text:span></text:p>
            <text:p text:style-name="P407"><text:span text:style-name="Strong_20_Emphasis"><text:span text:style-name="T192">es ampliamente despreciado</text:span></text:span><text:span text:style-name="Strong_20_Emphasis"><text:span text:style-name="T277"> (</text:span></text:span><text:span text:style-name="Strong_20_Emphasis"><text:span text:style-name="T1197">deprecia</text:span></text:span><text:span text:style-name="Strong_20_Emphasis"><text:span text:style-name="T277">r)</text:span></text:span></text:p>
            <text:p text:style-name="P407"><text:span text:style-name="Strong_20_Emphasis"><text:span text:style-name="T192">sus primeras acciones </text:span></text:span></text:p>
            <text:p text:style-name="P407"><text:span text:style-name="Strong_20_Emphasis"><text:span text:style-name="T192">han sido interpretadas como un regreso</text:span></text:span></text:p>
            <text:p text:style-name="P407"><text:span text:style-name="Strong_20_Emphasis"><text:span text:style-name="T192">El contraste ha sido </text:span></text:span><text:span text:style-name="Strong_20_Emphasis"><text:span text:style-name="T1196">notorio</text:span></text:span></text:p>
            <text:p text:style-name="P407"><text:span text:style-name="Strong_20_Emphasis"><text:span text:style-name="T192">sentían que eran tratados con respeto.</text:span></text:span></text:p>
            <text:p text:style-name="P407"><text:span text:style-name="Strong_20_Emphasis"><text:span text:style-name="T192">Pasamos de ser </text:span></text:span><text:span text:style-name="Strong_20_Emphasis"><text:span text:style-name="T1196">reco</text:span></text:span><text:span text:style-name="Strong_20_Emphasis"><text:span text:style-name="T192">nocidos </text:span></text:span></text:p>
            <text:p text:style-name="P407"><text:span text:style-name="Strong_20_Emphasis"><text:span text:style-name="T192">como un </text:span></text:span><text:span text:style-name="Strong_20_Emphasis"><text:span text:style-name="T1196">ali</text:span></text:span><text:span text:style-name="Strong_20_Emphasis"><text:span text:style-name="T192">ado e</text:span></text:span><text:span text:style-name="Strong_20_Emphasis"><text:span text:style-name="T1196">stratégic</text:span></text:span><text:span text:style-name="Strong_20_Emphasis"><text:span text:style-name="T192">o</text:span></text:span></text:p>
            <text:p text:style-name="P407"><text:span text:style-name="Strong_20_Emphasis"><text:span text:style-name="T192">a ser vistos como parte de su patio trasero</text:span></text:span></text:p>
            <text:p text:style-name="P407"><text:span text:style-name="Strong_20_Emphasis"><text:span text:style-name="T192">haciéndose eco de un punto de vista </text:span></text:span></text:p>
            <text:p text:style-name="P407"><text:span text:style-name="Strong_20_Emphasis"><text:span text:style-name="T192">han compartido de manera privada.</text:span></text:span></text:p>
            <text:p text:style-name="P407"><text:span text:style-name="Strong_20_Emphasis"><text:span text:style-name="T192">tuvo que regresar</text:span></text:span></text:p>
            <text:p text:style-name="P407"><text:span text:style-name="Strong_20_Emphasis"><text:span text:style-name="T192">un día antes de lo previsto</text:span></text:span></text:p>
            <text:p text:style-name="P407"><text:span text:style-name="Strong_20_Emphasis"><text:span text:style-name="T192">para </text:span></text:span><text:span text:style-name="Strong_20_Emphasis"><text:span text:style-name="T1196">asist</text:span></text:span><text:span text:style-name="Strong_20_Emphasis"><text:span text:style-name="T192">ir a una reunión</text:span></text:span></text:p>
            <text:p text:style-name="P407"><text:span text:style-name="Strong_20_Emphasis"><text:span text:style-name="T192">el ejemplo más reciente</text:span></text:span></text:p>
            <text:p text:style-name="P407"><text:span text:style-name="Strong_20_Emphasis"><text:span text:style-name="T192">de la difícil tarea</text:span></text:span></text:p>
            <text:p text:style-name="P407"><text:span text:style-name="Strong_20_Emphasis"><text:span text:style-name="T192">los subordinados en</text:span></text:span><text:span text:style-name="Strong_20_Emphasis"><text:span text:style-name="T1196">frent</text:span></text:span><text:span text:style-name="Strong_20_Emphasis"><text:span text:style-name="T192">an</text:span></text:span></text:p>
            <text:p text:style-name="P407"><text:span text:style-name="Strong_20_Emphasis"><text:span text:style-name="T192">mientras intentan </text:span></text:span></text:p>
            <text:p text:style-name="P407"><text:span text:style-name="Strong_20_Emphasis"><text:span text:style-name="T192">modular o interpretar la beligerancia</text:span></text:span></text:p>
            <text:p text:style-name="P407"><text:span text:style-name="Strong_20_Emphasis"><text:span text:style-name="T192">País tras país</text:span></text:span></text:p>
            <text:p text:style-name="P407"><text:span text:style-name="Strong_20_Emphasis"><text:span text:style-name="T192">intentó controlar los daños</text:span></text:span></text:p>
            <text:p text:style-name="P407"><text:span text:style-name="Strong_20_Emphasis"><text:span text:style-name="T192">se esforzó por </text:span></text:span><text:span text:style-name="Strong_20_Emphasis"><text:span text:style-name="T309">contestar</text:span></text:span><text:span text:style-name="Strong_20_Emphasis"><text:span text:style-name="T192"> adecuadamente </text:span></text:span></text:p>
            <text:p text:style-name="P407"><text:span text:style-name="Strong_20_Emphasis"><text:span text:style-name="T192">las preguntas sobre la respuesta</text:span></text:span></text:p>
            <text:p text:style-name="P407"><text:span text:style-name="Strong_20_Emphasis"><text:span text:style-name="T192">la cual se volvió violenta</text:span></text:span></text:p>
            <text:p text:style-name="P407"><text:span text:style-name="Strong_20_Emphasis"><text:span text:style-name="T192">sobre la amenaza</text:span></text:span></text:p>
            <text:p text:style-name="P407"><text:span text:style-name="Strong_20_Emphasis"><text:span text:style-name="T192">Durante </text:span></text:span><text:span text:style-name="Strong_20_Emphasis"><text:span text:style-name="T1196">apar</text:span></text:span><text:span text:style-name="Strong_20_Emphasis"><text:span text:style-name="T192">i</text:span></text:span><text:span text:style-name="Strong_20_Emphasis"><text:span text:style-name="T1196">c</text:span></text:span><text:span text:style-name="Strong_20_Emphasis"><text:span text:style-name="T192">iones conjuntas con</text:span></text:span></text:p>
            <text:p text:style-name="P407"><text:span text:style-name="Strong_20_Emphasis"><text:span text:style-name="T192">se opusieron firmemente </text:span></text:span><text:span text:style-name="Strong_20_Emphasis"><text:span text:style-name="T293">(oponer)</text:span></text:span></text:p>
            <text:p text:style-name="P407"><text:span text:style-name="Strong_20_Emphasis"><text:span text:style-name="T192">a una posible intervención militar</text:span></text:span></text:p>
            <text:p text:style-name="P407"><text:span text:style-name="Strong_20_Emphasis"><text:span text:style-name="T192">en respuesta a la crisis humanitaria</text:span></text:span></text:p>
            <text:p text:style-name="P407"><text:span text:style-name="Strong_20_Emphasis"><text:span text:style-name="T192">no apoyará </text:span></text:span></text:p>
            <text:p text:style-name="P407"><text:span text:style-name="Strong_20_Emphasis"><text:span text:style-name="T192">ni g</text:span></text:span><text:span text:style-name="Strong_20_Emphasis"><text:span text:style-name="T1196">o</text:span></text:span><text:span text:style-name="Strong_20_Emphasis"><text:span text:style-name="T192">l</text:span></text:span><text:span text:style-name="Strong_20_Emphasis"><text:span text:style-name="T1196">p</text:span></text:span><text:span text:style-name="Strong_20_Emphasis"><text:span text:style-name="T192">es de Estado ni invasión militar</text:span></text:span></text:p>
            <text:p text:style-name="P407"><text:span text:style-name="Strong_20_Emphasis"><text:span text:style-name="T192">logró construir relaciones de </text:span></text:span><text:span text:style-name="Strong_20_Emphasis"><text:span text:style-name="T309">buena voluntad</text:span></text:span><text:span text:style-name="Strong_20_Emphasis"><text:span text:style-name="T192"> mostrar mayor flexibilidad</text:span></text:span></text:p>
            <text:p text:style-name="P407"><text:span text:style-name="Strong_20_Emphasis"><text:span text:style-name="T192">se han </text:span></text:span><text:span text:style-name="Strong_20_Emphasis"><text:span text:style-name="T1196">desplo</text:span></text:span><text:span text:style-name="Strong_20_Emphasis"><text:span text:style-name="T192">mado durante la </text:span></text:span><text:span text:style-name="Strong_20_Emphasis"><text:span text:style-name="T309">gestión</text:span></text:span><text:span text:style-name="Strong_20_Emphasis"><text:span text:style-name="T192"> de </text:span></text:span></text:p>
            <text:p text:style-name="P407"><text:span text:style-name="Strong_20_Emphasis"><text:span text:style-name="T192">Si me pongo en los zapatos</text:span></text:span></text:p>
            <text:p text:style-name="P407"><text:span text:style-name="Strong_20_Emphasis"><text:span text:style-name="T192">entiendo que </text:span></text:span><text:span text:style-name="Strong_20_Emphasis"><text:span text:style-name="T309">traten de</text:span></text:span><text:span text:style-name="Strong_20_Emphasis"><text:span text:style-name="T192"> darle prioridad a</text:span></text:span><text:span text:style-name="Strong_20_Emphasis"><text:span text:style-name="T293"> </text:span></text:span><text:span text:style-name="Strong_20_Emphasis"><text:span text:style-name="T368">(subj.)</text:span></text:span></text:p>
            <text:p text:style-name="P407"><text:span text:style-name="Strong_20_Emphasis"><text:span text:style-name="T192">Pero me </text:span></text:span><text:span text:style-name="Strong_20_Emphasis"><text:span text:style-name="T309">desagrada</text:span></text:span><text:span text:style-name="Strong_20_Emphasis"><text:span text:style-name="T192"> lo que él representa</text:span></text:span></text:p>
            <text:p text:style-name="P407"><text:span text:style-name="Strong_20_Emphasis"><text:span text:style-name="T1198">sa</text:span></text:span><text:span text:style-name="Strong_20_Emphasis"><text:span text:style-name="T195">g</text:span></text:span><text:span text:style-name="Strong_20_Emphasis"><text:span text:style-name="T1198">r</text:span></text:span><text:span text:style-name="Strong_20_Emphasis"><text:span text:style-name="T195">a</text:span></text:span><text:span text:style-name="Strong_20_Emphasis"><text:span text:style-name="T1198">d</text:span></text:span><text:span text:style-name="Strong_20_Emphasis"><text:span text:style-name="T195">a</text:span></text:span></text:p>
            <text:p text:style-name="P407"><text:span text:style-name="Strong_20_Emphasis"><text:span text:style-name="T192">agregó en referencia a</text:span></text:span></text:p>
            <text:p text:style-name="P407"><text:span text:style-name="Strong_20_Emphasis"><text:span text:style-name="T192">La insistencia</text:span></text:span></text:p>
            <text:p text:style-name="P407"><text:span text:style-name="Strong_20_Emphasis"><text:span text:style-name="T192">en relación a que </text:span></text:span></text:p>
            <text:p text:style-name="P407"><text:span text:style-name="Strong_20_Emphasis"><text:span text:style-name="T192">encontrará una forma de hacer pagar</text:span></text:span></text:p>
            <text:p text:style-name="P407"><text:span text:style-name="Strong_20_Emphasis"><text:span text:style-name="T192">el muro fronterizo</text:span></text:span></text:p>
            <text:p text:style-name="P407"><text:span text:style-name="Strong_20_Emphasis"><text:span text:style-name="T192">su regreso a una postura de confrontación</text:span></text:span></text:p>
            <text:p text:style-name="P407"><text:span text:style-name="Strong_20_Emphasis"><text:span text:style-name="T192">las </text:span></text:span><text:span text:style-name="Strong_20_Emphasis"><text:span text:style-name="T1196">ra</text:span></text:span><text:span text:style-name="Strong_20_Emphasis"><text:span text:style-name="T192">z</text:span></text:span><text:span text:style-name="Strong_20_Emphasis"><text:span text:style-name="T1196">on</text:span></text:span><text:span text:style-name="Strong_20_Emphasis"><text:span text:style-name="T192">es por las cuales </text:span></text:span></text:p>
            <text:p text:style-name="P407"><text:span text:style-name="Strong_20_Emphasis"><text:span text:style-name="T192">afirman los analistas.</text:span></text:span></text:p>
            <text:p text:style-name="P407"><text:span text:style-name="Strong_20_Emphasis"><text:span text:style-name="T192">se encuentra en una situación </text:span></text:span></text:p>
            <text:p text:style-name="P407"><text:soft-page-break/><text:span text:style-name="Strong_20_Emphasis"><text:span text:style-name="T192">en la cual no tiene ningún interés </text:span></text:span></text:p>
            <text:p text:style-name="P407"><text:span text:style-name="Strong_20_Emphasis"><text:span text:style-name="T192">en hacer uso de la </text:span></text:span><text:span text:style-name="Strong_20_Emphasis"><text:span text:style-name="T1196">persuasión</text:span></text:span></text:p>
            <text:p text:style-name="P407"><text:span text:style-name="Strong_20_Emphasis"><text:span text:style-name="T192">sobre ser duro con</text:span></text:span></text:p>
            <text:p text:style-name="P407"><text:span text:style-name="Strong_20_Emphasis"><text:span text:style-name="T1196">acelera</text:span></text:span><text:span text:style-name="Strong_20_Emphasis"><text:span text:style-name="T192">rá el proceso de a</text:span></text:span><text:span text:style-name="Strong_20_Emphasis"><text:span text:style-name="T1196">lej</text:span></text:span><text:span text:style-name="Strong_20_Emphasis"><text:span text:style-name="T192">amiento</text:span></text:span><text:span text:style-name="Strong_20_Emphasis"><text:span text:style-name="T278"> (</text:span></text:span><text:span text:style-name="Strong_20_Emphasis"><text:span text:style-name="T1199">lej</text:span></text:span><text:span text:style-name="Strong_20_Emphasis"><text:span text:style-name="T278">os=afar)</text:span></text:span></text:p>
            <text:p text:style-name="P407"><text:span text:style-name="Strong_20_Emphasis"><text:span text:style-name="T192">Durante su </text:span></text:span><text:span text:style-name="Strong_20_Emphasis"><text:span text:style-name="T1196">visit</text:span></text:span><text:span text:style-name="Strong_20_Emphasis"><text:span text:style-name="T192">a</text:span></text:span></text:p>
            <text:p text:style-name="P407"><text:span text:style-name="Strong_20_Emphasis"><text:span text:style-name="T192">mientras </text:span></text:span><text:span text:style-name="Strong_20_Emphasis"><text:span text:style-name="T1196">prom</text:span></text:span><text:span text:style-name="Strong_20_Emphasis"><text:span text:style-name="T192">etía encontrar maneras </text:span></text:span></text:p>
            <text:p text:style-name="P407"><text:span text:style-name="Strong_20_Emphasis"><text:span text:style-name="T192">relaciones comerciales estrechas</text:span></text:span><text:span text:style-name="Strong_20_Emphasis"><text:span text:style-name="T196"> (</text:span></text:span><text:span text:style-name="Strong_20_Emphasis"><text:span text:style-name="T310">estrechar</text:span></text:span><text:span text:style-name="Strong_20_Emphasis"><text:span text:style-name="T196">)</text:span></text:span></text:p>
            <text:p text:style-name="P407"><text:span text:style-name="Strong_20_Emphasis"><text:span text:style-name="T192">fueron pocas las medidas concretas </text:span></text:span></text:p>
            <text:p text:style-name="P407"><text:span text:style-name="Strong_20_Emphasis"><text:span text:style-name="T192">que anunció para lograrlo</text:span></text:span></text:p>
            <text:p text:style-name="P407"><text:span text:style-name="Strong_20_Emphasis"><text:span text:style-name="T1196">except</text:span></text:span><text:span text:style-name="Strong_20_Emphasis"><text:span text:style-name="T192">o los </text:span></text:span><text:span text:style-name="Strong_20_Emphasis"><text:span text:style-name="T309">acuerdos</text:span></text:span><text:span text:style-name="Strong_20_Emphasis"><text:span text:style-name="T192"> para abrir el mercado </text:span></text:span></text:p>
            <text:p text:style-name="P407"><text:span text:style-name="Strong_20_Emphasis"><text:span text:style-name="T192">Mientras observan con </text:span></text:span><text:span text:style-name="Strong_20_Emphasis"><text:span text:style-name="T1196">caut</text:span></text:span><text:span text:style-name="Strong_20_Emphasis"><text:span text:style-name="T192">ela el </text:span></text:span><text:span text:style-name="Strong_20_Emphasis"><text:span text:style-name="T1196">caos</text:span></text:span></text:p>
            <text:p text:style-name="P407"><text:span text:style-name="Strong_20_Emphasis"><text:span text:style-name="T1196">limit</text:span></text:span><text:span text:style-name="Strong_20_Emphasis"><text:span text:style-name="T192">an sus a</text:span></text:span><text:span text:style-name="Strong_20_Emphasis"><text:span text:style-name="T1196">p</text:span></text:span><text:span text:style-name="Strong_20_Emphasis"><text:span text:style-name="T192">u</text:span></text:span><text:span text:style-name="Strong_20_Emphasis"><text:span text:style-name="T1196">e</text:span></text:span><text:span text:style-name="Strong_20_Emphasis"><text:span text:style-name="T192">s</text:span></text:span><text:span text:style-name="Strong_20_Emphasis"><text:span text:style-name="T1196">t</text:span></text:span><text:span text:style-name="Strong_20_Emphasis"><text:span text:style-name="T192">as.</text:span></text:span></text:p>
            <text:p text:style-name="P407"><text:span text:style-name="Strong_20_Emphasis"><text:span text:style-name="T192">intentan aumentar el comercio </text:span></text:span></text:p>
            <text:p text:style-name="P407"><text:bookmark text:name="result_box118"/><text:span text:style-name="Strong_20_Emphasis"><text:span text:style-name="T192">Tratar de </text:span></text:span><text:span text:style-name="Strong_20_Emphasis"><text:span text:style-name="T1196">aument</text:span></text:span><text:span text:style-name="Strong_20_Emphasis"><text:span text:style-name="T192">ar</text:span></text:span><text:span text:style-name="Strong_20_Emphasis"><text:span text:style-name="T279"> (a. mejorar)</text:span></text:span></text:p>
            <text:p text:style-name="P407"><text:span text:style-name="Strong_20_Emphasis"><text:span text:style-name="T192">Tratar de </text:span></text:span><text:span text:style-name="Strong_20_Emphasis"><text:span text:style-name="T1196">di</text:span></text:span><text:span text:style-name="Strong_20_Emphasis"><text:span text:style-name="T192">s</text:span></text:span><text:span text:style-name="Strong_20_Emphasis"><text:span text:style-name="T1196">min</text:span></text:span><text:span text:style-name="Strong_20_Emphasis"><text:span text:style-name="T192">uir</text:span></text:span><text:span text:style-name="Strong_20_Emphasis"><text:span text:style-name="T279"> (a. reducir)</text:span></text:span></text:p>
            <text:p text:style-name="P407"><text:span text:style-name="Strong_20_Emphasis"><text:span text:style-name="T192">dejar de depender de los </text:span></text:span><text:span text:style-name="Strong_20_Emphasis"><text:span text:style-name="T1196">consum</text:span></text:span><text:span text:style-name="Strong_20_Emphasis"><text:span text:style-name="T192">idores </text:span></text:span></text:p>
            <text:p text:style-name="P407"><text:span text:style-name="Strong_20_Emphasis"><text:span text:style-name="T192">puso en marcha las </text:span></text:span><text:span text:style-name="Strong_20_Emphasis"><text:span text:style-name="T309">e</text:span></text:span><text:span text:style-name="Strong_20_Emphasis"><text:span text:style-name="T1270">sta</text:span></text:span><text:span text:style-name="Strong_20_Emphasis"><text:span text:style-name="T309">ncadas</text:span></text:span><text:span text:style-name="Strong_20_Emphasis"><text:span text:style-name="T192"> negociaciones</text:span></text:span></text:p>
            <text:p text:style-name="P407"><text:span text:style-name="Strong_20_Emphasis"><text:span text:style-name="T192">un tratado comercial logrado por el gobierno</text:span></text:span></text:p>
            <text:p text:style-name="P407"><text:span text:style-name="Strong_20_Emphasis"><text:span text:style-name="T192">A principios de este año</text:span></text:span></text:p>
            <text:p text:style-name="P407"><text:span text:style-name="Strong_20_Emphasis"><text:span text:style-name="T192">pronunció </text:span></text:span><text:span text:style-name="Strong_20_Emphasis"><text:span text:style-name="T309">a </text:span></text:span><text:span text:style-name="Strong_20_Emphasis"><text:span text:style-name="T1270">favor</text:span></text:span><text:span text:style-name="Strong_20_Emphasis"><text:span text:style-name="T309"> de</text:span></text:span><text:span text:style-name="Strong_20_Emphasis"><text:span text:style-name="T192"> servir </text:span></text:span></text:p>
            <text:p text:style-name="P407"><text:span text:style-name="Strong_20_Emphasis"><text:span text:style-name="T192">como un “puente” para aumentar </text:span></text:span></text:p>
            <text:p text:style-name="P407"><text:span text:style-name="Strong_20_Emphasis"><text:span text:style-name="T192">la inversión china en la región</text:span></text:span></text:p>
            <text:p text:style-name="P407"><text:span text:style-name="Strong_20_Emphasis"><text:span text:style-name="T192">ha puesto en duda las </text:span></text:span><text:span text:style-name="Strong_20_Emphasis"><text:span text:style-name="T1196">alianz</text:span></text:span><text:span text:style-name="Strong_20_Emphasis"><text:span text:style-name="T192">as comerciales</text:span></text:span></text:p>
            <text:p text:style-name="P407"><text:span text:style-name="Strong_20_Emphasis"><text:span text:style-name="T192">al </text:span></text:span><text:span text:style-name="Strong_20_Emphasis"><text:span text:style-name="T1196">promo</text:span></text:span><text:span text:style-name="Strong_20_Emphasis"><text:span text:style-name="T192">ver Estados Unidos primero</text:span></text:span></text:p>
            <text:p text:style-name="P407"><text:span text:style-name="Strong_20_Emphasis"><text:span text:style-name="T192">Eso </text:span></text:span><text:span text:style-name="Strong_20_Emphasis"><text:span text:style-name="T1196">genera</text:span></text:span><text:span text:style-name="Strong_20_Emphasis"><text:span text:style-name="T192"> grandes dudas </text:span></text:span></text:p>
            <text:p text:style-name="P407"><text:span text:style-name="Strong_20_Emphasis"><text:span text:style-name="T192">sobre cómo resultará afectado el comercio</text:span></text:span></text:p>
            <text:p text:style-name="P407"><text:span text:style-name="Strong_20_Emphasis"><text:span text:style-name="T192">con</text:span></text:span><text:span text:style-name="Strong_20_Emphasis"><text:span text:style-name="T197">s</text:span></text:span><text:span text:style-name="Strong_20_Emphasis"><text:span text:style-name="T192">truir fuertes alianzas</text:span></text:span></text:p>
            <text:p text:style-name="P407"><text:span text:style-name="Strong_20_Emphasis"><text:span text:style-name="T192">señalan que ha causado graves daños</text:span></text:span></text:p>
            <text:p text:style-name="P407"><text:span text:style-name="Strong_20_Emphasis"><text:span text:style-name="T192">para construir alianzas </text:span></text:span></text:p>
            <text:p text:style-name="P407"><text:span text:style-name="Strong_20_Emphasis"><text:span text:style-name="T192">con base en el </text:span></text:span><text:span text:style-name="Strong_20_Emphasis"><text:span text:style-name="T1196">respe</text:span></text:span><text:span text:style-name="Strong_20_Emphasis"><text:span text:style-name="T192">to</text:span></text:span></text:p>
            <text:p text:style-name="P407"><text:span text:style-name="Strong_20_Emphasis"><text:span text:style-name="T192">los </text:span></text:span><text:span text:style-name="Strong_20_Emphasis"><text:span text:style-name="T1196">interes</text:span></text:span><text:span text:style-name="Strong_20_Emphasis"><text:span text:style-name="T192">es </text:span></text:span><text:span text:style-name="Strong_20_Emphasis"><text:span text:style-name="T1196">com</text:span></text:span><text:span text:style-name="Strong_20_Emphasis"><text:span text:style-name="T192">u</text:span></text:span><text:span text:style-name="Strong_20_Emphasis"><text:span text:style-name="T1196">n</text:span></text:span><text:span text:style-name="Strong_20_Emphasis"><text:span text:style-name="T192">es</text:span></text:span></text:p>
            <text:p text:style-name="P407"><text:span text:style-name="Strong_20_Emphasis"><text:span text:style-name="T192">ha </text:span></text:span><text:span text:style-name="Strong_20_Emphasis"><text:span text:style-name="T512">a</text:span></text:span><text:span text:style-name="Strong_20_Emphasis"><text:span text:style-name="T1196">tasc</text:span></text:span><text:span text:style-name="Strong_20_Emphasis"><text:span text:style-name="T512">a</text:span></text:span><text:span text:style-name="Strong_20_Emphasis"><text:span text:style-name="T192">do la política en reversa</text:span></text:span></text:p>
            <text:p text:style-name="P407"><text:span text:style-name="Strong_20_Emphasis"><text:span text:style-name="T1254">ata</text:span></text:span><text:span text:style-name="Strong_20_Emphasis"><text:span text:style-name="T198">r</text:span></text:span></text:p>
            <text:p text:style-name="P407"><text:span text:style-name="Strong_20_Emphasis"><text:span text:style-name="T192">amigos y aliados</text:span></text:span></text:p>
            <text:p text:style-name="P407"><text:span text:style-name="Strong_20_Emphasis"><text:span text:style-name="T192">están inseguros </text:span></text:span></text:p>
            <text:p text:style-name="P407"><text:span text:style-name="Strong_20_Emphasis"><text:span text:style-name="T192">sobre cuáles son las intenciones</text:span></text:span></text:p>
            <text:p text:style-name="P407"><text:span text:style-name="Strong_20_Emphasis"><text:span text:style-name="T192">temen un regreso</text:span></text:span><text:span text:style-name="Strong_20_Emphasis"><text:span text:style-name="T280"> (temer)</text:span></text:span></text:p>
            <text:p text:style-name="P407"><text:span text:style-name="Strong_20_Emphasis"><text:span text:style-name="T192">demostración de </text:span></text:span><text:span text:style-name="Strong_20_Emphasis"><text:span text:style-name="T1196">superiori</text:span></text:span><text:span text:style-name="Strong_20_Emphasis"><text:span text:style-name="T192">dad</text:span></text:span></text:p>
            <text:p text:style-name="P407"><text:span text:style-name="Strong_20_Emphasis"><text:span text:style-name="T192">negligencia benigna</text:span></text:span></text:p>
            <text:p text:style-name="P407"><text:span text:style-name="Strong_20_Emphasis"><text:span text:style-name="T192">que se </text:span></text:span><text:span text:style-name="Strong_20_Emphasis"><text:span text:style-name="T1196">prepar</text:span></text:span><text:span text:style-name="Strong_20_Emphasis"><text:span text:style-name="T192">ar</text:span></text:span><text:span text:style-name="Strong_20_Emphasis"><text:span text:style-name="T199">á</text:span></text:span><text:span text:style-name="Strong_20_Emphasis"><text:span text:style-name="T192">n para el </text:span></text:span><text:span text:style-name="Strong_20_Emphasis"><text:span text:style-name="T1196">ca</text:span></text:span><text:span text:style-name="Strong_20_Emphasis"><text:span text:style-name="T192">mbio.</text:span></text:span></text:p>
            <text:p text:style-name="P407"><text:span text:style-name="Strong_20_Emphasis"><text:span text:style-name="T192">Les dije que tenían que ser realistas</text:span></text:span><text:span text:style-name="Strong_20_Emphasis"><text:span text:style-name="T280"> (tener imp.)</text:span></text:span></text:p>
            <text:p text:style-name="P407"><text:span text:style-name="Strong_20_Emphasis"><text:span text:style-name="T192">que las cosas estaban a punto </text:span></text:span></text:p>
            <text:p text:style-name="P407"><text:span text:style-name="Strong_20_Emphasis"><text:span text:style-name="T192">de volverse más transaccionales</text:span></text:span></text:p>
            <text:p text:style-name="P407"><text:span text:style-name="Strong_20_Emphasis"><text:span text:style-name="T192">Si quisieran mejorar los lazos</text:span></text:span><text:span text:style-name="Strong_20_Emphasis"><text:span text:style-name="T281"> (querer sub. imp.)</text:span></text:span></text:p>
            <text:p text:style-name="P407"><text:span text:style-name="Strong_20_Emphasis"><text:span text:style-name="T1196">e</text:span></text:span><text:span text:style-name="Strong_20_Emphasis"><text:span text:style-name="T192">n</text:span></text:span><text:span text:style-name="Strong_20_Emphasis"><text:span text:style-name="T1196">fa</text:span></text:span><text:span text:style-name="Strong_20_Emphasis"><text:span text:style-name="T192">t</text:span></text:span><text:span text:style-name="Strong_20_Emphasis"><text:span text:style-name="T1196">iz</text:span></text:span><text:span text:style-name="Strong_20_Emphasis"><text:span text:style-name="T192">ar no solo qué podrían hacer con </text:span></text:span></text:p>
            <text:p text:style-name="P407"><text:span text:style-name="Strong_20_Emphasis"><text:span text:style-name="T192">han seguido esos consejos</text:span></text:span></text:p>
            <text:p text:style-name="P407"><text:span text:style-name="Strong_20_Emphasis"><text:span text:style-name="T309">en búsqueda de</text:span></text:span><text:span text:style-name="Strong_20_Emphasis"><text:span text:style-name="T192"> continuar </text:span></text:span></text:p>
            <text:p text:style-name="P407"><text:span text:style-name="Strong_20_Emphasis"><text:span text:style-name="T192">la </text:span></text:span><text:span text:style-name="Strong_20_Emphasis"><text:span text:style-name="T1196">asist</text:span></text:span><text:span text:style-name="Strong_20_Emphasis"><text:span text:style-name="T192">e</text:span></text:span><text:span text:style-name="Strong_20_Emphasis"><text:span text:style-name="T1196">nc</text:span></text:span><text:span text:style-name="Strong_20_Emphasis"><text:span text:style-name="T192">ia extranjera </text:span></text:span></text:p>
            <text:p text:style-name="P407"><text:span text:style-name="Strong_20_Emphasis"><text:span text:style-name="T192">para el </text:span></text:span><text:span text:style-name="Strong_20_Emphasis"><text:span text:style-name="T309">proceso de paz</text:span></text:span></text:p>
            <text:p text:style-name="P407"><text:span text:style-name="Strong_20_Emphasis"><text:span text:style-name="T192">lo </text:span></text:span><text:span text:style-name="Strong_20_Emphasis"><text:span text:style-name="T1270">ala</text:span></text:span><text:span text:style-name="Strong_20_Emphasis"><text:span text:style-name="T309">bó</text:span></text:span><text:span text:style-name="Strong_20_Emphasis"><text:span text:style-name="T192"> como un líder que</text:span></text:span><text:span text:style-name="Strong_20_Emphasis"><text:span text:style-name="T200"> (alabar)</text:span></text:span></text:p>
            <text:p text:style-name="P407"><text:span text:style-name="Strong_20_Emphasis"><text:span text:style-name="T192">han </text:span></text:span><text:span text:style-name="Strong_20_Emphasis"><text:span text:style-name="T1196">decid</text:span></text:span><text:span text:style-name="Strong_20_Emphasis"><text:span text:style-name="T192">ido mantener un bajo </text:span></text:span><text:span text:style-name="Strong_20_Emphasis"><text:span text:style-name="T1196">p</text:span></text:span><text:span text:style-name="Strong_20_Emphasis"><text:span text:style-name="T192">e</text:span></text:span><text:span text:style-name="Strong_20_Emphasis"><text:span text:style-name="T1196">rfil</text:span></text:span></text:p>
            <text:p text:style-name="P407"><text:span text:style-name="Strong_20_Emphasis"><text:span text:style-name="T192">es no a</text:span></text:span><text:span text:style-name="Strong_20_Emphasis"><text:span text:style-name="T1196">so</text:span></text:span><text:span text:style-name="Strong_20_Emphasis"><text:span text:style-name="T192">mar tu cabeza</text:span></text:span></text:p>
            <text:p text:style-name="P407"><text:soft-page-break/><text:span text:style-name="Strong_20_Emphasis"><text:span text:style-name="T309">mantenerse </text:span></text:span><text:span text:style-name="Strong_20_Emphasis"><text:span text:style-name="T311">al margen</text:span></text:span><text:span text:style-name="Strong_20_Emphasis"><text:span text:style-name="T192"> </text:span></text:span><text:span text:style-name="Strong_20_Emphasis"><text:span text:style-name="T309">de</text:span></text:span><text:span text:style-name="Strong_20_Emphasis"><text:span text:style-name="T192">l radar</text:span></text:span></text:p>
            <text:p text:style-name="P407"><text:span text:style-name="Strong_20_Emphasis"><text:span text:style-name="T192">un </text:span></text:span><text:span text:style-name="Strong_20_Emphasis"><text:span text:style-name="T1196">cientí</text:span></text:span><text:span text:style-name="Strong_20_Emphasis"><text:span text:style-name="T192">fico computacional</text:span></text:span></text:p>
            <text:p text:style-name="P407"><text:span text:style-name="Strong_20_Emphasis"><text:span text:style-name="T192">la </text:span></text:span><text:span text:style-name="Strong_20_Emphasis"><text:span text:style-name="T1196">op</text:span></text:span><text:span text:style-name="Strong_20_Emphasis"><text:span text:style-name="T192">c</text:span></text:span><text:span text:style-name="Strong_20_Emphasis"><text:span text:style-name="T1196">ión</text:span></text:span><text:span text:style-name="Strong_20_Emphasis"><text:span text:style-name="T192"> de </text:span></text:span><text:span text:style-name="Strong_20_Emphasis"><text:span text:style-name="T1196">mant</text:span></text:span><text:span text:style-name="Strong_20_Emphasis"><text:span text:style-name="T192">e</text:span></text:span><text:span text:style-name="Strong_20_Emphasis"><text:span text:style-name="T1196">n</text:span></text:span><text:span text:style-name="Strong_20_Emphasis"><text:span text:style-name="T192">er un perfil bajo </text:span></text:span></text:p>
            <text:p text:style-name="P407"><text:span text:style-name="Strong_20_Emphasis"><text:span text:style-name="T192">podría ser inútil</text:span></text:span></text:p>
            <text:p text:style-name="P407"><text:span text:style-name="Strong_20_Emphasis"><text:span text:style-name="T192">Una decisión apresurada </text:span></text:span></text:p>
            <text:p text:style-name="P407"><text:span text:style-name="Strong_20_Emphasis"><text:span text:style-name="T192">podría </text:span></text:span><text:span text:style-name="Strong_20_Emphasis"><text:span text:style-name="T1196">detona</text:span></text:span><text:span text:style-name="Strong_20_Emphasis"><text:span text:style-name="T192">r una guerra</text:span></text:span></text:p>
            <text:p text:style-name="P407"><text:span text:style-name="Strong_20_Emphasis"><text:span text:style-name="T193">recoger</text:span></text:span></text:p>
            <text:p text:style-name="P407"><text:span text:style-name="Strong_20_Emphasis"><text:span text:style-name="T1200">asent</text:span></text:span><text:span text:style-name="Strong_20_Emphasis"><text:span text:style-name="T193">ir</text:span></text:span></text:p>
            <text:p text:style-name="P407"><text:span text:style-name="Strong_20_Emphasis"><text:span text:style-name="T193">d</text:span></text:span><text:span text:style-name="Strong_20_Emphasis"><text:span text:style-name="T1200">e</text:span></text:span><text:span text:style-name="Strong_20_Emphasis"><text:span text:style-name="T193">s</text:span></text:span><text:span text:style-name="Strong_20_Emphasis"><text:span text:style-name="T1200">pedir</text:span></text:span><text:span text:style-name="Strong_20_Emphasis"><text:span text:style-name="T282"> (</text:span></text:span><text:span text:style-name="Strong_20_Emphasis"><text:span text:style-name="T1201">e</text:span></text:span><text:span text:style-name="Strong_20_Emphasis"><text:span text:style-name="T282">x</text:span></text:span><text:span text:style-name="Strong_20_Emphasis"><text:span text:style-name="T1201">pedir</text:span></text:span><text:span text:style-name="Strong_20_Emphasis"><text:span text:style-name="T282">= to issue, send)</text:span></text:span></text:p>
            <text:p text:style-name="P407"><text:span text:style-name="Strong_20_Emphasis"><text:span text:style-name="T193">D</text:span></text:span><text:span text:style-name="Strong_20_Emphasis"><text:span text:style-name="T1200">estaca</text:span></text:span><text:span text:style-name="Strong_20_Emphasis"><text:span text:style-name="T193">r</text:span></text:span></text:p>
            <text:p text:style-name="P407"><text:span text:style-name="Strong_20_Emphasis"><text:span text:style-name="T312">tac</text:span></text:span><text:span text:style-name="Strong_20_Emphasis"><text:span text:style-name="T193">ar</text:span></text:span><text:span text:style-name="Strong_20_Emphasis"><text:span text:style-name="T282"> (tocar=touch, play)</text:span></text:span></text:p>
            <text:p text:style-name="P407"><text:span text:style-name="Strong_20_Emphasis"><text:span text:style-name="T193">Golpear la bola con el </text:span></text:span><text:span text:style-name="Strong_20_Emphasis"><text:span text:style-name="T312">tac</text:span></text:span><text:span text:style-name="Strong_20_Emphasis"><text:span text:style-name="T193">o </text:span></text:span></text:p>
            <text:p text:style-name="P407"><text:span text:style-name="Strong_20_Emphasis"><text:span text:style-name="T193">en el juego de billar.</text:span></text:span></text:p>
            <text:p text:style-name="P407"><text:span text:style-name="Strong_20_Emphasis"><text:span text:style-name="T193">Golpeó la pelota con el pie </text:span></text:span></text:p>
            <text:p text:style-name="P407"><text:span text:style-name="Strong_20_Emphasis"><text:span text:style-name="T193">en un partido de fútbol</text:span></text:span></text:p>
            <text:p text:style-name="P407"><text:span text:style-name="Strong_20_Emphasis"><text:span text:style-name="T313">sentar</text:span></text:span></text:p>
            <text:p text:style-name="P407"><text:span text:style-name="Strong_20_Emphasis"><text:span text:style-name="T193">a</text:span></text:span><text:span text:style-name="Strong_20_Emphasis"><text:span text:style-name="T312">sentar</text:span></text:span></text:p>
            <text:p text:style-name="P407"><text:span text:style-name="Strong_20_Emphasis"><text:span text:style-name="T193">asintiendo</text:span></text:span></text:p>
            <text:p text:style-name="P407"><text:span text:style-name="Strong_20_Emphasis"><text:span text:style-name="T193">asentir</text:span></text:span></text:p>
            <text:p text:style-name="P407"><text:span text:style-name="Strong_20_Emphasis"><text:span text:style-name="T193">esplendor</text:span></text:span></text:p>
            <text:p text:style-name="P407"><text:span text:style-name="Strong_20_Emphasis"><text:span text:style-name="T193">Resplandor</text:span></text:span></text:p>
            <text:p text:style-name="P407"><text:span text:style-name="Strong_20_Emphasis"><text:span text:style-name="T193">relámpago</text:span></text:span></text:p>
            <text:p text:style-name="P407"><text:span text:style-name="Strong_20_Emphasis"><text:span text:style-name="T193">lampada</text:span></text:span></text:p>
            <text:p text:style-name="P407"><text:span text:style-name="Strong_20_Emphasis"><text:span text:style-name="T193">para limar</text:span></text:span></text:p>
            <text:p text:style-name="P407"><text:span text:style-name="Strong_20_Emphasis"><text:span text:style-name="T193">lima</text:span></text:span></text:p>
            <text:p text:style-name="P407"><text:span text:style-name="Strong_20_Emphasis"><text:span text:style-name="T193">as</text:span></text:span><text:span text:style-name="Strong_20_Emphasis"><text:span text:style-name="T1271">p</text:span></text:span><text:span text:style-name="Strong_20_Emphasis"><text:span text:style-name="T312">e</text:span></text:span><text:span text:style-name="Strong_20_Emphasis"><text:span text:style-name="T1271">rez</text:span></text:span><text:span text:style-name="Strong_20_Emphasis"><text:span text:style-name="T312">a</text:span></text:span><text:span text:style-name="Strong_20_Emphasis"><text:span text:style-name="T283"> (</text:span></text:span><text:span text:style-name="Strong_20_Emphasis"><text:span text:style-name="T314">pereza</text:span></text:span><text:span text:style-name="Strong_20_Emphasis"><text:span text:style-name="T283">= lazyness</text:span></text:span><text:span text:style-name="Strong_20_Emphasis"><text:span text:style-name="T294">/ fr.</text:span></text:span><text:span text:style-name="Strong_20_Emphasis"><text:span text:style-name="T283"> </text:span></text:span><text:span text:style-name="Strong_20_Emphasis"><text:span text:style-name="T1202">p</text:span></text:span><text:span text:style-name="Strong_20_Emphasis"><text:span text:style-name="T283">a</text:span></text:span><text:span text:style-name="Strong_20_Emphasis"><text:span text:style-name="T1202">res</text:span></text:span><text:span text:style-name="Strong_20_Emphasis"><text:span text:style-name="T283">se)</text:span></text:span></text:p>
            <text:p text:style-name="P407"><text:span text:style-name="Strong_20_Emphasis"><text:span text:style-name="T193">corteza lisa</text:span></text:span></text:p>
            <text:p text:style-name="P407"><text:span text:style-name="Strong_20_Emphasis"><text:span text:style-name="T193">piel</text:span></text:span></text:p>
            <text:p text:style-name="P407"><text:span text:style-name="Strong_20_Emphasis"><text:span text:style-name="T193">liso</text:span></text:span></text:p>
            <text:p text:style-name="P407"><text:span text:style-name="Strong_20_Emphasis"><text:span text:style-name="T1200">ala</text:span></text:span></text:p>
            <text:p text:style-name="P407"><text:span text:style-name="Strong_20_Emphasis"><text:span text:style-name="T1200">al</text:span></text:span><text:span text:style-name="Strong_20_Emphasis"><text:span text:style-name="T193">et</text:span></text:span><text:span text:style-name="Strong_20_Emphasis"><text:span text:style-name="T1200">a</text:span></text:span></text:p>
            <text:p text:style-name="P407"><text:span text:style-name="Strong_20_Emphasis"><text:span text:style-name="T193">e</text:span></text:span><text:span text:style-name="Strong_20_Emphasis"><text:span text:style-name="T1200">sca</text:span></text:span><text:span text:style-name="Strong_20_Emphasis"><text:span text:style-name="T193">ma</text:span></text:span></text:p>
            <text:p text:style-name="P407"><text:span text:style-name="Strong_20_Emphasis"><text:span text:style-name="T193">grueso</text:span></text:span></text:p>
            <text:p text:style-name="P407"><text:span text:style-name="Strong_20_Emphasis"><text:span text:style-name="T1200">su</text:span></text:span><text:span text:style-name="Strong_20_Emphasis"><text:span text:style-name="T193">e</text:span></text:span><text:span text:style-name="Strong_20_Emphasis"><text:span text:style-name="T1200">l</text:span></text:span><text:span text:style-name="Strong_20_Emphasis"><text:span text:style-name="T193">e</text:span></text:span></text:p>
            <text:p text:style-name="P407"><text:span text:style-name="Strong_20_Emphasis"><text:span text:style-name="T193">aguas </text:span></text:span><text:span text:style-name="Strong_20_Emphasis"><text:span text:style-name="T1200">du</text:span></text:span><text:span text:style-name="Strong_20_Emphasis"><text:span text:style-name="T193">l</text:span></text:span><text:span text:style-name="Strong_20_Emphasis"><text:span text:style-name="T1200">ce</text:span></text:span><text:span text:style-name="Strong_20_Emphasis"><text:span text:style-name="T193">s</text:span></text:span><text:span text:style-name="Strong_20_Emphasis"><text:span text:style-name="T282"> (dulce= sweet</text:span></text:span><text:span text:style-name="Strong_20_Emphasis"><text:span text:style-name="T294">/ fr.</text:span></text:span><text:span text:style-name="Strong_20_Emphasis"><text:span text:style-name="T283"> </text:span></text:span><text:span text:style-name="Strong_20_Emphasis"><text:span text:style-name="T1202">d</text:span></text:span><text:span text:style-name="Strong_20_Emphasis"><text:span text:style-name="T283">o</text:span></text:span><text:span text:style-name="Strong_20_Emphasis"><text:span text:style-name="T1202">uce</text:span></text:span><text:span text:style-name="Strong_20_Emphasis"><text:span text:style-name="T282">)</text:span></text:span></text:p>
            <text:p text:style-name="P407"><text:span text:style-name="Strong_20_Emphasis"><text:span text:style-name="T193">Pez</text:span></text:span></text:p>
            <text:p text:style-name="P407"><text:span text:style-name="Strong_20_Emphasis"><text:span text:style-name="T193">peces</text:span></text:span></text:p>
            <text:p text:style-name="P407"><text:span text:style-name="Strong_20_Emphasis"><text:span text:style-name="T193">pájaro</text:span></text:span></text:p>
            <text:p text:style-name="P407"><text:span text:style-name="Strong_20_Emphasis"><text:span text:style-name="T193">rendimientos</text:span></text:span></text:p>
            <text:p text:style-name="P407"><text:span text:style-name="Strong_20_Emphasis"><text:span text:style-name="T193">se esforzó</text:span></text:span></text:p>
            <text:p text:style-name="P407"><text:span text:style-name="Strong_20_Emphasis"><text:span text:style-name="T193">esforzarse</text:span></text:span></text:p>
            <text:p text:style-name="P407"><text:span text:style-name="Strong_20_Emphasis"><text:span text:style-name="T193">se han </text:span></text:span><text:span text:style-name="Strong_20_Emphasis"><text:span text:style-name="T1200">desplo</text:span></text:span><text:span text:style-name="Strong_20_Emphasis"><text:span text:style-name="T193">mado</text:span></text:span></text:p>
            <text:p text:style-name="P407"><text:span text:style-name="Strong_20_Emphasis"><text:span text:style-name="T193">desplomar</text:span></text:span></text:p>
            <text:p text:style-name="P286"><text:span text:style-name="Strong_20_Emphasis"><text:span text:style-name="T193">postura</text:span></text:span><text:span text:style-name="Strong_20_Emphasis"><text:span text:style-name="T283"> (posición= position)</text:span></text:span></text:p>
            <text:p text:style-name="P407"><text:span text:style-name="Strong_20_Emphasis"><text:span text:style-name="T193">Manera de tener dispuesto el cuerpo</text:span></text:span></text:p>
            <text:p text:style-name="P407"><text:span text:style-name="Strong_20_Emphasis"><text:span text:style-name="T193">dispuesto</text:span></text:span></text:p>
            <text:p text:style-name="P407"><text:span text:style-name="Strong_20_Emphasis"><text:span text:style-name="T193">disponer</text:span></text:span></text:p>
            <text:p text:style-name="P407"><text:span text:style-name="Strong_20_Emphasis"><text:span text:style-name="T193">Colocar</text:span></text:span></text:p>
            <text:p text:style-name="P407"><text:span text:style-name="Strong_20_Emphasis"><text:span text:style-name="T193">no tiene derecho</text:span></text:span></text:p>
            <text:p text:style-name="P407"><text:span text:style-name="Strong_20_Emphasis"><text:span text:style-name="T193">garrotes</text:span></text:span></text:p>
            <text:p text:style-name="P407"><text:span text:style-name="Strong_20_Emphasis"><text:span text:style-name="T193">Palo grueso y fuerte</text:span></text:span></text:p>
            <text:p text:style-name="P407"><text:span text:style-name="Strong_20_Emphasis"><text:span text:style-name="T193">alejamiento</text:span></text:span><text:span text:style-name="Strong_20_Emphasis"><text:span text:style-name="T201"> (alejar)</text:span></text:span></text:p>
            <text:p text:style-name="P407"><text:soft-page-break/><text:span text:style-name="Strong_20_Emphasis"><text:span text:style-name="T202">lejos</text:span></text:span></text:p>
            <text:p text:style-name="P287"><text:span text:style-name="Strong_20_Emphasis"><text:span text:style-name="T898">Un </text:span></text:span><text:span text:style-name="Strong_20_Emphasis"><text:span text:style-name="T1499">ray</text:span></text:span><text:span text:style-name="Strong_20_Emphasis"><text:span text:style-name="T898">o en el cielo</text:span></text:span></text:p>
            <text:p text:style-name="P287"><text:span text:style-name="Strong_20_Emphasis"><text:span text:style-name="T898">un relámpago</text:span></text:span></text:p>
            <text:p text:style-name="P287"><text:span text:style-name="Strong_20_Emphasis"><text:span text:style-name="T898">una </text:span></text:span><text:span text:style-name="Strong_20_Emphasis"><text:span text:style-name="T1499">torm</text:span></text:span><text:span text:style-name="Strong_20_Emphasis"><text:span text:style-name="T898">enta</text:span></text:span></text:p>
            <text:p text:style-name="P287"><text:span text:style-name="Strong_20_Emphasis"><text:span text:style-name="T898">Un </text:span></text:span><text:span text:style-name="Strong_20_Emphasis"><text:span text:style-name="T1499">t</text:span></text:span><text:span text:style-name="Strong_20_Emphasis"><text:span text:style-name="T898">r</text:span></text:span><text:span text:style-name="Strong_20_Emphasis"><text:span text:style-name="T1499">u</text:span></text:span><text:span text:style-name="Strong_20_Emphasis"><text:span text:style-name="T898">e</text:span></text:span><text:span text:style-name="Strong_20_Emphasis"><text:span text:style-name="T1499">n</text:span></text:span><text:span text:style-name="Strong_20_Emphasis"><text:span text:style-name="T898">o</text:span></text:span></text:p>
            <text:p text:style-name="P407"><text:span text:style-name="Strong_20_Emphasis"><text:span text:style-name="T194">as</text:span></text:span><text:span text:style-name="Strong_20_Emphasis"><text:span text:style-name="T315">pereza</text:span></text:span></text:p>
            <text:p text:style-name="P407"><text:span text:style-name="Strong_20_Emphasis"><text:span text:style-name="T315">pereza</text:span></text:span></text:p>
            <text:p text:style-name="P407"><text:span text:style-name="Strong_20_Emphasis"><text:span text:style-name="T203">Una </text:span></text:span><text:span text:style-name="Strong_20_Emphasis"><text:span text:style-name="T1203">rec</text:span></text:span><text:span text:style-name="Strong_20_Emphasis"><text:span text:style-name="T203">i</text:span></text:span><text:span text:style-name="Strong_20_Emphasis"><text:span text:style-name="T1203">ent</text:span></text:span><text:span text:style-name="Strong_20_Emphasis"><text:span text:style-name="T203">e investigación </text:span></text:span><text:span text:style-name="Strong_20_Emphasis"><text:span text:style-name="T1203">revel</text:span></text:span><text:span text:style-name="Strong_20_Emphasis"><text:span text:style-name="T203">ó que </text:span></text:span></text:p>
            <text:p text:style-name="P407"><text:span text:style-name="Strong_20_Emphasis"><text:span text:style-name="T203">ejercitarse durante una </text:span></text:span><text:span text:style-name="Strong_20_Emphasis"><text:span text:style-name="T1203">clas</text:span></text:span><text:span text:style-name="Strong_20_Emphasis"><text:span text:style-name="T203">e de idiomas </text:span></text:span></text:p>
            <text:p text:style-name="P407"><text:span text:style-name="Strong_20_Emphasis"><text:span text:style-name="T203">amplía la capacidad de la gente </text:span></text:span></text:p>
            <text:p text:style-name="P407"><text:span text:style-name="Strong_20_Emphasis"><text:span text:style-name="T203">para memorizar, retener y entender </text:span></text:span></text:p>
            <text:p text:style-name="P407"><text:span text:style-name="Strong_20_Emphasis"><text:span text:style-name="T203">un vocabulario nuevo. </text:span></text:span></text:p>
            <text:p text:style-name="P407"><text:span text:style-name="Strong_20_Emphasis"><text:span text:style-name="T203">Los </text:span></text:span><text:span text:style-name="Strong_20_Emphasis"><text:span text:style-name="T316">halla</text:span></text:span><text:span text:style-name="Strong_20_Emphasis"><text:span text:style-name="T203">zgos proporcionan nuevas evidencias </text:span></text:span></text:p>
            <text:p text:style-name="P407"><text:span text:style-name="Strong_20_Emphasis"><text:span text:style-name="T203">de que para activar el trabajo mental </text:span></text:span></text:p>
            <text:p text:style-name="P407"><text:span text:style-name="Strong_20_Emphasis"><text:span text:style-name="T203">hay que mover el cuerpo.</text:span></text:span></text:p>
            <text:p text:style-name="P407"><text:span text:style-name="Strong_20_Emphasis"><text:span text:style-name="T1204">Comprom</text:span></text:span><text:span text:style-name="Strong_20_Emphasis"><text:span text:style-name="T204">eter</text:span></text:span></text:p>
            <text:p text:style-name="P407"><text:span text:style-name="Strong_20_Emphasis"><text:span text:style-name="T204">prueba</text:span></text:span></text:p>
            <text:p text:style-name="P407"><text:span text:style-name="Strong_20_Emphasis"><text:span text:style-name="T204">se cumplirá lo que se ha prometido.</text:span></text:span></text:p>
            <text:p text:style-name="P407"><text:span text:style-name="Strong_20_Emphasis"><text:span text:style-name="T204">entregar</text:span></text:span></text:p>
            <text:p text:style-name="P407"><text:span text:style-name="Strong_20_Emphasis"><text:span text:style-name="T1204">reg</text:span></text:span><text:span text:style-name="Strong_20_Emphasis"><text:span text:style-name="T204">ar</text:span></text:span></text:p>
            <text:p text:style-name="P407"><text:span text:style-name="Strong_20_Emphasis"><text:span text:style-name="T204">traer</text:span></text:span></text:p>
            <text:p text:style-name="P407"><text:span text:style-name="Strong_20_Emphasis"><text:span text:style-name="T204">a cambio de </text:span></text:span></text:p>
            <text:p text:style-name="P407"><text:span text:style-name="Strong_20_Emphasis"><text:span text:style-name="T1204">pré</text:span></text:span><text:span text:style-name="Strong_20_Emphasis"><text:span text:style-name="T204">s</text:span></text:span><text:span text:style-name="Strong_20_Emphasis"><text:span text:style-name="T1204">t</text:span></text:span><text:span text:style-name="Strong_20_Emphasis"><text:span text:style-name="T204">amo</text:span></text:span></text:p>
            <text:p text:style-name="P407"><text:span text:style-name="Strong_20_Emphasis"><text:span text:style-name="T204">devolución</text:span></text:span></text:p>
            <text:p text:style-name="P407"><text:span text:style-name="Strong_20_Emphasis"><text:span text:style-name="T204">devolver</text:span></text:span></text:p>
            <text:p text:style-name="P407"><text:span text:style-name="Strong_20_Emphasis"><text:span text:style-name="T204">plazo</text:span></text:span><text:span text:style-name="Strong_20_Emphasis"><text:span text:style-name="T284"> (plaza= square)</text:span></text:span></text:p>
            <text:p text:style-name="P407"><text:span text:style-name="Strong_20_Emphasis"><text:span text:style-name="T204">no se </text:span></text:span><text:span text:style-name="Strong_20_Emphasis"><text:span text:style-name="T1294">admit</text:span></text:span><text:span text:style-name="Strong_20_Emphasis"><text:span text:style-name="T369">en</text:span></text:span><text:span text:style-name="Strong_20_Emphasis"><text:span text:style-name="T204"> devoluciones</text:span></text:span><text:span text:style-name="Strong_20_Emphasis"><text:span text:style-name="T284"> (admitir)</text:span></text:span></text:p>
            <text:p text:style-name="P407"><text:span text:style-name="Strong_20_Emphasis"><text:span text:style-name="T204">sin presentar el ticket de compra</text:span></text:span></text:p>
            <text:p text:style-name="P407"><text:span text:style-name="Strong_20_Emphasis"><text:span text:style-name="T205">desempeñar</text:span></text:span></text:p>
            <text:p text:style-name="P407"><text:span text:style-name="Strong_20_Emphasis"><text:span text:style-name="T205">em</text:span></text:span><text:span text:style-name="Strong_20_Emphasis"><text:span text:style-name="T1206">pe</text:span></text:span><text:span text:style-name="Strong_20_Emphasis"><text:span text:style-name="T205">ñar</text:span></text:span></text:p>
            <text:p text:style-name="P407"><text:span text:style-name="Strong_20_Emphasis"><text:span text:style-name="T205">en la lucha por la salud humana</text:span></text:span></text:p>
            <text:p text:style-name="P407"><text:span text:style-name="Strong_20_Emphasis"><text:span text:style-name="T205">luchar</text:span></text:span></text:p>
            <text:p text:style-name="P407"><text:span text:style-name="Strong_20_Emphasis"><text:span text:style-name="T205">desempeñaba un </text:span></text:span><text:span text:style-name="Strong_20_Emphasis"><text:span text:style-name="T370">papel</text:span></text:span><text:span text:style-name="Strong_20_Emphasis"><text:span text:style-name="T205"> primordial </text:span></text:span></text:p>
            <text:p text:style-name="P407"><text:span text:style-name="Strong_20_Emphasis"><text:span text:style-name="T1206">Rec</text:span></text:span><text:span text:style-name="Strong_20_Emphasis"><text:span text:style-name="T205">uperar, mediante el </text:span></text:span><text:span text:style-name="Strong_20_Emphasis"><text:span text:style-name="T1206">pa</text:span></text:span><text:span text:style-name="Strong_20_Emphasis"><text:span text:style-name="T205">go </text:span></text:span></text:p>
            <text:p text:style-name="P407"><text:span text:style-name="Strong_20_Emphasis"><text:span text:style-name="T205">de la </text:span></text:span><text:span text:style-name="Strong_20_Emphasis"><text:span text:style-name="T370">cantidad</text:span></text:span><text:span text:style-name="Strong_20_Emphasis"><text:span text:style-name="T205"> </text:span></text:span><text:span text:style-name="Strong_20_Emphasis"><text:span text:style-name="T370">acordada</text:span></text:span><text:span text:style-name="Strong_20_Emphasis"><text:span text:style-name="T205"> en su momento, </text:span></text:span></text:p>
            <text:p text:style-name="P407"><text:span text:style-name="Strong_20_Emphasis"><text:span text:style-name="T205">una cosa que había sido em</text:span></text:span><text:span text:style-name="Strong_20_Emphasis"><text:span text:style-name="T1206">pe</text:span></text:span><text:span text:style-name="Strong_20_Emphasis"><text:span text:style-name="T205">ñada</text:span></text:span></text:p>
            <text:p text:style-name="P407"><text:span text:style-name="Strong_20_Emphasis"><text:span text:style-name="T1205">preserv</text:span></text:span><text:span text:style-name="Strong_20_Emphasis"><text:span text:style-name="T206">an mejor sus recuerdos </text:span></text:span></text:p>
            <text:p text:style-name="P407"><text:span text:style-name="Strong_20_Emphasis"><text:span text:style-name="T206">que los animales </text:span></text:span><text:span text:style-name="Strong_20_Emphasis"><text:span text:style-name="T1295">se</text:span></text:span><text:span text:style-name="Strong_20_Emphasis"><text:span text:style-name="T371">de</text:span></text:span><text:span text:style-name="Strong_20_Emphasis"><text:span text:style-name="T1295">ntar</text:span></text:span><text:span text:style-name="Strong_20_Emphasis"><text:span text:style-name="T371">ios</text:span></text:span></text:p>
            <text:p text:style-name="P407"><text:span text:style-name="Strong_20_Emphasis"><text:span text:style-name="T206">sentar</text:span></text:span></text:p>
            <text:p text:style-name="P407"><text:span text:style-name="Strong_20_Emphasis"><text:span text:style-name="T207">los investigadores </text:span></text:span><text:span text:style-name="Strong_20_Emphasis"><text:span text:style-name="T1207">rec</text:span></text:span><text:span text:style-name="Strong_20_Emphasis"><text:span text:style-name="T207">l</text:span></text:span><text:span text:style-name="Strong_20_Emphasis"><text:span text:style-name="T1207">ut</text:span></text:span><text:span text:style-name="Strong_20_Emphasis"><text:span text:style-name="T207">aron (reclutar) </text:span></text:span></text:p>
            <text:p text:style-name="P407"><text:span text:style-name="Strong_20_Emphasis"><text:span text:style-name="T207">a 40 hombres y mujeres en edad universitaria</text:span></text:span></text:p>
            <text:p text:style-name="P407"><text:span text:style-name="Strong_20_Emphasis"><text:span text:style-name="T208">empezaron 20 minutos antes </text:span></text:span></text:p>
            <text:p text:style-name="P407"><text:span text:style-name="Strong_20_Emphasis"><text:span text:style-name="T208">del inicio de las lecciones</text:span></text:span></text:p>
            <text:p text:style-name="P407"><text:span text:style-name="Strong_20_Emphasis"><text:span text:style-name="T208">Ambos grupos aprendieron vocabulario nuevo</text:span></text:span></text:p>
            <text:p text:style-name="P407"><text:span text:style-name="Strong_20_Emphasis"><text:span text:style-name="T208">viendo palabras </text:span></text:span></text:p>
            <text:p text:style-name="P407"><text:span text:style-name="Strong_20_Emphasis"><text:span text:style-name="T208">proyectadas en grandes pantallas</text:span></text:span></text:p>
            <text:p text:style-name="P407"><text:span text:style-name="Strong_20_Emphasis"><text:span text:style-name="T209">Les mostraron 40 palabras por sesión</text:span></text:span></text:p>
            <text:p text:style-name="P407"><text:span text:style-name="Strong_20_Emphasis"><text:span text:style-name="T209">Más tarde, </text:span></text:span></text:p>
            <text:p text:style-name="P407"><text:span text:style-name="Strong_20_Emphasis"><text:span text:style-name="T209">los estudiantes descansaron </text:span></text:span><text:span text:style-name="Strong_20_Emphasis"><text:span text:style-name="T1208">brev</text:span></text:span><text:span text:style-name="Strong_20_Emphasis"><text:span text:style-name="T209">emente </text:span></text:span></text:p>
            <text:p text:style-name="P407"><text:span text:style-name="Strong_20_Emphasis"><text:span text:style-name="T209">antes de responder a un cuestionario</text:span></text:span></text:p>
            <text:p text:style-name="P407"><text:span text:style-name="Strong_20_Emphasis"><text:span text:style-name="T209">usaron las teclas de una computadora </text:span></text:span></text:p>
            <text:p text:style-name="P407"><text:span text:style-name="Strong_20_Emphasis"><text:span text:style-name="T209">para señalar si una palabra </text:span></text:span></text:p>
            <text:p text:style-name="P407"><text:soft-page-break/><text:span text:style-name="Strong_20_Emphasis"><text:span text:style-name="T209">estaba acompañada de la imagen correcta. </text:span></text:span></text:p>
            <text:p text:style-name="P407"><text:span text:style-name="Strong_20_Emphasis"><text:span text:style-name="T209">La mayoría de los lingüistas </text:span></text:span></text:p>
            <text:p text:style-name="P407"><text:span text:style-name="Strong_20_Emphasis"><text:span text:style-name="T209">creen que entender oraciones </text:span></text:span></text:p>
            <text:p text:style-name="P407"><text:span text:style-name="Strong_20_Emphasis"><text:span text:style-name="T1266">dem</text:span></text:span><text:span text:style-name="Strong_20_Emphasis"><text:span text:style-name="T386">ue</text:span></text:span><text:span text:style-name="Strong_20_Emphasis"><text:span text:style-name="T1266">stra</text:span></text:span><text:span text:style-name="Strong_20_Emphasis"><text:span text:style-name="T209"> un mayor </text:span></text:span><text:span text:style-name="Strong_20_Emphasis"><text:span text:style-name="T317">dominio</text:span></text:span><text:span text:style-name="Strong_20_Emphasis"><text:span text:style-name="T209"> de una lengua</text:span></text:span></text:p>
            <text:p text:style-name="P407"><text:span text:style-name="Strong_20_Emphasis"><text:span text:style-name="T209">que solo aprender vocabulario.</text:span></text:span></text:p>
            <text:p text:style-name="P407"><text:span text:style-name="Strong_20_Emphasis"><text:span text:style-name="T210">Los alumnos </text:span></text:span><text:span text:style-name="Strong_20_Emphasis"><text:span text:style-name="T1209">complet</text:span></text:span><text:span text:style-name="Strong_20_Emphasis"><text:span text:style-name="T210">aron ocho sesiones </text:span></text:span></text:p>
            <text:p text:style-name="P407"><text:span text:style-name="Strong_20_Emphasis"><text:span text:style-name="T372">a lo largo</text:span></text:span><text:span text:style-name="Strong_20_Emphasis"><text:span text:style-name="T210"> de dos meses</text:span></text:span></text:p>
            <text:p text:style-name="P407"><text:span text:style-name="Strong_20_Emphasis"><text:span text:style-name="T209">Al final de cada lección, </text:span></text:span></text:p>
            <text:p text:style-name="P407"><text:span text:style-name="Strong_20_Emphasis"><text:span text:style-name="T209">los que se habían </text:span></text:span><text:span text:style-name="Strong_20_Emphasis"><text:span text:style-name="T317">subido</text:span></text:span><text:span text:style-name="Strong_20_Emphasis"><text:span text:style-name="T209"> a las bicicletas </text:span></text:span></text:p>
            <text:p text:style-name="P407"><text:span text:style-name="Strong_20_Emphasis"><text:span text:style-name="T209">se </text:span></text:span><text:span text:style-name="Strong_20_Emphasis"><text:span text:style-name="T317">desempeñaron</text:span></text:span><text:span text:style-name="Strong_20_Emphasis"><text:span text:style-name="T209"> mejor en las pruebas </text:span></text:span></text:p>
            <text:p text:style-name="P407"><text:span text:style-name="Strong_20_Emphasis"><text:span text:style-name="T317">que quienes</text:span></text:span><text:span text:style-name="Strong_20_Emphasis"><text:span text:style-name="T209"> estuvieron sentados.</text:span></text:span></text:p>
            <text:p text:style-name="P407"><text:span text:style-name="Strong_20_Emphasis"><text:span text:style-name="T211">Quizá lo más interesante es que </text:span></text:span></text:p>
            <text:p text:style-name="P407"><text:span text:style-name="Strong_20_Emphasis"><text:span text:style-name="T211">la </text:span></text:span><text:span text:style-name="Strong_20_Emphasis"><text:span text:style-name="T318">mejora</text:span></text:span><text:span text:style-name="Strong_20_Emphasis"><text:span text:style-name="T211"> en el vocabulario y la comprensión </text:span></text:span></text:p>
            <text:p text:style-name="P407"><text:span text:style-name="Strong_20_Emphasis"><text:span text:style-name="T318">duró más</text:span></text:span><text:span text:style-name="Strong_20_Emphasis"><text:span text:style-name="T211"> en los ciclistas.</text:span></text:span></text:p>
            <text:p text:style-name="P407"><text:span text:style-name="Strong_20_Emphasis"><text:span text:style-name="T212">Los resultados sugieren </text:span></text:span></text:p>
            <text:p text:style-name="P407"><text:span text:style-name="Strong_20_Emphasis"><text:span text:style-name="T212">que el aprendizaje </text:span></text:span><text:span text:style-name="Strong_20_Emphasis"><text:span text:style-name="T319">mejora</text:span></text:span><text:span text:style-name="Strong_20_Emphasis"><text:span text:style-name="T212"> </text:span></text:span></text:p>
            <text:p text:style-name="P407"><text:span text:style-name="Strong_20_Emphasis"><text:span text:style-name="T212">cuando se combina con la actividad física</text:span></text:span></text:p>
            <text:p text:style-name="P407"><text:span text:style-name="Strong_20_Emphasis"><text:span text:style-name="T212">Estas mejoras van más allá </text:span></text:span></text:p>
            <text:p text:style-name="P407"><text:span text:style-name="Strong_20_Emphasis"><text:span text:style-name="T212">de simplemente ayudar a la memorización</text:span></text:span></text:p>
            <text:p text:style-name="P407"><text:span text:style-name="Strong_20_Emphasis"><text:span text:style-name="T212">El </text:span></text:span><text:span text:style-name="Strong_20_Emphasis"><text:span text:style-name="T1210">e</text:span></text:span><text:span text:style-name="Strong_20_Emphasis"><text:span text:style-name="T212">j</text:span></text:span><text:span text:style-name="Strong_20_Emphasis"><text:span text:style-name="T1210">erci</text:span></text:span><text:span text:style-name="Strong_20_Emphasis"><text:span text:style-name="T212">cio también mejoró </text:span></text:span></text:p>
            <text:p text:style-name="P407"><text:span text:style-name="Strong_20_Emphasis"><text:span text:style-name="T212">la h</text:span></text:span><text:span text:style-name="Strong_20_Emphasis"><text:span text:style-name="T1210">abili</text:span></text:span><text:span text:style-name="Strong_20_Emphasis"><text:span text:style-name="T212">dad que tuvieron los estudiantes </text:span></text:span></text:p>
            <text:p text:style-name="P407"><text:span text:style-name="Strong_20_Emphasis"><text:span text:style-name="T212">para usar las nuevas palabras.</text:span></text:span></text:p>
            <text:p text:style-name="P407"><text:span text:style-name="Strong_20_Emphasis"><text:span text:style-name="T213">Tampoco se profundiza en lo </text:span></text:span><text:span text:style-name="Strong_20_Emphasis"><text:span text:style-name="T320">que </text:span></text:span></text:p>
            <text:p text:style-name="P407"><text:span text:style-name="Strong_20_Emphasis"><text:span text:style-name="T213">ocurre dentro del cerebro y </text:span></text:span><text:span text:style-name="Strong_20_Emphasis"><text:span text:style-name="T320">que </text:span></text:span></text:p>
            <text:p text:style-name="P407"><text:span text:style-name="Strong_20_Emphasis"><text:span text:style-name="T213">podría contribuir a los beneficios del ejercicio. </text:span></text:span></text:p>
            <text:p text:style-name="P407"><text:span text:style-name="Strong_20_Emphasis"><text:span text:style-name="T213">muchos estudios previos han mostrado </text:span></text:span></text:p>
            <text:p text:style-name="P407"><text:span text:style-name="Strong_20_Emphasis"><text:span text:style-name="T213">que el ejercicio detona la liberación </text:span></text:span></text:p>
            <text:p text:style-name="P407"><text:span text:style-name="Strong_20_Emphasis"><text:span text:style-name="T213">de varios neuroquímicos en el cerebro </text:span></text:span></text:p>
            <text:p text:style-name="P407"><text:span text:style-name="Strong_20_Emphasis"><text:span text:style-name="T213">que aumentan el número de células cerebrales y </text:span></text:span></text:p>
            <text:p text:style-name="P407"><text:span text:style-name="Strong_20_Emphasis"><text:span text:style-name="T213">las conexiones entre las neuronas</text:span></text:span></text:p>
            <text:p text:style-name="P407"><text:span text:style-name="Strong_20_Emphasis"><text:span text:style-name="T214">lo detuvieron </text:span></text:span><text:span text:style-name="Strong_20_Emphasis"><text:span text:style-name="T322">apenas</text:span></text:span><text:span text:style-name="Strong_20_Emphasis"><text:span text:style-name="T214"> </text:span></text:span><text:span text:style-name="Strong_20_Emphasis"><text:span text:style-name="T322">abandonaba</text:span></text:span><text:span text:style-name="Strong_20_Emphasis"><text:span text:style-name="T214"> el banco </text:span></text:span></text:p>
            <text:p text:style-name="P407"><text:span text:style-name="Strong_20_Emphasis"><text:span text:style-name="T214">con el </text:span></text:span><text:span text:style-name="Strong_20_Emphasis"><text:span text:style-name="T1212">b</text:span></text:span><text:span text:style-name="Strong_20_Emphasis"><text:span text:style-name="T214">o</text:span></text:span><text:span text:style-name="Strong_20_Emphasis"><text:span text:style-name="T1212">t</text:span></text:span><text:span text:style-name="Strong_20_Emphasis"><text:span text:style-name="T214">ín</text:span></text:span><text:span text:style-name="Strong_20_Emphasis"><text:span text:style-name="T285">. </text:span></text:span><text:span text:style-name="Strong_20_Emphasis"><text:span text:style-name="T373">(a. dejar</text:span></text:span><text:span text:style-name="Strong_20_Emphasis"><text:span text:style-name="T374">/</text:span></text:span><text:span text:style-name="Strong_20_Emphasis"><text:span text:style-name="T373"> salir)</text:span></text:span><text:span text:style-name="Strong_20_Emphasis"><text:span text:style-name="T214"> </text:span></text:span></text:p>
            <text:p text:style-name="P407"><text:span text:style-name="Strong_20_Emphasis"><text:span text:style-name="T215">Alcanzar un objetivo determinado, </text:span></text:span></text:p>
            <text:p text:style-name="P407"><text:span text:style-name="Strong_20_Emphasis"><text:span text:style-name="T215">especialmente un </text:span></text:span><text:span text:style-name="Strong_20_Emphasis"><text:span text:style-name="T321">cargo</text:span></text:span><text:span text:style-name="Strong_20_Emphasis"><text:span text:style-name="T215"> o </text:span></text:span><text:span text:style-name="Strong_20_Emphasis"><text:span text:style-name="T1211">profesión</text:span></text:span><text:span text:style-name="Strong_20_Emphasis"><text:span text:style-name="T215">.</text:span></text:span></text:p>
            <text:p text:style-name="P407"><text:span text:style-name="Strong_20_Emphasis"><text:span text:style-name="T215">llegó a general del ejército</text:span></text:span></text:p>
            <text:p text:style-name="P407"><text:span text:style-name="Strong_20_Emphasis"><text:span text:style-name="T215">Hacer uso de un derecho o de un privilegio</text:span></text:span></text:p>
            <text:p text:style-name="P407"><text:span text:style-name="Strong_20_Emphasis"><text:span text:style-name="T216">el </text:span></text:span><text:span text:style-name="Strong_20_Emphasis"><text:span text:style-name="T1213">famos</text:span></text:span><text:span text:style-name="Strong_20_Emphasis"><text:span text:style-name="T216">o </text:span></text:span><text:span text:style-name="Strong_20_Emphasis"><text:span text:style-name="T323">cantante</text:span></text:span><text:span text:style-name="Strong_20_Emphasis"><text:span text:style-name="T216"> iba </text:span></text:span><text:span text:style-name="Strong_20_Emphasis"><text:span text:style-name="T295"><text:s/>(song= canto/ canción)</text:span></text:span></text:p>
            <text:p text:style-name="P407"><text:span text:style-name="Strong_20_Emphasis"><text:span text:style-name="T216">rodeado de un ejército de </text:span></text:span><text:span text:style-name="Strong_20_Emphasis"><text:span text:style-name="T1213">guard</text:span></text:span><text:span text:style-name="Strong_20_Emphasis"><text:span text:style-name="T216">aespaldas</text:span></text:span></text:p>
            <text:p text:style-name="P407"><text:span text:style-name="Strong_20_Emphasis"><text:span text:style-name="T217">espalda</text:span></text:span></text:p>
            <text:p text:style-name="P407"><text:span text:style-name="Strong_20_Emphasis"><text:span text:style-name="T1214">guard</text:span></text:span><text:span text:style-name="Strong_20_Emphasis"><text:span text:style-name="T217">ar</text:span></text:span></text:p>
            <text:p text:style-name="P407"><text:span text:style-name="Strong_20_Emphasis"><text:span text:style-name="T218">los </text:span></text:span><text:span text:style-name="Strong_20_Emphasis"><text:span text:style-name="T375">gastos</text:span></text:span><text:span text:style-name="Strong_20_Emphasis"><text:span text:style-name="T218"> llegan a tres millones de dólares</text:span></text:span></text:p>
            <text:p text:style-name="P407"><text:span text:style-name="Strong_20_Emphasis"><text:span text:style-name="T219">el tren llegó a la e</text:span></text:span><text:span text:style-name="Strong_20_Emphasis"><text:span text:style-name="T1180">sta</text:span></text:span><text:span text:style-name="Strong_20_Emphasis"><text:span text:style-name="T510">c</text:span></text:span><text:span text:style-name="Strong_20_Emphasis"><text:span text:style-name="T1180">ión</text:span></text:span><text:span text:style-name="Strong_20_Emphasis"><text:span text:style-name="T219"> con 2 horas </text:span></text:span><text:span text:style-name="Strong_20_Emphasis"><text:span text:style-name="T376">de retraso</text:span></text:span></text:p>
            <text:p text:style-name="P407"><text:span text:style-name="Strong_20_Emphasis"><text:span text:style-name="T219">cuando ll</text:span></text:span><text:span text:style-name="Strong_20_Emphasis"><text:span text:style-name="T510">egue</text:span></text:span><text:span text:style-name="Strong_20_Emphasis"><text:span text:style-name="T219">s te estaré esperando</text:span></text:span><text:span text:style-name="Strong_20_Emphasis"><text:span text:style-name="T286"> (subj. pres.)</text:span></text:span></text:p>
            <text:p text:style-name="P407"><text:span text:style-name="Strong_20_Emphasis"><text:span text:style-name="T220">planeaba </text:span></text:span><text:span text:style-name="Strong_20_Emphasis"><text:span text:style-name="T1215">comple</text:span></text:span><text:span text:style-name="Strong_20_Emphasis"><text:span text:style-name="T220">jas estrategias económicas</text:span></text:span></text:p>
            <text:p text:style-name="P407"><text:span text:style-name="Strong_20_Emphasis"><text:span text:style-name="T220">Sentir o </text:span></text:span><text:span text:style-name="Strong_20_Emphasis"><text:span text:style-name="T1215">experi</text:span></text:span><text:span text:style-name="Strong_20_Emphasis"><text:span text:style-name="T220">mentar </text:span></text:span></text:p>
            <text:p text:style-name="P407"><text:span text:style-name="Strong_20_Emphasis"><text:span text:style-name="T220">una emoción o una sensación.</text:span></text:span></text:p>
            <text:p text:style-name="P407"><text:span text:style-name="Strong_20_Emphasis"><text:span text:style-name="T220">Cobrar una cantidad de dinero por una cosa</text:span></text:span></text:p>
            <text:p text:style-name="P407"><text:span text:style-name="Strong_20_Emphasis"><text:span text:style-name="T221">nos llevamos la comida al </text:span></text:span><text:span text:style-name="Strong_20_Emphasis"><text:span text:style-name="T324">cuarto de estar</text:span></text:span><text:span text:style-name="Strong_20_Emphasis"><text:span text:style-name="T221"> y </text:span></text:span></text:p>
            <text:p text:style-name="P407"><text:span text:style-name="Strong_20_Emphasis"><text:span text:style-name="T221">cenamos mientras vemos la televisión</text:span></text:span></text:p>
            <text:p text:style-name="P407"><text:span text:style-name="Strong_20_Emphasis"><text:span text:style-name="T221">el </text:span></text:span><text:span text:style-name="Strong_20_Emphasis"><text:span text:style-name="T324">cesto</text:span></text:span><text:span text:style-name="Strong_20_Emphasis"><text:span text:style-name="T221"> de la ropa sucia</text:span></text:span></text:p>
            <text:p text:style-name="P407"><text:span text:style-name="Strong_20_Emphasis"><text:span text:style-name="T221">Alimento que consiste en carne </text:span></text:span><text:span text:style-name="Strong_20_Emphasis"><text:span text:style-name="T1216">as</text:span></text:span><text:span text:style-name="Strong_20_Emphasis"><text:span text:style-name="T221">ada o </text:span></text:span><text:span text:style-name="Strong_20_Emphasis"><text:span text:style-name="T1216">fri</text:span></text:span><text:span text:style-name="Strong_20_Emphasis"><text:span text:style-name="T221">ta</text:span></text:span></text:p>
            <text:p text:style-name="P286"><text:span text:style-name="Strong_20_Emphasis"><text:span text:style-name="T221">sobre un t</text:span></text:span><text:span text:style-name="Strong_20_Emphasis"><text:span text:style-name="T1216">rozo</text:span></text:span><text:span text:style-name="Strong_20_Emphasis"><text:span text:style-name="T221"> de pan</text:span></text:span><text:span text:style-name="Strong_20_Emphasis"><text:span text:style-name="T287"> (</text:span></text:span><text:bookmark text:name="result_box479"/><text:span text:style-name="Strong_20_Emphasis"><text:span text:style-name="T1615">m</text:span></text:span><text:span text:style-name="Strong_20_Emphasis"><text:span text:style-name="T1545">orceau</text:span></text:span><text:span text:style-name="Strong_20_Emphasis"><text:span text:style-name="T287">)</text:span></text:span></text:p>
            <text:p text:style-name="P407"><text:soft-page-break/><text:span text:style-name="Strong_20_Emphasis"><text:span text:style-name="T221">Suspender o impedir el desarrollo de un proceso</text:span></text:span></text:p>
            <text:p text:style-name="P407"><text:span text:style-name="Strong_20_Emphasis"><text:span text:style-name="T222">tener éxito</text:span></text:span></text:p>
            <text:p text:style-name="P407"><text:span text:style-name="Strong_20_Emphasis"><text:span text:style-name="T223">salir bien</text:span></text:span></text:p>
            <text:p text:style-name="P407"><text:span text:style-name="Strong_20_Emphasis"><text:span text:style-name="T222">suceder a</text:span></text:span><text:span text:style-name="Strong_20_Emphasis"><text:span text:style-name="T296"> alguien</text:span></text:span></text:p>
            <text:p text:style-name="P407"><text:span text:style-name="Strong_20_Emphasis"><text:span text:style-name="T222">sucesión</text:span></text:span></text:p>
            <text:p text:style-name="P407"><text:span text:style-name="Strong_20_Emphasis"><text:span text:style-name="T222">éxito</text:span></text:span></text:p>
            <text:p text:style-name="P407"><text:span text:style-name="Strong_20_Emphasis"><text:span text:style-name="T222">evento</text:span></text:span><text:span text:style-name="Strong_20_Emphasis"><text:span text:style-name="T288">/ a</text:span></text:span><text:span text:style-name="Strong_20_Emphasis"><text:span text:style-name="T377">conte</text:span></text:span><text:span text:style-name="Strong_20_Emphasis"><text:span text:style-name="T288">cimiento</text:span></text:span></text:p>
            <text:p text:style-name="P407"><text:span text:style-name="Strong_20_Emphasis"><text:span text:style-name="T222">incidente</text:span></text:span></text:p>
            <text:p text:style-name="P407"><text:span text:style-name="Strong_20_Emphasis"><text:span text:style-name="T222">detiene</text:span></text:span></text:p>
            <text:p text:style-name="P407"><text:span text:style-name="Strong_20_Emphasis"><text:span text:style-name="T1217">det</text:span></text:span><text:span text:style-name="Strong_20_Emphasis"><text:span text:style-name="T222">e</text:span></text:span><text:span text:style-name="Strong_20_Emphasis"><text:span text:style-name="T1217">n</text:span></text:span><text:span text:style-name="Strong_20_Emphasis"><text:span text:style-name="T222">er</text:span></text:span></text:p>
            <text:p text:style-name="P407"><text:span text:style-name="Strong_20_Emphasis"><text:span text:style-name="T1217">Imped</text:span></text:span><text:span text:style-name="Strong_20_Emphasis"><text:span text:style-name="T222">ir</text:span></text:span></text:p>
            <text:p text:style-name="P407"><text:span text:style-name="Strong_20_Emphasis"><text:span text:style-name="T222">Pararse</text:span></text:span></text:p>
            <text:p text:style-name="P407"><text:span text:style-name="Strong_20_Emphasis"><text:span text:style-name="T222">parar</text:span></text:span></text:p>
            <text:p text:style-name="P407"><text:span text:style-name="Strong_20_Emphasis"><text:span text:style-name="T222">parado</text:span></text:span></text:p>
            <text:p text:style-name="P407"><text:span text:style-name="Strong_20_Emphasis"><text:span text:style-name="T1217">ces</text:span></text:span><text:span text:style-name="Strong_20_Emphasis"><text:span text:style-name="T222">ar</text:span></text:span></text:p>
            <text:p text:style-name="P407"><text:span text:style-name="Strong_20_Emphasis"><text:span text:style-name="T222">la fuente</text:span></text:span></text:p>
            <text:p text:style-name="P407"><text:span text:style-name="Strong_20_Emphasis"><text:span text:style-name="T222">las fuerzas</text:span></text:span></text:p>
            <text:p text:style-name="P407"><text:span text:style-name="Strong_20_Emphasis"><text:span text:style-name="T1217">e</text:span></text:span><text:span text:style-name="Strong_20_Emphasis"><text:span text:style-name="T222">s</text:span></text:span><text:span text:style-name="Strong_20_Emphasis"><text:span text:style-name="T1217">f</text:span></text:span><text:span text:style-name="Strong_20_Emphasis"><text:span text:style-name="T222">ue</text:span></text:span><text:span text:style-name="Strong_20_Emphasis"><text:span text:style-name="T1217">r</text:span></text:span><text:span text:style-name="Strong_20_Emphasis"><text:span text:style-name="T222">zo</text:span></text:span></text:p>
            <text:p text:style-name="P407"><text:span text:style-name="Strong_20_Emphasis"><text:span text:style-name="T222">Ejercer</text:span></text:span></text:p>
            <text:p text:style-name="P407"><text:span text:style-name="Strong_20_Emphasis"><text:span text:style-name="T222">ejército</text:span></text:span></text:p>
            <text:p text:style-name="P407"><text:span text:style-name="Strong_20_Emphasis"><text:span text:style-name="T222">j</text:span></text:span><text:span text:style-name="Strong_20_Emphasis"><text:span text:style-name="T1217">erar</text:span></text:span><text:span text:style-name="Strong_20_Emphasis"><text:span text:style-name="T222">qu</text:span></text:span><text:span text:style-name="Strong_20_Emphasis"><text:span text:style-name="T1217">i</text:span></text:span><text:span text:style-name="Strong_20_Emphasis"><text:span text:style-name="T222">zada</text:span></text:span></text:p>
            <text:p text:style-name="P407"><text:span text:style-name="Strong_20_Emphasis"><text:span text:style-name="T222">suceso</text:span></text:span></text:p>
            <text:p text:style-name="P407"><text:span text:style-name="Strong_20_Emphasis"><text:span text:style-name="T222">consentir</text:span></text:span></text:p>
            <text:p text:style-name="P407"><text:span text:style-name="Strong_20_Emphasis"><text:span text:style-name="T222">cumple</text:span></text:span></text:p>
            <text:p text:style-name="P407"><text:span text:style-name="Strong_20_Emphasis"><text:span text:style-name="T222">llegar</text:span></text:span></text:p>
            <text:p text:style-name="P407"><text:span text:style-name="Strong_20_Emphasis"><text:span text:style-name="T222">llevar</text:span></text:span></text:p>
            <text:p text:style-name="P407"><text:span text:style-name="Strong_20_Emphasis"><text:span text:style-name="T222">Pasar</text:span></text:span></text:p>
            <text:p text:style-name="P407"><text:span text:style-name="Strong_20_Emphasis"><text:span text:style-name="T222">Durar</text:span></text:span></text:p>
            <text:p text:style-name="P407"><text:span text:style-name="Strong_20_Emphasis"><text:span text:style-name="T222">impresión</text:span></text:span></text:p>
            <text:p text:style-name="P407"><text:span text:style-name="Strong_20_Emphasis"><text:span text:style-name="T222">impresionar</text:span></text:span><text:span text:style-name="Strong_20_Emphasis"><text:span text:style-name="T297"> (imprimir= print out)</text:span></text:span></text:p>
            <text:p text:style-name="P407"><text:span text:style-name="Strong_20_Emphasis"><text:span text:style-name="T222">viejo y joven</text:span></text:span></text:p>
            <text:p text:style-name="P407"><text:span text:style-name="Strong_20_Emphasis"><text:span text:style-name="T222">próximo</text:span></text:span></text:p>
            <text:p text:style-name="P407"><text:span text:style-name="Strong_20_Emphasis"><text:span text:style-name="T222">cercano</text:span></text:span></text:p>
            <text:p text:style-name="P407"><text:span text:style-name="Strong_20_Emphasis"><text:span text:style-name="T222">cerca</text:span></text:span></text:p>
            <text:p text:style-name="P407"><text:span text:style-name="Strong_20_Emphasis"><text:span text:style-name="T222">lejos</text:span></text:span></text:p>
            <text:p text:style-name="P407"><text:span text:style-name="Strong_20_Emphasis"><text:span text:style-name="T222">muy lejos</text:span></text:span></text:p>
            <text:p text:style-name="P407"><text:span text:style-name="Strong_20_Emphasis"><text:span text:style-name="T222">corto</text:span></text:span></text:p>
            <text:p text:style-name="P407"><text:span text:style-name="Strong_20_Emphasis"><text:span text:style-name="T222">largo</text:span></text:span></text:p>
            <text:p text:style-name="P407"><text:span text:style-name="Strong_20_Emphasis"><text:span text:style-name="T378">alo</text:span></text:span><text:span text:style-name="Strong_20_Emphasis"><text:span text:style-name="T222">jamiento</text:span></text:span></text:p>
            <text:p text:style-name="P407"><text:span text:style-name="Strong_20_Emphasis"><text:span text:style-name="T222">des</text:span></text:span><text:span text:style-name="Strong_20_Emphasis"><text:span text:style-name="T378">alo</text:span></text:span><text:span text:style-name="Strong_20_Emphasis"><text:span text:style-name="T222">jamiento</text:span></text:span></text:p>
            <text:p text:style-name="P407"><text:span text:style-name="Strong_20_Emphasis"><text:span text:style-name="T222">Conducir</text:span></text:span></text:p>
            <text:p text:style-name="P407"><text:span text:style-name="Strong_20_Emphasis"><text:span text:style-name="T222">guiar</text:span></text:span></text:p>
            <text:p text:style-name="P407"><text:span text:style-name="Strong_20_Emphasis"><text:span text:style-name="T222">Manejar</text:span></text:span></text:p>
            <text:p text:style-name="P407"><text:span text:style-name="Strong_20_Emphasis"><text:span text:style-name="T222">gobernar </text:span></text:span></text:p>
            <text:p text:style-name="P407"><text:span text:style-name="Strong_20_Emphasis"><text:span text:style-name="T222">anteojos</text:span></text:span></text:p>
            <text:p text:style-name="P407"><text:span text:style-name="Strong_20_Emphasis"><text:span text:style-name="T222">gafas</text:span></text:span></text:p>
            <text:p text:style-name="P407"><text:span text:style-name="Strong_20_Emphasis"><text:span text:style-name="T222">tapiz</text:span></text:span></text:p>
            <text:p text:style-name="P407"><text:span text:style-name="Strong_20_Emphasis"><text:span text:style-name="T222">tapete</text:span></text:span></text:p>
            <text:p text:style-name="P407"><text:span text:style-name="Strong_20_Emphasis"><text:span text:style-name="T288">alfombra </text:span></text:span><text:span text:style-name="Strong_20_Emphasis"><text:span text:style-name="T297">(afelpado/ felpa = plush)</text:span></text:span></text:p>
            <text:p text:style-name="P407"><text:span text:style-name="Strong_20_Emphasis"><text:span text:style-name="T1218">pie</text:span></text:span><text:span text:style-name="Strong_20_Emphasis"><text:span text:style-name="T288">d</text:span></text:span><text:span text:style-name="Strong_20_Emphasis"><text:span text:style-name="T1218">r</text:span></text:span><text:span text:style-name="Strong_20_Emphasis"><text:span text:style-name="T288">a </text:span></text:span></text:p>
            <text:p text:style-name="P407"><text:span text:style-name="Strong_20_Emphasis"><text:span text:style-name="T222">pierda</text:span></text:span><text:span text:style-name="Strong_20_Emphasis"><text:span text:style-name="T297"> (perder)</text:span></text:span></text:p>
            <text:p text:style-name="P407"><text:span text:style-name="Strong_20_Emphasis"><text:span text:style-name="T222">pierde</text:span></text:span><text:span text:style-name="Strong_20_Emphasis"><text:span text:style-name="T297"> (perder)</text:span></text:span></text:p>
            <text:p text:style-name="P407"><text:soft-page-break/><text:span text:style-name="Strong_20_Emphasis"><text:span text:style-name="T1217">pie</text:span></text:span><text:span text:style-name="Strong_20_Emphasis"><text:span text:style-name="T222">rna</text:span></text:span></text:p>
            <text:p text:style-name="P407"><text:span text:style-name="Strong_20_Emphasis"><text:span text:style-name="T1217">ent</text:span></text:span><text:span text:style-name="Strong_20_Emphasis"><text:span text:style-name="T222">re</text:span></text:span><text:span text:style-name="Strong_20_Emphasis"><text:span text:style-name="T1217">t</text:span></text:span><text:span text:style-name="Strong_20_Emphasis"><text:span text:style-name="T222">e</text:span></text:span><text:span text:style-name="Strong_20_Emphasis"><text:span text:style-name="T1217">n</text:span></text:span><text:span text:style-name="Strong_20_Emphasis"><text:span text:style-name="T222">er</text:span></text:span></text:p>
            <text:p text:style-name="P407"><text:span text:style-name="Strong_20_Emphasis"><text:span text:style-name="T222">los focos</text:span></text:span></text:p>
            <text:p text:style-name="P407"><text:span text:style-name="Strong_20_Emphasis"><text:span text:style-name="T1217">Exced</text:span></text:span><text:span text:style-name="Strong_20_Emphasis"><text:span text:style-name="T222">er</text:span></text:span></text:p>
            <text:p text:style-name="P407"><text:span text:style-name="Strong_20_Emphasis"><text:span text:style-name="T222">razonamientos</text:span></text:span></text:p>
            <text:p text:style-name="P407"><text:span text:style-name="Strong_20_Emphasis"><text:span text:style-name="T222">obtener</text:span></text:span></text:p>
            <text:p text:style-name="P407"><text:span text:style-name="Strong_20_Emphasis"><text:span text:style-name="T222">conseguir</text:span></text:span></text:p>
            <text:p text:style-name="P407"><text:span text:style-name="Strong_20_Emphasis"><text:span text:style-name="T222">cobrar</text:span></text:span></text:p>
            <text:p text:style-name="P407"><text:span text:style-name="Strong_20_Emphasis"><text:span text:style-name="T222">comer</text:span></text:span></text:p>
            <text:p text:style-name="P407"><text:span text:style-name="Strong_20_Emphasis"><text:span text:style-name="T222">cenar</text:span></text:span></text:p>
            <text:p text:style-name="P407"><text:span text:style-name="Strong_20_Emphasis"><text:span text:style-name="T222">cesto</text:span></text:span></text:p>
            <text:p text:style-name="P407"><text:span text:style-name="Strong_20_Emphasis"><text:span text:style-name="T222">bombones</text:span></text:span></text:p>
            <text:p text:style-name="P407"><text:span text:style-name="Strong_20_Emphasis"><text:span text:style-name="T222">dulce</text:span></text:span></text:p>
            <text:p text:style-name="P407"><text:span text:style-name="Strong_20_Emphasis"><text:span text:style-name="T1217">ca</text:span></text:span><text:span text:style-name="Strong_20_Emphasis"><text:span text:style-name="T222">ramelo</text:span></text:span></text:p>
            <text:p text:style-name="P407"><text:span text:style-name="Strong_20_Emphasis"><text:span text:style-name="T222">bombón</text:span></text:span></text:p>
            <text:p text:style-name="P407"><text:span text:style-name="Strong_20_Emphasis"><text:span text:style-name="T222">hurtar</text:span></text:span></text:p>
            <text:p text:style-name="P407"><text:span text:style-name="Strong_20_Emphasis"><text:span text:style-name="T222">robar</text:span></text:span></text:p>
            <text:p text:style-name="P407"><text:span text:style-name="Strong_20_Emphasis"><text:span text:style-name="T222">papas fritas</text:span></text:span></text:p>
            <text:p text:style-name="P407"><text:span text:style-name="Strong_20_Emphasis"><text:span text:style-name="T222">patatas fritas</text:span></text:span></text:p>
            <text:p text:style-name="P407"><text:span text:style-name="Strong_20_Emphasis"><text:span text:style-name="T222">sostener</text:span></text:span></text:p>
            <text:p text:style-name="P407"><text:span text:style-name="Strong_20_Emphasis"><text:span text:style-name="T222">guardaespaldas</text:span></text:span></text:p>
            <text:p text:style-name="P407"><text:span text:style-name="Strong_20_Emphasis"><text:span text:style-name="T222">espalda</text:span></text:span></text:p>
            <text:p text:style-name="P407"><text:span text:style-name="Strong_20_Emphasis"><text:span text:style-name="T222">guardar</text:span></text:span></text:p>
            <text:p text:style-name="P407"><text:span text:style-name="Strong_20_Emphasis"><text:span text:style-name="T222">pantalla</text:span></text:span></text:p>
            <text:p text:style-name="P407"><text:span text:style-name="Strong_20_Emphasis"><text:span text:style-name="T224">a</text:span></text:span><text:span text:style-name="Strong_20_Emphasis"><text:span text:style-name="T1219">g</text:span></text:span><text:span text:style-name="Strong_20_Emphasis"><text:span text:style-name="T224">ar</text:span></text:span><text:span text:style-name="Strong_20_Emphasis"><text:span text:style-name="T1219">ra</text:span></text:span><text:span text:style-name="Strong_20_Emphasis"><text:span text:style-name="T224">r</text:span></text:span></text:p>
            <text:p text:style-name="P407"><text:span text:style-name="Strong_20_Emphasis"><text:span text:style-name="T224">someter</text:span></text:span></text:p>
            <text:p text:style-name="P407"><text:span text:style-name="Strong_20_Emphasis"><text:span text:style-name="T224">sometido</text:span></text:span></text:p>
            <text:p text:style-name="P407"><text:span text:style-name="Strong_20_Emphasis"><text:span text:style-name="T1219">exp</text:span></text:span><text:span text:style-name="Strong_20_Emphasis"><text:span text:style-name="T224">ue</text:span></text:span><text:span text:style-name="Strong_20_Emphasis"><text:span text:style-name="T1219">s</text:span></text:span><text:span text:style-name="Strong_20_Emphasis"><text:span text:style-name="T224">to</text:span></text:span></text:p>
            <text:p text:style-name="P407"><text:span text:style-name="Strong_20_Emphasis"><text:span text:style-name="T224">impedir</text:span></text:span></text:p>
            <text:p text:style-name="P407"><text:span text:style-name="Strong_20_Emphasis"><text:span text:style-name="T224">impidiendo</text:span></text:span></text:p>
            <text:p text:style-name="P286"><text:span text:style-name="Strong_20_Emphasis"><text:span text:style-name="T224">ejerza presión</text:span></text:span><text:span text:style-name="Strong_20_Emphasis"><text:span text:style-name="T298"> (</text:span></text:span><text:bookmark text:name="result_box491"/><text:span text:style-name="Strong_20_Emphasis"><text:span text:style-name="T298">precisión= precision)</text:span></text:span></text:p>
            <text:p text:style-name="P407"><text:span text:style-name="Strong_20_Emphasis"><text:span text:style-name="T224">todos estamos </text:span></text:span><text:span text:style-name="Strong_20_Emphasis"><text:span text:style-name="T1219">sujet</text:span></text:span><text:span text:style-name="Strong_20_Emphasis"><text:span text:style-name="T224">os a la ley</text:span></text:span></text:p>
            <text:p text:style-name="P407"><text:span text:style-name="Strong_20_Emphasis"><text:span text:style-name="T224">atar</text:span></text:span></text:p>
            <text:p text:style-name="P407"><text:span text:style-name="Strong_20_Emphasis"><text:span text:style-name="T224">por favor, sujétame los libros </text:span></text:span></text:p>
            <text:p text:style-name="P407"><text:span text:style-name="Strong_20_Emphasis"><text:span text:style-name="T224">mientras me ato los </text:span></text:span><text:span text:style-name="Strong_20_Emphasis"><text:span text:style-name="T325">cordones</text:span></text:span></text:p>
            <text:p text:style-name="P407"><text:span text:style-name="Strong_20_Emphasis"><text:span text:style-name="T224">Obligar al toro a mantener la vista fija </text:span></text:span></text:p>
            <text:p text:style-name="P407"><text:span text:style-name="Strong_20_Emphasis"><text:span text:style-name="T224">en el engaño.</text:span></text:span></text:p>
            <text:p text:style-name="P407"><text:span text:style-name="Strong_20_Emphasis"><text:span text:style-name="T224">Obligar a alguien o algo a seguir una </text:span></text:span><text:span text:style-name="Strong_20_Emphasis"><text:span text:style-name="T325">conducta</text:span></text:span><text:span text:style-name="Strong_20_Emphasis"><text:span text:style-name="T224"> </text:span></text:span></text:p>
            <text:p text:style-name="P407"><text:span text:style-name="Strong_20_Emphasis"><text:span text:style-name="T224">o un </text:span></text:span><text:span text:style-name="Strong_20_Emphasis"><text:span text:style-name="T325">conjunto de normas</text:span></text:span><text:span text:style-name="Strong_20_Emphasis"><text:span text:style-name="T224"> determinados.</text:span></text:span></text:p>
            <text:p text:style-name="P407"><text:span text:style-name="Strong_20_Emphasis"><text:span text:style-name="T225">La policía mata al sospechoso</text:span></text:span></text:p>
            <text:p text:style-name="P407"><text:span text:style-name="Strong_20_Emphasis"><text:span text:style-name="T225">de haber atropellado a cientos de personas</text:span></text:span></text:p>
            <text:p text:style-name="P407"><text:span text:style-name="Strong_20_Emphasis"><text:span text:style-name="T225">matar</text:span></text:span></text:p>
            <text:p text:style-name="P407"><text:span text:style-name="Strong_20_Emphasis"><text:span text:style-name="T225">un</text:span></text:span><text:span text:style-name="Strong_20_Emphasis"><text:span text:style-name="T226">a</text:span></text:span><text:span text:style-name="Strong_20_Emphasis"><text:span text:style-name="T225"> </text:span></text:span><text:span text:style-name="Strong_20_Emphasis"><text:span text:style-name="T326">mata</text:span></text:span></text:p>
            <text:p text:style-name="P407"><text:span text:style-name="Strong_20_Emphasis"><text:span text:style-name="T227">es una planta que en zonas tropicales </text:span></text:span></text:p>
            <text:p text:style-name="P407"><text:span text:style-name="Strong_20_Emphasis"><text:span text:style-name="T227">puede alcanzar gran tamaño</text:span></text:span></text:p>
            <text:p text:style-name="P407"><text:span text:style-name="Strong_20_Emphasis"><text:span text:style-name="T383">leñoso</text:span></text:span><text:span text:style-name="Strong_20_Emphasis"><text:span text:style-name="T306">:</text:span></text:span><text:span text:style-name="Strong_20_Emphasis"><text:span text:style-name="T227"> Que tiene la </text:span></text:span><text:span text:style-name="Strong_20_Emphasis"><text:span text:style-name="T327">dureza</text:span></text:span><text:span text:style-name="Strong_20_Emphasis"><text:span text:style-name="T227">, consistencia u </text:span></text:span></text:p>
            <text:p text:style-name="P407"><text:span text:style-name="Strong_20_Emphasis"><text:span text:style-name="T227">otra característica propia de la madera.</text:span></text:span></text:p>
            <text:p text:style-name="P407"><text:span text:style-name="Strong_20_Emphasis"><text:span text:style-name="T227">al </text:span></text:span><text:span text:style-name="Strong_20_Emphasis"><text:span text:style-name="T327">precio</text:span></text:span><text:span text:style-name="Strong_20_Emphasis"><text:span text:style-name="T227"> final has de añadirle los impuestos. </text:span></text:span></text:p>
            <text:p text:style-name="P407"><text:span text:style-name="Strong_20_Emphasis"><text:span text:style-name="T227">Se despidió de todos y antes de salir añadió </text:span></text:span></text:p>
            <text:p text:style-name="P407"><text:span text:style-name="Strong_20_Emphasis"><text:span text:style-name="T227">que estaba muy contento de habernos visto.</text:span></text:span></text:p>
            <text:p text:style-name="P407"><text:span text:style-name="Strong_20_Emphasis"><text:span text:style-name="T1220">atro</text:span></text:span><text:span text:style-name="Strong_20_Emphasis"><text:span text:style-name="T228">pe</text:span></text:span><text:span text:style-name="Strong_20_Emphasis"><text:span text:style-name="T1220">ll</text:span></text:span><text:span text:style-name="Strong_20_Emphasis"><text:span text:style-name="T228">ar</text:span></text:span><text:span text:style-name="Strong_20_Emphasis"><text:span text:style-name="T299"> (tropezar= trip over)</text:span></text:span></text:p>
            <text:p text:style-name="P407"><text:span text:style-name="Strong_20_Emphasis"><text:span text:style-name="T1221">ro</text:span></text:span><text:span text:style-name="Strong_20_Emphasis"><text:span text:style-name="T229">pellar</text:span></text:span></text:p>
            <text:p text:style-name="P407"><text:soft-page-break/><text:span text:style-name="Strong_20_Emphasis"><text:span text:style-name="T1221">pel</text:span></text:span><text:span text:style-name="Strong_20_Emphasis"><text:span text:style-name="T229">ar</text:span></text:span></text:p>
            <text:p text:style-name="P407"><text:span text:style-name="Strong_20_Emphasis"><text:span text:style-name="T228">em</text:span></text:span><text:span text:style-name="Strong_20_Emphasis"><text:span text:style-name="T1220">pu</text:span></text:span><text:span text:style-name="Strong_20_Emphasis"><text:span text:style-name="T228">jar</text:span></text:span></text:p>
            <text:p text:style-name="P407"><text:span text:style-name="Strong_20_Emphasis"><text:span text:style-name="T228">de</text:span></text:span><text:span text:style-name="Strong_20_Emphasis"><text:span text:style-name="T328">rribar</text:span></text:span></text:p>
            <text:p text:style-name="P407"><text:span text:style-name="Strong_20_Emphasis"><text:span text:style-name="T229">a</text:span></text:span><text:span text:style-name="Strong_20_Emphasis"><text:span text:style-name="T329">rriba</text:span></text:span></text:p>
            <text:p text:style-name="P407"><text:span text:style-name="Strong_20_Emphasis"><text:span text:style-name="T228">Empujar o derribar a alguien, especialmente</text:span></text:span></text:p>
            <text:p text:style-name="P407"><text:span text:style-name="Strong_20_Emphasis"><text:span text:style-name="T228">para ab</text:span></text:span><text:span text:style-name="Strong_20_Emphasis"><text:span text:style-name="T1220">rir</text:span></text:span><text:span text:style-name="Strong_20_Emphasis"><text:span text:style-name="T228">se </text:span></text:span><text:span text:style-name="Strong_20_Emphasis"><text:span text:style-name="T1220">pas</text:span></text:span><text:span text:style-name="Strong_20_Emphasis"><text:span text:style-name="T228">o.</text:span></text:span></text:p>
            <text:p text:style-name="P407"><text:span text:style-name="Strong_20_Emphasis"><text:span text:style-name="T228">El conductor de la furgoneta que atropelló </text:span></text:span></text:p>
            <text:p text:style-name="P407"><text:span text:style-name="Strong_20_Emphasis"><text:span text:style-name="T228">a personas ha sido </text:span></text:span><text:span text:style-name="Strong_20_Emphasis"><text:span text:style-name="T328">abatido</text:span></text:span><text:span text:style-name="Strong_20_Emphasis"><text:span text:style-name="T228"> por la policía </text:span></text:span></text:p>
            <text:p text:style-name="P407"><text:span text:style-name="Strong_20_Emphasis"><text:span text:style-name="T230">La presidencia </text:span></text:span><text:span text:style-name="Strong_20_Emphasis"><text:span text:style-name="T1222">fal</text:span></text:span><text:span text:style-name="Strong_20_Emphasis"><text:span text:style-name="T230">li</text:span></text:span><text:span text:style-name="Strong_20_Emphasis"><text:span text:style-name="T1222">d</text:span></text:span><text:span text:style-name="Strong_20_Emphasis"><text:span text:style-name="T230">a</text:span></text:span></text:p>
            <text:p text:style-name="P407"><text:span text:style-name="Strong_20_Emphasis"><text:span text:style-name="T230">se deshizo de la </text:span></text:span><text:span text:style-name="Strong_20_Emphasis"><text:span text:style-name="T1222">pretens</text:span></text:span><text:span text:style-name="Strong_20_Emphasis"><text:span text:style-name="T230">ión y el camuflaje</text:span></text:span></text:p>
            <text:p text:style-name="P407"><text:span text:style-name="Strong_20_Emphasis"><text:span text:style-name="T230">dividir en vez de unirlos</text:span></text:span></text:p>
            <text:p text:style-name="P407"><text:span text:style-name="Strong_20_Emphasis"><text:span text:style-name="T230">deshacer</text:span></text:span></text:p>
            <text:p text:style-name="P407"><text:span text:style-name="Strong_20_Emphasis"><text:span text:style-name="T230">No quiso recurrir a los mejores espíritus de Estados Unidos, sino a sus demonios.</text:span></text:span></text:p>
            <text:p text:style-name="P407"><text:span text:style-name="Strong_20_Emphasis"><text:span text:style-name="T230">pudo haber </text:span></text:span><text:span text:style-name="Strong_20_Emphasis"><text:span text:style-name="T331">provenido</text:span></text:span><text:span text:style-name="Strong_20_Emphasis"><text:span text:style-name="T230"> de</text:span></text:span></text:p>
            <text:p text:style-name="P407"><text:span text:style-name="Strong_20_Emphasis"><text:span text:style-name="T331">campo de pruebas</text:span></text:span></text:p>
            <text:p text:style-name="P407"><text:span text:style-name="Strong_20_Emphasis"><text:span text:style-name="T230">Tener </text:span></text:span><text:span text:style-name="Strong_20_Emphasis"><text:span text:style-name="T1222">orig</text:span></text:span><text:span text:style-name="Strong_20_Emphasis"><text:span text:style-name="T230">e</text:span></text:span><text:span text:style-name="Strong_20_Emphasis"><text:span text:style-name="T1222">n</text:span></text:span></text:p>
            <text:p text:style-name="P407"><text:span text:style-name="Strong_20_Emphasis"><text:span text:style-name="T230">solamente el 6 % del producto interior bruto proviene del turismo</text:span></text:span></text:p>
            <text:p text:style-name="P407"><text:span text:style-name="Strong_20_Emphasis"><text:span text:style-name="T231">el proyecto ha </text:span></text:span><text:span text:style-name="Strong_20_Emphasis"><text:span text:style-name="T1272">f</text:span></text:span><text:span text:style-name="Strong_20_Emphasis"><text:span text:style-name="T330">r</text:span></text:span><text:span text:style-name="Strong_20_Emphasis"><text:span text:style-name="T1272">a</text:span></text:span><text:span text:style-name="Strong_20_Emphasis"><text:span text:style-name="T330">casado</text:span></text:span><text:span text:style-name="Strong_20_Emphasis"><text:span text:style-name="T332"> </text:span></text:span><text:span text:style-name="Strong_20_Emphasis"><text:span text:style-name="T385">(fracasar)</text:span></text:span></text:p>
            <text:p text:style-name="P407"><text:span text:style-name="Strong_20_Emphasis"><text:span text:style-name="T1223">Extra</text:span></text:span><text:span text:style-name="Strong_20_Emphasis"><text:span text:style-name="T231">er un </text:span></text:span><text:span text:style-name="Strong_20_Emphasis"><text:span text:style-name="T1223">ju</text:span></text:span><text:span text:style-name="Strong_20_Emphasis"><text:span text:style-name="T231">icio a partir de hechos</text:span></text:span></text:p>
            <text:p text:style-name="P407"><text:span text:style-name="Strong_20_Emphasis"><text:span text:style-name="T231">em</text:span></text:span><text:span text:style-name="Strong_20_Emphasis"><text:span text:style-name="T330">peor</text:span></text:span><text:span text:style-name="Strong_20_Emphasis"><text:span text:style-name="T231">ar</text:span></text:span></text:p>
            <text:p text:style-name="P407"><text:span text:style-name="Strong_20_Emphasis"><text:span text:style-name="T231">Volverse </text:span></text:span><text:span text:style-name="Strong_20_Emphasis"><text:span text:style-name="T330">peor</text:span></text:span><text:span text:style-name="Strong_20_Emphasis"><text:span text:style-name="T231"> de lo que era.</text:span></text:span></text:p>
            <text:p text:style-name="P407"><text:span text:style-name="Strong_20_Emphasis"><text:span text:style-name="T1223">Experi</text:span></text:span><text:span text:style-name="Strong_20_Emphasis"><text:span text:style-name="T231">mentar un empeoramiento en la salud</text:span></text:span></text:p>
            <text:p text:style-name="P407"><text:span text:style-name="Strong_20_Emphasis"><text:span text:style-name="T231">una </text:span></text:span><text:span text:style-name="Strong_20_Emphasis"><text:span text:style-name="T1223">a</text:span></text:span><text:span text:style-name="Strong_20_Emphasis"><text:span text:style-name="T231">c</text:span></text:span><text:span text:style-name="Strong_20_Emphasis"><text:span text:style-name="T1223">titud</text:span></text:span><text:span text:style-name="Strong_20_Emphasis"><text:span text:style-name="T231"> negativa </text:span></text:span></text:p>
            <text:p text:style-name="P407"><text:span text:style-name="Strong_20_Emphasis"><text:span text:style-name="T231">no hace más que empeorar las cosas</text:span></text:span></text:p>
            <text:p text:style-name="P407"><text:span text:style-name="Strong_20_Emphasis"><text:span text:style-name="T330">sem</text:span></text:span><text:span text:style-name="Strong_20_Emphasis"><text:span text:style-name="T231">brar</text:span></text:span></text:p>
            <text:p text:style-name="P407"><text:span text:style-name="Strong_20_Emphasis"><text:span text:style-name="T231">E</text:span></text:span><text:span text:style-name="Strong_20_Emphasis"><text:span text:style-name="T1223">sp</text:span></text:span><text:span text:style-name="Strong_20_Emphasis"><text:span text:style-name="T231">a</text:span></text:span><text:span text:style-name="Strong_20_Emphasis"><text:span text:style-name="T1223">r</text:span></text:span><text:span text:style-name="Strong_20_Emphasis"><text:span text:style-name="T231">cir </text:span></text:span><text:span text:style-name="Strong_20_Emphasis"><text:span text:style-name="T330">sem</text:span></text:span><text:span text:style-name="Strong_20_Emphasis"><text:span text:style-name="T231">illas en un terreno preparado para que </text:span></text:span><text:span text:style-name="Strong_20_Emphasis"><text:span text:style-name="T1223">germin</text:span></text:span><text:span text:style-name="Strong_20_Emphasis"><text:span text:style-name="T231">en y den </text:span></text:span><text:span text:style-name="Strong_20_Emphasis"><text:span text:style-name="T1223">plant</text:span></text:span><text:span text:style-name="Strong_20_Emphasis"><text:span text:style-name="T231">as o </text:span></text:span><text:span text:style-name="Strong_20_Emphasis"><text:span text:style-name="T1223">frut</text:span></text:span><text:span text:style-name="Strong_20_Emphasis"><text:span text:style-name="T231">os.</text:span></text:span></text:p>
            <text:p text:style-name="P407"><text:span text:style-name="Strong_20_Emphasis"><text:span text:style-name="T231">e</text:span></text:span><text:span text:style-name="Strong_20_Emphasis"><text:span text:style-name="T1223">sp</text:span></text:span><text:span text:style-name="Strong_20_Emphasis"><text:span text:style-name="T231">a</text:span></text:span><text:span text:style-name="Strong_20_Emphasis"><text:span text:style-name="T1223">r</text:span></text:span><text:span text:style-name="Strong_20_Emphasis"><text:span text:style-name="T231">cir</text:span></text:span></text:p>
            <text:p text:style-name="P407"><text:span text:style-name="Strong_20_Emphasis"><text:span text:style-name="T1223">Extend</text:span></text:span><text:span text:style-name="Strong_20_Emphasis"><text:span text:style-name="T231">er una cosa </text:span></text:span></text:p>
            <text:p text:style-name="P407"><text:span text:style-name="Strong_20_Emphasis"><text:span text:style-name="T231">haciendo que ocupe más e</text:span></text:span><text:span text:style-name="Strong_20_Emphasis"><text:span text:style-name="T1223">spac</text:span></text:span><text:span text:style-name="Strong_20_Emphasis"><text:span text:style-name="T231">io</text:span></text:span></text:p>
            <text:p text:style-name="P407"><text:span text:style-name="Strong_20_Emphasis"><text:span text:style-name="T231">el periódico de la ciudad se encargó </text:span></text:span></text:p>
            <text:p text:style-name="P407"><text:span text:style-name="Strong_20_Emphasis"><text:span text:style-name="T231">de esparcir la noticia</text:span></text:span></text:p>
            <text:p text:style-name="P407"><text:span text:style-name="Strong_20_Emphasis"><text:span text:style-name="T231">en</text:span></text:span><text:span text:style-name="Strong_20_Emphasis"><text:span text:style-name="T1223">carg</text:span></text:span><text:span text:style-name="Strong_20_Emphasis"><text:span text:style-name="T231">ar</text:span></text:span></text:p>
            <text:p text:style-name="P407"><text:span text:style-name="Strong_20_Emphasis"><text:span text:style-name="T231">Tomar algo </text:span></text:span><text:span text:style-name="Strong_20_Emphasis"><text:span text:style-name="T330">bajo su cuidado</text:span></text:span><text:span text:style-name="Strong_20_Emphasis"><text:span text:style-name="T231"> </text:span></text:span></text:p>
            <text:p text:style-name="P407"><text:span text:style-name="Strong_20_Emphasis"><text:span text:style-name="T231">o responsabilidad.</text:span></text:span></text:p>
            <text:p text:style-name="P407"><text:span text:style-name="Strong_20_Emphasis"><text:span text:style-name="T231">le encargó que </text:span></text:span><text:span text:style-name="Strong_20_Emphasis"><text:span text:style-name="T1223">investiga</text:span></text:span><text:span text:style-name="Strong_20_Emphasis"><text:span text:style-name="T231">ra un poco el asunto</text:span></text:span></text:p>
            <text:p text:style-name="P407"><text:span text:style-name="Strong_20_Emphasis"><text:span text:style-name="T231">encargó unos libros hace seis semanas y </text:span></text:span></text:p>
            <text:p text:style-name="P407"><text:span text:style-name="Strong_20_Emphasis"><text:span text:style-name="T231">todavía no los ha </text:span></text:span><text:span text:style-name="Strong_20_Emphasis"><text:span text:style-name="T1259">reci</text:span></text:span><text:span text:style-name="Strong_20_Emphasis"><text:span text:style-name="T231">bido</text:span></text:span></text:p>
            <text:p text:style-name="P407"><text:span text:style-name="Strong_20_Emphasis"><text:span text:style-name="T231">fui a la </text:span></text:span><text:span text:style-name="Strong_20_Emphasis"><text:span text:style-name="T330">pastelería</text:span></text:span><text:span text:style-name="Strong_20_Emphasis"><text:span text:style-name="T231"> y </text:span></text:span></text:p>
            <text:p text:style-name="P407"><text:span text:style-name="Strong_20_Emphasis"><text:span text:style-name="T231">encargué un pastel para mañana</text:span></text:span></text:p>
            <text:p text:style-name="P407"><text:span text:style-name="Strong_20_Emphasis"><text:span text:style-name="T232">Este presidente no tiene nada de habitual: algunos de sus </text:span></text:span><text:span text:style-name="Strong_20_Emphasis"><text:span text:style-name="T333">asesores</text:span></text:span><text:span text:style-name="Strong_20_Emphasis"><text:span text:style-name="T232"> y familiares lo </text:span></text:span><text:span text:style-name="Strong_20_Emphasis"><text:span text:style-name="T333">instaron</text:span></text:span><text:span text:style-name="Strong_20_Emphasis"><text:span text:style-name="T232"> </text:span></text:span></text:p>
            <text:p text:style-name="P407"><text:span text:style-name="Strong_20_Emphasis"><text:span text:style-name="T232">a </text:span></text:span><text:span text:style-name="Strong_20_Emphasis"><text:span text:style-name="T333">aprovechar</text:span></text:span><text:span text:style-name="Strong_20_Emphasis"><text:span text:style-name="T232"> del </text:span></text:span><text:span text:style-name="Strong_20_Emphasis"><text:span text:style-name="T333">cargo</text:span></text:span><text:span text:style-name="Strong_20_Emphasis"><text:span text:style-name="T232"> presidencial para </text:span></text:span></text:p>
            <text:p text:style-name="P407"><text:span text:style-name="Strong_20_Emphasis"><text:span text:style-name="T333">sanar</text:span></text:span><text:span text:style-name="Strong_20_Emphasis"><text:span text:style-name="T232"> las heridas provocadas por la violencia y </text:span></text:span></text:p>
            <text:p text:style-name="P407"><text:span text:style-name="Strong_20_Emphasis"><text:span text:style-name="T232">a poner el </text:span></text:span><text:span text:style-name="Strong_20_Emphasis"><text:span text:style-name="T333">bienestar</text:span></text:span><text:span text:style-name="Strong_20_Emphasis"><text:span text:style-name="T232"> del país </text:span></text:span></text:p>
            <text:p text:style-name="P407"><text:span text:style-name="Strong_20_Emphasis"><text:span text:style-name="T232">por encima de sus </text:span></text:span><text:span text:style-name="Strong_20_Emphasis"><text:span text:style-name="T333">rencores</text:span></text:span><text:span text:style-name="Strong_20_Emphasis"><text:span text:style-name="T232"> personales</text:span></text:span></text:p>
            <text:p text:style-name="P407"><text:span text:style-name="Strong_20_Emphasis"><text:span text:style-name="T1273">aprovechar</text:span></text:span></text:p>
            <text:p text:style-name="P407"><text:span text:style-name="Strong_20_Emphasis"><text:span text:style-name="T545">aprobar</text:span></text:span></text:p>
            <text:p text:style-name="P407"><text:span text:style-name="Strong_20_Emphasis"><text:span text:style-name="T545">echar</text:span></text:span></text:p>
            <text:p text:style-name="P407"><text:span text:style-name="Strong_20_Emphasis"><text:span text:style-name="T1299">a</text:span></text:span><text:span text:style-name="Strong_20_Emphasis"><text:span text:style-name="T305">se</text:span></text:span><text:span text:style-name="Strong_20_Emphasis"><text:span text:style-name="T1299">sor</text:span></text:span><text:span text:style-name="Strong_20_Emphasis"><text:span text:style-name="T305">:</text:span></text:span><text:span text:style-name="Strong_20_Emphasis"><text:span text:style-name="T232"> Que asesora o da consejo o </text:span></text:span></text:p>
            <text:p text:style-name="P407"><text:soft-page-break/><text:span text:style-name="Strong_20_Emphasis"><text:span text:style-name="T232">información sobre alguna cuestión.</text:span></text:span></text:p>
            <text:p text:style-name="P407"><text:span text:style-name="Strong_20_Emphasis"><text:span text:style-name="T382">instar</text:span></text:span><text:span text:style-name="Strong_20_Emphasis"><text:span text:style-name="T305">:</text:span></text:span><text:span text:style-name="Strong_20_Emphasis"><text:span text:style-name="T232"> Pedir con insistencia que se haga algo o </text:span></text:span></text:p>
            <text:p text:style-name="P407"><text:span text:style-name="Strong_20_Emphasis"><text:span text:style-name="T1224">urg</text:span></text:span><text:span text:style-name="Strong_20_Emphasis"><text:span text:style-name="T232">ir la </text:span></text:span><text:span text:style-name="Strong_20_Emphasis"><text:span text:style-name="T1224">pro</text:span></text:span><text:span text:style-name="Strong_20_Emphasis"><text:span text:style-name="T232">n</text:span></text:span><text:span text:style-name="Strong_20_Emphasis"><text:span text:style-name="T1224">t</text:span></text:span><text:span text:style-name="Strong_20_Emphasis"><text:span text:style-name="T232">a </text:span></text:span><text:span text:style-name="Strong_20_Emphasis"><text:span text:style-name="T1224">e</text:span></text:span><text:span text:style-name="Strong_20_Emphasis"><text:span text:style-name="T232">j</text:span></text:span><text:span text:style-name="Strong_20_Emphasis"><text:span text:style-name="T1224">ecución</text:span></text:span><text:span text:style-name="Strong_20_Emphasis"><text:span text:style-name="T232"> de una cosa.</text:span></text:span></text:p>
            <text:p text:style-name="P407"><text:span text:style-name="Strong_20_Emphasis"><text:span text:style-name="T1299">provo</text:span></text:span><text:span text:style-name="Strong_20_Emphasis"><text:span text:style-name="T305">car:</text:span></text:span><text:span text:style-name="Strong_20_Emphasis"><text:span text:style-name="T232"> </text:span></text:span><text:span text:style-name="Strong_20_Emphasis"><text:span text:style-name="T1224">Produc</text:span></text:span><text:span text:style-name="Strong_20_Emphasis"><text:span text:style-name="T232">ir cierto estado o sentimiento</text:span></text:span></text:p>
            <text:p text:style-name="P407"><text:span text:style-name="Strong_20_Emphasis"><text:span text:style-name="T232">en una persona o </text:span></text:span><text:span text:style-name="Strong_20_Emphasis"><text:span text:style-name="T1224">c</text:span></text:span><text:span text:style-name="Strong_20_Emphasis"><text:span text:style-name="T232">i</text:span></text:span><text:span text:style-name="Strong_20_Emphasis"><text:span text:style-name="T1224">ert</text:span></text:span><text:span text:style-name="Strong_20_Emphasis"><text:span text:style-name="T232">o e</text:span></text:span><text:span text:style-name="Strong_20_Emphasis"><text:span text:style-name="T1224">stad</text:span></text:span><text:span text:style-name="Strong_20_Emphasis"><text:span text:style-name="T232">o en una cosa.</text:span></text:span></text:p>
            <text:p text:style-name="P407"><text:span text:style-name="Strong_20_Emphasis"><text:span text:style-name="T233">pero en vez</text:span></text:span></text:p>
            <text:p text:style-name="P407"><text:span text:style-name="Strong_20_Emphasis"><text:span text:style-name="T233">pero en lugar</text:span></text:span></text:p>
            <text:p text:style-name="P407"><text:span text:style-name="Strong_20_Emphasis"><text:span text:style-name="T233">algo que como nunca antes </text:span></text:span></text:p>
            <text:p text:style-name="P407"><text:span text:style-name="Strong_20_Emphasis"><text:span text:style-name="T233">ha generado profundas dudas </text:span></text:span></text:p>
            <text:p text:style-name="P407"><text:span text:style-name="Strong_20_Emphasis"><text:span text:style-name="T334">acerca de</text:span></text:span><text:span text:style-name="Strong_20_Emphasis"><text:span text:style-name="T233"> su </text:span></text:span><text:span text:style-name="Strong_20_Emphasis"><text:span text:style-name="T334">brújula</text:span></text:span><text:span text:style-name="Strong_20_Emphasis"><text:span text:style-name="T233"> moral, su </text:span></text:span><text:span text:style-name="Strong_20_Emphasis"><text:span text:style-name="T334">entendimiento</text:span></text:span><text:span text:style-name="Strong_20_Emphasis"><text:span text:style-name="T233"> </text:span></text:span></text:p>
            <text:p text:style-name="P407"><text:span text:style-name="Strong_20_Emphasis"><text:span text:style-name="T233">de las </text:span></text:span><text:span text:style-name="Strong_20_Emphasis"><text:span text:style-name="T334">obligaciones</text:span></text:span><text:span text:style-name="Strong_20_Emphasis"><text:span text:style-name="T233"> de su </text:span></text:span><text:span text:style-name="Strong_20_Emphasis"><text:span text:style-name="T1225">ofic</text:span></text:span><text:span text:style-name="Strong_20_Emphasis"><text:span text:style-name="T233">ina y </text:span></text:span></text:p>
            <text:p text:style-name="P407"><text:span text:style-name="Strong_20_Emphasis"><text:span text:style-name="T233">su </text:span></text:span><text:span text:style-name="Strong_20_Emphasis"><text:span text:style-name="T1225">a</text:span></text:span><text:span text:style-name="Strong_20_Emphasis"><text:span text:style-name="T233">p</text:span></text:span><text:span text:style-name="Strong_20_Emphasis"><text:span text:style-name="T1225">ti</text:span></text:span><text:span text:style-name="Strong_20_Emphasis"><text:span text:style-name="T233">tud para </text:span></text:span><text:span text:style-name="Strong_20_Emphasis"><text:span text:style-name="T1225">ocup</text:span></text:span><text:span text:style-name="Strong_20_Emphasis"><text:span text:style-name="T233">arla.</text:span></text:span></text:p>
            <text:p text:style-name="P407"><text:span text:style-name="Strong_20_Emphasis"><text:span text:style-name="T234">la </text:span></text:span><text:span text:style-name="Strong_20_Emphasis"><text:span text:style-name="T1226">decenci</text:span></text:span><text:span text:style-name="Strong_20_Emphasis"><text:span text:style-name="T234">a y del </text:span></text:span><text:span text:style-name="Strong_20_Emphasis"><text:span text:style-name="T335">sentido común</text:span></text:span></text:p>
            <text:p text:style-name="P407"><text:span text:style-name="Strong_20_Emphasis"><text:span text:style-name="T235">Las </text:span></text:span><text:span text:style-name="Strong_20_Emphasis"><text:span text:style-name="T1227">alarm</text:span></text:span><text:span text:style-name="Strong_20_Emphasis"><text:span text:style-name="T235">as de </text:span></text:span><text:span text:style-name="Strong_20_Emphasis"><text:span text:style-name="T1227">i</text:span></text:span><text:span text:style-name="Strong_20_Emphasis"><text:span text:style-name="T235">n</text:span></text:span><text:span text:style-name="Strong_20_Emphasis"><text:span text:style-name="T1227">mediat</text:span></text:span><text:span text:style-name="Strong_20_Emphasis"><text:span text:style-name="T235">o fueron prendidas. Emitieron una </text:span></text:span><text:span text:style-name="Strong_20_Emphasis"><text:span text:style-name="T1227">reprim</text:span></text:span><text:span text:style-name="Strong_20_Emphasis"><text:span text:style-name="T235">enda poco común, mediante la que </text:span></text:span><text:span text:style-name="Strong_20_Emphasis"><text:span text:style-name="T1227">conde</text:span></text:span><text:span text:style-name="Strong_20_Emphasis"><text:span text:style-name="T235">naron </text:span></text:span></text:p>
            <text:p text:style-name="P407"><text:span text:style-name="Strong_20_Emphasis"><text:span text:style-name="T235">el extremismo basado en la raza</text:span></text:span></text:p>
            <text:p text:style-name="P407"><text:span text:style-name="Strong_20_Emphasis"><text:span text:style-name="T235">Líderes extranjeros condenaron </text:span></text:span></text:p>
            <text:p text:style-name="P407"><text:span text:style-name="Strong_20_Emphasis"><text:span text:style-name="T235">la </text:span></text:span><text:span text:style-name="Strong_20_Emphasis"><text:span text:style-name="T1227">intoleranc</text:span></text:span><text:span text:style-name="Strong_20_Emphasis"><text:span text:style-name="T235">ia y la </text:span></text:span><text:span text:style-name="Strong_20_Emphasis"><text:span text:style-name="T336">falta de</text:span></text:span><text:span text:style-name="Strong_20_Emphasis"><text:span text:style-name="T235"> </text:span></text:span><text:span text:style-name="Strong_20_Emphasis"><text:span text:style-name="T1227">l</text:span></text:span><text:span text:style-name="Strong_20_Emphasis"><text:span text:style-name="T235">i</text:span></text:span><text:span text:style-name="Strong_20_Emphasis"><text:span text:style-name="T1227">der</text:span></text:span><text:span text:style-name="Strong_20_Emphasis"><text:span text:style-name="T235">azgo</text:span></text:span></text:p>
            <text:p text:style-name="P407"><text:span text:style-name="Strong_20_Emphasis"><text:span text:style-name="T236">De entre las muchas quejas la más fuerte </text:span></text:span></text:p>
            <text:p text:style-name="P407"><text:span text:style-name="Strong_20_Emphasis"><text:span text:style-name="T236">provino de los aliados putativos </text:span></text:span><text:span text:style-name="Strong_20_Emphasis"><text:span text:style-name="T237">(provenir de)</text:span></text:span></text:p>
            <text:p text:style-name="P407"><text:span text:style-name="Strong_20_Emphasis"><text:span text:style-name="T236">comenzaron a renunciar de</text:span></text:span></text:p>
            <text:p text:style-name="P407"><text:span text:style-name="Strong_20_Emphasis"><text:span text:style-name="T236">obligar al presidente a </text:span></text:span><text:span text:style-name="Strong_20_Emphasis"><text:span text:style-name="T1228">d</text:span></text:span><text:span text:style-name="Strong_20_Emphasis"><text:span text:style-name="T511">e</text:span></text:span><text:span text:style-name="Strong_20_Emphasis"><text:span text:style-name="T1228">sintegra</text:span></text:span><text:span text:style-name="Strong_20_Emphasis"><text:span text:style-name="T236">r </text:span></text:span></text:p>
            <text:p text:style-name="P407"><text:span text:style-name="Strong_20_Emphasis"><text:span text:style-name="T236">ambos </text:span></text:span><text:span text:style-name="Strong_20_Emphasis"><text:span text:style-name="T1228">pánel</text:span></text:span><text:span text:style-name="Strong_20_Emphasis"><text:span text:style-name="T236">es </text:span></text:span></text:p>
            <text:p text:style-name="P407"><text:span text:style-name="Strong_20_Emphasis"><text:span text:style-name="T236">con tal de ahorrarse la </text:span></text:span><text:span text:style-name="Strong_20_Emphasis"><text:span text:style-name="T1228">humil</text:span></text:span><text:span text:style-name="Strong_20_Emphasis"><text:span text:style-name="T236">l</text:span></text:span><text:span text:style-name="Strong_20_Emphasis"><text:span text:style-name="T1228">a</text:span></text:span><text:span text:style-name="Strong_20_Emphasis"><text:span text:style-name="T236">c</text:span></text:span><text:span text:style-name="Strong_20_Emphasis"><text:span text:style-name="T1228">ión</text:span></text:span><text:span text:style-name="Strong_20_Emphasis"><text:span text:style-name="T236"> </text:span></text:span></text:p>
            <text:p text:style-name="P407"><text:span text:style-name="Strong_20_Emphasis"><text:span text:style-name="T236">de presenciar más </text:span></text:span><text:span text:style-name="Strong_20_Emphasis"><text:span text:style-name="T337">deserciones</text:span></text:span><text:span text:style-name="Strong_20_Emphasis"><text:span text:style-name="T236"> corporativas. </text:span></text:span></text:p>
            <text:p text:style-name="P407"><text:span text:style-name="Strong_20_Emphasis"><text:span text:style-name="T236">esperaba cumplir </text:span></text:span><text:span text:style-name="Strong_20_Emphasis"><text:span text:style-name="T337">por lo menos</text:span></text:span><text:span text:style-name="Strong_20_Emphasis"><text:span text:style-name="T236"> una de </text:span></text:span></text:p>
            <text:p text:style-name="P407"><text:span text:style-name="Strong_20_Emphasis"><text:span text:style-name="T236">sus </text:span></text:span><text:span text:style-name="Strong_20_Emphasis"><text:span text:style-name="T1228">prom</text:span></text:span><text:span text:style-name="Strong_20_Emphasis"><text:span text:style-name="T236">e</text:span></text:span><text:span text:style-name="Strong_20_Emphasis"><text:span text:style-name="T1228">s</text:span></text:span><text:span text:style-name="Strong_20_Emphasis"><text:span text:style-name="T236">as de </text:span></text:span><text:span text:style-name="Strong_20_Emphasis"><text:span text:style-name="T1228">campa</text:span></text:span><text:span text:style-name="Strong_20_Emphasis"><text:span text:style-name="T236">ña: </text:span></text:span><text:span text:style-name="Strong_20_Emphasis"><text:span text:style-name="T1228">gener</text:span></text:span><text:span text:style-name="Strong_20_Emphasis"><text:span text:style-name="T236">ar empleos</text:span></text:span></text:p>
            <text:p text:style-name="P407"><text:span text:style-name="Strong_20_Emphasis"><text:span text:style-name="T238">según él, están </text:span></text:span><text:span text:style-name="Strong_20_Emphasis"><text:span text:style-name="T338">resueltas</text:span></text:span><text:span text:style-name="Strong_20_Emphasis"><text:span text:style-name="T238"> a </text:span></text:span><text:span text:style-name="Strong_20_Emphasis"><text:span text:style-name="T338">der</text:span></text:span><text:span text:style-name="Strong_20_Emphasis"><text:span text:style-name="T384">roca</text:span></text:span><text:span text:style-name="Strong_20_Emphasis"><text:span text:style-name="T338">rlo</text:span></text:span><text:span text:style-name="Strong_20_Emphasis"><text:span text:style-name="T379"> (rock)</text:span></text:span></text:p>
            <text:p text:style-name="P407"><text:span text:style-name="Strong_20_Emphasis"><text:span text:style-name="T338">Se abalanzó</text:span></text:span><text:span text:style-name="Strong_20_Emphasis"><text:span text:style-name="T238"> </text:span></text:span><text:span text:style-name="Strong_20_Emphasis"><text:span text:style-name="T1229">atac</text:span></text:span><text:span text:style-name="Strong_20_Emphasis"><text:span text:style-name="T238">ando a los críticos</text:span></text:span><text:span text:style-name="Strong_20_Emphasis"><text:span text:style-name="T300"> (abalanzarse)</text:span></text:span></text:p>
            <text:p text:style-name="P407"><text:span text:style-name="Strong_20_Emphasis"><text:span text:style-name="T1229">rep</text:span></text:span><text:span text:style-name="Strong_20_Emphasis"><text:span text:style-name="T238">i</text:span></text:span><text:span text:style-name="Strong_20_Emphasis"><text:span text:style-name="T1229">t</text:span></text:span><text:span text:style-name="Strong_20_Emphasis"><text:span text:style-name="T238">ió la </text:span></text:span><text:span text:style-name="Strong_20_Emphasis"><text:span text:style-name="T338">patraña</text:span></text:span><text:span text:style-name="Strong_20_Emphasis"><text:span text:style-name="T238"> </text:span></text:span></text:p>
            <text:p text:style-name="P407"><text:span text:style-name="Strong_20_Emphasis"><text:span text:style-name="T239">ex</text:span></text:span><text:span text:style-name="Strong_20_Emphasis"><text:span text:style-name="T1230">trañ</text:span></text:span><text:span text:style-name="Strong_20_Emphasis"><text:span text:style-name="T239">amente</text:span></text:span></text:p>
            <text:p text:style-name="P407"><text:span text:style-name="Strong_20_Emphasis"><text:span text:style-name="T239">Una de ellas es la total </text:span></text:span><text:span text:style-name="Strong_20_Emphasis"><text:span text:style-name="T1230">incompetenc</text:span></text:span><text:span text:style-name="Strong_20_Emphasis"><text:span text:style-name="T239">ia </text:span></text:span></text:p>
            <text:p text:style-name="P407"><text:span text:style-name="Strong_20_Emphasis"><text:span text:style-name="T239">que ha </text:span></text:span><text:span text:style-name="Strong_20_Emphasis"><text:span text:style-name="T1230">exhibi</text:span></text:span><text:span text:style-name="Strong_20_Emphasis"><text:span text:style-name="T239">do. </text:span></text:span></text:p>
            <text:p text:style-name="P407"><text:span text:style-name="Strong_20_Emphasis"><text:span text:style-name="T339">poner en riesgo</text:span></text:span><text:span text:style-name="Strong_20_Emphasis"><text:span text:style-name="T239"> las </text:span></text:span><text:span text:style-name="Strong_20_Emphasis"><text:span text:style-name="T339">protecciones ambientales</text:span></text:span></text:p>
            <text:p text:style-name="P407"><text:span text:style-name="Strong_20_Emphasis"><text:span text:style-name="T339">por suerte</text:span></text:span><text:span text:style-name="Strong_20_Emphasis"><text:span text:style-name="T239"> han fracasado los peores planes mientras que otros </text:span></text:span><text:span text:style-name="Strong_20_Emphasis"><text:span text:style-name="T1230">d</text:span></text:span><text:span text:style-name="Strong_20_Emphasis"><text:span text:style-name="T239">e</text:span></text:span><text:span text:style-name="Strong_20_Emphasis"><text:span text:style-name="T1230">sap</text:span></text:span><text:span text:style-name="Strong_20_Emphasis"><text:span text:style-name="T239">a</text:span></text:span><text:span text:style-name="Strong_20_Emphasis"><text:span text:style-name="T1230">re</text:span></text:span><text:span text:style-name="Strong_20_Emphasis"><text:span text:style-name="T239">cieron</text:span></text:span></text:p>
            <text:p text:style-name="P407"><text:span text:style-name="Strong_20_Emphasis"><text:span text:style-name="T240">Esa es otra </text:span></text:span><text:span text:style-name="Strong_20_Emphasis"><text:span text:style-name="T1231">peculiari</text:span></text:span><text:span text:style-name="Strong_20_Emphasis"><text:span text:style-name="T240">dad, </text:span></text:span></text:p>
            <text:p text:style-name="P407"><text:span text:style-name="Strong_20_Emphasis"><text:span text:style-name="T240">otro caso en el que </text:span></text:span></text:p>
            <text:p text:style-name="P407"><text:span text:style-name="Strong_20_Emphasis"><text:span text:style-name="T240">las </text:span></text:span><text:span text:style-name="Strong_20_Emphasis"><text:span text:style-name="T1231">expectat</text:span></text:span><text:span text:style-name="Strong_20_Emphasis"><text:span text:style-name="T240">ivas </text:span></text:span><text:span text:style-name="Strong_20_Emphasis"><text:span text:style-name="T1231">tradicional</text:span></text:span><text:span text:style-name="Strong_20_Emphasis"><text:span text:style-name="T240">es se </text:span></text:span><text:span text:style-name="Strong_20_Emphasis"><text:span text:style-name="T340">vuelcan</text:span></text:span><text:span text:style-name="Strong_20_Emphasis"><text:span text:style-name="T240">. </text:span></text:span></text:p>
            <text:p text:style-name="P407"><text:span text:style-name="Strong_20_Emphasis"><text:span text:style-name="T1231">ac</text:span></text:span><text:span text:style-name="Strong_20_Emphasis"><text:span text:style-name="T240">o</text:span></text:span><text:span text:style-name="Strong_20_Emphasis"><text:span text:style-name="T1231">st</text:span></text:span><text:span text:style-name="Strong_20_Emphasis"><text:span text:style-name="T240">u</text:span></text:span><text:span text:style-name="Strong_20_Emphasis"><text:span text:style-name="T1231">m</text:span></text:span><text:span text:style-name="Strong_20_Emphasis"><text:span text:style-name="T240">brados </text:span></text:span><text:span text:style-name="Strong_20_Emphasis"><text:span text:style-name="T1231">constitucional</text:span></text:span><text:span text:style-name="Strong_20_Emphasis"><text:span text:style-name="T240"> y </text:span></text:span><text:span text:style-name="Strong_20_Emphasis"><text:span text:style-name="T1231">política</text:span></text:span><text:span text:style-name="Strong_20_Emphasis"><text:span text:style-name="T240">mente </text:span></text:span></text:p>
            <text:p text:style-name="P407"><text:span text:style-name="Strong_20_Emphasis"><text:span text:style-name="T240">al liderazgo </text:span></text:span><text:span text:style-name="Strong_20_Emphasis"><text:span text:style-name="T1231">civil</text:span></text:span><text:span text:style-name="Strong_20_Emphasis"><text:span text:style-name="T240"> </text:span></text:span></text:p>
            <text:p text:style-name="P407"><text:span text:style-name="Strong_20_Emphasis"><text:span text:style-name="T240">ahora </text:span></text:span><text:span text:style-name="Strong_20_Emphasis"><text:span text:style-name="T1231">depend</text:span></text:span><text:span text:style-name="Strong_20_Emphasis"><text:span text:style-name="T240">en de dos </text:span></text:span><text:span text:style-name="Strong_20_Emphasis"><text:span text:style-name="T1231">exgeneral</text:span></text:span><text:span text:style-name="Strong_20_Emphasis"><text:span text:style-name="T240">es y un general </text:span></text:span></text:p>
            <text:p text:style-name="P407"><text:span text:style-name="Strong_20_Emphasis"><text:span text:style-name="T240">para </text:span></text:span><text:span text:style-name="Strong_20_Emphasis"><text:span text:style-name="T340">evitar</text:span></text:span><text:span text:style-name="Strong_20_Emphasis"><text:span text:style-name="T240"> que se </text:span></text:span><text:span text:style-name="Strong_20_Emphasis"><text:span text:style-name="T1231">de</text:span></text:span><text:span text:style-name="Strong_20_Emphasis"><text:span text:style-name="T240">sca</text:span></text:span><text:span text:style-name="Strong_20_Emphasis"><text:span text:style-name="T1231">r</text:span></text:span><text:span text:style-name="Strong_20_Emphasis"><text:span text:style-name="T240">r</text:span></text:span><text:span text:style-name="Strong_20_Emphasis"><text:span text:style-name="T1231">il</text:span></text:span><text:span text:style-name="Strong_20_Emphasis"><text:span text:style-name="T240">e </text:span></text:span><text:span text:style-name="Strong_20_Emphasis"><text:span text:style-name="T340">por completo</text:span></text:span><text:span text:style-name="Strong_20_Emphasis"><text:span text:style-name="T240">.</text:span></text:span></text:p>
            <text:p text:style-name="P407"><text:span text:style-name="Strong_20_Emphasis"><text:span text:style-name="T241">bien versados en los terribles costos </text:span></text:span></text:p>
            <text:p text:style-name="P407"><text:span text:style-name="Strong_20_Emphasis"><text:span text:style-name="T241">impulsados por un </text:span></text:span><text:span text:style-name="Strong_20_Emphasis"><text:span text:style-name="T1232">ímpetu</text:span></text:span><text:span text:style-name="Strong_20_Emphasis"><text:span text:style-name="T241"> para </text:span></text:span><text:span text:style-name="Strong_20_Emphasis"><text:span text:style-name="T1232">serv</text:span></text:span><text:span text:style-name="Strong_20_Emphasis"><text:span text:style-name="T241">ir al </text:span></text:span><text:span text:style-name="Strong_20_Emphasis"><text:span text:style-name="T1232">públic</text:span></text:span><text:span text:style-name="Strong_20_Emphasis"><text:span text:style-name="T241">o</text:span></text:span></text:p>
            <text:p text:style-name="P407"><text:span text:style-name="Strong_20_Emphasis"><text:span text:style-name="T241">se espera que estos tres personajes </text:span></text:span></text:p>
            <text:p text:style-name="P407"><text:span text:style-name="Strong_20_Emphasis"><text:span text:style-name="T241">le puedan </text:span></text:span><text:span text:style-name="Strong_20_Emphasis"><text:span text:style-name="T1232">contr</text:span></text:span><text:span text:style-name="Strong_20_Emphasis"><text:span text:style-name="T241">arrestar </text:span></text:span></text:p>
            <text:p text:style-name="P286"><text:span text:style-name="Strong_20_Emphasis"><text:span text:style-name="T241">ese es un débil </text:span></text:span><text:span text:style-name="Strong_20_Emphasis"><text:span text:style-name="T341">r</text:span></text:span><text:span text:style-name="Strong_20_Emphasis"><text:span text:style-name="T1274">espaldo</text:span></text:span></text:p>
            <text:p text:style-name="P286"><text:span text:style-name="Strong_20_Emphasis"><text:span text:style-name="T304">respaldo:</text:span></text:span><text:span text:style-name="Strong_20_Emphasis"><text:span text:style-name="T242"> Parte vertical de un asiento, donde se apoya la espalda.</text:span></text:span></text:p>
            <text:p text:style-name="P286"><text:span text:style-name="Strong_20_Emphasis"><text:span text:style-name="T241">dado el </text:span></text:span><text:span text:style-name="Strong_20_Emphasis"><text:span text:style-name="T341">entrenamiento</text:span></text:span><text:span text:style-name="Strong_20_Emphasis"><text:span text:style-name="T241"> que los líderes militares </text:span></text:span><text:soft-page-break/><text:span text:style-name="Strong_20_Emphasis"><text:span text:style-name="T241">tienen para </text:span></text:span><text:span text:style-name="Strong_20_Emphasis"><text:span text:style-name="T1232">obe</text:span></text:span><text:span text:style-name="Strong_20_Emphasis"><text:span text:style-name="T241">decer al </text:span></text:span><text:span text:style-name="Strong_20_Emphasis"><text:span text:style-name="T341">comandante en jef</text:span></text:span><text:span text:style-name="Strong_20_Emphasis"><text:span text:style-name="T241">e</text:span></text:span></text:p>
            <text:p text:style-name="P407"><text:span text:style-name="Strong_20_Emphasis"><text:span text:style-name="T241">la </text:span></text:span><text:span text:style-name="Strong_20_Emphasis"><text:span text:style-name="T1232">tendenci</text:span></text:span><text:span text:style-name="Strong_20_Emphasis"><text:span text:style-name="T241">a a </text:span></text:span><text:span text:style-name="Strong_20_Emphasis"><text:span text:style-name="T1232">confu</text:span></text:span><text:span text:style-name="Strong_20_Emphasis"><text:span text:style-name="T241">ndir las </text:span></text:span><text:span text:style-name="Strong_20_Emphasis"><text:span text:style-name="T1232">crític</text:span></text:span><text:span text:style-name="Strong_20_Emphasis"><text:span text:style-name="T241">as </text:span></text:span></text:p>
            <text:p text:style-name="P407"><text:span text:style-name="Strong_20_Emphasis"><text:span text:style-name="T241">con la </text:span></text:span><text:span text:style-name="Strong_20_Emphasis"><text:span text:style-name="T1232">d</text:span></text:span><text:span text:style-name="Strong_20_Emphasis"><text:span text:style-name="T241">e</text:span></text:span><text:span text:style-name="Strong_20_Emphasis"><text:span text:style-name="T1232">sl</text:span></text:span><text:span text:style-name="Strong_20_Emphasis"><text:span text:style-name="T241">ea</text:span></text:span><text:span text:style-name="Strong_20_Emphasis"><text:span text:style-name="T1232">lt</text:span></text:span><text:span text:style-name="Strong_20_Emphasis"><text:span text:style-name="T241">ad </text:span></text:span></text:p>
            <text:p text:style-name="P407"><text:span text:style-name="Strong_20_Emphasis"><text:span text:style-name="T241">los </text:span></text:span><text:span text:style-name="Strong_20_Emphasis"><text:span text:style-name="T1232">p</text:span></text:span><text:span text:style-name="Strong_20_Emphasis"><text:span text:style-name="T241">ue</text:span></text:span><text:span text:style-name="Strong_20_Emphasis"><text:span text:style-name="T1232">st</text:span></text:span><text:span text:style-name="Strong_20_Emphasis"><text:span text:style-name="T241">os más altos de la creación de políticas estratégicas causa todavía más dudas</text:span></text:span></text:p>
            <text:p text:style-name="P407"><text:span text:style-name="Strong_20_Emphasis"><text:span text:style-name="T243">estos </text:span></text:span><text:span text:style-name="Strong_20_Emphasis"><text:span text:style-name="T342">hallaz</text:span></text:span><text:span text:style-name="Strong_20_Emphasis"><text:span text:style-name="T243">gos </text:span></text:span><text:span text:style-name="Strong_20_Emphasis"><text:span text:style-name="T1233">reforz</text:span></text:span><text:span text:style-name="Strong_20_Emphasis"><text:span text:style-name="T243">aban la teoría </text:span></text:span></text:p>
            <text:p text:style-name="P407"><text:span text:style-name="Strong_20_Emphasis"><text:span text:style-name="T243">de la </text:span></text:span><text:span text:style-name="Strong_20_Emphasis"><text:span text:style-name="T1233">existenc</text:span></text:span><text:span text:style-name="Strong_20_Emphasis"><text:span text:style-name="T243">ia de los ag</text:span></text:span><text:span text:style-name="Strong_20_Emphasis"><text:span text:style-name="T1233">ujer</text:span></text:span><text:span text:style-name="Strong_20_Emphasis"><text:span text:style-name="T243">os negros</text:span></text:span></text:p>
            <text:p text:style-name="P407"><text:span text:style-name="Strong_20_Emphasis"><text:span text:style-name="T243">pero su </text:span></text:span><text:span text:style-name="Strong_20_Emphasis"><text:span text:style-name="T1233">influenc</text:span></text:span><text:span text:style-name="Strong_20_Emphasis"><text:span text:style-name="T243">ia parece haber disminuido</text:span></text:span></text:p>
            <text:p text:style-name="P407"><text:span text:style-name="Strong_20_Emphasis"><text:span text:style-name="T243">De cualquier forma, su </text:span></text:span><text:span text:style-name="Strong_20_Emphasis"><text:span text:style-name="T342">salida </text:span></text:span></text:p>
            <text:p text:style-name="P407"><text:span text:style-name="Strong_20_Emphasis"><text:span text:style-name="T243">no re</text:span></text:span><text:span text:style-name="Strong_20_Emphasis"><text:span text:style-name="T1233">s</text:span></text:span><text:span text:style-name="Strong_20_Emphasis"><text:span text:style-name="T243">ue</text:span></text:span><text:span text:style-name="Strong_20_Emphasis"><text:span text:style-name="T1233">lve</text:span></text:span><text:span text:style-name="Strong_20_Emphasis"><text:span text:style-name="T243"> el principal </text:span></text:span><text:span text:style-name="Strong_20_Emphasis"><text:span text:style-name="T1233">problem</text:span></text:span><text:span text:style-name="Strong_20_Emphasis"><text:span text:style-name="T243">a</text:span></text:span></text:p>
            <text:p text:style-name="P407"><text:span text:style-name="Strong_20_Emphasis"><text:span text:style-name="T244">la </text:span></text:span><text:span text:style-name="Strong_20_Emphasis"><text:span text:style-name="T1234">co</text:span></text:span><text:span text:style-name="Strong_20_Emphasis"><text:span text:style-name="T244">b</text:span></text:span><text:span text:style-name="Strong_20_Emphasis"><text:span text:style-name="T1234">er</text:span></text:span><text:span text:style-name="Strong_20_Emphasis"><text:span text:style-name="T244">tura de </text:span></text:span><text:span text:style-name="Strong_20_Emphasis"><text:span text:style-name="T1275">servic</text:span></text:span><text:span text:style-name="Strong_20_Emphasis"><text:span text:style-name="T343">ios de salud</text:span></text:span></text:p>
            <text:p text:style-name="P407"><text:span text:style-name="Strong_20_Emphasis"><text:span text:style-name="T244">los </text:span></text:span><text:span text:style-name="Strong_20_Emphasis"><text:span text:style-name="T343">desafío</text:span></text:span><text:span text:style-name="Strong_20_Emphasis"><text:span text:style-name="T244">s en la </text:span></text:span><text:span text:style-name="Strong_20_Emphasis"><text:span text:style-name="T1234">cort</text:span></text:span><text:span text:style-name="Strong_20_Emphasis"><text:span text:style-name="T244">e </text:span></text:span></text:p>
            <text:p text:style-name="P407"><text:span text:style-name="Strong_20_Emphasis"><text:span text:style-name="T244">Por motivos de </text:span></text:span><text:span text:style-name="Strong_20_Emphasis"><text:span text:style-name="T1234">ineptitud</text:span></text:span><text:span text:style-name="Strong_20_Emphasis"><text:span text:style-name="T244"> casi no hicieron nada </text:span></text:span></text:p>
            <text:p text:style-name="P407"><text:span text:style-name="Strong_20_Emphasis"><text:span text:style-name="T244">para contrarrestar el </text:span></text:span><text:span text:style-name="Strong_20_Emphasis"><text:span text:style-name="T1234">fenómeno</text:span></text:span></text:p>
            <text:p text:style-name="P407"><text:span text:style-name="Strong_20_Emphasis"><text:span text:style-name="T244">a</text:span></text:span><text:span text:style-name="Strong_20_Emphasis"><text:span text:style-name="T1234">placa</text:span></text:span><text:span text:style-name="Strong_20_Emphasis"><text:span text:style-name="T244">r sus peores </text:span></text:span><text:span text:style-name="Strong_20_Emphasis"><text:span text:style-name="T1234">exces</text:span></text:span><text:span text:style-name="Strong_20_Emphasis"><text:span text:style-name="T244">os </text:span></text:span></text:p>
            <text:p text:style-name="P407"><text:span text:style-name="Strong_20_Emphasis"><text:span text:style-name="T245">el </text:span></text:span><text:span text:style-name="Strong_20_Emphasis"><text:span text:style-name="T1235">irresolut</text:span></text:span><text:span text:style-name="Strong_20_Emphasis"><text:span text:style-name="T245">o presidente</text:span></text:span></text:p>
            <text:p text:style-name="P407"><text:span text:style-name="Strong_20_Emphasis"><text:span text:style-name="T1235">consider</text:span></text:span><text:span text:style-name="Strong_20_Emphasis"><text:span text:style-name="T245">en tomar medidas </text:span></text:span><text:span text:style-name="Strong_20_Emphasis"><text:span text:style-name="T1235">firm</text:span></text:span><text:span text:style-name="Strong_20_Emphasis"><text:span text:style-name="T245">es</text:span></text:span></text:p>
            <text:p text:style-name="P407"><text:span text:style-name="Strong_20_Emphasis"><text:span text:style-name="T245">Sus índices de </text:span></text:span><text:span text:style-name="Strong_20_Emphasis"><text:span text:style-name="T1235">apro</text:span></text:span><text:span text:style-name="Strong_20_Emphasis"><text:span text:style-name="T245">b</text:span></text:span><text:span text:style-name="Strong_20_Emphasis"><text:span text:style-name="T1235">a</text:span></text:span><text:span text:style-name="Strong_20_Emphasis"><text:span text:style-name="T245">ción se des</text:span></text:span><text:span text:style-name="Strong_20_Emphasis"><text:span text:style-name="T1235">pl</text:span></text:span><text:span text:style-name="Strong_20_Emphasis"><text:span text:style-name="T245">o</text:span></text:span><text:span text:style-name="Strong_20_Emphasis"><text:span text:style-name="T1235">m</text:span></text:span><text:span text:style-name="Strong_20_Emphasis"><text:span text:style-name="T245">an </text:span></text:span></text:p>
            <text:p text:style-name="P407"><text:span text:style-name="Strong_20_Emphasis"><text:span text:style-name="T344">por debajo</text:span></text:span><text:span text:style-name="Strong_20_Emphasis"><text:span text:style-name="T245"> del 35 por ciento</text:span></text:span></text:p>
            <text:p text:style-name="P407"><text:span text:style-name="Strong_20_Emphasis"><text:span text:style-name="T245">ninguna </text:span></text:span><text:span text:style-name="Strong_20_Emphasis"><text:span text:style-name="T1235">decisión</text:span></text:span><text:span text:style-name="Strong_20_Emphasis"><text:span text:style-name="T245"> podría acabar con su apoyo</text:span></text:span></text:p>
            <text:p text:style-name="P407"><text:span text:style-name="Strong_20_Emphasis"><text:span text:style-name="T246">ha traído a la </text:span></text:span><text:span text:style-name="Strong_20_Emphasis"><text:span text:style-name="T1236">su</text:span></text:span><text:span text:style-name="Strong_20_Emphasis"><text:span text:style-name="T246">pe</text:span></text:span><text:span text:style-name="Strong_20_Emphasis"><text:span text:style-name="T1236">rf</text:span></text:span><text:span text:style-name="Strong_20_Emphasis"><text:span text:style-name="T246">i</text:span></text:span><text:span text:style-name="Strong_20_Emphasis"><text:span text:style-name="T1236">c</text:span></text:span><text:span text:style-name="Strong_20_Emphasis"><text:span text:style-name="T246">i</text:span></text:span><text:span text:style-name="Strong_20_Emphasis"><text:span text:style-name="T1236">e</text:span></text:span><text:span text:style-name="Strong_20_Emphasis"><text:span text:style-name="T246"> esas </text:span></text:span><text:span text:style-name="Strong_20_Emphasis"><text:span text:style-name="T1236">ideas</text:span></text:span><text:span text:style-name="Strong_20_Emphasis"><text:span text:style-name="T246"> </text:span></text:span></text:p>
            <text:p text:style-name="P407"><text:span text:style-name="Strong_20_Emphasis"><text:span text:style-name="T246">que antes eran solo un subtexto. </text:span></text:span></text:p>
            <text:p text:style-name="P407"><text:span text:style-name="Strong_20_Emphasis"><text:span text:style-name="T246">se deshizo de la </text:span></text:span><text:span text:style-name="Strong_20_Emphasis"><text:span text:style-name="T1236">pretens</text:span></text:span><text:span text:style-name="Strong_20_Emphasis"><text:span text:style-name="T246">ión y </text:span></text:span></text:p>
            <text:p text:style-name="P407"><text:span text:style-name="Strong_20_Emphasis"><text:span text:style-name="T246">el camuflaje </text:span></text:span></text:p>
            <text:p text:style-name="P407"><text:span text:style-name="Strong_20_Emphasis"><text:span text:style-name="T246">Al tomar la </text:span></text:span><text:span text:style-name="Strong_20_Emphasis"><text:span text:style-name="T1236">decisión</text:span></text:span><text:span text:style-name="Strong_20_Emphasis"><text:span text:style-name="T246"> de </text:span></text:span><text:span text:style-name="Strong_20_Emphasis"><text:span text:style-name="T1236">divid</text:span></text:span><text:span text:style-name="Strong_20_Emphasis"><text:span text:style-name="T246">ir</text:span></text:span></text:p>
            <text:p text:style-name="P407"><text:span text:style-name="Strong_20_Emphasis"><text:span text:style-name="T247">Escribía </text:span></text:span><text:span text:style-name="Strong_20_Emphasis"><text:span text:style-name="T1237">cód</text:span></text:span><text:span text:style-name="Strong_20_Emphasis"><text:span text:style-name="T247">igos de </text:span></text:span><text:span text:style-name="Strong_20_Emphasis"><text:span text:style-name="T1237">cómput</text:span></text:span><text:span text:style-name="Strong_20_Emphasis"><text:span text:style-name="T247">o </text:span></text:span></text:p>
            <text:p text:style-name="P407"><text:span text:style-name="Strong_20_Emphasis"><text:span text:style-name="T247">solo en un </text:span></text:span><text:span text:style-name="Strong_20_Emphasis"><text:span text:style-name="T1237">departament</text:span></text:span><text:span text:style-name="Strong_20_Emphasis"><text:span text:style-name="T247">o y vendía su </text:span></text:span><text:span text:style-name="Strong_20_Emphasis"><text:span text:style-name="T345">obra</text:span></text:span><text:span text:style-name="Strong_20_Emphasis"><text:span text:style-name="T247"> </text:span></text:span></text:p>
            <text:p text:style-name="P407"><text:span text:style-name="Strong_20_Emphasis"><text:span text:style-name="T247">sin llamar la </text:span></text:span><text:span text:style-name="Strong_20_Emphasis"><text:span text:style-name="T1237">aten</text:span></text:span><text:span text:style-name="Strong_20_Emphasis"><text:span text:style-name="T247">c</text:span></text:span><text:span text:style-name="Strong_20_Emphasis"><text:span text:style-name="T1237">ión</text:span></text:span><text:span text:style-name="Strong_20_Emphasis"><text:span text:style-name="T247"> </text:span></text:span></text:p>
            <text:p text:style-name="P407"><text:span text:style-name="Strong_20_Emphasis"><text:span text:style-name="T247">en la </text:span></text:span><text:span text:style-name="Strong_20_Emphasis"><text:span text:style-name="T1237">por</text:span></text:span><text:span text:style-name="Strong_20_Emphasis"><text:span text:style-name="T247">c</text:span></text:span><text:span text:style-name="Strong_20_Emphasis"><text:span text:style-name="T1237">ión</text:span></text:span><text:span text:style-name="Strong_20_Emphasis"><text:span text:style-name="T247"> anónima de internet </text:span></text:span></text:p>
            <text:p text:style-name="P407"><text:span text:style-name="Strong_20_Emphasis"><text:span text:style-name="T247">conocida como la </text:span></text:span><text:span text:style-name="Strong_20_Emphasis"><text:span text:style-name="T345">red oscura</text:span></text:span><text:span text:style-name="Strong_20_Emphasis"><text:span text:style-name="T247">.</text:span></text:span></text:p>
            <text:p text:style-name="P407"><text:span text:style-name="Strong_20_Emphasis"><text:span text:style-name="T248">un programa que él había escrito </text:span></text:span></text:p>
            <text:p text:style-name="P407"><text:span text:style-name="Strong_20_Emphasis"><text:span text:style-name="T248">como una </text:span></text:span><text:span text:style-name="Strong_20_Emphasis"><text:span text:style-name="T346">herramienta</text:span></text:span><text:span text:style-name="Strong_20_Emphasis"><text:span text:style-name="T248"> </text:span></text:span></text:p>
            <text:p text:style-name="P407"><text:span text:style-name="Strong_20_Emphasis"><text:span text:style-name="T248">que se usó para el hackeo ruso </text:span></text:span></text:p>
            <text:p text:style-name="P407"><text:span text:style-name="Strong_20_Emphasis"><text:span text:style-name="T248">herramienta: Instrumento, generalmente de hierro o acero, </text:span></text:span></text:p>
            <text:p text:style-name="P407"><text:span text:style-name="Strong_20_Emphasis"><text:span text:style-name="T248">que sirve para hacer o reparar algo y </text:span></text:span></text:p>
            <text:p text:style-name="P407"><text:span text:style-name="Strong_20_Emphasis"><text:span text:style-name="T248">que se usa con las manos.</text:span></text:span></text:p>
            <text:p text:style-name="P407"><text:span text:style-name="Strong_20_Emphasis"><text:span text:style-name="T347">aunque</text:span></text:span><text:span text:style-name="Strong_20_Emphasis"><text:span text:style-name="T249"> la identidad en línea se </text:span></text:span><text:span text:style-name="Strong_20_Emphasis"><text:span text:style-name="T347">des</text:span></text:span><text:span text:style-name="Strong_20_Emphasis"><text:span text:style-name="T1276">van</text:span></text:span><text:span text:style-name="Strong_20_Emphasis"><text:span text:style-name="T547">e</text:span></text:span><text:span text:style-name="Strong_20_Emphasis"><text:span text:style-name="T347">ció</text:span></text:span><text:span text:style-name="Strong_20_Emphasis"><text:span text:style-name="T249">, </text:span></text:span></text:p>
            <text:p text:style-name="P407"><text:span text:style-name="Strong_20_Emphasis"><text:span text:style-name="T347">surgió</text:span></text:span><text:span text:style-name="Strong_20_Emphasis"><text:span text:style-name="T249"> una persona de carne y </text:span></text:span><text:span text:style-name="Strong_20_Emphasis"><text:span text:style-name="T347">hueso</text:span></text:span><text:span text:style-name="Strong_20_Emphasis"><text:span text:style-name="T249"> </text:span></text:span></text:p>
            <text:p text:style-name="P407"><text:span text:style-name="Strong_20_Emphasis"><text:span text:style-name="T249">un hombre </text:span></text:span><text:span text:style-name="Strong_20_Emphasis"><text:span text:style-name="T347">temeroso</text:span></text:span><text:span text:style-name="Strong_20_Emphasis"><text:span text:style-name="T249"> que </text:span></text:span><text:span text:style-name="Strong_20_Emphasis"><text:span text:style-name="T347">se entregó</text:span></text:span><text:span text:style-name="Strong_20_Emphasis"><text:span text:style-name="T249"> </text:span></text:span></text:p>
            <text:p text:style-name="P407"><text:span text:style-name="Strong_20_Emphasis"><text:span text:style-name="T249">a principios de este año y </text:span></text:span></text:p>
            <text:p text:style-name="P407"><text:span text:style-name="Strong_20_Emphasis"><text:span text:style-name="T249">ahora se ha convertido en </text:span></text:span><text:span text:style-name="Strong_20_Emphasis"><text:span text:style-name="T347">testigo</text:span></text:span><text:span text:style-name="Strong_20_Emphasis"><text:span text:style-name="T249"> del FBI</text:span></text:span></text:p>
            <text:p text:style-name="P407"><text:span text:style-name="Strong_20_Emphasis"><text:span text:style-name="T250">No sé qué ocurrirá</text:span></text:span></text:p>
            <text:p text:style-name="P407"><text:span text:style-name="Strong_20_Emphasis"><text:span text:style-name="T250">publicado en un sitio web de </text:span></text:span><text:span text:style-name="Strong_20_Emphasis"><text:span text:style-name="T1181">acces</text:span></text:span><text:span text:style-name="Strong_20_Emphasis"><text:span text:style-name="T250">o </text:span></text:span><text:span text:style-name="Strong_20_Emphasis"><text:span text:style-name="T1181">restri</text:span></text:span><text:span text:style-name="Strong_20_Emphasis"><text:span text:style-name="T250">ngido</text:span></text:span></text:p>
            <text:p text:style-name="P407"><text:span text:style-name="Strong_20_Emphasis"><text:span text:style-name="T250">que </text:span></text:span><text:span text:style-name="Strong_20_Emphasis"><text:span text:style-name="T348">hasta ahora</text:span></text:span><text:span text:style-name="Strong_20_Emphasis"><text:span text:style-name="T250"> ha </text:span></text:span><text:span text:style-name="Strong_20_Emphasis"><text:span text:style-name="T348">conformado</text:span></text:span><text:span text:style-name="Strong_20_Emphasis"><text:span text:style-name="T250"> </text:span></text:span></text:p>
            <text:p text:style-name="P407"><text:span text:style-name="Strong_20_Emphasis"><text:span text:style-name="T250">la </text:span></text:span><text:span text:style-name="Strong_20_Emphasis"><text:span text:style-name="T1181">investigación</text:span></text:span><text:span text:style-name="Strong_20_Emphasis"><text:span text:style-name="T250"> del </text:span></text:span><text:span text:style-name="Strong_20_Emphasis"><text:span text:style-name="T1181">hack</text:span></text:span><text:span text:style-name="Strong_20_Emphasis"><text:span text:style-name="T250">eo de la </text:span></text:span><text:span text:style-name="Strong_20_Emphasis"><text:span text:style-name="T1181">elec</text:span></text:span><text:span text:style-name="Strong_20_Emphasis"><text:span text:style-name="T250">c</text:span></text:span><text:span text:style-name="Strong_20_Emphasis"><text:span text:style-name="T1181">ión</text:span></text:span><text:span text:style-name="Strong_20_Emphasis"><text:span text:style-name="T250"> y </text:span></text:span></text:p>
            <text:p text:style-name="P407"><text:span text:style-name="Strong_20_Emphasis"><text:span text:style-name="T250">el a</text:span></text:span><text:span text:style-name="Strong_20_Emphasis"><text:span text:style-name="T546">calor</text:span></text:span><text:span text:style-name="Strong_20_Emphasis"><text:span text:style-name="T250">ado </text:span></text:span><text:span text:style-name="Strong_20_Emphasis"><text:span text:style-name="T1181">debate</text:span></text:span><text:span text:style-name="Strong_20_Emphasis"><text:span text:style-name="T250"> que ha </text:span></text:span><text:span text:style-name="Strong_20_Emphasis"><text:span text:style-name="T348">desatado</text:span></text:span><text:span text:style-name="Strong_20_Emphasis"><text:span text:style-name="T250">.</text:span></text:span></text:p>
            <text:p text:style-name="P407"><text:span text:style-name="Strong_20_Emphasis"><text:span text:style-name="T250">a </text:span></text:span><text:span text:style-name="Strong_20_Emphasis"><text:span text:style-name="T348">dar a conocer</text:span></text:span><text:span text:style-name="Strong_20_Emphasis"><text:span text:style-name="T250"> el nombre del hombre</text:span></text:span></text:p>
            <text:p text:style-name="P407"><text:span text:style-name="Strong_20_Emphasis"><text:span text:style-name="T303">desatar:</text:span></text:span><text:span text:style-name="Strong_20_Emphasis"><text:span text:style-name="T250"> </text:span></text:span><text:span text:style-name="Strong_20_Emphasis"><text:span text:style-name="T348">Soltar</text:span></text:span><text:span text:style-name="Strong_20_Emphasis"><text:span text:style-name="T250"> lo que está atado</text:span></text:span></text:p>
            <text:p text:style-name="P407"><text:span text:style-name="Strong_20_Emphasis"><text:span text:style-name="T251">una operación de ataque informático</text:span></text:span></text:p>
            <text:p text:style-name="P407"><text:span text:style-name="Strong_20_Emphasis"><text:span text:style-name="T251">haya provenido de una </text:span></text:span><text:span text:style-name="Strong_20_Emphasis"><text:span text:style-name="T349">fuente</text:span></text:span><text:span text:style-name="Strong_20_Emphasis"><text:span text:style-name="T251"> en Ucrania</text:span></text:span></text:p>
            <text:p text:style-name="P407"><text:span text:style-name="Strong_20_Emphasis"><text:span text:style-name="T251">tal vez el enemigo más </text:span></text:span><text:span text:style-name="Strong_20_Emphasis"><text:span text:style-name="T349">acérrimo</text:span></text:span></text:p>
            <text:p text:style-name="P407"><text:soft-page-break/><text:span text:style-name="Strong_20_Emphasis"><text:span text:style-name="T251">No sugiere un equipo compacto </text:span></text:span></text:p>
            <text:p text:style-name="P407"><text:span text:style-name="Strong_20_Emphasis"><text:span text:style-name="T251">de </text:span></text:span><text:span text:style-name="Strong_20_Emphasis"><text:span text:style-name="T1238">empl</text:span></text:span><text:span text:style-name="Strong_20_Emphasis"><text:span text:style-name="T251">eados gubernamentales </text:span></text:span></text:p>
            <text:p text:style-name="P407"><text:span text:style-name="Strong_20_Emphasis"><text:span text:style-name="T251">recurre a </text:span></text:span><text:span text:style-name="Strong_20_Emphasis"><text:span text:style-name="T1238">talent</text:span></text:span><text:span text:style-name="Strong_20_Emphasis"><text:span text:style-name="T251">o y herramientas de hackeo </text:span></text:span></text:p>
            <text:p text:style-name="P407"><text:span text:style-name="Strong_20_Emphasis"><text:span text:style-name="T251">sin importar dónde las encuentre.</text:span></text:span></text:p>
            <text:p text:style-name="P407"><text:span text:style-name="Strong_20_Emphasis"><text:span text:style-name="T252">En lugar de </text:span></text:span><text:span text:style-name="Strong_20_Emphasis"><text:span text:style-name="T350">capacitar</text:span></text:span><text:span text:style-name="Strong_20_Emphasis"><text:span text:style-name="T252">, </text:span></text:span><text:span text:style-name="Strong_20_Emphasis"><text:span text:style-name="T1239">arm</text:span></text:span><text:span text:style-name="Strong_20_Emphasis"><text:span text:style-name="T252">ar y </text:span></text:span></text:p>
            <text:p text:style-name="P407"><text:span text:style-name="Strong_20_Emphasis"><text:span text:style-name="T1239">de</text:span></text:span><text:span text:style-name="Strong_20_Emphasis"><text:span text:style-name="T252">s</text:span></text:span><text:span text:style-name="Strong_20_Emphasis"><text:span text:style-name="T1239">pl</text:span></text:span><text:span text:style-name="Strong_20_Emphasis"><text:span text:style-name="T252">egar hackers </text:span></text:span></text:p>
            <text:p text:style-name="P407"><text:span text:style-name="Strong_20_Emphasis"><text:span text:style-name="T252">para que </text:span></text:span><text:span text:style-name="Strong_20_Emphasis"><text:span text:style-name="T350">efectúen</text:span></text:span><text:span text:style-name="Strong_20_Emphasis"><text:span text:style-name="T252"> una </text:span></text:span><text:span text:style-name="Strong_20_Emphasis"><text:span text:style-name="T1239">misión</text:span></text:span><text:span text:style-name="Strong_20_Emphasis"><text:span text:style-name="T252"> e</text:span></text:span><text:span text:style-name="Strong_20_Emphasis"><text:span text:style-name="T1239">specífic</text:span></text:span><text:span text:style-name="Strong_20_Emphasis"><text:span text:style-name="T252">a </text:span></text:span></text:p>
            <text:p text:style-name="P407"><text:span text:style-name="Strong_20_Emphasis"><text:span text:style-name="T252">como si fuera </text:span></text:span><text:span text:style-name="Strong_20_Emphasis"><text:span text:style-name="T350">otra</text:span></text:span><text:span text:style-name="Strong_20_Emphasis"><text:span text:style-name="T252"> </text:span></text:span><text:span text:style-name="Strong_20_Emphasis"><text:span text:style-name="T1239">unid</text:span></text:span><text:span text:style-name="Strong_20_Emphasis"><text:span text:style-name="T252">ad militar, </text:span></text:span></text:p>
            <text:p text:style-name="P407"><text:span text:style-name="Strong_20_Emphasis"><text:span text:style-name="T252">buena parte del trabajo </text:span></text:span><text:span text:style-name="Strong_20_Emphasis"><text:span text:style-name="T1239">ard</text:span></text:span><text:span text:style-name="Strong_20_Emphasis"><text:span text:style-name="T252">uo, </text:span></text:span></text:p>
            <text:p text:style-name="P407"><text:span text:style-name="Strong_20_Emphasis"><text:span text:style-name="T252">como la </text:span></text:span><text:span text:style-name="Strong_20_Emphasis"><text:span text:style-name="T1239">codi</text:span></text:span><text:span text:style-name="Strong_20_Emphasis"><text:span text:style-name="T252">ficación, </text:span></text:span></text:p>
            <text:p text:style-name="P407"><text:span text:style-name="Strong_20_Emphasis"><text:span text:style-name="T252">se s</text:span></text:span><text:span text:style-name="Strong_20_Emphasis"><text:span text:style-name="T350">ubcontrata</text:span></text:span><text:span text:style-name="Strong_20_Emphasis"><text:span text:style-name="T252"> de </text:span></text:span><text:span text:style-name="Strong_20_Emphasis"><text:span text:style-name="T350">vendedores</text:span></text:span><text:span text:style-name="Strong_20_Emphasis"><text:span text:style-name="T252"> </text:span></text:span><text:span text:style-name="Strong_20_Emphasis"><text:span text:style-name="T1239">privad</text:span></text:span><text:span text:style-name="Strong_20_Emphasis"><text:span text:style-name="T252">os y </text:span></text:span></text:p>
            <text:p text:style-name="P407"><text:span text:style-name="Strong_20_Emphasis"><text:span text:style-name="T252">que ya han </text:span></text:span><text:span text:style-name="Strong_20_Emphasis"><text:span text:style-name="T1239">com</text:span></text:span><text:span text:style-name="Strong_20_Emphasis"><text:span text:style-name="T252">e</text:span></text:span><text:span text:style-name="Strong_20_Emphasis"><text:span text:style-name="T1239">t</text:span></text:span><text:span text:style-name="Strong_20_Emphasis"><text:span text:style-name="T252">ido </text:span></text:span><text:span text:style-name="Strong_20_Emphasis"><text:span text:style-name="T350">delitos</text:span></text:span><text:span text:style-name="Strong_20_Emphasis"><text:span text:style-name="T252">.</text:span></text:span></text:p>
            <text:p text:style-name="P407"><text:span text:style-name="Strong_20_Emphasis"><text:span text:style-name="T253">A lo largo de más de una década </text:span></text:span></text:p>
            <text:p text:style-name="P407"><text:span text:style-name="Strong_20_Emphasis"><text:span text:style-name="T253">de </text:span></text:span><text:span text:style-name="Strong_20_Emphasis"><text:span text:style-name="T1240">monitor</text:span></text:span><text:span text:style-name="Strong_20_Emphasis"><text:span text:style-name="T253">ear los </text:span></text:span><text:span text:style-name="Strong_20_Emphasis"><text:span text:style-name="T1240">ciberata</text:span></text:span><text:span text:style-name="Strong_20_Emphasis"><text:span text:style-name="T253">ques </text:span></text:span></text:p>
            <text:p text:style-name="P407"><text:span text:style-name="Strong_20_Emphasis"><text:span text:style-name="T253">que se </text:span></text:span><text:span text:style-name="Strong_20_Emphasis"><text:span text:style-name="T1240">s</text:span></text:span><text:span text:style-name="Strong_20_Emphasis"><text:span text:style-name="T253">o</text:span></text:span><text:span text:style-name="Strong_20_Emphasis"><text:span text:style-name="T1240">spec</text:span></text:span><text:span text:style-name="Strong_20_Emphasis"><text:span text:style-name="T253">ha están </text:span></text:span><text:span text:style-name="Strong_20_Emphasis"><text:span text:style-name="T1240">dir</text:span></text:span><text:span text:style-name="Strong_20_Emphasis"><text:span text:style-name="T253">igidos por Rusia </text:span></text:span></text:p>
            <text:p text:style-name="P407"><text:span text:style-name="Strong_20_Emphasis"><text:span text:style-name="T351">en contra de</text:span></text:span><text:span text:style-name="Strong_20_Emphasis"><text:span text:style-name="T253"> una serie de </text:span></text:span><text:span text:style-name="Strong_20_Emphasis"><text:span text:style-name="T351">blancos</text:span></text:span><text:span text:style-name="Strong_20_Emphasis"><text:span text:style-name="T253"> </text:span></text:span></text:p>
            <text:p text:style-name="P407"><text:span text:style-name="Strong_20_Emphasis"><text:span text:style-name="T1240">territori</text:span></text:span><text:span text:style-name="Strong_20_Emphasis"><text:span text:style-name="T253">os que antes </text:span></text:span><text:span text:style-name="Strong_20_Emphasis"><text:span text:style-name="T351">pertenecían</text:span></text:span><text:span text:style-name="Strong_20_Emphasis"><text:span text:style-name="T253"> </text:span></text:span></text:p>
            <text:p text:style-name="P407"><text:span text:style-name="Strong_20_Emphasis"><text:span text:style-name="T253">a la Unión Soviética </text:span></text:span></text:p>
            <text:p text:style-name="P286"><text:span text:style-name="Strong_20_Emphasis"><text:span text:style-name="T253">redes de </text:span></text:span><text:span text:style-name="Strong_20_Emphasis"><text:span text:style-name="T1277">su</text:span></text:span><text:span text:style-name="Strong_20_Emphasis"><text:span text:style-name="T351">m</text:span></text:span><text:span text:style-name="Strong_20_Emphasis"><text:span text:style-name="T1277">i</text:span></text:span><text:span text:style-name="Strong_20_Emphasis"><text:span text:style-name="T351">nistro</text:span></text:span><text:span text:style-name="Strong_20_Emphasis"><text:span text:style-name="T253"> eléctrico</text:span></text:span><text:span text:style-name="Strong_20_Emphasis"><text:span text:style-name="T254"> (suministrar)</text:span></text:span></text:p>
            <text:p text:style-name="P407"><text:span text:style-name="Strong_20_Emphasis"><text:span text:style-name="T253">grupos de investigación</text:span></text:span></text:p>
            <text:p text:style-name="P407"><text:span text:style-name="Strong_20_Emphasis"><text:span text:style-name="T351">periodistas</text:span></text:span></text:p>
            <text:p text:style-name="P407"><text:span text:style-name="Strong_20_Emphasis"><text:span text:style-name="T253">por </text:span></text:span><text:span text:style-name="Strong_20_Emphasis"><text:span text:style-name="T1240">men</text:span></text:span><text:span text:style-name="Strong_20_Emphasis"><text:span text:style-name="T253">c</text:span></text:span><text:span text:style-name="Strong_20_Emphasis"><text:span text:style-name="T1240">ion</text:span></text:span><text:span text:style-name="Strong_20_Emphasis"><text:span text:style-name="T253">ar algunos</text:span></text:span></text:p>
            <text:p text:style-name="P407"><text:span text:style-name="Strong_20_Emphasis"><text:span text:style-name="T253">los </text:span></text:span><text:span text:style-name="Strong_20_Emphasis"><text:span text:style-name="T1240">servic</text:span></text:span><text:span text:style-name="Strong_20_Emphasis"><text:span text:style-name="T253">ios de </text:span></text:span><text:span text:style-name="Strong_20_Emphasis"><text:span text:style-name="T1240">se</text:span></text:span><text:span text:style-name="Strong_20_Emphasis"><text:span text:style-name="T253">g</text:span></text:span><text:span text:style-name="Strong_20_Emphasis"><text:span text:style-name="T1240">urid</text:span></text:span><text:span text:style-name="Strong_20_Emphasis"><text:span text:style-name="T253">ad alrededor del mundo han </text:span></text:span><text:span text:style-name="Strong_20_Emphasis"><text:span text:style-name="T1240">identifi</text:span></text:span><text:span text:style-name="Strong_20_Emphasis"><text:span text:style-name="T253">cado solo a un </text:span></text:span><text:span text:style-name="Strong_20_Emphasis"><text:span text:style-name="T351">puñado</text:span></text:span><text:span text:style-name="Strong_20_Emphasis"><text:span text:style-name="T253"> de personas que están </text:span></text:span><text:span text:style-name="Strong_20_Emphasis"><text:span text:style-name="T1240">invol</text:span></text:span><text:span text:style-name="Strong_20_Emphasis"><text:span text:style-name="T253">ucradas </text:span></text:span><text:span text:style-name="Strong_20_Emphasis"><text:span text:style-name="T1240">direct</text:span></text:span><text:span text:style-name="Strong_20_Emphasis"><text:span text:style-name="T253">amente con la </text:span></text:span><text:span text:style-name="Strong_20_Emphasis"><text:span text:style-name="T1240">e</text:span></text:span><text:span text:style-name="Strong_20_Emphasis"><text:span text:style-name="T253">j</text:span></text:span><text:span text:style-name="Strong_20_Emphasis"><text:span text:style-name="T1240">ecución</text:span></text:span><text:span text:style-name="Strong_20_Emphasis"><text:span text:style-name="T253"> de los </text:span></text:span><text:span text:style-name="Strong_20_Emphasis"><text:span text:style-name="T1240">ataq</text:span></text:span><text:span text:style-name="Strong_20_Emphasis"><text:span text:style-name="T253">ues o la </text:span></text:span><text:span text:style-name="Strong_20_Emphasis"><text:span text:style-name="T1240">provisión</text:span></text:span><text:span text:style-name="Strong_20_Emphasis"><text:span text:style-name="T253"> de las armas </text:span></text:span><text:span text:style-name="Strong_20_Emphasis"><text:span text:style-name="T1240">ciber</text:span></text:span><text:span text:style-name="Strong_20_Emphasis"><text:span text:style-name="T253">néticas </text:span></text:span><text:span text:style-name="Strong_20_Emphasis"><text:span text:style-name="T1240">u</text:span></text:span><text:span text:style-name="Strong_20_Emphasis"><text:span text:style-name="T253">tili</text:span></text:span><text:span text:style-name="Strong_20_Emphasis"><text:span text:style-name="T1240">z</text:span></text:span><text:span text:style-name="Strong_20_Emphasis"><text:span text:style-name="T253">adas.</text:span></text:span><text:span text:style-name="Strong_20_Emphasis"><text:span text:style-name="T289"> (a. </text:span></text:span><text:span text:style-name="Strong_20_Emphasis"><text:span text:style-name="T1241">us</text:span></text:span><text:span text:style-name="Strong_20_Emphasis"><text:span text:style-name="T289">ar)</text:span></text:span></text:p>
            <text:p text:style-name="P407"><text:span text:style-name="Strong_20_Emphasis"><text:span text:style-name="T255">Esta </text:span></text:span><text:span text:style-name="Strong_20_Emphasis"><text:span text:style-name="T1242">a</text:span></text:span><text:span text:style-name="Strong_20_Emphasis"><text:span text:style-name="T255">u</text:span></text:span><text:span text:style-name="Strong_20_Emphasis"><text:span text:style-name="T1242">senc</text:span></text:span><text:span text:style-name="Strong_20_Emphasis"><text:span text:style-name="T255">ia de </text:span></text:span><text:span text:style-name="Strong_20_Emphasis"><text:span text:style-name="T352">testigos</text:span></text:span><text:span text:style-name="Strong_20_Emphasis"><text:span text:style-name="T255"> </text:span></text:span><text:span text:style-name="Strong_20_Emphasis"><text:span text:style-name="T352">confiables</text:span></text:span><text:span text:style-name="Strong_20_Emphasis"><text:span text:style-name="T255"> </text:span></text:span></text:p>
            <text:p text:style-name="P407"><text:span text:style-name="Strong_20_Emphasis"><text:span text:style-name="T255">ha dado </text:span></text:span><text:span text:style-name="Strong_20_Emphasis"><text:span text:style-name="T352">un amplio margen</text:span></text:span><text:span text:style-name="Strong_20_Emphasis"><text:span text:style-name="T255"> al presidente y </text:span></text:span></text:p>
            <text:p text:style-name="P407"><text:span text:style-name="Strong_20_Emphasis"><text:span text:style-name="T255">a otros de levantar dudas </text:span></text:span></text:p>
            <text:p text:style-name="P407"><text:span text:style-name="Strong_20_Emphasis"><text:span text:style-name="T352">sobre si</text:span></text:span><text:span text:style-name="Strong_20_Emphasis"><text:span text:style-name="T255"> Rusia realmente </text:span></text:span><text:span text:style-name="Strong_20_Emphasis"><text:span text:style-name="T1242">particip</text:span></text:span><text:span text:style-name="Strong_20_Emphasis"><text:span text:style-name="T255">ó en el </text:span></text:span><text:span text:style-name="Strong_20_Emphasis"><text:span text:style-name="T1242">hack</text:span></text:span><text:span text:style-name="Strong_20_Emphasis"><text:span text:style-name="T255">eo</text:span></text:span></text:p>
            <text:p text:style-name="P407"><text:span text:style-name="Strong_20_Emphasis"><text:span text:style-name="T255">no han dudado en </text:span></text:span><text:span text:style-name="Strong_20_Emphasis"><text:span text:style-name="T352">señalar</text:span></text:span><text:span text:style-name="Strong_20_Emphasis"><text:span text:style-name="T255"> a Rusia</text:span></text:span></text:p>
            <text:p text:style-name="P407"><text:span text:style-name="Strong_20_Emphasis"><text:span text:style-name="T1242">intr</text:span></text:span><text:span text:style-name="Strong_20_Emphasis"><text:span text:style-name="T255">omi</text:span></text:span><text:span text:style-name="Strong_20_Emphasis"><text:span text:style-name="T1242">sion</text:span></text:span><text:span text:style-name="Strong_20_Emphasis"><text:span text:style-name="T255">es </text:span></text:span><text:span text:style-name="Strong_20_Emphasis"><text:span text:style-name="T1242">ciber</text:span></text:span><text:span text:style-name="Strong_20_Emphasis"><text:span text:style-name="T255">néticas, </text:span></text:span></text:p>
            <text:p text:style-name="P407"><text:span text:style-name="Strong_20_Emphasis"><text:span text:style-name="T255">como el </text:span></text:span><text:span text:style-name="Strong_20_Emphasis"><text:span text:style-name="T1260">us</text:span></text:span><text:span text:style-name="Strong_20_Emphasis"><text:span text:style-name="T255">o de </text:span></text:span><text:span text:style-name="Strong_20_Emphasis"><text:span text:style-name="T1242">program</text:span></text:span><text:span text:style-name="Strong_20_Emphasis"><text:span text:style-name="T255">as </text:span></text:span><text:span text:style-name="Strong_20_Emphasis"><text:span text:style-name="T1242">mali</text:span></text:span><text:span text:style-name="Strong_20_Emphasis"><text:span text:style-name="T255">gnos </text:span></text:span></text:p>
            <text:p text:style-name="P407"><text:span text:style-name="Strong_20_Emphasis"><text:span text:style-name="T255">para </text:span></text:span><text:span text:style-name="Strong_20_Emphasis"><text:span text:style-name="T1242">bloq</text:span></text:span><text:span text:style-name="Strong_20_Emphasis"><text:span text:style-name="T255">uear </text:span></text:span></text:p>
            <text:p text:style-name="P407"><text:span text:style-name="Strong_20_Emphasis"><text:span text:style-name="T255">el </text:span></text:span><text:span text:style-name="Strong_20_Emphasis"><text:span text:style-name="T352">funcionamiento</text:span></text:span><text:span text:style-name="Strong_20_Emphasis"><text:span text:style-name="T255"> de </text:span></text:span><text:span text:style-name="Strong_20_Emphasis"><text:span text:style-name="T1242">infra</text:span></text:span><text:span text:style-name="Strong_20_Emphasis"><text:span text:style-name="T255">e</text:span></text:span><text:span text:style-name="Strong_20_Emphasis"><text:span text:style-name="T1242">structur</text:span></text:span><text:span text:style-name="Strong_20_Emphasis"><text:span text:style-name="T255">a </text:span></text:span><text:span text:style-name="Strong_20_Emphasis"><text:span text:style-name="T1242">crítica</text:span></text:span></text:p>
            <text:p text:style-name="P407"><text:span text:style-name="Strong_20_Emphasis"><text:span text:style-name="T255">para </text:span></text:span><text:span text:style-name="Strong_20_Emphasis"><text:span text:style-name="T1242">genera</text:span></text:span><text:span text:style-name="Strong_20_Emphasis"><text:span text:style-name="T255">r </text:span></text:span><text:span text:style-name="Strong_20_Emphasis"><text:span text:style-name="T1242">par</text:span></text:span><text:span text:style-name="Strong_20_Emphasis"><text:span text:style-name="T513">c</text:span></text:span><text:span text:style-name="Strong_20_Emphasis"><text:span text:style-name="T1242">iali</text:span></text:span><text:span text:style-name="Strong_20_Emphasis"><text:span text:style-name="T255">dad en la </text:span></text:span><text:span text:style-name="Strong_20_Emphasis"><text:span text:style-name="T1242">opinión</text:span></text:span><text:span text:style-name="Strong_20_Emphasis"><text:span text:style-name="T255"> </text:span></text:span><text:span text:style-name="Strong_20_Emphasis"><text:span text:style-name="T1242">públic</text:span></text:span><text:span text:style-name="Strong_20_Emphasis"><text:span text:style-name="T255">a, primero </text:span></text:span><text:span text:style-name="Strong_20_Emphasis"><text:span text:style-name="T1242">ocurr</text:span></text:span><text:span text:style-name="Strong_20_Emphasis"><text:span text:style-name="T255">ieron en Ucrania</text:span></text:span></text:p>
            <text:p text:style-name="P407"><text:span text:style-name="Strong_20_Emphasis"><text:span text:style-name="T255">están </text:span></text:span><text:span text:style-name="Strong_20_Emphasis"><text:span text:style-name="T352">aportando</text:span></text:span><text:span text:style-name="Strong_20_Emphasis"><text:span text:style-name="T255"> </text:span></text:span><text:span text:style-name="Strong_20_Emphasis"><text:span text:style-name="T352">pistas</text:span></text:span><text:span text:style-name="Strong_20_Emphasis"><text:span text:style-name="T255"> en la investigación </text:span></text:span></text:p>
            <text:p text:style-name="P407"><text:span text:style-name="Strong_20_Emphasis"><text:span text:style-name="T255">del </text:span></text:span><text:span text:style-name="Strong_20_Emphasis"><text:span text:style-name="T352">a</text:span></text:span><text:span text:style-name="Strong_20_Emphasis"><text:span text:style-name="T1278">llana</text:span></text:span><text:span text:style-name="Strong_20_Emphasis"><text:span text:style-name="T352">miento</text:span></text:span><text:span text:style-name="Strong_20_Emphasis"><text:span text:style-name="T255"> y el </text:span></text:span><text:span text:style-name="Strong_20_Emphasis"><text:span text:style-name="T352">posterior</text:span></text:span><text:span text:style-name="Strong_20_Emphasis"><text:span text:style-name="T255"> </text:span></text:span><text:span text:style-name="Strong_20_Emphasis"><text:span text:style-name="T1242">hack</text:span></text:span><text:span text:style-name="Strong_20_Emphasis"><text:span text:style-name="T255">eo</text:span></text:span><text:span text:style-name="Strong_20_Emphasis"><text:span text:style-name="T290"> (</text:span></text:span><text:span text:style-name="Strong_20_Emphasis"><text:span text:style-name="T1243">llano</text:span></text:span><text:span text:style-name="Strong_20_Emphasis"><text:span text:style-name="T290">)</text:span></text:span></text:p>
            <text:p text:style-name="P407"><text:span text:style-name="Strong_20_Emphasis"><text:span text:style-name="T256">se mostraban </text:span></text:span><text:span text:style-name="Strong_20_Emphasis"><text:span text:style-name="T1244">perple</text:span></text:span><text:span text:style-name="Strong_20_Emphasis"><text:span text:style-name="T256">jos cuando</text:span></text:span></text:p>
            <text:p text:style-name="P407"><text:span text:style-name="Strong_20_Emphasis"><text:span text:style-name="T256">dio a conocer </text:span></text:span><text:span text:style-name="Strong_20_Emphasis"><text:span text:style-name="T1279">pru</text:span></text:span><text:span text:style-name="Strong_20_Emphasis"><text:span text:style-name="T353">ebas</text:span></text:span><text:span text:style-name="Strong_20_Emphasis"><text:span text:style-name="T256"> </text:span></text:span><text:span text:style-name="Strong_20_Emphasis"><text:span text:style-name="T1244">técnica</text:span></text:span><text:span text:style-name="Strong_20_Emphasis"><text:span text:style-name="T256">s</text:span></text:span></text:p>
            <text:p text:style-name="P407"><text:span text:style-name="Strong_20_Emphasis"><text:span text:style-name="T256">no </text:span></text:span><text:span text:style-name="Strong_20_Emphasis"><text:span text:style-name="T353">señalar</text:span></text:span><text:span text:style-name="Strong_20_Emphasis"><text:span text:style-name="T256"> a Rusia, </text:span></text:span><text:span text:style-name="Strong_20_Emphasis"><text:span text:style-name="T353">sino</text:span></text:span><text:span text:style-name="Strong_20_Emphasis"><text:span text:style-name="T256"> a Ucrania</text:span></text:span></text:p>
            <text:p text:style-name="P407"><text:span text:style-name="Strong_20_Emphasis"><text:span text:style-name="T257">En este </text:span></text:span><text:span text:style-name="Strong_20_Emphasis"><text:span text:style-name="T354">informe</text:span></text:span><text:span text:style-name="Strong_20_Emphasis"><text:span text:style-name="T257"> </text:span></text:span><text:span text:style-name="Strong_20_Emphasis"><text:span text:style-name="T1245">ini</text:span></text:span><text:span text:style-name="Strong_20_Emphasis"><text:span text:style-name="T257">c</text:span></text:span><text:span text:style-name="Strong_20_Emphasis"><text:span text:style-name="T1245">ial</text:span></text:span></text:p>
            <text:p text:style-name="P407"><text:span text:style-name="Strong_20_Emphasis"><text:span text:style-name="T257">una </text:span></text:span><text:span text:style-name="Strong_20_Emphasis"><text:span text:style-name="T1245">mu</text:span></text:span><text:span text:style-name="Strong_20_Emphasis"><text:span text:style-name="T257">e</text:span></text:span><text:span text:style-name="Strong_20_Emphasis"><text:span text:style-name="T1245">str</text:span></text:span><text:span text:style-name="Strong_20_Emphasis"><text:span text:style-name="T257">a del programa </text:span></text:span><text:span text:style-name="Strong_20_Emphasis"><text:span text:style-name="T1245">mal</text:span></text:span><text:span text:style-name="Strong_20_Emphasis"><text:span text:style-name="T257">igno </text:span></text:span></text:p>
            <text:p text:style-name="P407"><text:span text:style-name="Strong_20_Emphasis"><text:span text:style-name="T1280">patro</text:span></text:span><text:span text:style-name="Strong_20_Emphasis"><text:span text:style-name="T354">ci</text:span></text:span><text:span text:style-name="Strong_20_Emphasis"><text:span text:style-name="T1280">n</text:span></text:span><text:span text:style-name="Strong_20_Emphasis"><text:span text:style-name="T354">ado</text:span></text:span><text:span text:style-name="Strong_20_Emphasis"><text:span text:style-name="T257"> por el </text:span></text:span><text:span text:style-name="Strong_20_Emphasis"><text:span text:style-name="T1245">go</text:span></text:span><text:span text:style-name="Strong_20_Emphasis"><text:span text:style-name="T257">bi</text:span></text:span><text:span text:style-name="Strong_20_Emphasis"><text:span text:style-name="T1245">ern</text:span></text:span><text:span text:style-name="Strong_20_Emphasis"><text:span text:style-name="T257">o ruso</text:span></text:span></text:p>
            <text:p text:style-name="P407"><text:span text:style-name="Strong_20_Emphasis"><text:span text:style-name="T1281">anunc</text:span></text:span><text:span text:style-name="Strong_20_Emphasis"><text:span text:style-name="T355">iaban</text:span></text:span><text:span text:style-name="Strong_20_Emphasis"><text:span text:style-name="T258"> en </text:span></text:span><text:span text:style-name="Strong_20_Emphasis"><text:span text:style-name="T1246">for</text:span></text:span><text:span text:style-name="Strong_20_Emphasis"><text:span text:style-name="T258">os </text:span></text:span></text:p>
            <text:p text:style-name="P407"><text:span text:style-name="Strong_20_Emphasis"><text:span text:style-name="T355">a lo largo de toda</text:span></text:span><text:span text:style-name="Strong_20_Emphasis"><text:span text:style-name="T258"> la </text:span></text:span><text:span text:style-name="Strong_20_Emphasis"><text:span text:style-name="T355">antigua</text:span></text:span><text:span text:style-name="Strong_20_Emphasis"><text:span text:style-name="T258"> Unión Soviética. </text:span></text:span></text:p>
            <text:p text:style-name="P407"><text:span text:style-name="Strong_20_Emphasis"><text:span text:style-name="T258">del que se habla con </text:span></text:span><text:span text:style-name="Strong_20_Emphasis"><text:span text:style-name="T1246">aso</text:span></text:span><text:span text:style-name="Strong_20_Emphasis"><text:span text:style-name="T258">mbro y </text:span></text:span><text:span text:style-name="Strong_20_Emphasis"><text:span text:style-name="T1246">respe</text:span></text:span><text:span text:style-name="Strong_20_Emphasis"><text:span text:style-name="T258">to</text:span></text:span></text:p>
            <text:p text:style-name="P407"><text:span text:style-name="Strong_20_Emphasis"><text:span text:style-name="T259">El programa se podía </text:span></text:span><text:span text:style-name="Strong_20_Emphasis"><text:span text:style-name="T356">descargar</text:span></text:span><text:span text:style-name="Strong_20_Emphasis"><text:span text:style-name="T259">, </text:span></text:span></text:p>
            <text:p text:style-name="P407"><text:span text:style-name="Strong_20_Emphasis"><text:span text:style-name="T356">sin costo</text:span></text:span><text:span text:style-name="Strong_20_Emphasis"><text:span text:style-name="T259">, desde un </text:span></text:span><text:span text:style-name="Strong_20_Emphasis"><text:span text:style-name="T1247">sit</text:span></text:span><text:span text:style-name="Strong_20_Emphasis"><text:span text:style-name="T259">io </text:span></text:span><text:span text:style-name="Strong_20_Emphasis"><text:span text:style-name="T1247">web</text:span></text:span><text:span text:style-name="Strong_20_Emphasis"><text:span text:style-name="T259"> </text:span></text:span></text:p>
            <text:p text:style-name="P407"><text:span text:style-name="Strong_20_Emphasis"><text:span text:style-name="T259">que solo pedía </text:span></text:span><text:span text:style-name="Strong_20_Emphasis"><text:span text:style-name="T1247">donacion</text:span></text:span><text:span text:style-name="Strong_20_Emphasis"><text:span text:style-name="T259">es, </text:span></text:span></text:p>
            <text:p text:style-name="P407"><text:soft-page-break/><text:span text:style-name="Strong_20_Emphasis"><text:span text:style-name="T259">que iban de los 3 a los 250 dólares. </text:span></text:span></text:p>
            <text:p text:style-name="P407"><text:span text:style-name="Strong_20_Emphasis"><text:span text:style-name="T259">El dinero </text:span></text:span><text:span text:style-name="Strong_20_Emphasis"><text:span text:style-name="T356">de verdad</text:span></text:span><text:span text:style-name="Strong_20_Emphasis"><text:span text:style-name="T259"> </text:span></text:span><text:span text:style-name="Strong_20_Emphasis"><text:span text:style-name="T356">pro</text:span></text:span><text:span text:style-name="Strong_20_Emphasis"><text:span text:style-name="T1282">vení</text:span></text:span><text:span text:style-name="Strong_20_Emphasis"><text:span text:style-name="T356">a</text:span></text:span><text:span text:style-name="Strong_20_Emphasis"><text:span text:style-name="T259"> </text:span></text:span></text:p>
            <text:p text:style-name="P407"><text:span text:style-name="Strong_20_Emphasis"><text:span text:style-name="T259">de la </text:span></text:span><text:span text:style-name="Strong_20_Emphasis"><text:span text:style-name="T1282">vent</text:span></text:span><text:span text:style-name="Strong_20_Emphasis"><text:span text:style-name="T356">a</text:span></text:span><text:span text:style-name="Strong_20_Emphasis"><text:span text:style-name="T259"> de </text:span></text:span><text:span text:style-name="Strong_20_Emphasis"><text:span text:style-name="T1247">version</text:span></text:span><text:span text:style-name="Strong_20_Emphasis"><text:span text:style-name="T259">es </text:span></text:span><text:span text:style-name="Strong_20_Emphasis"><text:span text:style-name="T356">personalizadas</text:span></text:span><text:span text:style-name="Strong_20_Emphasis"><text:span text:style-name="T259"> y </text:span></text:span></text:p>
            <text:p text:style-name="P407"><text:span text:style-name="Strong_20_Emphasis"><text:span text:style-name="T259">de </text:span></text:span><text:span text:style-name="Strong_20_Emphasis"><text:span text:style-name="T1282">a</text:span></text:span><text:span text:style-name="Strong_20_Emphasis"><text:span text:style-name="T356">se</text:span></text:span><text:span text:style-name="Strong_20_Emphasis"><text:span text:style-name="T1282">s</text:span></text:span><text:span text:style-name="Strong_20_Emphasis"><text:span text:style-name="T356">orar</text:span></text:span><text:span text:style-name="Strong_20_Emphasis"><text:span text:style-name="T259"> a sus </text:span></text:span><text:span text:style-name="Strong_20_Emphasis"><text:span text:style-name="T1282">client</text:span></text:span><text:span text:style-name="Strong_20_Emphasis"><text:span text:style-name="T356">es</text:span></text:span><text:span text:style-name="Strong_20_Emphasis"><text:span text:style-name="T259"> </text:span></text:span></text:p>
            <text:p text:style-name="P407"><text:span text:style-name="Strong_20_Emphasis"><text:span text:style-name="T259">en el </text:span></text:span><text:span text:style-name="Strong_20_Emphasis"><text:span text:style-name="T1247">us</text:span></text:span><text:span text:style-name="Strong_20_Emphasis"><text:span text:style-name="T259">o </text:span></text:span><text:span text:style-name="Strong_20_Emphasis"><text:span text:style-name="T1247">efectiv</text:span></text:span><text:span text:style-name="Strong_20_Emphasis"><text:span text:style-name="T259">o del programa. </text:span></text:span></text:p>
            <text:p text:style-name="P407"><text:span text:style-name="Strong_20_Emphasis"><text:span text:style-name="T356">c</text:span></text:span><text:span text:style-name="Strong_20_Emphasis"><text:span text:style-name="T1282">err</text:span></text:span><text:span text:style-name="Strong_20_Emphasis"><text:span text:style-name="T356">ó</text:span></text:span><text:span text:style-name="Strong_20_Emphasis"><text:span text:style-name="T259"> de </text:span></text:span><text:span text:style-name="Strong_20_Emphasis"><text:span text:style-name="T1247">i</text:span></text:span><text:span text:style-name="Strong_20_Emphasis"><text:span text:style-name="T259">n</text:span></text:span><text:span text:style-name="Strong_20_Emphasis"><text:span text:style-name="T1247">mediat</text:span></text:span><text:span text:style-name="Strong_20_Emphasis"><text:span text:style-name="T259">o su sitio web y </text:span></text:span></text:p>
            <text:p text:style-name="P407"><text:span text:style-name="Strong_20_Emphasis"><text:span text:style-name="T1282">publi</text:span></text:span><text:span text:style-name="Strong_20_Emphasis"><text:span text:style-name="T356">có</text:span></text:span><text:span text:style-name="Strong_20_Emphasis"><text:span text:style-name="T259"> en un </text:span></text:span><text:span text:style-name="Strong_20_Emphasis"><text:span text:style-name="T1247">for</text:span></text:span><text:span text:style-name="Strong_20_Emphasis"><text:span text:style-name="T259">o cerrado</text:span></text:span></text:p>
            <text:p text:style-name="P407"><text:span text:style-name="Strong_20_Emphasis"><text:span text:style-name="T259">lo </text:span></text:span><text:span text:style-name="Strong_20_Emphasis"><text:span text:style-name="T1247">arrest</text:span></text:span><text:span text:style-name="Strong_20_Emphasis"><text:span text:style-name="T259">arían durante una </text:span></text:span><text:span text:style-name="Strong_20_Emphasis"><text:span text:style-name="T356">escala</text:span></text:span><text:span text:style-name="Strong_20_Emphasis"><text:span text:style-name="T357"> (a.scale)</text:span></text:span></text:p>
            <text:p text:style-name="P407"><text:span text:style-name="Strong_20_Emphasis"><text:span text:style-name="T259">Podría o no </text:span></text:span><text:span text:style-name="Strong_20_Emphasis"><text:span text:style-name="T356">suceder</text:span></text:span><text:span text:style-name="Strong_20_Emphasis"><text:span text:style-name="T259">, </text:span></text:span></text:p>
            <text:p text:style-name="P407"><text:span text:style-name="Strong_20_Emphasis"><text:span text:style-name="T259">todo </text:span></text:span><text:span text:style-name="Strong_20_Emphasis"><text:span text:style-name="T1247">depend</text:span></text:span><text:span text:style-name="Strong_20_Emphasis"><text:span text:style-name="T259">e solo de la </text:span></text:span><text:span text:style-name="Strong_20_Emphasis"><text:span text:style-name="T1247">polític</text:span></text:span><text:span text:style-name="Strong_20_Emphasis"><text:span text:style-name="T259">a</text:span></text:span></text:p>
            <text:p text:style-name="P407"><text:span text:style-name="Strong_20_Emphasis"><text:span text:style-name="T260">Las </text:span></text:span><text:span text:style-name="Strong_20_Emphasis"><text:span text:style-name="T1248">rela</text:span></text:span><text:span text:style-name="Strong_20_Emphasis"><text:span text:style-name="T260">c</text:span></text:span><text:span text:style-name="Strong_20_Emphasis"><text:span text:style-name="T1248">ion</text:span></text:span><text:span text:style-name="Strong_20_Emphasis"><text:span text:style-name="T260">es </text:span></text:span><text:span text:style-name="Strong_20_Emphasis"><text:span text:style-name="T358">entre</text:span></text:span><text:span text:style-name="Strong_20_Emphasis"><text:span text:style-name="T260"> nuestros </text:span></text:span><text:span text:style-name="Strong_20_Emphasis"><text:span text:style-name="T1283">paí</text:span></text:span><text:span text:style-name="Strong_20_Emphasis"><text:span text:style-name="T358">ses</text:span></text:span><text:span text:style-name="Strong_20_Emphasis"><text:span text:style-name="T260"> </text:span></text:span></text:p>
            <text:p text:style-name="P407"><text:span text:style-name="Strong_20_Emphasis"><text:span text:style-name="T260">son tan </text:span></text:span><text:span text:style-name="Strong_20_Emphasis"><text:span text:style-name="T358">e</text:span></text:span><text:span text:style-name="Strong_20_Emphasis"><text:span text:style-name="T1283">strec</text:span></text:span><text:span text:style-name="Strong_20_Emphasis"><text:span text:style-name="T358">has</text:span></text:span><text:span text:style-name="Strong_20_Emphasis"><text:span text:style-name="T357"> (trecho=stretch, </text:span></text:span><text:span text:style-name="Strong_20_Emphasis"><text:span text:style-name="T1284">Strec</text:span></text:span><text:span text:style-name="Strong_20_Emphasis"><text:span text:style-name="T357">ke)</text:span></text:span></text:p>
            <text:p text:style-name="P407"><text:span text:style-name="Strong_20_Emphasis"><text:span text:style-name="T358">De hecho</text:span></text:span><text:span text:style-name="Strong_20_Emphasis"><text:span text:style-name="T260">, el jefe de la Policía Cibernéticadijo </text:span></text:span></text:p>
            <text:p text:style-name="P407"><text:span text:style-name="Strong_20_Emphasis"><text:span text:style-name="T260">en una </text:span></text:span><text:span text:style-name="Strong_20_Emphasis"><text:span text:style-name="T358">entrevista</text:span></text:span></text:p>
            <text:p text:style-name="P407"><text:span text:style-name="Strong_20_Emphasis"><text:span text:style-name="T260">fue a entregarse por su propio pie</text:span></text:span></text:p>
            <text:p text:style-name="P407"><text:span text:style-name="Strong_20_Emphasis"><text:span text:style-name="T1248">coment</text:span></text:span><text:span text:style-name="Strong_20_Emphasis"><text:span text:style-name="T260">ó que había </text:span></text:span><text:span text:style-name="Strong_20_Emphasis"><text:span text:style-name="T1248">pu</text:span></text:span><text:span text:style-name="Strong_20_Emphasis"><text:span text:style-name="T260">es</text:span></text:span><text:span text:style-name="Strong_20_Emphasis"><text:span text:style-name="T1248">t</text:span></text:span><text:span text:style-name="Strong_20_Emphasis"><text:span text:style-name="T260">o al </text:span></text:span><text:span text:style-name="Strong_20_Emphasis"><text:span text:style-name="T358">testigo</text:span></text:span><text:span text:style-name="Strong_20_Emphasis"><text:span text:style-name="T260"> </text:span></text:span><text:span text:style-name="Strong_20_Emphasis"><text:span text:style-name="T291">(poner)</text:span></text:span></text:p>
            <text:p text:style-name="P407"><text:span text:style-name="Strong_20_Emphasis"><text:span text:style-name="T260">a </text:span></text:span><text:span text:style-name="Strong_20_Emphasis"><text:span text:style-name="T1248">dispos</text:span></text:span><text:span text:style-name="Strong_20_Emphasis"><text:span text:style-name="T260">ición del FBI, </text:span></text:span></text:p>
            <text:p text:style-name="P407"><text:span text:style-name="Strong_20_Emphasis"><text:span text:style-name="T260">el </text:span></text:span><text:span text:style-name="Strong_20_Emphasis"><text:span text:style-name="T1248">buró</text:span></text:span><text:span text:style-name="Strong_20_Emphasis"><text:span text:style-name="T260"> ha </text:span></text:span><text:span text:style-name="Strong_20_Emphasis"><text:span text:style-name="T358">co</text:span></text:span><text:span text:style-name="Strong_20_Emphasis"><text:span text:style-name="T1283">l</text:span></text:span><text:span text:style-name="Strong_20_Emphasis"><text:span text:style-name="T358">o</text:span></text:span><text:span text:style-name="Strong_20_Emphasis"><text:span text:style-name="T1283">c</text:span></text:span><text:span text:style-name="Strong_20_Emphasis"><text:span text:style-name="T358">a</text:span></text:span><text:span text:style-name="Strong_20_Emphasis"><text:span text:style-name="T548">d</text:span></text:span><text:span text:style-name="Strong_20_Emphasis"><text:span text:style-name="T358">o</text:span></text:span><text:span text:style-name="Strong_20_Emphasis"><text:span text:style-name="T260"> en Kiev </text:span></text:span></text:p>
            <text:p text:style-name="P407"><text:span text:style-name="Strong_20_Emphasis"><text:span text:style-name="T260">a un </text:span></text:span><text:span text:style-name="Strong_20_Emphasis"><text:span text:style-name="T1248">expert</text:span></text:span><text:span text:style-name="Strong_20_Emphasis"><text:span text:style-name="T260">o en ciber</text:span></text:span><text:span text:style-name="Strong_20_Emphasis"><text:span text:style-name="T1248">segurid</text:span></text:span><text:span text:style-name="Strong_20_Emphasis"><text:span text:style-name="T260">ad</text:span></text:span></text:p>
            <text:p text:style-name="P407"><text:span text:style-name="Strong_20_Emphasis"><text:span text:style-name="T261">no fue </text:span></text:span><text:span text:style-name="Strong_20_Emphasis"><text:span text:style-name="T1249">arrest</text:span></text:span><text:span text:style-name="Strong_20_Emphasis"><text:span text:style-name="T261">ado debido a que sus </text:span></text:span><text:span text:style-name="Strong_20_Emphasis"><text:span text:style-name="T1249">activid</text:span></text:span><text:span text:style-name="Strong_20_Emphasis"><text:span text:style-name="T261">ades </text:span></text:span></text:p>
            <text:p text:style-name="P407"><text:span text:style-name="Strong_20_Emphasis"><text:span text:style-name="T359">cayeron</text:span></text:span><text:span text:style-name="Strong_20_Emphasis"><text:span text:style-name="T261"> en una </text:span></text:span><text:span text:style-name="Strong_20_Emphasis"><text:span text:style-name="T359">zona gris</text:span></text:span><text:span text:style-name="Strong_20_Emphasis"><text:span text:style-name="T261"> de la </text:span></text:span><text:span text:style-name="Strong_20_Emphasis"><text:span text:style-name="T359">ley</text:span></text:span></text:p>
            <text:p text:style-name="P407"><text:span text:style-name="Strong_20_Emphasis"><text:span text:style-name="T261">Nos dijo que no lo había </text:span></text:span><text:span text:style-name="Strong_20_Emphasis"><text:span text:style-name="T1249">cread</text:span></text:span><text:span text:style-name="Strong_20_Emphasis"><text:span text:style-name="T261">o </text:span></text:span></text:p>
            <text:p text:style-name="P407"><text:span text:style-name="Strong_20_Emphasis"><text:span text:style-name="T261">para que se </text:span></text:span><text:span text:style-name="Strong_20_Emphasis"><text:span text:style-name="T1249">us</text:span></text:span><text:span text:style-name="Strong_20_Emphasis"><text:span text:style-name="T261">ara de esa </text:span></text:span><text:span text:style-name="Strong_20_Emphasis"><text:span text:style-name="T1285">maner</text:span></text:span><text:span text:style-name="Strong_20_Emphasis"><text:span text:style-name="T359">a</text:span></text:span></text:p>
            <text:p text:style-name="P407"><text:span text:style-name="Strong_20_Emphasis"><text:span text:style-name="T262">la </text:span></text:span><text:span text:style-name="Strong_20_Emphasis"><text:span text:style-name="T1250">interac</text:span></text:span><text:span text:style-name="Strong_20_Emphasis"><text:span text:style-name="T262">c</text:span></text:span><text:span text:style-name="Strong_20_Emphasis"><text:span text:style-name="T1250">ión</text:span></text:span><text:span text:style-name="Strong_20_Emphasis"><text:span text:style-name="T262"> se hizo </text:span></text:span><text:span text:style-name="Strong_20_Emphasis"><text:span text:style-name="T360">e</text:span></text:span><text:span text:style-name="Strong_20_Emphasis"><text:span text:style-name="T1286">n líne</text:span></text:span><text:span text:style-name="Strong_20_Emphasis"><text:span text:style-name="T360">a</text:span></text:span><text:span text:style-name="Strong_20_Emphasis"><text:span text:style-name="T262"> o por </text:span></text:span><text:span text:style-name="Strong_20_Emphasis"><text:span text:style-name="T1250">teléfon</text:span></text:span><text:span text:style-name="Strong_20_Emphasis"><text:span text:style-name="T262">o</text:span></text:span></text:p>
            <text:p text:style-name="P407"><text:span text:style-name="Strong_20_Emphasis"><text:span text:style-name="T262">al </text:span></text:span><text:span text:style-name="Strong_20_Emphasis"><text:span text:style-name="T1250">program</text:span></text:span><text:span text:style-name="Strong_20_Emphasis"><text:span text:style-name="T262">ador ucraniano se le había </text:span></text:span><text:span text:style-name="Strong_20_Emphasis"><text:span text:style-name="T1250">pa</text:span></text:span><text:span text:style-name="Strong_20_Emphasis"><text:span text:style-name="T262">gado </text:span></text:span></text:p>
            <text:p text:style-name="P407"><text:span text:style-name="Strong_20_Emphasis"><text:span text:style-name="T262">para que escribiera </text:span></text:span></text:p>
            <text:p text:style-name="P407"><text:span text:style-name="Strong_20_Emphasis"><text:span text:style-name="T262">el programa maligno </text:span></text:span><text:span text:style-name="Strong_20_Emphasis"><text:span text:style-name="T360">a la medida</text:span></text:span><text:span text:style-name="Strong_20_Emphasis"><text:span text:style-name="T262"> </text:span></text:span></text:p>
            <text:p text:style-name="P407"><text:span text:style-name="Strong_20_Emphasis"><text:span text:style-name="T262">sin conocer su </text:span></text:span><text:span text:style-name="Strong_20_Emphasis"><text:span text:style-name="T1250">pr</text:span></text:span><text:span text:style-name="Strong_20_Emphasis"><text:span text:style-name="T262">o</text:span></text:span><text:span text:style-name="Strong_20_Emphasis"><text:span text:style-name="T1250">pós</text:span></text:span><text:span text:style-name="Strong_20_Emphasis"><text:span text:style-name="T262">ito</text:span></text:span></text:p>
            <text:p text:style-name="P407"><text:span text:style-name="Strong_20_Emphasis"><text:span text:style-name="T262">describió al </text:span></text:span><text:span text:style-name="Strong_20_Emphasis"><text:span text:style-name="T1250">autor</text:span></text:span><text:span text:style-name="Strong_20_Emphasis"><text:span text:style-name="T262"> </text:span></text:span><text:span text:style-name="Strong_20_Emphasis"><text:span text:style-name="T360">a grandes rasgos</text:span></text:span><text:span text:style-name="Strong_20_Emphasis"><text:span text:style-name="T262">, </text:span></text:span></text:p>
            <text:p text:style-name="P407"><text:span text:style-name="Strong_20_Emphasis"><text:span text:style-name="T262">para </text:span></text:span><text:span text:style-name="Strong_20_Emphasis"><text:span text:style-name="T1250">prote</text:span></text:span><text:span text:style-name="Strong_20_Emphasis"><text:span text:style-name="T262">ger su </text:span></text:span><text:span text:style-name="Strong_20_Emphasis"><text:span text:style-name="T1250">integri</text:span></text:span><text:span text:style-name="Strong_20_Emphasis"><text:span text:style-name="T262">dad</text:span></text:span></text:p>
            <text:p text:style-name="P407"><text:span text:style-name="Strong_20_Emphasis"><text:span text:style-name="T262">Trabajaba </text:span></text:span><text:span text:style-name="Strong_20_Emphasis"><text:span text:style-name="T360">por su </text:span></text:span><text:span text:style-name="Strong_20_Emphasis"><text:span text:style-name="T1286">cu</text:span></text:span><text:span text:style-name="Strong_20_Emphasis"><text:span text:style-name="T360">e</text:span></text:span><text:span text:style-name="Strong_20_Emphasis"><text:span text:style-name="T1286">nt</text:span></text:span><text:span text:style-name="Strong_20_Emphasis"><text:span text:style-name="T360">a</text:span></text:span><text:span text:style-name="Strong_20_Emphasis"><text:span text:style-name="T262"> y </text:span></text:span></text:p>
            <text:p text:style-name="P407"><text:span text:style-name="Strong_20_Emphasis"><text:span text:style-name="T262">ahora es un </text:span></text:span><text:span text:style-name="Strong_20_Emphasis"><text:span text:style-name="T360">testigo</text:span></text:span><text:span text:style-name="Strong_20_Emphasis"><text:span text:style-name="T262"> </text:span></text:span><text:span text:style-name="Strong_20_Emphasis"><text:span text:style-name="T1250">val</text:span></text:span><text:span text:style-name="Strong_20_Emphasis"><text:span text:style-name="T262">ioso</text:span></text:span></text:p>
            <text:p text:style-name="P407"><text:span text:style-name="Strong_20_Emphasis"><text:span text:style-name="T262">para </text:span></text:span><text:span text:style-name="Strong_20_Emphasis"><text:span text:style-name="T1250">hack</text:span></text:span><text:span text:style-name="Strong_20_Emphasis"><text:span text:style-name="T262">ear los </text:span></text:span><text:span text:style-name="Strong_20_Emphasis"><text:span text:style-name="T1250">serv</text:span></text:span><text:span text:style-name="Strong_20_Emphasis"><text:span text:style-name="T262">idores</text:span></text:span></text:p>
            <text:p text:style-name="P407"><text:span text:style-name="Strong_20_Emphasis"><text:span text:style-name="T263">se </text:span></text:span><text:span text:style-name="Strong_20_Emphasis"><text:span text:style-name="T1251">re</text:span></text:span><text:span text:style-name="Strong_20_Emphasis"><text:span text:style-name="T263">h</text:span></text:span><text:span text:style-name="Strong_20_Emphasis"><text:span text:style-name="T1251">ús</text:span></text:span><text:span text:style-name="Strong_20_Emphasis"><text:span text:style-name="T263">an a </text:span></text:span><text:span text:style-name="Strong_20_Emphasis"><text:span text:style-name="T380">tratar</text:span></text:span><text:span text:style-name="Strong_20_Emphasis"><text:span text:style-name="T381"> con</text:span></text:span><text:span text:style-name="Strong_20_Emphasis"><text:span text:style-name="T263"> </text:span></text:span></text:p>
            <text:p text:style-name="P407"><text:span text:style-name="Strong_20_Emphasis"><text:span text:style-name="T263">quienes comercializan la droga</text:span></text:span></text:p>
            <text:p text:style-name="P407"><text:span text:style-name="Strong_20_Emphasis"><text:span text:style-name="T361">Intentar</text:span></text:span><text:span text:style-name="Strong_20_Emphasis"><text:span text:style-name="T263"> conseguir o lograr un </text:span></text:span><text:span text:style-name="Strong_20_Emphasis"><text:span text:style-name="T1251">objetiv</text:span></text:span><text:span text:style-name="Strong_20_Emphasis"><text:span text:style-name="T263">o o un </text:span></text:span><text:span text:style-name="Strong_20_Emphasis"><text:span text:style-name="T361">fin</text:span></text:span><text:span text:style-name="Strong_20_Emphasis"><text:span text:style-name="T263">.</text:span></text:span></text:p>
            <text:p text:style-name="P407"><text:span text:style-name="Strong_20_Emphasis"><text:span text:style-name="T1296">trat</text:span></text:span><text:span text:style-name="Strong_20_Emphasis"><text:span text:style-name="T380">a con</text:span></text:span><text:span text:style-name="Strong_20_Emphasis"><text:span text:style-name="T263"> </text:span></text:span><text:span text:style-name="Strong_20_Emphasis"><text:span text:style-name="T361">cuidado</text:span></text:span><text:span text:style-name="Strong_20_Emphasis"><text:span text:style-name="T263"> la </text:span></text:span><text:span text:style-name="Strong_20_Emphasis"><text:span text:style-name="T361">ropa</text:span></text:span><text:span text:style-name="Strong_20_Emphasis"><text:span text:style-name="T263"> si quieres </text:span></text:span></text:p>
            <text:p text:style-name="P407"><text:span text:style-name="Strong_20_Emphasis"><text:span text:style-name="T263">que te </text:span></text:span><text:span text:style-name="Strong_20_Emphasis"><text:span text:style-name="T361">dure</text:span></text:span><text:span text:style-name="Strong_20_Emphasis"><text:span text:style-name="T263"> </text:span></text:span><text:span text:style-name="Strong_20_Emphasis"><text:span text:style-name="T361">mucho tiempo</text:span></text:span><text:span text:style-name="Strong_20_Emphasis"><text:span text:style-name="T263"> .</text:span></text:span></text:p>
            <text:p text:style-name="P407"><text:span text:style-name="Strong_20_Emphasis"><text:span text:style-name="T263">está re</text:span></text:span><text:span text:style-name="Strong_20_Emphasis"><text:span text:style-name="T1251">co</text:span></text:span><text:span text:style-name="Strong_20_Emphasis"><text:span text:style-name="T263">giendo sus </text:span></text:span><text:span text:style-name="Strong_20_Emphasis"><text:span text:style-name="T361">artículos</text:span></text:span><text:span text:style-name="Strong_20_Emphasis"><text:span text:style-name="T263"> </text:span></text:span><text:span text:style-name="Strong_20_Emphasis"><text:span text:style-name="T1251">personal</text:span></text:span><text:span text:style-name="Strong_20_Emphasis"><text:span text:style-name="T263">es. </text:span></text:span></text:p>
            <text:p text:style-name="P407"><text:span text:style-name="Strong_20_Emphasis"><text:span text:style-name="T1287">Lev</text:span></text:span><text:span text:style-name="Strong_20_Emphasis"><text:span text:style-name="T361">anta</text:span></text:span><text:span text:style-name="Strong_20_Emphasis"><text:span text:style-name="T263"> sus </text:span></text:span><text:span text:style-name="Strong_20_Emphasis"><text:span text:style-name="T361">cajas</text:span></text:span></text:p>
            <text:p text:style-name="P286"><text:span text:style-name="Strong_20_Emphasis"><text:span text:style-name="T263">dejando la </text:span></text:span><text:span text:style-name="Strong_20_Emphasis"><text:span text:style-name="T361">puerta</text:span></text:span><text:span text:style-name="Strong_20_Emphasis"><text:span text:style-name="T263"> abierta</text:span></text:span><text:span text:style-name="Strong_20_Emphasis"><text:span text:style-name="T264"> detrás de él</text:span></text:span></text:p>
            <text:p text:style-name="P286"><text:span text:style-name="Strong_20_Emphasis"><text:span text:style-name="T264">su jefe se </text:span></text:span><text:span text:style-name="Strong_20_Emphasis"><text:span text:style-name="T362">detiene</text:span></text:span><text:span text:style-name="Strong_20_Emphasis"><text:span text:style-name="T264"> en su </text:span></text:span><text:span text:style-name="Strong_20_Emphasis"><text:span text:style-name="T1252">ofic</text:span></text:span><text:span text:style-name="Strong_20_Emphasis"><text:span text:style-name="T264">ina</text:span></text:span></text:p>
            <text:p text:style-name="P286"><text:span text:style-name="Strong_20_Emphasis"><text:span text:style-name="T362">A propósito</text:span></text:span><text:span text:style-name="Strong_20_Emphasis"><text:span text:style-name="T264">, tiene un minuto para hablar</text:span></text:span></text:p>
            <text:p text:style-name="P286"><text:span text:style-name="Strong_20_Emphasis"><text:span text:style-name="T264">Tengo </text:span></text:span><text:span text:style-name="Strong_20_Emphasis"><text:span text:style-name="T362">malas noticias</text:span></text:span><text:span text:style-name="Strong_20_Emphasis"><text:span text:style-name="T264">. </text:span></text:span></text:p>
            <text:p text:style-name="P286"><text:span text:style-name="Strong_20_Emphasis"><text:span text:style-name="T264">Como lo sabe, las cosas han sido </text:span></text:span><text:span text:style-name="Strong_20_Emphasis"><text:span text:style-name="T362">difíciles</text:span></text:span><text:span text:style-name="Strong_20_Emphasis"><text:span text:style-name="T264"> </text:span></text:span></text:p>
            <text:p text:style-name="P286"><text:span text:style-name="Strong_20_Emphasis"><text:span text:style-name="T264">con la </text:span></text:span><text:span text:style-name="Strong_20_Emphasis"><text:span text:style-name="T1252">recesión</text:span></text:span><text:span text:style-name="Strong_20_Emphasis"><text:span text:style-name="T264"> </text:span></text:span><text:span text:style-name="Strong_20_Emphasis"><text:span text:style-name="T362">durando más</text:span></text:span><text:span text:style-name="Strong_20_Emphasis"><text:span text:style-name="T264"> de lo </text:span></text:span><text:span text:style-name="Strong_20_Emphasis"><text:span text:style-name="T1252">e</text:span></text:span><text:span text:style-name="Strong_20_Emphasis"><text:span text:style-name="T264">s</text:span></text:span><text:span text:style-name="Strong_20_Emphasis"><text:span text:style-name="T1252">pe</text:span></text:span><text:span text:style-name="Strong_20_Emphasis"><text:span text:style-name="T264">rado. </text:span></text:span></text:p>
            <text:p text:style-name="P286"><text:span text:style-name="Strong_20_Emphasis"><text:span text:style-name="T264">La dirección ha </text:span></text:span><text:span text:style-name="Strong_20_Emphasis"><text:span text:style-name="T1252">conclu</text:span></text:span><text:span text:style-name="Strong_20_Emphasis"><text:span text:style-name="T264">ido que </text:span></text:span></text:p>
            <text:p text:style-name="P286"><text:span text:style-name="Strong_20_Emphasis"><text:span text:style-name="T264">debemos despedir </text:span></text:span><text:span text:style-name="Strong_20_Emphasis"><text:span text:style-name="T362">algunas personas</text:span></text:span><text:span text:style-name="Strong_20_Emphasis"><text:span text:style-name="T264"> </text:span></text:span></text:p>
            <text:p text:style-name="P286"><text:span text:style-name="Strong_20_Emphasis"><text:span text:style-name="T264">si queremos </text:span></text:span><text:span text:style-name="Strong_20_Emphasis"><text:span text:style-name="T362">mantenernos</text:span></text:span><text:span text:style-name="Strong_20_Emphasis"><text:span text:style-name="T264"> </text:span></text:span><text:span text:style-name="Strong_20_Emphasis"><text:span text:style-name="T1252">competitiv</text:span></text:span><text:span text:style-name="Strong_20_Emphasis"><text:span text:style-name="T264">os</text:span></text:span></text:p>
            <text:p text:style-name="P286"><text:span text:style-name="Strong_20_Emphasis"><text:span text:style-name="T362">Dis</text:span></text:span><text:span text:style-name="Strong_20_Emphasis"><text:span text:style-name="T1288">cú</text:span></text:span><text:span text:style-name="Strong_20_Emphasis"><text:span text:style-name="T362">lp</text:span></text:span><text:span text:style-name="Strong_20_Emphasis"><text:span text:style-name="T1288">eme</text:span></text:span><text:span text:style-name="Strong_20_Emphasis"><text:span text:style-name="T265">,</text:span></text:span><text:span text:style-name="Strong_20_Emphasis"><text:span text:style-name="T264"> pero, no estoy </text:span></text:span><text:span text:style-name="Strong_20_Emphasis"><text:span text:style-name="T1288">s</text:span></text:span><text:span text:style-name="Strong_20_Emphasis"><text:span text:style-name="T362">eg</text:span></text:span><text:span text:style-name="Strong_20_Emphasis"><text:span text:style-name="T1288">ur</text:span></text:span><text:span text:style-name="Strong_20_Emphasis"><text:span text:style-name="T362">o</text:span></text:span><text:span text:style-name="Strong_20_Emphasis"><text:span text:style-name="T264"> que entiendo. </text:span></text:span></text:p>
            <text:p text:style-name="P286"><text:span text:style-name="Strong_20_Emphasis"><text:span text:style-name="T264">¿Me está despidiendo?</text:span></text:span></text:p>
            <text:p text:style-name="P286"><text:span text:style-name="Strong_20_Emphasis"><text:span text:style-name="T264">no lo </text:span></text:span><text:span text:style-name="Strong_20_Emphasis"><text:span text:style-name="T362">tome</text:span></text:span><text:span text:style-name="Strong_20_Emphasis"><text:span text:style-name="T264"> como algo </text:span></text:span><text:span text:style-name="Strong_20_Emphasis"><text:span text:style-name="T1252">personal</text:span></text:span><text:span text:style-name="Strong_20_Emphasis"><text:span text:style-name="T264">. </text:span></text:span></text:p>
            <text:p text:style-name="P286"><text:soft-page-break/><text:span text:style-name="Strong_20_Emphasis"><text:span text:style-name="T264">Nosotros hemos estado </text:span></text:span><text:span text:style-name="Strong_20_Emphasis"><text:span text:style-name="T1288">a</text:span></text:span><text:span text:style-name="Strong_20_Emphasis"><text:span text:style-name="T362">n</text:span></text:span><text:span text:style-name="Strong_20_Emphasis"><text:span text:style-name="T1288">g</text:span></text:span><text:span text:style-name="Strong_20_Emphasis"><text:span text:style-name="T362">ust</text:span></text:span><text:span text:style-name="Strong_20_Emphasis"><text:span text:style-name="T1288">i</text:span></text:span><text:span text:style-name="Strong_20_Emphasis"><text:span text:style-name="T362">ados</text:span></text:span><text:span text:style-name="Strong_20_Emphasis"><text:span text:style-name="T264"> </text:span></text:span></text:p>
            <text:p text:style-name="P286"><text:span text:style-name="Strong_20_Emphasis"><text:span text:style-name="T362">sobre</text:span></text:span><text:span text:style-name="Strong_20_Emphasis"><text:span text:style-name="T264"> esta </text:span></text:span><text:span text:style-name="Strong_20_Emphasis"><text:span text:style-name="T1252">decisión</text:span></text:span><text:span text:style-name="Strong_20_Emphasis"><text:span text:style-name="T264"> por meses. </text:span></text:span></text:p>
            <text:p text:style-name="P286"><text:span text:style-name="Strong_20_Emphasis"><text:span text:style-name="T264">En </text:span></text:span><text:span text:style-name="Strong_20_Emphasis"><text:span text:style-name="T1252">real</text:span></text:span><text:span text:style-name="Strong_20_Emphasis"><text:span text:style-name="T264">idad no tenemos más </text:span></text:span><text:span text:style-name="Strong_20_Emphasis"><text:span text:style-name="T1252">op</text:span></text:span><text:span text:style-name="Strong_20_Emphasis"><text:span text:style-name="T264">c</text:span></text:span><text:span text:style-name="Strong_20_Emphasis"><text:span text:style-name="T1252">ion</text:span></text:span><text:span text:style-name="Strong_20_Emphasis"><text:span text:style-name="T264">es.</text:span></text:span></text:p>
            <text:p text:style-name="P286"><text:span text:style-name="Strong_20_Emphasis"><text:span text:style-name="T362">acabo de</text:span></text:span><text:span text:style-name="Strong_20_Emphasis"><text:span text:style-name="T264"> comprar una casa. </text:span></text:span></text:p>
            <text:p text:style-name="P286"><text:span text:style-name="Strong_20_Emphasis"><text:span text:style-name="T264">Mi esposa tiene 6 meses de </text:span></text:span><text:span text:style-name="Strong_20_Emphasis"><text:span text:style-name="T362">embarazo</text:span></text:span></text:p>
            <text:p text:style-name="P286"><text:span text:style-name="Strong_20_Emphasis"><text:span text:style-name="T264">He trabajado para esta </text:span></text:span><text:span text:style-name="Strong_20_Emphasis"><text:span text:style-name="T1252">compañí</text:span></text:span><text:span text:style-name="Strong_20_Emphasis"><text:span text:style-name="T264">a </text:span></text:span></text:p>
            <text:p text:style-name="P286"><text:span text:style-name="Strong_20_Emphasis"><text:span text:style-name="T362">por</text:span></text:span><text:span text:style-name="Strong_20_Emphasis"><text:span text:style-name="T363"> casi</text:span></text:span><text:span text:style-name="Strong_20_Emphasis"><text:span text:style-name="T264"> 20 años…</text:span></text:span></text:p>
            <text:p text:style-name="P286"><text:span text:style-name="Strong_20_Emphasis"><text:span text:style-name="T264">… por los cuales ha sido bien </text:span></text:span><text:span text:style-name="Strong_20_Emphasis"><text:span text:style-name="T362">remunerado</text:span></text:span></text:p>
            <text:p text:style-name="P286"><text:span text:style-name="Strong_20_Emphasis"><text:span text:style-name="T264">Hice todo lo que </text:span></text:span><text:span text:style-name="Strong_20_Emphasis"><text:span text:style-name="T362">pude</text:span></text:span><text:span text:style-name="Strong_20_Emphasis"><text:span text:style-name="T264"> </text:span></text:span></text:p>
            <text:p text:style-name="P286"><text:span text:style-name="Strong_20_Emphasis"><text:span text:style-name="T264">para </text:span></text:span><text:span text:style-name="Strong_20_Emphasis"><text:span text:style-name="T1252">conv</text:span></text:span><text:span text:style-name="Strong_20_Emphasis"><text:span text:style-name="T264">e</text:span></text:span><text:span text:style-name="Strong_20_Emphasis"><text:span text:style-name="T1252">nce</text:span></text:span><text:span text:style-name="Strong_20_Emphasis"><text:span text:style-name="T264">rlos de dejarlo, </text:span></text:span></text:p>
            <text:p text:style-name="P286"><text:span text:style-name="Strong_20_Emphasis"><text:span text:style-name="T264">pero ellos ya habían tomado la decisión.</text:span></text:span></text:p>
            <text:p text:style-name="P286"><text:span text:style-name="Strong_20_Emphasis"><text:span text:style-name="T264">Bueno</text:span></text:span><text:span text:style-name="Strong_20_Emphasis"><text:span text:style-name="T266">, </text:span></text:span><text:span text:style-name="Strong_20_Emphasis"><text:span text:style-name="T264">tengo que estar </text:span></text:span></text:p>
            <text:p text:style-name="P286"><text:span text:style-name="Strong_20_Emphasis"><text:span text:style-name="T264">en otra </text:span></text:span><text:span text:style-name="Strong_20_Emphasis"><text:span text:style-name="T362">reunión</text:span></text:span><text:span text:style-name="Strong_20_Emphasis"><text:span text:style-name="T264"> en 2 minutos</text:span></text:span></text:p>
            <text:p text:style-name="P286"><text:span text:style-name="Strong_20_Emphasis"><text:span text:style-name="T264">estaba </text:span></text:span><text:span text:style-name="Strong_20_Emphasis"><text:span text:style-name="T1288">mu</text:span></text:span><text:span text:style-name="Strong_20_Emphasis"><text:span text:style-name="T362">do</text:span></text:span></text:p>
            <text:p text:style-name="P286"><text:span text:style-name="Strong_20_Emphasis"><text:span text:style-name="T264">Le </text:span></text:span><text:span text:style-name="Strong_20_Emphasis"><text:span text:style-name="T362">deseo</text:span></text:span><text:span text:style-name="Strong_20_Emphasis"><text:span text:style-name="T264"> lo </text:span></text:span><text:span text:style-name="Strong_20_Emphasis"><text:span text:style-name="T362">mejor</text:span></text:span><text:span text:style-name="Strong_20_Emphasis"><text:span text:style-name="T264">. </text:span></text:span></text:p>
            <text:p text:style-name="P286"><text:span text:style-name="Strong_20_Emphasis"><text:span text:style-name="T264">Si tiene preguntas </text:span></text:span></text:p>
            <text:p text:style-name="P286"><text:span text:style-name="Strong_20_Emphasis"><text:span text:style-name="T264">usted sabe dónde encontrarme.</text:span></text:span></text:p>
            <text:p text:style-name="P286"><text:span text:style-name="Strong_20_Emphasis"><text:span text:style-name="T264">hace una </text:span></text:span><text:span text:style-name="Strong_20_Emphasis"><text:span text:style-name="T1252">list</text:span></text:span><text:span text:style-name="Strong_20_Emphasis"><text:span text:style-name="T264">a de </text:span></text:span><text:span text:style-name="Strong_20_Emphasis"><text:span text:style-name="T362">gastos</text:span></text:span><text:span text:style-name="Strong_20_Emphasis"><text:span text:style-name="T264"> que podría </text:span></text:span><text:span text:style-name="Strong_20_Emphasis"><text:span text:style-name="T1288">c</text:span></text:span><text:span text:style-name="Strong_20_Emphasis"><text:span text:style-name="T362">or</text:span></text:span><text:span text:style-name="Strong_20_Emphasis"><text:span text:style-name="T1288">t</text:span></text:span><text:span text:style-name="Strong_20_Emphasis"><text:span text:style-name="T362">ar</text:span></text:span></text:p>
            <text:p text:style-name="P286"><text:span text:style-name="Strong_20_Emphasis"><text:span text:style-name="T264">Cómo estuvo tu </text:span></text:span><text:span text:style-name="Strong_20_Emphasis"><text:span text:style-name="T1288">dí</text:span></text:span><text:span text:style-name="Strong_20_Emphasis"><text:span text:style-name="T362">a</text:span></text:span><text:span text:style-name="Strong_20_Emphasis"><text:span text:style-name="T264"> </text:span></text:span><text:span text:style-name="Strong_20_Emphasis"><text:span text:style-name="T362">cariño</text:span></text:span></text:p>
            <text:p text:style-name="P286"><text:span text:style-name="Strong_20_Emphasis"><text:span text:style-name="T264">Bien… </text:span></text:span><text:span text:style-name="Strong_20_Emphasis"><text:span text:style-name="T362">ocupado</text:span></text:span><text:span text:style-name="Strong_20_Emphasis"><text:span text:style-name="T264"> </text:span></text:span><text:span text:style-name="Strong_20_Emphasis"><text:span text:style-name="T362">como de costumbre</text:span></text:span></text:p>
            <text:p text:style-name="P286"><text:span text:style-name="Strong_20_Emphasis"><text:span text:style-name="T264">Puedo estar </text:span></text:span><text:span text:style-name="Strong_20_Emphasis"><text:span text:style-name="T362">list</text:span></text:span><text:span text:style-name="Strong_20_Emphasis"><text:span text:style-name="T364">o/a</text:span></text:span><text:span text:style-name="Strong_20_Emphasis"><text:span text:style-name="T264"> en 10 </text:span></text:span><text:span text:style-name="Strong_20_Emphasis"><text:span text:style-name="T1252">minut</text:span></text:span><text:span text:style-name="Strong_20_Emphasis"><text:span text:style-name="T264">os</text:span></text:span></text:p>
            <text:p text:style-name="P286"><text:span text:style-name="Strong_20_Emphasis"><text:span text:style-name="T264">Y si nos </text:span></text:span><text:span text:style-name="Strong_20_Emphasis"><text:span text:style-name="T362">quedamos</text:span></text:span><text:span text:style-name="Strong_20_Emphasis"><text:span text:style-name="T264"> en casa </text:span></text:span><text:span text:style-name="Strong_20_Emphasis"><text:span text:style-name="T362">como por </text:span></text:span><text:span text:style-name="Strong_20_Emphasis"><text:span text:style-name="T1288">ca</text:span></text:span><text:span text:style-name="Strong_20_Emphasis"><text:span text:style-name="T362">mbiar</text:span></text:span></text:p>
            <text:p text:style-name="P286"><text:span text:style-name="Strong_20_Emphasis"><text:span text:style-name="T1297">estallar:</text:span></text:span><text:span text:style-name="Strong_20_Emphasis"><text:span text:style-name="T267"> </text:span></text:span><text:span text:style-name="Strong_20_Emphasis"><text:span text:style-name="T1182">Explot</text:span></text:span><text:span text:style-name="Strong_20_Emphasis"><text:span text:style-name="T267">ar </text:span></text:span><text:span text:style-name="Strong_20_Emphasis"><text:span text:style-name="T365">repentina</text:span></text:span><text:span text:style-name="Strong_20_Emphasis"><text:span text:style-name="T267"> y </text:span></text:span><text:span text:style-name="Strong_20_Emphasis"><text:span text:style-name="T1182">violent</text:span></text:span><text:span text:style-name="Strong_20_Emphasis"><text:span text:style-name="T267">amente,</text:span></text:span></text:p>
            <text:p text:style-name="P286"><text:span text:style-name="Strong_20_Emphasis"><text:span text:style-name="T1182">produci</text:span></text:span><text:span text:style-name="Strong_20_Emphasis"><text:span text:style-name="T267">endo un </text:span></text:span><text:span text:style-name="Strong_20_Emphasis"><text:span text:style-name="T365">ruido</text:span></text:span><text:span text:style-name="Strong_20_Emphasis"><text:span text:style-name="T267"> seco e </text:span></text:span><text:span text:style-name="Strong_20_Emphasis"><text:span text:style-name="T1182">intens</text:span></text:span><text:span text:style-name="Strong_20_Emphasis"><text:span text:style-name="T267">o.</text:span></text:span></text:p>
            <text:p text:style-name="P286"><text:span text:style-name="Strong_20_Emphasis"><text:span text:style-name="T1297">tallar:</text:span></text:span><text:span text:style-name="Strong_20_Emphasis"><text:span text:style-name="T267"> Dar forma a un </text:span></text:span><text:span text:style-name="Strong_20_Emphasis"><text:span text:style-name="T365">cuerpo</text:span></text:span><text:span text:style-name="Strong_20_Emphasis"><text:span text:style-name="T267"> </text:span></text:span><text:span text:style-name="Strong_20_Emphasis"><text:span text:style-name="T1182">sólid</text:span></text:span><text:span text:style-name="Strong_20_Emphasis"><text:span text:style-name="T267">o haciendo </text:span></text:span></text:p>
            <text:p text:style-name="P286"><text:span text:style-name="Strong_20_Emphasis"><text:span text:style-name="T1289">c</text:span></text:span><text:span text:style-name="Strong_20_Emphasis"><text:span text:style-name="T365">or</text:span></text:span><text:span text:style-name="Strong_20_Emphasis"><text:span text:style-name="T1289">t</text:span></text:span><text:span text:style-name="Strong_20_Emphasis"><text:span text:style-name="T365">es</text:span></text:span><text:span text:style-name="Strong_20_Emphasis"><text:span text:style-name="T267"> o </text:span></text:span><text:span text:style-name="Strong_20_Emphasis"><text:span text:style-name="T1182">incision</text:span></text:span><text:span text:style-name="Strong_20_Emphasis"><text:span text:style-name="T267">es, </text:span></text:span><text:span text:style-name="Strong_20_Emphasis"><text:span text:style-name="T1182">especial</text:span></text:span><text:span text:style-name="Strong_20_Emphasis"><text:span text:style-name="T267">mente hacer </text:span></text:span></text:p>
            <text:p text:style-name="P286"><text:span text:style-name="Strong_20_Emphasis"><text:span text:style-name="T267">una e</text:span></text:span><text:span text:style-name="Strong_20_Emphasis"><text:span text:style-name="T1182">scultur</text:span></text:span><text:span text:style-name="Strong_20_Emphasis"><text:span text:style-name="T267">a trabajando o </text:span></text:span><text:span text:style-name="Strong_20_Emphasis"><text:span text:style-name="T365">labrando</text:span></text:span><text:span text:style-name="Strong_20_Emphasis"><text:span text:style-name="T267"> </text:span></text:span><text:span text:style-name="Strong_20_Emphasis"><text:span text:style-name="T365">piedra</text:span></text:span><text:span text:style-name="Strong_20_Emphasis"><text:span text:style-name="T267">, </text:span></text:span></text:p>
            <text:p text:style-name="P286"><text:span text:style-name="Strong_20_Emphasis"><text:span text:style-name="T267">metal o </text:span></text:span><text:span text:style-name="Strong_20_Emphasis"><text:span text:style-name="T365">madera</text:span></text:span><text:span text:style-name="Strong_20_Emphasis"><text:span text:style-name="T267">. </text:span></text:span><text:span text:style-name="Strong_20_Emphasis"><text:span text:style-name="T1289">Gra</text:span></text:span><text:span text:style-name="Strong_20_Emphasis"><text:span text:style-name="T365">bar</text:span></text:span><text:span text:style-name="Strong_20_Emphasis"><text:span text:style-name="T267"> sobre metal, madera, </text:span></text:span></text:p>
            <text:p text:style-name="P286"><text:span text:style-name="Strong_20_Emphasis"><text:span text:style-name="T267">piedra u otra </text:span></text:span><text:span text:style-name="Strong_20_Emphasis"><text:span text:style-name="T1182">su</text:span></text:span><text:span text:style-name="Strong_20_Emphasis"><text:span text:style-name="T267">pe</text:span></text:span><text:span text:style-name="Strong_20_Emphasis"><text:span text:style-name="T1182">rf</text:span></text:span><text:span text:style-name="Strong_20_Emphasis"><text:span text:style-name="T267">i</text:span></text:span><text:span text:style-name="Strong_20_Emphasis"><text:span text:style-name="T1182">c</text:span></text:span><text:span text:style-name="Strong_20_Emphasis"><text:span text:style-name="T267">ie dura una </text:span></text:span><text:span text:style-name="Strong_20_Emphasis"><text:span text:style-name="T365">figur</text:span></text:span><text:span text:style-name="Strong_20_Emphasis"><text:span text:style-name="T267">a, </text:span></text:span></text:p>
            <text:p text:style-name="P286"><text:span text:style-name="Strong_20_Emphasis"><text:span text:style-name="T267">un </text:span></text:span><text:span text:style-name="Strong_20_Emphasis"><text:span text:style-name="T1289">d</text:span></text:span><text:span text:style-name="Strong_20_Emphasis"><text:span text:style-name="T365">ibujo</text:span></text:span><text:span text:style-name="Strong_20_Emphasis"><text:span text:style-name="T267">, </text:span></text:span><text:span text:style-name="Strong_20_Emphasis"><text:span text:style-name="T1182">sign</text:span></text:span><text:span text:style-name="Strong_20_Emphasis"><text:span text:style-name="T267">os o palabras.</text:span></text:span></text:p>
            <text:p text:style-name="P286"><text:span text:style-name="Strong_20_Emphasis"><text:span text:style-name="T1297">talla</text:span></text:span><text:span text:style-name="Strong_20_Emphasis"><text:span text:style-name="T1253">:</text:span></text:span></text:p>
            <text:p text:style-name="P286"><text:span text:style-name="Strong_20_Emphasis"><text:span text:style-name="T1297">estrellar:</text:span></text:span><text:span text:style-name="Strong_20_Emphasis"><text:span text:style-name="T267"> Hacer </text:span></text:span><text:span text:style-name="Strong_20_Emphasis"><text:span text:style-name="T1289">pe</text:span></text:span><text:span text:style-name="Strong_20_Emphasis"><text:span text:style-name="T365">da</text:span></text:span><text:span text:style-name="Strong_20_Emphasis"><text:span text:style-name="T1289">z</text:span></text:span><text:span text:style-name="Strong_20_Emphasis"><text:span text:style-name="T365">os</text:span></text:span><text:span text:style-name="Strong_20_Emphasis"><text:span text:style-name="T267"> un </text:span></text:span><text:span text:style-name="Strong_20_Emphasis"><text:span text:style-name="T1182">objet</text:span></text:span><text:span text:style-name="Strong_20_Emphasis"><text:span text:style-name="T267">o al </text:span></text:span><text:span text:style-name="Strong_20_Emphasis"><text:span text:style-name="T365">lanzarlo</text:span></text:span><text:span text:style-name="Strong_20_Emphasis"><text:span text:style-name="T267"> con </text:span></text:span><text:span text:style-name="Strong_20_Emphasis"><text:span text:style-name="T1182">f</text:span></text:span><text:span text:style-name="Strong_20_Emphasis"><text:span text:style-name="T267">ue</text:span></text:span><text:span text:style-name="Strong_20_Emphasis"><text:span text:style-name="T1182">rz</text:span></text:span><text:span text:style-name="Strong_20_Emphasis"><text:span text:style-name="T267">a o </text:span></text:span><text:span text:style-name="Strong_20_Emphasis"><text:span text:style-name="T1182">violenc</text:span></text:span><text:span text:style-name="Strong_20_Emphasis"><text:span text:style-name="T267">ia contra algo </text:span></text:span><text:span text:style-name="Strong_20_Emphasis"><text:span text:style-name="T365">duro</text:span></text:span><text:span text:style-name="Strong_20_Emphasis"><text:span text:style-name="T267">.</text:span></text:span></text:p>
            <text:p text:style-name="P286"><text:span text:style-name="Strong_20_Emphasis"><text:span text:style-name="T267">estrellaron</text:span></text:span></text:p>
            <text:p text:style-name="P286"><text:span text:style-name="Strong_20_Emphasis"><text:span text:style-name="T1297">estrella</text:span></text:span><text:span text:style-name="Strong_20_Emphasis"><text:span text:style-name="T1298">:</text:span></text:span></text:p>
            <text:p text:style-name="P286"><text:span text:style-name="Strong_20_Emphasis"><text:span text:style-name="T503">Para aquellos de ustedes que no están al tanto</text:span></text:span></text:p>
            <text:p text:style-name="P286"><text:span text:style-name="Strong_20_Emphasis"><text:span text:style-name="T503">dos aviones de pasajeros despegaron</text:span></text:span><text:span text:style-name="Strong_20_Emphasis"><text:span text:style-name="T504"> del</text:span></text:span></text:p>
            <text:p text:style-name="P286"><text:span text:style-name="Strong_20_Emphasis"><text:span text:style-name="T504">Éstos fueron secuestrados por terroristas y </text:span></text:span></text:p>
            <text:p text:style-name="P286"><text:span text:style-name="Strong_20_Emphasis"><text:span text:style-name="T504">se estrellaron contra</text:span></text:span></text:p>
            <text:p text:style-name="P286"><text:span text:style-name="Strong_20_Emphasis"><text:span text:style-name="T504">sin decirse una palabra</text:span></text:span></text:p>
            <text:p text:style-name="P286"><text:span text:style-name="Strong_20_Emphasis"><text:span text:style-name="T568">a</text:span></text:span><text:span text:style-name="Strong_20_Emphasis"><text:span text:style-name="T1300">list</text:span></text:span><text:span text:style-name="Strong_20_Emphasis"><text:span text:style-name="T568">ar</text:span></text:span></text:p>
            <text:p text:style-name="P286"><text:span text:style-name="Strong_20_Emphasis"><text:span text:style-name="T1300">list</text:span></text:span><text:span text:style-name="Strong_20_Emphasis"><text:span text:style-name="T568">ar:</text:span></text:span><text:span text:style-name="Strong_20_Emphasis"><text:span text:style-name="T505"> Hacer un </text:span></text:span><text:span text:style-name="Strong_20_Emphasis"><text:span text:style-name="T1183">lista</text:span></text:span><text:span text:style-name="Strong_20_Emphasis"><text:span text:style-name="T505">do de </text:span></text:span><text:span text:style-name="Strong_20_Emphasis"><text:span text:style-name="T1183">dat</text:span></text:span><text:span text:style-name="Strong_20_Emphasis"><text:span text:style-name="T505">os.</text:span></text:span></text:p>
            <text:p text:style-name="P286"><text:span text:style-name="Strong_20_Emphasis"><text:span text:style-name="T505">Se está alistando para a</text:span></text:span><text:span text:style-name="Strong_20_Emphasis"><text:span text:style-name="T1183">bord</text:span></text:span><text:span text:style-name="Strong_20_Emphasis"><text:span text:style-name="T505">ar </text:span></text:span></text:p>
            <text:p text:style-name="P286"><text:span text:style-name="Strong_20_Emphasis"><text:span text:style-name="T505">un </text:span></text:span><text:span text:style-name="Strong_20_Emphasis"><text:span text:style-name="T549">vuelo</text:span></text:span><text:span text:style-name="Strong_20_Emphasis"><text:span text:style-name="T505"> hacia California, </text:span></text:span></text:p>
            <text:p text:style-name="P286"><text:span text:style-name="Strong_20_Emphasis"><text:span text:style-name="T505">para un proyecto </text:span></text:span><text:span text:style-name="Strong_20_Emphasis"><text:span text:style-name="T549">a corto plazo</text:span></text:span><text:span text:style-name="Strong_20_Emphasis"><text:span text:style-name="T505"> </text:span></text:span></text:p>
            <text:p text:style-name="P286"><text:span text:style-name="Strong_20_Emphasis"><text:span text:style-name="T505">en el que está trabajando</text:span></text:span></text:p>
            <text:p text:style-name="P286"><text:span text:style-name="Strong_20_Emphasis"><text:span text:style-name="T505">Que tengas un buen </text:span></text:span><text:span text:style-name="Strong_20_Emphasis"><text:span text:style-name="T549">vuelo</text:span></text:span></text:p>
            <text:p text:style-name="P286"><text:span text:style-name="Strong_20_Emphasis"><text:span text:style-name="T549">De verdad</text:span></text:span><text:span text:style-name="Strong_20_Emphasis"><text:span text:style-name="T505">, no sé qué haría yo sin ti</text:span></text:span></text:p>
            <text:p text:style-name="P286"><text:span text:style-name="Strong_20_Emphasis"><text:span text:style-name="T1301">rend</text:span></text:span><text:span text:style-name="Strong_20_Emphasis"><text:span text:style-name="T569">irse:</text:span></text:span><text:span text:style-name="Strong_20_Emphasis"><text:span text:style-name="T506"> </text:span></text:span><text:span text:style-name="Strong_20_Emphasis"><text:span text:style-name="T1184">S</text:span></text:span><text:span text:style-name="Strong_20_Emphasis"><text:span text:style-name="T506">o</text:span></text:span><text:span text:style-name="Strong_20_Emphasis"><text:span text:style-name="T1184">m</text:span></text:span><text:span text:style-name="Strong_20_Emphasis"><text:span text:style-name="T506">e</text:span></text:span><text:span text:style-name="Strong_20_Emphasis"><text:span text:style-name="T1184">t</text:span></text:span><text:span text:style-name="Strong_20_Emphasis"><text:span text:style-name="T506">er a una persona o una cosa </text:span></text:span></text:p>
            <text:p text:style-name="P286"><text:span text:style-name="Strong_20_Emphasis"><text:span text:style-name="T506">al </text:span></text:span><text:span text:style-name="Strong_20_Emphasis"><text:span text:style-name="T1290">domin</text:span></text:span><text:span text:style-name="Strong_20_Emphasis"><text:span text:style-name="T550">io</text:span></text:span><text:span text:style-name="Strong_20_Emphasis"><text:span text:style-name="T506"> o la </text:span></text:span><text:span text:style-name="Strong_20_Emphasis"><text:span text:style-name="T550">voluntad</text:span></text:span><text:span text:style-name="Strong_20_Emphasis"><text:span text:style-name="T506"> de alguien o algo, </text:span></text:span></text:p>
            <text:p text:style-name="P288"><text:span text:style-name="Strong_20_Emphasis"><text:span text:style-name="T1290">v</text:span></text:span><text:span text:style-name="Strong_20_Emphasis"><text:span text:style-name="T550">e</text:span></text:span><text:span text:style-name="Strong_20_Emphasis"><text:span text:style-name="T1290">nc</text:span></text:span><text:span text:style-name="Strong_20_Emphasis"><text:span text:style-name="T550">iendo</text:span></text:span><text:span text:style-name="Strong_20_Emphasis"><text:span text:style-name="T506"> su </text:span></text:span><text:span text:style-name="Strong_20_Emphasis"><text:span text:style-name="T1184">resist</text:span></text:span><text:span text:style-name="Strong_20_Emphasis"><text:span text:style-name="T506">e</text:span></text:span><text:span text:style-name="Strong_20_Emphasis"><text:span text:style-name="T1184">nc</text:span></text:span><text:span text:style-name="Strong_20_Emphasis"><text:span text:style-name="T506">ia.</text:span></text:span></text:p>
            <text:p text:style-name="P288"><text:span text:style-name="Strong_20_Emphasis"><text:span text:style-name="T1301">rend</text:span></text:span><text:span text:style-name="Strong_20_Emphasis"><text:span text:style-name="T569">ir:</text:span></text:span><text:span text:style-name="Strong_20_Emphasis"><text:span text:style-name="T506"> </text:span></text:span><text:span text:style-name="Strong_20_Emphasis"><text:span text:style-name="T1184">Rest</text:span></text:span><text:span text:style-name="Strong_20_Emphasis"><text:span text:style-name="T506">itui</text:span></text:span><text:span text:style-name="Strong_20_Emphasis"><text:span text:style-name="T1184">r</text:span></text:span><text:span text:style-name="Strong_20_Emphasis"><text:span text:style-name="T506"> a una persona algo </text:span></text:span></text:p>
            <text:p text:style-name="P286"><text:soft-page-break/><text:span text:style-name="Strong_20_Emphasis"><text:span text:style-name="T506">de que se le había </text:span></text:span><text:span text:style-name="Strong_20_Emphasis"><text:span text:style-name="T1184">d</text:span></text:span><text:span text:style-name="Strong_20_Emphasis"><text:span text:style-name="T506">e</text:span></text:span><text:span text:style-name="Strong_20_Emphasis"><text:span text:style-name="T1184">spose</text:span></text:span><text:span text:style-name="Strong_20_Emphasis"><text:span text:style-name="T506">ído. </text:span></text:span></text:p>
            <text:p text:style-name="P286"><text:span text:style-name="Strong_20_Emphasis"><text:span text:style-name="T506">"</text:span></text:span><text:span text:style-name="Strong_20_Emphasis"><text:span text:style-name="T550">tras</text:span></text:span><text:span text:style-name="Strong_20_Emphasis"><text:span text:style-name="T506"> largas </text:span></text:span><text:span text:style-name="Strong_20_Emphasis"><text:span text:style-name="T1184">nego</text:span></text:span><text:span text:style-name="Strong_20_Emphasis"><text:span text:style-name="T506">c</text:span></text:span><text:span text:style-name="Strong_20_Emphasis"><text:span text:style-name="T1184">ia</text:span></text:span><text:span text:style-name="Strong_20_Emphasis"><text:span text:style-name="T506">c</text:span></text:span><text:span text:style-name="Strong_20_Emphasis"><text:span text:style-name="T1184">ion</text:span></text:span><text:span text:style-name="Strong_20_Emphasis"><text:span text:style-name="T506">es, la </text:span></text:span><text:span text:style-name="Strong_20_Emphasis"><text:span text:style-name="T550">dirección</text:span></text:span><text:span text:style-name="Strong_20_Emphasis"><text:span text:style-name="T506"> </text:span></text:span></text:p>
            <text:p text:style-name="P286"><text:span text:style-name="Strong_20_Emphasis"><text:span text:style-name="T506">ha decidido rendir el </text:span></text:span><text:span text:style-name="Strong_20_Emphasis"><text:span text:style-name="T1290">s</text:span></text:span><text:span text:style-name="Strong_20_Emphasis"><text:span text:style-name="T550">ue</text:span></text:span><text:span text:style-name="Strong_20_Emphasis"><text:span text:style-name="T1290">l</text:span></text:span><text:span text:style-name="Strong_20_Emphasis"><text:span text:style-name="T550">do</text:span></text:span><text:span text:style-name="Strong_20_Emphasis"><text:span text:style-name="T506"> </text:span></text:span><text:span text:style-name="Strong_20_Emphasis"><text:span text:style-name="T1184">ent</text:span></text:span><text:span text:style-name="Strong_20_Emphasis"><text:span text:style-name="T506">e</text:span></text:span><text:span text:style-name="Strong_20_Emphasis"><text:span text:style-name="T1184">r</text:span></text:span><text:span text:style-name="Strong_20_Emphasis"><text:span text:style-name="T506">o </text:span></text:span></text:p>
            <text:p text:style-name="P286"><text:span text:style-name="Strong_20_Emphasis"><text:span text:style-name="T506">a sus </text:span></text:span><text:span text:style-name="Strong_20_Emphasis"><text:span text:style-name="T550">trabajadores</text:span></text:span><text:span text:style-name="Strong_20_Emphasis"><text:span text:style-name="T506">."</text:span></text:span></text:p>
            <text:p text:style-name="P286"><text:span text:style-name="Strong_20_Emphasis"><text:span text:style-name="T507">Ella </text:span></text:span><text:span text:style-name="Strong_20_Emphasis"><text:span text:style-name="T506">se esfuerza en </text:span></text:span><text:span text:style-name="Strong_20_Emphasis"><text:span text:style-name="T550">sonreír</text:span></text:span><text:span text:style-name="Strong_20_Emphasis"><text:span text:style-name="T506"> y le </text:span></text:span><text:span text:style-name="Strong_20_Emphasis"><text:span text:style-name="T550">entrega</text:span></text:span><text:span text:style-name="Strong_20_Emphasis"><text:span text:style-name="T506"> su </text:span></text:span><text:span text:style-name="Strong_20_Emphasis"><text:span text:style-name="T515">abrigo</text:span></text:span><text:span text:style-name="Strong_20_Emphasis"><text:span text:style-name="T506"> </text:span></text:span></text:p>
            <text:p text:style-name="P286"><text:span text:style-name="Strong_20_Emphasis"><text:span text:style-name="T506">"Mira, que no se te </text:span></text:span><text:span text:style-name="Strong_20_Emphasis"><text:span text:style-name="T1290">ol</text:span></text:span><text:span text:style-name="Strong_20_Emphasis"><text:span text:style-name="T550">v</text:span></text:span><text:span text:style-name="Strong_20_Emphasis"><text:span text:style-name="T1290">i</text:span></text:span><text:span text:style-name="Strong_20_Emphasis"><text:span text:style-name="T550">de</text:span></text:span><text:span text:style-name="Strong_20_Emphasis"><text:span text:style-name="T506"> esto.</text:span></text:span></text:p>
            <text:p text:style-name="P286"><text:span text:style-name="Strong_20_Emphasis"><text:span text:style-name="T508">Ella</text:span></text:span><text:span text:style-name="Strong_20_Emphasis"><text:span text:style-name="T506"> mira </text:span></text:span><text:span text:style-name="Strong_20_Emphasis"><text:span text:style-name="T550">hacia atrás</text:span></text:span><text:span text:style-name="Strong_20_Emphasis"><text:span text:style-name="T506">. </text:span></text:span></text:p>
            <text:p text:style-name="P286"><text:span text:style-name="Strong_20_Emphasis"><text:span text:style-name="T506">"Me tengo que ir. </text:span></text:span></text:p>
            <text:p text:style-name="P286"><text:span text:style-name="Strong_20_Emphasis"><text:span text:style-name="T506">Voy a llegar </text:span></text:span><text:span text:style-name="Strong_20_Emphasis"><text:span text:style-name="T550">tarde</text:span></text:span><text:span text:style-name="Strong_20_Emphasis"><text:span text:style-name="T506"> al trabajo."</text:span></text:span></text:p>
            <text:p text:style-name="P286"><text:bookmark text:name="result_box242"/><text:span text:style-name="Strong_20_Emphasis"><text:span text:style-name="T570">Atrás</text:span></text:span><text:span text:style-name="Strong_20_Emphasis"><text:span text:style-name="T571">:</text:span></text:span><text:span text:style-name="Strong_20_Emphasis"><text:span text:style-name="T514"> </text:span></text:span><text:span text:style-name="Strong_20_Emphasis"><text:span text:style-name="T1255">t</text:span></text:span><text:span text:style-name="Strong_20_Emphasis"><text:span text:style-name="T514">i</text:span></text:span><text:span text:style-name="Strong_20_Emphasis"><text:span text:style-name="T1255">end</text:span></text:span><text:span text:style-name="Strong_20_Emphasis"><text:span text:style-name="T514">e a </text:span></text:span><text:span text:style-name="Strong_20_Emphasis"><text:span text:style-name="T1255">indica</text:span></text:span><text:span text:style-name="Strong_20_Emphasis"><text:span text:style-name="T514">r </text:span></text:span><text:span text:style-name="Strong_20_Emphasis"><text:span text:style-name="T1255">mo</text:span></text:span><text:span text:style-name="Strong_20_Emphasis"><text:span text:style-name="T514">v</text:span></text:span><text:span text:style-name="Strong_20_Emphasis"><text:span text:style-name="T1255">i</text:span></text:span><text:span text:style-name="Strong_20_Emphasis"><text:span text:style-name="T514">miento </text:span></text:span><text:span text:style-name="Strong_20_Emphasis"><text:span text:style-name="T561">hacia atrás</text:span></text:span><text:span text:style-name="Strong_20_Emphasis"><text:span text:style-name="T514">, mientras que </text:span></text:span><text:span text:style-name="Strong_20_Emphasis"><text:span text:style-name="T570">detrás</text:span></text:span><text:span text:style-name="Strong_20_Emphasis"><text:span text:style-name="T571">:</text:span></text:span><text:span text:style-name="Strong_20_Emphasis"><text:span text:style-name="T514"> tiende a </text:span></text:span><text:span text:style-name="Strong_20_Emphasis"><text:span text:style-name="T1255">refer</text:span></text:span><text:span text:style-name="Strong_20_Emphasis"><text:span text:style-name="T514">irse a un </text:span></text:span><text:span text:style-name="Strong_20_Emphasis"><text:span text:style-name="T561">lugar</text:span></text:span></text:p>
            <text:p text:style-name="P286"><text:span text:style-name="Emphasis"><text:span text:style-name="T532">Está detrás de la casa</text:span></text:span></text:p>
            <text:p text:style-name="P289"><text:span text:style-name="Emphasis"><text:span text:style-name="T1267">Conden</text:span></text:span><text:span text:style-name="Emphasis"><text:span text:style-name="T532">ó a los políticos </text:span></text:span></text:p>
            <text:p text:style-name="P289"><text:span text:style-name="Emphasis"><text:span text:style-name="T532">detrás de las </text:span></text:span><text:span text:style-name="Emphasis"><text:span text:style-name="T1267">protest</text:span></text:span><text:span text:style-name="Emphasis"><text:span text:style-name="T532">as</text:span></text:span></text:p>
            <text:p text:style-name="P286"><text:span text:style-name="Emphasis"><text:span text:style-name="T532">El cuento detrás del </text:span></text:span><text:span text:style-name="Emphasis"><text:span text:style-name="T561">cuento</text:span></text:span></text:p>
            <text:p text:style-name="P286"><text:span text:style-name="Emphasis"><text:span text:style-name="T532">Se </text:span></text:span><text:span text:style-name="Emphasis"><text:span text:style-name="T561">rieron</text:span></text:span><text:span text:style-name="Emphasis"><text:span text:style-name="T532"> de ella por detrás</text:span></text:span></text:p>
            <text:p text:style-name="P286"><text:span text:style-name="Emphasis"><text:span text:style-name="T532">Fue atrás</text:span></text:span></text:p>
            <text:p text:style-name="P286"><text:span text:style-name="Emphasis"><text:span text:style-name="T532">Miró hacia atrás</text:span></text:span></text:p>
            <text:p text:style-name="P286"><text:span text:style-name="Emphasis"><text:span text:style-name="T532">Comí cinco días atrás</text:span></text:span></text:p>
            <text:p text:style-name="P286"><text:span text:style-name="Emphasis"><text:span text:style-name="T532">¡atrás!</text:span></text:span></text:p>
            <text:p text:style-name="P286"><text:a xlink:type="simple" xlink:href="https://en.wiktionary.org/wiki/no#Spanish" text:style-name="Internet_20_link" text:visited-style-name="Visited_20_Internet_20_Link"><text:span text:style-name="Emphasis"><text:span text:style-name="T795">No</text:span></text:span></text:a><text:span text:style-name="Emphasis"><text:span text:style-name="T541"> </text:span></text:span><text:a xlink:type="simple" xlink:href="https://en.wiktionary.org/wiki/tengo#Spanish" text:style-name="Internet_20_link" text:visited-style-name="Visited_20_Internet_20_Link"><text:span text:style-name="Emphasis"><text:span text:style-name="T794">tengo</text:span></text:span></text:a><text:span text:style-name="Emphasis"><text:span text:style-name="T541"> </text:span></text:span><text:span text:style-name="Emphasis"><text:span text:style-name="T542">ningún</text:span></text:span><text:span text:style-name="Emphasis"><text:span text:style-name="T541"> </text:span></text:span><text:a xlink:type="simple" xlink:href="https://en.wiktionary.org/wiki/amigo#Spanish" text:style-name="Internet_20_link" text:visited-style-name="Visited_20_Internet_20_Link"><text:span text:style-name="Emphasis"><text:span text:style-name="T794">amigo</text:span></text:span></text:a><text:span text:style-name="Emphasis"><text:span text:style-name="T541">.</text:span></text:span></text:p>
            <text:p text:style-name="P286"><text:span text:style-name="Strong_20_Emphasis"><text:span text:style-name="T543">No </text:span></text:span><text:span text:style-name="Strong_20_Emphasis"><text:span text:style-name="T541">tengo </text:span></text:span><text:a xlink:type="simple" xlink:href="https://en.wiktionary.org/wiki/ninguno#Spanish" text:style-name="Internet_20_link" text:visited-style-name="Visited_20_Internet_20_Link"><text:span text:style-name="Strong_20_Emphasis"><text:span text:style-name="T794">ninguno</text:span></text:span></text:a><text:span text:style-name="Strong_20_Emphasis"><text:span text:style-name="T541">.</text:span></text:span></text:p>
            <text:p text:style-name="P286"><text:span text:style-name="Strong_20_Emphasis"><text:span text:style-name="T527">algo</text:span></text:span><text:span text:style-name="Strong_20_Emphasis"><text:span text:style-name="T528"> </text:span></text:span><text:bookmark text:name="result_box243"/><text:span text:style-name="Strong_20_Emphasis"><text:span text:style-name="T1268">op</text:span></text:span><text:span text:style-name="Strong_20_Emphasis"><text:span text:style-name="T528">ue</text:span></text:span><text:span text:style-name="Strong_20_Emphasis"><text:span text:style-name="T1268">st</text:span></text:span><text:span text:style-name="Strong_20_Emphasis"><text:span text:style-name="T528">o de</text:span></text:span><text:span text:style-name="T573"> nada</text:span></text:p>
            <text:p text:style-name="P188">alguien<text:bookmark text:name="result_box244"/><text:span text:style-name="T1548"> </text:span><text:span text:style-name="T153">opuesto de</text:span> nadie</text:p>
            <text:p text:style-name="P188">algún <text:bookmark text:name="result_box245"/><text:span text:style-name="T153">opuesto de</text:span> ningún</text:p>
            <text:p text:style-name="P188">siempre <text:bookmark text:name="result_box246"/><text:span text:style-name="T153">opuesto de</text:span> nunca</text:p>
            <text:p text:style-name="P188">también<text:span text:style-name="T1548"> o</text:span><text:span text:style-name="T153">puesto de</text:span> tampoco</text:p>
            <text:p text:style-name="P188">ya <text:bookmark text:name="result_box248"/><text:span text:style-name="T153">opuesto de</text:span> todavía no</text:p>
            <text:p text:style-name="P188">todavía <text:bookmark text:name="result_box249"/><text:span text:style-name="T153">opuesto de</text:span> todavía no</text:p>
            <text:p text:style-name="P188">nada <text:bookmark text:name="result_box250"/><text:span text:style-name="T153">opuesto de</text:span> algo</text:p>
            <text:p text:style-name="P188">nadie <text:bookmark text:name="result_box251"/><text:span text:style-name="T153">opuesto de</text:span> alguien</text:p>
            <text:p text:style-name="P188">ningún <text:bookmark text:name="result_box252"/><text:span text:style-name="T153">opuesto de</text:span> algún</text:p>
            <text:p text:style-name="P188">nunca <text:bookmark text:name="result_box253"/><text:span text:style-name="T153">opuesto de</text:span> siempre</text:p>
            <text:p text:style-name="P188">tampoco <text:bookmark text:name="result_box254"/><text:span text:style-name="T153">opuesto de</text:span> también</text:p>
            <text:p text:style-name="P188">todavía no<text:bookmark text:name="result_box255"/><text:span text:style-name="T1548"> </text:span><text:span text:style-name="T153">opuesto de</text:span> ya</text:p>
            <text:p text:style-name="P286"><text:span text:style-name="Strong_20_Emphasis"><text:span text:style-name="T515">no podía </text:span></text:span><text:span text:style-name="Strong_20_Emphasis"><text:span text:style-name="T550">pensar</text:span></text:span><text:span text:style-name="Strong_20_Emphasis"><text:span text:style-name="T515"> en ninguna otra </text:span></text:span><text:span text:style-name="Strong_20_Emphasis"><text:span text:style-name="T1261">excus</text:span></text:span><text:span text:style-name="Strong_20_Emphasis"><text:span text:style-name="T515">a</text:span></text:span></text:p>
            <text:p text:style-name="P286"><text:span text:style-name="Strong_20_Emphasis"><text:span text:style-name="T516">tener</text:span></text:span></text:p>
            <text:p text:style-name="P286"><text:span text:style-name="Strong_20_Emphasis"><text:span text:style-name="T516">tendrás que</text:span></text:span></text:p>
            <text:p text:style-name="P286"><text:span text:style-name="Strong_20_Emphasis"><text:span text:style-name="T1262">tend</text:span></text:span><text:span text:style-name="Strong_20_Emphasis"><text:span text:style-name="T516">er</text:span></text:span></text:p>
            <text:p text:style-name="P286"><text:span text:style-name="Strong_20_Emphasis"><text:span text:style-name="T1262">t</text:span></text:span><text:span text:style-name="Strong_20_Emphasis"><text:span text:style-name="T516">i</text:span></text:span><text:span text:style-name="Strong_20_Emphasis"><text:span text:style-name="T1262">end</text:span></text:span><text:span text:style-name="Strong_20_Emphasis"><text:span text:style-name="T516">e a</text:span></text:span></text:p>
            <text:p text:style-name="P286"><text:span text:style-name="Strong_20_Emphasis"><text:span text:style-name="T1262">tend</text:span></text:span><text:span text:style-name="Strong_20_Emphasis"><text:span text:style-name="T516">erás a</text:span></text:span></text:p>
            <text:p text:style-name="P286"><text:span text:style-name="Strong_20_Emphasis"><text:span text:style-name="T515">Yo sé cuánto daño te he hecho. </text:span></text:span></text:p>
            <text:p text:style-name="P286"><text:span text:style-name="Strong_20_Emphasis"><text:span text:style-name="T515">Sólo quiero que </text:span></text:span><text:span text:style-name="Strong_20_Emphasis"><text:span text:style-name="T550">sepas</text:span></text:span><text:span text:style-name="Strong_20_Emphasis"><text:span text:style-name="T515"> que </text:span></text:span><text:span text:style-name="Strong_20_Emphasis"><text:span text:style-name="T517">(</text:span></text:span><text:span text:style-name="Strong_20_Emphasis"><text:span text:style-name="T551">saber</text:span></text:span><text:span text:style-name="Strong_20_Emphasis"><text:span text:style-name="T517"> subj.)</text:span></text:span></text:p>
            <text:p text:style-name="P286"><text:span text:style-name="Strong_20_Emphasis"><text:span text:style-name="T515">voy a ser </text:span></text:span><text:span text:style-name="Strong_20_Emphasis"><text:span text:style-name="T1261">diferent</text:span></text:span><text:span text:style-name="Strong_20_Emphasis"><text:span text:style-name="T515">e </text:span></text:span><text:span text:style-name="Strong_20_Emphasis"><text:span text:style-name="T550">desde ahora</text:span></text:span></text:p>
            <text:p text:style-name="P286"><text:span text:style-name="Strong_20_Emphasis"><text:span text:style-name="T515">Siempre has estado ahí para apoyarme.</text:span></text:span></text:p>
            <text:p text:style-name="P286"><text:span text:style-name="Strong_20_Emphasis"><text:span text:style-name="T515">Eso </text:span></text:span><text:span text:style-name="Strong_20_Emphasis"><text:span text:style-name="T1261">s</text:span></text:span><text:span text:style-name="Strong_20_Emphasis"><text:span text:style-name="T515">ue</text:span></text:span><text:span text:style-name="Strong_20_Emphasis"><text:span text:style-name="T1261">n</text:span></text:span><text:span text:style-name="Strong_20_Emphasis"><text:span text:style-name="T515">a </text:span></text:span><text:span text:style-name="Strong_20_Emphasis"><text:span text:style-name="T1261">familiar</text:span></text:span><text:span text:style-name="Strong_20_Emphasis"><text:span text:style-name="T515">.</text:span></text:span></text:p>
            <text:p text:style-name="P286"><text:span text:style-name="Strong_20_Emphasis"><text:span text:style-name="T515">No, no es así</text:span></text:span></text:p>
            <text:p text:style-name="P286"><text:span text:style-name="Strong_20_Emphasis"><text:span text:style-name="T515">Solamente no te dije nada </text:span></text:span></text:p>
            <text:p text:style-name="P286"><text:span text:style-name="Strong_20_Emphasis"><text:span text:style-name="T515">porque no quería que pensaras </text:span></text:span><text:span text:style-name="Strong_20_Emphasis"><text:span text:style-name="T518">(pensar subj.)</text:span></text:span></text:p>
            <text:p text:style-name="P286"><text:span text:style-name="Strong_20_Emphasis"><text:span text:style-name="T515">que te estaba </text:span></text:span><text:span text:style-name="Strong_20_Emphasis"><text:span text:style-name="T1261">us</text:span></text:span><text:span text:style-name="Strong_20_Emphasis"><text:span text:style-name="T515">ando </text:span></text:span><text:span text:style-name="Strong_20_Emphasis"><text:span text:style-name="T550">de nuevo</text:span></text:span><text:span text:style-name="Strong_20_Emphasis"><text:span text:style-name="T515">.</text:span></text:span></text:p>
            <text:p text:style-name="P286"><text:span text:style-name="Strong_20_Emphasis"><text:span text:style-name="T550">Simplemente</text:span></text:span><text:span text:style-name="Strong_20_Emphasis"><text:span text:style-name="T515"> era demasiado e</text:span></text:span><text:span text:style-name="Strong_20_Emphasis"><text:span text:style-name="T1261">stúpid</text:span></text:span><text:span text:style-name="Strong_20_Emphasis"><text:span text:style-name="T515">o </text:span></text:span></text:p>
            <text:p text:style-name="P286"><text:span text:style-name="Strong_20_Emphasis"><text:span text:style-name="T515">para </text:span></text:span><text:span text:style-name="Strong_20_Emphasis"><text:span text:style-name="T550">darme cuenta</text:span></text:span><text:span text:style-name="Strong_20_Emphasis"><text:span text:style-name="T515">. </text:span></text:span></text:p>
            <text:p text:style-name="P286"><text:soft-page-break/><text:span text:style-name="Strong_20_Emphasis"><text:span text:style-name="T515">El </text:span></text:span><text:span text:style-name="Strong_20_Emphasis"><text:span text:style-name="T550">corazón</text:span></text:span><text:span text:style-name="Strong_20_Emphasis"><text:span text:style-name="T519"> de ella </text:span></text:span><text:span text:style-name="Strong_20_Emphasis"><text:span text:style-name="T515">comienza a </text:span></text:span><text:span text:style-name="Strong_20_Emphasis"><text:span text:style-name="T550">latir</text:span></text:span><text:span text:style-name="Strong_20_Emphasis"><text:span text:style-name="T515"> rápido </text:span></text:span></text:p>
            <text:p text:style-name="P286"><text:span text:style-name="Strong_20_Emphasis"><text:span text:style-name="T515">pero ella </text:span></text:span><text:span text:style-name="Strong_20_Emphasis"><text:span text:style-name="T550">mantiene la </text:span></text:span><text:span text:style-name="Strong_20_Emphasis"><text:span text:style-name="T1290">calm</text:span></text:span><text:span text:style-name="Strong_20_Emphasis"><text:span text:style-name="T550">a</text:span></text:span><text:span text:style-name="Strong_20_Emphasis"><text:span text:style-name="T515">.</text:span></text:span></text:p>
            <text:p text:style-name="P316"><text:span text:style-name="Strong_20_Emphasis"><text:span text:style-name="T515">Él </text:span></text:span><text:span text:style-name="Strong_20_Emphasis"><text:span text:style-name="T1261">mete</text:span></text:span><text:span text:style-name="Strong_20_Emphasis"><text:span text:style-name="T515"> la mano </text:span></text:span></text:p>
            <text:p text:style-name="P316"><text:span text:style-name="Strong_20_Emphasis"><text:span text:style-name="T515">en el </text:span></text:span><text:span text:style-name="Strong_20_Emphasis"><text:span text:style-name="T550">bolsillo</text:span></text:span><text:span text:style-name="Strong_20_Emphasis"><text:span text:style-name="T515"> y saca un </text:span></text:span><text:span text:style-name="Strong_20_Emphasis"><text:span text:style-name="T550">anillo</text:span></text:span><text:span text:style-name="Strong_20_Emphasis"><text:span text:style-name="T515">.</text:span></text:span></text:p>
            <text:p text:style-name="P286"><text:span text:style-name="Strong_20_Emphasis"><text:span text:style-name="T515">Lo he estado </text:span></text:span><text:span text:style-name="Strong_20_Emphasis"><text:span text:style-name="T1261">car</text:span></text:span><text:span text:style-name="Strong_20_Emphasis"><text:span text:style-name="T515">gando en mi bolsillo </text:span></text:span></text:p>
            <text:p text:style-name="P286"><text:span text:style-name="Strong_20_Emphasis"><text:span text:style-name="T550">esperando</text:span></text:span><text:span text:style-name="Strong_20_Emphasis"><text:span text:style-name="T515"> el momento adecuado.</text:span></text:span></text:p>
            <text:p text:style-name="P286"><text:span text:style-name="Strong_20_Emphasis"><text:span text:style-name="T515">te </text:span></text:span><text:span text:style-name="Strong_20_Emphasis"><text:span text:style-name="T1290">jur</text:span></text:span><text:span text:style-name="Strong_20_Emphasis"><text:span text:style-name="T550">o</text:span></text:span><text:span text:style-name="Strong_20_Emphasis"><text:span text:style-name="T515">, </text:span></text:span><text:span text:style-name="Strong_20_Emphasis"><text:span text:style-name="T550">usaré</text:span></text:span><text:span text:style-name="Strong_20_Emphasis"><text:span text:style-name="T515"> el </text:span></text:span><text:span text:style-name="Strong_20_Emphasis"><text:span text:style-name="T1261">rest</text:span></text:span><text:span text:style-name="Strong_20_Emphasis"><text:span text:style-name="T515">o de mi </text:span></text:span><text:span text:style-name="Strong_20_Emphasis"><text:span text:style-name="T550">vida</text:span></text:span><text:span text:style-name="Strong_20_Emphasis"><text:span text:style-name="T515"> </text:span></text:span></text:p>
            <text:p text:style-name="P286"><text:span text:style-name="Strong_20_Emphasis"><text:span text:style-name="T515">para tratar de </text:span></text:span><text:span text:style-name="Strong_20_Emphasis"><text:span text:style-name="T550">compensar</text:span></text:span><text:span text:style-name="Strong_20_Emphasis"><text:span text:style-name="T515">te.</text:span></text:span></text:p>
            <text:p text:style-name="P286"><text:span text:style-name="Strong_20_Emphasis"><text:span text:style-name="T515">Yo quería esperar hasta </text:span></text:span><text:span text:style-name="Strong_20_Emphasis"><text:span text:style-name="T550">volver</text:span></text:span><text:span text:style-name="Strong_20_Emphasis"><text:span text:style-name="T515"> </text:span></text:span></text:p>
            <text:p text:style-name="P286"><text:span text:style-name="Strong_20_Emphasis"><text:span text:style-name="T515">pero algo me dice que </text:span></text:span></text:p>
            <text:p text:style-name="P286"><text:span text:style-name="Strong_20_Emphasis"><text:span text:style-name="T515">tengo que hacerlo ahora. </text:span></text:span></text:p>
            <text:p text:style-name="P286"><text:span text:style-name="Strong_20_Emphasis"><text:span text:style-name="T515">No quiero volver de California y </text:span></text:span></text:p>
            <text:p text:style-name="P286"><text:span text:style-name="Strong_20_Emphasis"><text:span text:style-name="T515">darme cuenta que es demasiado </text:span></text:span><text:span text:style-name="Strong_20_Emphasis"><text:span text:style-name="T550">tarde</text:span></text:span><text:span text:style-name="Strong_20_Emphasis"><text:span text:style-name="T515"> y </text:span></text:span></text:p>
            <text:p text:style-name="P286"><text:span text:style-name="Strong_20_Emphasis"><text:span text:style-name="T515">que </text:span></text:span><text:span text:style-name="Strong_20_Emphasis"><text:span text:style-name="T1290">perd</text:span></text:span><text:span text:style-name="Strong_20_Emphasis"><text:span text:style-name="T550">í</text:span></text:span><text:span text:style-name="Strong_20_Emphasis"><text:span text:style-name="T515"> mi </text:span></text:span><text:span text:style-name="Strong_20_Emphasis"><text:span text:style-name="T1261">oportuni</text:span></text:span><text:span text:style-name="Strong_20_Emphasis"><text:span text:style-name="T515">dad.</text:span></text:span></text:p>
            <text:p text:style-name="P286"><text:span text:style-name="Strong_20_Emphasis"><text:span text:style-name="T550">Compré</text:span></text:span><text:span text:style-name="Strong_20_Emphasis"><text:span text:style-name="T515"> esto </text:span></text:span><text:span text:style-name="Strong_20_Emphasis"><text:span text:style-name="T550">para ti</text:span></text:span><text:span text:style-name="Strong_20_Emphasis"><text:span text:style-name="T515"> hace 2 semanas</text:span></text:span></text:p>
            <text:p text:style-name="P286"><text:span text:style-name="Strong_20_Emphasis"><text:span text:style-name="T515">Lo he estado </text:span></text:span><text:span text:style-name="Strong_20_Emphasis"><text:span text:style-name="T1261">car</text:span></text:span><text:span text:style-name="Strong_20_Emphasis"><text:span text:style-name="T515">gando en mi bolsillo </text:span></text:span></text:p>
            <text:p text:style-name="P286"><text:span text:style-name="Strong_20_Emphasis"><text:span text:style-name="T515">esperando el momento adecuado. </text:span></text:span></text:p>
            <text:p text:style-name="P286"><text:span text:style-name="Strong_20_Emphasis"><text:span text:style-name="T515">Éste tal vez no sea el momento adecuado </text:span></text:span></text:p>
            <text:p text:style-name="P286"><text:span text:style-name="Strong_20_Emphasis"><text:span text:style-name="T515">pero tengo que decirlo</text:span></text:span></text:p>
            <text:p text:style-name="P286"><text:span text:style-name="Strong_20_Emphasis"><text:span text:style-name="T515">Te amo y quiero </text:span></text:span><text:span text:style-name="Strong_20_Emphasis"><text:span text:style-name="T550">casarme</text:span></text:span><text:span text:style-name="Strong_20_Emphasis"><text:span text:style-name="T515"> contigo</text:span></text:span></text:p>
            <text:p text:style-name="P286"><text:span text:style-name="Strong_20_Emphasis"><text:span text:style-name="T515">Ella ha estado esperando </text:span></text:span><text:span text:style-name="Strong_20_Emphasis"><text:span text:style-name="T550">más de</text:span></text:span><text:span text:style-name="Strong_20_Emphasis"><text:span text:style-name="T515"> 10 años </text:span></text:span></text:p>
            <text:p text:style-name="P286"><text:span text:style-name="Strong_20_Emphasis"><text:span text:style-name="T515">para escuchar eso</text:span></text:span></text:p>
            <text:p text:style-name="P286"><text:span text:style-name="Strong_20_Emphasis"><text:span text:style-name="T1263">loterí</text:span></text:span><text:span text:style-name="Strong_20_Emphasis"><text:span text:style-name="T520">as y a</text:span></text:span><text:span text:style-name="Strong_20_Emphasis"><text:span text:style-name="T1263">p</text:span></text:span><text:span text:style-name="Strong_20_Emphasis"><text:span text:style-name="T520">u</text:span></text:span><text:span text:style-name="Strong_20_Emphasis"><text:span text:style-name="T1263">e</text:span></text:span><text:span text:style-name="Strong_20_Emphasis"><text:span text:style-name="T520">s</text:span></text:span><text:span text:style-name="Strong_20_Emphasis"><text:span text:style-name="T1263">t</text:span></text:span><text:span text:style-name="Strong_20_Emphasis"><text:span text:style-name="T520">as del e</text:span></text:span><text:span text:style-name="Strong_20_Emphasis"><text:span text:style-name="T1263">stad</text:span></text:span><text:span text:style-name="Strong_20_Emphasis"><text:span text:style-name="T520">o</text:span></text:span></text:p>
            <text:p text:style-name="P286"><text:span text:style-name="Emphasis"><text:span text:style-name="T520">Desde que </text:span></text:span><text:span text:style-name="Emphasis"><text:span text:style-name="T552">despierto</text:span></text:span><text:span text:style-name="Emphasis"><text:span text:style-name="T520"> hasta que duermo</text:span></text:span></text:p>
            <text:p text:style-name="P286"><text:span text:style-name="Strong_20_Emphasis"><text:span text:style-name="T537">barato</text:span></text:span><text:span text:style-name="Strong_20_Emphasis"><text:span text:style-name="T521">: Que tiene un </text:span></text:span><text:span text:style-name="Strong_20_Emphasis"><text:span text:style-name="T1256">pr</text:span></text:span><text:span text:style-name="Strong_20_Emphasis"><text:span text:style-name="T521">e</text:span></text:span><text:span text:style-name="Strong_20_Emphasis"><text:span text:style-name="T1256">c</text:span></text:span><text:span text:style-name="Strong_20_Emphasis"><text:span text:style-name="T521">io bajo o </text:span></text:span></text:p>
            <text:p text:style-name="P286"><text:span text:style-name="Strong_20_Emphasis"><text:span text:style-name="T1256">c</text:span></text:span><text:span text:style-name="Strong_20_Emphasis"><text:span text:style-name="T521">ue</text:span></text:span><text:span text:style-name="Strong_20_Emphasis"><text:span text:style-name="T1256">st</text:span></text:span><text:span text:style-name="Strong_20_Emphasis"><text:span text:style-name="T521">a </text:span></text:span><text:span text:style-name="Strong_20_Emphasis"><text:span text:style-name="T553">poco dinero</text:span></text:span><text:span text:style-name="Strong_20_Emphasis"><text:span text:style-name="T521">.</text:span></text:span></text:p>
            <text:p text:style-name="P286"><text:span text:style-name="Strong_20_Emphasis"><text:span text:style-name="T537">costoso</text:span></text:span><text:span text:style-name="Strong_20_Emphasis"><text:span text:style-name="T521">: Que cuesta </text:span></text:span><text:span text:style-name="Strong_20_Emphasis"><text:span text:style-name="T553">mucho dinero</text:span></text:span></text:p>
            <text:p text:style-name="P286"><text:span text:style-name="Strong_20_Emphasis"><text:span text:style-name="T521">El </text:span></text:span><text:span text:style-name="Strong_20_Emphasis"><text:span text:style-name="T553">avión</text:span></text:span><text:span text:style-name="Strong_20_Emphasis"><text:span text:style-name="T521"> vuela </text:span></text:span><text:span text:style-name="Strong_20_Emphasis"><text:span text:style-name="T536">desde</text:span></text:span><text:span text:style-name="Strong_20_Emphasis"><text:span text:style-name="T521"> Nueva York a Los Ángeles </text:span></text:span></text:p>
            <text:p text:style-name="P286"><text:span text:style-name="Strong_20_Emphasis"><text:span text:style-name="T567">Desde</text:span></text:span><text:span text:style-name="Strong_20_Emphasis"><text:span text:style-name="T564"> abajo</text:span></text:span></text:p>
            <text:p text:style-name="P286"><text:span text:style-name="Strong_20_Emphasis"><text:span text:style-name="T567">Desde</text:span></text:span><text:span text:style-name="Strong_20_Emphasis"><text:span text:style-name="T564"> arriba</text:span></text:span></text:p>
            <text:p text:style-name="P286"><text:span text:style-name="Strong_20_Emphasis"><text:span text:style-name="T567">Desde</text:span></text:span><text:span text:style-name="Strong_20_Emphasis"><text:span text:style-name="T564"> dentro</text:span></text:span></text:p>
            <text:p text:style-name="P286"><text:span text:style-name="Strong_20_Emphasis"><text:span text:style-name="T533">Me llamó </text:span></text:span><text:span text:style-name="Strong_20_Emphasis"><text:span text:style-name="T567">desde</text:span></text:span><text:span text:style-name="Strong_20_Emphasis"><text:span text:style-name="T564"> Italia</text:span></text:span><text:span text:style-name="Strong_20_Emphasis"><text:span text:style-name="T533">. </text:span></text:span></text:p>
            <text:p text:style-name="P286"><text:span text:style-name="Strong_20_Emphasis"><text:span text:style-name="T567">Desde</text:span></text:span><text:span text:style-name="Strong_20_Emphasis"><text:span text:style-name="T564"> aqui</text:span></text:span><text:span text:style-name="Strong_20_Emphasis"><text:span text:style-name="T533"> se ve toda la </text:span></text:span><text:span text:style-name="Strong_20_Emphasis"><text:span text:style-name="T1269">ci</text:span></text:span><text:span text:style-name="Strong_20_Emphasis"><text:span text:style-name="T533">u</text:span></text:span><text:span text:style-name="Strong_20_Emphasis"><text:span text:style-name="T1269">d</text:span></text:span><text:span text:style-name="Strong_20_Emphasis"><text:span text:style-name="T533">ad</text:span></text:span></text:p>
            <text:p text:style-name="P286"><text:span text:style-name="Strong_20_Emphasis"><text:span text:style-name="T533">Vuelos baratos </text:span></text:span><text:span text:style-name="Strong_20_Emphasis"><text:span text:style-name="T566">De/desde</text:span></text:span><text:span text:style-name="Strong_20_Emphasis"><text:span text:style-name="T564"> Madrid</text:span></text:span><text:span text:style-name="Strong_20_Emphasis"><text:span text:style-name="T533"> </text:span></text:span><text:span text:style-name="Strong_20_Emphasis"><text:span text:style-name="T566">a/hasta</text:span></text:span><text:span text:style-name="Strong_20_Emphasis"><text:span text:style-name="T564"> Toledo</text:span></text:span></text:p>
            <text:p text:style-name="P286"><text:span text:style-name="Strong_20_Emphasis"><text:span text:style-name="T533">Abierto </text:span></text:span><text:span text:style-name="Strong_20_Emphasis"><text:span text:style-name="T566">de/desde</text:span></text:span><text:span text:style-name="Strong_20_Emphasis"><text:span text:style-name="T564"> nueve </text:span></text:span><text:span text:style-name="Strong_20_Emphasis"><text:span text:style-name="T566">a/hasta</text:span></text:span><text:span text:style-name="Strong_20_Emphasis"><text:span text:style-name="T564"> una</text:span></text:span></text:p>
            <text:p text:style-name="P286"><text:span text:style-name="Strong_20_Emphasis"><text:span text:style-name="T533">Voy a la fiesta </text:span></text:span><text:span text:style-name="Strong_20_Emphasis"><text:span text:style-name="T535">hasta</text:span></text:span><text:span text:style-name="Strong_20_Emphasis"><text:span text:style-name="T533"> ocho.</text:span></text:span></text:p>
            <text:p text:style-name="P286"><text:span text:style-name="Strong_20_Emphasis"><text:span text:style-name="T533">Ha estado enfermo </text:span></text:span><text:span text:style-name="Strong_20_Emphasis"><text:span text:style-name="T566">desde</text:span></text:span><text:span text:style-name="Strong_20_Emphasis"><text:span text:style-name="T564"> ayer.</text:span></text:span></text:p>
            <text:p text:style-name="P286"><text:span text:style-name="Strong_20_Emphasis"><text:span text:style-name="T533">Ha estado enfermo </text:span></text:span><text:span text:style-name="Strong_20_Emphasis"><text:span text:style-name="T566">desde hace</text:span></text:span><text:span text:style-name="Strong_20_Emphasis"><text:span text:style-name="T564"> dos años</text:span></text:span></text:p>
            <text:p text:style-name="P286"><text:span text:style-name="Strong_20_Emphasis"><text:span text:style-name="T533">Es "noche </text:span></text:span><text:span text:style-name="Strong_20_Emphasis"><text:span text:style-name="T535">de</text:span></text:span><text:span text:style-name="Strong_20_Emphasis"><text:span text:style-name="T533"> damas". Mujeres </text:span></text:span><text:span text:style-name="Strong_20_Emphasis"><text:span text:style-name="T564">beben</text:span></text:span><text:span text:style-name="Strong_20_Emphasis"><text:span text:style-name="T533"> </text:span></text:span><text:span text:style-name="Strong_20_Emphasis"><text:span text:style-name="T1269">gratis</text:span></text:span><text:span text:style-name="Strong_20_Emphasis"><text:span text:style-name="T533">.</text:span></text:span></text:p>
            <text:p text:style-name="P286"><text:span text:style-name="Strong_20_Emphasis"><text:span text:style-name="T533">Soy </text:span></text:span><text:span text:style-name="Strong_20_Emphasis"><text:span text:style-name="T544">de</text:span></text:span><text:span text:style-name="Strong_20_Emphasis"><text:span text:style-name="T533"> Francia.</text:span></text:span></text:p>
            <text:p text:style-name="P286"><text:span text:style-name="Strong_20_Emphasis"><text:span text:style-name="T533">Sacó los libros </text:span></text:span><text:span text:style-name="Strong_20_Emphasis"><text:span text:style-name="T544">de</text:span></text:span><text:span text:style-name="Strong_20_Emphasis"><text:span text:style-name="T533"> la </text:span></text:span><text:span text:style-name="Strong_20_Emphasis"><text:span text:style-name="T564">mochila</text:span></text:span><text:span text:style-name="Strong_20_Emphasis"><text:span text:style-name="T533">.</text:span></text:span></text:p>
            <text:p text:style-name="P286"><text:span text:style-name="Strong_20_Emphasis"><text:span text:style-name="T533">Estoy </text:span></text:span><text:span text:style-name="Strong_20_Emphasis"><text:span text:style-name="T564">cansado</text:span></text:span><text:span text:style-name="Strong_20_Emphasis"><text:span text:style-name="T533"> </text:span></text:span><text:span text:style-name="Strong_20_Emphasis"><text:span text:style-name="T544">de</text:span></text:span><text:span text:style-name="Strong_20_Emphasis"><text:span text:style-name="T533"> e</text:span></text:span><text:span text:style-name="Strong_20_Emphasis"><text:span text:style-name="T1269">studi</text:span></text:span><text:span text:style-name="Strong_20_Emphasis"><text:span text:style-name="T533">ar</text:span></text:span></text:p>
            <text:p text:style-name="P286"><text:span text:style-name="Strong_20_Emphasis"><text:span text:style-name="T1269">Reci</text:span></text:span><text:span text:style-name="Strong_20_Emphasis"><text:span text:style-name="T533">bí una carta </text:span></text:span><text:span text:style-name="Strong_20_Emphasis"><text:span text:style-name="T544">de</text:span></text:span><text:span text:style-name="Strong_20_Emphasis"><text:span text:style-name="T533"> mi hermano</text:span></text:span></text:p>
            <text:p text:style-name="P286"><text:span text:style-name="Strong_20_Emphasis"><text:span text:style-name="T538">asado:</text:span></text:span><text:span text:style-name="Strong_20_Emphasis"><text:span text:style-name="T522"> Carne </text:span></text:span><text:span text:style-name="Strong_20_Emphasis"><text:span text:style-name="T1257">co</text:span></text:span><text:span text:style-name="Strong_20_Emphasis"><text:span text:style-name="T522">cinada a </text:span></text:span><text:span text:style-name="Strong_20_Emphasis"><text:span text:style-name="T1257">temperatur</text:span></text:span><text:span text:style-name="Strong_20_Emphasis"><text:span text:style-name="T522">a fuerte </text:span></text:span></text:p>
            <text:p text:style-name="P286"><text:span text:style-name="Strong_20_Emphasis"><text:span text:style-name="T522">en un </text:span></text:span><text:span text:style-name="Strong_20_Emphasis"><text:span text:style-name="T554">h</text:span></text:span><text:span text:style-name="Strong_20_Emphasis"><text:span text:style-name="T1291">or</text:span></text:span><text:span text:style-name="Strong_20_Emphasis"><text:span text:style-name="T554">no</text:span></text:span><text:span text:style-name="Strong_20_Emphasis"><text:span text:style-name="T522"> o sobre </text:span></text:span><text:span text:style-name="Strong_20_Emphasis"><text:span text:style-name="T554">brasas</text:span></text:span><text:span text:style-name="Strong_20_Emphasis"><text:span text:style-name="T522">.</text:span></text:span></text:p>
            <text:p text:style-name="P286"><text:span text:style-name="Strong_20_Emphasis"><text:span text:style-name="T522">"conviene que </text:span></text:span><text:span text:style-name="Strong_20_Emphasis"><text:span text:style-name="T554">el asado</text:span></text:span><text:span text:style-name="Strong_20_Emphasis"><text:span text:style-name="T522"> no se </text:span></text:span><text:span text:style-name="Strong_20_Emphasis"><text:span text:style-name="T554">queme</text:span></text:span><text:span text:style-name="Strong_20_Emphasis"><text:span text:style-name="T522"> ."</text:span></text:span></text:p>
            <text:p text:style-name="P286"><text:span text:style-name="Strong_20_Emphasis"><text:span text:style-name="T538">asar:</text:span></text:span><text:span text:style-name="Strong_20_Emphasis"><text:span text:style-name="T522"> Cocinar un </text:span></text:span><text:span text:style-name="Strong_20_Emphasis"><text:span text:style-name="T554">alimento</text:span></text:span><text:span text:style-name="Strong_20_Emphasis"><text:span text:style-name="T522"> en </text:span></text:span><text:span text:style-name="Strong_20_Emphasis"><text:span text:style-name="T1257">contact</text:span></text:span><text:span text:style-name="Strong_20_Emphasis"><text:span text:style-name="T522">o </text:span></text:span><text:span text:style-name="Strong_20_Emphasis"><text:span text:style-name="T1257">direct</text:span></text:span><text:span text:style-name="Strong_20_Emphasis"><text:span text:style-name="T522">o </text:span></text:span></text:p>
            <text:p text:style-name="P286"><text:span text:style-name="Strong_20_Emphasis"><text:span text:style-name="T522">de las brasas o el </text:span></text:span><text:span text:style-name="Strong_20_Emphasis"><text:span text:style-name="T554">fuego</text:span></text:span><text:span text:style-name="Strong_20_Emphasis"><text:span text:style-name="T522">, </text:span></text:span></text:p>
            <text:p text:style-name="P286"><text:span text:style-name="Strong_20_Emphasis"><text:span text:style-name="T522">en una plancha o par</text:span></text:span><text:span text:style-name="Strong_20_Emphasis"><text:span text:style-name="T1257">rill</text:span></text:span><text:span text:style-name="Strong_20_Emphasis"><text:span text:style-name="T522">a o </text:span></text:span></text:p>
            <text:p text:style-name="P286"><text:span text:style-name="Strong_20_Emphasis"><text:span text:style-name="T522">en un </text:span></text:span><text:span text:style-name="Strong_20_Emphasis"><text:span text:style-name="T554">horno</text:span></text:span><text:span text:style-name="Strong_20_Emphasis"><text:span text:style-name="T522"> a </text:span></text:span><text:span text:style-name="Strong_20_Emphasis"><text:span text:style-name="T554">alta</text:span></text:span><text:span text:style-name="Strong_20_Emphasis"><text:span text:style-name="T522"> </text:span></text:span><text:span text:style-name="Strong_20_Emphasis"><text:span text:style-name="T1257">temperatur</text:span></text:span><text:span text:style-name="Strong_20_Emphasis"><text:span text:style-name="T522">a, </text:span></text:span></text:p>
            <text:p text:style-name="P286"><text:span text:style-name="Strong_20_Emphasis"><text:span text:style-name="T522">de manera que se mantenga </text:span></text:span><text:span text:style-name="Strong_20_Emphasis"><text:span text:style-name="T554">ju</text:span></text:span><text:span text:style-name="Strong_20_Emphasis"><text:span text:style-name="T522">goso y </text:span></text:span></text:p>
            <text:p text:style-name="P286"><text:span text:style-name="Strong_20_Emphasis"><text:span text:style-name="T522">su </text:span></text:span><text:span text:style-name="Strong_20_Emphasis"><text:span text:style-name="T1257">su</text:span></text:span><text:span text:style-name="Strong_20_Emphasis"><text:span text:style-name="T522">pe</text:span></text:span><text:span text:style-name="Strong_20_Emphasis"><text:span text:style-name="T1257">rf</text:span></text:span><text:span text:style-name="Strong_20_Emphasis"><text:span text:style-name="T522">i</text:span></text:span><text:span text:style-name="Strong_20_Emphasis"><text:span text:style-name="T1257">c</text:span></text:span><text:span text:style-name="Strong_20_Emphasis"><text:span text:style-name="T522">i</text:span></text:span><text:span text:style-name="Strong_20_Emphasis"><text:span text:style-name="T1257">e</text:span></text:span><text:span text:style-name="Strong_20_Emphasis"><text:span text:style-name="T522"> quede d</text:span></text:span><text:span text:style-name="Strong_20_Emphasis"><text:span text:style-name="T1257">or</text:span></text:span><text:span text:style-name="Strong_20_Emphasis"><text:span text:style-name="T522">ada o </text:span></text:span><text:span text:style-name="Strong_20_Emphasis"><text:span text:style-name="T1257">tost</text:span></text:span><text:span text:style-name="Strong_20_Emphasis"><text:span text:style-name="T522">ada.</text:span></text:span></text:p>
            <text:p text:style-name="P286"><text:soft-page-break/><text:span text:style-name="Strong_20_Emphasis"><text:span text:style-name="T538">brasa</text:span></text:span><text:span text:style-name="Strong_20_Emphasis"><text:span text:style-name="T539">/ </text:span></text:span><text:span text:style-name="Strong_20_Emphasis"><text:span text:style-name="T538">ascua</text:span></text:span><text:span text:style-name="Strong_20_Emphasis"><text:span text:style-name="T523">:</text:span></text:span><text:span text:style-name="Strong_20_Emphasis"><text:span text:style-name="T1258"> </text:span></text:span><text:span text:style-name="Strong_20_Emphasis"><text:span text:style-name="T555">Trozo</text:span></text:span><text:span text:style-name="Strong_20_Emphasis"><text:span text:style-name="T523"> de carbón, </text:span></text:span></text:p>
            <text:p text:style-name="P286"><text:span text:style-name="Strong_20_Emphasis"><text:span text:style-name="T555">leña</text:span></text:span><text:span text:style-name="Strong_20_Emphasis"><text:span text:style-name="T523"> u otra materia </text:span></text:span><text:span text:style-name="Strong_20_Emphasis"><text:span text:style-name="T1258">combustible</text:span></text:span><text:span text:style-name="Strong_20_Emphasis"><text:span text:style-name="T523"> </text:span></text:span></text:p>
            <text:p text:style-name="P286"><text:span text:style-name="Strong_20_Emphasis"><text:span text:style-name="T523">que </text:span></text:span><text:span text:style-name="Strong_20_Emphasis"><text:span text:style-name="T555">arde</text:span></text:span><text:span text:style-name="Strong_20_Emphasis"><text:span text:style-name="T523"> sin dar </text:span></text:span><text:span text:style-name="Strong_20_Emphasis"><text:span text:style-name="T555">l</text:span></text:span><text:span text:style-name="Strong_20_Emphasis"><text:span text:style-name="T1292">lam</text:span></text:span><text:span text:style-name="Strong_20_Emphasis"><text:span text:style-name="T555">a</text:span></text:span><text:span text:style-name="Strong_20_Emphasis"><text:span text:style-name="T523">.</text:span></text:span></text:p>
            <text:p text:style-name="P286"><text:span text:style-name="Strong_20_Emphasis"><text:span text:style-name="T540">asa:</text:span></text:span><text:span text:style-name="Strong_20_Emphasis"><text:span text:style-name="T525"> </text:span></text:span><text:span text:style-name="Strong_20_Emphasis"><text:span text:style-name="T1264">Piez</text:span></text:span><text:span text:style-name="Strong_20_Emphasis"><text:span text:style-name="T525">a, </text:span></text:span><text:span text:style-name="Strong_20_Emphasis"><text:span text:style-name="T1264">general</text:span></text:span><text:span text:style-name="Strong_20_Emphasis"><text:span text:style-name="T525">mente </text:span></text:span><text:span text:style-name="Strong_20_Emphasis"><text:span text:style-name="T1264">curv</text:span></text:span><text:span text:style-name="Strong_20_Emphasis"><text:span text:style-name="T525">a, que </text:span></text:span></text:p>
            <text:p text:style-name="P286"><text:span text:style-name="Strong_20_Emphasis"><text:span text:style-name="T556">sobresale</text:span></text:span><text:span text:style-name="Strong_20_Emphasis"><text:span text:style-name="T525"> de un objeto, al que </text:span></text:span><text:span text:style-name="Strong_20_Emphasis"><text:span text:style-name="T1264">su</text:span></text:span><text:span text:style-name="Strong_20_Emphasis"><text:span text:style-name="T525">e</text:span></text:span><text:span text:style-name="Strong_20_Emphasis"><text:span text:style-name="T1264">l</text:span></text:span><text:span text:style-name="Strong_20_Emphasis"><text:span text:style-name="T525">e </text:span></text:span></text:p>
            <text:p text:style-name="P286"><text:span text:style-name="Strong_20_Emphasis"><text:span text:style-name="T525">estar </text:span></text:span><text:span text:style-name="Strong_20_Emphasis"><text:span text:style-name="T556">unida</text:span></text:span><text:span text:style-name="Strong_20_Emphasis"><text:span text:style-name="T525"> por sus dos </text:span></text:span><text:span text:style-name="Strong_20_Emphasis"><text:span text:style-name="T556">extremos</text:span></text:span><text:span text:style-name="Strong_20_Emphasis"><text:span text:style-name="T525">, y </text:span></text:span></text:p>
            <text:p text:style-name="P286"><text:span text:style-name="Strong_20_Emphasis"><text:span text:style-name="T1264">s</text:span></text:span><text:span text:style-name="Strong_20_Emphasis"><text:span text:style-name="T525">i</text:span></text:span><text:span text:style-name="Strong_20_Emphasis"><text:span text:style-name="T1264">rve</text:span></text:span><text:span text:style-name="Strong_20_Emphasis"><text:span text:style-name="T525"> para a</text:span></text:span><text:span text:style-name="Strong_20_Emphasis"><text:span text:style-name="T1264">g</text:span></text:span><text:span text:style-name="Strong_20_Emphasis"><text:span text:style-name="T525">ar</text:span></text:span><text:span text:style-name="Strong_20_Emphasis"><text:span text:style-name="T1264">ra</text:span></text:span><text:span text:style-name="Strong_20_Emphasis"><text:span text:style-name="T525">rlo con la mano.</text:span></text:span></text:p>
            <text:p text:style-name="P286"><text:span text:style-name="Strong_20_Emphasis"><text:span text:style-name="T538">quemar</text:span></text:span><text:span text:style-name="Strong_20_Emphasis"><text:span text:style-name="T522">: Hacer </text:span></text:span><text:span text:style-name="Strong_20_Emphasis"><text:span text:style-name="T554">arder</text:span></text:span><text:span text:style-name="Strong_20_Emphasis"><text:span text:style-name="T522"> una cosa.</text:span></text:span></text:p>
            <text:p text:style-name="P286"><text:span text:style-name="Strong_20_Emphasis"><text:span text:style-name="T539">arder</text:span></text:span><text:span text:style-name="Strong_20_Emphasis"><text:span text:style-name="T523">: Estar encendida o quemándose</text:span></text:span></text:p>
            <text:p text:style-name="P286"><text:span text:style-name="Strong_20_Emphasis"><text:span text:style-name="T539">llama</text:span></text:span><text:span text:style-name="Strong_20_Emphasis"><text:span text:style-name="T523">: </text:span></text:span><text:span text:style-name="Strong_20_Emphasis"><text:span text:style-name="T1258">Mas</text:span></text:span><text:span text:style-name="Strong_20_Emphasis"><text:span text:style-name="T523">a de </text:span></text:span><text:span text:style-name="Strong_20_Emphasis"><text:span text:style-name="T1258">gas</text:span></text:span><text:span text:style-name="Strong_20_Emphasis"><text:span text:style-name="T523"> en </text:span></text:span><text:span text:style-name="Strong_20_Emphasis"><text:span text:style-name="T1258">combustión</text:span></text:span><text:span text:style-name="Strong_20_Emphasis"><text:span text:style-name="T523"> que </text:span></text:span></text:p>
            <text:p text:style-name="P286"><text:span text:style-name="Strong_20_Emphasis"><text:span text:style-name="T555">sale hacia arriba</text:span></text:span><text:span text:style-name="Strong_20_Emphasis"><text:span text:style-name="T523"> de los </text:span></text:span><text:span text:style-name="Strong_20_Emphasis"><text:span text:style-name="T555">cuerpos</text:span></text:span><text:span text:style-name="Strong_20_Emphasis"><text:span text:style-name="T523"> que arden y </text:span></text:span></text:p>
            <text:p text:style-name="P286"><text:span text:style-name="Strong_20_Emphasis"><text:span text:style-name="T523">que </text:span></text:span><text:span text:style-name="Strong_20_Emphasis"><text:span text:style-name="T555">desprende</text:span></text:span><text:span text:style-name="Strong_20_Emphasis"><text:span text:style-name="T523"> </text:span></text:span><text:span text:style-name="Strong_20_Emphasis"><text:span text:style-name="T555">luz</text:span></text:span><text:span text:style-name="Strong_20_Emphasis"><text:span text:style-name="T523"> y </text:span></text:span><text:span text:style-name="Strong_20_Emphasis"><text:span text:style-name="T555">calor</text:span></text:span><text:span text:style-name="Strong_20_Emphasis"><text:span text:style-name="T523">.</text:span></text:span></text:p>
            <text:p text:style-name="P286"><text:span text:style-name="Strong_20_Emphasis"><text:span text:style-name="T498">plancha</text:span></text:span><text:span text:style-name="Strong_20_Emphasis"><text:span text:style-name="T524">: Pequeño </text:span></text:span><text:span text:style-name="Strong_20_Emphasis"><text:span text:style-name="T557">electrodoméstico </text:span></text:span></text:p>
            <text:p text:style-name="P286"><text:span text:style-name="Strong_20_Emphasis"><text:span text:style-name="T524">para </text:span></text:span><text:span text:style-name="Strong_20_Emphasis"><text:span text:style-name="T557">planchar</text:span></text:span><text:span text:style-name="Strong_20_Emphasis"><text:span text:style-name="T524"> la </text:span></text:span><text:span text:style-name="Strong_20_Emphasis"><text:span text:style-name="T557">ropa</text:span></text:span><text:span text:style-name="Strong_20_Emphasis"><text:span text:style-name="T524"> que </text:span></text:span></text:p>
            <text:p text:style-name="P286"><text:span text:style-name="Strong_20_Emphasis"><text:span text:style-name="T524">está </text:span></text:span><text:span text:style-name="Strong_20_Emphasis"><text:span text:style-name="T1265">form</text:span></text:span><text:span text:style-name="Strong_20_Emphasis"><text:span text:style-name="T524">ado por una </text:span></text:span><text:span text:style-name="Strong_20_Emphasis"><text:span text:style-name="T1265">piez</text:span></text:span><text:span text:style-name="Strong_20_Emphasis"><text:span text:style-name="T524">a </text:span></text:span><text:span text:style-name="Strong_20_Emphasis"><text:span text:style-name="T1265">triangular</text:span></text:span><text:span text:style-name="Strong_20_Emphasis"><text:span text:style-name="T524"> </text:span></text:span></text:p>
            <text:p text:style-name="P286"><text:span text:style-name="Strong_20_Emphasis"><text:span text:style-name="T524">con la </text:span></text:span><text:span text:style-name="Strong_20_Emphasis"><text:span text:style-name="T557">parte inferior</text:span></text:span><text:span text:style-name="Strong_20_Emphasis"><text:span text:style-name="T524"> </text:span></text:span><text:span text:style-name="Strong_20_Emphasis"><text:span text:style-name="T1265">metálic</text:span></text:span><text:span text:style-name="Strong_20_Emphasis"><text:span text:style-name="T524">a y </text:span></text:span><text:span text:style-name="Strong_20_Emphasis"><text:span text:style-name="T557">lisa</text:span></text:span><text:span text:style-name="Strong_20_Emphasis"><text:span text:style-name="T524"> y </text:span></text:span></text:p>
            <text:p text:style-name="P286"><text:span text:style-name="Strong_20_Emphasis"><text:span text:style-name="T524">con un </text:span></text:span><text:span text:style-name="Strong_20_Emphasis"><text:span text:style-name="T557">asa</text:span></text:span><text:span text:style-name="Strong_20_Emphasis"><text:span text:style-name="T524"> en la </text:span></text:span><text:span text:style-name="Strong_20_Emphasis"><text:span text:style-name="T557">parte superior</text:span></text:span><text:span text:style-name="Strong_20_Emphasis"><text:span text:style-name="T524">; </text:span></text:span></text:p>
            <text:p text:style-name="P286"><text:span text:style-name="Strong_20_Emphasis"><text:span text:style-name="T498">planchar</text:span></text:span><text:span text:style-name="Strong_20_Emphasis"><text:span text:style-name="T524">: </text:span></text:span><text:span text:style-name="Strong_20_Emphasis"><text:span text:style-name="T557">Quitar</text:span></text:span><text:span text:style-name="Strong_20_Emphasis"><text:span text:style-name="T524"> </text:span></text:span><text:span text:style-name="Strong_20_Emphasis"><text:span text:style-name="T557">arrugas</text:span></text:span><text:span text:style-name="Strong_20_Emphasis"><text:span text:style-name="T524"> a la ropa o marcarle </text:span></text:span><text:span text:style-name="Strong_20_Emphasis"><text:span text:style-name="T557">pliegues</text:span></text:span><text:span text:style-name="Strong_20_Emphasis"><text:span text:style-name="T524"> con una plancha caliente.</text:span></text:span></text:p>
            <text:p text:style-name="P286"><text:span text:style-name="Strong_20_Emphasis"><text:span text:style-name="T524">Ella ha estado </text:span></text:span><text:span text:style-name="Strong_20_Emphasis"><text:span text:style-name="T557">esperando</text:span></text:span><text:span text:style-name="Strong_20_Emphasis"><text:span text:style-name="T524"> más de 10 años </text:span></text:span></text:p>
            <text:p text:style-name="P286"><text:span text:style-name="Strong_20_Emphasis"><text:span text:style-name="T524">para escuchar eso. </text:span></text:span></text:p>
            <text:p text:style-name="P286"><text:span text:style-name="Strong_20_Emphasis"><text:span text:style-name="T557">Desde</text:span></text:span><text:span text:style-name="Strong_20_Emphasis"><text:span text:style-name="T524"> el día en que </text:span></text:span></text:p>
            <text:p text:style-name="P286"><text:span text:style-name="Strong_20_Emphasis"><text:span text:style-name="T524">se le cayó al </text:span></text:span><text:span text:style-name="Strong_20_Emphasis"><text:span text:style-name="T557">piso</text:span></text:span><text:span text:style-name="Strong_20_Emphasis"><text:span text:style-name="T524"> el </text:span></text:span><text:span text:style-name="Strong_20_Emphasis"><text:span text:style-name="T557">almuerzo</text:span></text:span><text:span text:style-name="Strong_20_Emphasis"><text:span text:style-name="T524">, </text:span></text:span></text:p>
            <text:p text:style-name="P286"><text:span text:style-name="Strong_20_Emphasis"><text:span text:style-name="T524">en la </text:span></text:span><text:span text:style-name="Strong_20_Emphasis"><text:span text:style-name="T1265">cafetería</text:span></text:span><text:span text:style-name="Strong_20_Emphasis"><text:span text:style-name="T524"> de la secundaria, </text:span></text:span></text:p>
            <text:p text:style-name="P286"><text:span text:style-name="Strong_20_Emphasis"><text:span text:style-name="T524">ella había </text:span></text:span><text:span text:style-name="Strong_20_Emphasis"><text:span text:style-name="T1265">fantas</text:span></text:span><text:span text:style-name="Strong_20_Emphasis"><text:span text:style-name="T524">eado con Juan </text:span></text:span></text:p>
            <text:p text:style-name="P286"><text:span text:style-name="Strong_20_Emphasis"><text:span text:style-name="T1265">propo</text:span></text:span><text:span text:style-name="Strong_20_Emphasis"><text:span text:style-name="T524">niéndole matrimonio. </text:span></text:span></text:p>
            <text:p text:style-name="P286"><text:span text:style-name="Strong_20_Emphasis"><text:span text:style-name="T557">Todos los otros</text:span></text:span><text:span text:style-name="Strong_20_Emphasis"><text:span text:style-name="T524"> niños se habían </text:span></text:span><text:span text:style-name="Strong_20_Emphasis"><text:span text:style-name="T557">reído</text:span></text:span><text:span text:style-name="Strong_20_Emphasis"><text:span text:style-name="T524">, </text:span></text:span></text:p>
            <text:p text:style-name="P286"><text:span text:style-name="Strong_20_Emphasis"><text:span text:style-name="T524">pero Juan </text:span></text:span><text:span text:style-name="Strong_20_Emphasis"><text:span text:style-name="T1265">calm</text:span></text:span><text:span text:style-name="Strong_20_Emphasis"><text:span text:style-name="T524">adamente </text:span></text:span></text:p>
            <text:p text:style-name="P286"><text:span text:style-name="Strong_20_Emphasis"><text:span text:style-name="T524">había </text:span></text:span><text:span text:style-name="Strong_20_Emphasis"><text:span text:style-name="T557">recogido</text:span></text:span><text:span text:style-name="Strong_20_Emphasis"><text:span text:style-name="T524"> su </text:span></text:span><text:span text:style-name="Strong_20_Emphasis"><text:span text:style-name="T557">bandeja</text:span></text:span><text:span text:style-name="Strong_20_Emphasis"><text:span text:style-name="T524"> y </text:span></text:span></text:p>
            <text:p text:style-name="P286"><text:span text:style-name="Strong_20_Emphasis"><text:span text:style-name="T524">puso su </text:span></text:span><text:span text:style-name="Strong_20_Emphasis"><text:span text:style-name="T1265">sándwich</text:span></text:span><text:span text:style-name="Strong_20_Emphasis"><text:span text:style-name="T524"> sobre ésta. </text:span></text:span></text:p>
            <text:p text:style-name="P286"><text:span text:style-name="Strong_20_Emphasis"><text:span text:style-name="T524">"¿Te gusta el de </text:span></text:span><text:span text:style-name="Strong_20_Emphasis"><text:span text:style-name="T1293">q</text:span></text:span><text:span text:style-name="Strong_20_Emphasis"><text:span text:style-name="T557">u</text:span></text:span><text:span text:style-name="Strong_20_Emphasis"><text:span text:style-name="T1293">es</text:span></text:span><text:span text:style-name="Strong_20_Emphasis"><text:span text:style-name="T557">o</text:span></text:span><text:span text:style-name="Strong_20_Emphasis"><text:span text:style-name="T524"> asado?"</text:span></text:span></text:p>
            <text:p text:style-name="P286"><text:span text:style-name="Strong_20_Emphasis"><text:span text:style-name="T524">había preguntado él </text:span></text:span></text:p>
            <text:p text:style-name="P286"><text:span text:style-name="Strong_20_Emphasis"><text:span text:style-name="T557">como si nada</text:span></text:span><text:span text:style-name="Strong_20_Emphasis"><text:span text:style-name="T524"> hubiera </text:span></text:span><text:span text:style-name="Strong_20_Emphasis"><text:span text:style-name="T557">pasado</text:span></text:span><text:span text:style-name="Strong_20_Emphasis"><text:span text:style-name="T524">.</text:span></text:span></text:p>
            <text:p text:style-name="P286"><text:bookmark text:name="result_box267"/><text:span text:style-name="Strong_20_Emphasis"><text:span text:style-name="T524">Una de las pocas </text:span></text:span><text:span text:style-name="Strong_20_Emphasis"><text:span text:style-name="T1265">excep</text:span></text:span><text:span text:style-name="Strong_20_Emphasis"><text:span text:style-name="T524">c</text:span></text:span><text:span text:style-name="Strong_20_Emphasis"><text:span text:style-name="T1265">ion</text:span></text:span><text:span text:style-name="Strong_20_Emphasis"><text:span text:style-name="T524">es</text:span></text:span></text:p>
            <text:p text:style-name="P286"><text:span text:style-name="Strong_20_Emphasis"><text:span text:style-name="T524">Una de las muchas excepciones</text:span></text:span></text:p>
            <text:p text:style-name="P286"><text:span text:style-name="Strong_20_Emphasis"><text:span text:style-name="T529">Los niños </text:span></text:span><text:span text:style-name="Strong_20_Emphasis"><text:span text:style-name="T562">ríen</text:span></text:span><text:span text:style-name="Strong_20_Emphasis"><text:span text:style-name="T529"> cuando les </text:span></text:span><text:span text:style-name="Strong_20_Emphasis"><text:span text:style-name="T562">haces cosquillas</text:span></text:span></text:p>
            <text:p text:style-name="P286"><text:span text:style-name="Strong_20_Emphasis"><text:span text:style-name="T534">reirse por</text:span></text:span><text:span text:style-name="Strong_20_Emphasis"><text:span text:style-name="T530"> algo que le ha resultado gracioso</text:span></text:span></text:p>
            <text:p text:style-name="P286"><text:span text:style-name="Strong_20_Emphasis"><text:span text:style-name="T530">La niña </text:span></text:span><text:span text:style-name="Strong_20_Emphasis"><text:span text:style-name="T534">se está riendo </text:span></text:span></text:p>
            <text:p text:style-name="P286"><text:span text:style-name="Strong_20_Emphasis"><text:span text:style-name="T530">La niña </text:span></text:span><text:span text:style-name="Strong_20_Emphasis"><text:span text:style-name="T534">está riendo</text:span></text:span></text:p>
            <text:p text:style-name="P286"><text:span text:style-name="Strong_20_Emphasis"><text:span text:style-name="T531">Me </text:span></text:span><text:span text:style-name="Strong_20_Emphasis"><text:span text:style-name="T563">reí</text:span></text:span><text:span text:style-name="Strong_20_Emphasis"><text:span text:style-name="T531"> de sus chistes y bromas</text:span></text:span></text:p>
            <text:p text:style-name="P286"><text:span text:style-name="Strong_20_Emphasis"><text:span text:style-name="T531">Todosnos reímos de sus comentarios</text:span></text:span></text:p>
            <text:p text:style-name="P286"><text:span text:style-name="Strong_20_Emphasis"><text:span text:style-name="T534">reirse de</text:span></text:span><text:span text:style-name="Strong_20_Emphasis"><text:span text:style-name="T530"> alguien</text:span></text:span></text:p>
            <text:p text:style-name="P286"><text:span text:style-name="Strong_20_Emphasis"><text:span text:style-name="T530">La niña </text:span></text:span><text:span text:style-name="Strong_20_Emphasis"><text:span text:style-name="T534">SE está riendo DE su padre.</text:span></text:span></text:p>
            <text:p text:style-name="P286"><text:span text:style-name="Strong_20_Emphasis"><text:span text:style-name="T530">Como puedes reirte asi de mi?</text:span></text:span></text:p>
            <text:p text:style-name="P286"><text:span text:style-name="Strong_20_Emphasis"><text:span text:style-name="T530">Yo </text:span></text:span><text:span text:style-name="Strong_20_Emphasis"><text:span text:style-name="T565">voy</text:span></text:span><text:span text:style-name="Strong_20_Emphasis"><text:span text:style-name="T530"> al cine</text:span></text:span></text:p>
            <text:p text:style-name="P286"><text:span text:style-name="Strong_20_Emphasis"><text:span text:style-name="T530">Yo </text:span></text:span><text:span text:style-name="Strong_20_Emphasis"><text:span text:style-name="T565">me voy</text:span></text:span><text:span text:style-name="Strong_20_Emphasis"><text:span text:style-name="T530"> de la escuela</text:span></text:span></text:p>
            <text:p text:style-name="P286"><text:span text:style-name="Strong_20_Emphasis"><text:span text:style-name="T565">Dormí</text:span></text:span><text:span text:style-name="Strong_20_Emphasis"><text:span text:style-name="T530"> en un sofá</text:span></text:span></text:p>
            <text:p text:style-name="P286"><text:span text:style-name="Strong_20_Emphasis"><text:span text:style-name="T565">Me dormí</text:span></text:span><text:span text:style-name="Strong_20_Emphasis"><text:span text:style-name="T530"> en el sofá</text:span></text:span></text:p>
            <text:p text:style-name="P286"><text:span text:style-name="Strong_20_Emphasis"><text:span text:style-name="T526">No se me ocurre que </text:span></text:span></text:p>
            <text:p text:style-name="P286"><text:span text:style-name="Strong_20_Emphasis"><text:span text:style-name="T526">se pueda decir </text:span></text:span><text:span text:style-name="Strong_20_Emphasis"><text:span text:style-name="T558">de otro modo</text:span></text:span><text:span text:style-name="Strong_20_Emphasis"><text:span text:style-name="T526">. </text:span></text:span></text:p>
            <text:p text:style-name="P189"><text:span text:style-name="Strong_20_Emphasis"><text:span text:style-name="T574">Sí, pero </text:span></text:span><text:span text:style-name="Strong_20_Emphasis"><text:span text:style-name="T636">lo que</text:span></text:span><text:span text:style-name="Strong_20_Emphasis"><text:span text:style-name="T574"> hago </text:span></text:span></text:p>
            <text:p text:style-name="P189"><text:span text:style-name="Strong_20_Emphasis"><text:span text:style-name="T636">lo que</text:span></text:span><text:span text:style-name="Strong_20_Emphasis"><text:span text:style-name="T574"> digo y </text:span></text:span><text:span text:style-name="Strong_20_Emphasis"><text:span text:style-name="T636">lo que</text:span></text:span><text:span text:style-name="Strong_20_Emphasis"><text:span text:style-name="T574"> escribo </text:span></text:span></text:p>
            <text:p text:style-name="P189"><text:soft-page-break/><text:span text:style-name="Strong_20_Emphasis"><text:span text:style-name="T574">es algo </text:span></text:span><text:span text:style-name="Strong_20_Emphasis"><text:span text:style-name="T1500">complet</text:span></text:span><text:span text:style-name="Strong_20_Emphasis"><text:span text:style-name="T574">amente </text:span></text:span><text:span text:style-name="Strong_20_Emphasis"><text:span text:style-name="T1500">diferent</text:span></text:span><text:span text:style-name="Strong_20_Emphasis"><text:span text:style-name="T574">e </text:span></text:span></text:p>
            <text:p text:style-name="P286"><text:span text:style-name="Strong_20_Emphasis"><text:span text:style-name="T636">de lo que</text:span></text:span><text:span text:style-name="Strong_20_Emphasis"><text:span text:style-name="T574"> hacen, dicen o escriben.</text:span></text:span></text:p>
            <text:p text:style-name="P286"><text:bookmark text:name="result_box273"/><text:span text:style-name="Strong_20_Emphasis"><text:span text:style-name="T636">suficientemente</text:span></text:span><text:span text:style-name="Strong_20_Emphasis"><text:span text:style-name="T574"> bueno</text:span></text:span></text:p>
            <text:p text:style-name="P286"><text:span text:style-name="Strong_20_Emphasis"><text:span text:style-name="T574">A mí no me gusta, </text:span></text:span></text:p>
            <text:p text:style-name="P286"><text:span text:style-name="Strong_20_Emphasis"><text:span text:style-name="T574">pero mi </text:span></text:span><text:span text:style-name="Strong_20_Emphasis"><text:span text:style-name="T1521">m</text:span></text:span><text:span text:style-name="Strong_20_Emphasis"><text:span text:style-name="T636">a</text:span></text:span><text:span text:style-name="Strong_20_Emphasis"><text:span text:style-name="T1521">m</text:span></text:span><text:span text:style-name="Strong_20_Emphasis"><text:span text:style-name="T636">á</text:span></text:span><text:span text:style-name="Strong_20_Emphasis"><text:span text:style-name="T574"> me em</text:span></text:span><text:span text:style-name="Strong_20_Emphasis"><text:span text:style-name="T1500">pac</text:span></text:span><text:span text:style-name="Strong_20_Emphasis"><text:span text:style-name="T574">ó uno de todas formas.</text:span></text:span></text:p>
            <text:p text:style-name="P286"><text:span text:style-name="Strong_20_Emphasis"><text:span text:style-name="T574">Puedes comerlo si quieres</text:span></text:span></text:p>
            <text:p text:style-name="P286"><text:span text:style-name="Strong_20_Emphasis"><text:span text:style-name="T636">Desde</text:span></text:span><text:span text:style-name="Strong_20_Emphasis"><text:span text:style-name="T574"> entonces, </text:span></text:span></text:p>
            <text:p text:style-name="P286"><text:span text:style-name="Strong_20_Emphasis"><text:span text:style-name="T574">ellos habían </text:span></text:span><text:span text:style-name="Strong_20_Emphasis"><text:span text:style-name="T636">salido juntos</text:span></text:span><text:span text:style-name="Strong_20_Emphasis"><text:span text:style-name="T574"> y </text:span></text:span></text:p>
            <text:p text:style-name="P286"><text:span text:style-name="Strong_20_Emphasis"><text:span text:style-name="T574">se habían </text:span></text:span><text:span text:style-name="Strong_20_Emphasis"><text:span text:style-name="T636">separado</text:span></text:span><text:span text:style-name="Strong_20_Emphasis"><text:span text:style-name="T574"> por lo menos cuatro </text:span></text:span><text:span text:style-name="Strong_20_Emphasis"><text:span text:style-name="T636">veces</text:span></text:span></text:p>
            <text:p text:style-name="P286"><text:span text:style-name="Strong_20_Emphasis"><text:span text:style-name="T574">pero él </text:span></text:span><text:span text:style-name="Strong_20_Emphasis"><text:span text:style-name="T636">nunca</text:span></text:span><text:span text:style-name="Strong_20_Emphasis"><text:span text:style-name="T574"> le había dicho que la amaba</text:span></text:span></text:p>
            <text:p text:style-name="P286"><text:bookmark text:name="result_box276"/><text:span text:style-name="Strong_20_Emphasis"><text:span text:style-name="T574">Me e</text:span></text:span><text:span text:style-name="Strong_20_Emphasis"><text:span text:style-name="T1500">nfr</text:span></text:span><text:span text:style-name="Strong_20_Emphasis"><text:span text:style-name="T574">e</text:span></text:span><text:span text:style-name="Strong_20_Emphasis"><text:span text:style-name="T1500">nt</text:span></text:span><text:span text:style-name="Strong_20_Emphasis"><text:span text:style-name="T574">é con muchos prejuicios</text:span></text:span></text:p>
            <text:p text:style-name="P286"><text:span text:style-name="Strong_20_Emphasis"><text:span text:style-name="T575">El e</text:span></text:span><text:span text:style-name="Strong_20_Emphasis"><text:span text:style-name="T1501">stadi</text:span></text:span><text:span text:style-name="Strong_20_Emphasis"><text:span text:style-name="T575">o </text:span></text:span><text:span text:style-name="Strong_20_Emphasis"><text:span text:style-name="T637">ubicado</text:span></text:span><text:span text:style-name="Strong_20_Emphasis"><text:span text:style-name="T575"> en la </text:span></text:span><text:span text:style-name="Strong_20_Emphasis"><text:span text:style-name="T1501">capital</text:span></text:span><text:span text:style-name="Strong_20_Emphasis"><text:span text:style-name="T575"> </text:span></text:span></text:p>
            <text:p text:style-name="P286"><text:span text:style-name="Strong_20_Emphasis"><text:span text:style-name="T575">del e</text:span></text:span><text:span text:style-name="Strong_20_Emphasis"><text:span text:style-name="T1501">stad</text:span></text:span><text:span text:style-name="Strong_20_Emphasis"><text:span text:style-name="T575">o de Georgia </text:span></text:span></text:p>
            <text:p text:style-name="P286"><text:span text:style-name="Strong_20_Emphasis"><text:span text:style-name="T575">puede </text:span></text:span><text:span text:style-name="Strong_20_Emphasis"><text:span text:style-name="T637">albergar</text:span></text:span><text:span text:style-name="Strong_20_Emphasis"><text:span text:style-name="T575"> a 71.000 personas.</text:span></text:span></text:p>
            <text:p text:style-name="P286"><text:span text:style-name="Strong_20_Emphasis"><text:span text:style-name="T575">Tiene un </text:span></text:span><text:span text:style-name="Strong_20_Emphasis"><text:span text:style-name="T1522">t</text:span></text:span><text:span text:style-name="Strong_20_Emphasis"><text:span text:style-name="T637">e</text:span></text:span><text:span text:style-name="Strong_20_Emphasis"><text:span text:style-name="T1522">j</text:span></text:span><text:span text:style-name="Strong_20_Emphasis"><text:span text:style-name="T637">ado</text:span></text:span><text:span text:style-name="Strong_20_Emphasis"><text:span text:style-name="T575"> </text:span></text:span><text:span text:style-name="Strong_20_Emphasis"><text:span text:style-name="T1501">retráct</text:span></text:span><text:span text:style-name="Strong_20_Emphasis"><text:span text:style-name="T575">il </text:span></text:span><text:span text:style-name="Strong_20_Emphasis"><text:span text:style-name="T1501">únic</text:span></text:span><text:span text:style-name="Strong_20_Emphasis"><text:span text:style-name="T575">o y </text:span></text:span></text:p>
            <text:p text:style-name="P286"><text:span text:style-name="Strong_20_Emphasis"><text:span text:style-name="T637">pantallas</text:span></text:span><text:span text:style-name="Strong_20_Emphasis"><text:span text:style-name="T575"> alucinantes </text:span></text:span><text:span text:style-name="Strong_20_Emphasis"><text:span text:style-name="T1501">gi</text:span></text:span><text:span text:style-name="Strong_20_Emphasis"><text:span text:style-name="T575">g</text:span></text:span><text:span text:style-name="Strong_20_Emphasis"><text:span text:style-name="T1501">ant</text:span></text:span><text:span text:style-name="Strong_20_Emphasis"><text:span text:style-name="T575">es.</text:span></text:span></text:p>
            <text:p text:style-name="P286"><text:bookmark text:name="result_box280"/><text:span text:style-name="Strong_20_Emphasis"><text:span text:style-name="T575">Esto no pasará </text:span></text:span><text:span text:style-name="Strong_20_Emphasis"><text:span text:style-name="T637">des</text:span></text:span><text:span text:style-name="Strong_20_Emphasis"><text:span text:style-name="T1522">aperc</text:span></text:span><text:span text:style-name="Strong_20_Emphasis"><text:span text:style-name="T637">ibido </text:span></text:span><text:span text:style-name="Strong_20_Emphasis"><text:span text:style-name="T638">(adj, no verb)</text:span></text:span></text:p>
            <text:p text:style-name="P286"><text:span text:style-name="Strong_20_Emphasis"><text:span text:style-name="T575">para sus </text:span></text:span><text:span text:style-name="Strong_20_Emphasis"><text:span text:style-name="T1501">coleg</text:span></text:span><text:span text:style-name="Strong_20_Emphasis"><text:span text:style-name="T575">as y </text:span></text:span><text:span text:style-name="Strong_20_Emphasis"><text:span text:style-name="T1501">superior</text:span></text:span><text:span text:style-name="Strong_20_Emphasis"><text:span text:style-name="T575">es.</text:span></text:span></text:p>
            <text:p text:style-name="P286"><text:bookmark text:name="result_box282"/><text:span text:style-name="Strong_20_Emphasis"><text:span text:style-name="T575">será difícil de </text:span></text:span><text:span text:style-name="Strong_20_Emphasis"><text:span text:style-name="T637">soportar</text:span></text:span><text:span text:style-name="Strong_20_Emphasis"><text:span text:style-name="T575"> para los demás</text:span></text:span></text:p>
            <text:p text:style-name="P456"><text:span text:style-name="Emphasis"><text:span text:style-name="T631">Debe de venir esta noche</text:span></text:span></text:p>
            <text:p text:style-name="P456"><text:span text:style-name="Emphasis"><text:span text:style-name="T631">Debe venir esta noche</text:span></text:span></text:p>
            <text:p text:style-name="P456"><text:span text:style-name="Emphasis"><text:span text:style-name="T631">Tiene que venir esta noche</text:span></text:span></text:p>
            <text:p text:style-name="P456"><text:span text:style-name="Emphasis"><text:span text:style-name="T632">Debe haber el dinero</text:span></text:span></text:p>
            <text:p text:style-name="P456"><text:span text:style-name="Emphasis"><text:span text:style-name="T632">Tiene que haber dinero</text:span></text:span></text:p>
            <text:p text:style-name="P286"><text:bookmark text:name="result_box285"/><text:span text:style-name="Emphasis"><text:span text:style-name="T576">Hoy, usted será tratado con gran </text:span></text:span><text:span text:style-name="Emphasis"><text:span text:style-name="T1502">gratitud</text:span></text:span><text:span text:style-name="Emphasis"><text:span text:style-name="T576"> y </text:span></text:span><text:span text:style-name="Emphasis"><text:span text:style-name="T1502">admira</text:span></text:span><text:span text:style-name="Emphasis"><text:span text:style-name="T576">c</text:span></text:span><text:span text:style-name="Emphasis"><text:span text:style-name="T1502">ión</text:span></text:span><text:span text:style-name="Emphasis"><text:span text:style-name="T576"> por usted. Esto estará </text:span></text:span><text:span text:style-name="Emphasis"><text:span text:style-name="T639">v</text:span></text:span><text:span text:style-name="Emphasis"><text:span text:style-name="T1523">inc</text:span></text:span><text:span text:style-name="Emphasis"><text:span text:style-name="T639">ulado</text:span></text:span><text:span text:style-name="Emphasis"><text:span text:style-name="T576"> al hecho de que usted </text:span></text:span><text:span text:style-name="Emphasis"><text:span text:style-name="T639">dominará</text:span></text:span><text:span text:style-name="Emphasis"><text:span text:style-name="T576"> la </text:span></text:span><text:span text:style-name="Emphasis"><text:span text:style-name="T1502">situación</text:span></text:span><text:span text:style-name="Emphasis"><text:span text:style-name="T576"> y que todo </text:span></text:span><text:span text:style-name="Emphasis"><text:span text:style-name="T639">parecerá</text:span></text:span><text:span text:style-name="Emphasis"><text:span text:style-name="T576"> tener éxito </text:span></text:span><text:span text:style-name="Emphasis"><text:span text:style-name="T639">fácilmente</text:span></text:span><text:span text:style-name="Emphasis"><text:span text:style-name="T576">. Usted sabrá cómo tomar el camino correcto con su </text:span></text:span><text:span text:style-name="Emphasis"><text:span text:style-name="T639">séquito</text:span></text:span><text:span text:style-name="Emphasis"><text:span text:style-name="T576"> y encontrar las palabras correctas.</text:span></text:span></text:p>
            <text:p text:style-name="P286"><text:span text:style-name="Emphasis"><text:span text:style-name="T577">tienden a a</text:span></text:span><text:span text:style-name="Emphasis"><text:span text:style-name="T1503">b</text:span></text:span><text:span text:style-name="Emphasis"><text:span text:style-name="T577">u</text:span></text:span><text:span text:style-name="Emphasis"><text:span text:style-name="T1503">r</text:span></text:span><text:span text:style-name="Emphasis"><text:span text:style-name="T577">rirse</text:span></text:span><text:span text:style-name="Emphasis"><text:span text:style-name="T596"> (a. </text:span></text:span><text:span text:style-name="Emphasis"><text:span text:style-name="T1504">burr</text:span></text:span><text:span text:style-name="Emphasis"><text:span text:style-name="T596">o= donkey)</text:span></text:span></text:p>
            <text:p text:style-name="P286"><text:span text:style-name="Emphasis"><text:span text:style-name="T577">evita desperdiciar</text:span></text:span></text:p>
            <text:p text:style-name="P286"><text:span text:style-name="Emphasis"><text:span text:style-name="T577">es un matiz</text:span></text:span></text:p>
            <text:p text:style-name="P286"><text:span text:style-name="Emphasis"><text:span text:style-name="T577">el </text:span></text:span><text:span text:style-name="Emphasis"><text:span text:style-name="T1503">pas</text:span></text:span><text:span text:style-name="Emphasis"><text:span text:style-name="T577">o</text:span></text:span></text:p>
            <text:p text:style-name="P286"><text:span text:style-name="Emphasis"><text:span text:style-name="T577">el paseo</text:span></text:span></text:p>
            <text:p text:style-name="P286"><text:span text:style-name="Emphasis"><text:span text:style-name="T577">no dudes</text:span></text:span></text:p>
            <text:p text:style-name="P286"><text:span text:style-name="Emphasis"><text:span text:style-name="T577">Voy a volver cada </text:span></text:span><text:span text:style-name="Emphasis"><text:span text:style-name="T640">fin de semana </text:span></text:span></text:p>
            <text:p text:style-name="P286"><text:span text:style-name="Emphasis"><text:span text:style-name="T577">para que podamos pasar tiempo </text:span></text:span><text:span text:style-name="Emphasis"><text:span text:style-name="T640">juntos</text:span></text:span></text:p>
            <text:p text:style-name="P317"><text:span text:style-name="Emphasis"><text:span text:style-name="T577">Más te </text:span></text:span><text:span text:style-name="Emphasis"><text:span text:style-name="T640">vale</text:span></text:span><text:span text:style-name="Emphasis"><text:span text:style-name="T577"> (vale</text:span></text:span><text:span text:style-name="Emphasis"><text:span text:style-name="T596">: </text:span></text:span><text:span text:style-name="Emphasis"><text:span text:style-name="T577">interjection)</text:span></text:span></text:p>
            <text:p text:style-name="P286"><text:span text:style-name="Emphasis"><text:span text:style-name="T578">Ella</text:span></text:span><text:span text:style-name="Emphasis"><text:span text:style-name="T577"> lo mira y ríe</text:span></text:span></text:p>
            <text:p text:style-name="P286"><text:span text:style-name="Emphasis"><text:span text:style-name="T577">¡</text:span></text:span><text:span text:style-name="Emphasis"><text:span text:style-name="T640">Vete</text:span></text:span><text:span text:style-name="Emphasis"><text:span text:style-name="T577">! O </text:span></text:span><text:span text:style-name="Emphasis"><text:span text:style-name="T640">perderás</text:span></text:span><text:span text:style-name="Emphasis"><text:span text:style-name="T577"> tu </text:span></text:span><text:span text:style-name="Emphasis"><text:span text:style-name="T640">vuelo</text:span></text:span><text:span text:style-name="Emphasis"><text:span text:style-name="T641"> </text:span></text:span><text:span text:style-name="Emphasis"><text:span text:style-name="T596">(vete: interjection)</text:span></text:span></text:p>
            <text:p text:style-name="P286"><text:span text:style-name="Emphasis"><text:span text:style-name="T578">Ella</text:span></text:span><text:span text:style-name="Emphasis"><text:span text:style-name="T577"> limpia una </text:span></text:span><text:span text:style-name="Emphasis"><text:span text:style-name="T640">lágrima</text:span></text:span><text:span text:style-name="Emphasis"><text:span text:style-name="T577"> del ojo mientras que</text:span></text:span><text:span text:style-name="Emphasis"><text:span text:style-name="T578"> </text:span></text:span></text:p>
            <text:p text:style-name="P286"><text:span text:style-name="Emphasis"><text:span text:style-name="T577">mira cuando él </text:span></text:span><text:span text:style-name="Emphasis"><text:span text:style-name="T640">se va apresuradamente</text:span></text:span><text:span text:style-name="Emphasis"><text:span text:style-name="T577"> </text:span></text:span></text:p>
            <text:p text:style-name="P286"><text:span text:style-name="Emphasis"><text:span text:style-name="T577">para </text:span></text:span><text:span text:style-name="Emphasis"><text:span text:style-name="T640">alcanzar</text:span></text:span><text:span text:style-name="Emphasis"><text:span text:style-name="T577"> su vuelo.</text:span></text:span></text:p>
            <text:p text:style-name="P286"><text:span text:style-name="Emphasis"><text:span text:style-name="T577">Cuando sale del </text:span></text:span><text:span text:style-name="Emphasis"><text:span text:style-name="T1503">terminal</text:span></text:span><text:span text:style-name="Emphasis"><text:span text:style-name="T577"> del aeropuerto </text:span></text:span></text:p>
            <text:p text:style-name="P286"><text:span text:style-name="Emphasis"><text:span text:style-name="T577">se siente </text:span></text:span><text:span text:style-name="Emphasis"><text:span text:style-name="T640">abrumada</text:span></text:span><text:span text:style-name="Emphasis"><text:span text:style-name="T577"> por la </text:span></text:span><text:span text:style-name="Emphasis"><text:span text:style-name="T1503">emo</text:span></text:span><text:span text:style-name="Emphasis"><text:span text:style-name="T577">c</text:span></text:span><text:span text:style-name="Emphasis"><text:span text:style-name="T1503">ión</text:span></text:span><text:span text:style-name="Emphasis"><text:span text:style-name="T577"> y </text:span></text:span></text:p>
            <text:p text:style-name="P286"><text:span text:style-name="Emphasis"><text:span text:style-name="T577">comienza a </text:span></text:span><text:span text:style-name="Emphasis"><text:span text:style-name="T1503">so</text:span></text:span><text:span text:style-name="Emphasis"><text:span text:style-name="T577">llozar de pura </text:span></text:span><text:span text:style-name="Emphasis"><text:span text:style-name="T640">alegría</text:span></text:span><text:span text:style-name="Emphasis"><text:span text:style-name="T577">. </text:span></text:span></text:p>
            <text:p text:style-name="P286"><text:span text:style-name="Emphasis"><text:span text:style-name="T577">Camina hacia la </text:span></text:span><text:span text:style-name="Emphasis"><text:span text:style-name="T640">fila de taxis</text:span></text:span><text:span text:style-name="Emphasis"><text:span text:style-name="T577"> que </text:span></text:span></text:p>
            <text:p text:style-name="P286"><text:span text:style-name="Emphasis"><text:span text:style-name="T577">esperan </text:span></text:span><text:span text:style-name="Emphasis"><text:span text:style-name="T1503">pas</text:span></text:span><text:span text:style-name="Emphasis"><text:span text:style-name="T577">aj</text:span></text:span><text:span text:style-name="Emphasis"><text:span text:style-name="T1503">er</text:span></text:span><text:span text:style-name="Emphasis"><text:span text:style-name="T577">os y se sube a uno.</text:span></text:span></text:p>
            <text:p text:style-name="P286"><text:span text:style-name="Emphasis"><text:span text:style-name="T577">¿Está bien señorita?</text:span></text:span></text:p>
            <text:p text:style-name="P286"><text:span text:style-name="Emphasis"><text:span text:style-name="T577">No podría estar mejor</text:span></text:span></text:p>
            <text:p text:style-name="P286"><text:span text:style-name="Emphasis"><text:span text:style-name="T579">suelo</text:span></text:span></text:p>
            <text:p text:style-name="P286"><text:soft-page-break/><text:span text:style-name="Emphasis"><text:span text:style-name="T1505">su</text:span></text:span><text:span text:style-name="Emphasis"><text:span text:style-name="T579">e</text:span></text:span><text:span text:style-name="Emphasis"><text:span text:style-name="T1505">l</text:span></text:span><text:span text:style-name="Emphasis"><text:span text:style-name="T579">e</text:span></text:span><text:span text:style-name="Emphasis"><text:span text:style-name="T596"> (soler= be want to)</text:span></text:span></text:p>
            <text:p text:style-name="P286"><text:span text:style-name="Emphasis"><text:span text:style-name="T585">sueño</text:span></text:span></text:p>
            <text:p text:style-name="P286"><text:span text:style-name="Emphasis"><text:span text:style-name="T585">consuelo</text:span></text:span></text:p>
            <text:p text:style-name="P286"><text:span text:style-name="Emphasis"><text:span text:style-name="T1506">s</text:span></text:span><text:span text:style-name="Emphasis"><text:span text:style-name="T585">ue</text:span></text:span><text:span text:style-name="Emphasis"><text:span text:style-name="T1506">ld</text:span></text:span><text:span text:style-name="Emphasis"><text:span text:style-name="T585">o</text:span></text:span></text:p>
            <text:p text:style-name="P286"><text:span text:style-name="Emphasis"><text:span text:style-name="T579">pasar el </text:span></text:span><text:span text:style-name="Emphasis"><text:span text:style-name="T642">rato</text:span></text:span><text:span text:style-name="Emphasis"><text:span text:style-name="T643"> (rata= rat)</text:span></text:span></text:p>
            <text:p text:style-name="P286"><text:span text:style-name="Emphasis"><text:span text:style-name="T642">morar</text:span></text:span></text:p>
            <text:p text:style-name="P286"><text:span text:style-name="Emphasis"><text:span text:style-name="T1505">morir</text:span></text:span></text:p>
            <text:p text:style-name="P286"><text:span text:style-name="Emphasis"><text:span text:style-name="T579">cumplimiento: la falta de cumplimiento </text:span></text:span></text:p>
            <text:p text:style-name="P286"><text:span text:style-name="Emphasis"><text:span text:style-name="T579">en el </text:span></text:span><text:span text:style-name="Emphasis"><text:span text:style-name="T642">impuesto</text:span></text:span><text:span text:style-name="Emphasis"><text:span text:style-name="T579"> del IVA </text:span></text:span></text:p>
            <text:p text:style-name="P286"><text:span text:style-name="Emphasis"><text:span text:style-name="T579">des</text:span></text:span><text:span text:style-name="Emphasis"><text:span text:style-name="T1505">a</text:span></text:span><text:span text:style-name="Emphasis"><text:span text:style-name="T579">con</text:span></text:span><text:span text:style-name="Emphasis"><text:span text:style-name="T1505">se</text:span></text:span><text:span text:style-name="Emphasis"><text:span text:style-name="T579">ja cualquier </text:span></text:span><text:span text:style-name="Emphasis"><text:span text:style-name="T642">aumento</text:span></text:span><text:span text:style-name="Emphasis"><text:span text:style-name="T579"> </text:span></text:span><text:span text:style-name="Emphasis"><text:span text:style-name="T597"><text:s/>(op. aconsejar)</text:span></text:span></text:p>
            <text:p text:style-name="P286"><text:span text:style-name="Emphasis"><text:span text:style-name="T579">de la </text:span></text:span><text:span text:style-name="Emphasis"><text:span text:style-name="T1505">pres</text:span></text:span><text:span text:style-name="Emphasis"><text:span text:style-name="T579">ión fiscal que </text:span></text:span></text:p>
            <text:p text:style-name="P286"><text:span text:style-name="Emphasis"><text:span text:style-name="T579">soportan los contribuyentes .</text:span></text:span></text:p>
            <text:p text:style-name="P286"><text:span text:style-name="Emphasis"><text:span text:style-name="T579">querrá saltar de la cama para </text:span></text:span><text:span text:style-name="Emphasis"><text:span text:style-name="T1505">organiz</text:span></text:span><text:span text:style-name="Emphasis"><text:span text:style-name="T579">ar </text:span></text:span></text:p>
            <text:p text:style-name="P286"><text:span text:style-name="Emphasis"><text:span text:style-name="T579">una </text:span></text:span><text:span text:style-name="Emphasis"><text:span text:style-name="T1524">vela</text:span></text:span><text:span text:style-name="Emphasis"><text:span text:style-name="T642">da</text:span></text:span><text:span text:style-name="Emphasis"><text:span text:style-name="T579"> con </text:span></text:span><text:span text:style-name="Emphasis"><text:span text:style-name="T642">invitados</text:span></text:span><text:span text:style-name="Emphasis"><text:span text:style-name="T579"> alegres.</text:span></text:span></text:p>
            <text:p text:style-name="P286"><text:span text:style-name="Emphasis"><text:span text:style-name="T579">usted podrá </text:span></text:span><text:span text:style-name="Emphasis"><text:span text:style-name="T1505">dedica</text:span></text:span><text:span text:style-name="Emphasis"><text:span text:style-name="T579">rse a su trabajo </text:span></text:span></text:p>
            <text:p text:style-name="P286"><text:span text:style-name="Emphasis"><text:span text:style-name="T579">sin </text:span></text:span><text:span text:style-name="Emphasis"><text:span text:style-name="T1505">distra</text:span></text:span><text:span text:style-name="Emphasis"><text:span text:style-name="T579">erse.</text:span></text:span></text:p>
            <text:p text:style-name="P286"><text:span text:style-name="Emphasis"><text:span text:style-name="T579">serás </text:span></text:span><text:span text:style-name="Emphasis"><text:span text:style-name="T642">mal entendido</text:span></text:span><text:span text:style-name="Emphasis"><text:span text:style-name="T579"> y </text:span></text:span><text:span text:style-name="Emphasis"><text:span text:style-name="T580">mal </text:span></text:span><text:span text:style-name="Emphasis"><text:span text:style-name="T1505">perci</text:span></text:span><text:span text:style-name="Emphasis"><text:span text:style-name="T579">bido </text:span></text:span></text:p>
            <text:p text:style-name="P286"><text:span text:style-name="Emphasis"><text:span text:style-name="T579">por tu séquito </text:span></text:span><text:span text:style-name="Emphasis"><text:span text:style-name="T642">debido al</text:span></text:span><text:span text:style-name="Emphasis"><text:span text:style-name="T579"> hecho </text:span></text:span></text:p>
            <text:p text:style-name="P286"><text:span text:style-name="Emphasis"><text:span text:style-name="T579">de que buscarás </text:span></text:span><text:span text:style-name="Emphasis"><text:span text:style-name="T642">a toda costa</text:span></text:span><text:span text:style-name="Emphasis"><text:span text:style-name="T579"> </text:span></text:span><text:span text:style-name="Emphasis"><text:span text:style-name="T1505">impo</text:span></text:span><text:span text:style-name="Emphasis"><text:span text:style-name="T579">n</text:span></text:span><text:span text:style-name="Emphasis"><text:span text:style-name="T1505">e</text:span></text:span><text:span text:style-name="Emphasis"><text:span text:style-name="T579">rte</text:span></text:span></text:p>
            <text:p text:style-name="P286"><text:span text:style-name="Emphasis"><text:span text:style-name="T579">Tome </text:span></text:span><text:span text:style-name="Emphasis"><text:span text:style-name="T642">un paso atrás</text:span></text:span><text:span text:style-name="Emphasis"><text:span text:style-name="T579"> y no dude </text:span></text:span><text:span text:style-name="Emphasis"><text:span text:style-name="T580">(dudar=</text:span></text:span><text:span text:style-name="Emphasis"><text:span text:style-name="T598"> </text:span></text:span><text:span text:style-name="Emphasis"><text:span text:style-name="T580">doubt)</text:span></text:span></text:p>
            <text:p text:style-name="P286"><text:span text:style-name="Emphasis"><text:span text:style-name="T579">en valorar a sus </text:span></text:span><text:span text:style-name="Emphasis"><text:span text:style-name="T642">compañeros de trabajo</text:span></text:span></text:p>
            <text:p text:style-name="P286"><text:span text:style-name="Emphasis"><text:span text:style-name="T642">Incluso si</text:span></text:span><text:span text:style-name="Emphasis"><text:span text:style-name="T579"> no suele ser tu e</text:span></text:span><text:span text:style-name="Emphasis"><text:span text:style-name="T1505">stil</text:span></text:span><text:span text:style-name="Emphasis"><text:span text:style-name="T579">o, </text:span></text:span></text:p>
            <text:p text:style-name="P286"><text:span text:style-name="Emphasis"><text:span text:style-name="T579">tenderás a </text:span></text:span><text:span text:style-name="Emphasis"><text:span text:style-name="T642">pasar el rato</text:span></text:span></text:p>
            <text:p text:style-name="P286"><text:span text:style-name="Emphasis"><text:span text:style-name="T579">Abre los ojos y </text:span></text:span><text:span text:style-name="Emphasis"><text:span text:style-name="T642">mora</text:span></text:span><text:span text:style-name="Emphasis"><text:span text:style-name="T579"> en la </text:span></text:span><text:span text:style-name="Emphasis"><text:span text:style-name="T1505">realid</text:span></text:span><text:span text:style-name="Emphasis"><text:span text:style-name="T579">ad, </text:span></text:span><text:span text:style-name="Emphasis"><text:span text:style-name="T580">(morar)</text:span></text:span></text:p>
            <text:p text:style-name="P286"><text:span text:style-name="Emphasis"><text:span text:style-name="T579">para e</text:span></text:span><text:span text:style-name="Emphasis"><text:span text:style-name="T1505">vit</text:span></text:span><text:span text:style-name="Emphasis"><text:span text:style-name="T579">ar </text:span></text:span><text:span text:style-name="Emphasis"><text:span text:style-name="T1505">d</text:span></text:span><text:span text:style-name="Emphasis"><text:span text:style-name="T579">ece</text:span></text:span><text:span text:style-name="Emphasis"><text:span text:style-name="T1505">p</text:span></text:span><text:span text:style-name="Emphasis"><text:span text:style-name="T579">ci</text:span></text:span><text:span text:style-name="Emphasis"><text:span text:style-name="T1505">on</text:span></text:span><text:span text:style-name="Emphasis"><text:span text:style-name="T579">ar a los que te rodean o </text:span></text:span></text:p>
            <text:p text:style-name="P286"><text:span text:style-name="Emphasis"><text:span text:style-name="T579">te han sido </text:span></text:span><text:span text:style-name="Emphasis"><text:span text:style-name="T1505">fiele</text:span></text:span><text:span text:style-name="Emphasis"><text:span text:style-name="T579">s.</text:span></text:span></text:p>
            <text:p text:style-name="P286"><text:span text:style-name="Emphasis"><text:span text:style-name="T1524">A</text:span></text:span><text:span text:style-name="Emphasis"><text:span text:style-name="T642">con</text:span></text:span><text:span text:style-name="Emphasis"><text:span text:style-name="T1524">se</text:span></text:span><text:span text:style-name="Emphasis"><text:span text:style-name="T642">jar</text:span></text:span><text:span text:style-name="Emphasis"><text:span text:style-name="T579"> que no se haga algo que </text:span></text:span></text:p>
            <text:p text:style-name="P286"><text:span text:style-name="Emphasis"><text:span text:style-name="T579">se iba a hacer.</text:span></text:span></text:p>
            <text:p text:style-name="P286"><text:span text:style-name="Emphasis"><text:span text:style-name="T579">No </text:span></text:span><text:span text:style-name="Emphasis"><text:span text:style-name="T642">des</text:span></text:span><text:span text:style-name="Emphasis"><text:span text:style-name="T1524">cuid</text:span></text:span><text:span text:style-name="Emphasis"><text:span text:style-name="T642">es</text:span></text:span><text:span text:style-name="Emphasis"><text:span text:style-name="T579"> a tu </text:span></text:span><text:span text:style-name="Emphasis"><text:span text:style-name="T1505">par</text:span></text:span><text:span text:style-name="Emphasis"><text:span text:style-name="T579">eja</text:span></text:span><text:span text:style-name="Emphasis"><text:span text:style-name="T598"> (</text:span></text:span><text:span text:style-name="Emphasis"><text:span text:style-name="T1507">cuid</text:span></text:span><text:span text:style-name="Emphasis"><text:span text:style-name="T598">ar= care)</text:span></text:span></text:p>
            <text:p text:style-name="P286"><text:span text:style-name="Emphasis"><text:span text:style-name="T579">Muestre sus </text:span></text:span><text:span text:style-name="Emphasis"><text:span text:style-name="T642">h</text:span></text:span><text:span text:style-name="Emphasis"><text:span text:style-name="T1524">abilid</text:span></text:span><text:span text:style-name="Emphasis"><text:span text:style-name="T642">ades</text:span></text:span></text:p>
            <text:p text:style-name="P286"><text:span text:style-name="Emphasis"><text:span text:style-name="T579">El hecho de que usted está </text:span></text:span><text:span text:style-name="Emphasis"><text:span text:style-name="T1505">tens</text:span></text:span><text:span text:style-name="Emphasis"><text:span text:style-name="T579">o y </text:span></text:span><text:span text:style-name="Emphasis"><text:span text:style-name="T1505">an</text:span></text:span><text:span text:style-name="Emphasis"><text:span text:style-name="T579">s</text:span></text:span><text:span text:style-name="Emphasis"><text:span text:style-name="T1505">io</text:span></text:span><text:span text:style-name="Emphasis"><text:span text:style-name="T579">so </text:span></text:span></text:p>
            <text:p text:style-name="P286"><text:span text:style-name="Emphasis"><text:span text:style-name="T579">hará daño a su </text:span></text:span><text:span text:style-name="Emphasis"><text:span text:style-name="T642">comprensión</text:span></text:span><text:span text:style-name="Emphasis"><text:span text:style-name="T579"> con su pareja</text:span></text:span></text:p>
            <text:p text:style-name="P286"><text:span text:style-name="Emphasis"><text:span text:style-name="T579">tome las </text:span></text:span><text:span text:style-name="Emphasis"><text:span text:style-name="T642">medidas</text:span></text:span><text:span text:style-name="Emphasis"><text:span text:style-name="T579"> </text:span></text:span><text:span text:style-name="Emphasis"><text:span text:style-name="T1505">necesari</text:span></text:span><text:span text:style-name="Emphasis"><text:span text:style-name="T579">as</text:span></text:span></text:p>
            <text:p text:style-name="P286"><text:span text:style-name="Emphasis"><text:span text:style-name="T579">Si hay </text:span></text:span><text:span text:style-name="Emphasis"><text:span text:style-name="T1505">conflict</text:span></text:span><text:span text:style-name="Emphasis"><text:span text:style-name="T579">os, no tendrán importancia y </text:span></text:span></text:p>
            <text:p text:style-name="P286"><text:span text:style-name="Emphasis"><text:span text:style-name="T579">no le </text:span></text:span><text:span text:style-name="Emphasis"><text:span text:style-name="T1505">afect</text:span></text:span><text:span text:style-name="Emphasis"><text:span text:style-name="T579">arán. </text:span></text:span></text:p>
            <text:p text:style-name="P286"><text:span text:style-name="Emphasis"><text:span text:style-name="T579">Las personas con las que colaborarás </text:span></text:span></text:p>
            <text:p text:style-name="P286"><text:span text:style-name="Emphasis"><text:span text:style-name="T1505">expres</text:span></text:span><text:span text:style-name="Emphasis"><text:span text:style-name="T579">arán su a</text:span></text:span><text:span text:style-name="Emphasis"><text:span text:style-name="T1505">grad</text:span></text:span><text:span text:style-name="Emphasis"><text:span text:style-name="T579">ecimiento. </text:span></text:span></text:p>
            <text:p text:style-name="P286"><text:span text:style-name="Emphasis"><text:span text:style-name="T579">Aprovechar esta </text:span></text:span><text:span text:style-name="Emphasis"><text:span text:style-name="T1505">oportunid</text:span></text:span><text:span text:style-name="Emphasis"><text:span text:style-name="T579">ad </text:span></text:span></text:p>
            <text:p text:style-name="P286"><text:span text:style-name="Emphasis"><text:span text:style-name="T579">para </text:span></text:span><text:span text:style-name="Emphasis"><text:span text:style-name="T1524">enterr</text:span></text:span><text:span text:style-name="Emphasis"><text:span text:style-name="T642">a</text:span></text:span><text:span text:style-name="Emphasis"><text:span text:style-name="T1524">r</text:span></text:span><text:span text:style-name="Emphasis"><text:span text:style-name="T579"> el h</text:span></text:span><text:span text:style-name="Emphasis"><text:span text:style-name="T1505">ac</text:span></text:span><text:span text:style-name="Emphasis"><text:span text:style-name="T579">ha y </text:span></text:span><text:span text:style-name="Emphasis"><text:span text:style-name="T642">superar</text:span></text:span><text:span text:style-name="Emphasis"><text:span text:style-name="T579"> las</text:span></text:span><text:span text:style-name="Emphasis"><text:span text:style-name="T1505"> en</text:span></text:span><text:span text:style-name="Emphasis"><text:span text:style-name="T579">e</text:span></text:span><text:span text:style-name="Emphasis"><text:span text:style-name="T1505">mi</text:span></text:span><text:span text:style-name="Emphasis"><text:span text:style-name="T579">stades</text:span></text:span></text:p>
            <text:p text:style-name="P286"><text:span text:style-name="Emphasis"><text:span text:style-name="T579">Este </text:span></text:span><text:span text:style-name="Emphasis"><text:span text:style-name="T1505">períod</text:span></text:span><text:span text:style-name="Emphasis"><text:span text:style-name="T579">o </text:span></text:span><text:span text:style-name="Emphasis"><text:span text:style-name="T1505">favorable</text:span></text:span><text:span text:style-name="Emphasis"><text:span text:style-name="T579"> le </text:span></text:span><text:span text:style-name="Emphasis"><text:span text:style-name="T642">permitirá</text:span></text:span><text:span text:style-name="Emphasis"><text:span text:style-name="T579"> </text:span></text:span></text:p>
            <text:p text:style-name="P286"><text:span text:style-name="Emphasis"><text:span text:style-name="T642">mejorar</text:span></text:span><text:span text:style-name="Emphasis"><text:span text:style-name="T579"> sus </text:span></text:span><text:span text:style-name="Emphasis"><text:span text:style-name="T1505">rela</text:span></text:span><text:span text:style-name="Emphasis"><text:span text:style-name="T579">c</text:span></text:span><text:span text:style-name="Emphasis"><text:span text:style-name="T1505">ion</text:span></text:span><text:span text:style-name="Emphasis"><text:span text:style-name="T579">es </text:span></text:span></text:p>
            <text:p text:style-name="P286"><text:span text:style-name="Emphasis"><text:span text:style-name="T579">con sus </text:span></text:span><text:span text:style-name="Emphasis"><text:span text:style-name="T642">compañeros de trabajo</text:span></text:span><text:span text:style-name="Emphasis"><text:span text:style-name="T579">. </text:span></text:span></text:p>
            <text:p text:style-name="P286"><text:span text:style-name="Emphasis"><text:span text:style-name="T579">También podrá </text:span></text:span><text:span text:style-name="Emphasis"><text:span text:style-name="T642">liberarse</text:span></text:span><text:span text:style-name="Emphasis"><text:span text:style-name="T579"> </text:span></text:span></text:p>
            <text:p text:style-name="P286"><text:span text:style-name="Emphasis"><text:span text:style-name="T579">de ciertos </text:span></text:span><text:span text:style-name="Emphasis"><text:span text:style-name="T642">gastos</text:span></text:span><text:span text:style-name="Emphasis"><text:span text:style-name="T579"> </text:span></text:span><text:span text:style-name="Emphasis"><text:span text:style-name="T1505">financi</text:span></text:span><text:span text:style-name="Emphasis"><text:span text:style-name="T579">eros.</text:span></text:span></text:p>
            <text:p text:style-name="P286"><text:span text:style-name="Emphasis"><text:span text:style-name="T579">podrás en</text:span></text:span><text:span text:style-name="Emphasis"><text:span text:style-name="T1505">fr</text:span></text:span><text:span text:style-name="Emphasis"><text:span text:style-name="T579">e</text:span></text:span><text:span text:style-name="Emphasis"><text:span text:style-name="T1505">nt</text:span></text:span><text:span text:style-name="Emphasis"><text:span text:style-name="T579">ar </text:span></text:span></text:p>
            <text:p text:style-name="P286"><text:span text:style-name="Emphasis"><text:span text:style-name="T579">nuevos </text:span></text:span><text:span text:style-name="Emphasis"><text:span text:style-name="T642">retos</text:span></text:span><text:span text:style-name="Emphasis"><text:span text:style-name="T579"> de</text:span></text:span><text:span text:style-name="Emphasis"><text:span text:style-name="T1505">port</text:span></text:span><text:span text:style-name="Emphasis"><text:span text:style-name="T579">ivos.</text:span></text:span><text:span text:style-name="Emphasis"><text:span text:style-name="T580"> (retar= to challenge)</text:span></text:span></text:p>
            <text:p text:style-name="P286"><text:span text:style-name="Emphasis"><text:span text:style-name="T579">su </text:span></text:span><text:span text:style-name="Emphasis"><text:span text:style-name="T642">diario</text:span></text:span><text:span text:style-name="Emphasis"><text:span text:style-name="T579"> </text:span></text:span><text:span text:style-name="Emphasis"><text:span text:style-name="T1505">profesional</text:span></text:span><text:span text:style-name="Emphasis"><text:span text:style-name="T579"> le dejará </text:span></text:span><text:span text:style-name="Emphasis"><text:span text:style-name="T1505">ti</text:span></text:span><text:span text:style-name="Emphasis"><text:span text:style-name="T579">e</text:span></text:span><text:span text:style-name="Emphasis"><text:span text:style-name="T1505">m</text:span></text:span><text:span text:style-name="Emphasis"><text:span text:style-name="T579">po </text:span></text:span></text:p>
            <text:p text:style-name="P286"><text:span text:style-name="Emphasis"><text:span text:style-name="T579">para </text:span></text:span><text:span text:style-name="Emphasis"><text:span text:style-name="T1505">proces</text:span></text:span><text:span text:style-name="Emphasis"><text:span text:style-name="T579">ar </text:span></text:span><text:span text:style-name="Emphasis"><text:span text:style-name="T642">cosas</text:span></text:span><text:span text:style-name="Emphasis"><text:span text:style-name="T579"> </text:span></text:span><text:span text:style-name="Emphasis"><text:span text:style-name="T1505">important</text:span></text:span><text:span text:style-name="Emphasis"><text:span text:style-name="T579">es, </text:span></text:span></text:p>
            <text:p text:style-name="P286"><text:span text:style-name="Emphasis"><text:span text:style-name="T642">porque</text:span></text:span><text:span text:style-name="Emphasis"><text:span text:style-name="T579"> estará </text:span></text:span><text:span text:style-name="Emphasis"><text:span text:style-name="T642">libre</text:span></text:span><text:span text:style-name="Emphasis"><text:span text:style-name="T579"> de </text:span></text:span><text:span text:style-name="Emphasis"><text:span text:style-name="T1505">restric</text:span></text:span><text:span text:style-name="Emphasis"><text:span text:style-name="T579">c</text:span></text:span><text:span text:style-name="Emphasis"><text:span text:style-name="T1505">ion</text:span></text:span><text:span text:style-name="Emphasis"><text:span text:style-name="T579">es</text:span></text:span></text:p>
            <text:p text:style-name="P286"><text:span text:style-name="Emphasis"><text:span text:style-name="T579">Usted </text:span></text:span><text:span text:style-name="Emphasis"><text:span text:style-name="T642">compartirá</text:span></text:span><text:span text:style-name="Emphasis"><text:span text:style-name="T579"> </text:span></text:span><text:span text:style-name="Emphasis"><text:span text:style-name="T1505">moment</text:span></text:span><text:span text:style-name="Emphasis"><text:span text:style-name="T579">os </text:span></text:span><text:span text:style-name="Emphasis"><text:span text:style-name="T1524">agr</text:span></text:span><text:span text:style-name="Emphasis"><text:span text:style-name="T642">ada</text:span></text:span><text:span text:style-name="Emphasis"><text:span text:style-name="T1524">ble</text:span></text:span><text:span text:style-name="Emphasis"><text:span text:style-name="T642">s</text:span></text:span><text:span text:style-name="Emphasis"><text:span text:style-name="T579"> y </text:span></text:span></text:p>
            <text:p text:style-name="P286"><text:span text:style-name="Emphasis"><text:span text:style-name="T1505">sensual</text:span></text:span><text:span text:style-name="Emphasis"><text:span text:style-name="T579">es con su pareja.</text:span></text:span></text:p>
            <text:p text:style-name="P286"><text:span text:style-name="Emphasis"><text:span text:style-name="T579">En el trans</text:span></text:span><text:span text:style-name="Emphasis"><text:span text:style-name="T1505">curs</text:span></text:span><text:span text:style-name="Emphasis"><text:span text:style-name="T579">o de la mañana, </text:span></text:span></text:p>
            <text:p text:style-name="P286"><text:soft-page-break/><text:span text:style-name="Emphasis"><text:span text:style-name="T579">rápidamente se sentirá </text:span></text:span><text:span text:style-name="Emphasis"><text:span text:style-name="T642">agotado</text:span></text:span></text:p>
            <text:p text:style-name="P286"><text:span text:style-name="Emphasis"><text:span text:style-name="T579">Trate de </text:span></text:span><text:span text:style-name="Emphasis"><text:span text:style-name="T1524">termin</text:span></text:span><text:span text:style-name="Emphasis"><text:span text:style-name="T642">ar</text:span></text:span><text:span text:style-name="Emphasis"><text:span text:style-name="T579"> su día de trabajo antes </text:span></text:span></text:p>
            <text:p text:style-name="P286"><text:span text:style-name="Emphasis"><text:span text:style-name="T579">para </text:span></text:span><text:span text:style-name="Emphasis"><text:span text:style-name="T642">dedicarse</text:span></text:span><text:span text:style-name="Emphasis"><text:span text:style-name="T579"> a actividades relajantes. </text:span></text:span></text:p>
            <text:p text:style-name="P286"><text:span text:style-name="Emphasis"><text:span text:style-name="T579">No tendrá sentido </text:span></text:span><text:span text:style-name="Emphasis"><text:span text:style-name="T642">culparte</text:span></text:span><text:span text:style-name="Emphasis"><text:span text:style-name="T579">. </text:span></text:span></text:p>
            <text:p text:style-name="P286"><text:span text:style-name="Emphasis"><text:span text:style-name="T579">Los </text:span></text:span><text:span text:style-name="Emphasis"><text:span text:style-name="T1505">períod</text:span></text:span><text:span text:style-name="Emphasis"><text:span text:style-name="T579">os de </text:span></text:span><text:span text:style-name="Emphasis"><text:span text:style-name="T1505">fatig</text:span></text:span><text:span text:style-name="Emphasis"><text:span text:style-name="T579">a son normales y </text:span></text:span></text:p>
            <text:p text:style-name="P286"><text:span text:style-name="Emphasis"><text:span text:style-name="T579">rápidamente </text:span></text:span><text:span text:style-name="Emphasis"><text:span text:style-name="T642">olvidados</text:span></text:span><text:span text:style-name="Emphasis"><text:span text:style-name="T579">.</text:span></text:span></text:p>
            <text:p text:style-name="P286"><text:span text:style-name="Emphasis"><text:span text:style-name="T579">No </text:span></text:span><text:span text:style-name="Emphasis"><text:span text:style-name="T1505">provoc</text:span></text:span><text:span text:style-name="Emphasis"><text:span text:style-name="T579">aréis los </text:span></text:span><text:span text:style-name="Emphasis"><text:span text:style-name="T1505">cel</text:span></text:span><text:span text:style-name="Emphasis"><text:span text:style-name="T579">os </text:span></text:span></text:p>
            <text:p text:style-name="P286"><text:span text:style-name="Emphasis"><text:span text:style-name="T579">de vuestros compañeros, sino todo lo </text:span></text:span><text:span text:style-name="Emphasis"><text:span text:style-name="T642">contrario</text:span></text:span><text:span text:style-name="Emphasis"><text:span text:style-name="T579">, </text:span></text:span></text:p>
            <text:p text:style-name="P286"><text:span text:style-name="Emphasis"><text:span text:style-name="T579">porque se </text:span></text:span><text:span text:style-name="Emphasis"><text:span text:style-name="T642">alegrarán</text:span></text:span><text:span text:style-name="Emphasis"><text:span text:style-name="T579"> por vosotros.</text:span></text:span></text:p>
            <text:p text:style-name="P286"><text:span text:style-name="Emphasis"><text:span text:style-name="T581">nadie gana el b</text:span></text:span><text:span text:style-name="Emphasis"><text:span text:style-name="T1508">ot</text:span></text:span><text:span text:style-name="Emphasis"><text:span text:style-name="T581">e. </text:span></text:span></text:p>
            <text:p text:style-name="P286"><text:span text:style-name="Emphasis"><text:span text:style-name="T581">El </text:span></text:span><text:span text:style-name="Emphasis"><text:span text:style-name="T1508">mont</text:span></text:span><text:span text:style-name="Emphasis"><text:span text:style-name="T581">o del </text:span></text:span><text:span text:style-name="Emphasis"><text:span text:style-name="T644">próximo</text:span></text:span><text:span text:style-name="Emphasis"><text:span text:style-name="T581"> </text:span></text:span><text:span text:style-name="Emphasis"><text:span text:style-name="T644">sorteo </text:span></text:span></text:p>
            <text:p text:style-name="P286"><text:span text:style-name="Emphasis"><text:span text:style-name="T644">asciende</text:span></text:span><text:span text:style-name="Emphasis"><text:span text:style-name="T581"> a 4,4 millones de francos, </text:span></text:span></text:p>
            <text:p text:style-name="P286"><text:span text:style-name="Emphasis"><text:span text:style-name="T581">informó la Loterie Romande en un </text:span></text:span><text:span text:style-name="Emphasis"><text:span text:style-name="T644">comunicado</text:span></text:span><text:span text:style-name="Emphasis"><text:span text:style-name="T581">.</text:span></text:span></text:p>
            <text:p text:style-name="P286"><text:span text:style-name="Emphasis"><text:span text:style-name="T582">em</text:span></text:span><text:span text:style-name="Emphasis"><text:span text:style-name="T645">pequeñ</text:span></text:span><text:span text:style-name="Emphasis"><text:span text:style-name="T582">ece</text:span></text:span></text:p>
            <text:p text:style-name="P286"><text:span text:style-name="Emphasis"><text:span text:style-name="T582">amos</text:span></text:span></text:p>
            <text:p text:style-name="P286"><text:span text:style-name="Emphasis"><text:span text:style-name="T582">Qué nos dice esto </text:span></text:span></text:p>
            <text:p text:style-name="P286"><text:span text:style-name="Emphasis"><text:span text:style-name="T645">acerca</text:span></text:span><text:span text:style-name="Emphasis"><text:span text:style-name="T582"> de nuestra </text:span></text:span><text:span text:style-name="Emphasis"><text:span text:style-name="T1509">disposición</text:span></text:span><text:span text:style-name="Emphasis"><text:span text:style-name="T582"> a </text:span></text:span><text:span text:style-name="Emphasis"><text:span text:style-name="T645">creer</text:span></text:span><text:span text:style-name="Emphasis"><text:span text:style-name="T582"> </text:span></text:span></text:p>
            <text:p text:style-name="P286"><text:span text:style-name="Emphasis"><text:span text:style-name="T582">lo que leemos y escuchamos</text:span></text:span></text:p>
            <text:p text:style-name="P286"><text:span text:style-name="Emphasis"><text:span text:style-name="T1509">Fund</text:span></text:span><text:span text:style-name="Emphasis"><text:span text:style-name="T582">ada en 1776</text:span></text:span></text:p>
            <text:p text:style-name="P286"><text:span text:style-name="Emphasis"><text:span text:style-name="T582">se a</text:span></text:span><text:span text:style-name="Emphasis"><text:span text:style-name="T1509">grup</text:span></text:span><text:span text:style-name="Emphasis"><text:span text:style-name="T582">aran en </text:span></text:span><text:span text:style-name="Emphasis"><text:span text:style-name="T1509">priva</text:span></text:span><text:span text:style-name="Emphasis"><text:span text:style-name="T582">do y </text:span></text:span></text:p>
            <text:p text:style-name="P286"><text:span text:style-name="Emphasis"><text:span text:style-name="T582">se </text:span></text:span><text:span text:style-name="Emphasis"><text:span text:style-name="T1509">opo</text:span></text:span><text:span text:style-name="Emphasis"><text:span text:style-name="T582">nían a la </text:span></text:span><text:span text:style-name="Emphasis"><text:span text:style-name="T1509">influenc</text:span></text:span><text:span text:style-name="Emphasis"><text:span text:style-name="T582">ia </text:span></text:span><text:span text:style-name="Emphasis"><text:span text:style-name="T1509">religio</text:span></text:span><text:span text:style-name="Emphasis"><text:span text:style-name="T582">sa</text:span></text:span></text:p>
            <text:p text:style-name="P286"><text:span text:style-name="Emphasis"><text:span text:style-name="T1509">Inclu</text:span></text:span><text:span text:style-name="Emphasis"><text:span text:style-name="T582">ía</text:span></text:span></text:p>
            <text:p text:style-name="P286"><text:span text:style-name="Emphasis"><text:span text:style-name="T582">bien </text:span></text:span><text:span text:style-name="Emphasis"><text:span text:style-name="T645">conocidos</text:span></text:span></text:p>
            <text:p text:style-name="P286"><text:span text:style-name="Emphasis"><text:span text:style-name="T645">al menos</text:span></text:span></text:p>
            <text:p text:style-name="P286"><text:span text:style-name="Emphasis"><text:span text:style-name="T582">fueron </text:span></text:span><text:span text:style-name="Emphasis"><text:span text:style-name="T1509">gradual</text:span></text:span><text:span text:style-name="Emphasis"><text:span text:style-name="T582">mente </text:span></text:span><text:span text:style-name="Emphasis"><text:span text:style-name="T1509">proscri</text:span></text:span><text:span text:style-name="Emphasis"><text:span text:style-name="T582">tos </text:span></text:span></text:p>
            <text:p text:style-name="P286"><text:span text:style-name="Emphasis"><text:span text:style-name="T582">por los </text:span></text:span><text:span text:style-name="Emphasis"><text:span text:style-name="T1509">crític</text:span></text:span><text:span text:style-name="Emphasis"><text:span text:style-name="T582">os </text:span></text:span><text:span text:style-name="Emphasis"><text:span text:style-name="T1509">conserva</text:span></text:span><text:span text:style-name="Emphasis"><text:span text:style-name="T582">dores y cristianos y </text:span></text:span></text:p>
            <text:p text:style-name="P286"><text:span text:style-name="Emphasis"><text:span text:style-name="T582">el </text:span></text:span><text:span text:style-name="Emphasis"><text:span text:style-name="T1509">grup</text:span></text:span><text:span text:style-name="Emphasis"><text:span text:style-name="T582">o </text:span></text:span><text:span text:style-name="Emphasis"><text:span text:style-name="T1509">d</text:span></text:span><text:span text:style-name="Emphasis"><text:span text:style-name="T582">e</text:span></text:span><text:span text:style-name="Emphasis"><text:span text:style-name="T1509">sapar</text:span></text:span><text:span text:style-name="Emphasis"><text:span text:style-name="T582">eció</text:span></text:span></text:p>
            <text:p text:style-name="P286"><text:span text:style-name="Emphasis"><text:span text:style-name="T582">que </text:span></text:span><text:span text:style-name="Emphasis"><text:span text:style-name="T645">congrega</text:span></text:span><text:span text:style-name="Emphasis"><text:span text:style-name="T582"> a algunas</text:span></text:span></text:p>
            <text:p text:style-name="P286"><text:span text:style-name="Emphasis"><text:span text:style-name="T582">de las personas más </text:span></text:span><text:span text:style-name="Emphasis"><text:span text:style-name="T1509">po</text:span></text:span><text:span text:style-name="Emphasis"><text:span text:style-name="T582">d</text:span></text:span><text:span text:style-name="Emphasis"><text:span text:style-name="T1509">er</text:span></text:span><text:span text:style-name="Emphasis"><text:span text:style-name="T582">osas del mundo</text:span></text:span></text:p>
            <text:p text:style-name="P286"><text:span text:style-name="Emphasis"><text:span text:style-name="T1509">discord</text:span></text:span><text:span text:style-name="Emphasis"><text:span text:style-name="T582">ia</text:span></text:span></text:p>
            <text:p text:style-name="P286"><text:span text:style-name="Emphasis"><text:span text:style-name="T582">El plan para </text:span></text:span><text:span text:style-name="Emphasis"><text:span text:style-name="T645">traer</text:span></text:span><text:span text:style-name="Emphasis"><text:span text:style-name="T582"> caos a la </text:span></text:span><text:span text:style-name="Emphasis"><text:span text:style-name="T1509">socied</text:span></text:span><text:span text:style-name="Emphasis"><text:span text:style-name="T582">ad era </text:span></text:span></text:p>
            <text:p text:style-name="P286"><text:span text:style-name="Emphasis"><text:span text:style-name="T1525">difu</text:span></text:span><text:span text:style-name="Emphasis"><text:span text:style-name="T645">ndir</text:span></text:span><text:span text:style-name="Emphasis"><text:span text:style-name="T582"> des</text:span></text:span><text:span text:style-name="Emphasis"><text:span text:style-name="T1509">información</text:span></text:span><text:span text:style-name="Emphasis"><text:span text:style-name="T582"> </text:span></text:span></text:p>
            <text:p text:style-name="P286"><text:span text:style-name="Emphasis"><text:span text:style-name="T645">a través de</text:span></text:span><text:span text:style-name="Emphasis"><text:span text:style-name="T582"> todos los </text:span></text:span><text:span text:style-name="Emphasis"><text:span text:style-name="T1509">portal</text:span></text:span><text:span text:style-name="Emphasis"><text:span text:style-name="T582">es.</text:span></text:span></text:p>
            <text:p text:style-name="P286"><text:span text:style-name="Emphasis"><text:span text:style-name="T582">El </text:span></text:span><text:span text:style-name="Emphasis"><text:span text:style-name="T1509">mov</text:span></text:span><text:span text:style-name="Emphasis"><text:span text:style-name="T582">imiento deseaba </text:span></text:span><text:span text:style-name="Emphasis"><text:span text:style-name="T1509">provoc</text:span></text:span><text:span text:style-name="Emphasis"><text:span text:style-name="T582">ar </text:span></text:span></text:p>
            <text:p text:style-name="P286"><text:span text:style-name="Emphasis"><text:span text:style-name="T1509">d</text:span></text:span><text:span text:style-name="Emphasis"><text:span text:style-name="T582">e</text:span></text:span><text:span text:style-name="Emphasis"><text:span text:style-name="T1509">sobedienc</text:span></text:span><text:span text:style-name="Emphasis"><text:span text:style-name="T582">ia civil, </text:span></text:span><text:span text:style-name="Emphasis"><text:span text:style-name="T645">bromas</text:span></text:span><text:span text:style-name="Emphasis"><text:span text:style-name="T582"> y </text:span></text:span><text:span text:style-name="Emphasis"><text:span text:style-name="T645">engaños</text:span></text:span><text:span text:style-name="Emphasis"><text:span text:style-name="T582">.</text:span></text:span></text:p>
            <text:p text:style-name="P286"><text:span text:style-name="Emphasis"><text:span text:style-name="T582">El texto en sí </text:span></text:span></text:p>
            <text:p text:style-name="P286"><text:span text:style-name="Emphasis"><text:span text:style-name="T582">nunca llegó a ser más </text:span></text:span></text:p>
            <text:p text:style-name="P286"><text:span text:style-name="Emphasis"><text:span text:style-name="T582">que una </text:span></text:span><text:span text:style-name="Emphasis"><text:span text:style-name="T1509">curiosi</text:span></text:span><text:span text:style-name="Emphasis"><text:span text:style-name="T582">dad</text:span></text:span></text:p>
            <text:p text:style-name="P286"><text:span text:style-name="Emphasis"><text:span text:style-name="T582">que tales </text:span></text:span><text:span text:style-name="Emphasis"><text:span text:style-name="T1509">activid</text:span></text:span><text:span text:style-name="Emphasis"><text:span text:style-name="T582">ades </text:span></text:span></text:p>
            <text:p text:style-name="P286"><text:span text:style-name="Emphasis"><text:span text:style-name="T582">podrían </text:span></text:span><text:span text:style-name="Emphasis"><text:span text:style-name="T1509">provoc</text:span></text:span><text:span text:style-name="Emphasis"><text:span text:style-name="T582">ar un </text:span></text:span><text:span text:style-name="Emphasis"><text:span text:style-name="T1509">ca</text:span></text:span><text:span text:style-name="Emphasis"><text:span text:style-name="T582">mbio </text:span></text:span><text:span text:style-name="Emphasis"><text:span text:style-name="T1509">social</text:span></text:span><text:span text:style-name="Emphasis"><text:span text:style-name="T582"> y </text:span></text:span></text:p>
            <text:p text:style-name="P286"><text:span text:style-name="Emphasis"><text:span text:style-name="T1509">forz</text:span></text:span><text:span text:style-name="Emphasis"><text:span text:style-name="T582">ar a los </text:span></text:span><text:span text:style-name="Emphasis"><text:span text:style-name="T1509">individu</text:span></text:span><text:span text:style-name="Emphasis"><text:span text:style-name="T582">os a c</text:span></text:span><text:span text:style-name="Emphasis"><text:span text:style-name="T1509">uestion</text:span></text:span><text:span text:style-name="Emphasis"><text:span text:style-name="T582">ar la </text:span></text:span><text:span text:style-name="Emphasis"><text:span text:style-name="T1509">reali</text:span></text:span><text:span text:style-name="Emphasis"><text:span text:style-name="T582">dad</text:span></text:span></text:p>
            <text:p text:style-name="P286"><text:span text:style-name="Emphasis"><text:span text:style-name="T582">estrecho</text:span></text:span></text:p>
            <text:p text:style-name="P286"><text:span text:style-name="Emphasis"><text:span text:style-name="T582">Querían traer el caos a la sociedad </text:span></text:span></text:p>
            <text:p text:style-name="P286"><text:span text:style-name="Emphasis"><text:span text:style-name="T582">para </text:span></text:span><text:span text:style-name="Emphasis"><text:span text:style-name="T1525">sac</text:span></text:span><text:span text:style-name="Emphasis"><text:span text:style-name="T645">udir</text:span></text:span><text:span text:style-name="Emphasis"><text:span text:style-name="T582"> las cosas, y </text:span></text:span></text:p>
            <text:p text:style-name="P286"><text:span text:style-name="Emphasis"><text:span text:style-name="T582">"la forma de hacerlo era </text:span></text:span></text:p>
            <text:p text:style-name="P286"><text:span text:style-name="Emphasis"><text:span text:style-name="T645">propagar</text:span></text:span><text:span text:style-name="Emphasis"><text:span text:style-name="T582"> la </text:span></text:span><text:span text:style-name="Emphasis"><text:span text:style-name="T1509">d</text:span></text:span><text:span text:style-name="Emphasis"><text:span text:style-name="T582">e</text:span></text:span><text:span text:style-name="Emphasis"><text:span text:style-name="T1509">sinformación</text:span></text:span><text:span text:style-name="Emphasis"><text:span text:style-name="T582">"</text:span></text:span></text:p>
            <text:p text:style-name="P286"><text:span text:style-name="Emphasis"><text:span text:style-name="T1509">contrad</text:span></text:span><text:span text:style-name="Emphasis"><text:span text:style-name="T582">e</text:span></text:span><text:span text:style-name="Emphasis"><text:span text:style-name="T1509">c</text:span></text:span><text:span text:style-name="Emphasis"><text:span text:style-name="T582">ir</text:span></text:span></text:p>
            <text:p text:style-name="P286"><text:span text:style-name="Emphasis"><text:span text:style-name="T582">El </text:span></text:span><text:span text:style-name="Emphasis"><text:span text:style-name="T1509">concept</text:span></text:span><text:span text:style-name="Emphasis"><text:span text:style-name="T582">o detrás de esto era </text:span></text:span></text:p>
            <text:p text:style-name="P286"><text:span text:style-name="Emphasis"><text:span text:style-name="T582">que si usted </text:span></text:span><text:span text:style-name="Emphasis"><text:span text:style-name="T645">da</text:span></text:span><text:span text:style-name="Emphasis"><text:span text:style-name="T582"> </text:span></text:span></text:p>
            <text:p text:style-name="P286"><text:span text:style-name="Emphasis"><text:span text:style-name="T582">muchos </text:span></text:span><text:span text:style-name="Emphasis"><text:span text:style-name="T1509">p</text:span></text:span><text:span text:style-name="Emphasis"><text:span text:style-name="T582">u</text:span></text:span><text:span text:style-name="Emphasis"><text:span text:style-name="T1509">nt</text:span></text:span><text:span text:style-name="Emphasis"><text:span text:style-name="T582">os de </text:span></text:span><text:span text:style-name="Emphasis"><text:span text:style-name="T1509">vi</text:span></text:span><text:span text:style-name="Emphasis"><text:span text:style-name="T582">sta en una hi</text:span></text:span><text:span text:style-name="Emphasis"><text:span text:style-name="T1509">stori</text:span></text:span><text:span text:style-name="Emphasis"><text:span text:style-name="T582">a, </text:span></text:span></text:p>
            <text:p text:style-name="P286"><text:span text:style-name="Emphasis"><text:span text:style-name="T582">en </text:span></text:span><text:span text:style-name="Emphasis"><text:span text:style-name="T1509">teorí</text:span></text:span><text:span text:style-name="Emphasis"><text:span text:style-name="T582">a -</text:span></text:span><text:span text:style-name="Emphasis"><text:span text:style-name="T1509">ideal</text:span></text:span><text:span text:style-name="Emphasis"><text:span text:style-name="T582">ista- la </text:span></text:span><text:span text:style-name="Emphasis"><text:span text:style-name="T1509">po</text:span></text:span><text:span text:style-name="Emphasis"><text:span text:style-name="T582">b</text:span></text:span><text:span text:style-name="Emphasis"><text:span text:style-name="T1509">la</text:span></text:span><text:span text:style-name="Emphasis"><text:span text:style-name="T582">c</text:span></text:span><text:span text:style-name="Emphasis"><text:span text:style-name="T1509">ión </text:span></text:span><text:span text:style-name="Emphasis"><text:span text:style-name="T582">comienza </text:span></text:span></text:p>
            <text:p text:style-name="P286"><text:span text:style-name="Emphasis"><text:span text:style-name="T582">a </text:span></text:span><text:span text:style-name="Emphasis"><text:span text:style-name="T1509">examin</text:span></text:span><text:span text:style-name="Emphasis"><text:span text:style-name="T582">ar los </text:span></text:span><text:span text:style-name="Emphasis"><text:span text:style-name="T645">temas</text:span></text:span><text:span text:style-name="Emphasis"><text:span text:style-name="T582"> y a </text:span></text:span><text:span text:style-name="Emphasis"><text:span text:style-name="T1525">pens</text:span></text:span><text:span text:style-name="Emphasis"><text:span text:style-name="T645">ar</text:span></text:span></text:p>
            <text:p text:style-name="P286"><text:soft-page-break/><text:span text:style-name="Emphasis"><text:span text:style-name="T582">Era una forma </text:span></text:span><text:span text:style-name="Emphasis"><text:span text:style-name="T1509">idealist</text:span></text:span><text:span text:style-name="Emphasis"><text:span text:style-name="T582">a de hacer </text:span></text:span></text:p>
            <text:p text:style-name="P286"><text:span text:style-name="Emphasis"><text:span text:style-name="T582">que la gente des</text:span></text:span><text:span text:style-name="Emphasis"><text:span text:style-name="T645">per</text:span></text:span><text:span text:style-name="Emphasis"><text:span text:style-name="T582">tara. </text:span></text:span></text:p>
            <text:p text:style-name="P286"><text:span text:style-name="Emphasis"><text:span text:style-name="T582">Lo que, </text:span></text:span><text:span text:style-name="Emphasis"><text:span text:style-name="T645">por supuesto</text:span></text:span><text:span text:style-name="Emphasis"><text:span text:style-name="T582">, </text:span></text:span></text:p>
            <text:p text:style-name="P286"><text:span text:style-name="Emphasis"><text:span text:style-name="T582">no </text:span></text:span><text:span text:style-name="Emphasis"><text:span text:style-name="T645">ocurrió</text:span></text:span><text:span text:style-name="Emphasis"><text:span text:style-name="T582"> de la </text:span></text:span><text:span text:style-name="Emphasis"><text:span text:style-name="T1525">maner</text:span></text:span><text:span text:style-name="Emphasis"><text:span text:style-name="T645">a</text:span></text:span><text:span text:style-name="Emphasis"><text:span text:style-name="T582"> que esperaban</text:span></text:span></text:p>
            <text:p text:style-name="P320"><text:span text:style-name="Emphasis"><text:span text:style-name="T582">encubrimiento</text:span></text:span><text:span text:style-name="Emphasis"><text:span text:style-name="T599"> </text:span></text:span><text:span text:style-name="Strong_20_Emphasis"><text:span text:style-name="T692">(en</text:span></text:span><text:span text:style-name="Strong_20_Emphasis"><text:span text:style-name="T1458">cu</text:span></text:span><text:span text:style-name="Strong_20_Emphasis"><text:span text:style-name="T692">b</text:span></text:span><text:span text:style-name="Strong_20_Emphasis"><text:span text:style-name="T1458">rir</text:span></text:span><text:span text:style-name="Strong_20_Emphasis"><text:span text:style-name="T692">= </text:span></text:span><text:bookmark text:name="result_box484"/><text:span text:style-name="Strong_20_Emphasis"><text:span text:style-name="T1538">c</text:span></text:span><text:span text:style-name="Strong_20_Emphasis"><text:span text:style-name="T782">o</text:span></text:span><text:span text:style-name="Strong_20_Emphasis"><text:span text:style-name="T1538">u</text:span></text:span><text:span text:style-name="Strong_20_Emphasis"><text:span text:style-name="T782">v</text:span></text:span><text:span text:style-name="Strong_20_Emphasis"><text:span text:style-name="T1538">rir</text:span></text:span><text:span text:style-name="Strong_20_Emphasis"><text:span text:style-name="T692">)</text:span></text:span></text:p>
            <text:p text:style-name="P286"><text:span text:style-name="Emphasis"><text:span text:style-name="T582">disparar</text:span></text:span></text:p>
            <text:p text:style-name="P286"><text:span text:style-name="Emphasis"><text:span text:style-name="T582">parar</text:span></text:span></text:p>
            <text:p text:style-name="P286"><text:bookmark text:name="result_box36"/><text:span text:style-name="Emphasis"><text:span text:style-name="T1509">desapar</text:span></text:span><text:span text:style-name="Emphasis"><text:span text:style-name="T582">ecer</text:span></text:span></text:p>
            <text:p text:style-name="P286"><text:span text:style-name="Emphasis"><text:span text:style-name="T1509">Apar</text:span></text:span><text:span text:style-name="Emphasis"><text:span text:style-name="T582">ecer</text:span></text:span></text:p>
            <text:p text:style-name="P286"><text:span text:style-name="Emphasis"><text:span text:style-name="T582">com</text:span></text:span><text:span text:style-name="Emphasis"><text:span text:style-name="T1509">part</text:span></text:span><text:span text:style-name="Emphasis"><text:span text:style-name="T582">ir</text:span></text:span></text:p>
            <text:p text:style-name="P286"><text:span text:style-name="Emphasis"><text:span text:style-name="T582">propagar</text:span></text:span></text:p>
            <text:p text:style-name="P286"><text:span text:style-name="Emphasis"><text:span text:style-name="T1509">d</text:span></text:span><text:span text:style-name="Emphasis"><text:span text:style-name="T582">e</text:span></text:span><text:span text:style-name="Emphasis"><text:span text:style-name="T1509">sc</text:span></text:span><text:span text:style-name="Emphasis"><text:span text:style-name="T582">ub</text:span></text:span><text:span text:style-name="Emphasis"><text:span text:style-name="T1509">r</text:span></text:span><text:span text:style-name="Emphasis"><text:span text:style-name="T582">ir</text:span></text:span></text:p>
            <text:p text:style-name="P286"><text:span text:style-name="Emphasis"><text:span text:style-name="T582">apoyar</text:span></text:span></text:p>
            <text:p text:style-name="P286"><text:span text:style-name="Emphasis"><text:span text:style-name="T582">presunta</text:span></text:span></text:p>
            <text:p text:style-name="P286"><text:span text:style-name="Emphasis"><text:span text:style-name="T1509">p</text:span></text:span><text:span text:style-name="Emphasis"><text:span text:style-name="T582">er</text:span></text:span><text:span text:style-name="Emphasis"><text:span text:style-name="T1509">fil</text:span></text:span></text:p>
            <text:p text:style-name="P286"><text:span text:style-name="Emphasis"><text:span text:style-name="T1525">aconte</text:span></text:span><text:span text:style-name="Emphasis"><text:span text:style-name="T582">cimientos</text:span></text:span><text:span text:style-name="Emphasis"><text:span text:style-name="T600"> (acontecer= happen, occur)</text:span></text:span></text:p>
            <text:p text:style-name="P286"><text:span text:style-name="Emphasis"><text:span text:style-name="T582">carecer</text:span></text:span><text:span text:style-name="Emphasis"><text:span text:style-name="T601"> (fr. caresser= caress, streicheln)</text:span></text:span></text:p>
            <text:p text:style-name="P286"><text:span text:style-name="Emphasis"><text:span text:style-name="T645">lo que</text:span></text:span><text:span text:style-name="Emphasis"><text:span text:style-name="T582"> da lugar a</text:span></text:span></text:p>
            <text:p text:style-name="P286"><text:span text:style-name="Emphasis"><text:span text:style-name="T1509">de</text:span></text:span><text:span text:style-name="Emphasis"><text:span text:style-name="T582">sa</text:span></text:span><text:span text:style-name="Emphasis"><text:span text:style-name="T1509">fi</text:span></text:span><text:span text:style-name="Emphasis"><text:span text:style-name="T582">ar</text:span></text:span></text:p>
            <text:p text:style-name="P286"><text:span text:style-name="Emphasis"><text:span text:style-name="T582">c</text:span></text:span><text:span text:style-name="Emphasis"><text:span text:style-name="T1509">uestion</text:span></text:span><text:span text:style-name="Emphasis"><text:span text:style-name="T582">amientos</text:span></text:span></text:p>
            <text:p text:style-name="P286"><text:span text:style-name="Emphasis"><text:span text:style-name="T1509">invol</text:span></text:span><text:span text:style-name="Emphasis"><text:span text:style-name="T582">ucre</text:span></text:span></text:p>
            <text:p text:style-name="P286"><text:span text:style-name="Emphasis"><text:span text:style-name="T582">e</text:span></text:span><text:span text:style-name="Emphasis"><text:span text:style-name="T1509">stabili</text:span></text:span><text:span text:style-name="Emphasis"><text:span text:style-name="T582">dad </text:span></text:span></text:p>
            <text:p text:style-name="P286"><text:span text:style-name="Emphasis"><text:span text:style-name="T582">a medida que</text:span></text:span></text:p>
            <text:p text:style-name="P286"><text:span text:style-name="Emphasis"><text:span text:style-name="T1509">of</text:span></text:span><text:span text:style-name="Emphasis"><text:span text:style-name="T582">recer</text:span></text:span></text:p>
            <text:p text:style-name="P286"><text:span text:style-name="Emphasis"><text:span text:style-name="T583">Por qué </text:span></text:span><text:span text:style-name="Emphasis"><text:span text:style-name="T646">darte</text:span></text:span><text:span text:style-name="Emphasis"><text:span text:style-name="T583"> noticias falsas es buen </text:span></text:span><text:span text:style-name="Emphasis"><text:span text:style-name="T646">negocio</text:span></text:span></text:p>
            <text:p text:style-name="P286"><text:span text:style-name="Emphasis"><text:span text:style-name="T1510">Invent</text:span></text:span><text:span text:style-name="Emphasis"><text:span text:style-name="T583">ar noticias </text:span></text:span><text:span text:style-name="Emphasis"><text:span text:style-name="T1510">deliberad</text:span></text:span><text:span text:style-name="Emphasis"><text:span text:style-name="T583">amente </text:span></text:span></text:p>
            <text:p text:style-name="P286"><text:span text:style-name="Emphasis"><text:span text:style-name="T583">para </text:span></text:span><text:span text:style-name="Emphasis"><text:span text:style-name="T646">engañar</text:span></text:span><text:span text:style-name="Emphasis"><text:span text:style-name="T583"> o </text:span></text:span><text:span text:style-name="Emphasis"><text:span text:style-name="T1510">entr</text:span></text:span><text:span text:style-name="Emphasis"><text:span text:style-name="T583">e</text:span></text:span><text:span text:style-name="Emphasis"><text:span text:style-name="T1510">t</text:span></text:span><text:span text:style-name="Emphasis"><text:span text:style-name="T583">e</text:span></text:span><text:span text:style-name="Emphasis"><text:span text:style-name="T1510">n</text:span></text:span><text:span text:style-name="Emphasis"><text:span text:style-name="T583">er no es algo nuevo. </text:span></text:span></text:p>
            <text:p text:style-name="P286"><text:span text:style-name="Emphasis"><text:span text:style-name="T583">Pero la </text:span></text:span><text:span text:style-name="Emphasis"><text:span text:style-name="T646">llegada</text:span></text:span><text:span text:style-name="Emphasis"><text:span text:style-name="T583"> de las </text:span></text:span><text:span text:style-name="Emphasis"><text:span text:style-name="T646">redes sociales</text:span></text:span><text:span text:style-name="Emphasis"><text:span text:style-name="T583"> hizo que</text:span></text:span></text:p>
            <text:p text:style-name="P286"><text:span text:style-name="Emphasis"><text:span text:style-name="T583">internet ha </text:span></text:span><text:span text:style-name="Emphasis"><text:span text:style-name="T646">permitido</text:span></text:span><text:span text:style-name="Emphasis"><text:span text:style-name="T583"> el </text:span></text:span><text:span text:style-name="Emphasis"><text:span text:style-name="T646">inter</text:span></text:span><text:span text:style-name="Emphasis"><text:span text:style-name="T1526">ca</text:span></text:span><text:span text:style-name="Emphasis"><text:span text:style-name="T646">mbio</text:span></text:span><text:span text:style-name="Emphasis"><text:span text:style-name="T583"> </text:span></text:span></text:p>
            <text:p text:style-name="P286"><text:span text:style-name="Emphasis"><text:span text:style-name="T583">de </text:span></text:span><text:span text:style-name="Emphasis"><text:span text:style-name="T646">conocimiento</text:span></text:span><text:span text:style-name="Emphasis"><text:span text:style-name="T583"> a una e</text:span></text:span><text:span text:style-name="Emphasis"><text:span text:style-name="T1510">scal</text:span></text:span><text:span text:style-name="Emphasis"><text:span text:style-name="T583">a con la que </text:span></text:span></text:p>
            <text:p text:style-name="P286"><text:span text:style-name="Emphasis"><text:span text:style-name="T583">La </text:span></text:span><text:span text:style-name="Emphasis"><text:span text:style-name="T1510">false</text:span></text:span><text:span text:style-name="Emphasis"><text:span text:style-name="T583">dad </text:span></text:span><text:span text:style-name="Emphasis"><text:span text:style-name="T646">vuela</text:span></text:span><text:span text:style-name="Emphasis"><text:span text:style-name="T583"> y la </text:span></text:span><text:span text:style-name="Emphasis"><text:span text:style-name="T646">verdad</text:span></text:span><text:span text:style-name="Emphasis"><text:span text:style-name="T583"> viene </text:span></text:span><text:span text:style-name="Emphasis"><text:span text:style-name="T646">cojeando</text:span></text:span><text:span text:style-name="Emphasis"><text:span text:style-name="T583"> </text:span></text:span></text:p>
            <text:p text:style-name="P286"><text:span text:style-name="Emphasis"><text:span text:style-name="T1510">generacion</text:span></text:span><text:span text:style-name="Emphasis"><text:span text:style-name="T583">es </text:span></text:span><text:span text:style-name="Emphasis"><text:span text:style-name="T646">previas</text:span></text:span><text:span text:style-name="Emphasis"><text:span text:style-name="T583"> sólo podían </text:span></text:span><text:span text:style-name="Emphasis"><text:span text:style-name="T646">soñar</text:span></text:span></text:p>
            <text:p text:style-name="P286"><text:span text:style-name="Emphasis"><text:span text:style-name="T583">es cada vez </text:span></text:span><text:span text:style-name="Emphasis"><text:span text:style-name="T646">más probable</text:span></text:span><text:span text:style-name="Emphasis"><text:span text:style-name="T583"> que más de nosotros </text:span></text:span></text:p>
            <text:p text:style-name="P286"><text:span text:style-name="Emphasis"><text:span text:style-name="T583">estemos </text:span></text:span><text:span text:style-name="Emphasis"><text:span text:style-name="T646">viendo</text:span></text:span><text:span text:style-name="Emphasis"><text:span text:style-name="T583"> y </text:span></text:span><text:span text:style-name="Emphasis"><text:span text:style-name="T646">creyendo</text:span></text:span><text:span text:style-name="Emphasis"><text:span text:style-name="T583"> </text:span></text:span><text:span text:style-name="Emphasis"><text:span text:style-name="T1510">información</text:span></text:span><text:span text:style-name="Emphasis"><text:span text:style-name="T583"> </text:span></text:span></text:p>
            <text:p text:style-name="P286"><text:span text:style-name="Emphasis"><text:span text:style-name="T583">que no es </text:span></text:span><text:span text:style-name="Emphasis"><text:span text:style-name="T646">precisa</text:span></text:span></text:p>
            <text:p text:style-name="P286"><text:span text:style-name="Emphasis"><text:span text:style-name="T583">que </text:span></text:span><text:span text:style-name="Emphasis"><text:span text:style-name="T1510">imit</text:span></text:span><text:span text:style-name="Emphasis"><text:span text:style-name="T583">an </text:span></text:span><text:span text:style-name="Emphasis"><text:span text:style-name="T646">diarios</text:span></text:span><text:span text:style-name="Emphasis"><text:span text:style-name="T583"> </text:span></text:span><text:span text:style-name="Emphasis"><text:span text:style-name="T1510">real</text:span></text:span><text:span text:style-name="Emphasis"><text:span text:style-name="T583">es</text:span></text:span></text:p>
            <text:p text:style-name="P286"><text:span text:style-name="Emphasis"><text:span text:style-name="T583">que se </text:span></text:span><text:span text:style-name="Emphasis"><text:span text:style-name="T1510">m</text:span></text:span><text:span text:style-name="Emphasis"><text:span text:style-name="T583">ue</text:span></text:span><text:span text:style-name="Emphasis"><text:span text:style-name="T1510">ve</text:span></text:span><text:span text:style-name="Emphasis"><text:span text:style-name="T583">n por la </text:span></text:span><text:span text:style-name="Emphasis"><text:span text:style-name="T1510">fin</text:span></text:span><text:span text:style-name="Emphasis"><text:span text:style-name="T583">a </text:span></text:span><text:span text:style-name="Emphasis"><text:span text:style-name="T1510">líne</text:span></text:span><text:span text:style-name="Emphasis"><text:span text:style-name="T583">a </text:span></text:span></text:p>
            <text:p text:style-name="P286"><text:span text:style-name="Emphasis"><text:span text:style-name="T583">que </text:span></text:span><text:span text:style-name="Emphasis"><text:span text:style-name="T1510">divid</text:span></text:span><text:span text:style-name="Emphasis"><text:span text:style-name="T583">e la </text:span></text:span><text:span text:style-name="Emphasis"><text:span text:style-name="T1510">sátir</text:span></text:span><text:span text:style-name="Emphasis"><text:span text:style-name="T583">a con la </text:span></text:span><text:span text:style-name="Emphasis"><text:span text:style-name="T1510">d</text:span></text:span><text:span text:style-name="Emphasis"><text:span text:style-name="T583">e</text:span></text:span><text:span text:style-name="Emphasis"><text:span text:style-name="T1510">sinforma</text:span></text:span><text:span text:style-name="Emphasis"><text:span text:style-name="T583">c</text:span></text:span><text:span text:style-name="Emphasis"><text:span text:style-name="T1510">ión</text:span></text:span></text:p>
            <text:p text:style-name="P286"><text:span text:style-name="Emphasis"><text:span text:style-name="T583">la primera </text:span></text:span><text:span text:style-name="Emphasis"><text:span text:style-name="T646">fuente</text:span></text:span><text:span text:style-name="Emphasis"><text:span text:style-name="T583"> de noticias </text:span></text:span><text:span text:style-name="Emphasis"><text:span text:style-name="T1510">independ</text:span></text:span><text:span text:style-name="Emphasis"><text:span text:style-name="T583">i</text:span></text:span><text:span text:style-name="Emphasis"><text:span text:style-name="T1510">ent</text:span></text:span><text:span text:style-name="Emphasis"><text:span text:style-name="T583">es</text:span></text:span></text:p>
            <text:p text:style-name="P286"><text:span text:style-name="Emphasis"><text:span text:style-name="T583">"</text:span></text:span><text:span text:style-name="Emphasis"><text:span text:style-name="T646">Es genia</text:span></text:span><text:span text:style-name="Emphasis"><text:span text:style-name="T583">l ver cómo el </text:span></text:span><text:span text:style-name="Emphasis"><text:span text:style-name="T1510">tráfic</text:span></text:span><text:span text:style-name="Emphasis"><text:span text:style-name="T583">o sube y </text:span></text:span></text:p>
            <text:p text:style-name="P286"><text:span text:style-name="Emphasis"><text:span text:style-name="T583">cómo </text:span></text:span><text:span text:style-name="Emphasis"><text:span text:style-name="T646">pescaste</text:span></text:span><text:span text:style-name="Emphasis"><text:span text:style-name="T583"> a la </text:span></text:span><text:span text:style-name="Emphasis"><text:span text:style-name="T646">gente</text:span></text:span><text:span text:style-name="Emphasis"><text:span text:style-name="T583"> con la hi</text:span></text:span><text:span text:style-name="Emphasis"><text:span text:style-name="T1510">stori</text:span></text:span><text:span text:style-name="Emphasis"><text:span text:style-name="T583">a. </text:span></text:span></text:p>
            <text:p text:style-name="P286"><text:span text:style-name="Emphasis"><text:span text:style-name="T583">¡Me </text:span></text:span><text:span text:style-name="Emphasis"><text:span text:style-name="T646">divierte</text:span></text:span><text:span text:style-name="Emphasis"><text:span text:style-name="T583"> mucho!".</text:span></text:span><text:span text:style-name="Emphasis"><text:span text:style-name="T602"> (divertir= amuse)</text:span></text:span></text:p>
            <text:p text:style-name="P286"><text:span text:style-name="Emphasis"><text:span text:style-name="T583">Una de las </text:span></text:span><text:span text:style-name="Emphasis"><text:span text:style-name="T646">más grandes</text:span></text:span><text:span text:style-name="Emphasis"><text:span text:style-name="T583"> de esas historias </text:span></text:span></text:p>
            <text:p text:style-name="P286"><text:span text:style-name="Emphasis"><text:span text:style-name="T583">fue sobre una </text:span></text:span><text:span text:style-name="Emphasis"><text:span text:style-name="T1510">ci</text:span></text:span><text:span text:style-name="Emphasis"><text:span text:style-name="T583">udad de EE.UU. </text:span></text:span></text:p>
            <text:p text:style-name="P286"><text:span text:style-name="Emphasis"><text:span text:style-name="T583">que </text:span></text:span><text:span text:style-name="Emphasis"><text:span text:style-name="T646">supuestamente</text:span></text:span><text:span text:style-name="Emphasis"><text:span text:style-name="T583"> estaba siendo </text:span></text:span><text:span text:style-name="Emphasis"><text:span text:style-name="T646">a</text:span></text:span><text:span text:style-name="Emphasis"><text:span text:style-name="T1526">cordon</text:span></text:span><text:span text:style-name="Emphasis"><text:span text:style-name="T646">ada</text:span></text:span><text:span text:style-name="Emphasis"><text:span text:style-name="T583"> </text:span></text:span></text:p>
            <text:p text:style-name="P286"><text:span text:style-name="Emphasis"><text:span text:style-name="T583">debido a una enfermedad </text:span></text:span><text:span text:style-name="Emphasis"><text:span text:style-name="T646">mortal</text:span></text:span><text:span text:style-name="Emphasis"><text:span text:style-name="T583">.</text:span></text:span></text:p>
            <text:p text:style-name="P286"><text:span text:style-name="Emphasis"><text:span text:style-name="T583">han </text:span></text:span><text:span text:style-name="Emphasis"><text:span text:style-name="T1510">perfec</text:span></text:span><text:span text:style-name="Emphasis"><text:span text:style-name="T583">cionado el </text:span></text:span><text:span text:style-name="Emphasis"><text:span text:style-name="T1510">art</text:span></text:span><text:span text:style-name="Emphasis"><text:span text:style-name="T583">e de hacer que </text:span></text:span></text:p>
            <text:p text:style-name="P286"><text:span text:style-name="Emphasis"><text:span text:style-name="T583">la gente lea y </text:span></text:span><text:span text:style-name="Emphasis"><text:span text:style-name="T1510">comparta</text:span></text:span><text:span text:style-name="Emphasis"><text:span text:style-name="T583"> las noticias falsas</text:span></text:span></text:p>
            <text:p text:style-name="P286"><text:span text:style-name="Emphasis"><text:span text:style-name="T1510">Obvi</text:span></text:span><text:span text:style-name="Emphasis"><text:span text:style-name="T583">amente, el titular es clave. </text:span></text:span></text:p>
            <text:p text:style-name="P286"><text:span text:style-name="Emphasis"><text:span text:style-name="T583">La gente deja de leer después del </text:span></text:span><text:span text:style-name="Emphasis"><text:span text:style-name="T646">titular</text:span></text:span><text:span text:style-name="Emphasis"><text:span text:style-name="T583"> y </text:span></text:span></text:p>
            <text:p text:style-name="P286"><text:span text:style-name="Emphasis"><text:span text:style-name="T583">los dos primeros </text:span></text:span><text:span text:style-name="Emphasis"><text:span text:style-name="T1510">pár</text:span></text:span><text:span text:style-name="Emphasis"><text:span text:style-name="T583">r</text:span></text:span><text:span text:style-name="Emphasis"><text:span text:style-name="T1510">af</text:span></text:span><text:span text:style-name="Emphasis"><text:span text:style-name="T583">os</text:span></text:span></text:p>
            <text:p text:style-name="P286"><text:span text:style-name="Emphasis"><text:span text:style-name="T1510">Sit</text:span></text:span><text:span text:style-name="Emphasis"><text:span text:style-name="T583">ios </text:span></text:span><text:span text:style-name="Emphasis"><text:span text:style-name="T1510">atra</text:span></text:span><text:span text:style-name="Emphasis"><text:span text:style-name="T583">en publicidad</text:span></text:span></text:p>
            <text:p text:style-name="P286"><text:soft-page-break/><text:span text:style-name="Emphasis"><text:span text:style-name="T583">Esas </text:span></text:span><text:span text:style-name="Emphasis"><text:span text:style-name="T1510">poten</text:span></text:span><text:span text:style-name="Emphasis"><text:span text:style-name="T583">c</text:span></text:span><text:span text:style-name="Emphasis"><text:span text:style-name="T1510">ial</text:span></text:span><text:span text:style-name="Emphasis"><text:span text:style-name="T583">mente </text:span></text:span><text:span text:style-name="Emphasis"><text:span text:style-name="T646">a</text:span></text:span><text:span text:style-name="Emphasis"><text:span text:style-name="T1526">bul</text:span></text:span><text:span text:style-name="Emphasis"><text:span text:style-name="T646">tadas</text:span></text:span><text:span text:style-name="Emphasis"><text:span text:style-name="T583"> </text:span></text:span><text:span text:style-name="Emphasis"><text:span text:style-name="T1526">recompens</text:span></text:span><text:span text:style-name="Emphasis"><text:span text:style-name="T646">as</text:span></text:span><text:span text:style-name="Emphasis"><text:span text:style-name="T583"> </text:span></text:span></text:p>
            <text:p text:style-name="P286"><text:span text:style-name="Emphasis"><text:span text:style-name="T646">seduce</text:span></text:span><text:span text:style-name="Emphasis"><text:span text:style-name="T583">n a los </text:span></text:span><text:span text:style-name="Emphasis"><text:span text:style-name="T646">dueños</text:span></text:span><text:span text:style-name="Emphasis"><text:span text:style-name="T583"> de páginas web </text:span></text:span></text:p>
            <text:p text:style-name="P286"><text:span text:style-name="Emphasis"><text:span text:style-name="T583">a </text:span></text:span><text:span text:style-name="Emphasis"><text:span text:style-name="T1510">abandon</text:span></text:span><text:span text:style-name="Emphasis"><text:span text:style-name="T583">ar los </text:span></text:span><text:span text:style-name="Emphasis"><text:span text:style-name="T646">chistes</text:span></text:span><text:span text:style-name="Emphasis"><text:span text:style-name="T583"> </text:span></text:span><text:span text:style-name="Emphasis"><text:span text:style-name="T1510">satíric</text:span></text:span><text:span text:style-name="Emphasis"><text:span text:style-name="T583">os y </text:span></text:span></text:p>
            <text:p text:style-name="P286"><text:span text:style-name="Emphasis"><text:span text:style-name="T583">empezar a producir </text:span></text:span><text:span text:style-name="Emphasis"><text:span text:style-name="T1510">conten</text:span></text:span><text:span text:style-name="Emphasis"><text:span text:style-name="T583">ido más </text:span></text:span><text:span text:style-name="Emphasis"><text:span text:style-name="T1510">creíble </text:span></text:span></text:p>
            <text:p text:style-name="P286"><text:span text:style-name="Emphasis"><text:span text:style-name="T583">que tiene posibilidades </text:span></text:span></text:p>
            <text:p text:style-name="P286"><text:span text:style-name="Emphasis"><text:span text:style-name="T583">de ser más </text:span></text:span><text:span text:style-name="Emphasis"><text:span text:style-name="T646">ampliamente</text:span></text:span><text:span text:style-name="Emphasis"><text:span text:style-name="T583"> </text:span></text:span><text:span text:style-name="Emphasis"><text:span text:style-name="T646">compartido</text:span></text:span><text:span text:style-name="Emphasis"><text:span text:style-name="T583">.</text:span></text:span></text:p>
            <text:p text:style-name="P286"><text:span text:style-name="Emphasis"><text:span text:style-name="T583">Hay mucho </text:span></text:span><text:span text:style-name="Emphasis"><text:span text:style-name="T646">sesgo</text:span></text:span><text:span text:style-name="Emphasis"><text:span text:style-name="T583"> de </text:span></text:span><text:span text:style-name="Emphasis"><text:span text:style-name="T1510">confirmación</text:span></text:span><text:span text:style-name="Emphasis"><text:span text:style-name="T583">: </text:span></text:span></text:p>
            <text:p text:style-name="P286"><text:span text:style-name="Emphasis"><text:span text:style-name="T583">mucha gente queriendo </text:span></text:span><text:span text:style-name="Emphasis"><text:span text:style-name="T1510">pro</text:span></text:span><text:span text:style-name="Emphasis"><text:span text:style-name="T583">bar que </text:span></text:span></text:p>
            <text:p text:style-name="P286"><text:span text:style-name="Emphasis"><text:span text:style-name="T583">su </text:span></text:span><text:span text:style-name="Emphasis"><text:span text:style-name="T1510">vi</text:span></text:span><text:span text:style-name="Emphasis"><text:span text:style-name="T583">sión del mundo es la a</text:span></text:span><text:span text:style-name="Emphasis"><text:span text:style-name="T1510">prop</text:span></text:span><text:span text:style-name="Emphasis"><text:span text:style-name="T583">iada y </text:span></text:span><text:span text:style-name="Emphasis"><text:span text:style-name="T646">correcta</text:span></text:span></text:p>
            <text:p text:style-name="P286"><text:span text:style-name="Emphasis"><text:span text:style-name="T583">la </text:span></text:span><text:span text:style-name="Emphasis"><text:span text:style-name="T1510">idea</text:span></text:span><text:span text:style-name="Emphasis"><text:span text:style-name="T583"> de </text:span></text:span><text:span text:style-name="Emphasis"><text:span text:style-name="T1510">reforz</text:span></text:span><text:span text:style-name="Emphasis"><text:span text:style-name="T583">ar las </text:span></text:span><text:span text:style-name="Emphasis"><text:span text:style-name="T646">creencias</text:span></text:span><text:span text:style-name="Emphasis"><text:span text:style-name="T583"> y </text:span></text:span></text:p>
            <text:p text:style-name="P286"><text:span text:style-name="Emphasis"><text:span text:style-name="T1510">confirm</text:span></text:span><text:span text:style-name="Emphasis"><text:span text:style-name="T583">ar con </text:span></text:span><text:span text:style-name="Emphasis"><text:span text:style-name="T646">mentiras</text:span></text:span><text:span text:style-name="Emphasis"><text:span text:style-name="T583"> los </text:span></text:span><text:span text:style-name="Emphasis"><text:span text:style-name="T1510">prejuic</text:span></text:span><text:span text:style-name="Emphasis"><text:span text:style-name="T583">ios de la gente</text:span></text:span></text:p>
            <text:p text:style-name="P286"><text:span text:style-name="Emphasis"><text:span text:style-name="T646">juicio</text:span></text:span></text:p>
            <text:p text:style-name="P286"><text:span text:style-name="Emphasis"><text:span text:style-name="T583">ese </text:span></text:span><text:span text:style-name="Emphasis"><text:span text:style-name="T646">tipo</text:span></text:span><text:span text:style-name="Emphasis"><text:span text:style-name="T583"> de </text:span></text:span><text:span text:style-name="Emphasis"><text:span text:style-name="T646">titulares</text:span></text:span><text:span text:style-name="Emphasis"><text:span text:style-name="T583"> entra en la </text:span></text:span><text:span text:style-name="Emphasis"><text:span text:style-name="T1510">bu</text:span></text:span><text:span text:style-name="Emphasis"><text:span text:style-name="T583">r</text:span></text:span><text:span text:style-name="Emphasis"><text:span text:style-name="T1510">b</text:span></text:span><text:span text:style-name="Emphasis"><text:span text:style-name="T583">uja</text:span></text:span></text:p>
            <text:p text:style-name="P286"><text:span text:style-name="Emphasis"><text:span text:style-name="T1510">l</text:span></text:span><text:span text:style-name="Emphasis"><text:span text:style-name="T583">i</text:span></text:span><text:span text:style-name="Emphasis"><text:span text:style-name="T1510">d</text:span></text:span><text:span text:style-name="Emphasis"><text:span text:style-name="T583">erando el </text:span></text:span><text:span text:style-name="Emphasis"><text:span text:style-name="T646">equipo</text:span></text:span><text:span text:style-name="Emphasis"><text:span text:style-name="T583"> que</text:span></text:span></text:p>
            <text:p text:style-name="P286"><text:span text:style-name="Emphasis"><text:span text:style-name="T583">e</text:span></text:span><text:span text:style-name="Emphasis"><text:span text:style-name="T1510">studi</text:span></text:span><text:span text:style-name="Emphasis"><text:span text:style-name="T583">a los </text:span></text:span><text:span text:style-name="Emphasis"><text:span text:style-name="T1510">efect</text:span></text:span><text:span text:style-name="Emphasis"><text:span text:style-name="T583">os de las noticias falsas, </text:span></text:span></text:p>
            <text:p text:style-name="P286"><text:span text:style-name="Emphasis"><text:span text:style-name="T1510">expl</text:span></text:span><text:span text:style-name="Emphasis"><text:span text:style-name="T583">ica cuán </text:span></text:span><text:span text:style-name="Emphasis"><text:span text:style-name="T646">fácil</text:span></text:span><text:span text:style-name="Emphasis"><text:span text:style-name="T583"> es </text:span></text:span></text:p>
            <text:p text:style-name="P286"><text:span text:style-name="Emphasis"><text:span text:style-name="T583">que </text:span></text:span><text:span text:style-name="Emphasis"><text:span text:style-name="T646">ese tipo</text:span></text:span><text:span text:style-name="Emphasis"><text:span text:style-name="T583"> de hi</text:span></text:span><text:span text:style-name="Emphasis"><text:span text:style-name="T1510">stori</text:span></text:span><text:span text:style-name="Emphasis"><text:span text:style-name="T583">as </text:span></text:span><text:span text:style-name="Emphasis"><text:span text:style-name="T646">terminen</text:span></text:span><text:span text:style-name="Emphasis"><text:span text:style-name="T583"> </text:span></text:span></text:p>
            <text:p text:style-name="P286"><text:span text:style-name="Emphasis"><text:span text:style-name="T583">siendo </text:span></text:span><text:span text:style-name="Emphasis"><text:span text:style-name="T1510">report</text:span></text:span><text:span text:style-name="Emphasis"><text:span text:style-name="T583">adas como </text:span></text:span><text:span text:style-name="Emphasis"><text:span text:style-name="T646">ciertas</text:span></text:span></text:p>
            <text:p text:style-name="P286"><text:span text:style-name="Emphasis"><text:span text:style-name="T583">publica un </text:span></text:span><text:span text:style-name="Emphasis"><text:span text:style-name="T646">embuste</text:span></text:span></text:p>
            <text:p text:style-name="P286"><text:span text:style-name="Emphasis"><text:span text:style-name="T1510">e</text:span></text:span><text:span text:style-name="Emphasis"><text:span text:style-name="T583">s</text:span></text:span><text:span text:style-name="Emphasis"><text:span text:style-name="T1510">cri</text:span></text:span><text:span text:style-name="Emphasis"><text:span text:style-name="T583">be la historia como si fuera </text:span></text:span><text:span text:style-name="Emphasis"><text:span text:style-name="T646">verdad</text:span></text:span><text:span text:style-name="Emphasis"><text:span text:style-name="T583"> y </text:span></text:span></text:p>
            <text:p text:style-name="P286"><text:span text:style-name="Emphasis"><text:span text:style-name="T583">no la </text:span></text:span><text:span text:style-name="Emphasis"><text:span text:style-name="T646">vincula </text:span></text:span></text:p>
            <text:p text:style-name="P286"><text:span text:style-name="Emphasis"><text:span text:style-name="T583">a la </text:span></text:span><text:span text:style-name="Emphasis"><text:span text:style-name="T1510">pág</text:span></text:span><text:span text:style-name="Emphasis"><text:span text:style-name="T583">ina de noticias falsas original</text:span></text:span></text:p>
            <text:p text:style-name="P286"><text:span text:style-name="Emphasis"><text:span text:style-name="T583">Eso provoca una </text:span></text:span><text:span text:style-name="Emphasis"><text:span text:style-name="T1510">reac</text:span></text:span><text:span text:style-name="Emphasis"><text:span text:style-name="T583">c</text:span></text:span><text:span text:style-name="Emphasis"><text:span text:style-name="T1510">ión</text:span></text:span><text:span text:style-name="Emphasis"><text:span text:style-name="T583"> en </text:span></text:span><text:span text:style-name="Emphasis"><text:span text:style-name="T1510">ca</text:span></text:span><text:span text:style-name="Emphasis"><text:span text:style-name="T583">de</text:span></text:span><text:span text:style-name="Emphasis"><text:span text:style-name="T1510">n</text:span></text:span><text:span text:style-name="Emphasis"><text:span text:style-name="T583">a</text:span></text:span></text:p>
            <text:p text:style-name="P286"><text:span text:style-name="Emphasis"><text:span text:style-name="T583">tratan de escribir tantas historias </text:span></text:span></text:p>
            <text:p text:style-name="P286"><text:span text:style-name="Emphasis"><text:span text:style-name="T583">como sea </text:span></text:span><text:span text:style-name="Emphasis"><text:span text:style-name="T1510">posible</text:span></text:span></text:p>
            <text:p text:style-name="P286"><text:span text:style-name="Emphasis"><text:span text:style-name="T583">la </text:span></text:span><text:span text:style-name="Emphasis"><text:span text:style-name="T1510">tend</text:span></text:span><text:span text:style-name="Emphasis"><text:span text:style-name="T583">encia es </text:span></text:span><text:span text:style-name="Emphasis"><text:span text:style-name="T1510">produc</text:span></text:span><text:span text:style-name="Emphasis"><text:span text:style-name="T583">ir más y </text:span></text:span><text:span text:style-name="Emphasis"><text:span text:style-name="T1510">cheq</text:span></text:span><text:span text:style-name="Emphasis"><text:span text:style-name="T583">uear menos</text:span></text:span></text:p>
            <text:p text:style-name="P286"><text:span text:style-name="Emphasis"><text:span text:style-name="T583">no están </text:span></text:span><text:span text:style-name="Emphasis"><text:span text:style-name="T646">al día</text:span></text:span><text:span text:style-name="Emphasis"><text:span text:style-name="T583"> </text:span></text:span></text:p>
            <text:p text:style-name="P286"><text:span text:style-name="Emphasis"><text:span text:style-name="T583">en cuestión de </text:span></text:span><text:span text:style-name="Emphasis"><text:span text:style-name="T1510">polí</text:span></text:span><text:span text:style-name="Emphasis"><text:span text:style-name="T583">ticas de </text:span></text:span><text:span text:style-name="Emphasis"><text:span text:style-name="T1510">verifica</text:span></text:span><text:span text:style-name="Emphasis"><text:span text:style-name="T583">c</text:span></text:span><text:span text:style-name="Emphasis"><text:span text:style-name="T1510">ión</text:span></text:span></text:p>
            <text:p text:style-name="P286"><text:span text:style-name="Emphasis"><text:span text:style-name="T583">Es </text:span></text:span><text:span text:style-name="Emphasis"><text:span text:style-name="T1510">com</text:span></text:span><text:span text:style-name="Emphasis"><text:span text:style-name="T583">ú</text:span></text:span><text:span text:style-name="Emphasis"><text:span text:style-name="T1510">n</text:span></text:span><text:span text:style-name="Emphasis"><text:span text:style-name="T583"> hoy en día </text:span></text:span></text:p>
            <text:p text:style-name="P286"><text:span text:style-name="Emphasis"><text:span text:style-name="T583">que los </text:span></text:span><text:span text:style-name="Emphasis"><text:span text:style-name="T1510">medi</text:span></text:span><text:span text:style-name="Emphasis"><text:span text:style-name="T583">os </text:span></text:span><text:span text:style-name="Emphasis"><text:span text:style-name="T1510">depen</text:span></text:span><text:span text:style-name="Emphasis"><text:span text:style-name="T583">dan </text:span></text:span></text:p>
            <text:p text:style-name="P286"><text:span text:style-name="Emphasis"><text:span text:style-name="T583">del </text:span></text:span><text:span text:style-name="Emphasis"><text:span text:style-name="T1510">conten</text:span></text:span><text:span text:style-name="Emphasis"><text:span text:style-name="T583">ido </text:span></text:span><text:span text:style-name="Emphasis"><text:span text:style-name="T646">compartido</text:span></text:span><text:span text:style-name="Emphasis"><text:span text:style-name="T583"> </text:span></text:span></text:p>
            <text:p text:style-name="P286"><text:span text:style-name="Emphasis"><text:span text:style-name="T583">pero no todas las </text:span></text:span><text:span text:style-name="Emphasis"><text:span text:style-name="T646">salas de redacción</text:span></text:span><text:span text:style-name="Emphasis"><text:span text:style-name="T583"> </text:span></text:span></text:p>
            <text:p text:style-name="P286"><text:span text:style-name="Emphasis"><text:span text:style-name="T583">tienen una </text:span></text:span><text:span text:style-name="Emphasis"><text:span text:style-name="T1510">polí</text:span></text:span><text:span text:style-name="Emphasis"><text:span text:style-name="T583">tica </text:span></text:span></text:p>
            <text:p text:style-name="P286"><text:span text:style-name="Emphasis"><text:span text:style-name="T646">respecto a cómo</text:span></text:span><text:span text:style-name="Emphasis"><text:span text:style-name="T583"> </text:span></text:span><text:span text:style-name="Emphasis"><text:span text:style-name="T1510">autentica</text:span></text:span><text:span text:style-name="Emphasis"><text:span text:style-name="T583">r esa </text:span></text:span><text:span text:style-name="Emphasis"><text:span text:style-name="T1510">información</text:span></text:span></text:p>
            <text:p text:style-name="P286"><text:span text:style-name="Emphasis"><text:span text:style-name="T646">casi</text:span></text:span><text:span text:style-name="Emphasis"><text:span text:style-name="T583"> el 40% de las </text:span></text:span><text:span text:style-name="Emphasis"><text:span text:style-name="T1510">polí</text:span></text:span><text:span text:style-name="Emphasis"><text:span text:style-name="T583">ticas </text:span></text:span><text:span text:style-name="Emphasis"><text:span text:style-name="T1510">editorial</text:span></text:span><text:span text:style-name="Emphasis"><text:span text:style-name="T583">es </text:span></text:span></text:p>
            <text:p text:style-name="P286"><text:span text:style-name="Emphasis"><text:span text:style-name="T583">no </text:span></text:span><text:span text:style-name="Emphasis"><text:span text:style-name="T1510">inclu</text:span></text:span><text:span text:style-name="Emphasis"><text:span text:style-name="T583">ían </text:span></text:span><text:span text:style-name="Emphasis"><text:span text:style-name="T1510">guí</text:span></text:span><text:span text:style-name="Emphasis"><text:span text:style-name="T583">as sobre cómo </text:span></text:span><text:span text:style-name="Emphasis"><text:span text:style-name="T646">manejar </text:span></text:span></text:p>
            <text:p text:style-name="P286"><text:span text:style-name="Emphasis"><text:span text:style-name="T583">la información de las redes sociales</text:span></text:span></text:p>
            <text:p text:style-name="P286"><text:span text:style-name="Emphasis"><text:span text:style-name="T583">a pesar de que</text:span></text:span></text:p>
            <text:p text:style-name="P286"><text:span text:style-name="Emphasis"><text:span text:style-name="T583">ya tomó </text:span></text:span><text:span text:style-name="Emphasis"><text:span text:style-name="T1526">me</text:span></text:span><text:span text:style-name="Emphasis"><text:span text:style-name="T646">didas</text:span></text:span><text:span text:style-name="Emphasis"><text:span text:style-name="T583"> </text:span></text:span></text:p>
            <text:p text:style-name="P286"><text:span text:style-name="Emphasis"><text:span text:style-name="T583">para </text:span></text:span><text:span text:style-name="Emphasis"><text:span text:style-name="T1510">reduc</text:span></text:span><text:span text:style-name="Emphasis"><text:span text:style-name="T583">ir el </text:span></text:span><text:span text:style-name="Emphasis"><text:span text:style-name="T1510">impact</text:span></text:span><text:span text:style-name="Emphasis"><text:span text:style-name="T583">o de </text:span></text:span><text:span text:style-name="Emphasis"><text:span text:style-name="T1510">sit</text:span></text:span><text:span text:style-name="Emphasis"><text:span text:style-name="T583">ios </text:span></text:span><text:span text:style-name="Emphasis"><text:span text:style-name="T1510">fa</text:span></text:span><text:span text:style-name="Emphasis"><text:span text:style-name="T583">lsos</text:span></text:span></text:p>
            <text:p text:style-name="P286"><text:span text:style-name="Emphasis"><text:span text:style-name="T583">Hemos sido uno de los </text:span></text:span><text:span text:style-name="Emphasis"><text:span text:style-name="T646">blancos</text:span></text:span><text:span text:style-name="Emphasis"><text:span text:style-name="T583"> e</text:span></text:span><text:span text:style-name="Emphasis"><text:span text:style-name="T1510">specífic</text:span></text:span><text:span text:style-name="Emphasis"><text:span text:style-name="T583">os </text:span></text:span></text:p>
            <text:p text:style-name="P286"><text:span text:style-name="Emphasis"><text:span text:style-name="T583">de los </text:span></text:span><text:span text:style-name="Emphasis"><text:span text:style-name="T1510">ca</text:span></text:span><text:span text:style-name="Emphasis"><text:span text:style-name="T583">mbios en el </text:span></text:span><text:span text:style-name="Emphasis"><text:span text:style-name="T1510">algoritm</text:span></text:span><text:span text:style-name="Emphasis"><text:span text:style-name="T583">o</text:span></text:span></text:p>
            <text:p text:style-name="P286"><text:span text:style-name="Emphasis"><text:span text:style-name="T583">Han </text:span></text:span><text:span text:style-name="Emphasis"><text:span text:style-name="T646">a</text:span></text:span><text:span text:style-name="Emphasis"><text:span text:style-name="T1526">ho</text:span></text:span><text:span text:style-name="Emphasis"><text:span text:style-name="T646">gado</text:span></text:span><text:span text:style-name="Emphasis"><text:span text:style-name="T583"> nuestras historias </text:span></text:span></text:p>
            <text:p text:style-name="P286"><text:span text:style-name="Emphasis"><text:span text:style-name="T583">para que no sean </text:span></text:span><text:span text:style-name="Emphasis"><text:span text:style-name="T646">compartidas</text:span></text:span><text:span text:style-name="Emphasis"><text:span text:style-name="T583"> ni </text:span></text:span><text:span text:style-name="Emphasis"><text:span text:style-name="T646">gustadas</text:span></text:span></text:p>
            <text:p text:style-name="P286"><text:span text:style-name="Emphasis"><text:span text:style-name="T583">si se trata de algo que </text:span></text:span><text:span text:style-name="Emphasis"><text:span text:style-name="T1510">produce</text:span></text:span><text:span text:style-name="Emphasis"><text:span text:style-name="T583"> dinero</text:span></text:span></text:p>
            <text:p text:style-name="P286"><text:span text:style-name="Emphasis"><text:span text:style-name="T583">Es por eso que</text:span></text:span></text:p>
            <text:p text:style-name="P286"><text:span text:style-name="Emphasis"><text:span text:style-name="T583">para tratar de </text:span></text:span><text:span text:style-name="Emphasis"><text:span text:style-name="T646">burlar</text:span></text:span><text:span text:style-name="Emphasis"><text:span text:style-name="T583"> la </text:span></text:span><text:span text:style-name="Emphasis"><text:span text:style-name="T1510">cens</text:span></text:span><text:span text:style-name="Emphasis"><text:span text:style-name="T583">u</text:span></text:span><text:span text:style-name="Emphasis"><text:span text:style-name="T1510">r</text:span></text:span><text:span text:style-name="Emphasis"><text:span text:style-name="T583">a</text:span></text:span></text:p>
            <text:p text:style-name="P286"><text:span text:style-name="Emphasis"><text:span text:style-name="T647">Los demás</text:span></text:span><text:span text:style-name="Emphasis"><text:span text:style-name="T584"> se sentirán </text:span></text:span><text:span text:style-name="Emphasis"><text:span text:style-name="T1527">agre</text:span></text:span><text:span text:style-name="Emphasis"><text:span text:style-name="T647">didos</text:span></text:span><text:span text:style-name="Emphasis"><text:span text:style-name="T584"> </text:span></text:span></text:p>
            <text:p text:style-name="P286"><text:span text:style-name="Emphasis"><text:span text:style-name="T584">por tu </text:span></text:span><text:span text:style-name="Emphasis"><text:span text:style-name="T647">lado</text:span></text:span><text:span text:style-name="Emphasis"><text:span text:style-name="T584"> demasiado </text:span></text:span><text:span text:style-name="Emphasis"><text:span text:style-name="T1511">direct</text:span></text:span><text:span text:style-name="Emphasis"><text:span text:style-name="T584">o y </text:span></text:span></text:p>
            <text:p text:style-name="P286"><text:span text:style-name="Emphasis"><text:span text:style-name="T1511">reac</text:span></text:span><text:span text:style-name="Emphasis"><text:span text:style-name="T584">cionarán con la </text:span></text:span><text:span text:style-name="Emphasis"><text:span text:style-name="T647">misma</text:span></text:span><text:span text:style-name="Emphasis"><text:span text:style-name="T584"> </text:span></text:span><text:span text:style-name="Emphasis"><text:span text:style-name="T1511">brutalid</text:span></text:span><text:span text:style-name="Emphasis"><text:span text:style-name="T584">ad.</text:span></text:span></text:p>
            <text:p text:style-name="P286"><text:span text:style-name="Emphasis"><text:span text:style-name="T1527">El</text:span></text:span><text:span text:style-name="Emphasis"><text:span text:style-name="T647">ija</text:span></text:span><text:span text:style-name="Emphasis"><text:span text:style-name="T584"> bien sus </text:span></text:span><text:span text:style-name="Emphasis"><text:span text:style-name="T647">palabras</text:span></text:span><text:span text:style-name="Emphasis"><text:span text:style-name="T584"> </text:span></text:span><text:span text:style-name="Emphasis"><text:span text:style-name="T603">(elegir)</text:span></text:span></text:p>
            <text:p text:style-name="P286"><text:span text:style-name="Emphasis"><text:span text:style-name="T584">antes de </text:span></text:span><text:span text:style-name="Emphasis"><text:span text:style-name="T1511">expres</text:span></text:span><text:span text:style-name="Emphasis"><text:span text:style-name="T584">arse</text:span></text:span></text:p>
            <text:p text:style-name="P286"><text:soft-page-break/><text:span text:style-name="Emphasis"><text:span text:style-name="T1511">t</text:span></text:span><text:span text:style-name="Emphasis"><text:span text:style-name="T584">i</text:span></text:span><text:span text:style-name="Emphasis"><text:span text:style-name="T1511">end</text:span></text:span><text:span text:style-name="Emphasis"><text:span text:style-name="T584">en a a</text:span></text:span><text:span text:style-name="Emphasis"><text:span text:style-name="T1511">b</text:span></text:span><text:span text:style-name="Emphasis"><text:span text:style-name="T584">u</text:span></text:span><text:span text:style-name="Emphasis"><text:span text:style-name="T1511">r</text:span></text:span><text:span text:style-name="Emphasis"><text:span text:style-name="T584">rirse</text:span></text:span></text:p>
            <text:p text:style-name="P286"><text:span text:style-name="Emphasis"><text:span text:style-name="T584">Así que e</text:span></text:span><text:span text:style-name="Emphasis"><text:span text:style-name="T1511">vi</text:span></text:span><text:span text:style-name="Emphasis"><text:span text:style-name="T584">ta </text:span></text:span><text:span text:style-name="Emphasis"><text:span text:style-name="T647">des</text:span></text:span><text:span text:style-name="Emphasis"><text:span text:style-name="T1527">perd</text:span></text:span><text:span text:style-name="Emphasis"><text:span text:style-name="T647">iciar</text:span></text:span></text:p>
            <text:p text:style-name="P286"><text:span text:style-name="Emphasis"><text:span text:style-name="T584">use la </text:span></text:span><text:span text:style-name="Emphasis"><text:span text:style-name="T1511">flexibili</text:span></text:span><text:span text:style-name="Emphasis"><text:span text:style-name="T584">dad y la </text:span></text:span><text:span text:style-name="Emphasis"><text:span text:style-name="T1511">diplomac</text:span></text:span><text:span text:style-name="Emphasis"><text:span text:style-name="T584">ia </text:span></text:span></text:p>
            <text:p text:style-name="P286"><text:span text:style-name="Emphasis"><text:span text:style-name="T584">para </text:span></text:span><text:span text:style-name="Emphasis"><text:span text:style-name="T647">superar</text:span></text:span><text:span text:style-name="Emphasis"><text:span text:style-name="T584"> las </text:span></text:span><text:span text:style-name="Emphasis"><text:span text:style-name="T1511">barrer</text:span></text:span><text:span text:style-name="Emphasis"><text:span text:style-name="T584">as</text:span></text:span></text:p>
            <text:p text:style-name="P286"><text:span text:style-name="Emphasis"><text:span text:style-name="T584">Las personas con las que </text:span></text:span></text:p>
            <text:p text:style-name="P286"><text:span text:style-name="Emphasis"><text:span text:style-name="T584">usted estuvo en </text:span></text:span><text:span text:style-name="Emphasis"><text:span text:style-name="T1511">disput</text:span></text:span><text:span text:style-name="Emphasis"><text:span text:style-name="T584">a </text:span></text:span></text:p>
            <text:p text:style-name="P286"><text:span text:style-name="Emphasis"><text:span text:style-name="T1511">acept</text:span></text:span><text:span text:style-name="Emphasis"><text:span text:style-name="T584">an con gusto sus </text:span></text:span><text:span text:style-name="Emphasis"><text:span text:style-name="T647">disculpas </text:span></text:span></text:p>
            <text:p text:style-name="P286"><text:span text:style-name="Emphasis"><text:span text:style-name="T584">las </text:span></text:span><text:span text:style-name="Emphasis"><text:span text:style-name="T1511">discusion</text:span></text:span><text:span text:style-name="Emphasis"><text:span text:style-name="T584">es en las que </text:span></text:span><text:span text:style-name="Emphasis"><text:span text:style-name="T1511">participa</text:span></text:span><text:span text:style-name="Emphasis"><text:span text:style-name="T584">rán </text:span></text:span></text:p>
            <text:p text:style-name="P286"><text:span text:style-name="Emphasis"><text:span text:style-name="T584">se </text:span></text:span><text:span text:style-name="Emphasis"><text:span text:style-name="T647">llevarán a cabo</text:span></text:span><text:span text:style-name="Emphasis"><text:span text:style-name="T584"> sin </text:span></text:span><text:span text:style-name="Emphasis"><text:span text:style-name="T1511">problem</text:span></text:span><text:span text:style-name="Emphasis"><text:span text:style-name="T584">as.</text:span></text:span></text:p>
            <text:p text:style-name="P286"><text:span text:style-name="Emphasis"><text:span text:style-name="T584">La </text:span></text:span><text:span text:style-name="Emphasis"><text:span text:style-name="T647">vida</text:span></text:span><text:span text:style-name="Emphasis"><text:span text:style-name="T584"> que </text:span></text:span><text:span text:style-name="Emphasis"><text:span text:style-name="T647">llevas</text:span></text:span></text:p>
            <text:p text:style-name="P286"><text:span text:style-name="Emphasis"><text:span text:style-name="T584">Ha llegado el momento </text:span></text:span></text:p>
            <text:p text:style-name="P286"><text:span text:style-name="Emphasis"><text:span text:style-name="T584">de realizar </text:span></text:span><text:span text:style-name="Emphasis"><text:span text:style-name="T1511">activi</text:span></text:span><text:span text:style-name="Emphasis"><text:span text:style-name="T584">dades con</text:span></text:span><text:span text:style-name="Emphasis"><text:span text:style-name="T1511">j</text:span></text:span><text:span text:style-name="Emphasis"><text:span text:style-name="T584">u</text:span></text:span><text:span text:style-name="Emphasis"><text:span text:style-name="T1511">nt</text:span></text:span><text:span text:style-name="Emphasis"><text:span text:style-name="T584">as con sus amigos</text:span></text:span></text:p>
            <text:p text:style-name="P286"><text:span text:style-name="Emphasis"><text:span text:style-name="T584">Su </text:span></text:span><text:span text:style-name="Emphasis"><text:span text:style-name="T1511">en</text:span></text:span><text:span text:style-name="Emphasis"><text:span text:style-name="T584">to</text:span></text:span><text:span text:style-name="Emphasis"><text:span text:style-name="T1511">rn</text:span></text:span><text:span text:style-name="Emphasis"><text:span text:style-name="T584">o de trabajo </text:span></text:span></text:p>
            <text:p text:style-name="P286"><text:span text:style-name="Emphasis"><text:span text:style-name="T584">puede ser </text:span></text:span><text:span text:style-name="Emphasis"><text:span text:style-name="T1511">particular</text:span></text:span><text:span text:style-name="Emphasis"><text:span text:style-name="T584">mente </text:span></text:span><text:span text:style-name="Emphasis"><text:span text:style-name="T1527">de</text:span></text:span><text:span text:style-name="Emphasis"><text:span text:style-name="T647">sa</text:span></text:span><text:span text:style-name="Emphasis"><text:span text:style-name="T1527">fiant</text:span></text:span><text:span text:style-name="Emphasis"><text:span text:style-name="T647">e</text:span></text:span><text:span text:style-name="Emphasis"><text:span text:style-name="T584">, </text:span></text:span></text:p>
            <text:p text:style-name="P286"><text:span text:style-name="Emphasis"><text:span text:style-name="T584">ya que será </text:span></text:span><text:span text:style-name="Emphasis"><text:span text:style-name="T1527">capa</text:span></text:span><text:span text:style-name="Emphasis"><text:span text:style-name="T647">z </text:span></text:span></text:p>
            <text:p text:style-name="P286"><text:span text:style-name="Emphasis"><text:span text:style-name="T584">de re</text:span></text:span><text:span text:style-name="Emphasis"><text:span text:style-name="T1511">solve</text:span></text:span><text:span text:style-name="Emphasis"><text:span text:style-name="T584">r un </text:span></text:span><text:span text:style-name="Emphasis"><text:span text:style-name="T1511">problem</text:span></text:span><text:span text:style-name="Emphasis"><text:span text:style-name="T584">a </text:span></text:span><text:span text:style-name="Emphasis"><text:span text:style-name="T1511">comple</text:span></text:span><text:span text:style-name="Emphasis"><text:span text:style-name="T584">jo</text:span></text:span></text:p>
            <text:p text:style-name="P286"><text:span text:style-name="Emphasis"><text:span text:style-name="T584">usted </text:span></text:span><text:span text:style-name="Emphasis"><text:span text:style-name="T1511">experi</text:span></text:span><text:span text:style-name="Emphasis"><text:span text:style-name="T584">mentará </text:span></text:span><text:span text:style-name="Emphasis"><text:span text:style-name="T647">altibajos</text:span></text:span></text:p>
            <text:p text:style-name="P286"><text:span text:style-name="Emphasis"><text:span text:style-name="T1511">Demostra</text:span></text:span><text:span text:style-name="Emphasis"><text:span text:style-name="T584">r </text:span></text:span><text:span text:style-name="Emphasis"><text:span text:style-name="T647">dominio</text:span></text:span><text:span text:style-name="Emphasis"><text:span text:style-name="T584">, </text:span></text:span></text:p>
            <text:p text:style-name="P286"><text:span text:style-name="Emphasis"><text:span text:style-name="T584">incluso si le resulta </text:span></text:span><text:span text:style-name="Emphasis"><text:span text:style-name="T1511">difíc</text:span></text:span><text:span text:style-name="Emphasis"><text:span text:style-name="T584">il.</text:span></text:span></text:p>
            <text:p text:style-name="P286"><text:span text:style-name="Emphasis"><text:span text:style-name="T584">por el contrario</text:span></text:span></text:p>
            <text:p text:style-name="P286"><text:span text:style-name="Emphasis"><text:span text:style-name="T647">A</text:span></text:span><text:span text:style-name="Emphasis"><text:span text:style-name="T1527">s</text:span></text:span><text:span text:style-name="Emphasis"><text:span text:style-name="T647">eg</text:span></text:span><text:span text:style-name="Emphasis"><text:span text:style-name="T1527">úre</text:span></text:span><text:span text:style-name="Emphasis"><text:span text:style-name="T647">se</text:span></text:span><text:span text:style-name="Emphasis"><text:span text:style-name="T584"> de relajarse para que </text:span></text:span></text:p>
            <text:p text:style-name="P286"><text:span text:style-name="Emphasis"><text:span text:style-name="T584">no se sienta </text:span></text:span><text:span text:style-name="Emphasis"><text:span text:style-name="T647">sobrecargado de trabajo</text:span></text:span><text:span text:style-name="Emphasis"><text:span text:style-name="T584">.</text:span></text:span></text:p>
            <text:p text:style-name="P286"><text:span text:style-name="Emphasis"><text:span text:style-name="T584">Usted se sentirá </text:span></text:span><text:span text:style-name="Emphasis"><text:span text:style-name="T647">listo</text:span></text:span><text:span text:style-name="Emphasis"><text:span text:style-name="T584"> para </text:span></text:span><text:span text:style-name="Emphasis"><text:span text:style-name="T1527">prob</text:span></text:span><text:span text:style-name="Emphasis"><text:span text:style-name="T647">a</text:span></text:span><text:span text:style-name="Emphasis"><text:span text:style-name="T1527">r</text:span></text:span><text:span text:style-name="Emphasis"><text:span text:style-name="T584"> algo nuevo.</text:span></text:span></text:p>
            <text:p text:style-name="P286"><text:span text:style-name="Emphasis"><text:span text:style-name="T584">Tenga </text:span></text:span><text:span text:style-name="Emphasis"><text:span text:style-name="T647">cuidado</text:span></text:span><text:span text:style-name="Emphasis"><text:span text:style-name="T584"> de no tratar de </text:span></text:span></text:p>
            <text:p text:style-name="P286"><text:span text:style-name="Emphasis"><text:span text:style-name="T1511">impo</text:span></text:span><text:span text:style-name="Emphasis"><text:span text:style-name="T584">ner su </text:span></text:span><text:span text:style-name="Emphasis"><text:span text:style-name="T1511">p</text:span></text:span><text:span text:style-name="Emphasis"><text:span text:style-name="T584">u</text:span></text:span><text:span text:style-name="Emphasis"><text:span text:style-name="T1511">nt</text:span></text:span><text:span text:style-name="Emphasis"><text:span text:style-name="T584">o de </text:span></text:span><text:span text:style-name="Emphasis"><text:span text:style-name="T1511">vi</text:span></text:span><text:span text:style-name="Emphasis"><text:span text:style-name="T584">sta.</text:span></text:span></text:p>
            <text:p text:style-name="P286"><text:span text:style-name="Emphasis"><text:span text:style-name="T584">Sea más </text:span></text:span><text:span text:style-name="Emphasis"><text:span text:style-name="T1511">discret</text:span></text:span><text:span text:style-name="Emphasis"><text:span text:style-name="T584">o </text:span></text:span></text:p>
            <text:p text:style-name="P286"><text:span text:style-name="Emphasis"><text:span text:style-name="T584">tanto en </text:span></text:span><text:span text:style-name="Emphasis"><text:span text:style-name="T647">intercambios</text:span></text:span><text:span text:style-name="Emphasis"><text:span text:style-name="T584"> </text:span></text:span><text:span text:style-name="Emphasis"><text:span text:style-name="T1511">profesional</text:span></text:span><text:span text:style-name="Emphasis"><text:span text:style-name="T584">es </text:span></text:span></text:p>
            <text:p text:style-name="P286"><text:span text:style-name="Emphasis"><text:span text:style-name="T584">como </text:span></text:span><text:span text:style-name="Emphasis"><text:span text:style-name="T1511">personal</text:span></text:span><text:span text:style-name="Emphasis"><text:span text:style-name="T584">es.</text:span></text:span></text:p>
            <text:p text:style-name="P286"><text:span text:style-name="Emphasis"><text:span text:style-name="T584">usted tendrá que e</text:span></text:span><text:span text:style-name="Emphasis"><text:span text:style-name="T1511">vit</text:span></text:span><text:span text:style-name="Emphasis"><text:span text:style-name="T584">ar </text:span></text:span></text:p>
            <text:p text:style-name="P286"><text:span text:style-name="Emphasis"><text:span text:style-name="T584">tomar </text:span></text:span><text:span text:style-name="Emphasis"><text:span text:style-name="T1511">decision</text:span></text:span><text:span text:style-name="Emphasis"><text:span text:style-name="T584">es a toda </text:span></text:span><text:span text:style-name="Emphasis"><text:span text:style-name="T647">p</text:span></text:span><text:span text:style-name="Emphasis"><text:span text:style-name="T1527">r</text:span></text:span><text:span text:style-name="Emphasis"><text:span text:style-name="T647">i</text:span></text:span><text:span text:style-name="Emphasis"><text:span text:style-name="T1527">s</text:span></text:span><text:span text:style-name="Emphasis"><text:span text:style-name="T647">a</text:span></text:span></text:p>
            <text:p text:style-name="P286"><text:span text:style-name="Emphasis"><text:span text:style-name="T584">Usted </text:span></text:span><text:span text:style-name="Emphasis"><text:span text:style-name="T647">pasará</text:span></text:span><text:span text:style-name="Emphasis"><text:span text:style-name="T584"> toda su </text:span></text:span><text:span text:style-name="Emphasis"><text:span text:style-name="T1511">energí</text:span></text:span><text:span text:style-name="Emphasis"><text:span text:style-name="T584">a </text:span></text:span></text:p>
            <text:p text:style-name="P286"><text:span text:style-name="Emphasis"><text:span text:style-name="T584">en los </text:span></text:span><text:span text:style-name="Emphasis"><text:span text:style-name="T1511">pla</text:span></text:span><text:span text:style-name="Emphasis"><text:span text:style-name="T584">ce</text:span></text:span><text:span text:style-name="Emphasis"><text:span text:style-name="T1511">re</text:span></text:span><text:span text:style-name="Emphasis"><text:span text:style-name="T584">s y el </text:span></text:span><text:span text:style-name="Emphasis"><text:span text:style-name="T1511">entr</text:span></text:span><text:span text:style-name="Emphasis"><text:span text:style-name="T584">e</text:span></text:span><text:span text:style-name="Emphasis"><text:span text:style-name="T1511">t</text:span></text:span><text:span text:style-name="Emphasis"><text:span text:style-name="T584">e</text:span></text:span><text:span text:style-name="Emphasis"><text:span text:style-name="T1511">n</text:span></text:span><text:span text:style-name="Emphasis"><text:span text:style-name="T584">imiento</text:span></text:span></text:p>
            <text:p text:style-name="P286"><text:span text:style-name="Emphasis"><text:span text:style-name="T647">dedícate</text:span></text:span><text:span text:style-name="Emphasis"><text:span text:style-name="T584"> a </text:span></text:span><text:span text:style-name="Emphasis"><text:span text:style-name="T1511">activi</text:span></text:span><text:span text:style-name="Emphasis"><text:span text:style-name="T584">dades </text:span></text:span><text:span text:style-name="Emphasis"><text:span text:style-name="T647">agradables</text:span></text:span><text:span text:style-name="Emphasis"><text:span text:style-name="T584">, </text:span></text:span></text:p>
            <text:p text:style-name="P286"><text:span text:style-name="Emphasis"><text:span text:style-name="T584">que no son </text:span></text:span><text:span text:style-name="Emphasis"><text:span text:style-name="T647">agotadoras</text:span></text:span><text:span text:style-name="Emphasis"><text:span text:style-name="T584">. </text:span></text:span></text:p>
            <text:p text:style-name="P286"><text:span text:style-name="Emphasis"><text:span text:style-name="T647">Siga</text:span></text:span><text:span text:style-name="Emphasis"><text:span text:style-name="T584"> los </text:span></text:span><text:span text:style-name="Emphasis"><text:span text:style-name="T647">consejos</text:span></text:span><text:span text:style-name="Emphasis"><text:span text:style-name="T584"> de su pareja.</text:span></text:span></text:p>
            <text:p text:style-name="P286"><text:span text:style-name="Emphasis"><text:span text:style-name="T584">piense </text:span></text:span><text:span text:style-name="Emphasis"><text:span text:style-name="T647">dos veces</text:span></text:span><text:span text:style-name="Emphasis"><text:span text:style-name="T584"> </text:span></text:span></text:p>
            <text:p text:style-name="P286"><text:span text:style-name="Emphasis"><text:span text:style-name="T647">antes</text:span></text:span><text:span text:style-name="Emphasis"><text:span text:style-name="T584"> de tomar una </text:span></text:span><text:span text:style-name="Emphasis"><text:span text:style-name="T1511">decisión</text:span></text:span><text:span text:style-name="Emphasis"><text:span text:style-name="T584"> </text:span></text:span><text:span text:style-name="Emphasis"><text:span text:style-name="T1511">important</text:span></text:span><text:span text:style-name="Emphasis"><text:span text:style-name="T584">e.</text:span></text:span></text:p>
            <text:p text:style-name="P286"><text:span text:style-name="Emphasis"><text:span text:style-name="T584">Impulsado por sus </text:span></text:span><text:span text:style-name="Emphasis"><text:span text:style-name="T1511">ambi</text:span></text:span><text:span text:style-name="Emphasis"><text:span text:style-name="T584">c</text:span></text:span><text:span text:style-name="Emphasis"><text:span text:style-name="T1511">ion</text:span></text:span><text:span text:style-name="Emphasis"><text:span text:style-name="T584">es, </text:span></text:span></text:p>
            <text:p text:style-name="P286"><text:span text:style-name="Emphasis"><text:span text:style-name="T584">usted </text:span></text:span><text:span text:style-name="Emphasis"><text:span text:style-name="T1511">t</text:span></text:span><text:span text:style-name="Emphasis"><text:span text:style-name="T584">i</text:span></text:span><text:span text:style-name="Emphasis"><text:span text:style-name="T1511">end</text:span></text:span><text:span text:style-name="Emphasis"><text:span text:style-name="T584">e a </text:span></text:span><text:span text:style-name="Emphasis"><text:span text:style-name="T1511">act</text:span></text:span><text:span text:style-name="Emphasis"><text:span text:style-name="T584">uar de manera ir</text:span></text:span><text:span text:style-name="Emphasis"><text:span text:style-name="T1511">ra</text:span></text:span><text:span text:style-name="Emphasis"><text:span text:style-name="T584">z</text:span></text:span><text:span text:style-name="Emphasis"><text:span text:style-name="T1511">onabl</text:span></text:span><text:span text:style-name="Emphasis"><text:span text:style-name="T584">e.</text:span></text:span></text:p>
            <text:p text:style-name="P286"><text:span text:style-name="Emphasis"><text:span text:style-name="T647">Sea</text:span></text:span><text:span text:style-name="Emphasis"><text:span text:style-name="T584"> más </text:span></text:span><text:span text:style-name="Emphasis"><text:span text:style-name="T1511">atent</text:span></text:span><text:span text:style-name="Emphasis"><text:span text:style-name="T584">o a su pareja.</text:span></text:span></text:p>
            <text:p text:style-name="P286"><text:span text:style-name="Emphasis"><text:span text:style-name="T584">llevar a cabo</text:span></text:span></text:p>
            <text:p text:style-name="P286"><text:span text:style-name="Emphasis"><text:span text:style-name="T586">en</text:span></text:span><text:span text:style-name="Emphasis"><text:span text:style-name="T1512">foqu</text:span></text:span><text:span text:style-name="Emphasis"><text:span text:style-name="T586">e</text:span></text:span></text:p>
            <text:p text:style-name="P286"><text:span text:style-name="Emphasis"><text:span text:style-name="T586">enfocar</text:span></text:span></text:p>
            <text:p text:style-name="P286"><text:span text:style-name="Emphasis"><text:span text:style-name="T586">so</text:span></text:span><text:span text:style-name="Emphasis"><text:span text:style-name="T648">cavado</text:span></text:span></text:p>
            <text:p text:style-name="P286"><text:span text:style-name="Emphasis"><text:span text:style-name="T586">so</text:span></text:span><text:span text:style-name="Emphasis"><text:span text:style-name="T648">cavar</text:span></text:span></text:p>
            <text:p text:style-name="P286"><text:span text:style-name="Emphasis"><text:span text:style-name="T648">cavar</text:span></text:span></text:p>
            <text:p text:style-name="P286"><text:span text:style-name="Emphasis"><text:span text:style-name="T1512">ex</text:span></text:span><text:span text:style-name="Emphasis"><text:span text:style-name="T1533">cava</text:span></text:span><text:span text:style-name="Emphasis"><text:span text:style-name="T648">r</text:span></text:span></text:p>
            <text:p text:style-name="P286"><text:span text:style-name="Emphasis"><text:span text:style-name="T586">clavar</text:span></text:span></text:p>
            <text:p text:style-name="P286"><text:span text:style-name="Emphasis"><text:span text:style-name="T586">clavo</text:span></text:span></text:p>
            <text:p text:style-name="P286"><text:span text:style-name="Emphasis"><text:span text:style-name="T586">dispuesto</text:span></text:span></text:p>
            <text:p text:style-name="P286"><text:span text:style-name="Emphasis"><text:span text:style-name="T586">disponer</text:span></text:span></text:p>
            <text:p text:style-name="P286"><text:span text:style-name="Emphasis"><text:span text:style-name="T586">azotar</text:span></text:span><text:span text:style-name="Emphasis"><text:span text:style-name="T604"> (azote= a whip)</text:span></text:span></text:p>
            <text:p text:style-name="P286"><text:soft-page-break/><text:span text:style-name="Emphasis"><text:span text:style-name="T1512">Cit</text:span></text:span><text:span text:style-name="Emphasis"><text:span text:style-name="T586">ando la </text:span></text:span><text:span text:style-name="Emphasis"><text:span text:style-name="T1512">nego</text:span></text:span><text:span text:style-name="Emphasis"><text:span text:style-name="T586">c</text:span></text:span><text:span text:style-name="Emphasis"><text:span text:style-name="T1512">ia</text:span></text:span><text:span text:style-name="Emphasis"><text:span text:style-name="T586">c</text:span></text:span><text:span text:style-name="Emphasis"><text:span text:style-name="T1512">ión</text:span></text:span><text:span text:style-name="Emphasis"><text:span text:style-name="T586"> de la parte de atrás y </text:span></text:span></text:p>
            <text:p text:style-name="P286"><text:span text:style-name="Emphasis"><text:span text:style-name="T586">la </text:span></text:span><text:span text:style-name="Emphasis"><text:span text:style-name="T648">torsión</text:span></text:span><text:span text:style-name="Emphasis"><text:span text:style-name="T586"> de brazos </text:span></text:span></text:p>
            <text:p text:style-name="P286"><text:span text:style-name="Emphasis"><text:span text:style-name="T648">utilizada</text:span></text:span><text:span text:style-name="Emphasis"><text:span text:style-name="T586"> por Abraham Lincoln, </text:span></text:span></text:p>
            <text:p text:style-name="P286"><text:span text:style-name="Emphasis"><text:span text:style-name="T1512">refle</text:span></text:span><text:span text:style-name="Emphasis"><text:span text:style-name="T586">xionó sobre la </text:span></text:span><text:span text:style-name="Emphasis"><text:span text:style-name="T1512">ne</text:span></text:span><text:span text:style-name="Emphasis"><text:span text:style-name="T586">c</text:span></text:span><text:span text:style-name="Emphasis"><text:span text:style-name="T1512">e</text:span></text:span><text:span text:style-name="Emphasis"><text:span text:style-name="T586">si</text:span></text:span><text:span text:style-name="Emphasis"><text:span text:style-name="T1512">d</text:span></text:span><text:span text:style-name="Emphasis"><text:span text:style-name="T586">ad de tener </text:span></text:span></text:p>
            <text:p text:style-name="P286"><text:span text:style-name="Emphasis"><text:span text:style-name="T586">"una </text:span></text:span><text:span text:style-name="Emphasis"><text:span text:style-name="T1512">posición</text:span></text:span><text:span text:style-name="Emphasis"><text:span text:style-name="T586"> tanto </text:span></text:span><text:span text:style-name="Emphasis"><text:span text:style-name="T1512">públic</text:span></text:span><text:span text:style-name="Emphasis"><text:span text:style-name="T586">a como </text:span></text:span><text:span text:style-name="Emphasis"><text:span text:style-name="T1512">priva</text:span></text:span><text:span text:style-name="Emphasis"><text:span text:style-name="T586">da" </text:span></text:span></text:p>
            <text:p text:style-name="P286"><text:span text:style-name="Emphasis"><text:span text:style-name="T586">en a</text:span></text:span><text:span text:style-name="Emphasis"><text:span text:style-name="T1512">su</text:span></text:span><text:span text:style-name="Emphasis"><text:span text:style-name="T586">ntos </text:span></text:span><text:span text:style-name="Emphasis"><text:span text:style-name="T1512">política</text:span></text:span><text:span text:style-name="Emphasis"><text:span text:style-name="T586">mente </text:span></text:span><text:span text:style-name="Emphasis"><text:span text:style-name="T1512">conten</text:span></text:span><text:span text:style-name="Emphasis"><text:span text:style-name="T586">c</text:span></text:span><text:span text:style-name="Emphasis"><text:span text:style-name="T1512">io</text:span></text:span><text:span text:style-name="Emphasis"><text:span text:style-name="T586">sos. </text:span></text:span></text:p>
            <text:p text:style-name="P286"><text:span text:style-name="Emphasis"><text:span text:style-name="T1512">c</text:span></text:span><text:span text:style-name="Emphasis"><text:span text:style-name="T586">hoc</text:span></text:span><text:span text:style-name="Emphasis"><text:span text:style-name="T1512">a</text:span></text:span><text:span text:style-name="Emphasis"><text:span text:style-name="T586">r</text:span></text:span></text:p>
            <text:p text:style-name="P286"><text:span text:style-name="Emphasis"><text:span text:style-name="T1512">p</text:span></text:span><text:span text:style-name="Emphasis"><text:span text:style-name="T586">eg</text:span></text:span><text:span text:style-name="Emphasis"><text:span text:style-name="T1512">a</text:span></text:span><text:span text:style-name="Emphasis"><text:span text:style-name="T586">r</text:span></text:span></text:p>
            <text:p text:style-name="P286"><text:span text:style-name="Emphasis"><text:span text:style-name="T586">corre</text:span></text:span></text:p>
            <text:p text:style-name="P286"><text:span text:style-name="Emphasis"><text:span text:style-name="T586">correa</text:span></text:span></text:p>
            <text:p text:style-name="P286"><text:span text:style-name="Emphasis"><text:span text:style-name="T586">carcel</text:span></text:span></text:p>
            <text:p text:style-name="P286"><text:span text:style-name="Emphasis"><text:span text:style-name="T1512">ri</text:span></text:span><text:span text:style-name="Emphasis"><text:span text:style-name="T586">qu</text:span></text:span><text:span text:style-name="Emphasis"><text:span text:style-name="T1512">e</text:span></text:span><text:span text:style-name="Emphasis"><text:span text:style-name="T586">za</text:span></text:span></text:p>
            <text:p text:style-name="P286"><text:span text:style-name="Emphasis"><text:span text:style-name="T586">h</text:span></text:span><text:span text:style-name="Emphasis"><text:span text:style-name="T1512">ie</text:span></text:span><text:span text:style-name="Emphasis"><text:span text:style-name="T586">lo</text:span></text:span></text:p>
            <text:p text:style-name="P286"><text:span text:style-name="Emphasis"><text:span text:style-name="T648">alo</text:span></text:span><text:span text:style-name="Emphasis"><text:span text:style-name="T586">jar</text:span></text:span><text:span text:style-name="Emphasis"><text:span text:style-name="T605">/ des</text:span></text:span><text:span text:style-name="Emphasis"><text:span text:style-name="T649">alo</text:span></text:span><text:span text:style-name="Emphasis"><text:span text:style-name="T605">jar (sag h</text:span></text:span><text:span text:style-name="Emphasis"><text:span text:style-name="T649">alo</text:span></text:span><text:span text:style-name="Emphasis"><text:span text:style-name="T605">)</text:span></text:span></text:p>
            <text:p text:style-name="P286"><text:span text:style-name="Emphasis"><text:span text:style-name="T586">estaca</text:span></text:span></text:p>
            <text:p text:style-name="P286"><text:span text:style-name="Emphasis"><text:span text:style-name="T586">secar</text:span></text:span></text:p>
            <text:p text:style-name="P286"><text:span text:style-name="Emphasis"><text:span text:style-name="T586">sujetar</text:span></text:span></text:p>
            <text:p text:style-name="P286"><text:span text:style-name="Emphasis"><text:span text:style-name="T586">a</text:span></text:span><text:span text:style-name="Emphasis"><text:span text:style-name="T648">lej</text:span></text:span><text:span text:style-name="Emphasis"><text:span text:style-name="T586">ar</text:span></text:span></text:p>
            <text:p text:style-name="P286"><text:span text:style-name="Emphasis"><text:span text:style-name="T648">lej</text:span></text:span><text:span text:style-name="Emphasis"><text:span text:style-name="T586">os</text:span></text:span></text:p>
            <text:p text:style-name="P286"><text:span text:style-name="Emphasis"><text:span text:style-name="T1512">rech</text:span></text:span><text:span text:style-name="Emphasis"><text:span text:style-name="T586">azar</text:span></text:span></text:p>
            <text:p text:style-name="P286"><text:span text:style-name="Emphasis"><text:span text:style-name="T586">la </text:span></text:span><text:span text:style-name="Emphasis"><text:span text:style-name="T1512">filtra</text:span></text:span><text:span text:style-name="Emphasis"><text:span text:style-name="T586">ción</text:span></text:span></text:p>
            <text:p text:style-name="P342"><text:span text:style-name="Emphasis"><text:span text:style-name="T586">la </text:span></text:span><text:span text:style-name="Emphasis"><text:span text:style-name="T1512">fug</text:span></text:span><text:span text:style-name="Emphasis"><text:span text:style-name="T586">a</text:span></text:span><text:span text:style-name="Emphasis"><text:span text:style-name="T624"> </text:span></text:span><text:span text:style-name="Strong_20_Emphasis"><text:span text:style-name="T720">(</text:span></text:span><text:span text:style-name="Strong_20_Emphasis"><text:span text:style-name="T1479">fug</text:span></text:span><text:span text:style-name="Strong_20_Emphasis"><text:span text:style-name="T720">itivo= </text:span></text:span><text:span text:style-name="Strong_20_Emphasis"><text:span text:style-name="T1479">fug</text:span></text:span><text:span text:style-name="Strong_20_Emphasis"><text:span text:style-name="T720">itive)</text:span></text:span></text:p>
            <text:p text:style-name="P286"><text:span text:style-name="Emphasis"><text:span text:style-name="T661">cab</text:span></text:span><text:span text:style-name="Emphasis"><text:span text:style-name="T586">ildeo</text:span></text:span></text:p>
            <text:p text:style-name="P286"><text:span text:style-name="Emphasis"><text:span text:style-name="T634">cab</text:span></text:span><text:span text:style-name="Emphasis"><text:span text:style-name="T586">ildear</text:span></text:span></text:p>
            <text:p text:style-name="P286"><text:span text:style-name="Emphasis"><text:span text:style-name="T661">cáb</text:span></text:span><text:span text:style-name="Emphasis"><text:span text:style-name="T586">ala</text:span></text:span></text:p>
            <text:p text:style-name="P286"><text:span text:style-name="Emphasis"><text:span text:style-name="T1512">lazo</text:span></text:span><text:span text:style-name="Emphasis"><text:span text:style-name="T586">s</text:span></text:span></text:p>
            <text:p text:style-name="P286"><text:span text:style-name="Emphasis"><text:span text:style-name="T586">rico</text:span></text:span></text:p>
            <text:p text:style-name="P286"><text:span text:style-name="Emphasis"><text:span text:style-name="T1512">preju</text:span></text:span><text:span text:style-name="Emphasis"><text:span text:style-name="T586">icio</text:span></text:span></text:p>
            <text:p text:style-name="P286"><text:span text:style-name="Emphasis"><text:span text:style-name="T586">deshacer</text:span></text:span></text:p>
            <text:p text:style-name="P286"><text:span text:style-name="Emphasis"><text:span text:style-name="T1512">onero</text:span></text:span><text:span text:style-name="Emphasis"><text:span text:style-name="T586">so</text:span></text:span></text:p>
            <text:p text:style-name="P286"><text:span text:style-name="Emphasis"><text:span text:style-name="T1512">agrega</text:span></text:span><text:span text:style-name="Emphasis"><text:span text:style-name="T586">r</text:span></text:span></text:p>
            <text:p text:style-name="P286"><text:span text:style-name="Emphasis"><text:span text:style-name="T586">sabiduría</text:span></text:span></text:p>
            <text:p text:style-name="P286"><text:span text:style-name="Emphasis"><text:span text:style-name="T586">Y creo que hay mucho </text:span></text:span></text:p>
            <text:p text:style-name="P286"><text:span text:style-name="Emphasis"><text:span text:style-name="T586">que podría haber sido e</text:span></text:span><text:span text:style-name="Emphasis"><text:span text:style-name="T1512">vi</text:span></text:span><text:span text:style-name="Emphasis"><text:span text:style-name="T586">tado </text:span></text:span></text:p>
            <text:p text:style-name="P286"><text:span text:style-name="Emphasis"><text:span text:style-name="T586">en </text:span></text:span><text:span text:style-name="Emphasis"><text:span text:style-name="T1512">térm</text:span></text:span><text:span text:style-name="Emphasis"><text:span text:style-name="T586">inos de </text:span></text:span><text:span text:style-name="Emphasis"><text:span text:style-name="T648">malentendido</text:span></text:span></text:p>
            <text:p text:style-name="P286"><text:span text:style-name="Emphasis"><text:span text:style-name="T586">elogi</text:span></text:span><text:span text:style-name="Emphasis"><text:span text:style-name="T625">a</text:span></text:span><text:span text:style-name="Emphasis"><text:span text:style-name="T586">r</text:span></text:span></text:p>
            <text:p text:style-name="P286"><text:span text:style-name="Emphasis"><text:span text:style-name="T586">m</text:span></text:span><text:span text:style-name="Emphasis"><text:span text:style-name="T634">arc</text:span></text:span><text:span text:style-name="Emphasis"><text:span text:style-name="T586">o</text:span></text:span></text:p>
            <text:p text:style-name="P286"><text:span text:style-name="Emphasis"><text:span text:style-name="T586">pelea</text:span></text:span></text:p>
            <text:p text:style-name="P286"><text:span text:style-name="Emphasis"><text:span text:style-name="T586">riña </text:span></text:span></text:p>
            <text:p text:style-name="P286"><text:span text:style-name="Emphasis"><text:span text:style-name="T586">camorra</text:span></text:span></text:p>
            <text:p text:style-name="P286"><text:span text:style-name="Emphasis"><text:span text:style-name="T586">llamativo</text:span></text:span></text:p>
            <text:p text:style-name="P286"><text:span text:style-name="Emphasis"><text:span text:style-name="T586">un l</text:span></text:span><text:span text:style-name="Emphasis"><text:span text:style-name="T1512">lam</text:span></text:span><text:span text:style-name="Emphasis"><text:span text:style-name="T586">a</text:span></text:span></text:p>
            <text:p text:style-name="P286"><text:span text:style-name="Emphasis"><text:span text:style-name="T586">un llamada</text:span></text:span></text:p>
            <text:p text:style-name="P286"><text:span text:style-name="Emphasis"><text:span text:style-name="T586">matizado</text:span></text:span></text:p>
            <text:p text:style-name="P286"><text:span text:style-name="Emphasis"><text:span text:style-name="T586">matiz</text:span></text:span></text:p>
            <text:p text:style-name="P286"><text:span text:style-name="Emphasis"><text:span text:style-name="T586">pro</text:span></text:span><text:span text:style-name="Emphasis"><text:span text:style-name="T648">medio</text:span></text:span></text:p>
            <text:p text:style-name="P286"><text:span text:style-name="Emphasis"><text:span text:style-name="T586">am</text:span></text:span><text:span text:style-name="Emphasis"><text:span text:style-name="T661">aña</text:span></text:span><text:span text:style-name="Emphasis"><text:span text:style-name="T586">do</text:span></text:span></text:p>
            <text:p text:style-name="P286"><text:span text:style-name="Emphasis"><text:span text:style-name="T586">m</text:span></text:span><text:span text:style-name="Emphasis"><text:span text:style-name="T661">aña</text:span></text:span><text:span text:style-name="Emphasis"><text:span text:style-name="T660"> (a. habilidad, destreza= dexterity)</text:span></text:span></text:p>
            <text:p text:style-name="P286"><text:span text:style-name="Emphasis"><text:span text:style-name="T586">eng</text:span></text:span><text:span text:style-name="Emphasis"><text:span text:style-name="T661">aña</text:span></text:span><text:span text:style-name="Emphasis"><text:span text:style-name="T586">r</text:span></text:span></text:p>
            <text:p text:style-name="P286"><text:span text:style-name="Emphasis"><text:span text:style-name="T586">Creo que si se le pagan 225.000 dólares </text:span></text:span></text:p>
            <text:p text:style-name="P286"><text:span text:style-name="Emphasis"><text:span text:style-name="T586">por un </text:span></text:span><text:span text:style-name="Emphasis"><text:span text:style-name="T648">discurso</text:span></text:span><text:span text:style-name="Emphasis"><text:span text:style-name="T586">, </text:span></text:span></text:p>
            <text:p text:style-name="P286"><text:span text:style-name="Emphasis"><text:span text:style-name="T586">debe ser un discurso </text:span></text:span><text:span text:style-name="Emphasis"><text:span text:style-name="T1512">fantástic</text:span></text:span><text:span text:style-name="Emphasis"><text:span text:style-name="T586">o</text:span></text:span></text:p>
            <text:p text:style-name="P286"><text:soft-page-break/><text:span text:style-name="Emphasis"><text:span text:style-name="T586">un </text:span></text:span><text:span text:style-name="Emphasis"><text:span text:style-name="T1512">brillant</text:span></text:span><text:span text:style-name="Emphasis"><text:span text:style-name="T586">e discurso que </text:span></text:span></text:p>
            <text:p text:style-name="P286"><text:span text:style-name="Emphasis"><text:span text:style-name="T586">querría </text:span></text:span><text:span text:style-name="Emphasis"><text:span text:style-name="T648">compartir</text:span></text:span><text:span text:style-name="Emphasis"><text:span text:style-name="T586"> con el </text:span></text:span><text:span text:style-name="Emphasis"><text:span text:style-name="T1512">p</text:span></text:span><text:span text:style-name="Emphasis"><text:span text:style-name="T586">u</text:span></text:span><text:span text:style-name="Emphasis"><text:span text:style-name="T1512">ebl</text:span></text:span><text:span text:style-name="Emphasis"><text:span text:style-name="T586">o estadounidense</text:span></text:span></text:p>
            <text:p text:style-name="P286"><text:span text:style-name="Emphasis"><text:span text:style-name="T1512">an</text:span></text:span><text:span text:style-name="Emphasis"><text:span text:style-name="T586">s</text:span></text:span><text:span text:style-name="Emphasis"><text:span text:style-name="T1512">ios</text:span></text:span><text:span text:style-name="Emphasis"><text:span text:style-name="T586">o</text:span></text:span></text:p>
            <text:p text:style-name="P286"><text:span text:style-name="Emphasis"><text:span text:style-name="T1512">rebel</text:span></text:span><text:span text:style-name="Emphasis"><text:span text:style-name="T586">de</text:span></text:span></text:p>
            <text:p text:style-name="P286"><text:span text:style-name="Emphasis"><text:span text:style-name="T586">cercano</text:span></text:span></text:p>
            <text:p text:style-name="P286"><text:span text:style-name="Emphasis"><text:span text:style-name="T586">Ningún banco es demasiado grande para </text:span></text:span><text:span text:style-name="Emphasis"><text:span text:style-name="T1512">fall</text:span></text:span><text:span text:style-name="Emphasis"><text:span text:style-name="T586">ar, y </text:span></text:span></text:p>
            <text:p text:style-name="P286"><text:span text:style-name="Emphasis"><text:span text:style-name="T586">ningún </text:span></text:span><text:span text:style-name="Emphasis"><text:span text:style-name="T1512">e</text:span></text:span><text:span text:style-name="Emphasis"><text:span text:style-name="T586">j</text:span></text:span><text:span text:style-name="Emphasis"><text:span text:style-name="T1512">ecutiv</text:span></text:span><text:span text:style-name="Emphasis"><text:span text:style-name="T586">o es demasiado </text:span></text:span><text:span text:style-name="Emphasis"><text:span text:style-name="T648">poderoso</text:span></text:span><text:span text:style-name="Emphasis"><text:span text:style-name="T586"> </text:span></text:span></text:p>
            <text:p text:style-name="P286"><text:span text:style-name="Emphasis"><text:span text:style-name="T586">para </text:span></text:span><text:span text:style-name="Emphasis"><text:span text:style-name="T648">encarcelar</text:span></text:span></text:p>
            <text:p text:style-name="P286"><text:span text:style-name="Emphasis"><text:span text:style-name="T586">Mi sueño es un mercado común hemisférico, </text:span></text:span></text:p>
            <text:p text:style-name="P286"><text:span text:style-name="Emphasis"><text:span text:style-name="T586">con </text:span></text:span><text:span text:style-name="Emphasis"><text:span text:style-name="T648">fronteras</text:span></text:span><text:span text:style-name="Emphasis"><text:span text:style-name="T586"> abiertas, </text:span></text:span></text:p>
            <text:p text:style-name="P286"><text:span text:style-name="Emphasis"><text:span text:style-name="T586">en algún momento en el</text:span></text:span><text:span text:style-name="Emphasis"><text:span text:style-name="T587"> </text:span></text:span><text:span text:style-name="Emphasis"><text:span text:style-name="T1512">futur</text:span></text:span><text:span text:style-name="Emphasis"><text:span text:style-name="T586">o</text:span></text:span></text:p>
            <text:p text:style-name="P286"><text:span text:style-name="Emphasis"><text:span text:style-name="T586">La gente que conoce la </text:span></text:span><text:span text:style-name="Emphasis"><text:span text:style-name="T1512">industri</text:span></text:span><text:span text:style-name="Emphasis"><text:span text:style-name="T586">a </text:span></text:span></text:p>
            <text:p text:style-name="P286"><text:span text:style-name="Emphasis"><text:span text:style-name="T586">mejor que </text:span></text:span><text:span text:style-name="Emphasis"><text:span text:style-name="T648">nadie</text:span></text:span><text:span text:style-name="Emphasis"><text:span text:style-name="T586"> son las personas </text:span></text:span></text:p>
            <text:p text:style-name="P286"><text:span text:style-name="Emphasis"><text:span text:style-name="T586">que trabajan en la </text:span></text:span><text:span text:style-name="Emphasis"><text:span text:style-name="T1512">industri</text:span></text:span><text:span text:style-name="Emphasis"><text:span text:style-name="T586">a</text:span></text:span></text:p>
            <text:p text:style-name="P286"><text:span text:style-name="Emphasis"><text:span text:style-name="T586">La </text:span></text:span><text:span text:style-name="Emphasis"><text:span text:style-name="T648">mitad</text:span></text:span><text:span text:style-name="Emphasis"><text:span text:style-name="T586"> de todos los </text:span></text:span><text:span text:style-name="Emphasis"><text:span text:style-name="T1512">vot</text:span></text:span><text:span text:style-name="Emphasis"><text:span text:style-name="T586">antes </text:span></text:span><text:span text:style-name="Emphasis"><text:span text:style-name="T1512">regist</text:span></text:span><text:span text:style-name="Emphasis"><text:span text:style-name="T586">rados </text:span></text:span></text:p>
            <text:p text:style-name="P286"><text:span text:style-name="Emphasis"><text:span text:style-name="T586">dijeron que les </text:span></text:span><text:span text:style-name="Emphasis"><text:span text:style-name="T648">molestaba</text:span></text:span><text:span text:style-name="Emphasis"><text:span text:style-name="T586"> "mucho" </text:span></text:span></text:p>
            <text:p text:style-name="P286"><text:span text:style-name="Emphasis"><text:span text:style-name="T586">que hubiera dado </text:span></text:span><text:span text:style-name="Emphasis"><text:span text:style-name="T1512">numeros</text:span></text:span><text:span text:style-name="Emphasis"><text:span text:style-name="T586">os </text:span></text:span><text:span text:style-name="Emphasis"><text:span text:style-name="T648">discursos</text:span></text:span><text:span text:style-name="Emphasis"><text:span text:style-name="T586"> </text:span></text:span><text:span text:style-name="Emphasis"><text:span text:style-name="T1512">pa</text:span></text:span><text:span text:style-name="Emphasis"><text:span text:style-name="T586">ga</text:span></text:span><text:span text:style-name="Emphasis"><text:span text:style-name="T1512">d</text:span></text:span><text:span text:style-name="Emphasis"><text:span text:style-name="T586">os</text:span></text:span></text:p>
            <text:p text:style-name="P286"><text:span text:style-name="Emphasis"><text:span text:style-name="T586">se le preguntó en una </text:span></text:span><text:span text:style-name="Emphasis"><text:span text:style-name="T648">entrevista</text:span></text:span><text:span text:style-name="Emphasis"><text:span text:style-name="T586"> ese mes </text:span></text:span></text:p>
            <text:p text:style-name="P286"><text:span text:style-name="Emphasis"><text:span text:style-name="T586">si la </text:span></text:span><text:span text:style-name="Emphasis"><text:span text:style-name="T1512">práctic</text:span></text:span><text:span text:style-name="Emphasis"><text:span text:style-name="T586">a era auto</text:span></text:span><text:span text:style-name="Emphasis"><text:span text:style-name="T1512">destructiv</text:span></text:span><text:span text:style-name="Emphasis"><text:span text:style-name="T586">a, </text:span></text:span></text:p>
            <text:p text:style-name="P286"><text:span text:style-name="Emphasis"><text:span text:style-name="T586">dada la </text:span></text:span><text:span text:style-name="Emphasis"><text:span text:style-name="T648">ira</text:span></text:span><text:span text:style-name="Emphasis"><text:span text:style-name="T586"> por la desig</text:span></text:span><text:span text:style-name="Emphasis"><text:span text:style-name="T1512">ual</text:span></text:span><text:span text:style-name="Emphasis"><text:span text:style-name="T586">dad de </text:span></text:span><text:span text:style-name="Emphasis"><text:span text:style-name="T648">ingresos</text:span></text:span></text:p>
            <text:p text:style-name="P327"><text:span text:style-name="Emphasis"><text:span text:style-name="T588">Tiene </text:span></text:span><text:span text:style-name="Emphasis"><text:span text:style-name="T650">barcos</text:span></text:span><text:span text:style-name="Emphasis"><text:span text:style-name="T588"> y s</text:span></text:span><text:span text:style-name="Emphasis"><text:span text:style-name="T1513">ubmarin</text:span></text:span><text:span text:style-name="Emphasis"><text:span text:style-name="T588">os, hombres y mujeres </text:span></text:span></text:p>
            <text:p text:style-name="P327"><text:span text:style-name="Emphasis"><text:span text:style-name="T588">que </text:span></text:span><text:span text:style-name="Emphasis"><text:span text:style-name="T650">surcan</text:span></text:span><text:span text:style-name="Emphasis"><text:span text:style-name="T588"> en ellos las </text:span></text:span><text:span text:style-name="Emphasis"><text:span text:style-name="T650">aguas</text:span></text:span><text:span text:style-name="Emphasis"><text:span text:style-name="T588"> del </text:span></text:span><text:span text:style-name="Emphasis"><text:span text:style-name="T1513">Pacífic</text:span></text:span><text:span text:style-name="Emphasis"><text:span text:style-name="T588">o</text:span></text:span></text:p>
            <text:p text:style-name="P286"><text:span text:style-name="Emphasis"><text:span text:style-name="T588">Fue esta la </text:span></text:span><text:span text:style-name="Emphasis"><text:span text:style-name="T1513">unid</text:span></text:span><text:span text:style-name="Emphasis"><text:span text:style-name="T588">ad</text:span></text:span></text:p>
            <text:p text:style-name="P286"><text:span text:style-name="Emphasis"><text:span text:style-name="T588">que </text:span></text:span><text:span text:style-name="Emphasis"><text:span text:style-name="T1513">comand</text:span></text:span><text:span text:style-name="Emphasis"><text:span text:style-name="T588">ó las </text:span></text:span><text:span text:style-name="Emphasis"><text:span text:style-name="T1513">opera</text:span></text:span><text:span text:style-name="Emphasis"><text:span text:style-name="T588">c</text:span></text:span><text:span text:style-name="Emphasis"><text:span text:style-name="T1513">ion</text:span></text:span><text:span text:style-name="Emphasis"><text:span text:style-name="T588">es </text:span></text:span></text:p>
            <text:p text:style-name="P286"><text:span text:style-name="Emphasis"><text:span text:style-name="T588">en la Guerra de Corea y </text:span></text:span></text:p>
            <text:p text:style-name="P286"><text:span text:style-name="Emphasis"><text:span text:style-name="T588">quien </text:span></text:span><text:span text:style-name="Emphasis"><text:span text:style-name="T650">acudió</text:span></text:span><text:span text:style-name="Emphasis"><text:span text:style-name="T588"> primero al golfo Pérsico </text:span></text:span></text:p>
            <text:p text:style-name="P286"><text:span text:style-name="Emphasis"><text:span text:style-name="T588">cuando Estados Unidos </text:span></text:span><text:span text:style-name="Emphasis"><text:span text:style-name="T1513">atac</text:span></text:span><text:span text:style-name="Emphasis"><text:span text:style-name="T588">ó a Irak</text:span></text:span></text:p>
            <text:p text:style-name="P286"><text:span text:style-name="Emphasis"><text:span text:style-name="T1513">orde</text:span></text:span><text:span text:style-name="Emphasis"><text:span text:style-name="T588">nó este lunes </text:span></text:span></text:p>
            <text:p text:style-name="P286"><text:span text:style-name="Emphasis"><text:span text:style-name="T588">la </text:span></text:span><text:span text:style-name="Emphasis"><text:span text:style-name="T1513">suspensión</text:span></text:span><text:span text:style-name="Emphasis"><text:span text:style-name="T588"> de todas sus operaciones y </text:span></text:span></text:p>
            <text:p text:style-name="P286"><text:span text:style-name="Emphasis"><text:span text:style-name="T588">mandó a detener sus </text:span></text:span><text:span text:style-name="Emphasis"><text:span text:style-name="T650">equipos</text:span></text:span><text:span text:style-name="Emphasis"><text:span text:style-name="T588"> en todo el mundo</text:span></text:span></text:p>
            <text:p text:style-name="P286"><text:span text:style-name="Emphasis"><text:span text:style-name="T588">Por un día, </text:span></text:span></text:p>
            <text:p text:style-name="P286"><text:span text:style-name="Emphasis"><text:span text:style-name="T588">la </text:span></text:span><text:span text:style-name="Emphasis"><text:span text:style-name="T650">marina de guerra</text:span></text:span><text:span text:style-name="Emphasis"><text:span text:style-name="T588"> más poderosa del mundo dejó de funcionar</text:span></text:span></text:p>
            <text:p text:style-name="P286"><text:span text:style-name="Emphasis"><text:span text:style-name="T588">Fue la primera vez </text:span></text:span></text:p>
            <text:p text:style-name="P286"><text:span text:style-name="Emphasis"><text:span text:style-name="T650">desde antes</text:span></text:span><text:span text:style-name="Emphasis"><text:span text:style-name="T588"> de Segunda Guerra Mundial </text:span></text:span></text:p>
            <text:p text:style-name="P286"><text:span text:style-name="Emphasis"><text:span text:style-name="T588">que </text:span></text:span><text:span text:style-name="Emphasis"><text:span text:style-name="T1528">ocur</text:span></text:span><text:span text:style-name="Emphasis"><text:span text:style-name="T650">rió</text:span></text:span><text:span text:style-name="Emphasis"><text:span text:style-name="T588"> algo así.</text:span></text:span></text:p>
            <text:p text:style-name="P286"><text:span text:style-name="Emphasis"><text:span text:style-name="T588">cuatro en lo que va de año</text:span></text:span></text:p>
            <text:p text:style-name="P286"><text:span text:style-name="Emphasis"><text:span text:style-name="T1513">D</text:span></text:span><text:span text:style-name="Emphasis"><text:span text:style-name="T588">e</text:span></text:span><text:span text:style-name="Emphasis"><text:span text:style-name="T1513">sapare</text:span></text:span><text:span text:style-name="Emphasis"><text:span text:style-name="T588">cidos 10 tripulantes de </text:span></text:span></text:p>
            <text:p text:style-name="P286"><text:span text:style-name="Emphasis"><text:span text:style-name="T588">un </text:span></text:span><text:span text:style-name="Emphasis"><text:span text:style-name="T1513">destr</text:span></text:span><text:span text:style-name="Emphasis"><text:span text:style-name="T588">uctor lanza</text:span></text:span><text:span text:style-name="Emphasis"><text:span text:style-name="T1513">misile</text:span></text:span><text:span text:style-name="Emphasis"><text:span text:style-name="T588">s </text:span></text:span></text:p>
            <text:p text:style-name="P286"><text:span text:style-name="Emphasis"><text:span text:style-name="T588">que </text:span></text:span><text:span text:style-name="Emphasis"><text:span text:style-name="T1513">coli</text:span></text:span><text:span text:style-name="Emphasis"><text:span text:style-name="T588">sionó con un </text:span></text:span><text:span text:style-name="Emphasis"><text:span text:style-name="T650">buque petrolero</text:span></text:span></text:p>
            <text:p text:style-name="P286"><text:span text:style-name="Emphasis"><text:span text:style-name="T588">un </text:span></text:span><text:span text:style-name="Emphasis"><text:span text:style-name="T1513">reno</text:span></text:span><text:span text:style-name="Emphasis"><text:span text:style-name="T588">mbrado </text:span></text:span><text:span text:style-name="Emphasis"><text:span text:style-name="T1513">militar</text:span></text:span><text:span text:style-name="Emphasis"><text:span text:style-name="T588"> </text:span></text:span></text:p>
            <text:p text:style-name="P286"><text:span text:style-name="Emphasis"><text:span text:style-name="T588">que fue </text:span></text:span><text:span text:style-name="Emphasis"><text:span text:style-name="T650">despedido</text:span></text:span><text:span text:style-name="Emphasis"><text:span text:style-name="T588"> por "</text:span></text:span><text:span text:style-name="Emphasis"><text:span text:style-name="T650">falta</text:span></text:span><text:span text:style-name="Emphasis"><text:span text:style-name="T588"> de </text:span></text:span><text:span text:style-name="Emphasis"><text:span text:style-name="T1513">confi</text:span></text:span><text:span text:style-name="Emphasis"><text:span text:style-name="T588">anza"</text:span></text:span></text:p>
            <text:p text:style-name="P286"><text:span text:style-name="Emphasis"><text:span text:style-name="T650">asegura</text:span></text:span><text:span text:style-name="Emphasis"><text:span text:style-name="T588"> que para entender </text:span></text:span></text:p>
            <text:p text:style-name="P286"><text:span text:style-name="Emphasis"><text:span text:style-name="T588">la dimensión de estos </text:span></text:span><text:span text:style-name="Emphasis"><text:span text:style-name="T1513">accident</text:span></text:span><text:span text:style-name="Emphasis"><text:span text:style-name="T588">es </text:span></text:span></text:p>
            <text:p text:style-name="P286"><text:span text:style-name="Emphasis"><text:span text:style-name="T588">es preciso </text:span></text:span><text:span text:style-name="Emphasis"><text:span text:style-name="T650">comprender</text:span></text:span><text:span text:style-name="Emphasis"><text:span text:style-name="T588"> la </text:span></text:span><text:span text:style-name="Emphasis"><text:span text:style-name="T1513">importanc</text:span></text:span><text:span text:style-name="Emphasis"><text:span text:style-name="T588">ia </text:span></text:span></text:p>
            <text:p text:style-name="P286"><text:span text:style-name="Emphasis"><text:span text:style-name="T588">de est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text:span></text:span></text:p>
            <text:p text:style-name="P286"><text:span text:style-name="Emphasis"><text:span text:style-name="T650">después</text:span></text:span><text:span text:style-name="Emphasis"><text:span text:style-name="T588"> de la </text:span></text:span><text:span text:style-name="Emphasis"><text:span text:style-name="T650">guerra</text:span></text:span><text:span text:style-name="Emphasis"><text:span text:style-name="T588"> </text:span></text:span></text:p>
            <text:p text:style-name="P286"><text:span text:style-name="Emphasis"><text:span text:style-name="T588">se </text:span></text:span><text:span text:style-name="Emphasis"><text:span text:style-name="T650">trasladó</text:span></text:span><text:span text:style-name="Emphasis"><text:span text:style-name="T588"> a China y, luego, a Japón, </text:span></text:span></text:p>
            <text:p text:style-name="P286"><text:span text:style-name="Emphasis"><text:span text:style-name="T588">donde todavía </text:span></text:span><text:span text:style-name="Emphasis"><text:span text:style-name="T1513">mant</text:span></text:span><text:span text:style-name="Emphasis"><text:span text:style-name="T588">ie</text:span></text:span><text:span text:style-name="Emphasis"><text:span text:style-name="T1513">n</text:span></text:span><text:span text:style-name="Emphasis"><text:span text:style-name="T588">e su </text:span></text:span><text:span text:style-name="Emphasis"><text:span text:style-name="T650">sede</text:span></text:span></text:p>
            <text:p text:style-name="P286"><text:span text:style-name="Emphasis"><text:span text:style-name="T588">Otros </text:span></text:span><text:span text:style-name="Emphasis"><text:span text:style-name="T1513">moment</text:span></text:span><text:span text:style-name="Emphasis"><text:span text:style-name="T588">os </text:span></text:span><text:span text:style-name="Emphasis"><text:span text:style-name="T1513">notable</text:span></text:span><text:span text:style-name="Emphasis"><text:span text:style-name="T588">s </text:span></text:span><text:span text:style-name="Emphasis"><text:span text:style-name="T650">tuvieron lugar</text:span></text:span><text:span text:style-name="Emphasis"><text:span text:style-name="T588"> </text:span></text:span></text:p>
            <text:p text:style-name="P327"><text:span text:style-name="Emphasis"><text:span text:style-name="T1513">dur</text:span></text:span><text:span text:style-name="Emphasis"><text:span text:style-name="T588">ante los </text:span></text:span><text:span text:style-name="Emphasis"><text:span text:style-name="T1513">conflict</text:span></text:span><text:span text:style-name="Emphasis"><text:span text:style-name="T588">os </text:span></text:span><text:span text:style-name="Emphasis"><text:span text:style-name="T650">entre</text:span></text:span><text:span text:style-name="Emphasis"><text:span text:style-name="T588"> las dos Coreas</text:span></text:span><text:span text:style-name="Emphasis"><text:span text:style-name="T607"> </text:span></text:span></text:p>
            <text:p text:style-name="P327"><text:span text:style-name="Emphasis"><text:span text:style-name="T650">Embarcaciones</text:span></text:span><text:span text:style-name="Emphasis"><text:span text:style-name="T588"> </text:span></text:span><text:span text:style-name="Emphasis"><text:span text:style-name="T1513">de</text:span></text:span><text:span text:style-name="Emphasis"><text:span text:style-name="T588">s</text:span></text:span><text:span text:style-name="Emphasis"><text:span text:style-name="T1513">pl</text:span></text:span><text:span text:style-name="Emphasis"><text:span text:style-name="T588">egadas en </text:span></text:span><text:span text:style-name="Emphasis"><text:span text:style-name="T650">ejecución</text:span></text:span><text:span text:style-name="Emphasis"><text:span text:style-name="T588">: 52</text:span></text:span></text:p>
            <text:p text:style-name="P286"><text:soft-page-break/><text:span text:style-name="Emphasis"><text:span text:style-name="T588">De hecho,</text:span></text:span></text:p>
            <text:p text:style-name="P286"><text:span text:style-name="Emphasis"><text:span text:style-name="T588">uno de los </text:span></text:span><text:span text:style-name="Emphasis"><text:span text:style-name="T650">principales </text:span></text:span><text:span text:style-name="Emphasis"><text:span text:style-name="T1528">com</text:span></text:span><text:span text:style-name="Emphasis"><text:span text:style-name="T650">e</text:span></text:span><text:span text:style-name="Emphasis"><text:span text:style-name="T1528">t</text:span></text:span><text:span text:style-name="Emphasis"><text:span text:style-name="T650">idos</text:span></text:span><text:span text:style-name="Emphasis"><text:span text:style-name="T588"> </text:span></text:span></text:p>
            <text:p text:style-name="P286"><text:span text:style-name="Emphasis"><text:span text:style-name="T588">fue </text:span></text:span><text:span text:style-name="Emphasis"><text:span text:style-name="T1513">opera</text:span></text:span><text:span text:style-name="Emphasis"><text:span text:style-name="T588">r en esa </text:span></text:span><text:span text:style-name="Emphasis"><text:span text:style-name="T650">zona</text:span></text:span><text:span text:style-name="Emphasis"><text:span text:style-name="T588"> </text:span></text:span></text:p>
            <text:p text:style-name="P286"><text:span text:style-name="Emphasis"><text:span text:style-name="T650">dur</text:span></text:span><text:span text:style-name="Emphasis"><text:span text:style-name="T588">ante la Guerra del Golfo</text:span></text:span></text:p>
            <text:p text:style-name="P286"><text:span text:style-name="Emphasis"><text:span text:style-name="T588">Fueron sus </text:span></text:span><text:span text:style-name="Emphasis"><text:span text:style-name="T1513">m</text:span></text:span><text:span text:style-name="Emphasis"><text:span text:style-name="T588">i</text:span></text:span><text:span text:style-name="Emphasis"><text:span text:style-name="T1513">embr</text:span></text:span><text:span text:style-name="Emphasis"><text:span text:style-name="T588">os </text:span></text:span></text:p>
            <text:p text:style-name="P286"><text:span text:style-name="Emphasis"><text:span text:style-name="T588">quienes protagonizaron </text:span></text:span><text:span text:style-name="Emphasis"><text:span text:style-name="T650">mayoritariamente</text:span></text:span><text:span text:style-name="Emphasis"><text:span text:style-name="T588"> </text:span></text:span></text:p>
            <text:p text:style-name="P286"><text:span text:style-name="Emphasis"><text:span text:style-name="T588">la Operación Tormenta del Desierto</text:span></text:span></text:p>
            <text:p text:style-name="P286"><text:span text:style-name="Emphasis"><text:span text:style-name="T588">un think tank </text:span></text:span><text:span text:style-name="Emphasis"><text:span text:style-name="T650">con</text:span></text:span><text:span text:style-name="Emphasis"><text:span text:style-name="T588"> </text:span></text:span><text:span text:style-name="Emphasis"><text:span text:style-name="T650">sede</text:span></text:span><text:span text:style-name="Emphasis"><text:span text:style-name="T588"> en Nueva York</text:span></text:span></text:p>
            <text:p text:style-name="P286"><text:span text:style-name="Emphasis"><text:span text:style-name="T588">L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 en su </text:span></text:span><text:span text:style-name="Emphasis"><text:span text:style-name="T650">propia</text:span></text:span><text:span text:style-name="Emphasis"><text:span text:style-name="T588"> </text:span></text:span><text:span text:style-name="Emphasis"><text:span text:style-name="T1513">composi</text:span></text:span><text:span text:style-name="Emphasis"><text:span text:style-name="T588">c</text:span></text:span><text:span text:style-name="Emphasis"><text:span text:style-name="T1513">ión</text:span></text:span><text:span text:style-name="Emphasis"><text:span text:style-name="T588"> </text:span></text:span></text:p>
            <text:p text:style-name="P286"><text:span text:style-name="Emphasis"><text:span text:style-name="T588">como la más grande </text:span></text:span></text:p>
            <text:p text:style-name="P286"><text:span text:style-name="Emphasis"><text:span text:style-name="T588">de las </text:span></text:span><text:span text:style-name="Emphasis"><text:span text:style-name="T1513">de</text:span></text:span><text:span text:style-name="Emphasis"><text:span text:style-name="T588">s</text:span></text:span><text:span text:style-name="Emphasis"><text:span text:style-name="T1513">pl</text:span></text:span><text:span text:style-name="Emphasis"><text:span text:style-name="T588">ega</text:span></text:span><text:span text:style-name="Emphasis"><text:span text:style-name="T1513">d</text:span></text:span><text:span text:style-name="Emphasis"><text:span text:style-name="T588">as por el mundo </text:span></text:span></text:p>
            <text:p text:style-name="P286"><text:span text:style-name="Emphasis"><text:span text:style-name="T588">ha </text:span></text:span><text:span text:style-name="Emphasis"><text:span text:style-name="T1513">proyect</text:span></text:span><text:span text:style-name="Emphasis"><text:span text:style-name="T588">ado </text:span></text:span><text:span text:style-name="Emphasis"><text:span text:style-name="T650">a través</text:span></text:span><text:span text:style-name="Emphasis"><text:span text:style-name="T588"> de los años </text:span></text:span></text:p>
            <text:p text:style-name="P286"><text:span text:style-name="Emphasis"><text:span text:style-name="T588">el poder de la Armada de Estados Unidos</text:span></text:span></text:p>
            <text:p text:style-name="P286"><text:span text:style-name="Emphasis"><text:span text:style-name="T588">est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 que h</text:span></text:span><text:span text:style-name="Emphasis"><text:span text:style-name="T1513">oy</text:span></text:span><text:span text:style-name="Emphasis"><text:span text:style-name="T588"> </text:span></text:span></text:p>
            <text:p text:style-name="P286"><text:span text:style-name="Emphasis"><text:span text:style-name="T588">está siendo </text:span></text:span><text:span text:style-name="Emphasis"><text:span text:style-name="T650">lamentablemente</text:span></text:span><text:span text:style-name="Emphasis"><text:span text:style-name="T588"> c</text:span></text:span><text:span text:style-name="Emphasis"><text:span text:style-name="T1513">uestion</text:span></text:span><text:span text:style-name="Emphasis"><text:span text:style-name="T588">ada, </text:span></text:span></text:p>
            <text:p text:style-name="P286"><text:span text:style-name="Emphasis"><text:span text:style-name="T588">fue la </text:span></text:span><text:span text:style-name="Emphasis"><text:span text:style-name="T1513">insignia</text:span></text:span><text:span text:style-name="Emphasis"><text:span text:style-name="T588"> de nuestro </text:span></text:span><text:span text:style-name="Emphasis"><text:span text:style-name="T650">Ejército</text:span></text:span></text:p>
            <text:p text:style-name="P286"><text:span text:style-name="Emphasis"><text:span text:style-name="T588">la </text:span></text:span><text:span text:style-name="Emphasis"><text:span text:style-name="T1513">función</text:span></text:span><text:span text:style-name="Emphasis"><text:span text:style-name="T588"> </text:span></text:span><text:span text:style-name="Emphasis"><text:span text:style-name="T650">principal</text:span></text:span><text:span text:style-name="Emphasis"><text:span text:style-name="T588"> de este e</text:span></text:span><text:span text:style-name="Emphasis"><text:span text:style-name="T1513">s</text:span></text:span><text:span text:style-name="Emphasis"><text:span text:style-name="T588">c</text:span></text:span><text:span text:style-name="Emphasis"><text:span text:style-name="T1513">uadrón</text:span></text:span><text:span text:style-name="Emphasis"><text:span text:style-name="T588"> </text:span></text:span><text:span text:style-name="Emphasis"><text:span text:style-name="T1513">naval</text:span></text:span><text:span text:style-name="Emphasis"><text:span text:style-name="T588"> </text:span></text:span></text:p>
            <text:p text:style-name="P286"><text:span text:style-name="Emphasis"><text:span text:style-name="T650">a través de</text:span></text:span><text:span text:style-name="Emphasis"><text:span text:style-name="T588"> los </text:span></text:span><text:span text:style-name="Emphasis"><text:span text:style-name="T650">años</text:span></text:span><text:span text:style-name="Emphasis"><text:span text:style-name="T588"> ha sido </text:span></text:span></text:p>
            <text:p text:style-name="P286"><text:span text:style-name="Emphasis"><text:span text:style-name="T650">fortalecer</text:span></text:span><text:span text:style-name="Emphasis"><text:span text:style-name="T588"> el </text:span></text:span><text:span text:style-name="Emphasis"><text:span text:style-name="T1513">posi</text:span></text:span><text:span text:style-name="Emphasis"><text:span text:style-name="T588">c</text:span></text:span><text:span text:style-name="Emphasis"><text:span text:style-name="T1513">ion</text:span></text:span><text:span text:style-name="Emphasis"><text:span text:style-name="T588">amiento </text:span></text:span><text:span text:style-name="Emphasis"><text:span text:style-name="T1513">geo</text:span></text:span><text:span text:style-name="Emphasis"><text:span text:style-name="T588">e</text:span></text:span><text:span text:style-name="Emphasis"><text:span text:style-name="T1513">stratégic</text:span></text:span><text:span text:style-name="Emphasis"><text:span text:style-name="T588">o</text:span></text:span></text:p>
            <text:p text:style-name="P286"><text:span text:style-name="Emphasis"><text:span text:style-name="T588">los </text:span></text:span><text:span text:style-name="Emphasis"><text:span text:style-name="T650">buques</text:span></text:span><text:span text:style-name="Emphasis"><text:span text:style-name="T588"> de est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 </text:span></text:span></text:p>
            <text:p text:style-name="P286"><text:span text:style-name="Emphasis"><text:span text:style-name="T588">muchos de gran </text:span></text:span><text:span text:style-name="Emphasis"><text:span text:style-name="T650">calado</text:span></text:span><text:span text:style-name="Emphasis"><text:span text:style-name="T588"> hayan podido </text:span></text:span><text:span text:style-name="Emphasis"><text:span text:style-name="T1513">c</text:span></text:span><text:span text:style-name="Emphasis"><text:span text:style-name="T588">h</text:span></text:span><text:span text:style-name="Emphasis"><text:span text:style-name="T1513">o</text:span></text:span><text:span text:style-name="Emphasis"><text:span text:style-name="T588">car</text:span></text:span></text:p>
            <text:p text:style-name="P286"><text:span text:style-name="Emphasis"><text:span text:style-name="T588">Desde el </text:span></text:span><text:span text:style-name="Emphasis"><text:span text:style-name="T650">primer</text:span></text:span><text:span text:style-name="Emphasis"><text:span text:style-name="T588"> </text:span></text:span><text:span text:style-name="Emphasis"><text:span text:style-name="T1513">accident</text:span></text:span><text:span text:style-name="Emphasis"><text:span text:style-name="T588">e </text:span></text:span></text:p>
            <text:p text:style-name="P286"><text:span text:style-name="Emphasis"><text:span text:style-name="T588">las </text:span></text:span><text:span text:style-name="Emphasis"><text:span text:style-name="T1513">teorí</text:span></text:span><text:span text:style-name="Emphasis"><text:span text:style-name="T588">as se han </text:span></text:span><text:span text:style-name="Emphasis"><text:span text:style-name="T650">desatado</text:span></text:span></text:p>
            <text:p text:style-name="P286"><text:span text:style-name="Emphasis"><text:span text:style-name="T588">es demasiado </text:span></text:span><text:span text:style-name="Emphasis"><text:span text:style-name="T650">pronto</text:span></text:span><text:span text:style-name="Emphasis"><text:span text:style-name="T588"> </text:span></text:span></text:p>
            <text:p text:style-name="P286"><text:span text:style-name="Emphasis"><text:span text:style-name="T588">para tener una </text:span></text:span><text:span text:style-name="Emphasis"><text:span text:style-name="T1528">resp</text:span></text:span><text:span text:style-name="Emphasis"><text:span text:style-name="T650">ue</text:span></text:span><text:span text:style-name="Emphasis"><text:span text:style-name="T1528">s</text:span></text:span><text:span text:style-name="Emphasis"><text:span text:style-name="T650">ta</text:span></text:span><text:span text:style-name="Emphasis"><text:span text:style-name="T588">, </text:span></text:span></text:p>
            <text:p text:style-name="P286"><text:span text:style-name="Emphasis"><text:span text:style-name="T588">pero a</text:span></text:span><text:span text:style-name="Emphasis"><text:span text:style-name="T1513">s</text:span></text:span><text:span text:style-name="Emphasis"><text:span text:style-name="T588">eg</text:span></text:span><text:span text:style-name="Emphasis"><text:span text:style-name="T1513">ur</text:span></text:span><text:span text:style-name="Emphasis"><text:span text:style-name="T588">a tener una </text:span></text:span><text:span text:style-name="Emphasis"><text:span text:style-name="T1513">cert</text:span></text:span><text:span text:style-name="Emphasis"><text:span text:style-name="T588">eza: </text:span></text:span></text:p>
            <text:p text:style-name="P286"><text:span text:style-name="Emphasis"><text:span text:style-name="T588">"No se trata de una </text:span></text:span><text:span text:style-name="Emphasis"><text:span text:style-name="T1513">coincidenc</text:span></text:span><text:span text:style-name="Emphasis"><text:span text:style-name="T588">ia"</text:span></text:span></text:p>
            <text:p text:style-name="P286"><text:span text:style-name="Emphasis"><text:span text:style-name="T588">siete </text:span></text:span><text:span text:style-name="Emphasis"><text:span text:style-name="T650">marinos</text:span></text:span><text:span text:style-name="Emphasis"><text:span text:style-name="T588"> </text:span></text:span><text:span text:style-name="Emphasis"><text:span text:style-name="T1513">muri</text:span></text:span><text:span text:style-name="Emphasis"><text:span text:style-name="T588">e</text:span></text:span><text:span text:style-name="Emphasis"><text:span text:style-name="T1513">r</text:span></text:span><text:span text:style-name="Emphasis"><text:span text:style-name="T588">on </text:span></text:span></text:p>
            <text:p text:style-name="P286"><text:span text:style-name="Emphasis"><text:span text:style-name="T588">cuando el </text:span></text:span><text:span text:style-name="Emphasis"><text:span text:style-name="T1513">destr</text:span></text:span><text:span text:style-name="Emphasis"><text:span text:style-name="T588">uctor </text:span></text:span><text:span text:style-name="Emphasis"><text:span text:style-name="T1513">coli</text:span></text:span><text:span text:style-name="Emphasis"><text:span text:style-name="T588">sionó </text:span></text:span></text:p>
            <text:p text:style-name="P286"><text:span text:style-name="Emphasis"><text:span text:style-name="T588">con un </text:span></text:span><text:span text:style-name="Emphasis"><text:span text:style-name="T650">buque</text:span></text:span><text:span text:style-name="Emphasis"><text:span text:style-name="T588"> porta</text:span></text:span><text:span text:style-name="Emphasis"><text:span text:style-name="T1513">cont</text:span></text:span><text:span text:style-name="Emphasis"><text:span text:style-name="T588">e</text:span></text:span><text:span text:style-name="Emphasis"><text:span text:style-name="T1513">ne</text:span></text:span><text:span text:style-name="Emphasis"><text:span text:style-name="T588">dores</text:span></text:span></text:p>
            <text:p text:style-name="P286"><text:span text:style-name="Emphasis"><text:span text:style-name="T588">otro </text:span></text:span><text:span text:style-name="Emphasis"><text:span text:style-name="T650">buque de guerra</text:span></text:span><text:span text:style-name="Emphasis"><text:span text:style-name="T588"> </text:span></text:span><text:span text:style-name="Emphasis"><text:span text:style-name="T650">encalló</text:span></text:span><text:span text:style-name="Emphasis"><text:span text:style-name="T588"> </text:span></text:span><text:span text:style-name="Emphasis"><text:span text:style-name="T608">(encallar)</text:span></text:span></text:p>
            <text:p text:style-name="P286"><text:span text:style-name="Emphasis"><text:span text:style-name="T650">cerca</text:span></text:span><text:span text:style-name="Emphasis"><text:span text:style-name="T588"> de la </text:span></text:span><text:span text:style-name="Emphasis"><text:span text:style-name="T1513">base</text:span></text:span><text:span text:style-name="Emphasis"><text:span text:style-name="T588"> de l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 en Yokosuka.</text:span></text:span></text:p>
            <text:p text:style-name="P286"><text:span text:style-name="Emphasis"><text:span text:style-name="T650">opina</text:span></text:span><text:span text:style-name="Emphasis"><text:span text:style-name="T588"> que las </text:span></text:span><text:span text:style-name="Emphasis"><text:span text:style-name="T1513">colision</text:span></text:span><text:span text:style-name="Emphasis"><text:span text:style-name="T588">es </text:span></text:span><text:span text:style-name="Emphasis"><text:span text:style-name="T650">se </text:span></text:span><text:span text:style-name="Emphasis"><text:span text:style-name="T1528">d</text:span></text:span><text:span text:style-name="Emphasis"><text:span text:style-name="T650">ebi</text:span></text:span><text:span text:style-name="Emphasis"><text:span text:style-name="T1528">e</text:span></text:span><text:span text:style-name="Emphasis"><text:span text:style-name="T650">ron a</text:span></text:span><text:span text:style-name="Emphasis"><text:span text:style-name="T588"> </text:span></text:span></text:p>
            <text:p text:style-name="P286"><text:span text:style-name="Emphasis"><text:span text:style-name="T588">un </text:span></text:span><text:span text:style-name="Emphasis"><text:span text:style-name="T650">conjunto</text:span></text:span><text:span text:style-name="Emphasis"><text:span text:style-name="T588"> de </text:span></text:span><text:span text:style-name="Emphasis"><text:span text:style-name="T1513">factor</text:span></text:span><text:span text:style-name="Emphasis"><text:span text:style-name="T588">es, </text:span></text:span></text:p>
            <text:p text:style-name="P286"><text:span text:style-name="Emphasis"><text:span text:style-name="T650">casi</text:span></text:span><text:span text:style-name="Emphasis"><text:span text:style-name="T588"> todos </text:span></text:span><text:span text:style-name="Emphasis"><text:span text:style-name="T1513">rela</text:span></text:span><text:span text:style-name="Emphasis"><text:span text:style-name="T588">cionados </text:span></text:span></text:p>
            <text:p text:style-name="P286"><text:span text:style-name="Emphasis"><text:span text:style-name="T588">con </text:span></text:span><text:span text:style-name="Emphasis"><text:span text:style-name="T1513">element</text:span></text:span><text:span text:style-name="Emphasis"><text:span text:style-name="T588">os </text:span></text:span><text:span text:style-name="Emphasis"><text:span text:style-name="T1513">operati</text:span></text:span><text:span text:style-name="Emphasis"><text:span text:style-name="T588">vos de la </text:span></text:span><text:span text:style-name="Emphasis"><text:span text:style-name="T1513">fl</text:span></text:span><text:span text:style-name="Emphasis"><text:span text:style-name="T588">o</text:span></text:span><text:span text:style-name="Emphasis"><text:span text:style-name="T1513">t</text:span></text:span><text:span text:style-name="Emphasis"><text:span text:style-name="T588">a.</text:span></text:span></text:p>
            <text:p text:style-name="P286"><text:span text:style-name="Emphasis"><text:span text:style-name="T588">Este </text:span></text:span><text:span text:style-name="Emphasis"><text:span text:style-name="T650">creciente</text:span></text:span><text:span text:style-name="Emphasis"><text:span text:style-name="T588"> </text:span></text:span><text:span text:style-name="Emphasis"><text:span text:style-name="T1513">númer</text:span></text:span><text:span text:style-name="Emphasis"><text:span text:style-name="T588">o de </text:span></text:span><text:span text:style-name="Emphasis"><text:span text:style-name="T1513">opera</text:span></text:span><text:span text:style-name="Emphasis"><text:span text:style-name="T588">c</text:span></text:span><text:span text:style-name="Emphasis"><text:span text:style-name="T1513">ion</text:span></text:span><text:span text:style-name="Emphasis"><text:span text:style-name="T588">es </text:span></text:span></text:p>
            <text:p text:style-name="P328"><text:span text:style-name="Emphasis"><text:span text:style-name="T588">ha llevado a que los </text:span></text:span><text:span text:style-name="Emphasis"><text:span text:style-name="T650">barcos</text:span></text:span></text:p>
            <text:p text:style-name="P286"><text:span text:style-name="Emphasis"><text:span text:style-name="T588">estén </text:span></text:span><text:span text:style-name="Emphasis"><text:span text:style-name="T650">fuera</text:span></text:span><text:span text:style-name="Emphasis"><text:span text:style-name="T588"> de </text:span></text:span><text:span text:style-name="Emphasis"><text:span text:style-name="T1513">p</text:span></text:span><text:span text:style-name="Emphasis"><text:span text:style-name="T588">ue</text:span></text:span><text:span text:style-name="Emphasis"><text:span text:style-name="T1513">rt</text:span></text:span><text:span text:style-name="Emphasis"><text:span text:style-name="T588">o por </text:span></text:span><text:span text:style-name="Emphasis"><text:span text:style-name="T1513">l</text:span></text:span><text:span text:style-name="Emphasis"><text:span text:style-name="T588">ar</text:span></text:span><text:span text:style-name="Emphasis"><text:span text:style-name="T1513">g</text:span></text:span><text:span text:style-name="Emphasis"><text:span text:style-name="T588">o </text:span></text:span><text:span text:style-name="Emphasis"><text:span text:style-name="T1513">ti</text:span></text:span><text:span text:style-name="Emphasis"><text:span text:style-name="T588">e</text:span></text:span><text:span text:style-name="Emphasis"><text:span text:style-name="T1513">m</text:span></text:span><text:span text:style-name="Emphasis"><text:span text:style-name="T588">po</text:span></text:span></text:p>
            <text:p text:style-name="P286"><text:span text:style-name="Emphasis"><text:span text:style-name="T588">lo que </text:span></text:span><text:span text:style-name="Emphasis"><text:span text:style-name="T1513">dificult</text:span></text:span><text:span text:style-name="Emphasis"><text:span text:style-name="T588">a las </text:span></text:span><text:span text:style-name="Emphasis"><text:span text:style-name="T1513">repar</text:span></text:span><text:span text:style-name="Emphasis"><text:span text:style-name="T588">aciones</text:span></text:span></text:p>
            <text:p text:style-name="P286"><text:span text:style-name="Emphasis"><text:span text:style-name="T588">Otro </text:span></text:span><text:span text:style-name="Emphasis"><text:span text:style-name="T1513">factor</text:span></text:span><text:span text:style-name="Emphasis"><text:span text:style-name="T588"> a tener en </text:span></text:span><text:span text:style-name="Emphasis"><text:span text:style-name="T1513">cu</text:span></text:span><text:span text:style-name="Emphasis"><text:span text:style-name="T588">e</text:span></text:span><text:span text:style-name="Emphasis"><text:span text:style-name="T1513">nt</text:span></text:span><text:span text:style-name="Emphasis"><text:span text:style-name="T588">a </text:span></text:span></text:p>
            <text:p text:style-name="P286"><text:span text:style-name="Emphasis"><text:span text:style-name="T588">son </text:span></text:span><text:span text:style-name="Emphasis"><text:span text:style-name="T1513">problem</text:span></text:span><text:span text:style-name="Emphasis"><text:span text:style-name="T588">as de </text:span></text:span><text:span text:style-name="Emphasis"><text:span text:style-name="T1513">direc</text:span></text:span><text:span text:style-name="Emphasis"><text:span text:style-name="T588">c</text:span></text:span><text:span text:style-name="Emphasis"><text:span text:style-name="T1513">ión</text:span></text:span><text:span text:style-name="Emphasis"><text:span text:style-name="T588">, </text:span></text:span></text:p>
            <text:p text:style-name="P286"><text:span text:style-name="Emphasis"><text:span text:style-name="T588">de la </text:span></text:span><text:span text:style-name="Emphasis"><text:span text:style-name="T1513">ca</text:span></text:span><text:span text:style-name="Emphasis"><text:span text:style-name="T588">de</text:span></text:span><text:span text:style-name="Emphasis"><text:span text:style-name="T1513">n</text:span></text:span><text:span text:style-name="Emphasis"><text:span text:style-name="T588">a de </text:span></text:span><text:span text:style-name="Emphasis"><text:span text:style-name="T1513">mand</text:span></text:span><text:span text:style-name="Emphasis"><text:span text:style-name="T588">o y </text:span></text:span></text:p>
            <text:p text:style-name="P286"><text:span text:style-name="Emphasis"><text:span text:style-name="T588">en el </text:span></text:span><text:span text:style-name="Emphasis"><text:span text:style-name="T650">entrenamiento</text:span></text:span><text:span text:style-name="Emphasis"><text:span text:style-name="T588"> del </text:span></text:span><text:span text:style-name="Emphasis"><text:span text:style-name="T1513">c</text:span></text:span><text:span text:style-name="Emphasis"><text:span text:style-name="T588">ue</text:span></text:span><text:span text:style-name="Emphasis"><text:span text:style-name="T1513">rp</text:span></text:span><text:span text:style-name="Emphasis"><text:span text:style-name="T588">o de </text:span></text:span><text:span text:style-name="Emphasis"><text:span text:style-name="T1513">marine</text:span></text:span><text:span text:style-name="Emphasis"><text:span text:style-name="T588">s.</text:span></text:span></text:p>
            <text:p text:style-name="P286"><text:span text:style-name="Emphasis"><text:span text:style-name="T588">Sé que resulta ex</text:span></text:span><text:span text:style-name="Emphasis"><text:span text:style-name="T1513">trañ</text:span></text:span><text:span text:style-name="Emphasis"><text:span text:style-name="T588">o </text:span></text:span><text:span text:style-name="Emphasis"><text:span text:style-name="T650">escuchar</text:span></text:span><text:span text:style-name="Emphasis"><text:span text:style-name="T588"> algo así </text:span></text:span></text:p>
            <text:p text:style-name="P286"><text:span text:style-name="Emphasis"><text:span text:style-name="T588">son </text:span></text:span><text:span text:style-name="Emphasis"><text:span text:style-name="T650">cosas</text:span></text:span><text:span text:style-name="Emphasis"><text:span text:style-name="T588"> que </text:span></text:span><text:span text:style-name="Emphasis"><text:span text:style-name="T650">pasan</text:span></text:span></text:p>
            <text:p text:style-name="P286"><text:span text:style-name="Emphasis"><text:span text:style-name="T589">ignoro </text:span></text:span></text:p>
            <text:p text:style-name="P286"><text:span text:style-name="Emphasis"><text:span text:style-name="T589">cuáles son sus </text:span></text:span><text:span text:style-name="Emphasis"><text:span text:style-name="T651">miras</text:span></text:span><text:span text:style-name="Emphasis"><text:span text:style-name="T589"> en este </text:span></text:span><text:span text:style-name="Emphasis"><text:span text:style-name="T651">a</text:span></text:span><text:span text:style-name="Emphasis"><text:span text:style-name="T1529">su</text:span></text:span><text:span text:style-name="Emphasis"><text:span text:style-name="T651">nto</text:span></text:span></text:p>
            <text:p text:style-name="P286"><text:span text:style-name="Emphasis"><text:span text:style-name="T1765">Deje</text:span></text:span><text:span text:style-name="Emphasis"><text:span text:style-name="T589"> sus </text:span></text:span><text:span text:style-name="Emphasis"><text:span text:style-name="T1514">du</text:span></text:span><text:span text:style-name="Emphasis"><text:span text:style-name="T589">das </text:span></text:span><text:span text:style-name="Emphasis"><text:span text:style-name="T651">a un lado</text:span></text:span></text:p>
            <text:p text:style-name="P286"><text:span text:style-name="Emphasis"><text:span text:style-name="T1765">Sea</text:span></text:span><text:span text:style-name="Emphasis"><text:span text:style-name="T589"> </text:span></text:span><text:span text:style-name="Emphasis"><text:span text:style-name="T1514">receptiv</text:span></text:span><text:span text:style-name="Emphasis"><text:span text:style-name="T589">o a la </text:span></text:span><text:span text:style-name="Emphasis"><text:span text:style-name="T1514">crític</text:span></text:span><text:span text:style-name="Emphasis"><text:span text:style-name="T589">a</text:span></text:span></text:p>
            <text:p text:style-name="P327"><text:span text:style-name="Emphasis"><text:span text:style-name="T1765">piense</text:span></text:span><text:span text:style-name="Emphasis"><text:span text:style-name="T589"> en su </text:span></text:span><text:span text:style-name="Emphasis"><text:span text:style-name="T651">bienestar</text:span></text:span><text:span text:style-name="Emphasis"><text:span text:style-name="T589"> </text:span></text:span><text:span text:style-name="Emphasis"><text:span text:style-name="T1514">físic</text:span></text:span><text:span text:style-name="Emphasis"><text:span text:style-name="T589">o</text:span></text:span></text:p>
            <text:p text:style-name="P327"><text:span text:style-name="Emphasis"><text:span text:style-name="T1765">Mira</text:span></text:span><text:span text:style-name="Emphasis"><text:span text:style-name="T589"> tu </text:span></text:span><text:span text:style-name="Emphasis"><text:span text:style-name="T1514">diet</text:span></text:span><text:span text:style-name="Emphasis"><text:span text:style-name="T589">a</text:span></text:span></text:p>
            <text:p text:style-name="P286"><text:soft-page-break/><text:span text:style-name="Emphasis"><text:span text:style-name="T1765">no dudes</text:span></text:span><text:span text:style-name="Emphasis"><text:span text:style-name="T589"> en </text:span></text:span><text:span text:style-name="Emphasis"><text:span text:style-name="T1514">practic</text:span></text:span><text:span text:style-name="Emphasis"><text:span text:style-name="T589">ar un de</text:span></text:span><text:span text:style-name="Emphasis"><text:span text:style-name="T1514">port</text:span></text:span><text:span text:style-name="Emphasis"><text:span text:style-name="T589">e</text:span></text:span></text:p>
            <text:p text:style-name="P286"><text:span text:style-name="Emphasis"><text:span text:style-name="T589">Esto te hará </text:span></text:span><text:span text:style-name="Emphasis"><text:span text:style-name="T651">sentir</text:span></text:span><text:span text:style-name="Emphasis"><text:span text:style-name="T589"> </text:span></text:span><text:span text:style-name="Emphasis"><text:span text:style-name="T651">mejor</text:span></text:span></text:p>
            <text:p text:style-name="P286"><text:span text:style-name="Emphasis"><text:span text:style-name="T589">usted tendrá la </text:span></text:span><text:span text:style-name="Emphasis"><text:span text:style-name="T1514">facult</text:span></text:span><text:span text:style-name="Emphasis"><text:span text:style-name="T589">ad</text:span></text:span></text:p>
            <text:p text:style-name="P286"><text:span text:style-name="Emphasis"><text:span text:style-name="T589">podrá </text:span></text:span><text:span text:style-name="Emphasis"><text:span text:style-name="T651">llevar a cabo</text:span></text:span><text:span text:style-name="Emphasis"><text:span text:style-name="T589"> sus </text:span></text:span><text:span text:style-name="Emphasis"><text:span text:style-name="T1514">pro</text:span></text:span><text:span text:style-name="Emphasis"><text:span text:style-name="T589">y</text:span></text:span><text:span text:style-name="Emphasis"><text:span text:style-name="T1514">ect</text:span></text:span><text:span text:style-name="Emphasis"><text:span text:style-name="T589">os </text:span></text:span><text:span text:style-name="Emphasis"><text:span text:style-name="T651">con éxito</text:span></text:span></text:p>
            <text:p text:style-name="P286"><text:span text:style-name="Emphasis"><text:span text:style-name="T589">no </text:span></text:span><text:span text:style-name="Emphasis"><text:span text:style-name="T651">perderá</text:span></text:span><text:span text:style-name="Emphasis"><text:span text:style-name="T589"> de </text:span></text:span><text:span text:style-name="Emphasis"><text:span text:style-name="T651">vista</text:span></text:span><text:span text:style-name="Emphasis"><text:span text:style-name="T589"> sus </text:span></text:span><text:span text:style-name="Emphasis"><text:span text:style-name="T651">objetivos</text:span></text:span></text:p>
            <text:p text:style-name="P286"><text:span text:style-name="Emphasis"><text:span text:style-name="T589">Nada te </text:span></text:span><text:span text:style-name="Emphasis"><text:span text:style-name="T1529">imped</text:span></text:span><text:span text:style-name="Emphasis"><text:span text:style-name="T651">irá</text:span></text:span></text:p>
            <text:p text:style-name="P286"><text:span text:style-name="Emphasis"><text:span text:style-name="T589">esto no debe </text:span></text:span><text:span text:style-name="Emphasis"><text:span text:style-name="T651">convertirse</text:span></text:span><text:span text:style-name="Emphasis"><text:span text:style-name="T589"> en un </text:span></text:span><text:span text:style-name="Emphasis"><text:span text:style-name="T1514">hábit</text:span></text:span><text:span text:style-name="Emphasis"><text:span text:style-name="T589">o</text:span></text:span></text:p>
            <text:p text:style-name="P286"><text:span text:style-name="Emphasis"><text:span text:style-name="T651">no deberías</text:span></text:span><text:span text:style-name="Emphasis"><text:span text:style-name="T589"> hacer </text:span></text:span><text:span text:style-name="Emphasis"><text:span text:style-name="T651">demasiado</text:span></text:span></text:p>
            <text:p text:style-name="P286"><text:span text:style-name="Emphasis"><text:span text:style-name="T1765">No se sienta</text:span></text:span><text:span text:style-name="Emphasis"><text:span text:style-name="T1768"> </text:span></text:span><text:span text:style-name="Emphasis"><text:span text:style-name="T589">demasiado </text:span></text:span><text:span text:style-name="Emphasis"><text:span text:style-name="T1514">afect</text:span></text:span><text:span text:style-name="Emphasis"><text:span text:style-name="T589">ado </text:span></text:span><text:span text:style-name="Emphasis"><text:span text:style-name="T609">(sent</text:span></text:span><text:span text:style-name="Emphasis"><text:span text:style-name="T629">i</text:span></text:span><text:span text:style-name="Emphasis"><text:span text:style-name="T609">r</text:span></text:span><text:span text:style-name="Emphasis"><text:span text:style-name="T630"> subj.</text:span></text:span><text:span text:style-name="Emphasis"><text:span text:style-name="T609">)</text:span></text:span></text:p>
            <text:p text:style-name="P286"><text:span text:style-name="Emphasis"><text:span text:style-name="T589">si todo no </text:span></text:span><text:span text:style-name="Emphasis"><text:span text:style-name="T651">sale</text:span></text:span><text:span text:style-name="Emphasis"><text:span text:style-name="T589"> como estaba </text:span></text:span><text:span text:style-name="Emphasis"><text:span text:style-name="T1514">plane</text:span></text:span><text:span text:style-name="Emphasis"><text:span text:style-name="T589">ado. </text:span></text:span></text:p>
            <text:p text:style-name="P286"><text:span text:style-name="Emphasis"><text:span text:style-name="T1765">Aplaza</text:span></text:span><text:span text:style-name="Emphasis"><text:span text:style-name="T589"> </text:span></text:span><text:span text:style-name="Emphasis"><text:span text:style-name="T1514">proyect</text:span></text:span><text:span text:style-name="Emphasis"><text:span text:style-name="T589">os más grandes.</text:span></text:span></text:p>
            <text:p text:style-name="P286"><text:span text:style-name="Emphasis"><text:span text:style-name="T1765">No se preocupe</text:span></text:span></text:p>
            <text:p text:style-name="P286"><text:span text:style-name="Emphasis"><text:span text:style-name="T651">Actualmente</text:span></text:span><text:span text:style-name="Emphasis"><text:span text:style-name="T589">, usted </text:span></text:span><text:span text:style-name="Emphasis"><text:span text:style-name="T1765">tiene que</text:span></text:span><text:span text:style-name="Emphasis"><text:span text:style-name="T589"> </text:span></text:span><text:span text:style-name="Emphasis"><text:span text:style-name="T651">lidiar </text:span></text:span><text:span text:style-name="Emphasis"><text:span text:style-name="T652">con</text:span></text:span></text:p>
            <text:p text:style-name="P286"><text:span text:style-name="Emphasis"><text:span text:style-name="T1514">complica</text:span></text:span><text:span text:style-name="Emphasis"><text:span text:style-name="T589">c</text:span></text:span><text:span text:style-name="Emphasis"><text:span text:style-name="T1514">ion</text:span></text:span><text:span text:style-name="Emphasis"><text:span text:style-name="T589">es in</text:span></text:span><text:span text:style-name="Emphasis"><text:span text:style-name="T1514">e</text:span></text:span><text:span text:style-name="Emphasis"><text:span text:style-name="T589">s</text:span></text:span><text:span text:style-name="Emphasis"><text:span text:style-name="T1514">pe</text:span></text:span><text:span text:style-name="Emphasis"><text:span text:style-name="T589">radas.</text:span></text:span></text:p>
            <text:p text:style-name="P286"><text:span text:style-name="Emphasis"><text:span text:style-name="T589">Hable de ello con </text:span></text:span><text:span text:style-name="Emphasis"><text:span text:style-name="T1514">calm</text:span></text:span><text:span text:style-name="Emphasis"><text:span text:style-name="T589">a</text:span></text:span></text:p>
            <text:p text:style-name="P286"><text:span text:style-name="Emphasis"><text:span text:style-name="T589">no se </text:span></text:span><text:span text:style-name="Emphasis"><text:span text:style-name="T1514">s</text:span></text:span><text:span text:style-name="Emphasis"><text:span text:style-name="T589">o</text:span></text:span><text:span text:style-name="Emphasis"><text:span text:style-name="T1514">rpr</text:span></text:span><text:span text:style-name="Emphasis"><text:span text:style-name="T589">enda </text:span></text:span></text:p>
            <text:p text:style-name="P286"><text:span text:style-name="Emphasis"><text:span text:style-name="T589">si las discusiones más </text:span></text:span><text:span text:style-name="Emphasis"><text:span text:style-name="T1514">simple</text:span></text:span><text:span text:style-name="Emphasis"><text:span text:style-name="T589">s </text:span></text:span></text:p>
            <text:p text:style-name="P286"><text:span text:style-name="Emphasis"><text:span text:style-name="T589">dan lugar a </text:span></text:span><text:span text:style-name="Emphasis"><text:span text:style-name="T651">malentendidos</text:span></text:span></text:p>
            <text:p text:style-name="P286"><text:span text:style-name="Emphasis"><text:span text:style-name="T589">Hoy </text:span></text:span><text:span text:style-name="Emphasis"><text:span text:style-name="T1529">sufr</text:span></text:span><text:span text:style-name="Emphasis"><text:span text:style-name="T651">irá</text:span></text:span><text:span text:style-name="Emphasis"><text:span text:style-name="T589"> un e</text:span></text:span><text:span text:style-name="Emphasis"><text:span text:style-name="T1514">strés</text:span></text:span></text:p>
            <text:p text:style-name="P286"><text:span text:style-name="Emphasis"><text:span text:style-name="T589">sea </text:span></text:span><text:span text:style-name="Emphasis"><text:span text:style-name="T1514">pa</text:span></text:span><text:span text:style-name="Emphasis"><text:span text:style-name="T589">c</text:span></text:span><text:span text:style-name="Emphasis"><text:span text:style-name="T1514">ient</text:span></text:span><text:span text:style-name="Emphasis"><text:span text:style-name="T589">e con su pareja y </text:span></text:span></text:p>
            <text:p text:style-name="P286"><text:span text:style-name="Emphasis"><text:span text:style-name="T589">no lo </text:span></text:span><text:span text:style-name="Emphasis"><text:span text:style-name="T1514">asalt</text:span></text:span><text:span text:style-name="Emphasis"><text:span text:style-name="T589">e </text:span></text:span><text:span text:style-name="Emphasis"><text:span text:style-name="T1514">verbal</text:span></text:span><text:span text:style-name="Emphasis"><text:span text:style-name="T589">mente</text:span></text:span></text:p>
            <text:p text:style-name="P286"><text:span text:style-name="Emphasis"><text:span text:style-name="T1765">Dé</text:span></text:span><text:span text:style-name="Emphasis"><text:span text:style-name="T651">se</text:span></text:span><text:span text:style-name="Emphasis"><text:span text:style-name="T589"> un poco de </text:span></text:span><text:span text:style-name="Emphasis"><text:span text:style-name="T651">descanso</text:span></text:span><text:span text:style-name="Emphasis"><text:span text:style-name="T589">.</text:span></text:span><text:span text:style-name="Emphasis"><text:span text:style-name="T610"> (dar subj. pres.)</text:span></text:span></text:p>
            <text:p text:style-name="P286"><text:span text:style-name="Emphasis"><text:span text:style-name="T1765">Tenga</text:span></text:span><text:span text:style-name="Emphasis"><text:span text:style-name="T589"> </text:span></text:span><text:span text:style-name="Emphasis"><text:span text:style-name="T651">cuidado</text:span></text:span><text:span text:style-name="Emphasis"><text:span text:style-name="T589"> de su </text:span></text:span><text:span text:style-name="Emphasis"><text:span text:style-name="T651">salud</text:span></text:span><text:span text:style-name="Emphasis"><text:span text:style-name="T589"> </text:span></text:span></text:p>
            <text:p text:style-name="P286"><text:span text:style-name="Emphasis"><text:span text:style-name="T589">para e</text:span></text:span><text:span text:style-name="Emphasis"><text:span text:style-name="T1514">vi</text:span></text:span><text:span text:style-name="Emphasis"><text:span text:style-name="T589">tar el </text:span></text:span><text:span text:style-name="Emphasis"><text:span text:style-name="T651">exceso de trabajo</text:span></text:span></text:p>
            <text:p text:style-name="P286"><text:span text:style-name="Emphasis"><text:span text:style-name="T589">usted </text:span></text:span><text:span text:style-name="Emphasis"><text:span text:style-name="T1514">enco</text:span></text:span><text:span text:style-name="Emphasis"><text:span text:style-name="T589">ntrará algunas dificultades. </text:span></text:span></text:p>
            <text:p text:style-name="P286"><text:span text:style-name="Emphasis"><text:span text:style-name="T1765">Aprenda</text:span></text:span><text:span text:style-name="Emphasis"><text:span text:style-name="T589"> cómo </text:span></text:span><text:span text:style-name="Emphasis"><text:span text:style-name="T651">manejarlos</text:span></text:span><text:span text:style-name="Emphasis"><text:span text:style-name="T589"> con </text:span></text:span><text:span text:style-name="Emphasis"><text:span text:style-name="T1514">pa</text:span></text:span><text:span text:style-name="Emphasis"><text:span text:style-name="T589">c</text:span></text:span><text:span text:style-name="Emphasis"><text:span text:style-name="T1514">ienc</text:span></text:span><text:span text:style-name="Emphasis"><text:span text:style-name="T589">ia</text:span></text:span></text:p>
            <text:p text:style-name="P286"><text:span text:style-name="Emphasis"><text:span text:style-name="T589">para </text:span></text:span><text:span text:style-name="Emphasis"><text:span text:style-name="T651">superar</text:span></text:span><text:span text:style-name="Emphasis"><text:span text:style-name="T589"> los </text:span></text:span><text:span text:style-name="Emphasis"><text:span text:style-name="T1514">obstác</text:span></text:span><text:span text:style-name="Emphasis"><text:span text:style-name="T589">ulos </text:span></text:span></text:p>
            <text:p text:style-name="P286"><text:span text:style-name="Emphasis"><text:span text:style-name="T589">que se </text:span></text:span><text:span text:style-name="Emphasis"><text:span text:style-name="T1514">present</text:span></text:span><text:span text:style-name="Emphasis"><text:span text:style-name="T589">arán a ti</text:span></text:span></text:p>
            <text:p text:style-name="P286"><text:span text:style-name="Emphasis"><text:span text:style-name="T590">El </text:span></text:span><text:span text:style-name="Emphasis"><text:span text:style-name="T1515">distribu</text:span></text:span><text:span text:style-name="Emphasis"><text:span text:style-name="T590">idor </text:span></text:span><text:span text:style-name="Emphasis"><text:span text:style-name="T1515">indic</text:span></text:span><text:span text:style-name="Emphasis"><text:span text:style-name="T590">ó que </text:span></text:span></text:p>
            <text:p text:style-name="P286"><text:span text:style-name="Emphasis"><text:span text:style-name="T590">estaba </text:span></text:span><text:span text:style-name="Emphasis"><text:span text:style-name="T653">ampliando</text:span></text:span><text:span text:style-name="Emphasis"><text:span text:style-name="T590"> el </text:span></text:span><text:span text:style-name="Emphasis"><text:span text:style-name="T1515">períod</text:span></text:span><text:span text:style-name="Emphasis"><text:span text:style-name="T590">o de </text:span></text:span><text:span text:style-name="Emphasis"><text:span text:style-name="T1515">consulta</text:span></text:span><text:span text:style-name="Emphasis"><text:span text:style-name="T590">.</text:span></text:span></text:p>
            <text:p text:style-name="P286"><text:span text:style-name="Emphasis"><text:span text:style-name="T590">El </text:span></text:span><text:span text:style-name="Emphasis"><text:span text:style-name="T653">sindicato</text:span></text:span><text:span text:style-name="Emphasis"><text:span text:style-name="T590"> </text:span></text:span><text:span text:style-name="Emphasis"><text:span text:style-name="T1515">aleg</text:span></text:span><text:span text:style-name="Emphasis"><text:span text:style-name="T590">ó </text:span></text:span></text:p>
            <text:p text:style-name="P286"><text:span text:style-name="Emphasis"><text:span text:style-name="T590">una </text:span></text:span><text:span text:style-name="Emphasis"><text:span text:style-name="T1515">viola</text:span></text:span><text:span text:style-name="Emphasis"><text:span text:style-name="T590">c</text:span></text:span><text:span text:style-name="Emphasis"><text:span text:style-name="T1515">ión</text:span></text:span><text:span text:style-name="Emphasis"><text:span text:style-name="T590"> de la Ley del Trabajo</text:span></text:span></text:p>
            <text:p text:style-name="P286"><text:span text:style-name="Emphasis"><text:span text:style-name="T1515">insist</text:span></text:span><text:span text:style-name="Emphasis"><text:span text:style-name="T590">ió en que la </text:span></text:span><text:span text:style-name="Emphasis"><text:span text:style-name="T1515">decisión</text:span></text:span><text:span text:style-name="Emphasis"><text:span text:style-name="T590"> había sido tomada</text:span></text:span></text:p>
            <text:p text:style-name="P286"><text:span text:style-name="Emphasis"><text:span text:style-name="T590">los nuevos </text:span></text:span><text:span text:style-name="Emphasis"><text:span text:style-name="T653">horarios</text:span></text:span><text:span text:style-name="Emphasis"><text:span text:style-name="T590"> no entrarían </text:span></text:span><text:span text:style-name="Emphasis"><text:span text:style-name="T653">en vigor</text:span></text:span><text:span text:style-name="Emphasis"><text:span text:style-name="T590"> </text:span></text:span></text:p>
            <text:p text:style-name="P286"><text:span text:style-name="Emphasis"><text:span text:style-name="T590">como estaba </text:span></text:span><text:span text:style-name="Emphasis"><text:span text:style-name="T653">previsto</text:span></text:span></text:p>
            <text:p text:style-name="P286"><text:span text:style-name="Emphasis"><text:span text:style-name="T590">la </text:span></text:span><text:span text:style-name="Emphasis"><text:span text:style-name="T1515">cooperativ</text:span></text:span><text:span text:style-name="Emphasis"><text:span text:style-name="T590">a sigue </text:span></text:span><text:span text:style-name="Emphasis"><text:span text:style-name="T1515">atent</text:span></text:span><text:span text:style-name="Emphasis"><text:span text:style-name="T590">a </text:span></text:span></text:p>
            <text:p text:style-name="P286"><text:span text:style-name="Emphasis"><text:span text:style-name="T590">a las </text:span></text:span><text:span text:style-name="Emphasis"><text:span text:style-name="T1515">ne</text:span></text:span><text:span text:style-name="Emphasis"><text:span text:style-name="T590">c</text:span></text:span><text:span text:style-name="Emphasis"><text:span text:style-name="T1515">e</text:span></text:span><text:span text:style-name="Emphasis"><text:span text:style-name="T590">si</text:span></text:span><text:span text:style-name="Emphasis"><text:span text:style-name="T1515">d</text:span></text:span><text:span text:style-name="Emphasis"><text:span text:style-name="T590">ades </text:span></text:span><text:span text:style-name="Emphasis"><text:span text:style-name="T1515">ca</text:span></text:span><text:span text:style-name="Emphasis"><text:span text:style-name="T590">mbiantes de su </text:span></text:span><text:span text:style-name="Emphasis"><text:span text:style-name="T1515">clientel</text:span></text:span><text:span text:style-name="Emphasis"><text:span text:style-name="T590">a</text:span></text:span></text:p>
            <text:p text:style-name="P286"><text:span text:style-name="Emphasis"><text:span text:style-name="T590">El </text:span></text:span><text:span text:style-name="Emphasis"><text:span text:style-name="T1515">des</text:span></text:span><text:span text:style-name="Emphasis"><text:span text:style-name="T590">eo de </text:span></text:span><text:span text:style-name="Emphasis"><text:span text:style-name="T1515">extend</text:span></text:span><text:span text:style-name="Emphasis"><text:span text:style-name="T590">er </text:span></text:span></text:p>
            <text:p text:style-name="P286"><text:span text:style-name="Emphasis"><text:span text:style-name="T590">los </text:span></text:span><text:span text:style-name="Emphasis"><text:span text:style-name="T653">horarios</text:span></text:span><text:span text:style-name="Emphasis"><text:span text:style-name="T590"> de algunas </text:span></text:span><text:span text:style-name="Emphasis"><text:span text:style-name="T653">tiendas</text:span></text:span><text:span text:style-name="Emphasis"><text:span text:style-name="T590"> </text:span></text:span></text:p>
            <text:p text:style-name="P286"><text:span text:style-name="Emphasis"><text:span text:style-name="T590">había </text:span></text:span><text:span text:style-name="Emphasis"><text:span text:style-name="T653">suscitado</text:span></text:span><text:span text:style-name="Emphasis"><text:span text:style-name="T590"> in</text:span></text:span><text:span text:style-name="Emphasis"><text:span text:style-name="T1515">satisfac</text:span></text:span><text:span text:style-name="Emphasis"><text:span text:style-name="T590">c</text:span></text:span><text:span text:style-name="Emphasis"><text:span text:style-name="T1515">ión</text:span></text:span></text:p>
            <text:p text:style-name="P286"><text:span text:style-name="Emphasis"><text:span text:style-name="T590">La </text:span></text:span><text:span text:style-name="Emphasis"><text:span text:style-name="T1515">person</text:span></text:span><text:span text:style-name="Emphasis"><text:span text:style-name="T590">a </text:span></text:span><text:span text:style-name="Emphasis"><text:span text:style-name="T1515">declar</text:span></text:span><text:span text:style-name="Emphasis"><text:span text:style-name="T590">ada </text:span></text:span><text:span text:style-name="Emphasis"><text:span text:style-name="T653">desaparecida</text:span></text:span><text:span text:style-name="Emphasis"><text:span text:style-name="T590"> </text:span></text:span></text:p>
            <text:p text:style-name="P286"><text:span text:style-name="Emphasis"><text:span text:style-name="T590">fue </text:span></text:span><text:span text:style-name="Emphasis"><text:span text:style-name="T653">hallada</text:span></text:span><text:span text:style-name="Emphasis"><text:span text:style-name="T590"> viva</text:span></text:span></text:p>
            <text:p text:style-name="P286"><text:span text:style-name="Emphasis"><text:span text:style-name="T591">tallo</text:span></text:span></text:p>
            <text:p text:style-name="P286"><text:span text:style-name="Emphasis"><text:span text:style-name="T591">talla</text:span></text:span></text:p>
            <text:p text:style-name="P286"><text:span text:style-name="Emphasis"><text:span text:style-name="T591">menuda</text:span></text:span><text:span text:style-name="Emphasis"><text:span text:style-name="T611">/o </text:span></text:span></text:p>
            <text:p text:style-name="P329"><text:span text:style-name="Emphasis"><text:span text:style-name="T611">a menudo </text:span></text:span></text:p>
            <text:p text:style-name="P329"><text:span text:style-name="Emphasis"><text:span text:style-name="T611">suele</text:span></text:span></text:p>
            <text:p text:style-name="P286"><text:span text:style-name="Emphasis"><text:span text:style-name="T591">suelo</text:span></text:span></text:p>
            <text:p text:style-name="P286"><text:span text:style-name="Emphasis"><text:span text:style-name="T591">suela</text:span></text:span></text:p>
            <text:p text:style-name="P286"><text:span text:style-name="Emphasis"><text:span text:style-name="T591">colchón</text:span></text:span></text:p>
            <text:p text:style-name="P286"><text:span text:style-name="Emphasis"><text:span text:style-name="T591">funda</text:span></text:span></text:p>
            <text:p text:style-name="P286"><text:span text:style-name="Emphasis"><text:span text:style-name="T591">tela</text:span></text:span></text:p>
            <text:p text:style-name="P327"><text:soft-page-break/><text:span text:style-name="Emphasis"><text:span text:style-name="T591">espuma</text:span></text:span></text:p>
            <text:p text:style-name="P327"><text:span text:style-name="Emphasis"><text:span text:style-name="T591">resortes</text:span></text:span></text:p>
            <text:p text:style-name="P286"><text:span text:style-name="Emphasis"><text:span text:style-name="T591">acostarse</text:span></text:span></text:p>
            <text:p text:style-name="P286"><text:span text:style-name="Emphasis"><text:span text:style-name="T591">hortícola</text:span></text:span></text:p>
            <text:p text:style-name="P286"><text:span text:style-name="Emphasis"><text:span text:style-name="T591">arrugada</text:span></text:span></text:p>
            <text:p text:style-name="P286"><text:span text:style-name="Emphasis"><text:span text:style-name="T591">apretada</text:span></text:span></text:p>
            <text:p text:style-name="P286"><text:span text:style-name="Emphasis"><text:span text:style-name="T591">gusano</text:span></text:span></text:p>
            <text:p text:style-name="P286"><text:span text:style-name="Emphasis"><text:span text:style-name="T591">ganado</text:span></text:span></text:p>
            <text:p text:style-name="P286"><text:span text:style-name="Emphasis"><text:span text:style-name="T591">la cerca</text:span></text:span></text:p>
            <text:p text:style-name="P286"><text:span text:style-name="Emphasis"><text:span text:style-name="T591">cabeza</text:span></text:span></text:p>
            <text:p text:style-name="P286"><text:span text:style-name="Emphasis"><text:span text:style-name="T591">cabello</text:span></text:span></text:p>
            <text:p text:style-name="P286"><text:span text:style-name="Emphasis"><text:span text:style-name="T591">pierna</text:span></text:span></text:p>
            <text:p text:style-name="P286"><text:span text:style-name="Emphasis"><text:span text:style-name="T591">cifra</text:span></text:span></text:p>
            <text:p text:style-name="P286"><text:span text:style-name="Emphasis"><text:span text:style-name="T591">dígito</text:span></text:span></text:p>
            <text:p text:style-name="P286"><text:span text:style-name="Emphasis"><text:span text:style-name="T591">número</text:span></text:span></text:p>
            <text:p text:style-name="P286"><text:span text:style-name="Emphasis"><text:span text:style-name="T591">letra</text:span></text:span></text:p>
            <text:p text:style-name="P286"><text:span text:style-name="Emphasis"><text:span text:style-name="T591">carta</text:span></text:span></text:p>
            <text:p text:style-name="P286"><text:span text:style-name="Emphasis"><text:span text:style-name="T591">remanso de paz</text:span></text:span></text:p>
            <text:p text:style-name="P286"><text:span text:style-name="Emphasis"><text:span text:style-name="T591">ha </text:span></text:span><text:span text:style-name="Emphasis"><text:span text:style-name="T1516">fall</text:span></text:span><text:span text:style-name="Emphasis"><text:span text:style-name="T591">ado</text:span></text:span></text:p>
            <text:p text:style-name="P286"><text:span text:style-name="Emphasis"><text:span text:style-name="T591">a</text:span></text:span><text:span text:style-name="Emphasis"><text:span text:style-name="T654">lej</text:span></text:span><text:span text:style-name="Emphasis"><text:span text:style-name="T591">ado</text:span></text:span></text:p>
            <text:p text:style-name="P286"><text:span text:style-name="Emphasis"><text:span text:style-name="T591">ar</text:span></text:span><text:span text:style-name="Emphasis"><text:span text:style-name="T1516">repent</text:span></text:span><text:span text:style-name="Emphasis"><text:span text:style-name="T591">ir</text:span></text:span></text:p>
            <text:p text:style-name="P286"><text:span text:style-name="Emphasis"><text:span text:style-name="T591">Relájate</text:span></text:span></text:p>
            <text:p text:style-name="P286"><text:span text:style-name="Emphasis"><text:span text:style-name="T591">no te </text:span></text:span><text:span text:style-name="Emphasis"><text:span text:style-name="T654">faltará</text:span></text:span><text:span text:style-name="Emphasis"><text:span text:style-name="T591"> nada de lo necesario</text:span></text:span></text:p>
            <text:p text:style-name="P286"><text:span text:style-name="Emphasis"><text:span text:style-name="T591">te </text:span></text:span><text:span text:style-name="Emphasis"><text:span text:style-name="T654">desprenderás</text:span></text:span><text:span text:style-name="Emphasis"><text:span text:style-name="T591"> de </text:span></text:span><text:span text:style-name="Emphasis"><text:span text:style-name="T654">ataduras</text:span></text:span></text:p>
            <text:p text:style-name="P286"><text:span text:style-name="Emphasis"><text:span text:style-name="T591">Fogoso</text:span></text:span></text:p>
            <text:p text:style-name="P286"><text:span text:style-name="Emphasis"><text:span text:style-name="T591">a</text:span></text:span><text:span text:style-name="Emphasis"><text:span text:style-name="T1516">pasiona</text:span></text:span><text:span text:style-name="Emphasis"><text:span text:style-name="T591">do</text:span></text:span></text:p>
            <text:p text:style-name="P286"><text:span text:style-name="Emphasis"><text:span text:style-name="T591">alza</text:span></text:span><text:span text:style-name="Emphasis"><text:span text:style-name="T612"> (alzar)</text:span></text:span></text:p>
            <text:p text:style-name="P286"><text:span text:style-name="Emphasis"><text:span text:style-name="T591">compañeros de piso</text:span></text:span></text:p>
            <text:p text:style-name="P286"><text:span text:style-name="Emphasis"><text:span text:style-name="T591">manías</text:span></text:span></text:p>
            <text:p text:style-name="P286"><text:span text:style-name="Emphasis"><text:span text:style-name="T591">mantiene </text:span></text:span><text:span text:style-name="Emphasis"><text:span text:style-name="T654">en vilo</text:span></text:span><text:span text:style-name="Emphasis"><text:span text:style-name="T591"> al país </text:span></text:span></text:p>
            <text:p text:style-name="P286"><text:span text:style-name="Emphasis"><text:span text:style-name="T591">tras cumplirse más de dos días sin noticias</text:span></text:span></text:p>
            <text:p text:style-name="P286"><text:span text:style-name="Emphasis"><text:span text:style-name="T1516">alert</text:span></text:span><text:span text:style-name="Emphasis"><text:span text:style-name="T591">aron a la </text:span></text:span><text:span text:style-name="Emphasis"><text:span text:style-name="T1516">polic</text:span></text:span><text:span text:style-name="Emphasis"><text:span text:style-name="T591">ía </text:span></text:span></text:p>
            <text:p text:style-name="P286"><text:span text:style-name="Emphasis"><text:span text:style-name="T591">después de una primera búsqueda </text:span></text:span><text:span text:style-name="Emphasis"><text:span text:style-name="T654">infructuosa</text:span></text:span><text:span text:style-name="Emphasis"><text:span text:style-name="T591">, informó la </text:span></text:span><text:span text:style-name="Emphasis"><text:span text:style-name="T654">fiscal</text:span></text:span><text:span text:style-name="Emphasis"><text:span text:style-name="T591">, </text:span></text:span></text:p>
            <text:p text:style-name="P286"><text:span text:style-name="Emphasis"><text:span text:style-name="T591">durante una </text:span></text:span><text:span text:style-name="Emphasis"><text:span text:style-name="T654">comparecencia</text:span></text:span><text:span text:style-name="Emphasis"><text:span text:style-name="T591"> </text:span></text:span><text:span text:style-name="Emphasis"><text:span text:style-name="T1516">públic</text:span></text:span><text:span text:style-name="Emphasis"><text:span text:style-name="T591">a.</text:span></text:span></text:p>
            <text:p text:style-name="P286"><text:span text:style-name="Emphasis"><text:span text:style-name="T591">las </text:span></text:span><text:span text:style-name="Emphasis"><text:span text:style-name="T1516">autori</text:span></text:span><text:span text:style-name="Emphasis"><text:span text:style-name="T591">dades no </text:span></text:span><text:span text:style-name="Emphasis"><text:span text:style-name="T654">descartan</text:span></text:span><text:span text:style-name="Emphasis"><text:span text:style-name="T591"> que </text:span></text:span></text:p>
            <text:p text:style-name="P286"><text:span text:style-name="Emphasis"><text:span text:style-name="T591">se trate de un </text:span></text:span><text:span text:style-name="Emphasis"><text:span text:style-name="T654">secuestro</text:span></text:span><text:span text:style-name="Emphasis"><text:span text:style-name="T591"> y </text:span></text:span></text:p>
            <text:p text:style-name="P286"><text:span text:style-name="Emphasis"><text:span text:style-name="T591">han </text:span></text:span><text:span text:style-name="Emphasis"><text:span text:style-name="T654">etiquetado</text:span></text:span><text:span text:style-name="Emphasis"><text:span text:style-name="T591"> la </text:span></text:span><text:span text:style-name="Emphasis"><text:span text:style-name="T1516">investigación</text:span></text:span><text:span text:style-name="Emphasis"><text:span text:style-name="T591"> como tal</text:span></text:span></text:p>
            <text:p text:style-name="P286"><text:span text:style-name="Emphasis"><text:span text:style-name="T591">aunque la inmensa </text:span></text:span><text:span text:style-name="Emphasis"><text:span text:style-name="T1516">ma</text:span></text:span><text:span text:style-name="Emphasis"><text:span text:style-name="T591">y</text:span></text:span><text:span text:style-name="Emphasis"><text:span text:style-name="T1516">orí</text:span></text:span><text:span text:style-name="Emphasis"><text:span text:style-name="T591">a son </text:span></text:span><text:span text:style-name="Emphasis"><text:span text:style-name="T654">fugas</text:span></text:span><text:span text:style-name="Emphasis"><text:span text:style-name="T591">, </text:span></text:span></text:p>
            <text:p text:style-name="P286"><text:span text:style-name="Emphasis"><text:span text:style-name="T591">unos 400 </text:span></text:span><text:span text:style-name="Emphasis"><text:span text:style-name="T1516">cas</text:span></text:span><text:span text:style-name="Emphasis"><text:span text:style-name="T591">os se </text:span></text:span><text:span text:style-name="Emphasis"><text:span text:style-name="T654">enmarcan</text:span></text:span><text:span text:style-name="Emphasis"><text:span text:style-name="T591"> en la </text:span></text:span><text:span text:style-name="Emphasis"><text:span text:style-name="T1516">categor</text:span></text:span><text:span text:style-name="Emphasis"><text:span text:style-name="T591">ía de "</text:span></text:span><text:span text:style-name="Emphasis"><text:span text:style-name="T1516">d</text:span></text:span><text:span text:style-name="Emphasis"><text:span text:style-name="T591">e</text:span></text:span><text:span text:style-name="Emphasis"><text:span text:style-name="T1516">sapar</text:span></text:span><text:span text:style-name="Emphasis"><text:span text:style-name="T591">iciones </text:span></text:span><text:span text:style-name="Emphasis"><text:span text:style-name="T654">preocupantes</text:span></text:span><text:span text:style-name="Emphasis"><text:span text:style-name="T591">".</text:span></text:span></text:p>
            <text:p text:style-name="P286"><text:span text:style-name="Emphasis"><text:span text:style-name="T591">Nunca más </text:span></text:span><text:span text:style-name="Emphasis"><text:span text:style-name="T654">supimos</text:span></text:span><text:span text:style-name="Emphasis"><text:span text:style-name="T591"> de ella.</text:span></text:span></text:p>
            <text:p text:style-name="P286"><text:span text:style-name="Emphasis"><text:span text:style-name="T591">había 32.096 personas </text:span></text:span></text:p>
            <text:p text:style-name="P286"><text:span text:style-name="Emphasis"><text:span text:style-name="T591">en </text:span></text:span><text:span text:style-name="Emphasis"><text:span text:style-name="T654">paradero</text:span></text:span><text:span text:style-name="Emphasis"><text:span text:style-name="T591"> desconocido</text:span></text:span></text:p>
            <text:p text:style-name="P286"><text:span text:style-name="Emphasis"><text:span text:style-name="T591">siguen siendo </text:span></text:span><text:span text:style-name="Emphasis"><text:span text:style-name="T1516">víctim</text:span></text:span><text:span text:style-name="Emphasis"><text:span text:style-name="T591">as</text:span></text:span></text:p>
            <text:p text:style-name="P286"><text:span text:style-name="Emphasis"><text:span text:style-name="T591">la </text:span></text:span><text:span text:style-name="Emphasis"><text:span text:style-name="T1516">organiza</text:span></text:span><text:span text:style-name="Emphasis"><text:span text:style-name="T591">ción de </text:span></text:span><text:span text:style-name="Emphasis"><text:span text:style-name="T654">derechos</text:span></text:span><text:span text:style-name="Emphasis"><text:span text:style-name="T591"> </text:span></text:span><text:span text:style-name="Emphasis"><text:span text:style-name="T1516">human</text:span></text:span><text:span text:style-name="Emphasis"><text:span text:style-name="T591">os</text:span></text:span></text:p>
            <text:p text:style-name="P330"><text:span text:style-name="Emphasis"><text:span text:style-name="T591">serán </text:span></text:span><text:span text:style-name="Emphasis"><text:span text:style-name="T654">sometidos</text:span></text:span><text:span text:style-name="Emphasis"><text:span text:style-name="T591"> </text:span></text:span></text:p>
            <text:p text:style-name="P330"><text:span text:style-name="Emphasis"><text:span text:style-name="T591">a una </text:span></text:span><text:span text:style-name="Emphasis"><text:span text:style-name="T654">lenta</text:span></text:span><text:span text:style-name="Emphasis"><text:span text:style-name="T591"> y </text:span></text:span><text:span text:style-name="Emphasis"><text:span text:style-name="T1516">prolong</text:span></text:span><text:span text:style-name="Emphasis"><text:span text:style-name="T591">ada angustia psicológica, </text:span></text:span></text:p>
            <text:p text:style-name="P286"><text:span text:style-name="Emphasis"><text:span text:style-name="T591">pueden ser </text:span></text:span><text:span text:style-name="Emphasis"><text:span text:style-name="T1516">extor</text:span></text:span><text:span text:style-name="Emphasis"><text:span text:style-name="T591">sionados </text:span></text:span></text:p>
            <text:p text:style-name="P286"><text:span text:style-name="Emphasis"><text:span text:style-name="T654">a cambio</text:span></text:span><text:span text:style-name="Emphasis"><text:span text:style-name="T591"> de </text:span></text:span><text:span text:style-name="Emphasis"><text:span text:style-name="T1516">información</text:span></text:span><text:span text:style-name="Emphasis"><text:span text:style-name="T591">, o </text:span></text:span></text:p>
            <text:p text:style-name="P286"><text:span text:style-name="Emphasis"><text:span text:style-name="T591">pueden ser </text:span></text:span><text:span text:style-name="Emphasis"><text:span text:style-name="T654">amenazados </text:span></text:span></text:p>
            <text:p text:style-name="P286"><text:span text:style-name="Emphasis"><text:span text:style-name="T591">por seguir </text:span></text:span><text:span text:style-name="Emphasis"><text:span text:style-name="T654">buscando</text:span></text:span><text:span text:style-name="Emphasis"><text:span text:style-name="T591"> la </text:span></text:span><text:span text:style-name="Emphasis"><text:span text:style-name="T654">verdad</text:span></text:span></text:p>
            <text:p text:style-name="P327"><text:soft-page-break/><text:span text:style-name="Emphasis"><text:span text:style-name="T591">para </text:span></text:span><text:span text:style-name="Emphasis"><text:span text:style-name="T654">concienciar</text:span></text:span><text:span text:style-name="Emphasis"><text:span text:style-name="T591"> a la </text:span></text:span><text:span text:style-name="Emphasis"><text:span text:style-name="T1516">p</text:span></text:span><text:span text:style-name="Emphasis"><text:span text:style-name="T591">o</text:span></text:span><text:span text:style-name="Emphasis"><text:span text:style-name="T1516">bl</text:span></text:span><text:span text:style-name="Emphasis"><text:span text:style-name="T591">ación </text:span></text:span></text:p>
            <text:p text:style-name="P327"><text:span text:style-name="Emphasis"><text:span text:style-name="T1516">pers</text:span></text:span><text:span text:style-name="Emphasis"><text:span text:style-name="T591">ig</text:span></text:span><text:span text:style-name="Emphasis"><text:span text:style-name="T1516">ue</text:span></text:span><text:span text:style-name="Emphasis"><text:span text:style-name="T591">n </text:span></text:span><text:span text:style-name="Emphasis"><text:span text:style-name="T654">exigir</text:span></text:span><text:span text:style-name="Emphasis"><text:span text:style-name="T591"> al Gobierno </text:span></text:span></text:p>
            <text:p text:style-name="P286"><text:span text:style-name="Emphasis"><text:span text:style-name="T591">que </text:span></text:span><text:span text:style-name="Emphasis"><text:span text:style-name="T654">realice</text:span></text:span><text:span text:style-name="Emphasis"><text:span text:style-name="T591"> "las investigaciones necesarias" </text:span></text:span></text:p>
            <text:p text:style-name="P286"><text:span text:style-name="Emphasis"><text:span text:style-name="T591">para a</text:span></text:span><text:span text:style-name="Emphasis"><text:span text:style-name="T1516">clar</text:span></text:span><text:span text:style-name="Emphasis"><text:span text:style-name="T591">ar el </text:span></text:span><text:span text:style-name="Emphasis"><text:span text:style-name="T654">paradero</text:span></text:span><text:span text:style-name="Emphasis"><text:span text:style-name="T591"> </text:span></text:span></text:p>
            <text:p text:style-name="P286"><text:span text:style-name="Emphasis"><text:span text:style-name="T591">de los </text:span></text:span><text:span text:style-name="Emphasis"><text:span text:style-name="T1516">d</text:span></text:span><text:span text:style-name="Emphasis"><text:span text:style-name="T591">e</text:span></text:span><text:span text:style-name="Emphasis"><text:span text:style-name="T1516">sapare</text:span></text:span><text:span text:style-name="Emphasis"><text:span text:style-name="T591">cidos</text:span></text:span></text:p>
            <text:p text:style-name="P286"><text:span text:style-name="Emphasis"><text:span text:style-name="T591">También ha </text:span></text:span><text:span text:style-name="Emphasis"><text:span text:style-name="T654">subrayado </text:span></text:span><text:span text:style-name="Emphasis"><text:span text:style-name="T591">que </text:span></text:span></text:p>
            <text:p text:style-name="P286"><text:span text:style-name="Emphasis"><text:span text:style-name="T591">se </text:span></text:span><text:span text:style-name="Emphasis"><text:span text:style-name="T1516">apro</text:span></text:span><text:span text:style-name="Emphasis"><text:span text:style-name="T591">bó una </text:span></text:span><text:span text:style-name="Emphasis"><text:span text:style-name="T1516">propos</text:span></text:span><text:span text:style-name="Emphasis"><text:span text:style-name="T591">ición no de ley </text:span></text:span></text:p>
            <text:p text:style-name="P286"><text:span text:style-name="Emphasis"><text:span text:style-name="T591">en la que se </text:span></text:span><text:span text:style-name="Emphasis"><text:span text:style-name="T654">instaba</text:span></text:span><text:span text:style-name="Emphasis"><text:span text:style-name="T591"> al Gobierno </text:span></text:span><text:span text:style-name="Emphasis"><text:span text:style-name="T613">(instar)</text:span></text:span></text:p>
            <text:p text:style-name="P286"><text:span text:style-name="Emphasis"><text:span text:style-name="T591">a </text:span></text:span><text:span text:style-name="Emphasis"><text:span text:style-name="T1516">asum</text:span></text:span><text:span text:style-name="Emphasis"><text:span text:style-name="T591">ir las </text:span></text:span><text:span text:style-name="Emphasis"><text:span text:style-name="T1516">recomenda</text:span></text:span><text:span text:style-name="Emphasis"><text:span text:style-name="T591">ciones </text:span></text:span><text:span text:style-name="Emphasis"><text:span text:style-name="T1516">internacional</text:span></text:span><text:span text:style-name="Emphasis"><text:span text:style-name="T591">es </text:span></text:span></text:p>
            <text:p text:style-name="P286"><text:span text:style-name="Emphasis"><text:span text:style-name="T591">que le</text:span></text:span><text:span text:style-name="Emphasis"><text:span text:style-name="T613"> </text:span></text:span><text:span text:style-name="Emphasis"><text:span text:style-name="T654">conminan</text:span></text:span><text:span text:style-name="Emphasis"><text:span text:style-name="T591"> a es</text:span></text:span><text:span text:style-name="Emphasis"><text:span text:style-name="T1516">clar</text:span></text:span><text:span text:style-name="Emphasis"><text:span text:style-name="T591">ecer y </text:span></text:span></text:p>
            <text:p text:style-name="P286"><text:span text:style-name="Emphasis"><text:span text:style-name="T654">juzgar</text:span></text:span><text:span text:style-name="Emphasis"><text:span text:style-name="T591"> dicho</text:span></text:span><text:span text:style-name="Emphasis"><text:span text:style-name="T595"> </text:span></text:span><text:span text:style-name="Emphasis"><text:span text:style-name="T591">s</text:span></text:span><text:span text:style-name="Emphasis"><text:span text:style-name="T1516">críme</text:span></text:span><text:span text:style-name="Emphasis"><text:span text:style-name="T591">nes.</text:span></text:span></text:p>
            <text:p text:style-name="P286"><text:span text:style-name="Emphasis"><text:span text:style-name="T592">Hoy estarás </text:span></text:span><text:span text:style-name="Emphasis"><text:span text:style-name="T655">lleno</text:span></text:span><text:span text:style-name="Emphasis"><text:span text:style-name="T592"> de </text:span></text:span><text:span text:style-name="Emphasis"><text:span text:style-name="T1517">vitali</text:span></text:span><text:span text:style-name="Emphasis"><text:span text:style-name="T592">dad y </text:span></text:span></text:p>
            <text:p text:style-name="P286"><text:span text:style-name="Emphasis"><text:span text:style-name="T655">listo</text:span></text:span><text:span text:style-name="Emphasis"><text:span text:style-name="T592"> para </text:span></text:span><text:span text:style-name="Emphasis"><text:span text:style-name="T613">levantar</text:span></text:span><text:span text:style-name="Emphasis"><text:span text:style-name="T592"> </text:span></text:span><text:span text:style-name="Emphasis"><text:span text:style-name="T1517">montañ</text:span></text:span><text:span text:style-name="Emphasis"><text:span text:style-name="T592">as. </text:span></text:span></text:p>
            <text:p text:style-name="P286"><text:span text:style-name="Emphasis"><text:span text:style-name="T592">Así que </text:span></text:span><text:span text:style-name="Emphasis"><text:span text:style-name="T1517">dedíq</text:span></text:span><text:span text:style-name="Emphasis"><text:span text:style-name="T592">uese a la </text:span></text:span><text:span text:style-name="Emphasis"><text:span text:style-name="T1517">realiza</text:span></text:span><text:span text:style-name="Emphasis"><text:span text:style-name="T592">ción </text:span></text:span></text:p>
            <text:p text:style-name="P286"><text:span text:style-name="Emphasis"><text:span text:style-name="T592">de sus </text:span></text:span><text:span text:style-name="Emphasis"><text:span text:style-name="T1517">ideas</text:span></text:span><text:span text:style-name="Emphasis"><text:span text:style-name="T592"> y sus </text:span></text:span><text:span text:style-name="Emphasis"><text:span text:style-name="T1517">proyect</text:span></text:span><text:span text:style-name="Emphasis"><text:span text:style-name="T592">os.</text:span></text:span></text:p>
            <text:p text:style-name="P286"><text:span text:style-name="Emphasis"><text:span text:style-name="T592">Usted se sentirá en gran </text:span></text:span><text:span text:style-name="Emphasis"><text:span text:style-name="T655">forma</text:span></text:span><text:span text:style-name="Emphasis"><text:span text:style-name="T592"> </text:span></text:span></text:p>
            <text:p text:style-name="P286"><text:span text:style-name="Emphasis"><text:span text:style-name="T592">en todos los ni</text:span></text:span><text:span text:style-name="Emphasis"><text:span text:style-name="T1517">vel</text:span></text:span><text:span text:style-name="Emphasis"><text:span text:style-name="T592">es y </text:span></text:span></text:p>
            <text:p text:style-name="P286"><text:span text:style-name="Emphasis"><text:span text:style-name="T592">en sin</text:span></text:span><text:span text:style-name="Emphasis"><text:span text:style-name="T1517">t</text:span></text:span><text:span text:style-name="Emphasis"><text:span text:style-name="T592">o</text:span></text:span><text:span text:style-name="Emphasis"><text:span text:style-name="T1517">n</text:span></text:span><text:span text:style-name="Emphasis"><text:span text:style-name="T592">ía consigo mismo. </text:span></text:span></text:p>
            <text:p text:style-name="P286"><text:span text:style-name="Emphasis"><text:span text:style-name="T592">Usted estará </text:span></text:span><text:span text:style-name="Emphasis"><text:span text:style-name="T1517">perfect</text:span></text:span><text:span text:style-name="Emphasis"><text:span text:style-name="T592">amente a gusto </text:span></text:span></text:p>
            <text:p text:style-name="P286"><text:span text:style-name="Emphasis"><text:span text:style-name="T592">en lo que </text:span></text:span><text:span text:style-name="Emphasis"><text:span text:style-name="T655">emprende</text:span></text:span><text:span text:style-name="Emphasis"><text:span text:style-name="T592"> y </text:span></text:span><text:span text:style-name="Emphasis"><text:span text:style-name="T655">desea</text:span></text:span><text:span text:style-name="Emphasis"><text:span text:style-name="T592"> </text:span></text:span><text:span text:style-name="Emphasis"><text:span text:style-name="T655">compartir </text:span></text:span></text:p>
            <text:p text:style-name="P286"><text:span text:style-name="Emphasis"><text:span text:style-name="T592">su </text:span></text:span><text:span text:style-name="Emphasis"><text:span text:style-name="T1517">entusiasm</text:span></text:span><text:span text:style-name="Emphasis"><text:span text:style-name="T592">o con los demás. </text:span></text:span></text:p>
            <text:p text:style-name="P286"><text:span text:style-name="Emphasis"><text:span text:style-name="T1530">aspir</text:span></text:span><text:span text:style-name="Emphasis"><text:span text:style-name="T655">an</text:span></text:span><text:span text:style-name="Emphasis"><text:span text:style-name="T592"> al éxito antes de cualquier otra cosa y </text:span></text:span></text:p>
            <text:p text:style-name="P286"><text:span text:style-name="Emphasis"><text:span text:style-name="T1517">t</text:span></text:span><text:span text:style-name="Emphasis"><text:span text:style-name="T592">i</text:span></text:span><text:span text:style-name="Emphasis"><text:span text:style-name="T1517">end</text:span></text:span><text:span text:style-name="Emphasis"><text:span text:style-name="T592">en a </text:span></text:span><text:span text:style-name="Emphasis"><text:span text:style-name="T655">descuidar</text:span></text:span><text:span text:style-name="Emphasis"><text:span text:style-name="T592"> su </text:span></text:span><text:span text:style-name="Emphasis"><text:span text:style-name="T655">entorno</text:span></text:span><text:span text:style-name="Emphasis"><text:span text:style-name="T592">. </text:span></text:span></text:p>
            <text:p text:style-name="P286"><text:span text:style-name="Emphasis"><text:span text:style-name="T592">Sus </text:span></text:span><text:span text:style-name="Emphasis"><text:span text:style-name="T1517">obsesion</text:span></text:span><text:span text:style-name="Emphasis"><text:span text:style-name="T592">es podrían </text:span></text:span><text:span text:style-name="Emphasis"><text:span text:style-name="T1517">da</text:span></text:span><text:span text:style-name="Emphasis"><text:span text:style-name="T592">ñ</text:span></text:span><text:span text:style-name="Emphasis"><text:span text:style-name="T1517">a</text:span></text:span><text:span text:style-name="Emphasis"><text:span text:style-name="T592">r su </text:span></text:span><text:span text:style-name="Emphasis"><text:span text:style-name="T655">salud</text:span></text:span><text:span text:style-name="Emphasis"><text:span text:style-name="T592">.</text:span></text:span></text:p>
            <text:p text:style-name="P286"><text:span text:style-name="Emphasis"><text:span text:style-name="T592">No </text:span></text:span><text:span text:style-name="Emphasis"><text:span text:style-name="T1517">provoc</text:span></text:span><text:span text:style-name="Emphasis"><text:span text:style-name="T592">aréis los c</text:span></text:span><text:span text:style-name="Emphasis"><text:span text:style-name="T1517">elos</text:span></text:span><text:span text:style-name="Emphasis"><text:span text:style-name="T592"> </text:span></text:span><text:span text:style-name="Emphasis"><text:span text:style-name="T614">(celo= zeal)</text:span></text:span></text:p>
            <text:p text:style-name="P286"><text:span text:style-name="Emphasis"><text:span text:style-name="T592">de vuestros </text:span></text:span><text:span text:style-name="Emphasis"><text:span text:style-name="T1517">compañ</text:span></text:span><text:span text:style-name="Emphasis"><text:span text:style-name="T592">eros, sino todo lo </text:span></text:span><text:span text:style-name="Emphasis"><text:span text:style-name="T655">contrario</text:span></text:span><text:span text:style-name="Emphasis"><text:span text:style-name="T592">, </text:span></text:span></text:p>
            <text:p text:style-name="P286"><text:span text:style-name="Emphasis"><text:span text:style-name="T592">porque se </text:span></text:span><text:span text:style-name="Emphasis"><text:span text:style-name="T655">alegrarán</text:span></text:span><text:span text:style-name="Emphasis"><text:span text:style-name="T592"> por vosotros.</text:span></text:span></text:p>
            <text:p text:style-name="P286"><text:span text:style-name="Emphasis"><text:span text:style-name="T592">Tienes </text:span></text:span><text:span text:style-name="Emphasis"><text:span text:style-name="T1517">dificult</text:span></text:span><text:span text:style-name="Emphasis"><text:span text:style-name="T592">ades para dejar ir </text:span></text:span></text:p>
            <text:p text:style-name="P286"><text:span text:style-name="Emphasis"><text:span text:style-name="T592">esta nueva </text:span></text:span><text:span text:style-name="Emphasis"><text:span text:style-name="T1517">energí</text:span></text:span><text:span text:style-name="Emphasis"><text:span text:style-name="T592">a que te da </text:span></text:span><text:span text:style-name="Emphasis"><text:span text:style-name="T655">alas</text:span></text:span><text:span text:style-name="Emphasis"><text:span text:style-name="T592">. </text:span></text:span></text:p>
            <text:p text:style-name="P286"><text:span text:style-name="Emphasis"><text:span text:style-name="T592">Deja atrás el pasado y mira hacia el futuro. </text:span></text:span></text:p>
            <text:p text:style-name="P286"><text:span text:style-name="Emphasis"><text:span text:style-name="T592">Su </text:span></text:span><text:span text:style-name="Emphasis"><text:span text:style-name="T1517">confi</text:span></text:span><text:span text:style-name="Emphasis"><text:span text:style-name="T592">anza y su </text:span></text:span><text:span text:style-name="Emphasis"><text:span text:style-name="T655">alegría</text:span></text:span><text:span text:style-name="Emphasis"><text:span text:style-name="T592"> </text:span></text:span></text:p>
            <text:p text:style-name="P286"><text:span text:style-name="Emphasis"><text:span text:style-name="T1517">inspir</text:span></text:span><text:span text:style-name="Emphasis"><text:span text:style-name="T592">arán a </text:span></text:span><text:span text:style-name="Emphasis"><text:span text:style-name="T1517">coleg</text:span></text:span><text:span text:style-name="Emphasis"><text:span text:style-name="T592">as y amigos </text:span></text:span></text:p>
            <text:p text:style-name="P286"><text:span text:style-name="Emphasis"><text:span text:style-name="T592">a </text:span></text:span><text:span text:style-name="Emphasis"><text:span text:style-name="T655">confiar</text:span></text:span><text:span text:style-name="Emphasis"><text:span text:style-name="T592"> en usted y pedir </text:span></text:span><text:span text:style-name="Emphasis"><text:span text:style-name="T655">consejo</text:span></text:span><text:span text:style-name="Emphasis"><text:span text:style-name="T592">. </text:span></text:span></text:p>
            <text:p text:style-name="P286"><text:span text:style-name="Emphasis"><text:span text:style-name="T1766">Mantene</text:span></text:span><text:span text:style-name="Emphasis"><text:span text:style-name="T592"> el buen trabajo!</text:span></text:span></text:p>
            <text:p text:style-name="P286"><text:span text:style-name="Emphasis"><text:span text:style-name="T655">Incluso si</text:span></text:span><text:span text:style-name="Emphasis"><text:span text:style-name="T592"> no </text:span></text:span><text:span text:style-name="Emphasis"><text:span text:style-name="T1517">su</text:span></text:span><text:span text:style-name="Emphasis"><text:span text:style-name="T592">e</text:span></text:span><text:span text:style-name="Emphasis"><text:span text:style-name="T1517">l</text:span></text:span><text:span text:style-name="Emphasis"><text:span text:style-name="T592">e ser tu e</text:span></text:span><text:span text:style-name="Emphasis"><text:span text:style-name="T1517">stil</text:span></text:span><text:span text:style-name="Emphasis"><text:span text:style-name="T592">o, </text:span></text:span></text:p>
            <text:p text:style-name="P286"><text:span text:style-name="Emphasis"><text:span text:style-name="T1517">tend</text:span></text:span><text:span text:style-name="Emphasis"><text:span text:style-name="T592">erás a pasar el </text:span></text:span><text:span text:style-name="Emphasis"><text:span text:style-name="T655">rato</text:span></text:span></text:p>
            <text:p text:style-name="P286"><text:span text:style-name="Emphasis"><text:span text:style-name="T592">Hoy, usted puede ser injustamente </text:span></text:span><text:span text:style-name="Emphasis"><text:span text:style-name="T1517">acus</text:span></text:span><text:span text:style-name="Emphasis"><text:span text:style-name="T592">ado </text:span></text:span></text:p>
            <text:p text:style-name="P286"><text:span text:style-name="Emphasis"><text:span text:style-name="T592">de ser la </text:span></text:span><text:span text:style-name="Emphasis"><text:span text:style-name="T655">fuente</text:span></text:span><text:span text:style-name="Emphasis"><text:span text:style-name="T592"> de </text:span></text:span><text:span text:style-name="Emphasis"><text:span text:style-name="T1517">disput</text:span></text:span><text:span text:style-name="Emphasis"><text:span text:style-name="T592">as</text:span></text:span></text:p>
            <text:p text:style-name="P286"><text:span text:style-name="Emphasis"><text:span text:style-name="T592">Las personas con las que </text:span></text:span><text:span text:style-name="Emphasis"><text:span text:style-name="T1517">colabora</text:span></text:span><text:span text:style-name="Emphasis"><text:span text:style-name="T592">rás </text:span></text:span></text:p>
            <text:p text:style-name="P286"><text:span text:style-name="Emphasis"><text:span text:style-name="T1517">expres</text:span></text:span><text:span text:style-name="Emphasis"><text:span text:style-name="T592">arán su a</text:span></text:span><text:span text:style-name="Emphasis"><text:span text:style-name="T1517">grad</text:span></text:span><text:span text:style-name="Emphasis"><text:span text:style-name="T592">ecimiento. </text:span></text:span></text:p>
            <text:p text:style-name="P286"><text:span text:style-name="Emphasis"><text:span text:style-name="T592">Usted </text:span></text:span><text:span text:style-name="Emphasis"><text:span text:style-name="T1517">gan</text:span></text:span><text:span text:style-name="Emphasis"><text:span text:style-name="T592">ará </text:span></text:span><text:span text:style-name="Emphasis"><text:span text:style-name="T655">fácilmente</text:span></text:span><text:span text:style-name="Emphasis"><text:span text:style-name="T592"> </text:span></text:span></text:p>
            <text:p text:style-name="P286"><text:span text:style-name="Emphasis"><text:span text:style-name="T592">la </text:span></text:span><text:span text:style-name="Emphasis"><text:span text:style-name="T1530">confi</text:span></text:span><text:span text:style-name="Emphasis"><text:span text:style-name="T655">anza</text:span></text:span><text:span text:style-name="Emphasis"><text:span text:style-name="T592"> de uno y del otro.</text:span></text:span></text:p>
            <text:p text:style-name="P286"><text:span text:style-name="Emphasis"><text:span text:style-name="T592">usted se </text:span></text:span><text:span text:style-name="Emphasis"><text:span text:style-name="T655">sentirá</text:span></text:span><text:span text:style-name="Emphasis"><text:span text:style-name="T592"> </text:span></text:span><text:span text:style-name="Emphasis"><text:span text:style-name="T1517">tens</text:span></text:span><text:span text:style-name="Emphasis"><text:span text:style-name="T592">o </text:span></text:span></text:p>
            <text:p text:style-name="P286"><text:span text:style-name="Emphasis"><text:span text:style-name="T592">sin </text:span></text:span><text:span text:style-name="Emphasis"><text:span text:style-name="T1517">necesari</text:span></text:span><text:span text:style-name="Emphasis"><text:span text:style-name="T592">amente saber la </text:span></text:span><text:span text:style-name="Emphasis"><text:span text:style-name="T1517">ra</text:span></text:span><text:span text:style-name="Emphasis"><text:span text:style-name="T592">z</text:span></text:span><text:span text:style-name="Emphasis"><text:span text:style-name="T1517">ón</text:span></text:span><text:span text:style-name="Emphasis"><text:span text:style-name="T592">. </text:span></text:span></text:p>
            <text:p text:style-name="P286"><text:span text:style-name="Emphasis"><text:span text:style-name="T656">Por lo demás</text:span></text:span><text:span text:style-name="Emphasis"><text:span text:style-name="T593">, es nada. </text:span></text:span></text:p>
            <text:p text:style-name="P286"><text:span text:style-name="Emphasis"><text:span text:style-name="T656">Ni siquiera</text:span></text:span><text:span text:style-name="Emphasis"><text:span text:style-name="T593"> recuerda su </text:span></text:span><text:span text:style-name="Emphasis"><text:span text:style-name="T656">nombre de pila</text:span></text:span><text:span text:style-name="Emphasis"><text:span text:style-name="T593"> </text:span></text:span></text:p>
            <text:p text:style-name="P286"><text:span text:style-name="Emphasis"><text:span text:style-name="T656">En cuanto</text:span></text:span><text:span text:style-name="Emphasis"><text:span text:style-name="T593"> a los </text:span></text:span><text:span text:style-name="Emphasis"><text:span text:style-name="T1518">cost</text:span></text:span><text:span text:style-name="Emphasis"><text:span text:style-name="T593">os </text:span></text:span></text:p>
            <text:p text:style-name="P286"><text:span text:style-name="Emphasis"><text:span text:style-name="T593">de los </text:span></text:span><text:span text:style-name="Emphasis"><text:span text:style-name="T1518">considerabl</text:span></text:span><text:span text:style-name="Emphasis"><text:span text:style-name="T593">es </text:span></text:span><text:span text:style-name="Emphasis"><text:span text:style-name="T1518">re</text:span></text:span><text:span text:style-name="Emphasis"><text:span text:style-name="T593">c</text:span></text:span><text:span text:style-name="Emphasis"><text:span text:style-name="T1518">ur</text:span></text:span><text:span text:style-name="Emphasis"><text:span text:style-name="T593">sos </text:span></text:span></text:p>
            <text:p text:style-name="P286"><text:span text:style-name="Emphasis"><text:span text:style-name="T593">en que se </text:span></text:span><text:span text:style-name="Emphasis"><text:span text:style-name="T1518">incurre</text:span></text:span><text:span text:style-name="Emphasis"><text:span text:style-name="T593"> para </text:span></text:span><text:span text:style-name="Emphasis"><text:span text:style-name="T656">encontrar</text:span></text:span><text:span text:style-name="Emphasis"><text:span text:style-name="T593"> L.C, </text:span></text:span></text:p>
            <text:p text:style-name="P286"><text:span text:style-name="Emphasis"><text:span text:style-name="T593">se les </text:span></text:span><text:span text:style-name="Emphasis"><text:span text:style-name="T656">cobrará</text:span></text:span><text:span text:style-name="Emphasis"><text:span text:style-name="T593"> a los </text:span></text:span><text:span text:style-name="Emphasis"><text:span text:style-name="T1518">autor</text:span></text:span><text:span text:style-name="Emphasis"><text:span text:style-name="T593">es </text:span></text:span><text:span text:style-name="Emphasis"><text:span text:style-name="T1518">poten</text:span></text:span><text:span text:style-name="Emphasis"><text:span text:style-name="T593">ciales. </text:span></text:span></text:p>
            <text:p text:style-name="P286"><text:span text:style-name="Emphasis"><text:span text:style-name="T593">La policía </text:span></text:span><text:span text:style-name="Emphasis"><text:span text:style-name="T656">a</text:span></text:span><text:span text:style-name="Emphasis"><text:span text:style-name="T1531">grad</text:span></text:span><text:span text:style-name="Emphasis"><text:span text:style-name="T656">eció</text:span></text:span><text:span text:style-name="Emphasis"><text:span text:style-name="T615"> (agradecer)</text:span></text:span></text:p>
            <text:p text:style-name="P286"><text:span text:style-name="Emphasis"><text:span text:style-name="T593">Ahora tiene que </text:span></text:span><text:span text:style-name="Emphasis"><text:span text:style-name="T656">descansar</text:span></text:span></text:p>
            <text:p text:style-name="P327"><text:soft-page-break/><text:span text:style-name="Emphasis"><text:span text:style-name="T593">Pero estas </text:span></text:span><text:span text:style-name="Emphasis"><text:span text:style-name="T1518">deficienci</text:span></text:span><text:span text:style-name="Emphasis"><text:span text:style-name="T593">as </text:span></text:span></text:p>
            <text:p text:style-name="P327"><text:span text:style-name="Emphasis"><text:span text:style-name="T593">también pueden tener otras </text:span></text:span><text:span text:style-name="Emphasis"><text:span text:style-name="T1518">caus</text:span></text:span><text:span text:style-name="Emphasis"><text:span text:style-name="T593">as </text:span></text:span><text:span text:style-name="Emphasis"><text:span text:style-name="T1518">orgánic</text:span></text:span><text:span text:style-name="Emphasis"><text:span text:style-name="T593">as ".</text:span></text:span></text:p>
            <text:p text:style-name="P286"><text:span text:style-name="Emphasis"><text:span text:style-name="T593">Cuando el </text:span></text:span><text:span text:style-name="Emphasis"><text:span text:style-name="T656">cerebro</text:span></text:span><text:span text:style-name="Emphasis"><text:span text:style-name="T593"> </text:span></text:span><text:span text:style-name="Emphasis"><text:span text:style-name="T656">parece</text:span></text:span><text:span text:style-name="Emphasis"><text:span text:style-name="T593"> haber </text:span></text:span><text:span text:style-name="Emphasis"><text:span text:style-name="T656">borrado</text:span></text:span><text:span text:style-name="Emphasis"><text:span text:style-name="T593"> </text:span></text:span></text:p>
            <text:p text:style-name="P286"><text:span text:style-name="Emphasis"><text:span text:style-name="T593">todos los </text:span></text:span><text:span text:style-name="Emphasis"><text:span text:style-name="T1518">dat</text:span></text:span><text:span text:style-name="Emphasis"><text:span text:style-name="T593">os en la </text:span></text:span><text:span text:style-name="Emphasis"><text:span text:style-name="T1518">memor</text:span></text:span><text:span text:style-name="Emphasis"><text:span text:style-name="T593">ia, </text:span></text:span></text:p>
            <text:p text:style-name="P286"><text:span text:style-name="Emphasis"><text:span text:style-name="T593">las </text:span></text:span><text:span text:style-name="Emphasis"><text:span text:style-name="T1518">caus</text:span></text:span><text:span text:style-name="Emphasis"><text:span text:style-name="T593">as pueden ser otras. </text:span></text:span></text:p>
            <text:p text:style-name="P286"><text:span text:style-name="Emphasis"><text:span text:style-name="T593">En </text:span></text:span><text:span text:style-name="Emphasis"><text:span text:style-name="T1518">general</text:span></text:span><text:span text:style-name="Emphasis"><text:span text:style-name="T593">, las </text:span></text:span><text:span text:style-name="Emphasis"><text:span text:style-name="T656">cosas</text:span></text:span><text:span text:style-name="Emphasis"><text:span text:style-name="T593"> se </text:span></text:span><text:span text:style-name="Emphasis"><text:span text:style-name="T1518">rec</text:span></text:span><text:span text:style-name="Emphasis"><text:span text:style-name="T593">uperan, </text:span></text:span></text:p>
            <text:p text:style-name="P286"><text:span text:style-name="Emphasis"><text:span text:style-name="T593">pero tardan mucho </text:span></text:span><text:span text:style-name="Emphasis"><text:span text:style-name="T1518">ti</text:span></text:span><text:span text:style-name="Emphasis"><text:span text:style-name="T593">e</text:span></text:span><text:span text:style-name="Emphasis"><text:span text:style-name="T1518">m</text:span></text:span><text:span text:style-name="Emphasis"><text:span text:style-name="T593">po.</text:span></text:span></text:p>
            <text:p text:style-name="P286"><text:bookmark text:name="result_box408"/><text:span text:style-name="Emphasis"><text:span text:style-name="T592">Está en la </text:span></text:span><text:span text:style-name="Emphasis"><text:span text:style-name="T1517">memori</text:span></text:span><text:span text:style-name="Emphasis"><text:span text:style-name="T592">a </text:span></text:span><text:span text:style-name="Emphasis"><text:span text:style-name="T655">ahora</text:span></text:span><text:span text:style-name="Emphasis"><text:span text:style-name="T592">. </text:span></text:span></text:p>
            <text:p text:style-name="P286"><text:span text:style-name="Emphasis"><text:span text:style-name="T592">Pero no sé si es </text:span></text:span><text:span text:style-name="Emphasis"><text:span text:style-name="T1517">s</text:span></text:span><text:span text:style-name="Emphasis"><text:span text:style-name="T592">o</text:span></text:span><text:span text:style-name="Emphasis"><text:span text:style-name="T1517">st</text:span></text:span><text:span text:style-name="Emphasis"><text:span text:style-name="T592">e</text:span></text:span><text:span text:style-name="Emphasis"><text:span text:style-name="T1517">n</text:span></text:span><text:span text:style-name="Emphasis"><text:span text:style-name="T592">ible</text:span></text:span><text:span text:style-name="Emphasis"><text:span text:style-name="T594">.</text:span></text:span></text:p>
            <text:p text:style-name="P286"><text:span text:style-name="Emphasis"><text:span text:style-name="T1767">No culpe</text:span></text:span><text:span text:style-name="Emphasis"><text:span text:style-name="T594"> a los que te </text:span></text:span><text:span text:style-name="Emphasis"><text:span text:style-name="T1519">rod</text:span></text:span><text:span text:style-name="Emphasis"><text:span text:style-name="T594">ean y </text:span></text:span></text:p>
            <text:p text:style-name="P286"><text:span text:style-name="Emphasis"><text:span text:style-name="T594">no </text:span></text:span><text:span text:style-name="Emphasis"><text:span text:style-name="T1519">l</text:span></text:span><text:span text:style-name="Emphasis"><text:span text:style-name="T594">e</text:span></text:span><text:span text:style-name="Emphasis"><text:span text:style-name="T1519">v</text:span></text:span><text:span text:style-name="Emphasis"><text:span text:style-name="T594">an</text:span></text:span><text:span text:style-name="Emphasis"><text:span text:style-name="T1519">t</text:span></text:span><text:span text:style-name="Emphasis"><text:span text:style-name="T594">e la </text:span></text:span><text:span text:style-name="Emphasis"><text:span text:style-name="T1519">bar</text:span></text:span><text:span text:style-name="Emphasis"><text:span text:style-name="T594">ra demasiado </text:span></text:span><text:span text:style-name="Emphasis"><text:span text:style-name="T657">alta</text:span></text:span><text:span text:style-name="Emphasis"><text:span text:style-name="T594">.</text:span></text:span></text:p>
            <text:p text:style-name="P286"><text:span text:style-name="Emphasis"><text:span text:style-name="T594">No se </text:span></text:span><text:span text:style-name="Emphasis"><text:span text:style-name="T1519">resign</text:span></text:span><text:span text:style-name="Emphasis"><text:span text:style-name="T594">a y </text:span></text:span></text:p>
            <text:p text:style-name="P286"><text:span text:style-name="Emphasis"><text:span text:style-name="T657">aproveche</text:span></text:span><text:span text:style-name="Emphasis"><text:span text:style-name="T594"> as </text:span></text:span><text:span text:style-name="Emphasis"><text:span text:style-name="T1519">oportuni</text:span></text:span><text:span text:style-name="Emphasis"><text:span text:style-name="T594">dades </text:span></text:span></text:p>
            <text:p text:style-name="P286"><text:span text:style-name="Emphasis"><text:span text:style-name="T594">que se </text:span></text:span><text:span text:style-name="Emphasis"><text:span text:style-name="T1519">present</text:span></text:span><text:span text:style-name="Emphasis"><text:span text:style-name="T594">arán a usted.</text:span></text:span></text:p>
            <text:p text:style-name="P286"><text:span text:style-name="Emphasis"><text:span text:style-name="T1767">No pierd</text:span></text:span><text:span text:style-name="Emphasis"><text:span text:style-name="T594">a su </text:span></text:span><text:span text:style-name="Emphasis"><text:span text:style-name="T1519">ti</text:span></text:span><text:span text:style-name="Emphasis"><text:span text:style-name="T594">e</text:span></text:span><text:span text:style-name="Emphasis"><text:span text:style-name="T1519">m</text:span></text:span><text:span text:style-name="Emphasis"><text:span text:style-name="T594">po y </text:span></text:span><text:span text:style-name="Emphasis"><text:span text:style-name="T1519">energí</text:span></text:span><text:span text:style-name="Emphasis"><text:span text:style-name="T594">a </text:span></text:span></text:p>
            <text:p text:style-name="P286"><text:span text:style-name="Emphasis"><text:span text:style-name="T594">para </text:span></text:span><text:span text:style-name="Emphasis"><text:span text:style-name="T1519">p</text:span></text:span><text:span text:style-name="Emphasis"><text:span text:style-name="T594">e</text:span></text:span><text:span text:style-name="Emphasis"><text:span text:style-name="T1519">rs</text:span></text:span><text:span text:style-name="Emphasis"><text:span text:style-name="T594">eguir </text:span></text:span><text:span text:style-name="Emphasis"><text:span text:style-name="T657">metas</text:span></text:span><text:span text:style-name="Emphasis"><text:span text:style-name="T594"> </text:span></text:span></text:p>
            <text:p text:style-name="P286"><text:span text:style-name="Emphasis"><text:span text:style-name="T594">que no </text:span></text:span><text:span text:style-name="Emphasis"><text:span text:style-name="T1519">satisf</text:span></text:span><text:span text:style-name="Emphasis"><text:span text:style-name="T594">agan sus </text:span></text:span><text:span text:style-name="Emphasis"><text:span text:style-name="T1519">ne</text:span></text:span><text:span text:style-name="Emphasis"><text:span text:style-name="T594">c</text:span></text:span><text:span text:style-name="Emphasis"><text:span text:style-name="T1519">e</text:span></text:span><text:span text:style-name="Emphasis"><text:span text:style-name="T594">si</text:span></text:span><text:span text:style-name="Emphasis"><text:span text:style-name="T1519">d</text:span></text:span><text:span text:style-name="Emphasis"><text:span text:style-name="T594">ades.</text:span></text:span></text:p>
            <text:p text:style-name="P286"><text:span text:style-name="Emphasis"><text:span text:style-name="T594">Verá que lo hará bien.</text:span></text:span></text:p>
            <text:p text:style-name="P286"><text:span text:style-name="Emphasis"><text:span text:style-name="T594">Si eres </text:span></text:span><text:span text:style-name="Emphasis"><text:span text:style-name="T1519">s</text:span></text:span><text:span text:style-name="Emphasis"><text:span text:style-name="T594">o</text:span></text:span><text:span text:style-name="Emphasis"><text:span text:style-name="T1519">l</text:span></text:span><text:span text:style-name="Emphasis"><text:span text:style-name="T594">t</text:span></text:span><text:span text:style-name="Emphasis"><text:span text:style-name="T1519">e</text:span></text:span><text:span text:style-name="Emphasis"><text:span text:style-name="T594">ro, podrías hacer </text:span></text:span><text:span text:style-name="Emphasis"><text:span text:style-name="T1519">cone</text:span></text:span><text:span text:style-name="Emphasis"><text:span text:style-name="T594">x</text:span></text:span><text:span text:style-name="Emphasis"><text:span text:style-name="T1519">ion</text:span></text:span><text:span text:style-name="Emphasis"><text:span text:style-name="T594">es </text:span></text:span></text:p>
            <text:p text:style-name="P286"><text:span text:style-name="Emphasis"><text:span text:style-name="T594">que te </text:span></text:span><text:span text:style-name="Emphasis"><text:span text:style-name="T1519">invol</text:span></text:span><text:span text:style-name="Emphasis"><text:span text:style-name="T594">ucrarán más.</text:span></text:span></text:p>
            <text:p text:style-name="P286"><text:span text:style-name="Emphasis"><text:span text:style-name="T1767">No olvide</text:span></text:span><text:span text:style-name="Emphasis"><text:span text:style-name="T594"> pensar en su </text:span></text:span><text:span text:style-name="Emphasis"><text:span text:style-name="T657">salud</text:span></text:span><text:span text:style-name="Emphasis"><text:span text:style-name="T594">. </text:span></text:span></text:p>
            <text:p text:style-name="P286"><text:span text:style-name="Emphasis"><text:span text:style-name="T1519">Moder</text:span></text:span><text:span text:style-name="Emphasis"><text:span text:style-name="T594">e sus </text:span></text:span><text:span text:style-name="Emphasis"><text:span text:style-name="T1519">activi</text:span></text:span><text:span text:style-name="Emphasis"><text:span text:style-name="T594">dades de</text:span></text:span><text:span text:style-name="Emphasis"><text:span text:style-name="T1519">port</text:span></text:span><text:span text:style-name="Emphasis"><text:span text:style-name="T594">ivas </text:span></text:span></text:p>
            <text:p text:style-name="P286"><text:span text:style-name="Emphasis"><text:span text:style-name="T594">para que no se </text:span></text:span><text:span text:style-name="Emphasis"><text:span text:style-name="T657">sobrecargue</text:span></text:span><text:span text:style-name="Emphasis"><text:span text:style-name="T594">.</text:span></text:span></text:p>
            <text:p text:style-name="P286"><text:span text:style-name="Emphasis"><text:span text:style-name="T657">Por encima de todo</text:span></text:span><text:span text:style-name="Emphasis"><text:span text:style-name="T594">, </text:span></text:span></text:p>
            <text:p text:style-name="P286"><text:span text:style-name="Emphasis"><text:span text:style-name="T657">permítase</text:span></text:span><text:span text:style-name="Emphasis"><text:span text:style-name="T594"> un poco de </text:span></text:span><text:span text:style-name="Emphasis"><text:span text:style-name="T1519">rela</text:span></text:span><text:span text:style-name="Emphasis"><text:span text:style-name="T594">j</text:span></text:span><text:span text:style-name="Emphasis"><text:span text:style-name="T1519">ación</text:span></text:span><text:span text:style-name="Emphasis"><text:span text:style-name="T594"> y </text:span></text:span><text:span text:style-name="Emphasis"><text:span text:style-name="T657">descanso</text:span></text:span><text:span text:style-name="Emphasis"><text:span text:style-name="T594">.</text:span></text:span></text:p>
            <text:p text:style-name="P286"><text:span text:style-name="Emphasis"><text:span text:style-name="T594">Después de haber </text:span></text:span><text:span text:style-name="Emphasis"><text:span text:style-name="T657">vivido</text:span></text:span><text:span text:style-name="Emphasis"><text:span text:style-name="T594"> </text:span></text:span></text:p>
            <text:p text:style-name="P286"><text:span text:style-name="Emphasis"><text:span text:style-name="T594">varias semanas </text:span></text:span><text:span text:style-name="Emphasis"><text:span text:style-name="T657">agotadoras</text:span></text:span><text:span text:style-name="Emphasis"><text:span text:style-name="T594">, </text:span></text:span></text:p>
            <text:p text:style-name="P286"><text:span text:style-name="Emphasis"><text:span text:style-name="T594">hoy tendrás el v</text:span></text:span><text:span text:style-name="Emphasis"><text:span text:style-name="T1519">i</text:span></text:span><text:span text:style-name="Emphasis"><text:span text:style-name="T594">e</text:span></text:span><text:span text:style-name="Emphasis"><text:span text:style-name="T1519">n</text:span></text:span><text:span text:style-name="Emphasis"><text:span text:style-name="T594">to en sus </text:span></text:span><text:span text:style-name="Emphasis"><text:span text:style-name="T657">velas</text:span></text:span><text:span text:style-name="Emphasis"><text:span text:style-name="T594"> otra vez.</text:span></text:span></text:p>
            <text:p text:style-name="P326"><text:span text:style-name="Emphasis"><text:span text:style-name="T606">oler</text:span></text:span></text:p>
            <text:p text:style-name="P326"><text:span text:style-name="Emphasis"><text:span text:style-name="T606">huelo</text:span></text:span></text:p>
            <text:p text:style-name="P326"><text:span text:style-name="Emphasis"><text:span text:style-name="T606">hollar</text:span></text:span></text:p>
            <text:p text:style-name="P326"><text:span text:style-name="Emphasis"><text:span text:style-name="T606">huello</text:span></text:span></text:p>
            <text:p text:style-name="P326"><text:span text:style-name="Emphasis"><text:span text:style-name="T606">huella</text:span></text:span></text:p>
            <text:p text:style-name="P326"><text:span text:style-name="Emphasis"><text:span text:style-name="T606">a</text:span></text:span><text:span text:style-name="Emphasis"><text:span text:style-name="T1520">bu</text:span></text:span><text:span text:style-name="Emphasis"><text:span text:style-name="T606">cheo</text:span></text:span></text:p>
            <text:p text:style-name="P326"><text:span text:style-name="Emphasis"><text:span text:style-name="T606">atropello</text:span></text:span><text:span text:style-name="Emphasis"><text:span text:style-name="T616"> (atropellar)</text:span></text:span></text:p>
            <text:p text:style-name="P326"><text:span text:style-name="Emphasis"><text:span text:style-name="T606">suministrar</text:span></text:span></text:p>
            <text:p text:style-name="P326"><text:span text:style-name="Emphasis"><text:span text:style-name="T606">alcance</text:span></text:span></text:p>
            <text:p text:style-name="P326"><text:span text:style-name="Emphasis"><text:span text:style-name="T658">lidiar con</text:span></text:span><text:span text:style-name="Emphasis"><text:span text:style-name="T606"> su estrés con más éxito</text:span></text:span></text:p>
            <text:p text:style-name="P326"><text:span text:style-name="Emphasis"><text:span text:style-name="T606">teniendo en cuenta</text:span></text:span></text:p>
            <text:p text:style-name="P326"><text:span text:style-name="Emphasis"><text:span text:style-name="T606">se </text:span></text:span><text:span text:style-name="Emphasis"><text:span text:style-name="T1520">d</text:span></text:span><text:span text:style-name="Emphasis"><text:span text:style-name="T606">e</text:span></text:span><text:span text:style-name="Emphasis"><text:span text:style-name="T1520">scar</text:span></text:span><text:span text:style-name="Emphasis"><text:span text:style-name="T606">taron los </text:span></text:span><text:span text:style-name="Emphasis"><text:span text:style-name="T1520">factor</text:span></text:span><text:span text:style-name="Emphasis"><text:span text:style-name="T606">es que </text:span></text:span></text:p>
            <text:p text:style-name="P326"><text:span text:style-name="Emphasis"><text:span text:style-name="T606">pudieran sesgar los </text:span></text:span><text:span text:style-name="Emphasis"><text:span text:style-name="T1520">result</text:span></text:span><text:span text:style-name="Emphasis"><text:span text:style-name="T606">ados. </text:span></text:span></text:p>
            <text:p text:style-name="P326"><text:span text:style-name="Emphasis"><text:span text:style-name="T606">la hinchada</text:span></text:span></text:p>
            <text:p text:style-name="P326"><text:span text:style-name="Emphasis"><text:span text:style-name="T606">un cántico</text:span></text:span></text:p>
            <text:p text:style-name="P326"><text:span text:style-name="Emphasis"><text:span text:style-name="T606">el atacante </text:span></text:span></text:p>
            <text:p text:style-name="P326"><text:span text:style-name="Emphasis"><text:span text:style-name="T606">"odia a los putos judíos"</text:span></text:span></text:p>
            <text:p text:style-name="P326"><text:span text:style-name="Emphasis"><text:span text:style-name="T606">un </text:span></text:span><text:span text:style-name="Emphasis"><text:span text:style-name="T658">apelativo</text:span></text:span><text:span text:style-name="Emphasis"><text:span text:style-name="T606"> </text:span></text:span><text:span text:style-name="Emphasis"><text:span text:style-name="T1520">ofensiv</text:span></text:span><text:span text:style-name="Emphasis"><text:span text:style-name="T606">o</text:span></text:span></text:p>
            <text:p text:style-name="P326"><text:span text:style-name="Emphasis"><text:span text:style-name="T606">No obstante</text:span></text:span></text:p>
            <text:p text:style-name="P326"><text:span text:style-name="Emphasis"><text:span text:style-name="T606">el </text:span></text:span><text:span text:style-name="Emphasis"><text:span text:style-name="T1520">l</text:span></text:span><text:span text:style-name="Emphasis"><text:span text:style-name="T606">e</text:span></text:span><text:span text:style-name="Emphasis"><text:span text:style-name="T1520">ngua</text:span></text:span><text:span text:style-name="Emphasis"><text:span text:style-name="T606">je</text:span></text:span></text:p>
            <text:p text:style-name="P326"><text:span text:style-name="Emphasis"><text:span text:style-name="T1520">l</text:span></text:span><text:span text:style-name="Emphasis"><text:span text:style-name="T606">i</text:span></text:span><text:span text:style-name="Emphasis"><text:span text:style-name="T1520">d</text:span></text:span><text:span text:style-name="Emphasis"><text:span text:style-name="T606">eró</text:span></text:span></text:p>
            <text:p text:style-name="P326"><text:span text:style-name="Emphasis"><text:span text:style-name="T606">El </text:span></text:span><text:span text:style-name="Emphasis"><text:span text:style-name="T658">fichaje</text:span></text:span><text:span text:style-name="Emphasis"><text:span text:style-name="T606"> más </text:span></text:span><text:span text:style-name="Emphasis"><text:span text:style-name="T658">caro</text:span></text:span><text:span text:style-name="Emphasis"><text:span text:style-name="T659"> </text:span></text:span><text:span text:style-name="Emphasis"><text:span text:style-name="T616">(fichar= file/ sign up)</text:span></text:span></text:p>
            <text:p text:style-name="P326"><text:span text:style-name="Emphasis"><text:span text:style-name="T606">arrancado</text:span></text:span></text:p>
            <text:p text:style-name="P326"><text:span text:style-name="Emphasis"><text:span text:style-name="T606">una moto</text:span></text:span></text:p>
            <text:p text:style-name="P327"><text:soft-page-break/><text:span text:style-name="Emphasis"><text:span text:style-name="T606">la </text:span></text:span><text:span text:style-name="Emphasis"><text:span text:style-name="T658">punta</text:span></text:span><text:span text:style-name="Emphasis"><text:span text:style-name="T606"> del </text:span></text:span><text:span text:style-name="Emphasis"><text:span text:style-name="T1520">ataq</text:span></text:span><text:span text:style-name="Emphasis"><text:span text:style-name="T606">ue</text:span></text:span></text:p>
            <text:p text:style-name="P327"><text:span text:style-name="Emphasis"><text:span text:style-name="T606">De hecho</text:span></text:span></text:p>
            <text:p text:style-name="P326"><text:span text:style-name="Emphasis"><text:span text:style-name="T606">puso por delante</text:span></text:span></text:p>
            <text:p text:style-name="P326"><text:span text:style-name="Emphasis"><text:span text:style-name="T606">un </text:span></text:span><text:span text:style-name="Emphasis"><text:span text:style-name="T658">remate de cabeza</text:span></text:span><text:span text:style-name="Emphasis"><text:span text:style-name="T606"> </text:span></text:span><text:span text:style-name="Emphasis"><text:span text:style-name="T1520">imperial</text:span></text:span></text:p>
            <text:p text:style-name="P326"><text:span text:style-name="Emphasis"><text:span text:style-name="T606">un </text:span></text:span><text:span text:style-name="Emphasis"><text:span text:style-name="T1520">cent</text:span></text:span><text:span text:style-name="Emphasis"><text:span text:style-name="T606">ro </text:span></text:span><text:span text:style-name="Emphasis"><text:span text:style-name="T1520">precis</text:span></text:span><text:span text:style-name="Emphasis"><text:span text:style-name="T606">o desde el </text:span></text:span><text:span text:style-name="Emphasis"><text:span text:style-name="T658">costado</text:span></text:span><text:span text:style-name="Emphasis"><text:span text:style-name="T606"> derecho</text:span></text:span></text:p>
            <text:p text:style-name="P326"><text:span text:style-name="Emphasis"><text:span text:style-name="T606">Que es muy </text:span></text:span><text:span text:style-name="Emphasis"><text:span text:style-name="T658">avaro</text:span></text:span><text:span text:style-name="Emphasis"><text:span text:style-name="T606"> o </text:span></text:span><text:span text:style-name="Emphasis"><text:span text:style-name="T1520">usurer</text:span></text:span><text:span text:style-name="Emphasis"><text:span text:style-name="T606">o.</text:span></text:span></text:p>
            <text:p text:style-name="P326"><text:span text:style-name="Emphasis"><text:span text:style-name="T1520">apro</text:span></text:span><text:span text:style-name="Emphasis"><text:span text:style-name="T606">bó</text:span></text:span></text:p>
            <text:p text:style-name="P326"><text:span text:style-name="Emphasis"><text:span text:style-name="T1520">man</text:span></text:span><text:span text:style-name="Emphasis"><text:span text:style-name="T606">ubrio</text:span></text:span></text:p>
            <text:p text:style-name="P326"><text:span text:style-name="Emphasis"><text:span text:style-name="T606">suelo</text:span></text:span></text:p>
            <text:p text:style-name="P326"><text:span text:style-name="Emphasis"><text:span text:style-name="T606">suele</text:span></text:span></text:p>
            <text:p text:style-name="P326"><text:span text:style-name="Emphasis"><text:span text:style-name="T606">soler</text:span></text:span></text:p>
            <text:p text:style-name="P326"><text:span text:style-name="Emphasis"><text:span text:style-name="T606">suela</text:span></text:span></text:p>
            <text:p text:style-name="P326"><text:span text:style-name="Emphasis"><text:span text:style-name="T606">materiales de </text:span></text:span><text:span text:style-name="Emphasis"><text:span text:style-name="T658">desecho</text:span></text:span><text:span text:style-name="Emphasis"><text:span text:style-name="T606"> </text:span></text:span></text:p>
            <text:p text:style-name="P326"><text:span text:style-name="Emphasis"><text:span text:style-name="T606">procedentes</text:span></text:span><text:span text:style-name="Emphasis"><text:span text:style-name="T617"> de</text:span></text:span></text:p>
            <text:p text:style-name="P326"><text:span text:style-name="Emphasis"><text:span text:style-name="T606">los vertidos de </text:span></text:span><text:span text:style-name="Emphasis"><text:span text:style-name="T658">residuos sólidos</text:span></text:span><text:span text:style-name="Emphasis"><text:span text:style-name="T606"> atentan contra</text:span></text:span></text:p>
            <text:p text:style-name="P326"><text:span text:style-name="Emphasis"><text:span text:style-name="T606">los </text:span></text:span><text:span text:style-name="Emphasis"><text:span text:style-name="T658">espacios</text:span></text:span><text:span text:style-name="Emphasis"><text:span text:style-name="T606"> </text:span></text:span><text:span text:style-name="Emphasis"><text:span text:style-name="T1520">natural</text:span></text:span><text:span text:style-name="Emphasis"><text:span text:style-name="T606">es </text:span></text:span><text:span text:style-name="Emphasis"><text:span text:style-name="T1520">prote</text:span></text:span><text:span text:style-name="Emphasis"><text:span text:style-name="T606">gidos</text:span></text:span></text:p>
            <text:p text:style-name="P326"><text:span text:style-name="Emphasis"><text:span text:style-name="T1520">at</text:span></text:span><text:span text:style-name="Emphasis"><text:span text:style-name="T606">entar</text:span></text:span></text:p>
            <text:p text:style-name="P326"><text:span text:style-name="Emphasis"><text:span text:style-name="T1520">atent</text:span></text:span><text:span text:style-name="Emphasis"><text:span text:style-name="T606">o</text:span></text:span></text:p>
            <text:p text:style-name="P326"><text:span text:style-name="Emphasis"><text:span text:style-name="T606">un vertido </text:span></text:span><text:span text:style-name="Emphasis"><text:span text:style-name="T1520">ilegal</text:span></text:span><text:span text:style-name="Emphasis"><text:span text:style-name="T606"> </text:span></text:span><text:span text:style-name="Emphasis"><text:span text:style-name="T658">llenó</text:span></text:span><text:span text:style-name="Emphasis"><text:span text:style-name="T606"> de </text:span></text:span><text:span text:style-name="Emphasis"><text:span text:style-name="T658">espuma</text:span></text:span><text:span text:style-name="Emphasis"><text:span text:style-name="T606"> el lago el pasado domingo</text:span></text:span></text:p>
            <text:p text:style-name="P326"><text:span text:style-name="Emphasis"><text:span text:style-name="T1520">observ</text:span></text:span><text:span text:style-name="Emphasis"><text:span text:style-name="T606">ó las </text:span></text:span><text:span text:style-name="Emphasis"><text:span text:style-name="T1520">plant</text:span></text:span><text:span text:style-name="Emphasis"><text:span text:style-name="T606">as con </text:span></text:span><text:span text:style-name="Emphasis"><text:span text:style-name="T1520">concentración</text:span></text:span><text:span text:style-name="Emphasis"><text:span text:style-name="T606"> y </text:span></text:span></text:p>
            <text:p text:style-name="P332"><text:span text:style-name="Emphasis"><text:span text:style-name="T606">fue vertiendo el agua de </text:span></text:span></text:p>
            <text:p text:style-name="P332"><text:span text:style-name="Emphasis"><text:span text:style-name="T606">la </text:span></text:span><text:span text:style-name="Emphasis"><text:span text:style-name="T658">regadera</text:span></text:span><text:span text:style-name="Emphasis"><text:span text:style-name="T606"> sobre las </text:span></text:span><text:span text:style-name="Emphasis"><text:span text:style-name="T658">macetas</text:span></text:span></text:p>
            <text:p text:style-name="P326"><text:span text:style-name="Emphasis"><text:span text:style-name="T606">pues</text:span></text:span></text:p>
            <text:p text:style-name="P326"><text:span text:style-name="Emphasis"><text:span text:style-name="T606">el </text:span></text:span><text:span text:style-name="Emphasis"><text:span text:style-name="T658">h</text:span></text:span><text:span text:style-name="Emphasis"><text:span text:style-name="T1532">ués</text:span></text:span><text:span text:style-name="Emphasis"><text:span text:style-name="T658">ped</text:span></text:span><text:span text:style-name="Emphasis"><text:span text:style-name="T606"> vertió un poco de vino en la copa </text:span></text:span></text:p>
            <text:p text:style-name="P326"><text:span text:style-name="Emphasis"><text:span text:style-name="T1520">man</text:span></text:span><text:span text:style-name="Emphasis"><text:span text:style-name="T606">go</text:span></text:span></text:p>
            <text:p text:style-name="P326"><text:span text:style-name="Emphasis"><text:span text:style-name="T606">manta</text:span></text:span></text:p>
            <text:p text:style-name="P326"><text:span text:style-name="Emphasis"><text:span text:style-name="T606">derribar</text:span></text:span></text:p>
            <text:p text:style-name="P326"><text:span text:style-name="Emphasis"><text:span text:style-name="T606">cocido</text:span></text:span></text:p>
            <text:p text:style-name="P326"><text:span text:style-name="Emphasis"><text:span text:style-name="T606">machacar</text:span></text:span></text:p>
            <text:p text:style-name="P326"><text:span text:style-name="Emphasis"><text:span text:style-name="T606">desapercibido</text:span></text:span></text:p>
            <text:p text:style-name="P326"><text:span text:style-name="Emphasis"><text:span text:style-name="T606">apercibir</text:span></text:span></text:p>
            <text:p text:style-name="P326"><text:span text:style-name="Emphasis"><text:span text:style-name="T606">aburrirse</text:span></text:span></text:p>
            <text:p text:style-name="P326"><text:span text:style-name="Emphasis"><text:span text:style-name="T606">aburrir</text:span></text:span></text:p>
            <text:p text:style-name="P326"><text:span text:style-name="Emphasis"><text:span text:style-name="T606">burro</text:span></text:span></text:p>
            <text:p text:style-name="P326"><text:span text:style-name="Emphasis"><text:span text:style-name="T606">abortar</text:span></text:span></text:p>
            <text:p text:style-name="P326"><text:span text:style-name="Emphasis"><text:span text:style-name="T606">canjear </text:span></text:span></text:p>
            <text:p text:style-name="P326"><text:span text:style-name="Emphasis"><text:span text:style-name="T606">desaconsejar</text:span></text:span></text:p>
            <text:p text:style-name="P326"><text:span text:style-name="Emphasis"><text:span text:style-name="T606">Aconsejar </text:span></text:span></text:p>
            <text:p text:style-name="P326"><text:span text:style-name="Emphasis"><text:span text:style-name="T606">descuidar</text:span></text:span></text:p>
            <text:p text:style-name="P326"><text:span text:style-name="Emphasis"><text:span text:style-name="T606">cuidar</text:span></text:span></text:p>
            <text:p text:style-name="P326"><text:span text:style-name="Emphasis"><text:span text:style-name="T606">habilidades</text:span></text:span></text:p>
            <text:p text:style-name="P326"><text:span text:style-name="Emphasis"><text:span text:style-name="T606">comprensión</text:span></text:span></text:p>
            <text:p text:style-name="P326"><text:span text:style-name="Emphasis"><text:span text:style-name="T606">debidos</text:span></text:span></text:p>
            <text:p text:style-name="P326"><text:span text:style-name="Emphasis"><text:span text:style-name="T606">escasez </text:span></text:span></text:p>
            <text:p text:style-name="P326"><text:span text:style-name="Emphasis"><text:span text:style-name="T606">peligro</text:span></text:span></text:p>
            <text:p text:style-name="P326"><text:span text:style-name="Emphasis"><text:span text:style-name="T606">enderezar</text:span></text:span></text:p>
            <text:p text:style-name="P326"><text:span text:style-name="Emphasis"><text:span text:style-name="T606">torcido</text:span></text:span></text:p>
            <text:p text:style-name="P326"><text:span text:style-name="Emphasis"><text:span text:style-name="T606">doblar</text:span></text:span></text:p>
            <text:p text:style-name="P326"><text:span text:style-name="Emphasis"><text:span text:style-name="T606">necesidades</text:span></text:span></text:p>
            <text:p text:style-name="P326"><text:span text:style-name="Emphasis"><text:span text:style-name="T606">carecer de recursos</text:span></text:span></text:p>
            <text:p text:style-name="P326"><text:span text:style-name="Emphasis"><text:span text:style-name="T606">rueda de prensa</text:span></text:span></text:p>
            <text:p text:style-name="P333"><text:soft-page-break/><text:span text:style-name="Emphasis"><text:span text:style-name="T618">perjuicio</text:span></text:span></text:p>
            <text:p text:style-name="P333"><text:span text:style-name="Emphasis"><text:span text:style-name="T618">perjudicar</text:span></text:span></text:p>
            <text:p text:style-name="P333"><text:span text:style-name="Emphasis"><text:span text:style-name="T618">prejuicio</text:span></text:span></text:p>
            <text:p text:style-name="P337"><text:span text:style-name="Emphasis"><text:span text:style-name="T619">demasiado dinero</text:span></text:span></text:p>
            <text:p text:style-name="P337"><text:span text:style-name="Emphasis"><text:span text:style-name="T619">suficiente dinero</text:span></text:span></text:p>
            <text:p text:style-name="P337"><text:span text:style-name="Emphasis"><text:span text:style-name="T619">demasiado poco dinero</text:span></text:span></text:p>
            <text:p text:style-name="P337"><text:span text:style-name="Emphasis"><text:span text:style-name="T619">dinero insuficiente</text:span></text:span></text:p>
            <text:p text:style-name="P337"><text:span text:style-name="Emphasis"><text:span text:style-name="T619">patraña</text:span></text:span></text:p>
            <text:p text:style-name="P337"><text:span text:style-name="Emphasis"><text:span text:style-name="T619">raña</text:span></text:span></text:p>
            <text:p text:style-name="P337"><text:span text:style-name="Emphasis"><text:span text:style-name="T619">disparates</text:span></text:span></text:p>
            <text:p text:style-name="P337"><text:span text:style-name="Emphasis"><text:span text:style-name="T619">consignas</text:span></text:span></text:p>
            <text:p text:style-name="P337"><text:span text:style-name="Emphasis"><text:span text:style-name="T619">tropa</text:span></text:span></text:p>
            <text:p text:style-name="P337"><text:span text:style-name="Emphasis"><text:span text:style-name="T619">garfios</text:span></text:span></text:p>
            <text:p text:style-name="P337"><text:span text:style-name="Emphasis"><text:span text:style-name="T619">monte</text:span></text:span></text:p>
            <text:p text:style-name="P337"><text:span text:style-name="Emphasis"><text:span text:style-name="T619">las pizarras</text:span></text:span></text:p>
            <text:p text:style-name="P337"><text:span text:style-name="Emphasis"><text:span text:style-name="T619">cola</text:span></text:span></text:p>
            <text:p text:style-name="P337"><text:span text:style-name="Emphasis"><text:span text:style-name="T619">tronco rechoncho</text:span></text:span></text:p>
            <text:p text:style-name="P337"><text:span text:style-name="Emphasis"><text:span text:style-name="T619">ojos saltones</text:span></text:span></text:p>
            <text:p text:style-name="P337"><text:span text:style-name="Emphasis"><text:span text:style-name="T619">extremidades posteriores</text:span></text:span></text:p>
            <text:p text:style-name="P337"><text:span text:style-name="Emphasis"><text:span text:style-name="T619">habita en charcos y lagunas</text:span></text:span></text:p>
            <text:p text:style-name="P337"><text:span text:style-name="Emphasis"><text:span text:style-name="T619">una chapa</text:span></text:span></text:p>
            <text:p text:style-name="P337"><text:span text:style-name="Emphasis"><text:span text:style-name="T619">moneda</text:span></text:span></text:p>
            <text:p text:style-name="P337"><text:span text:style-name="Emphasis"><text:span text:style-name="T619">pañal</text:span></text:span></text:p>
            <text:p text:style-name="P337"><text:span text:style-name="Emphasis"><text:span text:style-name="T619">braga</text:span></text:span></text:p>
            <text:p text:style-name="P337"><text:span text:style-name="Emphasis"><text:span text:style-name="T619">con las aberturas para el paso de las piernas</text:span></text:span></text:p>
            <text:p text:style-name="P337"><text:span text:style-name="Emphasis"><text:span text:style-name="T619">ranitas de rizo</text:span></text:span></text:p>
            <text:p text:style-name="P337"><text:span text:style-name="Emphasis"><text:span text:style-name="T619">cámbiale también la rana porque creo </text:span></text:span></text:p>
            <text:p text:style-name="P337"><text:span text:style-name="Emphasis"><text:span text:style-name="T619">que está húmeda</text:span></text:span></text:p>
            <text:p text:style-name="P337"><text:span text:style-name="Emphasis"><text:span text:style-name="T619">delata</text:span></text:span></text:p>
            <text:p text:style-name="P337"><text:span text:style-name="Emphasis"><text:span text:style-name="T619">compromete</text:span></text:span></text:p>
            <text:p text:style-name="P337"><text:span text:style-name="Emphasis"><text:span text:style-name="T619">bombacho</text:span></text:span></text:p>
            <text:p text:style-name="P337"><text:span text:style-name="Emphasis"><text:span text:style-name="T619">botones</text:span></text:span></text:p>
            <text:p text:style-name="P337"><text:span text:style-name="Emphasis"><text:span text:style-name="T619">la parte delantera o trasera </text:span></text:span></text:p>
            <text:p text:style-name="P337"><text:span text:style-name="Emphasis"><text:span text:style-name="T619">ranitas </text:span></text:span></text:p>
            <text:p text:style-name="P337"><text:span text:style-name="Emphasis"><text:span text:style-name="T619">en algodón</text:span></text:span></text:p>
            <text:p text:style-name="P337"><text:span text:style-name="Emphasis"><text:span text:style-name="T619">astuto</text:span></text:span></text:p>
            <text:p text:style-name="P337"><text:span text:style-name="Emphasis"><text:span text:style-name="T619">pícaro</text:span></text:span></text:p>
            <text:p text:style-name="P337"><text:span text:style-name="Emphasis"><text:span text:style-name="T619">Calzón</text:span></text:span></text:p>
            <text:p text:style-name="P337"><text:span text:style-name="Emphasis"><text:span text:style-name="T619">Guiso</text:span></text:span></text:p>
            <text:p text:style-name="P337"><text:span text:style-name="Emphasis"><text:span text:style-name="T619">los genitales</text:span></text:span></text:p>
            <text:p text:style-name="P337"><text:span text:style-name="Emphasis"><text:span text:style-name="T619">las nalgas</text:span></text:span></text:p>
            <text:p text:style-name="P337"><text:span text:style-name="Emphasis"><text:span text:style-name="T619">se ciñe a la cintura</text:span></text:span></text:p>
            <text:p text:style-name="P337"><text:span text:style-name="Emphasis"><text:span text:style-name="T619">la caña de azúcar.</text:span></text:span></text:p>
            <text:p text:style-name="P337"><text:span text:style-name="Emphasis"><text:span text:style-name="T619">Superación de una prueba de interacción oral.</text:span></text:span></text:p>
            <text:p text:style-name="P337"><text:span text:style-name="Emphasis"><text:span text:style-name="T619">la superación del subdesarrollo y la pobreza. </text:span></text:span></text:p>
            <text:p text:style-name="P337"><text:span text:style-name="Emphasis"><text:span text:style-name="T619">con la que se mide (medir) o compara.</text:span></text:span></text:p>
            <text:p text:style-name="P337"><text:span text:style-name="Emphasis"><text:span text:style-name="T619">Sobrepasar cierto límite.</text:span></text:span></text:p>
            <text:p text:style-name="P337"><text:span text:style-name="Emphasis"><text:span text:style-name="T619">la carta supera los 45 g y </text:span></text:span></text:p>
            <text:p text:style-name="P337"><text:span text:style-name="Emphasis"><text:span text:style-name="T619">debe llevar más estampillas.</text:span></text:span></text:p>
            <text:p text:style-name="P337"><text:span text:style-name="Emphasis"><text:span text:style-name="T619">el corredor superó </text:span></text:span></text:p>
            <text:p text:style-name="P337"><text:span text:style-name="Emphasis"><text:span text:style-name="T619">por tercera vez su propio récord.</text:span></text:span></text:p>
            <text:p text:style-name="P337"><text:span text:style-name="Emphasis"><text:span text:style-name="T619">Pasar con habilidad y éxito un obstáculo o </text:span></text:span><text:soft-page-break/><text:span text:style-name="Emphasis"><text:span text:style-name="T619">dificultad, o una situación difícil o peligrosa, sin dejarse detener o sin desanimarse.</text:span></text:span></text:p>
            <text:p text:style-name="P337"><text:span text:style-name="Emphasis"><text:span text:style-name="T619">superar la primera fase de un concurso.</text:span></text:span></text:p>
            <text:p text:style-name="P338"><text:span text:style-name="Emphasis"><text:span text:style-name="T619">enhorabuena, has superado </text:span></text:span></text:p>
            <text:p text:style-name="P338"><text:span text:style-name="Emphasis"><text:span text:style-name="T619">las pruebas de acceso.</text:span></text:span></text:p>
            <text:p text:style-name="P338"><text:span text:style-name="Emphasis"><text:span text:style-name="T620">sintió (sentir) un temblor de gozo</text:span></text:span></text:p>
            <text:p text:style-name="P338"><text:span text:style-name="Emphasis"><text:span text:style-name="T620">sentía el temblor de la tarima </text:span></text:span></text:p>
            <text:p text:style-name="P338"><text:span text:style-name="Emphasis"><text:span text:style-name="T620">bajo sus tacones.</text:span></text:span></text:p>
            <text:p text:style-name="P338"><text:span text:style-name="Emphasis"><text:span text:style-name="T620">mis fallos eran cada vez más frecuentes.</text:span></text:span></text:p>
            <text:p text:style-name="P338"><text:span text:style-name="Emphasis"><text:span text:style-name="T620">los silbidos del viento.</text:span></text:span></text:p>
            <text:p text:style-name="P338"><text:span text:style-name="Emphasis"><text:span text:style-name="T620">Sonido agudo que hace el aire.</text:span></text:span></text:p>
            <text:p text:style-name="P338"><text:span text:style-name="Emphasis"><text:span text:style-name="T620">le asusta el silbido del viento.</text:span></text:span></text:p>
            <text:p text:style-name="P339"><text:span text:style-name="Emphasis"><text:span text:style-name="T621">tambalee</text:span></text:span></text:p>
            <text:p text:style-name="P339"><text:span text:style-name="Emphasis"><text:span text:style-name="T621">padecimiento</text:span></text:span></text:p>
            <text:p text:style-name="P339"><text:span text:style-name="Emphasis"><text:span text:style-name="T621">soportar humillaciones.</text:span></text:span></text:p>
            <text:p text:style-name="P339"><text:span text:style-name="Emphasis"><text:span text:style-name="T621">soportar el calor con un ventilador.</text:span></text:span></text:p>
            <text:p text:style-name="P339"><text:span text:style-name="Emphasis"><text:span text:style-name="T621">los calmantes le ayudaban a soportar el dolor.</text:span></text:span></text:p>
            <text:p text:style-name="P339"><text:span text:style-name="Emphasis"><text:span text:style-name="T621">soportaba con paciencia </text:span></text:span></text:p>
            <text:p text:style-name="P339"><text:span text:style-name="Emphasis"><text:span text:style-name="T621">las burlas de sus compañeros.</text:span></text:span></text:p>
            <text:p text:style-name="P339"><text:span text:style-name="Emphasis"><text:span text:style-name="T621">no sé cómo has soportado durante tanto tiempo</text:span></text:span></text:p>
            <text:p text:style-name="P339"><text:span text:style-name="Emphasis"><text:span text:style-name="T621">las mezquindades e injusticias de tu jefe.</text:span></text:span></text:p>
            <text:p text:style-name="P340"><text:span text:style-name="Emphasis"><text:span text:style-name="T633">el titular</text:span></text:span><text:span text:style-name="Emphasis"><text:span text:style-name="T622">: Enunciado que </text:span></text:span></text:p>
            <text:p text:style-name="P340"><text:span text:style-name="Emphasis"><text:span text:style-name="T622">anuncia y encabeza una información o noticia y resume de forma sucinta </text:span></text:span></text:p>
            <text:p text:style-name="P340"><text:span text:style-name="Emphasis"><text:span text:style-name="T622">el contenido de la misma.</text:span></text:span></text:p>
            <text:p text:style-name="P341"><text:span text:style-name="Emphasis"><text:span text:style-name="T623">atender</text:span></text:span></text:p>
            <text:p text:style-name="P341"><text:span text:style-name="Emphasis"><text:span text:style-name="T623">atender a</text:span></text:span></text:p>
            <text:p text:style-name="P341"><text:span text:style-name="Emphasis"><text:span text:style-name="T623">atender a las obligaciones.</text:span></text:span></text:p>
            <text:p text:style-name="P341"><text:span text:style-name="Emphasis"><text:span text:style-name="T623">atender a los negocios.</text:span></text:span></text:p>
            <text:p text:style-name="P341"><text:span text:style-name="Emphasis"><text:span text:style-name="T623">atendiendo a cuáles son los factores que afectan el calendario de la ruptura matrimonial, se aprecia que los matrimonios sin hijos son los que menos duran .</text:span></text:span></text:p>
            <text:p text:style-name="P341"><text:span text:style-name="Emphasis"><text:span text:style-name="T623">atender por</text:span></text:span></text:p>
            <text:p text:style-name="P341"><text:span text:style-name="Emphasis"><text:span text:style-name="T623">el perro atiende por Tobi .</text:span></text:span></text:p>
            <text:p text:style-name="P343"><text:span text:style-name="Emphasis"><text:span text:style-name="T626">dar un recado.</text:span></text:span></text:p>
            <text:p text:style-name="P343"><text:span text:style-name="Emphasis"><text:span text:style-name="T626">encontré tu recado </text:span></text:span><text:span text:style-name="Emphasis"><text:span text:style-name="T627">(a. mensaje)</text:span></text:span></text:p>
            <text:p text:style-name="P343"><text:span text:style-name="Emphasis"><text:span text:style-name="T626">cuando volví al hotel.</text:span></text:span></text:p>
            <text:p text:style-name="P343"><text:span text:style-name="Emphasis"><text:span text:style-name="T626">hacer recados (a. encargos).</text:span></text:span></text:p>
            <text:p text:style-name="P344"><text:span text:style-name="Emphasis"><text:span text:style-name="T628">encargar</text:span></text:span></text:p>
            <text:p text:style-name="P344"><text:span text:style-name="Emphasis"><text:span text:style-name="T635">cargar:</text:span></text:span><text:span text:style-name="Emphasis"><text:span text:style-name="T628"> </text:span></text:span></text:p>
            <text:p text:style-name="P344"><text:span text:style-name="Emphasis"><text:span text:style-name="T628">Poner un peso sobre una persona, animal o vehículo para transportarlo.</text:span></text:span></text:p>
            <text:p text:style-name="P344"><text:span text:style-name="Emphasis"><text:span text:style-name="T628">cargar el fusil.</text:span></text:span></text:p>
            <text:p text:style-name="P345"><text:span text:style-name="Emphasis"><text:span text:style-name="T628">para cargar el programa en el disco duro, siga </text:span></text:span></text:p>
            <text:p text:style-name="P345"><text:span text:style-name="Emphasis"><text:span text:style-name="T628">las instrucciones que aparecerán en pantalla .</text:span></text:span></text:p>
            <text:p text:style-name="P345"><text:span text:style-name="Emphasis"><text:span text:style-name="T628">Llevar algo encima, en especial cuando es </text:span></text:span></text:p>
            <text:p text:style-name="P345"><text:span text:style-name="Emphasis"><text:span text:style-name="T628">en gran cantidad o supone un peso.</text:span></text:span></text:p>
            <text:p text:style-name="P344"><text:span text:style-name="Emphasis"><text:span text:style-name="T628">Lanzarse con fuerza y rapidez sobre el enemigo o sobre una aglomeración.</text:span></text:span></text:p>
          </table:table-cell>
          <table:table-cell table:style-name="Table1.B1" office:value-type="string">
            <text:p text:style-name="P1">length</text:p>
            <text:p text:style-name="P105"><text:span text:style-name="T19">width</text:span><text:span text:style-name="T29"> </text:span></text:p>
            <text:p text:style-name="P99">height</text:p>
            <text:p text:style-name="P28">usually</text:p>
            <text:p text:style-name="P1">often</text:p>
            <text:p text:style-name="P3">sometimes</text:p>
            <text:p text:style-name="P3">every day</text:p>
            <text:p text:style-name="P3">from time to time</text:p>
            <text:p text:style-name="P3">frequently</text:p>
            <text:p text:style-name="P3">for a while</text:p>
            <text:p text:style-name="P3">all the time</text:p>
            <text:p text:style-name="P3">several times</text:p>
            <text:p text:style-name="P3">many times</text:p>
            <text:p text:style-name="P3">last month</text:p>
            <text:p text:style-name="P3">the day before yesterday</text:p>
            <text:p text:style-name="P3">at that/this moment</text:p>
            <text:p text:style-name="P4">In addition</text:p>
            <text:p text:style-name="P5">until very recently</text:p>
            <text:p text:style-name="P6">despite</text:p>
            <text:p text:style-name="P7">according to</text:p>
            <text:p text:style-name="P7">at least</text:p>
            <text:p text:style-name="P8">unlike</text:p>
            <text:p text:style-name="P8">which</text:p>
            <text:p text:style-name="P8">whose</text:p>
            <text:p text:style-name="P9">due to (dû à)</text:p>
            <text:p text:style-name="P10">In the midst of anger</text:p>
            <text:p text:style-name="P106"><text:span text:style-name="T30">(points) </text:span><text:span text:style-name="T19">towards the sea</text:span></text:p>
            <text:p text:style-name="P11">however, nevertheless</text:p>
            <text:p text:style-name="P12">too much, trop</text:p>
            <text:p text:style-name="P8">What means</text:p>
            <text:p text:style-name="P13">often</text:p>
            <text:p text:style-name="P14">ago, il y a</text:p>
            <text:p text:style-name="P15">on the table</text:p>
            <text:p text:style-name="P15">There is a book on the table</text:p>
            <text:p text:style-name="P16">There is one book and one pen on the table.</text:p>
            <text:p text:style-name="P15">the news about</text:p>
            <text:p text:style-name="P462">some of you may come</text:p>
            <text:p text:style-name="P464">it is something else</text:p>
            <text:p text:style-name="P464">he is never coming back</text:p>
            <text:p text:style-name="P464">nobody is here</text:p>
            <text:p text:style-name="P464">none of you is working</text:p>
            <text:p text:style-name="P464">not one of you </text:p>
            <text:p text:style-name="P465">so, (also, alors)</text:p>
            <text:p text:style-name="P466">such, so, like that</text:p>
            <text:p text:style-name="P467">more often</text:p>
            <text:p text:style-name="P463">through</text:p>
            <text:p text:style-name="P463">still</text:p>
            <text:p text:style-name="P463">while</text:p>
            <text:p text:style-name="P468">not yet</text:p>
            <text:p text:style-name="P468">as usual</text:p>
            <text:p text:style-name="P468">as well</text:p>
            <text:p text:style-name="P468">something</text:p>
            <text:p text:style-name="P107"><text:soft-page-break/><text:span text:style-name="T21">since</text:span><text:span text:style-name="T24">/because</text:span></text:p>
            <text:p text:style-name="P17">since monday</text:p>
            <text:p text:style-name="P18">ever since he knew that</text:p>
            <text:p text:style-name="P19">never</text:p>
            <text:p text:style-name="P1">more</text:p>
            <text:p text:style-name="P1">no more</text:p>
            <text:p text:style-name="P1">but</text:p>
            <text:p text:style-name="P1">yet</text:p>
            <text:p text:style-name="P1">already</text:p>
            <text:p text:style-name="P1"><text:bookmark text:name="result_box5"/>own</text:p>
            <text:p text:style-name="P1">Enough</text:p>
            <text:p text:style-name="P1">to herself</text:p>
            <text:p text:style-name="P20">Then, he went</text:p>
            <text:p text:style-name="P20">Later on, he went</text:p>
            <text:p text:style-name="P96">And then, he went</text:p>
            <text:p text:style-name="P95"><text:bookmark text:name="result_box14"/>Do not go now</text:p>
            <text:p text:style-name="P95">not now</text:p>
            <text:p text:style-name="P95">No longer be like you</text:p>
            <text:p text:style-name="P22">maybe</text:p>
            <text:p text:style-name="P22">perhaps</text:p>
            <text:p text:style-name="P107"><text:span text:style-name="T23">beside</text:span><text:span text:style-name="T22"> you</text:span></text:p>
            <text:p text:style-name="P108"><text:span text:style-name="T22">n</text:span><text:span text:style-name="T20">ext to you</text:span></text:p>
            <text:p text:style-name="P23">away from you</text:p>
            <text:p text:style-name="P24">that sounds like </text:p>
            <text:p text:style-name="P24">that sounds like the word essere</text:p>
            <text:p text:style-name="P24">that sounds like she is from another planet</text:p>
            <text:p text:style-name="P24">That's hard to say</text:p>
            <text:p text:style-name="P24">It was seven o’clock at night.</text:p>
            <text:p text:style-name="P24">The little girl was five years old.</text:p>
            <text:p text:style-name="P107"><text:span text:style-name="Strong_20_Emphasis"><text:span text:style-name="T33">as good as</text:span></text:span></text:p>
            <text:p text:style-name="P107"><text:span text:style-name="Strong_20_Emphasis"><text:span text:style-name="T33">as tall as</text:span></text:span></text:p>
            <text:p text:style-name="P107"><text:span text:style-name="Strong_20_Emphasis"><text:span text:style-name="T33">as much money as</text:span></text:span></text:p>
            <text:p text:style-name="P107"><text:span text:style-name="Strong_20_Emphasis"><text:span text:style-name="T33">as many pens as</text:span></text:span></text:p>
            <text:p text:style-name="P107"><text:span text:style-name="Strong_20_Emphasis"><text:span text:style-name="T33">cost as much as</text:span></text:span></text:p>
            <text:p text:style-name="P107"><text:span text:style-name="Strong_20_Emphasis"><text:span text:style-name="T33">work as hard as</text:span></text:span></text:p>
            <text:p text:style-name="P107"><text:span text:style-name="Strong_20_Emphasis"><text:span text:style-name="T33">sleep as little as</text:span></text:span></text:p>
            <text:p text:style-name="P107"><text:span text:style-name="Strong_20_Emphasis"><text:span text:style-name="T34">You are taller than I</text:span></text:span></text:p>
            <text:p text:style-name="P107"><text:span text:style-name="Strong_20_Emphasis"><text:span text:style-name="T34">I have less books than she</text:span></text:span></text:p>
            <text:p text:style-name="P107"><text:span text:style-name="Strong_20_Emphasis"><text:span text:style-name="T34">She is more than ninety years old</text:span></text:span></text:p>
            <text:p text:style-name="P107"><text:span text:style-name="Strong_20_Emphasis"><text:span text:style-name="T34">I have more than five dollars</text:span></text:span></text:p>
            <text:p text:style-name="P107"><text:span text:style-name="Strong_20_Emphasis"><text:span text:style-name="T34">I do not have more than five dollars</text:span></text:span></text:p>
            <text:p text:style-name="P107"><text:span text:style-name="Strong_20_Emphasis"><text:span text:style-name="T34">John is the smartest boy in the class.</text:span></text:span></text:p>
            <text:p text:style-name="P107"><text:span text:style-name="Strong_20_Emphasis"><text:span text:style-name="T34">Mary is the thinnest in the class.</text:span></text:span></text:p>
            <text:p text:style-name="P107"><text:span text:style-name="Strong_20_Emphasis"><text:span text:style-name="T34">Mary is the least thinnest in the class.</text:span></text:span></text:p>
            <text:p text:style-name="P107"><text:span text:style-name="Strong_20_Emphasis"><text:span text:style-name="T34">very handsome</text:span></text:span></text:p>
            <text:p text:style-name="P107"><text:span text:style-name="Strong_20_Emphasis"><text:span text:style-name="T34">extremely handsome</text:span></text:span></text:p>
            <text:p text:style-name="P104"><text:span text:style-name="Strong_20_Emphasis"><text:span text:style-name="T34">indescribably handsome</text:span></text:span></text:p>
            <text:p text:style-name="P104"><text:span text:style-name="Strong_20_Emphasis"><text:span text:style-name="T34">Juan speaks of me.</text:span></text:span></text:p>
            <text:p text:style-name="P26">I speak with them.</text:p>
            <text:p text:style-name="P26">Pablo bought a ring for her</text:p>
            <text:p text:style-name="P26">I’m not going with you, I’m going with them.</text:p>
            <text:p text:style-name="P109">I am speaking.</text:p>
            <text:p text:style-name="P109"><text:soft-page-break/>John is eating.</text:p>
            <text:p text:style-name="P109">Mary is writing a letter.</text:p>
            <text:p text:style-name="P109">I <text:span text:style-name="T142">am going to</text:span> travel to Spain.</text:p>
            <text:p text:style-name="P109">Christina <text:span text:style-name="Strong_20_Emphasis">is going to talk</text:span> with my mom.</text:p>
            <text:p text:style-name="P109">You <text:span text:style-name="T142">have just</text:span> eaten.</text:p>
            <text:p text:style-name="P109">Christina <text:span text:style-name="T142">has </text:span><text:span text:style-name="Strong_20_Emphasis">just spoken</text:span> with my mom.</text:p>
            <text:p text:style-name="P109">María reads the book <text:span text:style-name="T142">again</text:span>.</text:p>
            <text:p text:style-name="P109">Christina <text:span text:style-name="Strong_20_Emphasis">speaks</text:span> with my mom <text:span text:style-name="Strong_20_Emphasis">again.</text:span></text:p>
            <text:p text:style-name="P107"><text:span text:style-name="T25">before</text:span><text:span text:style-name="T26"> and </text:span><text:span text:style-name="T25">after</text:span></text:p>
            <text:p text:style-name="P508">with<text:span text:style-name="T18"> and </text:span>without</text:p>
            <text:p text:style-name="P508">much<text:span text:style-name="T18"> and </text:span>few</text:p>
            <text:p text:style-name="P508">more<text:span text:style-name="T18"> and </text:span>less</text:p>
            <text:p text:style-name="P508">left and right</text:p>
            <text:p text:style-name="P508">Go straight ahead</text:p>
            <text:p text:style-name="P509">near and far</text:p>
            <text:p text:style-name="P508">to enter and to leave</text:p>
            <text:p text:style-name="P508">to teach and to learn</text:p>
            <text:p text:style-name="P508">to go up and to go down</text:p>
            <text:p text:style-name="P510">go up and go down</text:p>
            <text:p text:style-name="P511">ups and downs</text:p>
            <text:p text:style-name="P512">Big and small</text:p>
            <text:p text:style-name="P513">More (importance) and less (importance)</text:p>
            <text:p text:style-name="P514">Older and younger</text:p>
            <text:p text:style-name="P512">Tall and small</text:p>
            <text:p text:style-name="P512">Large and small</text:p>
            <text:p text:style-name="P512">High and low</text:p>
            <text:p text:style-name="P515">higher and lower</text:p>
            <text:p text:style-name="P516">early and late</text:p>
            <text:p text:style-name="P517">too early and too late</text:p>
            <text:p text:style-name="P517">very punctual and too punctual</text:p>
            <text:p text:style-name="P517">in time and on time and punctual</text:p>
            <text:p text:style-name="P516">bad and good</text:p>
            <text:p text:style-name="P514">worse and better</text:p>
            <text:p text:style-name="P514">the worst and the best</text:p>
            <text:p text:style-name="P510">up and down<text:span text:style-name="T56"> (oben und unten)</text:span></text:p>
            <text:p text:style-name="P511">above and below</text:p>
            <text:p text:style-name="P510">on and under</text:p>
            <text:p text:style-name="P511">at the top and at the ground</text:p>
            <text:p text:style-name="P510">in front<text:span text:style-name="T152"> and behind</text:span></text:p>
            <text:p text:style-name="P511">in front of and in the background</text:p>
            <text:p text:style-name="P511">often and seldom or r<text:span text:style-name="T389">arely</text:span></text:p>
            <text:p text:style-name="P518">narrow and wide</text:p>
            <text:p text:style-name="P518">tight and loose</text:p>
            <text:p text:style-name="P519">I am<text:span text:style-name="T796"> (feeling)</text:span> cold and I am <text:span text:style-name="T796">(feeling) </text:span>hot<text:span text:style-name="T796">/warm</text:span></text:p>
            <text:p text:style-name="P520">cheap and expensive</text:p>
            <text:p text:style-name="P521">strong and weak</text:p>
            <text:p text:style-name="P522">loud and low</text:p>
            <text:p text:style-name="P523">fast and slow</text:p>
            <text:p text:style-name="P663">something<text:span text:style-name="T1169"> and </text:span>nothing</text:p>
            <text:p text:style-name="P662">somebody<text:span text:style-name="T1168"> and </text:span>nobody</text:p>
            <text:p text:style-name="P662">some, something<text:span text:style-name="T1168"> and </text:span>no, none</text:p>
            <text:p text:style-name="P662">always<text:span text:style-name="T1168"> and </text:span>never<text:span text:style-name="T1168"> and </text:span>never, ever</text:p>
            <text:p text:style-name="P662"><text:soft-page-break/>also<text:span text:style-name="T1769">, as well and </text:span>neither, not either</text:p>
            <text:p text:style-name="P662">either . . . or</text:p>
            <text:p text:style-name="P679"><text:span text:style-name="T805">neither . . . nor</text:span></text:p>
            <text:p text:style-name="P664">Nobody speaks.</text:p>
            <text:p text:style-name="P664">He never eats.</text:p>
            <text:p text:style-name="P664">Alfredo doesn’t dance either.</text:p>
            <text:p text:style-name="P664">I never buy anything.</text:p>
            <text:p text:style-name="P664">He doesn’t buy anything either.</text:p>
            <text:p text:style-name="P664">Maria doesn’t need anything.<text:span text:style-name="T1170"> (not nothing)</text:span></text:p>
            <text:p text:style-name="P665">Do you have any books?</text:p>
            <text:p text:style-name="P665">No, I have no books</text:p>
            <text:p text:style-name="P665">Do you have any magazines?</text:p>
            <text:p text:style-name="P665">No, I have none</text:p>
            <text:p text:style-name="P665">Do you have any books?</text:p>
            <text:p text:style-name="P665">No, I have none</text:p>
            <text:p text:style-name="P666">Where is the library?</text:p>
            <text:p text:style-name="P666">Where is Raul going?</text:p>
            <text:p text:style-name="P666">Where is Gerardo from?</text:p>
            <text:p text:style-name="P666">What is liberty?</text:p>
            <text:p text:style-name="P666">What do you study?</text:p>
            <text:p text:style-name="P666">How are you?</text:p>
            <text:p text:style-name="P666">What is your name?</text:p>
            <text:p text:style-name="P666">What (Which) are your favorite books?</text:p>
            <text:p text:style-name="P666">When are you-all going to go?</text:p>
            <text:p text:style-name="P666">How much money does Eduardo earn?</text:p>
            <text:p text:style-name="P666">How many girls are there in the class?</text:p>
            <text:p text:style-name="P666">What is the pen made of?</text:p>
            <text:p text:style-name="P666">What are you-all talking about?</text:p>
            <text:p text:style-name="P666">Who is Gregorio?</text:p>
            <text:p text:style-name="P666">Who are those boys?</text:p>
            <text:p text:style-name="P666">For whom are you looking?</text:p>
            <text:p text:style-name="P693"><text:span text:style-name="T68">To whom are you go</text:span><text:span text:style-name="T69">ing to</text:span><text:span text:style-name="T68"> give so many b</text:span><text:span text:style-name="T69">ooks</text:span><text:span text:style-name="T68">?</text:span></text:p>
            <text:p text:style-name="P666">With whom am I speaking?</text:p>
            <text:p text:style-name="P666">With whom does Mario study?</text:p>
            <text:p text:style-name="P666">Whose hat is that?</text:p>
            <text:p text:style-name="P666">Whose coins are these?</text:p>
            <text:p text:style-name="P666">For what reason do you study Spanish?</text:p>
            <text:p text:style-name="P666">Because it’s required.</text:p>
            <text:p text:style-name="P666">For what purpose do you study Spanish?</text:p>
            <text:p text:style-name="P666">In order to become a Spanish teacher.</text:p>
            <text:p text:style-name="P666">What is the capital of Spain?</text:p>
            <text:p text:style-name="P666">What is the (definition of) capital?</text:p>
            <text:p text:style-name="P496">he was fast</text:p>
            <text:p text:style-name="P496">he was slow</text:p>
            <text:p text:style-name="P496">rapidly and slowly</text:p>
            <text:p text:style-name="P496">he ran rapidly</text:p>
            <text:p text:style-name="P496">he ran slowly</text:p>
            <text:p text:style-name="P496">he makes slowly</text:p>
            <text:p text:style-name="P495">speak in a low voice</text:p>
            <text:p text:style-name="P495">Speak loud</text:p>
            <text:p text:style-name="P495">lower your voice!</text:p>
            <text:p text:style-name="P495">speak louder!</text:p>
            <text:p text:style-name="P495"><text:soft-page-break/>Quiet!</text:p>
            <text:p text:style-name="P524">do you speak often</text:p>
            <text:p text:style-name="P524">that is very good</text:p>
            <text:p text:style-name="P524">very good</text:p>
            <text:p text:style-name="P525">very good</text:p>
            <text:p text:style-name="P525">That's good (temporarily, like food<text:span text:style-name="T57">, weather</text:span>)</text:p>
            <text:p text:style-name="P525">Yeah<text:span text:style-name="T57">,</text:span> that's good</text:p>
            <text:p text:style-name="P526">That's a very good book</text:p>
            <text:p text:style-name="P525">That's good (permanent)</text:p>
            <text:p text:style-name="P525">he's all right<text:span text:style-name="T57">, </text:span>she's cool</text:p>
            <text:p text:style-name="P525">Yeah<text:span text:style-name="T57">,</text:span> that's good</text:p>
            <text:p text:style-name="P524">That's why</text:p>
            <text:p text:style-name="P524">That's why I went </text:p>
            <text:p text:style-name="P524">but sometimes</text:p>
            <text:p text:style-name="P527"><text:span text:style-name="T2">when do you go</text:span><text:span text:style-name="T3">?</text:span></text:p>
            <text:p text:style-name="P527"><text:span text:style-name="T2">not sure</text:span>, but I <text:span text:style-name="T1">would say</text:span></text:p>
            <text:p text:style-name="P527">I <text:span text:style-name="T1">should do</text:span> it <text:span text:style-name="T497">if</text:span><text:span text:style-name="T1"> I could do</text:span> it</text:p>
            <text:p text:style-name="P527">I <text:span text:style-name="T1">could do</text:span> it</text:p>
            <text:p text:style-name="P527">I <text:span text:style-name="T1">could do</text:span> it <text:span text:style-name="T497">if</text:span><text:span text:style-name="T1"> I could do</text:span> it</text:p>
            <text:p text:style-name="P527">I <text:span text:style-name="T1">should</text:span> but I <text:span text:style-name="T1">cannot</text:span></text:p>
            <text:p text:style-name="P527">I <text:span text:style-name="T1">would</text:span> <text:span text:style-name="T497">if</text:span><text:span text:style-name="T1"> I could</text:span></text:p>
            <text:p text:style-name="P527"><text:span text:style-name="T1">Like </text:span><text:span text:style-name="T497">if</text:span><text:span text:style-name="T1"> it were</text:span> the last time</text:p>
            <text:p text:style-name="P527"><text:span text:style-name="T497">If</text:span><text:span text:style-name="T1"> I cared</text:span> I would do it </text:p>
            <text:p text:style-name="P527"><text:span text:style-name="T497">If</text:span><text:span text:style-name="T1"> I had</text:span> that much money</text:p>
            <text:p text:style-name="P527"><text:span text:style-name="T497">If</text:span><text:span text:style-name="T1"> I were</text:span> that big</text:p>
            <text:p text:style-name="P527"><text:span text:style-name="T497">If</text:span><text:span text:style-name="T1"> I wanted</text:span> I <text:span text:style-name="T1">could do</text:span> it</text:p>
            <text:p text:style-name="P527"><text:span text:style-name="T497">If</text:span><text:span text:style-name="T1"> I could</text:span> I <text:span text:style-name="T1">would do</text:span> it</text:p>
            <text:p text:style-name="P528">What would you do, <text:span text:style-name="T497">If</text:span><text:span text:style-name="T1"> I were doing</text:span> it</text:p>
            <text:p text:style-name="P528">What would you do, <text:span text:style-name="T497">If</text:span><text:span text:style-name="T1"> I did</text:span> it</text:p>
            <text:p text:style-name="P529"><text:span text:style-name="T496">If</text:span> I came</text:p>
            <text:p text:style-name="P529"><text:span text:style-name="T496">If</text:span> I went</text:p>
            <text:p text:style-name="P527">I <text:span text:style-name="T1">would like</text:span> to go</text:p>
            <text:p text:style-name="P527">I <text:span text:style-name="T17">would like</text:span> to </text:p>
            <text:p text:style-name="P527">I <text:span text:style-name="T17">want</text:span></text:p>
            <text:p text:style-name="P527">I <text:span text:style-name="T1">want</text:span> to go</text:p>
            <text:p text:style-name="P527">I <text:span text:style-name="T1">want</text:span> much money</text:p>
            <text:p text:style-name="P527"><text:span text:style-name="T1">Would you like</text:span> to have much money</text:p>
            <text:p text:style-name="P527"><text:span text:style-name="T1">Do you want</text:span> much money</text:p>
            <text:p text:style-name="P527"><text:span text:style-name="T1">What do you want</text:span>?</text:p>
            <text:p text:style-name="P527">You <text:span text:style-name="T1">would want</text:span> that</text:p>
            <text:p text:style-name="P527">It is <text:span text:style-name="T2">thinkable</text:span> that</text:p>
            <text:p text:style-name="P527"><text:span text:style-name="T2">Why not</text:span>, <text:span text:style-name="T1">if it could</text:span> be done</text:p>
            <text:p text:style-name="P470">show me </text:p>
            <text:p text:style-name="P470">show me the game</text:p>
            <text:p text:style-name="P471">Put it there</text:p>
            <text:p text:style-name="P471">Put it here</text:p>
            <text:p text:style-name="P471">Put it down</text:p>
            <text:p text:style-name="P471">come here</text:p>
            <text:p text:style-name="P472">bring it</text:p>
            <text:p text:style-name="P471">take it</text:p>
            <text:p text:style-name="P469">Give me</text:p>
            <text:p text:style-name="P469">Say me</text:p>
            <text:p text:style-name="P469"><text:soft-page-break/>Do me a favour</text:p>
            <text:p text:style-name="P469">Make me</text:p>
            <text:p text:style-name="P469">Talk to me</text:p>
            <text:p text:style-name="P469">Listen to me</text:p>
            <text:p text:style-name="P469">Watch and learn</text:p>
            <text:p text:style-name="P469">Go now</text:p>
            <text:p text:style-name="P473">Answer me</text:p>
            <text:p text:style-name="P474">Watch closely</text:p>
            <text:p text:style-name="P475">Sit down!</text:p>
            <text:p text:style-name="P475">Take a seat!</text:p>
            <text:p text:style-name="P473">Do not answer<text:span text:style-name="T437"> the pone</text:span></text:p>
            <text:p text:style-name="P477">Do not answer</text:p>
            <text:p text:style-name="P469">Do not go</text:p>
            <text:p text:style-name="P469">Do not say </text:p>
            <text:p text:style-name="P469">Do not make</text:p>
            <text:p text:style-name="P469">Do not <text:span text:style-name="T437">listen</text:span></text:p>
            <text:p text:style-name="P469">Do not watch</text:p>
            <text:p text:style-name="P474">Do not make that mistake</text:p>
            <text:p text:style-name="P477">Do not make <text:span text:style-name="T440">it</text:span></text:p>
            <text:p text:style-name="P497">Do not answer <text:span text:style-name="T440">it</text:span></text:p>
            <text:p text:style-name="P530">Do not answer <text:span text:style-name="T440">me</text:span></text:p>
            <text:p text:style-name="P497">Do not answer <text:span text:style-name="T440">her</text:span><text:span text:style-name="T454"> (Dativ ihr)</text:span></text:p>
            <text:p text:style-name="P497">Do not answer <text:span text:style-name="T440">him</text:span><text:span text:style-name="T454"> (Dativ ihm)</text:span></text:p>
            <text:p text:style-name="P530">Do not answer <text:span text:style-name="T440">us</text:span></text:p>
            <text:p text:style-name="P530">Do not answer <text:span text:style-name="T440">them</text:span></text:p>
            <text:p text:style-name="P477">Do not leave</text:p>
            <text:p text:style-name="P478">Do not leave</text:p>
            <text:p text:style-name="P498">Do not leave <text:span text:style-name="T457">it</text:span></text:p>
            <text:p text:style-name="P499">Do not leave <text:span text:style-name="T457">me</text:span></text:p>
            <text:p text:style-name="P499">Do not leave <text:span text:style-name="T457">her</text:span><text:span text:style-name="T472"> (Akkusativ sie)</text:span></text:p>
            <text:p text:style-name="P499">Do not leave <text:span text:style-name="T457">him</text:span><text:span text:style-name="T472"> </text:span><text:span text:style-name="T478">(</text:span><text:span text:style-name="T472">Akkusativ ihn)</text:span></text:p>
            <text:p text:style-name="P499">Do not leave <text:span text:style-name="T457">us</text:span></text:p>
            <text:p text:style-name="P499">Do not leave <text:span text:style-name="T457">them</text:span></text:p>
            <text:p text:style-name="P478">Do not leave the house</text:p>
            <text:p text:style-name="P477">Do not go there</text:p>
            <text:p text:style-name="P479">Do not say anything</text:p>
            <text:p text:style-name="P477">Do not say <text:span text:style-name="T457">it</text:span> </text:p>
            <text:p text:style-name="P499">Do not say <text:span text:style-name="T457">it</text:span> to <text:span text:style-name="T440">me</text:span></text:p>
            <text:p text:style-name="P497">Do not say <text:span text:style-name="T457">it </text:span>to <text:span text:style-name="T440">her</text:span><text:span text:style-name="T474"> </text:span><text:span text:style-name="T454">(Dativ ihr)</text:span></text:p>
            <text:p text:style-name="P497">Do not say <text:span text:style-name="T457">it</text:span> to <text:span text:style-name="T440">him</text:span><text:span text:style-name="T474"> </text:span><text:span text:style-name="T454">(Dativ ih</text:span><text:span text:style-name="T455">m</text:span><text:span text:style-name="T454">)</text:span></text:p>
            <text:p text:style-name="P499">Do not say <text:span text:style-name="T457">it</text:span> to <text:span text:style-name="T440">us</text:span></text:p>
            <text:p text:style-name="P499">Don not say <text:span text:style-name="T457">it</text:span> to <text:span text:style-name="T440">them</text:span></text:p>
            <text:p text:style-name="P531">Do not listen to <text:span text:style-name="T457">it</text:span></text:p>
            <text:p text:style-name="P532">Do not listen <text:span text:style-name="T482">t</text:span>o <text:span text:style-name="T457">me</text:span></text:p>
            <text:p text:style-name="P477">Do not listen to <text:span text:style-name="T457">her</text:span><text:span text:style-name="T471"> </text:span><text:span text:style-name="T470">(Akkusativ sie)</text:span></text:p>
            <text:p text:style-name="P477">Do not listen to <text:span text:style-name="T457">him</text:span><text:span text:style-name="T474"> </text:span><text:span text:style-name="T470">(Akkusativ </text:span><text:span text:style-name="T471">ihn)</text:span></text:p>
            <text:p text:style-name="P480">Do not listen to <text:span text:style-name="T457">us</text:span></text:p>
            <text:p text:style-name="P480">Do not listen to <text:span text:style-name="T457">them</text:span></text:p>
            <text:p text:style-name="P497">Do not watch <text:span text:style-name="T457">it</text:span></text:p>
            <text:p text:style-name="P500">Do not watch <text:span text:style-name="T457">me</text:span></text:p>
            <text:p text:style-name="P497">Do not watch <text:span text:style-name="T457">her</text:span><text:span text:style-name="T455"> </text:span><text:span text:style-name="T472">(Akkusativ sie)</text:span></text:p>
            <text:p text:style-name="P497">Do not watch <text:span text:style-name="T457">him</text:span><text:span text:style-name="T455"> </text:span><text:span text:style-name="T472">(Akkusativ </text:span><text:span text:style-name="T474">ihn</text:span><text:span text:style-name="T472">)</text:span></text:p>
            <text:p text:style-name="P500"><text:soft-page-break/>Do not watch <text:span text:style-name="T457">us</text:span></text:p>
            <text:p text:style-name="P500">Do not watch <text:span text:style-name="T457">them</text:span></text:p>
            <text:p text:style-name="P429"><text:span text:style-name="T438">Give </text:span><text:span text:style-name="T458">it</text:span><text:span text:style-name="T438"> to </text:span><text:span text:style-name="T442">me</text:span><text:span text:style-name="T438">. </text:span></text:p>
            <text:p text:style-name="P430"><text:span text:style-name="T438">Give </text:span><text:span text:style-name="T475">it</text:span><text:span text:style-name="T438"> to </text:span><text:span text:style-name="T442">them</text:span><text:span text:style-name="T438"> </text:span></text:p>
            <text:p text:style-name="P430"><text:span text:style-name="T438">Give </text:span><text:span text:style-name="T475">it</text:span><text:span text:style-name="T438"> to </text:span><text:span text:style-name="T442">us</text:span><text:span text:style-name="T438">. </text:span></text:p>
            <text:p text:style-name="P430"><text:span text:style-name="T438">Give </text:span><text:span text:style-name="T475">it</text:span><text:span text:style-name="T438"> to </text:span><text:span text:style-name="T442">him</text:span><text:span text:style-name="T438">. </text:span><text:span text:style-name="T443">(Dativ ih</text:span><text:span text:style-name="T444">m</text:span><text:span text:style-name="T443">)</text:span></text:p>
            <text:p text:style-name="P430"><text:span text:style-name="T438">Give </text:span><text:span text:style-name="T475">it</text:span><text:span text:style-name="T438"> to </text:span><text:span text:style-name="T442">her</text:span><text:span text:style-name="T438">. </text:span><text:span text:style-name="T443">(Dativ ihr)</text:span></text:p>
            <text:p text:style-name="P430"><text:span text:style-name="T438">Give </text:span><text:span text:style-name="T475">them</text:span><text:span text:style-name="T438"> to </text:span><text:span text:style-name="T442">me</text:span><text:span text:style-name="T438">. </text:span></text:p>
            <text:p text:style-name="P430"><text:span text:style-name="T438">Give </text:span><text:span text:style-name="T475">them</text:span><text:span text:style-name="T438"> to </text:span><text:span text:style-name="T442">them</text:span><text:span text:style-name="T438">. </text:span></text:p>
            <text:p text:style-name="P430"><text:span text:style-name="T438">Give </text:span><text:span text:style-name="T475">them</text:span><text:span text:style-name="T438"> to </text:span><text:span text:style-name="T442">us</text:span><text:span text:style-name="T438">. </text:span></text:p>
            <text:p text:style-name="P430"><text:span text:style-name="T438">Give </text:span><text:span text:style-name="T475">them</text:span><text:span text:style-name="T438"> to </text:span><text:span text:style-name="T442">him</text:span><text:span text:style-name="T438">. </text:span><text:span text:style-name="T443">(Dativ ih</text:span><text:span text:style-name="T444">m</text:span><text:span text:style-name="T443">)</text:span></text:p>
            <text:p text:style-name="P430"><text:span text:style-name="T438">Give </text:span><text:span text:style-name="T475">them</text:span><text:span text:style-name="T438"> to </text:span><text:span text:style-name="T442">her</text:span><text:span text:style-name="T438">. </text:span><text:span text:style-name="T443">(Dativ ih</text:span><text:span text:style-name="T444">r</text:span><text:span text:style-name="T443">)</text:span></text:p>
            <text:p text:style-name="P431"><text:span text:style-name="T479">Don't g</text:span>ive <text:span text:style-name="T459">it</text:span> to <text:span text:style-name="T440">me</text:span>. </text:p>
            <text:p text:style-name="P432"><text:span text:style-name="T479">Don't g</text:span>ive <text:span text:style-name="T457">it</text:span> to <text:span text:style-name="T440">them</text:span> </text:p>
            <text:p text:style-name="P432"><text:span text:style-name="T479">Don't g</text:span>ive <text:span text:style-name="T457">it</text:span> to <text:span text:style-name="T440">us</text:span>. </text:p>
            <text:p text:style-name="P432"><text:span text:style-name="T479">Don't g</text:span>ive <text:span text:style-name="T457">it</text:span> to <text:span text:style-name="T440">him</text:span>. <text:span text:style-name="T454">(Dativ ih</text:span><text:span text:style-name="T455">m</text:span><text:span text:style-name="T454">)</text:span></text:p>
            <text:p text:style-name="P432"><text:span text:style-name="T479">Don't g</text:span>ive <text:span text:style-name="T457">it</text:span> to <text:span text:style-name="T440">her</text:span>. <text:span text:style-name="T454">(Dativ ih</text:span><text:span text:style-name="T455">m</text:span><text:span text:style-name="T454">)</text:span></text:p>
            <text:p text:style-name="P432"><text:span text:style-name="T479">Don't g</text:span>ive <text:span text:style-name="T457">them</text:span> to <text:span text:style-name="T440">me</text:span>. </text:p>
            <text:p text:style-name="P432"><text:span text:style-name="T479">Don't g</text:span>ive <text:span text:style-name="T457">them</text:span> to <text:span text:style-name="T440">them</text:span>. </text:p>
            <text:p text:style-name="P432"><text:span text:style-name="T479">Don't g</text:span>ive <text:span text:style-name="T457">them</text:span> to <text:span text:style-name="T440">us</text:span>. </text:p>
            <text:p text:style-name="P432"><text:span text:style-name="T479">Don't g</text:span>ive <text:span text:style-name="T457">them</text:span> to <text:span text:style-name="T440">him</text:span>. <text:span text:style-name="T454">(Dativ ih</text:span><text:span text:style-name="T455">m</text:span><text:span text:style-name="T454">)</text:span></text:p>
            <text:p text:style-name="P430"><text:span text:style-name="T481">Don't g</text:span><text:span text:style-name="T480">ive </text:span><text:span text:style-name="T476">them</text:span><text:span text:style-name="T480"> to </text:span><text:span text:style-name="T445">her</text:span><text:span text:style-name="T480">. </text:span><text:span text:style-name="T446">(Dativ ih</text:span><text:span text:style-name="T447">m</text:span><text:span text:style-name="T446">)</text:span></text:p>
            <text:p text:style-name="P427">I have done</text:p>
            <text:p text:style-name="P427">I have made</text:p>
            <text:p text:style-name="P427">I have seen</text:p>
            <text:p text:style-name="P427">I have said</text:p>
            <text:p text:style-name="P427">I have heard</text:p>
            <text:p text:style-name="P427">I have written</text:p>
            <text:p text:style-name="P427">I have read</text:p>
            <text:p text:style-name="P427">I have had</text:p>
            <text:p text:style-name="P427">I have watched</text:p>
            <text:p text:style-name="P427">I have given</text:p>
            <text:p text:style-name="P427">I have gotten</text:p>
            <text:p text:style-name="P427">I have run</text:p>
            <text:p text:style-name="P427">I have gone</text:p>
            <text:p text:style-name="P427">I have arrived</text:p>
            <text:p text:style-name="P427">I have come</text:p>
            <text:p text:style-name="P427">I have been</text:p>
            <text:p text:style-name="P427">I have taken</text:p>
            <text:p text:style-name="P501">I went to her</text:p>
            <text:p text:style-name="P501">he went to her</text:p>
            <text:p text:style-name="P501">I made it</text:p>
            <text:p text:style-name="P501">he made it</text:p>
            <text:p text:style-name="P502">I made a small effort</text:p>
            <text:p text:style-name="P502">I made a big effort</text:p>
            <text:p text:style-name="P501">I came before you</text:p>
            <text:p text:style-name="P501">he came home</text:p>
            <text:p text:style-name="P501">I arrived in Zurich</text:p>
            <text:p text:style-name="P501">he arrived in Zurich</text:p>
            <text:p text:style-name="P501">I asked</text:p>
            <text:p text:style-name="P501">he asked</text:p>
            <text:p text:style-name="P501">I sayed</text:p>
            <text:p text:style-name="P501"><text:soft-page-break/>he sayed</text:p>
            <text:p text:style-name="P501">I answered</text:p>
            <text:p text:style-name="P501">he answered</text:p>
            <text:p text:style-name="P501">I played</text:p>
            <text:p text:style-name="P501">he played</text:p>
            <text:p text:style-name="P501">I was hungry</text:p>
            <text:p text:style-name="P501">he was hungry</text:p>
            <text:p text:style-name="P501">I was older</text:p>
            <text:p text:style-name="P501">he was older</text:p>
            <text:p text:style-name="P501">I had a pizza</text:p>
            <text:p text:style-name="P501">I had a big house</text:p>
            <text:p text:style-name="P501">he had a pizza</text:p>
            <text:p text:style-name="P501">he had a big house</text:p>
            <text:p text:style-name="P503">I had a good week</text:p>
            <text:p text:style-name="P503">Did you have a good week too?</text:p>
            <text:p text:style-name="P503">My arm hurts.</text:p>
            <text:p text:style-name="P533">What do you like?</text:p>
            <text:p text:style-name="P533">Would you like anything?</text:p>
            <text:p text:style-name="P533">Would you like to have something?</text:p>
            <text:p text:style-name="P533">I would like to have something</text:p>
            <text:p text:style-name="P533">not for me, thanks</text:p>
            <text:p text:style-name="P533">not for him, thanks</text:p>
            <text:p text:style-name="P485">Me too!</text:p>
            <text:p text:style-name="P485">He too!</text:p>
            <text:p text:style-name="P485">Me neither!</text:p>
            <text:p text:style-name="P485">He neither!</text:p>
            <text:p text:style-name="P485">I not!</text:p>
            <text:p text:style-name="P485">I yes!</text:p>
            <text:p text:style-name="P486">Nein, danke!</text:p>
            <text:p text:style-name="P486">Ja, gerne!</text:p>
            <text:p text:style-name="P25"><text:bookmark text:name="result_box33"/>spring</text:p>
            <text:p text:style-name="P25">summer</text:p>
            <text:p text:style-name="P25">autumn</text:p>
            <text:p text:style-name="P25">winter</text:p>
            <text:p text:style-name="P534">Monday</text:p>
            <text:p text:style-name="P534">Tuesday</text:p>
            <text:p text:style-name="P534">Wednesday</text:p>
            <text:p text:style-name="P534">Thursday</text:p>
            <text:p text:style-name="P534">Friday</text:p>
            <text:p text:style-name="P534">Saturday</text:p>
            <text:p text:style-name="P534">Sunday</text:p>
            <text:p text:style-name="P504">January</text:p>
            <text:p text:style-name="P504">February</text:p>
            <text:p text:style-name="P504">March</text:p>
            <text:p text:style-name="P504">April</text:p>
            <text:p text:style-name="P504">May</text:p>
            <text:p text:style-name="P504">June</text:p>
            <text:p text:style-name="P504">July</text:p>
            <text:p text:style-name="P504">August</text:p>
            <text:p text:style-name="P504">September</text:p>
            <text:p text:style-name="P504">October</text:p>
            <text:p text:style-name="P504">November</text:p>
            <text:p text:style-name="P504"><text:soft-page-break/>December</text:p>
            <text:p text:style-name="P506">one</text:p>
            <text:p text:style-name="P506">Two</text:p>
            <text:p text:style-name="P506">Three</text:p>
            <text:p text:style-name="P506">Four</text:p>
            <text:p text:style-name="P506">five</text:p>
            <text:p text:style-name="P506">six</text:p>
            <text:p text:style-name="P506">seven</text:p>
            <text:p text:style-name="P506">eight</text:p>
            <text:p text:style-name="P506">nine</text:p>
            <text:p text:style-name="P506">ten</text:p>
            <text:p text:style-name="P506">Eleven</text:p>
            <text:p text:style-name="P506">Twelve</text:p>
            <text:p text:style-name="P506">Thirteen</text:p>
            <text:p text:style-name="P506">fourteen</text:p>
            <text:p text:style-name="P506">Fifteen</text:p>
            <text:p text:style-name="P506">Sixteen</text:p>
            <text:p text:style-name="P506">Seventeen</text:p>
            <text:p text:style-name="P506">Eighteen</text:p>
            <text:p text:style-name="P506">Nineteen</text:p>
            <text:p text:style-name="P506">Twenty</text:p>
            <text:p text:style-name="P506">Twenty-one</text:p>
            <text:p text:style-name="P506">Twenty-two</text:p>
            <text:p text:style-name="P506">Twentythree</text:p>
            <text:p text:style-name="P506">Thirty</text:p>
            <text:p text:style-name="P506">Thirty-one</text:p>
            <text:p text:style-name="P507">Fourt-two</text:p>
            <text:p text:style-name="P507">Fifty-six</text:p>
            <text:p text:style-name="P507">Eighty-nine</text:p>
            <text:p text:style-name="P506">Fourty</text:p>
            <text:p text:style-name="P506">Fifty</text:p>
            <text:p text:style-name="P506">Sixty</text:p>
            <text:p text:style-name="P506">Seventy</text:p>
            <text:p text:style-name="P506">Eighty</text:p>
            <text:p text:style-name="P506">Ninety</text:p>
            <text:p text:style-name="P506">Hundred</text:p>
            <text:p text:style-name="P505">one hundred</text:p>
            <text:p text:style-name="P505">two hundred</text:p>
            <text:p text:style-name="P505">three hundred</text:p>
            <text:p text:style-name="P505">four hundred</text:p>
            <text:p text:style-name="P505">five hundred</text:p>
            <text:p text:style-name="P505">six hundred</text:p>
            <text:p text:style-name="P505">seven hundred</text:p>
            <text:p text:style-name="P505">eight hundred</text:p>
            <text:p text:style-name="P505">nine hundred</text:p>
            <text:p text:style-name="P505">one thousand</text:p>
            <text:p text:style-name="P505">two thousand</text:p>
            <text:p text:style-name="P505">three thousand</text:p>
            <text:p text:style-name="P505">four thousand</text:p>
            <text:p text:style-name="P505">five thousand</text:p>
            <text:p text:style-name="P505">six thousand</text:p>
            <text:p text:style-name="P505">seven thousand</text:p>
            <text:p text:style-name="P505"><text:soft-page-break/>eight thousand</text:p>
            <text:p text:style-name="P505">nine thousand</text:p>
            <text:p text:style-name="P505">ten thousand</text:p>
            <text:p text:style-name="P506">One hundred one</text:p>
            <text:p text:style-name="P506">Two hundred</text:p>
            <text:p text:style-name="P506">One hundred and ten</text:p>
            <text:p text:style-name="P506">One hundred and twenty</text:p>
            <text:p text:style-name="P506">two hundred</text:p>
            <text:p text:style-name="P506">thousand</text:p>
            <text:p text:style-name="P506">ten thousand</text:p>
            <text:p text:style-name="P506">million</text:p>
            <text:p text:style-name="P492">Firstly</text:p>
            <text:p text:style-name="P492">Secondly</text:p>
            <text:p text:style-name="P492"><text:span text:style-name="T1172">T</text:span>hirdly</text:p>
            <text:p text:style-name="P492">The first</text:p>
            <text:p text:style-name="P492">The second</text:p>
            <text:p text:style-name="P492">The third</text:p>
            <text:p text:style-name="P492">The fourth</text:p>
            <text:p text:style-name="P492">The fifth</text:p>
            <text:p text:style-name="P493">The sixth</text:p>
            <text:p text:style-name="P493">The seventh</text:p>
            <text:p text:style-name="P493">The eighth</text:p>
            <text:p text:style-name="P493">The ninth</text:p>
            <text:p text:style-name="P493">The tenth</text:p>
            <text:p text:style-name="P669"><text:span text:style-name="Strong_20_Emphasis"><text:span text:style-name="T74">It’s five minutes past one.</text:span></text:span></text:p>
            <text:p text:style-name="P669"><text:span text:style-name="Strong_20_Emphasis"><text:span text:style-name="T74">It’s twelve minutes past three.</text:span></text:span></text:p>
            <text:p text:style-name="P669"><text:span text:style-name="Strong_20_Emphasis"><text:span text:style-name="T74">It’s five minutes till one.</text:span></text:span></text:p>
            <text:p text:style-name="P669"><text:span text:style-name="Strong_20_Emphasis"><text:span text:style-name="T74">It’s twelve minutes till three.</text:span></text:span></text:p>
            <text:p text:style-name="P669"><text:span text:style-name="Strong_20_Emphasis"><text:span text:style-name="T74">It’s half past one.</text:span></text:span></text:p>
            <text:p text:style-name="P669"><text:span text:style-name="Strong_20_Emphasis"><text:span text:style-name="T74">It’s quarter past two.</text:span></text:span></text:p>
            <text:p text:style-name="P669"><text:span text:style-name="Strong_20_Emphasis"><text:span text:style-name="T74">It’s quarter till three.</text:span></text:span></text:p>
            <text:p text:style-name="P669"><text:span text:style-name="Strong_20_Emphasis"><text:span text:style-name="T74">The party begins at nine o’clock.</text:span></text:span></text:p>
            <text:p text:style-name="P669"><text:span text:style-name="Strong_20_Emphasis"><text:span text:style-name="T74">The bank opens at half past eight.</text:span></text:span></text:p>
            <text:p text:style-name="P669"><text:span text:style-name="Strong_20_Emphasis"><text:span text:style-name="T74">It’s two in the afternoon.</text:span></text:span></text:p>
            <text:p text:style-name="P669"><text:span text:style-name="Strong_20_Emphasis"><text:span text:style-name="T74">It’s two in the morning.</text:span></text:span></text:p>
            <text:p text:style-name="P669"><text:span text:style-name="Strong_20_Emphasis"><text:span text:style-name="T74">It’s ten in the evening.</text:span></text:span></text:p>
            <text:p text:style-name="P694"><text:span text:style-name="Strong_20_Emphasis"><text:span text:style-name="T74">I always read the newspaper in the morning.</text:span></text:span></text:p>
            <text:p text:style-name="P535">sex</text:p>
            <text:p text:style-name="P535">sexual arousal</text:p>
            <text:p text:style-name="P535">sexual intercourse</text:p>
            <text:p text:style-name="P535">penis</text:p>
            <text:p text:style-name="P535">a man's cock</text:p>
            <text:p text:style-name="P535">a woman's vagina</text:p>
            <text:p text:style-name="P535">he penetrates</text:p>
            <text:p text:style-name="P535">he masturbates</text:p>
            <text:p text:style-name="P536">I am hot</text:p>
            <text:p text:style-name="P481">I get in the car</text:p>
            <text:p text:style-name="P481">I get off the car</text:p>
            <text:p text:style-name="P481">for its development</text:p>
            <text:p text:style-name="P482">It took <text:span text:style-name="T1771">him</text:span> some time to realize.</text:p>
            <text:p text:style-name="P482">It took <text:span text:style-name="T1771">him</text:span> one hour to finish the work.</text:p>
            <text:p text:style-name="P482"><text:span text:style-name="T1772">on the table</text:span></text:p>
            <text:p text:style-name="P483"><text:soft-page-break/>below the table</text:p>
            <text:p text:style-name="P483">under the table</text:p>
            <text:p text:style-name="P476">Sitting on the chair</text:p>
            <text:p text:style-name="P537">he was sentenced to 5 years.</text:p>
            <text:p text:style-name="P537">It was a hard punishment.</text:p>
            <text:p text:style-name="P537">His head hurt.</text:p>
            <text:p text:style-name="P537">He had great pain to endure.</text:p>
            <text:p text:style-name="P537">My pain</text:p>
            <text:p text:style-name="P537">My pity</text:p>
            <text:p text:style-name="P537">My worries</text:p>
            <text:p text:style-name="P487">I took a lecture in finance</text:p>
            <text:p text:style-name="P487">I made some toast breads</text:p>
            <text:p text:style-name="P487">I take a lecture</text:p>
            <text:p text:style-name="P487">I make some toast breads</text:p>
            <text:p text:style-name="P487">I attend a lecture</text:p>
            <text:p text:style-name="P487">I attended a lecture</text:p>
            <text:p text:style-name="P487">I have just started to take some lectures</text:p>
            <text:p text:style-name="P487">She brought me a cup of tea</text:p>
            <text:p text:style-name="P487">I brought her a book</text:p>
            <text:p text:style-name="P488">Wait, I'll bring it to you</text:p>
            <text:p text:style-name="P487">Bring me a water please</text:p>
            <text:p text:style-name="P487">Pass me the salt please</text:p>
            <text:p text:style-name="P489">I have just started</text:p>
            <text:p text:style-name="P489">I am going to start</text:p>
            <text:p text:style-name="P489">I have just got a cup of tea</text:p>
            <text:p text:style-name="P489">I am going to get a cup of tea</text:p>
            <text:p text:style-name="P484">I need to speak with Alfredo.</text:p>
            <text:p text:style-name="P538">I have been studying Spanish <text:span text:style-name="T142">for</text:span> one year.</text:p>
            <text:p text:style-name="P538">I haven’t studied Spanish <text:span text:style-name="T142">for</text:span> a year.</text:p>
            <text:p text:style-name="P538">I have been studying Spanish <text:span text:style-name="T142">for</text:span> one year.</text:p>
            <text:p text:style-name="P538">I haven’t studied Spanish <text:span text:style-name="T142">for</text:span> a year.</text:p>
            <text:p text:style-name="P538">I <text:span text:style-name="T1174">studied</text:span> Spanish one year <text:span text:style-name="Strong_20_Emphasis">ago</text:span>.</text:p>
            <text:p text:style-name="P538">I studied Spanish one year <text:span text:style-name="Strong_20_Emphasis">ago</text:span>.</text:p>
            <text:p text:style-name="P539">That was two weeks <text:span text:style-name="T142">ago</text:span></text:p>
            <text:p text:style-name="P539">I have started with it two days <text:span text:style-name="T142">ago</text:span></text:p>
            <text:p text:style-name="P539">I have started learning three month <text:span text:style-name="T142">ag</text:span>o</text:p>
            <text:p text:style-name="P494"><text:span text:style-name="T1177">I have done it two days </text:span><text:span text:style-name="T149">ago</text:span></text:p>
            <text:p text:style-name="P494"><text:span text:style-name="T485">The apple is green.</text:span><text:span text:style-name="T487"> </text:span><text:span text:style-name="T485">(</text:span><text:span text:style-name="T145">essence</text:span><text:span text:style-name="T147">, permanent</text:span><text:span text:style-name="T148">, =</text:span><text:span text:style-name="T485">)</text:span></text:p>
            <text:p text:style-name="P494"><text:span text:style-name="T486">The apple is green</text:span><text:span text:style-name="T487"> </text:span><text:span text:style-name="T486">(</text:span><text:span text:style-name="T146">condition</text:span><text:span text:style-name="T147">, less permanent</text:span><text:span text:style-name="T486">)</text:span></text:p>
            <text:p text:style-name="P490">She is quiet.</text:p>
            <text:p text:style-name="P494"><text:span text:style-name="T486">She is </text:span><text:span text:style-name="T488">being </text:span><text:span text:style-name="T486">quiet.</text:span></text:p>
            <text:p text:style-name="P490">The professor is boring.</text:p>
            <text:p text:style-name="P490">The professor is bored.</text:p>
            <text:p text:style-name="P540"><text:span text:style-name="T486">M</text:span><text:span text:style-name="T485">onica is from Spain.</text:span></text:p>
            <text:p text:style-name="P540"><text:span text:style-name="T486">M</text:span><text:span text:style-name="T485">onica is in Spain.</text:span></text:p>
            <text:p text:style-name="P491">The party is in Monica's house.</text:p>
            <text:p text:style-name="P667">What time is it?</text:p>
            <text:p text:style-name="P668">It’s two o’clock.</text:p>
            <text:p text:style-name="P677"><text:span text:style-name="T485">What day is today?</text:span><text:span text:style-name="T489"> </text:span></text:p>
            <text:p text:style-name="P668">Today’s Monday.</text:p>
            <text:p text:style-name="P668">What’s the date today?</text:p>
            <text:p text:style-name="P668">It’s May fifth.</text:p>
            <text:p text:style-name="P667"><text:soft-page-break/>Where are you from?</text:p>
            <text:p text:style-name="P668">I’m from Colombia.</text:p>
            <text:p text:style-name="P667">What do you do?</text:p>
            <text:p text:style-name="P668">I’m a carpenter.</text:p>
            <text:p text:style-name="P667">Is she Puerto Rican?</text:p>
            <text:p text:style-name="P668">No, she’s Guatemalan.</text:p>
            <text:p text:style-name="P667">Are the Garcias Baptists?</text:p>
            <text:p text:style-name="P668">No, they’re Catholics.</text:p>
            <text:p text:style-name="P668">Is the government socialist?</text:p>
            <text:p text:style-name="P668">No, it’s communist.</text:p>
            <text:p text:style-name="P667">What’s the table made of?</text:p>
            <text:p text:style-name="P668">It’s made of wood.</text:p>
            <text:p text:style-name="P667">Whose pen is it?</text:p>
            <text:p text:style-name="P668">It’s Emilio’s.</text:p>
            <text:p text:style-name="P667">Who is Roger?</text:p>
            <text:p text:style-name="P668">He’s Martha’s husband.</text:p>
            <text:p text:style-name="P667">It’s important to practice.</text:p>
            <text:p text:style-name="P668">It’s necessary to speak a lot.</text:p>
            <text:p text:style-name="P667">The movie is at the theatre.</text:p>
            <text:p text:style-name="P667">The party is in the Fantastic Club.</text:p>
            <text:p text:style-name="P667">Mike is a sincere man.</text:p>
            <text:p text:style-name="P668">He’s also handsome.</text:p>
            <text:p text:style-name="P668">Where are you?</text:p>
            <text:p text:style-name="P668">I’m in the laboratory.</text:p>
            <text:p text:style-name="P668">Where’s Chile?</text:p>
            <text:p text:style-name="P668">Chile is in South America.</text:p>
            <text:p text:style-name="P668">How’s the soup?</text:p>
            <text:p text:style-name="P668">The soup is cold.</text:p>
            <text:p text:style-name="P668">How are you?</text:p>
            <text:p text:style-name="P668">I am very well, thanks.</text:p>
            <text:p text:style-name="P703">to be in agreement</text:p>
            <text:p text:style-name="P703">to be standing</text:p>
            <text:p text:style-name="P703">to be on the way</text:p>
            <text:p text:style-name="P703">to daydream</text:p>
            <text:p text:style-name="P703">What are you eating?</text:p>
            <text:p text:style-name="P703">I am eating rice and beans.</text:p>
            <text:p text:style-name="P700">to be cold</text:p>
            <text:p text:style-name="P700">to be hot</text:p>
            <text:p text:style-name="P700">to be hungry</text:p>
            <text:p text:style-name="P700">to be thirsty</text:p>
            <text:p text:style-name="P700">to be sleepy</text:p>
            <text:p text:style-name="P700">to hurt or be sore, etc.</text:p>
            <text:p text:style-name="P700">to be in a hurry</text:p>
            <text:p text:style-name="P700">to be afraid of something</text:p>
            <text:p text:style-name="P700">to be afraid to do something</text:p>
            <text:p text:style-name="P700">to be jealous</text:p>
            <text:p text:style-name="P700">to be confident</text:p>
            <text:p text:style-name="P700">to be careful</text:p>
            <text:p text:style-name="P700">to be ashamed</text:p>
            <text:p text:style-name="P700">to be right</text:p>
            <text:p text:style-name="P700">to be successful</text:p>
            <text:p text:style-name="P700">to be guilty</text:p>
            <text:p text:style-name="P700"><text:soft-page-break/>to be lucky</text:p>
            <text:p text:style-name="P700">to take place</text:p>
            <text:p text:style-name="P700">to feel like</text:p>
            <text:p text:style-name="P700">to take into account</text:p>
            <text:p text:style-name="P648">to be _____ years old</text:p>
            <text:p text:style-name="P704"><text:span text:style-name="Strong_20_Emphasis"><text:span text:style-name="T828">I am 30 years old.</text:span></text:span></text:p>
            <text:p text:style-name="P704"><text:span text:style-name="Strong_20_Emphasis"><text:span text:style-name="T828">Since 16 years </text:span></text:span></text:p>
            <text:p text:style-name="P406"><text:bookmark text:name="result_box59"/><text:span text:style-name="Strong_20_Emphasis"><text:span text:style-name="T902">I know I look older</text:span></text:span></text:p>
            <text:p text:style-name="P406"><text:span text:style-name="Strong_20_Emphasis"><text:span text:style-name="T902">But I think I'm beautiful</text:span></text:span></text:p>
            <text:p text:style-name="P649">It is very cold</text:p>
            <text:p text:style-name="P701">What’s the weather like?</text:p>
            <text:p text:style-name="P701">It’s cold.</text:p>
            <text:p text:style-name="P701">It’s hot.</text:p>
            <text:p text:style-name="P701">It’s windy.</text:p>
            <text:p text:style-name="P701">It’s sunny.</text:p>
            <text:p text:style-name="P701">The weather is good.</text:p>
            <text:p text:style-name="P701">The weather is bad.</text:p>
            <text:p text:style-name="P701">It’s brisk.</text:p>
            <text:p text:style-name="P701">It’s foggy.</text:p>
            <text:p text:style-name="P701">It’s misty.</text:p>
            <text:p text:style-name="P701">The sun is shining.</text:p>
            <text:p text:style-name="P701">The moon is out.</text:p>
            <text:p text:style-name="P701">It’s lightning.</text:p>
            <text:p text:style-name="P701">It’s humid.</text:p>
            <text:p text:style-name="P701">It’s cloudy.</text:p>
            <text:p text:style-name="P701">It’s pouring.</text:p>
            <text:p text:style-name="P701">There’s a windstorm.</text:p>
            <text:p text:style-name="P701">It’s hailing.</text:p>
            <text:p text:style-name="P701">It’s sprinkling.</text:p>
            <text:p text:style-name="P701">It’s dark.</text:p>
            <text:p text:style-name="P701">It’s cloudy.</text:p>
            <text:p text:style-name="P701">It’s raining.</text:p>
            <text:p text:style-name="P702"><text:span text:style-name="T1171">It is raining. </text:span><text:span text:style-name="Strong_20_Emphasis"><text:span text:style-name="T1171">llover</text:span></text:span><text:span text:style-name="T1171"> (to rain)</text:span></text:p>
            <text:p text:style-name="P702"><text:span text:style-name="T1171">It is snowing. </text:span><text:span text:style-name="Strong_20_Emphasis"><text:span text:style-name="T1171">nevar</text:span></text:span><text:span text:style-name="T1171"> (to snow)</text:span></text:p>
            <text:p text:style-name="P702"><text:span text:style-name="T1171">It is thundering. </text:span><text:span text:style-name="Strong_20_Emphasis"><text:span text:style-name="T1171">tronar</text:span></text:span><text:span text:style-name="T1171"> (to thunder)</text:span></text:p>
            <text:p text:style-name="P702"><text:span text:style-name="T1171">It is drizzling. </text:span><text:span text:style-name="Strong_20_Emphasis"><text:span text:style-name="T1171">lloviznar</text:span></text:span><text:span text:style-name="T1171"> (to drizzle)</text:span></text:p>
            <text:p text:style-name="P647">No, I am sorry!</text:p>
            <text:p text:style-name="P647">I have never before spoken spanish. </text:p>
            <text:p text:style-name="P647">But the grammar is very similar to the french. And the vocabulary is not very far from english and italian.</text:p>
            <text:p text:style-name="P647">I am certainly not very fast and make some errors. </text:p>
            <text:p text:style-name="P647">The reason is that I started learning the language five weeks ago.</text:p>
            <text:p text:style-name="P647">This is a good question.</text:p>
            <text:p text:style-name="P647">What shall I say?</text:p>
            <text:p text:style-name="P647">What should I say?</text:p>
            <text:p text:style-name="P647">There is no reason other than to train my brain.</text:p>
            <text:p text:style-name="P647">I speak french and english at superior level</text:p>
            <text:p text:style-name="P646">I have to guess</text:p>
            <text:p text:style-name="P646">it is the only word I can remember</text:p>
            <text:p text:style-name="P410"><text:bookmark text:name="yui_3_17_2_5_1502351224192_1249"/><text:soft-page-break/>1+ 2 = 3 </text:p>
            <text:p text:style-name="P410">3-2=1 </text:p>
            <text:p text:style-name="P410">2 x 3 = 6 </text:p>
            <text:p text:style-name="P410">10 / 5 = 2</text:p>
            <text:p text:style-name="P644">10.5</text:p>
            <text:p text:style-name="P644">25%</text:p>
            <text:p text:style-name="P644">3/4</text:p>
            <text:p text:style-name="P644">10/5</text:p>
            <text:p text:style-name="P644">1/2</text:p>
            <text:p text:style-name="P644"><text:span text:style-name="Strong_20_Emphasis"><text:span text:style-name="T75">The sun dried the clothes. (transitive)</text:span></text:span></text:p>
            <text:p text:style-name="P644"><text:span text:style-name="Strong_20_Emphasis"><text:span text:style-name="T75">The clothes dried in the sun. (intransitive)</text:span></text:span></text:p>
            <text:p text:style-name="P644"><text:span text:style-name="Strong_20_Emphasis"><text:span text:style-name="T76">He puts on his suit</text:span></text:span></text:p>
            <text:p text:style-name="P644"><text:span text:style-name="Strong_20_Emphasis"><text:span text:style-name="T77">I </text:span></text:span><text:span text:style-name="Strong_20_Emphasis"><text:span text:style-name="T54">met</text:span></text:span><text:span text:style-name="Strong_20_Emphasis"><text:span text:style-name="T77"> Juan five years ago.</text:span></text:span></text:p>
            <text:p text:style-name="P644"><text:span text:style-name="Strong_20_Emphasis"><text:span text:style-name="T77">At that time we </text:span></text:span><text:span text:style-name="Strong_20_Emphasis"><text:span text:style-name="T54">knew</text:span></text:span><text:span text:style-name="Strong_20_Emphasis"><text:span text:style-name="T77"> the city well.</text:span></text:span></text:p>
            <text:p text:style-name="P644"><text:span text:style-name="Strong_20_Emphasis"><text:span text:style-name="T77">Maria </text:span></text:span><text:span text:style-name="Strong_20_Emphasis"><text:span text:style-name="T54">tried</text:span></text:span><text:span text:style-name="Strong_20_Emphasis"><text:span text:style-name="T77"> to buy the house.</text:span></text:span></text:p>
            <text:p text:style-name="P644"><text:span text:style-name="Strong_20_Emphasis"><text:span text:style-name="T77">Juan </text:span></text:span><text:span text:style-name="Strong_20_Emphasis"><text:span text:style-name="T54">wanted</text:span></text:span><text:span text:style-name="Strong_20_Emphasis"><text:span text:style-name="T77"> to buy the house.</text:span></text:span></text:p>
            <text:p text:style-name="P644"><text:span text:style-name="Strong_20_Emphasis"><text:span text:style-name="T77">Maria </text:span></text:span><text:span text:style-name="Strong_20_Emphasis"><text:span text:style-name="T54">refused</text:span></text:span><text:span text:style-name="Strong_20_Emphasis"><text:span text:style-name="T77"> to buy the house.</text:span></text:span></text:p>
            <text:p text:style-name="P644"><text:span text:style-name="Strong_20_Emphasis"><text:span text:style-name="T77">Juan </text:span></text:span><text:span text:style-name="Strong_20_Emphasis"><text:span text:style-name="T54">did not want</text:span></text:span><text:span text:style-name="Strong_20_Emphasis"><text:span text:style-name="T77"> to buy the house.</text:span></text:span></text:p>
            <text:p text:style-name="P644"><text:span text:style-name="Strong_20_Emphasis"><text:span text:style-name="T77">Maria </text:span></text:span><text:span text:style-name="Strong_20_Emphasis"><text:span text:style-name="T54">found out</text:span></text:span><text:span text:style-name="Strong_20_Emphasis"><text:span text:style-name="T77"> yesterday.</text:span></text:span></text:p>
            <text:p text:style-name="P644"><text:span text:style-name="Strong_20_Emphasis"><text:span text:style-name="T77">Juan </text:span></text:span><text:span text:style-name="Strong_20_Emphasis"><text:span text:style-name="T54">knew</text:span></text:span><text:span text:style-name="Strong_20_Emphasis"><text:span text:style-name="T77"> that Maria was coming.</text:span></text:span></text:p>
            <text:p text:style-name="P644"><text:span text:style-name="Strong_20_Emphasis"><text:span text:style-name="T77">Maria </text:span></text:span><text:span text:style-name="Strong_20_Emphasis"><text:span text:style-name="T54">succeeded in</text:span></text:span><text:span text:style-name="Strong_20_Emphasis"><text:span text:style-name="T77"> lifting the table.</text:span></text:span></text:p>
            <text:p text:style-name="P644"><text:span text:style-name="Strong_20_Emphasis"><text:span text:style-name="T77">Juan </text:span></text:span><text:span text:style-name="Strong_20_Emphasis"><text:span text:style-name="T54">was able</text:span></text:span><text:span text:style-name="Strong_20_Emphasis"><text:span text:style-name="T77"> to participate in the demo</text:span></text:span><text:span text:style-name="Strong_20_Emphasis"><text:span text:style-name="T78">..</text:span></text:span><text:span text:style-name="Strong_20_Emphasis"><text:span text:style-name="T77">.</text:span></text:span></text:p>
            <text:p text:style-name="P644"><text:span text:style-name="Strong_20_Emphasis"><text:span text:style-name="T77">Maria </text:span></text:span><text:span text:style-name="Strong_20_Emphasis"><text:span text:style-name="T54">received</text:span></text:span><text:span text:style-name="Strong_20_Emphasis"><text:span text:style-name="T77"> a letter from her mom.</text:span></text:span></text:p>
            <text:p text:style-name="P651"><text:span text:style-name="Strong_20_Emphasis"><text:span text:style-name="T900">Juan </text:span></text:span><text:span text:style-name="Strong_20_Emphasis"><text:span text:style-name="T901">used to have</text:span></text:span><text:span text:style-name="Strong_20_Emphasis"><text:span text:style-name="T900"> a new car.</text:span></text:span></text:p>
            <text:p text:style-name="P651"><text:span text:style-name="Strong_20_Emphasis"><text:span text:style-name="T899">I doubt that you are going to Peru in December.</text:span></text:span></text:p>
            <text:p text:style-name="P346"><text:bookmark text:name="result_box66"/><text:span text:style-name="Strong_20_Emphasis"><text:span text:style-name="T959">step</text:span></text:span></text:p>
            <text:p text:style-name="P346"><text:span text:style-name="Strong_20_Emphasis"><text:span text:style-name="T959">Stepping on the accelerator;</text:span></text:span></text:p>
            <text:p text:style-name="P405"><text:span text:style-name="Strong_20_Emphasis"><text:span text:style-name="T959">Stepping on the brake;</text:span></text:span></text:p>
            <text:p text:style-name="P405"><text:span text:style-name="Strong_20_Emphasis"><text:span text:style-name="T959">Press the button when you stop hearing</text:span></text:span><text:span text:style-name="Strong_20_Emphasis"><text:span text:style-name="T960">...</text:span></text:span><text:span text:style-name="Strong_20_Emphasis"><text:span text:style-name="T959">;</text:span></text:span></text:p>
            <text:p text:style-name="P346"><text:span text:style-name="Strong_20_Emphasis"><text:span text:style-name="T959">floor</text:span></text:span><text:span text:style-name="Strong_20_Emphasis"><text:span text:style-name="T960">: </text:span></text:span><text:span text:style-name="Strong_20_Emphasis"><text:span text:style-name="T959">Surface on which is covered with some material to make it smooth and resistant.</text:span></text:span></text:p>
            <text:p text:style-name="P346"><text:bookmark text:name="result_box67"/><text:span text:style-name="Strong_20_Emphasis"><text:span text:style-name="T959">the notebook</text:span></text:span><text:span text:style-name="Strong_20_Emphasis"><text:span text:style-name="T965"> (a book)</text:span></text:span></text:p>
            <text:p text:style-name="P347"><text:span text:style-name="Strong_20_Emphasis"><text:span text:style-name="T965">notebook computer, laptop</text:span></text:span></text:p>
            <text:p text:style-name="P346"><text:span text:style-name="Strong_20_Emphasis"><text:span text:style-name="T959">the pen</text:span></text:span></text:p>
            <text:p text:style-name="P346"><text:span text:style-name="Strong_20_Emphasis"><text:span text:style-name="T959">the boy</text:span></text:span></text:p>
            <text:p text:style-name="P346"><text:span text:style-name="Strong_20_Emphasis"><text:span text:style-name="T959">the aunt</text:span></text:span></text:p>
            <text:p text:style-name="P346"><text:span text:style-name="Strong_20_Emphasis"><text:span text:style-name="T959">the desk</text:span></text:span></text:p>
            <text:p text:style-name="P346"><text:span text:style-name="Strong_20_Emphasis"><text:span text:style-name="T959">the chair</text:span></text:span></text:p>
            <text:p text:style-name="P346"><text:span text:style-name="Strong_20_Emphasis"><text:span text:style-name="T959">taste</text:span></text:span></text:p>
            <text:p text:style-name="P346"><text:span text:style-name="Strong_20_Emphasis"><text:span text:style-name="T959">Donkey</text:span></text:span></text:p>
            <text:p text:style-name="P346"><text:span text:style-name="Strong_20_Emphasis"><text:span text:style-name="T959">the mosquito</text:span></text:span></text:p>
            <text:p text:style-name="P346"><text:span text:style-name="Strong_20_Emphasis"><text:span text:style-name="T959">Party</text:span></text:span></text:p>
            <text:p text:style-name="P346"><text:span text:style-name="Strong_20_Emphasis"><text:span text:style-name="T959">The eraser</text:span></text:span></text:p>
            <text:p text:style-name="P346"><text:span text:style-name="Strong_20_Emphasis"><text:span text:style-name="T959">tapestry (Wandteppich</text:span></text:span><text:span text:style-name="Strong_20_Emphasis"><text:span text:style-name="T966">) </text:span></text:span></text:p>
            <text:p text:style-name="P348"><text:span text:style-name="Strong_20_Emphasis"><text:span text:style-name="T959">wallpaper</text:span></text:span></text:p>
            <text:p text:style-name="P346"><text:span text:style-name="Strong_20_Emphasis"><text:span text:style-name="T959">the </text:span></text:span><text:span text:style-name="Strong_20_Emphasis"><text:span text:style-name="T1129">can</text:span></text:span><text:span text:style-name="Strong_20_Emphasis"><text:span text:style-name="T959"> opener</text:span></text:span></text:p>
            <text:p text:style-name="P346"><text:span text:style-name="Strong_20_Emphasis"><text:span text:style-name="T959">the umbrella</text:span></text:span></text:p>
            <text:p text:style-name="P346"><text:span text:style-name="Strong_20_Emphasis"><text:span text:style-name="T959">The magazines</text:span></text:span></text:p>
            <text:p text:style-name="P346"><text:span text:style-name="Strong_20_Emphasis"><text:span text:style-name="T959">the drawing</text:span></text:span></text:p>
            <text:p text:style-name="P346"><text:span text:style-name="Strong_20_Emphasis"><text:span text:style-name="T959">Nevertheless</text:span></text:span></text:p>
            <text:p text:style-name="P346"><text:span text:style-name="Strong_20_Emphasis"><text:span text:style-name="T959">A secret recording</text:span></text:span></text:p>
            <text:p text:style-name="P346"><text:span text:style-name="Strong_20_Emphasis"><text:span text:style-name="T959">Approve</text:span></text:span></text:p>
            <text:p text:style-name="P346"><text:soft-page-break/><text:span text:style-name="Strong_20_Emphasis"><text:span text:style-name="T959">Bribes</text:span></text:span></text:p>
            <text:p text:style-name="P346"><text:span text:style-name="Strong_20_Emphasis"><text:span text:style-name="T959">the face</text:span></text:span></text:p>
            <text:p text:style-name="P346"><text:span text:style-name="Strong_20_Emphasis"><text:span text:style-name="T959">laugh</text:span></text:span></text:p>
            <text:p text:style-name="P346"><text:span text:style-name="Strong_20_Emphasis"><text:span text:style-name="T959">the bomb</text:span></text:span></text:p>
            <text:p text:style-name="P346"><text:span text:style-name="Strong_20_Emphasis"><text:span text:style-name="T959">The dishwasher</text:span></text:span></text:p>
            <text:p text:style-name="P346"><text:span text:style-name="Strong_20_Emphasis"><text:span text:style-name="T959">around</text:span></text:span></text:p>
            <text:p text:style-name="P346"><text:span text:style-name="Strong_20_Emphasis"><text:span text:style-name="T959">break</text:span></text:span></text:p>
            <text:p text:style-name="P346"><text:span text:style-name="Strong_20_Emphasis"><text:span text:style-name="T959">Tired</text:span></text:span></text:p>
            <text:p text:style-name="P346"><text:span text:style-name="Strong_20_Emphasis"><text:span text:style-name="T959">performance</text:span></text:span></text:p>
            <text:p text:style-name="P346"><text:span text:style-name="Strong_20_Emphasis"><text:span text:style-name="T959">performance</text:span></text:span></text:p>
            <text:p text:style-name="P346"><text:span text:style-name="Strong_20_Emphasis"><text:span text:style-name="T959">performance</text:span></text:span></text:p>
            <text:p text:style-name="P346"><text:span text:style-name="Strong_20_Emphasis"><text:span text:style-name="T959">benefit</text:span></text:span></text:p>
            <text:p text:style-name="P346"><text:span text:style-name="Strong_20_Emphasis"><text:span text:style-name="T959">wire</text:span></text:span></text:p>
            <text:p text:style-name="P346"><text:span text:style-name="Strong_20_Emphasis"><text:span text:style-name="T959">password</text:span></text:span></text:p>
            <text:p text:style-name="P346"><text:span text:style-name="Strong_20_Emphasis"><text:span text:style-name="T959">Username</text:span></text:span></text:p>
            <text:p text:style-name="P346"><text:span text:style-name="Strong_20_Emphasis"><text:span text:style-name="T959">floor</text:span></text:span></text:p>
            <text:p text:style-name="P346"><text:span text:style-name="Strong_20_Emphasis"><text:span text:style-name="T959">step</text:span></text:span></text:p>
            <text:p text:style-name="P346"><text:span text:style-name="Strong_20_Emphasis"><text:span text:style-name="T959">ask</text:span></text:span></text:p>
            <text:p text:style-name="P346"><text:span text:style-name="Strong_20_Emphasis"><text:span text:style-name="T959">without stopping</text:span></text:span></text:p>
            <text:p text:style-name="P346"><text:span text:style-name="Strong_20_Emphasis"><text:span text:style-name="T959">Is queuing</text:span></text:span></text:p>
            <text:p text:style-name="P346"><text:span text:style-name="Strong_20_Emphasis"><text:span text:style-name="T959">Walk to the counter</text:span></text:span></text:p>
            <text:p text:style-name="P346"><text:span text:style-name="Strong_20_Emphasis"><text:span text:style-name="T959">From Los Angeles to Hawaii</text:span></text:span></text:p>
            <text:p text:style-name="P346"><text:span text:style-name="Strong_20_Emphasis"><text:span text:style-name="T959">He asks for his document</text:span></text:span></text:p>
            <text:p text:style-name="P346"><text:span text:style-name="Strong_20_Emphasis"><text:span text:style-name="T959">My aunts, uncles and cousins ​​also live nearby.</text:span></text:span></text:p>
            <text:p text:style-name="P346"><text:span text:style-name="Strong_20_Emphasis"><text:span text:style-name="T959">See you often.</text:span></text:span></text:p>
            <text:p text:style-name="P346"><text:span text:style-name="Strong_20_Emphasis"><text:span text:style-name="T959">We all miss him a lot.</text:span></text:span></text:p>
            <text:p text:style-name="P346"><text:span text:style-name="Strong_20_Emphasis"><text:span text:style-name="T959">A report of complaints </text:span></text:span></text:p>
            <text:p text:style-name="P346"><text:span text:style-name="Strong_20_Emphasis"><text:span text:style-name="T959">that have not yet been resolved.</text:span></text:span></text:p>
            <text:p text:style-name="P346"><text:span text:style-name="Strong_20_Emphasis"><text:span text:style-name="T959">I only have half an hour for lunch</text:span></text:span></text:p>
            <text:p text:style-name="P346"><text:span text:style-name="Strong_20_Emphasis"><text:span text:style-name="T959">A five-minute break in the afternoon.</text:span></text:span></text:p>
            <text:p text:style-name="P346"><text:span text:style-name="Strong_20_Emphasis"><text:span text:style-name="T959">A summary of all calls </text:span></text:span></text:p>
            <text:p text:style-name="P346"><text:span text:style-name="Strong_20_Emphasis"><text:span text:style-name="T959">I received during the day</text:span></text:span></text:p>
            <text:p text:style-name="P346"><text:span text:style-name="Strong_20_Emphasis"><text:span text:style-name="T959">He reaches into his pocket and pulls out the key.</text:span></text:span></text:p>
            <text:p text:style-name="P346"><text:span text:style-name="Strong_20_Emphasis"><text:span text:style-name="T959">Turn the key in the lock and open the door.</text:span></text:span></text:p>
            <text:p text:style-name="P346"><text:span text:style-name="Strong_20_Emphasis"><text:span text:style-name="T959">The house is dirty and smells bad.</text:span></text:span></text:p>
            <text:p text:style-name="P346"><text:span text:style-name="Strong_20_Emphasis"><text:span text:style-name="T959">Try to open a window but it is damaged.</text:span></text:span></text:p>
            <text:p text:style-name="P346"><text:span text:style-name="Strong_20_Emphasis"><text:span text:style-name="T959">Is the new house clean?</text:span></text:span></text:p>
            <text:p text:style-name="P346"><text:span text:style-name="Strong_20_Emphasis"><text:span text:style-name="T959">No, the house is very dirty.</text:span></text:span></text:p>
            <text:p text:style-name="P346"><text:span text:style-name="Strong_20_Emphasis"><text:span text:style-name="T959">The agent prints his boarding pass.</text:span></text:span></text:p>
            <text:p text:style-name="P346"><text:span text:style-name="Strong_20_Emphasis"><text:span text:style-name="T961">S</text:span></text:span><text:span text:style-name="Strong_20_Emphasis"><text:span text:style-name="T959">ecurity officers pass by.</text:span></text:span></text:p>
            <text:p text:style-name="P346"><text:span text:style-name="Strong_20_Emphasis"><text:span text:style-name="T959">Miguel feels relieved when he sees that</text:span></text:span></text:p>
            <text:p text:style-name="P346"><text:span text:style-name="Strong_20_Emphasis"><text:span text:style-name="T959">The dog passes by without stopping.</text:span></text:span></text:p>
            <text:p text:style-name="P346"><text:span text:style-name="Strong_20_Emphasis"><text:span text:style-name="T959">Suddenly, the dog turns around</text:span></text:span></text:p>
            <text:p text:style-name="P346"><text:span text:style-name="Strong_20_Emphasis"><text:span text:style-name="T959">He begins to sniff his suitcase and barks.</text:span></text:span></text:p>
            <text:p text:style-name="P346"><text:span text:style-name="Strong_20_Emphasis"><text:span text:style-name="T959">please bring your suitcase and come with me.</text:span></text:span></text:p>
            <text:p text:style-name="P346"><text:span text:style-name="Strong_20_Emphasis"><text:span text:style-name="T959">To board the plane</text:span></text:span></text:p>
            <text:p text:style-name="P346"><text:span text:style-name="Strong_20_Emphasis"><text:span text:style-name="T959">a boarding pass</text:span></text:span></text:p>
            <text:p text:style-name="P346"><text:span text:style-name="Strong_20_Emphasis"><text:span text:style-name="T959">card</text:span></text:span></text:p>
            <text:p text:style-name="P346"><text:span text:style-name="Strong_20_Emphasis"><text:span text:style-name="T959">What time does the flight leave</text:span></text:span></text:p>
            <text:p text:style-name="P346"><text:span text:style-name="Strong_20_Emphasis"><text:span text:style-name="T959">get out</text:span></text:span></text:p>
            <text:p text:style-name="P346"><text:bookmark text:name="result_box68"/><text:span text:style-name="Strong_20_Emphasis"><text:span text:style-name="T959">Fit in the compartment above.</text:span></text:span></text:p>
            <text:p text:style-name="P346"><text:span text:style-name="Strong_20_Emphasis"><text:span text:style-name="T959">to fit</text:span></text:span></text:p>
            <text:p text:style-name="P346"><text:soft-page-break/><text:span text:style-name="Strong_20_Emphasis"><text:span text:style-name="T959">above</text:span></text:span></text:p>
            <text:p text:style-name="P357"><text:span text:style-name="Strong_20_Emphasis"><text:span text:style-name="T959">When will this plane take off?</text:span></text:span></text:p>
            <text:p text:style-name="P346"><text:bookmark text:name="result_box69"/><text:span text:style-name="Strong_20_Emphasis"><text:span text:style-name="T959">take off</text:span></text:span></text:p>
            <text:p text:style-name="P346"><text:span text:style-name="Strong_20_Emphasis"><text:span text:style-name="T959">paste</text:span></text:span><text:span text:style-name="Strong_20_Emphasis"><text:span text:style-name="T967">/ stick/ strike</text:span></text:span></text:p>
            <text:p text:style-name="P358"><text:bookmark text:name="result_box70"/><text:span text:style-name="Strong_20_Emphasis"><text:span text:style-name="T959">He</text:span></text:span><text:span text:style-name="Strong_20_Emphasis"><text:span text:style-name="T969"> </text:span></text:span><text:span text:style-name="Strong_20_Emphasis"><text:span text:style-name="T1130">get</text:span></text:span><text:span text:style-name="Strong_20_Emphasis"><text:span text:style-name="T1129"> up</text:span></text:span><text:span text:style-name="Strong_20_Emphasis"><text:span text:style-name="T1130">/ raise/ lift</text:span></text:span><text:span text:style-name="Strong_20_Emphasis"><text:span text:style-name="T959"> from the bed</text:span></text:span></text:p>
            <text:p text:style-name="P359"><text:span text:style-name="Strong_20_Emphasis"><text:span text:style-name="T963">put</text:span></text:span></text:p>
            <text:p text:style-name="P358"><text:span text:style-name="Strong_20_Emphasis"><text:span text:style-name="T959">He realizes that he has no pants on.</text:span></text:span></text:p>
            <text:p text:style-name="P358"><text:span text:style-name="Strong_20_Emphasis"><text:span text:style-name="T959">There are people talking and laughing in the</text:span></text:span><text:span text:style-name="Strong_20_Emphasis"><text:span text:style-name="T962"> ...</text:span></text:span></text:p>
            <text:p text:style-name="P358"><text:bookmark text:name="result_box71"/><text:span text:style-name="Strong_20_Emphasis"><text:span text:style-name="T959">Has a bad </text:span></text:span><text:span text:style-name="Strong_20_Emphasis"><text:span text:style-name="T1129">cough</text:span></text:span><text:span text:style-name="Strong_20_Emphasis"><text:span text:style-name="T959">.</text:span></text:span></text:p>
            <text:p text:style-name="P358"><text:span text:style-name="Strong_20_Emphasis"><text:span text:style-name="T959">The whole group is </text:span></text:span><text:span text:style-name="Strong_20_Emphasis"><text:span text:style-name="T1446">sn</text:span></text:span><text:span text:style-name="Strong_20_Emphasis"><text:span text:style-name="T1129">eezing</text:span></text:span><text:span text:style-name="Strong_20_Emphasis"><text:span text:style-name="T959">.</text:span></text:span></text:p>
            <text:p text:style-name="P358"><text:span text:style-name="Strong_20_Emphasis"><text:span text:style-name="T959">The bed with the pillow</text:span></text:span><text:span text:style-name="Strong_20_Emphasis"><text:span text:style-name="T968">, </text:span></text:span><text:span text:style-name="Strong_20_Emphasis"><text:span text:style-name="T959">blanket</text:span></text:span><text:span text:style-name="Strong_20_Emphasis"><text:span text:style-name="T968"> and mattress</text:span></text:span></text:p>
            <text:p text:style-name="P358"><text:span text:style-name="Strong_20_Emphasis"><text:span text:style-name="T959">Blanket, blanket and blanket</text:span></text:span></text:p>
            <text:p text:style-name="P424"><text:bookmark text:name="result_box72"/>It's just a <text:span text:style-name="T395">cold</text:span>. </text:p>
            <text:p text:style-name="P424">I'm just going to <text:span text:style-name="T395">stay</text:span> in bed today.</text:p>
            <text:p text:style-name="P425"><text:bookmark text:name="result_box73"/>The<text:span text:style-name="T1763"> </text:span><text:span text:style-name="T417">team (a.</text:span><text:span text:style-name="T395"> </text:span><text:span text:style-name="T1305">equip</text:span><text:span text:style-name="T395">ment</text:span><text:span text:style-name="T417">)</text:span> is <text:span text:style-name="T417">exhausted (</text:span><text:span text:style-name="T395">depleted</text:span><text:span text:style-name="T417">)</text:span></text:p>
            <text:p text:style-name="P421"><text:span text:style-name="T1774">They sit </text:span><text:span text:style-name="T1546">silen</text:span><text:span text:style-name="T1774">tly in the </text:span><text:span text:style-name="T432">dressing room</text:span><text:span text:style-name="T433"> </text:span><text:bookmark text:name="result_box488"/><text:span text:style-name="T433">(</text:span><text:span text:style-name="T1312">vesti</text:span><text:span text:style-name="T433">aire)</text:span></text:p>
            <text:p text:style-name="P425">Just keep <text:span text:style-name="T1179">defend</text:span>ing yourself</text:p>
            <text:p text:style-name="P425">And ... you know ...</text:p>
            <text:p text:style-name="P425">Keep scor<text:span text:style-name="T1775">ing</text:span>.</text:p>
            <text:p text:style-name="P425">If you gentlemen <text:span text:style-name="T395">excuse me</text:span></text:p>
            <text:p text:style-name="P425">Players<text:span text:style-name="T1773">/ (fr. </text:span><text:span text:style-name="T1547">j</text:span><text:span text:style-name="T1773">o</text:span><text:span text:style-name="T1547">u</text:span><text:span text:style-name="T1773">eur)</text:span> hear a <text:span text:style-name="T395">thud</text:span><text:span text:style-name="T418"> (b</text:span><text:span text:style-name="T1306">rui</text:span><text:span text:style-name="T418">t)</text:span></text:p>
            <text:p text:style-name="P425"><text:span text:style-name="T1179">As</text:span>s<text:span text:style-name="T1179">um</text:span>e that he has <text:span text:style-name="T395">fainted.</text:span><text:span text:style-name="T417"> (</text:span><text:span text:style-name="T1307">d</text:span><text:span text:style-name="T793">i</text:span><text:span text:style-name="T1307">smay</text:span><text:span text:style-name="T417">)</text:span></text:p>
            <text:p text:style-name="P425">But I <text:span text:style-name="T395">guess</text:span> now it's too late.</text:p>
            <text:p text:style-name="P425">Get out</text:p>
            <text:p text:style-name="P425">Let's <text:span text:style-name="T395">go out and do</text:span> our best</text:p>
            <text:p text:style-name="P425">For limiting <text:span text:style-name="T1179">humil</text:span>iation.</text:p>
            <text:p text:style-name="P425">Agree<text:span text:style-name="T1773">/ (fr. </text:span><text:span text:style-name="T1547">d'ac</text:span><text:span text:style-name="T1773">co</text:span><text:span text:style-name="T1547">rd</text:span><text:span text:style-name="T1773">)</text:span>?</text:p>
            <text:p text:style-name="P425"><text:bookmark text:name="result_box74"/>We had to <text:span text:style-name="T395">stop</text:span> the game.</text:p>
            <text:p text:style-name="P425">That last blow gave him a <text:span text:style-name="T1179">con</text:span>cus<text:span text:style-name="T1179">sion</text:span>.</text:p>
            <text:p text:style-name="P425">The <text:span text:style-name="T395">goalkeeper</text:span> was <text:span text:style-name="T395">tackled</text:span> hard</text:p>
            <text:p text:style-name="P425">When he did <text:span text:style-name="T395">not even</text:span> have the ball.</text:p>
            <text:p text:style-name="P426">hit<text:span text:style-name="T1764"> /paste/ stick</text:span></text:p>
            <text:p text:style-name="P425">The ball <text:span text:style-name="T395">hit</text:span> him in the <text:span text:style-name="T395">face</text:span> and </text:p>
            <text:p text:style-name="P425"><text:span text:style-name="T1179">fractur</text:span>ed his nose.</text:p>
            <text:p text:style-name="P425">That was not a <text:span text:style-name="T1179">go</text:span>a<text:span text:style-name="T1179">l</text:span>, he was off-side</text:p>
            <text:p text:style-name="P425">We need more <text:span text:style-name="T395">teamwork</text:span>.</text:p>
            <text:p text:style-name="P425">Keep passing the ball </text:p>
            <text:p text:style-name="P425">until you <text:span text:style-name="T395">see</text:span> a chance.</text:p>
            <text:p text:style-name="P425">That was a <text:span text:style-name="T1179">f</text:span>ou<text:span text:style-name="T1179">l</text:span></text:p>
            <text:p text:style-name="P425"><text:span text:style-name="T1776">He</text:span> can not <text:span text:style-name="T395">tackle</text:span> someone like this</text:p>
            <text:p text:style-name="P425">When they do not have the ball</text:p>
            <text:p text:style-name="P425">A <text:span text:style-name="T395">fight</text:span> <text:span text:style-name="T419">broke out</text:span><text:span text:style-name="T420">/</text:span><text:span text:style-name="T419"> (</text:span><text:span text:style-name="T420">a. </text:span><text:span text:style-name="T419">untie, loose, loosen)</text:span></text:p>
            <text:p text:style-name="P425">During the hockey game.</text:p>
            <text:p text:style-name="P425">They <text:span text:style-name="T1179">pun</text:span>ched me in the face.</text:p>
            <text:p text:style-name="P425">How does one get <text:span text:style-name="T395">injured</text:span> playing <text:span text:style-name="T1305">ches</text:span><text:span text:style-name="T395">s</text:span></text:p>
            <text:p text:style-name="P357"><text:bookmark text:name="result_box75"/><text:span text:style-name="Strong_20_Emphasis"><text:span text:style-name="T903">I do not know how it is said in English.</text:span></text:span></text:p>
            <text:p text:style-name="P641"><text:span text:style-name="Strong_20_Emphasis"><text:span text:style-name="T91">it is going to rain</text:span></text:span></text:p>
            <text:p text:style-name="P641"><text:span text:style-name="Strong_20_Emphasis"><text:span text:style-name="T91">the rain</text:span></text:span></text:p>
            <text:p text:style-name="P641"><text:span text:style-name="Strong_20_Emphasis"><text:span text:style-name="T91">it is raining</text:span></text:span></text:p>
            <text:p text:style-name="P641"><text:span text:style-name="Strong_20_Emphasis"><text:span text:style-name="T91">it rains</text:span></text:span></text:p>
            <text:p text:style-name="P641"><text:span text:style-name="Strong_20_Emphasis"><text:span text:style-name="T91">carry</text:span></text:span></text:p>
            <text:p text:style-name="P642"><text:span text:style-name="Strong_20_Emphasis"><text:span text:style-name="T124">catch/ take/ get/ pick up/ a. fuck</text:span></text:span></text:p>
            <text:p text:style-name="P641"><text:soft-page-break/><text:span text:style-name="Strong_20_Emphasis"><text:span text:style-name="T91">he carries</text:span></text:span></text:p>
            <text:p text:style-name="P641"><text:span text:style-name="Strong_20_Emphasis"><text:span text:style-name="T93">to laugh</text:span></text:span></text:p>
            <text:p text:style-name="P641"><text:span text:style-name="Strong_20_Emphasis"><text:span text:style-name="T93">he laughs</text:span></text:span></text:p>
            <text:p text:style-name="P650"><text:span text:style-name="Strong_20_Emphasis"><text:span text:style-name="T964">they are laughing</text:span></text:span></text:p>
            <text:p text:style-name="P360"><text:span text:style-name="Strong_20_Emphasis"><text:span text:style-name="T814">leg</text:span></text:span></text:p>
            <text:p text:style-name="P360"><text:span text:style-name="Strong_20_Emphasis"><text:span text:style-name="T814">foot</text:span></text:span></text:p>
            <text:p text:style-name="P360"><text:span text:style-name="Strong_20_Emphasis"><text:span text:style-name="T903">Why doesn’t he realize </text:span></text:span></text:p>
            <text:p text:style-name="P360"><text:span text:style-name="Strong_20_Emphasis"><text:span text:style-name="T903">that he is not in his apartment when he wakes up</text:span></text:span></text:p>
            <text:p text:style-name="P360"><text:bookmark text:name="result_box78"/><text:span text:style-name="Strong_20_Emphasis"><text:span text:style-name="T903">hangover</text:span></text:span></text:p>
            <text:p text:style-name="P360"><text:span text:style-name="Strong_20_Emphasis"><text:span text:style-name="T903">take out</text:span></text:span></text:p>
            <text:p text:style-name="P360"><text:span text:style-name="Strong_20_Emphasis"><text:span text:style-name="T903">He is probably half asleep</text:span></text:span></text:p>
            <text:p text:style-name="P360"><text:span text:style-name="Strong_20_Emphasis"><text:span text:style-name="T903">has a hangover.</text:span></text:span></text:p>
            <text:p text:style-name="P360"><text:span text:style-name="Strong_20_Emphasis"><text:span text:style-name="T903">No one will get hurt</text:span></text:span></text:p>
            <text:p text:style-name="P361"><text:span text:style-name="Strong_20_Emphasis"><text:span text:style-name="T903">The bank teller counts the money </text:span></text:span></text:p>
            <text:p text:style-name="P361"><text:span text:style-name="Strong_20_Emphasis"><text:span text:style-name="T903">in front of Jorge and hands it to him. </text:span></text:span></text:p>
            <text:p text:style-name="P361"><text:span text:style-name="Strong_20_Emphasis"><text:span text:style-name="T903">“Here you are sir.</text:span></text:span></text:p>
            <text:p text:style-name="P361"><text:span text:style-name="Strong_20_Emphasis"><text:span text:style-name="T903">You should receive a confirmation in the mail.</text:span></text:span></text:p>
            <text:p text:style-name="P362"><text:span text:style-name="Strong_20_Emphasis"><text:span text:style-name="T903">He carefully puts the money </text:span></text:span></text:p>
            <text:p text:style-name="P362"><text:span text:style-name="Strong_20_Emphasis"><text:span text:style-name="T903">in his coat pocket </text:span></text:span></text:p>
            <text:p text:style-name="P362"><text:span text:style-name="Strong_20_Emphasis"><text:span text:style-name="T903">holding it tight</text:span></text:span></text:p>
            <text:p text:style-name="P363"><text:span text:style-name="Strong_20_Emphasis"><text:span text:style-name="T1149">support</text:span></text:span><text:span text:style-name="Strong_20_Emphasis"><text:span text:style-name="T1150">/ bra</text:span></text:span></text:p>
            <text:p text:style-name="P362"><text:span text:style-name="Strong_20_Emphasis"><text:span text:style-name="T904">hold</text:span></text:span><text:span text:style-name="Strong_20_Emphasis"><text:span text:style-name="T956"> (a. </text:span></text:span><text:span text:style-name="Strong_20_Emphasis"><text:span text:style-name="T904">support</text:span></text:span><text:span text:style-name="Strong_20_Emphasis"><text:span text:style-name="T956">/ sustain)</text:span></text:span></text:p>
            <text:p text:style-name="P362"><text:span text:style-name="Strong_20_Emphasis"><text:span text:style-name="T903">walks to the exit</text:span></text:span></text:p>
            <text:p text:style-name="P364"><text:span text:style-name="Strong_20_Emphasis"><text:span text:style-name="T903">One pulls out a gun, </text:span></text:span></text:p>
            <text:p text:style-name="P364"><text:span text:style-name="Strong_20_Emphasis"><text:span text:style-name="T903">fires a shot in the air and yells</text:span></text:span></text:p>
            <text:p text:style-name="P365"><text:span text:style-name="Strong_20_Emphasis"><text:span text:style-name="T903">Do the robbers sound dangerous?</text:span></text:span></text:p>
            <text:p text:style-name="P366"><text:span text:style-name="Strong_20_Emphasis"><text:span text:style-name="T905">arrange, get ready</text:span></text:span></text:p>
            <text:p text:style-name="P365"><text:span text:style-name="Strong_20_Emphasis"><text:span text:style-name="T903">Yes, one of them has a gun and </text:span></text:span></text:p>
            <text:p text:style-name="P365"><text:span text:style-name="Strong_20_Emphasis"><text:span text:style-name="T903">says he is prepared</text:span></text:span><text:span text:style-name="Strong_20_Emphasis"><text:span text:style-name="T905">/ready</text:span></text:span><text:span text:style-name="Strong_20_Emphasis"><text:span text:style-name="T903"> to hurt people</text:span></text:span></text:p>
            <text:p text:style-name="P365"><text:span text:style-name="Strong_20_Emphasis"><text:span text:style-name="T903">is withdrawing</text:span></text:span><text:span text:style-name="Strong_20_Emphasis"><text:span text:style-name="T906"> </text:span></text:span><text:span text:style-name="Strong_20_Emphasis"><text:span text:style-name="T903">money from his savings account</text:span></text:span></text:p>
            <text:p text:style-name="P365"><text:span text:style-name="Strong_20_Emphasis"><text:span text:style-name="T903">My credit c</text:span></text:span><text:span text:style-name="Strong_20_Emphasis"><text:span text:style-name="T1351">ard</text:span></text:span><text:span text:style-name="Strong_20_Emphasis"><text:span text:style-name="T903"> statement doesn’t look right. </text:span></text:span></text:p>
            <text:p text:style-name="P367"><text:span text:style-name="Strong_20_Emphasis"><text:span text:style-name="T903">This customer wants to make a withdrawal.</text:span></text:span></text:p>
            <text:p text:style-name="P367"><text:span text:style-name="Strong_20_Emphasis"><text:span text:style-name="T906">He </text:span></text:span><text:span text:style-name="Strong_20_Emphasis"><text:span text:style-name="T903">needs a loan</text:span></text:span><text:span text:style-name="Strong_20_Emphasis"><text:span text:style-name="T949"> (un </text:span></text:span><text:span text:style-name="Strong_20_Emphasis"><text:span text:style-name="T1347">prêt</text:span></text:span><text:span text:style-name="Strong_20_Emphasis"><text:span text:style-name="T949">)</text:span></text:span><text:span text:style-name="Strong_20_Emphasis"><text:span text:style-name="T903"> to start his business.</text:span></text:span></text:p>
            <text:p text:style-name="P367"><text:span text:style-name="Strong_20_Emphasis"><text:span text:style-name="T903">The company declared bankruptcy.</text:span></text:span></text:p>
            <text:p text:style-name="P367"><text:span text:style-name="Strong_20_Emphasis"><text:span text:style-name="T903">Our family runs</text:span></text:span><text:span text:style-name="Strong_20_Emphasis"><text:span text:style-name="T949">/ </text:span></text:span><text:span text:style-name="Strong_20_Emphasis"><text:span text:style-name="T1347">manag</text:span></text:span><text:span text:style-name="Strong_20_Emphasis"><text:span text:style-name="T949">es</text:span></text:span><text:span text:style-name="Strong_20_Emphasis"><text:span text:style-name="T903"> a business. </text:span></text:span></text:p>
            <text:p text:style-name="P367"><text:span text:style-name="Strong_20_Emphasis"><text:span text:style-name="T903">We do business online. </text:span></text:span></text:p>
            <text:p text:style-name="P367"><text:span text:style-name="Strong_20_Emphasis"><text:span text:style-name="T903">I have too much </text:span></text:span><text:span text:style-name="Strong_20_Emphasis"><text:span text:style-name="T1351">debt</text:span></text:span><text:span text:style-name="Strong_20_Emphasis"><text:span text:style-name="T903">. </text:span></text:span></text:p>
            <text:p text:style-name="P367"><text:span text:style-name="Strong_20_Emphasis"><text:span text:style-name="T903">Our mortgage payments were too high. </text:span></text:span></text:p>
            <text:p text:style-name="P367"><text:span text:style-name="Strong_20_Emphasis"><text:span text:style-name="T903">I was </text:span></text:span><text:span text:style-name="Strong_20_Emphasis"><text:span text:style-name="T1116">charged</text:span></text:span><text:span text:style-name="Strong_20_Emphasis"><text:span text:style-name="T1117"> (</text:span></text:span><text:span text:style-name="Strong_20_Emphasis"><text:span text:style-name="T1400">robbing cobra</text:span></text:span><text:span text:style-name="Strong_20_Emphasis"><text:span text:style-name="T1117">)</text:span></text:span><text:span text:style-name="Strong_20_Emphasis"><text:span text:style-name="T903"> an annual fee.</text:span></text:span></text:p>
            <text:p text:style-name="P367"><text:span text:style-name="Strong_20_Emphasis"><text:span text:style-name="T903">They invest in the stock market.</text:span></text:span></text:p>
            <text:p text:style-name="P367"><text:span text:style-name="Strong_20_Emphasis"><text:span text:style-name="T903">I have real estate </text:span></text:span><text:span text:style-name="Strong_20_Emphasis"><text:span text:style-name="T1351">inve</text:span></text:span><text:span text:style-name="Strong_20_Emphasis"><text:span text:style-name="T903">stments overseas.</text:span></text:span></text:p>
            <text:p text:style-name="P368"><text:span text:style-name="Strong_20_Emphasis"><text:span text:style-name="T903">He has fifteen minutes to get to his interview </text:span></text:span></text:p>
            <text:p text:style-name="P368"><text:span text:style-name="Strong_20_Emphasis"><text:span text:style-name="T903">he is </text:span></text:span><text:span text:style-name="Strong_20_Emphasis"><text:span text:style-name="T1116">stuc</text:span></text:span><text:span text:style-name="Strong_20_Emphasis"><text:span text:style-name="T903">k</text:span></text:span><text:span text:style-name="Strong_20_Emphasis"><text:span text:style-name="T907">/blocked</text:span></text:span><text:span text:style-name="Strong_20_Emphasis"><text:span text:style-name="T903"> in a traffic jam.</text:span></text:span></text:p>
            <text:p text:style-name="P369"><text:span text:style-name="Strong_20_Emphasis"><text:span text:style-name="T903">Everyone is honking their horns</text:span></text:span><text:span text:style-name="Strong_20_Emphasis"><text:span text:style-name="T950"> (</text:span></text:span><text:span text:style-name="Strong_20_Emphasis"><text:span text:style-name="T1352">boca</text:span></text:span><text:span text:style-name="Strong_20_Emphasis"><text:span text:style-name="T950">)</text:span></text:span></text:p>
            <text:p text:style-name="P369"><text:span text:style-name="Strong_20_Emphasis"><text:span text:style-name="T903">trying to move into the lane </text:span></text:span><text:span text:style-name="Strong_20_Emphasis"><text:span text:style-name="T950">(</text:span></text:span><text:span text:style-name="Strong_20_Emphasis"><text:span text:style-name="T1352">car ril</text:span></text:span><text:span text:style-name="Strong_20_Emphasis"><text:span text:style-name="T950">le)</text:span></text:span></text:p>
            <text:p text:style-name="P369"><text:span text:style-name="Strong_20_Emphasis"><text:span text:style-name="T903">that seems to be moving faster. </text:span></text:span></text:p>
            <text:p text:style-name="P369"><text:span text:style-name="Strong_20_Emphasis"><text:span text:style-name="T903">They have barely moved in the last minutes.</text:span></text:span></text:p>
            <text:p text:style-name="P368"><text:bookmark text:name="result_box82"/><text:span text:style-name="Strong_20_Emphasis"><text:span text:style-name="T903">on the sidewalk</text:span></text:span></text:p>
            <text:p text:style-name="P370"><text:span text:style-name="Strong_20_Emphasis"><text:span text:style-name="T903">This is rush hour. </text:span></text:span></text:p>
            <text:p text:style-name="P370"><text:span text:style-name="Strong_20_Emphasis"><text:span text:style-name="T903">there is a lot of traffic</text:span></text:span></text:p>
            <text:p text:style-name="P370"><text:span text:style-name="Strong_20_Emphasis"><text:span text:style-name="T908">stop the train</text:span></text:span></text:p>
            <text:p text:style-name="P370"><text:span text:style-name="Strong_20_Emphasis"><text:span text:style-name="T908">you have to </text:span></text:span><text:span text:style-name="Strong_20_Emphasis"><text:span text:style-name="T1350">c</text:span></text:span><text:span text:style-name="Strong_20_Emphasis"><text:span text:style-name="T908">at</text:span></text:span><text:span text:style-name="Strong_20_Emphasis"><text:span text:style-name="T1350">ch</text:span></text:span><text:span text:style-name="Strong_20_Emphasis"><text:span text:style-name="T908"> the train on the other platform.</text:span></text:span></text:p>
            <text:p text:style-name="P371"><text:soft-page-break/><text:span text:style-name="Strong_20_Emphasis"><text:span text:style-name="T909">lever</text:span></text:span></text:p>
            <text:p text:style-name="P349"><text:span text:style-name="Strong_20_Emphasis"><text:span text:style-name="T908">The gear is stuck. </text:span></text:span></text:p>
            <text:p text:style-name="P349"><text:span text:style-name="Strong_20_Emphasis"><text:span text:style-name="T908">I had to drive 12 kilometers in reverse</text:span></text:span></text:p>
            <text:p text:style-name="P370"><text:span text:style-name="Strong_20_Emphasis"><text:span text:style-name="T908">My car broke down on the highway.</text:span></text:span><text:span text:style-name="Strong_20_Emphasis"><text:span text:style-name="T919"> (stranded)</text:span></text:span></text:p>
            <text:p text:style-name="P371"><text:span text:style-name="Strong_20_Emphasis"><text:span text:style-name="T909">throw, pour</text:span></text:span></text:p>
            <text:p text:style-name="P370"><text:span text:style-name="Strong_20_Emphasis"><text:span text:style-name="T908">I didn’t have enough money to fill gas.</text:span></text:span></text:p>
            <text:p text:style-name="P371"><text:span text:style-name="Strong_20_Emphasis"><text:span text:style-name="T908">The battery died </text:span></text:span></text:p>
            <text:p text:style-name="P371"><text:span text:style-name="Strong_20_Emphasis"><text:span text:style-name="T908">because I left the headlights on.</text:span></text:span></text:p>
            <text:p text:style-name="P371"><text:span text:style-name="Strong_20_Emphasis"><text:span text:style-name="T908">The traffic lights were </text:span></text:span><text:span text:style-name="Strong_20_Emphasis"><text:span text:style-name="T1350">da</text:span></text:span><text:span text:style-name="Strong_20_Emphasis"><text:span text:style-name="T908">m</text:span></text:span><text:span text:style-name="Strong_20_Emphasis"><text:span text:style-name="T1350">a</text:span></text:span><text:span text:style-name="Strong_20_Emphasis"><text:span text:style-name="T908">ged by the s</text:span></text:span><text:span text:style-name="Strong_20_Emphasis"><text:span text:style-name="T1350">torm</text:span></text:span><text:span text:style-name="Strong_20_Emphasis"><text:span text:style-name="T908">.</text:span></text:span></text:p>
            <text:p text:style-name="P371"><text:span text:style-name="Strong_20_Emphasis"><text:span text:style-name="T908">you have to buy a ticket and </text:span></text:span><text:span text:style-name="Strong_20_Emphasis"><text:span text:style-name="T1358">se</text:span></text:span><text:span text:style-name="Strong_20_Emphasis"><text:span text:style-name="T957">a</text:span></text:span><text:span text:style-name="Strong_20_Emphasis"><text:span text:style-name="T1358">l</text:span></text:span><text:span text:style-name="Strong_20_Emphasis"><text:span text:style-name="T957">/ </text:span></text:span><text:span text:style-name="Strong_20_Emphasis"><text:span text:style-name="T732">s</text:span></text:span><text:span text:style-name="Strong_20_Emphasis"><text:span text:style-name="T908">t</text:span></text:span><text:span text:style-name="Strong_20_Emphasis"><text:span text:style-name="T732">a</text:span></text:span><text:span text:style-name="Strong_20_Emphasis"><text:span text:style-name="T908">mp it</text:span></text:span><text:span text:style-name="Strong_20_Emphasis"><text:span text:style-name="T957"> </text:span></text:span><text:span text:style-name="Strong_20_Emphasis"><text:span text:style-name="T908">there.</text:span></text:span></text:p>
            <text:p text:style-name="P372"><text:span text:style-name="Strong_20_Emphasis"><text:span text:style-name="T910">lean, lean back</text:span></text:span></text:p>
            <text:p text:style-name="P371"><text:span text:style-name="Strong_20_Emphasis"><text:span text:style-name="T908">takes the ladder and leans it against the tree.</text:span></text:span></text:p>
            <text:p text:style-name="P372"><text:span text:style-name="Strong_20_Emphasis"><text:span text:style-name="T908">tries not to look down. </text:span></text:span></text:p>
            <text:p text:style-name="P372"><text:span text:style-name="Strong_20_Emphasis"><text:span text:style-name="T908">He cannot believe he is doing this</text:span></text:span></text:p>
            <text:p text:style-name="P372"><text:span text:style-name="Strong_20_Emphasis"><text:span text:style-name="T908">cannot climb down</text:span></text:span></text:p>
            <text:p text:style-name="P372"><text:span text:style-name="Strong_20_Emphasis"><text:span text:style-name="T910">staircase, stairway, ladder, stairs, stair</text:span></text:span></text:p>
            <text:p text:style-name="P372"><text:span text:style-name="Strong_20_Emphasis"><text:span text:style-name="T910">But his neighbor is gorgeous and </text:span></text:span></text:p>
            <text:p text:style-name="P372"><text:span text:style-name="Strong_20_Emphasis"><text:span text:style-name="T1349">resc</text:span></text:span><text:span text:style-name="Strong_20_Emphasis"><text:span text:style-name="T910">uing her cat </text:span></text:span></text:p>
            <text:p text:style-name="P372"><text:span text:style-name="Strong_20_Emphasis"><text:span text:style-name="T910">would be the perfect way to be a hero and </text:span></text:span></text:p>
            <text:p text:style-name="P372"><text:span text:style-name="Strong_20_Emphasis"><text:span text:style-name="T910">get her attention. </text:span></text:span></text:p>
            <text:p text:style-name="P372"><text:span text:style-name="Strong_20_Emphasis"><text:span text:style-name="T910">suddenly jumps from the tree onto his head. They both fall to the ground</text:span></text:span></text:p>
            <text:p text:style-name="P372"><text:span text:style-name="Strong_20_Emphasis"><text:span text:style-name="T910">I hope you are not hurt.</text:span></text:span></text:p>
            <text:p text:style-name="P372"><text:span text:style-name="Strong_20_Emphasis"><text:span text:style-name="T910">she seems </text:span></text:span><text:span text:style-name="Strong_20_Emphasis"><text:span text:style-name="T1349">grate</text:span></text:span><text:span text:style-name="Strong_20_Emphasis"><text:span text:style-name="T910">ful and concerned</text:span></text:span></text:p>
            <text:p text:style-name="P372"><text:span text:style-name="Strong_20_Emphasis"><text:span text:style-name="T910">even though</text:span></text:span><text:span text:style-name="Strong_20_Emphasis"><text:span text:style-name="T949">/ despite</text:span></text:span></text:p>
            <text:p text:style-name="P372"><text:span text:style-name="Strong_20_Emphasis"><text:span text:style-name="T910">This rooster looks evil. Let’s leave him alone.</text:span></text:span></text:p>
            <text:p text:style-name="P372"><text:span text:style-name="Strong_20_Emphasis"><text:span text:style-name="T910">Come on! Let’s go feed those birds.</text:span></text:span></text:p>
            <text:p text:style-name="P372"><text:span text:style-name="Strong_20_Emphasis"><text:span text:style-name="T911">He takes a deep breath and takes a </text:span></text:span><text:span text:style-name="Strong_20_Emphasis"><text:span text:style-name="T1348">s</text:span></text:span><text:span text:style-name="Strong_20_Emphasis"><text:span text:style-name="T911">i</text:span></text:span><text:span text:style-name="Strong_20_Emphasis"><text:span text:style-name="T1348">p</text:span></text:span><text:span text:style-name="Strong_20_Emphasis"><text:span text:style-name="T911"> of wine</text:span></text:span></text:p>
            <text:p text:style-name="P372"><text:span text:style-name="Strong_20_Emphasis"><text:span text:style-name="T911">I am sorry, but I’ve met someone else</text:span></text:span></text:p>
            <text:p text:style-name="P372"><text:span text:style-name="Strong_20_Emphasis"><text:span text:style-name="T911">instead of</text:span></text:span></text:p>
            <text:p text:style-name="P372"><text:span text:style-name="Strong_20_Emphasis"><text:span text:style-name="T911">We just got back from our honeymoon.</text:span></text:span></text:p>
            <text:p text:style-name="P372"><text:span text:style-name="Strong_20_Emphasis"><text:span text:style-name="T911">I want to know if my husband is cheating on me.</text:span></text:span></text:p>
            <text:p text:style-name="P373"><text:span text:style-name="Strong_20_Emphasis"><text:span text:style-name="T911">The best man and the maid of honor </text:span></text:span></text:p>
            <text:p text:style-name="P373"><text:span text:style-name="Strong_20_Emphasis"><text:span text:style-name="T911">were flirting with each other the whole time.</text:span></text:span></text:p>
            <text:p text:style-name="P373"><text:bookmark text:name="result_box490"/><text:span text:style-name="Strong_20_Emphasis"><text:span text:style-name="T911">The groom did not show up for the wedding</text:span></text:span></text:p>
            <text:p text:style-name="P374"><text:span text:style-name="Strong_20_Emphasis"><text:span text:style-name="T911">Congratulations! </text:span></text:span></text:p>
            <text:p text:style-name="P374"><text:span text:style-name="Strong_20_Emphasis"><text:span text:style-name="T911">You have really found your soul mate.</text:span></text:span><text:span text:style-name="Strong_20_Emphasis"><text:span text:style-name="T912"> (twin)</text:span></text:span></text:p>
            <text:p text:style-name="P374"><text:span text:style-name="Strong_20_Emphasis"><text:span text:style-name="T912">He is a true gentleman. </text:span></text:span></text:p>
            <text:p text:style-name="P374"><text:span text:style-name="Strong_20_Emphasis"><text:span text:style-name="T912">He knows how to treat a lady.</text:span></text:span></text:p>
            <text:p text:style-name="P374"><text:span text:style-name="Strong_20_Emphasis"><text:span text:style-name="T912">We have already set</text:span></text:span><text:span text:style-name="Strong_20_Emphasis"><text:span text:style-name="T950"> (</text:span></text:span><text:span text:style-name="Strong_20_Emphasis"><text:span text:style-name="T1352">fix</text:span></text:span><text:span text:style-name="Strong_20_Emphasis"><text:span text:style-name="T950">)</text:span></text:span><text:span text:style-name="Strong_20_Emphasis"><text:span text:style-name="T912"> a date for the wedding</text:span></text:span></text:p>
            <text:p text:style-name="P374"><text:span text:style-name="Strong_20_Emphasis"><text:span text:style-name="T912">What would you do if you were in R.'s place?</text:span></text:span></text:p>
            <text:p text:style-name="P374"><text:span text:style-name="Strong_20_Emphasis"><text:span text:style-name="T912">I would throw the rest of my wine in his face</text:span></text:span></text:p>
            <text:p text:style-name="P374"><text:span text:style-name="Strong_20_Emphasis"><text:span text:style-name="T912">walk out of the restaurant.</text:span></text:span></text:p>
            <text:p text:style-name="P352"><text:bookmark text:name="result_box83"/><text:span text:style-name="Strong_20_Emphasis"><text:span text:style-name="T912">A rental car</text:span></text:span></text:p>
            <text:p text:style-name="P353"><text:span text:style-name="Strong_20_Emphasis"><text:span text:style-name="T949">to rent/ rental (etymology: arabic al-kira)</text:span></text:span></text:p>
            <text:p text:style-name="P353"><text:span text:style-name="Strong_20_Emphasis"><text:span text:style-name="T949">to rent/ rental/ to rent/ the rent</text:span></text:span></text:p>
            <text:p text:style-name="P352"><text:span text:style-name="Strong_20_Emphasis"><text:span text:style-name="T912">Stop</text:span></text:span><text:span text:style-name="Strong_20_Emphasis"><text:span text:style-name="T913">, detain</text:span></text:span></text:p>
            <text:p text:style-name="P352"><text:span text:style-name="Strong_20_Emphasis"><text:span text:style-name="T912">unknown</text:span></text:span></text:p>
            <text:p text:style-name="P352"><text:span text:style-name="Strong_20_Emphasis"><text:span text:style-name="T912">indications</text:span></text:span></text:p>
            <text:p text:style-name="P352"><text:span text:style-name="Strong_20_Emphasis"><text:span text:style-name="T912">They stop a stranger at the side of the road </text:span></text:span><text:span text:style-name="Strong_20_Emphasis"><text:span text:style-name="T949">/</text:span></text:span><text:span text:style-name="Strong_20_Emphasis"><text:span text:style-name="T1347">Teer</text:span></text:span></text:p>
            <text:p text:style-name="P352"><text:span text:style-name="Strong_20_Emphasis"><text:span text:style-name="T912">to ask for more directions</text:span></text:span></text:p>
            <text:p text:style-name="P352"><text:span text:style-name="Strong_20_Emphasis"><text:span text:style-name="T912">It's very </text:span></text:span><text:span text:style-name="Strong_20_Emphasis"><text:span text:style-name="T1346">si</text:span></text:span><text:span text:style-name="Strong_20_Emphasis"><text:span text:style-name="T912">mple</text:span></text:span></text:p>
            <text:p text:style-name="P352"><text:soft-page-break/><text:span text:style-name="Strong_20_Emphasis"><text:span text:style-name="T912">A broken fence</text:span></text:span></text:p>
            <text:p text:style-name="P352"><text:span text:style-name="Strong_20_Emphasis"><text:span text:style-name="T912">Mounds of earth</text:span></text:span></text:p>
            <text:p text:style-name="P352"><text:span text:style-name="Strong_20_Emphasis"><text:span text:style-name="T912">Continue straight until you see</text:span></text:span></text:p>
            <text:p text:style-name="P352"><text:span text:style-name="Strong_20_Emphasis"><text:span text:style-name="T912">Turn right</text:span></text:span></text:p>
            <text:p text:style-name="P352"><text:span text:style-name="Strong_20_Emphasis"><text:span text:style-name="T912">Turn to the left</text:span></text:span></text:p>
            <text:p text:style-name="P352"><text:span text:style-name="Strong_20_Emphasis"><text:span text:style-name="T912">A horse tied to a tree</text:span></text:span></text:p>
            <text:p text:style-name="P270"><text:span text:style-name="Strong_20_Emphasis"><text:span text:style-name="T1031">A bear holding a sword</text:span></text:span><text:span text:style-name="Strong_20_Emphasis"><text:span text:style-name="T1032"> (</text:span></text:span><text:bookmark text:name="result_box478"/><text:span text:style-name="Strong_20_Emphasis"><text:span text:style-name="T1032">a. </text:span></text:span><text:span text:style-name="Strong_20_Emphasis"><text:span text:style-name="T897">sujetar)</text:span></text:span></text:p>
            <text:p text:style-name="P352"><text:span text:style-name="Strong_20_Emphasis"><text:span text:style-name="T912">You may see </text:span></text:span></text:p>
            <text:p text:style-name="P352"><text:span text:style-name="Strong_20_Emphasis"><text:span text:style-name="T912">some people standing outside</text:span></text:span></text:p>
            <text:p text:style-name="P352"><text:span text:style-name="Strong_20_Emphasis"><text:span text:style-name="T912">those directions sound pretty vague.</text:span></text:span></text:p>
            <text:p text:style-name="P375"><text:bookmark text:name="result_box84"/><text:span text:style-name="Strong_20_Emphasis"><text:span text:style-name="T912">feel</text:span></text:span></text:p>
            <text:p text:style-name="P375"><text:span text:style-name="Strong_20_Emphasis"><text:span text:style-name="T914">I f</text:span></text:span><text:span text:style-name="Strong_20_Emphasis"><text:span text:style-name="T912">eel</text:span></text:span></text:p>
            <text:p text:style-name="P375"><text:span text:style-name="Strong_20_Emphasis"><text:span text:style-name="T914">fe</text:span></text:span><text:span text:style-name="Strong_20_Emphasis"><text:span text:style-name="T958">eling</text:span></text:span></text:p>
            <text:p text:style-name="P375"><text:span text:style-name="Strong_20_Emphasis"><text:span text:style-name="T912">sense</text:span></text:span><text:span text:style-name="Strong_20_Emphasis"><text:span text:style-name="T914">, senses, meaning</text:span></text:span></text:p>
            <text:p text:style-name="P375"><text:span text:style-name="Strong_20_Emphasis"><text:span text:style-name="T1346">s</text:span></text:span><text:span text:style-name="Strong_20_Emphasis"><text:span text:style-name="T912">i</text:span></text:span><text:span text:style-name="Strong_20_Emphasis"><text:span text:style-name="T1346">t</text:span></text:span></text:p>
            <text:p text:style-name="P375"><text:span text:style-name="Strong_20_Emphasis"><text:span text:style-name="T912">This is a one way street.</text:span></text:span></text:p>
            <text:p text:style-name="P375"><text:span text:style-name="Strong_20_Emphasis"><text:span text:style-name="T912">How do I find this address? </text:span></text:span></text:p>
            <text:p text:style-name="P375"><text:span text:style-name="Strong_20_Emphasis"><text:span text:style-name="T912">It is not on the map.</text:span></text:span></text:p>
            <text:p text:style-name="P375"><text:bookmark text:name="result_box85"/><text:span text:style-name="Strong_20_Emphasis"><text:span text:style-name="T912">wrong</text:span></text:span></text:p>
            <text:p text:style-name="P375"><text:span text:style-name="Strong_20_Emphasis"><text:span text:style-name="T915">t</text:span></text:span><text:span text:style-name="Strong_20_Emphasis"><text:span text:style-name="T912">o </text:span></text:span><text:span text:style-name="Strong_20_Emphasis"><text:span text:style-name="T915">err, go wrong</text:span></text:span></text:p>
            <text:p text:style-name="P375"><text:span text:style-name="Strong_20_Emphasis"><text:span text:style-name="T912">mistake</text:span></text:span></text:p>
            <text:p text:style-name="P376"><text:span text:style-name="Strong_20_Emphasis"><text:span text:style-name="T912">I took the wrong exit on the highway. </text:span></text:span></text:p>
            <text:p text:style-name="P376"><text:span text:style-name="Strong_20_Emphasis"><text:span text:style-name="T912">I am completely lost.</text:span></text:span></text:p>
            <text:p text:style-name="P376"><text:span text:style-name="Strong_20_Emphasis"><text:span text:style-name="T916">it has</text:span></text:span><text:span text:style-name="Strong_20_Emphasis"><text:span text:style-name="T912"> bullet holes in the front door.</text:span></text:span></text:p>
            <text:p text:style-name="P377"><text:bookmark text:name="result_box86"/><text:span text:style-name="Strong_20_Emphasis"><text:span text:style-name="T912">grab</text:span></text:span></text:p>
            <text:p text:style-name="P377"><text:span text:style-name="Strong_20_Emphasis"><text:span text:style-name="T912">claw</text:span></text:span></text:p>
            <text:p text:style-name="P376"><text:span text:style-name="Strong_20_Emphasis"><text:span text:style-name="T912">walks to the podium at the front of the room</text:span></text:span></text:p>
            <text:p text:style-name="P378"><text:span text:style-name="Strong_20_Emphasis"><text:span text:style-name="T912">They begin to clap and </text:span></text:span></text:p>
            <text:p text:style-name="P378"><text:span text:style-name="Strong_20_Emphasis"><text:span text:style-name="T912">shout words of </text:span></text:span><text:span text:style-name="Strong_20_Emphasis"><text:span text:style-name="T778">encouragement</text:span></text:span><text:span text:style-name="Strong_20_Emphasis"><text:span text:style-name="T779"> (a. breath)</text:span></text:span></text:p>
            <text:p text:style-name="P378"><text:span text:style-name="Strong_20_Emphasis"><text:span text:style-name="T912">takes deep breaths to </text:span></text:span><text:span text:style-name="Strong_20_Emphasis"><text:span text:style-name="T1346">relax</text:span></text:span><text:span text:style-name="Strong_20_Emphasis"><text:span text:style-name="T912"> and </text:span></text:span></text:p>
            <text:p text:style-name="P378"><text:span text:style-name="Strong_20_Emphasis"><text:span text:style-name="T912">grips the sides of the podium </text:span></text:span></text:p>
            <text:p text:style-name="P378"><text:span text:style-name="Strong_20_Emphasis"><text:span text:style-name="T912">to stop his hands from shaking. </text:span></text:span><text:span text:style-name="Strong_20_Emphasis"><text:span text:style-name="T948">(</text:span></text:span><text:span text:style-name="Strong_20_Emphasis"><text:span text:style-name="T1345">t</text:span></text:span><text:span text:style-name="Strong_20_Emphasis"><text:span text:style-name="T948">r</text:span></text:span><text:span text:style-name="Strong_20_Emphasis"><text:span text:style-name="T1345">embl</text:span></text:span><text:span text:style-name="Strong_20_Emphasis"><text:span text:style-name="T948">e)</text:span></text:span></text:p>
            <text:p text:style-name="P378"><text:span text:style-name="Strong_20_Emphasis"><text:span text:style-name="T912">When the clapping stops </text:span></text:span></text:p>
            <text:p text:style-name="P378"><text:span text:style-name="Strong_20_Emphasis"><text:span text:style-name="T912">he summons up his courage and speaks.</text:span></text:span></text:p>
            <text:p text:style-name="P378"><text:span text:style-name="Strong_20_Emphasis"><text:span text:style-name="T912">Thank you for your support.</text:span></text:span></text:p>
            <text:p text:style-name="P351"><text:span text:style-name="Strong_20_Emphasis"><text:span text:style-name="T912">He is probably not used </text:span></text:span><text:span text:style-name="Strong_20_Emphasis"><text:span text:style-name="T948">(</text:span></text:span><text:span text:style-name="Strong_20_Emphasis"><text:span text:style-name="T1345">ac</text:span></text:span><text:span text:style-name="Strong_20_Emphasis"><text:span text:style-name="T948">cu</text:span></text:span><text:span text:style-name="Strong_20_Emphasis"><text:span text:style-name="T1345">st</text:span></text:span><text:span text:style-name="Strong_20_Emphasis"><text:span text:style-name="T948">o</text:span></text:span><text:span text:style-name="Strong_20_Emphasis"><text:span text:style-name="T1345">m</text:span></text:span><text:span text:style-name="Strong_20_Emphasis"><text:span text:style-name="T948">ed)</text:span></text:span></text:p>
            <text:p text:style-name="P351"><text:span text:style-name="Strong_20_Emphasis"><text:span text:style-name="T948">to speaking </text:span></text:span><text:span text:style-name="Strong_20_Emphasis"><text:span text:style-name="T912">in front of people. </text:span></text:span></text:p>
            <text:p text:style-name="P378"><text:span text:style-name="Strong_20_Emphasis"><text:span text:style-name="T912">It could also be that he is not comfortable talking about his addiction to strangers.</text:span></text:span></text:p>
            <text:p text:style-name="P378"><text:span text:style-name="Strong_20_Emphasis"><text:span text:style-name="T912">What does he do to </text:span></text:span><text:span text:style-name="Strong_20_Emphasis"><text:span text:style-name="T1346">calm</text:span></text:span><text:span text:style-name="Strong_20_Emphasis"><text:span text:style-name="T912"> himself down?</text:span></text:span></text:p>
            <text:p text:style-name="P378"><text:span text:style-name="Strong_20_Emphasis"><text:span text:style-name="T912">Are you aware that </text:span></text:span></text:p>
            <text:p text:style-name="P378"><text:span text:style-name="Strong_20_Emphasis"><text:span text:style-name="T912">smoking can </text:span></text:span><text:span text:style-name="Strong_20_Emphasis"><text:span text:style-name="T1346">caus</text:span></text:span><text:span text:style-name="Strong_20_Emphasis"><text:span text:style-name="T912">e cancer</text:span></text:span></text:p>
            <text:p text:style-name="P378"><text:span text:style-name="Strong_20_Emphasis"><text:span text:style-name="T912">He was arrested for selling Meth</text:span></text:span></text:p>
            <text:p text:style-name="P379"><text:span text:style-name="Strong_20_Emphasis"><text:span text:style-name="T912">We need to talk to our kids more </text:span></text:span></text:p>
            <text:p text:style-name="P379"><text:span text:style-name="Strong_20_Emphasis"><text:span text:style-name="T912">about the dangers of taking drugs</text:span></text:span></text:p>
            <text:p text:style-name="P379"><text:span text:style-name="Strong_20_Emphasis"><text:span text:style-name="T917">over</text:span></text:span><text:span text:style-name="Strong_20_Emphasis"><text:span text:style-name="T1340">dos</text:span></text:span><text:span text:style-name="Strong_20_Emphasis"><text:span text:style-name="T917">e</text:span></text:span></text:p>
            <text:p text:style-name="P379"><text:span text:style-name="Strong_20_Emphasis"><text:span text:style-name="T917">He is serving</text:span></text:span><text:span text:style-name="Strong_20_Emphasis"><text:span text:style-name="T951"> (</text:span></text:span><text:span text:style-name="Strong_20_Emphasis"><text:span text:style-name="T1353">c</text:span></text:span><text:span text:style-name="Strong_20_Emphasis"><text:span text:style-name="T951">o</text:span></text:span><text:span text:style-name="Strong_20_Emphasis"><text:span text:style-name="T1353">mpl</text:span></text:span><text:span text:style-name="Strong_20_Emphasis"><text:span text:style-name="T951">y/fulfill)</text:span></text:span><text:span text:style-name="Strong_20_Emphasis"><text:span text:style-name="T917"> ten years</text:span></text:span></text:p>
            <text:p text:style-name="P379"><text:span text:style-name="Strong_20_Emphasis"><text:span text:style-name="T917">Don’t drive while intoxicated</text:span></text:span></text:p>
            <text:p text:style-name="P379"><text:span text:style-name="Strong_20_Emphasis"><text:span text:style-name="T917">Let me buy you a drink</text:span></text:span></text:p>
            <text:p text:style-name="P380"><text:bookmark text:name="result_box87"/><text:span text:style-name="Strong_20_Emphasis"><text:span text:style-name="T917">t</text:span></text:span><text:span text:style-name="Strong_20_Emphasis"><text:span text:style-name="T918">o </text:span></text:span><text:span text:style-name="Strong_20_Emphasis"><text:span text:style-name="T917">smell</text:span></text:span></text:p>
            <text:p text:style-name="P380"><text:span text:style-name="Strong_20_Emphasis"><text:span text:style-name="T918">s</text:span></text:span><text:span text:style-name="Strong_20_Emphasis"><text:span text:style-name="T917">melling</text:span></text:span></text:p>
            <text:p text:style-name="P380"><text:span text:style-name="Strong_20_Emphasis"><text:span text:style-name="T1340">o</text:span></text:span><text:span text:style-name="Strong_20_Emphasis"><text:span text:style-name="T917">d</text:span></text:span><text:span text:style-name="Strong_20_Emphasis"><text:span text:style-name="T1340">or</text:span></text:span><text:span text:style-name="Strong_20_Emphasis"><text:span text:style-name="T918"> (Geruch)</text:span></text:span></text:p>
            <text:p text:style-name="P380"><text:soft-page-break/><text:span text:style-name="Strong_20_Emphasis"><text:span text:style-name="T917">smell</text:span></text:span><text:span text:style-name="Strong_20_Emphasis"><text:span text:style-name="T918"> (auch Geruchssinn)</text:span></text:span></text:p>
            <text:p text:style-name="P381"><text:span text:style-name="Strong_20_Emphasis"><text:span text:style-name="T917">After overcoming the adverse </text:span></text:span><text:span text:style-name="Strong_20_Emphasis"><text:span text:style-name="T920">score</text:span></text:span><text:span text:style-name="Strong_20_Emphasis"><text:span text:style-name="T917"> </text:span></text:span></text:p>
            <text:p text:style-name="P381"><text:span text:style-name="Strong_20_Emphasis"><text:span text:style-name="T917">defeated the Romanians by thrashing</text:span></text:span></text:p>
            <text:p text:style-name="P382"><text:span text:style-name="Strong_20_Emphasis"><text:span text:style-name="T921">I took a course in Spanish</text:span></text:span></text:p>
            <text:p text:style-name="P382"><text:span text:style-name="Strong_20_Emphasis"><text:span text:style-name="T921">I made some courses in Spanish</text:span></text:span></text:p>
            <text:p text:style-name="P383"><text:span text:style-name="Strong_20_Emphasis"><text:span text:style-name="T925">measure</text:span></text:span></text:p>
            <text:p text:style-name="P384"><text:span text:style-name="Strong_20_Emphasis"><text:span text:style-name="T922">As</text:span></text:span><text:span text:style-name="Strong_20_Emphasis"><text:span text:style-name="T925"> (Als</text:span></text:span><text:span text:style-name="Strong_20_Emphasis"><text:span text:style-name="T952">, mittels</text:span></text:span><text:span text:style-name="Strong_20_Emphasis"><text:span text:style-name="T925">)</text:span></text:span></text:p>
            <text:p text:style-name="P385"><text:span text:style-name="Strong_20_Emphasis"><text:span text:style-name="T925">Due to / </text:span></text:span><text:span text:style-name="Strong_20_Emphasis"><text:span text:style-name="T923">Because</text:span></text:span></text:p>
            <text:p text:style-name="P386"><text:span text:style-name="Strong_20_Emphasis"><text:span text:style-name="T924">in spite of, despite</text:span></text:span></text:p>
            <text:p text:style-name="P386"><text:span text:style-name="Strong_20_Emphasis"><text:span text:style-name="T924">a big city located in </text:span></text:span><text:span text:style-name="Strong_20_Emphasis"><text:span text:style-name="T926">the s</text:span></text:span><text:span text:style-name="Strong_20_Emphasis"><text:span text:style-name="T924">outh</text:span></text:span></text:p>
            <text:p text:style-name="P386"><text:span text:style-name="Strong_20_Emphasis"><text:span text:style-name="T924">works as a manager at a large bank</text:span></text:span></text:p>
            <text:p text:style-name="P386"><text:span text:style-name="Strong_20_Emphasis"><text:span text:style-name="T924">works as a web designer</text:span></text:span></text:p>
            <text:p text:style-name="P386"><text:span text:style-name="Strong_20_Emphasis"><text:span text:style-name="T924">They like to wake up early</text:span></text:span></text:p>
            <text:p text:style-name="P387"><text:span text:style-name="Strong_20_Emphasis"><text:span text:style-name="T924">Traffic in Miami is very heavy and </text:span></text:span></text:p>
            <text:p text:style-name="P387"><text:span text:style-name="Strong_20_Emphasis"><text:span text:style-name="T924">a daily commute to work </text:span></text:span></text:p>
            <text:p text:style-name="P387"><text:span text:style-name="Strong_20_Emphasis"><text:span text:style-name="T924">can be quite </text:span></text:span><text:span text:style-name="Strong_20_Emphasis"><text:span text:style-name="T1354">stre</text:span></text:span><text:span text:style-name="Strong_20_Emphasis"><text:span text:style-name="T924">ssful.</text:span></text:span></text:p>
            <text:p text:style-name="P386"><text:span text:style-name="Strong_20_Emphasis"><text:span text:style-name="T1341">pack</text:span></text:span><text:span text:style-name="Strong_20_Emphasis"><text:span text:style-name="T923"> their lunch</text:span></text:span></text:p>
            <text:p text:style-name="P386"><text:span text:style-name="Strong_20_Emphasis"><text:span text:style-name="T923">eat healthy home-cooked meals</text:span></text:span></text:p>
            <text:p text:style-name="P388"><text:span text:style-name="Strong_20_Emphasis"><text:span text:style-name="T923">can get expensive and </text:span></text:span></text:p>
            <text:p text:style-name="P388"><text:span text:style-name="Strong_20_Emphasis"><text:span text:style-name="T923">is not very healthy</text:span></text:span></text:p>
            <text:p text:style-name="P388"><text:span text:style-name="Strong_20_Emphasis"><text:span text:style-name="T1341">As soon as</text:span></text:span><text:span text:style-name="Strong_20_Emphasis"><text:span text:style-name="T923"> they get home</text:span></text:span></text:p>
            <text:p text:style-name="P388"><text:span text:style-name="Strong_20_Emphasis"><text:span text:style-name="T923">a long day at the office</text:span></text:span></text:p>
            <text:p text:style-name="P388"><text:span text:style-name="Strong_20_Emphasis"><text:span text:style-name="T923">the family </text:span></text:span><text:span text:style-name="Strong_20_Emphasis"><text:span text:style-name="T1341">sit</text:span></text:span><text:span text:style-name="Strong_20_Emphasis"><text:span text:style-name="T923">s down to a </text:span></text:span><text:span text:style-name="Strong_20_Emphasis"><text:span text:style-name="T1341">lig</text:span></text:span><text:span text:style-name="Strong_20_Emphasis"><text:span text:style-name="T923">ht dinner</text:span></text:span></text:p>
            <text:p text:style-name="P388"><text:span text:style-name="Strong_20_Emphasis"><text:span text:style-name="T923">the children finish</text:span></text:span><text:span text:style-name="Strong_20_Emphasis"><text:span text:style-name="T927"> </text:span></text:span><text:span text:style-name="Strong_20_Emphasis"><text:span text:style-name="T923">their homework and go to bed</text:span></text:span></text:p>
            <text:p text:style-name="P388"><text:span text:style-name="Strong_20_Emphasis"><text:span text:style-name="T923">stay up a little longer</text:span></text:span></text:p>
            <text:p text:style-name="P389"><text:span text:style-name="Strong_20_Emphasis"><text:span text:style-name="T923">They put away</text:span></text:span><text:span text:style-name="Strong_20_Emphasis"><text:span text:style-name="T930">/(save)</text:span></text:span><text:span text:style-name="Strong_20_Emphasis"><text:span text:style-name="T923"> the dishes, tidy up and </text:span></text:span></text:p>
            <text:p text:style-name="P389"><text:span text:style-name="Strong_20_Emphasis"><text:span text:style-name="T923">make sure</text:span></text:span></text:p>
            <text:p text:style-name="P389"><text:span text:style-name="Strong_20_Emphasis"><text:span text:style-name="T923">shows which were recorded during the week</text:span></text:span></text:p>
            <text:p text:style-name="P354"><text:span text:style-name="Strong_20_Emphasis"><text:span text:style-name="T923">look forward to weekends. </text:span></text:span><text:span text:style-name="Strong_20_Emphasis"><text:span text:style-name="T928">(longings,envie)</text:span></text:span></text:p>
            <text:p text:style-name="P354"><text:span text:style-name="Strong_20_Emphasis"><text:span text:style-name="T923">There is so much </text:span></text:span></text:p>
            <text:p text:style-name="P354"><text:span text:style-name="Strong_20_Emphasis"><text:span text:style-name="T923">they don’t </text:span></text:span><text:span text:style-name="Strong_20_Emphasis"><text:span text:style-name="T945">achieve</text:span></text:span><text:span text:style-name="Strong_20_Emphasis"><text:span text:style-name="T923"> to do during the week</text:span></text:span></text:p>
            <text:p text:style-name="P354"><text:span text:style-name="Strong_20_Emphasis"><text:span text:style-name="T928">Picking out a movie is fun</text:span></text:span><text:span text:style-name="Strong_20_Emphasis"><text:span text:style-name="T929"> (choose)</text:span></text:span></text:p>
            <text:p text:style-name="P355"><text:span text:style-name="Strong_20_Emphasis"><text:span text:style-name="T953">catch,take,pick up/ collect,pick up/ choose,pick</text:span></text:span></text:p>
            <text:p text:style-name="P354"><text:span text:style-name="Strong_20_Emphasis"><text:span text:style-name="T929">They make sure to buy plenty of vegetables</text:span></text:span></text:p>
            <text:p text:style-name="P354"><text:span text:style-name="Strong_20_Emphasis"><text:span text:style-name="T929">Sundays are spent together</text:span></text:span></text:p>
            <text:p text:style-name="P390"><text:span text:style-name="Strong_20_Emphasis"><text:span text:style-name="T929">They have eggs, bacon and toast </text:span></text:span></text:p>
            <text:p text:style-name="P390"><text:span text:style-name="Strong_20_Emphasis"><text:span text:style-name="T929">for breakfast</text:span></text:span></text:p>
            <text:p text:style-name="P391"><text:bookmark text:name="result_box91"/><text:span text:style-name="Strong_20_Emphasis"><text:span text:style-name="T929">cry</text:span></text:span></text:p>
            <text:p text:style-name="P391"><text:span text:style-name="Strong_20_Emphasis"><text:span text:style-name="T929">pray</text:span></text:span></text:p>
            <text:p text:style-name="P391"><text:span text:style-name="Strong_20_Emphasis"><text:span text:style-name="T929">achieve</text:span></text:span></text:p>
            <text:p text:style-name="P392"><text:span text:style-name="Strong_20_Emphasis"><text:span text:style-name="T929">A vague spot in a gray atmosphere </text:span></text:span></text:p>
            <text:p text:style-name="P392"><text:span text:style-name="Strong_20_Emphasis"><text:span text:style-name="T929">may suggest to the viewer a female figure </text:span></text:span></text:p>
            <text:p text:style-name="P392"><text:span text:style-name="Strong_20_Emphasis"><text:span text:style-name="T929">waiting for the tram at the edge of the sidewalk </text:span></text:span></text:p>
            <text:p text:style-name="P392"><text:span text:style-name="Strong_20_Emphasis"><text:span text:style-name="T929">on a rainy day."</text:span></text:span></text:p>
            <text:p text:style-name="P392"><text:bookmark text:name="result_box94"/><text:span text:style-name="Strong_20_Emphasis"><text:span text:style-name="T929">Stay in a place </text:span></text:span></text:p>
            <text:p text:style-name="P392"><text:span text:style-name="Strong_20_Emphasis"><text:span text:style-name="T929">waiting for someone to arrive.</text:span></text:span><text:span text:style-name="Strong_20_Emphasis"><text:span text:style-name="T934"> (arrivial)</text:span></text:span></text:p>
            <text:p text:style-name="P392"><text:bookmark text:name="result_box95"/><text:span text:style-name="Strong_20_Emphasis"><text:span text:style-name="T929">Gaseous layer that </text:span></text:span><text:span text:style-name="Strong_20_Emphasis"><text:span text:style-name="T1344">envel</text:span></text:span><text:span text:style-name="Strong_20_Emphasis"><text:span text:style-name="T929">ops a star; </text:span></text:span></text:p>
            <text:p text:style-name="P392"><text:span text:style-name="Strong_20_Emphasis"><text:span text:style-name="T929">Especially, that which surrounds the Earth.</text:span></text:span></text:p>
            <text:p text:style-name="P393"><text:bookmark text:name="result_box96"/><text:span text:style-name="Strong_20_Emphasis"><text:span text:style-name="T1344">Acc</text:span></text:span><text:span text:style-name="Strong_20_Emphasis"><text:span text:style-name="T929">o</text:span></text:span><text:span text:style-name="Strong_20_Emphasis"><text:span text:style-name="T1344">rd</text:span></text:span><text:span text:style-name="Strong_20_Emphasis"><text:span text:style-name="T929">ing to</text:span></text:span></text:p>
            <text:p text:style-name="P393"><text:span text:style-name="Strong_20_Emphasis"><text:span text:style-name="T929">lend</text:span></text:span></text:p>
            <text:p text:style-name="P393"><text:span text:style-name="Strong_20_Emphasis"><text:span text:style-name="T929">Branches</text:span></text:span><text:span text:style-name="Strong_20_Emphasis"><text:span text:style-name="T946"> (Small)/ Branches (Big)</text:span></text:span></text:p>
            <text:p text:style-name="P393"><text:span text:style-name="Strong_20_Emphasis"><text:span text:style-name="T929">wait</text:span></text:span><text:span text:style-name="Strong_20_Emphasis"><text:span text:style-name="T946">/ </text:span></text:span><text:span text:style-name="Strong_20_Emphasis"><text:span text:style-name="T1342">a</text:span></text:span><text:span text:style-name="Strong_20_Emphasis"><text:span text:style-name="T946">w</text:span></text:span><text:span text:style-name="Strong_20_Emphasis"><text:span text:style-name="T1342">a</text:span></text:span><text:span text:style-name="Strong_20_Emphasis"><text:span text:style-name="T946">i</text:span></text:span><text:span text:style-name="Strong_20_Emphasis"><text:span text:style-name="T1342">t</text:span></text:span></text:p>
            <text:p text:style-name="P393"><text:soft-page-break/><text:span text:style-name="Strong_20_Emphasis"><text:span text:style-name="T929">viewer</text:span></text:span></text:p>
            <text:p text:style-name="P393"><text:span text:style-name="Strong_20_Emphasis"><text:span text:style-name="T929">atmosphere</text:span></text:span></text:p>
            <text:p text:style-name="P393"><text:span text:style-name="Strong_20_Emphasis"><text:span text:style-name="T946">mild</text:span></text:span><text:span text:style-name="Strong_20_Emphasis"><text:span text:style-name="T929">ly</text:span></text:span></text:p>
            <text:p text:style-name="P393"><text:span text:style-name="Strong_20_Emphasis"><text:span text:style-name="T929">barely</text:span></text:span><text:span text:style-name="Strong_20_Emphasis"><text:span text:style-name="T946"> (</text:span></text:span><text:span text:style-name="Strong_20_Emphasis"><text:span text:style-name="T1342">à pe</text:span></text:span><text:span text:style-name="Strong_20_Emphasis"><text:span text:style-name="T946">i</text:span></text:span><text:span text:style-name="Strong_20_Emphasis"><text:span text:style-name="T1342">n</text:span></text:span><text:span text:style-name="Strong_20_Emphasis"><text:span text:style-name="T946">e)</text:span></text:span></text:p>
            <text:p text:style-name="P393"><text:span text:style-name="Strong_20_Emphasis"><text:span text:style-name="T929">Without just</text:span></text:span></text:p>
            <text:p text:style-name="P391"><text:span text:style-name="Strong_20_Emphasis"><text:span text:style-name="T931">deceased</text:span></text:span><text:span text:style-name="Strong_20_Emphasis"><text:span text:style-name="T929"> and injured</text:span></text:span></text:p>
            <text:p text:style-name="P394"><text:span text:style-name="Strong_20_Emphasis"><text:span text:style-name="T935">fallacy / error</text:span></text:span></text:p>
            <text:p text:style-name="P391"><text:bookmark text:name="result_box98"/><text:span text:style-name="Strong_20_Emphasis"><text:span text:style-name="T929">A white van crashed into a crowd</text:span></text:span><text:span text:style-name="Strong_20_Emphasis"><text:span text:style-name="T931"> (savage)</text:span></text:span></text:p>
            <text:p text:style-name="P391"><text:bookmark text:name="result_box99"/><text:span text:style-name="Strong_20_Emphasis"><text:span text:style-name="T929">Thanked </text:span></text:span><text:span text:style-name="Strong_20_Emphasis"><text:span text:style-name="T931">for </text:span></text:span><text:span text:style-name="Strong_20_Emphasis"><text:span text:style-name="T929">the solidarity</text:span></text:span><text:span text:style-name="Strong_20_Emphasis"><text:span text:style-name="T946"> (be </text:span></text:span><text:span text:style-name="Strong_20_Emphasis"><text:span text:style-name="T1342">grate</text:span></text:span><text:span text:style-name="Strong_20_Emphasis"><text:span text:style-name="T946">ful)</text:span></text:span></text:p>
            <text:p text:style-name="P395"><text:bookmark text:name="result_box100"/><text:span text:style-name="Strong_20_Emphasis"><text:span text:style-name="T929">The mayor expressed her condolences </text:span></text:span></text:p>
            <text:p text:style-name="P395"><text:span text:style-name="Strong_20_Emphasis"><text:span text:style-name="T931">highlight</text:span></text:span><text:span text:style-name="Strong_20_Emphasis"><text:span text:style-name="T929"> the cooperation</text:span></text:span></text:p>
            <text:p text:style-name="P395"><text:bookmark text:name="result_box101"/><text:span text:style-name="Strong_20_Emphasis"><text:span text:style-name="T929">They described</text:span></text:span><text:span text:style-name="Strong_20_Emphasis"><text:span text:style-name="T931"> /qualify</text:span></text:span><text:span text:style-name="Strong_20_Emphasis"><text:span text:style-name="T929"> it as </text:span></text:span><text:span text:style-name="Strong_20_Emphasis"><text:span text:style-name="T931">an</text:span></text:span><text:span text:style-name="Strong_20_Emphasis"><text:span text:style-name="T929"> attack </text:span></text:span></text:p>
            <text:p text:style-name="P395"><text:span text:style-name="Strong_20_Emphasis"><text:span text:style-name="T929">that is being treated as such</text:span></text:span></text:p>
            <text:p text:style-name="P395"><text:span text:style-name="Strong_20_Emphasis"><text:span text:style-name="T931">likewise</text:span></text:span></text:p>
            <text:p text:style-name="P395"><text:bookmark text:name="result_box102"/><text:span text:style-name="Strong_20_Emphasis"><text:span text:style-name="T1120">Close</text:span></text:span><text:span text:style-name="Strong_20_Emphasis"><text:span text:style-name="T931"> the metro and train stations</text:span></text:span></text:p>
            <text:p text:style-name="P395"><text:bookmark text:name="result_box104"/><text:span text:style-name="Strong_20_Emphasis"><text:span text:style-name="T931">Americans</text:span></text:span></text:p>
            <text:p text:style-name="P395"><text:bookmark text:name="result_box105"/><text:span text:style-name="Strong_20_Emphasis"><text:span text:style-name="T935">Highlighted</text:span></text:span><text:span text:style-name="Strong_20_Emphasis"><text:span text:style-name="T931"> that the investigation </text:span></text:span></text:p>
            <text:p text:style-name="P395"><text:span text:style-name="Strong_20_Emphasis"><text:span text:style-name="T931">has only just begun</text:span></text:span><text:span text:style-name="Strong_20_Emphasis"><text:span text:style-name="T933"> (kaum)</text:span></text:span></text:p>
            <text:p text:style-name="P396"><text:bookmark text:name="result_box106"/><text:span text:style-name="Strong_20_Emphasis"><text:span text:style-name="T931">Although countries such as </text:span></text:span></text:p>
            <text:p text:style-name="P396"><text:span text:style-name="Strong_20_Emphasis"><text:span text:style-name="T931">have been mentione</text:span></text:span><text:span text:style-name="Strong_20_Emphasis"><text:span text:style-name="T932">d</text:span></text:span></text:p>
            <text:p text:style-name="P396"><text:bookmark text:name="result_box107"/><text:span text:style-name="Strong_20_Emphasis"><text:span text:style-name="T932">Encourages followers </text:span></text:span><text:span text:style-name="Strong_20_Emphasis"><text:span text:style-name="T933">(lentar=to slow)</text:span></text:span></text:p>
            <text:p text:style-name="P396"><text:span text:style-name="Strong_20_Emphasis"><text:span text:style-name="T932">to plan and execute attacks</text:span></text:span></text:p>
            <text:p text:style-name="P396"><text:bookmark text:name="result_box108"/><text:span text:style-name="Strong_20_Emphasis"><text:span text:style-name="T932">Used a stolen van </text:span></text:span></text:p>
            <text:p text:style-name="P396"><text:span text:style-name="Strong_20_Emphasis"><text:span text:style-name="T932">to ram</text:span></text:span><text:span text:style-name="Strong_20_Emphasis"><text:span text:style-name="T947"> (a. </text:span></text:span><text:span text:style-name="Strong_20_Emphasis"><text:span text:style-name="T1343">ravage</text:span></text:span><text:span text:style-name="Strong_20_Emphasis"><text:span text:style-name="T947">)</text:span></text:span><text:span text:style-name="Strong_20_Emphasis"><text:span text:style-name="T932"> several people</text:span></text:span></text:p>
            <text:p text:style-name="P394"><text:bookmark text:name="result_box110"/><text:span text:style-name="Strong_20_Emphasis"><text:span text:style-name="T1118">Scared</text:span></text:span><text:span text:style-name="Strong_20_Emphasis"><text:span text:style-name="T1121">/</text:span></text:span><text:span text:style-name="Strong_20_Emphasis"><text:span text:style-name="T1122"> </text:span></text:span><text:span text:style-name="Strong_20_Emphasis"><text:span text:style-name="T1121">frightend</text:span></text:span></text:p>
            <text:p text:style-name="P394"><text:span text:style-name="Strong_20_Emphasis"><text:span text:style-name="T932">That shows or denotes </text:span></text:span><text:span text:style-name="Strong_20_Emphasis"><text:span text:style-name="T1121">scare/ </text:span></text:span><text:span text:style-name="Strong_20_Emphasis"><text:span text:style-name="T1118">fright</text:span></text:span><text:span text:style-name="Strong_20_Emphasis"><text:span text:style-name="T932">.</text:span></text:span></text:p>
            <text:p text:style-name="P396"><text:span text:style-name="Strong_20_Emphasis"><text:span text:style-name="T932">immediately suggests that</text:span></text:span></text:p>
            <text:p text:style-name="P396"><text:span text:style-name="Strong_20_Emphasis"><text:span text:style-name="T932">Let’s go someplace else. </text:span></text:span><text:span text:style-name="Strong_20_Emphasis"><text:span text:style-name="T1118">How about</text:span></text:span><text:span text:style-name="Strong_20_Emphasis"><text:span text:style-name="T935">...</text:span></text:span></text:p>
            <text:p text:style-name="P396"><text:span text:style-name="Strong_20_Emphasis"><text:span text:style-name="T935">I’ve always wanted to visit</text:span></text:span></text:p>
            <text:p text:style-name="P396"><text:span text:style-name="Strong_20_Emphasis"><text:span text:style-name="T935">They are not too excited about the idea</text:span></text:span></text:p>
            <text:p text:style-name="P396"><text:span text:style-name="Strong_20_Emphasis"><text:span text:style-name="T935">doesn’t sound like a fun place at all</text:span></text:span></text:p>
            <text:p text:style-name="P394"><text:span text:style-name="Strong_20_Emphasis"><text:span text:style-name="T935">“How about Paris?” </text:span></text:span></text:p>
            <text:p text:style-name="P394"><text:span text:style-name="Strong_20_Emphasis"><text:span text:style-name="T935">We could visit the Eiffel Tower</text:span></text:span></text:p>
            <text:p text:style-name="P394"><text:span text:style-name="Strong_20_Emphasis"><text:span text:style-name="T935">I’m sorry dear, </text:span></text:span></text:p>
            <text:p text:style-name="P394"><text:span text:style-name="Strong_20_Emphasis"><text:span text:style-name="T935">but a trip to Paris is just too expensive</text:span></text:span></text:p>
            <text:p text:style-name="P397"><text:span text:style-name="Strong_20_Emphasis"><text:span text:style-name="T935">there is plenty to see and do, </text:span></text:span></text:p>
            <text:p text:style-name="P397"><text:span text:style-name="Strong_20_Emphasis"><text:span text:style-name="T935">for kids </text:span></text:span><text:span text:style-name="Strong_20_Emphasis"><text:span text:style-name="T1119">as well as</text:span></text:span><text:span text:style-name="Strong_20_Emphasis"><text:span text:style-name="T935"> for adults</text:span></text:span><text:span text:style-name="Strong_20_Emphasis"><text:span text:style-name="T954"> (</text:span></text:span><text:span text:style-name="Strong_20_Emphasis"><text:span text:style-name="T1355">as well</text:span></text:span><text:span text:style-name="Strong_20_Emphasis"><text:span text:style-name="T954">)</text:span></text:span></text:p>
            <text:p text:style-name="P397"><text:span text:style-name="Strong_20_Emphasis"><text:span text:style-name="T935">I hear there are earthquakes all the time</text:span></text:span></text:p>
            <text:p text:style-name="P397"><text:span text:style-name="Strong_20_Emphasis"><text:span text:style-name="T935">I would be too </text:span></text:span><text:span text:style-name="Strong_20_Emphasis"><text:span text:style-name="T1119">scared</text:span></text:span><text:span text:style-name="Strong_20_Emphasis"><text:span text:style-name="T935"> throughout the trip </text:span></text:span></text:p>
            <text:p text:style-name="P397"><text:span text:style-name="Strong_20_Emphasis"><text:span text:style-name="T935">to enjoy anything</text:span></text:span><text:span text:style-name="Strong_20_Emphasis"><text:span text:style-name="T936"> (als zu)</text:span></text:span></text:p>
            <text:p text:style-name="P397"><text:span text:style-name="Strong_20_Emphasis"><text:span text:style-name="T936">I think your exaggerating a little</text:span></text:span></text:p>
            <text:p text:style-name="P397"><text:span text:style-name="Strong_20_Emphasis"><text:span text:style-name="T936">let’s not go if you won’t feel comfortable</text:span></text:span></text:p>
            <text:p text:style-name="P397"><text:span text:style-name="Strong_20_Emphasis"><text:span text:style-name="T936">Then she gets an idea</text:span></text:span></text:p>
            <text:p text:style-name="P350"><text:span text:style-name="Strong_20_Emphasis"><text:span text:style-name="T936">He agrees. </text:span></text:span><text:span text:style-name="Strong_20_Emphasis"><text:span text:style-name="T866">(</text:span></text:span><text:span text:style-name="Strong_20_Emphasis"><text:span text:style-name="T1481">d'accord</text:span></text:span><text:span text:style-name="Strong_20_Emphasis"><text:span text:style-name="T866">)</text:span></text:span></text:p>
            <text:p text:style-name="P397"><text:span text:style-name="Strong_20_Emphasis"><text:span text:style-name="T936">That sounds like a great idea</text:span></text:span></text:p>
            <text:p text:style-name="P397"><text:span text:style-name="Strong_20_Emphasis"><text:span text:style-name="T936">That way </text:span></text:span></text:p>
            <text:p text:style-name="P397"><text:span text:style-name="Strong_20_Emphasis"><text:span text:style-name="T936">the kids will have a chance to see</text:span></text:span></text:p>
            <text:p text:style-name="P398"><text:span text:style-name="Strong_20_Emphasis"><text:span text:style-name="T936">H</text:span></text:span><text:span text:style-name="Strong_20_Emphasis"><text:span text:style-name="T937">e </text:span></text:span><text:span text:style-name="Strong_20_Emphasis"><text:span text:style-name="T936">had to travel almost every week and </text:span></text:span></text:p>
            <text:p text:style-name="P398"><text:span text:style-name="Strong_20_Emphasis"><text:span text:style-name="T936">had been spending his weekends </text:span></text:span></text:p>
            <text:p text:style-name="P398"><text:span text:style-name="Strong_20_Emphasis"><text:span text:style-name="T936">catching up on paperwork </text:span></text:span></text:p>
            <text:p text:style-name="P398"><text:span text:style-name="Strong_20_Emphasis"><text:span text:style-name="T936">when he got back.</text:span></text:span></text:p>
            <text:p text:style-name="P399"><text:span text:style-name="Strong_20_Emphasis"><text:span text:style-name="T936">that went well didn’t it</text:span></text:span></text:p>
            <text:p text:style-name="P399"><text:soft-page-break/><text:span text:style-name="Strong_20_Emphasis"><text:span text:style-name="T936">asks David trying to break the silence.</text:span></text:span></text:p>
            <text:p text:style-name="P400"><text:bookmark text:name="result_box111"/><text:span text:style-name="Strong_20_Emphasis"><text:span text:style-name="T936">Add</text:span></text:span></text:p>
            <text:p text:style-name="P400"><text:span text:style-name="Strong_20_Emphasis"><text:span text:style-name="T944">Re-f</text:span></text:span><text:span text:style-name="Strong_20_Emphasis"><text:span text:style-name="T936">ill</text:span></text:span></text:p>
            <text:p text:style-name="P400"><text:span text:style-name="Strong_20_Emphasis"><text:span text:style-name="T936">Fill something again.</text:span></text:span></text:p>
            <text:p text:style-name="P400"><text:bookmark text:name="result_box112"/><text:span text:style-name="Strong_20_Emphasis"><text:span text:style-name="T1356">de</text:span></text:span><text:span text:style-name="Strong_20_Emphasis"><text:span text:style-name="T1357">libera</text:span></text:span><text:span text:style-name="Strong_20_Emphasis"><text:span text:style-name="T941">tes (beraten) whether</text:span></text:span><text:span text:style-name="Strong_20_Emphasis"><text:span text:style-name="T936"> to endorse </text:span></text:span></text:p>
            <text:p text:style-name="P400"><text:span text:style-name="Strong_20_Emphasis"><text:span text:style-name="T936">the decriminalization of </text:span></text:span><text:span text:style-name="Strong_20_Emphasis"><text:span text:style-name="T1356">abort</text:span></text:span><text:span text:style-name="Strong_20_Emphasis"><text:span text:style-name="T936">ion </text:span></text:span></text:p>
            <text:p text:style-name="P400"><text:span text:style-name="Strong_20_Emphasis"><text:span text:style-name="T936">already </text:span></text:span><text:span text:style-name="Strong_20_Emphasis"><text:span text:style-name="T1356">ap</text:span></text:span><text:span text:style-name="Strong_20_Emphasis"><text:span text:style-name="T936">p</text:span></text:span><text:span text:style-name="Strong_20_Emphasis"><text:span text:style-name="T1356">ro</text:span></text:span><text:span text:style-name="Strong_20_Emphasis"><text:span text:style-name="T936">ve</text:span></text:span><text:span text:style-name="Strong_20_Emphasis"><text:span text:style-name="T1356">d</text:span></text:span><text:span text:style-name="Strong_20_Emphasis"><text:span text:style-name="T936"> by the congress</text:span></text:span></text:p>
            <text:p text:style-name="P400"><text:span text:style-name="Strong_20_Emphasis"><text:span text:style-name="T936">Discreetly</text:span></text:span><text:span text:style-name="Strong_20_Emphasis"><text:span text:style-name="T938">, soberly (zurückhaltend, nüchtern)</text:span></text:span></text:p>
            <text:p text:style-name="P399"><text:span text:style-name="Strong_20_Emphasis"><text:span text:style-name="T938">Must be tough for her losing her job</text:span></text:span></text:p>
            <text:p text:style-name="P399"><text:span text:style-name="Strong_20_Emphasis"><text:span text:style-name="T938">How did you know </text:span></text:span><text:span text:style-name="Strong_20_Emphasis"><text:span text:style-name="T939">she</text:span></text:span><text:span text:style-name="Strong_20_Emphasis"><text:span text:style-name="T938"> had lost her job</text:span></text:span><text:span text:style-name="Strong_20_Emphasis"><text:span text:style-name="T955"> (saber)</text:span></text:span></text:p>
            <text:p text:style-name="P401"><text:span text:style-name="Strong_20_Emphasis"><text:span text:style-name="T938">Well… </text:span></text:span><text:span text:style-name="Strong_20_Emphasis"><text:span text:style-name="T940">she </text:span></text:span><text:span text:style-name="Strong_20_Emphasis"><text:span text:style-name="T938">mentioned that </text:span></text:span><text:span text:style-name="Strong_20_Emphasis"><text:span text:style-name="T940"><text:s/>(Eh bien, puis)</text:span></text:span></text:p>
            <text:p text:style-name="P401"><text:span text:style-name="Strong_20_Emphasis"><text:span text:style-name="T938">it was lonely when </text:span></text:span><text:span text:style-name="Strong_20_Emphasis"><text:span text:style-name="T940">he</text:span></text:span><text:span text:style-name="Strong_20_Emphasis"><text:span text:style-name="T938"> was away</text:span></text:span></text:p>
            <text:p text:style-name="P402"><text:span text:style-name="Strong_20_Emphasis"><text:span text:style-name="T938">I guess </text:span></text:span></text:p>
            <text:p text:style-name="P402"><text:span text:style-name="Strong_20_Emphasis"><text:span text:style-name="T941">Roger</text:span></text:span><text:span text:style-name="Strong_20_Emphasis"><text:span text:style-name="T938"> must have mentioned it before</text:span></text:span></text:p>
            <text:p text:style-name="P402"><text:span text:style-name="Strong_20_Emphasis"><text:span text:style-name="T938">I thought you hadn’t met him since</text:span></text:span></text:p>
            <text:p text:style-name="P402"><text:span text:style-name="Strong_20_Emphasis"><text:span text:style-name="T938">I just thought it was strange</text:span></text:span><text:span text:style-name="Strong_20_Emphasis"><text:span text:style-name="T942"> (rare, odd, unusual)</text:span></text:span></text:p>
            <text:p text:style-name="P403"><text:span text:style-name="Strong_20_Emphasis"><text:span text:style-name="T942">Are you implying that </text:span></text:span></text:p>
            <text:p text:style-name="P403"><text:span text:style-name="Strong_20_Emphasis"><text:span text:style-name="T942">there’s something going on between </text:span></text:span><text:span text:style-name="Strong_20_Emphasis"><text:span text:style-name="T943">her and me</text:span></text:span></text:p>
            <text:p text:style-name="P404"><text:span text:style-name="Strong_20_Emphasis"><text:span text:style-name="T943">Yes, you have been working late a lot recently, </text:span></text:span></text:p>
            <text:p text:style-name="P290"><text:span text:style-name="Strong_20_Emphasis"><text:span text:style-name="T970">replies Rita nodding</text:span></text:span><text:span text:style-name="Strong_20_Emphasis"><text:span text:style-name="T971"> (</text:span></text:span><text:span text:style-name="Strong_20_Emphasis"><text:span text:style-name="T1359">asent</text:span></text:span><text:span text:style-name="Strong_20_Emphasis"><text:span text:style-name="T971">ir=</text:span></text:span><text:span text:style-name="Strong_20_Emphasis"><text:span text:style-name="T1359">as</text:span></text:span><text:span text:style-name="Strong_20_Emphasis"><text:span text:style-name="T971">s</text:span></text:span><text:span text:style-name="Strong_20_Emphasis"><text:span text:style-name="T1359">ent</text:span></text:span><text:span text:style-name="Strong_20_Emphasis"><text:span text:style-name="T971">,agree)</text:span></text:span></text:p>
            <text:p text:style-name="P290"><text:span text:style-name="Strong_20_Emphasis"><text:span text:style-name="T971">had been hard</text:span></text:span></text:p>
            <text:p text:style-name="P290"><text:span text:style-name="Strong_20_Emphasis"><text:span text:style-name="T971">had been spending</text:span></text:span></text:p>
            <text:p text:style-name="P290"><text:span text:style-name="Strong_20_Emphasis"><text:span text:style-name="T971">I’m just being paranoid</text:span></text:span></text:p>
            <text:p text:style-name="P291"><text:span text:style-name="Strong_20_Emphasis"><text:span text:style-name="T971">You’re right. </text:span></text:span></text:p>
            <text:p text:style-name="P291"><text:span text:style-name="Strong_20_Emphasis"><text:span text:style-name="T971">Maybe I’m just being paranoid. </text:span></text:span></text:p>
            <text:p text:style-name="P291"><text:span text:style-name="Strong_20_Emphasis"><text:span text:style-name="T971">I trust you honey. </text:span></text:span></text:p>
            <text:p text:style-name="P291"><text:span text:style-name="Strong_20_Emphasis"><text:span text:style-name="T971">It just looked like </text:span></text:span></text:p>
            <text:p text:style-name="P291"><text:span text:style-name="Strong_20_Emphasis"><text:span text:style-name="T971">the two of you were trying to hide something. </text:span></text:span></text:p>
            <text:p text:style-name="P291"><text:span text:style-name="Strong_20_Emphasis"><text:span text:style-name="T971">Please forgive me.</text:span></text:span></text:p>
            <text:p text:style-name="P292"><text:span text:style-name="Strong_20_Emphasis"><text:span text:style-name="T972">the threats / </text:span></text:span><text:span text:style-name="Strong_20_Emphasis"><text:span text:style-name="T1360">menac</text:span></text:span><text:span text:style-name="Strong_20_Emphasis"><text:span text:style-name="T972">e</text:span></text:span></text:p>
            <text:p text:style-name="P292"><text:span text:style-name="Strong_20_Emphasis"><text:span text:style-name="T972">to threaten, to manace</text:span></text:span></text:p>
            <text:p text:style-name="P292"><text:span text:style-name="Strong_20_Emphasis"><text:span text:style-name="T972">goes back there to get it</text:span></text:span><text:span text:style-name="Strong_20_Emphasis"><text:span text:style-name="T973"> (</text:span></text:span><text:span text:style-name="Strong_20_Emphasis"><text:span text:style-name="T1361">co</text:span></text:span><text:span text:style-name="Strong_20_Emphasis"><text:span text:style-name="T973">llect, pick up)</text:span></text:span></text:p>
            <text:p text:style-name="P293"><text:span text:style-name="Strong_20_Emphasis"><text:span text:style-name="T974">He gives her a kiss on the cheek and smiles</text:span></text:span></text:p>
            <text:p text:style-name="P293"><text:span text:style-name="Strong_20_Emphasis"><text:span text:style-name="T974">He goes into the bedroom and </text:span></text:span></text:p>
            <text:p text:style-name="P293"><text:span text:style-name="Strong_20_Emphasis"><text:span text:style-name="T974">starts getting undressed</text:span></text:span></text:p>
            <text:p text:style-name="P293"><text:span text:style-name="Strong_20_Emphasis"><text:span text:style-name="T974">doesn’t suspect anything</text:span></text:span></text:p>
            <text:p text:style-name="P414"><text:bookmark text:name="result_box114"/><text:span text:style-name="Strong_20_Emphasis"><text:span text:style-name="T832">During his recent </text:span></text:span><text:span text:style-name="Strong_20_Emphasis"><text:span text:style-name="T1151">fly</text:span></text:span><text:span text:style-name="Strong_20_Emphasis"><text:span text:style-name="T1152">ing visit</text:span></text:span><text:span text:style-name="Strong_20_Emphasis"><text:span text:style-name="T1151"> (</text:span></text:span><text:span text:style-name="Strong_20_Emphasis"><text:span text:style-name="T1496">Blitz</text:span></text:span><text:span text:style-name="Strong_20_Emphasis"><text:span text:style-name="T1151">besuch)</text:span></text:span></text:p>
            <text:p text:style-name="P414"><text:span text:style-name="Strong_20_Emphasis"><text:span text:style-name="T832">Sought to </text:span></text:span><text:span text:style-name="Strong_20_Emphasis"><text:span text:style-name="T1482">s</text:span></text:span><text:span text:style-name="Strong_20_Emphasis"><text:span text:style-name="T832">o</text:span></text:span><text:span text:style-name="Strong_20_Emphasis"><text:span text:style-name="T1482">f</text:span></text:span><text:span text:style-name="Strong_20_Emphasis"><text:span text:style-name="T832">ten</text:span></text:span></text:p>
            <text:p text:style-name="P414"><text:span text:style-name="Strong_20_Emphasis"><text:span text:style-name="T832">The motto "United States first"</text:span></text:span></text:p>
            <text:p text:style-name="P414"><text:span text:style-name="Strong_20_Emphasis"><text:span text:style-name="T832">What has been considered</text:span></text:span></text:p>
            <text:p text:style-name="P414"><text:span text:style-name="Strong_20_Emphasis"><text:span text:style-name="T832">As the first effort</text:span></text:span></text:p>
            <text:p text:style-name="P414"><text:span text:style-name="Strong_20_Emphasis"><text:span text:style-name="T832">To smooth out</text:span></text:span><text:span text:style-name="Strong_20_Emphasis"><text:span text:style-name="T852">/ file</text:span></text:span><text:span text:style-name="Strong_20_Emphasis"><text:span text:style-name="T832"> </text:span></text:span><text:span text:style-name="Strong_20_Emphasis"><text:span text:style-name="T1152">rough edges</text:span></text:span><text:span text:style-name="Strong_20_Emphasis"><text:span text:style-name="T1157"> (roughness)</text:span></text:span></text:p>
            <text:p text:style-name="P414"><text:span text:style-name="Strong_20_Emphasis"><text:span text:style-name="T832">With the region</text:span></text:span></text:p>
            <text:p text:style-name="P414"><text:span text:style-name="Strong_20_Emphasis"><text:span text:style-name="T832">Has been affected</text:span></text:span></text:p>
            <text:p text:style-name="P414"><text:span text:style-name="Strong_20_Emphasis"><text:span text:style-name="T832">Under the </text:span></text:span><text:span text:style-name="Strong_20_Emphasis"><text:span text:style-name="T1482">leader</text:span></text:span><text:span text:style-name="Strong_20_Emphasis"><text:span text:style-name="T832">ship of</text:span></text:span></text:p>
            <text:p text:style-name="P414"><text:span text:style-name="Strong_20_Emphasis"><text:span text:style-name="T832">Always put safety first</text:span></text:span><text:span text:style-name="Strong_20_Emphasis"><text:span text:style-name="T843"> (poner futur ind.)</text:span></text:span></text:p>
            <text:p text:style-name="P414"><text:span text:style-name="Strong_20_Emphasis"><text:span text:style-name="T832">During the third phase</text:span></text:span></text:p>
            <text:p text:style-name="P414"><text:span text:style-name="Strong_20_Emphasis"><text:span text:style-name="T832">Included </text:span></text:span><text:span text:style-name="Strong_20_Emphasis"><text:span text:style-name="T1482">scal</text:span></text:span><text:span text:style-name="Strong_20_Emphasis"><text:span text:style-name="T832">es in</text:span></text:span></text:p>
            <text:p text:style-name="P414"><text:span text:style-name="Strong_20_Emphasis"><text:span text:style-name="T832">But as I wait</text:span></text:span></text:p>
            <text:p text:style-name="P414"><text:span text:style-name="Strong_20_Emphasis"><text:span text:style-name="T832">That </text:span></text:span><text:span text:style-name="Strong_20_Emphasis"><text:span text:style-name="T1482">dem</text:span></text:span><text:span text:style-name="Strong_20_Emphasis"><text:span text:style-name="T832">on</text:span></text:span><text:span text:style-name="Strong_20_Emphasis"><text:span text:style-name="T1482">str</text:span></text:span><text:span text:style-name="Strong_20_Emphasis"><text:span text:style-name="T832">ates my presence today</text:span></text:span></text:p>
            <text:p text:style-name="P414"><text:span text:style-name="Strong_20_Emphasis"><text:span text:style-name="T1482">is</text:span></text:span><text:span text:style-name="Strong_20_Emphasis"><text:span text:style-name="T832">o</text:span></text:span><text:span text:style-name="Strong_20_Emphasis"><text:span text:style-name="T1482">lat</text:span></text:span><text:span text:style-name="Strong_20_Emphasis"><text:span text:style-name="T832">ed</text:span></text:span></text:p>
            <text:p text:style-name="P414"><text:span text:style-name="Strong_20_Emphasis"><text:span text:style-name="T832">The hopeful message</text:span></text:span></text:p>
            <text:p text:style-name="P414"><text:soft-page-break/><text:span text:style-name="Strong_20_Emphasis"><text:span text:style-name="T832">To expand economic cooperation</text:span></text:span><text:span text:style-name="Strong_20_Emphasis"><text:span text:style-name="T834"> (</text:span></text:span><text:span text:style-name="Strong_20_Emphasis"><text:span text:style-name="T1483">ampli</text:span></text:span><text:span text:style-name="Strong_20_Emphasis"><text:span text:style-name="T834">fy)</text:span></text:span></text:p>
            <text:p text:style-name="P414"><text:span text:style-name="Strong_20_Emphasis"><text:span text:style-name="T832">To calm fears</text:span></text:span><text:span text:style-name="Strong_20_Emphasis"><text:span text:style-name="T843">/ awe</text:span></text:span></text:p>
            <text:p text:style-name="P414"><text:span text:style-name="Strong_20_Emphasis"><text:span text:style-name="T832">Who have been planning h</text:span></text:span><text:span text:style-name="Strong_20_Emphasis"><text:span text:style-name="T1482">ard</text:span></text:span></text:p>
            <text:p text:style-name="P414"><text:span text:style-name="Strong_20_Emphasis"><text:span text:style-name="T832">low yield</text:span></text:span><text:span text:style-name="Strong_20_Emphasis"><text:span text:style-name="T835">s / performances</text:span></text:span><text:span text:style-name="Strong_20_Emphasis"><text:span text:style-name="T843"> (</text:span></text:span><text:span text:style-name="Strong_20_Emphasis"><text:span text:style-name="T1484">Rendi</text:span></text:span><text:span text:style-name="Strong_20_Emphasis"><text:span text:style-name="T843">te)</text:span></text:span></text:p>
            <text:p text:style-name="P414"><text:span text:style-name="Strong_20_Emphasis"><text:span text:style-name="T832">Deepen business </text:span></text:span><text:span text:style-name="Strong_20_Emphasis"><text:span text:style-name="T1482">rela</text:span></text:span><text:span text:style-name="Strong_20_Emphasis"><text:span text:style-name="T832">t</text:span></text:span><text:span text:style-name="Strong_20_Emphasis"><text:span text:style-name="T1482">ion</text:span></text:span><text:span text:style-name="Strong_20_Emphasis"><text:span text:style-name="T832">s</text:span></text:span></text:p>
            <text:p text:style-name="P414"><text:span text:style-name="Strong_20_Emphasis"><text:span text:style-name="T832">Seek greater commercial ties</text:span></text:span><text:span text:style-name="Strong_20_Emphasis"><text:span text:style-name="T835"> (lasso)</text:span></text:span></text:p>
            <text:p text:style-name="P411"><text:span text:style-name="Strong_20_Emphasis"><text:span text:style-name="T832">Is widely scorned</text:span></text:span><text:span text:style-name="Strong_20_Emphasis"><text:span text:style-name="T835"> (despise, misprize</text:span></text:span><text:span text:style-name="Strong_20_Emphasis"><text:span text:style-name="T843">, </text:span></text:span><text:span text:style-name="Strong_20_Emphasis"><text:span text:style-name="T1484">deprecia</text:span></text:span><text:span text:style-name="Strong_20_Emphasis"><text:span text:style-name="T843">te</text:span></text:span><text:span text:style-name="Strong_20_Emphasis"><text:span text:style-name="T835">)</text:span></text:span></text:p>
            <text:p text:style-name="P414"><text:span text:style-name="Strong_20_Emphasis"><text:span text:style-name="T832">His first actions</text:span></text:span></text:p>
            <text:p text:style-name="P414"><text:span text:style-name="Strong_20_Emphasis"><text:span text:style-name="T832">Have been interpreted as a return</text:span></text:span></text:p>
            <text:p text:style-name="P414"><text:span text:style-name="Strong_20_Emphasis"><text:span text:style-name="T832">The contrast has been noticeable</text:span></text:span><text:span text:style-name="Strong_20_Emphasis"><text:span text:style-name="T835"> (</text:span></text:span><text:span text:style-name="Strong_20_Emphasis"><text:span text:style-name="T1485">notorio</text:span></text:span><text:span text:style-name="Strong_20_Emphasis"><text:span text:style-name="T835">us)</text:span></text:span></text:p>
            <text:p text:style-name="P414"><text:span text:style-name="Strong_20_Emphasis"><text:span text:style-name="T832">They felt they were treated with respect.</text:span></text:span></text:p>
            <text:p text:style-name="P414"><text:span text:style-name="Strong_20_Emphasis"><text:span text:style-name="T832">We went from being </text:span></text:span><text:span text:style-name="Strong_20_Emphasis"><text:span text:style-name="T1482">reco</text:span></text:span><text:span text:style-name="Strong_20_Emphasis"><text:span text:style-name="T832">gnized</text:span></text:span></text:p>
            <text:p text:style-name="P414"><text:span text:style-name="Strong_20_Emphasis"><text:span text:style-name="T832">As a </text:span></text:span><text:span text:style-name="Strong_20_Emphasis"><text:span text:style-name="T1482">strategic</text:span></text:span><text:span text:style-name="Strong_20_Emphasis"><text:span text:style-name="T832"> </text:span></text:span><text:span text:style-name="Strong_20_Emphasis"><text:span text:style-name="T1482">al</text:span></text:span><text:span text:style-name="Strong_20_Emphasis"><text:span text:style-name="T832">l</text:span></text:span><text:span text:style-name="Strong_20_Emphasis"><text:span text:style-name="T1482">y</text:span></text:span></text:p>
            <text:p text:style-name="P414"><text:span text:style-name="Strong_20_Emphasis"><text:span text:style-name="T832">To be seen as part of your backyard</text:span></text:span></text:p>
            <text:p text:style-name="P414"><text:span text:style-name="Strong_20_Emphasis"><text:span text:style-name="T832">Echoing a point of view</text:span></text:span></text:p>
            <text:p text:style-name="P414"><text:span text:style-name="Strong_20_Emphasis"><text:span text:style-name="T832">Have shared privately.</text:span></text:span></text:p>
            <text:p text:style-name="P414"><text:span text:style-name="Strong_20_Emphasis"><text:span text:style-name="T832">Had to return</text:span></text:span></text:p>
            <text:p text:style-name="P414"><text:span text:style-name="Strong_20_Emphasis"><text:span text:style-name="T832">A day ahead of schedule</text:span></text:span></text:p>
            <text:p text:style-name="P414"><text:span text:style-name="Strong_20_Emphasis"><text:span text:style-name="T832">To attend</text:span></text:span><text:span text:style-name="Strong_20_Emphasis"><text:span text:style-name="T844"> (a. </text:span></text:span><text:span text:style-name="Strong_20_Emphasis"><text:span text:style-name="T1486">as</text:span></text:span><text:span text:style-name="Strong_20_Emphasis"><text:span text:style-name="T844">s</text:span></text:span><text:span text:style-name="Strong_20_Emphasis"><text:span text:style-name="T1486">ist</text:span></text:span><text:span text:style-name="Strong_20_Emphasis"><text:span text:style-name="T844">)</text:span></text:span><text:span text:style-name="Strong_20_Emphasis"><text:span text:style-name="T832"> a meeting</text:span></text:span></text:p>
            <text:p text:style-name="P414"><text:span text:style-name="Strong_20_Emphasis"><text:span text:style-name="T832">The most recent example</text:span></text:span></text:p>
            <text:p text:style-name="P414"><text:span text:style-name="Strong_20_Emphasis"><text:span text:style-name="T832">Of the difficult task</text:span></text:span></text:p>
            <text:p text:style-name="P414"><text:span text:style-name="Strong_20_Emphasis"><text:span text:style-name="T832">Subordinates face</text:span></text:span><text:span text:style-name="Strong_20_Emphasis"><text:span text:style-name="T844">/ con</text:span></text:span><text:span text:style-name="Strong_20_Emphasis"><text:span text:style-name="T1486">front</text:span></text:span></text:p>
            <text:p text:style-name="P414"><text:span text:style-name="Strong_20_Emphasis"><text:span text:style-name="T832">While they try</text:span></text:span></text:p>
            <text:p text:style-name="P414"><text:span text:style-name="Strong_20_Emphasis"><text:span text:style-name="T832">Modulate or interpret belligerency</text:span></text:span></text:p>
            <text:p text:style-name="P414"><text:span text:style-name="Strong_20_Emphasis"><text:span text:style-name="T832">Country after country</text:span></text:span></text:p>
            <text:p text:style-name="P414"><text:span text:style-name="Strong_20_Emphasis"><text:span text:style-name="T832">Attempted to control damage</text:span></text:span></text:p>
            <text:p text:style-name="P414"><text:span text:style-name="Strong_20_Emphasis"><text:span text:style-name="T832">Endeavored</text:span></text:span><text:span text:style-name="Strong_20_Emphasis"><text:span text:style-name="T844">/ strived</text:span></text:span><text:span text:style-name="Strong_20_Emphasis"><text:span text:style-name="T832"> to </text:span></text:span><text:span text:style-name="Strong_20_Emphasis"><text:span text:style-name="T1152">answe</text:span></text:span><text:span text:style-name="Strong_20_Emphasis"><text:span text:style-name="T832">r adequately</text:span></text:span></text:p>
            <text:p text:style-name="P414"><text:span text:style-name="Strong_20_Emphasis"><text:span text:style-name="T832">The questions about the answer</text:span></text:span></text:p>
            <text:p text:style-name="P414"><text:span text:style-name="Strong_20_Emphasis"><text:span text:style-name="T832">Which became violent</text:span></text:span></text:p>
            <text:p text:style-name="P414"><text:span text:style-name="Strong_20_Emphasis"><text:span text:style-name="T832">About the threat</text:span></text:span></text:p>
            <text:p text:style-name="P414"><text:span text:style-name="Strong_20_Emphasis"><text:span text:style-name="T832">During joint </text:span></text:span><text:span text:style-name="Strong_20_Emphasis"><text:span text:style-name="T1482">ap</text:span></text:span><text:span text:style-name="Strong_20_Emphasis"><text:span text:style-name="T832">pe</text:span></text:span><text:span text:style-name="Strong_20_Emphasis"><text:span text:style-name="T1482">ar</text:span></text:span><text:span text:style-name="Strong_20_Emphasis"><text:span text:style-name="T832">an</text:span></text:span><text:span text:style-name="Strong_20_Emphasis"><text:span text:style-name="T1482">c</text:span></text:span><text:span text:style-name="Strong_20_Emphasis"><text:span text:style-name="T832">es with</text:span></text:span></text:p>
            <text:p text:style-name="P414"><text:span text:style-name="Strong_20_Emphasis"><text:span text:style-name="T832">Strongly opposed</text:span></text:span></text:p>
            <text:p text:style-name="P414"><text:span text:style-name="Strong_20_Emphasis"><text:span text:style-name="T832">To a possible military intervention</text:span></text:span></text:p>
            <text:p text:style-name="P414"><text:span text:style-name="Strong_20_Emphasis"><text:span text:style-name="T832">In response to the humanitarian crisis</text:span></text:span></text:p>
            <text:p text:style-name="P414"><text:span text:style-name="Strong_20_Emphasis"><text:span text:style-name="T832">Will not support</text:span></text:span></text:p>
            <text:p text:style-name="P414"><text:span text:style-name="Strong_20_Emphasis"><text:span text:style-name="T832">Neither c</text:span></text:span><text:span text:style-name="Strong_20_Emphasis"><text:span text:style-name="T1482">o</text:span></text:span><text:span text:style-name="Strong_20_Emphasis"><text:span text:style-name="T832">u</text:span></text:span><text:span text:style-name="Strong_20_Emphasis"><text:span text:style-name="T1482">p</text:span></text:span><text:span text:style-name="Strong_20_Emphasis"><text:span text:style-name="T832">s d'état nor military invasion</text:span></text:span></text:p>
            <text:p text:style-name="P412"><text:span text:style-name="Strong_20_Emphasis"><text:span text:style-name="T832">Was able to build relationships of </text:span></text:span><text:span text:style-name="Strong_20_Emphasis"><text:span text:style-name="T785">goodwill</text:span></text:span><text:span text:style-name="Strong_20_Emphasis"><text:span text:style-name="T832"> </text:span></text:span></text:p>
            <text:p text:style-name="P412"><text:span text:style-name="Strong_20_Emphasis"><text:span text:style-name="T832">show greater flexibility</text:span></text:span></text:p>
            <text:p text:style-name="P414"><text:span text:style-name="Strong_20_Emphasis"><text:span text:style-name="T832">Have c</text:span></text:span><text:span text:style-name="Strong_20_Emphasis"><text:span text:style-name="T1482">ol</text:span></text:span><text:span text:style-name="Strong_20_Emphasis"><text:span text:style-name="T832">la</text:span></text:span><text:span text:style-name="Strong_20_Emphasis"><text:span text:style-name="T1482">psed</text:span></text:span><text:span text:style-name="Strong_20_Emphasis"><text:span text:style-name="T1487"> (&lt;--)</text:span></text:span><text:span text:style-name="Strong_20_Emphasis"><text:span text:style-name="T832"> during the </text:span></text:span><text:span text:style-name="Strong_20_Emphasis"><text:span text:style-name="T1152">management</text:span></text:span><text:span text:style-name="Strong_20_Emphasis"><text:span text:style-name="T832"> of</text:span></text:span></text:p>
            <text:p text:style-name="P414"><text:span text:style-name="Strong_20_Emphasis"><text:span text:style-name="T832">If I put myself in the shoes</text:span></text:span></text:p>
            <text:p text:style-name="P414"><text:span text:style-name="Strong_20_Emphasis"><text:span text:style-name="T832">I understand that they </text:span></text:span><text:span text:style-name="Strong_20_Emphasis"><text:span text:style-name="T1152">try to</text:span></text:span><text:span text:style-name="Strong_20_Emphasis"><text:span text:style-name="T832"> give priority to</text:span></text:span></text:p>
            <text:p text:style-name="P414"><text:span text:style-name="Strong_20_Emphasis"><text:span text:style-name="T832">But I dislike what he represents</text:span></text:span><text:span text:style-name="Strong_20_Emphasis"><text:span text:style-name="T836"> (</text:span></text:span><text:span text:style-name="Strong_20_Emphasis"><text:span text:style-name="T1153">displease</text:span></text:span><text:span text:style-name="Strong_20_Emphasis"><text:span text:style-name="T836">)</text:span></text:span></text:p>
            <text:p text:style-name="P415"><text:span text:style-name="Strong_20_Emphasis"><text:span text:style-name="T1488">sa</text:span></text:span><text:span text:style-name="Strong_20_Emphasis"><text:span text:style-name="T836">c</text:span></text:span><text:span text:style-name="Strong_20_Emphasis"><text:span text:style-name="T1488">r</text:span></text:span><text:span text:style-name="Strong_20_Emphasis"><text:span text:style-name="T836">e</text:span></text:span><text:span text:style-name="Strong_20_Emphasis"><text:span text:style-name="T1488">d</text:span></text:span></text:p>
            <text:p text:style-name="P414"><text:span text:style-name="Strong_20_Emphasis"><text:span text:style-name="T832">Added in reference to</text:span></text:span></text:p>
            <text:p text:style-name="P414"><text:span text:style-name="Strong_20_Emphasis"><text:span text:style-name="T832">The insistence</text:span></text:span></text:p>
            <text:p text:style-name="P414"><text:span text:style-name="Strong_20_Emphasis"><text:span text:style-name="T832">In relation to which</text:span></text:span></text:p>
            <text:p text:style-name="P414"><text:span text:style-name="Strong_20_Emphasis"><text:span text:style-name="T832">Find a way to make pay</text:span></text:span></text:p>
            <text:p text:style-name="P414"><text:span text:style-name="Strong_20_Emphasis"><text:span text:style-name="T832">The border wall</text:span></text:span></text:p>
            <text:p text:style-name="P414"><text:span text:style-name="Strong_20_Emphasis"><text:span text:style-name="T832">His return to a confrontational stance</text:span></text:span></text:p>
            <text:p text:style-name="P414"><text:span text:style-name="Strong_20_Emphasis"><text:span text:style-name="T832">The </text:span></text:span><text:span text:style-name="Strong_20_Emphasis"><text:span text:style-name="T1482">r</text:span></text:span><text:span text:style-name="Strong_20_Emphasis"><text:span text:style-name="T832">e</text:span></text:span><text:span text:style-name="Strong_20_Emphasis"><text:span text:style-name="T1482">a</text:span></text:span><text:span text:style-name="Strong_20_Emphasis"><text:span text:style-name="T832">s</text:span></text:span><text:span text:style-name="Strong_20_Emphasis"><text:span text:style-name="T1482">on</text:span></text:span><text:span text:style-name="Strong_20_Emphasis"><text:span text:style-name="T832">s why</text:span></text:span></text:p>
            <text:p text:style-name="P414"><text:span text:style-name="Strong_20_Emphasis"><text:span text:style-name="T832">Analysts say.</text:span></text:span></text:p>
            <text:p text:style-name="P414"><text:span text:style-name="Strong_20_Emphasis"><text:span text:style-name="T832">Is in a situation</text:span></text:span></text:p>
            <text:p text:style-name="P414"><text:soft-page-break/><text:span text:style-name="Strong_20_Emphasis"><text:span text:style-name="T832">In which he has no interest</text:span></text:span></text:p>
            <text:p text:style-name="P414"><text:span text:style-name="Strong_20_Emphasis"><text:span text:style-name="T832">To make use of </text:span></text:span><text:span text:style-name="Strong_20_Emphasis"><text:span text:style-name="T1482">persuasion</text:span></text:span></text:p>
            <text:p text:style-name="P414"><text:span text:style-name="Strong_20_Emphasis"><text:span text:style-name="T832">About being hard on</text:span></text:span></text:p>
            <text:p text:style-name="P414"><text:span text:style-name="Strong_20_Emphasis"><text:span text:style-name="T1482">Ac</text:span></text:span><text:span text:style-name="Strong_20_Emphasis"><text:span text:style-name="T832">c</text:span></text:span><text:span text:style-name="Strong_20_Emphasis"><text:span text:style-name="T1482">elera</text:span></text:span><text:span text:style-name="Strong_20_Emphasis"><text:span text:style-name="T832">te the process of withdrawal</text:span></text:span></text:p>
            <text:p text:style-name="P414"><text:span text:style-name="Strong_20_Emphasis"><text:span text:style-name="T832">During your </text:span></text:span><text:span text:style-name="Strong_20_Emphasis"><text:span text:style-name="T1482">visit</text:span></text:span></text:p>
            <text:p text:style-name="P414"><text:span text:style-name="Strong_20_Emphasis"><text:span text:style-name="T832">While </text:span></text:span><text:span text:style-name="Strong_20_Emphasis"><text:span text:style-name="T1482">prom</text:span></text:span><text:span text:style-name="Strong_20_Emphasis"><text:span text:style-name="T832">ising to find ways</text:span></text:span></text:p>
            <text:p text:style-name="P414"><text:span text:style-name="Strong_20_Emphasis"><text:span text:style-name="T832">Close business relationships</text:span></text:span><text:span text:style-name="Strong_20_Emphasis"><text:span text:style-name="T837"> (</text:span></text:span><text:span text:style-name="Strong_20_Emphasis"><text:span text:style-name="T1154">narrow</text:span></text:span><text:span text:style-name="Strong_20_Emphasis"><text:span text:style-name="T837">)</text:span></text:span></text:p>
            <text:p text:style-name="P414"><text:span text:style-name="Strong_20_Emphasis"><text:span text:style-name="T845">Were f</text:span></text:span><text:span text:style-name="Strong_20_Emphasis"><text:span text:style-name="T832">ew concrete measures</text:span></text:span></text:p>
            <text:p text:style-name="P414"><text:span text:style-name="Strong_20_Emphasis"><text:span text:style-name="T832">That</text:span></text:span><text:span text:style-name="Strong_20_Emphasis"><text:span text:style-name="T845"> he</text:span></text:span><text:span text:style-name="Strong_20_Emphasis"><text:span text:style-name="T832"> announced to achieve</text:span></text:span></text:p>
            <text:p text:style-name="P414"><text:span text:style-name="Strong_20_Emphasis"><text:span text:style-name="T1482">Except</text:span></text:span><text:span text:style-name="Strong_20_Emphasis"><text:span text:style-name="T832"> </text:span></text:span><text:span text:style-name="Strong_20_Emphasis"><text:span text:style-name="T1152">agreements</text:span></text:span><text:span text:style-name="Strong_20_Emphasis"><text:span text:style-name="T832"> to open the market</text:span></text:span></text:p>
            <text:p text:style-name="P414"><text:span text:style-name="Strong_20_Emphasis"><text:span text:style-name="T832">While they watch with </text:span></text:span><text:span text:style-name="Strong_20_Emphasis"><text:span text:style-name="T1482">caut</text:span></text:span><text:span text:style-name="Strong_20_Emphasis"><text:span text:style-name="T832">ion the </text:span></text:span><text:span text:style-name="Strong_20_Emphasis"><text:span text:style-name="T1482">c</text:span></text:span><text:span text:style-name="Strong_20_Emphasis"><text:span text:style-name="T832">h</text:span></text:span><text:span text:style-name="Strong_20_Emphasis"><text:span text:style-name="T1482">aos</text:span></text:span></text:p>
            <text:p text:style-name="P414"><text:span text:style-name="Strong_20_Emphasis"><text:span text:style-name="T1482">Limit</text:span></text:span><text:span text:style-name="Strong_20_Emphasis"><text:span text:style-name="T832"> their </text:span></text:span><text:span text:style-name="Strong_20_Emphasis"><text:span text:style-name="T1482">bet</text:span></text:span><text:span text:style-name="Strong_20_Emphasis"><text:span text:style-name="T832">s.</text:span></text:span></text:p>
            <text:p text:style-name="P414"><text:span text:style-name="Strong_20_Emphasis"><text:span text:style-name="T832">Try to increase trade</text:span></text:span></text:p>
            <text:p text:style-name="P416"><text:span text:style-name="Strong_20_Emphasis"><text:span text:style-name="T838">try to increase</text:span></text:span><text:span text:style-name="Strong_20_Emphasis"><text:span text:style-name="T846"> (</text:span></text:span><text:span text:style-name="Strong_20_Emphasis"><text:span text:style-name="T1489">au</text:span></text:span><text:span text:style-name="Strong_20_Emphasis"><text:span text:style-name="T846">g</text:span></text:span><text:span text:style-name="Strong_20_Emphasis"><text:span text:style-name="T1489">ment</text:span></text:span><text:span text:style-name="Strong_20_Emphasis"><text:span text:style-name="T846">, enhance, improve)</text:span></text:span></text:p>
            <text:p text:style-name="P416"><text:span text:style-name="Strong_20_Emphasis"><text:span text:style-name="T838">try to decrease</text:span></text:span><text:span text:style-name="Strong_20_Emphasis"><text:span text:style-name="T846"> (</text:span></text:span><text:span text:style-name="Strong_20_Emphasis"><text:span text:style-name="T1489">dimin</text:span></text:span><text:span text:style-name="Strong_20_Emphasis"><text:span text:style-name="T846">ish, reduce, lower)</text:span></text:span></text:p>
            <text:p text:style-name="P414"><text:span text:style-name="Strong_20_Emphasis"><text:span text:style-name="T832">No longer depend on </text:span></text:span><text:span text:style-name="Strong_20_Emphasis"><text:span text:style-name="T1482">consum</text:span></text:span><text:span text:style-name="Strong_20_Emphasis"><text:span text:style-name="T832">ers</text:span></text:span></text:p>
            <text:p text:style-name="P414"><text:span text:style-name="Strong_20_Emphasis"><text:span text:style-name="T832">Launched the </text:span></text:span><text:span text:style-name="Strong_20_Emphasis"><text:span text:style-name="T785">stalled</text:span></text:span><text:span text:style-name="Strong_20_Emphasis"><text:span text:style-name="T832"> negotiations</text:span></text:span><text:span text:style-name="Strong_20_Emphasis"><text:span text:style-name="T838"> (</text:span></text:span><text:span text:style-name="Strong_20_Emphasis"><text:span text:style-name="T1490">sta</text:span></text:span><text:span text:style-name="Strong_20_Emphasis"><text:span text:style-name="T838">gnant)</text:span></text:span></text:p>
            <text:p text:style-name="P414"><text:span text:style-name="Strong_20_Emphasis"><text:span text:style-name="T832">A trade agreement reached by the government</text:span></text:span></text:p>
            <text:p text:style-name="P414"><text:span text:style-name="Strong_20_Emphasis"><text:span text:style-name="T832">At the beginning of this year</text:span></text:span></text:p>
            <text:p text:style-name="P414"><text:span text:style-name="Strong_20_Emphasis"><text:span text:style-name="T832">Pronounced </text:span></text:span><text:span text:style-name="Strong_20_Emphasis"><text:span text:style-name="T1152">in </text:span></text:span><text:span text:style-name="Strong_20_Emphasis"><text:span text:style-name="T1497">favor</text:span></text:span><text:span text:style-name="Strong_20_Emphasis"><text:span text:style-name="T1152"> of</text:span></text:span><text:span text:style-name="Strong_20_Emphasis"><text:span text:style-name="T832"> serving</text:span></text:span></text:p>
            <text:p text:style-name="P414"><text:span text:style-name="Strong_20_Emphasis"><text:span text:style-name="T832">As a "bridge" to increase</text:span></text:span></text:p>
            <text:p text:style-name="P414"><text:span text:style-name="Strong_20_Emphasis"><text:span text:style-name="T832">Chinese investment in the region</text:span></text:span></text:p>
            <text:p text:style-name="P414"><text:span text:style-name="Strong_20_Emphasis"><text:span text:style-name="T832">Has </text:span></text:span><text:span text:style-name="Strong_20_Emphasis"><text:span text:style-name="T846">put in</text:span></text:span><text:span text:style-name="Strong_20_Emphasis"><text:span text:style-name="T832"> question trade </text:span></text:span><text:span text:style-name="Strong_20_Emphasis"><text:span text:style-name="T1482">al</text:span></text:span><text:span text:style-name="Strong_20_Emphasis"><text:span text:style-name="T832">l</text:span></text:span><text:span text:style-name="Strong_20_Emphasis"><text:span text:style-name="T1482">ianc</text:span></text:span><text:span text:style-name="Strong_20_Emphasis"><text:span text:style-name="T832">es</text:span></text:span></text:p>
            <text:p text:style-name="P414"><text:span text:style-name="Strong_20_Emphasis"><text:span text:style-name="T1482">Promo</text:span></text:span><text:span text:style-name="Strong_20_Emphasis"><text:span text:style-name="T832">ting the United States first</text:span></text:span></text:p>
            <text:p text:style-name="P414"><text:span text:style-name="Strong_20_Emphasis"><text:span text:style-name="T832">That creates</text:span></text:span><text:span text:style-name="Strong_20_Emphasis"><text:span text:style-name="T846">/ </text:span></text:span><text:span text:style-name="Strong_20_Emphasis"><text:span text:style-name="T1489">genera</text:span></text:span><text:span text:style-name="Strong_20_Emphasis"><text:span text:style-name="T846">tes</text:span></text:span><text:span text:style-name="Strong_20_Emphasis"><text:span text:style-name="T832"> great doubts</text:span></text:span></text:p>
            <text:p text:style-name="P414"><text:span text:style-name="Strong_20_Emphasis"><text:span text:style-name="T832">How trade will be affected</text:span></text:span></text:p>
            <text:p text:style-name="P414"><text:span text:style-name="Strong_20_Emphasis"><text:span text:style-name="T832">Build strong alliances</text:span></text:span></text:p>
            <text:p text:style-name="P414"><text:span text:style-name="Strong_20_Emphasis"><text:span text:style-name="T832">Indicate that it has caused serious damage</text:span></text:span></text:p>
            <text:p text:style-name="P414"><text:span text:style-name="Strong_20_Emphasis"><text:span text:style-name="T832">To build alliances</text:span></text:span></text:p>
            <text:p text:style-name="P414"><text:span text:style-name="Strong_20_Emphasis"><text:span text:style-name="T832">Based on </text:span></text:span><text:span text:style-name="Strong_20_Emphasis"><text:span text:style-name="T1482">respe</text:span></text:span><text:span text:style-name="Strong_20_Emphasis"><text:span text:style-name="T832">ct</text:span></text:span></text:p>
            <text:p text:style-name="P414"><text:span text:style-name="Strong_20_Emphasis"><text:span text:style-name="T1482">Com</text:span></text:span><text:span text:style-name="Strong_20_Emphasis"><text:span text:style-name="T832">mo</text:span></text:span><text:span text:style-name="Strong_20_Emphasis"><text:span text:style-name="T1482">n</text:span></text:span><text:span text:style-name="Strong_20_Emphasis"><text:span text:style-name="T832"> </text:span></text:span><text:span text:style-name="Strong_20_Emphasis"><text:span text:style-name="T1482">interes</text:span></text:span><text:span text:style-name="Strong_20_Emphasis"><text:span text:style-name="T832">ts</text:span></text:span></text:p>
            <text:p text:style-name="P422"><text:span text:style-name="Strong_20_Emphasis"><text:span text:style-name="T832">Has stalled</text:span></text:span><text:span text:style-name="Strong_20_Emphasis"><text:span text:style-name="T853">/ </text:span></text:span><text:span text:style-name="Strong_20_Emphasis"><text:span text:style-name="T1155">jam</text:span></text:span><text:span text:style-name="Strong_20_Emphasis"><text:span text:style-name="T1158">/</text:span></text:span><text:span text:style-name="Strong_20_Emphasis"><text:span text:style-name="T839"> </text:span></text:span><text:span text:style-name="Strong_20_Emphasis"><text:span text:style-name="T1494">stuc</text:span></text:span><text:span text:style-name="Strong_20_Emphasis"><text:span text:style-name="T853">k</text:span></text:span><text:span text:style-name="Strong_20_Emphasis"><text:span text:style-name="T832"> policy in reverse</text:span></text:span><text:span text:style-name="Strong_20_Emphasis"><text:span text:style-name="T839"> </text:span></text:span></text:p>
            <text:p text:style-name="P417"><text:span text:style-name="Strong_20_Emphasis"><text:span text:style-name="T839">tie, </text:span></text:span><text:span text:style-name="Strong_20_Emphasis"><text:span text:style-name="T1495">at</text:span></text:span><text:span text:style-name="Strong_20_Emphasis"><text:span text:style-name="T839">t</text:span></text:span><text:span text:style-name="Strong_20_Emphasis"><text:span text:style-name="T1495">a</text:span></text:span><text:span text:style-name="Strong_20_Emphasis"><text:span text:style-name="T839">ch</text:span></text:span></text:p>
            <text:p text:style-name="P414"><text:span text:style-name="Strong_20_Emphasis"><text:span text:style-name="T832">Friends and allies</text:span></text:span></text:p>
            <text:p text:style-name="P414"><text:span text:style-name="Strong_20_Emphasis"><text:span text:style-name="T832">They are insecure</text:span></text:span></text:p>
            <text:p text:style-name="P414"><text:span text:style-name="Strong_20_Emphasis"><text:span text:style-name="T832">What are the intentions</text:span></text:span></text:p>
            <text:p text:style-name="P414"><text:span text:style-name="Strong_20_Emphasis"><text:span text:style-name="T832">Fear a return</text:span></text:span></text:p>
            <text:p text:style-name="P414"><text:span text:style-name="Strong_20_Emphasis"><text:span text:style-name="T832">Demonstration of </text:span></text:span><text:span text:style-name="Strong_20_Emphasis"><text:span text:style-name="T1482">superiori</text:span></text:span><text:span text:style-name="Strong_20_Emphasis"><text:span text:style-name="T832">ty</text:span></text:span></text:p>
            <text:p text:style-name="P414"><text:span text:style-name="Strong_20_Emphasis"><text:span text:style-name="T832">Benign neglect</text:span></text:span><text:span text:style-name="Strong_20_Emphasis"><text:span text:style-name="T847"> (gutartig)</text:span></text:span></text:p>
            <text:p text:style-name="P414"><text:span text:style-name="Strong_20_Emphasis"><text:span text:style-name="T840">Going to </text:span></text:span><text:span text:style-name="Strong_20_Emphasis"><text:span text:style-name="T1482">prepar</text:span></text:span><text:span text:style-name="Strong_20_Emphasis"><text:span text:style-name="T832">e for </text:span></text:span><text:span text:style-name="Strong_20_Emphasis"><text:span text:style-name="T1482">c</text:span></text:span><text:span text:style-name="Strong_20_Emphasis"><text:span text:style-name="T832">h</text:span></text:span><text:span text:style-name="Strong_20_Emphasis"><text:span text:style-name="T1482">a</text:span></text:span><text:span text:style-name="Strong_20_Emphasis"><text:span text:style-name="T832">nge.</text:span></text:span></text:p>
            <text:p text:style-name="P414"><text:span text:style-name="Strong_20_Emphasis"><text:span text:style-name="T832">I told them they had to be realistic.</text:span></text:span></text:p>
            <text:p text:style-name="P414"><text:span text:style-name="Strong_20_Emphasis"><text:span text:style-name="T832">That things were about</text:span></text:span></text:p>
            <text:p text:style-name="P414"><text:span text:style-name="Strong_20_Emphasis"><text:span text:style-name="T832">Become more transactional</text:span></text:span></text:p>
            <text:p text:style-name="P414"><text:span text:style-name="Strong_20_Emphasis"><text:span text:style-name="T832">If they wanted to improve ties</text:span></text:span></text:p>
            <text:p text:style-name="P414"><text:span text:style-name="Strong_20_Emphasis"><text:span text:style-name="T1482">E</text:span></text:span><text:span text:style-name="Strong_20_Emphasis"><text:span text:style-name="T832">m</text:span></text:span><text:span text:style-name="Strong_20_Emphasis"><text:span text:style-name="T1482">pha</text:span></text:span><text:span text:style-name="Strong_20_Emphasis"><text:span text:style-name="T832">s</text:span></text:span><text:span text:style-name="Strong_20_Emphasis"><text:span text:style-name="T1482">iz</text:span></text:span><text:span text:style-name="Strong_20_Emphasis"><text:span text:style-name="T832">e not only what they could do with</text:span></text:span></text:p>
            <text:p text:style-name="P414"><text:span text:style-name="Strong_20_Emphasis"><text:span text:style-name="T832">Have followed these tips</text:span></text:span></text:p>
            <text:p text:style-name="P414"><text:span text:style-name="Strong_20_Emphasis"><text:span text:style-name="T1152">Looking to</text:span></text:span><text:span text:style-name="Strong_20_Emphasis"><text:span text:style-name="T832"> continue</text:span></text:span></text:p>
            <text:p text:style-name="P414"><text:span text:style-name="Strong_20_Emphasis"><text:span text:style-name="T832">Foreign </text:span></text:span><text:span text:style-name="Strong_20_Emphasis"><text:span text:style-name="T1482">as</text:span></text:span><text:span text:style-name="Strong_20_Emphasis"><text:span text:style-name="T832">s</text:span></text:span><text:span text:style-name="Strong_20_Emphasis"><text:span text:style-name="T1482">ist</text:span></text:span><text:span text:style-name="Strong_20_Emphasis"><text:span text:style-name="T832">a</text:span></text:span><text:span text:style-name="Strong_20_Emphasis"><text:span text:style-name="T1482">nc</text:span></text:span><text:span text:style-name="Strong_20_Emphasis"><text:span text:style-name="T832">e</text:span></text:span></text:p>
            <text:p text:style-name="P414"><text:span text:style-name="Strong_20_Emphasis"><text:span text:style-name="T832">For the </text:span></text:span><text:span text:style-name="Strong_20_Emphasis"><text:span text:style-name="T1152">peace process</text:span></text:span></text:p>
            <text:p text:style-name="P414"><text:span text:style-name="Strong_20_Emphasis"><text:span text:style-name="T1152">Praised</text:span></text:span><text:span text:style-name="Strong_20_Emphasis"><text:span text:style-name="T832"> him as a leader who</text:span></text:span></text:p>
            <text:p text:style-name="P414"><text:span text:style-name="Strong_20_Emphasis"><text:span text:style-name="T832">Have </text:span></text:span><text:span text:style-name="Strong_20_Emphasis"><text:span text:style-name="T1482">decid</text:span></text:span><text:span text:style-name="Strong_20_Emphasis"><text:span text:style-name="T832">ed to keep a low </text:span></text:span><text:span text:style-name="Strong_20_Emphasis"><text:span text:style-name="T1482">pr</text:span></text:span><text:span text:style-name="Strong_20_Emphasis"><text:span text:style-name="T832">o</text:span></text:span><text:span text:style-name="Strong_20_Emphasis"><text:span text:style-name="T1482">fil</text:span></text:span><text:span text:style-name="Strong_20_Emphasis"><text:span text:style-name="T832">e</text:span></text:span></text:p>
            <text:p text:style-name="P423"><text:span text:style-name="Strong_20_Emphasis"><text:span text:style-name="T832">It's not </text:span></text:span><text:span text:style-name="Strong_20_Emphasis"><text:span text:style-name="T1491">s</text:span></text:span><text:span text:style-name="Strong_20_Emphasis"><text:span text:style-name="T841">tick </text:span></text:span><text:span text:style-name="Strong_20_Emphasis"><text:span text:style-name="T1491">o</text:span></text:span><text:span text:style-name="Strong_20_Emphasis"><text:span text:style-name="T841">ut</text:span></text:span><text:span text:style-name="Strong_20_Emphasis"><text:span text:style-name="T854">/ </text:span></text:span><text:span text:style-name="Strong_20_Emphasis"><text:span text:style-name="T1491">s</text:span></text:span><text:span text:style-name="Strong_20_Emphasis"><text:span text:style-name="T841">h</text:span></text:span><text:span text:style-name="Strong_20_Emphasis"><text:span text:style-name="T1491">o</text:span></text:span><text:span text:style-name="Strong_20_Emphasis"><text:span text:style-name="T841">w</text:span></text:span><text:span text:style-name="Strong_20_Emphasis"><text:span text:style-name="T854">/</text:span></text:span><text:span text:style-name="Strong_20_Emphasis"><text:span text:style-name="T841"> poke out</text:span></text:span><text:span text:style-name="Strong_20_Emphasis"><text:span text:style-name="T854"> </text:span></text:span><text:span text:style-name="Strong_20_Emphasis"><text:span text:style-name="T832">your head</text:span></text:span><text:span text:style-name="Strong_20_Emphasis"><text:span text:style-name="T841"> </text:span></text:span></text:p>
            <text:p text:style-name="P414"><text:soft-page-break/><text:span text:style-name="Strong_20_Emphasis"><text:span text:style-name="T1152">Stay out of</text:span></text:span><text:span text:style-name="Strong_20_Emphasis"><text:span text:style-name="T832"> the radar</text:span></text:span><text:span text:style-name="Strong_20_Emphasis"><text:span text:style-name="T848"> (a. </text:span></text:span><text:span text:style-name="Strong_20_Emphasis"><text:span text:style-name="T1156">permanecer fuera de</text:span></text:span><text:span text:style-name="Strong_20_Emphasis"><text:span text:style-name="T848">)</text:span></text:span></text:p>
            <text:p text:style-name="P414"><text:span text:style-name="Strong_20_Emphasis"><text:span text:style-name="T832">A computational s</text:span></text:span><text:span text:style-name="Strong_20_Emphasis"><text:span text:style-name="T1482">cienti</text:span></text:span><text:span text:style-name="Strong_20_Emphasis"><text:span text:style-name="T832">st</text:span></text:span></text:p>
            <text:p text:style-name="P414"><text:span text:style-name="Strong_20_Emphasis"><text:span text:style-name="T832">The </text:span></text:span><text:span text:style-name="Strong_20_Emphasis"><text:span text:style-name="T1482">op</text:span></text:span><text:span text:style-name="Strong_20_Emphasis"><text:span text:style-name="T832">t</text:span></text:span><text:span text:style-name="Strong_20_Emphasis"><text:span text:style-name="T1482">ion</text:span></text:span><text:span text:style-name="Strong_20_Emphasis"><text:span text:style-name="T832"> to </text:span></text:span><text:span text:style-name="Strong_20_Emphasis"><text:span text:style-name="T1482">ma</text:span></text:span><text:span text:style-name="Strong_20_Emphasis"><text:span text:style-name="T832">i</text:span></text:span><text:span text:style-name="Strong_20_Emphasis"><text:span text:style-name="T1482">nt</text:span></text:span><text:span text:style-name="Strong_20_Emphasis"><text:span text:style-name="T832">ai</text:span></text:span><text:span text:style-name="Strong_20_Emphasis"><text:span text:style-name="T1482">n</text:span></text:span><text:span text:style-name="Strong_20_Emphasis"><text:span text:style-name="T832"> a low profile</text:span></text:span></text:p>
            <text:p text:style-name="P414"><text:span text:style-name="Strong_20_Emphasis"><text:span text:style-name="T832">Could be useless</text:span></text:span></text:p>
            <text:p text:style-name="P414"><text:span text:style-name="Strong_20_Emphasis"><text:span text:style-name="T832">A hasty decision</text:span></text:span></text:p>
            <text:p text:style-name="P414"><text:span text:style-name="Strong_20_Emphasis"><text:span text:style-name="T832">Could trigger a war</text:span></text:span><text:span text:style-name="Strong_20_Emphasis"><text:span text:style-name="T848"> (</text:span></text:span><text:span text:style-name="Strong_20_Emphasis"><text:span text:style-name="T1492">detona</text:span></text:span><text:span text:style-name="Strong_20_Emphasis"><text:span text:style-name="T848">te)</text:span></text:span></text:p>
            <text:p text:style-name="P418"><text:bookmark text:name="result_box115"/><text:span text:style-name="Strong_20_Emphasis"><text:span text:style-name="T832">collect</text:span></text:span></text:p>
            <text:p text:style-name="P418"><text:span text:style-name="Strong_20_Emphasis"><text:span text:style-name="T1482">as</text:span></text:span><text:span text:style-name="Strong_20_Emphasis"><text:span text:style-name="T832">s</text:span></text:span><text:span text:style-name="Strong_20_Emphasis"><text:span text:style-name="T1482">ent</text:span></text:span></text:p>
            <text:p text:style-name="P413"><text:span text:style-name="Strong_20_Emphasis"><text:span text:style-name="T849">to dismiss</text:span></text:span></text:p>
            <text:p text:style-name="P418"><text:span text:style-name="Strong_20_Emphasis"><text:span text:style-name="T832">Highlight</text:span></text:span></text:p>
            <text:p text:style-name="P418"><text:span text:style-name="Strong_20_Emphasis"><text:span text:style-name="T832">To </text:span></text:span><text:span text:style-name="Strong_20_Emphasis"><text:span text:style-name="T849">hit (a ball)</text:span></text:span></text:p>
            <text:p text:style-name="P418"><text:span text:style-name="Strong_20_Emphasis"><text:span text:style-name="T832">Hitting the ball with the club</text:span></text:span></text:p>
            <text:p text:style-name="P418"><text:span text:style-name="Strong_20_Emphasis"><text:span text:style-name="T832">In the game of billiards.</text:span></text:span></text:p>
            <text:p text:style-name="P418"><text:span text:style-name="Strong_20_Emphasis"><text:span text:style-name="T832">He hit the ball with his foot</text:span></text:span></text:p>
            <text:p text:style-name="P418"><text:span text:style-name="Strong_20_Emphasis"><text:span text:style-name="T832">In a football match</text:span></text:span></text:p>
            <text:p text:style-name="P413"><text:span text:style-name="Strong_20_Emphasis"><text:span text:style-name="T849">to sit</text:span></text:span></text:p>
            <text:p text:style-name="P418"><text:span text:style-name="Strong_20_Emphasis"><text:span text:style-name="T832">settle</text:span></text:span><text:span text:style-name="Strong_20_Emphasis"><text:span text:style-name="T849">/ lay down</text:span></text:span></text:p>
            <text:p text:style-name="P418"><text:span text:style-name="Strong_20_Emphasis"><text:span text:style-name="T832">Nodding</text:span></text:span></text:p>
            <text:p text:style-name="P418"><text:span text:style-name="Strong_20_Emphasis"><text:span text:style-name="T832">assent</text:span></text:span></text:p>
            <text:p text:style-name="P418"><text:span text:style-name="Strong_20_Emphasis"><text:span text:style-name="T832">splendor</text:span></text:span></text:p>
            <text:p text:style-name="P418"><text:span text:style-name="Strong_20_Emphasis"><text:span text:style-name="T832">Radiance</text:span></text:span></text:p>
            <text:p text:style-name="P418"><text:span text:style-name="Strong_20_Emphasis"><text:span text:style-name="T832">flash of lightning</text:span></text:span></text:p>
            <text:p text:style-name="P418"><text:span text:style-name="Strong_20_Emphasis"><text:span text:style-name="T832">Lamp</text:span></text:span></text:p>
            <text:p text:style-name="P418"><text:span text:style-name="Strong_20_Emphasis"><text:span text:style-name="T833">to file(feilen) t</text:span></text:span><text:span text:style-name="Strong_20_Emphasis"><text:span text:style-name="T832">o file</text:span></text:span><text:span text:style-name="Strong_20_Emphasis"><text:span text:style-name="T833"> (archivieren)</text:span></text:span></text:p>
            <text:p text:style-name="P418"><text:span text:style-name="Strong_20_Emphasis"><text:span text:style-name="T832">lime</text:span></text:span><text:span text:style-name="Strong_20_Emphasis"><text:span text:style-name="T833">(Limette), file(Feile)</text:span></text:span></text:p>
            <text:p text:style-name="P418"><text:span text:style-name="Strong_20_Emphasis"><text:span text:style-name="T832">roughness</text:span></text:span></text:p>
            <text:p text:style-name="P418"><text:span text:style-name="Strong_20_Emphasis"><text:span text:style-name="T832">Smooth bark</text:span></text:span></text:p>
            <text:p text:style-name="P418"><text:span text:style-name="Strong_20_Emphasis"><text:span text:style-name="T832">skin</text:span></text:span></text:p>
            <text:p text:style-name="P418"><text:span text:style-name="Strong_20_Emphasis"><text:span text:style-name="T832">smooth</text:span></text:span></text:p>
            <text:p text:style-name="P418"><text:span text:style-name="Strong_20_Emphasis"><text:span text:style-name="T832">wing</text:span></text:span></text:p>
            <text:p text:style-name="P418"><text:span text:style-name="Strong_20_Emphasis"><text:span text:style-name="T832">fin</text:span></text:span></text:p>
            <text:p text:style-name="P418"><text:span text:style-name="Strong_20_Emphasis"><text:span text:style-name="T1482">sca</text:span></text:span><text:span text:style-name="Strong_20_Emphasis"><text:span text:style-name="T832">le</text:span></text:span></text:p>
            <text:p text:style-name="P418"><text:span text:style-name="Strong_20_Emphasis"><text:span text:style-name="T832">thick</text:span></text:span></text:p>
            <text:p text:style-name="P418"><text:span text:style-name="Strong_20_Emphasis"><text:span text:style-name="T832">U</text:span></text:span><text:span text:style-name="Strong_20_Emphasis"><text:span text:style-name="T1482">su</text:span></text:span><text:span text:style-name="Strong_20_Emphasis"><text:span text:style-name="T832">a</text:span></text:span><text:span text:style-name="Strong_20_Emphasis"><text:span text:style-name="T1482">l</text:span></text:span><text:span text:style-name="Strong_20_Emphasis"><text:span text:style-name="T832">ly</text:span></text:span></text:p>
            <text:p text:style-name="P418"><text:span text:style-name="Strong_20_Emphasis"><text:span text:style-name="T850">fresh</text:span></text:span><text:span text:style-name="Strong_20_Emphasis"><text:span text:style-name="T832"> water</text:span></text:span></text:p>
            <text:p text:style-name="P418"><text:span text:style-name="Strong_20_Emphasis"><text:span text:style-name="T832">Fish</text:span></text:span></text:p>
            <text:p text:style-name="P418"><text:span text:style-name="Strong_20_Emphasis"><text:span text:style-name="T832">fishes</text:span></text:span></text:p>
            <text:p text:style-name="P418"><text:span text:style-name="Strong_20_Emphasis"><text:span text:style-name="T832">bird</text:span></text:span></text:p>
            <text:p text:style-name="P418"><text:span text:style-name="Strong_20_Emphasis"><text:span text:style-name="T832">Yields</text:span></text:span><text:span text:style-name="Strong_20_Emphasis"><text:span text:style-name="T842">, performances</text:span></text:span></text:p>
            <text:p text:style-name="P418"><text:span text:style-name="Strong_20_Emphasis"><text:span text:style-name="T832">Struggled</text:span></text:span></text:p>
            <text:p text:style-name="P418"><text:span text:style-name="Strong_20_Emphasis"><text:span text:style-name="T832">strive</text:span></text:span><text:span text:style-name="Strong_20_Emphasis"><text:span text:style-name="T842">, endeavor, stuggle</text:span></text:span></text:p>
            <text:p text:style-name="P418"><text:span text:style-name="Strong_20_Emphasis"><text:span text:style-name="T832">They have c</text:span></text:span><text:span text:style-name="Strong_20_Emphasis"><text:span text:style-name="T1482">ol</text:span></text:span><text:span text:style-name="Strong_20_Emphasis"><text:span text:style-name="T832">la</text:span></text:span><text:span text:style-name="Strong_20_Emphasis"><text:span text:style-name="T1482">psed</text:span></text:span></text:p>
            <text:p text:style-name="P418"><text:span text:style-name="Strong_20_Emphasis"><text:span text:style-name="T832">To collapse</text:span></text:span></text:p>
            <text:p text:style-name="P418"><text:span text:style-name="Strong_20_Emphasis"><text:span text:style-name="T832">position</text:span></text:span><text:span text:style-name="Strong_20_Emphasis"><text:span text:style-name="T850">/ posture</text:span></text:span></text:p>
            <text:p text:style-name="P418"><text:span text:style-name="Strong_20_Emphasis"><text:span text:style-name="T832">Way to have the body arranged</text:span></text:span></text:p>
            <text:p text:style-name="P418"><text:span text:style-name="Strong_20_Emphasis"><text:span text:style-name="T832">Ready</text:span></text:span></text:p>
            <text:p text:style-name="P418"><text:span text:style-name="Strong_20_Emphasis"><text:span text:style-name="T832">provide</text:span></text:span><text:span text:style-name="Strong_20_Emphasis"><text:span text:style-name="T850">/ dispose/ arrange/ prepare</text:span></text:span></text:p>
            <text:p text:style-name="P418"><text:span text:style-name="Strong_20_Emphasis"><text:span text:style-name="T832">Place</text:span></text:span></text:p>
            <text:p text:style-name="P418"><text:span text:style-name="Strong_20_Emphasis"><text:span text:style-name="T832">Not entitled</text:span></text:span></text:p>
            <text:p text:style-name="P418"><text:span text:style-name="Strong_20_Emphasis"><text:span text:style-name="T832">Clubs</text:span></text:span><text:span text:style-name="Strong_20_Emphasis"><text:span text:style-name="T850"> (to hit so.)</text:span></text:span></text:p>
            <text:p text:style-name="P418"><text:span text:style-name="Strong_20_Emphasis"><text:span text:style-name="T832">Thick and strong stick</text:span></text:span></text:p>
            <text:p text:style-name="P418"><text:span text:style-name="Strong_20_Emphasis"><text:span text:style-name="T832">remoteness</text:span></text:span><text:span text:style-name="Strong_20_Emphasis"><text:span text:style-name="T841">, estrangement (move/walk away)</text:span></text:span></text:p>
            <text:p text:style-name="P419"><text:soft-page-break/><text:span text:style-name="Strong_20_Emphasis"><text:span text:style-name="T842">far away</text:span></text:span></text:p>
            <text:p text:style-name="P408"><text:span text:style-name="Strong_20_Emphasis"><text:span text:style-name="T974">A lightning bolt in the sky</text:span></text:span><text:span text:style-name="Strong_20_Emphasis"><text:span text:style-name="T1033"> (a. </text:span></text:span><text:span text:style-name="Strong_20_Emphasis"><text:span text:style-name="T1363">ray</text:span></text:span><text:span text:style-name="Strong_20_Emphasis"><text:span text:style-name="T1033">)</text:span></text:span></text:p>
            <text:p text:style-name="P408"><text:span text:style-name="Strong_20_Emphasis"><text:span text:style-name="T974">a lightning</text:span></text:span></text:p>
            <text:p text:style-name="P408"><text:span text:style-name="Strong_20_Emphasis"><text:span text:style-name="T974">a thunders</text:span></text:span><text:span text:style-name="Strong_20_Emphasis"><text:span text:style-name="T1362">torm</text:span></text:span></text:p>
            <text:p text:style-name="P265"><text:span text:style-name="Strong_20_Emphasis"><text:span text:style-name="T974">a </text:span></text:span><text:span text:style-name="Strong_20_Emphasis"><text:span text:style-name="T1362">t</text:span></text:span><text:span text:style-name="Strong_20_Emphasis"><text:span text:style-name="T974">h</text:span></text:span><text:span text:style-name="Strong_20_Emphasis"><text:span text:style-name="T1362">un</text:span></text:span><text:span text:style-name="Strong_20_Emphasis"><text:span text:style-name="T974">der</text:span></text:span></text:p>
            <text:p text:style-name="P294"><text:bookmark text:name="result_box117"/><text:span text:style-name="Strong_20_Emphasis"><text:span text:style-name="T974">roughness</text:span></text:span></text:p>
            <text:p text:style-name="P294"><text:span text:style-name="Strong_20_Emphasis"><text:span text:style-name="T974">sloth</text:span></text:span><text:span text:style-name="Strong_20_Emphasis"><text:span text:style-name="T975">, lazyness</text:span></text:span><text:span text:style-name="Strong_20_Emphasis"><text:span text:style-name="T1033">, </text:span></text:span><text:span text:style-name="Strong_20_Emphasis"><text:span text:style-name="T1401">p</text:span></text:span><text:span text:style-name="Strong_20_Emphasis"><text:span text:style-name="T1075">a</text:span></text:span><text:span text:style-name="Strong_20_Emphasis"><text:span text:style-name="T1401">res</text:span></text:span><text:span text:style-name="Strong_20_Emphasis"><text:span text:style-name="T1075">se</text:span></text:span></text:p>
            <text:p text:style-name="P295"><text:bookmark text:name="result_box119"/><text:span text:style-name="Strong_20_Emphasis"><text:span text:style-name="T974">A recent research </text:span></text:span><text:span text:style-name="Strong_20_Emphasis"><text:span text:style-name="T1362">reve</text:span></text:span><text:span text:style-name="Strong_20_Emphasis"><text:span text:style-name="T974">a</text:span></text:span><text:span text:style-name="Strong_20_Emphasis"><text:span text:style-name="T1362">l</text:span></text:span><text:span text:style-name="Strong_20_Emphasis"><text:span text:style-name="T974">ed that </text:span></text:span></text:p>
            <text:p text:style-name="P295"><text:span text:style-name="Strong_20_Emphasis"><text:span text:style-name="T974">exercising during a language </text:span></text:span><text:span text:style-name="Strong_20_Emphasis"><text:span text:style-name="T1362">clas</text:span></text:span><text:span text:style-name="Strong_20_Emphasis"><text:span text:style-name="T974">s </text:span></text:span></text:p>
            <text:p text:style-name="P295"><text:span text:style-name="Strong_20_Emphasis"><text:span text:style-name="T974">expand</text:span></text:span><text:span text:style-name="Strong_20_Emphasis"><text:span text:style-name="T1052">ed</text:span></text:span><text:span text:style-name="Strong_20_Emphasis"><text:span text:style-name="T974"> people's ability </text:span></text:span></text:p>
            <text:p text:style-name="P295"><text:span text:style-name="Strong_20_Emphasis"><text:span text:style-name="T974">to memorize, retain and understand </text:span></text:span></text:p>
            <text:p text:style-name="P295"><text:span text:style-name="Strong_20_Emphasis"><text:span text:style-name="T974">a new vocabulary. </text:span></text:span></text:p>
            <text:p text:style-name="P295"><text:span text:style-name="Strong_20_Emphasis"><text:span text:style-name="T974">The </text:span></text:span><text:span text:style-name="Strong_20_Emphasis"><text:span text:style-name="T1076">find</text:span></text:span><text:span text:style-name="Strong_20_Emphasis"><text:span text:style-name="T974">ings provide new evidence that to activate the mental work </text:span></text:span></text:p>
            <text:p text:style-name="P295"><text:span text:style-name="Strong_20_Emphasis"><text:span text:style-name="T974">we must move the body.</text:span></text:span></text:p>
            <text:p text:style-name="P420"><text:bookmark text:name="result_box120"/><text:span text:style-name="Strong_20_Emphasis"><text:span text:style-name="T1482">Comprom</text:span></text:span><text:span text:style-name="Strong_20_Emphasis"><text:span text:style-name="T832">ise</text:span></text:span></text:p>
            <text:p text:style-name="P420"><text:span text:style-name="Strong_20_Emphasis"><text:span text:style-name="T832">proof</text:span></text:span></text:p>
            <text:p text:style-name="P420"><text:span text:style-name="Strong_20_Emphasis"><text:span text:style-name="T832">It will be fulfilled what has been promised.</text:span></text:span></text:p>
            <text:p text:style-name="P420"><text:span text:style-name="Strong_20_Emphasis"><text:span text:style-name="T832">deliver</text:span></text:span></text:p>
            <text:p text:style-name="P420"><text:span text:style-name="Strong_20_Emphasis"><text:span text:style-name="T832">to water</text:span></text:span><text:span text:style-name="Strong_20_Emphasis"><text:span text:style-name="T851"> (</text:span></text:span><text:span text:style-name="Strong_20_Emphasis"><text:span text:style-name="T1493">reg</text:span></text:span><text:span text:style-name="Strong_20_Emphasis"><text:span text:style-name="T851">nen lassen)</text:span></text:span></text:p>
            <text:p text:style-name="P420"><text:span text:style-name="Strong_20_Emphasis"><text:span text:style-name="T832">bring</text:span></text:span></text:p>
            <text:p text:style-name="P420"><text:span text:style-name="Strong_20_Emphasis"><text:span text:style-name="T832">in exchange of</text:span></text:span></text:p>
            <text:p text:style-name="P420"><text:span text:style-name="Strong_20_Emphasis"><text:span text:style-name="T832">loan</text:span></text:span></text:p>
            <text:p text:style-name="P420"><text:span text:style-name="Strong_20_Emphasis"><text:span text:style-name="T832">return</text:span></text:span><text:span text:style-name="Strong_20_Emphasis"><text:span text:style-name="T855">/</text:span></text:span><text:span text:style-name="Strong_20_Emphasis"><text:span text:style-name="T851"> repayment</text:span></text:span></text:p>
            <text:p text:style-name="P420"><text:span text:style-name="Strong_20_Emphasis"><text:span text:style-name="T851">to return</text:span></text:span><text:span text:style-name="Strong_20_Emphasis"><text:span text:style-name="T855">/</text:span></text:span><text:span text:style-name="Strong_20_Emphasis"><text:span text:style-name="T851"> </text:span></text:span><text:span text:style-name="Strong_20_Emphasis"><text:span text:style-name="T832">give back</text:span></text:span><text:span text:style-name="Strong_20_Emphasis"><text:span text:style-name="T856">/ repay</text:span></text:span></text:p>
            <text:p text:style-name="P420"><text:span text:style-name="Strong_20_Emphasis"><text:span text:style-name="T832">term</text:span></text:span></text:p>
            <text:p text:style-name="P420"><text:span text:style-name="Strong_20_Emphasis"><text:span text:style-name="T832">Refunds are not </text:span></text:span><text:span text:style-name="Strong_20_Emphasis"><text:span text:style-name="T1152">allowed </text:span></text:span><text:span text:style-name="Strong_20_Emphasis"><text:span text:style-name="T1159">(a. </text:span></text:span><text:span text:style-name="Strong_20_Emphasis"><text:span text:style-name="T1498">admit</text:span></text:span><text:span text:style-name="Strong_20_Emphasis"><text:span text:style-name="T1159">/ accept)</text:span></text:span></text:p>
            <text:p text:style-name="P420"><text:span text:style-name="Strong_20_Emphasis"><text:span text:style-name="T832">without submitting the purchase ticket</text:span></text:span></text:p>
            <text:p text:style-name="P296"><text:span text:style-name="Strong_20_Emphasis"><text:span text:style-name="T976">perform</text:span></text:span><text:span text:style-name="Strong_20_Emphasis"><text:span text:style-name="T1054"> (task)</text:span></text:span><text:span text:style-name="Strong_20_Emphasis"><text:span text:style-name="T976"> / play </text:span></text:span><text:span text:style-name="Strong_20_Emphasis"><text:span text:style-name="T1054">(</text:span></text:span><text:span text:style-name="Strong_20_Emphasis"><text:span text:style-name="T976">role)</text:span></text:span><text:span text:style-name="Strong_20_Emphasis"><text:span text:style-name="T1053">/ act/ redeem</text:span></text:span></text:p>
            <text:p text:style-name="P296"><text:span text:style-name="Strong_20_Emphasis"><text:span text:style-name="T976">pawn</text:span></text:span><text:span text:style-name="Strong_20_Emphasis"><text:span text:style-name="T1053">/</text:span></text:span><text:span text:style-name="Strong_20_Emphasis"><text:span text:style-name="T976"> </text:span></text:span><text:span text:style-name="Strong_20_Emphasis"><text:span text:style-name="T1364">p</text:span></text:span><text:span text:style-name="Strong_20_Emphasis"><text:span text:style-name="T976">l</text:span></text:span><text:span text:style-name="Strong_20_Emphasis"><text:span text:style-name="T1364">e</text:span></text:span><text:span text:style-name="Strong_20_Emphasis"><text:span text:style-name="T976">dge</text:span></text:span><text:span text:style-name="Strong_20_Emphasis"><text:span text:style-name="T1053">/</text:span></text:span><text:span text:style-name="Strong_20_Emphasis"><text:span text:style-name="T976"> (</text:span></text:span><text:span text:style-name="Strong_20_Emphasis"><text:span text:style-name="T1053">dt. </text:span></text:span><text:span text:style-name="Strong_20_Emphasis"><text:span text:style-name="T976">verpfänden)</text:span></text:span></text:p>
            <text:p text:style-name="P296"><text:span text:style-name="Strong_20_Emphasis"><text:span text:style-name="T976">in the fight, struggle for the human health</text:span></text:span></text:p>
            <text:p text:style-name="P296"><text:span text:style-name="Strong_20_Emphasis"><text:span text:style-name="T976">to fight</text:span></text:span><text:span text:style-name="Strong_20_Emphasis"><text:span text:style-name="T1053">/</text:span></text:span><text:span text:style-name="Strong_20_Emphasis"><text:span text:style-name="T976"> to struggle</text:span></text:span></text:p>
            <text:p text:style-name="P296"><text:bookmark text:name="result_box122"/><text:span text:style-name="Strong_20_Emphasis"><text:span text:style-name="T976">played a primordial</text:span></text:span><text:span text:style-name="Strong_20_Emphasis"><text:span text:style-name="T1053">/ (dt. elementar)</text:span></text:span><text:span text:style-name="Strong_20_Emphasis"><text:span text:style-name="T976"> </text:span></text:span><text:span text:style-name="Strong_20_Emphasis"><text:span text:style-name="T1109">role</text:span></text:span></text:p>
            <text:p text:style-name="P296"><text:bookmark text:name="result_box121"/><text:span text:style-name="Strong_20_Emphasis"><text:span text:style-name="T1364">Rec</text:span></text:span><text:span text:style-name="Strong_20_Emphasis"><text:span text:style-name="T976">over, by </text:span></text:span><text:span text:style-name="Strong_20_Emphasis"><text:span text:style-name="T1364">pa</text:span></text:span><text:span text:style-name="Strong_20_Emphasis"><text:span text:style-name="T976">ying </text:span></text:span></text:p>
            <text:p text:style-name="P271"><text:span text:style-name="Strong_20_Emphasis"><text:span text:style-name="T976">the </text:span></text:span><text:span text:style-name="Strong_20_Emphasis"><text:span text:style-name="T1109">amount</text:span></text:span><text:span text:style-name="Strong_20_Emphasis"><text:span text:style-name="T976"> </text:span></text:span><text:span text:style-name="Strong_20_Emphasis"><text:span text:style-name="T1109">agreed upon</text:span></text:span><text:span text:style-name="Strong_20_Emphasis"><text:span text:style-name="T976"> at the time, </text:span></text:span></text:p>
            <text:p text:style-name="P296"><text:span text:style-name="Strong_20_Emphasis"><text:span text:style-name="T976">a thing had been </text:span></text:span><text:span text:style-name="Strong_20_Emphasis"><text:span text:style-name="T1364">p</text:span></text:span><text:span text:style-name="Strong_20_Emphasis"><text:span text:style-name="T976">l</text:span></text:span><text:span text:style-name="Strong_20_Emphasis"><text:span text:style-name="T1364">e</text:span></text:span><text:span text:style-name="Strong_20_Emphasis"><text:span text:style-name="T976">dged.</text:span></text:span></text:p>
            <text:p text:style-name="P297"><text:bookmark text:name="result_box123"/><text:span text:style-name="Strong_20_Emphasis"><text:span text:style-name="T977">they </text:span></text:span><text:span text:style-name="Strong_20_Emphasis"><text:span text:style-name="T976">better </text:span></text:span><text:span text:style-name="Strong_20_Emphasis"><text:span text:style-name="T1364">preserv</text:span></text:span><text:span text:style-name="Strong_20_Emphasis"><text:span text:style-name="T976">e their memories </text:span></text:span></text:p>
            <text:p text:style-name="P334"><text:span text:style-name="Strong_20_Emphasis"><text:span text:style-name="T976">than </text:span></text:span><text:span text:style-name="Strong_20_Emphasis"><text:span text:style-name="T1442">sedentar</text:span></text:span><text:span text:style-name="Strong_20_Emphasis"><text:span text:style-name="T1109">y</text:span></text:span><text:span text:style-name="Strong_20_Emphasis"><text:span text:style-name="T1110">/ </text:span></text:span><text:span text:style-name="Strong_20_Emphasis"><text:span text:style-name="T1077">(</text:span></text:span><text:span text:style-name="Strong_20_Emphasis"><text:span text:style-name="T1110">dt. </text:span></text:span><text:span text:style-name="Strong_20_Emphasis"><text:span text:style-name="T1077">sesshaft, sitzend</text:span></text:span><text:span text:style-name="Strong_20_Emphasis"><text:span text:style-name="T1110">)</text:span></text:span><text:span text:style-name="Strong_20_Emphasis"><text:span text:style-name="T976"> animals</text:span></text:span><text:span text:style-name="Strong_20_Emphasis"><text:span text:style-name="T977"> </text:span></text:span></text:p>
            <text:p text:style-name="P297"><text:span text:style-name="Strong_20_Emphasis"><text:span text:style-name="T977">sit</text:span></text:span></text:p>
            <text:p text:style-name="P298"><text:bookmark text:name="result_box124"/><text:span text:style-name="Strong_20_Emphasis"><text:span text:style-name="T977">the researchers </text:span></text:span><text:span text:style-name="Strong_20_Emphasis"><text:span text:style-name="T1365">rec</text:span></text:span><text:span text:style-name="Strong_20_Emphasis"><text:span text:style-name="T977">r</text:span></text:span><text:span text:style-name="Strong_20_Emphasis"><text:span text:style-name="T1365">u</text:span></text:span><text:span text:style-name="Strong_20_Emphasis"><text:span text:style-name="T977">i</text:span></text:span><text:span text:style-name="Strong_20_Emphasis"><text:span text:style-name="T1365">t</text:span></text:span><text:span text:style-name="Strong_20_Emphasis"><text:span text:style-name="T977">ed </text:span></text:span></text:p>
            <text:p text:style-name="P298"><text:span text:style-name="Strong_20_Emphasis"><text:span text:style-name="T977">40 college-age men and women </text:span></text:span></text:p>
            <text:p text:style-name="P299"><text:bookmark text:name="result_box125"/><text:span text:style-name="Strong_20_Emphasis"><text:span text:style-name="T977">Started 20 minutes before </text:span></text:span></text:p>
            <text:p text:style-name="P299"><text:span text:style-name="Strong_20_Emphasis"><text:span text:style-name="T977">the start of the lessons and continued </text:span></text:span></text:p>
            <text:p text:style-name="P299"><text:bookmark text:name="result_box126"/><text:span text:style-name="Strong_20_Emphasis"><text:span text:style-name="T977">Both groups learned new vocabulary </text:span></text:span></text:p>
            <text:p text:style-name="P266"><text:span text:style-name="Strong_20_Emphasis"><text:span text:style-name="T977">by viewing words </text:span></text:span></text:p>
            <text:p text:style-name="P266"><text:span text:style-name="Strong_20_Emphasis"><text:span text:style-name="T977">projected on large screens</text:span></text:span></text:p>
            <text:p text:style-name="P298"><text:bookmark text:name="result_box127"/><text:span text:style-name="Strong_20_Emphasis"><text:span text:style-name="T977">They were shown 40 words per session</text:span></text:span></text:p>
            <text:p text:style-name="P266"><text:bookmark text:name="result_box128"/><text:span text:style-name="Strong_20_Emphasis"><text:span text:style-name="T977">Later, </text:span></text:span></text:p>
            <text:p text:style-name="P266"><text:span text:style-name="Strong_20_Emphasis"><text:span text:style-name="T977">the students rested </text:span></text:span><text:span text:style-name="Strong_20_Emphasis"><text:span text:style-name="T1365">br</text:span></text:span><text:span text:style-name="Strong_20_Emphasis"><text:span text:style-name="T977">i</text:span></text:span><text:span text:style-name="Strong_20_Emphasis"><text:span text:style-name="T1365">ef</text:span></text:span><text:span text:style-name="Strong_20_Emphasis"><text:span text:style-name="T977">ly </text:span></text:span></text:p>
            <text:p text:style-name="P266"><text:span text:style-name="Strong_20_Emphasis"><text:span text:style-name="T977">before answering a questionnaire</text:span></text:span></text:p>
            <text:p text:style-name="P266"><text:bookmark text:name="result_box129"/><text:span text:style-name="Strong_20_Emphasis"><text:span text:style-name="T977">they used the keys of a computer </text:span></text:span></text:p>
            <text:p text:style-name="P266"><text:span text:style-name="Strong_20_Emphasis"><text:span text:style-name="T977">to point out if a word </text:span></text:span></text:p>
            <text:p text:style-name="P266"><text:soft-page-break/><text:span text:style-name="Strong_20_Emphasis"><text:span text:style-name="T977">was accompanied by the correct image.</text:span></text:span></text:p>
            <text:p text:style-name="P266"><text:bookmark text:name="result_box130"/><text:span text:style-name="Strong_20_Emphasis"><text:span text:style-name="T977">Most linguists</text:span></text:span></text:p>
            <text:p text:style-name="P266"><text:span text:style-name="Strong_20_Emphasis"><text:span text:style-name="T977">believe that understanding sentences </text:span></text:span></text:p>
            <text:p text:style-name="P266"><text:span text:style-name="Strong_20_Emphasis"><text:span text:style-name="T1478">dem</text:span></text:span><text:span text:style-name="Strong_20_Emphasis"><text:span text:style-name="T1138">on</text:span></text:span><text:span text:style-name="Strong_20_Emphasis"><text:span text:style-name="T1478">stra</text:span></text:span><text:span text:style-name="Strong_20_Emphasis"><text:span text:style-name="T1138">tes</text:span></text:span><text:span text:style-name="Strong_20_Emphasis"><text:span text:style-name="T977"> a </text:span></text:span><text:span text:style-name="Strong_20_Emphasis"><text:span text:style-name="T1054">better</text:span></text:span><text:span text:style-name="Strong_20_Emphasis"><text:span text:style-name="T977"> </text:span></text:span><text:span text:style-name="Strong_20_Emphasis"><text:span text:style-name="T1365">command</text:span></text:span><text:span text:style-name="Strong_20_Emphasis"><text:span text:style-name="T977"> of a language </text:span></text:span></text:p>
            <text:p text:style-name="P266"><text:span text:style-name="Strong_20_Emphasis"><text:span text:style-name="T977">than just learning vocabulary.</text:span></text:span></text:p>
            <text:p text:style-name="P300"><text:bookmark text:name="result_box132"/><text:span text:style-name="Strong_20_Emphasis"><text:span text:style-name="T977">Students </text:span></text:span><text:span text:style-name="Strong_20_Emphasis"><text:span text:style-name="T1365">complet</text:span></text:span><text:span text:style-name="Strong_20_Emphasis"><text:span text:style-name="T977">ed eight sessions </text:span></text:span></text:p>
            <text:p text:style-name="P300"><text:span text:style-name="Strong_20_Emphasis"><text:span text:style-name="T1077">over</text:span></text:span><text:span text:style-name="Strong_20_Emphasis"><text:span text:style-name="T977"> two months.</text:span></text:span></text:p>
            <text:p text:style-name="P266"><text:bookmark text:name="result_box131"/><text:span text:style-name="Strong_20_Emphasis"><text:span text:style-name="T977">At the end of each lesson, </text:span></text:span></text:p>
            <text:p text:style-name="P266"><text:span text:style-name="Strong_20_Emphasis"><text:span text:style-name="T977">those who </text:span></text:span><text:span text:style-name="Strong_20_Emphasis"><text:span text:style-name="T1077">climbed</text:span></text:span><text:span text:style-name="Strong_20_Emphasis"><text:span text:style-name="T1111">/ ( a. go up/ rise)</text:span></text:span><text:span text:style-name="Strong_20_Emphasis"><text:span text:style-name="T977"> the bikes </text:span></text:span></text:p>
            <text:p text:style-name="P266"><text:span text:style-name="Strong_20_Emphasis"><text:span text:style-name="T1077">performed</text:span></text:span><text:span text:style-name="Strong_20_Emphasis"><text:span text:style-name="T977"> better on the tests </text:span></text:span></text:p>
            <text:p text:style-name="P266"><text:span text:style-name="Strong_20_Emphasis"><text:span text:style-name="T1077">than those</text:span></text:span><text:span text:style-name="Strong_20_Emphasis"><text:span text:style-name="T977"> who were seated.</text:span></text:span></text:p>
            <text:p text:style-name="P301"><text:bookmark text:name="result_box133"/><text:span text:style-name="Strong_20_Emphasis"><text:span text:style-name="T977">Perhaps most interesting is that </text:span></text:span></text:p>
            <text:p text:style-name="P301"><text:span text:style-name="Strong_20_Emphasis"><text:span text:style-name="T977">the </text:span></text:span><text:span text:style-name="Strong_20_Emphasis"><text:span text:style-name="T1077">improvement</text:span></text:span><text:span text:style-name="Strong_20_Emphasis"><text:span text:style-name="T977"> in vocab and understanding </text:span></text:span></text:p>
            <text:p text:style-name="P301"><text:span text:style-name="Strong_20_Emphasis"><text:span text:style-name="T1077">lasted longer</text:span></text:span><text:span text:style-name="Strong_20_Emphasis"><text:span text:style-name="T977"> in cyclists.</text:span></text:span></text:p>
            <text:p text:style-name="P302"><text:bookmark text:name="result_box134"/><text:span text:style-name="Strong_20_Emphasis"><text:span text:style-name="T977">The results suggest </text:span></text:span></text:p>
            <text:p text:style-name="P302"><text:span text:style-name="Strong_20_Emphasis"><text:span text:style-name="T977">that learning </text:span></text:span><text:span text:style-name="Strong_20_Emphasis"><text:span text:style-name="T1077">improves</text:span></text:span><text:span text:style-name="Strong_20_Emphasis"><text:span text:style-name="T977"> </text:span></text:span></text:p>
            <text:p text:style-name="P302"><text:span text:style-name="Strong_20_Emphasis"><text:span text:style-name="T977">when combined with physical activity</text:span></text:span></text:p>
            <text:p text:style-name="P302"><text:bookmark text:name="result_box135"/><text:span text:style-name="Strong_20_Emphasis"><text:span text:style-name="T977">These improvements go beyond </text:span></text:span></text:p>
            <text:p text:style-name="P302"><text:span text:style-name="Strong_20_Emphasis"><text:span text:style-name="T977">simply helping memorization. </text:span></text:span></text:p>
            <text:p text:style-name="P302"><text:span text:style-name="Strong_20_Emphasis"><text:span text:style-name="T1365">E</text:span></text:span><text:span text:style-name="Strong_20_Emphasis"><text:span text:style-name="T977">x</text:span></text:span><text:span text:style-name="Strong_20_Emphasis"><text:span text:style-name="T1365">erci</text:span></text:span><text:span text:style-name="Strong_20_Emphasis"><text:span text:style-name="T977">se also improved </text:span></text:span></text:p>
            <text:p text:style-name="P302"><text:span text:style-name="Strong_20_Emphasis"><text:span text:style-name="T978">the </text:span></text:span><text:span text:style-name="Strong_20_Emphasis"><text:span text:style-name="T977">students' </text:span></text:span><text:span text:style-name="Strong_20_Emphasis"><text:span text:style-name="T1365">abili</text:span></text:span><text:span text:style-name="Strong_20_Emphasis"><text:span text:style-name="T977">ty </text:span></text:span></text:p>
            <text:p text:style-name="P302"><text:span text:style-name="Strong_20_Emphasis"><text:span text:style-name="T977">to use new words.</text:span></text:span></text:p>
            <text:p text:style-name="P303"><text:bookmark text:name="result_box136"/><text:span text:style-name="Strong_20_Emphasis"><text:span text:style-name="T977">It also does not </text:span></text:span><text:span text:style-name="Strong_20_Emphasis"><text:span text:style-name="T979">deepen</text:span></text:span><text:span text:style-name="Strong_20_Emphasis"><text:span text:style-name="T1055">/ (dt. vertiefen)</text:span></text:span><text:span text:style-name="Strong_20_Emphasis"><text:span text:style-name="T977"> </text:span></text:span><text:span text:style-name="Strong_20_Emphasis"><text:span text:style-name="T1077">what</text:span></text:span><text:span text:style-name="Strong_20_Emphasis"><text:span text:style-name="T977"> </text:span></text:span></text:p>
            <text:p text:style-name="P303"><text:span text:style-name="Strong_20_Emphasis"><text:span text:style-name="T977">goes on inside the brain and</text:span></text:span><text:span text:style-name="Strong_20_Emphasis"><text:span text:style-name="T980"> </text:span></text:span><text:span text:style-name="Strong_20_Emphasis"><text:span text:style-name="T1078">what</text:span></text:span></text:p>
            <text:p text:style-name="P304"><text:span text:style-name="Strong_20_Emphasis"><text:span text:style-name="T977">could contribute to the benefits of exercise. </text:span></text:span></text:p>
            <text:p text:style-name="P303"><text:span text:style-name="Strong_20_Emphasis"><text:span text:style-name="T977">many previous studies have shown </text:span></text:span></text:p>
            <text:p text:style-name="P303"><text:span text:style-name="Strong_20_Emphasis"><text:span text:style-name="T977">that exercise </text:span></text:span><text:span text:style-name="Strong_20_Emphasis"><text:span text:style-name="T1034">triggers/ </text:span></text:span><text:span text:style-name="Strong_20_Emphasis"><text:span text:style-name="T977">detonates the release </text:span></text:span></text:p>
            <text:p text:style-name="P303"><text:span text:style-name="Strong_20_Emphasis"><text:span text:style-name="T977">of several neurochemicals in the brain </text:span></text:span></text:p>
            <text:p text:style-name="P303"><text:span text:style-name="Strong_20_Emphasis"><text:span text:style-name="T977">that increase the number of brain cells and </text:span></text:span></text:p>
            <text:p text:style-name="P304"><text:span text:style-name="Strong_20_Emphasis"><text:span text:style-name="T977">the connections between neurons</text:span></text:span></text:p>
            <text:p text:style-name="P305"><text:bookmark text:name="result_box137"/><text:span text:style-name="Strong_20_Emphasis"><text:span text:style-name="T977">They stopped him </text:span></text:span><text:span text:style-name="Strong_20_Emphasis"><text:span text:style-name="T1077">as soon as</text:span></text:span><text:span text:style-name="Strong_20_Emphasis"><text:span text:style-name="T977"> he </text:span></text:span><text:span text:style-name="Strong_20_Emphasis"><text:span text:style-name="T1077">left </text:span></text:span><text:span text:style-name="Strong_20_Emphasis"><text:span text:style-name="T977">the bank </text:span></text:span></text:p>
            <text:p text:style-name="P305"><text:span text:style-name="Strong_20_Emphasis"><text:span text:style-name="T977">with the spoils</text:span></text:span><text:span text:style-name="Strong_20_Emphasis"><text:span text:style-name="T1034"> (</text:span></text:span><text:span text:style-name="Strong_20_Emphasis"><text:span text:style-name="T1366">B</text:span></text:span><text:span text:style-name="Strong_20_Emphasis"><text:span text:style-name="T1034">eu</text:span></text:span><text:span text:style-name="Strong_20_Emphasis"><text:span text:style-name="T1366">t</text:span></text:span><text:span text:style-name="Strong_20_Emphasis"><text:span text:style-name="T1034">e)</text:span></text:span><text:span text:style-name="Strong_20_Emphasis"><text:span text:style-name="T977">.</text:span></text:span></text:p>
            <text:p text:style-name="P306"><text:bookmark text:name="result_box140"/><text:span text:style-name="Strong_20_Emphasis"><text:span text:style-name="T977">Reach a particular goal, </text:span></text:span></text:p>
            <text:p text:style-name="P306"><text:span text:style-name="Strong_20_Emphasis"><text:span text:style-name="T977">especially a </text:span></text:span><text:span text:style-name="Strong_20_Emphasis"><text:span text:style-name="T1077">position</text:span></text:span><text:span text:style-name="Strong_20_Emphasis"><text:span text:style-name="T977"> or </text:span></text:span><text:span text:style-name="Strong_20_Emphasis"><text:span text:style-name="T1365">profes</text:span></text:span><text:span text:style-name="Strong_20_Emphasis"><text:span text:style-name="T977">s</text:span></text:span><text:span text:style-name="Strong_20_Emphasis"><text:span text:style-name="T1365">ion</text:span></text:span><text:span text:style-name="Strong_20_Emphasis"><text:span text:style-name="T977">.</text:span></text:span></text:p>
            <text:p text:style-name="P306"><text:span text:style-name="Strong_20_Emphasis"><text:span text:style-name="T977">He </text:span></text:span><text:span text:style-name="Strong_20_Emphasis"><text:span text:style-name="T981">be</text:span></text:span><text:span text:style-name="Strong_20_Emphasis"><text:span text:style-name="T977">came the general of the army</text:span></text:span></text:p>
            <text:p text:style-name="P305"><text:bookmark text:name="result_box141"/><text:span text:style-name="Strong_20_Emphasis"><text:span text:style-name="T977">Make use of a right or a privilege</text:span></text:span></text:p>
            <text:p text:style-name="P307"><text:bookmark text:name="result_box142"/><text:span text:style-name="Strong_20_Emphasis"><text:span text:style-name="T977">The </text:span></text:span><text:span text:style-name="Strong_20_Emphasis"><text:span text:style-name="T1365">famo</text:span></text:span><text:span text:style-name="Strong_20_Emphasis"><text:span text:style-name="T977">u</text:span></text:span><text:span text:style-name="Strong_20_Emphasis"><text:span text:style-name="T1365">s</text:span></text:span><text:span text:style-name="Strong_20_Emphasis"><text:span text:style-name="T977"> </text:span></text:span><text:span text:style-name="Strong_20_Emphasis"><text:span text:style-name="T1077">singer </text:span></text:span><text:span text:style-name="Strong_20_Emphasis"><text:span text:style-name="T977">w</text:span></text:span><text:span text:style-name="Strong_20_Emphasis"><text:span text:style-name="T983">ent</text:span></text:span><text:span text:style-name="Strong_20_Emphasis"><text:span text:style-name="T977"> </text:span></text:span></text:p>
            <text:p text:style-name="P307"><text:span text:style-name="Strong_20_Emphasis"><text:span text:style-name="T977">surrounded by an army of body</text:span></text:span><text:span text:style-name="Strong_20_Emphasis"><text:span text:style-name="T1365">guard</text:span></text:span><text:span text:style-name="Strong_20_Emphasis"><text:span text:style-name="T977">s</text:span></text:span></text:p>
            <text:p text:style-name="P308"><text:span text:style-name="Strong_20_Emphasis"><text:span text:style-name="T982">back (Rücken)</text:span></text:span></text:p>
            <text:p text:style-name="P308"><text:span text:style-name="Strong_20_Emphasis"><text:span text:style-name="T982">save, </text:span></text:span><text:span text:style-name="Strong_20_Emphasis"><text:span text:style-name="T1367">guard</text:span></text:span></text:p>
            <text:p text:style-name="P308"><text:bookmark text:name="result_box143"/><text:span text:style-name="Strong_20_Emphasis"><text:span text:style-name="T982">The </text:span></text:span><text:span text:style-name="Strong_20_Emphasis"><text:span text:style-name="T1079">expenses</text:span></text:span><text:span text:style-name="Strong_20_Emphasis"><text:span text:style-name="T982"> reach three million dollars</text:span></text:span></text:p>
            <text:p text:style-name="P308"><text:bookmark text:name="result_box144"/><text:span text:style-name="Strong_20_Emphasis"><text:span text:style-name="T982">the train arrived at the </text:span></text:span><text:span text:style-name="Strong_20_Emphasis"><text:span text:style-name="T1367">sta</text:span></text:span><text:span text:style-name="Strong_20_Emphasis"><text:span text:style-name="T982">t</text:span></text:span><text:span text:style-name="Strong_20_Emphasis"><text:span text:style-name="T1367">ion</text:span></text:span><text:span text:style-name="Strong_20_Emphasis"><text:span text:style-name="T982"> 2 hours </text:span></text:span><text:span text:style-name="Strong_20_Emphasis"><text:span text:style-name="T1079">late</text:span></text:span></text:p>
            <text:p text:style-name="P308"><text:bookmark text:name="result_box145"/><text:span text:style-name="Strong_20_Emphasis"><text:span text:style-name="T982">When </text:span></text:span><text:span text:style-name="Strong_20_Emphasis"><text:span text:style-name="T984">you</text:span></text:span><text:span text:style-name="Strong_20_Emphasis"><text:span text:style-name="T982"> arrive I'll be waiting for you</text:span></text:span></text:p>
            <text:p text:style-name="P308"><text:bookmark text:name="result_box146"/><text:span text:style-name="Strong_20_Emphasis"><text:span text:style-name="T982">she planned </text:span></text:span><text:span text:style-name="Strong_20_Emphasis"><text:span text:style-name="T1367">comple</text:span></text:span><text:span text:style-name="Strong_20_Emphasis"><text:span text:style-name="T982">x economic strategies</text:span></text:span></text:p>
            <text:p text:style-name="P309"><text:bookmark text:name="result_box147"/><text:span text:style-name="Strong_20_Emphasis"><text:span text:style-name="T982">Feel or </text:span></text:span><text:span text:style-name="Strong_20_Emphasis"><text:span text:style-name="T1367">experi</text:span></text:span><text:span text:style-name="Strong_20_Emphasis"><text:span text:style-name="T982">ence</text:span></text:span><text:span text:style-name="Strong_20_Emphasis"><text:span text:style-name="T1056">/ (a. experiment with)</text:span></text:span><text:span text:style-name="Strong_20_Emphasis"><text:span text:style-name="T982"> </text:span></text:span></text:p>
            <text:p text:style-name="P309"><text:span text:style-name="Strong_20_Emphasis"><text:span text:style-name="T982">an emotion or a sensation.</text:span></text:span></text:p>
            <text:p text:style-name="P309"><text:bookmark text:name="result_box148"/><text:span text:style-name="Strong_20_Emphasis"><text:span text:style-name="T982">Charge a sum of money for one thing</text:span></text:span></text:p>
            <text:p text:style-name="P272"><text:bookmark text:name="result_box149"/><text:span text:style-name="Strong_20_Emphasis"><text:span text:style-name="T982">We take the food to the </text:span></text:span><text:span text:style-name="Strong_20_Emphasis"><text:span text:style-name="T1079">living room</text:span></text:span><text:span text:style-name="Strong_20_Emphasis"><text:span text:style-name="T982"> and </text:span></text:span></text:p>
            <text:p text:style-name="P272"><text:span text:style-name="Strong_20_Emphasis"><text:span text:style-name="T982">have dinner while watching TV</text:span></text:span></text:p>
            <text:p text:style-name="P309"><text:bookmark text:name="result_box150"/><text:span text:style-name="Strong_20_Emphasis"><text:span text:style-name="T982">dirty clothes </text:span></text:span><text:span text:style-name="Strong_20_Emphasis"><text:span text:style-name="T1079">basket</text:span></text:span></text:p>
            <text:p text:style-name="P272"><text:bookmark text:name="result_box151"/><text:span text:style-name="Strong_20_Emphasis"><text:span text:style-name="T982">Food consisting of ro</text:span></text:span><text:span text:style-name="Strong_20_Emphasis"><text:span text:style-name="T1367">as</text:span></text:span><text:span text:style-name="Strong_20_Emphasis"><text:span text:style-name="T982">t or </text:span></text:span><text:span text:style-name="Strong_20_Emphasis"><text:span text:style-name="T1367">fri</text:span></text:span><text:span text:style-name="Strong_20_Emphasis"><text:span text:style-name="T982">ed meat </text:span></text:span></text:p>
            <text:p text:style-name="P272"><text:span text:style-name="Strong_20_Emphasis"><text:span text:style-name="T982">on a piece of bread</text:span></text:span></text:p>
            <text:p text:style-name="P272"><text:bookmark text:name="result_box152"/><text:soft-page-break/><text:span text:style-name="Strong_20_Emphasis"><text:span text:style-name="T982">Suspend </text:span></text:span><text:span text:style-name="Strong_20_Emphasis"><text:span text:style-name="T985">/ </text:span></text:span><text:span text:style-name="Strong_20_Emphasis"><text:span text:style-name="T982">prevent the development of a process</text:span></text:span></text:p>
            <text:p text:style-name="P267"><text:span text:style-name="Strong_20_Emphasis"><text:span text:style-name="T985">s</text:span></text:span><text:span text:style-name="Strong_20_Emphasis"><text:span text:style-name="T982">ucceed</text:span></text:span></text:p>
            <text:p text:style-name="P310"><text:span text:style-name="Strong_20_Emphasis"><text:span text:style-name="T986">succeed</text:span></text:span><text:span text:style-name="Strong_20_Emphasis"><text:span text:style-name="T1035">/ go out well</text:span></text:span></text:p>
            <text:p text:style-name="P267"><text:span text:style-name="Strong_20_Emphasis"><text:span text:style-name="T985">succeed</text:span></text:span><text:span text:style-name="Strong_20_Emphasis"><text:span text:style-name="T1057"> to so.</text:span></text:span><text:span text:style-name="Strong_20_Emphasis"><text:span text:style-name="T986"> (succession)</text:span></text:span></text:p>
            <text:p text:style-name="P267"><text:span text:style-name="Strong_20_Emphasis"><text:span text:style-name="T982">Succession</text:span></text:span></text:p>
            <text:p text:style-name="P267"><text:span text:style-name="Strong_20_Emphasis"><text:span text:style-name="T982">Success</text:span></text:span></text:p>
            <text:p text:style-name="P267"><text:span text:style-name="Strong_20_Emphasis"><text:span text:style-name="T982">Event</text:span></text:span></text:p>
            <text:p text:style-name="P267"><text:span text:style-name="Strong_20_Emphasis"><text:span text:style-name="T982">Incident</text:span></text:span></text:p>
            <text:p text:style-name="P267"><text:span text:style-name="Strong_20_Emphasis"><text:span text:style-name="T982">Stops</text:span></text:span></text:p>
            <text:p text:style-name="P273"><text:span text:style-name="Strong_20_Emphasis"><text:span text:style-name="T1035">stop/ </text:span></text:span><text:span text:style-name="Strong_20_Emphasis"><text:span text:style-name="T1368">det</text:span></text:span><text:span text:style-name="Strong_20_Emphasis"><text:span text:style-name="T1035">ai</text:span></text:span><text:span text:style-name="Strong_20_Emphasis"><text:span text:style-name="T1368">n</text:span></text:span></text:p>
            <text:p text:style-name="P267"><text:span text:style-name="Strong_20_Emphasis"><text:span text:style-name="T982">Prevent</text:span></text:span><text:span text:style-name="Strong_20_Emphasis"><text:span text:style-name="T1035">/ </text:span></text:span><text:span text:style-name="Strong_20_Emphasis"><text:span text:style-name="T1368">imped</text:span></text:span><text:span text:style-name="Strong_20_Emphasis"><text:span text:style-name="T1035">e</text:span></text:span></text:p>
            <text:p text:style-name="P267"><text:span text:style-name="Strong_20_Emphasis"><text:span text:style-name="T982">Stop</text:span></text:span></text:p>
            <text:p text:style-name="P267"><text:span text:style-name="Strong_20_Emphasis"><text:span text:style-name="T982">stop</text:span></text:span></text:p>
            <text:p text:style-name="P267"><text:span text:style-name="Strong_20_Emphasis"><text:span text:style-name="T982">stopped</text:span></text:span></text:p>
            <text:p text:style-name="P267"><text:span text:style-name="Strong_20_Emphasis"><text:span text:style-name="T1367">ce</text:span></text:span><text:span text:style-name="Strong_20_Emphasis"><text:span text:style-name="T982">a</text:span></text:span><text:span text:style-name="Strong_20_Emphasis"><text:span text:style-name="T1367">s</text:span></text:span><text:span text:style-name="Strong_20_Emphasis"><text:span text:style-name="T982">e</text:span></text:span></text:p>
            <text:p text:style-name="P267"><text:span text:style-name="Strong_20_Emphasis"><text:span text:style-name="T982">the fountain</text:span></text:span><text:span text:style-name="Strong_20_Emphasis"><text:span text:style-name="T1035">/ source</text:span></text:span></text:p>
            <text:p text:style-name="P267"><text:span text:style-name="Strong_20_Emphasis"><text:span text:style-name="T982">the strengths</text:span></text:span></text:p>
            <text:p text:style-name="P267"><text:span text:style-name="Strong_20_Emphasis"><text:span text:style-name="T1367">ef</text:span></text:span><text:span text:style-name="Strong_20_Emphasis"><text:span text:style-name="T982">fo</text:span></text:span><text:span text:style-name="Strong_20_Emphasis"><text:span text:style-name="T1367">r</text:span></text:span><text:span text:style-name="Strong_20_Emphasis"><text:span text:style-name="T982">t</text:span></text:span></text:p>
            <text:p text:style-name="P267"><text:span text:style-name="Strong_20_Emphasis"><text:span text:style-name="T982">Exercise</text:span></text:span></text:p>
            <text:p text:style-name="P267"><text:span text:style-name="Strong_20_Emphasis"><text:span text:style-name="T982">army</text:span></text:span></text:p>
            <text:p text:style-name="P267"><text:span text:style-name="Strong_20_Emphasis"><text:span text:style-name="T982">Hi</text:span></text:span><text:span text:style-name="Strong_20_Emphasis"><text:span text:style-name="T1367">erar</text:span></text:span><text:span text:style-name="Strong_20_Emphasis"><text:span text:style-name="T982">ch</text:span></text:span><text:span text:style-name="Strong_20_Emphasis"><text:span text:style-name="T1367">i</text:span></text:span><text:span text:style-name="Strong_20_Emphasis"><text:span text:style-name="T982">cal</text:span></text:span></text:p>
            <text:p text:style-name="P273"><text:span text:style-name="Strong_20_Emphasis"><text:span text:style-name="T1035">happening</text:span></text:span></text:p>
            <text:p text:style-name="P267"><text:span text:style-name="Strong_20_Emphasis"><text:span text:style-name="T982">consent</text:span></text:span></text:p>
            <text:p text:style-name="P273"><text:span text:style-name="Strong_20_Emphasis"><text:span text:style-name="T1035">comply/ fulfill</text:span></text:span></text:p>
            <text:p text:style-name="P267"><text:span text:style-name="Strong_20_Emphasis"><text:span text:style-name="T982">arrive</text:span></text:span></text:p>
            <text:p text:style-name="P267"><text:span text:style-name="Strong_20_Emphasis"><text:span text:style-name="T982">carry</text:span></text:span></text:p>
            <text:p text:style-name="P267"><text:span text:style-name="Strong_20_Emphasis"><text:span text:style-name="T982">Happen</text:span></text:span></text:p>
            <text:p text:style-name="P267"><text:span text:style-name="Strong_20_Emphasis"><text:span text:style-name="T982">To last</text:span></text:span></text:p>
            <text:p text:style-name="P267"><text:span text:style-name="Strong_20_Emphasis"><text:span text:style-name="T982">print</text:span></text:span><text:span text:style-name="Strong_20_Emphasis"><text:span text:style-name="T1058">/ impression</text:span></text:span></text:p>
            <text:p text:style-name="P267"><text:span text:style-name="Strong_20_Emphasis"><text:span text:style-name="T982">impress</text:span></text:span></text:p>
            <text:p text:style-name="P267"><text:span text:style-name="Strong_20_Emphasis"><text:span text:style-name="T982">Old and young</text:span></text:span></text:p>
            <text:p text:style-name="P267"><text:span text:style-name="Strong_20_Emphasis"><text:span text:style-name="T982">next</text:span></text:span><text:span text:style-name="Strong_20_Emphasis"><text:span text:style-name="T1058">/ (fr. prochain)</text:span></text:span></text:p>
            <text:p text:style-name="P267"><text:span text:style-name="Strong_20_Emphasis"><text:span text:style-name="T1035">close/ </text:span></text:span><text:span text:style-name="Strong_20_Emphasis"><text:span text:style-name="T982">near</text:span></text:span><text:span text:style-name="Strong_20_Emphasis"><text:span text:style-name="T1035">by/ near</text:span></text:span></text:p>
            <text:p text:style-name="P267"><text:span text:style-name="Strong_20_Emphasis"><text:span text:style-name="T982">close</text:span></text:span><text:span text:style-name="Strong_20_Emphasis"><text:span text:style-name="T1035">/ near</text:span></text:span><text:span text:style-name="Strong_20_Emphasis"><text:span text:style-name="T1058">/ (a. fence)</text:span></text:span></text:p>
            <text:p text:style-name="P267"><text:span text:style-name="Strong_20_Emphasis"><text:span text:style-name="T982">far</text:span></text:span></text:p>
            <text:p text:style-name="P267"><text:span text:style-name="Strong_20_Emphasis"><text:span text:style-name="T982">far away</text:span></text:span></text:p>
            <text:p text:style-name="P267"><text:span text:style-name="Strong_20_Emphasis"><text:span text:style-name="T982">short</text:span></text:span></text:p>
            <text:p text:style-name="P267"><text:span text:style-name="Strong_20_Emphasis"><text:span text:style-name="T982">long</text:span></text:span></text:p>
            <text:p text:style-name="P267"><text:span text:style-name="Strong_20_Emphasis"><text:span text:style-name="T982">accommodation</text:span></text:span></text:p>
            <text:p text:style-name="P267"><text:span text:style-name="Strong_20_Emphasis"><text:span text:style-name="T982">eviction</text:span></text:span><text:span text:style-name="Strong_20_Emphasis"><text:span text:style-name="T1035">/ displacement</text:span></text:span></text:p>
            <text:p text:style-name="P267"><text:span text:style-name="Strong_20_Emphasis"><text:span text:style-name="T982">Drive</text:span></text:span><text:span text:style-name="Strong_20_Emphasis"><text:span text:style-name="T1035">/ lead/ conduct</text:span></text:span></text:p>
            <text:p text:style-name="P267"><text:span text:style-name="Strong_20_Emphasis"><text:span text:style-name="T982">guide</text:span></text:span><text:span text:style-name="Strong_20_Emphasis"><text:span text:style-name="T1035">/ lead/ steer/ drive</text:span></text:span></text:p>
            <text:p text:style-name="P267"><text:span text:style-name="Strong_20_Emphasis"><text:span text:style-name="T1035">handle/ manage/ d</text:span></text:span><text:span text:style-name="Strong_20_Emphasis"><text:span text:style-name="T982">rive</text:span></text:span></text:p>
            <text:p text:style-name="P267"><text:span text:style-name="Strong_20_Emphasis"><text:span text:style-name="T982">to govern</text:span></text:span></text:p>
            <text:p text:style-name="P267"><text:span text:style-name="Strong_20_Emphasis"><text:span text:style-name="T982">glasses</text:span></text:span></text:p>
            <text:p text:style-name="P267"><text:span text:style-name="Strong_20_Emphasis"><text:span text:style-name="T982">glasses</text:span></text:span></text:p>
            <text:p text:style-name="P267"><text:span text:style-name="Strong_20_Emphasis"><text:span text:style-name="T982">tapestry</text:span></text:span><text:span text:style-name="Strong_20_Emphasis"><text:span text:style-name="T1035"> (Wandteppich)</text:span></text:span></text:p>
            <text:p text:style-name="P267"><text:span text:style-name="Strong_20_Emphasis"><text:span text:style-name="T982">rug</text:span></text:span><text:span text:style-name="Strong_20_Emphasis"><text:span text:style-name="T1035"> </text:span></text:span></text:p>
            <text:p text:style-name="P273"><text:span text:style-name="Strong_20_Emphasis"><text:span text:style-name="T1035">carpet</text:span></text:span></text:p>
            <text:p text:style-name="P273"><text:span text:style-name="Strong_20_Emphasis"><text:span text:style-name="T1035">stone (</text:span></text:span><text:span text:style-name="Strong_20_Emphasis"><text:span text:style-name="T1368">pier</text:span></text:span><text:span text:style-name="Strong_20_Emphasis"><text:span text:style-name="T1035">re)</text:span></text:span></text:p>
            <text:p text:style-name="P335"><text:span text:style-name="Strong_20_Emphasis"><text:span text:style-name="T982">miss</text:span></text:span><text:span text:style-name="Strong_20_Emphasis"><text:span text:style-name="T1058">/ lose/ waste</text:span></text:span></text:p>
            <text:p text:style-name="P267"><text:span text:style-name="Strong_20_Emphasis"><text:span text:style-name="T982">miss</text:span></text:span><text:span text:style-name="Strong_20_Emphasis"><text:span text:style-name="T1058">/ lose/ waste</text:span></text:span></text:p>
            <text:p text:style-name="P267"><text:soft-page-break/><text:span text:style-name="Strong_20_Emphasis"><text:span text:style-name="T982">leg</text:span></text:span><text:span text:style-name="Strong_20_Emphasis"><text:span text:style-name="T1035"> (</text:span></text:span><text:span text:style-name="Strong_20_Emphasis"><text:span text:style-name="T1368">pie</text:span></text:span><text:span text:style-name="Strong_20_Emphasis"><text:span text:style-name="T1035">d)</text:span></text:span></text:p>
            <text:p text:style-name="P267"><text:span text:style-name="Strong_20_Emphasis"><text:span text:style-name="T1367">ent</text:span></text:span><text:span text:style-name="Strong_20_Emphasis"><text:span text:style-name="T982">er</text:span></text:span><text:span text:style-name="Strong_20_Emphasis"><text:span text:style-name="T1367">t</text:span></text:span><text:span text:style-name="Strong_20_Emphasis"><text:span text:style-name="T982">ai</text:span></text:span><text:span text:style-name="Strong_20_Emphasis"><text:span text:style-name="T1367">n</text:span></text:span></text:p>
            <text:p text:style-name="P267"><text:span text:style-name="Strong_20_Emphasis"><text:span text:style-name="T982">the lights</text:span></text:span></text:p>
            <text:p text:style-name="P267"><text:span text:style-name="Strong_20_Emphasis"><text:span text:style-name="T1367">Exce</text:span></text:span><text:span text:style-name="Strong_20_Emphasis"><text:span text:style-name="T982">e</text:span></text:span><text:span text:style-name="Strong_20_Emphasis"><text:span text:style-name="T1367">d</text:span></text:span></text:p>
            <text:p text:style-name="P267"><text:span text:style-name="Strong_20_Emphasis"><text:span text:style-name="T982">Reasoning</text:span></text:span></text:p>
            <text:p text:style-name="P267"><text:span text:style-name="Strong_20_Emphasis"><text:span text:style-name="T982">get</text:span></text:span></text:p>
            <text:p text:style-name="P267"><text:span text:style-name="Strong_20_Emphasis"><text:span text:style-name="T982">get</text:span></text:span></text:p>
            <text:p text:style-name="P267"><text:span text:style-name="Strong_20_Emphasis"><text:span text:style-name="T982">charge</text:span></text:span></text:p>
            <text:p text:style-name="P267"><text:span text:style-name="Strong_20_Emphasis"><text:span text:style-name="T982">eat</text:span></text:span></text:p>
            <text:p text:style-name="P267"><text:span text:style-name="Strong_20_Emphasis"><text:span text:style-name="T982">dine</text:span></text:span></text:p>
            <text:p text:style-name="P267"><text:span text:style-name="Strong_20_Emphasis"><text:span text:style-name="T982">basket case</text:span></text:span></text:p>
            <text:p text:style-name="P267"><text:span text:style-name="Strong_20_Emphasis"><text:span text:style-name="T982">chocolates</text:span></text:span></text:p>
            <text:p text:style-name="P267"><text:span text:style-name="Strong_20_Emphasis"><text:span text:style-name="T982">sweet</text:span></text:span></text:p>
            <text:p text:style-name="P267"><text:span text:style-name="Strong_20_Emphasis"><text:span text:style-name="T1367">ca</text:span></text:span><text:span text:style-name="Strong_20_Emphasis"><text:span text:style-name="T982">ndy</text:span></text:span></text:p>
            <text:p text:style-name="P267"><text:span text:style-name="Strong_20_Emphasis"><text:span text:style-name="T982">chocolate</text:span></text:span></text:p>
            <text:p text:style-name="P267"><text:span text:style-name="Strong_20_Emphasis"><text:span text:style-name="T982">steal</text:span></text:span></text:p>
            <text:p text:style-name="P267"><text:span text:style-name="Strong_20_Emphasis"><text:span text:style-name="T982">Steal</text:span></text:span></text:p>
            <text:p text:style-name="P267"><text:span text:style-name="Strong_20_Emphasis"><text:span text:style-name="T982">French fries</text:span></text:span></text:p>
            <text:p text:style-name="P267"><text:span text:style-name="Strong_20_Emphasis"><text:span text:style-name="T982">chips</text:span></text:span></text:p>
            <text:p text:style-name="P267"><text:span text:style-name="Strong_20_Emphasis"><text:span text:style-name="T982">to hold</text:span></text:span><text:span text:style-name="Strong_20_Emphasis"><text:span text:style-name="T1059">/ support/ sustain/ (fr. </text:span></text:span><text:span text:style-name="Strong_20_Emphasis"><text:span text:style-name="T1035">tenir</text:span></text:span><text:span text:style-name="Strong_20_Emphasis"><text:span text:style-name="T1059">/</text:span></text:span><text:span text:style-name="Strong_20_Emphasis"><text:span text:style-name="T1035"> soutenir)</text:span></text:span></text:p>
            <text:p text:style-name="P267"><text:span text:style-name="Strong_20_Emphasis"><text:span text:style-name="T982">bodyguard</text:span></text:span><text:span text:style-name="Strong_20_Emphasis"><text:span text:style-name="T1035">s</text:span></text:span></text:p>
            <text:p text:style-name="P267"><text:span text:style-name="Strong_20_Emphasis"><text:span text:style-name="T982">back</text:span></text:span></text:p>
            <text:p text:style-name="P267"><text:span text:style-name="Strong_20_Emphasis"><text:span text:style-name="T982">save</text:span></text:span><text:span text:style-name="Strong_20_Emphasis"><text:span text:style-name="T1035">/ guard</text:span></text:span></text:p>
            <text:p text:style-name="P267"><text:span text:style-name="Strong_20_Emphasis"><text:span text:style-name="T982">screen</text:span></text:span></text:p>
            <text:p text:style-name="P274"><text:bookmark text:name="result_box155"/><text:span text:style-name="Strong_20_Emphasis"><text:span text:style-name="T1367">gra</text:span></text:span><text:span text:style-name="Strong_20_Emphasis"><text:span text:style-name="T982">b</text:span></text:span></text:p>
            <text:p text:style-name="P274"><text:span text:style-name="Strong_20_Emphasis"><text:span text:style-name="T982">submit</text:span></text:span><text:span text:style-name="Strong_20_Emphasis"><text:span text:style-name="T1059">/ subject</text:span></text:span></text:p>
            <text:p text:style-name="P274"><text:span text:style-name="Strong_20_Emphasis"><text:span text:style-name="T982">Submitted</text:span></text:span></text:p>
            <text:p text:style-name="P274"><text:span text:style-name="Strong_20_Emphasis"><text:span text:style-name="T1367">exp</text:span></text:span><text:span text:style-name="Strong_20_Emphasis"><text:span text:style-name="T982">o</text:span></text:span><text:span text:style-name="Strong_20_Emphasis"><text:span text:style-name="T1367">s</text:span></text:span><text:span text:style-name="Strong_20_Emphasis"><text:span text:style-name="T982">ed</text:span></text:span></text:p>
            <text:p text:style-name="P274"><text:span text:style-name="Strong_20_Emphasis"><text:span text:style-name="T982">prevent</text:span></text:span><text:span text:style-name="Strong_20_Emphasis"><text:span text:style-name="T1035">/ impede</text:span></text:span></text:p>
            <text:p text:style-name="P274"><text:span text:style-name="Strong_20_Emphasis"><text:span text:style-name="T982">Impeding</text:span></text:span></text:p>
            <text:p text:style-name="P274"><text:span text:style-name="Strong_20_Emphasis"><text:span text:style-name="T982">Exert</text:span></text:span><text:span text:style-name="Strong_20_Emphasis"><text:span text:style-name="T1059">/ exercise</text:span></text:span><text:span text:style-name="Strong_20_Emphasis"><text:span text:style-name="T982"> pressure</text:span></text:span></text:p>
            <text:p text:style-name="P274"><text:span text:style-name="Strong_20_Emphasis"><text:span text:style-name="T982">We are all </text:span></text:span><text:span text:style-name="Strong_20_Emphasis"><text:span text:style-name="T1367">su</text:span></text:span><text:span text:style-name="Strong_20_Emphasis"><text:span text:style-name="T982">b</text:span></text:span><text:span text:style-name="Strong_20_Emphasis"><text:span text:style-name="T1367">je</text:span></text:span><text:span text:style-name="Strong_20_Emphasis"><text:span text:style-name="T982">c</text:span></text:span><text:span text:style-name="Strong_20_Emphasis"><text:span text:style-name="T1367">t</text:span></text:span><text:span text:style-name="Strong_20_Emphasis"><text:span text:style-name="T982"> to the law</text:span></text:span></text:p>
            <text:p text:style-name="P274"><text:span text:style-name="Strong_20_Emphasis"><text:span text:style-name="T982">tie</text:span></text:span></text:p>
            <text:p text:style-name="P274"><text:span text:style-name="Strong_20_Emphasis"><text:span text:style-name="T982">Please hold the books </text:span></text:span></text:p>
            <text:p text:style-name="P274"><text:span text:style-name="Strong_20_Emphasis"><text:span text:style-name="T982">while I tie the </text:span></text:span><text:span text:style-name="Strong_20_Emphasis"><text:span text:style-name="T1079">laces</text:span></text:span></text:p>
            <text:p text:style-name="P274"><text:span text:style-name="Strong_20_Emphasis"><text:span text:style-name="T982">Forcing the bull to keep his eyes fixed </text:span></text:span></text:p>
            <text:p text:style-name="P274"><text:span text:style-name="Strong_20_Emphasis"><text:span text:style-name="T982">on the deception.</text:span></text:span></text:p>
            <text:p text:style-name="P274"><text:span text:style-name="Strong_20_Emphasis"><text:span text:style-name="T982">Forcing someone or something to follow </text:span></text:span></text:p>
            <text:p text:style-name="P274"><text:span text:style-name="Strong_20_Emphasis"><text:span text:style-name="T982">certain </text:span></text:span><text:span text:style-name="Strong_20_Emphasis"><text:span text:style-name="T1079">behavior</text:span></text:span><text:span text:style-name="Strong_20_Emphasis"><text:span text:style-name="T982"> or </text:span></text:span><text:span text:style-name="Strong_20_Emphasis"><text:span text:style-name="T1079">set of rules</text:span></text:span><text:span text:style-name="Strong_20_Emphasis"><text:span text:style-name="T982">.</text:span></text:span></text:p>
            <text:p text:style-name="P311"><text:bookmark text:name="result_box156"/><text:span text:style-name="Strong_20_Emphasis"><text:span text:style-name="T982">Police kills suspect</text:span></text:span></text:p>
            <text:p text:style-name="P311"><text:span text:style-name="Strong_20_Emphasis"><text:span text:style-name="T982">of </text:span></text:span><text:span text:style-name="Strong_20_Emphasis"><text:span text:style-name="T1060">run over</text:span></text:span><text:span text:style-name="Strong_20_Emphasis"><text:span text:style-name="T982"> hundreds of people</text:span></text:span></text:p>
            <text:p text:style-name="P311"><text:span text:style-name="Strong_20_Emphasis"><text:span text:style-name="T987">to kill</text:span></text:span></text:p>
            <text:p text:style-name="P311"><text:span text:style-name="Strong_20_Emphasis"><text:span text:style-name="T987">a </text:span></text:span><text:span text:style-name="Strong_20_Emphasis"><text:span text:style-name="T1080">bush</text:span></text:span></text:p>
            <text:p text:style-name="P312"><text:bookmark text:name="result_box157"/><text:span text:style-name="Strong_20_Emphasis"><text:span text:style-name="T987">Is a plant that in tropical areas </text:span></text:span></text:p>
            <text:p text:style-name="P312"><text:span text:style-name="Strong_20_Emphasis"><text:span text:style-name="T987">can reach large size</text:span></text:span></text:p>
            <text:p text:style-name="P312"><text:span text:style-name="Strong_20_Emphasis"><text:span text:style-name="T1080">Woody</text:span></text:span><text:span text:style-name="Strong_20_Emphasis"><text:span text:style-name="T987">: Which has the </text:span></text:span><text:span text:style-name="Strong_20_Emphasis"><text:span text:style-name="T1080">hardness</text:span></text:span><text:span text:style-name="Strong_20_Emphasis"><text:span text:style-name="T987">, consistency or </text:span></text:span></text:p>
            <text:p text:style-name="P312"><text:span text:style-name="Strong_20_Emphasis"><text:span text:style-name="T987">other characteristic of the wood.</text:span></text:span></text:p>
            <text:p text:style-name="P312"><text:span text:style-name="Strong_20_Emphasis"><text:span text:style-name="T987">at the final </text:span></text:span><text:span text:style-name="Strong_20_Emphasis"><text:span text:style-name="T1080">price</text:span></text:span><text:span text:style-name="Strong_20_Emphasis"><text:span text:style-name="T987"> you have to add taxes. </text:span></text:span></text:p>
            <text:p text:style-name="P312"><text:span text:style-name="Strong_20_Emphasis"><text:span text:style-name="T987">He said</text:span></text:span><text:span text:style-name="Strong_20_Emphasis"><text:span text:style-name="T988"> </text:span></text:span><text:span text:style-name="Strong_20_Emphasis"><text:span text:style-name="T987">bye to everyone</text:span></text:span><text:span text:style-name="Strong_20_Emphasis"><text:span text:style-name="T988"> &amp;</text:span></text:span><text:span text:style-name="Strong_20_Emphasis"><text:span text:style-name="T987"> before leaving</text:span></text:span><text:span text:style-name="Strong_20_Emphasis"><text:span text:style-name="T988"> </text:span></text:span><text:span text:style-name="Strong_20_Emphasis"><text:span text:style-name="T987">added that he was very happy to have seen us.</text:span></text:span></text:p>
            <text:p text:style-name="P275"><text:bookmark text:name="result_box158"/><text:span text:style-name="Strong_20_Emphasis"><text:span text:style-name="T987">run over</text:span></text:span><text:span text:style-name="Strong_20_Emphasis"><text:span text:style-name="T989"> (mit </text:span></text:span><text:span text:style-name="Strong_20_Emphasis"><text:span text:style-name="T1371">A</text:span></text:span><text:span text:style-name="Strong_20_Emphasis"><text:span text:style-name="T989">u</text:span></text:span><text:span text:style-name="Strong_20_Emphasis"><text:span text:style-name="T1371">t</text:span></text:span><text:span text:style-name="Strong_20_Emphasis"><text:span text:style-name="T989">o </text:span></text:span><text:span text:style-name="Strong_20_Emphasis"><text:span text:style-name="T990">über</text:span></text:span><text:span text:style-name="Strong_20_Emphasis"><text:span text:style-name="T1369">roll</text:span></text:span><text:span text:style-name="Strong_20_Emphasis"><text:span text:style-name="T990">en</text:span></text:span><text:span text:style-name="Strong_20_Emphasis"><text:span text:style-name="T989">)</text:span></text:span></text:p>
            <text:p text:style-name="P277"><text:bookmark text:name="result_box160"/><text:span text:style-name="Strong_20_Emphasis"><text:span text:style-name="T989">To </text:span></text:span><text:span text:style-name="Strong_20_Emphasis"><text:span text:style-name="T1371">ro</text:span></text:span><text:span text:style-name="Strong_20_Emphasis"><text:span text:style-name="T989">tate</text:span></text:span></text:p>
            <text:p text:style-name="P277"><text:soft-page-break/><text:span text:style-name="Strong_20_Emphasis"><text:span text:style-name="T989">To </text:span></text:span><text:span text:style-name="Strong_20_Emphasis"><text:span text:style-name="T1371">pe</text:span></text:span><text:span text:style-name="Strong_20_Emphasis"><text:span text:style-name="T989">e</text:span></text:span><text:span text:style-name="Strong_20_Emphasis"><text:span text:style-name="T1371">l</text:span></text:span></text:p>
            <text:p text:style-name="P275"><text:span text:style-name="Strong_20_Emphasis"><text:span text:style-name="T1370">Pu</text:span></text:span><text:span text:style-name="Strong_20_Emphasis"><text:span text:style-name="T987">sh</text:span></text:span></text:p>
            <text:p text:style-name="P275"><text:span text:style-name="Strong_20_Emphasis"><text:span text:style-name="T987">bring down</text:span></text:span></text:p>
            <text:p text:style-name="P277"><text:span text:style-name="Strong_20_Emphasis"><text:span text:style-name="T990">above</text:span></text:span></text:p>
            <text:p text:style-name="P275"><text:span text:style-name="Strong_20_Emphasis"><text:span text:style-name="T987">Push or knock someone down, especially to break through.</text:span></text:span><text:span text:style-name="Strong_20_Emphasis"><text:span text:style-name="T1036"> (ouv</text:span></text:span><text:span text:style-name="Strong_20_Emphasis"><text:span text:style-name="T1372">rir</text:span></text:span><text:span text:style-name="Strong_20_Emphasis"><text:span text:style-name="T1036">, step/ </text:span></text:span><text:span text:style-name="Strong_20_Emphasis"><text:span text:style-name="T1372">pas</text:span></text:span><text:span text:style-name="Strong_20_Emphasis"><text:span text:style-name="T1036">sage/ pace)</text:span></text:span></text:p>
            <text:p text:style-name="P275"><text:bookmark text:name="result_box159"/><text:span text:style-name="Strong_20_Emphasis"><text:span text:style-name="T987">The driver of the van that </text:span></text:span><text:span text:style-name="Strong_20_Emphasis"><text:span text:style-name="T989">run over</text:span></text:span><text:span text:style-name="Strong_20_Emphasis"><text:span text:style-name="T987"> </text:span></text:span></text:p>
            <text:p text:style-name="P275"><text:span text:style-name="Strong_20_Emphasis"><text:span text:style-name="T987">people has been </text:span></text:span><text:span text:style-name="Strong_20_Emphasis"><text:span text:style-name="T1080">shot down</text:span></text:span><text:span text:style-name="Strong_20_Emphasis"><text:span text:style-name="T987"> by the police</text:span></text:span></text:p>
            <text:p text:style-name="P313"><text:bookmark text:name="result_box161"/><text:span text:style-name="Strong_20_Emphasis"><text:span text:style-name="T987">The </text:span></text:span><text:span text:style-name="Strong_20_Emphasis"><text:span text:style-name="T1370">fa</text:span></text:span><text:span text:style-name="Strong_20_Emphasis"><text:span text:style-name="T987">i</text:span></text:span><text:span text:style-name="Strong_20_Emphasis"><text:span text:style-name="T1370">l</text:span></text:span><text:span text:style-name="Strong_20_Emphasis"><text:span text:style-name="T987">e</text:span></text:span><text:span text:style-name="Strong_20_Emphasis"><text:span text:style-name="T1370">d</text:span></text:span><text:span text:style-name="Strong_20_Emphasis"><text:span text:style-name="T987"> presidency</text:span></text:span></text:p>
            <text:p text:style-name="P336"><text:span text:style-name="Strong_20_Emphasis"><text:span text:style-name="T987">Got rid of </text:span></text:span><text:span text:style-name="Strong_20_Emphasis"><text:span text:style-name="T1370">pretens</text:span></text:span><text:span text:style-name="Strong_20_Emphasis"><text:span text:style-name="T987">e</text:span></text:span><text:span text:style-name="Strong_20_Emphasis"><text:span text:style-name="T1061">/ (</text:span></text:span><text:span text:style-name="Strong_20_Emphasis"><text:span text:style-name="T1037">Heuchelei</text:span></text:span><text:span text:style-name="Strong_20_Emphasis"><text:span text:style-name="T1061">)</text:span></text:span><text:span text:style-name="Strong_20_Emphasis"><text:span text:style-name="T987"> and camouflage</text:span></text:span></text:p>
            <text:p text:style-name="P313"><text:span text:style-name="Strong_20_Emphasis"><text:span text:style-name="T987">Divide rather than join them</text:span></text:span></text:p>
            <text:p text:style-name="P313"><text:span text:style-name="Strong_20_Emphasis"><text:span text:style-name="T987">undo</text:span></text:span></text:p>
            <text:p text:style-name="P313"><text:span text:style-name="Strong_20_Emphasis"><text:span text:style-name="T987">He did not want to appeal to the best spirits of the United States, but to his demons.</text:span></text:span></text:p>
            <text:p text:style-name="P313"><text:span text:style-name="Strong_20_Emphasis"><text:span text:style-name="T987">Could have </text:span></text:span><text:span text:style-name="Strong_20_Emphasis"><text:span text:style-name="T1080">come from</text:span></text:span><text:span text:style-name="Strong_20_Emphasis"><text:span text:style-name="T1081">/ stem from</text:span></text:span></text:p>
            <text:p text:style-name="P313"><text:span text:style-name="Strong_20_Emphasis"><text:span text:style-name="T1080">Test field</text:span></text:span></text:p>
            <text:p text:style-name="P313"><text:span text:style-name="Strong_20_Emphasis"><text:span text:style-name="T987">Have </text:span></text:span><text:span text:style-name="Strong_20_Emphasis"><text:span text:style-name="T1370">orig</text:span></text:span><text:span text:style-name="Strong_20_Emphasis"><text:span text:style-name="T987">i</text:span></text:span><text:span text:style-name="Strong_20_Emphasis"><text:span text:style-name="T1370">n</text:span></text:span></text:p>
            <text:p text:style-name="P279"><text:span text:style-name="Strong_20_Emphasis"><text:span text:style-name="T987">Only 6% of gross domestic product </text:span></text:span></text:p>
            <text:p text:style-name="P279"><text:span text:style-name="Strong_20_Emphasis"><text:span text:style-name="T987">comes from tourism</text:span></text:span></text:p>
            <text:p text:style-name="P264"><text:bookmark text:name="result_box162"/><text:span text:style-name="Strong_20_Emphasis"><text:span text:style-name="T987">The project has </text:span></text:span><text:span text:style-name="Strong_20_Emphasis"><text:span text:style-name="T1443">fa</text:span></text:span><text:span text:style-name="Strong_20_Emphasis"><text:span text:style-name="T1080">iled</text:span></text:span></text:p>
            <text:p text:style-name="P264"><text:span text:style-name="Strong_20_Emphasis"><text:span text:style-name="T987">To </text:span></text:span><text:span text:style-name="Strong_20_Emphasis"><text:span text:style-name="T1370">extra</text:span></text:span><text:span text:style-name="Strong_20_Emphasis"><text:span text:style-name="T987">ct a </text:span></text:span><text:span text:style-name="Strong_20_Emphasis"><text:span text:style-name="T1370">ju</text:span></text:span><text:span text:style-name="Strong_20_Emphasis"><text:span text:style-name="T987">dgment from facts</text:span></text:span></text:p>
            <text:p text:style-name="P264"><text:span text:style-name="Strong_20_Emphasis"><text:span text:style-name="T987">worsen</text:span></text:span></text:p>
            <text:p text:style-name="P264"><text:span text:style-name="Strong_20_Emphasis"><text:span text:style-name="T987">Becoming worse than it was.</text:span></text:span></text:p>
            <text:p text:style-name="P264"><text:span text:style-name="Strong_20_Emphasis"><text:span text:style-name="T1370">Experi</text:span></text:span><text:span text:style-name="Strong_20_Emphasis"><text:span text:style-name="T987">encing a worsening of health</text:span></text:span></text:p>
            <text:p text:style-name="P264"><text:span text:style-name="Strong_20_Emphasis"><text:span text:style-name="T987">A negative </text:span></text:span><text:span text:style-name="Strong_20_Emphasis"><text:span text:style-name="T1370">a</text:span></text:span><text:span text:style-name="Strong_20_Emphasis"><text:span text:style-name="T987">t</text:span></text:span><text:span text:style-name="Strong_20_Emphasis"><text:span text:style-name="T1370">titud</text:span></text:span><text:span text:style-name="Strong_20_Emphasis"><text:span text:style-name="T987">e </text:span></text:span></text:p>
            <text:p text:style-name="P264"><text:span text:style-name="Strong_20_Emphasis"><text:span text:style-name="T987">only makes things worse</text:span></text:span></text:p>
            <text:p text:style-name="P264"><text:span text:style-name="Strong_20_Emphasis"><text:span text:style-name="T987">plant</text:span></text:span></text:p>
            <text:p text:style-name="P279"><text:span text:style-name="Strong_20_Emphasis"><text:span text:style-name="T1370">Spr</text:span></text:span><text:span text:style-name="Strong_20_Emphasis"><text:span text:style-name="T987">ead seeds on a soil prepared to </text:span></text:span></text:p>
            <text:p text:style-name="P279"><text:span text:style-name="Strong_20_Emphasis"><text:span text:style-name="T1370">germin</text:span></text:span><text:span text:style-name="Strong_20_Emphasis"><text:span text:style-name="T987">ate and give </text:span></text:span><text:span text:style-name="Strong_20_Emphasis"><text:span text:style-name="T1370">plant</text:span></text:span><text:span text:style-name="Strong_20_Emphasis"><text:span text:style-name="T987">s or </text:span></text:span><text:span text:style-name="Strong_20_Emphasis"><text:span text:style-name="T1370">fru</text:span></text:span><text:span text:style-name="Strong_20_Emphasis"><text:span text:style-name="T987">i</text:span></text:span><text:span text:style-name="Strong_20_Emphasis"><text:span text:style-name="T1370">t</text:span></text:span><text:span text:style-name="Strong_20_Emphasis"><text:span text:style-name="T987">s.</text:span></text:span></text:p>
            <text:p text:style-name="P264"><text:span text:style-name="Strong_20_Emphasis"><text:span text:style-name="T1370">spr</text:span></text:span><text:span text:style-name="Strong_20_Emphasis"><text:span text:style-name="T987">ead</text:span></text:span></text:p>
            <text:p text:style-name="P264"><text:span text:style-name="Strong_20_Emphasis"><text:span text:style-name="T1370">Extend</text:span></text:span><text:span text:style-name="Strong_20_Emphasis"><text:span text:style-name="T987"> a thing </text:span></text:span></text:p>
            <text:p text:style-name="P264"><text:span text:style-name="Strong_20_Emphasis"><text:span text:style-name="T987">by making it take up more </text:span></text:span><text:span text:style-name="Strong_20_Emphasis"><text:span text:style-name="T1370">spac</text:span></text:span><text:span text:style-name="Strong_20_Emphasis"><text:span text:style-name="T987">e</text:span></text:span></text:p>
            <text:p text:style-name="P264"><text:span text:style-name="Strong_20_Emphasis"><text:span text:style-name="T987">The city newspaper </text:span></text:span><text:span text:style-name="Strong_20_Emphasis"><text:span text:style-name="T1037">took charge</text:span></text:span><text:span text:style-name="Strong_20_Emphasis"><text:span text:style-name="T987"> </text:span></text:span></text:p>
            <text:p text:style-name="P264"><text:span text:style-name="Strong_20_Emphasis"><text:span text:style-name="T987">for spreading the news</text:span></text:span></text:p>
            <text:p text:style-name="P264"><text:span text:style-name="Strong_20_Emphasis"><text:span text:style-name="T987">to place an order</text:span></text:span><text:span text:style-name="Strong_20_Emphasis"><text:span text:style-name="T1037">/ put in </text:span></text:span><text:span text:style-name="Strong_20_Emphasis"><text:span text:style-name="T1373">c</text:span></text:span><text:span text:style-name="Strong_20_Emphasis"><text:span text:style-name="T1037">h</text:span></text:span><text:span text:style-name="Strong_20_Emphasis"><text:span text:style-name="T1373">arg</text:span></text:span><text:span text:style-name="Strong_20_Emphasis"><text:span text:style-name="T1037">e</text:span></text:span><text:span text:style-name="Strong_20_Emphasis"><text:span text:style-name="T1062">/ take </text:span></text:span><text:span text:style-name="Strong_20_Emphasis"><text:span text:style-name="T1396">c</text:span></text:span><text:span text:style-name="Strong_20_Emphasis"><text:span text:style-name="T1062">h</text:span></text:span><text:span text:style-name="Strong_20_Emphasis"><text:span text:style-name="T1396">arg</text:span></text:span><text:span text:style-name="Strong_20_Emphasis"><text:span text:style-name="T1062">e</text:span></text:span></text:p>
            <text:p text:style-name="P264"><text:span text:style-name="Strong_20_Emphasis"><text:span text:style-name="T987">Take something </text:span></text:span><text:span text:style-name="Strong_20_Emphasis"><text:span text:style-name="T1080">under your care</text:span></text:span><text:span text:style-name="Strong_20_Emphasis"><text:span text:style-name="T987"> </text:span></text:span></text:p>
            <text:p text:style-name="P264"><text:span text:style-name="Strong_20_Emphasis"><text:span text:style-name="T987">or responsibility.</text:span></text:span></text:p>
            <text:p text:style-name="P264"><text:span text:style-name="Strong_20_Emphasis"><text:span text:style-name="T987">He asked him to </text:span></text:span><text:span text:style-name="Strong_20_Emphasis"><text:span text:style-name="T1370">investiga</text:span></text:span><text:span text:style-name="Strong_20_Emphasis"><text:span text:style-name="T987">te the matter a little</text:span></text:span></text:p>
            <text:p text:style-name="P264"><text:span text:style-name="Strong_20_Emphasis"><text:span text:style-name="T987">Ordered some books six weeks ago and </text:span></text:span></text:p>
            <text:p text:style-name="P264"><text:span text:style-name="Strong_20_Emphasis"><text:span text:style-name="T987">has not yet </text:span></text:span><text:span text:style-name="Strong_20_Emphasis"><text:span text:style-name="T1370">rec</text:span></text:span><text:span text:style-name="Strong_20_Emphasis"><text:span text:style-name="T987">e</text:span></text:span><text:span text:style-name="Strong_20_Emphasis"><text:span text:style-name="T1370">i</text:span></text:span><text:span text:style-name="Strong_20_Emphasis"><text:span text:style-name="T987">ved them</text:span></text:span></text:p>
            <text:p text:style-name="P264"><text:span text:style-name="Strong_20_Emphasis"><text:span text:style-name="T987">I went to the </text:span></text:span><text:span text:style-name="Strong_20_Emphasis"><text:span text:style-name="T1080">bakery</text:span></text:span><text:span text:style-name="Strong_20_Emphasis"><text:span text:style-name="T987"> and </text:span></text:span></text:p>
            <text:p text:style-name="P264"><text:span text:style-name="Strong_20_Emphasis"><text:span text:style-name="T987">ordered a cake for tomorrow</text:span></text:span></text:p>
            <text:p text:style-name="P278"><text:bookmark text:name="result_box163"/><text:span text:style-name="Strong_20_Emphasis"><text:span text:style-name="T987">This president has nothing usual: </text:span></text:span></text:p>
            <text:p text:style-name="P278"><text:span text:style-name="Strong_20_Emphasis"><text:span text:style-name="T987">some of his </text:span></text:span><text:span text:style-name="Strong_20_Emphasis"><text:span text:style-name="T1080">advisers</text:span></text:span><text:span text:style-name="Strong_20_Emphasis"><text:span text:style-name="T987"> and relatives </text:span></text:span><text:span text:style-name="Strong_20_Emphasis"><text:span text:style-name="T1080">urged</text:span></text:span><text:span text:style-name="Strong_20_Emphasis"><text:span text:style-name="T987"> him </text:span></text:span></text:p>
            <text:p text:style-name="P278"><text:span text:style-name="Strong_20_Emphasis"><text:span text:style-name="T987">to </text:span></text:span><text:span text:style-name="Strong_20_Emphasis"><text:span text:style-name="T1080">take advantage</text:span></text:span><text:span text:style-name="Strong_20_Emphasis"><text:span text:style-name="T987"> of the presidential </text:span></text:span><text:span text:style-name="Strong_20_Emphasis"><text:span text:style-name="T1080">post</text:span></text:span><text:span text:style-name="Strong_20_Emphasis"><text:span text:style-name="T987"> </text:span></text:span></text:p>
            <text:p text:style-name="P278"><text:span text:style-name="Strong_20_Emphasis"><text:span text:style-name="T987">to </text:span></text:span><text:span text:style-name="Strong_20_Emphasis"><text:span text:style-name="T1080">heal</text:span></text:span><text:span text:style-name="Strong_20_Emphasis"><text:span text:style-name="T987"> the wounds caused by the violence and </text:span></text:span></text:p>
            <text:p text:style-name="P276"><text:span text:style-name="Strong_20_Emphasis"><text:span text:style-name="T987">to put the </text:span></text:span><text:span text:style-name="Strong_20_Emphasis"><text:span text:style-name="T1080">welfare</text:span></text:span><text:span text:style-name="Strong_20_Emphasis"><text:span text:style-name="T987"> of the country </text:span></text:span></text:p>
            <text:p text:style-name="P276"><text:span text:style-name="Strong_20_Emphasis"><text:span text:style-name="T987">over his personal </text:span></text:span><text:span text:style-name="Strong_20_Emphasis"><text:span text:style-name="T1080">grudges</text:span></text:span></text:p>
            <text:p text:style-name="P276"><text:span text:style-name="Strong_20_Emphasis"><text:span text:style-name="T987">to take advantage of</text:span></text:span><text:span text:style-name="Strong_20_Emphasis"><text:span text:style-name="T1030">, </text:span></text:span><text:span text:style-name="Strong_20_Emphasis"><text:span text:style-name="T1402">approved throwing away</text:span></text:span></text:p>
            <text:p text:style-name="P276"><text:span text:style-name="Strong_20_Emphasis"><text:span text:style-name="T987">Approve</text:span></text:span></text:p>
            <text:p text:style-name="P276"><text:span text:style-name="Strong_20_Emphasis"><text:span text:style-name="T987">throw</text:span></text:span></text:p>
            <text:p text:style-name="P276"><text:span text:style-name="Strong_20_Emphasis"><text:span text:style-name="T1370">A</text:span></text:span><text:span text:style-name="Strong_20_Emphasis"><text:span text:style-name="T987">dvi</text:span></text:span><text:span text:style-name="Strong_20_Emphasis"><text:span text:style-name="T1370">sor</text:span></text:span><text:span text:style-name="Strong_20_Emphasis"><text:span text:style-name="T987">: Who advises or gives advice or </text:span></text:span></text:p>
            <text:p text:style-name="P278"><text:soft-page-break/><text:span text:style-name="Strong_20_Emphasis"><text:span text:style-name="T987">information on any issue.</text:span></text:span></text:p>
            <text:p text:style-name="P278"><text:span text:style-name="Strong_20_Emphasis"><text:span text:style-name="T1080">Urge</text:span></text:span><text:span text:style-name="Strong_20_Emphasis"><text:span text:style-name="T987">: Urge that something be done or </text:span></text:span></text:p>
            <text:p text:style-name="P278"><text:span text:style-name="Strong_20_Emphasis"><text:span text:style-name="T1370">urg</text:span></text:span><text:span text:style-name="Strong_20_Emphasis"><text:span text:style-name="T987">e the </text:span></text:span><text:span text:style-name="Strong_20_Emphasis"><text:span text:style-name="T1370">pro</text:span></text:span><text:span text:style-name="Strong_20_Emphasis"><text:span text:style-name="T987">mp</text:span></text:span><text:span text:style-name="Strong_20_Emphasis"><text:span text:style-name="T1370">t</text:span></text:span><text:span text:style-name="Strong_20_Emphasis"><text:span text:style-name="T987"> </text:span></text:span><text:span text:style-name="Strong_20_Emphasis"><text:span text:style-name="T1370">e</text:span></text:span><text:span text:style-name="Strong_20_Emphasis"><text:span text:style-name="T987">x</text:span></text:span><text:span text:style-name="Strong_20_Emphasis"><text:span text:style-name="T1370">ecution</text:span></text:span><text:span text:style-name="Strong_20_Emphasis"><text:span text:style-name="T987"> of a thing.</text:span></text:span></text:p>
            <text:p text:style-name="P278"><text:span text:style-name="Strong_20_Emphasis"><text:span text:style-name="T1370">Provo</text:span></text:span><text:span text:style-name="Strong_20_Emphasis"><text:span text:style-name="T987">ke: To </text:span></text:span><text:span text:style-name="Strong_20_Emphasis"><text:span text:style-name="T1370">produc</text:span></text:span><text:span text:style-name="Strong_20_Emphasis"><text:span text:style-name="T987">e a certain state or feeling </text:span></text:span></text:p>
            <text:p text:style-name="P278"><text:span text:style-name="Strong_20_Emphasis"><text:span text:style-name="T987">in a person or a </text:span></text:span><text:span text:style-name="Strong_20_Emphasis"><text:span text:style-name="T1370">cert</text:span></text:span><text:span text:style-name="Strong_20_Emphasis"><text:span text:style-name="T987">ain </text:span></text:span><text:span text:style-name="Strong_20_Emphasis"><text:span text:style-name="T1370">stat</text:span></text:span><text:span text:style-name="Strong_20_Emphasis"><text:span text:style-name="T987">e in a thing.</text:span></text:span></text:p>
            <text:p text:style-name="P268"><text:span text:style-name="Strong_20_Emphasis"><text:span text:style-name="T991">but instead</text:span></text:span></text:p>
            <text:p text:style-name="P268"><text:span text:style-name="Strong_20_Emphasis"><text:span text:style-name="T991">but instead</text:span></text:span></text:p>
            <text:p text:style-name="P268"><text:bookmark text:name="result_box164"/><text:span text:style-name="Strong_20_Emphasis"><text:span text:style-name="T991">something that, as never before, </text:span></text:span></text:p>
            <text:p text:style-name="P268"><text:span text:style-name="Strong_20_Emphasis"><text:span text:style-name="T991">has generated deep doubts </text:span></text:span></text:p>
            <text:p text:style-name="P268"><text:span text:style-name="Strong_20_Emphasis"><text:span text:style-name="T1082">about</text:span></text:span><text:span text:style-name="Strong_20_Emphasis"><text:span text:style-name="T991"> his moral </text:span></text:span><text:span text:style-name="Strong_20_Emphasis"><text:span text:style-name="T1082">compass</text:span></text:span><text:span text:style-name="Strong_20_Emphasis"><text:span text:style-name="T991">, his </text:span></text:span><text:span text:style-name="Strong_20_Emphasis"><text:span text:style-name="T1082">understanding</text:span></text:span><text:span text:style-name="Strong_20_Emphasis"><text:span text:style-name="T991"> </text:span></text:span></text:p>
            <text:p text:style-name="P268"><text:span text:style-name="Strong_20_Emphasis"><text:span text:style-name="T991">of the </text:span></text:span><text:span text:style-name="Strong_20_Emphasis"><text:span text:style-name="T1082">duties</text:span></text:span><text:span text:style-name="Strong_20_Emphasis"><text:span text:style-name="T991"> of his </text:span></text:span><text:span text:style-name="Strong_20_Emphasis"><text:span text:style-name="T1374">of</text:span></text:span><text:span text:style-name="Strong_20_Emphasis"><text:span text:style-name="T991">f</text:span></text:span><text:span text:style-name="Strong_20_Emphasis"><text:span text:style-name="T1374">ic</text:span></text:span><text:span text:style-name="Strong_20_Emphasis"><text:span text:style-name="T991">e, and </text:span></text:span></text:p>
            <text:p text:style-name="P268"><text:span text:style-name="Strong_20_Emphasis"><text:span text:style-name="T991">his </text:span></text:span><text:span text:style-name="Strong_20_Emphasis"><text:span text:style-name="T1374">a</text:span></text:span><text:span text:style-name="Strong_20_Emphasis"><text:span text:style-name="T991">bili</text:span></text:span><text:span text:style-name="Strong_20_Emphasis"><text:span text:style-name="T1374">ty</text:span></text:span><text:span text:style-name="Strong_20_Emphasis"><text:span text:style-name="T991"> to </text:span></text:span><text:span text:style-name="Strong_20_Emphasis"><text:span text:style-name="T1374">oc</text:span></text:span><text:span text:style-name="Strong_20_Emphasis"><text:span text:style-name="T991">c</text:span></text:span><text:span text:style-name="Strong_20_Emphasis"><text:span text:style-name="T1374">up</text:span></text:span><text:span text:style-name="Strong_20_Emphasis"><text:span text:style-name="T991">y it</text:span></text:span></text:p>
            <text:p text:style-name="P268"><text:bookmark text:name="result_box165"/><text:span text:style-name="Strong_20_Emphasis"><text:span text:style-name="T1374">decency</text:span></text:span><text:span text:style-name="Strong_20_Emphasis"><text:span text:style-name="T991"> and </text:span></text:span><text:span text:style-name="Strong_20_Emphasis"><text:span text:style-name="T1082">common sense</text:span></text:span></text:p>
            <text:p text:style-name="P268"><text:bookmark text:name="result_box166"/><text:span text:style-name="Strong_20_Emphasis"><text:span text:style-name="T991">The </text:span></text:span><text:span text:style-name="Strong_20_Emphasis"><text:span text:style-name="T1374">alarm</text:span></text:span><text:span text:style-name="Strong_20_Emphasis"><text:span text:style-name="T991">s were </text:span></text:span><text:span text:style-name="Strong_20_Emphasis"><text:span text:style-name="T1374">i</text:span></text:span><text:span text:style-name="Strong_20_Emphasis"><text:span text:style-name="T991">m</text:span></text:span><text:span text:style-name="Strong_20_Emphasis"><text:span text:style-name="T1374">mediat</text:span></text:span><text:span text:style-name="Strong_20_Emphasis"><text:span text:style-name="T991">ely turned on.</text:span></text:span></text:p>
            <text:p text:style-name="P314"><text:bookmark text:name="result_box167"/><text:span text:style-name="Strong_20_Emphasis"><text:span text:style-name="T991">issued a rare </text:span></text:span><text:span text:style-name="Strong_20_Emphasis"><text:span text:style-name="T1374">reprim</text:span></text:span><text:span text:style-name="Strong_20_Emphasis"><text:span text:style-name="T991">and, </text:span></text:span></text:p>
            <text:p text:style-name="P314"><text:span text:style-name="Strong_20_Emphasis"><text:span text:style-name="T1374">conde</text:span></text:span><text:span text:style-name="Strong_20_Emphasis"><text:span text:style-name="T991">mning </text:span></text:span></text:p>
            <text:p text:style-name="P314"><text:span text:style-name="Strong_20_Emphasis"><text:span text:style-name="T991">race-based extremism</text:span></text:span></text:p>
            <text:p text:style-name="P314"><text:bookmark text:name="result_box168"/><text:span text:style-name="Strong_20_Emphasis"><text:span text:style-name="T991">Foreign leaders</text:span></text:span><text:span text:style-name="Strong_20_Emphasis"><text:span text:style-name="T992"> </text:span></text:span><text:bookmark text:name="result_box169"/><text:span text:style-name="Strong_20_Emphasis"><text:span text:style-name="T992">condemned </text:span></text:span></text:p>
            <text:p text:style-name="P314"><text:span text:style-name="Strong_20_Emphasis"><text:span text:style-name="T992">the </text:span></text:span><text:span text:style-name="Strong_20_Emphasis"><text:span text:style-name="T1375">intoleranc</text:span></text:span><text:span text:style-name="Strong_20_Emphasis"><text:span text:style-name="T992">e and </text:span></text:span><text:span text:style-name="Strong_20_Emphasis"><text:span text:style-name="T1083">lack of</text:span></text:span><text:span text:style-name="Strong_20_Emphasis"><text:span text:style-name="T992"> </text:span></text:span><text:span text:style-name="Strong_20_Emphasis"><text:span text:style-name="T1375">l</text:span></text:span><text:span text:style-name="Strong_20_Emphasis"><text:span text:style-name="T992">ea</text:span></text:span><text:span text:style-name="Strong_20_Emphasis"><text:span text:style-name="T1375">der</text:span></text:span><text:span text:style-name="Strong_20_Emphasis"><text:span text:style-name="T992">ship.</text:span></text:span></text:p>
            <text:p text:style-name="P192"><text:bookmark text:name="result_box170"/><text:span text:style-name="Strong_20_Emphasis"><text:span text:style-name="T992">Among the many complaints the strongest </text:span></text:span></text:p>
            <text:p text:style-name="P192"><text:span text:style-name="Strong_20_Emphasis"><text:span text:style-name="T993">stem</text:span></text:span><text:span text:style-name="Strong_20_Emphasis"><text:span text:style-name="T992"> from the putative allies</text:span></text:span><text:span text:style-name="Strong_20_Emphasis"><text:span text:style-name="T994"> (vermeintlich)</text:span></text:span></text:p>
            <text:p text:style-name="P192"><text:span text:style-name="Strong_20_Emphasis"><text:span text:style-name="T992">Began to resign from </text:span></text:span></text:p>
            <text:p text:style-name="P192"><text:span text:style-name="Strong_20_Emphasis"><text:span text:style-name="T992">To force the president to </text:span></text:span><text:span text:style-name="Strong_20_Emphasis"><text:span text:style-name="T1375">d</text:span></text:span><text:span text:style-name="Strong_20_Emphasis"><text:span text:style-name="T730">i</text:span></text:span><text:span text:style-name="Strong_20_Emphasis"><text:span text:style-name="T1375">sintegra</text:span></text:span><text:span text:style-name="Strong_20_Emphasis"><text:span text:style-name="T992">te </text:span></text:span></text:p>
            <text:p text:style-name="P192"><text:span text:style-name="Strong_20_Emphasis"><text:span text:style-name="T992">both </text:span></text:span><text:span text:style-name="Strong_20_Emphasis"><text:span text:style-name="T1375">panel</text:span></text:span><text:span text:style-name="Strong_20_Emphasis"><text:span text:style-name="T992">s </text:span></text:span></text:p>
            <text:p text:style-name="P192"><text:span text:style-name="Strong_20_Emphasis"><text:span text:style-name="T992">in order to save himself the </text:span></text:span><text:span text:style-name="Strong_20_Emphasis"><text:span text:style-name="T1375">humil</text:span></text:span><text:span text:style-name="Strong_20_Emphasis"><text:span text:style-name="T992">i</text:span></text:span><text:span text:style-name="Strong_20_Emphasis"><text:span text:style-name="T1375">a</text:span></text:span><text:span text:style-name="Strong_20_Emphasis"><text:span text:style-name="T992">t</text:span></text:span><text:span text:style-name="Strong_20_Emphasis"><text:span text:style-name="T1375">ion</text:span></text:span><text:span text:style-name="Strong_20_Emphasis"><text:span text:style-name="T992"> of witnessing more corporate </text:span></text:span><text:span text:style-name="Strong_20_Emphasis"><text:span text:style-name="T1083">defections</text:span></text:span><text:span text:style-name="Strong_20_Emphasis"><text:span text:style-name="T992">.</text:span></text:span></text:p>
            <text:p text:style-name="P192"><text:span text:style-name="Strong_20_Emphasis"><text:span text:style-name="T992">Expected to meet </text:span></text:span><text:span text:style-name="Strong_20_Emphasis"><text:span text:style-name="T1083">at least</text:span></text:span><text:span text:style-name="Strong_20_Emphasis"><text:span text:style-name="T992"> one of </text:span></text:span></text:p>
            <text:p text:style-name="P192"><text:span text:style-name="Strong_20_Emphasis"><text:span text:style-name="T992">its </text:span></text:span><text:span text:style-name="Strong_20_Emphasis"><text:span text:style-name="T1375">campa</text:span></text:span><text:span text:style-name="Strong_20_Emphasis"><text:span text:style-name="T992">ign </text:span></text:span><text:span text:style-name="Strong_20_Emphasis"><text:span text:style-name="T1375">prom</text:span></text:span><text:span text:style-name="Strong_20_Emphasis"><text:span text:style-name="T992">i</text:span></text:span><text:span text:style-name="Strong_20_Emphasis"><text:span text:style-name="T1375">s</text:span></text:span><text:span text:style-name="Strong_20_Emphasis"><text:span text:style-name="T992">es: </text:span></text:span><text:span text:style-name="Strong_20_Emphasis"><text:span text:style-name="T1375">gener</text:span></text:span><text:span text:style-name="Strong_20_Emphasis"><text:span text:style-name="T992">ating jobs.</text:span></text:span></text:p>
            <text:p text:style-name="P192"><text:bookmark text:name="result_box171"/><text:span text:style-name="Strong_20_Emphasis"><text:span text:style-name="T992">acc</text:span></text:span><text:span text:style-name="Strong_20_Emphasis"><text:span text:style-name="T995">.</text:span></text:span><text:span text:style-name="Strong_20_Emphasis"><text:span text:style-name="T992"> to him</text:span></text:span><text:span text:style-name="Strong_20_Emphasis"><text:span text:style-name="T995">, </text:span></text:span><text:span text:style-name="Strong_20_Emphasis"><text:span text:style-name="T992">are </text:span></text:span><text:span text:style-name="Strong_20_Emphasis"><text:span text:style-name="T1083">determined</text:span></text:span><text:span text:style-name="Strong_20_Emphasis"><text:span text:style-name="T992"> to </text:span></text:span><text:span text:style-name="Strong_20_Emphasis"><text:span text:style-name="T1083">overthrow</text:span></text:span><text:span text:style-name="Strong_20_Emphasis"><text:span text:style-name="T992"> him</text:span></text:span></text:p>
            <text:p text:style-name="P192"><text:bookmark text:name="result_box173"/><text:span text:style-name="Strong_20_Emphasis"><text:span text:style-name="T1083">He</text:span></text:span><text:span text:style-name="Strong_20_Emphasis"><text:span text:style-name="T1112"> lunged/ swooped</text:span></text:span><text:span text:style-name="Strong_20_Emphasis"><text:span text:style-name="T1063"> </text:span></text:span><text:span text:style-name="Strong_20_Emphasis"><text:span text:style-name="T1375">at</text:span></text:span><text:span text:style-name="Strong_20_Emphasis"><text:span text:style-name="T992">t</text:span></text:span><text:span text:style-name="Strong_20_Emphasis"><text:span text:style-name="T1375">ac</text:span></text:span><text:span text:style-name="Strong_20_Emphasis"><text:span text:style-name="T992">k</text:span></text:span><text:span text:style-name="Strong_20_Emphasis"><text:span text:style-name="T1064">ing</text:span></text:span><text:span text:style-name="Strong_20_Emphasis"><text:span text:style-name="T992"> the critics</text:span></text:span></text:p>
            <text:p text:style-name="P192"><text:bookmark text:name="result_box172"/><text:span text:style-name="Strong_20_Emphasis"><text:span text:style-name="T992">he </text:span></text:span><text:span text:style-name="Strong_20_Emphasis"><text:span text:style-name="T1375">rep</text:span></text:span><text:span text:style-name="Strong_20_Emphasis"><text:span text:style-name="T992">ea</text:span></text:span><text:span text:style-name="Strong_20_Emphasis"><text:span text:style-name="T1375">t</text:span></text:span><text:span text:style-name="Strong_20_Emphasis"><text:span text:style-name="T992">ed the </text:span></text:span><text:span text:style-name="Strong_20_Emphasis"><text:span text:style-name="T1083">h</text:span></text:span><text:span text:style-name="Strong_20_Emphasis"><text:span text:style-name="T1113">umbug/ tale</text:span></text:span></text:p>
            <text:p text:style-name="P192"><text:bookmark text:name="result_box174"/><text:span text:style-name="Strong_20_Emphasis"><text:span text:style-name="T992">s</text:span></text:span><text:span text:style-name="Strong_20_Emphasis"><text:span text:style-name="T1375">tran</text:span></text:span><text:span text:style-name="Strong_20_Emphasis"><text:span text:style-name="T992">gely</text:span></text:span></text:p>
            <text:p text:style-name="P193"><text:bookmark text:name="result_box175"/><text:span text:style-name="Strong_20_Emphasis"><text:span text:style-name="T992">One of them is the total </text:span></text:span><text:span text:style-name="Strong_20_Emphasis"><text:span text:style-name="T1375">incompetenc</text:span></text:span><text:span text:style-name="Strong_20_Emphasis"><text:span text:style-name="T992">e </text:span></text:span></text:p>
            <text:p text:style-name="P193"><text:span text:style-name="Strong_20_Emphasis"><text:span text:style-name="T992">that </text:span></text:span><text:span text:style-name="Strong_20_Emphasis"><text:span text:style-name="T996">he</text:span></text:span><text:span text:style-name="Strong_20_Emphasis"><text:span text:style-name="T992"> has </text:span></text:span><text:span text:style-name="Strong_20_Emphasis"><text:span text:style-name="T1375">exhibi</text:span></text:span><text:span text:style-name="Strong_20_Emphasis"><text:span text:style-name="T992">ted</text:span></text:span></text:p>
            <text:p text:style-name="P192"><text:bookmark text:name="result_box176"/><text:span text:style-name="Strong_20_Emphasis"><text:span text:style-name="T992">j</text:span></text:span><text:span text:style-name="Strong_20_Emphasis"><text:span text:style-name="T1083">eopardizing</text:span></text:span><text:span text:style-name="Strong_20_Emphasis"><text:span text:style-name="T992"> </text:span></text:span><text:span text:style-name="Strong_20_Emphasis"><text:span text:style-name="T1083">environmental</text:span></text:span><text:span text:style-name="Strong_20_Emphasis"><text:span text:style-name="T1084"> </text:span></text:span><text:span text:style-name="Strong_20_Emphasis"><text:span text:style-name="T1083">protections</text:span></text:span></text:p>
            <text:p text:style-name="P193"><text:bookmark text:name="result_box177"/><text:span text:style-name="Strong_20_Emphasis"><text:span text:style-name="T1083">fortunately</text:span></text:span><text:span text:style-name="Strong_20_Emphasis"><text:span text:style-name="T992"> the worst</text:span></text:span><text:span text:style-name="Strong_20_Emphasis"><text:span text:style-name="T996"> plans</text:span></text:span><text:span text:style-name="Strong_20_Emphasis"><text:span text:style-name="T992"> have failed </text:span></text:span></text:p>
            <text:p text:style-name="P193"><text:span text:style-name="Strong_20_Emphasis"><text:span text:style-name="T992">while others </text:span></text:span><text:span text:style-name="Strong_20_Emphasis"><text:span text:style-name="T1375">d</text:span></text:span><text:span text:style-name="Strong_20_Emphasis"><text:span text:style-name="T992">i</text:span></text:span><text:span text:style-name="Strong_20_Emphasis"><text:span text:style-name="T1375">sap</text:span></text:span><text:span text:style-name="Strong_20_Emphasis"><text:span text:style-name="T992">pea</text:span></text:span><text:span text:style-name="Strong_20_Emphasis"><text:span text:style-name="T1375">re</text:span></text:span><text:span text:style-name="Strong_20_Emphasis"><text:span text:style-name="T992">d.</text:span></text:span></text:p>
            <text:p text:style-name="P194"><text:bookmark text:name="result_box178"/><text:span text:style-name="Strong_20_Emphasis"><text:span text:style-name="T992">That is another </text:span></text:span><text:span text:style-name="Strong_20_Emphasis"><text:span text:style-name="T1375">peculiari</text:span></text:span><text:span text:style-name="Strong_20_Emphasis"><text:span text:style-name="T992">ty, </text:span></text:span></text:p>
            <text:p text:style-name="P194"><text:span text:style-name="Strong_20_Emphasis"><text:span text:style-name="T992">another case in which </text:span></text:span></text:p>
            <text:p text:style-name="P194"><text:span text:style-name="Strong_20_Emphasis"><text:span text:style-name="T1375">traditional</text:span></text:span><text:span text:style-name="Strong_20_Emphasis"><text:span text:style-name="T992"> </text:span></text:span><text:span text:style-name="Strong_20_Emphasis"><text:span text:style-name="T1375">expectat</text:span></text:span><text:span text:style-name="Strong_20_Emphasis"><text:span text:style-name="T992">ions are </text:span></text:span><text:span text:style-name="Strong_20_Emphasis"><text:span text:style-name="T1083">overturned</text:span></text:span><text:span text:style-name="Strong_20_Emphasis"><text:span text:style-name="T992">. </text:span></text:span><text:span text:style-name="Strong_20_Emphasis"><text:span text:style-name="T997">(volcar)</text:span></text:span></text:p>
            <text:p text:style-name="P194"><text:span text:style-name="Strong_20_Emphasis"><text:span text:style-name="T1375">constitutional</text:span></text:span><text:span text:style-name="Strong_20_Emphasis"><text:span text:style-name="T992"> and </text:span></text:span><text:span text:style-name="Strong_20_Emphasis"><text:span text:style-name="T1375">politica</text:span></text:span><text:span text:style-name="Strong_20_Emphasis"><text:span text:style-name="T992">lly </text:span></text:span><text:span text:style-name="Strong_20_Emphasis"><text:span text:style-name="T1375">ac</text:span></text:span><text:span text:style-name="Strong_20_Emphasis"><text:span text:style-name="T992">cu</text:span></text:span><text:span text:style-name="Strong_20_Emphasis"><text:span text:style-name="T1375">st</text:span></text:span><text:span text:style-name="Strong_20_Emphasis"><text:span text:style-name="T992">o</text:span></text:span><text:span text:style-name="Strong_20_Emphasis"><text:span text:style-name="T1375">m</text:span></text:span><text:span text:style-name="Strong_20_Emphasis"><text:span text:style-name="T992">ed </text:span></text:span></text:p>
            <text:p text:style-name="P194"><text:span text:style-name="Strong_20_Emphasis"><text:span text:style-name="T992">to </text:span></text:span><text:span text:style-name="Strong_20_Emphasis"><text:span text:style-name="T1375">civil</text:span></text:span><text:span text:style-name="Strong_20_Emphasis"><text:span text:style-name="T992">ian leadership </text:span></text:span></text:p>
            <text:p text:style-name="P194"><text:span text:style-name="Strong_20_Emphasis"><text:span text:style-name="T992">now </text:span></text:span><text:span text:style-name="Strong_20_Emphasis"><text:span text:style-name="T1375">depend</text:span></text:span><text:span text:style-name="Strong_20_Emphasis"><text:span text:style-name="T992"> on two </text:span></text:span><text:span text:style-name="Strong_20_Emphasis"><text:span text:style-name="T1375">ex-general</text:span></text:span><text:span text:style-name="Strong_20_Emphasis"><text:span text:style-name="T992">s and a general</text:span></text:span></text:p>
            <text:p text:style-name="P194"><text:span text:style-name="Strong_20_Emphasis"><text:span text:style-name="T992">to </text:span></text:span><text:span text:style-name="Strong_20_Emphasis"><text:span text:style-name="T1083">prevent</text:span></text:span><text:span text:style-name="Strong_20_Emphasis"><text:span text:style-name="T997"> him</text:span></text:span><text:span text:style-name="Strong_20_Emphasis"><text:span text:style-name="T992"> from </text:span></text:span><text:span text:style-name="Strong_20_Emphasis"><text:span text:style-name="T1375">der</text:span></text:span><text:span text:style-name="Strong_20_Emphasis"><text:span text:style-name="T992">a</text:span></text:span><text:span text:style-name="Strong_20_Emphasis"><text:span text:style-name="T1375">il</text:span></text:span><text:span text:style-name="Strong_20_Emphasis"><text:span text:style-name="T992">ing </text:span></text:span><text:span text:style-name="Strong_20_Emphasis"><text:span text:style-name="T1083">completely</text:span></text:span><text:span text:style-name="Strong_20_Emphasis"><text:span text:style-name="T992">.</text:span></text:span></text:p>
            <text:p text:style-name="P195"><text:span text:style-name="Strong_20_Emphasis"><text:span text:style-name="T992">well versed in the terrible costs</text:span></text:span></text:p>
            <text:p text:style-name="P195"><text:span text:style-name="Strong_20_Emphasis"><text:span text:style-name="T992">driven by an </text:span></text:span><text:span text:style-name="Strong_20_Emphasis"><text:span text:style-name="T1375">impetu</text:span></text:span><text:span text:style-name="Strong_20_Emphasis"><text:span text:style-name="T992">s to </text:span></text:span><text:span text:style-name="Strong_20_Emphasis"><text:span text:style-name="T1375">serv</text:span></text:span><text:span text:style-name="Strong_20_Emphasis"><text:span text:style-name="T992">e the </text:span></text:span><text:span text:style-name="Strong_20_Emphasis"><text:span text:style-name="T1375">public</text:span></text:span></text:p>
            <text:p text:style-name="P187"><text:span text:style-name="Strong_20_Emphasis"><text:span text:style-name="T992">these three characters are expected </text:span></text:span></text:p>
            <text:p text:style-name="P187"><text:span text:style-name="Strong_20_Emphasis"><text:span text:style-name="T992">to counteract</text:span></text:span><text:span text:style-name="Strong_20_Emphasis"><text:span text:style-name="T1038">/ </text:span></text:span><text:span text:style-name="Strong_20_Emphasis"><text:span text:style-name="T1377">co</text:span></text:span><text:span text:style-name="Strong_20_Emphasis"><text:span text:style-name="T1038">u</text:span></text:span><text:span text:style-name="Strong_20_Emphasis"><text:span text:style-name="T1377">nt</text:span></text:span><text:span text:style-name="Strong_20_Emphasis"><text:span text:style-name="T1038">e</text:span></text:span><text:span text:style-name="Strong_20_Emphasis"><text:span text:style-name="T1377">r</text:span></text:span></text:p>
            <text:p text:style-name="P187"><text:span text:style-name="Strong_20_Emphasis"><text:span text:style-name="T992">that is a weak </text:span></text:span><text:span text:style-name="Strong_20_Emphasis"><text:span text:style-name="T1403">back</text:span></text:span><text:span text:style-name="Strong_20_Emphasis"><text:span text:style-name="T1086">rest</text:span></text:span><text:span text:style-name="Strong_20_Emphasis"><text:span text:style-name="T1038"> </text:span></text:span><text:span text:style-name="Strong_20_Emphasis"><text:span text:style-name="T999">(Rücklehne, -halt)</text:span></text:span></text:p>
            <text:p text:style-name="P187"><text:bookmark text:name="result_box180"/><text:span text:style-name="Strong_20_Emphasis"><text:span text:style-name="T999">Backrest: Vertical part of a seat, </text:span></text:span></text:p>
            <text:p text:style-name="P187"><text:span text:style-name="Strong_20_Emphasis"><text:span text:style-name="T999">where the back rests.</text:span></text:span></text:p>
            <text:p text:style-name="P187"><text:span text:style-name="Strong_20_Emphasis"><text:span text:style-name="T992">given the military leaders' </text:span></text:span><text:span text:style-name="Strong_20_Emphasis"><text:span text:style-name="T1083">training</text:span></text:span><text:span text:style-name="Strong_20_Emphasis"><text:span text:style-name="T992"> </text:span></text:span></text:p>
            <text:p text:style-name="P195"><text:soft-page-break/><text:span text:style-name="Strong_20_Emphasis"><text:span text:style-name="T992">to </text:span></text:span><text:span text:style-name="Strong_20_Emphasis"><text:span text:style-name="T1375">obe</text:span></text:span><text:span text:style-name="Strong_20_Emphasis"><text:span text:style-name="T992">y the </text:span></text:span><text:span text:style-name="Strong_20_Emphasis"><text:span text:style-name="T1083">commander in chief</text:span></text:span><text:span text:style-name="Strong_20_Emphasis"><text:span text:style-name="T992"> </text:span></text:span></text:p>
            <text:p text:style-name="P195"><text:span text:style-name="Strong_20_Emphasis"><text:span text:style-name="T992">t</text:span></text:span><text:span text:style-name="Strong_20_Emphasis"><text:span text:style-name="T998">he</text:span></text:span><text:span text:style-name="Strong_20_Emphasis"><text:span text:style-name="T992"> </text:span></text:span><text:span text:style-name="Strong_20_Emphasis"><text:span text:style-name="T1375">tendency</text:span></text:span><text:span text:style-name="Strong_20_Emphasis"><text:span text:style-name="T992"> to </text:span></text:span><text:span text:style-name="Strong_20_Emphasis"><text:span text:style-name="T1375">confu</text:span></text:span><text:span text:style-name="Strong_20_Emphasis"><text:span text:style-name="T992">se c</text:span></text:span><text:span text:style-name="Strong_20_Emphasis"><text:span text:style-name="T1375">ritic</text:span></text:span><text:span text:style-name="Strong_20_Emphasis"><text:span text:style-name="T992">ism </text:span></text:span></text:p>
            <text:p text:style-name="P195"><text:span text:style-name="Strong_20_Emphasis"><text:span text:style-name="T992">with </text:span></text:span><text:span text:style-name="Strong_20_Emphasis"><text:span text:style-name="T1375">d</text:span></text:span><text:span text:style-name="Strong_20_Emphasis"><text:span text:style-name="T992">i</text:span></text:span><text:span text:style-name="Strong_20_Emphasis"><text:span text:style-name="T1375">sl</text:span></text:span><text:span text:style-name="Strong_20_Emphasis"><text:span text:style-name="T992">oya</text:span></text:span><text:span text:style-name="Strong_20_Emphasis"><text:span text:style-name="T1375">lt</text:span></text:span><text:span text:style-name="Strong_20_Emphasis"><text:span text:style-name="T992">y </text:span></text:span></text:p>
            <text:p text:style-name="P195"><text:span text:style-name="Strong_20_Emphasis"><text:span text:style-name="T998">at </text:span></text:span><text:span text:style-name="Strong_20_Emphasis"><text:span text:style-name="T1378">p</text:span></text:span><text:span text:style-name="Strong_20_Emphasis"><text:span text:style-name="T998">o</text:span></text:span><text:span text:style-name="Strong_20_Emphasis"><text:span text:style-name="T1378">st</text:span></text:span><text:span text:style-name="Strong_20_Emphasis"><text:span text:style-name="T998">s</text:span></text:span><text:span text:style-name="Strong_20_Emphasis"><text:span text:style-name="T992"> at the top of strategic policy-making </text:span></text:span></text:p>
            <text:p text:style-name="P195"><text:span text:style-name="Strong_20_Emphasis"><text:span text:style-name="T992">is even more doubtful </text:span></text:span></text:p>
            <text:p text:style-name="P196"><text:bookmark text:name="result_box181"/><text:span text:style-name="Strong_20_Emphasis"><text:span text:style-name="T992">These </text:span></text:span><text:span text:style-name="Strong_20_Emphasis"><text:span text:style-name="T1083">find</text:span></text:span><text:span text:style-name="Strong_20_Emphasis"><text:span text:style-name="T992">ings </text:span></text:span><text:span text:style-name="Strong_20_Emphasis"><text:span text:style-name="T1375">re</text:span></text:span><text:span text:style-name="Strong_20_Emphasis"><text:span text:style-name="T992">in</text:span></text:span><text:span text:style-name="Strong_20_Emphasis"><text:span text:style-name="T1375">forc</text:span></text:span><text:span text:style-name="Strong_20_Emphasis"><text:span text:style-name="T992">ed the theory </text:span></text:span></text:p>
            <text:p text:style-name="P196"><text:span text:style-name="Strong_20_Emphasis"><text:span text:style-name="T992">of the e</text:span></text:span><text:span text:style-name="Strong_20_Emphasis"><text:span text:style-name="T1375">xistenc</text:span></text:span><text:span text:style-name="Strong_20_Emphasis"><text:span text:style-name="T992">e of black holes</text:span></text:span></text:p>
            <text:p text:style-name="P196"><text:bookmark text:name="result_box182"/><text:span text:style-name="Strong_20_Emphasis"><text:span text:style-name="T992">but his </text:span></text:span><text:span text:style-name="Strong_20_Emphasis"><text:span text:style-name="T1375">influenc</text:span></text:span><text:span text:style-name="Strong_20_Emphasis"><text:span text:style-name="T992">e seems to have diminished</text:span></text:span></text:p>
            <text:p text:style-name="P196"><text:bookmark text:name="result_box183"/><text:span text:style-name="Strong_20_Emphasis"><text:span text:style-name="T1001">Anyway</text:span></text:span><text:span text:style-name="Strong_20_Emphasis"><text:span text:style-name="T992">, </text:span></text:span><text:span text:style-name="Strong_20_Emphasis"><text:span text:style-name="T1000">his </text:span></text:span><text:span text:style-name="Strong_20_Emphasis"><text:span text:style-name="T1087">departure</text:span></text:span><text:span text:style-name="Strong_20_Emphasis"><text:span text:style-name="T992"> </text:span></text:span></text:p>
            <text:p text:style-name="P196"><text:span text:style-name="Strong_20_Emphasis"><text:span text:style-name="T992">does not </text:span></text:span><text:span text:style-name="Strong_20_Emphasis"><text:span text:style-name="T1375">s</text:span></text:span><text:span text:style-name="Strong_20_Emphasis"><text:span text:style-name="T992">o</text:span></text:span><text:span text:style-name="Strong_20_Emphasis"><text:span text:style-name="T1375">lve</text:span></text:span><text:span text:style-name="Strong_20_Emphasis"><text:span text:style-name="T992"> the main </text:span></text:span><text:span text:style-name="Strong_20_Emphasis"><text:span text:style-name="T1375">problem</text:span></text:span></text:p>
            <text:p text:style-name="P196"><text:bookmark text:name="result_box184"/><text:span text:style-name="Strong_20_Emphasis"><text:span text:style-name="T1001">the </text:span></text:span><text:span text:style-name="Strong_20_Emphasis"><text:span text:style-name="T1375">co</text:span></text:span><text:span text:style-name="Strong_20_Emphasis"><text:span text:style-name="T992">v</text:span></text:span><text:span text:style-name="Strong_20_Emphasis"><text:span text:style-name="T1375">er</text:span></text:span><text:span text:style-name="Strong_20_Emphasis"><text:span text:style-name="T992">age of health </text:span></text:span><text:span text:style-name="Strong_20_Emphasis"><text:span text:style-name="T1375">servic</text:span></text:span><text:span text:style-name="Strong_20_Emphasis"><text:span text:style-name="T992">es</text:span></text:span></text:p>
            <text:p text:style-name="P196"><text:bookmark text:name="result_box185"/><text:span text:style-name="Strong_20_Emphasis"><text:span text:style-name="T992">the </text:span></text:span><text:span text:style-name="Strong_20_Emphasis"><text:span text:style-name="T1083">challenges </text:span></text:span><text:span text:style-name="Strong_20_Emphasis"><text:span text:style-name="T992">in </text:span></text:span><text:span text:style-name="Strong_20_Emphasis"><text:span text:style-name="T1375">co</text:span></text:span><text:span text:style-name="Strong_20_Emphasis"><text:span text:style-name="T992">u</text:span></text:span><text:span text:style-name="Strong_20_Emphasis"><text:span text:style-name="T1375">rt</text:span></text:span></text:p>
            <text:p text:style-name="P197"><text:bookmark text:name="result_box186"/><text:span text:style-name="Strong_20_Emphasis"><text:span text:style-name="T992">For reasons of </text:span></text:span><text:span text:style-name="Strong_20_Emphasis"><text:span text:style-name="T1375">ineptitud</text:span></text:span><text:span text:style-name="Strong_20_Emphasis"><text:span text:style-name="T992">e almost did nothing </text:span></text:span></text:p>
            <text:p text:style-name="P197"><text:span text:style-name="Strong_20_Emphasis"><text:span text:style-name="T992">to counteract the </text:span></text:span><text:span text:style-name="Strong_20_Emphasis"><text:span text:style-name="T1375">phenomeno</text:span></text:span><text:span text:style-name="Strong_20_Emphasis"><text:span text:style-name="T992">n</text:span></text:span></text:p>
            <text:p text:style-name="P197"><text:bookmark text:name="result_box187"/><text:span text:style-name="Strong_20_Emphasis"><text:span text:style-name="T992">to </text:span></text:span><text:span text:style-name="Strong_20_Emphasis"><text:span text:style-name="T1375">placa</text:span></text:span><text:span text:style-name="Strong_20_Emphasis"><text:span text:style-name="T992">te </text:span></text:span><text:span text:style-name="Strong_20_Emphasis"><text:span text:style-name="T1001">his</text:span></text:span><text:span text:style-name="Strong_20_Emphasis"><text:span text:style-name="T992"> worst </text:span></text:span><text:span text:style-name="Strong_20_Emphasis"><text:span text:style-name="T1375">exces</text:span></text:span><text:span text:style-name="Strong_20_Emphasis"><text:span text:style-name="T992">ses</text:span></text:span><text:span text:style-name="Strong_20_Emphasis"><text:span text:style-name="T1001"> (beschwichtigen)</text:span></text:span></text:p>
            <text:p text:style-name="P197"><text:bookmark text:name="result_box188"/><text:span text:style-name="Strong_20_Emphasis"><text:span text:style-name="T1001">the </text:span></text:span><text:span text:style-name="Strong_20_Emphasis"><text:span text:style-name="T1379">irresolut</text:span></text:span><text:span text:style-name="Strong_20_Emphasis"><text:span text:style-name="T1001">e</text:span></text:span><text:span text:style-name="Strong_20_Emphasis"><text:span text:style-name="T1002"> president (unentschlossen)</text:span></text:span></text:p>
            <text:p text:style-name="P197"><text:bookmark text:name="result_box189"/><text:span text:style-name="Strong_20_Emphasis"><text:span text:style-name="T1002">would </text:span></text:span><text:span text:style-name="Strong_20_Emphasis"><text:span text:style-name="T1376">consider</text:span></text:span><text:span text:style-name="Strong_20_Emphasis"><text:span text:style-name="T1002"> taking </text:span></text:span><text:span text:style-name="Strong_20_Emphasis"><text:span text:style-name="T1376">firm</text:span></text:span><text:span text:style-name="Strong_20_Emphasis"><text:span text:style-name="T1002"> action</text:span></text:span></text:p>
            <text:p text:style-name="P198"><text:bookmark text:name="result_box190"/><text:span text:style-name="Strong_20_Emphasis"><text:span text:style-name="T1002">His </text:span></text:span><text:span text:style-name="Strong_20_Emphasis"><text:span text:style-name="T1376">ap</text:span></text:span><text:span text:style-name="Strong_20_Emphasis"><text:span text:style-name="T1002">p</text:span></text:span><text:span text:style-name="Strong_20_Emphasis"><text:span text:style-name="T1376">ro</text:span></text:span><text:span text:style-name="Strong_20_Emphasis"><text:span text:style-name="T1002">v</text:span></text:span><text:span text:style-name="Strong_20_Emphasis"><text:span text:style-name="T1376">a</text:span></text:span><text:span text:style-name="Strong_20_Emphasis"><text:span text:style-name="T1002">l ratings </text:span></text:span><text:span text:style-name="Strong_20_Emphasis"><text:span text:style-name="T1376">pl</text:span></text:span><text:span text:style-name="Strong_20_Emphasis"><text:span text:style-name="T1002">u</text:span></text:span><text:span text:style-name="Strong_20_Emphasis"><text:span text:style-name="T1376">m</text:span></text:span><text:span text:style-name="Strong_20_Emphasis"><text:span text:style-name="T1002">met </text:span></text:span></text:p>
            <text:p text:style-name="P198"><text:span text:style-name="Strong_20_Emphasis"><text:span text:style-name="T1085">below</text:span></text:span><text:span text:style-name="Strong_20_Emphasis"><text:span text:style-name="T1002"> 35 percent </text:span></text:span></text:p>
            <text:p text:style-name="P198"><text:bookmark text:name="result_box191"/><text:span text:style-name="Strong_20_Emphasis"><text:span text:style-name="T1002">no </text:span></text:span><text:span text:style-name="Strong_20_Emphasis"><text:span text:style-name="T1376">decision</text:span></text:span><text:span text:style-name="Strong_20_Emphasis"><text:span text:style-name="T1002"> could end their support</text:span></text:span></text:p>
            <text:p text:style-name="P199"><text:bookmark text:name="result_box192"/><text:span text:style-name="Strong_20_Emphasis"><text:span text:style-name="T1002">has brought to the </text:span></text:span><text:span text:style-name="Strong_20_Emphasis"><text:span text:style-name="T1376">surf</text:span></text:span><text:span text:style-name="Strong_20_Emphasis"><text:span text:style-name="T1002">a</text:span></text:span><text:span text:style-name="Strong_20_Emphasis"><text:span text:style-name="T1376">ce</text:span></text:span><text:span text:style-name="Strong_20_Emphasis"><text:span text:style-name="T1002"> those </text:span></text:span><text:span text:style-name="Strong_20_Emphasis"><text:span text:style-name="T1376">ideas</text:span></text:span><text:span text:style-name="Strong_20_Emphasis"><text:span text:style-name="T1002"> </text:span></text:span></text:p>
            <text:p text:style-name="P199"><text:span text:style-name="Strong_20_Emphasis"><text:span text:style-name="T1002">that were once only a subtext</text:span></text:span></text:p>
            <text:p text:style-name="P200"><text:bookmark text:name="result_box193"/><text:span text:style-name="Strong_20_Emphasis"><text:span text:style-name="T1002">he got rid of pretense </text:span></text:span></text:p>
            <text:p text:style-name="P200"><text:span text:style-name="Strong_20_Emphasis"><text:span text:style-name="T1002">and camouflage</text:span></text:span><text:span text:style-name="Strong_20_Emphasis"><text:span text:style-name="T1003"> (Vortäuschung und Tarnung)</text:span></text:span></text:p>
            <text:p text:style-name="P198"><text:bookmark text:name="result_box194"/><text:span text:style-name="Strong_20_Emphasis"><text:span text:style-name="T1002">In making the </text:span></text:span><text:span text:style-name="Strong_20_Emphasis"><text:span text:style-name="T1376">decision</text:span></text:span><text:span text:style-name="Strong_20_Emphasis"><text:span text:style-name="T1002"> to </text:span></text:span><text:span text:style-name="Strong_20_Emphasis"><text:span text:style-name="T1376">divid</text:span></text:span><text:span text:style-name="Strong_20_Emphasis"><text:span text:style-name="T1002">e</text:span></text:span></text:p>
            <text:p text:style-name="P201"><text:bookmark text:name="result_box195"/><text:span text:style-name="Strong_20_Emphasis"><text:span text:style-name="T1002">He wrote </text:span></text:span><text:span text:style-name="Strong_20_Emphasis"><text:span text:style-name="T1376">comput</text:span></text:span><text:span text:style-name="Strong_20_Emphasis"><text:span text:style-name="T1002">er </text:span></text:span><text:span text:style-name="Strong_20_Emphasis"><text:span text:style-name="T1376">cod</text:span></text:span><text:span text:style-name="Strong_20_Emphasis"><text:span text:style-name="T1002">es </text:span></text:span></text:p>
            <text:p text:style-name="P201"><text:span text:style-name="Strong_20_Emphasis"><text:span text:style-name="T1002">only in one </text:span></text:span><text:span text:style-name="Strong_20_Emphasis"><text:span text:style-name="T1376">department</text:span></text:span><text:span text:style-name="Strong_20_Emphasis"><text:span text:style-name="T1002"> and sold his </text:span></text:span><text:span text:style-name="Strong_20_Emphasis"><text:span text:style-name="T1085">work</text:span></text:span><text:span text:style-name="Strong_20_Emphasis"><text:span text:style-name="T1002"> </text:span></text:span></text:p>
            <text:p text:style-name="P201"><text:span text:style-name="Strong_20_Emphasis"><text:span text:style-name="T1002">without attracting </text:span></text:span><text:span text:style-name="Strong_20_Emphasis"><text:span text:style-name="T1376">at</text:span></text:span><text:span text:style-name="Strong_20_Emphasis"><text:span text:style-name="T1002">t</text:span></text:span><text:span text:style-name="Strong_20_Emphasis"><text:span text:style-name="T1376">en</text:span></text:span><text:span text:style-name="Strong_20_Emphasis"><text:span text:style-name="T1002">t</text:span></text:span><text:span text:style-name="Strong_20_Emphasis"><text:span text:style-name="T1376">ion</text:span></text:span><text:span text:style-name="Strong_20_Emphasis"><text:span text:style-name="T1002"> </text:span></text:span></text:p>
            <text:p text:style-name="P201"><text:span text:style-name="Strong_20_Emphasis"><text:span text:style-name="T1002">in the anonymous </text:span></text:span><text:span text:style-name="Strong_20_Emphasis"><text:span text:style-name="T1376">por</text:span></text:span><text:span text:style-name="Strong_20_Emphasis"><text:span text:style-name="T1002">t</text:span></text:span><text:span text:style-name="Strong_20_Emphasis"><text:span text:style-name="T1376">ion</text:span></text:span><text:span text:style-name="Strong_20_Emphasis"><text:span text:style-name="T1002"> of the internet </text:span></text:span></text:p>
            <text:p text:style-name="P201"><text:span text:style-name="Strong_20_Emphasis"><text:span text:style-name="T1002">known as the </text:span></text:span><text:span text:style-name="Strong_20_Emphasis"><text:span text:style-name="T1085">dark net</text:span></text:span><text:span text:style-name="Strong_20_Emphasis"><text:span text:style-name="T1002">.</text:span></text:span></text:p>
            <text:p text:style-name="P202"><text:bookmark text:name="result_box196"/><text:span text:style-name="Strong_20_Emphasis"><text:span text:style-name="T1002">a program he had written </text:span></text:span></text:p>
            <text:p text:style-name="P202"><text:span text:style-name="Strong_20_Emphasis"><text:span text:style-name="T1004">a</text:span></text:span><text:span text:style-name="Strong_20_Emphasis"><text:span text:style-name="T1002">s a </text:span></text:span><text:span text:style-name="Strong_20_Emphasis"><text:span text:style-name="T1085">tool </text:span></text:span></text:p>
            <text:p text:style-name="P202"><text:span text:style-name="Strong_20_Emphasis"><text:span text:style-name="T1002">used for Russian hacking</text:span></text:span></text:p>
            <text:p text:style-name="P202"><text:bookmark text:name="result_box197"/><text:span text:style-name="Strong_20_Emphasis"><text:span text:style-name="T1002">Tool: An instrument, usually made of </text:span></text:span></text:p>
            <text:p text:style-name="P202"><text:span text:style-name="Strong_20_Emphasis"><text:span text:style-name="T1002">iron or steel, </text:span></text:span></text:p>
            <text:p text:style-name="P202"><text:span text:style-name="Strong_20_Emphasis"><text:span text:style-name="T1002">used to make or repair something and </text:span></text:span></text:p>
            <text:p text:style-name="P202"><text:span text:style-name="Strong_20_Emphasis"><text:span text:style-name="T1002">used with the hands.</text:span></text:span></text:p>
            <text:p text:style-name="P203"><text:span text:style-name="Strong_20_Emphasis"><text:span text:style-name="T1005">though</text:span></text:span><text:span text:style-name="Strong_20_Emphasis"><text:span text:style-name="T1002"> </text:span></text:span><text:span text:style-name="Strong_20_Emphasis"><text:span text:style-name="T1005">his </text:span></text:span><text:span text:style-name="Strong_20_Emphasis"><text:span text:style-name="T1002">online identity </text:span></text:span><text:span text:style-name="Strong_20_Emphasis"><text:span text:style-name="T1085">faded</text:span></text:span><text:span text:style-name="Strong_20_Emphasis"><text:span text:style-name="T1086">/ </text:span></text:span><text:span text:style-name="Strong_20_Emphasis"><text:span text:style-name="T1403">van</text:span></text:span><text:span text:style-name="Strong_20_Emphasis"><text:span text:style-name="T1086">ished</text:span></text:span><text:span text:style-name="Strong_20_Emphasis"><text:span text:style-name="T1002">, </text:span></text:span></text:p>
            <text:p text:style-name="P203"><text:span text:style-name="Strong_20_Emphasis"><text:span text:style-name="T1002">a flesh-and-blood person </text:span></text:span><text:span text:style-name="Strong_20_Emphasis"><text:span text:style-name="T1085">emerged</text:span></text:span><text:span text:style-name="Strong_20_Emphasis"><text:span text:style-name="T1088"> </text:span></text:span><text:span text:style-name="Strong_20_Emphasis"><text:span text:style-name="T1005">(</text:span></text:span><text:span text:style-name="Strong_20_Emphasis"><text:span text:style-name="T1088">bones</text:span></text:span><text:span text:style-name="Strong_20_Emphasis"><text:span text:style-name="T1005">)</text:span></text:span></text:p>
            <text:p text:style-name="P203"><text:bookmark text:name="result_box198"/><text:span text:style-name="Strong_20_Emphasis"><text:span text:style-name="T1002">a </text:span></text:span><text:span text:style-name="Strong_20_Emphasis"><text:span text:style-name="T1085">fearsome</text:span></text:span><text:span text:style-name="Strong_20_Emphasis"><text:span text:style-name="T1002"> man who </text:span></text:span><text:span text:style-name="Strong_20_Emphasis"><text:span text:style-name="T1085">surrendered</text:span></text:span><text:span text:style-name="Strong_20_Emphasis"><text:span text:style-name="T1002"> </text:span></text:span></text:p>
            <text:p text:style-name="P203"><text:span text:style-name="Strong_20_Emphasis"><text:span text:style-name="T1002">earlier this year </text:span></text:span><text:span text:style-name="Strong_20_Emphasis"><text:span text:style-name="T1005">and</text:span></text:span></text:p>
            <text:p text:style-name="P203"><text:span text:style-name="Strong_20_Emphasis"><text:span text:style-name="T1002">has now become a </text:span></text:span><text:span text:style-name="Strong_20_Emphasis"><text:span text:style-name="T1085">witness</text:span></text:span><text:span text:style-name="Strong_20_Emphasis"><text:span text:style-name="T1002"> to the FBI</text:span></text:span></text:p>
            <text:p text:style-name="P203"><text:bookmark text:name="result_box200"/><text:span text:style-name="Strong_20_Emphasis"><text:span text:style-name="T1002">I do not know what will happen</text:span></text:span></text:p>
            <text:p text:style-name="P203"><text:bookmark text:name="result_box201"/><text:span text:style-name="Strong_20_Emphasis"><text:span text:style-name="T1002">posted on a </text:span></text:span><text:span text:style-name="Strong_20_Emphasis"><text:span text:style-name="T1376">restri</text:span></text:span><text:span text:style-name="Strong_20_Emphasis"><text:span text:style-name="T1002">cted </text:span></text:span><text:span text:style-name="Strong_20_Emphasis"><text:span text:style-name="T1376">acces</text:span></text:span><text:span text:style-name="Strong_20_Emphasis"><text:span text:style-name="T1002">s website</text:span></text:span></text:p>
            <text:p text:style-name="P204"><text:bookmark text:name="result_box202"/><text:span text:style-name="Strong_20_Emphasis"><text:span text:style-name="T1002">that </text:span></text:span><text:span text:style-name="Strong_20_Emphasis"><text:span text:style-name="T1085">up to now</text:span></text:span><text:span text:style-name="Strong_20_Emphasis"><text:span text:style-name="T1002"> has </text:span></text:span><text:span text:style-name="Strong_20_Emphasis"><text:span text:style-name="T1085">shaped</text:span></text:span><text:span text:style-name="Strong_20_Emphasis"><text:span text:style-name="T1002"> </text:span></text:span></text:p>
            <text:p text:style-name="P204"><text:span text:style-name="Strong_20_Emphasis"><text:span text:style-name="T1002">the </text:span></text:span><text:span text:style-name="Strong_20_Emphasis"><text:span text:style-name="T1376">investigation</text:span></text:span><text:span text:style-name="Strong_20_Emphasis"><text:span text:style-name="T1002"> of the </text:span></text:span><text:span text:style-name="Strong_20_Emphasis"><text:span text:style-name="T1376">elec</text:span></text:span><text:span text:style-name="Strong_20_Emphasis"><text:span text:style-name="T1002">t</text:span></text:span><text:span text:style-name="Strong_20_Emphasis"><text:span text:style-name="T1376">ion</text:span></text:span><text:span text:style-name="Strong_20_Emphasis"><text:span text:style-name="T1002"> </text:span></text:span><text:span text:style-name="Strong_20_Emphasis"><text:span text:style-name="T1376">hack</text:span></text:span><text:span text:style-name="Strong_20_Emphasis"><text:span text:style-name="T1002"> and </text:span></text:span></text:p>
            <text:p text:style-name="P187"><text:span text:style-name="Strong_20_Emphasis"><text:span text:style-name="T1002">the </text:span></text:span><text:span text:style-name="Strong_20_Emphasis"><text:span text:style-name="T1085">heat</text:span></text:span><text:span text:style-name="Strong_20_Emphasis"><text:span text:style-name="T1002">ed </text:span></text:span><text:span text:style-name="Strong_20_Emphasis"><text:span text:style-name="T1376">debate</text:span></text:span><text:span text:style-name="Strong_20_Emphasis"><text:span text:style-name="T1002"> that has </text:span></text:span><text:span text:style-name="Strong_20_Emphasis"><text:span text:style-name="T1085">unleashed</text:span></text:span><text:span text:style-name="Strong_20_Emphasis"><text:span text:style-name="T1006">.</text:span></text:span></text:p>
            <text:p text:style-name="P187"><text:span text:style-name="Strong_20_Emphasis"><text:span text:style-name="T1002">to </text:span></text:span><text:span text:style-name="Strong_20_Emphasis"><text:span text:style-name="T1085">release</text:span></text:span><text:span text:style-name="Strong_20_Emphasis"><text:span text:style-name="T1002"> the man's name</text:span></text:span></text:p>
            <text:p text:style-name="P187"><text:bookmark text:name="result_box203"/><text:span text:style-name="Strong_20_Emphasis"><text:span text:style-name="T1002">Loosen/Unt</text:span></text:span><text:span text:style-name="Strong_20_Emphasis"><text:span text:style-name="T1006">ie: </text:span></text:span><text:span text:style-name="Strong_20_Emphasis"><text:span text:style-name="T1085">Release</text:span></text:span><text:span text:style-name="Strong_20_Emphasis"><text:span text:style-name="T1002"> what is tied.</text:span></text:span></text:p>
            <text:p text:style-name="P187"><text:bookmark text:name="result_box204"/><text:span text:style-name="Strong_20_Emphasis"><text:span text:style-name="T1002">a hacking operation</text:span></text:span></text:p>
            <text:p text:style-name="P187"><text:bookmark text:name="result_box205"/><text:span text:style-name="Strong_20_Emphasis"><text:span text:style-name="T1002">came from a </text:span></text:span><text:span text:style-name="Strong_20_Emphasis"><text:span text:style-name="T1085">source</text:span></text:span><text:span text:style-name="Strong_20_Emphasis"><text:span text:style-name="T1002"> in Ukraine</text:span></text:span></text:p>
            <text:p text:style-name="P187"><text:bookmark text:name="result_box206"/><text:span text:style-name="Strong_20_Emphasis"><text:span text:style-name="T1002">perhaps the most </text:span></text:span><text:span text:style-name="Strong_20_Emphasis"><text:span text:style-name="T1085">staunch</text:span></text:span><text:span text:style-name="Strong_20_Emphasis"><text:span text:style-name="T1002"> enemy</text:span></text:span></text:p>
            <text:p text:style-name="P205"><text:bookmark text:name="result_box207"/><text:soft-page-break/><text:span text:style-name="Strong_20_Emphasis"><text:span text:style-name="T1002">It does not suggest a compact team of </text:span></text:span></text:p>
            <text:p text:style-name="P205"><text:span text:style-name="Strong_20_Emphasis"><text:span text:style-name="T1002">government </text:span></text:span><text:span text:style-name="Strong_20_Emphasis"><text:span text:style-name="T1376">empl</text:span></text:span><text:span text:style-name="Strong_20_Emphasis"><text:span text:style-name="T1002">oyees</text:span></text:span></text:p>
            <text:p text:style-name="P205"><text:bookmark text:name="result_box208"/><text:span text:style-name="Strong_20_Emphasis"><text:span text:style-name="T1002">that resorts to </text:span></text:span><text:span text:style-name="Strong_20_Emphasis"><text:span text:style-name="T1376">talent</text:span></text:span><text:span text:style-name="Strong_20_Emphasis"><text:span text:style-name="T1002"> and hacking tools </text:span></text:span></text:p>
            <text:p text:style-name="P205"><text:span text:style-name="Strong_20_Emphasis"><text:span text:style-name="T1002">no matter where they find them.</text:span></text:span></text:p>
            <text:p text:style-name="P206"><text:bookmark text:name="result_box209"/><text:span text:style-name="Strong_20_Emphasis"><text:span text:style-name="T1002">Instead of </text:span></text:span><text:span text:style-name="Strong_20_Emphasis"><text:span text:style-name="T1085">training</text:span></text:span><text:span text:style-name="Strong_20_Emphasis"><text:span text:style-name="T1002">, </text:span></text:span><text:span text:style-name="Strong_20_Emphasis"><text:span text:style-name="T1376">arm</text:span></text:span><text:span text:style-name="Strong_20_Emphasis"><text:span text:style-name="T1002">ing and </text:span></text:span><text:span text:style-name="Strong_20_Emphasis"><text:span text:style-name="T1007">(a. qualify)</text:span></text:span></text:p>
            <text:p text:style-name="P206"><text:span text:style-name="Strong_20_Emphasis"><text:span text:style-name="T1376">depl</text:span></text:span><text:span text:style-name="Strong_20_Emphasis"><text:span text:style-name="T1002">oying hackers </text:span></text:span><text:span text:style-name="Strong_20_Emphasis"><text:span text:style-name="T1007">(a. display)</text:span></text:span></text:p>
            <text:p text:style-name="P206"><text:span text:style-name="Strong_20_Emphasis"><text:span text:style-name="T1002">to </text:span></text:span><text:span text:style-name="Strong_20_Emphasis"><text:span text:style-name="T1085">carry out</text:span></text:span><text:span text:style-name="Strong_20_Emphasis"><text:span text:style-name="T1002"> a </text:span></text:span><text:span text:style-name="Strong_20_Emphasis"><text:span text:style-name="T1376">specific</text:span></text:span><text:span text:style-name="Strong_20_Emphasis"><text:span text:style-name="T1002"> </text:span></text:span><text:span text:style-name="Strong_20_Emphasis"><text:span text:style-name="T1376">mis</text:span></text:span><text:span text:style-name="Strong_20_Emphasis"><text:span text:style-name="T1002">s</text:span></text:span><text:span text:style-name="Strong_20_Emphasis"><text:span text:style-name="T1376">ion</text:span></text:span><text:span text:style-name="Strong_20_Emphasis"><text:span text:style-name="T1002"> </text:span></text:span></text:p>
            <text:p text:style-name="P206"><text:span text:style-name="Strong_20_Emphasis"><text:span text:style-name="T1002">as if it were </text:span></text:span><text:span text:style-name="Strong_20_Emphasis"><text:span text:style-name="T1085">another</text:span></text:span><text:span text:style-name="Strong_20_Emphasis"><text:span text:style-name="T1002"> military </text:span></text:span><text:span text:style-name="Strong_20_Emphasis"><text:span text:style-name="T1376">unit</text:span></text:span></text:p>
            <text:p text:style-name="P206"><text:span text:style-name="Strong_20_Emphasis"><text:span text:style-name="T1002">Much of the h</text:span></text:span><text:span text:style-name="Strong_20_Emphasis"><text:span text:style-name="T1376">ard</text:span></text:span><text:span text:style-name="Strong_20_Emphasis"><text:span text:style-name="T1002"> work, </text:span></text:span></text:p>
            <text:p text:style-name="P206"><text:span text:style-name="Strong_20_Emphasis"><text:span text:style-name="T1002">such as </text:span></text:span><text:span text:style-name="Strong_20_Emphasis"><text:span text:style-name="T1376">codi</text:span></text:span><text:span text:style-name="Strong_20_Emphasis"><text:span text:style-name="T1002">ng, </text:span></text:span></text:p>
            <text:p text:style-name="P206"><text:span text:style-name="Strong_20_Emphasis"><text:span text:style-name="T1002">is </text:span></text:span><text:span text:style-name="Strong_20_Emphasis"><text:span text:style-name="T1085">outsourced</text:span></text:span><text:span text:style-name="Strong_20_Emphasis"><text:span text:style-name="T1002"> to </text:span></text:span><text:span text:style-name="Strong_20_Emphasis"><text:span text:style-name="T1376">privat</text:span></text:span><text:span text:style-name="Strong_20_Emphasis"><text:span text:style-name="T1002">e </text:span></text:span><text:span text:style-name="Strong_20_Emphasis"><text:span text:style-name="T1085">sellers</text:span></text:span><text:span text:style-name="Strong_20_Emphasis"><text:span text:style-name="T1002"> </text:span></text:span></text:p>
            <text:p text:style-name="P206"><text:span text:style-name="Strong_20_Emphasis"><text:span text:style-name="T1002">who have already </text:span></text:span><text:span text:style-name="Strong_20_Emphasis"><text:span text:style-name="T1376">com</text:span></text:span><text:span text:style-name="Strong_20_Emphasis"><text:span text:style-name="T1002">mi</text:span></text:span><text:span text:style-name="Strong_20_Emphasis"><text:span text:style-name="T1376">t</text:span></text:span><text:span text:style-name="Strong_20_Emphasis"><text:span text:style-name="T1002">ted </text:span></text:span><text:span text:style-name="Strong_20_Emphasis"><text:span text:style-name="T1085">crimes</text:span></text:span><text:span text:style-name="Strong_20_Emphasis"><text:span text:style-name="T1002">.</text:span></text:span></text:p>
            <text:p text:style-name="P207"><text:bookmark text:name="result_box210"/><text:span text:style-name="Strong_20_Emphasis"><text:span text:style-name="T1002">Throughout more than a decade </text:span></text:span></text:p>
            <text:p text:style-name="P207"><text:span text:style-name="Strong_20_Emphasis"><text:span text:style-name="T1002">of </text:span></text:span><text:span text:style-name="Strong_20_Emphasis"><text:span text:style-name="T1376">monitor</text:span></text:span><text:span text:style-name="Strong_20_Emphasis"><text:span text:style-name="T1002">ing </text:span></text:span><text:span text:style-name="Strong_20_Emphasis"><text:span text:style-name="T1376">cyber at</text:span></text:span><text:span text:style-name="Strong_20_Emphasis"><text:span text:style-name="T1002">t</text:span></text:span><text:span text:style-name="Strong_20_Emphasis"><text:span text:style-name="T1376">a</text:span></text:span><text:span text:style-name="Strong_20_Emphasis"><text:span text:style-name="T1002">cks </text:span></text:span></text:p>
            <text:p text:style-name="P207"><text:span text:style-name="Strong_20_Emphasis"><text:span text:style-name="T1002">that are </text:span></text:span><text:span text:style-name="Strong_20_Emphasis"><text:span text:style-name="T1376">s</text:span></text:span><text:span text:style-name="Strong_20_Emphasis"><text:span text:style-name="T1002">u</text:span></text:span><text:span text:style-name="Strong_20_Emphasis"><text:span text:style-name="T1376">spect</text:span></text:span><text:span text:style-name="Strong_20_Emphasis"><text:span text:style-name="T1002">ed to be </text:span></text:span><text:span text:style-name="Strong_20_Emphasis"><text:span text:style-name="T1376">dir</text:span></text:span><text:span text:style-name="Strong_20_Emphasis"><text:span text:style-name="T1002">ected by Russia </text:span></text:span></text:p>
            <text:p text:style-name="P207"><text:span text:style-name="Strong_20_Emphasis"><text:span text:style-name="T1085">against</text:span></text:span><text:span text:style-name="Strong_20_Emphasis"><text:span text:style-name="T1002"> a number of </text:span></text:span><text:span text:style-name="Strong_20_Emphasis"><text:span text:style-name="T1085">targets</text:span></text:span><text:span text:style-name="Strong_20_Emphasis"><text:span text:style-name="T1002"> </text:span></text:span></text:p>
            <text:p text:style-name="P207"><text:span text:style-name="Strong_20_Emphasis"><text:span text:style-name="T1376">territori</text:span></text:span><text:span text:style-name="Strong_20_Emphasis"><text:span text:style-name="T1002">es formerly </text:span></text:span><text:span text:style-name="Strong_20_Emphasis"><text:span text:style-name="T1085">belonging</text:span></text:span><text:span text:style-name="Strong_20_Emphasis"><text:span text:style-name="T1002"> </text:span></text:span></text:p>
            <text:p text:style-name="P207"><text:span text:style-name="Strong_20_Emphasis"><text:span text:style-name="T1002">to the Soviet Union </text:span></text:span></text:p>
            <text:p text:style-name="P207"><text:span text:style-name="Strong_20_Emphasis"><text:span text:style-name="T1002">electricity </text:span></text:span><text:span text:style-name="Strong_20_Emphasis"><text:span text:style-name="T1404">su</text:span></text:span><text:span text:style-name="Strong_20_Emphasis"><text:span text:style-name="T1085">ppl</text:span></text:span><text:span text:style-name="Strong_20_Emphasis"><text:span text:style-name="T1404">y</text:span></text:span><text:span text:style-name="Strong_20_Emphasis"><text:span text:style-name="T1002"> networks</text:span></text:span></text:p>
            <text:p text:style-name="P207"><text:span text:style-name="Strong_20_Emphasis"><text:span text:style-name="T1002">research groups</text:span></text:span></text:p>
            <text:p text:style-name="P207"><text:span text:style-name="Strong_20_Emphasis"><text:span text:style-name="T1085">Journalists</text:span></text:span></text:p>
            <text:p text:style-name="P207"><text:span text:style-name="Strong_20_Emphasis"><text:span text:style-name="T1002">to name</text:span></text:span><text:span text:style-name="Strong_20_Emphasis"><text:span text:style-name="T1039">/ </text:span></text:span><text:span text:style-name="Strong_20_Emphasis"><text:span text:style-name="T1380">men</text:span></text:span><text:span text:style-name="Strong_20_Emphasis"><text:span text:style-name="T1039">t</text:span></text:span><text:span text:style-name="Strong_20_Emphasis"><text:span text:style-name="T1380">ion</text:span></text:span><text:span text:style-name="Strong_20_Emphasis"><text:span text:style-name="T1002"> a few</text:span></text:span></text:p>
            <text:p text:style-name="P207"><text:span text:style-name="Strong_20_Emphasis"><text:span text:style-name="T1376">se</text:span></text:span><text:span text:style-name="Strong_20_Emphasis"><text:span text:style-name="T1002">c</text:span></text:span><text:span text:style-name="Strong_20_Emphasis"><text:span text:style-name="T1376">urit</text:span></text:span><text:span text:style-name="Strong_20_Emphasis"><text:span text:style-name="T1002">y </text:span></text:span><text:span text:style-name="Strong_20_Emphasis"><text:span text:style-name="T1376">servic</text:span></text:span><text:span text:style-name="Strong_20_Emphasis"><text:span text:style-name="T1002">es around the world </text:span></text:span></text:p>
            <text:p text:style-name="P207"><text:span text:style-name="Strong_20_Emphasis"><text:span text:style-name="T1002">have </text:span></text:span><text:span text:style-name="Strong_20_Emphasis"><text:span text:style-name="T1376">identifi</text:span></text:span><text:span text:style-name="Strong_20_Emphasis"><text:span text:style-name="T1002">ed only a </text:span></text:span><text:span text:style-name="Strong_20_Emphasis"><text:span text:style-name="T1085">handful</text:span></text:span><text:span text:style-name="Strong_20_Emphasis"><text:span text:style-name="T1002"> of people </text:span></text:span></text:p>
            <text:p text:style-name="P207"><text:span text:style-name="Strong_20_Emphasis"><text:span text:style-name="T1002">who are </text:span></text:span><text:span text:style-name="Strong_20_Emphasis"><text:span text:style-name="T1376">direct</text:span></text:span><text:span text:style-name="Strong_20_Emphasis"><text:span text:style-name="T1002">ly </text:span></text:span><text:span text:style-name="Strong_20_Emphasis"><text:span text:style-name="T1376">invol</text:span></text:span><text:span text:style-name="Strong_20_Emphasis"><text:span text:style-name="T1002">ved in the </text:span></text:span></text:p>
            <text:p text:style-name="P207"><text:span text:style-name="Strong_20_Emphasis"><text:span text:style-name="T1376">e</text:span></text:span><text:span text:style-name="Strong_20_Emphasis"><text:span text:style-name="T1002">x</text:span></text:span><text:span text:style-name="Strong_20_Emphasis"><text:span text:style-name="T1376">ecution</text:span></text:span><text:span text:style-name="Strong_20_Emphasis"><text:span text:style-name="T1002"> of </text:span></text:span><text:span text:style-name="Strong_20_Emphasis"><text:span text:style-name="T1376">at</text:span></text:span><text:span text:style-name="Strong_20_Emphasis"><text:span text:style-name="T1002">t</text:span></text:span><text:span text:style-name="Strong_20_Emphasis"><text:span text:style-name="T1376">ac</text:span></text:span><text:span text:style-name="Strong_20_Emphasis"><text:span text:style-name="T1002">ks or the </text:span></text:span><text:span text:style-name="Strong_20_Emphasis"><text:span text:style-name="T1376">provision</text:span></text:span><text:span text:style-name="Strong_20_Emphasis"><text:span text:style-name="T1002"> of </text:span></text:span></text:p>
            <text:p text:style-name="P207"><text:span text:style-name="Strong_20_Emphasis"><text:span text:style-name="T1376">cyber</text:span></text:span><text:span text:style-name="Strong_20_Emphasis"><text:span text:style-name="T1002"> weapons </text:span></text:span><text:span text:style-name="Strong_20_Emphasis"><text:span text:style-name="T1376">u</text:span></text:span><text:span text:style-name="Strong_20_Emphasis"><text:span text:style-name="T1002">sed.</text:span></text:span></text:p>
            <text:p text:style-name="P208"><text:bookmark text:name="result_box211"/><text:span text:style-name="Strong_20_Emphasis"><text:span text:style-name="T1002">This lack</text:span></text:span><text:span text:style-name="Strong_20_Emphasis"><text:span text:style-name="T1039">/ </text:span></text:span><text:span text:style-name="Strong_20_Emphasis"><text:span text:style-name="T1380">a</text:span></text:span><text:span text:style-name="Strong_20_Emphasis"><text:span text:style-name="T1039">b</text:span></text:span><text:span text:style-name="Strong_20_Emphasis"><text:span text:style-name="T1380">senc</text:span></text:span><text:span text:style-name="Strong_20_Emphasis"><text:span text:style-name="T1039">e</text:span></text:span><text:span text:style-name="Strong_20_Emphasis"><text:span text:style-name="T1002"> of </text:span></text:span><text:span text:style-name="Strong_20_Emphasis"><text:span text:style-name="T1085">trustworthy</text:span></text:span><text:span text:style-name="Strong_20_Emphasis"><text:span text:style-name="T1002"> </text:span></text:span><text:span text:style-name="Strong_20_Emphasis"><text:span text:style-name="T1085">witnesses</text:span></text:span><text:span text:style-name="Strong_20_Emphasis"><text:span text:style-name="T1002"> </text:span></text:span></text:p>
            <text:p text:style-name="P208"><text:span text:style-name="Strong_20_Emphasis"><text:span text:style-name="T1002">has given </text:span></text:span><text:span text:style-name="Strong_20_Emphasis"><text:span text:style-name="T1008">the p</text:span></text:span><text:span text:style-name="Strong_20_Emphasis"><text:span text:style-name="T1002">resident</text:span></text:span><text:span text:style-name="Strong_20_Emphasis"><text:span text:style-name="T1008"> </text:span></text:span><text:span text:style-name="Strong_20_Emphasis"><text:span text:style-name="T1002">and others </text:span></text:span><text:span text:style-name="Strong_20_Emphasis"><text:span text:style-name="T1065">wide/ ample</text:span></text:span><text:span text:style-name="Strong_20_Emphasis"><text:span text:style-name="T1085"> </text:span></text:span><text:span text:style-name="Strong_20_Emphasis"><text:span text:style-name="T1114">margin</text:span></text:span><text:span text:style-name="Strong_20_Emphasis"><text:span text:style-name="T1002"> </text:span></text:span><text:span text:style-name="Strong_20_Emphasis"><text:span text:style-name="T1065">to raise </text:span></text:span><text:span text:style-name="Strong_20_Emphasis"><text:span text:style-name="T1002">doubt</text:span></text:span><text:span text:style-name="Strong_20_Emphasis"><text:span text:style-name="T1065">s</text:span></text:span><text:span text:style-name="Strong_20_Emphasis"><text:span text:style-name="T1002"> </text:span></text:span></text:p>
            <text:p text:style-name="P208"><text:span text:style-name="Strong_20_Emphasis"><text:span text:style-name="T1085">whether</text:span></text:span><text:span text:style-name="Strong_20_Emphasis"><text:span text:style-name="T1002"> R</text:span></text:span><text:span text:style-name="Strong_20_Emphasis"><text:span text:style-name="T1008">.</text:span></text:span><text:span text:style-name="Strong_20_Emphasis"><text:span text:style-name="T1002"> actually </text:span></text:span><text:span text:style-name="Strong_20_Emphasis"><text:span text:style-name="T1376">particip</text:span></text:span><text:span text:style-name="Strong_20_Emphasis"><text:span text:style-name="T1002">ated in the </text:span></text:span><text:span text:style-name="Strong_20_Emphasis"><text:span text:style-name="T1376">hack</text:span></text:span><text:span text:style-name="Strong_20_Emphasis"><text:span text:style-name="T1002">ing</text:span></text:span></text:p>
            <text:p text:style-name="P203"><text:bookmark text:name="result_box212"/><text:span text:style-name="Strong_20_Emphasis"><text:span text:style-name="T1002">have not hesitated to </text:span></text:span><text:span text:style-name="Strong_20_Emphasis"><text:span text:style-name="T1085">point</text:span></text:span><text:span text:style-name="Strong_20_Emphasis"><text:span text:style-name="T1002"> to Russia</text:span></text:span></text:p>
            <text:p text:style-name="P208"><text:bookmark text:name="result_box213"/><text:span text:style-name="Strong_20_Emphasis"><text:span text:style-name="T1376">cyber</text:span></text:span><text:span text:style-name="Strong_20_Emphasis"><text:span text:style-name="T1002"> </text:span></text:span><text:span text:style-name="Strong_20_Emphasis"><text:span text:style-name="T1376">intr</text:span></text:span><text:span text:style-name="Strong_20_Emphasis"><text:span text:style-name="T1002">u</text:span></text:span><text:span text:style-name="Strong_20_Emphasis"><text:span text:style-name="T1376">sion</text:span></text:span><text:span text:style-name="Strong_20_Emphasis"><text:span text:style-name="T1002">s, </text:span></text:span></text:p>
            <text:p text:style-name="P208"><text:span text:style-name="Strong_20_Emphasis"><text:span text:style-name="T1002">such as the </text:span></text:span><text:span text:style-name="Strong_20_Emphasis"><text:span text:style-name="T1376">us</text:span></text:span><text:span text:style-name="Strong_20_Emphasis"><text:span text:style-name="T1002">e of </text:span></text:span><text:span text:style-name="Strong_20_Emphasis"><text:span text:style-name="T1376">mali</text:span></text:span><text:span text:style-name="Strong_20_Emphasis"><text:span text:style-name="T1002">cious </text:span></text:span><text:span text:style-name="Strong_20_Emphasis"><text:span text:style-name="T1376">program</text:span></text:span><text:span text:style-name="Strong_20_Emphasis"><text:span text:style-name="T1002">s </text:span></text:span></text:p>
            <text:p text:style-name="P208"><text:span text:style-name="Strong_20_Emphasis"><text:span text:style-name="T1002">to </text:span></text:span><text:span text:style-name="Strong_20_Emphasis"><text:span text:style-name="T1376">bloc</text:span></text:span><text:span text:style-name="Strong_20_Emphasis"><text:span text:style-name="T1002">k </text:span></text:span></text:p>
            <text:p text:style-name="P208"><text:span text:style-name="Strong_20_Emphasis"><text:span text:style-name="T1002">the </text:span></text:span><text:span text:style-name="Strong_20_Emphasis"><text:span text:style-name="T1085">operation</text:span></text:span><text:span text:style-name="Strong_20_Emphasis"><text:span text:style-name="T1002"> of </text:span></text:span><text:span text:style-name="Strong_20_Emphasis"><text:span text:style-name="T1376">critica</text:span></text:span><text:span text:style-name="Strong_20_Emphasis"><text:span text:style-name="T1002">l </text:span></text:span><text:span text:style-name="Strong_20_Emphasis"><text:span text:style-name="T1376">infrastructur</text:span></text:span><text:span text:style-name="Strong_20_Emphasis"><text:span text:style-name="T1002">e </text:span></text:span></text:p>
            <text:p text:style-name="P185"><text:span text:style-name="Strong_20_Emphasis"><text:span text:style-name="T1376">genera</text:span></text:span><text:span text:style-name="Strong_20_Emphasis"><text:span text:style-name="T1002">te bias</text:span></text:span><text:span text:style-name="Strong_20_Emphasis"><text:span text:style-name="T1040">/ </text:span></text:span><text:span text:style-name="Strong_20_Emphasis"><text:span text:style-name="T1381">par</text:span></text:span><text:span text:style-name="Strong_20_Emphasis"><text:span text:style-name="T731">t</text:span></text:span><text:span text:style-name="Strong_20_Emphasis"><text:span text:style-name="T1381">iali</text:span></text:span><text:span text:style-name="Strong_20_Emphasis"><text:span text:style-name="T1008">ty</text:span></text:span><text:span text:style-name="Strong_20_Emphasis"><text:span text:style-name="T1002"> in </text:span></text:span><text:span text:style-name="Strong_20_Emphasis"><text:span text:style-name="T1376">public</text:span></text:span><text:span text:style-name="Strong_20_Emphasis"><text:span text:style-name="T1002"> </text:span></text:span><text:span text:style-name="Strong_20_Emphasis"><text:span text:style-name="T1376">opinion</text:span></text:span><text:span text:style-name="Strong_20_Emphasis"><text:span text:style-name="T1002">,</text:span></text:span></text:p>
            <text:p text:style-name="P208"><text:span text:style-name="Strong_20_Emphasis"><text:span text:style-name="T1002">first </text:span></text:span><text:span text:style-name="Strong_20_Emphasis"><text:span text:style-name="T1376">occurr</text:span></text:span><text:span text:style-name="Strong_20_Emphasis"><text:span text:style-name="T1002">ed in Ukraine. </text:span></text:span></text:p>
            <text:p text:style-name="P208"><text:bookmark text:name="result_box214"/><text:span text:style-name="Strong_20_Emphasis"><text:span text:style-name="T1002">are now </text:span></text:span><text:span text:style-name="Strong_20_Emphasis"><text:span text:style-name="T1089">contribut</text:span></text:span><text:span text:style-name="Strong_20_Emphasis"><text:span text:style-name="T1085">ing</text:span></text:span><text:span text:style-name="Strong_20_Emphasis"><text:span text:style-name="T1002"> </text:span></text:span><text:span text:style-name="Strong_20_Emphasis"><text:span text:style-name="T1085">clues</text:span></text:span><text:span text:style-name="Strong_20_Emphasis"><text:span text:style-name="T1089">/ tracks</text:span></text:span><text:span text:style-name="Strong_20_Emphasis"><text:span text:style-name="T1002"> in the search </text:span></text:span></text:p>
            <text:p text:style-name="P208"><text:span text:style-name="Strong_20_Emphasis"><text:span text:style-name="T1002">of the </text:span></text:span><text:span text:style-name="Strong_20_Emphasis"><text:span text:style-name="T1085">raid</text:span></text:span><text:span text:style-name="Strong_20_Emphasis"><text:span text:style-name="T1089">/ break in</text:span></text:span><text:span text:style-name="Strong_20_Emphasis"><text:span text:style-name="T1002"> and </text:span></text:span><text:span text:style-name="Strong_20_Emphasis"><text:span text:style-name="T1085">subsequent</text:span></text:span><text:span text:style-name="Strong_20_Emphasis"><text:span text:style-name="T1002"> </text:span></text:span><text:span text:style-name="Strong_20_Emphasis"><text:span text:style-name="T1376">hack</text:span></text:span><text:span text:style-name="Strong_20_Emphasis"><text:span text:style-name="T1002">ing</text:span></text:span></text:p>
            <text:p text:style-name="P208"><text:bookmark text:name="result_box215"/><text:span text:style-name="Strong_20_Emphasis"><text:span text:style-name="T1008">were </text:span></text:span><text:span text:style-name="Strong_20_Emphasis"><text:span text:style-name="T1381">perple</text:span></text:span><text:span text:style-name="Strong_20_Emphasis"><text:span text:style-name="T1008">xed when</text:span></text:span></text:p>
            <text:p text:style-name="P208"><text:bookmark text:name="result_box216"/><text:span text:style-name="Strong_20_Emphasis"><text:span text:style-name="T1008">released </text:span></text:span><text:span text:style-name="Strong_20_Emphasis"><text:span text:style-name="T1381">tec</text:span></text:span><text:span text:style-name="Strong_20_Emphasis"><text:span text:style-name="T1008">h</text:span></text:span><text:span text:style-name="Strong_20_Emphasis"><text:span text:style-name="T1381">nica</text:span></text:span><text:span text:style-name="Strong_20_Emphasis"><text:span text:style-name="T1008">l </text:span></text:span><text:span text:style-name="Strong_20_Emphasis"><text:span text:style-name="T1090">evidence</text:span></text:span><text:span text:style-name="Strong_20_Emphasis"><text:span text:style-name="T1089">/</text:span></text:span><text:span text:style-name="Strong_20_Emphasis"><text:span text:style-name="T1405">proo</text:span></text:span><text:span text:style-name="Strong_20_Emphasis"><text:span text:style-name="T1089">f (a. test)</text:span></text:span></text:p>
            <text:p text:style-name="P208"><text:bookmark text:name="result_box217"/><text:span text:style-name="Strong_20_Emphasis"><text:span text:style-name="T1008">not </text:span></text:span><text:span text:style-name="Strong_20_Emphasis"><text:span text:style-name="T1090">point</text:span></text:span><text:span text:style-name="Strong_20_Emphasis"><text:span text:style-name="T1008"> to Russia, </text:span></text:span><text:span text:style-name="Strong_20_Emphasis"><text:span text:style-name="T1090">but</text:span></text:span><text:span text:style-name="Strong_20_Emphasis"><text:span text:style-name="T1008"> to Ukraine.</text:span></text:span></text:p>
            <text:p text:style-name="P208"><text:bookmark text:name="result_box218"/><text:span text:style-name="Strong_20_Emphasis"><text:span text:style-name="T1008">In this </text:span></text:span><text:span text:style-name="Strong_20_Emphasis"><text:span text:style-name="T1381">ini</text:span></text:span><text:span text:style-name="Strong_20_Emphasis"><text:span text:style-name="T1008">t</text:span></text:span><text:span text:style-name="Strong_20_Emphasis"><text:span text:style-name="T1381">ial</text:span></text:span><text:span text:style-name="Strong_20_Emphasis"><text:span text:style-name="T1008"> </text:span></text:span><text:span text:style-name="Strong_20_Emphasis"><text:span text:style-name="T1090">report</text:span></text:span></text:p>
            <text:p text:style-name="P208"><text:bookmark text:name="result_box219"/><text:span text:style-name="Strong_20_Emphasis"><text:span text:style-name="T1008">a sample</text:span></text:span><text:span text:style-name="Strong_20_Emphasis"><text:span text:style-name="T1040"> (</text:span></text:span><text:span text:style-name="Strong_20_Emphasis"><text:span text:style-name="T1382">Must</text:span></text:span><text:span text:style-name="Strong_20_Emphasis"><text:span text:style-name="T1040">e</text:span></text:span><text:span text:style-name="Strong_20_Emphasis"><text:span text:style-name="T1382">r</text:span></text:span><text:span text:style-name="Strong_20_Emphasis"><text:span text:style-name="T1040">)</text:span></text:span><text:span text:style-name="Strong_20_Emphasis"><text:span text:style-name="T1008"> of the </text:span></text:span><text:span text:style-name="Strong_20_Emphasis"><text:span text:style-name="T1381">mal</text:span></text:span><text:span text:style-name="Strong_20_Emphasis"><text:span text:style-name="T1008">ware program</text:span></text:span></text:p>
            <text:p text:style-name="P208"><text:bookmark text:name="result_box220"/><text:span text:style-name="Strong_20_Emphasis"><text:span text:style-name="T1008">Russian </text:span></text:span><text:span text:style-name="Strong_20_Emphasis"><text:span text:style-name="T1381">go</text:span></text:span><text:span text:style-name="Strong_20_Emphasis"><text:span text:style-name="T1008">v</text:span></text:span><text:span text:style-name="Strong_20_Emphasis"><text:span text:style-name="T1381">ern</text:span></text:span><text:span text:style-name="Strong_20_Emphasis"><text:span text:style-name="T1008">ment-</text:span></text:span><text:span text:style-name="Strong_20_Emphasis"><text:span text:style-name="T1090">sponsored</text:span></text:span><text:span text:style-name="Strong_20_Emphasis"><text:span text:style-name="T1091">/ (a. </text:span></text:span><text:span text:style-name="Strong_20_Emphasis"><text:span text:style-name="T1406">patron</text:span></text:span><text:span text:style-name="Strong_20_Emphasis"><text:span text:style-name="T1091">ize)</text:span></text:span></text:p>
            <text:p text:style-name="P187"><text:bookmark text:name="result_box221"/><text:span text:style-name="Strong_20_Emphasis"><text:span text:style-name="T1090">advertised</text:span></text:span><text:span text:style-name="Strong_20_Emphasis"><text:span text:style-name="T1091">/ (a.</text:span></text:span><text:span text:style-name="Strong_20_Emphasis"><text:span text:style-name="T1115"> </text:span></text:span><text:span text:style-name="Strong_20_Emphasis"><text:span text:style-name="T1406">an</text:span></text:span><text:span text:style-name="Strong_20_Emphasis"><text:span text:style-name="T1091">no</text:span></text:span><text:span text:style-name="Strong_20_Emphasis"><text:span text:style-name="T1406">unc</text:span></text:span><text:span text:style-name="Strong_20_Emphasis"><text:span text:style-name="T1091">ed)</text:span></text:span><text:span text:style-name="Strong_20_Emphasis"><text:span text:style-name="T1008"> in</text:span></text:span><text:span text:style-name="Strong_20_Emphasis"><text:span text:style-name="T1041"> </text:span></text:span><text:span text:style-name="Strong_20_Emphasis"><text:span text:style-name="T1008"><text:s/></text:span></text:span><text:span text:style-name="Strong_20_Emphasis"><text:span text:style-name="T1381">for</text:span></text:span><text:span text:style-name="Strong_20_Emphasis"><text:span text:style-name="T1008">ums </text:span></text:span></text:p>
            <text:p text:style-name="P187"><text:span text:style-name="Strong_20_Emphasis"><text:span text:style-name="T1090">throughout</text:span></text:span><text:span text:style-name="Strong_20_Emphasis"><text:span text:style-name="T1008"> the </text:span></text:span><text:span text:style-name="Strong_20_Emphasis"><text:span text:style-name="T1090">former</text:span></text:span><text:span text:style-name="Strong_20_Emphasis"><text:span text:style-name="T1008"> Soviet Union</text:span></text:span></text:p>
            <text:p text:style-name="P187"><text:bookmark text:name="result_box222"/><text:span text:style-name="Strong_20_Emphasis"><text:span text:style-name="T1008">who is spoken</text:span></text:span><text:span text:style-name="Strong_20_Emphasis"><text:span text:style-name="T1009"> of</text:span></text:span><text:span text:style-name="Strong_20_Emphasis"><text:span text:style-name="T1008"> with </text:span></text:span><text:span text:style-name="Strong_20_Emphasis"><text:span text:style-name="T1381">as</text:span></text:span><text:span text:style-name="Strong_20_Emphasis"><text:span text:style-name="T1008">t</text:span></text:span><text:span text:style-name="Strong_20_Emphasis"><text:span text:style-name="T1381">o</text:span></text:span><text:span text:style-name="Strong_20_Emphasis"><text:span text:style-name="T1008">nishment and </text:span></text:span><text:span text:style-name="Strong_20_Emphasis"><text:span text:style-name="T1381">respe</text:span></text:span><text:span text:style-name="Strong_20_Emphasis"><text:span text:style-name="T1008">ct</text:span></text:span></text:p>
            <text:p text:style-name="P187"><text:bookmark text:name="result_box223"/><text:span text:style-name="Strong_20_Emphasis"><text:span text:style-name="T1008">The program could be </text:span></text:span><text:span text:style-name="Strong_20_Emphasis"><text:span text:style-name="T1090">downloaded</text:span></text:span><text:span text:style-name="Strong_20_Emphasis"><text:span text:style-name="T1091">/ (a. unload)</text:span></text:span><text:span text:style-name="Strong_20_Emphasis"><text:span text:style-name="T1041">,</text:span></text:span></text:p>
            <text:p text:style-name="P187"><text:span text:style-name="Strong_20_Emphasis"><text:span text:style-name="T1090">free of charge</text:span></text:span><text:span text:style-name="Strong_20_Emphasis"><text:span text:style-name="T1008">, from a </text:span></text:span><text:span text:style-name="Strong_20_Emphasis"><text:span text:style-name="T1381">websit</text:span></text:span><text:span text:style-name="Strong_20_Emphasis"><text:span text:style-name="T1008">e </text:span></text:span></text:p>
            <text:p text:style-name="P187"><text:span text:style-name="Strong_20_Emphasis"><text:span text:style-name="T1008">that only asked for </text:span></text:span><text:span text:style-name="Strong_20_Emphasis"><text:span text:style-name="T1381">donation</text:span></text:span><text:span text:style-name="Strong_20_Emphasis"><text:span text:style-name="T1008">s, </text:span></text:span></text:p>
            <text:p text:style-name="P209"><text:soft-page-break/><text:span text:style-name="Strong_20_Emphasis"><text:span text:style-name="T1008">ranging from 3 to 250 dollars. </text:span></text:span></text:p>
            <text:p text:style-name="P209"><text:span text:style-name="Strong_20_Emphasis"><text:span text:style-name="T1008">The </text:span></text:span><text:span text:style-name="Strong_20_Emphasis"><text:span text:style-name="T1090">real</text:span></text:span><text:span text:style-name="Strong_20_Emphasis"><text:span text:style-name="T1008"> money </text:span></text:span><text:span text:style-name="Strong_20_Emphasis"><text:span text:style-name="T1090">came from </text:span></text:span><text:span text:style-name="Strong_20_Emphasis"><text:span text:style-name="T1091">/(fr. </text:span></text:span><text:span text:style-name="Strong_20_Emphasis"><text:span text:style-name="T1406">veni</text:span></text:span><text:span text:style-name="Strong_20_Emphasis"><text:span text:style-name="T1091">r)</text:span></text:span></text:p>
            <text:p text:style-name="P186"><text:span text:style-name="Strong_20_Emphasis"><text:span text:style-name="T1008">the </text:span></text:span><text:span text:style-name="Strong_20_Emphasis"><text:span text:style-name="T1090">sale</text:span></text:span><text:span text:style-name="Strong_20_Emphasis"><text:span text:style-name="T1091">/ (fr. </text:span></text:span><text:bookmark text:name="result_box480"/><text:span text:style-name="Strong_20_Emphasis"><text:span text:style-name="T1534">vent</text:span></text:span><text:span text:style-name="Strong_20_Emphasis"><text:span text:style-name="T1160">e</text:span></text:span><text:span text:style-name="Strong_20_Emphasis"><text:span text:style-name="T1091">)</text:span></text:span><text:span text:style-name="Strong_20_Emphasis"><text:span text:style-name="T1008"> of </text:span></text:span><text:span text:style-name="Strong_20_Emphasis"><text:span text:style-name="T1090">customized</text:span></text:span><text:span text:style-name="Strong_20_Emphasis"><text:span text:style-name="T1008"> </text:span></text:span><text:span text:style-name="Strong_20_Emphasis"><text:span text:style-name="T1381">version</text:span></text:span><text:span text:style-name="Strong_20_Emphasis"><text:span text:style-name="T1008">s and </text:span></text:span></text:p>
            <text:p text:style-name="P209"><text:span text:style-name="Strong_20_Emphasis"><text:span text:style-name="T1010">the </text:span></text:span><text:span text:style-name="Strong_20_Emphasis"><text:span text:style-name="T1407">a</text:span></text:span><text:span text:style-name="Strong_20_Emphasis"><text:span text:style-name="T1090">dvi</text:span></text:span><text:span text:style-name="Strong_20_Emphasis"><text:span text:style-name="T1407">s</text:span></text:span><text:span text:style-name="Strong_20_Emphasis"><text:span text:style-name="T1090">e</text:span></text:span><text:span text:style-name="Strong_20_Emphasis"><text:span text:style-name="T1010"> given to</text:span></text:span><text:span text:style-name="Strong_20_Emphasis"><text:span text:style-name="T1008"> their </text:span></text:span><text:span text:style-name="Strong_20_Emphasis"><text:span text:style-name="T1090">customers</text:span></text:span><text:span text:style-name="Strong_20_Emphasis"><text:span text:style-name="T1091">/ </text:span></text:span><text:span text:style-name="Strong_20_Emphasis"><text:span text:style-name="T1406">client</text:span></text:span><text:span text:style-name="Strong_20_Emphasis"><text:span text:style-name="T1091">s</text:span></text:span><text:span text:style-name="Strong_20_Emphasis"><text:span text:style-name="T1008"> </text:span></text:span></text:p>
            <text:p text:style-name="P209"><text:span text:style-name="Strong_20_Emphasis"><text:span text:style-name="T1008">on the </text:span></text:span><text:span text:style-name="Strong_20_Emphasis"><text:span text:style-name="T1381">ef</text:span></text:span><text:span text:style-name="Strong_20_Emphasis"><text:span text:style-name="T1008">f</text:span></text:span><text:span text:style-name="Strong_20_Emphasis"><text:span text:style-name="T1381">ectiv</text:span></text:span><text:span text:style-name="Strong_20_Emphasis"><text:span text:style-name="T1008">e </text:span></text:span><text:span text:style-name="Strong_20_Emphasis"><text:span text:style-name="T1381">us</text:span></text:span><text:span text:style-name="Strong_20_Emphasis"><text:span text:style-name="T1008">e of the program.</text:span></text:span></text:p>
            <text:p text:style-name="P209"><text:bookmark text:name="result_box224"/><text:span text:style-name="Strong_20_Emphasis"><text:span text:style-name="T1381">i</text:span></text:span><text:span text:style-name="Strong_20_Emphasis"><text:span text:style-name="T1008">m</text:span></text:span><text:span text:style-name="Strong_20_Emphasis"><text:span text:style-name="T1381">mediat</text:span></text:span><text:span text:style-name="Strong_20_Emphasis"><text:span text:style-name="T1008">ely </text:span></text:span><text:span text:style-name="Strong_20_Emphasis"><text:span text:style-name="T1090">shut down</text:span></text:span><text:span text:style-name="Strong_20_Emphasis"><text:span text:style-name="T1091"> (sp</text:span></text:span><text:span text:style-name="Strong_20_Emphasis"><text:span text:style-name="T1406">err</text:span></text:span><text:span text:style-name="Strong_20_Emphasis"><text:span text:style-name="T1091">en)</text:span></text:span><text:span text:style-name="Strong_20_Emphasis"><text:span text:style-name="T1008"> its website and </text:span></text:span></text:p>
            <text:p text:style-name="P186"><text:span text:style-name="Strong_20_Emphasis"><text:span text:style-name="T1090">posted</text:span></text:span><text:span text:style-name="Strong_20_Emphasis"><text:span text:style-name="T1091">/ </text:span></text:span><text:span text:style-name="Strong_20_Emphasis"><text:span text:style-name="T1408">publi</text:span></text:span><text:span text:style-name="Strong_20_Emphasis"><text:span text:style-name="T1092">shed</text:span></text:span><text:span text:style-name="Strong_20_Emphasis"><text:span text:style-name="T1008"> it in a closed </text:span></text:span><text:span text:style-name="Strong_20_Emphasis"><text:span text:style-name="T1381">for</text:span></text:span><text:span text:style-name="Strong_20_Emphasis"><text:span text:style-name="T1008">um</text:span></text:span></text:p>
            <text:p text:style-name="P209"><text:bookmark text:name="result_box225"/><text:span text:style-name="Strong_20_Emphasis"><text:span text:style-name="T1010">would </text:span></text:span><text:span text:style-name="Strong_20_Emphasis"><text:span text:style-name="T1383">arrest</text:span></text:span><text:span text:style-name="Strong_20_Emphasis"><text:span text:style-name="T1010"> him, perhaps during a </text:span></text:span><text:span text:style-name="Strong_20_Emphasis"><text:span text:style-name="T1092">stopover</text:span></text:span></text:p>
            <text:p text:style-name="P209"><text:bookmark text:name="result_box226"/><text:span text:style-name="Strong_20_Emphasis"><text:span text:style-name="T1010">It may or may not </text:span></text:span><text:span text:style-name="Strong_20_Emphasis"><text:span text:style-name="T1092">happen</text:span></text:span><text:span text:style-name="Strong_20_Emphasis"><text:span text:style-name="T1010">, </text:span></text:span></text:p>
            <text:p text:style-name="P209"><text:span text:style-name="Strong_20_Emphasis"><text:span text:style-name="T1010">it all </text:span></text:span><text:span text:style-name="Strong_20_Emphasis"><text:span text:style-name="T1383">depend</text:span></text:span><text:span text:style-name="Strong_20_Emphasis"><text:span text:style-name="T1010">s only on </text:span></text:span><text:span text:style-name="Strong_20_Emphasis"><text:span text:style-name="T1383">politic</text:span></text:span><text:span text:style-name="Strong_20_Emphasis"><text:span text:style-name="T1010">s</text:span></text:span></text:p>
            <text:p text:style-name="P210"><text:bookmark text:name="result_box227"/><text:span text:style-name="Strong_20_Emphasis"><text:span text:style-name="T1010">The </text:span></text:span><text:span text:style-name="Strong_20_Emphasis"><text:span text:style-name="T1383">rela</text:span></text:span><text:span text:style-name="Strong_20_Emphasis"><text:span text:style-name="T1010">t</text:span></text:span><text:span text:style-name="Strong_20_Emphasis"><text:span text:style-name="T1383">ion</text:span></text:span><text:span text:style-name="Strong_20_Emphasis"><text:span text:style-name="T1010">s </text:span></text:span><text:span text:style-name="Strong_20_Emphasis"><text:span text:style-name="T1092">between</text:span></text:span><text:span text:style-name="Strong_20_Emphasis"><text:span text:style-name="T1010"> our </text:span></text:span><text:span text:style-name="Strong_20_Emphasis"><text:span text:style-name="T1092">countries</text:span></text:span><text:span text:style-name="Strong_20_Emphasis"><text:span text:style-name="T1093">/ (fr. </text:span></text:span><text:span text:style-name="Strong_20_Emphasis"><text:span text:style-name="T1409">pay</text:span></text:span><text:span text:style-name="Strong_20_Emphasis"><text:span text:style-name="T1093">s)</text:span></text:span><text:span text:style-name="Strong_20_Emphasis"><text:span text:style-name="T1010"> </text:span></text:span></text:p>
            <text:p text:style-name="P210"><text:span text:style-name="Strong_20_Emphasis"><text:span text:style-name="T1010">are so </text:span></text:span><text:span text:style-name="Strong_20_Emphasis"><text:span text:style-name="T1092">close</text:span></text:span><text:span text:style-name="Strong_20_Emphasis"><text:span text:style-name="T1093">/ narrow (a. Meerenge)</text:span></text:span></text:p>
            <text:p text:style-name="P210"><text:bookmark text:name="result_box228"/><text:span text:style-name="Strong_20_Emphasis"><text:span text:style-name="T1092">In fact</text:span></text:span><text:span text:style-name="Strong_20_Emphasis"><text:span text:style-name="T1011">, the </text:span></text:span><text:span text:style-name="Strong_20_Emphasis"><text:span text:style-name="T1010">head of the</text:span></text:span><text:span text:style-name="Strong_20_Emphasis"><text:span text:style-name="T1011"> </text:span></text:span><text:span text:style-name="Strong_20_Emphasis"><text:span text:style-name="T1010">Cyber Police, </text:span></text:span></text:p>
            <text:p text:style-name="P210"><text:span text:style-name="Strong_20_Emphasis"><text:span text:style-name="T1010">said in an </text:span></text:span><text:span text:style-name="Strong_20_Emphasis"><text:span text:style-name="T1092">interview</text:span></text:span></text:p>
            <text:p text:style-name="P210"><text:span text:style-name="Strong_20_Emphasis"><text:span text:style-name="T1011">he surrendered</text:span></text:span></text:p>
            <text:p text:style-name="P210"><text:bookmark text:name="result_box229"/><text:span text:style-name="Strong_20_Emphasis"><text:span text:style-name="T1011">he </text:span></text:span><text:span text:style-name="Strong_20_Emphasis"><text:span text:style-name="T1384">com</text:span></text:span><text:span text:style-name="Strong_20_Emphasis"><text:span text:style-name="T1042">m</text:span></text:span><text:span text:style-name="Strong_20_Emphasis"><text:span text:style-name="T1384">ent</text:span></text:span><text:span text:style-name="Strong_20_Emphasis"><text:span text:style-name="T1042">ed/ remaked</text:span></text:span><text:span text:style-name="Strong_20_Emphasis"><text:span text:style-name="T1011"> he had </text:span></text:span><text:span text:style-name="Strong_20_Emphasis"><text:span text:style-name="T1385">put</text:span></text:span><text:span text:style-name="Strong_20_Emphasis"><text:span text:style-name="T1011"> the </text:span></text:span><text:span text:style-name="Strong_20_Emphasis"><text:span text:style-name="T1094">witness</text:span></text:span><text:span text:style-name="Strong_20_Emphasis"><text:span text:style-name="T1011"> </text:span></text:span></text:p>
            <text:p text:style-name="P210"><text:span text:style-name="Strong_20_Emphasis"><text:span text:style-name="T1011">at the </text:span></text:span><text:span text:style-name="Strong_20_Emphasis"><text:span text:style-name="T1385">dispos</text:span></text:span><text:span text:style-name="Strong_20_Emphasis"><text:span text:style-name="T1011">al of the FBI, </text:span></text:span></text:p>
            <text:p text:style-name="P210"><text:span text:style-name="Strong_20_Emphasis"><text:span text:style-name="T1011">the </text:span></text:span><text:span text:style-name="Strong_20_Emphasis"><text:span text:style-name="T1385">bureau</text:span></text:span><text:span text:style-name="Strong_20_Emphasis"><text:span text:style-name="T1011"> has </text:span></text:span><text:span text:style-name="Strong_20_Emphasis"><text:span text:style-name="T1410">p</text:span></text:span><text:span text:style-name="Strong_20_Emphasis"><text:span text:style-name="T1094">la</text:span></text:span><text:span text:style-name="Strong_20_Emphasis"><text:span text:style-name="T1410">c</text:span></text:span><text:span text:style-name="Strong_20_Emphasis"><text:span text:style-name="T1094">ed</text:span></text:span><text:span text:style-name="Strong_20_Emphasis"><text:span text:style-name="T1011"> in Kiev</text:span></text:span></text:p>
            <text:p text:style-name="P210"><text:span text:style-name="Strong_20_Emphasis"><text:span text:style-name="T1011">a cyber </text:span></text:span><text:span text:style-name="Strong_20_Emphasis"><text:span text:style-name="T1385">securit</text:span></text:span><text:span text:style-name="Strong_20_Emphasis"><text:span text:style-name="T1011">y </text:span></text:span><text:span text:style-name="Strong_20_Emphasis"><text:span text:style-name="T1385">expert</text:span></text:span></text:p>
            <text:p text:style-name="P211"><text:bookmark text:name="result_box230"/><text:span text:style-name="Strong_20_Emphasis"><text:span text:style-name="T1011">was not </text:span></text:span><text:span text:style-name="Strong_20_Emphasis"><text:span text:style-name="T1385">arrest</text:span></text:span><text:span text:style-name="Strong_20_Emphasis"><text:span text:style-name="T1011">ed because his </text:span></text:span><text:span text:style-name="Strong_20_Emphasis"><text:span text:style-name="T1385">activit</text:span></text:span><text:span text:style-name="Strong_20_Emphasis"><text:span text:style-name="T1011">ies </text:span></text:span></text:p>
            <text:p text:style-name="P211"><text:span text:style-name="Strong_20_Emphasis"><text:span text:style-name="T1094">fell </text:span></text:span><text:span text:style-name="Strong_20_Emphasis"><text:span text:style-name="T1136">into</text:span></text:span><text:span text:style-name="Strong_20_Emphasis"><text:span text:style-name="T1011"> a </text:span></text:span><text:span text:style-name="Strong_20_Emphasis"><text:span text:style-name="T1094">gray</text:span></text:span><text:span text:style-name="Strong_20_Emphasis"><text:span text:style-name="T1011"> </text:span></text:span><text:span text:style-name="Strong_20_Emphasis"><text:span text:style-name="T1094">area</text:span></text:span><text:span text:style-name="Strong_20_Emphasis"><text:span text:style-name="T1012"> of the </text:span></text:span><text:span text:style-name="Strong_20_Emphasis"><text:span text:style-name="T1095">law</text:span></text:span></text:p>
            <text:p text:style-name="P211"><text:bookmark text:name="result_box231"/><text:span text:style-name="Strong_20_Emphasis"><text:span text:style-name="T1011">He told us he had not </text:span></text:span><text:span text:style-name="Strong_20_Emphasis"><text:span text:style-name="T1385">creat</text:span></text:span><text:span text:style-name="Strong_20_Emphasis"><text:span text:style-name="T1011">ed it </text:span></text:span></text:p>
            <text:p text:style-name="P211"><text:span text:style-name="Strong_20_Emphasis"><text:span text:style-name="T1011">to be </text:span></text:span><text:span text:style-name="Strong_20_Emphasis"><text:span text:style-name="T1385">us</text:span></text:span><text:span text:style-name="Strong_20_Emphasis"><text:span text:style-name="T1011">ed that </text:span></text:span><text:span text:style-name="Strong_20_Emphasis"><text:span text:style-name="T1094">way</text:span></text:span><text:span text:style-name="Strong_20_Emphasis"><text:span text:style-name="T1096">/ </text:span></text:span><text:span text:style-name="Strong_20_Emphasis"><text:span text:style-name="T1411">man</text:span></text:span><text:span text:style-name="Strong_20_Emphasis"><text:span text:style-name="T1096">n</text:span></text:span><text:span text:style-name="Strong_20_Emphasis"><text:span text:style-name="T1411">er</text:span></text:span></text:p>
            <text:p text:style-name="P212"><text:bookmark text:name="result_box232"/><text:span text:style-name="Strong_20_Emphasis"><text:span text:style-name="T1011">the </text:span></text:span><text:span text:style-name="Strong_20_Emphasis"><text:span text:style-name="T1385">interac</text:span></text:span><text:span text:style-name="Strong_20_Emphasis"><text:span text:style-name="T1011">t</text:span></text:span><text:span text:style-name="Strong_20_Emphasis"><text:span text:style-name="T1385">ion</text:span></text:span><text:span text:style-name="Strong_20_Emphasis"><text:span text:style-name="T1011"> was done </text:span></text:span><text:span text:style-name="Strong_20_Emphasis"><text:span text:style-name="T1094">o</text:span></text:span><text:span text:style-name="Strong_20_Emphasis"><text:span text:style-name="T1410">nline</text:span></text:span><text:span text:style-name="Strong_20_Emphasis"><text:span text:style-name="T1011"> or by </text:span></text:span><text:span text:style-name="Strong_20_Emphasis"><text:span text:style-name="T1385">telephon</text:span></text:span><text:span text:style-name="Strong_20_Emphasis"><text:span text:style-name="T1011">e </text:span></text:span></text:p>
            <text:p text:style-name="P212"><text:span text:style-name="Strong_20_Emphasis"><text:span text:style-name="T1013">the </text:span></text:span><text:bookmark text:name="result_box233"/><text:span text:style-name="Strong_20_Emphasis"><text:span text:style-name="T1013">Ukrainian </text:span></text:span><text:span text:style-name="Strong_20_Emphasis"><text:span text:style-name="T1385">program</text:span></text:span><text:span text:style-name="Strong_20_Emphasis"><text:span text:style-name="T1011">mer had been </text:span></text:span><text:span text:style-name="Strong_20_Emphasis"><text:span text:style-name="T1385">pa</text:span></text:span><text:span text:style-name="Strong_20_Emphasis"><text:span text:style-name="T1011">id </text:span></text:span></text:p>
            <text:p text:style-name="P212"><text:span text:style-name="Strong_20_Emphasis"><text:span text:style-name="T1011">to write </text:span></text:span></text:p>
            <text:p text:style-name="P212"><text:span text:style-name="Strong_20_Emphasis"><text:span text:style-name="T1011">the </text:span></text:span><text:span text:style-name="Strong_20_Emphasis"><text:span text:style-name="T1096">customized</text:span></text:span><text:span text:style-name="Strong_20_Emphasis"><text:span text:style-name="T1011"> program </text:span></text:span></text:p>
            <text:p text:style-name="P212"><text:span text:style-name="Strong_20_Emphasis"><text:span text:style-name="T1011">without knowing its </text:span></text:span><text:span text:style-name="Strong_20_Emphasis"><text:span text:style-name="T1385">p</text:span></text:span><text:span text:style-name="Strong_20_Emphasis"><text:span text:style-name="T1011">u</text:span></text:span><text:span text:style-name="Strong_20_Emphasis"><text:span text:style-name="T1385">rpos</text:span></text:span><text:span text:style-name="Strong_20_Emphasis"><text:span text:style-name="T1011">e</text:span></text:span></text:p>
            <text:p text:style-name="P212"><text:bookmark text:name="result_box234"/><text:span text:style-name="Strong_20_Emphasis"><text:span text:style-name="T1011">outlined the </text:span></text:span><text:span text:style-name="Strong_20_Emphasis"><text:span text:style-name="T1385">aut</text:span></text:span><text:span text:style-name="Strong_20_Emphasis"><text:span text:style-name="T1011">h</text:span></text:span><text:span text:style-name="Strong_20_Emphasis"><text:span text:style-name="T1385">or</text:span></text:span><text:span text:style-name="Strong_20_Emphasis"><text:span text:style-name="T1011"> </text:span></text:span><text:span text:style-name="Strong_20_Emphasis"><text:span text:style-name="T1094">broadly</text:span></text:span><text:span text:style-name="Strong_20_Emphasis"><text:span text:style-name="T1096">/ (features)</text:span></text:span><text:span text:style-name="Strong_20_Emphasis"><text:span text:style-name="T1011">, </text:span></text:span></text:p>
            <text:p text:style-name="P212"><text:span text:style-name="Strong_20_Emphasis"><text:span text:style-name="T1011">to </text:span></text:span><text:span text:style-name="Strong_20_Emphasis"><text:span text:style-name="T1385">prote</text:span></text:span><text:span text:style-name="Strong_20_Emphasis"><text:span text:style-name="T1011">ct his </text:span></text:span><text:span text:style-name="Strong_20_Emphasis"><text:span text:style-name="T1385">integri</text:span></text:span><text:span text:style-name="Strong_20_Emphasis"><text:span text:style-name="T1011">ty</text:span></text:span></text:p>
            <text:p text:style-name="P212"><text:bookmark text:name="result_box235"/><text:span text:style-name="Strong_20_Emphasis"><text:span text:style-name="T1011">He worked </text:span></text:span><text:span text:style-name="Strong_20_Emphasis"><text:span text:style-name="T1094">on his own</text:span></text:span><text:span text:style-name="Strong_20_Emphasis"><text:span text:style-name="T1097"> ac</text:span></text:span><text:span text:style-name="Strong_20_Emphasis"><text:span text:style-name="T1412">c</text:span></text:span><text:span text:style-name="Strong_20_Emphasis"><text:span text:style-name="T1097">o</text:span></text:span><text:span text:style-name="Strong_20_Emphasis"><text:span text:style-name="T1412">unt</text:span></text:span><text:span text:style-name="Strong_20_Emphasis"><text:span text:style-name="T1011"> and </text:span></text:span></text:p>
            <text:p text:style-name="P212"><text:span text:style-name="Strong_20_Emphasis"><text:span text:style-name="T1011">is now a </text:span></text:span><text:span text:style-name="Strong_20_Emphasis"><text:span text:style-name="T1385">val</text:span></text:span><text:span text:style-name="Strong_20_Emphasis"><text:span text:style-name="T1011">uable </text:span></text:span><text:span text:style-name="Strong_20_Emphasis"><text:span text:style-name="T1094">witness</text:span></text:span></text:p>
            <text:p text:style-name="P212"><text:bookmark text:name="result_box236"/><text:span text:style-name="Strong_20_Emphasis"><text:span text:style-name="T1011">to </text:span></text:span><text:span text:style-name="Strong_20_Emphasis"><text:span text:style-name="T1385">hack</text:span></text:span><text:span text:style-name="Strong_20_Emphasis"><text:span text:style-name="T1011"> </text:span></text:span><text:span text:style-name="Strong_20_Emphasis"><text:span text:style-name="T1013">the </text:span></text:span><text:span text:style-name="Strong_20_Emphasis"><text:span text:style-name="T1385">serv</text:span></text:span><text:span text:style-name="Strong_20_Emphasis"><text:span text:style-name="T1011">ers</text:span></text:span></text:p>
            <text:p text:style-name="P213"><text:bookmark text:name="result_box237"/><text:span text:style-name="Strong_20_Emphasis"><text:span text:style-name="T1385">re</text:span></text:span><text:span text:style-name="Strong_20_Emphasis"><text:span text:style-name="T1011">f</text:span></text:span><text:span text:style-name="Strong_20_Emphasis"><text:span text:style-name="T1385">us</text:span></text:span><text:span text:style-name="Strong_20_Emphasis"><text:span text:style-name="T1011">e to </text:span></text:span><text:span text:style-name="Strong_20_Emphasis"><text:span text:style-name="T1131">deal </text:span></text:span><text:span text:style-name="Strong_20_Emphasis"><text:span text:style-name="T1132">with</text:span></text:span></text:p>
            <text:p text:style-name="P213"><text:span text:style-name="Strong_20_Emphasis"><text:span text:style-name="T1011">drug dealers.</text:span></text:span></text:p>
            <text:p text:style-name="P213"><text:bookmark text:name="result_box238"/><text:span text:style-name="Strong_20_Emphasis"><text:span text:style-name="T1094">Try</text:span></text:span><text:span text:style-name="Strong_20_Emphasis"><text:span text:style-name="T1011"> to </text:span></text:span><text:span text:style-name="Strong_20_Emphasis"><text:span text:style-name="T1043">get</text:span></text:span><text:span text:style-name="Strong_20_Emphasis"><text:span text:style-name="T1011"> or achieve an </text:span></text:span><text:span text:style-name="Strong_20_Emphasis"><text:span text:style-name="T1385">obje</text:span></text:span><text:span text:style-name="Strong_20_Emphasis"><text:span text:style-name="T1011">c</text:span></text:span><text:span text:style-name="Strong_20_Emphasis"><text:span text:style-name="T1385">tiv</text:span></text:span><text:span text:style-name="Strong_20_Emphasis"><text:span text:style-name="T1011">e or a </text:span></text:span><text:span text:style-name="Strong_20_Emphasis"><text:span text:style-name="T1097">goal/ end</text:span></text:span><text:span text:style-name="Strong_20_Emphasis"><text:span text:style-name="T1011">.</text:span></text:span></text:p>
            <text:p text:style-name="P213"><text:span text:style-name="Strong_20_Emphasis"><text:span text:style-name="T1410">tr</text:span></text:span><text:span text:style-name="Strong_20_Emphasis"><text:span text:style-name="T1094">e</text:span></text:span><text:span text:style-name="Strong_20_Emphasis"><text:span text:style-name="T1410">at</text:span></text:span><text:span text:style-name="Strong_20_Emphasis"><text:span text:style-name="T1412"> </text:span></text:span><text:span text:style-name="Strong_20_Emphasis"><text:span text:style-name="T1097">carefully </text:span></text:span><text:span text:style-name="Strong_20_Emphasis"><text:span text:style-name="T1137">your </text:span></text:span><text:span text:style-name="Strong_20_Emphasis"><text:span text:style-name="T1097">clothes</text:span></text:span><text:span text:style-name="Strong_20_Emphasis"><text:span text:style-name="T1011"> if you want</text:span></text:span><text:span text:style-name="Strong_20_Emphasis"><text:span text:style-name="T1014"> </text:span></text:span><text:span text:style-name="Strong_20_Emphasis"><text:span text:style-name="T1011">them </text:span></text:span></text:p>
            <text:p text:style-name="P213"><text:span text:style-name="Strong_20_Emphasis"><text:span text:style-name="T1011">to </text:span></text:span><text:span text:style-name="Strong_20_Emphasis"><text:span text:style-name="T1094">last for long</text:span></text:span><text:span text:style-name="Strong_20_Emphasis"><text:span text:style-name="T1011">.</text:span></text:span></text:p>
            <text:p text:style-name="P214"><text:span text:style-name="Strong_20_Emphasis"><text:span text:style-name="T1011">gathering</text:span></text:span><text:span text:style-name="Strong_20_Emphasis"><text:span text:style-name="T1015">/</text:span></text:span><text:span text:style-name="Strong_20_Emphasis"><text:span text:style-name="T1044"> </text:span></text:span><text:span text:style-name="Strong_20_Emphasis"><text:span text:style-name="T1386">co</text:span></text:span><text:span text:style-name="Strong_20_Emphasis"><text:span text:style-name="T1015">llecting</text:span></text:span><text:span text:style-name="Strong_20_Emphasis"><text:span text:style-name="T1011"> his </text:span></text:span><text:span text:style-name="Strong_20_Emphasis"><text:span text:style-name="T1385">personal</text:span></text:span><text:span text:style-name="Strong_20_Emphasis"><text:span text:style-name="T1011"> </text:span></text:span><text:span text:style-name="Strong_20_Emphasis"><text:span text:style-name="T1094">items</text:span></text:span><text:span text:style-name="Strong_20_Emphasis"><text:span text:style-name="T1011">. </text:span></text:span></text:p>
            <text:p text:style-name="P214"><text:span text:style-name="Strong_20_Emphasis"><text:span text:style-name="T1011">He </text:span></text:span><text:span text:style-name="Strong_20_Emphasis"><text:span text:style-name="T1094">picks up</text:span></text:span><text:span text:style-name="Strong_20_Emphasis"><text:span text:style-name="T1098">/ lift (</text:span></text:span><text:span text:style-name="Strong_20_Emphasis"><text:span text:style-name="T1115">fr. </text:span></text:span><text:span text:style-name="Strong_20_Emphasis"><text:span text:style-name="T1413">lev</text:span></text:span><text:span text:style-name="Strong_20_Emphasis"><text:span text:style-name="T1098">er)</text:span></text:span><text:span text:style-name="Strong_20_Emphasis"><text:span text:style-name="T1011"> his </text:span></text:span><text:span text:style-name="Strong_20_Emphasis"><text:span text:style-name="T1094">boxes</text:span></text:span></text:p>
            <text:p text:style-name="P214"><text:span text:style-name="Strong_20_Emphasis"><text:span text:style-name="T1015">l</text:span></text:span><text:span text:style-name="Strong_20_Emphasis"><text:span text:style-name="T1011">eaving the </text:span></text:span><text:span text:style-name="Strong_20_Emphasis"><text:span text:style-name="T1094">door</text:span></text:span><text:span text:style-name="Strong_20_Emphasis"><text:span text:style-name="T1011"> open behind him</text:span></text:span></text:p>
            <text:p text:style-name="P214"><text:span text:style-name="Strong_20_Emphasis"><text:span text:style-name="T1011">his boss </text:span></text:span><text:span text:style-name="Strong_20_Emphasis"><text:span text:style-name="T1094">stopped</text:span></text:span><text:span text:style-name="Strong_20_Emphasis"><text:span text:style-name="T1011"> by his </text:span></text:span><text:span text:style-name="Strong_20_Emphasis"><text:span text:style-name="T1385">of</text:span></text:span><text:span text:style-name="Strong_20_Emphasis"><text:span text:style-name="T1011">f</text:span></text:span><text:span text:style-name="Strong_20_Emphasis"><text:span text:style-name="T1385">ic</text:span></text:span><text:span text:style-name="Strong_20_Emphasis"><text:span text:style-name="T1011">e</text:span></text:span></text:p>
            <text:p text:style-name="P214"><text:span text:style-name="Strong_20_Emphasis"><text:span text:style-name="T1094">By the way</text:span></text:span><text:span text:style-name="Strong_20_Emphasis"><text:span text:style-name="T1011">, do you have a minute to talk</text:span></text:span></text:p>
            <text:p text:style-name="P215"><text:span text:style-name="Strong_20_Emphasis"><text:span text:style-name="T1011">I have some </text:span></text:span><text:span text:style-name="Strong_20_Emphasis"><text:span text:style-name="T1094">bad news</text:span></text:span><text:span text:style-name="Strong_20_Emphasis"><text:span text:style-name="T1011">. </text:span></text:span></text:p>
            <text:p text:style-name="P215"><text:span text:style-name="Strong_20_Emphasis"><text:span text:style-name="T1011">As you know, things have been </text:span></text:span><text:span text:style-name="Strong_20_Emphasis"><text:span text:style-name="T1094">tough</text:span></text:span><text:span text:style-name="Strong_20_Emphasis"><text:span text:style-name="T1011"> </text:span></text:span></text:p>
            <text:p text:style-name="P187"><text:span text:style-name="Strong_20_Emphasis"><text:span text:style-name="T1011">with the </text:span></text:span><text:span text:style-name="Strong_20_Emphasis"><text:span text:style-name="T1385">reces</text:span></text:span><text:span text:style-name="Strong_20_Emphasis"><text:span text:style-name="T1011">s</text:span></text:span><text:span text:style-name="Strong_20_Emphasis"><text:span text:style-name="T1385">ion</text:span></text:span><text:span text:style-name="Strong_20_Emphasis"><text:span text:style-name="T1011"> </text:span></text:span><text:span text:style-name="Strong_20_Emphasis"><text:span text:style-name="T1094">lasting longer</text:span></text:span><text:span text:style-name="Strong_20_Emphasis"><text:span text:style-name="T1011"> we </text:span></text:span><text:span text:style-name="Strong_20_Emphasis"><text:span text:style-name="T1385">e</text:span></text:span><text:span text:style-name="Strong_20_Emphasis"><text:span text:style-name="T1011">x</text:span></text:span><text:span text:style-name="Strong_20_Emphasis"><text:span text:style-name="T1385">pe</text:span></text:span><text:span text:style-name="Strong_20_Emphasis"><text:span text:style-name="T1011">cted.</text:span></text:span></text:p>
            <text:p text:style-name="P187"><text:span text:style-name="Strong_20_Emphasis"><text:span text:style-name="T1011">Upper management has </text:span></text:span><text:span text:style-name="Strong_20_Emphasis"><text:span text:style-name="T1385">conclu</text:span></text:span><text:span text:style-name="Strong_20_Emphasis"><text:span text:style-name="T1011">ded that </text:span></text:span></text:p>
            <text:p text:style-name="P187"><text:span text:style-name="Strong_20_Emphasis"><text:span text:style-name="T1011">we have to </text:span></text:span><text:span text:style-name="Strong_20_Emphasis"><text:span text:style-name="T1045">dismiss/ </text:span></text:span><text:span text:style-name="Strong_20_Emphasis"><text:span text:style-name="T1011">let </text:span></text:span><text:span text:style-name="Strong_20_Emphasis"><text:span text:style-name="T1094">some people</text:span></text:span><text:span text:style-name="Strong_20_Emphasis"><text:span text:style-name="T1011"> go </text:span></text:span></text:p>
            <text:p text:style-name="P187"><text:span text:style-name="Strong_20_Emphasis"><text:span text:style-name="T1011">if we want to </text:span></text:span><text:span text:style-name="Strong_20_Emphasis"><text:span text:style-name="T1094">stay</text:span></text:span><text:span text:style-name="Strong_20_Emphasis"><text:span text:style-name="T1099">/ (keep us)</text:span></text:span><text:span text:style-name="Strong_20_Emphasis"><text:span text:style-name="T1011"> </text:span></text:span><text:span text:style-name="Strong_20_Emphasis"><text:span text:style-name="T1385">competitiv</text:span></text:span><text:span text:style-name="Strong_20_Emphasis"><text:span text:style-name="T1011">e</text:span></text:span></text:p>
            <text:p text:style-name="P187"><text:span text:style-name="Strong_20_Emphasis"><text:span text:style-name="T1094">Ex</text:span></text:span><text:span text:style-name="Strong_20_Emphasis"><text:span text:style-name="T1410">cu</text:span></text:span><text:span text:style-name="Strong_20_Emphasis"><text:span text:style-name="T1094">s</text:span></text:span><text:span text:style-name="Strong_20_Emphasis"><text:span text:style-name="T1410">e me</text:span></text:span><text:span text:style-name="Strong_20_Emphasis"><text:span text:style-name="T1016">, </text:span></text:span><text:span text:style-name="Strong_20_Emphasis"><text:span text:style-name="T1011">but, I'm not </text:span></text:span><text:span text:style-name="Strong_20_Emphasis"><text:span text:style-name="T1410">sur</text:span></text:span><text:span text:style-name="Strong_20_Emphasis"><text:span text:style-name="T1094">e</text:span></text:span><text:span text:style-name="Strong_20_Emphasis"><text:span text:style-name="T1011"> I understand. </text:span></text:span></text:p>
            <text:p text:style-name="P216"><text:span text:style-name="Strong_20_Emphasis"><text:span text:style-name="T1011">Are you firing me?</text:span></text:span></text:p>
            <text:p text:style-name="P217"><text:span text:style-name="Strong_20_Emphasis"><text:span text:style-name="T1011">don't </text:span></text:span><text:span text:style-name="Strong_20_Emphasis"><text:span text:style-name="T1094">take</text:span></text:span><text:span text:style-name="Strong_20_Emphasis"><text:span text:style-name="T1011"> it </text:span></text:span><text:span text:style-name="Strong_20_Emphasis"><text:span text:style-name="T1385">personal</text:span></text:span><text:span text:style-name="Strong_20_Emphasis"><text:span text:style-name="T1011">ly. </text:span></text:span></text:p>
            <text:p text:style-name="P217"><text:soft-page-break/><text:span text:style-name="Strong_20_Emphasis"><text:span text:style-name="T1011">We agonized </text:span></text:span><text:span text:style-name="Strong_20_Emphasis"><text:span text:style-name="T1017">(have been </text:span></text:span><text:span text:style-name="Strong_20_Emphasis"><text:span text:style-name="T1414">ag</text:span></text:span><text:span text:style-name="Strong_20_Emphasis"><text:span text:style-name="T1100">on</text:span></text:span><text:span text:style-name="Strong_20_Emphasis"><text:span text:style-name="T1414">i</text:span></text:span><text:span text:style-name="Strong_20_Emphasis"><text:span text:style-name="T1100">zing</text:span></text:span><text:span text:style-name="Strong_20_Emphasis"><text:span text:style-name="T1017">)</text:span></text:span></text:p>
            <text:p text:style-name="P217"><text:span text:style-name="Strong_20_Emphasis"><text:span text:style-name="T1094">over</text:span></text:span><text:span text:style-name="Strong_20_Emphasis"><text:span text:style-name="T1011"> the </text:span></text:span><text:span text:style-name="Strong_20_Emphasis"><text:span text:style-name="T1385">decision</text:span></text:span><text:span text:style-name="Strong_20_Emphasis"><text:span text:style-name="T1011"> for months. </text:span></text:span></text:p>
            <text:p text:style-name="P217"><text:span text:style-name="Strong_20_Emphasis"><text:span text:style-name="T1011">We are </text:span></text:span><text:span text:style-name="Strong_20_Emphasis"><text:span text:style-name="T1385">real</text:span></text:span><text:span text:style-name="Strong_20_Emphasis"><text:span text:style-name="T1011">ly out of </text:span></text:span><text:span text:style-name="Strong_20_Emphasis"><text:span text:style-name="T1385">op</text:span></text:span><text:span text:style-name="Strong_20_Emphasis"><text:span text:style-name="T1011">t</text:span></text:span><text:span text:style-name="Strong_20_Emphasis"><text:span text:style-name="T1385">ion</text:span></text:span><text:span text:style-name="Strong_20_Emphasis"><text:span text:style-name="T1011">s</text:span></text:span></text:p>
            <text:p text:style-name="P217"><text:span text:style-name="Strong_20_Emphasis"><text:span text:style-name="T1011">I </text:span></text:span><text:span text:style-name="Strong_20_Emphasis"><text:span text:style-name="T1094">just</text:span></text:span><text:span text:style-name="Strong_20_Emphasis"><text:span text:style-name="T1011"> bought a new home. </text:span></text:span></text:p>
            <text:p text:style-name="P217"><text:span text:style-name="Strong_20_Emphasis"><text:span text:style-name="T1011">My wife is 6 months </text:span></text:span><text:span text:style-name="Strong_20_Emphasis"><text:span text:style-name="T1094">pregnant</text:span></text:span></text:p>
            <text:p text:style-name="P217"><text:span text:style-name="Strong_20_Emphasis"><text:span text:style-name="T1011">I have worked for this </text:span></text:span><text:span text:style-name="Strong_20_Emphasis"><text:span text:style-name="T1385">company</text:span></text:span><text:span text:style-name="Strong_20_Emphasis"><text:span text:style-name="T1011"> </text:span></text:span></text:p>
            <text:p text:style-name="P217"><text:span text:style-name="Strong_20_Emphasis"><text:span text:style-name="T1094">for almost</text:span></text:span><text:span text:style-name="Strong_20_Emphasis"><text:span text:style-name="T1011"> 20 years…</text:span></text:span></text:p>
            <text:p text:style-name="P217"><text:span text:style-name="Strong_20_Emphasis"><text:span text:style-name="T1011">…for which you have been well </text:span></text:span><text:span text:style-name="Strong_20_Emphasis"><text:span text:style-name="T1094">compensated</text:span></text:span></text:p>
            <text:p text:style-name="P218"><text:span text:style-name="Strong_20_Emphasis"><text:span text:style-name="T1011">I did all I </text:span></text:span><text:span text:style-name="Strong_20_Emphasis"><text:span text:style-name="T1094">could</text:span></text:span><text:span text:style-name="Strong_20_Emphasis"><text:span text:style-name="T1011"> </text:span></text:span></text:p>
            <text:p text:style-name="P218"><text:span text:style-name="Strong_20_Emphasis"><text:span text:style-name="T1011">to </text:span></text:span><text:span text:style-name="Strong_20_Emphasis"><text:span text:style-name="T1385">conv</text:span></text:span><text:span text:style-name="Strong_20_Emphasis"><text:span text:style-name="T1011">i</text:span></text:span><text:span text:style-name="Strong_20_Emphasis"><text:span text:style-name="T1385">nce</text:span></text:span><text:span text:style-name="Strong_20_Emphasis"><text:span text:style-name="T1011"> them to keep you </text:span></text:span></text:p>
            <text:p text:style-name="P218"><text:span text:style-name="Strong_20_Emphasis"><text:span text:style-name="T1011">but they had already made up their minds</text:span></text:span></text:p>
            <text:p text:style-name="P219"><text:span text:style-name="Strong_20_Emphasis"><text:span text:style-name="T1018">Well, </text:span></text:span><text:span text:style-name="Strong_20_Emphasis"><text:span text:style-name="T1011">I have to be </text:span></text:span></text:p>
            <text:p text:style-name="P219"><text:span text:style-name="Strong_20_Emphasis"><text:span text:style-name="T1011">at another </text:span></text:span><text:span text:style-name="Strong_20_Emphasis"><text:span text:style-name="T1094">meeting</text:span></text:span><text:span text:style-name="Strong_20_Emphasis"><text:span text:style-name="T1011"> in about 2 minutes</text:span></text:span></text:p>
            <text:p text:style-name="P219"><text:span text:style-name="Strong_20_Emphasis"><text:span text:style-name="T1018">he was </text:span></text:span><text:span text:style-name="Strong_20_Emphasis"><text:span text:style-name="T1101">speechless (</text:span></text:span><text:span text:style-name="Strong_20_Emphasis"><text:span text:style-name="T1415">mu</text:span></text:span><text:span text:style-name="Strong_20_Emphasis"><text:span text:style-name="T1101">te)</text:span></text:span></text:p>
            <text:p text:style-name="P219"><text:span text:style-name="Strong_20_Emphasis"><text:span text:style-name="T1018">I </text:span></text:span><text:span text:style-name="Strong_20_Emphasis"><text:span text:style-name="T1101">wish</text:span></text:span><text:span text:style-name="Strong_20_Emphasis"><text:span text:style-name="T1018"> you all the </text:span></text:span><text:span text:style-name="Strong_20_Emphasis"><text:span text:style-name="T1101">bes</text:span></text:span><text:span text:style-name="Strong_20_Emphasis"><text:span text:style-name="T1018">t. </text:span></text:span></text:p>
            <text:p text:style-name="P219"><text:span text:style-name="Strong_20_Emphasis"><text:span text:style-name="T1018">If you have any questions </text:span></text:span></text:p>
            <text:p text:style-name="P219"><text:span text:style-name="Strong_20_Emphasis"><text:span text:style-name="T1018">you know where to reach me</text:span></text:span></text:p>
            <text:p text:style-name="P219"><text:span text:style-name="Strong_20_Emphasis"><text:span text:style-name="T1018">make</text:span></text:span><text:span text:style-name="Strong_20_Emphasis"><text:span text:style-name="T1019">s</text:span></text:span><text:span text:style-name="Strong_20_Emphasis"><text:span text:style-name="T1018"> a </text:span></text:span><text:span text:style-name="Strong_20_Emphasis"><text:span text:style-name="T1387">list</text:span></text:span><text:span text:style-name="Strong_20_Emphasis"><text:span text:style-name="T1018"> of all the </text:span></text:span><text:span text:style-name="Strong_20_Emphasis"><text:span text:style-name="T1101">expenses</text:span></text:span><text:span text:style-name="Strong_20_Emphasis"><text:span text:style-name="T1018"> he could </text:span></text:span><text:span text:style-name="Strong_20_Emphasis"><text:span text:style-name="T1415">c</text:span></text:span><text:span text:style-name="Strong_20_Emphasis"><text:span text:style-name="T1101">u</text:span></text:span><text:span text:style-name="Strong_20_Emphasis"><text:span text:style-name="T1415">t</text:span></text:span></text:p>
            <text:p text:style-name="P219"><text:span text:style-name="Strong_20_Emphasis"><text:span text:style-name="T1018">How was your </text:span></text:span><text:span text:style-name="Strong_20_Emphasis"><text:span text:style-name="T1387">d</text:span></text:span><text:span text:style-name="Strong_20_Emphasis"><text:span text:style-name="T1018">a</text:span></text:span><text:span text:style-name="Strong_20_Emphasis"><text:span text:style-name="T1387">y</text:span></text:span><text:span text:style-name="Strong_20_Emphasis"><text:span text:style-name="T1018"> </text:span></text:span><text:span text:style-name="Strong_20_Emphasis"><text:span text:style-name="T1101">honey</text:span></text:span></text:p>
            <text:p text:style-name="P219"><text:span text:style-name="Strong_20_Emphasis"><text:span text:style-name="T1018">Good… </text:span></text:span><text:span text:style-name="Strong_20_Emphasis"><text:span text:style-name="T1101">busy</text:span></text:span><text:span text:style-name="Strong_20_Emphasis"><text:span text:style-name="T1018"> </text:span></text:span><text:span text:style-name="Strong_20_Emphasis"><text:span text:style-name="T1101">as usual</text:span></text:span></text:p>
            <text:p text:style-name="P219"><text:span text:style-name="Strong_20_Emphasis"><text:span text:style-name="T1018">I can be </text:span></text:span><text:span text:style-name="Strong_20_Emphasis"><text:span text:style-name="T1101">ready</text:span></text:span><text:span text:style-name="Strong_20_Emphasis"><text:span text:style-name="T1018"> in 10 </text:span></text:span><text:span text:style-name="Strong_20_Emphasis"><text:span text:style-name="T1387">minut</text:span></text:span><text:span text:style-name="Strong_20_Emphasis"><text:span text:style-name="T1018">es.</text:span></text:span></text:p>
            <text:p text:style-name="P219"><text:span text:style-name="Strong_20_Emphasis"><text:span text:style-name="T1018">What if we </text:span></text:span><text:span text:style-name="Strong_20_Emphasis"><text:span text:style-name="T1101">stayed</text:span></text:span><text:span text:style-name="Strong_20_Emphasis"><text:span text:style-name="T1018"> home f</text:span></text:span><text:span text:style-name="Strong_20_Emphasis"><text:span text:style-name="T1101">or a </text:span></text:span><text:span text:style-name="Strong_20_Emphasis"><text:span text:style-name="T1415">c</text:span></text:span><text:span text:style-name="Strong_20_Emphasis"><text:span text:style-name="T1101">h</text:span></text:span><text:span text:style-name="Strong_20_Emphasis"><text:span text:style-name="T1415">a</text:span></text:span><text:span text:style-name="Strong_20_Emphasis"><text:span text:style-name="T1101">nge</text:span></text:span></text:p>
            <text:p text:style-name="P220"><text:bookmark text:name="result_box239"/><text:span text:style-name="Strong_20_Emphasis"><text:span text:style-name="T1101">Explode:</text:span></text:span><text:span text:style-name="Strong_20_Emphasis"><text:span text:style-name="T1018"> </text:span></text:span><text:span text:style-name="Strong_20_Emphasis"><text:span text:style-name="T1387">Explod</text:span></text:span><text:span text:style-name="Strong_20_Emphasis"><text:span text:style-name="T1018">e </text:span></text:span><text:span text:style-name="Strong_20_Emphasis"><text:span text:style-name="T1101">suddenly</text:span></text:span><text:span text:style-name="Strong_20_Emphasis"><text:span text:style-name="T1018"> and </text:span></text:span><text:span text:style-name="Strong_20_Emphasis"><text:span text:style-name="T1387">violent</text:span></text:span><text:span text:style-name="Strong_20_Emphasis"><text:span text:style-name="T1018">ly, </text:span></text:span></text:p>
            <text:p text:style-name="P220"><text:span text:style-name="Strong_20_Emphasis"><text:span text:style-name="T1387">produci</text:span></text:span><text:span text:style-name="Strong_20_Emphasis"><text:span text:style-name="T1018">ng a dry and </text:span></text:span><text:span text:style-name="Strong_20_Emphasis"><text:span text:style-name="T1387">intens</text:span></text:span><text:span text:style-name="Strong_20_Emphasis"><text:span text:style-name="T1018">e </text:span></text:span><text:span text:style-name="Strong_20_Emphasis"><text:span text:style-name="T1101">noise</text:span></text:span><text:span text:style-name="Strong_20_Emphasis"><text:span text:style-name="T1018">.</text:span></text:span></text:p>
            <text:p text:style-name="P220"><text:span text:style-name="Strong_20_Emphasis"><text:span text:style-name="T1101">C</text:span></text:span><text:span text:style-name="Strong_20_Emphasis"><text:span text:style-name="T1102">ut/ Shape (fr. </text:span></text:span><text:span text:style-name="Strong_20_Emphasis"><text:span text:style-name="T1416">ta</text:span></text:span><text:span text:style-name="Strong_20_Emphasis"><text:span text:style-name="T1102">i</text:span></text:span><text:span text:style-name="Strong_20_Emphasis"><text:span text:style-name="T1416">ller</text:span></text:span><text:span text:style-name="Strong_20_Emphasis"><text:span text:style-name="T1102">)</text:span></text:span><text:span text:style-name="Strong_20_Emphasis"><text:span text:style-name="T1101">:</text:span></text:span><text:span text:style-name="Strong_20_Emphasis"><text:span text:style-name="T1018"> Shap</text:span></text:span><text:span text:style-name="Strong_20_Emphasis"><text:span text:style-name="T1046">e</text:span></text:span><text:span text:style-name="Strong_20_Emphasis"><text:span text:style-name="T1018"> a </text:span></text:span><text:span text:style-name="Strong_20_Emphasis"><text:span text:style-name="T1387">solid</text:span></text:span><text:span text:style-name="Strong_20_Emphasis"><text:span text:style-name="T1018"> </text:span></text:span><text:span text:style-name="Strong_20_Emphasis"><text:span text:style-name="T1101">body</text:span></text:span><text:span text:style-name="Strong_20_Emphasis"><text:span text:style-name="T1018"> </text:span></text:span></text:p>
            <text:p text:style-name="P190"><text:span text:style-name="Strong_20_Emphasis"><text:span text:style-name="T1018">making </text:span></text:span><text:span text:style-name="Strong_20_Emphasis"><text:span text:style-name="T1415">c</text:span></text:span><text:span text:style-name="Strong_20_Emphasis"><text:span text:style-name="T1101">u</text:span></text:span><text:span text:style-name="Strong_20_Emphasis"><text:span text:style-name="T1415">t</text:span></text:span><text:span text:style-name="Strong_20_Emphasis"><text:span text:style-name="T1101">s</text:span></text:span><text:span text:style-name="Strong_20_Emphasis"><text:span text:style-name="T1018"> or </text:span></text:span><text:span text:style-name="Strong_20_Emphasis"><text:span text:style-name="T1387">incision</text:span></text:span><text:span text:style-name="Strong_20_Emphasis"><text:span text:style-name="T1018">s, </text:span></text:span><text:span text:style-name="Strong_20_Emphasis"><text:span text:style-name="T1387">especial</text:span></text:span><text:span text:style-name="Strong_20_Emphasis"><text:span text:style-name="T1018">ly making </text:span></text:span></text:p>
            <text:p text:style-name="P220"><text:span text:style-name="Strong_20_Emphasis"><text:span text:style-name="T1018">a </text:span></text:span><text:span text:style-name="Strong_20_Emphasis"><text:span text:style-name="T1387">scul</text:span></text:span><text:span text:style-name="Strong_20_Emphasis"><text:span text:style-name="T1018">p</text:span></text:span><text:span text:style-name="Strong_20_Emphasis"><text:span text:style-name="T1387">tur</text:span></text:span><text:span text:style-name="Strong_20_Emphasis"><text:span text:style-name="T1018">e by working or </text:span></text:span><text:span text:style-name="Strong_20_Emphasis"><text:span text:style-name="T1101">carving</text:span></text:span><text:span text:style-name="Strong_20_Emphasis"><text:span text:style-name="T1018"> </text:span></text:span><text:span text:style-name="Strong_20_Emphasis"><text:span text:style-name="T1101">stone</text:span></text:span><text:span text:style-name="Strong_20_Emphasis"><text:span text:style-name="T1018">, </text:span></text:span></text:p>
            <text:p text:style-name="P220"><text:span text:style-name="Strong_20_Emphasis"><text:span text:style-name="T1018">metal or </text:span></text:span><text:span text:style-name="Strong_20_Emphasis"><text:span text:style-name="T1101">wood</text:span></text:span><text:span text:style-name="Strong_20_Emphasis"><text:span text:style-name="T1018">. To </text:span></text:span><text:span text:style-name="Strong_20_Emphasis"><text:span text:style-name="T1101">en</text:span></text:span><text:span text:style-name="Strong_20_Emphasis"><text:span text:style-name="T1415">gra</text:span></text:span><text:span text:style-name="Strong_20_Emphasis"><text:span text:style-name="T1101">ve</text:span></text:span><text:span text:style-name="Strong_20_Emphasis"><text:span text:style-name="T1018"> on metal, wood, </text:span></text:span></text:p>
            <text:p text:style-name="P220"><text:span text:style-name="Strong_20_Emphasis"><text:span text:style-name="T1018">stone or other hard </text:span></text:span><text:span text:style-name="Strong_20_Emphasis"><text:span text:style-name="T1387">surf</text:span></text:span><text:span text:style-name="Strong_20_Emphasis"><text:span text:style-name="T1018">a</text:span></text:span><text:span text:style-name="Strong_20_Emphasis"><text:span text:style-name="T1387">c</text:span></text:span><text:span text:style-name="Strong_20_Emphasis"><text:span text:style-name="T1018">e a </text:span></text:span><text:span text:style-name="Strong_20_Emphasis"><text:span text:style-name="T1101">figur</text:span></text:span><text:span text:style-name="Strong_20_Emphasis"><text:span text:style-name="T1018">e, </text:span></text:span></text:p>
            <text:p text:style-name="P220"><text:span text:style-name="Strong_20_Emphasis"><text:span text:style-name="T1018">a </text:span></text:span><text:span text:style-name="Strong_20_Emphasis"><text:span text:style-name="T1415">d</text:span></text:span><text:span text:style-name="Strong_20_Emphasis"><text:span text:style-name="T1101">rawing</text:span></text:span><text:span text:style-name="Strong_20_Emphasis"><text:span text:style-name="T1018">, </text:span></text:span><text:span text:style-name="Strong_20_Emphasis"><text:span text:style-name="T1387">sign</text:span></text:span><text:span text:style-name="Strong_20_Emphasis"><text:span text:style-name="T1018">s or words.</text:span></text:span></text:p>
            <text:p text:style-name="P220"><text:span text:style-name="Strong_20_Emphasis"><text:span text:style-name="T1101">size</text:span></text:span></text:p>
            <text:p text:style-name="P220"><text:span text:style-name="Strong_20_Emphasis"><text:span text:style-name="T1018">To </text:span></text:span><text:span text:style-name="Strong_20_Emphasis"><text:span text:style-name="T1101">smash</text:span></text:span><text:span text:style-name="Strong_20_Emphasis"><text:span text:style-name="T1018">: </text:span></text:span><text:span text:style-name="Strong_20_Emphasis"><text:span text:style-name="T1046">Put to </text:span></text:span><text:span text:style-name="Strong_20_Emphasis"><text:span text:style-name="T1416">p</text:span></text:span><text:span text:style-name="Strong_20_Emphasis"><text:span text:style-name="T1102">i</text:span></text:span><text:span text:style-name="Strong_20_Emphasis"><text:span text:style-name="T1416">ec</text:span></text:span><text:span text:style-name="Strong_20_Emphasis"><text:span text:style-name="T1102">es</text:span></text:span><text:span text:style-name="Strong_20_Emphasis"><text:span text:style-name="T1018"> an </text:span></text:span><text:span text:style-name="Strong_20_Emphasis"><text:span text:style-name="T1387">obje</text:span></text:span><text:span text:style-name="Strong_20_Emphasis"><text:span text:style-name="T1018">c</text:span></text:span><text:span text:style-name="Strong_20_Emphasis"><text:span text:style-name="T1387">t</text:span></text:span><text:span text:style-name="Strong_20_Emphasis"><text:span text:style-name="T1018"> by </text:span></text:span><text:span text:style-name="Strong_20_Emphasis"><text:span text:style-name="T1101">throwing it</text:span></text:span><text:span text:style-name="Strong_20_Emphasis"><text:span text:style-name="T1018"> with </text:span></text:span><text:span text:style-name="Strong_20_Emphasis"><text:span text:style-name="T1387">f</text:span></text:span><text:span text:style-name="Strong_20_Emphasis"><text:span text:style-name="T1018">o</text:span></text:span><text:span text:style-name="Strong_20_Emphasis"><text:span text:style-name="T1387">rc</text:span></text:span><text:span text:style-name="Strong_20_Emphasis"><text:span text:style-name="T1018">e or </text:span></text:span><text:span text:style-name="Strong_20_Emphasis"><text:span text:style-name="T1387">violenc</text:span></text:span><text:span text:style-name="Strong_20_Emphasis"><text:span text:style-name="T1018">e against something </text:span></text:span><text:span text:style-name="Strong_20_Emphasis"><text:span text:style-name="T1101">hard</text:span></text:span><text:span text:style-name="Strong_20_Emphasis"><text:span text:style-name="T1018">.</text:span></text:span></text:p>
            <text:p text:style-name="P220"><text:span text:style-name="Strong_20_Emphasis"><text:span text:style-name="T1018">They crashed</text:span></text:span></text:p>
            <text:p text:style-name="P220"><text:span text:style-name="Strong_20_Emphasis"><text:span text:style-name="T1101">star</text:span></text:span></text:p>
            <text:p text:style-name="P219"><text:span text:style-name="Strong_20_Emphasis"><text:span text:style-name="T1018">For those of you who are not aware of this</text:span></text:span></text:p>
            <text:p text:style-name="P219"><text:span text:style-name="Strong_20_Emphasis"><text:span text:style-name="T1018">two passenger planes took off from</text:span></text:span></text:p>
            <text:p text:style-name="P221"><text:span text:style-name="Strong_20_Emphasis"><text:span text:style-name="T1018">They were hijacked by terrorists and </text:span></text:span></text:p>
            <text:p text:style-name="P221"><text:span text:style-name="Strong_20_Emphasis"><text:span text:style-name="T1018">crashed into</text:span></text:span></text:p>
            <text:p text:style-name="P219"><text:span text:style-name="Strong_20_Emphasis"><text:span text:style-name="T1018">without saying a word</text:span></text:span></text:p>
            <text:p text:style-name="P221"><text:bookmark text:name="result_box240"/><text:span text:style-name="Strong_20_Emphasis"><text:span text:style-name="T1018">t</text:span></text:span><text:span text:style-name="Strong_20_Emphasis"><text:span text:style-name="T1020">o </text:span></text:span><text:span text:style-name="Strong_20_Emphasis"><text:span text:style-name="T1018">en</text:span></text:span><text:span text:style-name="Strong_20_Emphasis"><text:span text:style-name="T1387">list</text:span></text:span></text:p>
            <text:p text:style-name="P221"><text:span text:style-name="Strong_20_Emphasis"><text:span text:style-name="T1020">to </text:span></text:span><text:span text:style-name="Strong_20_Emphasis"><text:span text:style-name="T1388">l</text:span></text:span><text:span text:style-name="Strong_20_Emphasis"><text:span text:style-name="T1387">ist</text:span></text:span><text:span text:style-name="Strong_20_Emphasis"><text:span text:style-name="T1018">: Make a </text:span></text:span><text:span text:style-name="Strong_20_Emphasis"><text:span text:style-name="T1387">list</text:span></text:span><text:span text:style-name="Strong_20_Emphasis"><text:span text:style-name="T1018"> of </text:span></text:span><text:span text:style-name="Strong_20_Emphasis"><text:span text:style-name="T1387">dat</text:span></text:span><text:span text:style-name="Strong_20_Emphasis"><text:span text:style-name="T1018">a</text:span></text:span></text:p>
            <text:p text:style-name="P221"><text:span text:style-name="Strong_20_Emphasis"><text:span text:style-name="T1018">He is getting ready</text:span></text:span><text:span text:style-name="Strong_20_Emphasis"><text:span text:style-name="T1020">/</text:span></text:span><text:span text:style-name="Strong_20_Emphasis"><text:span text:style-name="T1047"> </text:span></text:span><text:span text:style-name="Strong_20_Emphasis"><text:span text:style-name="T1020">enlisted</text:span></text:span><text:span text:style-name="Strong_20_Emphasis"><text:span text:style-name="T1018"> to </text:span></text:span><text:span text:style-name="Strong_20_Emphasis"><text:span text:style-name="T1387">bo</text:span></text:span><text:span text:style-name="Strong_20_Emphasis"><text:span text:style-name="T1018">a</text:span></text:span><text:span text:style-name="Strong_20_Emphasis"><text:span text:style-name="T1387">rd </text:span></text:span></text:p>
            <text:p text:style-name="P221"><text:span text:style-name="Strong_20_Emphasis"><text:span text:style-name="T1018">a </text:span></text:span><text:span text:style-name="Strong_20_Emphasis"><text:span text:style-name="T1101">flight</text:span></text:span><text:span text:style-name="Strong_20_Emphasis"><text:span text:style-name="T1018"> to California </text:span></text:span></text:p>
            <text:p text:style-name="P221"><text:span text:style-name="Strong_20_Emphasis"><text:span text:style-name="T1018">for a </text:span></text:span><text:span text:style-name="Strong_20_Emphasis"><text:span text:style-name="T1101">short term</text:span></text:span><text:span text:style-name="Strong_20_Emphasis"><text:span text:style-name="T1018"> project </text:span></text:span></text:p>
            <text:p text:style-name="P187"><text:span text:style-name="Strong_20_Emphasis"><text:span text:style-name="T1018">he is working on</text:span></text:span></text:p>
            <text:p text:style-name="P187"><text:span text:style-name="Strong_20_Emphasis"><text:span text:style-name="T1018">Have a good </text:span></text:span><text:span text:style-name="Strong_20_Emphasis"><text:span text:style-name="T1101">flight</text:span></text:span><text:span text:style-name="Strong_20_Emphasis"><text:span text:style-name="T1018">.</text:span></text:span></text:p>
            <text:p text:style-name="P187"><text:span text:style-name="Strong_20_Emphasis"><text:span text:style-name="T1101">Really</text:span></text:span><text:span text:style-name="Strong_20_Emphasis"><text:span text:style-name="T1018">, don't know what I would do without you</text:span></text:span></text:p>
            <text:p text:style-name="P187"><text:bookmark text:name="result_box241"/><text:span text:style-name="Strong_20_Emphasis"><text:span text:style-name="T1018">Sur</text:span></text:span><text:span text:style-name="Strong_20_Emphasis"><text:span text:style-name="T1387">rend</text:span></text:span><text:span text:style-name="Strong_20_Emphasis"><text:span text:style-name="T1018">er: </text:span></text:span><text:span text:style-name="Strong_20_Emphasis"><text:span text:style-name="T1387">S</text:span></text:span><text:span text:style-name="Strong_20_Emphasis"><text:span text:style-name="T1018">ub</text:span></text:span><text:span text:style-name="Strong_20_Emphasis"><text:span text:style-name="T1387">m</text:span></text:span><text:span text:style-name="Strong_20_Emphasis"><text:span text:style-name="T1018">i</text:span></text:span><text:span text:style-name="Strong_20_Emphasis"><text:span text:style-name="T1387">t</text:span></text:span><text:span text:style-name="Strong_20_Emphasis"><text:span text:style-name="T1018"> a person or a thing </text:span></text:span><text:span text:style-name="Strong_20_Emphasis"><text:span text:style-name="T1066">to the</text:span></text:span></text:p>
            <text:p text:style-name="P187"><text:span text:style-name="Strong_20_Emphasis"><text:span text:style-name="T1415">dom</text:span></text:span><text:span text:style-name="Strong_20_Emphasis"><text:span text:style-name="T1101">a</text:span></text:span><text:span text:style-name="Strong_20_Emphasis"><text:span text:style-name="T1415">in</text:span></text:span><text:span text:style-name="Strong_20_Emphasis"><text:span text:style-name="T1444">/</text:span></text:span><text:span text:style-name="Strong_20_Emphasis"><text:span text:style-name="T774"> command</text:span></text:span><text:span text:style-name="Strong_20_Emphasis"><text:span text:style-name="T1018"> or the </text:span></text:span><text:span text:style-name="Strong_20_Emphasis"><text:span text:style-name="T1101">will</text:span></text:span><text:span text:style-name="Strong_20_Emphasis"><text:span text:style-name="T1018"> of s</text:span></text:span><text:span text:style-name="Strong_20_Emphasis"><text:span text:style-name="T1066">o.</text:span></text:span><text:span text:style-name="Strong_20_Emphasis"><text:span text:style-name="T1018"> or s</text:span></text:span><text:span text:style-name="Strong_20_Emphasis"><text:span text:style-name="T1021">th.</text:span></text:span><text:span text:style-name="Strong_20_Emphasis"><text:span text:style-name="T1018">, </text:span></text:span></text:p>
            <text:p text:style-name="P191"><text:span text:style-name="Strong_20_Emphasis"><text:span text:style-name="T1101">overcoming</text:span></text:span><text:span text:style-name="Strong_20_Emphasis"><text:span text:style-name="T1103">/ defeating (</text:span></text:span><text:span text:style-name="Strong_20_Emphasis"><text:span text:style-name="T1417">v</text:span></text:span><text:span text:style-name="Strong_20_Emphasis"><text:span text:style-name="T1103">ai</text:span></text:span><text:span text:style-name="Strong_20_Emphasis"><text:span text:style-name="T1417">nc</text:span></text:span><text:span text:style-name="Strong_20_Emphasis"><text:span text:style-name="T1103">re)</text:span></text:span><text:span text:style-name="Strong_20_Emphasis"><text:span text:style-name="T1018"> their </text:span></text:span><text:span text:style-name="Strong_20_Emphasis"><text:span text:style-name="T1387">resist</text:span></text:span><text:span text:style-name="Strong_20_Emphasis"><text:span text:style-name="T1018">a</text:span></text:span><text:span text:style-name="Strong_20_Emphasis"><text:span text:style-name="T1387">nc</text:span></text:span><text:span text:style-name="Strong_20_Emphasis"><text:span text:style-name="T1018">e.</text:span></text:span></text:p>
            <text:p text:style-name="P191"><text:span text:style-name="Strong_20_Emphasis"><text:span text:style-name="T1018">To </text:span></text:span><text:span text:style-name="Strong_20_Emphasis"><text:span text:style-name="T1387">rend</text:span></text:span><text:span text:style-name="Strong_20_Emphasis"><text:span text:style-name="T1018">er: to </text:span></text:span><text:span text:style-name="Strong_20_Emphasis"><text:span text:style-name="T1387">rest</text:span></text:span><text:span text:style-name="Strong_20_Emphasis"><text:span text:style-name="T1018">o</text:span></text:span><text:span text:style-name="Strong_20_Emphasis"><text:span text:style-name="T1387">r</text:span></text:span><text:span text:style-name="Strong_20_Emphasis"><text:span text:style-name="T1018">e to a person something </text:span></text:span></text:p>
            <text:p text:style-name="P222"><text:soft-page-break/><text:span text:style-name="Strong_20_Emphasis"><text:span text:style-name="T1018">that had been </text:span></text:span><text:span text:style-name="Strong_20_Emphasis"><text:span text:style-name="T1387">d</text:span></text:span><text:span text:style-name="Strong_20_Emphasis"><text:span text:style-name="T1018">i</text:span></text:span><text:span text:style-name="Strong_20_Emphasis"><text:span text:style-name="T1387">spos</text:span></text:span><text:span text:style-name="Strong_20_Emphasis"><text:span text:style-name="T1018">s</text:span></text:span><text:span text:style-name="Strong_20_Emphasis"><text:span text:style-name="T1387">e</text:span></text:span><text:span text:style-name="Strong_20_Emphasis"><text:span text:style-name="T1018">ssed. </text:span></text:span></text:p>
            <text:p text:style-name="P222"><text:span text:style-name="Strong_20_Emphasis"><text:span text:style-name="T1018">"</text:span></text:span><text:span text:style-name="Strong_20_Emphasis"><text:span text:style-name="T1101">After</text:span></text:span><text:span text:style-name="Strong_20_Emphasis"><text:span text:style-name="T1018"> lengthy </text:span></text:span><text:span text:style-name="Strong_20_Emphasis"><text:span text:style-name="T1387">nego</text:span></text:span><text:span text:style-name="Strong_20_Emphasis"><text:span text:style-name="T1018">t</text:span></text:span><text:span text:style-name="Strong_20_Emphasis"><text:span text:style-name="T1387">ia</text:span></text:span><text:span text:style-name="Strong_20_Emphasis"><text:span text:style-name="T1018">t</text:span></text:span><text:span text:style-name="Strong_20_Emphasis"><text:span text:style-name="T1387">ion</text:span></text:span><text:span text:style-name="Strong_20_Emphasis"><text:span text:style-name="T1018">s, </text:span></text:span><text:span text:style-name="Strong_20_Emphasis"><text:span text:style-name="T1101">management </text:span></text:span></text:p>
            <text:p text:style-name="P222"><text:span text:style-name="Strong_20_Emphasis"><text:span text:style-name="T1018">has decided to pay the </text:span></text:span><text:span text:style-name="Strong_20_Emphasis"><text:span text:style-name="T1387">ent</text:span></text:span><text:span text:style-name="Strong_20_Emphasis"><text:span text:style-name="T1018">i</text:span></text:span><text:span text:style-name="Strong_20_Emphasis"><text:span text:style-name="T1387">r</text:span></text:span><text:span text:style-name="Strong_20_Emphasis"><text:span text:style-name="T1018">e </text:span></text:span><text:span text:style-name="Strong_20_Emphasis"><text:span text:style-name="T1387">salary</text:span></text:span><text:span text:style-name="Strong_20_Emphasis"><text:span text:style-name="T1018"> </text:span></text:span></text:p>
            <text:p text:style-name="P222"><text:span text:style-name="Strong_20_Emphasis"><text:span text:style-name="T1018">to its </text:span></text:span><text:span text:style-name="Strong_20_Emphasis"><text:span text:style-name="T1101">workers</text:span></text:span><text:span text:style-name="Strong_20_Emphasis"><text:span text:style-name="T1018">."</text:span></text:span></text:p>
            <text:p text:style-name="P223"><text:span text:style-name="Strong_20_Emphasis"><text:span text:style-name="T1022">She </text:span></text:span><text:span text:style-name="Strong_20_Emphasis"><text:span text:style-name="T1018">forces a </text:span></text:span><text:span text:style-name="Strong_20_Emphasis"><text:span text:style-name="T1101">smile</text:span></text:span><text:span text:style-name="Strong_20_Emphasis"><text:span text:style-name="T1018"> and </text:span></text:span><text:span text:style-name="Strong_20_Emphasis"><text:span text:style-name="T1101">hands</text:span></text:span><text:span text:style-name="Strong_20_Emphasis"><text:span text:style-name="T1018"> him his coat </text:span></text:span></text:p>
            <text:p text:style-name="P223"><text:span text:style-name="Strong_20_Emphasis"><text:span text:style-name="T1018">"Here, don't </text:span></text:span><text:span text:style-name="Strong_20_Emphasis"><text:span text:style-name="T1101">forget</text:span></text:span><text:span text:style-name="Strong_20_Emphasis"><text:span text:style-name="T1103"> (fr. </text:span></text:span><text:span text:style-name="Strong_20_Emphasis"><text:span text:style-name="T1417">o</text:span></text:span><text:span text:style-name="Strong_20_Emphasis"><text:span text:style-name="T1103">ub</text:span></text:span><text:span text:style-name="Strong_20_Emphasis"><text:span text:style-name="T1417">li</text:span></text:span><text:span text:style-name="Strong_20_Emphasis"><text:span text:style-name="T1103">er)</text:span></text:span><text:span text:style-name="Strong_20_Emphasis"><text:span text:style-name="T1018"> this."</text:span></text:span></text:p>
            <text:p text:style-name="P223"><text:span text:style-name="Strong_20_Emphasis"><text:span text:style-name="T1018">S</text:span></text:span><text:span text:style-name="Strong_20_Emphasis"><text:span text:style-name="T1024">he</text:span></text:span><text:span text:style-name="Strong_20_Emphasis"><text:span text:style-name="T1018"> looks </text:span></text:span><text:span text:style-name="Strong_20_Emphasis"><text:span text:style-name="T1101">back</text:span></text:span><text:span text:style-name="Strong_20_Emphasis"><text:span text:style-name="T1018">. </text:span></text:span></text:p>
            <text:p text:style-name="P223"><text:span text:style-name="Strong_20_Emphasis"><text:span text:style-name="T1018">"I gotta go. </text:span></text:span></text:p>
            <text:p text:style-name="P223"><text:span text:style-name="Strong_20_Emphasis"><text:span text:style-name="T1018">I'm gonna be </text:span></text:span><text:span text:style-name="Strong_20_Emphasis"><text:span text:style-name="T1101">late</text:span></text:span><text:span text:style-name="Strong_20_Emphasis"><text:span text:style-name="T1018"> for work."</text:span></text:span></text:p>
            <text:p text:style-name="P224"><text:span text:style-name="Strong_20_Emphasis"><text:span text:style-name="T1067">Atrás </text:span></text:span><text:span text:style-name="Strong_20_Emphasis"><text:span text:style-name="T1397">tend</text:span></text:span><text:span text:style-name="Strong_20_Emphasis"><text:span text:style-name="T1067">s to </text:span></text:span><text:span text:style-name="Strong_20_Emphasis"><text:span text:style-name="T1397">indica</text:span></text:span><text:span text:style-name="Strong_20_Emphasis"><text:span text:style-name="T1067">te </text:span></text:span><text:span text:style-name="Strong_20_Emphasis"><text:span text:style-name="T1397">mo</text:span></text:span><text:span text:style-name="Strong_20_Emphasis"><text:span text:style-name="T1067">t</text:span></text:span><text:span text:style-name="Strong_20_Emphasis"><text:span text:style-name="T1397">i</text:span></text:span><text:span text:style-name="Strong_20_Emphasis"><text:span text:style-name="T1067">on </text:span></text:span><text:span text:style-name="Strong_20_Emphasis"><text:span text:style-name="T1123">backward</text:span></text:span><text:span text:style-name="Strong_20_Emphasis"><text:span text:style-name="T1067">, </text:span></text:span></text:p>
            <text:p text:style-name="P224"><text:span text:style-name="Strong_20_Emphasis"><text:span text:style-name="T1067">while detrás tends to </text:span></text:span><text:span text:style-name="Strong_20_Emphasis"><text:span text:style-name="T1397">refer</text:span></text:span><text:span text:style-name="Strong_20_Emphasis"><text:span text:style-name="T1067"> to a </text:span></text:span><text:span text:style-name="Strong_20_Emphasis"><text:span text:style-name="T1123">place</text:span></text:span></text:p>
            <text:p text:style-name="P224"><text:span text:style-name="Strong_20_Emphasis"><text:span text:style-name="T1067">It is behind the house.</text:span></text:span></text:p>
            <text:p text:style-name="P224"><text:span text:style-name="Strong_20_Emphasis"><text:span text:style-name="T1067">He </text:span></text:span><text:span text:style-name="Strong_20_Emphasis"><text:span text:style-name="T1397">conde</text:span></text:span><text:span text:style-name="Strong_20_Emphasis"><text:span text:style-name="T1067">m</text:span></text:span><text:span text:style-name="Strong_20_Emphasis"><text:span text:style-name="T1397">n</text:span></text:span><text:span text:style-name="Strong_20_Emphasis"><text:span text:style-name="T1067">ed the politicians </text:span></text:span></text:p>
            <text:p text:style-name="P224"><text:span text:style-name="Strong_20_Emphasis"><text:span text:style-name="T1067">behind the </text:span></text:span><text:span text:style-name="Strong_20_Emphasis"><text:span text:style-name="T1397">protest</text:span></text:span><text:span text:style-name="Strong_20_Emphasis"><text:span text:style-name="T1067">s</text:span></text:span></text:p>
            <text:p text:style-name="P224"><text:span text:style-name="Strong_20_Emphasis"><text:span text:style-name="T1067">The story behind the </text:span></text:span><text:span text:style-name="Strong_20_Emphasis"><text:span text:style-name="T1123">story</text:span></text:span></text:p>
            <text:p text:style-name="P224"><text:span text:style-name="Strong_20_Emphasis"><text:span text:style-name="T1067">They </text:span></text:span><text:span text:style-name="Strong_20_Emphasis"><text:span text:style-name="T1123">laughed</text:span></text:span><text:span text:style-name="Strong_20_Emphasis"><text:span text:style-name="T1067"> at her from behind her back</text:span></text:span></text:p>
            <text:p text:style-name="P224"><text:span text:style-name="Strong_20_Emphasis"><text:span text:style-name="T1067">He went backwards</text:span></text:span></text:p>
            <text:p text:style-name="P224"><text:span text:style-name="Strong_20_Emphasis"><text:span text:style-name="T1067">He looked backwards</text:span></text:span></text:p>
            <text:p text:style-name="P224"><text:span text:style-name="Strong_20_Emphasis"><text:span text:style-name="T1067">I ate five days ago</text:span></text:span></text:p>
            <text:p text:style-name="P224"><text:span text:style-name="Strong_20_Emphasis"><text:span text:style-name="T1067">Get back</text:span></text:span></text:p>
            <text:p text:style-name="P224"><text:a xlink:type="simple" xlink:href="https://en.wiktionary.org/wiki/I" text:style-name="Internet_20_link" text:visited-style-name="Visited_20_Internet_20_Link"><text:span text:style-name="Strong_20_Emphasis"><text:span text:style-name="T788">I</text:span></text:span></text:a><text:span text:style-name="Strong_20_Emphasis"><text:span text:style-name="T733"> </text:span></text:span><text:a xlink:type="simple" xlink:href="https://en.wiktionary.org/wiki/do" text:style-name="Internet_20_link" text:visited-style-name="Visited_20_Internet_20_Link"><text:span text:style-name="Strong_20_Emphasis"><text:span text:style-name="T788">do</text:span></text:span></text:a><text:span text:style-name="Strong_20_Emphasis"><text:span text:style-name="T733">n't </text:span></text:span><text:a xlink:type="simple" xlink:href="https://en.wiktionary.org/wiki/have" text:style-name="Internet_20_link" text:visited-style-name="Visited_20_Internet_20_Link"><text:span text:style-name="Strong_20_Emphasis"><text:span text:style-name="T788">have</text:span></text:span></text:a><text:span text:style-name="Strong_20_Emphasis"><text:span text:style-name="T733"> any </text:span></text:span><text:a xlink:type="simple" xlink:href="https://en.wiktionary.org/wiki/friend" text:style-name="Internet_20_link" text:visited-style-name="Visited_20_Internet_20_Link"><text:span text:style-name="Strong_20_Emphasis"><text:span text:style-name="T788">friend</text:span></text:span></text:a><text:span text:style-name="Strong_20_Emphasis"><text:span text:style-name="T733">.</text:span></text:span></text:p>
            <text:p text:style-name="P224"><text:span text:style-name="Strong_20_Emphasis"><text:span text:style-name="T733">I have </text:span></text:span><text:a xlink:type="simple" xlink:href="https://en.wiktionary.org/wiki/none" text:style-name="Internet_20_link" text:visited-style-name="Visited_20_Internet_20_Link"><text:span text:style-name="Strong_20_Emphasis"><text:span text:style-name="T788">none</text:span></text:span></text:a><text:span text:style-name="Strong_20_Emphasis"><text:span text:style-name="T733">.</text:span></text:span></text:p>
            <text:p text:style-name="P225"><text:span text:style-name="Strong_20_Emphasis"><text:span text:style-name="T1068">something</text:span></text:span><text:span text:style-name="Strong_20_Emphasis"><text:span text:style-name="T1069"> </text:span></text:span><text:span text:style-name="Strong_20_Emphasis"><text:span text:style-name="T1398">op</text:span></text:span><text:span text:style-name="Strong_20_Emphasis"><text:span text:style-name="T1069">po</text:span></text:span><text:span text:style-name="Strong_20_Emphasis"><text:span text:style-name="T1398">s</text:span></text:span><text:span text:style-name="Strong_20_Emphasis"><text:span text:style-name="T1069">i</text:span></text:span><text:span text:style-name="Strong_20_Emphasis"><text:span text:style-name="T1398">t</text:span></text:span><text:span text:style-name="Strong_20_Emphasis"><text:span text:style-name="T1069">e</text:span></text:span><text:span text:style-name="Strong_20_Emphasis"><text:span text:style-name="T1070"> of</text:span></text:span><text:span text:style-name="Strong_20_Emphasis"><text:span text:style-name="T1068"> </text:span></text:span><text:span text:style-name="Strong_20_Emphasis"><text:span text:style-name="T1070">nothing/ (not)...</text:span></text:span><text:span text:style-name="Strong_20_Emphasis"><text:span text:style-name="T1068">anything</text:span></text:span></text:p>
            <text:p text:style-name="P225"><text:span text:style-name="Strong_20_Emphasis"><text:span text:style-name="T1068">sombody, </text:span></text:span><text:span text:style-name="Strong_20_Emphasis"><text:span text:style-name="T1070">nobody/ (not)...</text:span></text:span><text:span text:style-name="Strong_20_Emphasis"><text:span text:style-name="T1068">anybody</text:span></text:span></text:p>
            <text:p text:style-name="P225"><text:span text:style-name="Strong_20_Emphasis"><text:span text:style-name="T1068">some, </text:span></text:span><text:span text:style-name="Strong_20_Emphasis"><text:span text:style-name="T1070">(not)...</text:span></text:span><text:span text:style-name="Strong_20_Emphasis"><text:span text:style-name="T1068">any</text:span></text:span></text:p>
            <text:p text:style-name="P225"><text:span text:style-name="Strong_20_Emphasis"><text:span text:style-name="T1068">always</text:span></text:span><text:span text:style-name="Strong_20_Emphasis"><text:span text:style-name="T1070">, never</text:span></text:span></text:p>
            <text:p text:style-name="P225"><text:span text:style-name="Strong_20_Emphasis"><text:span text:style-name="T1068">also, </text:span></text:span><text:span text:style-name="Strong_20_Emphasis"><text:span text:style-name="T1070">neither</text:span></text:span></text:p>
            <text:p text:style-name="P225"><text:span text:style-name="Strong_20_Emphasis"><text:span text:style-name="T1068">already</text:span></text:span><text:span text:style-name="Strong_20_Emphasis"><text:span text:style-name="T1070">, not yet</text:span></text:span></text:p>
            <text:p text:style-name="P225"><text:span text:style-name="Strong_20_Emphasis"><text:span text:style-name="T1068">still</text:span></text:span><text:span text:style-name="Strong_20_Emphasis"><text:span text:style-name="T1070">, not yet</text:span></text:span></text:p>
            <text:p text:style-name="P225"><text:span text:style-name="Strong_20_Emphasis"><text:span text:style-name="T1068">nothing</text:span></text:span><text:span text:style-name="Strong_20_Emphasis"><text:span text:style-name="T1070">, something</text:span></text:span></text:p>
            <text:p text:style-name="P225"><text:span text:style-name="Strong_20_Emphasis"><text:span text:style-name="T1068">nobody</text:span></text:span><text:span text:style-name="Strong_20_Emphasis"><text:span text:style-name="T1070">, somebody</text:span></text:span></text:p>
            <text:p text:style-name="P225"><text:span text:style-name="Strong_20_Emphasis"><text:span text:style-name="T1068">none, </text:span></text:span><text:span text:style-name="Strong_20_Emphasis"><text:span text:style-name="T1070">some</text:span></text:span></text:p>
            <text:p text:style-name="P225"><text:span text:style-name="Strong_20_Emphasis"><text:span text:style-name="T1068">never</text:span></text:span><text:span text:style-name="Strong_20_Emphasis"><text:span text:style-name="T1070">, always</text:span></text:span></text:p>
            <text:p text:style-name="P225"><text:span text:style-name="Strong_20_Emphasis"><text:span text:style-name="T1068">neither, either</text:span></text:span></text:p>
            <text:p text:style-name="P225"><text:span text:style-name="Strong_20_Emphasis"><text:span text:style-name="T1068">not yet</text:span></text:span><text:span text:style-name="Strong_20_Emphasis"><text:span text:style-name="T1070">, already</text:span></text:span></text:p>
            <text:p text:style-name="P225"><text:span text:style-name="Strong_20_Emphasis"><text:span text:style-name="T1023">she couldn't </text:span></text:span><text:span text:style-name="Strong_20_Emphasis"><text:span text:style-name="T1104">think</text:span></text:span><text:span text:style-name="Strong_20_Emphasis"><text:span text:style-name="T1023"> of any other </text:span></text:span><text:span text:style-name="Strong_20_Emphasis"><text:span text:style-name="T1389">excus</text:span></text:span><text:span text:style-name="Strong_20_Emphasis"><text:span text:style-name="T1023">e</text:span></text:span></text:p>
            <text:p text:style-name="P226"><text:bookmark text:name="result_box256"/><text:span text:style-name="Strong_20_Emphasis"><text:span text:style-name="T1023">to have</text:span></text:span></text:p>
            <text:p text:style-name="P226"><text:span text:style-name="Strong_20_Emphasis"><text:span text:style-name="T1023">You will have to</text:span></text:span></text:p>
            <text:p text:style-name="P226"><text:span text:style-name="Strong_20_Emphasis"><text:span text:style-name="T1023">to </text:span></text:span><text:span text:style-name="Strong_20_Emphasis"><text:span text:style-name="T1389">tend</text:span></text:span></text:p>
            <text:p text:style-name="P226"><text:span text:style-name="Strong_20_Emphasis"><text:span text:style-name="T1389">tend</text:span></text:span><text:span text:style-name="Strong_20_Emphasis"><text:span text:style-name="T1023">s to</text:span></text:span></text:p>
            <text:p text:style-name="P226"><text:span text:style-name="Strong_20_Emphasis"><text:span text:style-name="T1023">Will </text:span></text:span><text:span text:style-name="Strong_20_Emphasis"><text:span text:style-name="T1389">tend</text:span></text:span><text:span text:style-name="Strong_20_Emphasis"><text:span text:style-name="T1023"> to</text:span></text:span></text:p>
            <text:p text:style-name="P227"><text:span text:style-name="Strong_20_Emphasis"><text:span text:style-name="T1023">I know how much I've hurt you. </text:span></text:span></text:p>
            <text:p text:style-name="P227"><text:span text:style-name="Strong_20_Emphasis"><text:span text:style-name="T1023">I just want you to </text:span></text:span><text:span text:style-name="Strong_20_Emphasis"><text:span text:style-name="T1104">know</text:span></text:span><text:span text:style-name="Strong_20_Emphasis"><text:span text:style-name="T1023"> that </text:span></text:span></text:p>
            <text:p text:style-name="P227"><text:span text:style-name="Strong_20_Emphasis"><text:span text:style-name="T1023">I'm going to be </text:span></text:span><text:span text:style-name="Strong_20_Emphasis"><text:span text:style-name="T1389">dif</text:span></text:span><text:span text:style-name="Strong_20_Emphasis"><text:span text:style-name="T1023">f</text:span></text:span><text:span text:style-name="Strong_20_Emphasis"><text:span text:style-name="T1389">erent</text:span></text:span><text:span text:style-name="Strong_20_Emphasis"><text:span text:style-name="T1023"> </text:span></text:span><text:span text:style-name="Strong_20_Emphasis"><text:span text:style-name="T1104">from now on</text:span></text:span><text:span text:style-name="Strong_20_Emphasis"><text:span text:style-name="T1023">.</text:span></text:span></text:p>
            <text:p text:style-name="P227"><text:span text:style-name="Strong_20_Emphasis"><text:span text:style-name="T1023">You have always been there for me.</text:span></text:span></text:p>
            <text:p text:style-name="P227"><text:span text:style-name="Strong_20_Emphasis"><text:span text:style-name="T1023">This </text:span></text:span><text:span text:style-name="Strong_20_Emphasis"><text:span text:style-name="T1389">s</text:span></text:span><text:span text:style-name="Strong_20_Emphasis"><text:span text:style-name="T1023">ou</text:span></text:span><text:span text:style-name="Strong_20_Emphasis"><text:span text:style-name="T1389">n</text:span></text:span><text:span text:style-name="Strong_20_Emphasis"><text:span text:style-name="T1023">ds </text:span></text:span><text:span text:style-name="Strong_20_Emphasis"><text:span text:style-name="T1389">familiar</text:span></text:span><text:span text:style-name="Strong_20_Emphasis"><text:span text:style-name="T1023">.</text:span></text:span></text:p>
            <text:p text:style-name="P227"><text:span text:style-name="Strong_20_Emphasis"><text:span text:style-name="T1023">No, it's not like that</text:span></text:span></text:p>
            <text:p text:style-name="P228"><text:span text:style-name="Strong_20_Emphasis"><text:span text:style-name="T1023">I just didn't say anything</text:span></text:span><text:span text:style-name="Strong_20_Emphasis"><text:span text:style-name="T1048"> </text:span></text:span><text:span text:style-name="Strong_20_Emphasis"><text:span text:style-name="T1023">to you </text:span></text:span></text:p>
            <text:p text:style-name="P228"><text:span text:style-name="Strong_20_Emphasis"><text:span text:style-name="T1023">because I didn't want you to think </text:span></text:span></text:p>
            <text:p text:style-name="P228"><text:span text:style-name="Strong_20_Emphasis"><text:span text:style-name="T1023">I was just </text:span></text:span><text:span text:style-name="Strong_20_Emphasis"><text:span text:style-name="T1389">us</text:span></text:span><text:span text:style-name="Strong_20_Emphasis"><text:span text:style-name="T1023">ing you </text:span></text:span><text:span text:style-name="Strong_20_Emphasis"><text:span text:style-name="T1104">again</text:span></text:span><text:span text:style-name="Strong_20_Emphasis"><text:span text:style-name="T1023">.</text:span></text:span></text:p>
            <text:p text:style-name="P228"><text:span text:style-name="Strong_20_Emphasis"><text:span text:style-name="T1023">I was </text:span></text:span><text:span text:style-name="Strong_20_Emphasis"><text:span text:style-name="T1104">just</text:span></text:span><text:span text:style-name="Strong_20_Emphasis"><text:span text:style-name="T1023"> too </text:span></text:span><text:span text:style-name="Strong_20_Emphasis"><text:span text:style-name="T1389">stupid</text:span></text:span><text:span text:style-name="Strong_20_Emphasis"><text:span text:style-name="T1023"> </text:span></text:span></text:p>
            <text:p text:style-name="P228"><text:span text:style-name="Strong_20_Emphasis"><text:span text:style-name="T1023">to </text:span></text:span><text:span text:style-name="Strong_20_Emphasis"><text:span text:style-name="T1104">realize</text:span></text:span><text:span text:style-name="Strong_20_Emphasis"><text:span text:style-name="T1023"> it.</text:span></text:span></text:p>
            <text:p text:style-name="P229"><text:soft-page-break/><text:span text:style-name="Strong_20_Emphasis"><text:span text:style-name="T1025">Her </text:span></text:span><text:span text:style-name="Strong_20_Emphasis"><text:span text:style-name="T1104">heart</text:span></text:span><text:span text:style-name="Strong_20_Emphasis"><text:span text:style-name="T1023"> begins </text:span></text:span><text:span text:style-name="Strong_20_Emphasis"><text:span text:style-name="T1104">beating</text:span></text:span><text:span text:style-name="Strong_20_Emphasis"><text:span text:style-name="T1023"> fast </text:span></text:span></text:p>
            <text:p text:style-name="P229"><text:span text:style-name="Strong_20_Emphasis"><text:span text:style-name="T1023">but she </text:span></text:span><text:span text:style-name="Strong_20_Emphasis"><text:span text:style-name="T1104">stays </text:span></text:span><text:span text:style-name="Strong_20_Emphasis"><text:span text:style-name="T1418">calm</text:span></text:span><text:span text:style-name="Strong_20_Emphasis"><text:span text:style-name="T1023">.</text:span></text:span></text:p>
            <text:p text:style-name="P243"><text:span text:style-name="Strong_20_Emphasis"><text:span text:style-name="T1023">He </text:span></text:span><text:span text:style-name="Strong_20_Emphasis"><text:span text:style-name="T1049">put/ (fr. </text:span></text:span><text:span text:style-name="Strong_20_Emphasis"><text:span text:style-name="T1390">met</text:span></text:span><text:span text:style-name="Strong_20_Emphasis"><text:span text:style-name="T1049">r</text:span></text:span><text:span text:style-name="Strong_20_Emphasis"><text:span text:style-name="T1390">e</text:span></text:span><text:span text:style-name="Strong_20_Emphasis"><text:span text:style-name="T1049">) his hand</text:span></text:span><text:span text:style-name="Strong_20_Emphasis"><text:span text:style-name="T1023"> </text:span></text:span></text:p>
            <text:p text:style-name="P243"><text:span text:style-name="Strong_20_Emphasis"><text:span text:style-name="T1049">into </text:span></text:span><text:span text:style-name="Strong_20_Emphasis"><text:span text:style-name="T1023">his </text:span></text:span><text:span text:style-name="Strong_20_Emphasis"><text:span text:style-name="T1104">pocket</text:span></text:span><text:span text:style-name="Strong_20_Emphasis"><text:span text:style-name="T1023"> and pulls out a </text:span></text:span><text:span text:style-name="Strong_20_Emphasis"><text:span text:style-name="T1104">ring</text:span></text:span><text:span text:style-name="Strong_20_Emphasis"><text:span text:style-name="T1023">.</text:span></text:span></text:p>
            <text:p text:style-name="P230"><text:span text:style-name="Strong_20_Emphasis"><text:span text:style-name="T1023">I've been </text:span></text:span><text:span text:style-name="Strong_20_Emphasis"><text:span text:style-name="T1389">car</text:span></text:span><text:span text:style-name="Strong_20_Emphasis"><text:span text:style-name="T1023">rying it around in my pocket </text:span></text:span></text:p>
            <text:p text:style-name="P230"><text:span text:style-name="Strong_20_Emphasis"><text:span text:style-name="T1104">waiting</text:span></text:span><text:span text:style-name="Strong_20_Emphasis"><text:span text:style-name="T1023"> for the right time.</text:span></text:span></text:p>
            <text:p text:style-name="P230"><text:span text:style-name="Strong_20_Emphasis"><text:span text:style-name="T1023">I </text:span></text:span><text:span text:style-name="Strong_20_Emphasis"><text:span text:style-name="T1104">swear</text:span></text:span><text:span text:style-name="Strong_20_Emphasis"><text:span text:style-name="T1105">/ (</text:span></text:span><text:span text:style-name="Strong_20_Emphasis"><text:span text:style-name="T1419">jur</text:span></text:span><text:span text:style-name="Strong_20_Emphasis"><text:span text:style-name="T1105">er)</text:span></text:span><text:span text:style-name="Strong_20_Emphasis"><text:span text:style-name="T1023">, I will </text:span></text:span><text:span text:style-name="Strong_20_Emphasis"><text:span text:style-name="T1104">spend</text:span></text:span><text:span text:style-name="Strong_20_Emphasis"><text:span text:style-name="T1023"> the </text:span></text:span><text:span text:style-name="Strong_20_Emphasis"><text:span text:style-name="T1389">rest</text:span></text:span><text:span text:style-name="Strong_20_Emphasis"><text:span text:style-name="T1023"> of my </text:span></text:span><text:span text:style-name="Strong_20_Emphasis"><text:span text:style-name="T1104">life</text:span></text:span><text:span text:style-name="Strong_20_Emphasis"><text:span text:style-name="T1023"> </text:span></text:span></text:p>
            <text:p text:style-name="P230"><text:span text:style-name="Strong_20_Emphasis"><text:span text:style-name="T1023">trying to </text:span></text:span><text:span text:style-name="Strong_20_Emphasis"><text:span text:style-name="T1104">make it up</text:span></text:span><text:span text:style-name="Strong_20_Emphasis"><text:span text:style-name="T1023"> to you.</text:span></text:span></text:p>
            <text:p text:style-name="P231"><text:span text:style-name="Strong_20_Emphasis"><text:span text:style-name="T1023">I wanted to wait until I </text:span></text:span><text:span text:style-name="Strong_20_Emphasis"><text:span text:style-name="T1104">g</text:span></text:span><text:span text:style-name="Strong_20_Emphasis"><text:span text:style-name="T1105">et</text:span></text:span><text:span text:style-name="Strong_20_Emphasis"><text:span text:style-name="T1104"> back</text:span></text:span><text:span text:style-name="Strong_20_Emphasis"><text:span text:style-name="T1023"> </text:span></text:span></text:p>
            <text:p text:style-name="P231"><text:span text:style-name="Strong_20_Emphasis"><text:span text:style-name="T1023">but something tells me </text:span></text:span></text:p>
            <text:p text:style-name="P231"><text:span text:style-name="Strong_20_Emphasis"><text:span text:style-name="T1023">I have to do this now. </text:span></text:span></text:p>
            <text:p text:style-name="P231"><text:span text:style-name="Strong_20_Emphasis"><text:span text:style-name="T1023">I don't want to get back from California and </text:span></text:span></text:p>
            <text:p text:style-name="P231"><text:span text:style-name="Strong_20_Emphasis"><text:span text:style-name="T1023">realize that I'm too </text:span></text:span><text:span text:style-name="Strong_20_Emphasis"><text:span text:style-name="T1104">late</text:span></text:span><text:span text:style-name="Strong_20_Emphasis"><text:span text:style-name="T1023"> and </text:span></text:span></text:p>
            <text:p text:style-name="P231"><text:span text:style-name="Strong_20_Emphasis"><text:span text:style-name="T1023">that I </text:span></text:span><text:span text:style-name="Strong_20_Emphasis"><text:span text:style-name="T734">missed</text:span></text:span><text:span text:style-name="Strong_20_Emphasis"><text:span text:style-name="T735">/(fr. </text:span></text:span><text:span text:style-name="Strong_20_Emphasis"><text:span text:style-name="T1419">perd</text:span></text:span><text:span text:style-name="Strong_20_Emphasis"><text:span text:style-name="T735">re)</text:span></text:span><text:span text:style-name="Strong_20_Emphasis"><text:span text:style-name="T1023"> my chance</text:span></text:span><text:span text:style-name="Strong_20_Emphasis"><text:span text:style-name="T1049">/ </text:span></text:span><text:span text:style-name="Strong_20_Emphasis"><text:span text:style-name="T1390">op</text:span></text:span><text:span text:style-name="Strong_20_Emphasis"><text:span text:style-name="T1049">p</text:span></text:span><text:span text:style-name="Strong_20_Emphasis"><text:span text:style-name="T1390">ortuni</text:span></text:span><text:span text:style-name="Strong_20_Emphasis"><text:span text:style-name="T1049">ty</text:span></text:span><text:span text:style-name="Strong_20_Emphasis"><text:span text:style-name="T1023">.</text:span></text:span></text:p>
            <text:p text:style-name="P230"><text:span text:style-name="Strong_20_Emphasis"><text:span text:style-name="T1023">I </text:span></text:span><text:span text:style-name="Strong_20_Emphasis"><text:span text:style-name="T1104">bought</text:span></text:span><text:span text:style-name="Strong_20_Emphasis"><text:span text:style-name="T1023"> this </text:span></text:span><text:span text:style-name="Strong_20_Emphasis"><text:span text:style-name="T1104">for you</text:span></text:span><text:span text:style-name="Strong_20_Emphasis"><text:span text:style-name="T1023"> 2 weeks ago</text:span></text:span></text:p>
            <text:p text:style-name="P232"><text:span text:style-name="Strong_20_Emphasis"><text:span text:style-name="T1023">I've been </text:span></text:span><text:span text:style-name="Strong_20_Emphasis"><text:span text:style-name="T1389">car</text:span></text:span><text:span text:style-name="Strong_20_Emphasis"><text:span text:style-name="T1023">rying it around in my pocket </text:span></text:span></text:p>
            <text:p text:style-name="P232"><text:span text:style-name="Strong_20_Emphasis"><text:span text:style-name="T1023">waiting for the right time.</text:span></text:span></text:p>
            <text:p text:style-name="P232"><text:span text:style-name="Strong_20_Emphasis"><text:span text:style-name="T1023">This may not be the right time </text:span></text:span></text:p>
            <text:p text:style-name="P232"><text:span text:style-name="Strong_20_Emphasis"><text:span text:style-name="T1023">but I have to say it</text:span></text:span></text:p>
            <text:p text:style-name="P232"><text:span text:style-name="Strong_20_Emphasis"><text:span text:style-name="T1023">I love you and I want to </text:span></text:span><text:span text:style-name="Strong_20_Emphasis"><text:span text:style-name="T1104">marry</text:span></text:span><text:span text:style-name="Strong_20_Emphasis"><text:span text:style-name="T1023"> you.</text:span></text:span></text:p>
            <text:p text:style-name="P233"><text:span text:style-name="Strong_20_Emphasis"><text:span text:style-name="T1023">She has been waiting </text:span></text:span><text:span text:style-name="Strong_20_Emphasis"><text:span text:style-name="T1104">for over</text:span></text:span><text:span text:style-name="Strong_20_Emphasis"><text:span text:style-name="T1023"> 10 years </text:span></text:span></text:p>
            <text:p text:style-name="P233"><text:span text:style-name="Strong_20_Emphasis"><text:span text:style-name="T1023">to hear that</text:span></text:span></text:p>
            <text:p text:style-name="P233"><text:bookmark text:name="result_box257"/><text:span text:style-name="Strong_20_Emphasis"><text:span text:style-name="T1389">Lot</text:span></text:span><text:span text:style-name="Strong_20_Emphasis"><text:span text:style-name="T1023">t</text:span></text:span><text:span text:style-name="Strong_20_Emphasis"><text:span text:style-name="T1389">eri</text:span></text:span><text:span text:style-name="Strong_20_Emphasis"><text:span text:style-name="T1023">es and </text:span></text:span><text:span text:style-name="Strong_20_Emphasis"><text:span text:style-name="T1389">bet</text:span></text:span><text:span text:style-name="Strong_20_Emphasis"><text:span text:style-name="T1023">s</text:span></text:span><text:span text:style-name="Strong_20_Emphasis"><text:span text:style-name="T1026"> of the </text:span></text:span><text:span text:style-name="Strong_20_Emphasis"><text:span text:style-name="T1391">stat</text:span></text:span><text:span text:style-name="Strong_20_Emphasis"><text:span text:style-name="T1026">e</text:span></text:span></text:p>
            <text:p text:style-name="P233"><text:span text:style-name="Strong_20_Emphasis"><text:span text:style-name="T1023">from when I </text:span></text:span><text:span text:style-name="Strong_20_Emphasis"><text:span text:style-name="T1104">awake</text:span></text:span><text:span text:style-name="Strong_20_Emphasis"><text:span text:style-name="T1023"> until I sleep</text:span></text:span></text:p>
            <text:p text:style-name="P234"><text:bookmark text:name="result_box258"/><text:span text:style-name="Strong_20_Emphasis"><text:span text:style-name="T1023">Cheap: That has a low </text:span></text:span><text:span text:style-name="Strong_20_Emphasis"><text:span text:style-name="T1389">pr</text:span></text:span><text:span text:style-name="Strong_20_Emphasis"><text:span text:style-name="T1023">i</text:span></text:span><text:span text:style-name="Strong_20_Emphasis"><text:span text:style-name="T1389">c</text:span></text:span><text:span text:style-name="Strong_20_Emphasis"><text:span text:style-name="T1023">e or </text:span></text:span><text:span text:style-name="Strong_20_Emphasis"><text:span text:style-name="T1389">c</text:span></text:span><text:span text:style-name="Strong_20_Emphasis"><text:span text:style-name="T1023">o</text:span></text:span><text:span text:style-name="Strong_20_Emphasis"><text:span text:style-name="T1389">st</text:span></text:span><text:span text:style-name="Strong_20_Emphasis"><text:span text:style-name="T1023">s </text:span></text:span><text:span text:style-name="Strong_20_Emphasis"><text:span text:style-name="T1104">little money</text:span></text:span><text:span text:style-name="Strong_20_Emphasis"><text:span text:style-name="T1023">.</text:span></text:span></text:p>
            <text:p text:style-name="P234"><text:span text:style-name="Strong_20_Emphasis"><text:span text:style-name="T1023">Expensive: It costs a </text:span></text:span><text:span text:style-name="Strong_20_Emphasis"><text:span text:style-name="T1104">lot of money</text:span></text:span></text:p>
            <text:p text:style-name="P233"><text:span text:style-name="Strong_20_Emphasis"><text:span text:style-name="T1023">The </text:span></text:span><text:span text:style-name="Strong_20_Emphasis"><text:span text:style-name="T1104">plane</text:span></text:span><text:span text:style-name="Strong_20_Emphasis"><text:span text:style-name="T1023"> flies </text:span></text:span><text:span text:style-name="Strong_20_Emphasis"><text:span text:style-name="T1074">from</text:span></text:span><text:span text:style-name="Strong_20_Emphasis"><text:span text:style-name="T1023"> New York to Los Angeles</text:span></text:span></text:p>
            <text:p text:style-name="P233"><text:span text:style-name="Strong_20_Emphasis"><text:span text:style-name="T1133">From</text:span></text:span><text:span text:style-name="Strong_20_Emphasis"><text:span text:style-name="T1125"> below</text:span></text:span></text:p>
            <text:p text:style-name="P233"><text:span text:style-name="Strong_20_Emphasis"><text:span text:style-name="T1133">From</text:span></text:span><text:span text:style-name="Strong_20_Emphasis"><text:span text:style-name="T1125"> above</text:span></text:span></text:p>
            <text:p text:style-name="P233"><text:span text:style-name="Strong_20_Emphasis"><text:span text:style-name="T1133">From</text:span></text:span><text:span text:style-name="Strong_20_Emphasis"><text:span text:style-name="T1125"> within</text:span></text:span></text:p>
            <text:p text:style-name="P233"><text:span text:style-name="Strong_20_Emphasis"><text:span text:style-name="T1072">He called me </text:span></text:span><text:span text:style-name="Strong_20_Emphasis"><text:span text:style-name="T1133">from</text:span></text:span><text:span text:style-name="Strong_20_Emphasis"><text:span text:style-name="T1125"> Italy</text:span></text:span></text:p>
            <text:p text:style-name="P233"><text:span text:style-name="Strong_20_Emphasis"><text:span text:style-name="T1133">From</text:span></text:span><text:span text:style-name="Strong_20_Emphasis"><text:span text:style-name="T1125"> here</text:span></text:span><text:span text:style-name="Strong_20_Emphasis"><text:span text:style-name="T1072"> you can see the whole </text:span></text:span><text:span text:style-name="Strong_20_Emphasis"><text:span text:style-name="T1399">cit</text:span></text:span><text:span text:style-name="Strong_20_Emphasis"><text:span text:style-name="T1072">y</text:span></text:span></text:p>
            <text:p text:style-name="P234"><text:span text:style-name="Strong_20_Emphasis"><text:span text:style-name="T1073">Cheap flights </text:span></text:span><text:span text:style-name="Strong_20_Emphasis"><text:span text:style-name="T1126">from Madrid to Toledo</text:span></text:span></text:p>
            <text:p text:style-name="P234"><text:span text:style-name="Strong_20_Emphasis"><text:span text:style-name="T1073">Open </text:span></text:span><text:span text:style-name="Strong_20_Emphasis"><text:span text:style-name="T1126">from nine to one</text:span></text:span></text:p>
            <text:p text:style-name="P233"><text:span text:style-name="Strong_20_Emphasis"><text:span text:style-name="T1072">I am going to the party until 8.</text:span></text:span></text:p>
            <text:p text:style-name="P233"><text:span text:style-name="Strong_20_Emphasis"><text:span text:style-name="T1072">He's been sick </text:span></text:span><text:span text:style-name="Strong_20_Emphasis"><text:span text:style-name="T1125">since yesterday.</text:span></text:span></text:p>
            <text:p text:style-name="P233"><text:span text:style-name="Strong_20_Emphasis"><text:span text:style-name="T1072">He's been sick </text:span></text:span><text:span text:style-name="Strong_20_Emphasis"><text:span text:style-name="T1125">for two years.</text:span></text:span></text:p>
            <text:p text:style-name="P233"><text:span text:style-name="Strong_20_Emphasis"><text:span text:style-name="T1072">It's ladies night. Women </text:span></text:span><text:span text:style-name="Strong_20_Emphasis"><text:span text:style-name="T1125">drink</text:span></text:span><text:span text:style-name="Strong_20_Emphasis"><text:span text:style-name="T1072"> free</text:span></text:span><text:span text:style-name="Strong_20_Emphasis"><text:span text:style-name="T1127">/ (dt. </text:span></text:span><text:span text:style-name="Strong_20_Emphasis"><text:span text:style-name="T1445">gratis</text:span></text:span><text:span text:style-name="Strong_20_Emphasis"><text:span text:style-name="T1127">)</text:span></text:span><text:span text:style-name="Strong_20_Emphasis"><text:span text:style-name="T1072">.</text:span></text:span></text:p>
            <text:p text:style-name="P233"><text:span text:style-name="Strong_20_Emphasis"><text:span text:style-name="T1072">I'm </text:span></text:span><text:span text:style-name="Strong_20_Emphasis"><text:span text:style-name="T1134">from</text:span></text:span><text:span text:style-name="Strong_20_Emphasis"><text:span text:style-name="T1135">/of</text:span></text:span><text:span text:style-name="Strong_20_Emphasis"><text:span text:style-name="T1072"> France</text:span></text:span></text:p>
            <text:p text:style-name="P233"><text:span text:style-name="Strong_20_Emphasis"><text:span text:style-name="T1072">She took the books </text:span></text:span><text:span text:style-name="Strong_20_Emphasis"><text:span text:style-name="T1134">from</text:span></text:span><text:span text:style-name="Strong_20_Emphasis"><text:span text:style-name="T1135">/of</text:span></text:span><text:span text:style-name="Strong_20_Emphasis"><text:span text:style-name="T1072"> the </text:span></text:span><text:span text:style-name="Strong_20_Emphasis"><text:span text:style-name="T1128">backpack</text:span></text:span></text:p>
            <text:p text:style-name="P233"><text:span text:style-name="Strong_20_Emphasis"><text:span text:style-name="T1072">I'm </text:span></text:span><text:span text:style-name="Strong_20_Emphasis"><text:span text:style-name="T1125">tired</text:span></text:span><text:span text:style-name="Strong_20_Emphasis"><text:span text:style-name="T1072"> </text:span></text:span><text:span text:style-name="Strong_20_Emphasis"><text:span text:style-name="T1134">from</text:span></text:span><text:span text:style-name="Strong_20_Emphasis"><text:span text:style-name="T1135">/of</text:span></text:span><text:span text:style-name="Strong_20_Emphasis"><text:span text:style-name="T1072"> </text:span></text:span><text:span text:style-name="Strong_20_Emphasis"><text:span text:style-name="T1399">study</text:span></text:span><text:span text:style-name="Strong_20_Emphasis"><text:span text:style-name="T1072">ing</text:span></text:span></text:p>
            <text:p text:style-name="P233"><text:span text:style-name="Strong_20_Emphasis"><text:span text:style-name="T1072">I </text:span></text:span><text:span text:style-name="Strong_20_Emphasis"><text:span text:style-name="T1399">rec</text:span></text:span><text:span text:style-name="Strong_20_Emphasis"><text:span text:style-name="T1072">e</text:span></text:span><text:span text:style-name="Strong_20_Emphasis"><text:span text:style-name="T1399">i</text:span></text:span><text:span text:style-name="Strong_20_Emphasis"><text:span text:style-name="T1072">ved a letter </text:span></text:span><text:span text:style-name="Strong_20_Emphasis"><text:span text:style-name="T1134">from</text:span></text:span><text:span text:style-name="Strong_20_Emphasis"><text:span text:style-name="T1135">/of</text:span></text:span><text:span text:style-name="Strong_20_Emphasis"><text:span text:style-name="T1072"> my brother.</text:span></text:span></text:p>
            <text:p text:style-name="P235"><text:bookmark text:name="result_box260"/><text:span text:style-name="Strong_20_Emphasis"><text:span text:style-name="T1023">Roast</text:span></text:span><text:span text:style-name="Strong_20_Emphasis"><text:span text:style-name="T1027"> (Braten)</text:span></text:span><text:span text:style-name="Strong_20_Emphasis"><text:span text:style-name="T1023">: Meat </text:span></text:span><text:span text:style-name="Strong_20_Emphasis"><text:span text:style-name="T1389">co</text:span></text:span><text:span text:style-name="Strong_20_Emphasis"><text:span text:style-name="T1023">oked at high </text:span></text:span><text:span text:style-name="Strong_20_Emphasis"><text:span text:style-name="T1389">temperatur</text:span></text:span><text:span text:style-name="Strong_20_Emphasis"><text:span text:style-name="T1023">e </text:span></text:span></text:p>
            <text:p text:style-name="P235"><text:span text:style-name="Strong_20_Emphasis"><text:span text:style-name="T1023">in an </text:span></text:span><text:span text:style-name="Strong_20_Emphasis"><text:span text:style-name="T1104">oven</text:span></text:span><text:span text:style-name="Strong_20_Emphasis"><text:span text:style-name="T1106">/ (fr. f</text:span></text:span><text:span text:style-name="Strong_20_Emphasis"><text:span text:style-name="T1420">o</text:span></text:span><text:span text:style-name="Strong_20_Emphasis"><text:span text:style-name="T1106">u</text:span></text:span><text:span text:style-name="Strong_20_Emphasis"><text:span text:style-name="T1420">r</text:span></text:span><text:span text:style-name="Strong_20_Emphasis"><text:span text:style-name="T1106">)</text:span></text:span><text:span text:style-name="Strong_20_Emphasis"><text:span text:style-name="T1023"> or over </text:span></text:span><text:span text:style-name="Strong_20_Emphasis"><text:span text:style-name="T1389">coals</text:span></text:span><text:span text:style-name="Strong_20_Emphasis"><text:span text:style-name="T1023">. </text:span></text:span></text:p>
            <text:p text:style-name="P235"><text:span text:style-name="Strong_20_Emphasis"><text:span text:style-name="T1023">"</text:span></text:span><text:span text:style-name="Strong_20_Emphasis"><text:span text:style-name="T1104">The roast</text:span></text:span><text:span text:style-name="Strong_20_Emphasis"><text:span text:style-name="T1023"> should not </text:span></text:span><text:span text:style-name="Strong_20_Emphasis"><text:span text:style-name="T1389">burn</text:span></text:span><text:span text:style-name="Strong_20_Emphasis"><text:span text:style-name="T1023">."</text:span></text:span></text:p>
            <text:p text:style-name="P235"><text:span text:style-name="Strong_20_Emphasis"><text:span text:style-name="T1023">Roast: Cook a </text:span></text:span><text:span text:style-name="Strong_20_Emphasis"><text:span text:style-name="T1104">food</text:span></text:span><text:span text:style-name="Strong_20_Emphasis"><text:span text:style-name="T1023"> in </text:span></text:span><text:span text:style-name="Strong_20_Emphasis"><text:span text:style-name="T1389">direct</text:span></text:span><text:span text:style-name="Strong_20_Emphasis"><text:span text:style-name="T1023"> </text:span></text:span><text:span text:style-name="Strong_20_Emphasis"><text:span text:style-name="T1389">contact</text:span></text:span><text:span text:style-name="Strong_20_Emphasis"><text:span text:style-name="T1023"> </text:span></text:span></text:p>
            <text:p text:style-name="P235"><text:span text:style-name="Strong_20_Emphasis"><text:span text:style-name="T1023">of the embers or the </text:span></text:span><text:span text:style-name="Strong_20_Emphasis"><text:span text:style-name="T1104">fire</text:span></text:span><text:span text:style-name="Strong_20_Emphasis"><text:span text:style-name="T1023">, </text:span></text:span></text:p>
            <text:p text:style-name="P235"><text:span text:style-name="Strong_20_Emphasis"><text:span text:style-name="T1023">in an </text:span></text:span><text:span text:style-name="Strong_20_Emphasis"><text:span text:style-name="T1028">griddle</text:span></text:span><text:span text:style-name="Strong_20_Emphasis"><text:span text:style-name="T1050">/ (dt. Bratpfanne)</text:span></text:span><text:span text:style-name="Strong_20_Emphasis"><text:span text:style-name="T1023"> or g</text:span></text:span><text:span text:style-name="Strong_20_Emphasis"><text:span text:style-name="T1389">rill</text:span></text:span><text:span text:style-name="Strong_20_Emphasis"><text:span text:style-name="T1023"> or </text:span></text:span></text:p>
            <text:p text:style-name="P235"><text:span text:style-name="Strong_20_Emphasis"><text:span text:style-name="T1023">in a </text:span></text:span><text:span text:style-name="Strong_20_Emphasis"><text:span text:style-name="T1107">oven</text:span></text:span><text:span text:style-name="Strong_20_Emphasis"><text:span text:style-name="T1023"> at </text:span></text:span><text:span text:style-name="Strong_20_Emphasis"><text:span text:style-name="T1104">high</text:span></text:span><text:span text:style-name="Strong_20_Emphasis"><text:span text:style-name="T1023"> </text:span></text:span><text:span text:style-name="Strong_20_Emphasis"><text:span text:style-name="T1389">temperatur</text:span></text:span><text:span text:style-name="Strong_20_Emphasis"><text:span text:style-name="T1023">e, </text:span></text:span></text:p>
            <text:p text:style-name="P235"><text:span text:style-name="Strong_20_Emphasis"><text:span text:style-name="T1023">so that it stays </text:span></text:span><text:span text:style-name="Strong_20_Emphasis"><text:span text:style-name="T1104">ju</text:span></text:span><text:span text:style-name="Strong_20_Emphasis"><text:span text:style-name="T1023">icy and </text:span></text:span></text:p>
            <text:p text:style-name="P235"><text:span text:style-name="Strong_20_Emphasis"><text:span text:style-name="T1023">its </text:span></text:span><text:span text:style-name="Strong_20_Emphasis"><text:span text:style-name="T1389">surf</text:span></text:span><text:span text:style-name="Strong_20_Emphasis"><text:span text:style-name="T1023">a</text:span></text:span><text:span text:style-name="Strong_20_Emphasis"><text:span text:style-name="T1389">ce</text:span></text:span><text:span text:style-name="Strong_20_Emphasis"><text:span text:style-name="T1023"> is golden</text:span></text:span><text:span text:style-name="Strong_20_Emphasis"><text:span text:style-name="T1050">/ (fr. </text:span></text:span><text:span text:style-name="Strong_20_Emphasis"><text:span text:style-name="T1392">or</text:span></text:span><text:span text:style-name="Strong_20_Emphasis"><text:span text:style-name="T1050">)</text:span></text:span><text:span text:style-name="Strong_20_Emphasis"><text:span text:style-name="T1023"> or </text:span></text:span><text:span text:style-name="Strong_20_Emphasis"><text:span text:style-name="T1389">to</text:span></text:span><text:span text:style-name="Strong_20_Emphasis"><text:span text:style-name="T1023">a</text:span></text:span><text:span text:style-name="Strong_20_Emphasis"><text:span text:style-name="T1389">st</text:span></text:span><text:span text:style-name="Strong_20_Emphasis"><text:span text:style-name="T1023">ed.</text:span></text:span></text:p>
            <text:p text:style-name="P235"><text:bookmark text:name="result_box261"/><text:soft-page-break/><text:span text:style-name="Strong_20_Emphasis"><text:span text:style-name="T1027">Ember (Glut): </text:span></text:span><text:span text:style-name="Strong_20_Emphasis"><text:span text:style-name="T1108">Piece</text:span></text:span><text:span text:style-name="Strong_20_Emphasis"><text:span text:style-name="T1027"> of charcoal, </text:span></text:span></text:p>
            <text:p text:style-name="P235"><text:span text:style-name="Strong_20_Emphasis"><text:span text:style-name="T1108">firewood</text:span></text:span><text:span text:style-name="Strong_20_Emphasis"><text:span text:style-name="T1027"> or other </text:span></text:span><text:span text:style-name="Strong_20_Emphasis"><text:span text:style-name="T1393">combustible</text:span></text:span><text:span text:style-name="Strong_20_Emphasis"><text:span text:style-name="T1027"> material </text:span></text:span></text:p>
            <text:p text:style-name="P235"><text:span text:style-name="Strong_20_Emphasis"><text:span text:style-name="T1027">that </text:span></text:span><text:span text:style-name="Strong_20_Emphasis"><text:span text:style-name="T1108">burns</text:span></text:span><text:span text:style-name="Strong_20_Emphasis"><text:span text:style-name="T1027"> without giving a </text:span></text:span><text:span text:style-name="Strong_20_Emphasis"><text:span text:style-name="T1108">f</text:span></text:span><text:span text:style-name="Strong_20_Emphasis"><text:span text:style-name="T1421">lam</text:span></text:span><text:span text:style-name="Strong_20_Emphasis"><text:span text:style-name="T1108">e</text:span></text:span><text:span text:style-name="Strong_20_Emphasis"><text:span text:style-name="T1027">.</text:span></text:span></text:p>
            <text:p text:style-name="P236"><text:bookmark text:name="result_box266"/><text:span text:style-name="Strong_20_Emphasis"><text:span text:style-name="T1027">Handle: </text:span></text:span><text:span text:style-name="Strong_20_Emphasis"><text:span text:style-name="T1393">Piec</text:span></text:span><text:span text:style-name="Strong_20_Emphasis"><text:span text:style-name="T1027">e, </text:span></text:span><text:span text:style-name="Strong_20_Emphasis"><text:span text:style-name="T1393">general</text:span></text:span><text:span text:style-name="Strong_20_Emphasis"><text:span text:style-name="T1027">ly </text:span></text:span><text:span text:style-name="Strong_20_Emphasis"><text:span text:style-name="T1393">curv</text:span></text:span><text:span text:style-name="Strong_20_Emphasis"><text:span text:style-name="T1027">ed, </text:span></text:span></text:p>
            <text:p text:style-name="P236"><text:span text:style-name="Strong_20_Emphasis"><text:span text:style-name="T1108">protruding</text:span></text:span><text:span text:style-name="Strong_20_Emphasis"><text:span text:style-name="T1027"> from an object, which is u</text:span></text:span><text:span text:style-name="Strong_20_Emphasis"><text:span text:style-name="T1393">su</text:span></text:span><text:span text:style-name="Strong_20_Emphasis"><text:span text:style-name="T1027">a</text:span></text:span><text:span text:style-name="Strong_20_Emphasis"><text:span text:style-name="T1393">l</text:span></text:span><text:span text:style-name="Strong_20_Emphasis"><text:span text:style-name="T1027">ly </text:span></text:span></text:p>
            <text:p text:style-name="P236"><text:span text:style-name="Strong_20_Emphasis"><text:span text:style-name="T1108">joined</text:span></text:span><text:span text:style-name="Strong_20_Emphasis"><text:span text:style-name="T1027"> by its two </text:span></text:span><text:span text:style-name="Strong_20_Emphasis"><text:span text:style-name="T1108">ends</text:span></text:span><text:span text:style-name="Strong_20_Emphasis"><text:span text:style-name="T1027">, and </text:span></text:span></text:p>
            <text:p text:style-name="P236"><text:span text:style-name="Strong_20_Emphasis"><text:span text:style-name="T1393">s</text:span></text:span><text:span text:style-name="Strong_20_Emphasis"><text:span text:style-name="T1027">e</text:span></text:span><text:span text:style-name="Strong_20_Emphasis"><text:span text:style-name="T1393">rve</text:span></text:span><text:span text:style-name="Strong_20_Emphasis"><text:span text:style-name="T1027">s to </text:span></text:span><text:span text:style-name="Strong_20_Emphasis"><text:span text:style-name="T1393">gra</text:span></text:span><text:span text:style-name="Strong_20_Emphasis"><text:span text:style-name="T1027">sp</text:span></text:span><text:span text:style-name="Strong_20_Emphasis"><text:span text:style-name="T1050">/ </text:span></text:span><text:span text:style-name="Strong_20_Emphasis"><text:span text:style-name="T1392">gra</text:span></text:span><text:span text:style-name="Strong_20_Emphasis"><text:span text:style-name="T1050">b</text:span></text:span><text:span text:style-name="Strong_20_Emphasis"><text:span text:style-name="T1027"> it by hand.</text:span></text:span></text:p>
            <text:p text:style-name="P237"><text:span text:style-name="Strong_20_Emphasis"><text:span text:style-name="T1023">To burn: to </text:span></text:span><text:span text:style-name="Strong_20_Emphasis"><text:span text:style-name="T1104">burn</text:span></text:span><text:span text:style-name="Strong_20_Emphasis"><text:span text:style-name="T1023"> a thing.</text:span></text:span></text:p>
            <text:p text:style-name="P235"><text:bookmark text:name="result_box262"/><text:span text:style-name="Strong_20_Emphasis"><text:span text:style-name="T1027">To burn: to be on or to burn</text:span></text:span></text:p>
            <text:p text:style-name="P235"><text:span text:style-name="Strong_20_Emphasis"><text:span text:style-name="T1027">Flame: </text:span></text:span><text:span text:style-name="Strong_20_Emphasis"><text:span text:style-name="T1393">Mas</text:span></text:span><text:span text:style-name="Strong_20_Emphasis"><text:span text:style-name="T1027">s of </text:span></text:span><text:span text:style-name="Strong_20_Emphasis"><text:span text:style-name="T1393">gas</text:span></text:span><text:span text:style-name="Strong_20_Emphasis"><text:span text:style-name="T1027"> in </text:span></text:span><text:span text:style-name="Strong_20_Emphasis"><text:span text:style-name="T1393">combustion</text:span></text:span><text:span text:style-name="Strong_20_Emphasis"><text:span text:style-name="T1027"> that </text:span></text:span></text:p>
            <text:p text:style-name="P235"><text:span text:style-name="Strong_20_Emphasis"><text:span text:style-name="T1108">comes up</text:span></text:span><text:span text:style-name="Strong_20_Emphasis"><text:span text:style-name="T1027"> from </text:span></text:span><text:span text:style-name="Strong_20_Emphasis"><text:span text:style-name="T1108">bodies</text:span></text:span><text:span text:style-name="Strong_20_Emphasis"><text:span text:style-name="T1027"> that burn and </text:span></text:span></text:p>
            <text:p text:style-name="P235"><text:span text:style-name="Strong_20_Emphasis"><text:span text:style-name="T1027">which </text:span></text:span><text:span text:style-name="Strong_20_Emphasis"><text:span text:style-name="T1108">give off</text:span></text:span><text:span text:style-name="Strong_20_Emphasis"><text:span text:style-name="T1027"> </text:span></text:span><text:span text:style-name="Strong_20_Emphasis"><text:span text:style-name="T1108">light</text:span></text:span><text:span text:style-name="Strong_20_Emphasis"><text:span text:style-name="T1027"> and </text:span></text:span><text:span text:style-name="Strong_20_Emphasis"><text:span text:style-name="T1108">heat</text:span></text:span><text:span text:style-name="Strong_20_Emphasis"><text:span text:style-name="T1027">.</text:span></text:span></text:p>
            <text:p text:style-name="P238"><text:bookmark text:name="result_box265"/><text:span text:style-name="Strong_20_Emphasis"><text:span text:style-name="T1027">Iron: Small </text:span></text:span><text:span text:style-name="Strong_20_Emphasis"><text:span text:style-name="T1108">household appliance</text:span></text:span></text:p>
            <text:p text:style-name="P238"><text:span text:style-name="Strong_20_Emphasis"><text:span text:style-name="T1028">f</text:span></text:span><text:span text:style-name="Strong_20_Emphasis"><text:span text:style-name="T1027">or </text:span></text:span><text:span text:style-name="Strong_20_Emphasis"><text:span text:style-name="T1108">ironing</text:span></text:span><text:span text:style-name="Strong_20_Emphasis"><text:span text:style-name="T1027"> the </text:span></text:span><text:span text:style-name="Strong_20_Emphasis"><text:span text:style-name="T1108">clothing</text:span></text:span><text:span text:style-name="Strong_20_Emphasis"><text:span text:style-name="T1027"> which </text:span></text:span></text:p>
            <text:p text:style-name="P238"><text:span text:style-name="Strong_20_Emphasis"><text:span text:style-name="T1027">is </text:span></text:span><text:span text:style-name="Strong_20_Emphasis"><text:span text:style-name="T1393">form</text:span></text:span><text:span text:style-name="Strong_20_Emphasis"><text:span text:style-name="T1027">ed by a </text:span></text:span><text:span text:style-name="Strong_20_Emphasis"><text:span text:style-name="T1393">triangular</text:span></text:span><text:span text:style-name="Strong_20_Emphasis"><text:span text:style-name="T1027"> </text:span></text:span><text:span text:style-name="Strong_20_Emphasis"><text:span text:style-name="T1393">piec</text:span></text:span><text:span text:style-name="Strong_20_Emphasis"><text:span text:style-name="T1027">e </text:span></text:span></text:p>
            <text:p text:style-name="P238"><text:span text:style-name="Strong_20_Emphasis"><text:span text:style-name="T1027">with the </text:span></text:span><text:span text:style-name="Strong_20_Emphasis"><text:span text:style-name="T1393">metal</text:span></text:span><text:span text:style-name="Strong_20_Emphasis"><text:span text:style-name="T1027">l</text:span></text:span><text:span text:style-name="Strong_20_Emphasis"><text:span text:style-name="T1393">ic</text:span></text:span><text:span text:style-name="Strong_20_Emphasis"><text:span text:style-name="T1027"> </text:span></text:span><text:span text:style-name="Strong_20_Emphasis"><text:span text:style-name="T1108">bottom</text:span></text:span><text:span text:style-name="Strong_20_Emphasis"><text:span text:style-name="T1027"> and </text:span></text:span><text:span text:style-name="Strong_20_Emphasis"><text:span text:style-name="T1108">smooth</text:span></text:span><text:span text:style-name="Strong_20_Emphasis"><text:span text:style-name="T1027"> and </text:span></text:span></text:p>
            <text:p text:style-name="P238"><text:span text:style-name="Strong_20_Emphasis"><text:span text:style-name="T1027">with a </text:span></text:span><text:span text:style-name="Strong_20_Emphasis"><text:span text:style-name="T1108">handle</text:span></text:span><text:span text:style-name="Strong_20_Emphasis"><text:span text:style-name="T1027"> in the </text:span></text:span><text:span text:style-name="Strong_20_Emphasis"><text:span text:style-name="T1108">upper part</text:span></text:span><text:span text:style-name="Strong_20_Emphasis"><text:span text:style-name="T1027">; </text:span></text:span></text:p>
            <text:p text:style-name="P238"><text:span text:style-name="Strong_20_Emphasis"><text:span text:style-name="T1027">Ironing: </text:span></text:span><text:span text:style-name="Strong_20_Emphasis"><text:span text:style-name="T1108">Remove</text:span></text:span><text:span text:style-name="Strong_20_Emphasis"><text:span text:style-name="T1027"> </text:span></text:span><text:span text:style-name="Strong_20_Emphasis"><text:span text:style-name="T1108">wrinkles</text:span></text:span><text:span text:style-name="Strong_20_Emphasis"><text:span text:style-name="T1027"> to the clothes or mark </text:span></text:span><text:span text:style-name="Strong_20_Emphasis"><text:span text:style-name="T1108">folds</text:span></text:span><text:span text:style-name="Strong_20_Emphasis"><text:span text:style-name="T1027"> with a hot iron.</text:span></text:span></text:p>
            <text:p text:style-name="P239"><text:span text:style-name="Strong_20_Emphasis"><text:span text:style-name="T1027">She has been </text:span></text:span><text:span text:style-name="Strong_20_Emphasis"><text:span text:style-name="T1108">waiting</text:span></text:span><text:span text:style-name="Strong_20_Emphasis"><text:span text:style-name="T1027"> for over 10 years </text:span></text:span></text:p>
            <text:p text:style-name="P239"><text:span text:style-name="Strong_20_Emphasis"><text:span text:style-name="T1027">to hear that. </text:span></text:span></text:p>
            <text:p text:style-name="P239"><text:span text:style-name="Strong_20_Emphasis"><text:span text:style-name="T1108">Since</text:span></text:span><text:span text:style-name="Strong_20_Emphasis"><text:span text:style-name="T1027"> the day </text:span></text:span></text:p>
            <text:p text:style-name="P239"><text:span text:style-name="Strong_20_Emphasis"><text:span text:style-name="T1027">she dropped her </text:span></text:span><text:span text:style-name="Strong_20_Emphasis"><text:span text:style-name="T1108">lunch</text:span></text:span><text:span text:style-name="Strong_20_Emphasis"><text:span text:style-name="T1027"> on the </text:span></text:span><text:span text:style-name="Strong_20_Emphasis"><text:span text:style-name="T1108">floor</text:span></text:span><text:span text:style-name="Strong_20_Emphasis"><text:span text:style-name="T1027">, </text:span></text:span></text:p>
            <text:p text:style-name="P239"><text:span text:style-name="Strong_20_Emphasis"><text:span text:style-name="T1027">in the High School </text:span></text:span><text:span text:style-name="Strong_20_Emphasis"><text:span text:style-name="T1393">cafeteria</text:span></text:span><text:span text:style-name="Strong_20_Emphasis"><text:span text:style-name="T1027">, </text:span></text:span></text:p>
            <text:p text:style-name="P239"><text:span text:style-name="Strong_20_Emphasis"><text:span text:style-name="T1027">she had </text:span></text:span><text:span text:style-name="Strong_20_Emphasis"><text:span text:style-name="T1393">fantas</text:span></text:span><text:span text:style-name="Strong_20_Emphasis"><text:span text:style-name="T1027">ized about Juan </text:span></text:span></text:p>
            <text:p text:style-name="P239"><text:span text:style-name="Strong_20_Emphasis"><text:span text:style-name="T1393">propo</text:span></text:span><text:span text:style-name="Strong_20_Emphasis"><text:span text:style-name="T1027">sing to her. </text:span></text:span></text:p>
            <text:p text:style-name="P239"><text:span text:style-name="Strong_20_Emphasis"><text:span text:style-name="T1108">All the other</text:span></text:span><text:span text:style-name="Strong_20_Emphasis"><text:span text:style-name="T1027"> kids had </text:span></text:span><text:span text:style-name="Strong_20_Emphasis"><text:span text:style-name="T1108">laughed</text:span></text:span><text:span text:style-name="Strong_20_Emphasis"><text:span text:style-name="T1027"> </text:span></text:span></text:p>
            <text:p text:style-name="P239"><text:span text:style-name="Strong_20_Emphasis"><text:span text:style-name="T1027">but Juan had </text:span></text:span><text:span text:style-name="Strong_20_Emphasis"><text:span text:style-name="T1393">calm</text:span></text:span><text:span text:style-name="Strong_20_Emphasis"><text:span text:style-name="T1027">ly </text:span></text:span></text:p>
            <text:p text:style-name="P239"><text:span text:style-name="Strong_20_Emphasis"><text:span text:style-name="T1108">picked up</text:span></text:span><text:span text:style-name="Strong_20_Emphasis"><text:span text:style-name="T1027"> her </text:span></text:span><text:span text:style-name="Strong_20_Emphasis"><text:span text:style-name="T1108">lunch tray</text:span></text:span><text:span text:style-name="Strong_20_Emphasis"><text:span text:style-name="T1027">, and </text:span></text:span></text:p>
            <text:p text:style-name="P239"><text:span text:style-name="Strong_20_Emphasis"><text:span text:style-name="T1027">placed his </text:span></text:span><text:span text:style-name="Strong_20_Emphasis"><text:span text:style-name="T1393">sandwich</text:span></text:span><text:span text:style-name="Strong_20_Emphasis"><text:span text:style-name="T1027"> on it. </text:span></text:span></text:p>
            <text:p text:style-name="P239"><text:span text:style-name="Strong_20_Emphasis"><text:span text:style-name="T1027">"Do you like grilled cheese</text:span></text:span><text:span text:style-name="Strong_20_Emphasis"><text:span text:style-name="T1051">/ (CHdt. </text:span></text:span><text:span text:style-name="Strong_20_Emphasis"><text:span text:style-name="T1394">c</text:span></text:span><text:span text:style-name="Strong_20_Emphasis"><text:span text:style-name="T1051">h</text:span></text:span><text:span text:style-name="Strong_20_Emphasis"><text:span text:style-name="T1394">es</text:span></text:span><text:span text:style-name="Strong_20_Emphasis"><text:span text:style-name="T1051">)</text:span></text:span><text:span text:style-name="Strong_20_Emphasis"><text:span text:style-name="T1027">?"</text:span></text:span></text:p>
            <text:p text:style-name="P240"><text:span text:style-name="Strong_20_Emphasis"><text:span text:style-name="T1027">he'd asked </text:span></text:span></text:p>
            <text:p text:style-name="P240"><text:span text:style-name="Strong_20_Emphasis"><text:span text:style-name="T1108">as if nothing</text:span></text:span><text:span text:style-name="Strong_20_Emphasis"><text:span text:style-name="T1027"> had </text:span></text:span><text:span text:style-name="Strong_20_Emphasis"><text:span text:style-name="T1108">happened</text:span></text:span><text:span text:style-name="Strong_20_Emphasis"><text:span text:style-name="T1027">.</text:span></text:span></text:p>
            <text:p text:style-name="P241"><text:span text:style-name="Strong_20_Emphasis"><text:span text:style-name="T1029">one of the few </text:span></text:span><text:span text:style-name="Strong_20_Emphasis"><text:span text:style-name="T1395">excep</text:span></text:span><text:span text:style-name="Strong_20_Emphasis"><text:span text:style-name="T1029">t</text:span></text:span><text:span text:style-name="Strong_20_Emphasis"><text:span text:style-name="T1395">ion</text:span></text:span><text:span text:style-name="Strong_20_Emphasis"><text:span text:style-name="T1029">s</text:span></text:span></text:p>
            <text:p text:style-name="P241"><text:span text:style-name="Strong_20_Emphasis"><text:span text:style-name="T1029">one of the many exceptions</text:span></text:span></text:p>
            <text:p text:style-name="P241"><text:bookmark text:name="result_box268"/><text:span text:style-name="Strong_20_Emphasis"><text:span text:style-name="T1071">Kids </text:span></text:span><text:span text:style-name="Strong_20_Emphasis"><text:span text:style-name="T1124">laugh</text:span></text:span><text:span text:style-name="Strong_20_Emphasis"><text:span text:style-name="T1071"> when you </text:span></text:span><text:span text:style-name="Strong_20_Emphasis"><text:span text:style-name="T1124">tickle</text:span></text:span><text:span text:style-name="Strong_20_Emphasis"><text:span text:style-name="T1071"> them</text:span></text:span></text:p>
            <text:p text:style-name="P241"><text:bookmark text:name="result_box495"/><text:span text:style-name="Strong_20_Emphasis"><text:span text:style-name="T1139">laugh for something that has been funn</text:span></text:span><text:span text:style-name="Strong_20_Emphasis"><text:span text:style-name="T1142">y</text:span></text:span></text:p>
            <text:p text:style-name="P241"><text:bookmark text:name="result_box270"/><text:span text:style-name="Strong_20_Emphasis"><text:span text:style-name="T1139">The girl is laughing</text:span></text:span></text:p>
            <text:p text:style-name="P241"><text:bookmark text:name="result_box271"/><text:span text:style-name="Strong_20_Emphasis"><text:span text:style-name="T1139">The girl is laughing</text:span></text:span></text:p>
            <text:p text:style-name="P241"><text:bookmark text:name="result_box275"/><text:span text:style-name="Strong_20_Emphasis"><text:span text:style-name="T1139">I </text:span></text:span><text:span text:style-name="Strong_20_Emphasis"><text:span text:style-name="T1124">laughed</text:span></text:span><text:span text:style-name="Strong_20_Emphasis"><text:span text:style-name="T1139"> at his j</text:span></text:span><text:span text:style-name="Strong_20_Emphasis"><text:span text:style-name="T1140">ests</text:span></text:span><text:span text:style-name="Strong_20_Emphasis"><text:span text:style-name="T1139"> and jokes</text:span></text:span></text:p>
            <text:p text:style-name="P241"><text:bookmark text:name="result_box274"/><text:span text:style-name="Strong_20_Emphasis"><text:span text:style-name="T1139">We all laugh at his comments.</text:span></text:span></text:p>
            <text:p text:style-name="P241"><text:span text:style-name="Strong_20_Emphasis"><text:span text:style-name="T1139">She laughs at </text:span></text:span><text:span text:style-name="Strong_20_Emphasis"><text:span text:style-name="T1141">someone</text:span></text:span></text:p>
            <text:p text:style-name="P242"><text:span text:style-name="Strong_20_Emphasis"><text:span text:style-name="T1141">She is laughts at her father</text:span></text:span></text:p>
            <text:p text:style-name="P242"><text:span text:style-name="Strong_20_Emphasis"><text:span text:style-name="T1141">How can you laugh at (make fun of) me?</text:span></text:span></text:p>
            <text:p text:style-name="P241"><text:span text:style-name="Strong_20_Emphasis"><text:span text:style-name="T1139">I'm </text:span></text:span><text:span text:style-name="Strong_20_Emphasis"><text:span text:style-name="T1124">going</text:span></text:span><text:span text:style-name="Strong_20_Emphasis"><text:span text:style-name="T1139"> to the cinema</text:span></text:span></text:p>
            <text:p text:style-name="P241"><text:span text:style-name="Strong_20_Emphasis"><text:span text:style-name="T1139">I </text:span></text:span><text:span text:style-name="Strong_20_Emphasis"><text:span text:style-name="T1124">leave</text:span></text:span><text:span text:style-name="Strong_20_Emphasis"><text:span text:style-name="T1139"> the school</text:span></text:span></text:p>
            <text:p text:style-name="P241"><text:span text:style-name="Strong_20_Emphasis"><text:span text:style-name="T1139">I </text:span></text:span><text:span text:style-name="Strong_20_Emphasis"><text:span text:style-name="T1124">slept </text:span></text:span><text:span text:style-name="Strong_20_Emphasis"><text:span text:style-name="T1139">on the sofa</text:span></text:span></text:p>
            <text:p text:style-name="P241"><text:span text:style-name="Strong_20_Emphasis"><text:span text:style-name="T1139">I </text:span></text:span><text:span text:style-name="Strong_20_Emphasis"><text:span text:style-name="T1124">fell asleep</text:span></text:span><text:span text:style-name="Strong_20_Emphasis"><text:span text:style-name="T1139"> on the sofa</text:span></text:span></text:p>
            <text:p text:style-name="P242"><text:bookmark text:name="result_box269"/><text:span text:style-name="Strong_20_Emphasis"><text:span text:style-name="T1147">Es kommt mir nicht vor, dass </text:span></text:span></text:p>
            <text:p text:style-name="P242"><text:span text:style-name="Strong_20_Emphasis"><text:span text:style-name="T1147">es </text:span></text:span><text:span text:style-name="Strong_20_Emphasis"><text:span text:style-name="T1148">anders</text:span></text:span><text:span text:style-name="Strong_20_Emphasis"><text:span text:style-name="T1147"> gesagt werden kann.</text:span></text:span></text:p>
            <text:p text:style-name="P281"><text:span text:style-name="Strong_20_Emphasis"><text:span text:style-name="T662">yes, but </text:span></text:span><text:span text:style-name="Strong_20_Emphasis"><text:span text:style-name="T666">what</text:span></text:span><text:span text:style-name="Strong_20_Emphasis"><text:span text:style-name="T662"> I do </text:span></text:span></text:p>
            <text:p text:style-name="P281"><text:span text:style-name="Strong_20_Emphasis"><text:span text:style-name="T666">what</text:span></text:span><text:span text:style-name="Strong_20_Emphasis"><text:span text:style-name="T662"> I say and </text:span></text:span><text:span text:style-name="Strong_20_Emphasis"><text:span text:style-name="T666">what</text:span></text:span><text:span text:style-name="Strong_20_Emphasis"><text:span text:style-name="T662"> I write </text:span></text:span></text:p>
            <text:p text:style-name="P281"><text:soft-page-break/><text:span text:style-name="Strong_20_Emphasis"><text:span text:style-name="T662">is something </text:span></text:span><text:span text:style-name="Strong_20_Emphasis"><text:span text:style-name="T1542">complet</text:span></text:span><text:span text:style-name="Strong_20_Emphasis"><text:span text:style-name="T662">ely </text:span></text:span><text:span text:style-name="Strong_20_Emphasis"><text:span text:style-name="T1542">dif</text:span></text:span><text:span text:style-name="Strong_20_Emphasis"><text:span text:style-name="T662">f</text:span></text:span><text:span text:style-name="Strong_20_Emphasis"><text:span text:style-name="T1542">erent</text:span></text:span><text:span text:style-name="Strong_20_Emphasis"><text:span text:style-name="T662"> </text:span></text:span></text:p>
            <text:p text:style-name="P281"><text:span text:style-name="Strong_20_Emphasis"><text:span text:style-name="T666">from what</text:span></text:span><text:span text:style-name="Strong_20_Emphasis"><text:span text:style-name="T662"> they do, say or write.</text:span></text:span></text:p>
            <text:p text:style-name="P280"><text:span text:style-name="Strong_20_Emphasis"><text:span text:style-name="T663">good </text:span></text:span><text:span text:style-name="Strong_20_Emphasis"><text:span text:style-name="T667">enough</text:span></text:span></text:p>
            <text:p text:style-name="P282"><text:span text:style-name="Strong_20_Emphasis"><text:span text:style-name="T663">I don't</text:span></text:span><text:span text:style-name="Strong_20_Emphasis"><text:span text:style-name="T664"> like it</text:span></text:span><text:span text:style-name="Strong_20_Emphasis"><text:span text:style-name="T663">, </text:span></text:span></text:p>
            <text:p text:style-name="P282"><text:span text:style-name="Strong_20_Emphasis"><text:span text:style-name="T663">but my </text:span></text:span><text:span text:style-name="Strong_20_Emphasis"><text:span text:style-name="T1544">m</text:span></text:span><text:span text:style-name="Strong_20_Emphasis"><text:span text:style-name="T667">o</text:span></text:span><text:span text:style-name="Strong_20_Emphasis"><text:span text:style-name="T1544">m</text:span></text:span><text:span text:style-name="Strong_20_Emphasis"><text:span text:style-name="T663"> </text:span></text:span><text:span text:style-name="Strong_20_Emphasis"><text:span text:style-name="T1543">pac</text:span></text:span><text:span text:style-name="Strong_20_Emphasis"><text:span text:style-name="T663">ked one anyway. </text:span></text:span></text:p>
            <text:p text:style-name="P282"><text:span text:style-name="Strong_20_Emphasis"><text:span text:style-name="T663">You can have it if you like.</text:span></text:span></text:p>
            <text:p text:style-name="P282"><text:span text:style-name="Strong_20_Emphasis"><text:span text:style-name="T667">Since</text:span></text:span><text:span text:style-name="Strong_20_Emphasis"><text:span text:style-name="T663"> then </text:span></text:span></text:p>
            <text:p text:style-name="P282"><text:span text:style-name="Strong_20_Emphasis"><text:span text:style-name="T663">they had </text:span></text:span><text:span text:style-name="Strong_20_Emphasis"><text:span text:style-name="T667">dated</text:span></text:span><text:span text:style-name="Strong_20_Emphasis"><text:span text:style-name="T663"> and </text:span></text:span></text:p>
            <text:p text:style-name="P282"><text:span text:style-name="Strong_20_Emphasis"><text:span text:style-name="T667">broken up</text:span></text:span><text:span text:style-name="Strong_20_Emphasis"><text:span text:style-name="T663"> at least four </text:span></text:span><text:span text:style-name="Strong_20_Emphasis"><text:span text:style-name="T667">times</text:span></text:span></text:p>
            <text:p text:style-name="P282"><text:span text:style-name="Strong_20_Emphasis"><text:span text:style-name="T663">but he had </text:span></text:span><text:span text:style-name="Strong_20_Emphasis"><text:span text:style-name="T667">never</text:span></text:span><text:span text:style-name="Strong_20_Emphasis"><text:span text:style-name="T663"> told her he loved her.</text:span></text:span></text:p>
            <text:p text:style-name="P282"><text:bookmark text:name="result_box277"/><text:span text:style-name="Strong_20_Emphasis"><text:span text:style-name="T668">I was co</text:span></text:span><text:span text:style-name="Strong_20_Emphasis"><text:span text:style-name="T1447">nfr</text:span></text:span><text:span text:style-name="Strong_20_Emphasis"><text:span text:style-name="T668">o</text:span></text:span><text:span text:style-name="Strong_20_Emphasis"><text:span text:style-name="T1447">nt</text:span></text:span><text:span text:style-name="Strong_20_Emphasis"><text:span text:style-name="T668">ed with many prejudices</text:span></text:span></text:p>
            <text:p text:style-name="P283"><text:bookmark text:name="result_box278"/><text:span text:style-name="Strong_20_Emphasis"><text:span text:style-name="T668">The </text:span></text:span><text:span text:style-name="Strong_20_Emphasis"><text:span text:style-name="T1447">stadi</text:span></text:span><text:span text:style-name="Strong_20_Emphasis"><text:span text:style-name="T668">um </text:span></text:span><text:span text:style-name="Strong_20_Emphasis"><text:span text:style-name="T736">located</text:span></text:span><text:span text:style-name="Strong_20_Emphasis"><text:span text:style-name="T668"> in the </text:span></text:span><text:span text:style-name="Strong_20_Emphasis"><text:span text:style-name="T1447">capital</text:span></text:span><text:span text:style-name="Strong_20_Emphasis"><text:span text:style-name="T668"> </text:span></text:span></text:p>
            <text:p text:style-name="P283"><text:span text:style-name="Strong_20_Emphasis"><text:span text:style-name="T668">of the </text:span></text:span><text:span text:style-name="Strong_20_Emphasis"><text:span text:style-name="T1447">Stat</text:span></text:span><text:span text:style-name="Strong_20_Emphasis"><text:span text:style-name="T668">e of Georgia </text:span></text:span></text:p>
            <text:p text:style-name="P283"><text:span text:style-name="Strong_20_Emphasis"><text:span text:style-name="T668">can </text:span></text:span><text:span text:style-name="Strong_20_Emphasis"><text:span text:style-name="T736">accommodate</text:span></text:span><text:span text:style-name="Strong_20_Emphasis"><text:span text:style-name="T739">/ house/ shelter</text:span></text:span><text:span text:style-name="Strong_20_Emphasis"><text:span text:style-name="T668"> 71,000 people</text:span></text:span></text:p>
            <text:p text:style-name="P283"><text:span text:style-name="Strong_20_Emphasis"><text:span text:style-name="T665">It h</text:span></text:span><text:span text:style-name="Strong_20_Emphasis"><text:span text:style-name="T669">as a </text:span></text:span><text:span text:style-name="Strong_20_Emphasis"><text:span text:style-name="T1448">uniq</text:span></text:span><text:span text:style-name="Strong_20_Emphasis"><text:span text:style-name="T669">ue </text:span></text:span><text:span text:style-name="Strong_20_Emphasis"><text:span text:style-name="T1448">retract</text:span></text:span><text:span text:style-name="Strong_20_Emphasis"><text:span text:style-name="T669">able </text:span></text:span><text:span text:style-name="Strong_20_Emphasis"><text:span text:style-name="T737">roof</text:span></text:span><text:span text:style-name="Strong_20_Emphasis"><text:span text:style-name="T738">/ (dt. </text:span></text:span><text:span text:style-name="Strong_20_Emphasis"><text:span text:style-name="T1422">D</text:span></text:span><text:span text:style-name="Strong_20_Emphasis"><text:span text:style-name="T738">a</text:span></text:span><text:span text:style-name="Strong_20_Emphasis"><text:span text:style-name="T1422">ch</text:span></text:span><text:span text:style-name="Strong_20_Emphasis"><text:span text:style-name="T738">)</text:span></text:span><text:span text:style-name="Strong_20_Emphasis"><text:span text:style-name="T669"> and </text:span></text:span></text:p>
            <text:p text:style-name="P283"><text:span text:style-name="Strong_20_Emphasis"><text:span text:style-name="T1448">giant</text:span></text:span><text:span text:style-name="Strong_20_Emphasis"><text:span text:style-name="T669"> mind-boggling </text:span></text:span><text:span text:style-name="Strong_20_Emphasis"><text:span text:style-name="T737">screens</text:span></text:span><text:span text:style-name="Strong_20_Emphasis"><text:span text:style-name="T669">.</text:span></text:span></text:p>
            <text:p text:style-name="P283"><text:bookmark text:name="result_box281"/><text:span text:style-name="Strong_20_Emphasis"><text:span text:style-name="T669">This will not go </text:span></text:span><text:span text:style-name="Strong_20_Emphasis"><text:span text:style-name="T737">unnoticed</text:span></text:span><text:span text:style-name="Strong_20_Emphasis"><text:span text:style-name="T684">/ (fr. </text:span></text:span><text:bookmark text:name="result_box481"/><text:span text:style-name="Strong_20_Emphasis"><text:span text:style-name="T781">in</text:span></text:span><text:span text:style-name="Strong_20_Emphasis"><text:span text:style-name="T1537">aperç</text:span></text:span><text:span text:style-name="Strong_20_Emphasis"><text:span text:style-name="T781">u</text:span></text:span><text:span text:style-name="Strong_20_Emphasis"><text:span text:style-name="T684">)</text:span></text:span></text:p>
            <text:p text:style-name="P283"><text:span text:style-name="Strong_20_Emphasis"><text:span text:style-name="T669">by your </text:span></text:span><text:span text:style-name="Strong_20_Emphasis"><text:span text:style-name="T1448">col</text:span></text:span><text:span text:style-name="Strong_20_Emphasis"><text:span text:style-name="T669">l</text:span></text:span><text:span text:style-name="Strong_20_Emphasis"><text:span text:style-name="T1448">e</text:span></text:span><text:span text:style-name="Strong_20_Emphasis"><text:span text:style-name="T669">a</text:span></text:span><text:span text:style-name="Strong_20_Emphasis"><text:span text:style-name="T1448">g</text:span></text:span><text:span text:style-name="Strong_20_Emphasis"><text:span text:style-name="T669">ues and </text:span></text:span><text:span text:style-name="Strong_20_Emphasis"><text:span text:style-name="T1448">superior</text:span></text:span><text:span text:style-name="Strong_20_Emphasis"><text:span text:style-name="T669">s.</text:span></text:span></text:p>
            <text:p text:style-name="P315"><text:bookmark text:name="result_box283"/><text:span text:style-name="Strong_20_Emphasis"><text:span text:style-name="T669">will be hard to </text:span></text:span><text:span text:style-name="Strong_20_Emphasis"><text:span text:style-name="T737">bear</text:span></text:span><text:span text:style-name="Strong_20_Emphasis"><text:span text:style-name="T669"> for others</text:span></text:span></text:p>
            <text:p text:style-name="P455"><text:span text:style-name="Strong_20_Emphasis"><text:span text:style-name="T728">he´s probably coming tonight</text:span></text:span></text:p>
            <text:p text:style-name="P455"><text:span text:style-name="Strong_20_Emphasis"><text:span text:style-name="T728">she should come tonight</text:span></text:span></text:p>
            <text:p text:style-name="P455"><text:span text:style-name="Strong_20_Emphasis"><text:span text:style-name="T728">she has to come tonight</text:span></text:span></text:p>
            <text:p text:style-name="P455"><text:span text:style-name="Strong_20_Emphasis"><text:span text:style-name="T729">she should have the money</text:span></text:span></text:p>
            <text:p text:style-name="P455"><text:span text:style-name="Strong_20_Emphasis"><text:span text:style-name="T729">she has to have the money</text:span></text:span></text:p>
            <text:p text:style-name="P284"><text:bookmark text:name="result_box284"/><text:span text:style-name="Strong_20_Emphasis"><text:span text:style-name="T670">Today, you will be treated with great </text:span></text:span><text:span text:style-name="Strong_20_Emphasis"><text:span text:style-name="T1449">gratitud</text:span></text:span><text:span text:style-name="Strong_20_Emphasis"><text:span text:style-name="T670">e and </text:span></text:span><text:span text:style-name="Strong_20_Emphasis"><text:span text:style-name="T1449">admira</text:span></text:span><text:span text:style-name="Strong_20_Emphasis"><text:span text:style-name="T670">t</text:span></text:span><text:span text:style-name="Strong_20_Emphasis"><text:span text:style-name="T1449">ion</text:span></text:span><text:span text:style-name="Strong_20_Emphasis"><text:span text:style-name="T670"> for you. This will be </text:span></text:span><text:span text:style-name="Strong_20_Emphasis"><text:span text:style-name="T740">l</text:span></text:span><text:span text:style-name="Strong_20_Emphasis"><text:span text:style-name="T1423">ink</text:span></text:span><text:span text:style-name="Strong_20_Emphasis"><text:span text:style-name="T740">e</text:span></text:span><text:span text:style-name="Strong_20_Emphasis"><text:span text:style-name="T670">d to the fact that you will </text:span></text:span><text:span text:style-name="Strong_20_Emphasis"><text:span text:style-name="T740">master</text:span></text:span><text:span text:style-name="Strong_20_Emphasis"><text:span text:style-name="T670"> the </text:span></text:span><text:span text:style-name="Strong_20_Emphasis"><text:span text:style-name="T1449">situation</text:span></text:span><text:span text:style-name="Strong_20_Emphasis"><text:span text:style-name="T670"> and that everything will </text:span></text:span><text:span text:style-name="Strong_20_Emphasis"><text:span text:style-name="T740">seem</text:span></text:span><text:span text:style-name="Strong_20_Emphasis"><text:span text:style-name="T670"> to succeed </text:span></text:span><text:span text:style-name="Strong_20_Emphasis"><text:span text:style-name="T740">easily</text:span></text:span><text:span text:style-name="Strong_20_Emphasis"><text:span text:style-name="T670">. You will know how to take the right way with your </text:span></text:span><text:span text:style-name="Strong_20_Emphasis"><text:span text:style-name="T740">entourage</text:span></text:span><text:span text:style-name="Strong_20_Emphasis"><text:span text:style-name="T670"> and find the right words.</text:span></text:span></text:p>
            <text:p text:style-name="P285"><text:bookmark text:name="result_box286"/><text:span text:style-name="Strong_20_Emphasis"><text:span text:style-name="T670">They tend to get </text:span></text:span><text:span text:style-name="Strong_20_Emphasis"><text:span text:style-name="T1449">b</text:span></text:span><text:span text:style-name="Strong_20_Emphasis"><text:span text:style-name="T670">o</text:span></text:span><text:span text:style-name="Strong_20_Emphasis"><text:span text:style-name="T1449">r</text:span></text:span><text:span text:style-name="Strong_20_Emphasis"><text:span text:style-name="T670">ed</text:span></text:span></text:p>
            <text:p text:style-name="P285"><text:span text:style-name="Strong_20_Emphasis"><text:span text:style-name="T670">Avoid wasting</text:span></text:span></text:p>
            <text:p text:style-name="P285"><text:span text:style-name="Strong_20_Emphasis"><text:span text:style-name="T670">Is a nuance</text:span></text:span></text:p>
            <text:p text:style-name="P285"><text:span text:style-name="Strong_20_Emphasis"><text:span text:style-name="T670">step</text:span></text:span><text:span text:style-name="Strong_20_Emphasis"><text:span text:style-name="T685">/ </text:span></text:span><text:span text:style-name="Strong_20_Emphasis"><text:span text:style-name="T1450">pas</text:span></text:span><text:span text:style-name="Strong_20_Emphasis"><text:span text:style-name="T685">sage/ </text:span></text:span><text:span text:style-name="Strong_20_Emphasis"><text:span text:style-name="T1450">pac</text:span></text:span><text:span text:style-name="Strong_20_Emphasis"><text:span text:style-name="T685">e</text:span></text:span></text:p>
            <text:p text:style-name="P285"><text:span text:style-name="Strong_20_Emphasis"><text:span text:style-name="T670">the walk</text:span></text:span><text:span text:style-name="Strong_20_Emphasis"><text:span text:style-name="T685">/ stroll (dt. Spaziergang)</text:span></text:span></text:p>
            <text:p text:style-name="P285"><text:span text:style-name="Strong_20_Emphasis"><text:span text:style-name="T670">Do not hesitate</text:span></text:span></text:p>
            <text:p text:style-name="P450"><text:span text:style-name="Strong_20_Emphasis"><text:span text:style-name="T670">I'm gonna fly back every </text:span></text:span><text:span text:style-name="Strong_20_Emphasis"><text:span text:style-name="T740">weekend</text:span></text:span><text:span text:style-name="Strong_20_Emphasis"><text:span text:style-name="T670"> </text:span></text:span></text:p>
            <text:p text:style-name="P450"><text:span text:style-name="Strong_20_Emphasis"><text:span text:style-name="T670">so we can hang out</text:span></text:span><text:span text:style-name="Strong_20_Emphasis"><text:span text:style-name="T685"> </text:span></text:span><text:span text:style-name="Strong_20_Emphasis"><text:span text:style-name="T741">together</text:span></text:span></text:p>
            <text:p text:style-name="P457"><text:span text:style-name="Strong_20_Emphasis"><text:span text:style-name="T670">You better</text:span></text:span><text:span text:style-name="Strong_20_Emphasis"><text:span text:style-name="T685"> </text:span></text:span></text:p>
            <text:p text:style-name="P450"><text:span text:style-name="Strong_20_Emphasis"><text:span text:style-name="T670">She looks at him and laughs</text:span></text:span></text:p>
            <text:p text:style-name="P450"><text:span text:style-name="Strong_20_Emphasis"><text:span text:style-name="T742">GO</text:span></text:span><text:span text:style-name="Strong_20_Emphasis"><text:span text:style-name="T671">! Or, you're gonna </text:span></text:span><text:span text:style-name="Strong_20_Emphasis"><text:span text:style-name="T742">miss</text:span></text:span><text:span text:style-name="Strong_20_Emphasis"><text:span text:style-name="T671"> your </text:span></text:span><text:span text:style-name="Strong_20_Emphasis"><text:span text:style-name="T742">flight</text:span></text:span></text:p>
            <text:p text:style-name="P450"><text:span text:style-name="Strong_20_Emphasis"><text:span text:style-name="T671">She wipes a </text:span></text:span><text:span text:style-name="Strong_20_Emphasis"><text:span text:style-name="T742">tear</text:span></text:span><text:span text:style-name="Strong_20_Emphasis"><text:span text:style-name="T671"> from her eye as </text:span></text:span></text:p>
            <text:p text:style-name="P450"><text:span text:style-name="Strong_20_Emphasis"><text:span text:style-name="T671">she watches him </text:span></text:span><text:span text:style-name="Strong_20_Emphasis"><text:span text:style-name="T742">hurry off quickly </text:span></text:span></text:p>
            <text:p text:style-name="P450"><text:span text:style-name="Strong_20_Emphasis"><text:span text:style-name="T671">to </text:span></text:span><text:span text:style-name="Strong_20_Emphasis"><text:span text:style-name="T742">catch</text:span></text:span><text:span text:style-name="Strong_20_Emphasis"><text:span text:style-name="T671"> his flight. </text:span></text:span></text:p>
            <text:p text:style-name="P450"><text:span text:style-name="Strong_20_Emphasis"><text:span text:style-name="T671">As she exits the airport </text:span></text:span><text:span text:style-name="Strong_20_Emphasis"><text:span text:style-name="T1451">terminal</text:span></text:span><text:span text:style-name="Strong_20_Emphasis"><text:span text:style-name="T671"> </text:span></text:span></text:p>
            <text:p text:style-name="P450"><text:span text:style-name="Strong_20_Emphasis"><text:span text:style-name="T671">she is </text:span></text:span><text:span text:style-name="Strong_20_Emphasis"><text:span text:style-name="T742">overcome</text:span></text:span><text:span text:style-name="Strong_20_Emphasis"><text:span text:style-name="T671"> with </text:span></text:span><text:span text:style-name="Strong_20_Emphasis"><text:span text:style-name="T1451">emo</text:span></text:span><text:span text:style-name="Strong_20_Emphasis"><text:span text:style-name="T671">t</text:span></text:span><text:span text:style-name="Strong_20_Emphasis"><text:span text:style-name="T1451">ion</text:span></text:span><text:span text:style-name="Strong_20_Emphasis"><text:span text:style-name="T671"> and </text:span></text:span></text:p>
            <text:p text:style-name="P450"><text:span text:style-name="Strong_20_Emphasis"><text:span text:style-name="T671">begins to </text:span></text:span><text:span text:style-name="Strong_20_Emphasis"><text:span text:style-name="T1451">so</text:span></text:span><text:span text:style-name="Strong_20_Emphasis"><text:span text:style-name="T671">b with sheer </text:span></text:span><text:span text:style-name="Strong_20_Emphasis"><text:span text:style-name="T742">joy</text:span></text:span><text:span text:style-name="Strong_20_Emphasis"><text:span text:style-name="T671">. </text:span></text:span></text:p>
            <text:p text:style-name="P450"><text:span text:style-name="Strong_20_Emphasis"><text:span text:style-name="T671">She walks up to a </text:span></text:span><text:span text:style-name="Strong_20_Emphasis"><text:span text:style-name="T742">line of cabs</text:span></text:span><text:span text:style-name="Strong_20_Emphasis"><text:span text:style-name="T671"> </text:span></text:span></text:p>
            <text:p text:style-name="P450"><text:span text:style-name="Strong_20_Emphasis"><text:span text:style-name="T671">waiting for </text:span></text:span><text:span text:style-name="Strong_20_Emphasis"><text:span text:style-name="T1451">pas</text:span></text:span><text:span text:style-name="Strong_20_Emphasis"><text:span text:style-name="T671">seng</text:span></text:span><text:span text:style-name="Strong_20_Emphasis"><text:span text:style-name="T1451">er</text:span></text:span><text:span text:style-name="Strong_20_Emphasis"><text:span text:style-name="T671">s and gets into one.</text:span></text:span></text:p>
            <text:p text:style-name="P450"><text:span text:style-name="Strong_20_Emphasis"><text:span text:style-name="T671">Are you ok miss?</text:span></text:span></text:p>
            <text:p text:style-name="P450"><text:span text:style-name="Strong_20_Emphasis"><text:span text:style-name="T671">I couldn't be better</text:span></text:span></text:p>
            <text:p text:style-name="P451"><text:span text:style-name="Strong_20_Emphasis"><text:span text:style-name="T672">floor</text:span></text:span></text:p>
            <text:p text:style-name="P451"><text:soft-page-break/><text:span text:style-name="Strong_20_Emphasis"><text:span text:style-name="T672">U</text:span></text:span><text:span text:style-name="Strong_20_Emphasis"><text:span text:style-name="T1452">su</text:span></text:span><text:span text:style-name="Strong_20_Emphasis"><text:span text:style-name="T672">a</text:span></text:span><text:span text:style-name="Strong_20_Emphasis"><text:span text:style-name="T1452">l</text:span></text:span><text:span text:style-name="Strong_20_Emphasis"><text:span text:style-name="T672">ly</text:span></text:span></text:p>
            <text:p text:style-name="P252"><text:bookmark text:name="result_box179"/><text:span text:style-name="Strong_20_Emphasis"><text:span text:style-name="T672">dream</text:span></text:span></text:p>
            <text:p text:style-name="P252"><text:span text:style-name="Strong_20_Emphasis"><text:span text:style-name="T672">comfort</text:span></text:span></text:p>
            <text:p text:style-name="P252"><text:span text:style-name="Strong_20_Emphasis"><text:span text:style-name="T672">salary</text:span></text:span><text:span text:style-name="Strong_20_Emphasis"><text:span text:style-name="T685">/ (dt. </text:span></text:span><text:span text:style-name="Strong_20_Emphasis"><text:span text:style-name="T1450">S</text:span></text:span><text:span text:style-name="Strong_20_Emphasis"><text:span text:style-name="T685">o</text:span></text:span><text:span text:style-name="Strong_20_Emphasis"><text:span text:style-name="T1450">ld)</text:span></text:span></text:p>
            <text:p text:style-name="P451"><text:span text:style-name="Strong_20_Emphasis"><text:span text:style-name="T672">hang out</text:span></text:span><text:span text:style-name="Strong_20_Emphasis"><text:span text:style-name="T686"> (a </text:span></text:span><text:span text:style-name="Strong_20_Emphasis"><text:span text:style-name="T744">while</text:span></text:span><text:span text:style-name="Strong_20_Emphasis"><text:span text:style-name="T686">)</text:span></text:span></text:p>
            <text:p text:style-name="P451"><text:span text:style-name="Strong_20_Emphasis"><text:span text:style-name="T672">to </text:span></text:span><text:span text:style-name="Strong_20_Emphasis"><text:span text:style-name="T743">dwell</text:span></text:span></text:p>
            <text:p text:style-name="P454"><text:span text:style-name="Strong_20_Emphasis"><text:span text:style-name="T672">die</text:span></text:span><text:span text:style-name="Strong_20_Emphasis"><text:span text:style-name="T686"> / (fr. </text:span></text:span><text:span text:style-name="Strong_20_Emphasis"><text:span text:style-name="T1453">mo</text:span></text:span><text:span text:style-name="Strong_20_Emphasis"><text:span text:style-name="T686">u</text:span></text:span><text:span text:style-name="Strong_20_Emphasis"><text:span text:style-name="T1453">rir</text:span></text:span><text:span text:style-name="Strong_20_Emphasis"><text:span text:style-name="T686">)</text:span></text:span></text:p>
            <text:p text:style-name="P454"><text:span text:style-name="Strong_20_Emphasis"><text:span text:style-name="T672">Compliance: Noncompliance </text:span></text:span></text:p>
            <text:p text:style-name="P452"><text:span text:style-name="Strong_20_Emphasis"><text:span text:style-name="T672">in the VAT </text:span></text:span><text:span text:style-name="Strong_20_Emphasis"><text:span text:style-name="T743">tax</text:span></text:span><text:span text:style-name="Strong_20_Emphasis"><text:span text:style-name="T672"> </text:span></text:span></text:p>
            <text:p text:style-name="P452"><text:span text:style-name="Strong_20_Emphasis"><text:span text:style-name="T1454">a</text:span></text:span><text:span text:style-name="Strong_20_Emphasis"><text:span text:style-name="T687">dvi</text:span></text:span><text:span text:style-name="Strong_20_Emphasis"><text:span text:style-name="T1454">se</text:span></text:span><text:span text:style-name="Strong_20_Emphasis"><text:span text:style-name="T687"> against</text:span></text:span><text:span text:style-name="Strong_20_Emphasis"><text:span text:style-name="T672"> any </text:span></text:span><text:span text:style-name="Strong_20_Emphasis"><text:span text:style-name="T743">increase</text:span></text:span><text:span text:style-name="Strong_20_Emphasis"><text:span text:style-name="T672"> </text:span></text:span></text:p>
            <text:p text:style-name="P452"><text:span text:style-name="Strong_20_Emphasis"><text:span text:style-name="T672">in the tax burden</text:span></text:span><text:span text:style-name="Strong_20_Emphasis"><text:span text:style-name="T687">/ </text:span></text:span><text:span text:style-name="Strong_20_Emphasis"><text:span text:style-name="T1454">pres</text:span></text:span><text:span text:style-name="Strong_20_Emphasis"><text:span text:style-name="T687">sure</text:span></text:span><text:span text:style-name="Strong_20_Emphasis"><text:span text:style-name="T672"> </text:span></text:span></text:p>
            <text:p text:style-name="P452"><text:span text:style-name="Strong_20_Emphasis"><text:span text:style-name="T672">borne</text:span></text:span><text:span text:style-name="Strong_20_Emphasis"><text:span text:style-name="T687"> (bear)/ endured</text:span></text:span><text:span text:style-name="Strong_20_Emphasis"><text:span text:style-name="T672"> by taxpayers.</text:span></text:span></text:p>
            <text:p text:style-name="P452"><text:span text:style-name="Strong_20_Emphasis"><text:span text:style-name="T672">Will want to jump out of bed to arrange</text:span></text:span><text:span text:style-name="Strong_20_Emphasis"><text:span text:style-name="T687">/</text:span></text:span><text:span text:style-name="Strong_20_Emphasis"><text:span text:style-name="T1454">organiz</text:span></text:span><text:span text:style-name="Strong_20_Emphasis"><text:span text:style-name="T687">e</text:span></text:span><text:span text:style-name="Strong_20_Emphasis"><text:span text:style-name="T672"> </text:span></text:span></text:p>
            <text:p text:style-name="P452"><text:span text:style-name="Strong_20_Emphasis"><text:span text:style-name="T672">an </text:span></text:span><text:span text:style-name="Strong_20_Emphasis"><text:span text:style-name="T745">soiree</text:span></text:span><text:span text:style-name="Strong_20_Emphasis"><text:span text:style-name="T747"> (</text:span></text:span><text:span text:style-name="Strong_20_Emphasis"><text:span text:style-name="T1426">vela</text:span></text:span><text:span text:style-name="Strong_20_Emphasis"><text:span text:style-name="T747">= candle)</text:span></text:span><text:span text:style-name="Strong_20_Emphasis"><text:span text:style-name="T672"> with cheerful </text:span></text:span><text:span text:style-name="Strong_20_Emphasis"><text:span text:style-name="T743">guests</text:span></text:span><text:span text:style-name="Strong_20_Emphasis"><text:span text:style-name="T672">.</text:span></text:span></text:p>
            <text:p text:style-name="P452"><text:span text:style-name="Strong_20_Emphasis"><text:span text:style-name="T672">You can </text:span></text:span><text:span text:style-name="Strong_20_Emphasis"><text:span text:style-name="T1454">dedica</text:span></text:span><text:span text:style-name="Strong_20_Emphasis"><text:span text:style-name="T687">te/ </text:span></text:span><text:span text:style-name="Strong_20_Emphasis"><text:span text:style-name="T672">devote yourself to your work </text:span></text:span></text:p>
            <text:p text:style-name="P452"><text:span text:style-name="Strong_20_Emphasis"><text:span text:style-name="T672">without </text:span></text:span><text:span text:style-name="Strong_20_Emphasis"><text:span text:style-name="T1452">distra</text:span></text:span><text:span text:style-name="Strong_20_Emphasis"><text:span text:style-name="T672">ction.</text:span></text:span></text:p>
            <text:p text:style-name="P452"><text:span text:style-name="Strong_20_Emphasis"><text:span text:style-name="T672">You will be </text:span></text:span><text:span text:style-name="Strong_20_Emphasis"><text:span text:style-name="T743">misunderstood</text:span></text:span><text:span text:style-name="Strong_20_Emphasis"><text:span text:style-name="T672"> and </text:span></text:span><text:span text:style-name="Strong_20_Emphasis"><text:span text:style-name="T673">poorly </text:span></text:span><text:span text:style-name="Strong_20_Emphasis"><text:span text:style-name="T1452">perc</text:span></text:span><text:span text:style-name="Strong_20_Emphasis"><text:span text:style-name="T672">e</text:span></text:span><text:span text:style-name="Strong_20_Emphasis"><text:span text:style-name="T1452">i</text:span></text:span><text:span text:style-name="Strong_20_Emphasis"><text:span text:style-name="T672">ved </text:span></text:span></text:p>
            <text:p text:style-name="P452"><text:span text:style-name="Strong_20_Emphasis"><text:span text:style-name="T672">by your entourage </text:span></text:span><text:span text:style-name="Strong_20_Emphasis"><text:span text:style-name="T743">due to</text:span></text:span><text:span text:style-name="Strong_20_Emphasis"><text:span text:style-name="T672"> the fact </text:span></text:span></text:p>
            <text:p text:style-name="P452"><text:span text:style-name="Strong_20_Emphasis"><text:span text:style-name="T672">that you will seek </text:span></text:span><text:span text:style-name="Strong_20_Emphasis"><text:span text:style-name="T743">at all costs</text:span></text:span><text:span text:style-name="Strong_20_Emphasis"><text:span text:style-name="T672"> to </text:span></text:span><text:span text:style-name="Strong_20_Emphasis"><text:span text:style-name="T1452">impo</text:span></text:span><text:span text:style-name="Strong_20_Emphasis"><text:span text:style-name="T672">s</text:span></text:span><text:span text:style-name="Strong_20_Emphasis"><text:span text:style-name="T1452">e</text:span></text:span></text:p>
            <text:p text:style-name="P452"><text:span text:style-name="Strong_20_Emphasis"><text:span text:style-name="T672">Take </text:span></text:span><text:span text:style-name="Strong_20_Emphasis"><text:span text:style-name="T743">a step back</text:span></text:span><text:span text:style-name="Strong_20_Emphasis"><text:span text:style-name="T672"> and do not hesitate </text:span></text:span></text:p>
            <text:p text:style-name="P452"><text:span text:style-name="Strong_20_Emphasis"><text:span text:style-name="T672">to value your </text:span></text:span><text:span text:style-name="Strong_20_Emphasis"><text:span text:style-name="T743">co-workers</text:span></text:span></text:p>
            <text:p text:style-name="P452"><text:span text:style-name="Strong_20_Emphasis"><text:span text:style-name="T743">Even if</text:span></text:span><text:span text:style-name="Strong_20_Emphasis"><text:span text:style-name="T672"> it's not usually your </text:span></text:span><text:span text:style-name="Strong_20_Emphasis"><text:span text:style-name="T1452">styl</text:span></text:span><text:span text:style-name="Strong_20_Emphasis"><text:span text:style-name="T672">e, </text:span></text:span><text:span text:style-name="Strong_20_Emphasis"><text:span text:style-name="T673">(suelo=floor)</text:span></text:span></text:p>
            <text:p text:style-name="P452"><text:span text:style-name="Strong_20_Emphasis"><text:span text:style-name="T672">you'll tend to </text:span></text:span><text:span text:style-name="Strong_20_Emphasis"><text:span text:style-name="T743">hang out</text:span></text:span><text:span text:style-name="Strong_20_Emphasis"><text:span text:style-name="T747"> a while</text:span></text:span></text:p>
            <text:p text:style-name="P452"><text:span text:style-name="Strong_20_Emphasis"><text:span text:style-name="T672">Open your eyes and </text:span></text:span><text:span text:style-name="Strong_20_Emphasis"><text:span text:style-name="T743">dwell</text:span></text:span><text:span text:style-name="Strong_20_Emphasis"><text:span text:style-name="T672"> on </text:span></text:span><text:span text:style-name="Strong_20_Emphasis"><text:span text:style-name="T1452">realit</text:span></text:span><text:span text:style-name="Strong_20_Emphasis"><text:span text:style-name="T672">y, </text:span></text:span></text:p>
            <text:p text:style-name="P452"><text:span text:style-name="Strong_20_Emphasis"><text:span text:style-name="T672">to a</text:span></text:span><text:span text:style-name="Strong_20_Emphasis"><text:span text:style-name="T1452">v</text:span></text:span><text:span text:style-name="Strong_20_Emphasis"><text:span text:style-name="T672">o</text:span></text:span><text:span text:style-name="Strong_20_Emphasis"><text:span text:style-name="T1452">id</text:span></text:span><text:span text:style-name="Strong_20_Emphasis"><text:span text:style-name="T672"> </text:span></text:span><text:span text:style-name="Strong_20_Emphasis"><text:span text:style-name="T1452">d</text:span></text:span><text:span text:style-name="Strong_20_Emphasis"><text:span text:style-name="T672">isa</text:span></text:span><text:span text:style-name="Strong_20_Emphasis"><text:span text:style-name="T1452">p</text:span></text:span><text:span text:style-name="Strong_20_Emphasis"><text:span text:style-name="T672">p</text:span></text:span><text:span text:style-name="Strong_20_Emphasis"><text:span text:style-name="T1452">o</text:span></text:span><text:span text:style-name="Strong_20_Emphasis"><text:span text:style-name="T672">i</text:span></text:span><text:span text:style-name="Strong_20_Emphasis"><text:span text:style-name="T1452">n</text:span></text:span><text:span text:style-name="Strong_20_Emphasis"><text:span text:style-name="T672">ting those around you or </text:span></text:span></text:p>
            <text:p text:style-name="P452"><text:span text:style-name="Strong_20_Emphasis"><text:span text:style-name="T672">have been faithful</text:span></text:span><text:span text:style-name="Strong_20_Emphasis"><text:span text:style-name="T688">/ (fr. </text:span></text:span><text:span text:style-name="Strong_20_Emphasis"><text:span text:style-name="T1455">fi</text:span></text:span><text:span text:style-name="Strong_20_Emphasis"><text:span text:style-name="T688">d</text:span></text:span><text:span text:style-name="Strong_20_Emphasis"><text:span text:style-name="T1455">ele</text:span></text:span><text:span text:style-name="Strong_20_Emphasis"><text:span text:style-name="T688">)</text:span></text:span><text:span text:style-name="Strong_20_Emphasis"><text:span text:style-name="T672">.</text:span></text:span></text:p>
            <text:p text:style-name="P452"><text:span text:style-name="Strong_20_Emphasis"><text:span text:style-name="T1424">A</text:span></text:span><text:span text:style-name="Strong_20_Emphasis"><text:span text:style-name="T743">dvi</text:span></text:span><text:span text:style-name="Strong_20_Emphasis"><text:span text:style-name="T1424">se</text:span></text:span><text:span text:style-name="Strong_20_Emphasis"><text:span text:style-name="T672"> not to do something that </text:span></text:span></text:p>
            <text:p text:style-name="P452"><text:span text:style-name="Strong_20_Emphasis"><text:span text:style-name="T672">was going to be done.</text:span></text:span></text:p>
            <text:p text:style-name="P451"><text:span text:style-name="Strong_20_Emphasis"><text:span text:style-name="T672">Do not </text:span></text:span><text:span text:style-name="Strong_20_Emphasis"><text:span text:style-name="T743">neglect</text:span></text:span><text:span text:style-name="Strong_20_Emphasis"><text:span text:style-name="T672"> your </text:span></text:span><text:span text:style-name="Strong_20_Emphasis"><text:span text:style-name="T1452">par</text:span></text:span><text:span text:style-name="Strong_20_Emphasis"><text:span text:style-name="T672">tner</text:span></text:span></text:p>
            <text:p text:style-name="P451"><text:span text:style-name="Strong_20_Emphasis"><text:span text:style-name="T672">Show your </text:span></text:span><text:span text:style-name="Strong_20_Emphasis"><text:span text:style-name="T743">skill</text:span></text:span><text:span text:style-name="Strong_20_Emphasis"><text:span text:style-name="T747">s/ </text:span></text:span><text:span text:style-name="Strong_20_Emphasis"><text:span text:style-name="T1426">abilit</text:span></text:span><text:span text:style-name="Strong_20_Emphasis"><text:span text:style-name="T747">ies</text:span></text:span></text:p>
            <text:p text:style-name="P452"><text:span text:style-name="Strong_20_Emphasis"><text:span text:style-name="T672">The fact that you are </text:span></text:span><text:span text:style-name="Strong_20_Emphasis"><text:span text:style-name="T1452">tens</text:span></text:span><text:span text:style-name="Strong_20_Emphasis"><text:span text:style-name="T672">e and </text:span></text:span><text:span text:style-name="Strong_20_Emphasis"><text:span text:style-name="T1452">an</text:span></text:span><text:span text:style-name="Strong_20_Emphasis"><text:span text:style-name="T672">x</text:span></text:span><text:span text:style-name="Strong_20_Emphasis"><text:span text:style-name="T1452">io</text:span></text:span><text:span text:style-name="Strong_20_Emphasis"><text:span text:style-name="T672">us </text:span></text:span></text:p>
            <text:p text:style-name="P452"><text:span text:style-name="Strong_20_Emphasis"><text:span text:style-name="T672">will hurt your </text:span></text:span><text:span text:style-name="Strong_20_Emphasis"><text:span text:style-name="T743">understanding</text:span></text:span><text:span text:style-name="Strong_20_Emphasis"><text:span text:style-name="T672"> with your partner</text:span></text:span></text:p>
            <text:p text:style-name="P451"><text:span text:style-name="Strong_20_Emphasis"><text:span text:style-name="T672">Take the </text:span></text:span><text:span text:style-name="Strong_20_Emphasis"><text:span text:style-name="T1452">neces</text:span></text:span><text:span text:style-name="Strong_20_Emphasis"><text:span text:style-name="T672">s</text:span></text:span><text:span text:style-name="Strong_20_Emphasis"><text:span text:style-name="T1452">ary</text:span></text:span><text:span text:style-name="Strong_20_Emphasis"><text:span text:style-name="T672"> </text:span></text:span><text:span text:style-name="Strong_20_Emphasis"><text:span text:style-name="T743">steps</text:span></text:span><text:span text:style-name="Strong_20_Emphasis"><text:span text:style-name="T746">/ measures</text:span></text:span></text:p>
            <text:p text:style-name="P452"><text:span text:style-name="Strong_20_Emphasis"><text:span text:style-name="T672">If there are </text:span></text:span><text:span text:style-name="Strong_20_Emphasis"><text:span text:style-name="T1452">conflict</text:span></text:span><text:span text:style-name="Strong_20_Emphasis"><text:span text:style-name="T672">s, they will not matter and will not </text:span></text:span><text:span text:style-name="Strong_20_Emphasis"><text:span text:style-name="T1452">af</text:span></text:span><text:span text:style-name="Strong_20_Emphasis"><text:span text:style-name="T672">f</text:span></text:span><text:span text:style-name="Strong_20_Emphasis"><text:span text:style-name="T1452">ect</text:span></text:span><text:span text:style-name="Strong_20_Emphasis"><text:span text:style-name="T672"> you. </text:span></text:span></text:p>
            <text:p text:style-name="P452"><text:span text:style-name="Strong_20_Emphasis"><text:span text:style-name="T672">The people with whom you will collaborate </text:span></text:span></text:p>
            <text:p text:style-name="P458"><text:span text:style-name="Strong_20_Emphasis"><text:span text:style-name="T672">will </text:span></text:span><text:span text:style-name="Strong_20_Emphasis"><text:span text:style-name="T1452">expres</text:span></text:span><text:span text:style-name="Strong_20_Emphasis"><text:span text:style-name="T672">s their </text:span></text:span><text:bookmark text:name="result_box482"/><text:span text:style-name="Strong_20_Emphasis"><text:span text:style-name="T1452">grat</text:span></text:span><text:span text:style-name="Strong_20_Emphasis"><text:span text:style-name="T672">itude.</text:span></text:span></text:p>
            <text:p text:style-name="P452"><text:span text:style-name="Strong_20_Emphasis"><text:span text:style-name="T672">Take this </text:span></text:span><text:span text:style-name="Strong_20_Emphasis"><text:span text:style-name="T1452">op</text:span></text:span><text:span text:style-name="Strong_20_Emphasis"><text:span text:style-name="T672">p</text:span></text:span><text:span text:style-name="Strong_20_Emphasis"><text:span text:style-name="T1452">ortunit</text:span></text:span><text:span text:style-name="Strong_20_Emphasis"><text:span text:style-name="T672">y </text:span></text:span></text:p>
            <text:p text:style-name="P452"><text:span text:style-name="Strong_20_Emphasis"><text:span text:style-name="T672">to </text:span></text:span><text:span text:style-name="Strong_20_Emphasis"><text:span text:style-name="T743">bury</text:span></text:span><text:span text:style-name="Strong_20_Emphasis"><text:span text:style-name="T746">/ (</text:span></text:span><text:span text:style-name="Strong_20_Emphasis"><text:span text:style-name="T1425">enterr</text:span></text:span><text:span text:style-name="Strong_20_Emphasis"><text:span text:style-name="T746">e</text:span></text:span><text:span text:style-name="Strong_20_Emphasis"><text:span text:style-name="T1425">r</text:span></text:span><text:span text:style-name="Strong_20_Emphasis"><text:span text:style-name="T746">)</text:span></text:span><text:span text:style-name="Strong_20_Emphasis"><text:span text:style-name="T672"> the </text:span></text:span><text:span text:style-name="Strong_20_Emphasis"><text:span text:style-name="T1452">ax</text:span></text:span><text:span text:style-name="Strong_20_Emphasis"><text:span text:style-name="T672"> and </text:span></text:span><text:span text:style-name="Strong_20_Emphasis"><text:span text:style-name="T743">overcome</text:span></text:span><text:span text:style-name="Strong_20_Emphasis"><text:span text:style-name="T672"> </text:span></text:span><text:span text:style-name="Strong_20_Emphasis"><text:span text:style-name="T1452">enmi</text:span></text:span><text:span text:style-name="Strong_20_Emphasis"><text:span text:style-name="T672">ty.</text:span></text:span></text:p>
            <text:p text:style-name="P458"><text:span text:style-name="Strong_20_Emphasis"><text:span text:style-name="T672">This </text:span></text:span><text:span text:style-name="Strong_20_Emphasis"><text:span text:style-name="T1452">favorable</text:span></text:span><text:span text:style-name="Strong_20_Emphasis"><text:span text:style-name="T672"> </text:span></text:span><text:span text:style-name="Strong_20_Emphasis"><text:span text:style-name="T1452">period</text:span></text:span><text:span text:style-name="Strong_20_Emphasis"><text:span text:style-name="T672"> will </text:span></text:span><text:span text:style-name="Strong_20_Emphasis"><text:span text:style-name="T1452">allow</text:span></text:span><text:span text:style-name="Strong_20_Emphasis"><text:span text:style-name="T672"> you to </text:span></text:span></text:p>
            <text:p text:style-name="P458"><text:span text:style-name="Strong_20_Emphasis"><text:span text:style-name="T743">improve</text:span></text:span><text:span text:style-name="Strong_20_Emphasis"><text:span text:style-name="T672"> your </text:span></text:span><text:span text:style-name="Strong_20_Emphasis"><text:span text:style-name="T1452">rela</text:span></text:span><text:span text:style-name="Strong_20_Emphasis"><text:span text:style-name="T672">t</text:span></text:span><text:span text:style-name="Strong_20_Emphasis"><text:span text:style-name="T1452">ion</text:span></text:span><text:span text:style-name="Strong_20_Emphasis"><text:span text:style-name="T672">ships </text:span></text:span></text:p>
            <text:p text:style-name="P452"><text:span text:style-name="Strong_20_Emphasis"><text:span text:style-name="T672">with your </text:span></text:span><text:span text:style-name="Strong_20_Emphasis"><text:span text:style-name="T743">co-workers</text:span></text:span><text:span text:style-name="Strong_20_Emphasis"><text:span text:style-name="T672">. </text:span></text:span></text:p>
            <text:p text:style-name="P452"><text:span text:style-name="Strong_20_Emphasis"><text:span text:style-name="T672">You can also </text:span></text:span><text:span text:style-name="Strong_20_Emphasis"><text:span text:style-name="T743">free </text:span></text:span><text:span text:style-name="Strong_20_Emphasis"><text:span text:style-name="T672">yourself </text:span></text:span></text:p>
            <text:p text:style-name="P452"><text:span text:style-name="Strong_20_Emphasis"><text:span text:style-name="T672">from certain </text:span></text:span><text:span text:style-name="Strong_20_Emphasis"><text:span text:style-name="T1452">financi</text:span></text:span><text:span text:style-name="Strong_20_Emphasis"><text:span text:style-name="T672">al </text:span></text:span><text:span text:style-name="Strong_20_Emphasis"><text:span text:style-name="T743">expenses</text:span></text:span><text:span text:style-name="Strong_20_Emphasis"><text:span text:style-name="T672">.</text:span></text:span></text:p>
            <text:p text:style-name="P452"><text:span text:style-name="Strong_20_Emphasis"><text:span text:style-name="T672">You can face</text:span></text:span><text:span text:style-name="Strong_20_Emphasis"><text:span text:style-name="T673"> (con</text:span></text:span><text:span text:style-name="Strong_20_Emphasis"><text:span text:style-name="T1456">fr</text:span></text:span><text:span text:style-name="Strong_20_Emphasis"><text:span text:style-name="T673">o</text:span></text:span><text:span text:style-name="Strong_20_Emphasis"><text:span text:style-name="T1456">nt</text:span></text:span><text:span text:style-name="Strong_20_Emphasis"><text:span text:style-name="T673">)</text:span></text:span><text:span text:style-name="Strong_20_Emphasis"><text:span text:style-name="T672"> </text:span></text:span></text:p>
            <text:p text:style-name="P452"><text:span text:style-name="Strong_20_Emphasis"><text:span text:style-name="T672">new s</text:span></text:span><text:span text:style-name="Strong_20_Emphasis"><text:span text:style-name="T1452">port</text:span></text:span><text:span text:style-name="Strong_20_Emphasis"><text:span text:style-name="T672">ing </text:span></text:span><text:span text:style-name="Strong_20_Emphasis"><text:span text:style-name="T743">challenges</text:span></text:span><text:span text:style-name="Strong_20_Emphasis"><text:span text:style-name="T672">.</text:span></text:span><text:span text:style-name="Strong_20_Emphasis"><text:span text:style-name="T673"> </text:span></text:span></text:p>
            <text:p text:style-name="P452"><text:span text:style-name="Strong_20_Emphasis"><text:span text:style-name="T672">Your </text:span></text:span><text:span text:style-name="Strong_20_Emphasis"><text:span text:style-name="T1452">profes</text:span></text:span><text:span text:style-name="Strong_20_Emphasis"><text:span text:style-name="T672">s</text:span></text:span><text:span text:style-name="Strong_20_Emphasis"><text:span text:style-name="T1452">ional</text:span></text:span><text:span text:style-name="Strong_20_Emphasis"><text:span text:style-name="T672"> </text:span></text:span><text:span text:style-name="Strong_20_Emphasis"><text:span text:style-name="T743">journal</text:span></text:span><text:span text:style-name="Strong_20_Emphasis"><text:span text:style-name="T672"> will leave you </text:span></text:span><text:span text:style-name="Strong_20_Emphasis"><text:span text:style-name="T1452">tim</text:span></text:span><text:span text:style-name="Strong_20_Emphasis"><text:span text:style-name="T672">e </text:span></text:span></text:p>
            <text:p text:style-name="P452"><text:span text:style-name="Strong_20_Emphasis"><text:span text:style-name="T672">to </text:span></text:span><text:span text:style-name="Strong_20_Emphasis"><text:span text:style-name="T1452">proces</text:span></text:span><text:span text:style-name="Strong_20_Emphasis"><text:span text:style-name="T672">s </text:span></text:span><text:span text:style-name="Strong_20_Emphasis"><text:span text:style-name="T1452">important</text:span></text:span><text:span text:style-name="Strong_20_Emphasis"><text:span text:style-name="T672"> </text:span></text:span><text:span text:style-name="Strong_20_Emphasis"><text:span text:style-name="T743">things</text:span></text:span><text:span text:style-name="Strong_20_Emphasis"><text:span text:style-name="T672">, </text:span></text:span></text:p>
            <text:p text:style-name="P452"><text:span text:style-name="Strong_20_Emphasis"><text:span text:style-name="T743">because</text:span></text:span><text:span text:style-name="Strong_20_Emphasis"><text:span text:style-name="T672"> it will be </text:span></text:span><text:span text:style-name="Strong_20_Emphasis"><text:span text:style-name="T743">free</text:span></text:span><text:span text:style-name="Strong_20_Emphasis"><text:span text:style-name="T672"> of </text:span></text:span><text:span text:style-name="Strong_20_Emphasis"><text:span text:style-name="T1452">restric</text:span></text:span><text:span text:style-name="Strong_20_Emphasis"><text:span text:style-name="T672">t</text:span></text:span><text:span text:style-name="Strong_20_Emphasis"><text:span text:style-name="T1452">ion</text:span></text:span><text:span text:style-name="Strong_20_Emphasis"><text:span text:style-name="T672">s</text:span></text:span></text:p>
            <text:p text:style-name="P452"><text:span text:style-name="Strong_20_Emphasis"><text:span text:style-name="T672">You will </text:span></text:span><text:span text:style-name="Strong_20_Emphasis"><text:span text:style-name="T743">share</text:span></text:span><text:span text:style-name="Strong_20_Emphasis"><text:span text:style-name="T672"> </text:span></text:span><text:span text:style-name="Strong_20_Emphasis"><text:span text:style-name="T743">pleasant</text:span></text:span><text:span text:style-name="Strong_20_Emphasis"><text:span text:style-name="T748">/ (fr. </text:span></text:span><text:span text:style-name="Strong_20_Emphasis"><text:span text:style-name="T1427">agr</text:span></text:span><text:span text:style-name="Strong_20_Emphasis"><text:span text:style-name="T748">ea</text:span></text:span><text:span text:style-name="Strong_20_Emphasis"><text:span text:style-name="T1427">ble</text:span></text:span><text:span text:style-name="Strong_20_Emphasis"><text:span text:style-name="T748">)</text:span></text:span><text:span text:style-name="Strong_20_Emphasis"><text:span text:style-name="T672"> and </text:span></text:span></text:p>
            <text:p text:style-name="P452"><text:span text:style-name="Strong_20_Emphasis"><text:span text:style-name="T1452">sensual</text:span></text:span><text:span text:style-name="Strong_20_Emphasis"><text:span text:style-name="T672"> </text:span></text:span><text:span text:style-name="Strong_20_Emphasis"><text:span text:style-name="T1452">moment</text:span></text:span><text:span text:style-name="Strong_20_Emphasis"><text:span text:style-name="T672">s with your partner.</text:span></text:span></text:p>
            <text:p text:style-name="P453"><text:span text:style-name="Strong_20_Emphasis"><text:span text:style-name="T672">In the </text:span></text:span><text:span text:style-name="Strong_20_Emphasis"><text:span text:style-name="T1452">c</text:span></text:span><text:span text:style-name="Strong_20_Emphasis"><text:span text:style-name="T672">o</text:span></text:span><text:span text:style-name="Strong_20_Emphasis"><text:span text:style-name="T1452">urs</text:span></text:span><text:span text:style-name="Strong_20_Emphasis"><text:span text:style-name="T672">e of the morning, </text:span></text:span></text:p>
            <text:p text:style-name="P453"><text:soft-page-break/><text:span text:style-name="Strong_20_Emphasis"><text:span text:style-name="T672">you will quickly feel </text:span></text:span><text:span text:style-name="Strong_20_Emphasis"><text:span text:style-name="T743">exhausted</text:span></text:span></text:p>
            <text:p text:style-name="P453"><text:span text:style-name="Strong_20_Emphasis"><text:span text:style-name="T672">Try to </text:span></text:span><text:span text:style-name="Strong_20_Emphasis"><text:span text:style-name="T743">finish</text:span></text:span><text:span text:style-name="Strong_20_Emphasis"><text:span text:style-name="T748">/ (fr. </text:span></text:span><text:span text:style-name="Strong_20_Emphasis"><text:span text:style-name="T1427">termin</text:span></text:span><text:span text:style-name="Strong_20_Emphasis"><text:span text:style-name="T748">er)</text:span></text:span><text:span text:style-name="Strong_20_Emphasis"><text:span text:style-name="T672"> your work day </text:span></text:span><text:span text:style-name="Strong_20_Emphasis"><text:span text:style-name="T689">early</text:span></text:span><text:span text:style-name="Strong_20_Emphasis"><text:span text:style-name="T672"> </text:span></text:span></text:p>
            <text:p text:style-name="P453"><text:span text:style-name="Strong_20_Emphasis"><text:span text:style-name="T672">to </text:span></text:span><text:span text:style-name="Strong_20_Emphasis"><text:span text:style-name="T743">engage</text:span></text:span><text:span text:style-name="Strong_20_Emphasis"><text:span text:style-name="T672"> in relaxing activities. </text:span></text:span></text:p>
            <text:p text:style-name="P453"><text:span text:style-name="Strong_20_Emphasis"><text:span text:style-name="T672">It will not make sense to </text:span></text:span><text:span text:style-name="Strong_20_Emphasis"><text:span text:style-name="T743">blame</text:span></text:span><text:span text:style-name="Strong_20_Emphasis"><text:span text:style-name="T672"> you. </text:span></text:span></text:p>
            <text:p text:style-name="P453"><text:span text:style-name="Strong_20_Emphasis"><text:span text:style-name="T1452">Period</text:span></text:span><text:span text:style-name="Strong_20_Emphasis"><text:span text:style-name="T672">s of </text:span></text:span><text:span text:style-name="Strong_20_Emphasis"><text:span text:style-name="T1452">fatig</text:span></text:span><text:span text:style-name="Strong_20_Emphasis"><text:span text:style-name="T672">ue are normal and </text:span></text:span></text:p>
            <text:p text:style-name="P453"><text:span text:style-name="Strong_20_Emphasis"><text:span text:style-name="T672">quickly </text:span></text:span><text:span text:style-name="Strong_20_Emphasis"><text:span text:style-name="T743">forgotten</text:span></text:span><text:span text:style-name="Strong_20_Emphasis"><text:span text:style-name="T672">.</text:span></text:span></text:p>
            <text:p text:style-name="P454"><text:span text:style-name="Strong_20_Emphasis"><text:span text:style-name="T672">You will not </text:span></text:span><text:span text:style-name="Strong_20_Emphasis"><text:span text:style-name="T1452">provoke</text:span></text:span><text:span text:style-name="Strong_20_Emphasis"><text:span text:style-name="T672"> the </text:span></text:span><text:span text:style-name="Strong_20_Emphasis"><text:span text:style-name="T1452">je</text:span></text:span><text:span text:style-name="Strong_20_Emphasis"><text:span text:style-name="T672">a</text:span></text:span><text:span text:style-name="Strong_20_Emphasis"><text:span text:style-name="T1452">l</text:span></text:span><text:span text:style-name="Strong_20_Emphasis"><text:span text:style-name="T672">ousy </text:span></text:span></text:p>
            <text:p text:style-name="P454"><text:span text:style-name="Strong_20_Emphasis"><text:span text:style-name="T672">of your companions, but rather the </text:span></text:span><text:span text:style-name="Strong_20_Emphasis"><text:span text:style-name="T743">opposite</text:span></text:span><text:span text:style-name="Strong_20_Emphasis"><text:span text:style-name="T672">, </text:span></text:span></text:p>
            <text:p text:style-name="P453"><text:span text:style-name="Strong_20_Emphasis"><text:span text:style-name="T672">because they will </text:span></text:span><text:span text:style-name="Strong_20_Emphasis"><text:span text:style-name="T743">rejoice</text:span></text:span><text:span text:style-name="Strong_20_Emphasis"><text:span text:style-name="T672"> for you.</text:span></text:span></text:p>
            <text:p text:style-name="P246"><text:bookmark text:name="result_box3"/><text:span text:style-name="Strong_20_Emphasis"><text:span text:style-name="T672">Nobody wins the p</text:span></text:span><text:span text:style-name="Strong_20_Emphasis"><text:span text:style-name="T1452">ot</text:span></text:span><text:span text:style-name="Strong_20_Emphasis"><text:span text:style-name="T672">. </text:span></text:span></text:p>
            <text:p text:style-name="P318"><text:span text:style-name="Strong_20_Emphasis"><text:span text:style-name="T672">The</text:span></text:span><text:span text:style-name="Strong_20_Emphasis"><text:span text:style-name="T690"> </text:span></text:span><text:span text:style-name="Strong_20_Emphasis"><text:span text:style-name="T672">a</text:span></text:span><text:span text:style-name="Strong_20_Emphasis"><text:span text:style-name="T1452">mo</text:span></text:span><text:span text:style-name="Strong_20_Emphasis"><text:span text:style-name="T672">u</text:span></text:span><text:span text:style-name="Strong_20_Emphasis"><text:span text:style-name="T1452">nt</text:span></text:span><text:span text:style-name="Strong_20_Emphasis"><text:span text:style-name="T690"> of the</text:span></text:span><text:span text:style-name="Strong_20_Emphasis"><text:span text:style-name="T672"> </text:span></text:span><text:span text:style-name="Strong_20_Emphasis"><text:span text:style-name="T743">next</text:span></text:span><text:span text:style-name="Strong_20_Emphasis"><text:span text:style-name="T672"> </text:span></text:span><text:span text:style-name="Strong_20_Emphasis"><text:span text:style-name="T743">drawing</text:span></text:span><text:span text:style-name="Strong_20_Emphasis"><text:span text:style-name="T672"> </text:span></text:span></text:p>
            <text:p text:style-name="P318"><text:span text:style-name="Strong_20_Emphasis"><text:span text:style-name="T749">rises</text:span></text:span><text:span text:style-name="Strong_20_Emphasis"><text:span text:style-name="T690"> </text:span></text:span><text:span text:style-name="Strong_20_Emphasis"><text:span text:style-name="T672">to 4.4 million francs, </text:span></text:span></text:p>
            <text:p text:style-name="P245"><text:span text:style-name="Strong_20_Emphasis"><text:span text:style-name="T672">Loterie Romande said in a </text:span></text:span><text:span text:style-name="Strong_20_Emphasis"><text:span text:style-name="T743">statement.</text:span></text:span></text:p>
            <text:p text:style-name="P247"><text:bookmark text:name="result_box31"/><text:span text:style-name="Strong_20_Emphasis"><text:span text:style-name="T672">Dwarfs</text:span></text:span></text:p>
            <text:p text:style-name="P247"><text:span text:style-name="Strong_20_Emphasis"><text:span text:style-name="T690">the m</text:span></text:span><text:span text:style-name="Strong_20_Emphasis"><text:span text:style-name="T672">asters</text:span></text:span></text:p>
            <text:p text:style-name="P247"><text:span text:style-name="Strong_20_Emphasis"><text:span text:style-name="T672">What does this tell us </text:span></text:span></text:p>
            <text:p text:style-name="P247"><text:span text:style-name="Strong_20_Emphasis"><text:span text:style-name="T743">about</text:span></text:span><text:span text:style-name="Strong_20_Emphasis"><text:span text:style-name="T672"> our </text:span></text:span><text:span text:style-name="Strong_20_Emphasis"><text:span text:style-name="T1457">disposition</text:span></text:span><text:span text:style-name="Strong_20_Emphasis"><text:span text:style-name="T690">/ (a. Neigung)</text:span></text:span><text:span text:style-name="Strong_20_Emphasis"><text:span text:style-name="T672"> to </text:span></text:span><text:span text:style-name="Strong_20_Emphasis"><text:span text:style-name="T743">believe</text:span></text:span><text:span text:style-name="Strong_20_Emphasis"><text:span text:style-name="T672"> </text:span></text:span></text:p>
            <text:p text:style-name="P247"><text:span text:style-name="Strong_20_Emphasis"><text:span text:style-name="T672">what we read and hear</text:span></text:span></text:p>
            <text:p text:style-name="P247"><text:span text:style-name="Strong_20_Emphasis"><text:span text:style-name="T1452">F</text:span></text:span><text:span text:style-name="Strong_20_Emphasis"><text:span text:style-name="T672">o</text:span></text:span><text:span text:style-name="Strong_20_Emphasis"><text:span text:style-name="T1452">und</text:span></text:span><text:span text:style-name="Strong_20_Emphasis"><text:span text:style-name="T672">ed in 1776</text:span></text:span></text:p>
            <text:p text:style-name="P247"><text:span text:style-name="Strong_20_Emphasis"><text:span text:style-name="T672">Were </text:span></text:span><text:span text:style-name="Strong_20_Emphasis"><text:span text:style-name="T1452">gr</text:span></text:span><text:span text:style-name="Strong_20_Emphasis"><text:span text:style-name="T672">o</text:span></text:span><text:span text:style-name="Strong_20_Emphasis"><text:span text:style-name="T1452">up</text:span></text:span><text:span text:style-name="Strong_20_Emphasis"><text:span text:style-name="T672">ed in </text:span></text:span><text:span text:style-name="Strong_20_Emphasis"><text:span text:style-name="T1452">priva</text:span></text:span><text:span text:style-name="Strong_20_Emphasis"><text:span text:style-name="T672">te and </text:span></text:span></text:p>
            <text:p text:style-name="P247"><text:span text:style-name="Strong_20_Emphasis"><text:span text:style-name="T1452">op</text:span></text:span><text:span text:style-name="Strong_20_Emphasis"><text:span text:style-name="T672">p</text:span></text:span><text:span text:style-name="Strong_20_Emphasis"><text:span text:style-name="T1452">o</text:span></text:span><text:span text:style-name="Strong_20_Emphasis"><text:span text:style-name="T672">sed to </text:span></text:span><text:span text:style-name="Strong_20_Emphasis"><text:span text:style-name="T1452">religio</text:span></text:span><text:span text:style-name="Strong_20_Emphasis"><text:span text:style-name="T672">us </text:span></text:span><text:span text:style-name="Strong_20_Emphasis"><text:span text:style-name="T1452">influenc</text:span></text:span><text:span text:style-name="Strong_20_Emphasis"><text:span text:style-name="T672">e</text:span></text:span></text:p>
            <text:p text:style-name="P247"><text:span text:style-name="Strong_20_Emphasis"><text:span text:style-name="T1452">Inclu</text:span></text:span><text:span text:style-name="Strong_20_Emphasis"><text:span text:style-name="T672">ded</text:span></text:span></text:p>
            <text:p text:style-name="P247"><text:span text:style-name="Strong_20_Emphasis"><text:span text:style-name="T672">Well </text:span></text:span><text:span text:style-name="Strong_20_Emphasis"><text:span text:style-name="T743">known</text:span></text:span></text:p>
            <text:p text:style-name="P247"><text:span text:style-name="Strong_20_Emphasis"><text:span text:style-name="T743">at least</text:span></text:span></text:p>
            <text:p text:style-name="P247"><text:span text:style-name="Strong_20_Emphasis"><text:span text:style-name="T672">Were </text:span></text:span><text:span text:style-name="Strong_20_Emphasis"><text:span text:style-name="T1452">gradual</text:span></text:span><text:span text:style-name="Strong_20_Emphasis"><text:span text:style-name="T672">ly </text:span></text:span><text:span text:style-name="Strong_20_Emphasis"><text:span text:style-name="T1452">proscri</text:span></text:span><text:span text:style-name="Strong_20_Emphasis"><text:span text:style-name="T672">bed</text:span></text:span><text:span text:style-name="Strong_20_Emphasis"><text:span text:style-name="T690">/</text:span></text:span><text:span text:style-name="Strong_20_Emphasis"><text:span text:style-name="T672"> </text:span></text:span><text:span text:style-name="Strong_20_Emphasis"><text:span text:style-name="T690">(verboten, geächtet)</text:span></text:span></text:p>
            <text:p text:style-name="P247"><text:span text:style-name="Strong_20_Emphasis"><text:span text:style-name="T672">by </text:span></text:span><text:span text:style-name="Strong_20_Emphasis"><text:span text:style-name="T1452">conserva</text:span></text:span><text:span text:style-name="Strong_20_Emphasis"><text:span text:style-name="T672">tive and Christian </text:span></text:span><text:span text:style-name="Strong_20_Emphasis"><text:span text:style-name="T1452">critic</text:span></text:span><text:span text:style-name="Strong_20_Emphasis"><text:span text:style-name="T672">s and </text:span></text:span></text:p>
            <text:p text:style-name="P247"><text:span text:style-name="Strong_20_Emphasis"><text:span text:style-name="T672">the </text:span></text:span><text:span text:style-name="Strong_20_Emphasis"><text:span text:style-name="T1452">gr</text:span></text:span><text:span text:style-name="Strong_20_Emphasis"><text:span text:style-name="T672">o</text:span></text:span><text:span text:style-name="Strong_20_Emphasis"><text:span text:style-name="T1452">up</text:span></text:span><text:span text:style-name="Strong_20_Emphasis"><text:span text:style-name="T672"> </text:span></text:span><text:span text:style-name="Strong_20_Emphasis"><text:span text:style-name="T1452">d</text:span></text:span><text:span text:style-name="Strong_20_Emphasis"><text:span text:style-name="T672">i</text:span></text:span><text:span text:style-name="Strong_20_Emphasis"><text:span text:style-name="T1452">sap</text:span></text:span><text:span text:style-name="Strong_20_Emphasis"><text:span text:style-name="T672">pe</text:span></text:span><text:span text:style-name="Strong_20_Emphasis"><text:span text:style-name="T1452">ar</text:span></text:span><text:span text:style-name="Strong_20_Emphasis"><text:span text:style-name="T672">ed</text:span></text:span></text:p>
            <text:p text:style-name="P247"><text:span text:style-name="Strong_20_Emphasis"><text:span text:style-name="T672">Which </text:span></text:span><text:span text:style-name="Strong_20_Emphasis"><text:span text:style-name="T743">brings together</text:span></text:span><text:span text:style-name="Strong_20_Emphasis"><text:span text:style-name="T750">/ (versammeln)</text:span></text:span><text:span text:style-name="Strong_20_Emphasis"><text:span text:style-name="T672"> some </text:span></text:span></text:p>
            <text:p text:style-name="P247"><text:span text:style-name="Strong_20_Emphasis"><text:span text:style-name="T672">of the most </text:span></text:span><text:span text:style-name="Strong_20_Emphasis"><text:span text:style-name="T1452">po</text:span></text:span><text:span text:style-name="Strong_20_Emphasis"><text:span text:style-name="T672">w</text:span></text:span><text:span text:style-name="Strong_20_Emphasis"><text:span text:style-name="T1452">er</text:span></text:span><text:span text:style-name="Strong_20_Emphasis"><text:span text:style-name="T672">ful people in the world</text:span></text:span></text:p>
            <text:p text:style-name="P247"><text:span text:style-name="Strong_20_Emphasis"><text:span text:style-name="T1452">discord</text:span></text:span></text:p>
            <text:p text:style-name="P247"><text:span text:style-name="Strong_20_Emphasis"><text:span text:style-name="T672">The plan to </text:span></text:span><text:span text:style-name="Strong_20_Emphasis"><text:span text:style-name="T743">bring</text:span></text:span><text:span text:style-name="Strong_20_Emphasis"><text:span text:style-name="T672"> chaos to </text:span></text:span><text:span text:style-name="Strong_20_Emphasis"><text:span text:style-name="T1452">societ</text:span></text:span><text:span text:style-name="Strong_20_Emphasis"><text:span text:style-name="T672">y was </text:span></text:span></text:p>
            <text:p text:style-name="P319"><text:span text:style-name="Strong_20_Emphasis"><text:span text:style-name="T672">to </text:span></text:span><text:span text:style-name="Strong_20_Emphasis"><text:span text:style-name="T743">spread</text:span></text:span><text:span text:style-name="Strong_20_Emphasis"><text:span text:style-name="T750">/ </text:span></text:span><text:span text:style-name="Strong_20_Emphasis"><text:span text:style-name="T1428">dif</text:span></text:span><text:span text:style-name="Strong_20_Emphasis"><text:span text:style-name="T750">f</text:span></text:span><text:span text:style-name="Strong_20_Emphasis"><text:span text:style-name="T1428">u</text:span></text:span><text:span text:style-name="Strong_20_Emphasis"><text:span text:style-name="T750">se</text:span></text:span><text:span text:style-name="Strong_20_Emphasis"><text:span text:style-name="T672"> mis</text:span></text:span><text:span text:style-name="Strong_20_Emphasis"><text:span text:style-name="T1452">information </text:span></text:span></text:p>
            <text:p text:style-name="P247"><text:span text:style-name="Strong_20_Emphasis"><text:span text:style-name="T743">through</text:span></text:span><text:span text:style-name="Strong_20_Emphasis"><text:span text:style-name="T672"> all the </text:span></text:span><text:span text:style-name="Strong_20_Emphasis"><text:span text:style-name="T1452">portal</text:span></text:span><text:span text:style-name="Strong_20_Emphasis"><text:span text:style-name="T672">s.</text:span></text:span></text:p>
            <text:p text:style-name="P247"><text:span text:style-name="Strong_20_Emphasis"><text:span text:style-name="T672">The </text:span></text:span><text:span text:style-name="Strong_20_Emphasis"><text:span text:style-name="T1452">mov</text:span></text:span><text:span text:style-name="Strong_20_Emphasis"><text:span text:style-name="T672">ement wanted to </text:span></text:span><text:span text:style-name="Strong_20_Emphasis"><text:span text:style-name="T1452">provok</text:span></text:span><text:span text:style-name="Strong_20_Emphasis"><text:span text:style-name="T672">e </text:span></text:span></text:p>
            <text:p text:style-name="P247"><text:span text:style-name="Strong_20_Emphasis"><text:span text:style-name="T672">civil </text:span></text:span><text:span text:style-name="Strong_20_Emphasis"><text:span text:style-name="T1452">d</text:span></text:span><text:span text:style-name="Strong_20_Emphasis"><text:span text:style-name="T672">i</text:span></text:span><text:span text:style-name="Strong_20_Emphasis"><text:span text:style-name="T1452">sobedienc</text:span></text:span><text:span text:style-name="Strong_20_Emphasis"><text:span text:style-name="T672">e, </text:span></text:span><text:span text:style-name="Strong_20_Emphasis"><text:span text:style-name="T743">jokes</text:span></text:span><text:span text:style-name="Strong_20_Emphasis"><text:span text:style-name="T672"> and </text:span></text:span><text:span text:style-name="Strong_20_Emphasis"><text:span text:style-name="T743">deceptions</text:span></text:span><text:span text:style-name="Strong_20_Emphasis"><text:span text:style-name="T672">.</text:span></text:span></text:p>
            <text:p text:style-name="P247"><text:span text:style-name="Strong_20_Emphasis"><text:span text:style-name="T672">The text itself </text:span></text:span></text:p>
            <text:p text:style-name="P247"><text:span text:style-name="Strong_20_Emphasis"><text:span text:style-name="T672">never became more </text:span></text:span></text:p>
            <text:p text:style-name="P247"><text:span text:style-name="Strong_20_Emphasis"><text:span text:style-name="T672">than a </text:span></text:span><text:span text:style-name="Strong_20_Emphasis"><text:span text:style-name="T1452">curiosi</text:span></text:span><text:span text:style-name="Strong_20_Emphasis"><text:span text:style-name="T672">ty</text:span></text:span></text:p>
            <text:p text:style-name="P247"><text:span text:style-name="Strong_20_Emphasis"><text:span text:style-name="T672">That such </text:span></text:span><text:span text:style-name="Strong_20_Emphasis"><text:span text:style-name="T1452">activit</text:span></text:span><text:span text:style-name="Strong_20_Emphasis"><text:span text:style-name="T672">ies </text:span></text:span></text:p>
            <text:p text:style-name="P247"><text:span text:style-name="Strong_20_Emphasis"><text:span text:style-name="T672">could </text:span></text:span><text:span text:style-name="Strong_20_Emphasis"><text:span text:style-name="T1452">provok</text:span></text:span><text:span text:style-name="Strong_20_Emphasis"><text:span text:style-name="T672">e </text:span></text:span><text:span text:style-name="Strong_20_Emphasis"><text:span text:style-name="T1452">social</text:span></text:span><text:span text:style-name="Strong_20_Emphasis"><text:span text:style-name="T672"> </text:span></text:span><text:span text:style-name="Strong_20_Emphasis"><text:span text:style-name="T1452">c</text:span></text:span><text:span text:style-name="Strong_20_Emphasis"><text:span text:style-name="T672">h</text:span></text:span><text:span text:style-name="Strong_20_Emphasis"><text:span text:style-name="T1452">a</text:span></text:span><text:span text:style-name="Strong_20_Emphasis"><text:span text:style-name="T672">nge and </text:span></text:span></text:p>
            <text:p text:style-name="P247"><text:span text:style-name="Strong_20_Emphasis"><text:span text:style-name="T1452">forc</text:span></text:span><text:span text:style-name="Strong_20_Emphasis"><text:span text:style-name="T672">e </text:span></text:span><text:span text:style-name="Strong_20_Emphasis"><text:span text:style-name="T1452">individu</text:span></text:span><text:span text:style-name="Strong_20_Emphasis"><text:span text:style-name="T672">als to q</text:span></text:span><text:span text:style-name="Strong_20_Emphasis"><text:span text:style-name="T1452">uestion</text:span></text:span><text:span text:style-name="Strong_20_Emphasis"><text:span text:style-name="T672"> r</text:span></text:span><text:span text:style-name="Strong_20_Emphasis"><text:span text:style-name="T1452">eali</text:span></text:span><text:span text:style-name="Strong_20_Emphasis"><text:span text:style-name="T672">ty</text:span></text:span></text:p>
            <text:p text:style-name="P247"><text:span text:style-name="Strong_20_Emphasis"><text:span text:style-name="T672">narrow</text:span></text:span></text:p>
            <text:p text:style-name="P247"><text:span text:style-name="Strong_20_Emphasis"><text:span text:style-name="T672">They wanted to bring chaos into society </text:span></text:span></text:p>
            <text:p text:style-name="P247"><text:span text:style-name="Strong_20_Emphasis"><text:span text:style-name="T672">to </text:span></text:span><text:span text:style-name="Strong_20_Emphasis"><text:span text:style-name="T1424">s</text:span></text:span><text:span text:style-name="Strong_20_Emphasis"><text:span text:style-name="T743">h</text:span></text:span><text:span text:style-name="Strong_20_Emphasis"><text:span text:style-name="T1424">ak</text:span></text:span><text:span text:style-name="Strong_20_Emphasis"><text:span text:style-name="T743">e</text:span></text:span><text:span text:style-name="Strong_20_Emphasis"><text:span text:style-name="T672"> things up, and </text:span></text:span></text:p>
            <text:p text:style-name="P247"><text:span text:style-name="Strong_20_Emphasis"><text:span text:style-name="T672">"the way to do it was </text:span></text:span></text:p>
            <text:p text:style-name="P247"><text:span text:style-name="Strong_20_Emphasis"><text:span text:style-name="T672">to </text:span></text:span><text:span text:style-name="Strong_20_Emphasis"><text:span text:style-name="T743">spread</text:span></text:span><text:span text:style-name="Strong_20_Emphasis"><text:span text:style-name="T672"> </text:span></text:span><text:span text:style-name="Strong_20_Emphasis"><text:span text:style-name="T1452">d</text:span></text:span><text:span text:style-name="Strong_20_Emphasis"><text:span text:style-name="T672">i</text:span></text:span><text:span text:style-name="Strong_20_Emphasis"><text:span text:style-name="T1452">sinformation</text:span></text:span><text:span text:style-name="Strong_20_Emphasis"><text:span text:style-name="T672">"</text:span></text:span></text:p>
            <text:p text:style-name="P247"><text:span text:style-name="Strong_20_Emphasis"><text:span text:style-name="T1452">contrad</text:span></text:span><text:span text:style-name="Strong_20_Emphasis"><text:span text:style-name="T672">i</text:span></text:span><text:span text:style-name="Strong_20_Emphasis"><text:span text:style-name="T1452">c</text:span></text:span><text:span text:style-name="Strong_20_Emphasis"><text:span text:style-name="T672">t</text:span></text:span><text:span text:style-name="Strong_20_Emphasis"><text:span text:style-name="T691">/ (dt. widersprechen)</text:span></text:span></text:p>
            <text:p text:style-name="P247"><text:span text:style-name="Strong_20_Emphasis"><text:span text:style-name="T672">The </text:span></text:span><text:span text:style-name="Strong_20_Emphasis"><text:span text:style-name="T1452">concept</text:span></text:span><text:span text:style-name="Strong_20_Emphasis"><text:span text:style-name="T672"> behind this was </text:span></text:span></text:p>
            <text:p text:style-name="P247"><text:span text:style-name="Strong_20_Emphasis"><text:span text:style-name="T672">that if you </text:span></text:span><text:span text:style-name="Strong_20_Emphasis"><text:span text:style-name="T743">give</text:span></text:span><text:span text:style-name="Strong_20_Emphasis"><text:span text:style-name="T672"> </text:span></text:span></text:p>
            <text:p text:style-name="P247"><text:span text:style-name="Strong_20_Emphasis"><text:span text:style-name="T672">many </text:span></text:span><text:span text:style-name="Strong_20_Emphasis"><text:span text:style-name="T1452">p</text:span></text:span><text:span text:style-name="Strong_20_Emphasis"><text:span text:style-name="T672">oi</text:span></text:span><text:span text:style-name="Strong_20_Emphasis"><text:span text:style-name="T1452">nt</text:span></text:span><text:span text:style-name="Strong_20_Emphasis"><text:span text:style-name="T672">s of </text:span></text:span><text:span text:style-name="Strong_20_Emphasis"><text:span text:style-name="T1452">vi</text:span></text:span><text:span text:style-name="Strong_20_Emphasis"><text:span text:style-name="T672">ew in a </text:span></text:span><text:span text:style-name="Strong_20_Emphasis"><text:span text:style-name="T1452">story</text:span></text:span><text:span text:style-name="Strong_20_Emphasis"><text:span text:style-name="T672">, </text:span></text:span></text:p>
            <text:p text:style-name="P247"><text:span text:style-name="Strong_20_Emphasis"><text:span text:style-name="T672">in </text:span></text:span><text:span text:style-name="Strong_20_Emphasis"><text:span text:style-name="T1452">t</text:span></text:span><text:span text:style-name="Strong_20_Emphasis"><text:span text:style-name="T672">h</text:span></text:span><text:span text:style-name="Strong_20_Emphasis"><text:span text:style-name="T1452">eory</text:span></text:span><text:span text:style-name="Strong_20_Emphasis"><text:span text:style-name="T672">-</text:span></text:span><text:span text:style-name="Strong_20_Emphasis"><text:span text:style-name="T1452">ideal</text:span></text:span><text:span text:style-name="Strong_20_Emphasis"><text:span text:style-name="T672">ly-the </text:span></text:span><text:span text:style-name="Strong_20_Emphasis"><text:span text:style-name="T1452">po</text:span></text:span><text:span text:style-name="Strong_20_Emphasis"><text:span text:style-name="T672">pu</text:span></text:span><text:span text:style-name="Strong_20_Emphasis"><text:span text:style-name="T1452">la</text:span></text:span><text:span text:style-name="Strong_20_Emphasis"><text:span text:style-name="T672">t</text:span></text:span><text:span text:style-name="Strong_20_Emphasis"><text:span text:style-name="T1452">ion</text:span></text:span><text:span text:style-name="Strong_20_Emphasis"><text:span text:style-name="T672"> begins </text:span></text:span></text:p>
            <text:p text:style-name="P247"><text:span text:style-name="Strong_20_Emphasis"><text:span text:style-name="T672">to </text:span></text:span><text:span text:style-name="Strong_20_Emphasis"><text:span text:style-name="T1452">examin</text:span></text:span><text:span text:style-name="Strong_20_Emphasis"><text:span text:style-name="T672">e the </text:span></text:span><text:span text:style-name="Strong_20_Emphasis"><text:span text:style-name="T743">issues</text:span></text:span><text:span text:style-name="Strong_20_Emphasis"><text:span text:style-name="T672"> and </text:span></text:span><text:span text:style-name="Strong_20_Emphasis"><text:span text:style-name="T743">think</text:span></text:span><text:span text:style-name="Strong_20_Emphasis"><text:span text:style-name="T751">/ (fr. </text:span></text:span><text:span text:style-name="Strong_20_Emphasis"><text:span text:style-name="T1429">pens</text:span></text:span><text:span text:style-name="Strong_20_Emphasis"><text:span text:style-name="T751">er)</text:span></text:span></text:p>
            <text:p text:style-name="P247"><text:soft-page-break/><text:span text:style-name="Strong_20_Emphasis"><text:span text:style-name="T672">It was an </text:span></text:span><text:span text:style-name="Strong_20_Emphasis"><text:span text:style-name="T1452">idealist</text:span></text:span><text:span text:style-name="Strong_20_Emphasis"><text:span text:style-name="T672">ic way to get people </text:span></text:span></text:p>
            <text:p text:style-name="P247"><text:span text:style-name="Strong_20_Emphasis"><text:span text:style-name="T672">to wake up. </text:span></text:span></text:p>
            <text:p text:style-name="P247"><text:span text:style-name="Strong_20_Emphasis"><text:span text:style-name="T672">Which, </text:span></text:span><text:span text:style-name="Strong_20_Emphasis"><text:span text:style-name="T743">of course</text:span></text:span><text:span text:style-name="Strong_20_Emphasis"><text:span text:style-name="T672">, </text:span></text:span></text:p>
            <text:p text:style-name="P320"><text:span text:style-name="Strong_20_Emphasis"><text:span text:style-name="T672">did not </text:span></text:span><text:span text:style-name="Strong_20_Emphasis"><text:span text:style-name="T743">happen</text:span></text:span><text:span text:style-name="Strong_20_Emphasis"><text:span text:style-name="T672"> the </text:span></text:span><text:span text:style-name="Strong_20_Emphasis"><text:span text:style-name="T743">way</text:span></text:span><text:span text:style-name="Strong_20_Emphasis"><text:span text:style-name="T751">/ (</text:span></text:span><text:bookmark text:name="result_box483"/><text:span text:style-name="Strong_20_Emphasis"><text:span text:style-name="T1535">man</text:span></text:span><text:span text:style-name="Strong_20_Emphasis"><text:span text:style-name="T784">i</text:span></text:span><text:span text:style-name="Strong_20_Emphasis"><text:span text:style-name="T1535">èr</text:span></text:span><text:span text:style-name="Strong_20_Emphasis"><text:span text:style-name="T784">e</text:span></text:span><text:span text:style-name="Strong_20_Emphasis"><text:span text:style-name="T751">)</text:span></text:span><text:span text:style-name="Strong_20_Emphasis"><text:span text:style-name="T672"> they expected</text:span></text:span></text:p>
            <text:p text:style-name="P320"><text:span text:style-name="Strong_20_Emphasis"><text:span text:style-name="T672">concealment</text:span></text:span><text:span text:style-name="Strong_20_Emphasis"><text:span text:style-name="T693">/ (dt. Verbergen, Verschweigen)</text:span></text:span></text:p>
            <text:p text:style-name="P247"><text:span text:style-name="Strong_20_Emphasis"><text:span text:style-name="T672">shoot</text:span></text:span><text:span text:style-name="Strong_20_Emphasis"><text:span text:style-name="T693">/ (dt. literally entstoppen)</text:span></text:span></text:p>
            <text:p text:style-name="P252"><text:span text:style-name="Strong_20_Emphasis"><text:span text:style-name="T674">stop</text:span></text:span></text:p>
            <text:p text:style-name="P252"><text:span text:style-name="Strong_20_Emphasis"><text:span text:style-name="T1459">d</text:span></text:span><text:span text:style-name="Strong_20_Emphasis"><text:span text:style-name="T674">i</text:span></text:span><text:span text:style-name="Strong_20_Emphasis"><text:span text:style-name="T1459">sap</text:span></text:span><text:span text:style-name="Strong_20_Emphasis"><text:span text:style-name="T674">pe</text:span></text:span><text:span text:style-name="Strong_20_Emphasis"><text:span text:style-name="T1459">ar</text:span></text:span></text:p>
            <text:p text:style-name="P247"><text:span text:style-name="Strong_20_Emphasis"><text:span text:style-name="T1459">ap</text:span></text:span><text:span text:style-name="Strong_20_Emphasis"><text:span text:style-name="T674">pe</text:span></text:span><text:span text:style-name="Strong_20_Emphasis"><text:span text:style-name="T1459">ar</text:span></text:span></text:p>
            <text:p text:style-name="P247"><text:span text:style-name="Strong_20_Emphasis"><text:span text:style-name="T672">share</text:span></text:span><text:span text:style-name="Strong_20_Emphasis"><text:span text:style-name="T674"> (fr</text:span></text:span><text:span text:style-name="Strong_20_Emphasis"><text:span text:style-name="T695">.</text:span></text:span><text:span text:style-name="Strong_20_Emphasis"><text:span text:style-name="T674"> </text:span></text:span><text:span text:style-name="Strong_20_Emphasis"><text:span text:style-name="T1459">part</text:span></text:span><text:span text:style-name="Strong_20_Emphasis"><text:span text:style-name="T674">ager)</text:span></text:span></text:p>
            <text:p text:style-name="P247"><text:span text:style-name="Strong_20_Emphasis"><text:span text:style-name="T714">propagate/ </text:span></text:span><text:span text:style-name="Strong_20_Emphasis"><text:span text:style-name="T672">spread</text:span></text:span><text:span text:style-name="Strong_20_Emphasis"><text:span text:style-name="T674"> (fr</text:span></text:span><text:span text:style-name="Strong_20_Emphasis"><text:span text:style-name="T695">.</text:span></text:span><text:span text:style-name="Strong_20_Emphasis"><text:span text:style-name="T674"> diffuser)</text:span></text:span></text:p>
            <text:p text:style-name="P247"><text:span text:style-name="Strong_20_Emphasis"><text:span text:style-name="T672">To </text:span></text:span><text:span text:style-name="Strong_20_Emphasis"><text:span text:style-name="T1452">d</text:span></text:span><text:span text:style-name="Strong_20_Emphasis"><text:span text:style-name="T672">i</text:span></text:span><text:span text:style-name="Strong_20_Emphasis"><text:span text:style-name="T1452">sc</text:span></text:span><text:span text:style-name="Strong_20_Emphasis"><text:span text:style-name="T672">ove</text:span></text:span><text:span text:style-name="Strong_20_Emphasis"><text:span text:style-name="T1452">r</text:span></text:span></text:p>
            <text:p text:style-name="P247"><text:span text:style-name="Strong_20_Emphasis"><text:span text:style-name="T672">support</text:span></text:span></text:p>
            <text:p text:style-name="P247"><text:span text:style-name="Strong_20_Emphasis"><text:span text:style-name="T672">Alleged</text:span></text:span></text:p>
            <text:p text:style-name="P247"><text:span text:style-name="Strong_20_Emphasis"><text:span text:style-name="T1452">p</text:span></text:span><text:span text:style-name="Strong_20_Emphasis"><text:span text:style-name="T672">ro</text:span></text:span><text:span text:style-name="Strong_20_Emphasis"><text:span text:style-name="T1452">fil</text:span></text:span><text:span text:style-name="Strong_20_Emphasis"><text:span text:style-name="T672">e</text:span></text:span></text:p>
            <text:p text:style-name="P247"><text:span text:style-name="Strong_20_Emphasis"><text:span text:style-name="T672">Events</text:span></text:span><text:span text:style-name="Strong_20_Emphasis"><text:span text:style-name="T694"> (fr. r</text:span></text:span><text:span text:style-name="Strong_20_Emphasis"><text:span text:style-name="T1460">aconte</text:span></text:span><text:span text:style-name="Strong_20_Emphasis"><text:span text:style-name="T694">r= decir)</text:span></text:span></text:p>
            <text:p text:style-name="P247"><text:span text:style-name="Strong_20_Emphasis"><text:span text:style-name="T672">To lack</text:span></text:span></text:p>
            <text:p text:style-name="P247"><text:span text:style-name="Strong_20_Emphasis"><text:span text:style-name="T743">Which</text:span></text:span><text:span text:style-name="Strong_20_Emphasis"><text:span text:style-name="T672"> gives rise to</text:span></text:span></text:p>
            <text:p text:style-name="P247"><text:span text:style-name="Strong_20_Emphasis"><text:span text:style-name="T672">to challenge</text:span></text:span><text:span text:style-name="Strong_20_Emphasis"><text:span text:style-name="T674"> (fr</text:span></text:span><text:span text:style-name="Strong_20_Emphasis"><text:span text:style-name="T695">.</text:span></text:span><text:span text:style-name="Strong_20_Emphasis"><text:span text:style-name="T674"> </text:span></text:span><text:span text:style-name="Strong_20_Emphasis"><text:span text:style-name="T1461">d</text:span></text:span><text:span text:style-name="Strong_20_Emphasis"><text:span text:style-name="T1539">éfi</text:span></text:span><text:span text:style-name="Strong_20_Emphasis"><text:span text:style-name="T780">er</text:span></text:span><text:span text:style-name="Strong_20_Emphasis"><text:span text:style-name="T674">)</text:span></text:span></text:p>
            <text:p text:style-name="P247"><text:span text:style-name="Strong_20_Emphasis"><text:span text:style-name="T672">Q</text:span></text:span><text:span text:style-name="Strong_20_Emphasis"><text:span text:style-name="T1452">uestion</text:span></text:span><text:span text:style-name="Strong_20_Emphasis"><text:span text:style-name="T672">ings</text:span></text:span></text:p>
            <text:p text:style-name="P247"><text:span text:style-name="Strong_20_Emphasis"><text:span text:style-name="T1452">Invol</text:span></text:span><text:span text:style-name="Strong_20_Emphasis"><text:span text:style-name="T672">ve</text:span></text:span></text:p>
            <text:p text:style-name="P247"><text:span text:style-name="Strong_20_Emphasis"><text:span text:style-name="T1452">stabili</text:span></text:span><text:span text:style-name="Strong_20_Emphasis"><text:span text:style-name="T672">ty</text:span></text:span></text:p>
            <text:p text:style-name="P247"><text:span text:style-name="Strong_20_Emphasis"><text:span text:style-name="T672">as</text:span></text:span></text:p>
            <text:p text:style-name="P247"><text:span text:style-name="Strong_20_Emphasis"><text:span text:style-name="T1452">of</text:span></text:span><text:span text:style-name="Strong_20_Emphasis"><text:span text:style-name="T672">fer</text:span></text:span></text:p>
            <text:p text:style-name="P248"><text:bookmark text:name="result_box41"/><text:span text:style-name="Strong_20_Emphasis"><text:span text:style-name="T672">Why </text:span></text:span><text:span text:style-name="Strong_20_Emphasis"><text:span text:style-name="T743">giving you</text:span></text:span><text:span text:style-name="Strong_20_Emphasis"><text:span text:style-name="T672"> false news is good </text:span></text:span><text:span text:style-name="Strong_20_Emphasis"><text:span text:style-name="T743">business</text:span></text:span></text:p>
            <text:p text:style-name="P249"><text:span text:style-name="Strong_20_Emphasis"><text:span text:style-name="T696">Make up/ </text:span></text:span><text:span text:style-name="Strong_20_Emphasis"><text:span text:style-name="T1462">invent</text:span></text:span><text:span text:style-name="Strong_20_Emphasis"><text:span text:style-name="T672"> news </text:span></text:span><text:span text:style-name="Strong_20_Emphasis"><text:span text:style-name="T1452">deliberat</text:span></text:span><text:span text:style-name="Strong_20_Emphasis"><text:span text:style-name="T672">ely </text:span></text:span></text:p>
            <text:p text:style-name="P249"><text:span text:style-name="Strong_20_Emphasis"><text:span text:style-name="T672">to </text:span></text:span><text:span text:style-name="Strong_20_Emphasis"><text:span text:style-name="T743">cheat</text:span></text:span><text:span text:style-name="Strong_20_Emphasis"><text:span text:style-name="T672"> or </text:span></text:span><text:span text:style-name="Strong_20_Emphasis"><text:span text:style-name="T1452">ent</text:span></text:span><text:span text:style-name="Strong_20_Emphasis"><text:span text:style-name="T672">e</text:span></text:span><text:span text:style-name="Strong_20_Emphasis"><text:span text:style-name="T1452">rt</text:span></text:span><text:span text:style-name="Strong_20_Emphasis"><text:span text:style-name="T672">ai</text:span></text:span><text:span text:style-name="Strong_20_Emphasis"><text:span text:style-name="T1452">n</text:span></text:span><text:span text:style-name="Strong_20_Emphasis"><text:span text:style-name="T672"> is not something new. </text:span></text:span></text:p>
            <text:p text:style-name="P249"><text:span text:style-name="Strong_20_Emphasis"><text:span text:style-name="T672">But the </text:span></text:span><text:span text:style-name="Strong_20_Emphasis"><text:span text:style-name="T743">arrival</text:span></text:span><text:span text:style-name="Strong_20_Emphasis"><text:span text:style-name="T672"> of </text:span></text:span><text:span text:style-name="Strong_20_Emphasis"><text:span text:style-name="T743">social networks</text:span></text:span><text:span text:style-name="Strong_20_Emphasis"><text:span text:style-name="T672"> made</text:span></text:span></text:p>
            <text:p text:style-name="P249"><text:span text:style-name="Strong_20_Emphasis"><text:span text:style-name="T672">Internet has </text:span></text:span><text:span text:style-name="Strong_20_Emphasis"><text:span text:style-name="T743">enabled</text:span></text:span><text:span text:style-name="Strong_20_Emphasis"><text:span text:style-name="T672"> the </text:span></text:span><text:span text:style-name="Strong_20_Emphasis"><text:span text:style-name="T743">ex</text:span></text:span><text:span text:style-name="Strong_20_Emphasis"><text:span text:style-name="T1424">c</text:span></text:span><text:span text:style-name="Strong_20_Emphasis"><text:span text:style-name="T743">h</text:span></text:span><text:span text:style-name="Strong_20_Emphasis"><text:span text:style-name="T1424">a</text:span></text:span><text:span text:style-name="Strong_20_Emphasis"><text:span text:style-name="T743">nge </text:span></text:span></text:p>
            <text:p text:style-name="P249"><text:span text:style-name="Strong_20_Emphasis"><text:span text:style-name="T672">of </text:span></text:span><text:span text:style-name="Strong_20_Emphasis"><text:span text:style-name="T743">knowledge</text:span></text:span><text:span text:style-name="Strong_20_Emphasis"><text:span text:style-name="T672"> on a </text:span></text:span><text:span text:style-name="Strong_20_Emphasis"><text:span text:style-name="T1452">scal</text:span></text:span><text:span text:style-name="Strong_20_Emphasis"><text:span text:style-name="T672">e with which</text:span></text:span></text:p>
            <text:p text:style-name="P249"><text:span text:style-name="Strong_20_Emphasis"><text:span text:style-name="T672">The </text:span></text:span><text:span text:style-name="Strong_20_Emphasis"><text:span text:style-name="T1452">false</text:span></text:span><text:span text:style-name="Strong_20_Emphasis"><text:span text:style-name="T672">hood flies and the </text:span></text:span><text:span text:style-name="Strong_20_Emphasis"><text:span text:style-name="T743">truth</text:span></text:span><text:span text:style-name="Strong_20_Emphasis"><text:span text:style-name="T672"> comes </text:span></text:span><text:span text:style-name="Strong_20_Emphasis"><text:span text:style-name="T743">limping</text:span></text:span><text:span text:style-name="Strong_20_Emphasis"><text:span text:style-name="T672"> </text:span></text:span></text:p>
            <text:p text:style-name="P249"><text:span text:style-name="Strong_20_Emphasis"><text:span text:style-name="T672">the </text:span></text:span><text:span text:style-name="Strong_20_Emphasis"><text:span text:style-name="T743">previous</text:span></text:span><text:span text:style-name="Strong_20_Emphasis"><text:span text:style-name="T672"> </text:span></text:span><text:span text:style-name="Strong_20_Emphasis"><text:span text:style-name="T1452">generation</text:span></text:span><text:span text:style-name="Strong_20_Emphasis"><text:span text:style-name="T672">s could only </text:span></text:span><text:span text:style-name="Strong_20_Emphasis"><text:span text:style-name="T743">dream</text:span></text:span></text:p>
            <text:p text:style-name="P249"><text:span text:style-name="Strong_20_Emphasis"><text:span text:style-name="T672">It is increasingly </text:span></text:span><text:span text:style-name="Strong_20_Emphasis"><text:span text:style-name="T752">more </text:span></text:span><text:span text:style-name="Strong_20_Emphasis"><text:span text:style-name="T743">likely</text:span></text:span><text:span text:style-name="Strong_20_Emphasis"><text:span text:style-name="T672"> that more of us </text:span></text:span></text:p>
            <text:p text:style-name="P249"><text:span text:style-name="Strong_20_Emphasis"><text:span text:style-name="T672">are </text:span></text:span><text:span text:style-name="Strong_20_Emphasis"><text:span text:style-name="T743">seeing</text:span></text:span><text:span text:style-name="Strong_20_Emphasis"><text:span text:style-name="T672"> and </text:span></text:span><text:span text:style-name="Strong_20_Emphasis"><text:span text:style-name="T743">believing</text:span></text:span><text:span text:style-name="Strong_20_Emphasis"><text:span text:style-name="T672"> </text:span></text:span><text:span text:style-name="Strong_20_Emphasis"><text:span text:style-name="T1452">information</text:span></text:span><text:span text:style-name="Strong_20_Emphasis"><text:span text:style-name="T672"> </text:span></text:span></text:p>
            <text:p text:style-name="P249"><text:span text:style-name="Strong_20_Emphasis"><text:span text:style-name="T672">that is not </text:span></text:span><text:span text:style-name="Strong_20_Emphasis"><text:span text:style-name="T743">accurate</text:span></text:span></text:p>
            <text:p text:style-name="P248"><text:span text:style-name="Strong_20_Emphasis"><text:span text:style-name="T672">That </text:span></text:span><text:span text:style-name="Strong_20_Emphasis"><text:span text:style-name="T1452">imit</text:span></text:span><text:span text:style-name="Strong_20_Emphasis"><text:span text:style-name="T672">ate </text:span></text:span><text:span text:style-name="Strong_20_Emphasis"><text:span text:style-name="T1452">real</text:span></text:span><text:span text:style-name="Strong_20_Emphasis"><text:span text:style-name="T672"> </text:span></text:span><text:span text:style-name="Strong_20_Emphasis"><text:span text:style-name="T743">newspapers</text:span></text:span></text:p>
            <text:p text:style-name="P249"><text:span text:style-name="Strong_20_Emphasis"><text:span text:style-name="T672">That </text:span></text:span><text:span text:style-name="Strong_20_Emphasis"><text:span text:style-name="T1452">m</text:span></text:span><text:span text:style-name="Strong_20_Emphasis"><text:span text:style-name="T672">o</text:span></text:span><text:span text:style-name="Strong_20_Emphasis"><text:span text:style-name="T1452">ve</text:span></text:span><text:span text:style-name="Strong_20_Emphasis"><text:span text:style-name="T672"> through the </text:span></text:span><text:span text:style-name="Strong_20_Emphasis"><text:span text:style-name="T1452">fin</text:span></text:span><text:span text:style-name="Strong_20_Emphasis"><text:span text:style-name="T672">e </text:span></text:span><text:span text:style-name="Strong_20_Emphasis"><text:span text:style-name="T1452">line</text:span></text:span><text:span text:style-name="Strong_20_Emphasis"><text:span text:style-name="T672"> </text:span></text:span></text:p>
            <text:p text:style-name="P249"><text:span text:style-name="Strong_20_Emphasis"><text:span text:style-name="T672">that </text:span></text:span><text:span text:style-name="Strong_20_Emphasis"><text:span text:style-name="T1452">divid</text:span></text:span><text:span text:style-name="Strong_20_Emphasis"><text:span text:style-name="T672">es the </text:span></text:span><text:span text:style-name="Strong_20_Emphasis"><text:span text:style-name="T1452">satir</text:span></text:span><text:span text:style-name="Strong_20_Emphasis"><text:span text:style-name="T672">e with </text:span></text:span><text:span text:style-name="Strong_20_Emphasis"><text:span text:style-name="T1452">d</text:span></text:span><text:span text:style-name="Strong_20_Emphasis"><text:span text:style-name="T672">i</text:span></text:span><text:span text:style-name="Strong_20_Emphasis"><text:span text:style-name="T1452">sinforma</text:span></text:span><text:span text:style-name="Strong_20_Emphasis"><text:span text:style-name="T672">t</text:span></text:span><text:span text:style-name="Strong_20_Emphasis"><text:span text:style-name="T1452">ion</text:span></text:span></text:p>
            <text:p text:style-name="P248"><text:span text:style-name="Strong_20_Emphasis"><text:span text:style-name="T672">The first </text:span></text:span><text:span text:style-name="Strong_20_Emphasis"><text:span text:style-name="T1452">independent</text:span></text:span><text:span text:style-name="Strong_20_Emphasis"><text:span text:style-name="T672"> news </text:span></text:span><text:span text:style-name="Strong_20_Emphasis"><text:span text:style-name="T743">source</text:span></text:span><text:span text:style-name="Strong_20_Emphasis"><text:span text:style-name="T672">.</text:span></text:span></text:p>
            <text:p text:style-name="P249"><text:span text:style-name="Strong_20_Emphasis"><text:span text:style-name="T672">"</text:span></text:span><text:span text:style-name="Strong_20_Emphasis"><text:span text:style-name="T743">It's great</text:span></text:span><text:span text:style-name="Strong_20_Emphasis"><text:span text:style-name="T672"> to see how the </text:span></text:span><text:span text:style-name="Strong_20_Emphasis"><text:span text:style-name="T1452">traf</text:span></text:span><text:span text:style-name="Strong_20_Emphasis"><text:span text:style-name="T672">f</text:span></text:span><text:span text:style-name="Strong_20_Emphasis"><text:span text:style-name="T1452">ic</text:span></text:span><text:span text:style-name="Strong_20_Emphasis"><text:span text:style-name="T672"> goes up and </text:span></text:span></text:p>
            <text:p text:style-name="P249"><text:span text:style-name="Strong_20_Emphasis"><text:span text:style-name="T672">how you </text:span></text:span><text:span text:style-name="Strong_20_Emphasis"><text:span text:style-name="T743">fished people</text:span></text:span><text:span text:style-name="Strong_20_Emphasis"><text:span text:style-name="T672"> with the </text:span></text:span><text:span text:style-name="Strong_20_Emphasis"><text:span text:style-name="T1452">story</text:span></text:span><text:span text:style-name="Strong_20_Emphasis"><text:span text:style-name="T672">. </text:span></text:span></text:p>
            <text:p text:style-name="P249"><text:span text:style-name="Strong_20_Emphasis"><text:span text:style-name="T672">I have a lot of </text:span></text:span><text:span text:style-name="Strong_20_Emphasis"><text:span text:style-name="T743">fun</text:span></text:span><text:span text:style-name="Strong_20_Emphasis"><text:span text:style-name="T672">!"</text:span></text:span></text:p>
            <text:p text:style-name="P249"><text:span text:style-name="Strong_20_Emphasis"><text:span text:style-name="T672">One of the </text:span></text:span><text:span text:style-name="Strong_20_Emphasis"><text:span text:style-name="T743">biggest</text:span></text:span><text:span text:style-name="Strong_20_Emphasis"><text:span text:style-name="T672"> of those stories </text:span></text:span></text:p>
            <text:p text:style-name="P249"><text:span text:style-name="Strong_20_Emphasis"><text:span text:style-name="T672">was about a US </text:span></text:span><text:span text:style-name="Strong_20_Emphasis"><text:span text:style-name="T1452">ci</text:span></text:span><text:span text:style-name="Strong_20_Emphasis"><text:span text:style-name="T672">ty. </text:span></text:span></text:p>
            <text:p text:style-name="P249"><text:span text:style-name="Strong_20_Emphasis"><text:span text:style-name="T672">Which was </text:span></text:span><text:span text:style-name="Strong_20_Emphasis"><text:span text:style-name="T743">allegedly</text:span></text:span><text:span text:style-name="Strong_20_Emphasis"><text:span text:style-name="T672"> being </text:span></text:span><text:span text:style-name="Strong_20_Emphasis"><text:span text:style-name="T1424">cordon</text:span></text:span><text:span text:style-name="Strong_20_Emphasis"><text:span text:style-name="T743">ed off</text:span></text:span><text:span text:style-name="Strong_20_Emphasis"><text:span text:style-name="T672"> </text:span></text:span></text:p>
            <text:p text:style-name="P249"><text:span text:style-name="Strong_20_Emphasis"><text:span text:style-name="T675">due to</text:span></text:span><text:span text:style-name="Strong_20_Emphasis"><text:span text:style-name="T672"> a </text:span></text:span><text:span text:style-name="Strong_20_Emphasis"><text:span text:style-name="T743">deadly</text:span></text:span><text:span text:style-name="Strong_20_Emphasis"><text:span text:style-name="T672"> disease.</text:span></text:span></text:p>
            <text:p text:style-name="P249"><text:span text:style-name="Strong_20_Emphasis"><text:span text:style-name="T672">Have </text:span></text:span><text:span text:style-name="Strong_20_Emphasis"><text:span text:style-name="T1452">perfec</text:span></text:span><text:span text:style-name="Strong_20_Emphasis"><text:span text:style-name="T672">ted the </text:span></text:span><text:span text:style-name="Strong_20_Emphasis"><text:span text:style-name="T1452">art</text:span></text:span><text:span text:style-name="Strong_20_Emphasis"><text:span text:style-name="T672"> of making </text:span></text:span></text:p>
            <text:p text:style-name="P249"><text:span text:style-name="Strong_20_Emphasis"><text:span text:style-name="T672">people read and </text:span></text:span><text:span text:style-name="Strong_20_Emphasis"><text:span text:style-name="T1452">share</text:span></text:span><text:span text:style-name="Strong_20_Emphasis"><text:span text:style-name="T672"> false news</text:span></text:span></text:p>
            <text:p text:style-name="P249"><text:span text:style-name="Strong_20_Emphasis"><text:span text:style-name="T1452">Obvi</text:span></text:span><text:span text:style-name="Strong_20_Emphasis"><text:span text:style-name="T672">ously, the h</text:span></text:span><text:span text:style-name="Strong_20_Emphasis"><text:span text:style-name="T713">eadline</text:span></text:span><text:span text:style-name="Strong_20_Emphasis"><text:span text:style-name="T672"> is key. </text:span></text:span></text:p>
            <text:p text:style-name="P249"><text:span text:style-name="Strong_20_Emphasis"><text:span text:style-name="T672">People stop reading after the </text:span></text:span><text:span text:style-name="Strong_20_Emphasis"><text:span text:style-name="T743">headline</text:span></text:span><text:span text:style-name="Strong_20_Emphasis"><text:span text:style-name="T672"> and </text:span></text:span></text:p>
            <text:p text:style-name="P321"><text:span text:style-name="Strong_20_Emphasis"><text:span text:style-name="T672">the first two </text:span></text:span><text:span text:style-name="Strong_20_Emphasis"><text:span text:style-name="T1452">par</text:span></text:span><text:span text:style-name="Strong_20_Emphasis"><text:span text:style-name="T672">agr</text:span></text:span><text:span text:style-name="Strong_20_Emphasis"><text:span text:style-name="T1452">aph</text:span></text:span><text:span text:style-name="Strong_20_Emphasis"><text:span text:style-name="T672">s</text:span></text:span></text:p>
            <text:p text:style-name="P321"><text:span text:style-name="Strong_20_Emphasis"><text:span text:style-name="T1452">Sit</text:span></text:span><text:span text:style-name="Strong_20_Emphasis"><text:span text:style-name="T672">es </text:span></text:span><text:span text:style-name="Strong_20_Emphasis"><text:span text:style-name="T1452">at</text:span></text:span><text:span text:style-name="Strong_20_Emphasis"><text:span text:style-name="T672">t</text:span></text:span><text:span text:style-name="Strong_20_Emphasis"><text:span text:style-name="T1452">ra</text:span></text:span><text:span text:style-name="Strong_20_Emphasis"><text:span text:style-name="T672">ct advertising</text:span></text:span></text:p>
            <text:p text:style-name="P250"><text:soft-page-break/><text:span text:style-name="Strong_20_Emphasis"><text:span text:style-name="T672">Those </text:span></text:span><text:span text:style-name="Strong_20_Emphasis"><text:span text:style-name="T1452">poten</text:span></text:span><text:span text:style-name="Strong_20_Emphasis"><text:span text:style-name="T672">t</text:span></text:span><text:span text:style-name="Strong_20_Emphasis"><text:span text:style-name="T1452">ial</text:span></text:span><text:span text:style-name="Strong_20_Emphasis"><text:span text:style-name="T672">ly </text:span></text:span><text:span text:style-name="Strong_20_Emphasis"><text:span text:style-name="T1424">bul</text:span></text:span><text:span text:style-name="Strong_20_Emphasis"><text:span text:style-name="T743">ky</text:span></text:span><text:span text:style-name="Strong_20_Emphasis"><text:span text:style-name="T775"> rewar</text:span></text:span><text:span text:style-name="Strong_20_Emphasis"><text:span text:style-name="T715">ds/ </text:span></text:span><text:span text:style-name="Strong_20_Emphasis"><text:span text:style-name="T1540">r</text:span></text:span><text:span text:style-name="Strong_20_Emphasis"><text:span text:style-name="T1541">e</text:span></text:span><text:span text:style-name="Strong_20_Emphasis"><text:span text:style-name="T1540">compens</text:span></text:span><text:span text:style-name="Strong_20_Emphasis"><text:span text:style-name="T783">es</text:span></text:span></text:p>
            <text:p text:style-name="P250"><text:span text:style-name="Strong_20_Emphasis"><text:span text:style-name="T743">entice</text:span></text:span><text:span text:style-name="Strong_20_Emphasis"><text:span text:style-name="T672"> website </text:span></text:span><text:span text:style-name="Strong_20_Emphasis"><text:span text:style-name="T743">owners</text:span></text:span><text:span text:style-name="Strong_20_Emphasis"><text:span text:style-name="T672"> </text:span></text:span></text:p>
            <text:p text:style-name="P250"><text:span text:style-name="Strong_20_Emphasis"><text:span text:style-name="T672">to </text:span></text:span><text:span text:style-name="Strong_20_Emphasis"><text:span text:style-name="T1452">abandon</text:span></text:span><text:span text:style-name="Strong_20_Emphasis"><text:span text:style-name="T672"> </text:span></text:span><text:span text:style-name="Strong_20_Emphasis"><text:span text:style-name="T1452">satiric</text:span></text:span><text:span text:style-name="Strong_20_Emphasis"><text:span text:style-name="T672">al </text:span></text:span><text:span text:style-name="Strong_20_Emphasis"><text:span text:style-name="T743">jokes</text:span></text:span><text:span text:style-name="Strong_20_Emphasis"><text:span text:style-name="T672"> and </text:span></text:span></text:p>
            <text:p text:style-name="P250"><text:span text:style-name="Strong_20_Emphasis"><text:span text:style-name="T672">start producing more </text:span></text:span><text:span text:style-name="Strong_20_Emphasis"><text:span text:style-name="T1452">cre</text:span></text:span><text:span text:style-name="Strong_20_Emphasis"><text:span text:style-name="T672">d</text:span></text:span><text:span text:style-name="Strong_20_Emphasis"><text:span text:style-name="T1452">ible</text:span></text:span><text:span text:style-name="Strong_20_Emphasis"><text:span text:style-name="T672"> </text:span></text:span><text:span text:style-name="Strong_20_Emphasis"><text:span text:style-name="T1452">conten</text:span></text:span><text:span text:style-name="Strong_20_Emphasis"><text:span text:style-name="T672">t </text:span></text:span></text:p>
            <text:p text:style-name="P250"><text:span text:style-name="Strong_20_Emphasis"><text:span text:style-name="T672">that is likely </text:span></text:span></text:p>
            <text:p text:style-name="P250"><text:span text:style-name="Strong_20_Emphasis"><text:span text:style-name="T672">to be more </text:span></text:span><text:span text:style-name="Strong_20_Emphasis"><text:span text:style-name="T743">widely</text:span></text:span><text:span text:style-name="Strong_20_Emphasis"><text:span text:style-name="T672"> </text:span></text:span><text:span text:style-name="Strong_20_Emphasis"><text:span text:style-name="T743">shared</text:span></text:span><text:span text:style-name="Strong_20_Emphasis"><text:span text:style-name="T672">.</text:span></text:span></text:p>
            <text:p text:style-name="P252"><text:span text:style-name="Strong_20_Emphasis"><text:span text:style-name="T672">There is a lot of </text:span></text:span><text:span text:style-name="Strong_20_Emphasis"><text:span text:style-name="T1452">confirmation</text:span></text:span><text:span text:style-name="Strong_20_Emphasis"><text:span text:style-name="T672"> </text:span></text:span><text:span text:style-name="Strong_20_Emphasis"><text:span text:style-name="T743">bias</text:span></text:span><text:span text:style-name="Strong_20_Emphasis"><text:span text:style-name="T672">: </text:span></text:span></text:p>
            <text:p text:style-name="P252"><text:span text:style-name="Strong_20_Emphasis"><text:span text:style-name="T672">many people wanting to </text:span></text:span><text:span text:style-name="Strong_20_Emphasis"><text:span text:style-name="T1452">pro</text:span></text:span><text:span text:style-name="Strong_20_Emphasis"><text:span text:style-name="T672">ve that </text:span></text:span></text:p>
            <text:p text:style-name="P250"><text:span text:style-name="Strong_20_Emphasis"><text:span text:style-name="T672">their world</text:span></text:span><text:span text:style-name="Strong_20_Emphasis"><text:span text:style-name="T1452">vi</text:span></text:span><text:span text:style-name="Strong_20_Emphasis"><text:span text:style-name="T672">ew is the </text:span></text:span><text:span text:style-name="Strong_20_Emphasis"><text:span text:style-name="T743">right</text:span></text:span><text:span text:style-name="Strong_20_Emphasis"><text:span text:style-name="T672"> and </text:span></text:span><text:span text:style-name="Strong_20_Emphasis"><text:span text:style-name="T1452">prop</text:span></text:span><text:span text:style-name="Strong_20_Emphasis"><text:span text:style-name="T672">er</text:span></text:span></text:p>
            <text:p text:style-name="P249"><text:span text:style-name="Strong_20_Emphasis"><text:span text:style-name="T672">The </text:span></text:span><text:span text:style-name="Strong_20_Emphasis"><text:span text:style-name="T1452">idea</text:span></text:span><text:span text:style-name="Strong_20_Emphasis"><text:span text:style-name="T672"> of </text:span></text:span><text:span text:style-name="Strong_20_Emphasis"><text:span text:style-name="T1452">re</text:span></text:span><text:span text:style-name="Strong_20_Emphasis"><text:span text:style-name="T672">in</text:span></text:span><text:span text:style-name="Strong_20_Emphasis"><text:span text:style-name="T1452">forc</text:span></text:span><text:span text:style-name="Strong_20_Emphasis"><text:span text:style-name="T672">ing the </text:span></text:span><text:span text:style-name="Strong_20_Emphasis"><text:span text:style-name="T743">beliefs</text:span></text:span><text:span text:style-name="Strong_20_Emphasis"><text:span text:style-name="T672"> and </text:span></text:span><text:span text:style-name="Strong_20_Emphasis"><text:span text:style-name="T1452">confirm</text:span></text:span><text:span text:style-name="Strong_20_Emphasis"><text:span text:style-name="T672">ing with </text:span></text:span><text:span text:style-name="Strong_20_Emphasis"><text:span text:style-name="T743">lies</text:span></text:span><text:span text:style-name="Strong_20_Emphasis"><text:span text:style-name="T672"> the </text:span></text:span><text:span text:style-name="Strong_20_Emphasis"><text:span text:style-name="T1452">preju</text:span></text:span><text:span text:style-name="Strong_20_Emphasis"><text:span text:style-name="T672">d</text:span></text:span><text:span text:style-name="Strong_20_Emphasis"><text:span text:style-name="T1452">ic</text:span></text:span><text:span text:style-name="Strong_20_Emphasis"><text:span text:style-name="T672">es of the people</text:span></text:span></text:p>
            <text:p text:style-name="P249"><text:span text:style-name="Strong_20_Emphasis"><text:span text:style-name="T743">judgment</text:span></text:span></text:p>
            <text:p text:style-name="P249"><text:span text:style-name="Strong_20_Emphasis"><text:span text:style-name="T672">That </text:span></text:span><text:span text:style-name="Strong_20_Emphasis"><text:span text:style-name="T743">kind</text:span></text:span><text:span text:style-name="Strong_20_Emphasis"><text:span text:style-name="T672"> of </text:span></text:span><text:span text:style-name="Strong_20_Emphasis"><text:span text:style-name="T743">headlines</text:span></text:span><text:span text:style-name="Strong_20_Emphasis"><text:span text:style-name="T672"> get into the </text:span></text:span><text:span text:style-name="Strong_20_Emphasis"><text:span text:style-name="T1452">bu</text:span></text:span><text:span text:style-name="Strong_20_Emphasis"><text:span text:style-name="T672">b</text:span></text:span><text:span text:style-name="Strong_20_Emphasis"><text:span text:style-name="T1452">b</text:span></text:span><text:span text:style-name="Strong_20_Emphasis"><text:span text:style-name="T672">le</text:span></text:span></text:p>
            <text:p text:style-name="P250"><text:span text:style-name="Strong_20_Emphasis"><text:span text:style-name="T1452">L</text:span></text:span><text:span text:style-name="Strong_20_Emphasis"><text:span text:style-name="T672">ea</text:span></text:span><text:span text:style-name="Strong_20_Emphasis"><text:span text:style-name="T1452">d</text:span></text:span><text:span text:style-name="Strong_20_Emphasis"><text:span text:style-name="T672">ing the </text:span></text:span><text:span text:style-name="Strong_20_Emphasis"><text:span text:style-name="T743">team</text:span></text:span><text:span text:style-name="Strong_20_Emphasis"><text:span text:style-name="T672"> </text:span></text:span></text:p>
            <text:p text:style-name="P250"><text:span text:style-name="Strong_20_Emphasis"><text:span text:style-name="T1452">study</text:span></text:span><text:span text:style-name="Strong_20_Emphasis"><text:span text:style-name="T672">ing the </text:span></text:span><text:span text:style-name="Strong_20_Emphasis"><text:span text:style-name="T1452">ef</text:span></text:span><text:span text:style-name="Strong_20_Emphasis"><text:span text:style-name="T672">f</text:span></text:span><text:span text:style-name="Strong_20_Emphasis"><text:span text:style-name="T1452">ect</text:span></text:span><text:span text:style-name="Strong_20_Emphasis"><text:span text:style-name="T672">s of fake news, </text:span></text:span></text:p>
            <text:p text:style-name="P250"><text:span text:style-name="Strong_20_Emphasis"><text:span text:style-name="T1452">expl</text:span></text:span><text:span text:style-name="Strong_20_Emphasis"><text:span text:style-name="T672">ains how </text:span></text:span><text:span text:style-name="Strong_20_Emphasis"><text:span text:style-name="T743">easy</text:span></text:span><text:span text:style-name="Strong_20_Emphasis"><text:span text:style-name="T672"> it is </text:span></text:span></text:p>
            <text:p text:style-name="P250"><text:span text:style-name="Strong_20_Emphasis"><text:span text:style-name="T672">for </text:span></text:span><text:span text:style-name="Strong_20_Emphasis"><text:span text:style-name="T743">such</text:span></text:span><text:span text:style-name="Strong_20_Emphasis"><text:span text:style-name="T672"> </text:span></text:span><text:span text:style-name="Strong_20_Emphasis"><text:span text:style-name="T1452">stori</text:span></text:span><text:span text:style-name="Strong_20_Emphasis"><text:span text:style-name="T672">es to </text:span></text:span><text:span text:style-name="Strong_20_Emphasis"><text:span text:style-name="T743">end up</text:span></text:span><text:span text:style-name="Strong_20_Emphasis"><text:span text:style-name="T672"> </text:span></text:span></text:p>
            <text:p text:style-name="P250"><text:span text:style-name="Strong_20_Emphasis"><text:span text:style-name="T672">being </text:span></text:span><text:span text:style-name="Strong_20_Emphasis"><text:span text:style-name="T1452">report</text:span></text:span><text:span text:style-name="Strong_20_Emphasis"><text:span text:style-name="T672">ed as </text:span></text:span><text:span text:style-name="Strong_20_Emphasis"><text:span text:style-name="T743">true</text:span></text:span></text:p>
            <text:p text:style-name="P248"><text:span text:style-name="Strong_20_Emphasis"><text:span text:style-name="T672">Issue a </text:span></text:span><text:span text:style-name="Strong_20_Emphasis"><text:span text:style-name="T743">scam</text:span></text:span><text:span text:style-name="Strong_20_Emphasis"><text:span text:style-name="T753">/ lie</text:span></text:span></text:p>
            <text:p text:style-name="P250"><text:span text:style-name="Strong_20_Emphasis"><text:span text:style-name="T672">Writes</text:span></text:span><text:span text:style-name="Strong_20_Emphasis"><text:span text:style-name="T697">/ (fr. </text:span></text:span><text:span text:style-name="Strong_20_Emphasis"><text:span text:style-name="T1463">ecri</text:span></text:span><text:span text:style-name="Strong_20_Emphasis"><text:span text:style-name="T697">re)</text:span></text:span><text:span text:style-name="Strong_20_Emphasis"><text:span text:style-name="T672"> the story as if it were </text:span></text:span><text:span text:style-name="Strong_20_Emphasis"><text:span text:style-name="T743">true</text:span></text:span><text:span text:style-name="Strong_20_Emphasis"><text:span text:style-name="T672"> and </text:span></text:span></text:p>
            <text:p text:style-name="P250"><text:span text:style-name="Strong_20_Emphasis"><text:span text:style-name="T672">does not </text:span></text:span><text:span text:style-name="Strong_20_Emphasis"><text:span text:style-name="T743">link</text:span></text:span><text:span text:style-name="Strong_20_Emphasis"><text:span text:style-name="T672"> it </text:span></text:span></text:p>
            <text:p text:style-name="P250"><text:span text:style-name="Strong_20_Emphasis"><text:span text:style-name="T672">to the original false news </text:span></text:span><text:span text:style-name="Strong_20_Emphasis"><text:span text:style-name="T1452">pag</text:span></text:span><text:span text:style-name="Strong_20_Emphasis"><text:span text:style-name="T672">e</text:span></text:span></text:p>
            <text:p text:style-name="P248"><text:span text:style-name="Strong_20_Emphasis"><text:span text:style-name="T672">That causes a </text:span></text:span><text:span text:style-name="Strong_20_Emphasis"><text:span text:style-name="T1452">c</text:span></text:span><text:span text:style-name="Strong_20_Emphasis"><text:span text:style-name="T672">h</text:span></text:span><text:span text:style-name="Strong_20_Emphasis"><text:span text:style-name="T1452">a</text:span></text:span><text:span text:style-name="Strong_20_Emphasis"><text:span text:style-name="T672">i</text:span></text:span><text:span text:style-name="Strong_20_Emphasis"><text:span text:style-name="T1452">n</text:span></text:span><text:span text:style-name="Strong_20_Emphasis"><text:span text:style-name="T672"> </text:span></text:span><text:span text:style-name="Strong_20_Emphasis"><text:span text:style-name="T1452">reac</text:span></text:span><text:span text:style-name="Strong_20_Emphasis"><text:span text:style-name="T672">t</text:span></text:span><text:span text:style-name="Strong_20_Emphasis"><text:span text:style-name="T1452">ion</text:span></text:span></text:p>
            <text:p text:style-name="P250"><text:span text:style-name="Strong_20_Emphasis"><text:span text:style-name="T672">Try to write as many stories </text:span></text:span></text:p>
            <text:p text:style-name="P250"><text:span text:style-name="Strong_20_Emphasis"><text:span text:style-name="T672">as </text:span></text:span><text:span text:style-name="Strong_20_Emphasis"><text:span text:style-name="T1452">pos</text:span></text:span><text:span text:style-name="Strong_20_Emphasis"><text:span text:style-name="T672">s</text:span></text:span><text:span text:style-name="Strong_20_Emphasis"><text:span text:style-name="T1452">ible</text:span></text:span></text:p>
            <text:p text:style-name="P248"><text:span text:style-name="Strong_20_Emphasis"><text:span text:style-name="T672">The </text:span></text:span><text:span text:style-name="Strong_20_Emphasis"><text:span text:style-name="T1452">t</text:span></text:span><text:span text:style-name="Strong_20_Emphasis"><text:span text:style-name="T672">r</text:span></text:span><text:span text:style-name="Strong_20_Emphasis"><text:span text:style-name="T1452">end</text:span></text:span><text:span text:style-name="Strong_20_Emphasis"><text:span text:style-name="T672"> is to </text:span></text:span><text:span text:style-name="Strong_20_Emphasis"><text:span text:style-name="T1452">produc</text:span></text:span><text:span text:style-name="Strong_20_Emphasis"><text:span text:style-name="T672">e more and </text:span></text:span><text:span text:style-name="Strong_20_Emphasis"><text:span text:style-name="T1452">chec</text:span></text:span><text:span text:style-name="Strong_20_Emphasis"><text:span text:style-name="T672">k less</text:span></text:span></text:p>
            <text:p text:style-name="P250"><text:span text:style-name="Strong_20_Emphasis"><text:span text:style-name="T672">Are not </text:span></text:span><text:span text:style-name="Strong_20_Emphasis"><text:span text:style-name="T743">up to date</text:span></text:span><text:span text:style-name="Strong_20_Emphasis"><text:span text:style-name="T672"> </text:span></text:span></text:p>
            <text:p text:style-name="P250"><text:span text:style-name="Strong_20_Emphasis"><text:span text:style-name="T672">on </text:span></text:span><text:span text:style-name="Strong_20_Emphasis"><text:span text:style-name="T1452">verifica</text:span></text:span><text:span text:style-name="Strong_20_Emphasis"><text:span text:style-name="T672">t</text:span></text:span><text:span text:style-name="Strong_20_Emphasis"><text:span text:style-name="T1452">ion</text:span></text:span><text:span text:style-name="Strong_20_Emphasis"><text:span text:style-name="T672"> </text:span></text:span><text:span text:style-name="Strong_20_Emphasis"><text:span text:style-name="T1452">poli</text:span></text:span><text:span text:style-name="Strong_20_Emphasis"><text:span text:style-name="T672">cies</text:span></text:span></text:p>
            <text:p text:style-name="P250"><text:span text:style-name="Strong_20_Emphasis"><text:span text:style-name="T672">It is </text:span></text:span><text:span text:style-name="Strong_20_Emphasis"><text:span text:style-name="T1452">com</text:span></text:span><text:span text:style-name="Strong_20_Emphasis"><text:span text:style-name="T672">mo</text:span></text:span><text:span text:style-name="Strong_20_Emphasis"><text:span text:style-name="T1452">n</text:span></text:span><text:span text:style-name="Strong_20_Emphasis"><text:span text:style-name="T672"> today </text:span></text:span></text:p>
            <text:p text:style-name="P250"><text:span text:style-name="Strong_20_Emphasis"><text:span text:style-name="T672">that the </text:span></text:span><text:span text:style-name="Strong_20_Emphasis"><text:span text:style-name="T1452">medi</text:span></text:span><text:span text:style-name="Strong_20_Emphasis"><text:span text:style-name="T672">a </text:span></text:span><text:span text:style-name="Strong_20_Emphasis"><text:span text:style-name="T1452">depen</text:span></text:span><text:span text:style-name="Strong_20_Emphasis"><text:span text:style-name="T672">d </text:span></text:span></text:p>
            <text:p text:style-name="P250"><text:span text:style-name="Strong_20_Emphasis"><text:span text:style-name="T672">on </text:span></text:span><text:span text:style-name="Strong_20_Emphasis"><text:span text:style-name="T743">shared</text:span></text:span><text:span text:style-name="Strong_20_Emphasis"><text:span text:style-name="T672"> </text:span></text:span><text:span text:style-name="Strong_20_Emphasis"><text:span text:style-name="T1452">conten</text:span></text:span><text:span text:style-name="Strong_20_Emphasis"><text:span text:style-name="T672">t </text:span></text:span></text:p>
            <text:p text:style-name="P250"><text:span text:style-name="Strong_20_Emphasis"><text:span text:style-name="T672">but not all </text:span></text:span><text:span text:style-name="Strong_20_Emphasis"><text:span text:style-name="T743">newsrooms</text:span></text:span><text:span text:style-name="Strong_20_Emphasis"><text:span text:style-name="T672"> </text:span></text:span></text:p>
            <text:p text:style-name="P250"><text:span text:style-name="Strong_20_Emphasis"><text:span text:style-name="T672">have a </text:span></text:span><text:span text:style-name="Strong_20_Emphasis"><text:span text:style-name="T1452">poli</text:span></text:span><text:span text:style-name="Strong_20_Emphasis"><text:span text:style-name="T672">cy </text:span></text:span></text:p>
            <text:p text:style-name="P250"><text:span text:style-name="Strong_20_Emphasis"><text:span text:style-name="T743">on how</text:span></text:span><text:span text:style-name="Strong_20_Emphasis"><text:span text:style-name="T672"> to </text:span></text:span><text:span text:style-name="Strong_20_Emphasis"><text:span text:style-name="T1452">aut</text:span></text:span><text:span text:style-name="Strong_20_Emphasis"><text:span text:style-name="T672">h</text:span></text:span><text:span text:style-name="Strong_20_Emphasis"><text:span text:style-name="T1452">entica</text:span></text:span><text:span text:style-name="Strong_20_Emphasis"><text:span text:style-name="T672">te that </text:span></text:span><text:span text:style-name="Strong_20_Emphasis"><text:span text:style-name="T1452">information</text:span></text:span></text:p>
            <text:p text:style-name="P250"><text:span text:style-name="Strong_20_Emphasis"><text:span text:style-name="T743">Almost</text:span></text:span><text:span text:style-name="Strong_20_Emphasis"><text:span text:style-name="T672"> 40% of </text:span></text:span><text:span text:style-name="Strong_20_Emphasis"><text:span text:style-name="T1452">editorial</text:span></text:span><text:span text:style-name="Strong_20_Emphasis"><text:span text:style-name="T672"> </text:span></text:span><text:span text:style-name="Strong_20_Emphasis"><text:span text:style-name="T1452">poli</text:span></text:span><text:span text:style-name="Strong_20_Emphasis"><text:span text:style-name="T672">cies </text:span></text:span></text:p>
            <text:p text:style-name="P250"><text:span text:style-name="Strong_20_Emphasis"><text:span text:style-name="T672">did not </text:span></text:span><text:span text:style-name="Strong_20_Emphasis"><text:span text:style-name="T1452">inclu</text:span></text:span><text:span text:style-name="Strong_20_Emphasis"><text:span text:style-name="T672">de </text:span></text:span><text:span text:style-name="Strong_20_Emphasis"><text:span text:style-name="T1452">gui</text:span></text:span><text:span text:style-name="Strong_20_Emphasis"><text:span text:style-name="T672">delines on how to </text:span></text:span><text:span text:style-name="Strong_20_Emphasis"><text:span text:style-name="T743">handle</text:span></text:span><text:span text:style-name="Strong_20_Emphasis"><text:span text:style-name="T672"> </text:span></text:span></text:p>
            <text:p text:style-name="P250"><text:span text:style-name="Strong_20_Emphasis"><text:span text:style-name="T672">social media information</text:span></text:span></text:p>
            <text:p text:style-name="P248"><text:span text:style-name="Strong_20_Emphasis"><text:span text:style-name="T672">although</text:span></text:span><text:span text:style-name="Strong_20_Emphasis"><text:span text:style-name="T676">/despite/in spite of</text:span></text:span></text:p>
            <text:p text:style-name="P250"><text:span text:style-name="Strong_20_Emphasis"><text:span text:style-name="T672">Has already taken steps</text:span></text:span><text:span text:style-name="Strong_20_Emphasis"><text:span text:style-name="T697">/ </text:span></text:span><text:span text:style-name="Strong_20_Emphasis"><text:span text:style-name="T1463">me</text:span></text:span><text:span text:style-name="Strong_20_Emphasis"><text:span text:style-name="T697">asures</text:span></text:span><text:span text:style-name="Strong_20_Emphasis"><text:span text:style-name="T672"> </text:span></text:span></text:p>
            <text:p text:style-name="P250"><text:span text:style-name="Strong_20_Emphasis"><text:span text:style-name="T672">to </text:span></text:span><text:span text:style-name="Strong_20_Emphasis"><text:span text:style-name="T1452">reduc</text:span></text:span><text:span text:style-name="Strong_20_Emphasis"><text:span text:style-name="T672">e the </text:span></text:span><text:span text:style-name="Strong_20_Emphasis"><text:span text:style-name="T1452">impact</text:span></text:span><text:span text:style-name="Strong_20_Emphasis"><text:span text:style-name="T672"> of </text:span></text:span><text:span text:style-name="Strong_20_Emphasis"><text:span text:style-name="T1452">fa</text:span></text:span><text:span text:style-name="Strong_20_Emphasis"><text:span text:style-name="T672">ke </text:span></text:span><text:span text:style-name="Strong_20_Emphasis"><text:span text:style-name="T1452">sit</text:span></text:span><text:span text:style-name="Strong_20_Emphasis"><text:span text:style-name="T672">es</text:span></text:span></text:p>
            <text:p text:style-name="P250"><text:span text:style-name="Strong_20_Emphasis"><text:span text:style-name="T672">We have been one of the </text:span></text:span><text:span text:style-name="Strong_20_Emphasis"><text:span text:style-name="T1452">specific</text:span></text:span><text:span text:style-name="Strong_20_Emphasis"><text:span text:style-name="T672"> </text:span></text:span><text:span text:style-name="Strong_20_Emphasis"><text:span text:style-name="T743">targets</text:span></text:span><text:span text:style-name="Strong_20_Emphasis"><text:span text:style-name="T672"> </text:span></text:span></text:p>
            <text:p text:style-name="P250"><text:span text:style-name="Strong_20_Emphasis"><text:span text:style-name="T672">of </text:span></text:span><text:span text:style-name="Strong_20_Emphasis"><text:span text:style-name="T1452">c</text:span></text:span><text:span text:style-name="Strong_20_Emphasis"><text:span text:style-name="T672">h</text:span></text:span><text:span text:style-name="Strong_20_Emphasis"><text:span text:style-name="T1452">a</text:span></text:span><text:span text:style-name="Strong_20_Emphasis"><text:span text:style-name="T672">nges in the </text:span></text:span><text:span text:style-name="Strong_20_Emphasis"><text:span text:style-name="T1452">algorit</text:span></text:span><text:span text:style-name="Strong_20_Emphasis"><text:span text:style-name="T672">h</text:span></text:span><text:span text:style-name="Strong_20_Emphasis"><text:span text:style-name="T1452">m</text:span></text:span></text:p>
            <text:p text:style-name="P250"><text:span text:style-name="Strong_20_Emphasis"><text:span text:style-name="T672">They have </text:span></text:span><text:span text:style-name="Strong_20_Emphasis"><text:span text:style-name="T743">drowned</text:span></text:span><text:span text:style-name="Strong_20_Emphasis"><text:span text:style-name="T753">/ c</text:span></text:span><text:span text:style-name="Strong_20_Emphasis"><text:span text:style-name="T1430">ho</text:span></text:span><text:span text:style-name="Strong_20_Emphasis"><text:span text:style-name="T753">ke</text:span></text:span><text:span text:style-name="Strong_20_Emphasis"><text:span text:style-name="T672"> our stories </text:span></text:span></text:p>
            <text:p text:style-name="P250"><text:span text:style-name="Strong_20_Emphasis"><text:span text:style-name="T672">so they are not </text:span></text:span><text:span text:style-name="Strong_20_Emphasis"><text:span text:style-name="T743">shared</text:span></text:span><text:span text:style-name="Strong_20_Emphasis"><text:span text:style-name="T672"> or </text:span></text:span><text:span text:style-name="Strong_20_Emphasis"><text:span text:style-name="T743">liked</text:span></text:span></text:p>
            <text:p text:style-name="P249"><text:span text:style-name="Strong_20_Emphasis"><text:span text:style-name="T672">If it is something that </text:span></text:span><text:span text:style-name="Strong_20_Emphasis"><text:span text:style-name="T1452">produce</text:span></text:span><text:span text:style-name="Strong_20_Emphasis"><text:span text:style-name="T672">s money</text:span></text:span></text:p>
            <text:p text:style-name="P249"><text:span text:style-name="Strong_20_Emphasis"><text:span text:style-name="T672">That is why</text:span></text:span></text:p>
            <text:p text:style-name="P249"><text:span text:style-name="Strong_20_Emphasis"><text:span text:style-name="T672">To try to </text:span></text:span><text:span text:style-name="Strong_20_Emphasis"><text:span text:style-name="T754">outwit</text:span></text:span><text:span text:style-name="Strong_20_Emphasis"><text:span text:style-name="T672"> </text:span></text:span><text:span text:style-name="Strong_20_Emphasis"><text:span text:style-name="T1452">cens</text:span></text:span><text:span text:style-name="Strong_20_Emphasis"><text:span text:style-name="T672">o</text:span></text:span><text:span text:style-name="Strong_20_Emphasis"><text:span text:style-name="T1452">r</text:span></text:span><text:span text:style-name="Strong_20_Emphasis"><text:span text:style-name="T672">ship</text:span></text:span></text:p>
            <text:p text:style-name="P322"><text:span text:style-name="Strong_20_Emphasis"><text:span text:style-name="T755">The others</text:span></text:span><text:span text:style-name="Strong_20_Emphasis"><text:span text:style-name="T677"> will feel </text:span></text:span><text:span text:style-name="Strong_20_Emphasis"><text:span text:style-name="T755">attacked</text:span></text:span><text:span text:style-name="Strong_20_Emphasis"><text:span text:style-name="T754">/ </text:span></text:span><text:span text:style-name="Strong_20_Emphasis"><text:span text:style-name="T1431">ag</text:span></text:span><text:span text:style-name="Strong_20_Emphasis"><text:span text:style-name="T754">g</text:span></text:span><text:span text:style-name="Strong_20_Emphasis"><text:span text:style-name="T1431">re</text:span></text:span><text:span text:style-name="Strong_20_Emphasis"><text:span text:style-name="T754">ssed</text:span></text:span><text:span text:style-name="Strong_20_Emphasis"><text:span text:style-name="T677"> </text:span></text:span></text:p>
            <text:p text:style-name="P251"><text:span text:style-name="Strong_20_Emphasis"><text:span text:style-name="T677">by your </text:span></text:span><text:span text:style-name="Strong_20_Emphasis"><text:span text:style-name="T755">side</text:span></text:span><text:span text:style-name="Strong_20_Emphasis"><text:span text:style-name="T677"> too </text:span></text:span><text:span text:style-name="Strong_20_Emphasis"><text:span text:style-name="T1464">direct</text:span></text:span><text:span text:style-name="Strong_20_Emphasis"><text:span text:style-name="T677"> and </text:span></text:span></text:p>
            <text:p text:style-name="P251"><text:span text:style-name="Strong_20_Emphasis"><text:span text:style-name="T677">will </text:span></text:span><text:span text:style-name="Strong_20_Emphasis"><text:span text:style-name="T1464">reac</text:span></text:span><text:span text:style-name="Strong_20_Emphasis"><text:span text:style-name="T677">t with the </text:span></text:span><text:span text:style-name="Strong_20_Emphasis"><text:span text:style-name="T755">same</text:span></text:span><text:span text:style-name="Strong_20_Emphasis"><text:span text:style-name="T677"> </text:span></text:span><text:span text:style-name="Strong_20_Emphasis"><text:span text:style-name="T1464">brutalit</text:span></text:span><text:span text:style-name="Strong_20_Emphasis"><text:span text:style-name="T677">y.</text:span></text:span></text:p>
            <text:p text:style-name="P251"><text:span text:style-name="Strong_20_Emphasis"><text:span text:style-name="T755">Choose</text:span></text:span><text:span text:style-name="Strong_20_Emphasis"><text:span text:style-name="T756">/ elect/ s</text:span></text:span><text:span text:style-name="Strong_20_Emphasis"><text:span text:style-name="T1432">el</text:span></text:span><text:span text:style-name="Strong_20_Emphasis"><text:span text:style-name="T756">ect</text:span></text:span><text:span text:style-name="Strong_20_Emphasis"><text:span text:style-name="T677"> your </text:span></text:span><text:span text:style-name="Strong_20_Emphasis"><text:span text:style-name="T755">words</text:span></text:span><text:span text:style-name="Strong_20_Emphasis"><text:span text:style-name="T677"> well </text:span></text:span></text:p>
            <text:p text:style-name="P251"><text:span text:style-name="Strong_20_Emphasis"><text:span text:style-name="T677">before you </text:span></text:span><text:span text:style-name="Strong_20_Emphasis"><text:span text:style-name="T1464">express</text:span></text:span><text:span text:style-name="Strong_20_Emphasis"><text:span text:style-name="T677"> yourself</text:span></text:span></text:p>
            <text:p text:style-name="P251"><text:soft-page-break/><text:span text:style-name="Strong_20_Emphasis"><text:span text:style-name="T677">They </text:span></text:span><text:span text:style-name="Strong_20_Emphasis"><text:span text:style-name="T1464">tend</text:span></text:span><text:span text:style-name="Strong_20_Emphasis"><text:span text:style-name="T677"> to get </text:span></text:span><text:span text:style-name="Strong_20_Emphasis"><text:span text:style-name="T1464">b</text:span></text:span><text:span text:style-name="Strong_20_Emphasis"><text:span text:style-name="T677">o</text:span></text:span><text:span text:style-name="Strong_20_Emphasis"><text:span text:style-name="T1464">r</text:span></text:span><text:span text:style-name="Strong_20_Emphasis"><text:span text:style-name="T677">ed</text:span></text:span></text:p>
            <text:p text:style-name="P251"><text:span text:style-name="Strong_20_Emphasis"><text:span text:style-name="T677">So a</text:span></text:span><text:span text:style-name="Strong_20_Emphasis"><text:span text:style-name="T1464">v</text:span></text:span><text:span text:style-name="Strong_20_Emphasis"><text:span text:style-name="T677">o</text:span></text:span><text:span text:style-name="Strong_20_Emphasis"><text:span text:style-name="T1464">i</text:span></text:span><text:span text:style-name="Strong_20_Emphasis"><text:span text:style-name="T677">d </text:span></text:span><text:span text:style-name="Strong_20_Emphasis"><text:span text:style-name="T755">wasting</text:span></text:span><text:span text:style-name="Strong_20_Emphasis"><text:span text:style-name="T757">/ (</text:span></text:span><text:span text:style-name="Strong_20_Emphasis"><text:span text:style-name="T1433">perd</text:span></text:span><text:span text:style-name="Strong_20_Emphasis"><text:span text:style-name="T757">er)</text:span></text:span></text:p>
            <text:p text:style-name="P251"><text:span text:style-name="Strong_20_Emphasis"><text:span text:style-name="T677">Use </text:span></text:span><text:span text:style-name="Strong_20_Emphasis"><text:span text:style-name="T1464">flexibili</text:span></text:span><text:span text:style-name="Strong_20_Emphasis"><text:span text:style-name="T677">ty and </text:span></text:span><text:span text:style-name="Strong_20_Emphasis"><text:span text:style-name="T1464">diplomac</text:span></text:span><text:span text:style-name="Strong_20_Emphasis"><text:span text:style-name="T677">y </text:span></text:span></text:p>
            <text:p text:style-name="P251"><text:span text:style-name="Strong_20_Emphasis"><text:span text:style-name="T677">to </text:span></text:span><text:span text:style-name="Strong_20_Emphasis"><text:span text:style-name="T755">overcome</text:span></text:span><text:span text:style-name="Strong_20_Emphasis"><text:span text:style-name="T677"> </text:span></text:span><text:span text:style-name="Strong_20_Emphasis"><text:span text:style-name="T1464">barr</text:span></text:span><text:span text:style-name="Strong_20_Emphasis"><text:span text:style-name="T677">i</text:span></text:span><text:span text:style-name="Strong_20_Emphasis"><text:span text:style-name="T1464">er</text:span></text:span><text:span text:style-name="Strong_20_Emphasis"><text:span text:style-name="T677">s</text:span></text:span></text:p>
            <text:p text:style-name="P251"><text:span text:style-name="Strong_20_Emphasis"><text:span text:style-name="T677">People with whom </text:span></text:span></text:p>
            <text:p text:style-name="P251"><text:span text:style-name="Strong_20_Emphasis"><text:span text:style-name="T677">you were in </text:span></text:span><text:span text:style-name="Strong_20_Emphasis"><text:span text:style-name="T1464">disput</text:span></text:span><text:span text:style-name="Strong_20_Emphasis"><text:span text:style-name="T677">e </text:span></text:span></text:p>
            <text:p text:style-name="P252"><text:span text:style-name="Strong_20_Emphasis"><text:span text:style-name="T677">gladly </text:span></text:span><text:span text:style-name="Strong_20_Emphasis"><text:span text:style-name="T1464">ac</text:span></text:span><text:span text:style-name="Strong_20_Emphasis"><text:span text:style-name="T677">c</text:span></text:span><text:span text:style-name="Strong_20_Emphasis"><text:span text:style-name="T1464">ept</text:span></text:span><text:span text:style-name="Strong_20_Emphasis"><text:span text:style-name="T677"> your </text:span></text:span><text:span text:style-name="Strong_20_Emphasis"><text:span text:style-name="T755">apologies</text:span></text:span></text:p>
            <text:p text:style-name="P252"><text:span text:style-name="Strong_20_Emphasis"><text:span text:style-name="T677">The </text:span></text:span><text:span text:style-name="Strong_20_Emphasis"><text:span text:style-name="T1464">discus</text:span></text:span><text:span text:style-name="Strong_20_Emphasis"><text:span text:style-name="T677">s</text:span></text:span><text:span text:style-name="Strong_20_Emphasis"><text:span text:style-name="T1464">ion</text:span></text:span><text:span text:style-name="Strong_20_Emphasis"><text:span text:style-name="T677">s in which they will </text:span></text:span><text:span text:style-name="Strong_20_Emphasis"><text:span text:style-name="T1464">participa</text:span></text:span><text:span text:style-name="Strong_20_Emphasis"><text:span text:style-name="T677">te</text:span></text:span></text:p>
            <text:p text:style-name="P251"><text:span text:style-name="Strong_20_Emphasis"><text:span text:style-name="T677">will be </text:span></text:span><text:span text:style-name="Strong_20_Emphasis"><text:span text:style-name="T755">carried out</text:span></text:span><text:span text:style-name="Strong_20_Emphasis"><text:span text:style-name="T677"> without </text:span></text:span><text:span text:style-name="Strong_20_Emphasis"><text:span text:style-name="T1464">problem</text:span></text:span><text:span text:style-name="Strong_20_Emphasis"><text:span text:style-name="T677">s.</text:span></text:span></text:p>
            <text:p text:style-name="P251"><text:span text:style-name="Strong_20_Emphasis"><text:span text:style-name="T677">The </text:span></text:span><text:span text:style-name="Strong_20_Emphasis"><text:span text:style-name="T755">life</text:span></text:span><text:span text:style-name="Strong_20_Emphasis"><text:span text:style-name="T677"> you </text:span></text:span><text:span text:style-name="Strong_20_Emphasis"><text:span text:style-name="T755">lead</text:span></text:span></text:p>
            <text:p text:style-name="P251"><text:span text:style-name="Strong_20_Emphasis"><text:span text:style-name="T677">It's time </text:span></text:span></text:p>
            <text:p text:style-name="P251"><text:span text:style-name="Strong_20_Emphasis"><text:span text:style-name="T677">to do </text:span></text:span><text:span text:style-name="Strong_20_Emphasis"><text:span text:style-name="T1464">j</text:span></text:span><text:span text:style-name="Strong_20_Emphasis"><text:span text:style-name="T677">oi</text:span></text:span><text:span text:style-name="Strong_20_Emphasis"><text:span text:style-name="T1464">nt</text:span></text:span><text:span text:style-name="Strong_20_Emphasis"><text:span text:style-name="T677"> </text:span></text:span><text:span text:style-name="Strong_20_Emphasis"><text:span text:style-name="T1464">activi</text:span></text:span><text:span text:style-name="Strong_20_Emphasis"><text:span text:style-name="T677">ties with your friends</text:span></text:span></text:p>
            <text:p text:style-name="P251"><text:span text:style-name="Strong_20_Emphasis"><text:span text:style-name="T677">Your working </text:span></text:span><text:span text:style-name="Strong_20_Emphasis"><text:span text:style-name="T1464">en</text:span></text:span><text:span text:style-name="Strong_20_Emphasis"><text:span text:style-name="T677">vi</text:span></text:span><text:span text:style-name="Strong_20_Emphasis"><text:span text:style-name="T1464">r</text:span></text:span><text:span text:style-name="Strong_20_Emphasis"><text:span text:style-name="T677">o</text:span></text:span><text:span text:style-name="Strong_20_Emphasis"><text:span text:style-name="T1464">n</text:span></text:span><text:span text:style-name="Strong_20_Emphasis"><text:span text:style-name="T677">ment </text:span></text:span></text:p>
            <text:p text:style-name="P323"><text:span text:style-name="Strong_20_Emphasis"><text:span text:style-name="T677">can be </text:span></text:span><text:span text:style-name="Strong_20_Emphasis"><text:span text:style-name="T1464">particular</text:span></text:span><text:span text:style-name="Strong_20_Emphasis"><text:span text:style-name="T677">ly </text:span></text:span><text:span text:style-name="Strong_20_Emphasis"><text:span text:style-name="T755">challenging</text:span></text:span><text:span text:style-name="Strong_20_Emphasis"><text:span text:style-name="T757">/ (</text:span></text:span><text:bookmark text:name="result_box486"/><text:span text:style-name="Strong_20_Emphasis"><text:span text:style-name="T757">fr. </text:span></text:span><text:span text:style-name="Strong_20_Emphasis"><text:span text:style-name="T1536">défiant</text:span></text:span><text:span text:style-name="Strong_20_Emphasis"><text:span text:style-name="T757">)</text:span></text:span></text:p>
            <text:p text:style-name="P251"><text:span text:style-name="Strong_20_Emphasis"><text:span text:style-name="T677">as you will be </text:span></text:span><text:span text:style-name="Strong_20_Emphasis"><text:span text:style-name="T755">able</text:span></text:span><text:span text:style-name="Strong_20_Emphasis"><text:span text:style-name="T757">/ </text:span></text:span><text:span text:style-name="Strong_20_Emphasis"><text:span text:style-name="T1433">capa</text:span></text:span><text:span text:style-name="Strong_20_Emphasis"><text:span text:style-name="T757">ble</text:span></text:span></text:p>
            <text:p text:style-name="P251"><text:span text:style-name="Strong_20_Emphasis"><text:span text:style-name="T677">to </text:span></text:span><text:span text:style-name="Strong_20_Emphasis"><text:span text:style-name="T1464">solve</text:span></text:span><text:span text:style-name="Strong_20_Emphasis"><text:span text:style-name="T677"> a </text:span></text:span><text:span text:style-name="Strong_20_Emphasis"><text:span text:style-name="T1464">comple</text:span></text:span><text:span text:style-name="Strong_20_Emphasis"><text:span text:style-name="T677">x </text:span></text:span><text:span text:style-name="Strong_20_Emphasis"><text:span text:style-name="T1464">problem</text:span></text:span></text:p>
            <text:p text:style-name="P251"><text:span text:style-name="Strong_20_Emphasis"><text:span text:style-name="T677">You will </text:span></text:span><text:span text:style-name="Strong_20_Emphasis"><text:span text:style-name="T1464">experi</text:span></text:span><text:span text:style-name="Strong_20_Emphasis"><text:span text:style-name="T677">ence </text:span></text:span><text:span text:style-name="Strong_20_Emphasis"><text:span text:style-name="T755">ups and downs</text:span></text:span></text:p>
            <text:p text:style-name="P251"><text:span text:style-name="Strong_20_Emphasis"><text:span text:style-name="T1464">Demonstra</text:span></text:span><text:span text:style-name="Strong_20_Emphasis"><text:span text:style-name="T677">te </text:span></text:span><text:span text:style-name="Strong_20_Emphasis"><text:span text:style-name="T755">mastery</text:span></text:span><text:span text:style-name="Strong_20_Emphasis"><text:span text:style-name="T677"> </text:span></text:span></text:p>
            <text:p text:style-name="P251"><text:span text:style-name="Strong_20_Emphasis"><text:span text:style-name="T677">even if you find it </text:span></text:span><text:span text:style-name="Strong_20_Emphasis"><text:span text:style-name="T1464">di</text:span></text:span><text:span text:style-name="Strong_20_Emphasis"><text:span text:style-name="T677">f</text:span></text:span><text:span text:style-name="Strong_20_Emphasis"><text:span text:style-name="T1464">fic</text:span></text:span><text:span text:style-name="Strong_20_Emphasis"><text:span text:style-name="T677">ult.</text:span></text:span></text:p>
            <text:p text:style-name="P251"><text:span text:style-name="Strong_20_Emphasis"><text:span text:style-name="T677">Conversely</text:span></text:span></text:p>
            <text:p text:style-name="P251"><text:span text:style-name="Strong_20_Emphasis"><text:span text:style-name="T755">Be </text:span></text:span><text:span text:style-name="Strong_20_Emphasis"><text:span text:style-name="T1434">sure</text:span></text:span><text:span text:style-name="Strong_20_Emphasis"><text:span text:style-name="T677"> to relax so </text:span></text:span></text:p>
            <text:p text:style-name="P251"><text:span text:style-name="Strong_20_Emphasis"><text:span text:style-name="T677">you do not feel </text:span></text:span><text:span text:style-name="Strong_20_Emphasis"><text:span text:style-name="T755">overworked</text:span></text:span><text:span text:style-name="Strong_20_Emphasis"><text:span text:style-name="T757">/ overloaded with..</text:span></text:span><text:span text:style-name="Strong_20_Emphasis"><text:span text:style-name="T755">.</text:span></text:span></text:p>
            <text:p text:style-name="P251"><text:span text:style-name="Strong_20_Emphasis"><text:span text:style-name="T677">You will feel </text:span></text:span><text:span text:style-name="Strong_20_Emphasis"><text:span text:style-name="T755">ready</text:span></text:span><text:span text:style-name="Strong_20_Emphasis"><text:span text:style-name="T677"> to try</text:span></text:span><text:span text:style-name="Strong_20_Emphasis"><text:span text:style-name="T698">/(CH </text:span></text:span><text:span text:style-name="Strong_20_Emphasis"><text:span text:style-name="T1465">prob</text:span></text:span><text:span text:style-name="Strong_20_Emphasis"><text:span text:style-name="T698">ie</text:span></text:span><text:span text:style-name="Strong_20_Emphasis"><text:span text:style-name="T1465">r</text:span></text:span><text:span text:style-name="Strong_20_Emphasis"><text:span text:style-name="T698">e)</text:span></text:span><text:span text:style-name="Strong_20_Emphasis"><text:span text:style-name="T677"> s</text:span></text:span><text:span text:style-name="Strong_20_Emphasis"><text:span text:style-name="T698">t</text:span></text:span><text:span text:style-name="Strong_20_Emphasis"><text:span text:style-name="T677">h</text:span></text:span><text:span text:style-name="Strong_20_Emphasis"><text:span text:style-name="T698">.</text:span></text:span><text:span text:style-name="Strong_20_Emphasis"><text:span text:style-name="T677"> new</text:span></text:span></text:p>
            <text:p text:style-name="P251"><text:span text:style-name="Strong_20_Emphasis"><text:span text:style-name="T677">Be </text:span></text:span><text:span text:style-name="Strong_20_Emphasis"><text:span text:style-name="T755">careful</text:span></text:span><text:span text:style-name="Strong_20_Emphasis"><text:span text:style-name="T677"> not to try to </text:span></text:span></text:p>
            <text:p text:style-name="P251"><text:span text:style-name="Strong_20_Emphasis"><text:span text:style-name="T1464">impo</text:span></text:span><text:span text:style-name="Strong_20_Emphasis"><text:span text:style-name="T677">se your </text:span></text:span><text:span text:style-name="Strong_20_Emphasis"><text:span text:style-name="T1464">p</text:span></text:span><text:span text:style-name="Strong_20_Emphasis"><text:span text:style-name="T677">oi</text:span></text:span><text:span text:style-name="Strong_20_Emphasis"><text:span text:style-name="T1464">nt</text:span></text:span><text:span text:style-name="Strong_20_Emphasis"><text:span text:style-name="T677"> of </text:span></text:span><text:span text:style-name="Strong_20_Emphasis"><text:span text:style-name="T1464">vi</text:span></text:span><text:span text:style-name="Strong_20_Emphasis"><text:span text:style-name="T677">ew.</text:span></text:span></text:p>
            <text:p text:style-name="P251"><text:span text:style-name="Strong_20_Emphasis"><text:span text:style-name="T677">Be more </text:span></text:span><text:span text:style-name="Strong_20_Emphasis"><text:span text:style-name="T1464">discre</text:span></text:span><text:span text:style-name="Strong_20_Emphasis"><text:span text:style-name="T677">e</text:span></text:span><text:span text:style-name="Strong_20_Emphasis"><text:span text:style-name="T1464">t</text:span></text:span><text:span text:style-name="Strong_20_Emphasis"><text:span text:style-name="T677"> </text:span></text:span></text:p>
            <text:p text:style-name="P251"><text:span text:style-name="Strong_20_Emphasis"><text:span text:style-name="T677">in both </text:span></text:span><text:span text:style-name="Strong_20_Emphasis"><text:span text:style-name="T1464">profes</text:span></text:span><text:span text:style-name="Strong_20_Emphasis"><text:span text:style-name="T677">s</text:span></text:span><text:span text:style-name="Strong_20_Emphasis"><text:span text:style-name="T1464">ional</text:span></text:span><text:span text:style-name="Strong_20_Emphasis"><text:span text:style-name="T677"> and </text:span></text:span></text:p>
            <text:p text:style-name="P251"><text:span text:style-name="Strong_20_Emphasis"><text:span text:style-name="T1464">personal</text:span></text:span><text:span text:style-name="Strong_20_Emphasis"><text:span text:style-name="T677"> </text:span></text:span><text:span text:style-name="Strong_20_Emphasis"><text:span text:style-name="T755">exchanges.</text:span></text:span></text:p>
            <text:p text:style-name="P251"><text:span text:style-name="Strong_20_Emphasis"><text:span text:style-name="T677">You will have to a</text:span></text:span><text:span text:style-name="Strong_20_Emphasis"><text:span text:style-name="T1464">v</text:span></text:span><text:span text:style-name="Strong_20_Emphasis"><text:span text:style-name="T677">o</text:span></text:span><text:span text:style-name="Strong_20_Emphasis"><text:span text:style-name="T1464">id</text:span></text:span><text:span text:style-name="Strong_20_Emphasis"><text:span text:style-name="T677"> </text:span></text:span></text:p>
            <text:p text:style-name="P251"><text:span text:style-name="Strong_20_Emphasis"><text:span text:style-name="T677">making </text:span></text:span><text:span text:style-name="Strong_20_Emphasis"><text:span text:style-name="T1464">decision</text:span></text:span><text:span text:style-name="Strong_20_Emphasis"><text:span text:style-name="T677">s in a </text:span></text:span><text:span text:style-name="Strong_20_Emphasis"><text:span text:style-name="T755">hurry</text:span></text:span><text:span text:style-name="Strong_20_Emphasis"><text:span text:style-name="T758">/</text:span></text:span><text:span text:style-name="Strong_20_Emphasis"><text:span text:style-name="T1435">r</text:span></text:span><text:span text:style-name="Strong_20_Emphasis"><text:span text:style-name="T758">u</text:span></text:span><text:span text:style-name="Strong_20_Emphasis"><text:span text:style-name="T1435">s</text:span></text:span><text:span text:style-name="Strong_20_Emphasis"><text:span text:style-name="T758">h</text:span></text:span></text:p>
            <text:p text:style-name="P251"><text:span text:style-name="Strong_20_Emphasis"><text:span text:style-name="T677">You will </text:span></text:span><text:span text:style-name="Strong_20_Emphasis"><text:span text:style-name="T755">spend</text:span></text:span><text:span text:style-name="Strong_20_Emphasis"><text:span text:style-name="T677"> all your </text:span></text:span><text:span text:style-name="Strong_20_Emphasis"><text:span text:style-name="T1464">energy </text:span></text:span></text:p>
            <text:p text:style-name="P251"><text:span text:style-name="Strong_20_Emphasis"><text:span text:style-name="T677">on </text:span></text:span><text:span text:style-name="Strong_20_Emphasis"><text:span text:style-name="T1464">pl</text:span></text:span><text:span text:style-name="Strong_20_Emphasis"><text:span text:style-name="T677">e</text:span></text:span><text:span text:style-name="Strong_20_Emphasis"><text:span text:style-name="T1464">a</text:span></text:span><text:span text:style-name="Strong_20_Emphasis"><text:span text:style-name="T677">su</text:span></text:span><text:span text:style-name="Strong_20_Emphasis"><text:span text:style-name="T1464">re</text:span></text:span><text:span text:style-name="Strong_20_Emphasis"><text:span text:style-name="T677">s and </text:span></text:span><text:span text:style-name="Strong_20_Emphasis"><text:span text:style-name="T1464">ent</text:span></text:span><text:span text:style-name="Strong_20_Emphasis"><text:span text:style-name="T677">e</text:span></text:span><text:span text:style-name="Strong_20_Emphasis"><text:span text:style-name="T1464">rt</text:span></text:span><text:span text:style-name="Strong_20_Emphasis"><text:span text:style-name="T677">ai</text:span></text:span><text:span text:style-name="Strong_20_Emphasis"><text:span text:style-name="T1464">n</text:span></text:span><text:span text:style-name="Strong_20_Emphasis"><text:span text:style-name="T677">ment</text:span></text:span></text:p>
            <text:p text:style-name="P251"><text:span text:style-name="Strong_20_Emphasis"><text:span text:style-name="T755">Indulge</text:span></text:span><text:span text:style-name="Strong_20_Emphasis"><text:span text:style-name="T677"> yourself in </text:span></text:span><text:span text:style-name="Strong_20_Emphasis"><text:span text:style-name="T755">enjoyable</text:span></text:span><text:span text:style-name="Strong_20_Emphasis"><text:span text:style-name="T677"> </text:span></text:span><text:span text:style-name="Strong_20_Emphasis"><text:span text:style-name="T1464">activi</text:span></text:span><text:span text:style-name="Strong_20_Emphasis"><text:span text:style-name="T677">ties </text:span></text:span></text:p>
            <text:p text:style-name="P251"><text:span text:style-name="Strong_20_Emphasis"><text:span text:style-name="T677">that are not </text:span></text:span><text:span text:style-name="Strong_20_Emphasis"><text:span text:style-name="T755">exhausting</text:span></text:span><text:span text:style-name="Strong_20_Emphasis"><text:span text:style-name="T677">.</text:span></text:span></text:p>
            <text:p text:style-name="P251"><text:span text:style-name="Strong_20_Emphasis"><text:span text:style-name="T755">Follow</text:span></text:span><text:span text:style-name="Strong_20_Emphasis"><text:span text:style-name="T677"> your partner's </text:span></text:span><text:span text:style-name="Strong_20_Emphasis"><text:span text:style-name="T755">advice</text:span></text:span><text:span text:style-name="Strong_20_Emphasis"><text:span text:style-name="T677">.</text:span></text:span></text:p>
            <text:p text:style-name="P251"><text:span text:style-name="Strong_20_Emphasis"><text:span text:style-name="T677">Think </text:span></text:span><text:span text:style-name="Strong_20_Emphasis"><text:span text:style-name="T755">twice</text:span></text:span><text:span text:style-name="Strong_20_Emphasis"><text:span text:style-name="T677"> </text:span></text:span></text:p>
            <text:p text:style-name="P251"><text:span text:style-name="Strong_20_Emphasis"><text:span text:style-name="T755">before</text:span></text:span><text:span text:style-name="Strong_20_Emphasis"><text:span text:style-name="T677"> making an </text:span></text:span><text:span text:style-name="Strong_20_Emphasis"><text:span text:style-name="T1464">important decision</text:span></text:span></text:p>
            <text:p text:style-name="P251"><text:span text:style-name="Strong_20_Emphasis"><text:span text:style-name="T677">Driven by your </text:span></text:span><text:span text:style-name="Strong_20_Emphasis"><text:span text:style-name="T1464">ambi</text:span></text:span><text:span text:style-name="Strong_20_Emphasis"><text:span text:style-name="T677">t</text:span></text:span><text:span text:style-name="Strong_20_Emphasis"><text:span text:style-name="T1464">ion</text:span></text:span><text:span text:style-name="Strong_20_Emphasis"><text:span text:style-name="T677">s, </text:span></text:span></text:p>
            <text:p text:style-name="P251"><text:span text:style-name="Strong_20_Emphasis"><text:span text:style-name="T677">you </text:span></text:span><text:span text:style-name="Strong_20_Emphasis"><text:span text:style-name="T1464">tend</text:span></text:span><text:span text:style-name="Strong_20_Emphasis"><text:span text:style-name="T677"> to </text:span></text:span><text:span text:style-name="Strong_20_Emphasis"><text:span text:style-name="T1464">act</text:span></text:span><text:span text:style-name="Strong_20_Emphasis"><text:span text:style-name="T677"> un</text:span></text:span><text:span text:style-name="Strong_20_Emphasis"><text:span text:style-name="T1464">r</text:span></text:span><text:span text:style-name="Strong_20_Emphasis"><text:span text:style-name="T677">e</text:span></text:span><text:span text:style-name="Strong_20_Emphasis"><text:span text:style-name="T1464">a</text:span></text:span><text:span text:style-name="Strong_20_Emphasis"><text:span text:style-name="T677">s</text:span></text:span><text:span text:style-name="Strong_20_Emphasis"><text:span text:style-name="T1464">onabl</text:span></text:span><text:span text:style-name="Strong_20_Emphasis"><text:span text:style-name="T677">y</text:span></text:span></text:p>
            <text:p text:style-name="P251"><text:span text:style-name="Strong_20_Emphasis"><text:span text:style-name="T677">Be more </text:span></text:span><text:span text:style-name="Strong_20_Emphasis"><text:span text:style-name="T1464">at</text:span></text:span><text:span text:style-name="Strong_20_Emphasis"><text:span text:style-name="T677">t</text:span></text:span><text:span text:style-name="Strong_20_Emphasis"><text:span text:style-name="T1464">ent</text:span></text:span><text:span text:style-name="Strong_20_Emphasis"><text:span text:style-name="T677">ive to your partner.</text:span></text:span></text:p>
            <text:p text:style-name="P251"><text:span text:style-name="Strong_20_Emphasis"><text:span text:style-name="T677">carry out</text:span></text:span></text:p>
            <text:p text:style-name="P253"><text:bookmark text:name="result_box263"/><text:span text:style-name="Strong_20_Emphasis"><text:span text:style-name="T1464">focu</text:span></text:span><text:span text:style-name="Strong_20_Emphasis"><text:span text:style-name="T677">s</text:span></text:span></text:p>
            <text:p text:style-name="P253"><text:span text:style-name="Strong_20_Emphasis"><text:span text:style-name="T677">focus</text:span></text:span></text:p>
            <text:p text:style-name="P253"><text:span text:style-name="Strong_20_Emphasis"><text:span text:style-name="T678">u</text:span></text:span><text:span text:style-name="Strong_20_Emphasis"><text:span text:style-name="T677">ndercut</text:span></text:span><text:span text:style-name="Strong_20_Emphasis"><text:span text:style-name="T716">/ undermined</text:span></text:span></text:p>
            <text:p text:style-name="P253"><text:span text:style-name="Strong_20_Emphasis"><text:span text:style-name="T716">to undercut/ </text:span></text:span><text:span text:style-name="Strong_20_Emphasis"><text:span text:style-name="T677">undermine</text:span></text:span></text:p>
            <text:p text:style-name="P253"><text:span text:style-name="Strong_20_Emphasis"><text:span text:style-name="T755">dig</text:span></text:span><text:span text:style-name="Strong_20_Emphasis"><text:span text:style-name="T759">/</text:span></text:span><text:span text:style-name="Strong_20_Emphasis"><text:span text:style-name="T758"> </text:span></text:span><text:span text:style-name="Strong_20_Emphasis"><text:span text:style-name="T759">dig up</text:span></text:span></text:p>
            <text:p text:style-name="P253"><text:span text:style-name="Strong_20_Emphasis"><text:span text:style-name="T677">dig</text:span></text:span><text:span text:style-name="Strong_20_Emphasis"><text:span text:style-name="T678">/</text:span></text:span><text:span text:style-name="Strong_20_Emphasis"><text:span text:style-name="T698"> </text:span></text:span><text:span text:style-name="Strong_20_Emphasis"><text:span text:style-name="T1466">excava</text:span></text:span><text:span text:style-name="Strong_20_Emphasis"><text:span text:style-name="T678">te</text:span></text:span></text:p>
            <text:p text:style-name="P253"><text:span text:style-name="Strong_20_Emphasis"><text:span text:style-name="T716">to </text:span></text:span><text:span text:style-name="Strong_20_Emphasis"><text:span text:style-name="T677">nail</text:span></text:span></text:p>
            <text:p text:style-name="P253"><text:span text:style-name="Strong_20_Emphasis"><text:span text:style-name="T677">nail</text:span></text:span></text:p>
            <text:p text:style-name="P253"><text:span text:style-name="Strong_20_Emphasis"><text:span text:style-name="T677">Ready</text:span></text:span></text:p>
            <text:p text:style-name="P324"><text:span text:style-name="Strong_20_Emphasis"><text:span text:style-name="T678">to ready/ arrange</text:span></text:span><text:span text:style-name="Strong_20_Emphasis"><text:span text:style-name="T716">/ prepare</text:span></text:span></text:p>
            <text:p text:style-name="P324"><text:span text:style-name="Strong_20_Emphasis"><text:span text:style-name="T677">to whip</text:span></text:span></text:p>
            <text:p text:style-name="P253"><text:soft-page-break/><text:span text:style-name="Strong_20_Emphasis"><text:span text:style-name="T1464">Cit</text:span></text:span><text:span text:style-name="Strong_20_Emphasis"><text:span text:style-name="T677">ing the back </text:span></text:span><text:span text:style-name="Strong_20_Emphasis"><text:span text:style-name="T1464">nego</text:span></text:span><text:span text:style-name="Strong_20_Emphasis"><text:span text:style-name="T677">t</text:span></text:span><text:span text:style-name="Strong_20_Emphasis"><text:span text:style-name="T1464">ia</text:span></text:span><text:span text:style-name="Strong_20_Emphasis"><text:span text:style-name="T677">t</text:span></text:span><text:span text:style-name="Strong_20_Emphasis"><text:span text:style-name="T1464">ion</text:span></text:span><text:span text:style-name="Strong_20_Emphasis"><text:span text:style-name="T677"> and </text:span></text:span></text:p>
            <text:p text:style-name="P253"><text:span text:style-name="Strong_20_Emphasis"><text:span text:style-name="T677">arm </text:span></text:span><text:span text:style-name="Strong_20_Emphasis"><text:span text:style-name="T755">twist </text:span></text:span></text:p>
            <text:p text:style-name="P253"><text:span text:style-name="Strong_20_Emphasis"><text:span text:style-name="T755">used </text:span></text:span><text:span text:style-name="Strong_20_Emphasis"><text:span text:style-name="T677">by Abraham Lincoln, </text:span></text:span></text:p>
            <text:p text:style-name="P253"><text:span text:style-name="Strong_20_Emphasis"><text:span text:style-name="T677">he </text:span></text:span><text:span text:style-name="Strong_20_Emphasis"><text:span text:style-name="T1464">refle</text:span></text:span><text:span text:style-name="Strong_20_Emphasis"><text:span text:style-name="T677">cted on the </text:span></text:span><text:span text:style-name="Strong_20_Emphasis"><text:span text:style-name="T1464">need</text:span></text:span><text:span text:style-name="Strong_20_Emphasis"><text:span text:style-name="T677"> to have </text:span></text:span></text:p>
            <text:p text:style-name="P253"><text:span text:style-name="Strong_20_Emphasis"><text:span text:style-name="T677">"a both </text:span></text:span><text:span text:style-name="Strong_20_Emphasis"><text:span text:style-name="T1464">public</text:span></text:span><text:span text:style-name="Strong_20_Emphasis"><text:span text:style-name="T677"> and </text:span></text:span><text:span text:style-name="Strong_20_Emphasis"><text:span text:style-name="T1464">priva</text:span></text:span><text:span text:style-name="Strong_20_Emphasis"><text:span text:style-name="T677">te position" </text:span></text:span></text:p>
            <text:p text:style-name="P253"><text:span text:style-name="Strong_20_Emphasis"><text:span text:style-name="T677">on </text:span></text:span><text:span text:style-name="Strong_20_Emphasis"><text:span text:style-name="T1464">politica</text:span></text:span><text:span text:style-name="Strong_20_Emphasis"><text:span text:style-name="T677">lly </text:span></text:span><text:span text:style-name="Strong_20_Emphasis"><text:span text:style-name="T1464">conten</text:span></text:span><text:span text:style-name="Strong_20_Emphasis"><text:span text:style-name="T677">t</text:span></text:span><text:span text:style-name="Strong_20_Emphasis"><text:span text:style-name="T1464">io</text:span></text:span><text:span text:style-name="Strong_20_Emphasis"><text:span text:style-name="T677">us is</text:span></text:span><text:span text:style-name="Strong_20_Emphasis"><text:span text:style-name="T1464">su</text:span></text:span><text:span text:style-name="Strong_20_Emphasis"><text:span text:style-name="T677">es.</text:span></text:span></text:p>
            <text:p text:style-name="P253"><text:span text:style-name="Strong_20_Emphasis"><text:span text:style-name="T1466">c</text:span></text:span><text:span text:style-name="Strong_20_Emphasis"><text:span text:style-name="T678">r</text:span></text:span><text:span text:style-name="Strong_20_Emphasis"><text:span text:style-name="T1466">a</text:span></text:span><text:span text:style-name="Strong_20_Emphasis"><text:span text:style-name="T678">sh/ clash/ hit</text:span></text:span></text:p>
            <text:p text:style-name="P253"><text:span text:style-name="Strong_20_Emphasis"><text:span text:style-name="T1464">pa</text:span></text:span><text:span text:style-name="Strong_20_Emphasis"><text:span text:style-name="T677">ste</text:span></text:span><text:span text:style-name="Strong_20_Emphasis"><text:span text:style-name="T678">/</text:span></text:span><text:span text:style-name="Strong_20_Emphasis"><text:span text:style-name="T698"> </text:span></text:span><text:span text:style-name="Strong_20_Emphasis"><text:span text:style-name="T678">stick/ strike</text:span></text:span></text:p>
            <text:p text:style-name="P253"><text:span text:style-name="Strong_20_Emphasis"><text:span text:style-name="T677">run</text:span></text:span></text:p>
            <text:p text:style-name="P253"><text:span text:style-name="Strong_20_Emphasis"><text:span text:style-name="T678">leash</text:span></text:span></text:p>
            <text:p text:style-name="P253"><text:span text:style-name="Strong_20_Emphasis"><text:span text:style-name="T677">jail</text:span></text:span></text:p>
            <text:p text:style-name="P253"><text:span text:style-name="Strong_20_Emphasis"><text:span text:style-name="T677">wealth</text:span></text:span><text:span text:style-name="Strong_20_Emphasis"><text:span text:style-name="T699">/ </text:span></text:span><text:span text:style-name="Strong_20_Emphasis"><text:span text:style-name="T1467">ri</text:span></text:span><text:span text:style-name="Strong_20_Emphasis"><text:span text:style-name="T699">chn</text:span></text:span><text:span text:style-name="Strong_20_Emphasis"><text:span text:style-name="T1467">e</text:span></text:span><text:span text:style-name="Strong_20_Emphasis"><text:span text:style-name="T699">ss</text:span></text:span></text:p>
            <text:p text:style-name="P253"><text:span text:style-name="Strong_20_Emphasis"><text:span text:style-name="T1464">i</text:span></text:span><text:span text:style-name="Strong_20_Emphasis"><text:span text:style-name="T677">c</text:span></text:span><text:span text:style-name="Strong_20_Emphasis"><text:span text:style-name="T1464">e</text:span></text:span></text:p>
            <text:p text:style-name="P253"><text:span text:style-name="Strong_20_Emphasis"><text:span text:style-name="T677">accommodate</text:span></text:span><text:span text:style-name="Strong_20_Emphasis"><text:span text:style-name="T699">/ </text:span></text:span><text:span text:style-name="Strong_20_Emphasis"><text:span text:style-name="T717">gbt</text:span></text:span><text:span text:style-name="Strong_20_Emphasis"><text:span text:style-name="T718">tz</text:span></text:span><text:span text:style-name="Strong_20_Emphasis"><text:span text:style-name="T699">evict</text:span></text:span></text:p>
            <text:p text:style-name="P253"><text:span text:style-name="Strong_20_Emphasis"><text:span text:style-name="T677">stake</text:span></text:span></text:p>
            <text:p text:style-name="P253"><text:span text:style-name="Strong_20_Emphasis"><text:span text:style-name="T677">dry off</text:span></text:span></text:p>
            <text:p text:style-name="P253"><text:span text:style-name="Strong_20_Emphasis"><text:span text:style-name="T679">secure/ </text:span></text:span><text:span text:style-name="Strong_20_Emphasis"><text:span text:style-name="T677">hold</text:span></text:span></text:p>
            <text:p text:style-name="P254"><text:span text:style-name="Strong_20_Emphasis"><text:span text:style-name="T679">alienate/ move away</text:span></text:span></text:p>
            <text:p text:style-name="P253"><text:span text:style-name="Strong_20_Emphasis"><text:span text:style-name="T677">far</text:span></text:span></text:p>
            <text:p text:style-name="P253"><text:span text:style-name="Strong_20_Emphasis"><text:span text:style-name="T677">to refuse</text:span></text:span><text:span text:style-name="Strong_20_Emphasis"><text:span text:style-name="T678"> /</text:span></text:span><text:span text:style-name="Strong_20_Emphasis"><text:span text:style-name="T1466">rej</text:span></text:span><text:span text:style-name="Strong_20_Emphasis"><text:span text:style-name="T678">ect</text:span></text:span></text:p>
            <text:p text:style-name="P253"><text:span text:style-name="Strong_20_Emphasis"><text:span text:style-name="T1466">Filtra</text:span></text:span><text:span text:style-name="Strong_20_Emphasis"><text:span text:style-name="T678">tion/ Leakage</text:span></text:span></text:p>
            <text:p text:style-name="P253"><text:span text:style-name="Strong_20_Emphasis"><text:span text:style-name="T677">The escape</text:span></text:span><text:span text:style-name="Strong_20_Emphasis"><text:span text:style-name="T678">/ leak</text:span></text:span><text:span text:style-name="Strong_20_Emphasis"><text:span text:style-name="T720"> </text:span></text:span></text:p>
            <text:p text:style-name="P253"><text:span text:style-name="Strong_20_Emphasis"><text:span text:style-name="T677">lobbying</text:span></text:span></text:p>
            <text:p text:style-name="P253"><text:span text:style-name="Strong_20_Emphasis"><text:span text:style-name="T677">lobby</text:span></text:span></text:p>
            <text:p text:style-name="P253"><text:span text:style-name="Strong_20_Emphasis"><text:span text:style-name="T677">cabala</text:span></text:span><text:span text:style-name="Strong_20_Emphasis"><text:span text:style-name="T699">/ (dt. Intrige) </text:span></text:span></text:p>
            <text:p text:style-name="P253"><text:span text:style-name="Strong_20_Emphasis"><text:span text:style-name="T677">Ties</text:span></text:span><text:span text:style-name="Strong_20_Emphasis"><text:span text:style-name="T699">/ (</text:span></text:span><text:span text:style-name="Strong_20_Emphasis"><text:span text:style-name="T1467">Las</text:span></text:span><text:span text:style-name="Strong_20_Emphasis"><text:span text:style-name="T699">s</text:span></text:span><text:span text:style-name="Strong_20_Emphasis"><text:span text:style-name="T1467">o</text:span></text:span><text:span text:style-name="Strong_20_Emphasis"><text:span text:style-name="T699">)</text:span></text:span></text:p>
            <text:p text:style-name="P253"><text:span text:style-name="Strong_20_Emphasis"><text:span text:style-name="T677">rich</text:span></text:span></text:p>
            <text:p text:style-name="P253"><text:span text:style-name="Strong_20_Emphasis"><text:span text:style-name="T1464">preju</text:span></text:span><text:span text:style-name="Strong_20_Emphasis"><text:span text:style-name="T677">dice</text:span></text:span></text:p>
            <text:p text:style-name="P253"><text:span text:style-name="Strong_20_Emphasis"><text:span text:style-name="T677">undo</text:span></text:span></text:p>
            <text:p text:style-name="P253"><text:span text:style-name="Strong_20_Emphasis"><text:span text:style-name="T1464">onero</text:span></text:span><text:span text:style-name="Strong_20_Emphasis"><text:span text:style-name="T677">us</text:span></text:span></text:p>
            <text:p text:style-name="P253"><text:span text:style-name="Strong_20_Emphasis"><text:span text:style-name="T677">add</text:span></text:span><text:span text:style-name="Strong_20_Emphasis"><text:span text:style-name="T679">/ </text:span></text:span><text:span text:style-name="Strong_20_Emphasis"><text:span text:style-name="T1468">ag</text:span></text:span><text:span text:style-name="Strong_20_Emphasis"><text:span text:style-name="T679">g</text:span></text:span><text:span text:style-name="Strong_20_Emphasis"><text:span text:style-name="T1468">rega</text:span></text:span><text:span text:style-name="Strong_20_Emphasis"><text:span text:style-name="T679">te</text:span></text:span></text:p>
            <text:p text:style-name="P253"><text:span text:style-name="Strong_20_Emphasis"><text:span text:style-name="T677">wisdom</text:span></text:span></text:p>
            <text:p text:style-name="P254"><text:span text:style-name="Strong_20_Emphasis"><text:span text:style-name="T677">And I think there's a lot </text:span></text:span></text:p>
            <text:p text:style-name="P254"><text:span text:style-name="Strong_20_Emphasis"><text:span text:style-name="T677">that could have been a</text:span></text:span><text:span text:style-name="Strong_20_Emphasis"><text:span text:style-name="T1464">v</text:span></text:span><text:span text:style-name="Strong_20_Emphasis"><text:span text:style-name="T677">o</text:span></text:span><text:span text:style-name="Strong_20_Emphasis"><text:span text:style-name="T1464">i</text:span></text:span><text:span text:style-name="Strong_20_Emphasis"><text:span text:style-name="T677">ded </text:span></text:span></text:p>
            <text:p text:style-name="P254"><text:span text:style-name="Strong_20_Emphasis"><text:span text:style-name="T677">in </text:span></text:span><text:span text:style-name="Strong_20_Emphasis"><text:span text:style-name="T1464">term</text:span></text:span><text:span text:style-name="Strong_20_Emphasis"><text:span text:style-name="T677">s of </text:span></text:span><text:span text:style-name="Strong_20_Emphasis"><text:span text:style-name="T755">misunderstanding</text:span></text:span></text:p>
            <text:p text:style-name="P253"><text:span text:style-name="Strong_20_Emphasis"><text:span text:style-name="T677">To praise</text:span></text:span></text:p>
            <text:p text:style-name="P253"><text:span text:style-name="Strong_20_Emphasis"><text:span text:style-name="T677">framework</text:span></text:span><text:span text:style-name="Strong_20_Emphasis"><text:span text:style-name="T679">/ frame</text:span></text:span></text:p>
            <text:p text:style-name="P253"><text:span text:style-name="Strong_20_Emphasis"><text:span text:style-name="T679">the f</text:span></text:span><text:span text:style-name="Strong_20_Emphasis"><text:span text:style-name="T677">ight</text:span></text:span></text:p>
            <text:p text:style-name="P253"><text:span text:style-name="Strong_20_Emphasis"><text:span text:style-name="T679">the </text:span></text:span><text:span text:style-name="Strong_20_Emphasis"><text:span text:style-name="T677">fight</text:span></text:span></text:p>
            <text:p text:style-name="P253"><text:span text:style-name="Strong_20_Emphasis"><text:span text:style-name="T679">the </text:span></text:span><text:span text:style-name="Strong_20_Emphasis"><text:span text:style-name="T677">quarrel</text:span></text:span></text:p>
            <text:p text:style-name="P253"><text:span text:style-name="Strong_20_Emphasis"><text:span text:style-name="T677">striking</text:span></text:span><text:span text:style-name="Strong_20_Emphasis"><text:span text:style-name="T679">/ eye-catching</text:span></text:span></text:p>
            <text:p text:style-name="P253"><text:span text:style-name="Strong_20_Emphasis"><text:span text:style-name="T677">A f</text:span></text:span><text:span text:style-name="Strong_20_Emphasis"><text:span text:style-name="T1464">lam</text:span></text:span><text:span text:style-name="Strong_20_Emphasis"><text:span text:style-name="T677">e</text:span></text:span></text:p>
            <text:p text:style-name="P253"><text:span text:style-name="Strong_20_Emphasis"><text:span text:style-name="T677">A call</text:span></text:span></text:p>
            <text:p text:style-name="P253"><text:span text:style-name="Strong_20_Emphasis"><text:span text:style-name="T677">Tinted</text:span></text:span><text:span text:style-name="Strong_20_Emphasis"><text:span text:style-name="T721"> (getönt)</text:span></text:span></text:p>
            <text:p text:style-name="P253"><text:span text:style-name="Strong_20_Emphasis"><text:span text:style-name="T679">tinge</text:span></text:span><text:span text:style-name="Strong_20_Emphasis"><text:span text:style-name="T699">/</text:span></text:span><text:span text:style-name="Strong_20_Emphasis"><text:span text:style-name="T679"> tint (Farbton)</text:span></text:span><text:span text:style-name="Strong_20_Emphasis"><text:span text:style-name="T699">/ nuance</text:span></text:span></text:p>
            <text:p text:style-name="P253"><text:span text:style-name="Strong_20_Emphasis"><text:span text:style-name="T677">average</text:span></text:span></text:p>
            <text:p text:style-name="P253"><text:span text:style-name="Strong_20_Emphasis"><text:span text:style-name="T677">Rigged</text:span></text:span><text:span text:style-name="Strong_20_Emphasis"><text:span text:style-name="T699">/ put-up/ (dt. manipuliert)</text:span></text:span></text:p>
            <text:p text:style-name="P254"><text:span text:style-name="Strong_20_Emphasis"><text:span text:style-name="T679">skill</text:span></text:span></text:p>
            <text:p text:style-name="P253"><text:span text:style-name="Strong_20_Emphasis"><text:span text:style-name="T677">cheat</text:span></text:span><text:span text:style-name="Strong_20_Emphasis"><text:span text:style-name="T699">/ deceive</text:span></text:span></text:p>
            <text:p text:style-name="P254"><text:span text:style-name="Strong_20_Emphasis"><text:span text:style-name="T677">I think if you get paid $ 225,000 </text:span></text:span></text:p>
            <text:p text:style-name="P325"><text:span text:style-name="Strong_20_Emphasis"><text:span text:style-name="T677">for a </text:span></text:span><text:span text:style-name="Strong_20_Emphasis"><text:span text:style-name="T755">speech</text:span></text:span><text:span text:style-name="Strong_20_Emphasis"><text:span text:style-name="T677">, </text:span></text:span></text:p>
            <text:p text:style-name="P325"><text:span text:style-name="Strong_20_Emphasis"><text:span text:style-name="T677">it </text:span></text:span><text:span text:style-name="Strong_20_Emphasis"><text:span text:style-name="T699">must</text:span></text:span><text:span text:style-name="Strong_20_Emphasis"><text:span text:style-name="T677"> be a </text:span></text:span><text:span text:style-name="Strong_20_Emphasis"><text:span text:style-name="T1464">fantastic</text:span></text:span><text:span text:style-name="Strong_20_Emphasis"><text:span text:style-name="T677"> speech.</text:span></text:span></text:p>
            <text:p text:style-name="P254"><text:soft-page-break/><text:span text:style-name="Strong_20_Emphasis"><text:span text:style-name="T677">A </text:span></text:span><text:span text:style-name="Strong_20_Emphasis"><text:span text:style-name="T1464">brilliant</text:span></text:span><text:span text:style-name="Strong_20_Emphasis"><text:span text:style-name="T677"> speech that </text:span></text:span></text:p>
            <text:p text:style-name="P254"><text:span text:style-name="Strong_20_Emphasis"><text:span text:style-name="T677">I would like to </text:span></text:span><text:span text:style-name="Strong_20_Emphasis"><text:span text:style-name="T755">share</text:span></text:span><text:span text:style-name="Strong_20_Emphasis"><text:span text:style-name="T677"> with the American </text:span></text:span><text:span text:style-name="Strong_20_Emphasis"><text:span text:style-name="T1464">pe</text:span></text:span><text:span text:style-name="Strong_20_Emphasis"><text:span text:style-name="T677">o</text:span></text:span><text:span text:style-name="Strong_20_Emphasis"><text:span text:style-name="T1464">pl</text:span></text:span><text:span text:style-name="Strong_20_Emphasis"><text:span text:style-name="T677">e</text:span></text:span></text:p>
            <text:p text:style-name="P253"><text:span text:style-name="Strong_20_Emphasis"><text:span text:style-name="T1464">an</text:span></text:span><text:span text:style-name="Strong_20_Emphasis"><text:span text:style-name="T677">x</text:span></text:span><text:span text:style-name="Strong_20_Emphasis"><text:span text:style-name="T1464">io</text:span></text:span><text:span text:style-name="Strong_20_Emphasis"><text:span text:style-name="T677">u</text:span></text:span><text:span text:style-name="Strong_20_Emphasis"><text:span text:style-name="T1464">s</text:span></text:span></text:p>
            <text:p text:style-name="P253"><text:span text:style-name="Strong_20_Emphasis"><text:span text:style-name="T1464">rebel</text:span></text:span></text:p>
            <text:p text:style-name="P253"><text:span text:style-name="Strong_20_Emphasis"><text:span text:style-name="T677">near</text:span></text:span></text:p>
            <text:p text:style-name="P254"><text:span text:style-name="Strong_20_Emphasis"><text:span text:style-name="T677">No bank is too big to </text:span></text:span><text:span text:style-name="Strong_20_Emphasis"><text:span text:style-name="T1464">fail</text:span></text:span><text:span text:style-name="Strong_20_Emphasis"><text:span text:style-name="T677">, and </text:span></text:span></text:p>
            <text:p text:style-name="P254"><text:span text:style-name="Strong_20_Emphasis"><text:span text:style-name="T677">no </text:span></text:span><text:span text:style-name="Strong_20_Emphasis"><text:span text:style-name="T1464">e</text:span></text:span><text:span text:style-name="Strong_20_Emphasis"><text:span text:style-name="T677">x</text:span></text:span><text:span text:style-name="Strong_20_Emphasis"><text:span text:style-name="T1464">ecutiv</text:span></text:span><text:span text:style-name="Strong_20_Emphasis"><text:span text:style-name="T677">e is too </text:span></text:span><text:span text:style-name="Strong_20_Emphasis"><text:span text:style-name="T755">powerful</text:span></text:span><text:span text:style-name="Strong_20_Emphasis"><text:span text:style-name="T677"> </text:span></text:span></text:p>
            <text:p text:style-name="P254"><text:span text:style-name="Strong_20_Emphasis"><text:span text:style-name="T677">to </text:span></text:span><text:span text:style-name="Strong_20_Emphasis"><text:span text:style-name="T755">imprison</text:span></text:span></text:p>
            <text:p text:style-name="P254"><text:span text:style-name="Strong_20_Emphasis"><text:span text:style-name="T677">My dream is a common hemispheric market, </text:span></text:span></text:p>
            <text:p text:style-name="P254"><text:span text:style-name="Strong_20_Emphasis"><text:span text:style-name="T677">with open </text:span></text:span><text:span text:style-name="Strong_20_Emphasis"><text:span text:style-name="T755">borders</text:span></text:span><text:span text:style-name="Strong_20_Emphasis"><text:span text:style-name="T677">, </text:span></text:span></text:p>
            <text:p text:style-name="P254"><text:span text:style-name="Strong_20_Emphasis"><text:span text:style-name="T677">sometime in the </text:span></text:span><text:span text:style-name="Strong_20_Emphasis"><text:span text:style-name="T1464">futur</text:span></text:span><text:span text:style-name="Strong_20_Emphasis"><text:span text:style-name="T677">e</text:span></text:span></text:p>
            <text:p text:style-name="P254"><text:span text:style-name="Strong_20_Emphasis"><text:span text:style-name="T677">The people who know the i</text:span></text:span><text:span text:style-name="Strong_20_Emphasis"><text:span text:style-name="T1464">ndustry</text:span></text:span><text:span text:style-name="Strong_20_Emphasis"><text:span text:style-name="T677"> </text:span></text:span></text:p>
            <text:p text:style-name="P254"><text:span text:style-name="Strong_20_Emphasis"><text:span text:style-name="T677">better than </text:span></text:span><text:span text:style-name="Strong_20_Emphasis"><text:span text:style-name="T755">anyone else</text:span></text:span><text:span text:style-name="Strong_20_Emphasis"><text:span text:style-name="T677"> are the people </text:span></text:span></text:p>
            <text:p text:style-name="P254"><text:span text:style-name="Strong_20_Emphasis"><text:span text:style-name="T677">who work in the</text:span></text:span><text:span text:style-name="Strong_20_Emphasis"><text:span text:style-name="T679"> </text:span></text:span><text:span text:style-name="Strong_20_Emphasis"><text:span text:style-name="T1464">industry</text:span></text:span></text:p>
            <text:p text:style-name="P254"><text:span text:style-name="Strong_20_Emphasis"><text:span text:style-name="T755">Half</text:span></text:span><text:span text:style-name="Strong_20_Emphasis"><text:span text:style-name="T677"> of all </text:span></text:span><text:span text:style-name="Strong_20_Emphasis"><text:span text:style-name="T1464">regist</text:span></text:span><text:span text:style-name="Strong_20_Emphasis"><text:span text:style-name="T677">ered </text:span></text:span><text:span text:style-name="Strong_20_Emphasis"><text:span text:style-name="T1464">vot</text:span></text:span><text:span text:style-name="Strong_20_Emphasis"><text:span text:style-name="T677">ers </text:span></text:span></text:p>
            <text:p text:style-name="P254"><text:span text:style-name="Strong_20_Emphasis"><text:span text:style-name="T677">said they were </text:span></text:span><text:span text:style-name="Strong_20_Emphasis"><text:span text:style-name="T755">annoyed</text:span></text:span><text:span text:style-name="Strong_20_Emphasis"><text:span text:style-name="T677"> "a lot" </text:span></text:span></text:p>
            <text:p text:style-name="P254"><text:span text:style-name="Strong_20_Emphasis"><text:span text:style-name="T677">that would have given </text:span></text:span><text:span text:style-name="Strong_20_Emphasis"><text:span text:style-name="T1464">numero</text:span></text:span><text:span text:style-name="Strong_20_Emphasis"><text:span text:style-name="T677">u</text:span></text:span><text:span text:style-name="Strong_20_Emphasis"><text:span text:style-name="T1464">s</text:span></text:span><text:span text:style-name="Strong_20_Emphasis"><text:span text:style-name="T677"> </text:span></text:span><text:span text:style-name="Strong_20_Emphasis"><text:span text:style-name="T1464">pa</text:span></text:span><text:span text:style-name="Strong_20_Emphasis"><text:span text:style-name="T677">i</text:span></text:span><text:span text:style-name="Strong_20_Emphasis"><text:span text:style-name="T1464">d</text:span></text:span><text:span text:style-name="Strong_20_Emphasis"><text:span text:style-name="T677"> </text:span></text:span><text:span text:style-name="Strong_20_Emphasis"><text:span text:style-name="T755">speeches</text:span></text:span></text:p>
            <text:p text:style-name="P254"><text:span text:style-name="Strong_20_Emphasis"><text:span text:style-name="T677">Was asked in an </text:span></text:span><text:span text:style-name="Strong_20_Emphasis"><text:span text:style-name="T755">interview</text:span></text:span><text:span text:style-name="Strong_20_Emphasis"><text:span text:style-name="T677"> that month </text:span></text:span></text:p>
            <text:p text:style-name="P254"><text:span text:style-name="Strong_20_Emphasis"><text:span text:style-name="T677">if the </text:span></text:span><text:span text:style-name="Strong_20_Emphasis"><text:span text:style-name="T1464">practic</text:span></text:span><text:span text:style-name="Strong_20_Emphasis"><text:span text:style-name="T677">e was self-</text:span></text:span><text:span text:style-name="Strong_20_Emphasis"><text:span text:style-name="T1464">destructiv</text:span></text:span><text:span text:style-name="Strong_20_Emphasis"><text:span text:style-name="T677">e, </text:span></text:span></text:p>
            <text:p text:style-name="P254"><text:span text:style-name="Strong_20_Emphasis"><text:span text:style-name="T677">given the </text:span></text:span><text:span text:style-name="Strong_20_Emphasis"><text:span text:style-name="T755">anger</text:span></text:span><text:span text:style-name="Strong_20_Emphasis"><text:span text:style-name="T677"> over </text:span></text:span><text:span text:style-name="Strong_20_Emphasis"><text:span text:style-name="T755">income</text:span></text:span><text:span text:style-name="Strong_20_Emphasis"><text:span text:style-name="T677"> ineq</text:span></text:span><text:span text:style-name="Strong_20_Emphasis"><text:span text:style-name="T1464">ual</text:span></text:span><text:span text:style-name="Strong_20_Emphasis"><text:span text:style-name="T677">ity</text:span></text:span></text:p>
            <text:p text:style-name="P327"><text:bookmark text:name="result_box264"/><text:span text:style-name="Strong_20_Emphasis"><text:span text:style-name="T677">It has </text:span></text:span><text:span text:style-name="Strong_20_Emphasis"><text:span text:style-name="T755">ships</text:span></text:span><text:span text:style-name="Strong_20_Emphasis"><text:span text:style-name="T677"> and </text:span></text:span><text:span text:style-name="Strong_20_Emphasis"><text:span text:style-name="T1464">submarin</text:span></text:span><text:span text:style-name="Strong_20_Emphasis"><text:span text:style-name="T677">es, men and women </text:span></text:span></text:p>
            <text:p text:style-name="P327"><text:span text:style-name="Strong_20_Emphasis"><text:span text:style-name="T677">who </text:span></text:span><text:span text:style-name="Strong_20_Emphasis"><text:span text:style-name="T755">sail</text:span></text:span><text:span text:style-name="Strong_20_Emphasis"><text:span text:style-name="T677"> in the </text:span></text:span><text:span text:style-name="Strong_20_Emphasis"><text:span text:style-name="T755">waters</text:span></text:span><text:span text:style-name="Strong_20_Emphasis"><text:span text:style-name="T677"> of the </text:span></text:span><text:span text:style-name="Strong_20_Emphasis"><text:span text:style-name="T1464">Pacific</text:span></text:span></text:p>
            <text:p text:style-name="P256"><text:span text:style-name="Strong_20_Emphasis"><text:span text:style-name="T677">This was the </text:span></text:span><text:span text:style-name="Strong_20_Emphasis"><text:span text:style-name="T1464">unit</text:span></text:span><text:span text:style-name="Strong_20_Emphasis"><text:span text:style-name="T677"> </text:span></text:span></text:p>
            <text:p text:style-name="P256"><text:span text:style-name="Strong_20_Emphasis"><text:span text:style-name="T677">that </text:span></text:span><text:span text:style-name="Strong_20_Emphasis"><text:span text:style-name="T1464">com</text:span></text:span><text:span text:style-name="Strong_20_Emphasis"><text:span text:style-name="T677">m</text:span></text:span><text:span text:style-name="Strong_20_Emphasis"><text:span text:style-name="T1464">and</text:span></text:span><text:span text:style-name="Strong_20_Emphasis"><text:span text:style-name="T677">ed </text:span></text:span><text:span text:style-name="Strong_20_Emphasis"><text:span text:style-name="T1464">opera</text:span></text:span><text:span text:style-name="Strong_20_Emphasis"><text:span text:style-name="T677">t</text:span></text:span><text:span text:style-name="Strong_20_Emphasis"><text:span text:style-name="T1464">ion</text:span></text:span><text:span text:style-name="Strong_20_Emphasis"><text:span text:style-name="T677">s </text:span></text:span></text:p>
            <text:p text:style-name="P256"><text:span text:style-name="Strong_20_Emphasis"><text:span text:style-name="T677">in the Korean War and </text:span></text:span></text:p>
            <text:p text:style-name="P256"><text:span text:style-name="Strong_20_Emphasis"><text:span text:style-name="T677">who first </text:span></text:span><text:span text:style-name="Strong_20_Emphasis"><text:span text:style-name="T776">turned up</text:span></text:span><text:span text:style-name="Strong_20_Emphasis"><text:span text:style-name="T677"> </text:span></text:span><text:span text:style-name="Strong_20_Emphasis"><text:span text:style-name="T725">at</text:span></text:span><text:span text:style-name="Strong_20_Emphasis"><text:span text:style-name="T677"> the Persian Gulf </text:span></text:span></text:p>
            <text:p text:style-name="P256"><text:span text:style-name="Strong_20_Emphasis"><text:span text:style-name="T677">when the United States </text:span></text:span><text:span text:style-name="Strong_20_Emphasis"><text:span text:style-name="T1464">at</text:span></text:span><text:span text:style-name="Strong_20_Emphasis"><text:span text:style-name="T677">t</text:span></text:span><text:span text:style-name="Strong_20_Emphasis"><text:span text:style-name="T1464">ac</text:span></text:span><text:span text:style-name="Strong_20_Emphasis"><text:span text:style-name="T677">ked Iraq</text:span></text:span></text:p>
            <text:p text:style-name="P256"><text:span text:style-name="Strong_20_Emphasis"><text:span text:style-name="T1464">Orde</text:span></text:span><text:span text:style-name="Strong_20_Emphasis"><text:span text:style-name="T677">red on Monday </text:span></text:span></text:p>
            <text:p text:style-name="P256"><text:span text:style-name="Strong_20_Emphasis"><text:span text:style-name="T677">the </text:span></text:span><text:span text:style-name="Strong_20_Emphasis"><text:span text:style-name="T1464">suspension</text:span></text:span><text:span text:style-name="Strong_20_Emphasis"><text:span text:style-name="T677"> of all its operations and </text:span></text:span></text:p>
            <text:p text:style-name="P256"><text:span text:style-name="Strong_20_Emphasis"><text:span text:style-name="T677">ordered to </text:span></text:span><text:span text:style-name="Strong_20_Emphasis"><text:span text:style-name="T726">stop</text:span></text:span><text:span text:style-name="Strong_20_Emphasis"><text:span text:style-name="T1480"> </text:span></text:span><text:span text:style-name="Strong_20_Emphasis"><text:span text:style-name="T677">its </text:span></text:span><text:span text:style-name="Strong_20_Emphasis"><text:span text:style-name="T1464">teams </text:span></text:span><text:span text:style-name="Strong_20_Emphasis"><text:span text:style-name="T677">around the world</text:span></text:span></text:p>
            <text:p text:style-name="P256"><text:span text:style-name="Strong_20_Emphasis"><text:span text:style-name="T677">For one day, </text:span></text:span></text:p>
            <text:p text:style-name="P256"><text:span text:style-name="Strong_20_Emphasis"><text:span text:style-name="T677">the world's most powerful </text:span></text:span><text:span text:style-name="Strong_20_Emphasis"><text:span text:style-name="T755">navy</text:span></text:span><text:span text:style-name="Strong_20_Emphasis"><text:span text:style-name="T677"> </text:span></text:span></text:p>
            <text:p text:style-name="P256"><text:span text:style-name="Strong_20_Emphasis"><text:span text:style-name="T677">stopped working</text:span></text:span></text:p>
            <text:p text:style-name="P256"><text:span text:style-name="Strong_20_Emphasis"><text:span text:style-name="T677">It was the first time </text:span></text:span></text:p>
            <text:p text:style-name="P256"><text:span text:style-name="Strong_20_Emphasis"><text:span text:style-name="T755">since before</text:span></text:span><text:span text:style-name="Strong_20_Emphasis"><text:span text:style-name="T677"> World War II </text:span></text:span></text:p>
            <text:p text:style-name="P256"><text:span text:style-name="Strong_20_Emphasis"><text:span text:style-name="T677">that something like that </text:span></text:span><text:span text:style-name="Strong_20_Emphasis"><text:span text:style-name="T755">happened</text:span></text:span><text:span text:style-name="Strong_20_Emphasis"><text:span text:style-name="T760">/ </text:span></text:span><text:span text:style-name="Strong_20_Emphasis"><text:span text:style-name="T1436">oc</text:span></text:span><text:span text:style-name="Strong_20_Emphasis"><text:span text:style-name="T760">c</text:span></text:span><text:span text:style-name="Strong_20_Emphasis"><text:span text:style-name="T1436">ur</text:span></text:span><text:span text:style-name="Strong_20_Emphasis"><text:span text:style-name="T760">ed</text:span></text:span><text:span text:style-name="Strong_20_Emphasis"><text:span text:style-name="T677">.</text:span></text:span></text:p>
            <text:p text:style-name="P255"><text:span text:style-name="Strong_20_Emphasis"><text:span text:style-name="T677">Four so far this year</text:span></text:span></text:p>
            <text:p text:style-name="P256"><text:span text:style-name="Strong_20_Emphasis"><text:span text:style-name="T1464">D</text:span></text:span><text:span text:style-name="Strong_20_Emphasis"><text:span text:style-name="T677">i</text:span></text:span><text:span text:style-name="Strong_20_Emphasis"><text:span text:style-name="T1464">sap</text:span></text:span><text:span text:style-name="Strong_20_Emphasis"><text:span text:style-name="T677">pe</text:span></text:span><text:span text:style-name="Strong_20_Emphasis"><text:span text:style-name="T1464">are</text:span></text:span><text:span text:style-name="Strong_20_Emphasis"><text:span text:style-name="T677">d 10 crew</text:span></text:span><text:span text:style-name="Strong_20_Emphasis"><text:span text:style-name="T727">men</text:span></text:span><text:span text:style-name="Strong_20_Emphasis"><text:span text:style-name="T677"> of </text:span></text:span></text:p>
            <text:p text:style-name="P256"><text:span text:style-name="Strong_20_Emphasis"><text:span text:style-name="T677">a </text:span></text:span><text:span text:style-name="Strong_20_Emphasis"><text:span text:style-name="T1464">mis</text:span></text:span><text:span text:style-name="Strong_20_Emphasis"><text:span text:style-name="T677">s</text:span></text:span><text:span text:style-name="Strong_20_Emphasis"><text:span text:style-name="T1464">ile</text:span></text:span><text:span text:style-name="Strong_20_Emphasis"><text:span text:style-name="T677"> </text:span></text:span><text:span text:style-name="Strong_20_Emphasis"><text:span text:style-name="T1464">destr</text:span></text:span><text:span text:style-name="Strong_20_Emphasis"><text:span text:style-name="T677">oyer </text:span></text:span></text:p>
            <text:p text:style-name="P256"><text:span text:style-name="Strong_20_Emphasis"><text:span text:style-name="T677">that </text:span></text:span><text:span text:style-name="Strong_20_Emphasis"><text:span text:style-name="T1464">col</text:span></text:span><text:span text:style-name="Strong_20_Emphasis"><text:span text:style-name="T677">l</text:span></text:span><text:span text:style-name="Strong_20_Emphasis"><text:span text:style-name="T1464">i</text:span></text:span><text:span text:style-name="Strong_20_Emphasis"><text:span text:style-name="T677">ded with an </text:span></text:span><text:span text:style-name="Strong_20_Emphasis"><text:span text:style-name="T755">oil tanker</text:span></text:span></text:p>
            <text:p text:style-name="P256"><text:span text:style-name="Strong_20_Emphasis"><text:span text:style-name="T677">A </text:span></text:span><text:span text:style-name="Strong_20_Emphasis"><text:span text:style-name="T1464">reno</text:span></text:span><text:span text:style-name="Strong_20_Emphasis"><text:span text:style-name="T677">wned </text:span></text:span><text:span text:style-name="Strong_20_Emphasis"><text:span text:style-name="T1464">militar</text:span></text:span><text:span text:style-name="Strong_20_Emphasis"><text:span text:style-name="T677">y man </text:span></text:span></text:p>
            <text:p text:style-name="P256"><text:span text:style-name="Strong_20_Emphasis"><text:span text:style-name="T677">who was </text:span></text:span><text:span text:style-name="Strong_20_Emphasis"><text:span text:style-name="T755">fired</text:span></text:span><text:span text:style-name="Strong_20_Emphasis"><text:span text:style-name="T677"> for "</text:span></text:span><text:span text:style-name="Strong_20_Emphasis"><text:span text:style-name="T755">lack</text:span></text:span><text:span text:style-name="Strong_20_Emphasis"><text:span text:style-name="T677"> of </text:span></text:span><text:span text:style-name="Strong_20_Emphasis"><text:span text:style-name="T1464">confi</text:span></text:span><text:span text:style-name="Strong_20_Emphasis"><text:span text:style-name="T677">dence"</text:span></text:span></text:p>
            <text:p text:style-name="P256"><text:span text:style-name="Strong_20_Emphasis"><text:span text:style-name="T755">Ensures</text:span></text:span><text:span text:style-name="Strong_20_Emphasis"><text:span text:style-name="T677"> that to understand </text:span></text:span></text:p>
            <text:p text:style-name="P256"><text:span text:style-name="Strong_20_Emphasis"><text:span text:style-name="T677">the dimension of these </text:span></text:span><text:span text:style-name="Strong_20_Emphasis"><text:span text:style-name="T1464">accident</text:span></text:span><text:span text:style-name="Strong_20_Emphasis"><text:span text:style-name="T677">s </text:span></text:span></text:p>
            <text:p text:style-name="P256"><text:span text:style-name="Strong_20_Emphasis"><text:span text:style-name="T677">is necessary to </text:span></text:span><text:span text:style-name="Strong_20_Emphasis"><text:span text:style-name="T755">understand</text:span></text:span><text:span text:style-name="Strong_20_Emphasis"><text:span text:style-name="T677"> the </text:span></text:span><text:span text:style-name="Strong_20_Emphasis"><text:span text:style-name="T1464">importanc</text:span></text:span><text:span text:style-name="Strong_20_Emphasis"><text:span text:style-name="T677">e </text:span></text:span></text:p>
            <text:p text:style-name="P256"><text:span text:style-name="Strong_20_Emphasis"><text:span text:style-name="T677">of this </text:span></text:span><text:span text:style-name="Strong_20_Emphasis"><text:span text:style-name="T1464">fl</text:span></text:span><text:span text:style-name="Strong_20_Emphasis"><text:span text:style-name="T677">ee</text:span></text:span><text:span text:style-name="Strong_20_Emphasis"><text:span text:style-name="T1464">t</text:span></text:span></text:p>
            <text:p text:style-name="P256"><text:span text:style-name="Strong_20_Emphasis"><text:span text:style-name="T755">After</text:span></text:span><text:span text:style-name="Strong_20_Emphasis"><text:span text:style-name="T677"> the </text:span></text:span><text:span text:style-name="Strong_20_Emphasis"><text:span text:style-name="T755">war</text:span></text:span><text:span text:style-name="Strong_20_Emphasis"><text:span text:style-name="T677"> </text:span></text:span></text:p>
            <text:p text:style-name="P256"><text:span text:style-name="Strong_20_Emphasis"><text:span text:style-name="T677">he </text:span></text:span><text:span text:style-name="Strong_20_Emphasis"><text:span text:style-name="T755">moved</text:span></text:span><text:span text:style-name="Strong_20_Emphasis"><text:span text:style-name="T677"> to China and then to Japan, </text:span></text:span></text:p>
            <text:p text:style-name="P256"><text:span text:style-name="Strong_20_Emphasis"><text:span text:style-name="T677">where he still </text:span></text:span><text:span text:style-name="Strong_20_Emphasis"><text:span text:style-name="T1464">ma</text:span></text:span><text:span text:style-name="Strong_20_Emphasis"><text:span text:style-name="T677">i</text:span></text:span><text:span text:style-name="Strong_20_Emphasis"><text:span text:style-name="T1464">nt</text:span></text:span><text:span text:style-name="Strong_20_Emphasis"><text:span text:style-name="T677">ai</text:span></text:span><text:span text:style-name="Strong_20_Emphasis"><text:span text:style-name="T1464">n</text:span></text:span><text:span text:style-name="Strong_20_Emphasis"><text:span text:style-name="T677">s his </text:span></text:span><text:span text:style-name="Strong_20_Emphasis"><text:span text:style-name="T755">headquarters</text:span></text:span></text:p>
            <text:p text:style-name="P256"><text:span text:style-name="Strong_20_Emphasis"><text:span text:style-name="T677">Other </text:span></text:span><text:span text:style-name="Strong_20_Emphasis"><text:span text:style-name="T1464">notable</text:span></text:span><text:span text:style-name="Strong_20_Emphasis"><text:span text:style-name="T677"> </text:span></text:span><text:span text:style-name="Strong_20_Emphasis"><text:span text:style-name="T1464">moment</text:span></text:span><text:span text:style-name="Strong_20_Emphasis"><text:span text:style-name="T677">s </text:span></text:span><text:span text:style-name="Strong_20_Emphasis"><text:span text:style-name="T755">occurred</text:span></text:span><text:span text:style-name="Strong_20_Emphasis"><text:span text:style-name="T677"> </text:span></text:span></text:p>
            <text:p text:style-name="P256"><text:span text:style-name="Strong_20_Emphasis"><text:span text:style-name="T1464">dur</text:span></text:span><text:span text:style-name="Strong_20_Emphasis"><text:span text:style-name="T677">ing the </text:span></text:span><text:span text:style-name="Strong_20_Emphasis"><text:span text:style-name="T1464">conflict</text:span></text:span><text:span text:style-name="Strong_20_Emphasis"><text:span text:style-name="T677">s </text:span></text:span><text:span text:style-name="Strong_20_Emphasis"><text:span text:style-name="T755">between</text:span></text:span><text:span text:style-name="Strong_20_Emphasis"><text:span text:style-name="T677"> the two Koreas</text:span></text:span></text:p>
            <text:p text:style-name="P255"><text:span text:style-name="Strong_20_Emphasis"><text:span text:style-name="T755">Vessels</text:span></text:span><text:span text:style-name="Strong_20_Emphasis"><text:span text:style-name="T677"> </text:span></text:span><text:span text:style-name="Strong_20_Emphasis"><text:span text:style-name="T1464">depl</text:span></text:span><text:span text:style-name="Strong_20_Emphasis"><text:span text:style-name="T677">oyed in </text:span></text:span><text:span text:style-name="Strong_20_Emphasis"><text:span text:style-name="T755">progress</text:span></text:span><text:span text:style-name="Strong_20_Emphasis"><text:span text:style-name="T677">: 52 (19%)</text:span></text:span></text:p>
            <text:p text:style-name="P256"><text:soft-page-break/><text:span text:style-name="Strong_20_Emphasis"><text:span text:style-name="T677">In fact, </text:span></text:span></text:p>
            <text:p text:style-name="P256"><text:span text:style-name="Strong_20_Emphasis"><text:span text:style-name="T677">one of the </text:span></text:span><text:span text:style-name="Strong_20_Emphasis"><text:span text:style-name="T755">main tasks</text:span></text:span><text:span text:style-name="Strong_20_Emphasis"><text:span text:style-name="T760">/ </text:span></text:span><text:span text:style-name="Strong_20_Emphasis"><text:span text:style-name="T1436">com</text:span></text:span><text:span text:style-name="Strong_20_Emphasis"><text:span text:style-name="T760">mi</text:span></text:span><text:span text:style-name="Strong_20_Emphasis"><text:span text:style-name="T1436">t</text:span></text:span><text:span text:style-name="Strong_20_Emphasis"><text:span text:style-name="T760">ments</text:span></text:span></text:p>
            <text:p text:style-name="P256"><text:span text:style-name="Strong_20_Emphasis"><text:span text:style-name="T677">was to </text:span></text:span><text:span text:style-name="Strong_20_Emphasis"><text:span text:style-name="T1464">opera</text:span></text:span><text:span text:style-name="Strong_20_Emphasis"><text:span text:style-name="T677">te in that </text:span></text:span><text:span text:style-name="Strong_20_Emphasis"><text:span text:style-name="T755">area</text:span></text:span><text:span text:style-name="Strong_20_Emphasis"><text:span text:style-name="T677"> </text:span></text:span></text:p>
            <text:p text:style-name="P256"><text:span text:style-name="Strong_20_Emphasis"><text:span text:style-name="T755">dur</text:span></text:span><text:span text:style-name="Strong_20_Emphasis"><text:span text:style-name="T677">ing the Gulf War</text:span></text:span></text:p>
            <text:p text:style-name="P256"><text:span text:style-name="Strong_20_Emphasis"><text:span text:style-name="T677">They were its </text:span></text:span><text:span text:style-name="Strong_20_Emphasis"><text:span text:style-name="T1464">memb</text:span></text:span><text:span text:style-name="Strong_20_Emphasis"><text:span text:style-name="T677">e</text:span></text:span><text:span text:style-name="Strong_20_Emphasis"><text:span text:style-name="T1464">r</text:span></text:span><text:span text:style-name="Strong_20_Emphasis"><text:span text:style-name="T677">s </text:span></text:span></text:p>
            <text:p text:style-name="P256"><text:span text:style-name="Strong_20_Emphasis"><text:span text:style-name="T677">who </text:span></text:span><text:span text:style-name="Strong_20_Emphasis"><text:span text:style-name="T755">mainly</text:span></text:span><text:span text:style-name="Strong_20_Emphasis"><text:span text:style-name="T677"> carried out </text:span></text:span></text:p>
            <text:p text:style-name="P256"><text:span text:style-name="Strong_20_Emphasis"><text:span text:style-name="T677">the Operation Storm of the Desert</text:span></text:span></text:p>
            <text:p text:style-name="P256"><text:span text:style-name="Strong_20_Emphasis"><text:span text:style-name="T677">A think tank </text:span></text:span><text:span text:style-name="Strong_20_Emphasis"><text:span text:style-name="T755">based</text:span></text:span><text:span text:style-name="Strong_20_Emphasis"><text:span text:style-name="T677"> in New York</text:span></text:span></text:p>
            <text:p text:style-name="P256"><text:span text:style-name="Strong_20_Emphasis"><text:span text:style-name="T677">The </text:span></text:span><text:span text:style-name="Strong_20_Emphasis"><text:span text:style-name="T1464">fl</text:span></text:span><text:span text:style-name="Strong_20_Emphasis"><text:span text:style-name="T677">ee</text:span></text:span><text:span text:style-name="Strong_20_Emphasis"><text:span text:style-name="T1464">t</text:span></text:span><text:span text:style-name="Strong_20_Emphasis"><text:span text:style-name="T677"> in its </text:span></text:span><text:span text:style-name="Strong_20_Emphasis"><text:span text:style-name="T755">own</text:span></text:span><text:span text:style-name="Strong_20_Emphasis"><text:span text:style-name="T677"> </text:span></text:span><text:span text:style-name="Strong_20_Emphasis"><text:span text:style-name="T1464">composi</text:span></text:span><text:span text:style-name="Strong_20_Emphasis"><text:span text:style-name="T677">t</text:span></text:span><text:span text:style-name="Strong_20_Emphasis"><text:span text:style-name="T1464">ion</text:span></text:span><text:span text:style-name="Strong_20_Emphasis"><text:span text:style-name="T677"> </text:span></text:span></text:p>
            <text:p text:style-name="P256"><text:span text:style-name="Strong_20_Emphasis"><text:span text:style-name="T677">as the largest </text:span></text:span></text:p>
            <text:p text:style-name="P256"><text:span text:style-name="Strong_20_Emphasis"><text:span text:style-name="T677">of the </text:span></text:span><text:span text:style-name="Strong_20_Emphasis"><text:span text:style-name="T1464">depl</text:span></text:span><text:span text:style-name="Strong_20_Emphasis"><text:span text:style-name="T677">oye</text:span></text:span><text:span text:style-name="Strong_20_Emphasis"><text:span text:style-name="T1464">d</text:span></text:span><text:span text:style-name="Strong_20_Emphasis"><text:span text:style-name="T677"> by the world </text:span></text:span></text:p>
            <text:p text:style-name="P256"><text:span text:style-name="Strong_20_Emphasis"><text:span text:style-name="T677">has </text:span></text:span><text:span text:style-name="Strong_20_Emphasis"><text:span text:style-name="T1464">project</text:span></text:span><text:span text:style-name="Strong_20_Emphasis"><text:span text:style-name="T677">ed </text:span></text:span><text:span text:style-name="Strong_20_Emphasis"><text:span text:style-name="T755">over</text:span></text:span><text:span text:style-name="Strong_20_Emphasis"><text:span text:style-name="T677"> the years </text:span></text:span></text:p>
            <text:p text:style-name="P256"><text:span text:style-name="Strong_20_Emphasis"><text:span text:style-name="T677">the power of the United States Navy</text:span></text:span></text:p>
            <text:p text:style-name="P256"><text:span text:style-name="Strong_20_Emphasis"><text:span text:style-name="T677">This </text:span></text:span><text:span text:style-name="Strong_20_Emphasis"><text:span text:style-name="T1464">fl</text:span></text:span><text:span text:style-name="Strong_20_Emphasis"><text:span text:style-name="T677">ee</text:span></text:span><text:span text:style-name="Strong_20_Emphasis"><text:span text:style-name="T1464">t</text:span></text:span><text:span text:style-name="Strong_20_Emphasis"><text:span text:style-name="T677">, which t</text:span></text:span><text:span text:style-name="Strong_20_Emphasis"><text:span text:style-name="T1464">o</text:span></text:span><text:span text:style-name="Strong_20_Emphasis"><text:span text:style-name="T677">da</text:span></text:span><text:span text:style-name="Strong_20_Emphasis"><text:span text:style-name="T1464">y</text:span></text:span><text:span text:style-name="Strong_20_Emphasis"><text:span text:style-name="T677"> </text:span></text:span></text:p>
            <text:p text:style-name="P256"><text:span text:style-name="Strong_20_Emphasis"><text:span text:style-name="T677">is </text:span></text:span><text:span text:style-name="Strong_20_Emphasis"><text:span text:style-name="T755">unfortunately</text:span></text:span><text:span text:style-name="Strong_20_Emphasis"><text:span text:style-name="T677"> being q</text:span></text:span><text:span text:style-name="Strong_20_Emphasis"><text:span text:style-name="T1464">uestion</text:span></text:span><text:span text:style-name="Strong_20_Emphasis"><text:span text:style-name="T677">ed, </text:span></text:span></text:p>
            <text:p text:style-name="P256"><text:span text:style-name="Strong_20_Emphasis"><text:span text:style-name="T677">was the </text:span></text:span><text:span text:style-name="Strong_20_Emphasis"><text:span text:style-name="T1464">insignia</text:span></text:span><text:span text:style-name="Strong_20_Emphasis"><text:span text:style-name="T677"> of our </text:span></text:span><text:span text:style-name="Strong_20_Emphasis"><text:span text:style-name="T755">Army</text:span></text:span></text:p>
            <text:p text:style-name="P256"><text:span text:style-name="Strong_20_Emphasis"><text:span text:style-name="T677">The </text:span></text:span><text:span text:style-name="Strong_20_Emphasis"><text:span text:style-name="T755">main</text:span></text:span><text:span text:style-name="Strong_20_Emphasis"><text:span text:style-name="T677"> </text:span></text:span><text:span text:style-name="Strong_20_Emphasis"><text:span text:style-name="T1464">function</text:span></text:span><text:span text:style-name="Strong_20_Emphasis"><text:span text:style-name="T677"> of this </text:span></text:span><text:span text:style-name="Strong_20_Emphasis"><text:span text:style-name="T1464">naval</text:span></text:span><text:span text:style-name="Strong_20_Emphasis"><text:span text:style-name="T677"> </text:span></text:span><text:span text:style-name="Strong_20_Emphasis"><text:span text:style-name="T1464">s</text:span></text:span><text:span text:style-name="Strong_20_Emphasis"><text:span text:style-name="T677">q</text:span></text:span><text:span text:style-name="Strong_20_Emphasis"><text:span text:style-name="T1464">uadron</text:span></text:span><text:span text:style-name="Strong_20_Emphasis"><text:span text:style-name="T677"> </text:span></text:span></text:p>
            <text:p text:style-name="P256"><text:span text:style-name="Strong_20_Emphasis"><text:span text:style-name="T755">over</text:span></text:span><text:span text:style-name="Strong_20_Emphasis"><text:span text:style-name="T677"> the </text:span></text:span><text:span text:style-name="Strong_20_Emphasis"><text:span text:style-name="T755">years</text:span></text:span><text:span text:style-name="Strong_20_Emphasis"><text:span text:style-name="T677"> has been </text:span></text:span></text:p>
            <text:p text:style-name="P256"><text:span text:style-name="Strong_20_Emphasis"><text:span text:style-name="T677">to </text:span></text:span><text:span text:style-name="Strong_20_Emphasis"><text:span text:style-name="T755">strengthen</text:span></text:span><text:span text:style-name="Strong_20_Emphasis"><text:span text:style-name="T677"> the </text:span></text:span><text:span text:style-name="Strong_20_Emphasis"><text:span text:style-name="T1464">geostrategic</text:span></text:span><text:span text:style-name="Strong_20_Emphasis"><text:span text:style-name="T677"> </text:span></text:span><text:span text:style-name="Strong_20_Emphasis"><text:span text:style-name="T1464">posi</text:span></text:span><text:span text:style-name="Strong_20_Emphasis"><text:span text:style-name="T677">t</text:span></text:span><text:span text:style-name="Strong_20_Emphasis"><text:span text:style-name="T1464">ion</text:span></text:span><text:span text:style-name="Strong_20_Emphasis"><text:span text:style-name="T677">ing</text:span></text:span></text:p>
            <text:p text:style-name="P256"><text:span text:style-name="Strong_20_Emphasis"><text:span text:style-name="T677">The </text:span></text:span><text:span text:style-name="Strong_20_Emphasis"><text:span text:style-name="T755">ships</text:span></text:span><text:span text:style-name="Strong_20_Emphasis"><text:span text:style-name="T677"> of this </text:span></text:span><text:span text:style-name="Strong_20_Emphasis"><text:span text:style-name="T1464">fl</text:span></text:span><text:span text:style-name="Strong_20_Emphasis"><text:span text:style-name="T677">ee</text:span></text:span><text:span text:style-name="Strong_20_Emphasis"><text:span text:style-name="T1464">t</text:span></text:span><text:span text:style-name="Strong_20_Emphasis"><text:span text:style-name="T677">, </text:span></text:span></text:p>
            <text:p text:style-name="P256"><text:span text:style-name="Strong_20_Emphasis"><text:span text:style-name="T677">many of great </text:span></text:span><text:span text:style-name="Strong_20_Emphasis"><text:span text:style-name="T755">draft</text:span></text:span><text:span text:style-name="Strong_20_Emphasis"><text:span text:style-name="T677"> have been able to </text:span></text:span><text:span text:style-name="Strong_20_Emphasis"><text:span text:style-name="T1464">co</text:span></text:span><text:span text:style-name="Strong_20_Emphasis"><text:span text:style-name="T677">llide</text:span></text:span></text:p>
            <text:p text:style-name="P256"><text:span text:style-name="Strong_20_Emphasis"><text:span text:style-name="T677">Since the </text:span></text:span><text:span text:style-name="Strong_20_Emphasis"><text:span text:style-name="T755">first</text:span></text:span><text:span text:style-name="Strong_20_Emphasis"><text:span text:style-name="T677"> </text:span></text:span><text:span text:style-name="Strong_20_Emphasis"><text:span text:style-name="T1464">accident</text:span></text:span><text:span text:style-name="Strong_20_Emphasis"><text:span text:style-name="T677"> </text:span></text:span></text:p>
            <text:p text:style-name="P256"><text:span text:style-name="Strong_20_Emphasis"><text:span text:style-name="T677">the </text:span></text:span><text:span text:style-name="Strong_20_Emphasis"><text:span text:style-name="T1464">t</text:span></text:span><text:span text:style-name="Strong_20_Emphasis"><text:span text:style-name="T677">h</text:span></text:span><text:span text:style-name="Strong_20_Emphasis"><text:span text:style-name="T1464">eori</text:span></text:span><text:span text:style-name="Strong_20_Emphasis"><text:span text:style-name="T677">es have been </text:span></text:span><text:span text:style-name="Strong_20_Emphasis"><text:span text:style-name="T755">unleashed</text:span></text:span><text:span text:style-name="Strong_20_Emphasis"><text:span text:style-name="T761">/ untied</text:span></text:span></text:p>
            <text:p text:style-name="P256"><text:span text:style-name="Strong_20_Emphasis"><text:span text:style-name="T677">It's too </text:span></text:span><text:span text:style-name="Strong_20_Emphasis"><text:span text:style-name="T755">early</text:span></text:span><text:span text:style-name="Strong_20_Emphasis"><text:span text:style-name="T677"> </text:span></text:span></text:p>
            <text:p text:style-name="P256"><text:span text:style-name="Strong_20_Emphasis"><text:span text:style-name="T677">to have an </text:span></text:span><text:span text:style-name="Strong_20_Emphasis"><text:span text:style-name="T755">answer</text:span></text:span><text:span text:style-name="Strong_20_Emphasis"><text:span text:style-name="T761">/ </text:span></text:span><text:span text:style-name="Strong_20_Emphasis"><text:span text:style-name="T1437">resp</text:span></text:span><text:span text:style-name="Strong_20_Emphasis"><text:span text:style-name="T761">on</text:span></text:span><text:span text:style-name="Strong_20_Emphasis"><text:span text:style-name="T1437">s</text:span></text:span><text:span text:style-name="Strong_20_Emphasis"><text:span text:style-name="T761">e</text:span></text:span><text:span text:style-name="Strong_20_Emphasis"><text:span text:style-name="T677">, </text:span></text:span></text:p>
            <text:p text:style-name="P256"><text:span text:style-name="Strong_20_Emphasis"><text:span text:style-name="T677">but he </text:span></text:span><text:span text:style-name="Strong_20_Emphasis"><text:span text:style-name="T701">en</text:span></text:span><text:span text:style-name="Strong_20_Emphasis"><text:span text:style-name="T1469">sur</text:span></text:span><text:span text:style-name="Strong_20_Emphasis"><text:span text:style-name="T701">e</text:span></text:span><text:span text:style-name="Strong_20_Emphasis"><text:span text:style-name="T677">s</text:span></text:span><text:span text:style-name="Strong_20_Emphasis"><text:span text:style-name="T701">/ (a. as/insures)</text:span></text:span><text:span text:style-name="Strong_20_Emphasis"><text:span text:style-name="T677"> he has a </text:span></text:span><text:span text:style-name="Strong_20_Emphasis"><text:span text:style-name="T1464">cert</text:span></text:span><text:span text:style-name="Strong_20_Emphasis"><text:span text:style-name="T677">ainty: </text:span></text:span></text:p>
            <text:p text:style-name="P256"><text:span text:style-name="Strong_20_Emphasis"><text:span text:style-name="T677">"It's not a </text:span></text:span><text:span text:style-name="Strong_20_Emphasis"><text:span text:style-name="T1464">coincidenc</text:span></text:span><text:span text:style-name="Strong_20_Emphasis"><text:span text:style-name="T677">e"</text:span></text:span></text:p>
            <text:p text:style-name="P256"><text:span text:style-name="Strong_20_Emphasis"><text:span text:style-name="T677">Seven </text:span></text:span><text:span text:style-name="Strong_20_Emphasis"><text:span text:style-name="T755">sailors</text:span></text:span><text:span text:style-name="Strong_20_Emphasis"><text:span text:style-name="T677"> died</text:span></text:span><text:span text:style-name="Strong_20_Emphasis"><text:span text:style-name="T701">/ (fr. </text:span></text:span><text:span text:style-name="Strong_20_Emphasis"><text:span text:style-name="T1469">m</text:span></text:span><text:span text:style-name="Strong_20_Emphasis"><text:span text:style-name="T701">o</text:span></text:span><text:span text:style-name="Strong_20_Emphasis"><text:span text:style-name="T1469">urir</text:span></text:span><text:span text:style-name="Strong_20_Emphasis"><text:span text:style-name="T701">)</text:span></text:span><text:span text:style-name="Strong_20_Emphasis"><text:span text:style-name="T677"> </text:span></text:span></text:p>
            <text:p text:style-name="P256"><text:span text:style-name="Strong_20_Emphasis"><text:span text:style-name="T677">when the </text:span></text:span><text:span text:style-name="Strong_20_Emphasis"><text:span text:style-name="T1464">destr</text:span></text:span><text:span text:style-name="Strong_20_Emphasis"><text:span text:style-name="T677">oyer </text:span></text:span><text:span text:style-name="Strong_20_Emphasis"><text:span text:style-name="T1464">col</text:span></text:span><text:span text:style-name="Strong_20_Emphasis"><text:span text:style-name="T677">l</text:span></text:span><text:span text:style-name="Strong_20_Emphasis"><text:span text:style-name="T1464">i</text:span></text:span><text:span text:style-name="Strong_20_Emphasis"><text:span text:style-name="T677">ded </text:span></text:span></text:p>
            <text:p text:style-name="P256"><text:span text:style-name="Strong_20_Emphasis"><text:span text:style-name="T677">with a </text:span></text:span><text:span text:style-name="Strong_20_Emphasis"><text:span text:style-name="T1464">cont</text:span></text:span><text:span text:style-name="Strong_20_Emphasis"><text:span text:style-name="T677">ai</text:span></text:span><text:span text:style-name="Strong_20_Emphasis"><text:span text:style-name="T1464">ne</text:span></text:span><text:span text:style-name="Strong_20_Emphasis"><text:span text:style-name="T677">r </text:span></text:span><text:span text:style-name="Strong_20_Emphasis"><text:span text:style-name="T755">ship</text:span></text:span></text:p>
            <text:p text:style-name="P256"><text:span text:style-name="Strong_20_Emphasis"><text:span text:style-name="T677">Another </text:span></text:span><text:span text:style-name="Strong_20_Emphasis"><text:span text:style-name="T755">warship</text:span></text:span><text:span text:style-name="Strong_20_Emphasis"><text:span text:style-name="T677"> </text:span></text:span><text:span text:style-name="Strong_20_Emphasis"><text:span text:style-name="T755">ran aground</text:span></text:span><text:span text:style-name="Strong_20_Emphasis"><text:span text:style-name="T702"> (callar= shut up)</text:span></text:span></text:p>
            <text:p text:style-name="P256"><text:span text:style-name="Strong_20_Emphasis"><text:span text:style-name="T755">near</text:span></text:span><text:span text:style-name="Strong_20_Emphasis"><text:span text:style-name="T677"> the </text:span></text:span><text:span text:style-name="Strong_20_Emphasis"><text:span text:style-name="T1464">base</text:span></text:span><text:span text:style-name="Strong_20_Emphasis"><text:span text:style-name="T677"> of the </text:span></text:span><text:span text:style-name="Strong_20_Emphasis"><text:span text:style-name="T1464">fl</text:span></text:span><text:span text:style-name="Strong_20_Emphasis"><text:span text:style-name="T677">ee</text:span></text:span><text:span text:style-name="Strong_20_Emphasis"><text:span text:style-name="T1464">t</text:span></text:span><text:span text:style-name="Strong_20_Emphasis"><text:span text:style-name="T677">, in Yokosuka.</text:span></text:span></text:p>
            <text:p text:style-name="P256"><text:span text:style-name="Strong_20_Emphasis"><text:span text:style-name="T755">T</text:span></text:span><text:span text:style-name="Strong_20_Emphasis"><text:span text:style-name="T762">hinks</text:span></text:span><text:span text:style-name="Strong_20_Emphasis"><text:span text:style-name="T677"> that the </text:span></text:span><text:span text:style-name="Strong_20_Emphasis"><text:span text:style-name="T1464">col</text:span></text:span><text:span text:style-name="Strong_20_Emphasis"><text:span text:style-name="T677">l</text:span></text:span><text:span text:style-name="Strong_20_Emphasis"><text:span text:style-name="T1464">ision</text:span></text:span><text:span text:style-name="Strong_20_Emphasis"><text:span text:style-name="T677">s </text:span></text:span><text:span text:style-name="Strong_20_Emphasis"><text:span text:style-name="T755">were </text:span></text:span><text:span text:style-name="Strong_20_Emphasis"><text:span text:style-name="T1434">d</text:span></text:span><text:span text:style-name="Strong_20_Emphasis"><text:span text:style-name="T755">u</text:span></text:span><text:span text:style-name="Strong_20_Emphasis"><text:span text:style-name="T1434">e</text:span></text:span><text:span text:style-name="Strong_20_Emphasis"><text:span text:style-name="T755"> to</text:span></text:span><text:span text:style-name="Strong_20_Emphasis"><text:span text:style-name="T677"> </text:span></text:span></text:p>
            <text:p text:style-name="P256"><text:span text:style-name="Strong_20_Emphasis"><text:span text:style-name="T677">a </text:span></text:span><text:span text:style-name="Strong_20_Emphasis"><text:span text:style-name="T755">set</text:span></text:span><text:span text:style-name="Strong_20_Emphasis"><text:span text:style-name="T677"> of </text:span></text:span><text:span text:style-name="Strong_20_Emphasis"><text:span text:style-name="T1464">factor</text:span></text:span><text:span text:style-name="Strong_20_Emphasis"><text:span text:style-name="T677">s, </text:span></text:span></text:p>
            <text:p text:style-name="P256"><text:span text:style-name="Strong_20_Emphasis"><text:span text:style-name="T755">almost</text:span></text:span><text:span text:style-name="Strong_20_Emphasis"><text:span text:style-name="T677"> all </text:span></text:span><text:span text:style-name="Strong_20_Emphasis"><text:span text:style-name="T1464">rela</text:span></text:span><text:span text:style-name="Strong_20_Emphasis"><text:span text:style-name="T677">ted </text:span></text:span></text:p>
            <text:p text:style-name="P256"><text:span text:style-name="Strong_20_Emphasis"><text:span text:style-name="T677">to </text:span></text:span><text:span text:style-name="Strong_20_Emphasis"><text:span text:style-name="T1464">operati</text:span></text:span><text:span text:style-name="Strong_20_Emphasis"><text:span text:style-name="T677">onal </text:span></text:span><text:span text:style-name="Strong_20_Emphasis"><text:span text:style-name="T1464">element</text:span></text:span><text:span text:style-name="Strong_20_Emphasis"><text:span text:style-name="T677">s of the </text:span></text:span><text:span text:style-name="Strong_20_Emphasis"><text:span text:style-name="T1464">fl</text:span></text:span><text:span text:style-name="Strong_20_Emphasis"><text:span text:style-name="T677">ee</text:span></text:span><text:span text:style-name="Strong_20_Emphasis"><text:span text:style-name="T1464">t</text:span></text:span><text:span text:style-name="Strong_20_Emphasis"><text:span text:style-name="T677">.</text:span></text:span></text:p>
            <text:p text:style-name="P256"><text:span text:style-name="Strong_20_Emphasis"><text:span text:style-name="T677">This </text:span></text:span><text:span text:style-name="Strong_20_Emphasis"><text:span text:style-name="T755">growing</text:span></text:span><text:span text:style-name="Strong_20_Emphasis"><text:span text:style-name="T677"> </text:span></text:span><text:span text:style-name="Strong_20_Emphasis"><text:span text:style-name="T1464">num</text:span></text:span><text:span text:style-name="Strong_20_Emphasis"><text:span text:style-name="T677">b</text:span></text:span><text:span text:style-name="Strong_20_Emphasis"><text:span text:style-name="T1464">er</text:span></text:span><text:span text:style-name="Strong_20_Emphasis"><text:span text:style-name="T677"> of </text:span></text:span><text:span text:style-name="Strong_20_Emphasis"><text:span text:style-name="T1464">opera</text:span></text:span><text:span text:style-name="Strong_20_Emphasis"><text:span text:style-name="T677">t</text:span></text:span><text:span text:style-name="Strong_20_Emphasis"><text:span text:style-name="T1464">ion</text:span></text:span><text:span text:style-name="Strong_20_Emphasis"><text:span text:style-name="T677">s </text:span></text:span></text:p>
            <text:p text:style-name="P256"><text:span text:style-name="Strong_20_Emphasis"><text:span text:style-name="T677">has led</text:span></text:span><text:span text:style-name="Strong_20_Emphasis"><text:span text:style-name="T702">/ (a. carry)</text:span></text:span><text:span text:style-name="Strong_20_Emphasis"><text:span text:style-name="T677"> </text:span></text:span><text:span text:style-name="Strong_20_Emphasis"><text:span text:style-name="T755">vessels</text:span></text:span><text:span text:style-name="Strong_20_Emphasis"><text:span text:style-name="T677"> </text:span></text:span></text:p>
            <text:p text:style-name="P256"><text:span text:style-name="Strong_20_Emphasis"><text:span text:style-name="T677">to be </text:span></text:span><text:span text:style-name="Strong_20_Emphasis"><text:span text:style-name="T755">out of</text:span></text:span><text:span text:style-name="Strong_20_Emphasis"><text:span text:style-name="T677"> </text:span></text:span><text:span text:style-name="Strong_20_Emphasis"><text:span text:style-name="T1464">p</text:span></text:span><text:span text:style-name="Strong_20_Emphasis"><text:span text:style-name="T677">o</text:span></text:span><text:span text:style-name="Strong_20_Emphasis"><text:span text:style-name="T1464">rt</text:span></text:span><text:span text:style-name="Strong_20_Emphasis"><text:span text:style-name="T677"> for a </text:span></text:span><text:span text:style-name="Strong_20_Emphasis"><text:span text:style-name="T1464">l</text:span></text:span><text:span text:style-name="Strong_20_Emphasis"><text:span text:style-name="T677">on</text:span></text:span><text:span text:style-name="Strong_20_Emphasis"><text:span text:style-name="T1464">g</text:span></text:span><text:span text:style-name="Strong_20_Emphasis"><text:span text:style-name="T677"> </text:span></text:span><text:span text:style-name="Strong_20_Emphasis"><text:span text:style-name="T1464">tim</text:span></text:span><text:span text:style-name="Strong_20_Emphasis"><text:span text:style-name="T677">e, </text:span></text:span></text:p>
            <text:p text:style-name="P256"><text:span text:style-name="Strong_20_Emphasis"><text:span text:style-name="T677">making </text:span></text:span><text:span text:style-name="Strong_20_Emphasis"><text:span text:style-name="T1464">repa</text:span></text:span><text:span text:style-name="Strong_20_Emphasis"><text:span text:style-name="T677">i</text:span></text:span><text:span text:style-name="Strong_20_Emphasis"><text:span text:style-name="T1464">r</text:span></text:span><text:span text:style-name="Strong_20_Emphasis"><text:span text:style-name="T677">s </text:span></text:span><text:span text:style-name="Strong_20_Emphasis"><text:span text:style-name="T1464">dif</text:span></text:span><text:span text:style-name="Strong_20_Emphasis"><text:span text:style-name="T677">f</text:span></text:span><text:span text:style-name="Strong_20_Emphasis"><text:span text:style-name="T1464">icult</text:span></text:span></text:p>
            <text:p text:style-name="P256"><text:span text:style-name="Strong_20_Emphasis"><text:span text:style-name="T677">Another </text:span></text:span><text:span text:style-name="Strong_20_Emphasis"><text:span text:style-name="T1464">factor</text:span></text:span><text:span text:style-name="Strong_20_Emphasis"><text:span text:style-name="T677"> to consider</text:span></text:span><text:span text:style-name="Strong_20_Emphasis"><text:span text:style-name="T703">/ take into a</text:span></text:span><text:span text:style-name="Strong_20_Emphasis"><text:span text:style-name="T1470">c</text:span></text:span><text:span text:style-name="Strong_20_Emphasis"><text:span text:style-name="T703">co</text:span></text:span><text:span text:style-name="Strong_20_Emphasis"><text:span text:style-name="T1470">unt</text:span></text:span></text:p>
            <text:p text:style-name="P256"><text:span text:style-name="Strong_20_Emphasis"><text:span text:style-name="T677">are </text:span></text:span><text:span text:style-name="Strong_20_Emphasis"><text:span text:style-name="T1464">problem</text:span></text:span><text:span text:style-name="Strong_20_Emphasis"><text:span text:style-name="T677">s of </text:span></text:span><text:span text:style-name="Strong_20_Emphasis"><text:span text:style-name="T1464">direc</text:span></text:span><text:span text:style-name="Strong_20_Emphasis"><text:span text:style-name="T677">t</text:span></text:span><text:span text:style-name="Strong_20_Emphasis"><text:span text:style-name="T1464">ion</text:span></text:span><text:span text:style-name="Strong_20_Emphasis"><text:span text:style-name="T677">, </text:span></text:span></text:p>
            <text:p text:style-name="P256"><text:span text:style-name="Strong_20_Emphasis"><text:span text:style-name="T1464">c</text:span></text:span><text:span text:style-name="Strong_20_Emphasis"><text:span text:style-name="T677">h</text:span></text:span><text:span text:style-name="Strong_20_Emphasis"><text:span text:style-name="T1464">a</text:span></text:span><text:span text:style-name="Strong_20_Emphasis"><text:span text:style-name="T677">i</text:span></text:span><text:span text:style-name="Strong_20_Emphasis"><text:span text:style-name="T1464">n</text:span></text:span><text:span text:style-name="Strong_20_Emphasis"><text:span text:style-name="T677"> of com</text:span></text:span><text:span text:style-name="Strong_20_Emphasis"><text:span text:style-name="T1464">mand</text:span></text:span><text:span text:style-name="Strong_20_Emphasis"><text:span text:style-name="T677"> and </text:span></text:span></text:p>
            <text:p text:style-name="P256"><text:span text:style-name="Strong_20_Emphasis"><text:span text:style-name="T755">training</text:span></text:span><text:span text:style-name="Strong_20_Emphasis"><text:span text:style-name="T677"> of the </text:span></text:span><text:span text:style-name="Strong_20_Emphasis"><text:span text:style-name="T1464">Marine</text:span></text:span><text:span text:style-name="Strong_20_Emphasis"><text:span text:style-name="T677"> </text:span></text:span><text:span text:style-name="Strong_20_Emphasis"><text:span text:style-name="T1464">C</text:span></text:span><text:span text:style-name="Strong_20_Emphasis"><text:span text:style-name="T677">o</text:span></text:span><text:span text:style-name="Strong_20_Emphasis"><text:span text:style-name="T1464">rp</text:span></text:span><text:span text:style-name="Strong_20_Emphasis"><text:span text:style-name="T677">s.</text:span></text:span></text:p>
            <text:p text:style-name="P255"><text:span text:style-name="Strong_20_Emphasis"><text:span text:style-name="T677">I know it's s</text:span></text:span><text:span text:style-name="Strong_20_Emphasis"><text:span text:style-name="T1464">tran</text:span></text:span><text:span text:style-name="Strong_20_Emphasis"><text:span text:style-name="T677">ge to </text:span></text:span><text:span text:style-name="Strong_20_Emphasis"><text:span text:style-name="T755">hear</text:span></text:span><text:span text:style-name="Strong_20_Emphasis"><text:span text:style-name="T677"> something like this</text:span></text:span></text:p>
            <text:p text:style-name="P255"><text:span text:style-name="Strong_20_Emphasis"><text:span text:style-name="T677">Are </text:span></text:span><text:span text:style-name="Strong_20_Emphasis"><text:span text:style-name="T755">things</text:span></text:span><text:span text:style-name="Strong_20_Emphasis"><text:span text:style-name="T677"> that </text:span></text:span><text:span text:style-name="Strong_20_Emphasis"><text:span text:style-name="T755">happen</text:span></text:span></text:p>
            <text:p text:style-name="P256"><text:bookmark text:name="result_box357"/><text:span text:style-name="Strong_20_Emphasis"><text:span text:style-name="T677">I do not know </text:span></text:span></text:p>
            <text:p text:style-name="P256"><text:span text:style-name="Strong_20_Emphasis"><text:span text:style-name="T677">what your </text:span></text:span><text:span text:style-name="Strong_20_Emphasis"><text:span text:style-name="T755">views</text:span></text:span><text:span text:style-name="Strong_20_Emphasis"><text:span text:style-name="T677"> are on this matter</text:span></text:span><text:span text:style-name="Strong_20_Emphasis"><text:span text:style-name="T703">/ is</text:span></text:span><text:span text:style-name="Strong_20_Emphasis"><text:span text:style-name="T1470">su</text:span></text:span><text:span text:style-name="Strong_20_Emphasis"><text:span text:style-name="T703">e</text:span></text:span></text:p>
            <text:p text:style-name="P256"><text:span text:style-name="Strong_20_Emphasis"><text:span text:style-name="T755">Leave</text:span></text:span><text:span text:style-name="Strong_20_Emphasis"><text:span text:style-name="T677"> your </text:span></text:span><text:span text:style-name="Strong_20_Emphasis"><text:span text:style-name="T1464">d</text:span></text:span><text:span text:style-name="Strong_20_Emphasis"><text:span text:style-name="T677">o</text:span></text:span><text:span text:style-name="Strong_20_Emphasis"><text:span text:style-name="T1464">u</text:span></text:span><text:span text:style-name="Strong_20_Emphasis"><text:span text:style-name="T677">bts </text:span></text:span><text:span text:style-name="Strong_20_Emphasis"><text:span text:style-name="T755">aside</text:span></text:span></text:p>
            <text:p text:style-name="P256"><text:span text:style-name="Strong_20_Emphasis"><text:span text:style-name="T755">Be</text:span></text:span><text:span text:style-name="Strong_20_Emphasis"><text:span text:style-name="T677"> </text:span></text:span><text:span text:style-name="Strong_20_Emphasis"><text:span text:style-name="T1464">receptiv</text:span></text:span><text:span text:style-name="Strong_20_Emphasis"><text:span text:style-name="T677">e to </text:span></text:span><text:span text:style-name="Strong_20_Emphasis"><text:span text:style-name="T1464">critic</text:span></text:span><text:span text:style-name="Strong_20_Emphasis"><text:span text:style-name="T677">ism</text:span></text:span></text:p>
            <text:p text:style-name="P256"><text:span text:style-name="Strong_20_Emphasis"><text:span text:style-name="T755">Think</text:span></text:span><text:span text:style-name="Strong_20_Emphasis"><text:span text:style-name="T677"> about your </text:span></text:span><text:span text:style-name="Strong_20_Emphasis"><text:span text:style-name="T1464">physic</text:span></text:span><text:span text:style-name="Strong_20_Emphasis"><text:span text:style-name="T677">al </text:span></text:span><text:span text:style-name="Strong_20_Emphasis"><text:span text:style-name="T755">well-being</text:span></text:span></text:p>
            <text:p text:style-name="P256"><text:span text:style-name="Strong_20_Emphasis"><text:span text:style-name="T755">Watch</text:span></text:span><text:span text:style-name="Strong_20_Emphasis"><text:span text:style-name="T677"> your </text:span></text:span><text:span text:style-name="Strong_20_Emphasis"><text:span text:style-name="T1464">diet</text:span></text:span></text:p>
            <text:p text:style-name="P256"><text:soft-page-break/><text:span text:style-name="Strong_20_Emphasis"><text:span text:style-name="T755">Do not hesitate</text:span></text:span><text:span text:style-name="Strong_20_Emphasis"><text:span text:style-name="T677"> to </text:span></text:span><text:span text:style-name="Strong_20_Emphasis"><text:span text:style-name="T1464">practic</text:span></text:span><text:span text:style-name="Strong_20_Emphasis"><text:span text:style-name="T677">e a s</text:span></text:span><text:span text:style-name="Strong_20_Emphasis"><text:span text:style-name="T1464">port</text:span></text:span></text:p>
            <text:p text:style-name="P256"><text:span text:style-name="Strong_20_Emphasis"><text:span text:style-name="T677">This will make you </text:span></text:span><text:span text:style-name="Strong_20_Emphasis"><text:span text:style-name="T755">feel</text:span></text:span><text:span text:style-name="Strong_20_Emphasis"><text:span text:style-name="T677"> </text:span></text:span><text:span text:style-name="Strong_20_Emphasis"><text:span text:style-name="T755">better</text:span></text:span><text:span text:style-name="Strong_20_Emphasis"><text:span text:style-name="T677">.</text:span></text:span></text:p>
            <text:p text:style-name="P256"><text:span text:style-name="Strong_20_Emphasis"><text:span text:style-name="T677">You will have the </text:span></text:span><text:span text:style-name="Strong_20_Emphasis"><text:span text:style-name="T1464">facult</text:span></text:span><text:span text:style-name="Strong_20_Emphasis"><text:span text:style-name="T677">y</text:span></text:span></text:p>
            <text:p text:style-name="P256"><text:span text:style-name="Strong_20_Emphasis"><text:span text:style-name="T677">You can </text:span></text:span><text:span text:style-name="Strong_20_Emphasis"><text:span text:style-name="T755">carry out</text:span></text:span><text:span text:style-name="Strong_20_Emphasis"><text:span text:style-name="T677"> your </text:span></text:span><text:span text:style-name="Strong_20_Emphasis"><text:span text:style-name="T1464">pro</text:span></text:span><text:span text:style-name="Strong_20_Emphasis"><text:span text:style-name="T677">j</text:span></text:span><text:span text:style-name="Strong_20_Emphasis"><text:span text:style-name="T1464">ec</text:span></text:span><text:span text:style-name="Strong_20_Emphasis"><text:span text:style-name="T677">ts </text:span></text:span><text:span text:style-name="Strong_20_Emphasis"><text:span text:style-name="T755">successfully</text:span></text:span></text:p>
            <text:p text:style-name="P256"><text:span text:style-name="Strong_20_Emphasis"><text:span text:style-name="T677">You will not </text:span></text:span><text:span text:style-name="Strong_20_Emphasis"><text:span text:style-name="T755">lose sight</text:span></text:span><text:span text:style-name="Strong_20_Emphasis"><text:span text:style-name="T677"> of your </text:span></text:span><text:span text:style-name="Strong_20_Emphasis"><text:span text:style-name="T755">goals</text:span></text:span></text:p>
            <text:p text:style-name="P256"><text:span text:style-name="Strong_20_Emphasis"><text:span text:style-name="T677">Nothing will stop</text:span></text:span><text:span text:style-name="Strong_20_Emphasis"><text:span text:style-name="T704">/ </text:span></text:span><text:span text:style-name="Strong_20_Emphasis"><text:span text:style-name="T1471">imped</text:span></text:span><text:span text:style-name="Strong_20_Emphasis"><text:span text:style-name="T704">e/ (dt. behindern)</text:span></text:span><text:span text:style-name="Strong_20_Emphasis"><text:span text:style-name="T677"> you</text:span></text:span></text:p>
            <text:p text:style-name="P256"><text:span text:style-name="Strong_20_Emphasis"><text:span text:style-name="T677">This should not </text:span></text:span><text:span text:style-name="Strong_20_Emphasis"><text:span text:style-name="T755">become</text:span></text:span><text:span text:style-name="Strong_20_Emphasis"><text:span text:style-name="T677"> a </text:span></text:span><text:span text:style-name="Strong_20_Emphasis"><text:span text:style-name="T1464">habit</text:span></text:span></text:p>
            <text:p text:style-name="P256"><text:span text:style-name="Strong_20_Emphasis"><text:span text:style-name="T677">You </text:span></text:span><text:span text:style-name="Strong_20_Emphasis"><text:span text:style-name="T755">should</text:span></text:span><text:span text:style-name="Strong_20_Emphasis"><text:span text:style-name="T677"> </text:span></text:span><text:span text:style-name="Strong_20_Emphasis"><text:span text:style-name="T755">not</text:span></text:span><text:span text:style-name="Strong_20_Emphasis"><text:span text:style-name="T677"> do </text:span></text:span><text:span text:style-name="Strong_20_Emphasis"><text:span text:style-name="T755">too much</text:span></text:span></text:p>
            <text:p text:style-name="P256"><text:span text:style-name="Strong_20_Emphasis"><text:span text:style-name="T755">Do not feel</text:span></text:span><text:span text:style-name="Strong_20_Emphasis"><text:span text:style-name="T677"> too </text:span></text:span><text:span text:style-name="Strong_20_Emphasis"><text:span text:style-name="T1464">af</text:span></text:span><text:span text:style-name="Strong_20_Emphasis"><text:span text:style-name="T677">f</text:span></text:span><text:span text:style-name="Strong_20_Emphasis"><text:span text:style-name="T1464">ect</text:span></text:span><text:span text:style-name="Strong_20_Emphasis"><text:span text:style-name="T677">ed </text:span></text:span></text:p>
            <text:p text:style-name="P256"><text:span text:style-name="Strong_20_Emphasis"><text:span text:style-name="T677">if everything does not </text:span></text:span><text:span text:style-name="Strong_20_Emphasis"><text:span text:style-name="T755">go</text:span></text:span><text:span text:style-name="Strong_20_Emphasis"><text:span text:style-name="T763"> out</text:span></text:span><text:span text:style-name="Strong_20_Emphasis"><text:span text:style-name="T677"> as </text:span></text:span><text:span text:style-name="Strong_20_Emphasis"><text:span text:style-name="T1464">plan</text:span></text:span><text:span text:style-name="Strong_20_Emphasis"><text:span text:style-name="T677">n</text:span></text:span><text:span text:style-name="Strong_20_Emphasis"><text:span text:style-name="T1464">e</text:span></text:span><text:span text:style-name="Strong_20_Emphasis"><text:span text:style-name="T677">d. </text:span></text:span></text:p>
            <text:p text:style-name="P256"><text:span text:style-name="Strong_20_Emphasis"><text:span text:style-name="T755">Defer</text:span></text:span><text:span text:style-name="Strong_20_Emphasis"><text:span text:style-name="T763">/put off</text:span></text:span><text:span text:style-name="Strong_20_Emphasis"><text:span text:style-name="T677"> larger </text:span></text:span><text:span text:style-name="Strong_20_Emphasis"><text:span text:style-name="T1464">project</text:span></text:span><text:span text:style-name="Strong_20_Emphasis"><text:span text:style-name="T677">s.</text:span></text:span></text:p>
            <text:p text:style-name="P256"><text:span text:style-name="Strong_20_Emphasis"><text:span text:style-name="T755">Do not worry</text:span></text:span></text:p>
            <text:p text:style-name="P256"><text:span text:style-name="Strong_20_Emphasis"><text:span text:style-name="T755">Currently</text:span></text:span><text:span text:style-name="Strong_20_Emphasis"><text:span text:style-name="T677">, you </text:span></text:span><text:span text:style-name="Strong_20_Emphasis"><text:span text:style-name="T755">have to</text:span></text:span><text:span text:style-name="Strong_20_Emphasis"><text:span text:style-name="T677"> </text:span></text:span><text:span text:style-name="Strong_20_Emphasis"><text:span text:style-name="T755">deal with</text:span></text:span><text:span text:style-name="Strong_20_Emphasis"><text:span text:style-name="T704">/</text:span></text:span><text:span text:style-name="Strong_20_Emphasis"><text:span text:style-name="T763"> (fight bulls)</text:span></text:span></text:p>
            <text:p text:style-name="P256"><text:span text:style-name="Strong_20_Emphasis"><text:span text:style-name="T677">un</text:span></text:span><text:span text:style-name="Strong_20_Emphasis"><text:span text:style-name="T1464">e</text:span></text:span><text:span text:style-name="Strong_20_Emphasis"><text:span text:style-name="T677">x</text:span></text:span><text:span text:style-name="Strong_20_Emphasis"><text:span text:style-name="T1464">pe</text:span></text:span><text:span text:style-name="Strong_20_Emphasis"><text:span text:style-name="T677">cted </text:span></text:span><text:span text:style-name="Strong_20_Emphasis"><text:span text:style-name="T1464">complica</text:span></text:span><text:span text:style-name="Strong_20_Emphasis"><text:span text:style-name="T677">t</text:span></text:span><text:span text:style-name="Strong_20_Emphasis"><text:span text:style-name="T1464">ion</text:span></text:span><text:span text:style-name="Strong_20_Emphasis"><text:span text:style-name="T677">s.</text:span></text:span></text:p>
            <text:p text:style-name="P256"><text:span text:style-name="Strong_20_Emphasis"><text:span text:style-name="T677">Talk about it </text:span></text:span><text:span text:style-name="Strong_20_Emphasis"><text:span text:style-name="T1464">calm</text:span></text:span><text:span text:style-name="Strong_20_Emphasis"><text:span text:style-name="T677">ly</text:span></text:span></text:p>
            <text:p text:style-name="P256"><text:span text:style-name="Strong_20_Emphasis"><text:span text:style-name="T677">Do not be </text:span></text:span><text:span text:style-name="Strong_20_Emphasis"><text:span text:style-name="T1464">s</text:span></text:span><text:span text:style-name="Strong_20_Emphasis"><text:span text:style-name="T677">u</text:span></text:span><text:span text:style-name="Strong_20_Emphasis"><text:span text:style-name="T1464">rpr</text:span></text:span><text:span text:style-name="Strong_20_Emphasis"><text:span text:style-name="T677">ised if </text:span></text:span></text:p>
            <text:p text:style-name="P256"><text:span text:style-name="Strong_20_Emphasis"><text:span text:style-name="T677">the </text:span></text:span><text:span text:style-name="Strong_20_Emphasis"><text:span text:style-name="T1464">simple</text:span></text:span><text:span text:style-name="Strong_20_Emphasis"><text:span text:style-name="T677">st arguments </text:span></text:span></text:p>
            <text:p text:style-name="P256"><text:span text:style-name="Strong_20_Emphasis"><text:span text:style-name="T677">give rise to </text:span></text:span><text:span text:style-name="Strong_20_Emphasis"><text:span text:style-name="T755">misunderstandings</text:span></text:span></text:p>
            <text:p text:style-name="P256"><text:span text:style-name="Strong_20_Emphasis"><text:span text:style-name="T677">Today you will </text:span></text:span><text:span text:style-name="Strong_20_Emphasis"><text:span text:style-name="T755">experience</text:span></text:span><text:span text:style-name="Strong_20_Emphasis"><text:span text:style-name="T764">/ </text:span></text:span><text:span text:style-name="Strong_20_Emphasis"><text:span text:style-name="T1438">suf</text:span></text:span><text:span text:style-name="Strong_20_Emphasis"><text:span text:style-name="T764">fe</text:span></text:span><text:span text:style-name="Strong_20_Emphasis"><text:span text:style-name="T1438">r</text:span></text:span><text:span text:style-name="Strong_20_Emphasis"><text:span text:style-name="T677"> </text:span></text:span><text:span text:style-name="Strong_20_Emphasis"><text:span text:style-name="T1464">stre</text:span></text:span><text:span text:style-name="Strong_20_Emphasis"><text:span text:style-name="T677">ss</text:span></text:span></text:p>
            <text:p text:style-name="P256"><text:span text:style-name="Strong_20_Emphasis"><text:span text:style-name="T677">Be </text:span></text:span><text:span text:style-name="Strong_20_Emphasis"><text:span text:style-name="T1464">pa</text:span></text:span><text:span text:style-name="Strong_20_Emphasis"><text:span text:style-name="T677">t</text:span></text:span><text:span text:style-name="Strong_20_Emphasis"><text:span text:style-name="T1464">ient</text:span></text:span><text:span text:style-name="Strong_20_Emphasis"><text:span text:style-name="T677"> with your partner and </text:span></text:span></text:p>
            <text:p text:style-name="P256"><text:span text:style-name="Strong_20_Emphasis"><text:span text:style-name="T677">do not </text:span></text:span><text:span text:style-name="Strong_20_Emphasis"><text:span text:style-name="T1464">verbal</text:span></text:span><text:span text:style-name="Strong_20_Emphasis"><text:span text:style-name="T677">ly </text:span></text:span><text:span text:style-name="Strong_20_Emphasis"><text:span text:style-name="T1464">as</text:span></text:span><text:span text:style-name="Strong_20_Emphasis"><text:span text:style-name="T677">s</text:span></text:span><text:span text:style-name="Strong_20_Emphasis"><text:span text:style-name="T1464">a</text:span></text:span><text:span text:style-name="Strong_20_Emphasis"><text:span text:style-name="T677">u</text:span></text:span><text:span text:style-name="Strong_20_Emphasis"><text:span text:style-name="T1464">lt</text:span></text:span></text:p>
            <text:p text:style-name="P256"><text:span text:style-name="Strong_20_Emphasis"><text:span text:style-name="T755">Give</text:span></text:span><text:span text:style-name="Strong_20_Emphasis"><text:span text:style-name="T677"> yourself some </text:span></text:span><text:span text:style-name="Strong_20_Emphasis"><text:span text:style-name="T755">rest</text:span></text:span><text:span text:style-name="Strong_20_Emphasis"><text:span text:style-name="T677">.</text:span></text:span></text:p>
            <text:p text:style-name="P256"><text:span text:style-name="Strong_20_Emphasis"><text:span text:style-name="T755">Take care</text:span></text:span><text:span text:style-name="Strong_20_Emphasis"><text:span text:style-name="T677"> of your </text:span></text:span><text:span text:style-name="Strong_20_Emphasis"><text:span text:style-name="T755">health</text:span></text:span><text:span text:style-name="Strong_20_Emphasis"><text:span text:style-name="T677"> </text:span></text:span></text:p>
            <text:p text:style-name="P256"><text:span text:style-name="Strong_20_Emphasis"><text:span text:style-name="T677">to a</text:span></text:span><text:span text:style-name="Strong_20_Emphasis"><text:span text:style-name="T1464">v</text:span></text:span><text:span text:style-name="Strong_20_Emphasis"><text:span text:style-name="T677">o</text:span></text:span><text:span text:style-name="Strong_20_Emphasis"><text:span text:style-name="T1464">i</text:span></text:span><text:span text:style-name="Strong_20_Emphasis"><text:span text:style-name="T677">d </text:span></text:span><text:span text:style-name="Strong_20_Emphasis"><text:span text:style-name="T755">overwork</text:span></text:span></text:p>
            <text:p text:style-name="P256"><text:span text:style-name="Strong_20_Emphasis"><text:span text:style-name="T677">You will </text:span></text:span><text:span text:style-name="Strong_20_Emphasis"><text:span text:style-name="T1464">enco</text:span></text:span><text:span text:style-name="Strong_20_Emphasis"><text:span text:style-name="T677">unter some difficulties. </text:span></text:span></text:p>
            <text:p text:style-name="P256"><text:span text:style-name="Strong_20_Emphasis"><text:span text:style-name="T677">Learn how to </text:span></text:span><text:span text:style-name="Strong_20_Emphasis"><text:span text:style-name="T755">handle</text:span></text:span><text:span text:style-name="Strong_20_Emphasis"><text:span text:style-name="T677"> them with </text:span></text:span><text:span text:style-name="Strong_20_Emphasis"><text:span text:style-name="T1464">pa</text:span></text:span><text:span text:style-name="Strong_20_Emphasis"><text:span text:style-name="T677">t</text:span></text:span><text:span text:style-name="Strong_20_Emphasis"><text:span text:style-name="T1464">ienc</text:span></text:span><text:span text:style-name="Strong_20_Emphasis"><text:span text:style-name="T677">e</text:span></text:span></text:p>
            <text:p text:style-name="P256"><text:span text:style-name="Strong_20_Emphasis"><text:span text:style-name="T677">To </text:span></text:span><text:span text:style-name="Strong_20_Emphasis"><text:span text:style-name="T755">overcome</text:span></text:span><text:span text:style-name="Strong_20_Emphasis"><text:span text:style-name="T677"> the </text:span></text:span><text:span text:style-name="Strong_20_Emphasis"><text:span text:style-name="T1464">obstac</text:span></text:span><text:span text:style-name="Strong_20_Emphasis"><text:span text:style-name="T677">les </text:span></text:span></text:p>
            <text:p text:style-name="P256"><text:span text:style-name="Strong_20_Emphasis"><text:span text:style-name="T677">that will be </text:span></text:span><text:span text:style-name="Strong_20_Emphasis"><text:span text:style-name="T1464">present</text:span></text:span><text:span text:style-name="Strong_20_Emphasis"><text:span text:style-name="T677">ed to you</text:span></text:span></text:p>
            <text:p text:style-name="P257"><text:bookmark text:name="result_box358"/><text:span text:style-name="Strong_20_Emphasis"><text:span text:style-name="T677">The </text:span></text:span><text:span text:style-name="Strong_20_Emphasis"><text:span text:style-name="T1464">distribu</text:span></text:span><text:span text:style-name="Strong_20_Emphasis"><text:span text:style-name="T677">tor </text:span></text:span><text:span text:style-name="Strong_20_Emphasis"><text:span text:style-name="T1464">indic</text:span></text:span><text:span text:style-name="Strong_20_Emphasis"><text:span text:style-name="T677">ated that </text:span></text:span></text:p>
            <text:p text:style-name="P257"><text:span text:style-name="Strong_20_Emphasis"><text:span text:style-name="T677">he was </text:span></text:span><text:span text:style-name="Strong_20_Emphasis"><text:span text:style-name="T755">extending</text:span></text:span><text:span text:style-name="Strong_20_Emphasis"><text:span text:style-name="T677"> the </text:span></text:span><text:span text:style-name="Strong_20_Emphasis"><text:span text:style-name="T1464">consulta</text:span></text:span><text:span text:style-name="Strong_20_Emphasis"><text:span text:style-name="T677">tion </text:span></text:span><text:span text:style-name="Strong_20_Emphasis"><text:span text:style-name="T1464">period</text:span></text:span><text:span text:style-name="Strong_20_Emphasis"><text:span text:style-name="T677">.</text:span></text:span></text:p>
            <text:p text:style-name="P257"><text:span text:style-name="Strong_20_Emphasis"><text:span text:style-name="T677">The </text:span></text:span><text:span text:style-name="Strong_20_Emphasis"><text:span text:style-name="T755">union</text:span></text:span><text:span text:style-name="Strong_20_Emphasis"><text:span text:style-name="T677"> </text:span></text:span><text:span text:style-name="Strong_20_Emphasis"><text:span text:style-name="T1434">al</text:span></text:span><text:span text:style-name="Strong_20_Emphasis"><text:span text:style-name="T755">l</text:span></text:span><text:span text:style-name="Strong_20_Emphasis"><text:span text:style-name="T1434">eg</text:span></text:span><text:span text:style-name="Strong_20_Emphasis"><text:span text:style-name="T755">ed </text:span></text:span><text:span text:style-name="Strong_20_Emphasis"><text:span text:style-name="T765">(a. p</text:span></text:span><text:span text:style-name="Strong_20_Emphasis"><text:span text:style-name="T777">l</text:span></text:span><text:span text:style-name="Strong_20_Emphasis"><text:span text:style-name="T765">eaded, behaupten)</text:span></text:span></text:p>
            <text:p text:style-name="P257"><text:span text:style-name="Strong_20_Emphasis"><text:span text:style-name="T677">a </text:span></text:span><text:span text:style-name="Strong_20_Emphasis"><text:span text:style-name="T1464">viola</text:span></text:span><text:span text:style-name="Strong_20_Emphasis"><text:span text:style-name="T677">t</text:span></text:span><text:span text:style-name="Strong_20_Emphasis"><text:span text:style-name="T1464">ion</text:span></text:span><text:span text:style-name="Strong_20_Emphasis"><text:span text:style-name="T677"> of the Labor Law</text:span></text:span></text:p>
            <text:p text:style-name="P257"><text:span text:style-name="Strong_20_Emphasis"><text:span text:style-name="T1464">Insist</text:span></text:span><text:span text:style-name="Strong_20_Emphasis"><text:span text:style-name="T677">ed that the </text:span></text:span><text:span text:style-name="Strong_20_Emphasis"><text:span text:style-name="T1464">decision</text:span></text:span><text:span text:style-name="Strong_20_Emphasis"><text:span text:style-name="T677"> had been taken</text:span></text:span></text:p>
            <text:p text:style-name="P257"><text:span text:style-name="Strong_20_Emphasis"><text:span text:style-name="T677">The new </text:span></text:span><text:span text:style-name="Strong_20_Emphasis"><text:span text:style-name="T755">schedules</text:span></text:span><text:span text:style-name="Strong_20_Emphasis"><text:span text:style-name="T677"> would not go </text:span></text:span><text:span text:style-name="Strong_20_Emphasis"><text:span text:style-name="T755">into effect</text:span></text:span><text:span text:style-name="Strong_20_Emphasis"><text:span text:style-name="T677"> </text:span></text:span></text:p>
            <text:p text:style-name="P257"><text:span text:style-name="Strong_20_Emphasis"><text:span text:style-name="T677">as </text:span></text:span><text:span text:style-name="Strong_20_Emphasis"><text:span text:style-name="T755">planned</text:span></text:span></text:p>
            <text:p text:style-name="P257"><text:span text:style-name="Strong_20_Emphasis"><text:span text:style-name="T677">The </text:span></text:span><text:span text:style-name="Strong_20_Emphasis"><text:span text:style-name="T1464">cooperativ</text:span></text:span><text:span text:style-name="Strong_20_Emphasis"><text:span text:style-name="T677">e remains </text:span></text:span><text:span text:style-name="Strong_20_Emphasis"><text:span text:style-name="T1464">at</text:span></text:span><text:span text:style-name="Strong_20_Emphasis"><text:span text:style-name="T677">t</text:span></text:span><text:span text:style-name="Strong_20_Emphasis"><text:span text:style-name="T1464">ent</text:span></text:span><text:span text:style-name="Strong_20_Emphasis"><text:span text:style-name="T677">ive </text:span></text:span></text:p>
            <text:p text:style-name="P257"><text:span text:style-name="Strong_20_Emphasis"><text:span text:style-name="T677">to the </text:span></text:span><text:span text:style-name="Strong_20_Emphasis"><text:span text:style-name="T1464">c</text:span></text:span><text:span text:style-name="Strong_20_Emphasis"><text:span text:style-name="T677">h</text:span></text:span><text:span text:style-name="Strong_20_Emphasis"><text:span text:style-name="T1464">a</text:span></text:span><text:span text:style-name="Strong_20_Emphasis"><text:span text:style-name="T677">nging </text:span></text:span><text:span text:style-name="Strong_20_Emphasis"><text:span text:style-name="T1464">need</text:span></text:span><text:span text:style-name="Strong_20_Emphasis"><text:span text:style-name="T677">s of its </text:span></text:span><text:span text:style-name="Strong_20_Emphasis"><text:span text:style-name="T1464">clientel</text:span></text:span><text:span text:style-name="Strong_20_Emphasis"><text:span text:style-name="T677">e</text:span></text:span></text:p>
            <text:p text:style-name="P257"><text:span text:style-name="Strong_20_Emphasis"><text:span text:style-name="T677">The </text:span></text:span><text:span text:style-name="Strong_20_Emphasis"><text:span text:style-name="T1464">des</text:span></text:span><text:span text:style-name="Strong_20_Emphasis"><text:span text:style-name="T677">ire to </text:span></text:span><text:span text:style-name="Strong_20_Emphasis"><text:span text:style-name="T1464">extend</text:span></text:span><text:span text:style-name="Strong_20_Emphasis"><text:span text:style-name="T677"> </text:span></text:span></text:p>
            <text:p text:style-name="P257"><text:span text:style-name="Strong_20_Emphasis"><text:span text:style-name="T677">the </text:span></text:span><text:span text:style-name="Strong_20_Emphasis"><text:span text:style-name="T755">schedules</text:span></text:span><text:span text:style-name="Strong_20_Emphasis"><text:span text:style-name="T677"> of some </text:span></text:span><text:span text:style-name="Strong_20_Emphasis"><text:span text:style-name="T755">stores</text:span></text:span><text:span text:style-name="Strong_20_Emphasis"><text:span text:style-name="T677"> </text:span></text:span></text:p>
            <text:p text:style-name="P257"><text:span text:style-name="Strong_20_Emphasis"><text:span text:style-name="T677">had </text:span></text:span><text:span text:style-name="Strong_20_Emphasis"><text:span text:style-name="T755">provoked</text:span></text:span><text:span text:style-name="Strong_20_Emphasis"><text:span text:style-name="T677"> dis</text:span></text:span><text:span text:style-name="Strong_20_Emphasis"><text:span text:style-name="T1464">satisfac</text:span></text:span><text:span text:style-name="Strong_20_Emphasis"><text:span text:style-name="T677">t</text:span></text:span><text:span text:style-name="Strong_20_Emphasis"><text:span text:style-name="T1464">ion</text:span></text:span></text:p>
            <text:p text:style-name="P257"><text:span text:style-name="Strong_20_Emphasis"><text:span text:style-name="T677">The </text:span></text:span><text:span text:style-name="Strong_20_Emphasis"><text:span text:style-name="T1464">person</text:span></text:span><text:span text:style-name="Strong_20_Emphasis"><text:span text:style-name="T677"> </text:span></text:span><text:span text:style-name="Strong_20_Emphasis"><text:span text:style-name="T1464">declar</text:span></text:span><text:span text:style-name="Strong_20_Emphasis"><text:span text:style-name="T677">ed </text:span></text:span><text:span text:style-name="Strong_20_Emphasis"><text:span text:style-name="T755">missing</text:span></text:span><text:span text:style-name="Strong_20_Emphasis"><text:span text:style-name="T677"> </text:span></text:span></text:p>
            <text:p text:style-name="P257"><text:span text:style-name="Strong_20_Emphasis"><text:span text:style-name="T677">was </text:span></text:span><text:span text:style-name="Strong_20_Emphasis"><text:span text:style-name="T755">found</text:span></text:span><text:span text:style-name="Strong_20_Emphasis"><text:span text:style-name="T677"> alive</text:span></text:span></text:p>
            <text:p text:style-name="P258"><text:bookmark text:name="result_box362"/><text:span text:style-name="Strong_20_Emphasis"><text:span text:style-name="T677">stem</text:span></text:span><text:span text:style-name="Strong_20_Emphasis"><text:span text:style-name="T705"> (of a tree)</text:span></text:span></text:p>
            <text:p text:style-name="P258"><text:span text:style-name="Strong_20_Emphasis"><text:span text:style-name="T677">size</text:span></text:span></text:p>
            <text:p text:style-name="P258"><text:span text:style-name="Strong_20_Emphasis"><text:span text:style-name="T705">s</text:span></text:span><text:span text:style-name="Strong_20_Emphasis"><text:span text:style-name="T677">mall</text:span></text:span></text:p>
            <text:p text:style-name="P329"><text:span text:style-name="Strong_20_Emphasis"><text:span text:style-name="T705">often</text:span></text:span></text:p>
            <text:p text:style-name="P329"><text:span text:style-name="Strong_20_Emphasis"><text:span text:style-name="T705">usually</text:span></text:span></text:p>
            <text:p text:style-name="P258"><text:span text:style-name="Strong_20_Emphasis"><text:span text:style-name="T677">floor</text:span></text:span></text:p>
            <text:p text:style-name="P258"><text:span text:style-name="Strong_20_Emphasis"><text:span text:style-name="T677">sole</text:span></text:span></text:p>
            <text:p text:style-name="P258"><text:span text:style-name="Strong_20_Emphasis"><text:span text:style-name="T677">mattress</text:span></text:span></text:p>
            <text:p text:style-name="P258"><text:span text:style-name="Strong_20_Emphasis"><text:span text:style-name="T677">sheath</text:span></text:span><text:span text:style-name="Strong_20_Emphasis"><text:span text:style-name="T705">/ cover/ (dt. Sofaüberzug/ Handytasche...)</text:span></text:span></text:p>
            <text:p text:style-name="P258"><text:span text:style-name="Strong_20_Emphasis"><text:span text:style-name="T677">cloth</text:span></text:span><text:span text:style-name="Strong_20_Emphasis"><text:span text:style-name="T705">/ fabric</text:span></text:span></text:p>
            <text:p text:style-name="P258"><text:soft-page-break/><text:span text:style-name="Strong_20_Emphasis"><text:span text:style-name="T677">foam</text:span></text:span></text:p>
            <text:p text:style-name="P258"><text:span text:style-name="Strong_20_Emphasis"><text:span text:style-name="T677">Springs</text:span></text:span><text:span text:style-name="Strong_20_Emphasis"><text:span text:style-name="T680"> (Metall-Federn</text:span></text:span><text:span text:style-name="Strong_20_Emphasis"><text:span text:style-name="T705">, a. Triebfeder</text:span></text:span><text:span text:style-name="Strong_20_Emphasis"><text:span text:style-name="T680">)</text:span></text:span></text:p>
            <text:p text:style-name="P258"><text:span text:style-name="Strong_20_Emphasis"><text:span text:style-name="T677">go to bed</text:span></text:span></text:p>
            <text:p text:style-name="P258"><text:span text:style-name="Strong_20_Emphasis"><text:span text:style-name="T677">horticultural</text:span></text:span><text:span text:style-name="Strong_20_Emphasis"><text:span text:style-name="T680"> (Gartenbau)</text:span></text:span></text:p>
            <text:p text:style-name="P258"><text:span text:style-name="Strong_20_Emphasis"><text:span text:style-name="T677">Wrinkled</text:span></text:span></text:p>
            <text:p text:style-name="P258"><text:span text:style-name="Strong_20_Emphasis"><text:span text:style-name="T677">Tight</text:span></text:span></text:p>
            <text:p text:style-name="P258"><text:span text:style-name="Strong_20_Emphasis"><text:span text:style-name="T677">worm</text:span></text:span></text:p>
            <text:p text:style-name="P259"><text:span text:style-name="Strong_20_Emphasis"><text:span text:style-name="T681">cattle</text:span></text:span></text:p>
            <text:p text:style-name="P258"><text:span text:style-name="Strong_20_Emphasis"><text:span text:style-name="T677">Fence</text:span></text:span></text:p>
            <text:p text:style-name="P258"><text:span text:style-name="Strong_20_Emphasis"><text:span text:style-name="T677">head</text:span></text:span></text:p>
            <text:p text:style-name="P258"><text:span text:style-name="Strong_20_Emphasis"><text:span text:style-name="T677">hair</text:span></text:span></text:p>
            <text:p text:style-name="P258"><text:span text:style-name="Strong_20_Emphasis"><text:span text:style-name="T677">leg</text:span></text:span></text:p>
            <text:p text:style-name="P258"><text:span text:style-name="Strong_20_Emphasis"><text:span text:style-name="T677">figure</text:span></text:span></text:p>
            <text:p text:style-name="P258"><text:span text:style-name="Strong_20_Emphasis"><text:span text:style-name="T677">digit</text:span></text:span></text:p>
            <text:p text:style-name="P258"><text:span text:style-name="Strong_20_Emphasis"><text:span text:style-name="T677">number</text:span></text:span></text:p>
            <text:p text:style-name="P258"><text:span text:style-name="Strong_20_Emphasis"><text:span text:style-name="T677">letter</text:span></text:span><text:span text:style-name="Strong_20_Emphasis"><text:span text:style-name="T681"> (Buchstabe)</text:span></text:span></text:p>
            <text:p text:style-name="P258"><text:span text:style-name="Strong_20_Emphasis"><text:span text:style-name="T677">letter</text:span></text:span><text:span text:style-name="Strong_20_Emphasis"><text:span text:style-name="T681"> (Brief</text:span></text:span><text:span text:style-name="Strong_20_Emphasis"><text:span text:style-name="T683">)</text:span></text:span></text:p>
            <text:p text:style-name="P258"><text:span text:style-name="Strong_20_Emphasis"><text:span text:style-name="T677">Peaceful haven</text:span></text:span><text:span text:style-name="Strong_20_Emphasis"><text:span text:style-name="T705">/ (backwater)</text:span></text:span></text:p>
            <text:p text:style-name="P258"><text:span text:style-name="Strong_20_Emphasis"><text:span text:style-name="T677">it has </text:span></text:span><text:span text:style-name="Strong_20_Emphasis"><text:span text:style-name="T1464">fai</text:span></text:span><text:span text:style-name="Strong_20_Emphasis"><text:span text:style-name="T677">led</text:span></text:span></text:p>
            <text:p text:style-name="P258"><text:span text:style-name="Strong_20_Emphasis"><text:span text:style-name="T677">Remote</text:span></text:span></text:p>
            <text:p text:style-name="P258"><text:span text:style-name="Strong_20_Emphasis"><text:span text:style-name="T677">To repent</text:span></text:span><text:span text:style-name="Strong_20_Emphasis"><text:span text:style-name="T705">/ (dt. bereuen)</text:span></text:span></text:p>
            <text:p text:style-name="P258"><text:span text:style-name="Strong_20_Emphasis"><text:span text:style-name="T677">just relax</text:span></text:span></text:p>
            <text:p text:style-name="P258"><text:span text:style-name="Strong_20_Emphasis"><text:span text:style-name="T677">You will not </text:span></text:span><text:span text:style-name="Strong_20_Emphasis"><text:span text:style-name="T755">miss</text:span></text:span><text:span text:style-name="Strong_20_Emphasis"><text:span text:style-name="T677"> anything you need</text:span></text:span></text:p>
            <text:p text:style-name="P258"><text:span text:style-name="Strong_20_Emphasis"><text:span text:style-name="T677">You will </text:span></text:span><text:span text:style-name="Strong_20_Emphasis"><text:span text:style-name="T755">get rid</text:span></text:span><text:span text:style-name="Strong_20_Emphasis"><text:span text:style-name="T766"> of/ (dt. ablösen)</text:span></text:span><text:span text:style-name="Strong_20_Emphasis"><text:span text:style-name="T677"> </text:span></text:span><text:span text:style-name="Strong_20_Emphasis"><text:span text:style-name="T755">bandages</text:span></text:span></text:p>
            <text:p text:style-name="P258"><text:span text:style-name="Strong_20_Emphasis"><text:span text:style-name="T706">high-</text:span></text:span><text:span text:style-name="Strong_20_Emphasis"><text:span text:style-name="T677">Spirited</text:span></text:span><text:span text:style-name="Strong_20_Emphasis"><text:span text:style-name="T706">/ (dt. feurig)</text:span></text:span></text:p>
            <text:p text:style-name="P258"><text:span text:style-name="Strong_20_Emphasis"><text:span text:style-name="T1464">pas</text:span></text:span><text:span text:style-name="Strong_20_Emphasis"><text:span text:style-name="T677">s</text:span></text:span><text:span text:style-name="Strong_20_Emphasis"><text:span text:style-name="T1464">iona</text:span></text:span><text:span text:style-name="Strong_20_Emphasis"><text:span text:style-name="T677">te</text:span></text:span></text:p>
            <text:p text:style-name="P258"><text:span text:style-name="Strong_20_Emphasis"><text:span text:style-name="T677">rise</text:span></text:span><text:span text:style-name="Strong_20_Emphasis"><text:span text:style-name="T706">/ increase</text:span></text:span></text:p>
            <text:p text:style-name="P258"><text:span text:style-name="Strong_20_Emphasis"><text:span text:style-name="T677">Roommates</text:span></text:span></text:p>
            <text:p text:style-name="P258"><text:span text:style-name="Strong_20_Emphasis"><text:span text:style-name="T677">Hobbies</text:span></text:span></text:p>
            <text:p text:style-name="P263"><text:span text:style-name="Strong_20_Emphasis"><text:span text:style-name="T677">Keeps the country </text:span></text:span><text:span text:style-name="Strong_20_Emphasis"><text:span text:style-name="T755">in </text:span></text:span><text:span text:style-name="Strong_20_Emphasis"><text:span text:style-name="T767">the air</text:span></text:span><text:span text:style-name="Strong_20_Emphasis"><text:span text:style-name="T766">/ (en el aire)</text:span></text:span></text:p>
            <text:p text:style-name="P263"><text:span text:style-name="Strong_20_Emphasis"><text:span text:style-name="T677">after more than two days without news</text:span></text:span></text:p>
            <text:p text:style-name="P263"><text:span text:style-name="Strong_20_Emphasis"><text:span text:style-name="T1464">Alert</text:span></text:span><text:span text:style-name="Strong_20_Emphasis"><text:span text:style-name="T677">ed </text:span></text:span><text:span text:style-name="Strong_20_Emphasis"><text:span text:style-name="T1464">polic</text:span></text:span><text:span text:style-name="Strong_20_Emphasis"><text:span text:style-name="T677">e </text:span></text:span></text:p>
            <text:p text:style-name="P263"><text:span text:style-name="Strong_20_Emphasis"><text:span text:style-name="T677">after a first </text:span></text:span><text:span text:style-name="Strong_20_Emphasis"><text:span text:style-name="T755">unsuccessful</text:span></text:span><text:span text:style-name="Strong_20_Emphasis"><text:span text:style-name="T677"> search, </text:span></text:span></text:p>
            <text:p text:style-name="P263"><text:span text:style-name="Strong_20_Emphasis"><text:span text:style-name="T677">the </text:span></text:span><text:span text:style-name="Strong_20_Emphasis"><text:span text:style-name="T755">prosecutor</text:span></text:span><text:span text:style-name="Strong_20_Emphasis"><text:span text:style-name="T677"> said, </text:span></text:span></text:p>
            <text:p text:style-name="P263"><text:span text:style-name="Strong_20_Emphasis"><text:span text:style-name="T677">during a </text:span></text:span><text:span text:style-name="Strong_20_Emphasis"><text:span text:style-name="T1464">public</text:span></text:span><text:span text:style-name="Strong_20_Emphasis"><text:span text:style-name="T677"> </text:span></text:span><text:span text:style-name="Strong_20_Emphasis"><text:span text:style-name="T755">hearing</text:span></text:span><text:span text:style-name="Strong_20_Emphasis"><text:span text:style-name="T677">.</text:span></text:span></text:p>
            <text:p text:style-name="P263"><text:span text:style-name="Strong_20_Emphasis"><text:span text:style-name="T677">The </text:span></text:span><text:span text:style-name="Strong_20_Emphasis"><text:span text:style-name="T1464">aut</text:span></text:span><text:span text:style-name="Strong_20_Emphasis"><text:span text:style-name="T677">h</text:span></text:span><text:span text:style-name="Strong_20_Emphasis"><text:span text:style-name="T1464">ori</text:span></text:span><text:span text:style-name="Strong_20_Emphasis"><text:span text:style-name="T677">ties do not </text:span></text:span><text:span text:style-name="Strong_20_Emphasis"><text:span text:style-name="T755">rule out</text:span></text:span><text:span text:style-name="Strong_20_Emphasis"><text:span text:style-name="T677"> </text:span></text:span></text:p>
            <text:p text:style-name="P263"><text:span text:style-name="Strong_20_Emphasis"><text:span text:style-name="T755">kidnapping</text:span></text:span><text:span text:style-name="Strong_20_Emphasis"><text:span text:style-name="T677"> and </text:span></text:span></text:p>
            <text:p text:style-name="P263"><text:span text:style-name="Strong_20_Emphasis"><text:span text:style-name="T677">have </text:span></text:span><text:span text:style-name="Strong_20_Emphasis"><text:span text:style-name="T755">labeled</text:span></text:span><text:span text:style-name="Strong_20_Emphasis"><text:span text:style-name="T677"> the </text:span></text:span><text:span text:style-name="Strong_20_Emphasis"><text:span text:style-name="T1464">investigation</text:span></text:span><text:span text:style-name="Strong_20_Emphasis"><text:span text:style-name="T677"> as such</text:span></text:span></text:p>
            <text:p text:style-name="P263"><text:span text:style-name="Strong_20_Emphasis"><text:span text:style-name="T677">Although the vast </text:span></text:span><text:span text:style-name="Strong_20_Emphasis"><text:span text:style-name="T1464">ma</text:span></text:span><text:span text:style-name="Strong_20_Emphasis"><text:span text:style-name="T677">j</text:span></text:span><text:span text:style-name="Strong_20_Emphasis"><text:span text:style-name="T1464">ori</text:span></text:span><text:span text:style-name="Strong_20_Emphasis"><text:span text:style-name="T677">ty are </text:span></text:span><text:span text:style-name="Strong_20_Emphasis"><text:span text:style-name="T755">leaks</text:span></text:span><text:span text:style-name="Strong_20_Emphasis"><text:span text:style-name="T677">, </text:span></text:span></text:p>
            <text:p text:style-name="P263"><text:span text:style-name="Strong_20_Emphasis"><text:span text:style-name="T677">some 400 </text:span></text:span><text:span text:style-name="Strong_20_Emphasis"><text:span text:style-name="T1464">cas</text:span></text:span><text:span text:style-name="Strong_20_Emphasis"><text:span text:style-name="T677">es </text:span></text:span><text:span text:style-name="Strong_20_Emphasis"><text:span text:style-name="T755">fall under</text:span></text:span><text:span text:style-name="Strong_20_Emphasis"><text:span text:style-name="T677"> the </text:span></text:span><text:span text:style-name="Strong_20_Emphasis"><text:span text:style-name="T1464">categor</text:span></text:span><text:span text:style-name="Strong_20_Emphasis"><text:span text:style-name="T677">y of "</text:span></text:span><text:span text:style-name="Strong_20_Emphasis"><text:span text:style-name="T1464">d</text:span></text:span><text:span text:style-name="Strong_20_Emphasis"><text:span text:style-name="T677">i</text:span></text:span><text:span text:style-name="Strong_20_Emphasis"><text:span text:style-name="T1464">sap</text:span></text:span><text:span text:style-name="Strong_20_Emphasis"><text:span text:style-name="T677">pe</text:span></text:span><text:span text:style-name="Strong_20_Emphasis"><text:span text:style-name="T1464">ar</text:span></text:span><text:span text:style-name="Strong_20_Emphasis"><text:span text:style-name="T677">ances </text:span></text:span><text:span text:style-name="Strong_20_Emphasis"><text:span text:style-name="T755">of concern</text:span></text:span><text:span text:style-name="Strong_20_Emphasis"><text:span text:style-name="T677">".</text:span></text:span></text:p>
            <text:p text:style-name="P258"><text:span text:style-name="Strong_20_Emphasis"><text:span text:style-name="T677">We never </text:span></text:span><text:span text:style-name="Strong_20_Emphasis"><text:span text:style-name="T755">knew</text:span></text:span><text:span text:style-name="Strong_20_Emphasis"><text:span text:style-name="T677"> about her again.</text:span></text:span></text:p>
            <text:p text:style-name="P263"><text:span text:style-name="Strong_20_Emphasis"><text:span text:style-name="T677">There were 32,096 people </text:span></text:span></text:p>
            <text:p text:style-name="P263"><text:span text:style-name="Strong_20_Emphasis"><text:span text:style-name="T677">in unknown </text:span></text:span><text:span text:style-name="Strong_20_Emphasis"><text:span text:style-name="T755">whereabouts</text:span></text:span></text:p>
            <text:p text:style-name="P263"><text:span text:style-name="Strong_20_Emphasis"><text:span text:style-name="T677">Continue to be </text:span></text:span><text:span text:style-name="Strong_20_Emphasis"><text:span text:style-name="T1464">victim</text:span></text:span><text:span text:style-name="Strong_20_Emphasis"><text:span text:style-name="T677">s</text:span></text:span></text:p>
            <text:p text:style-name="P263"><text:span text:style-name="Strong_20_Emphasis"><text:span text:style-name="T677">the </text:span></text:span><text:span text:style-name="Strong_20_Emphasis"><text:span text:style-name="T1464">human</text:span></text:span><text:span text:style-name="Strong_20_Emphasis"><text:span text:style-name="T677"> </text:span></text:span><text:span text:style-name="Strong_20_Emphasis"><text:span text:style-name="T755">rights</text:span></text:span><text:span text:style-name="Strong_20_Emphasis"><text:span text:style-name="T677"> </text:span></text:span><text:span text:style-name="Strong_20_Emphasis"><text:span text:style-name="T1464">organiza</text:span></text:span><text:span text:style-name="Strong_20_Emphasis"><text:span text:style-name="T677">tion</text:span></text:span></text:p>
            <text:p text:style-name="P330"><text:span text:style-name="Strong_20_Emphasis"><text:span text:style-name="T677">They will be </text:span></text:span><text:span text:style-name="Strong_20_Emphasis"><text:span text:style-name="T755">subjected</text:span></text:span><text:span text:style-name="Strong_20_Emphasis"><text:span text:style-name="T706">/ (a. submit)</text:span></text:span></text:p>
            <text:p text:style-name="P330"><text:span text:style-name="Strong_20_Emphasis"><text:span text:style-name="T677">to a </text:span></text:span><text:span text:style-name="Strong_20_Emphasis"><text:span text:style-name="T755">slow</text:span></text:span><text:span text:style-name="Strong_20_Emphasis"><text:span text:style-name="T677"> and </text:span></text:span><text:span text:style-name="Strong_20_Emphasis"><text:span text:style-name="T1464">prolong</text:span></text:span><text:span text:style-name="Strong_20_Emphasis"><text:span text:style-name="T677">ed psychological distress, </text:span></text:span></text:p>
            <text:p text:style-name="P263"><text:span text:style-name="Strong_20_Emphasis"><text:span text:style-name="T677">they can be </text:span></text:span><text:span text:style-name="Strong_20_Emphasis"><text:span text:style-name="T1464">extor</text:span></text:span><text:span text:style-name="Strong_20_Emphasis"><text:span text:style-name="T677">ted </text:span></text:span></text:p>
            <text:p text:style-name="P330"><text:span text:style-name="Strong_20_Emphasis"><text:span text:style-name="T755">in exchange</text:span></text:span><text:span text:style-name="Strong_20_Emphasis"><text:span text:style-name="T677"> for </text:span></text:span><text:span text:style-name="Strong_20_Emphasis"><text:span text:style-name="T1464">information</text:span></text:span><text:span text:style-name="Strong_20_Emphasis"><text:span text:style-name="T677">, or </text:span></text:span></text:p>
            <text:p text:style-name="P330"><text:span text:style-name="Strong_20_Emphasis"><text:span text:style-name="T677">they can be t</text:span></text:span><text:span text:style-name="Strong_20_Emphasis"><text:span text:style-name="T755">hreatened </text:span></text:span></text:p>
            <text:p text:style-name="P330"><text:span text:style-name="Strong_20_Emphasis"><text:span text:style-name="T677">to continue </text:span></text:span><text:span text:style-name="Strong_20_Emphasis"><text:span text:style-name="T755">searching</text:span></text:span><text:span text:style-name="Strong_20_Emphasis"><text:span text:style-name="T677"> for the </text:span></text:span><text:span text:style-name="Strong_20_Emphasis"><text:span text:style-name="T755">truth</text:span></text:span></text:p>
            <text:p text:style-name="P258"><text:soft-page-break/><text:span text:style-name="Strong_20_Emphasis"><text:span text:style-name="T677">To </text:span></text:span><text:span text:style-name="Strong_20_Emphasis"><text:span text:style-name="T755">raise</text:span></text:span><text:span text:style-name="Strong_20_Emphasis"><text:span text:style-name="T677"> </text:span></text:span><text:span text:style-name="Strong_20_Emphasis"><text:span text:style-name="T1464">p</text:span></text:span><text:span text:style-name="Strong_20_Emphasis"><text:span text:style-name="T677">u</text:span></text:span><text:span text:style-name="Strong_20_Emphasis"><text:span text:style-name="T1464">bl</text:span></text:span><text:span text:style-name="Strong_20_Emphasis"><text:span text:style-name="T677">ic </text:span></text:span><text:span text:style-name="Strong_20_Emphasis"><text:span text:style-name="T755">awareness</text:span></text:span></text:p>
            <text:p text:style-name="P263"><text:span text:style-name="Strong_20_Emphasis"><text:span text:style-name="T1472">Persue</text:span></text:span><text:span text:style-name="Strong_20_Emphasis"><text:span text:style-name="T707">/ (a. persecute)</text:span></text:span><text:span text:style-name="Strong_20_Emphasis"><text:span text:style-name="T677"> to </text:span></text:span><text:span text:style-name="Strong_20_Emphasis"><text:span text:style-name="T755">require</text:span></text:span><text:span text:style-name="Strong_20_Emphasis"><text:span text:style-name="T677"> the Government </text:span></text:span></text:p>
            <text:p text:style-name="P263"><text:span text:style-name="Strong_20_Emphasis"><text:span text:style-name="T677">to </text:span></text:span><text:span text:style-name="Strong_20_Emphasis"><text:span text:style-name="T768">perform/ </text:span></text:span><text:span text:style-name="Strong_20_Emphasis"><text:span text:style-name="T755">carry out </text:span></text:span><text:span text:style-name="Strong_20_Emphasis"><text:span text:style-name="T677">"necessary investigations" </text:span></text:span></text:p>
            <text:p text:style-name="P263"><text:span text:style-name="Strong_20_Emphasis"><text:span text:style-name="T677">to </text:span></text:span><text:span text:style-name="Strong_20_Emphasis"><text:span text:style-name="T1464">clar</text:span></text:span><text:span text:style-name="Strong_20_Emphasis"><text:span text:style-name="T677">ify the </text:span></text:span><text:span text:style-name="Strong_20_Emphasis"><text:span text:style-name="T755">whereabouts</text:span></text:span><text:span text:style-name="Strong_20_Emphasis"><text:span text:style-name="T677"> </text:span></text:span></text:p>
            <text:p text:style-name="P263"><text:span text:style-name="Strong_20_Emphasis"><text:span text:style-name="T677">of the </text:span></text:span><text:span text:style-name="Strong_20_Emphasis"><text:span text:style-name="T1464">d</text:span></text:span><text:span text:style-name="Strong_20_Emphasis"><text:span text:style-name="T677">i</text:span></text:span><text:span text:style-name="Strong_20_Emphasis"><text:span text:style-name="T1464">sap</text:span></text:span><text:span text:style-name="Strong_20_Emphasis"><text:span text:style-name="T677">pe</text:span></text:span><text:span text:style-name="Strong_20_Emphasis"><text:span text:style-name="T1464">are</text:span></text:span><text:span text:style-name="Strong_20_Emphasis"><text:span text:style-name="T677">d</text:span></text:span></text:p>
            <text:p text:style-name="P263"><text:span text:style-name="Strong_20_Emphasis"><text:span text:style-name="T677">He also </text:span></text:span><text:span text:style-name="Strong_20_Emphasis"><text:span text:style-name="T768">underlined/ </text:span></text:span><text:span text:style-name="Strong_20_Emphasis"><text:span text:style-name="T755">stressed</text:span></text:span><text:span text:style-name="Strong_20_Emphasis"><text:span text:style-name="T677"> that in May 2017, </text:span></text:span></text:p>
            <text:p text:style-name="P263"><text:span text:style-name="Strong_20_Emphasis"><text:span text:style-name="T677">a non-legislative </text:span></text:span><text:span text:style-name="Strong_20_Emphasis"><text:span text:style-name="T1464">propos</text:span></text:span><text:span text:style-name="Strong_20_Emphasis"><text:span text:style-name="T677">al was </text:span></text:span><text:span text:style-name="Strong_20_Emphasis"><text:span text:style-name="T1464">ap</text:span></text:span><text:span text:style-name="Strong_20_Emphasis"><text:span text:style-name="T677">p</text:span></text:span><text:span text:style-name="Strong_20_Emphasis"><text:span text:style-name="T1464">ro</text:span></text:span><text:span text:style-name="Strong_20_Emphasis"><text:span text:style-name="T677">ved in the Congress of Deputies, </text:span></text:span><text:span text:style-name="Strong_20_Emphasis"><text:span text:style-name="T755">urging</text:span></text:span><text:span text:style-name="Strong_20_Emphasis"><text:span text:style-name="T677"> the Government </text:span></text:span></text:p>
            <text:p text:style-name="P263"><text:span text:style-name="Strong_20_Emphasis"><text:span text:style-name="T677">to </text:span></text:span><text:span text:style-name="Strong_20_Emphasis"><text:span text:style-name="T1464">as</text:span></text:span><text:span text:style-name="Strong_20_Emphasis"><text:span text:style-name="T677">s</text:span></text:span><text:span text:style-name="Strong_20_Emphasis"><text:span text:style-name="T1464">um</text:span></text:span><text:span text:style-name="Strong_20_Emphasis"><text:span text:style-name="T677">e the </text:span></text:span><text:span text:style-name="Strong_20_Emphasis"><text:span text:style-name="T1464">international</text:span></text:span><text:span text:style-name="Strong_20_Emphasis"><text:span text:style-name="T677"> </text:span></text:span><text:span text:style-name="Strong_20_Emphasis"><text:span text:style-name="T1464">recom</text:span></text:span><text:span text:style-name="Strong_20_Emphasis"><text:span text:style-name="T677">m</text:span></text:span><text:span text:style-name="Strong_20_Emphasis"><text:span text:style-name="T1464">enda</text:span></text:span><text:span text:style-name="Strong_20_Emphasis"><text:span text:style-name="T677">tions </text:span></text:span></text:p>
            <text:p text:style-name="P263"><text:span text:style-name="Strong_20_Emphasis"><text:span text:style-name="T677">that</text:span></text:span><text:span text:style-name="Strong_20_Emphasis"><text:span text:style-name="T683"> </text:span></text:span><text:span text:style-name="Strong_20_Emphasis"><text:span text:style-name="T755">require</text:span></text:span><text:span text:style-name="Strong_20_Emphasis"><text:span text:style-name="T677"> it to </text:span></text:span><text:span text:style-name="Strong_20_Emphasis"><text:span text:style-name="T1464">clar</text:span></text:span><text:span text:style-name="Strong_20_Emphasis"><text:span text:style-name="T677">ify and </text:span></text:span></text:p>
            <text:p text:style-name="P263"><text:span text:style-name="Strong_20_Emphasis"><text:span text:style-name="T755">prosecute</text:span></text:span><text:span text:style-name="Strong_20_Emphasis"><text:span text:style-name="T677"> such</text:span></text:span><text:span text:style-name="Strong_20_Emphasis"><text:span text:style-name="T683"> </text:span></text:span><text:span text:style-name="Strong_20_Emphasis"><text:span text:style-name="T1464">crime</text:span></text:span><text:span text:style-name="Strong_20_Emphasis"><text:span text:style-name="T677">s</text:span></text:span></text:p>
            <text:p text:style-name="P263"><text:bookmark text:name="result_box363"/><text:span text:style-name="Strong_20_Emphasis"><text:span text:style-name="T677">Today you will be </text:span></text:span><text:span text:style-name="Strong_20_Emphasis"><text:span text:style-name="T755">full</text:span></text:span><text:span text:style-name="Strong_20_Emphasis"><text:span text:style-name="T677"> of </text:span></text:span><text:span text:style-name="Strong_20_Emphasis"><text:span text:style-name="T1464">vitali</text:span></text:span><text:span text:style-name="Strong_20_Emphasis"><text:span text:style-name="T677">ty and </text:span></text:span></text:p>
            <text:p text:style-name="P263"><text:span text:style-name="Strong_20_Emphasis"><text:span text:style-name="T755">ready</text:span></text:span><text:span text:style-name="Strong_20_Emphasis"><text:span text:style-name="T677"> to raise </text:span></text:span><text:span text:style-name="Strong_20_Emphasis"><text:span text:style-name="T1464">mo</text:span></text:span><text:span text:style-name="Strong_20_Emphasis"><text:span text:style-name="T677">u</text:span></text:span><text:span text:style-name="Strong_20_Emphasis"><text:span text:style-name="T1464">nta</text:span></text:span><text:span text:style-name="Strong_20_Emphasis"><text:span text:style-name="T677">i</text:span></text:span><text:span text:style-name="Strong_20_Emphasis"><text:span text:style-name="T1464">n</text:span></text:span><text:span text:style-name="Strong_20_Emphasis"><text:span text:style-name="T677">s.</text:span></text:span></text:p>
            <text:p text:style-name="P263"><text:span text:style-name="Strong_20_Emphasis"><text:span text:style-name="T677">So </text:span></text:span><text:span text:style-name="Strong_20_Emphasis"><text:span text:style-name="T1464">dedic</text:span></text:span><text:span text:style-name="Strong_20_Emphasis"><text:span text:style-name="T677">ate yourself to the </text:span></text:span><text:span text:style-name="Strong_20_Emphasis"><text:span text:style-name="T1464">realiza</text:span></text:span><text:span text:style-name="Strong_20_Emphasis"><text:span text:style-name="T677">tion </text:span></text:span></text:p>
            <text:p text:style-name="P263"><text:span text:style-name="Strong_20_Emphasis"><text:span text:style-name="T677">of your </text:span></text:span><text:span text:style-name="Strong_20_Emphasis"><text:span text:style-name="T1464">ideas</text:span></text:span><text:span text:style-name="Strong_20_Emphasis"><text:span text:style-name="T677"> and your </text:span></text:span><text:span text:style-name="Strong_20_Emphasis"><text:span text:style-name="T1464">project</text:span></text:span><text:span text:style-name="Strong_20_Emphasis"><text:span text:style-name="T677">s.</text:span></text:span></text:p>
            <text:p text:style-name="P263"><text:span text:style-name="Strong_20_Emphasis"><text:span text:style-name="T677">You will feel in great </text:span></text:span><text:span text:style-name="Strong_20_Emphasis"><text:span text:style-name="T755">shape</text:span></text:span><text:span text:style-name="Strong_20_Emphasis"><text:span text:style-name="T677"> </text:span></text:span></text:p>
            <text:p text:style-name="P263"><text:span text:style-name="Strong_20_Emphasis"><text:span text:style-name="T677">at all le</text:span></text:span><text:span text:style-name="Strong_20_Emphasis"><text:span text:style-name="T1464">vel</text:span></text:span><text:span text:style-name="Strong_20_Emphasis"><text:span text:style-name="T677">s and </text:span></text:span></text:p>
            <text:p text:style-name="P263"><text:span text:style-name="Strong_20_Emphasis"><text:span text:style-name="T677">in </text:span></text:span><text:span text:style-name="Strong_20_Emphasis"><text:span text:style-name="T1464">t</text:span></text:span><text:span text:style-name="Strong_20_Emphasis"><text:span text:style-name="T677">u</text:span></text:span><text:span text:style-name="Strong_20_Emphasis"><text:span text:style-name="T1464">n</text:span></text:span><text:span text:style-name="Strong_20_Emphasis"><text:span text:style-name="T677">e with yourself.</text:span></text:span></text:p>
            <text:p text:style-name="P263"><text:span text:style-name="Strong_20_Emphasis"><text:span text:style-name="T677">You will be </text:span></text:span><text:span text:style-name="Strong_20_Emphasis"><text:span text:style-name="T1464">perfect</text:span></text:span><text:span text:style-name="Strong_20_Emphasis"><text:span text:style-name="T677">ly comfortable </text:span></text:span></text:p>
            <text:p text:style-name="P263"><text:span text:style-name="Strong_20_Emphasis"><text:span text:style-name="T677">in what you </text:span></text:span><text:span text:style-name="Strong_20_Emphasis"><text:span text:style-name="T755">undertake</text:span></text:span><text:span text:style-name="Strong_20_Emphasis"><text:span text:style-name="T677"> and you </text:span></text:span><text:span text:style-name="Strong_20_Emphasis"><text:span text:style-name="T755">w</text:span></text:span><text:span text:style-name="Strong_20_Emphasis"><text:span text:style-name="T768">ish</text:span></text:span><text:span text:style-name="Strong_20_Emphasis"><text:span text:style-name="T677"> to </text:span></text:span><text:span text:style-name="Strong_20_Emphasis"><text:span text:style-name="T755">share</text:span></text:span><text:span text:style-name="Strong_20_Emphasis"><text:span text:style-name="T677"> </text:span></text:span></text:p>
            <text:p text:style-name="P263"><text:span text:style-name="Strong_20_Emphasis"><text:span text:style-name="T677">your </text:span></text:span><text:span text:style-name="Strong_20_Emphasis"><text:span text:style-name="T1464">ent</text:span></text:span><text:span text:style-name="Strong_20_Emphasis"><text:span text:style-name="T677">h</text:span></text:span><text:span text:style-name="Strong_20_Emphasis"><text:span text:style-name="T1464">usiasm</text:span></text:span><text:span text:style-name="Strong_20_Emphasis"><text:span text:style-name="T677"> with others.</text:span></text:span></text:p>
            <text:p text:style-name="P263"><text:span text:style-name="Strong_20_Emphasis"><text:span text:style-name="T1434">Aspir</text:span></text:span><text:span text:style-name="Strong_20_Emphasis"><text:span text:style-name="T755">e</text:span></text:span><text:span text:style-name="Strong_20_Emphasis"><text:span text:style-name="T768">/ aim</text:span></text:span><text:span text:style-name="Strong_20_Emphasis"><text:span text:style-name="T677"> to success before anything else and </text:span></text:span></text:p>
            <text:p text:style-name="P263"><text:span text:style-name="Strong_20_Emphasis"><text:span text:style-name="T1464">tend</text:span></text:span><text:span text:style-name="Strong_20_Emphasis"><text:span text:style-name="T677"> to </text:span></text:span><text:span text:style-name="Strong_20_Emphasis"><text:span text:style-name="T755">neglect</text:span></text:span><text:span text:style-name="Strong_20_Emphasis"><text:span text:style-name="T677"> their </text:span></text:span><text:span text:style-name="Strong_20_Emphasis"><text:span text:style-name="T755">surroundings</text:span></text:span><text:span text:style-name="Strong_20_Emphasis"><text:span text:style-name="T677">.</text:span></text:span></text:p>
            <text:p text:style-name="P260"><text:span text:style-name="Strong_20_Emphasis"><text:span text:style-name="T677">Your </text:span></text:span><text:span text:style-name="Strong_20_Emphasis"><text:span text:style-name="T1464">obses</text:span></text:span><text:span text:style-name="Strong_20_Emphasis"><text:span text:style-name="T677">s</text:span></text:span><text:span text:style-name="Strong_20_Emphasis"><text:span text:style-name="T1464">ion</text:span></text:span><text:span text:style-name="Strong_20_Emphasis"><text:span text:style-name="T677">s could </text:span></text:span><text:span text:style-name="Strong_20_Emphasis"><text:span text:style-name="T1464">da</text:span></text:span><text:span text:style-name="Strong_20_Emphasis"><text:span text:style-name="T677">m</text:span></text:span><text:span text:style-name="Strong_20_Emphasis"><text:span text:style-name="T1464">a</text:span></text:span><text:span text:style-name="Strong_20_Emphasis"><text:span text:style-name="T677">ge your </text:span></text:span><text:span text:style-name="Strong_20_Emphasis"><text:span text:style-name="T755">health</text:span></text:span><text:span text:style-name="Strong_20_Emphasis"><text:span text:style-name="T677">.</text:span></text:span></text:p>
            <text:p text:style-name="P263"><text:span text:style-name="Strong_20_Emphasis"><text:span text:style-name="T677">You will not </text:span></text:span><text:span text:style-name="Strong_20_Emphasis"><text:span text:style-name="T1464">provok</text:span></text:span><text:span text:style-name="Strong_20_Emphasis"><text:span text:style-name="T677">e the j</text:span></text:span><text:span text:style-name="Strong_20_Emphasis"><text:span text:style-name="T1464">e</text:span></text:span><text:span text:style-name="Strong_20_Emphasis"><text:span text:style-name="T677">a</text:span></text:span><text:span text:style-name="Strong_20_Emphasis"><text:span text:style-name="T1464">lo</text:span></text:span><text:span text:style-name="Strong_20_Emphasis"><text:span text:style-name="T677">u</text:span></text:span><text:span text:style-name="Strong_20_Emphasis"><text:span text:style-name="T1464">s</text:span></text:span><text:span text:style-name="Strong_20_Emphasis"><text:span text:style-name="T677">y </text:span></text:span></text:p>
            <text:p text:style-name="P263"><text:span text:style-name="Strong_20_Emphasis"><text:span text:style-name="T677">of your </text:span></text:span><text:span text:style-name="Strong_20_Emphasis"><text:span text:style-name="T1464">compa</text:span></text:span><text:span text:style-name="Strong_20_Emphasis"><text:span text:style-name="T677">nions, but rather the </text:span></text:span><text:span text:style-name="Strong_20_Emphasis"><text:span text:style-name="T755">opposite</text:span></text:span><text:span text:style-name="Strong_20_Emphasis"><text:span text:style-name="T677">, </text:span></text:span></text:p>
            <text:p text:style-name="P263"><text:span text:style-name="Strong_20_Emphasis"><text:span text:style-name="T677">because they will </text:span></text:span><text:span text:style-name="Strong_20_Emphasis"><text:span text:style-name="T755">rejoice</text:span></text:span><text:span text:style-name="Strong_20_Emphasis"><text:span text:style-name="T677"> for you.</text:span></text:span></text:p>
            <text:p text:style-name="P263"><text:span text:style-name="Strong_20_Emphasis"><text:span text:style-name="T677">You have </text:span></text:span><text:span text:style-name="Strong_20_Emphasis"><text:span text:style-name="T1464">dif</text:span></text:span><text:span text:style-name="Strong_20_Emphasis"><text:span text:style-name="T677">f</text:span></text:span><text:span text:style-name="Strong_20_Emphasis"><text:span text:style-name="T1464">icult</text:span></text:span><text:span text:style-name="Strong_20_Emphasis"><text:span text:style-name="T677">y letting go </text:span></text:span></text:p>
            <text:p text:style-name="P263"><text:span text:style-name="Strong_20_Emphasis"><text:span text:style-name="T677">of this new </text:span></text:span><text:span text:style-name="Strong_20_Emphasis"><text:span text:style-name="T1464">energy</text:span></text:span><text:span text:style-name="Strong_20_Emphasis"><text:span text:style-name="T677"> that gives you </text:span></text:span><text:span text:style-name="Strong_20_Emphasis"><text:span text:style-name="T755">wings</text:span></text:span><text:span text:style-name="Strong_20_Emphasis"><text:span text:style-name="T677">. </text:span></text:span></text:p>
            <text:p text:style-name="P263"><text:span text:style-name="Strong_20_Emphasis"><text:span text:style-name="T677">Leave the past behind and look to the future.</text:span></text:span></text:p>
            <text:p text:style-name="P263"><text:span text:style-name="Strong_20_Emphasis"><text:span text:style-name="T677">Your </text:span></text:span><text:span text:style-name="Strong_20_Emphasis"><text:span text:style-name="T1464">confi</text:span></text:span><text:span text:style-name="Strong_20_Emphasis"><text:span text:style-name="T677">dence and </text:span></text:span><text:span text:style-name="Strong_20_Emphasis"><text:span text:style-name="T755">joy</text:span></text:span><text:span text:style-name="Strong_20_Emphasis"><text:span text:style-name="T677"> </text:span></text:span></text:p>
            <text:p text:style-name="P263"><text:span text:style-name="Strong_20_Emphasis"><text:span text:style-name="T677">will </text:span></text:span><text:span text:style-name="Strong_20_Emphasis"><text:span text:style-name="T1464">inspir</text:span></text:span><text:span text:style-name="Strong_20_Emphasis"><text:span text:style-name="T677">e </text:span></text:span><text:span text:style-name="Strong_20_Emphasis"><text:span text:style-name="T1464">col</text:span></text:span><text:span text:style-name="Strong_20_Emphasis"><text:span text:style-name="T677">l</text:span></text:span><text:span text:style-name="Strong_20_Emphasis"><text:span text:style-name="T1464">e</text:span></text:span><text:span text:style-name="Strong_20_Emphasis"><text:span text:style-name="T677">a</text:span></text:span><text:span text:style-name="Strong_20_Emphasis"><text:span text:style-name="T1464">g</text:span></text:span><text:span text:style-name="Strong_20_Emphasis"><text:span text:style-name="T677">ues and friends </text:span></text:span></text:p>
            <text:p text:style-name="P263"><text:span text:style-name="Strong_20_Emphasis"><text:span text:style-name="T677">to </text:span></text:span><text:span text:style-name="Strong_20_Emphasis"><text:span text:style-name="T755">trust</text:span></text:span><text:span text:style-name="Strong_20_Emphasis"><text:span text:style-name="T677"> you and seek </text:span></text:span><text:span text:style-name="Strong_20_Emphasis"><text:span text:style-name="T755">advice</text:span></text:span><text:span text:style-name="Strong_20_Emphasis"><text:span text:style-name="T677">. </text:span></text:span></text:p>
            <text:p text:style-name="P263"><text:span text:style-name="Strong_20_Emphasis"><text:span text:style-name="T755">Keep up</text:span></text:span><text:span text:style-name="Strong_20_Emphasis"><text:span text:style-name="T677"> the good work!</text:span></text:span></text:p>
            <text:p text:style-name="P263"><text:span text:style-name="Strong_20_Emphasis"><text:span text:style-name="T755">Even if </text:span></text:span><text:span text:style-name="Strong_20_Emphasis"><text:span text:style-name="T677">it's not u</text:span></text:span><text:span text:style-name="Strong_20_Emphasis"><text:span text:style-name="T1464">su</text:span></text:span><text:span text:style-name="Strong_20_Emphasis"><text:span text:style-name="T677">a</text:span></text:span><text:span text:style-name="Strong_20_Emphasis"><text:span text:style-name="T1464">l</text:span></text:span><text:span text:style-name="Strong_20_Emphasis"><text:span text:style-name="T677">ly your </text:span></text:span><text:span text:style-name="Strong_20_Emphasis"><text:span text:style-name="T1464">styl</text:span></text:span><text:span text:style-name="Strong_20_Emphasis"><text:span text:style-name="T677">e, </text:span></text:span></text:p>
            <text:p text:style-name="P263"><text:span text:style-name="Strong_20_Emphasis"><text:span text:style-name="T677">you'll </text:span></text:span><text:span text:style-name="Strong_20_Emphasis"><text:span text:style-name="T1464">tend</text:span></text:span><text:span text:style-name="Strong_20_Emphasis"><text:span text:style-name="T677"> to hang out</text:span></text:span><text:span text:style-name="Strong_20_Emphasis"><text:span text:style-name="T708"> a </text:span></text:span><text:span text:style-name="Strong_20_Emphasis"><text:span text:style-name="T769">while</text:span></text:span></text:p>
            <text:p text:style-name="P263"><text:span text:style-name="Strong_20_Emphasis"><text:span text:style-name="T677">Today, you may be unfairly </text:span></text:span><text:span text:style-name="Strong_20_Emphasis"><text:span text:style-name="T1464">ac</text:span></text:span><text:span text:style-name="Strong_20_Emphasis"><text:span text:style-name="T677">c</text:span></text:span><text:span text:style-name="Strong_20_Emphasis"><text:span text:style-name="T1464">us</text:span></text:span><text:span text:style-name="Strong_20_Emphasis"><text:span text:style-name="T677">ed </text:span></text:span></text:p>
            <text:p text:style-name="P263"><text:span text:style-name="Strong_20_Emphasis"><text:span text:style-name="T677">of being the </text:span></text:span><text:span text:style-name="Strong_20_Emphasis"><text:span text:style-name="T755">source</text:span></text:span><text:span text:style-name="Strong_20_Emphasis"><text:span text:style-name="T677"> of </text:span></text:span><text:span text:style-name="Strong_20_Emphasis"><text:span text:style-name="T1464">disput</text:span></text:span><text:span text:style-name="Strong_20_Emphasis"><text:span text:style-name="T677">es</text:span></text:span></text:p>
            <text:p text:style-name="P263"><text:span text:style-name="Strong_20_Emphasis"><text:span text:style-name="T677">The people with whom you will </text:span></text:span><text:span text:style-name="Strong_20_Emphasis"><text:span text:style-name="T1464">col</text:span></text:span><text:span text:style-name="Strong_20_Emphasis"><text:span text:style-name="T677">l</text:span></text:span><text:span text:style-name="Strong_20_Emphasis"><text:span text:style-name="T1464">abora</text:span></text:span><text:span text:style-name="Strong_20_Emphasis"><text:span text:style-name="T677">te </text:span></text:span></text:p>
            <text:p text:style-name="P263"><text:span text:style-name="Strong_20_Emphasis"><text:span text:style-name="T677">will </text:span></text:span><text:span text:style-name="Strong_20_Emphasis"><text:span text:style-name="T1464">expres</text:span></text:span><text:span text:style-name="Strong_20_Emphasis"><text:span text:style-name="T677">s their </text:span></text:span><text:span text:style-name="Strong_20_Emphasis"><text:span text:style-name="T1473">grat</text:span></text:span><text:span text:style-name="Strong_20_Emphasis"><text:span text:style-name="T708">itude</text:span></text:span><text:span text:style-name="Strong_20_Emphasis"><text:span text:style-name="T677">. </text:span></text:span></text:p>
            <text:p text:style-name="P263"><text:span text:style-name="Strong_20_Emphasis"><text:span text:style-name="T677">You will </text:span></text:span><text:span text:style-name="Strong_20_Emphasis"><text:span text:style-name="T769">'</text:span></text:span><text:span text:style-name="Strong_20_Emphasis"><text:span text:style-name="T677"> </text:span></text:span><text:span text:style-name="Strong_20_Emphasis"><text:span text:style-name="T1464">ga</text:span></text:span><text:span text:style-name="Strong_20_Emphasis"><text:span text:style-name="T677">i</text:span></text:span><text:span text:style-name="Strong_20_Emphasis"><text:span text:style-name="T1464">n</text:span></text:span><text:span text:style-name="Strong_20_Emphasis"><text:span text:style-name="T677"> </text:span></text:span></text:p>
            <text:p text:style-name="P263"><text:span text:style-name="Strong_20_Emphasis"><text:span text:style-name="T677">the </text:span></text:span><text:span text:style-name="Strong_20_Emphasis"><text:span text:style-name="T755">trust</text:span></text:span><text:span text:style-name="Strong_20_Emphasis"><text:span text:style-name="T769">/ </text:span></text:span><text:span text:style-name="Strong_20_Emphasis"><text:span text:style-name="T1439">confi</text:span></text:span><text:span text:style-name="Strong_20_Emphasis"><text:span text:style-name="T769">dence</text:span></text:span><text:span text:style-name="Strong_20_Emphasis"><text:span text:style-name="T677"> of one and the other.</text:span></text:span></text:p>
            <text:p text:style-name="P263"><text:span text:style-name="Strong_20_Emphasis"><text:span text:style-name="T677">You will </text:span></text:span><text:span text:style-name="Strong_20_Emphasis"><text:span text:style-name="T755">feel</text:span></text:span><text:span text:style-name="Strong_20_Emphasis"><text:span text:style-name="T677"> </text:span></text:span><text:span text:style-name="Strong_20_Emphasis"><text:span text:style-name="T1464">tens</text:span></text:span><text:span text:style-name="Strong_20_Emphasis"><text:span text:style-name="T677">e </text:span></text:span></text:p>
            <text:p text:style-name="P263"><text:span text:style-name="Strong_20_Emphasis"><text:span text:style-name="T677">without </text:span></text:span><text:span text:style-name="Strong_20_Emphasis"><text:span text:style-name="T1464">neces</text:span></text:span><text:span text:style-name="Strong_20_Emphasis"><text:span text:style-name="T677">s</text:span></text:span><text:span text:style-name="Strong_20_Emphasis"><text:span text:style-name="T1464">ari</text:span></text:span><text:span text:style-name="Strong_20_Emphasis"><text:span text:style-name="T677">ly knowing the </text:span></text:span><text:span text:style-name="Strong_20_Emphasis"><text:span text:style-name="T1464">r</text:span></text:span><text:span text:style-name="Strong_20_Emphasis"><text:span text:style-name="T677">e</text:span></text:span><text:span text:style-name="Strong_20_Emphasis"><text:span text:style-name="T1464">a</text:span></text:span><text:span text:style-name="Strong_20_Emphasis"><text:span text:style-name="T677">s</text:span></text:span><text:span text:style-name="Strong_20_Emphasis"><text:span text:style-name="T1464">on</text:span></text:span><text:span text:style-name="Strong_20_Emphasis"><text:span text:style-name="T677">.</text:span></text:span></text:p>
            <text:p text:style-name="P261"><text:bookmark text:name="result_box406"/><text:span text:style-name="Strong_20_Emphasis"><text:span text:style-name="T755">Otherwise</text:span></text:span><text:span text:style-name="Strong_20_Emphasis"><text:span text:style-name="T769">/ for the rest</text:span></text:span><text:span text:style-name="Strong_20_Emphasis"><text:span text:style-name="T677">, it's nothing.</text:span></text:span></text:p>
            <text:p text:style-name="P261"><text:span text:style-name="Strong_20_Emphasis"><text:span text:style-name="T677">He does </text:span></text:span><text:span text:style-name="Strong_20_Emphasis"><text:span text:style-name="T755">not even</text:span></text:span><text:span text:style-name="Strong_20_Emphasis"><text:span text:style-name="T677"> remember his </text:span></text:span><text:span text:style-name="Strong_20_Emphasis"><text:span text:style-name="T755">first name</text:span></text:span></text:p>
            <text:p text:style-name="P263"><text:span text:style-name="Strong_20_Emphasis"><text:span text:style-name="T755">As for</text:span></text:span><text:span text:style-name="Strong_20_Emphasis"><text:span text:style-name="T677"> the </text:span></text:span><text:span text:style-name="Strong_20_Emphasis"><text:span text:style-name="T1464">cost</text:span></text:span><text:span text:style-name="Strong_20_Emphasis"><text:span text:style-name="T677">s </text:span></text:span></text:p>
            <text:p text:style-name="P263"><text:span text:style-name="Strong_20_Emphasis"><text:span text:style-name="T677">of the </text:span></text:span><text:span text:style-name="Strong_20_Emphasis"><text:span text:style-name="T1464">considerabl</text:span></text:span><text:span text:style-name="Strong_20_Emphasis"><text:span text:style-name="T677">e </text:span></text:span><text:span text:style-name="Strong_20_Emphasis"><text:span text:style-name="T1464">re</text:span></text:span><text:span text:style-name="Strong_20_Emphasis"><text:span text:style-name="T677">so</text:span></text:span><text:span text:style-name="Strong_20_Emphasis"><text:span text:style-name="T1464">ur</text:span></text:span><text:span text:style-name="Strong_20_Emphasis"><text:span text:style-name="T677">ces </text:span></text:span></text:p>
            <text:p text:style-name="P263"><text:span text:style-name="Strong_20_Emphasis"><text:span text:style-name="T1464">incurre</text:span></text:span><text:span text:style-name="Strong_20_Emphasis"><text:span text:style-name="T677">d to </text:span></text:span><text:span text:style-name="Strong_20_Emphasis"><text:span text:style-name="T755">find</text:span></text:span><text:span text:style-name="Strong_20_Emphasis"><text:span text:style-name="T677"> L.C, </text:span></text:span></text:p>
            <text:p text:style-name="P331"><text:span text:style-name="Strong_20_Emphasis"><text:span text:style-name="T1464">poten</text:span></text:span><text:span text:style-name="Strong_20_Emphasis"><text:span text:style-name="T677">tial </text:span></text:span><text:span text:style-name="Strong_20_Emphasis"><text:span text:style-name="T1464">aut</text:span></text:span><text:span text:style-name="Strong_20_Emphasis"><text:span text:style-name="T677">h</text:span></text:span><text:span text:style-name="Strong_20_Emphasis"><text:span text:style-name="T1464">or</text:span></text:span><text:span text:style-name="Strong_20_Emphasis"><text:span text:style-name="T677">s will be </text:span></text:span><text:span text:style-name="Strong_20_Emphasis"><text:span text:style-name="T755">charged</text:span></text:span><text:span text:style-name="Strong_20_Emphasis"><text:span text:style-name="T677">.</text:span></text:span></text:p>
            <text:p text:style-name="P331"><text:span text:style-name="Strong_20_Emphasis"><text:span text:style-name="T677">The police </text:span></text:span><text:span text:style-name="Strong_20_Emphasis"><text:span text:style-name="T755">thanked</text:span></text:span><text:span text:style-name="Strong_20_Emphasis"><text:span text:style-name="T770">/ be </text:span></text:span><text:span text:style-name="Strong_20_Emphasis"><text:span text:style-name="T1440">grat</text:span></text:span><text:span text:style-name="Strong_20_Emphasis"><text:span text:style-name="T770">eful for</text:span></text:span></text:p>
            <text:p text:style-name="P331"><text:span text:style-name="Strong_20_Emphasis"><text:span text:style-name="T677">Now you have to </text:span></text:span><text:span text:style-name="Strong_20_Emphasis"><text:span text:style-name="T755">rest</text:span></text:span></text:p>
            <text:p text:style-name="P263"><text:soft-page-break/><text:span text:style-name="Strong_20_Emphasis"><text:span text:style-name="T677">But these </text:span></text:span><text:span text:style-name="Strong_20_Emphasis"><text:span text:style-name="T1464">deficienci</text:span></text:span><text:span text:style-name="Strong_20_Emphasis"><text:span text:style-name="T677">es </text:span></text:span></text:p>
            <text:p text:style-name="P263"><text:span text:style-name="Strong_20_Emphasis"><text:span text:style-name="T677">can also have other </text:span></text:span><text:span text:style-name="Strong_20_Emphasis"><text:span text:style-name="T1464">organic</text:span></text:span><text:span text:style-name="Strong_20_Emphasis"><text:span text:style-name="T677"> </text:span></text:span><text:span text:style-name="Strong_20_Emphasis"><text:span text:style-name="T1464">caus</text:span></text:span><text:span text:style-name="Strong_20_Emphasis"><text:span text:style-name="T677">es. "</text:span></text:span></text:p>
            <text:p text:style-name="P263"><text:span text:style-name="Strong_20_Emphasis"><text:span text:style-name="T677">When the </text:span></text:span><text:span text:style-name="Strong_20_Emphasis"><text:span text:style-name="T755">brain</text:span></text:span><text:span text:style-name="Strong_20_Emphasis"><text:span text:style-name="T677"> </text:span></text:span><text:span text:style-name="Strong_20_Emphasis"><text:span text:style-name="T755">seems</text:span></text:span><text:span text:style-name="Strong_20_Emphasis"><text:span text:style-name="T677"> to have </text:span></text:span><text:span text:style-name="Strong_20_Emphasis"><text:span text:style-name="T755">erased</text:span></text:span><text:span text:style-name="Strong_20_Emphasis"><text:span text:style-name="T677"> </text:span></text:span></text:p>
            <text:p text:style-name="P263"><text:span text:style-name="Strong_20_Emphasis"><text:span text:style-name="T677">all the </text:span></text:span><text:span text:style-name="Strong_20_Emphasis"><text:span text:style-name="T1464">dat</text:span></text:span><text:span text:style-name="Strong_20_Emphasis"><text:span text:style-name="T677">a in </text:span></text:span><text:span text:style-name="Strong_20_Emphasis"><text:span text:style-name="T1464">memor</text:span></text:span><text:span text:style-name="Strong_20_Emphasis"><text:span text:style-name="T677">y, </text:span></text:span></text:p>
            <text:p text:style-name="P263"><text:span text:style-name="Strong_20_Emphasis"><text:span text:style-name="T677">the </text:span></text:span><text:span text:style-name="Strong_20_Emphasis"><text:span text:style-name="T1464">caus</text:span></text:span><text:span text:style-name="Strong_20_Emphasis"><text:span text:style-name="T677">es may be other.</text:span></text:span></text:p>
            <text:p text:style-name="P269"><text:span text:style-name="Strong_20_Emphasis"><text:span text:style-name="T677">In </text:span></text:span><text:span text:style-name="Strong_20_Emphasis"><text:span text:style-name="T1464">general</text:span></text:span><text:span text:style-name="Strong_20_Emphasis"><text:span text:style-name="T677">, </text:span></text:span><text:span text:style-name="Strong_20_Emphasis"><text:span text:style-name="T755">things</text:span></text:span><text:span text:style-name="Strong_20_Emphasis"><text:span text:style-name="T677"> </text:span></text:span><text:span text:style-name="Strong_20_Emphasis"><text:span text:style-name="T1464">rec</text:span></text:span><text:span text:style-name="Strong_20_Emphasis"><text:span text:style-name="T677">over, </text:span></text:span></text:p>
            <text:p text:style-name="P269"><text:span text:style-name="Strong_20_Emphasis"><text:span text:style-name="T677">but they take a long </text:span></text:span><text:span text:style-name="Strong_20_Emphasis"><text:span text:style-name="T1464">tim</text:span></text:span><text:span text:style-name="Strong_20_Emphasis"><text:span text:style-name="T677">e.</text:span></text:span></text:p>
            <text:p text:style-name="P263"><text:span text:style-name="Strong_20_Emphasis"><text:span text:style-name="T682">It is in the </text:span></text:span><text:span text:style-name="Strong_20_Emphasis"><text:span text:style-name="T1474">memory</text:span></text:span><text:span text:style-name="Strong_20_Emphasis"><text:span text:style-name="T682"> </text:span></text:span><text:span text:style-name="Strong_20_Emphasis"><text:span text:style-name="T771">now</text:span></text:span><text:span text:style-name="Strong_20_Emphasis"><text:span text:style-name="T682">. </text:span></text:span></text:p>
            <text:p text:style-name="P263"><text:span text:style-name="Strong_20_Emphasis"><text:span text:style-name="T682">But I do not know, whether it is </text:span></text:span><text:span text:style-name="Strong_20_Emphasis"><text:span text:style-name="T1474">s</text:span></text:span><text:span text:style-name="Strong_20_Emphasis"><text:span text:style-name="T682">u</text:span></text:span><text:span text:style-name="Strong_20_Emphasis"><text:span text:style-name="T1474">st</text:span></text:span><text:span text:style-name="Strong_20_Emphasis"><text:span text:style-name="T682">ai</text:span></text:span><text:span text:style-name="Strong_20_Emphasis"><text:span text:style-name="T1474">n</text:span></text:span><text:span text:style-name="Strong_20_Emphasis"><text:span text:style-name="T682">able.</text:span></text:span></text:p>
            <text:p text:style-name="P263"><text:bookmark text:name="result_box418"/><text:span text:style-name="Strong_20_Emphasis"><text:span text:style-name="T771">Do not blame</text:span></text:span><text:span text:style-name="Strong_20_Emphasis"><text:span text:style-name="T682"> those a</text:span></text:span><text:span text:style-name="Strong_20_Emphasis"><text:span text:style-name="T1474">ro</text:span></text:span><text:span text:style-name="Strong_20_Emphasis"><text:span text:style-name="T682">un</text:span></text:span><text:span text:style-name="Strong_20_Emphasis"><text:span text:style-name="T1474">d</text:span></text:span><text:span text:style-name="Strong_20_Emphasis"><text:span text:style-name="T682"> you and </text:span></text:span></text:p>
            <text:p text:style-name="P263"><text:span text:style-name="Strong_20_Emphasis"><text:span text:style-name="T682">do not </text:span></text:span><text:span text:style-name="Strong_20_Emphasis"><text:span text:style-name="T1474">l</text:span></text:span><text:span text:style-name="Strong_20_Emphasis"><text:span text:style-name="T682">i</text:span></text:span><text:span text:style-name="Strong_20_Emphasis"><text:span text:style-name="T1474">ft</text:span></text:span><text:span text:style-name="Strong_20_Emphasis"><text:span text:style-name="T682"> the </text:span></text:span><text:span text:style-name="Strong_20_Emphasis"><text:span text:style-name="T1474">bar</text:span></text:span><text:span text:style-name="Strong_20_Emphasis"><text:span text:style-name="T682"> too </text:span></text:span><text:span text:style-name="Strong_20_Emphasis"><text:span text:style-name="T771">high</text:span></text:span><text:span text:style-name="Strong_20_Emphasis"><text:span text:style-name="T682">.</text:span></text:span></text:p>
            <text:p text:style-name="P263"><text:span text:style-name="Strong_20_Emphasis"><text:span text:style-name="T682">Do not </text:span></text:span><text:span text:style-name="Strong_20_Emphasis"><text:span text:style-name="T1474">resign</text:span></text:span><text:span text:style-name="Strong_20_Emphasis"><text:span text:style-name="T682"> yourself and </text:span></text:span></text:p>
            <text:p text:style-name="P263"><text:span text:style-name="Strong_20_Emphasis"><text:span text:style-name="T771">take advantage</text:span></text:span><text:span text:style-name="Strong_20_Emphasis"><text:span text:style-name="T682"> of the </text:span></text:span><text:span text:style-name="Strong_20_Emphasis"><text:span text:style-name="T1474">op</text:span></text:span><text:span text:style-name="Strong_20_Emphasis"><text:span text:style-name="T682">p</text:span></text:span><text:span text:style-name="Strong_20_Emphasis"><text:span text:style-name="T1474">ortuni</text:span></text:span><text:span text:style-name="Strong_20_Emphasis"><text:span text:style-name="T682">ties </text:span></text:span></text:p>
            <text:p text:style-name="P263"><text:span text:style-name="Strong_20_Emphasis"><text:span text:style-name="T682">that will be </text:span></text:span><text:span text:style-name="Strong_20_Emphasis"><text:span text:style-name="T1474">present</text:span></text:span><text:span text:style-name="Strong_20_Emphasis"><text:span text:style-name="T682">ed to you.</text:span></text:span></text:p>
            <text:p text:style-name="P263"><text:span text:style-name="Strong_20_Emphasis"><text:span text:style-name="T771">Do not waste</text:span></text:span><text:span text:style-name="Strong_20_Emphasis"><text:span text:style-name="T682"> your </text:span></text:span><text:span text:style-name="Strong_20_Emphasis"><text:span text:style-name="T1474">tim</text:span></text:span><text:span text:style-name="Strong_20_Emphasis"><text:span text:style-name="T682">e and </text:span></text:span><text:span text:style-name="Strong_20_Emphasis"><text:span text:style-name="T1474">energy</text:span></text:span><text:span text:style-name="Strong_20_Emphasis"><text:span text:style-name="T682"> </text:span></text:span></text:p>
            <text:p text:style-name="P263"><text:span text:style-name="Strong_20_Emphasis"><text:span text:style-name="T682">to </text:span></text:span><text:span text:style-name="Strong_20_Emphasis"><text:span text:style-name="T1474">p</text:span></text:span><text:span text:style-name="Strong_20_Emphasis"><text:span text:style-name="T682">u</text:span></text:span><text:span text:style-name="Strong_20_Emphasis"><text:span text:style-name="T1474">rs</text:span></text:span><text:span text:style-name="Strong_20_Emphasis"><text:span text:style-name="T682">ue </text:span></text:span><text:span text:style-name="Strong_20_Emphasis"><text:span text:style-name="T771">goals</text:span></text:span><text:span text:style-name="Strong_20_Emphasis"><text:span text:style-name="T682"> </text:span></text:span></text:p>
            <text:p text:style-name="P263"><text:span text:style-name="Strong_20_Emphasis"><text:span text:style-name="T682">that do not meet</text:span></text:span><text:span text:style-name="Strong_20_Emphasis"><text:span text:style-name="T709">/ s</text:span></text:span><text:span text:style-name="Strong_20_Emphasis"><text:span text:style-name="T1475">atisf</text:span></text:span><text:span text:style-name="Strong_20_Emphasis"><text:span text:style-name="T709">y</text:span></text:span><text:span text:style-name="Strong_20_Emphasis"><text:span text:style-name="T682"> your </text:span></text:span><text:span text:style-name="Strong_20_Emphasis"><text:span text:style-name="T1474">need</text:span></text:span><text:span text:style-name="Strong_20_Emphasis"><text:span text:style-name="T682">s.</text:span></text:span></text:p>
            <text:p text:style-name="P262"><text:span text:style-name="Strong_20_Emphasis"><text:span text:style-name="T682">You will see that you will do well.</text:span></text:span></text:p>
            <text:p text:style-name="P263"><text:span text:style-name="Strong_20_Emphasis"><text:span text:style-name="T682">If you are </text:span></text:span><text:span text:style-name="Strong_20_Emphasis"><text:span text:style-name="T1474">s</text:span></text:span><text:span text:style-name="Strong_20_Emphasis"><text:span text:style-name="T682">ing</text:span></text:span><text:span text:style-name="Strong_20_Emphasis"><text:span text:style-name="T1474">le</text:span></text:span><text:span text:style-name="Strong_20_Emphasis"><text:span text:style-name="T682">, you could make </text:span></text:span><text:span text:style-name="Strong_20_Emphasis"><text:span text:style-name="T1474">con</text:span></text:span><text:span text:style-name="Strong_20_Emphasis"><text:span text:style-name="T682">n</text:span></text:span><text:span text:style-name="Strong_20_Emphasis"><text:span text:style-name="T1474">e</text:span></text:span><text:span text:style-name="Strong_20_Emphasis"><text:span text:style-name="T682">ct</text:span></text:span><text:span text:style-name="Strong_20_Emphasis"><text:span text:style-name="T1474">ion</text:span></text:span><text:span text:style-name="Strong_20_Emphasis"><text:span text:style-name="T682">s </text:span></text:span></text:p>
            <text:p text:style-name="P263"><text:span text:style-name="Strong_20_Emphasis"><text:span text:style-name="T682">that will get you more </text:span></text:span><text:span text:style-name="Strong_20_Emphasis"><text:span text:style-name="T1474">invol</text:span></text:span><text:span text:style-name="Strong_20_Emphasis"><text:span text:style-name="T682">ved.</text:span></text:span></text:p>
            <text:p text:style-name="P263"><text:span text:style-name="Strong_20_Emphasis"><text:span text:style-name="T771">Do not forget</text:span></text:span><text:span text:style-name="Strong_20_Emphasis"><text:span text:style-name="T682"> to think about your </text:span></text:span><text:span text:style-name="Strong_20_Emphasis"><text:span text:style-name="T771">health</text:span></text:span><text:span text:style-name="Strong_20_Emphasis"><text:span text:style-name="T682">. </text:span></text:span></text:p>
            <text:p text:style-name="P263"><text:span text:style-name="Strong_20_Emphasis"><text:span text:style-name="T1474">Moder</text:span></text:span><text:span text:style-name="Strong_20_Emphasis"><text:span text:style-name="T682">ate your s</text:span></text:span><text:span text:style-name="Strong_20_Emphasis"><text:span text:style-name="T1474">port</text:span></text:span><text:span text:style-name="Strong_20_Emphasis"><text:span text:style-name="T682">s </text:span></text:span><text:span text:style-name="Strong_20_Emphasis"><text:span text:style-name="T1474">activi</text:span></text:span><text:span text:style-name="Strong_20_Emphasis"><text:span text:style-name="T682">ties </text:span></text:span></text:p>
            <text:p text:style-name="P263"><text:span text:style-name="Strong_20_Emphasis"><text:span text:style-name="T682">so you do not </text:span></text:span><text:span text:style-name="Strong_20_Emphasis"><text:span text:style-name="T771">overload</text:span></text:span><text:span text:style-name="Strong_20_Emphasis"><text:span text:style-name="T772">/ overburden</text:span></text:span><text:span text:style-name="Strong_20_Emphasis"><text:span text:style-name="T682">.</text:span></text:span></text:p>
            <text:p text:style-name="P263"><text:span text:style-name="Strong_20_Emphasis"><text:span text:style-name="T771">Above all</text:span></text:span><text:span text:style-name="Strong_20_Emphasis"><text:span text:style-name="T682">, </text:span></text:span></text:p>
            <text:p text:style-name="P263"><text:span text:style-name="Strong_20_Emphasis"><text:span text:style-name="T771">allow</text:span></text:span><text:span text:style-name="Strong_20_Emphasis"><text:span text:style-name="T682"> yourself some </text:span></text:span><text:span text:style-name="Strong_20_Emphasis"><text:span text:style-name="T1474">rela</text:span></text:span><text:span text:style-name="Strong_20_Emphasis"><text:span text:style-name="T682">x</text:span></text:span><text:span text:style-name="Strong_20_Emphasis"><text:span text:style-name="T1474">ation</text:span></text:span><text:span text:style-name="Strong_20_Emphasis"><text:span text:style-name="T682"> and </text:span></text:span><text:span text:style-name="Strong_20_Emphasis"><text:span text:style-name="T771">rest</text:span></text:span><text:span text:style-name="Strong_20_Emphasis"><text:span text:style-name="T682">.</text:span></text:span></text:p>
            <text:p text:style-name="P263"><text:span text:style-name="Strong_20_Emphasis"><text:span text:style-name="T682">After having </text:span></text:span><text:span text:style-name="Strong_20_Emphasis"><text:span text:style-name="T771">spent</text:span></text:span><text:span text:style-name="Strong_20_Emphasis"><text:span text:style-name="T682"> </text:span></text:span></text:p>
            <text:p text:style-name="P263"><text:span text:style-name="Strong_20_Emphasis"><text:span text:style-name="T682">several </text:span></text:span><text:span text:style-name="Strong_20_Emphasis"><text:span text:style-name="T771">exhausting</text:span></text:span><text:span text:style-name="Strong_20_Emphasis"><text:span text:style-name="T682"> weeks, </text:span></text:span></text:p>
            <text:p text:style-name="P263"><text:span text:style-name="Strong_20_Emphasis"><text:span text:style-name="T682">today you will have the w</text:span></text:span><text:span text:style-name="Strong_20_Emphasis"><text:span text:style-name="T1474">in</text:span></text:span><text:span text:style-name="Strong_20_Emphasis"><text:span text:style-name="T682">d in your </text:span></text:span><text:span text:style-name="Strong_20_Emphasis"><text:span text:style-name="T771">sails</text:span></text:span><text:span text:style-name="Strong_20_Emphasis"><text:span text:style-name="T682"> again.</text:span></text:span></text:p>
            <text:p text:style-name="P327"><text:bookmark text:name="result_box487"/><text:span text:style-name="Strong_20_Emphasis"><text:span text:style-name="T682">smell</text:span></text:span></text:p>
            <text:p text:style-name="P327"><text:span text:style-name="Strong_20_Emphasis"><text:span text:style-name="T682">I smell</text:span></text:span></text:p>
            <text:p text:style-name="P327"><text:span text:style-name="Strong_20_Emphasis"><text:span text:style-name="T682">tread</text:span></text:span><text:span text:style-name="Strong_20_Emphasis"><text:span text:style-name="T710">/ trample</text:span></text:span></text:p>
            <text:p text:style-name="P327"><text:span text:style-name="Strong_20_Emphasis"><text:span text:style-name="T682">thorn</text:span></text:span><text:span text:style-name="Strong_20_Emphasis"><text:span text:style-name="T710">/ (dt. Dorn)</text:span></text:span></text:p>
            <text:p text:style-name="P327"><text:span text:style-name="Strong_20_Emphasis"><text:span text:style-name="T682">paw print</text:span></text:span><text:span text:style-name="Strong_20_Emphasis"><text:span text:style-name="T710"> (dt. Fussabdruck)</text:span></text:span></text:p>
            <text:p text:style-name="P327"><text:span text:style-name="Strong_20_Emphasis"><text:span text:style-name="T1474">boo</text:span></text:span></text:p>
            <text:p text:style-name="P327"><text:span text:style-name="Strong_20_Emphasis"><text:span text:style-name="T710">accident (run over/ run down)</text:span></text:span></text:p>
            <text:p text:style-name="P327"><text:span text:style-name="Strong_20_Emphasis"><text:span text:style-name="T682">supply</text:span></text:span><text:span text:style-name="Strong_20_Emphasis"><text:span text:style-name="T710">/ provide</text:span></text:span></text:p>
            <text:p text:style-name="P327"><text:span text:style-name="Strong_20_Emphasis"><text:span text:style-name="T682">scope</text:span></text:span></text:p>
            <text:p text:style-name="P327"><text:span text:style-name="Strong_20_Emphasis"><text:span text:style-name="T771">deal with</text:span></text:span><text:span text:style-name="Strong_20_Emphasis"><text:span text:style-name="T682"> your stress more successfully</text:span></text:span></text:p>
            <text:p text:style-name="P327"><text:span text:style-name="Strong_20_Emphasis"><text:span text:style-name="T700">take into account</text:span></text:span></text:p>
            <text:p text:style-name="P327"><text:span text:style-name="Strong_20_Emphasis"><text:span text:style-name="T1474">factor</text:span></text:span><text:span text:style-name="Strong_20_Emphasis"><text:span text:style-name="T682">s</text:span></text:span><text:span text:style-name="Strong_20_Emphasis"><text:span text:style-name="T700"> were </text:span></text:span><text:span text:style-name="Strong_20_Emphasis"><text:span text:style-name="T1476">d</text:span></text:span><text:span text:style-name="Strong_20_Emphasis"><text:span text:style-name="T700">i</text:span></text:span><text:span text:style-name="Strong_20_Emphasis"><text:span text:style-name="T1476">scar</text:span></text:span><text:span text:style-name="Strong_20_Emphasis"><text:span text:style-name="T700">ded</text:span></text:span><text:span text:style-name="Strong_20_Emphasis"><text:span text:style-name="T682"> that </text:span></text:span></text:p>
            <text:p text:style-name="P327"><text:span text:style-name="Strong_20_Emphasis"><text:span text:style-name="T682">might bias</text:span></text:span><text:span text:style-name="Strong_20_Emphasis"><text:span text:style-name="T710">/ skew</text:span></text:span><text:span text:style-name="Strong_20_Emphasis"><text:span text:style-name="T682"> the </text:span></text:span><text:span text:style-name="Strong_20_Emphasis"><text:span text:style-name="T1474">result</text:span></text:span><text:span text:style-name="Strong_20_Emphasis"><text:span text:style-name="T682">s</text:span></text:span></text:p>
            <text:p text:style-name="P327"><text:span text:style-name="Strong_20_Emphasis"><text:span text:style-name="T682">the sportsfans</text:span></text:span></text:p>
            <text:p text:style-name="P327"><text:span text:style-name="Strong_20_Emphasis"><text:span text:style-name="T682">a song</text:span></text:span></text:p>
            <text:p text:style-name="P327"><text:span text:style-name="Strong_20_Emphasis"><text:span text:style-name="T682">the attacker</text:span></text:span></text:p>
            <text:p text:style-name="P327"><text:span text:style-name="Strong_20_Emphasis"><text:span text:style-name="T682">"Hates fucking Jews"</text:span></text:span></text:p>
            <text:p text:style-name="P327"><text:span text:style-name="Strong_20_Emphasis"><text:span text:style-name="T682">an </text:span></text:span><text:span text:style-name="Strong_20_Emphasis"><text:span text:style-name="T1474">of</text:span></text:span><text:span text:style-name="Strong_20_Emphasis"><text:span text:style-name="T682">f</text:span></text:span><text:span text:style-name="Strong_20_Emphasis"><text:span text:style-name="T1474">ensiv</text:span></text:span><text:span text:style-name="Strong_20_Emphasis"><text:span text:style-name="T682">e </text:span></text:span><text:span text:style-name="Strong_20_Emphasis"><text:span text:style-name="T771">name</text:span></text:span></text:p>
            <text:p text:style-name="P327"><text:span text:style-name="Strong_20_Emphasis"><text:span text:style-name="T682">However</text:span></text:span></text:p>
            <text:p text:style-name="P327"><text:span text:style-name="Strong_20_Emphasis"><text:span text:style-name="T682">the </text:span></text:span><text:span text:style-name="Strong_20_Emphasis"><text:span text:style-name="T1474">l</text:span></text:span><text:span text:style-name="Strong_20_Emphasis"><text:span text:style-name="T682">a</text:span></text:span><text:span text:style-name="Strong_20_Emphasis"><text:span text:style-name="T1474">ngua</text:span></text:span><text:span text:style-name="Strong_20_Emphasis"><text:span text:style-name="T682">ge</text:span></text:span></text:p>
            <text:p text:style-name="P327"><text:span text:style-name="Strong_20_Emphasis"><text:span text:style-name="T1474">l</text:span></text:span><text:span text:style-name="Strong_20_Emphasis"><text:span text:style-name="T682">e</text:span></text:span><text:span text:style-name="Strong_20_Emphasis"><text:span text:style-name="T1474">d</text:span></text:span></text:p>
            <text:p text:style-name="P331"><text:span text:style-name="Strong_20_Emphasis"><text:span text:style-name="T682">The most </text:span></text:span><text:span text:style-name="Strong_20_Emphasis"><text:span text:style-name="T771">expensiv</text:span></text:span><text:span text:style-name="Strong_20_Emphasis"><text:span text:style-name="T682">e </text:span></text:span><text:span text:style-name="Strong_20_Emphasis"><text:span text:style-name="T771">signing</text:span></text:span></text:p>
            <text:p text:style-name="P331"><text:span text:style-name="Strong_20_Emphasis"><text:span text:style-name="T682">ripped </text:span></text:span><text:span text:style-name="Strong_20_Emphasis"><text:span text:style-name="T710">out/ (a. tear out)</text:span></text:span></text:p>
            <text:p text:style-name="P331"><text:span text:style-name="Strong_20_Emphasis"><text:span text:style-name="T682">a motorcycle</text:span></text:span></text:p>
            <text:p text:style-name="P327"><text:soft-page-break/><text:span text:style-name="Strong_20_Emphasis"><text:span text:style-name="T682">the </text:span></text:span><text:span text:style-name="Strong_20_Emphasis"><text:span text:style-name="T771">tip</text:span></text:span><text:span text:style-name="Strong_20_Emphasis"><text:span text:style-name="T682"> of the </text:span></text:span><text:span text:style-name="Strong_20_Emphasis"><text:span text:style-name="T1474">at</text:span></text:span><text:span text:style-name="Strong_20_Emphasis"><text:span text:style-name="T682">t</text:span></text:span><text:span text:style-name="Strong_20_Emphasis"><text:span text:style-name="T1474">ac</text:span></text:span><text:span text:style-name="Strong_20_Emphasis"><text:span text:style-name="T682">k</text:span></text:span></text:p>
            <text:p text:style-name="P327"><text:span text:style-name="Strong_20_Emphasis"><text:span text:style-name="T682">In fact</text:span></text:span></text:p>
            <text:p text:style-name="P327"><text:span text:style-name="Strong_20_Emphasis"><text:span text:style-name="T682">put ahead</text:span></text:span></text:p>
            <text:p text:style-name="P327"><text:span text:style-name="Strong_20_Emphasis"><text:span text:style-name="T682">an </text:span></text:span><text:span text:style-name="Strong_20_Emphasis"><text:span text:style-name="T1474">imperial</text:span></text:span><text:span text:style-name="Strong_20_Emphasis"><text:span text:style-name="T682"> </text:span></text:span><text:span text:style-name="Strong_20_Emphasis"><text:span text:style-name="T771">head shot</text:span></text:span></text:p>
            <text:p text:style-name="P327"><text:span text:style-name="Strong_20_Emphasis"><text:span text:style-name="T682">a </text:span></text:span><text:span text:style-name="Strong_20_Emphasis"><text:span text:style-name="T1474">precis</text:span></text:span><text:span text:style-name="Strong_20_Emphasis"><text:span text:style-name="T682">e </text:span></text:span><text:span text:style-name="Strong_20_Emphasis"><text:span text:style-name="T1474">cent</text:span></text:span><text:span text:style-name="Strong_20_Emphasis"><text:span text:style-name="T682">er from the right </text:span></text:span><text:span text:style-name="Strong_20_Emphasis"><text:span text:style-name="T771">side</text:span></text:span><text:span text:style-name="Strong_20_Emphasis"><text:span text:style-name="T772">/ flank</text:span></text:span></text:p>
            <text:p text:style-name="P327"><text:span text:style-name="Strong_20_Emphasis"><text:span text:style-name="T682">Which is very </text:span></text:span><text:span text:style-name="Strong_20_Emphasis"><text:span text:style-name="T771">greedy</text:span></text:span><text:span text:style-name="Strong_20_Emphasis"><text:span text:style-name="T682"> or </text:span></text:span><text:span text:style-name="Strong_20_Emphasis"><text:span text:style-name="T1474">usurer</text:span></text:span><text:span text:style-name="Strong_20_Emphasis"><text:span text:style-name="T773">/ (dt. Wucherer)</text:span></text:span><text:span text:style-name="Strong_20_Emphasis"><text:span text:style-name="T682">.</text:span></text:span></text:p>
            <text:p text:style-name="P327"><text:span text:style-name="Strong_20_Emphasis"><text:span text:style-name="T1474">ap</text:span></text:span><text:span text:style-name="Strong_20_Emphasis"><text:span text:style-name="T682">p</text:span></text:span><text:span text:style-name="Strong_20_Emphasis"><text:span text:style-name="T1474">ro</text:span></text:span><text:span text:style-name="Strong_20_Emphasis"><text:span text:style-name="T682">ved</text:span></text:span></text:p>
            <text:p text:style-name="P327"><text:span text:style-name="Strong_20_Emphasis"><text:span text:style-name="T682">handle</text:span></text:span><text:span text:style-name="Strong_20_Emphasis"><text:span text:style-name="T711">/ (</text:span></text:span><text:span text:style-name="Strong_20_Emphasis"><text:span text:style-name="T1477">man</text:span></text:span><text:span text:style-name="Strong_20_Emphasis"><text:span text:style-name="T711">o= hand)</text:span></text:span></text:p>
            <text:p text:style-name="P327"><text:span text:style-name="Strong_20_Emphasis"><text:span text:style-name="T682">floor</text:span></text:span></text:p>
            <text:p text:style-name="P327"><text:span text:style-name="Strong_20_Emphasis"><text:span text:style-name="T682">usually</text:span></text:span></text:p>
            <text:p text:style-name="P327"><text:span text:style-name="Strong_20_Emphasis"><text:span text:style-name="T682">to usually do</text:span></text:span></text:p>
            <text:p text:style-name="P327"><text:span text:style-name="Strong_20_Emphasis"><text:span text:style-name="T682">sole</text:span></text:span></text:p>
            <text:p text:style-name="P332"><text:span text:style-name="Strong_20_Emphasis"><text:span text:style-name="T771">waste</text:span></text:span><text:span text:style-name="Strong_20_Emphasis"><text:span text:style-name="T711">/ scrap/ (dt. Schrott) </text:span></text:span><text:span text:style-name="Strong_20_Emphasis"><text:span text:style-name="T682">materials</text:span></text:span></text:p>
            <text:p text:style-name="P327"><text:span text:style-name="Strong_20_Emphasis"><text:span text:style-name="T682">coming</text:span></text:span><text:span text:style-name="Strong_20_Emphasis"><text:span text:style-name="T711"> from</text:span></text:span></text:p>
            <text:p text:style-name="P327"><text:span text:style-name="Strong_20_Emphasis"><text:span text:style-name="T771">solid waste</text:span></text:span><text:span text:style-name="Strong_20_Emphasis"><text:span text:style-name="T682"> </text:span></text:span><text:span text:style-name="Strong_20_Emphasis"><text:span text:style-name="T711">spills/ leaks</text:span></text:span><text:span text:style-name="Strong_20_Emphasis"><text:span text:style-name="T682"> threaten </text:span></text:span></text:p>
            <text:p text:style-name="P327"><text:span text:style-name="Strong_20_Emphasis"><text:span text:style-name="T1474">prote</text:span></text:span><text:span text:style-name="Strong_20_Emphasis"><text:span text:style-name="T682">cted </text:span></text:span><text:span text:style-name="Strong_20_Emphasis"><text:span text:style-name="T1474">natural</text:span></text:span><text:span text:style-name="Strong_20_Emphasis"><text:span text:style-name="T682"> </text:span></text:span><text:span text:style-name="Strong_20_Emphasis"><text:span text:style-name="T771">areas</text:span></text:span></text:p>
            <text:p text:style-name="P327"><text:span text:style-name="Strong_20_Emphasis"><text:span text:style-name="T1474">at</text:span></text:span><text:span text:style-name="Strong_20_Emphasis"><text:span text:style-name="T682">tack</text:span></text:span></text:p>
            <text:p text:style-name="P327"><text:span text:style-name="Strong_20_Emphasis"><text:span text:style-name="T1474">at</text:span></text:span><text:span text:style-name="Strong_20_Emphasis"><text:span text:style-name="T682">t</text:span></text:span><text:span text:style-name="Strong_20_Emphasis"><text:span text:style-name="T1474">ent</text:span></text:span><text:span text:style-name="Strong_20_Emphasis"><text:span text:style-name="T682">ive</text:span></text:span></text:p>
            <text:p text:style-name="P327"><text:span text:style-name="Strong_20_Emphasis"><text:span text:style-name="T682">an </text:span></text:span><text:span text:style-name="Strong_20_Emphasis"><text:span text:style-name="T1474">il</text:span></text:span><text:span text:style-name="Strong_20_Emphasis"><text:span text:style-name="T682">l</text:span></text:span><text:span text:style-name="Strong_20_Emphasis"><text:span text:style-name="T1474">egal</text:span></text:span><text:span text:style-name="Strong_20_Emphasis"><text:span text:style-name="T682"> spill </text:span></text:span><text:span text:style-name="Strong_20_Emphasis"><text:span text:style-name="T771">filled</text:span></text:span><text:span text:style-name="Strong_20_Emphasis"><text:span text:style-name="T682"> the lake with </text:span></text:span><text:span text:style-name="Strong_20_Emphasis"><text:span text:style-name="T771">foam</text:span></text:span><text:span text:style-name="Strong_20_Emphasis"><text:span text:style-name="T682"> last Sunday</text:span></text:span></text:p>
            <text:p text:style-name="P327"><text:span text:style-name="Strong_20_Emphasis"><text:span text:style-name="T682">he </text:span></text:span><text:span text:style-name="Strong_20_Emphasis"><text:span text:style-name="T1474">observ</text:span></text:span><text:span text:style-name="Strong_20_Emphasis"><text:span text:style-name="T682">ed the </text:span></text:span><text:span text:style-name="Strong_20_Emphasis"><text:span text:style-name="T1474">plant</text:span></text:span><text:span text:style-name="Strong_20_Emphasis"><text:span text:style-name="T682">s with </text:span></text:span><text:span text:style-name="Strong_20_Emphasis"><text:span text:style-name="T1474">concentration</text:span></text:span><text:span text:style-name="Strong_20_Emphasis"><text:span text:style-name="T682"> and </text:span></text:span></text:p>
            <text:p text:style-name="P332"><text:span text:style-name="Strong_20_Emphasis"><text:span text:style-name="T682">was </text:span></text:span><text:span text:style-name="Strong_20_Emphasis"><text:span text:style-name="T711">spilling</text:span></text:span><text:span text:style-name="Strong_20_Emphasis"><text:span text:style-name="T682"> water from </text:span></text:span></text:p>
            <text:p text:style-name="P332"><text:span text:style-name="Strong_20_Emphasis"><text:span text:style-name="T682">the </text:span></text:span><text:span text:style-name="Strong_20_Emphasis"><text:span text:style-name="T771">s</text:span></text:span><text:span text:style-name="Strong_20_Emphasis"><text:span text:style-name="T773">prinkler/ watering</text:span></text:span><text:span text:style-name="Strong_20_Emphasis"><text:span text:style-name="T771"> </text:span></text:span><text:span text:style-name="Strong_20_Emphasis"><text:span text:style-name="T773">can</text:span></text:span><text:span text:style-name="Strong_20_Emphasis"><text:span text:style-name="T711"> </text:span></text:span><text:span text:style-name="Strong_20_Emphasis"><text:span text:style-name="T682">over the </text:span></text:span><text:span text:style-name="Strong_20_Emphasis"><text:span text:style-name="T771">pots</text:span></text:span></text:p>
            <text:p text:style-name="P327"><text:span text:style-name="Strong_20_Emphasis"><text:span text:style-name="T682">well</text:span></text:span></text:p>
            <text:p text:style-name="P327"><text:span text:style-name="Strong_20_Emphasis"><text:span text:style-name="T682">the </text:span></text:span><text:span text:style-name="Strong_20_Emphasis"><text:span text:style-name="T771">g</text:span></text:span><text:span text:style-name="Strong_20_Emphasis"><text:span text:style-name="T1441">ues</text:span></text:span><text:span text:style-name="Strong_20_Emphasis"><text:span text:style-name="T771">t </text:span></text:span><text:span text:style-name="Strong_20_Emphasis"><text:span text:style-name="T682">poured some wine into the glass</text:span></text:span></text:p>
            <text:p text:style-name="P327"><text:span text:style-name="Strong_20_Emphasis"><text:span text:style-name="T682">mango</text:span></text:span><text:span text:style-name="Strong_20_Emphasis"><text:span text:style-name="T711">/ handle (</text:span></text:span><text:span text:style-name="Strong_20_Emphasis"><text:span text:style-name="T1477">man</text:span></text:span><text:span text:style-name="Strong_20_Emphasis"><text:span text:style-name="T711">o= hand)</text:span></text:span></text:p>
            <text:p text:style-name="P327"><text:span text:style-name="Strong_20_Emphasis"><text:span text:style-name="T682">blanket</text:span></text:span></text:p>
            <text:p text:style-name="P327"><text:span text:style-name="Strong_20_Emphasis"><text:span text:style-name="T711">bring down/ topple/ </text:span></text:span><text:span text:style-name="Strong_20_Emphasis"><text:span text:style-name="T682">shoot down</text:span></text:span></text:p>
            <text:p text:style-name="P327"><text:span text:style-name="Strong_20_Emphasis"><text:span text:style-name="T682">Cooked</text:span></text:span></text:p>
            <text:p text:style-name="P327"><text:span text:style-name="Strong_20_Emphasis"><text:span text:style-name="T682">crush</text:span></text:span></text:p>
            <text:p text:style-name="P327"><text:span text:style-name="Strong_20_Emphasis"><text:span text:style-name="T682">unnoticed</text:span></text:span></text:p>
            <text:p text:style-name="P327"><text:span text:style-name="Strong_20_Emphasis"><text:span text:style-name="T682">to warn</text:span></text:span></text:p>
            <text:p text:style-name="P327"><text:span text:style-name="Strong_20_Emphasis"><text:span text:style-name="T682">get bored</text:span></text:span></text:p>
            <text:p text:style-name="P327"><text:span text:style-name="Strong_20_Emphasis"><text:span text:style-name="T682">bore</text:span></text:span></text:p>
            <text:p text:style-name="P327"><text:span text:style-name="Strong_20_Emphasis"><text:span text:style-name="T682">donkey</text:span></text:span></text:p>
            <text:p text:style-name="P327"><text:span text:style-name="Strong_20_Emphasis"><text:span text:style-name="T682">abort</text:span></text:span></text:p>
            <text:p text:style-name="P327"><text:span text:style-name="Strong_20_Emphasis"><text:span text:style-name="T682">exchange</text:span></text:span></text:p>
            <text:p text:style-name="P327"><text:span text:style-name="Strong_20_Emphasis"><text:span text:style-name="T682">advise against</text:span></text:span></text:p>
            <text:p text:style-name="P327"><text:span text:style-name="Strong_20_Emphasis"><text:span text:style-name="T682">Advise</text:span></text:span></text:p>
            <text:p text:style-name="P327"><text:span text:style-name="Strong_20_Emphasis"><text:span text:style-name="T682">neglect</text:span></text:span></text:p>
            <text:p text:style-name="P327"><text:span text:style-name="Strong_20_Emphasis"><text:span text:style-name="T682">look after</text:span></text:span></text:p>
            <text:p text:style-name="P327"><text:span text:style-name="Strong_20_Emphasis"><text:span text:style-name="T682">abilities</text:span></text:span></text:p>
            <text:p text:style-name="P327"><text:span text:style-name="Strong_20_Emphasis"><text:span text:style-name="T682">understanding</text:span></text:span></text:p>
            <text:p text:style-name="P327"><text:span text:style-name="Strong_20_Emphasis"><text:span text:style-name="T682">due</text:span></text:span></text:p>
            <text:p text:style-name="P327"><text:span text:style-name="Strong_20_Emphasis"><text:span text:style-name="T682">shortage</text:span></text:span></text:p>
            <text:p text:style-name="P327"><text:span text:style-name="Strong_20_Emphasis"><text:span text:style-name="T682">danger</text:span></text:span></text:p>
            <text:p text:style-name="P327"><text:span text:style-name="Strong_20_Emphasis"><text:span text:style-name="T682">straighten</text:span></text:span></text:p>
            <text:p text:style-name="P327"><text:span text:style-name="Strong_20_Emphasis"><text:span text:style-name="T682">distorted</text:span></text:span></text:p>
            <text:p text:style-name="P327"><text:span text:style-name="Strong_20_Emphasis"><text:span text:style-name="T682">Bend</text:span></text:span></text:p>
            <text:p text:style-name="P331"><text:span text:style-name="Strong_20_Emphasis"><text:span text:style-name="T682">needs</text:span></text:span></text:p>
            <text:p text:style-name="P332"><text:span text:style-name="Strong_20_Emphasis"><text:span text:style-name="T682">lack of resources</text:span></text:span></text:p>
            <text:p text:style-name="P332"><text:span text:style-name="Strong_20_Emphasis"><text:span text:style-name="T682">Press conference</text:span></text:span></text:p>
            <text:p text:style-name="P333"><text:bookmark text:name="result_box489"/><text:soft-page-break/><text:span text:style-name="Strong_20_Emphasis"><text:span text:style-name="T682">damage</text:span></text:span></text:p>
            <text:p text:style-name="P333"><text:span text:style-name="Strong_20_Emphasis"><text:span text:style-name="T682">harm</text:span></text:span></text:p>
            <text:p text:style-name="P333"><text:span text:style-name="Strong_20_Emphasis"><text:span text:style-name="T682">prejudice</text:span></text:span></text:p>
            <text:p text:style-name="P337"><text:bookmark text:name="result_box492"/><text:span text:style-name="Strong_20_Emphasis"><text:span text:style-name="T682">Too much money</text:span></text:span></text:p>
            <text:p text:style-name="P337"><text:span text:style-name="Strong_20_Emphasis"><text:span text:style-name="T682">enough money</text:span></text:span></text:p>
            <text:p text:style-name="P337"><text:span text:style-name="Strong_20_Emphasis"><text:span text:style-name="T682">too little money</text:span></text:span></text:p>
            <text:p text:style-name="P337"><text:span text:style-name="Strong_20_Emphasis"><text:span text:style-name="T682">insufficient money</text:span></text:span></text:p>
            <text:p text:style-name="P337"><text:span text:style-name="Strong_20_Emphasis"><text:span text:style-name="T682">humbug</text:span></text:span></text:p>
            <text:p text:style-name="P337"><text:span text:style-name="Strong_20_Emphasis"><text:span text:style-name="T682">frog</text:span></text:span></text:p>
            <text:p text:style-name="P337"><text:span text:style-name="Strong_20_Emphasis"><text:span text:style-name="T682">nonsense</text:span></text:span></text:p>
            <text:p text:style-name="P337"><text:span text:style-name="Strong_20_Emphasis"><text:span text:style-name="T682">slogans</text:span></text:span></text:p>
            <text:p text:style-name="P337"><text:span text:style-name="Strong_20_Emphasis"><text:span text:style-name="T682">troop</text:span></text:span></text:p>
            <text:p text:style-name="P337"><text:span text:style-name="Strong_20_Emphasis"><text:span text:style-name="T682">hooks</text:span></text:span></text:p>
            <text:p text:style-name="P337"><text:span text:style-name="Strong_20_Emphasis"><text:span text:style-name="T682">mountain</text:span></text:span></text:p>
            <text:p text:style-name="P337"><text:span text:style-name="Strong_20_Emphasis"><text:span text:style-name="T682">the blackboards</text:span></text:span></text:p>
            <text:p text:style-name="P337"><text:span text:style-name="Strong_20_Emphasis"><text:span text:style-name="T682">tail</text:span></text:span></text:p>
            <text:p text:style-name="P337"><text:span text:style-name="Strong_20_Emphasis"><text:span text:style-name="T682">chubby trunk</text:span></text:span></text:p>
            <text:p text:style-name="P337"><text:span text:style-name="Strong_20_Emphasis"><text:span text:style-name="T682">bulging eyes</text:span></text:span></text:p>
            <text:p text:style-name="P337"><text:span text:style-name="Strong_20_Emphasis"><text:span text:style-name="T682">posterior extremities</text:span></text:span></text:p>
            <text:p text:style-name="P337"><text:span text:style-name="Strong_20_Emphasis"><text:span text:style-name="T682">lives in puddles and lagoons</text:span></text:span></text:p>
            <text:p text:style-name="P337"><text:span text:style-name="Strong_20_Emphasis"><text:span text:style-name="T682">a plate</text:span></text:span></text:p>
            <text:p text:style-name="P337"><text:span text:style-name="Strong_20_Emphasis"><text:span text:style-name="T682">coin</text:span></text:span></text:p>
            <text:p text:style-name="P337"><text:span text:style-name="Strong_20_Emphasis"><text:span text:style-name="T682">diaper</text:span></text:span></text:p>
            <text:p text:style-name="P337"><text:span text:style-name="Strong_20_Emphasis"><text:span text:style-name="T712">diaper</text:span></text:span></text:p>
            <text:p text:style-name="P337"><text:span text:style-name="Strong_20_Emphasis"><text:span text:style-name="T682">with openings for the passage of the legs</text:span></text:span></text:p>
            <text:p text:style-name="P337"><text:span text:style-name="Strong_20_Emphasis"><text:span text:style-name="T682">curly frogs</text:span></text:span></text:p>
            <text:p text:style-name="P337"><text:span text:style-name="Strong_20_Emphasis"><text:span text:style-name="T682">change the frog too because I think </text:span></text:span></text:p>
            <text:p text:style-name="P337"><text:span text:style-name="Strong_20_Emphasis"><text:span text:style-name="T682">it's wet</text:span></text:span></text:p>
            <text:p text:style-name="P337"><text:span text:style-name="Strong_20_Emphasis"><text:span text:style-name="T682">give away</text:span></text:span></text:p>
            <text:p text:style-name="P337"><text:span text:style-name="Strong_20_Emphasis"><text:span text:style-name="T682">compromises</text:span></text:span></text:p>
            <text:p text:style-name="P337"><text:span text:style-name="Strong_20_Emphasis"><text:span text:style-name="T682">thief</text:span></text:span></text:p>
            <text:p text:style-name="P337"><text:span text:style-name="Strong_20_Emphasis"><text:span text:style-name="T682">buttons</text:span></text:span></text:p>
            <text:p text:style-name="P337"><text:span text:style-name="Strong_20_Emphasis"><text:span text:style-name="T682">the front or back</text:span></text:span></text:p>
            <text:p text:style-name="P337"><text:span text:style-name="Strong_20_Emphasis"><text:span text:style-name="T682">frogs</text:span></text:span></text:p>
            <text:p text:style-name="P337"><text:span text:style-name="Strong_20_Emphasis"><text:span text:style-name="T682">in cotton</text:span></text:span></text:p>
            <text:p text:style-name="P337"><text:span text:style-name="Strong_20_Emphasis"><text:span text:style-name="T682">astute</text:span></text:span></text:p>
            <text:p text:style-name="P337"><text:span text:style-name="Strong_20_Emphasis"><text:span text:style-name="T682">rogue</text:span></text:span></text:p>
            <text:p text:style-name="P337"><text:span text:style-name="Strong_20_Emphasis"><text:span text:style-name="T682">Breeches</text:span></text:span></text:p>
            <text:p text:style-name="P337"><text:span text:style-name="Strong_20_Emphasis"><text:span text:style-name="T682">Stew</text:span></text:span></text:p>
            <text:p text:style-name="P337"><text:span text:style-name="Strong_20_Emphasis"><text:span text:style-name="T682">the genitals</text:span></text:span></text:p>
            <text:p text:style-name="P337"><text:span text:style-name="Strong_20_Emphasis"><text:span text:style-name="T682">the buttocks</text:span></text:span></text:p>
            <text:p text:style-name="P337"><text:span text:style-name="Strong_20_Emphasis"><text:span text:style-name="T682">is strapped to the waist</text:span></text:span></text:p>
            <text:p text:style-name="P337"><text:span text:style-name="Strong_20_Emphasis"><text:span text:style-name="T682">Sugarcane.</text:span></text:span></text:p>
            <text:p text:style-name="P337"><text:bookmark text:name="result_box493"/><text:span text:style-name="Strong_20_Emphasis"><text:span text:style-name="T682">Passing a test of oral interaction.</text:span></text:span></text:p>
            <text:p text:style-name="P337"><text:span text:style-name="Strong_20_Emphasis"><text:span text:style-name="T682">overcoming underdevelopment and poverty.</text:span></text:span></text:p>
            <text:p text:style-name="P337"><text:span text:style-name="Strong_20_Emphasis"><text:span text:style-name="T682">with which it is measured</text:span></text:span><text:span text:style-name="Strong_20_Emphasis"><text:span text:style-name="T712"> </text:span></text:span><text:span text:style-name="Strong_20_Emphasis"><text:span text:style-name="T682">or compared.</text:span></text:span></text:p>
            <text:p text:style-name="P337"><text:span text:style-name="Strong_20_Emphasis"><text:span text:style-name="T682">Exceeding a certain limit.</text:span></text:span></text:p>
            <text:p text:style-name="P337"><text:span text:style-name="Strong_20_Emphasis"><text:span text:style-name="T682">the letter exceeds 45 g </text:span></text:span></text:p>
            <text:p text:style-name="P337"><text:span text:style-name="Strong_20_Emphasis"><text:span text:style-name="T682">and must carry more stamps.</text:span></text:span></text:p>
            <text:p text:style-name="P337"><text:span text:style-name="Strong_20_Emphasis"><text:span text:style-name="T682">the runner surpassed </text:span></text:span></text:p>
            <text:p text:style-name="P337"><text:span text:style-name="Strong_20_Emphasis"><text:span text:style-name="T682">his own record for the third time.</text:span></text:span></text:p>
            <text:p text:style-name="P337"><text:span text:style-name="Strong_20_Emphasis"><text:span text:style-name="T682">Pass with skill and success an obstacle or </text:span></text:span><text:soft-page-break/><text:span text:style-name="Strong_20_Emphasis"><text:span text:style-name="T682">difficulty, or a difficult or dangerous situation, without being stopped or not discouraged.</text:span></text:span></text:p>
            <text:p text:style-name="P337"><text:span text:style-name="Strong_20_Emphasis"><text:span text:style-name="T682">overcome the first phase of a contest.</text:span></text:span></text:p>
            <text:p text:style-name="P338"><text:span text:style-name="Strong_20_Emphasis"><text:span text:style-name="T682">Congratulations, you have passed </text:span></text:span></text:p>
            <text:p text:style-name="P338"><text:span text:style-name="Strong_20_Emphasis"><text:span text:style-name="T682">the access tests.</text:span></text:span></text:p>
            <text:p text:style-name="P338"><text:bookmark text:name="result_box494"/><text:span text:style-name="Strong_20_Emphasis"><text:span text:style-name="T682">felt a tremor of joy</text:span></text:span></text:p>
            <text:p text:style-name="P338"><text:span text:style-name="Strong_20_Emphasis"><text:span text:style-name="T682">I felt the trembling of the platform </text:span></text:span></text:p>
            <text:p text:style-name="P338"><text:span text:style-name="Strong_20_Emphasis"><text:span text:style-name="T682">under his heels.</text:span></text:span></text:p>
            <text:p text:style-name="P338"><text:span text:style-name="Strong_20_Emphasis"><text:span text:style-name="T682">my failures were becoming more frequent.</text:span></text:span></text:p>
            <text:p text:style-name="P338"><text:span text:style-name="Strong_20_Emphasis"><text:span text:style-name="T682">the whistling of the wind.</text:span></text:span></text:p>
            <text:p text:style-name="P338"><text:span text:style-name="Strong_20_Emphasis"><text:span text:style-name="T682">Sharp sound that makes the air.</text:span></text:span></text:p>
            <text:p text:style-name="P338"><text:span text:style-name="Strong_20_Emphasis"><text:span text:style-name="T682">he is frightened by the whistle of the wind.</text:span></text:span></text:p>
            <text:p text:style-name="P339"><text:bookmark text:name="result_box496"/><text:span text:style-name="Strong_20_Emphasis"><text:span text:style-name="T682">stagger</text:span></text:span></text:p>
            <text:p text:style-name="P339"><text:span text:style-name="Strong_20_Emphasis"><text:span text:style-name="T682">suffering</text:span></text:span></text:p>
            <text:p text:style-name="P339"><text:span text:style-name="Strong_20_Emphasis"><text:span text:style-name="T682">endure humiliation.</text:span></text:span></text:p>
            <text:p text:style-name="P339"><text:span text:style-name="Strong_20_Emphasis"><text:span text:style-name="T682">withstand heat with a fan.</text:span></text:span></text:p>
            <text:p text:style-name="P339"><text:span text:style-name="Strong_20_Emphasis"><text:span text:style-name="T682">the painkillers helped him endure the pain.</text:span></text:span></text:p>
            <text:p text:style-name="P339"><text:span text:style-name="Strong_20_Emphasis"><text:span text:style-name="T682">he patiently endured </text:span></text:span></text:p>
            <text:p text:style-name="P339"><text:span text:style-name="Strong_20_Emphasis"><text:span text:style-name="T682">the ridicule of his companions.</text:span></text:span></text:p>
            <text:p text:style-name="P339"><text:span text:style-name="Strong_20_Emphasis"><text:span text:style-name="T682">I do not know how you have endured for so long</text:span></text:span></text:p>
            <text:p text:style-name="P339"><text:span text:style-name="Strong_20_Emphasis"><text:span text:style-name="T682">the pettiness and injustice of your boss.</text:span></text:span></text:p>
            <text:p text:style-name="P340"><text:bookmark text:name="result_box497"/><text:span text:style-name="Strong_20_Emphasis"><text:span text:style-name="T682">the headline: A statement that </text:span></text:span></text:p>
            <text:p text:style-name="P340"><text:span text:style-name="Strong_20_Emphasis"><text:span text:style-name="T682">announces and leads an information or news and </text:span></text:span></text:p>
            <text:p text:style-name="P340"><text:span text:style-name="Strong_20_Emphasis"><text:span text:style-name="T682">succinctly summarizes </text:span></text:span></text:p>
            <text:p text:style-name="P340"><text:span text:style-name="Strong_20_Emphasis"><text:span text:style-name="T682">the content of it.</text:span></text:span></text:p>
            <text:p text:style-name="P341"><text:bookmark text:name="result_box498"/><text:span text:style-name="Strong_20_Emphasis"><text:span text:style-name="T682">attend/ care/ respond</text:span></text:span></text:p>
            <text:p text:style-name="P341"><text:span text:style-name="Strong_20_Emphasis"><text:span text:style-name="T682">cater for/ take care of</text:span></text:span></text:p>
            <text:p text:style-name="P341"><text:span text:style-name="Strong_20_Emphasis"><text:span text:style-name="T682">meet the obligations.</text:span></text:span></text:p>
            <text:p text:style-name="P341"><text:span text:style-name="Strong_20_Emphasis"><text:span text:style-name="T682">take care of the business.</text:span></text:span></text:p>
            <text:p text:style-name="P341"><text:span text:style-name="Strong_20_Emphasis"><text:span text:style-name="T682">take care of what are the factors that affect the calendar of the marriage breakdown, it can be seen that marriages without children are the least lasting.</text:span></text:span></text:p>
            <text:p text:style-name="P341"><text:span text:style-name="Strong_20_Emphasis"><text:span text:style-name="T682">answer for</text:span></text:span></text:p>
            <text:p text:style-name="P341"><text:span text:style-name="Strong_20_Emphasis"><text:span text:style-name="T682">the dog </text:span></text:span><text:span text:style-name="Strong_20_Emphasis"><text:span text:style-name="T719">responds/ listends to</text:span></text:span><text:span text:style-name="Strong_20_Emphasis"><text:span text:style-name="T682"> Tobi.</text:span></text:span></text:p>
            <text:p text:style-name="P343"><text:bookmark text:name="result_box499"/><text:span text:style-name="Strong_20_Emphasis"><text:span text:style-name="T682">give a message</text:span></text:span></text:p>
            <text:p text:style-name="P343"><text:span text:style-name="Strong_20_Emphasis"><text:span text:style-name="T722">I f</text:span></text:span><text:span text:style-name="Strong_20_Emphasis"><text:span text:style-name="T682">ound your message </text:span></text:span></text:p>
            <text:p text:style-name="P343"><text:span text:style-name="Strong_20_Emphasis"><text:span text:style-name="T682">when I returned to the hotel.</text:span></text:span></text:p>
            <text:p text:style-name="P343"><text:span text:style-name="Strong_20_Emphasis"><text:span text:style-name="T682">run errands.</text:span></text:span></text:p>
            <text:p text:style-name="P344"><text:span text:style-name="Strong_20_Emphasis"><text:span text:style-name="T723">to order</text:span></text:span></text:p>
            <text:p text:style-name="P344"><text:span text:style-name="Strong_20_Emphasis"><text:span text:style-name="T723">to load/ to upload/ to carry</text:span></text:span><text:span text:style-name="Strong_20_Emphasis"><text:span text:style-name="T724">/ to charge (attack)</text:span></text:span></text:p>
            <text:p text:style-name="P345"><text:bookmark text:name="result_box500"/><text:span text:style-name="Strong_20_Emphasis"><text:span text:style-name="T724">Put a weight on a person, animal or </text:span></text:span></text:p>
            <text:p text:style-name="P345"><text:span text:style-name="Strong_20_Emphasis"><text:span text:style-name="T724">vehicle to carry it.</text:span></text:span></text:p>
            <text:p text:style-name="P345"><text:span text:style-name="Strong_20_Emphasis"><text:span text:style-name="T724">load the rifle</text:span></text:span></text:p>
            <text:p text:style-name="P345"><text:span text:style-name="Strong_20_Emphasis"><text:span text:style-name="T724">to load the program on the hard disk, follow</text:span></text:span></text:p>
            <text:p text:style-name="P345"><text:span text:style-name="Strong_20_Emphasis"><text:span text:style-name="T724">the instructions that appear on the screen.</text:span></text:span></text:p>
            <text:p text:style-name="P345"><text:span text:style-name="Strong_20_Emphasis"><text:span text:style-name="T724">Carry something, especially when it is</text:span></text:span></text:p>
            <text:p text:style-name="P345"><text:span text:style-name="Strong_20_Emphasis"><text:span text:style-name="T724">in great quantity or supposes a weight.</text:span></text:span></text:p>
            <text:p text:style-name="P345"><text:span text:style-name="Strong_20_Emphasis"><text:span text:style-name="T724">Throw yourself with force and speed on the enemy or on an agglomeration.</text:span></text:span></text:p>
          </table:table-cell>
        </table:table-row>
      </table:table>
      <text:p text:style-name="P180"><text:soft-page-break/></text:p>
      <text:p text:style-name="P180"/>
      <table:table table:name="Table2" table:style-name="Table2">
        <table:table-column table:style-name="Table2.A"/>
        <table:table-row>
          <table:table-cell table:style-name="Table2.A1" office:value-type="string">
            <text:p text:style-name="Text_20_body"><text:span text:style-name="Strong_20_Emphasis">deber+de</text:span> implies possibility or likelihhod</text:p>
            <text:p text:style-name="Text_20_body"><text:span text:style-name="Emphasis">Debe de venir esta noche</text:span> ---&gt; he´s probably coming tonight</text:p>
            <text:p text:style-name="Text_20_body"><text:span text:style-name="Strong_20_Emphasis">deber+verb</text:span> implies obligation</text:p>
            <text:p text:style-name="Text_20_body"><text:span text:style-name="Emphasis">Debe venir esta noche</text:span> --&gt; she should come tonight</text:p>
            <text:p text:style-name="Text_20_body"><text:span text:style-name="Strong_20_Emphasis">Tener+que+verb</text:span> expresses also obligation, necessity or duty.</text:p>
            <text:p text:style-name="Text_20_body"><text:span text:style-name="Emphasis">Tiene que venir esta noche</text:span> --&gt; she has to come tonight</text:p>
            <text:p text:style-name="Table_20_Contents"/>
          </table:table-cell>
        </table:table-row>
      </table:table>
      <text:p text:style-name="P180"/>
      <table:table table:name="Table3" table:style-name="Table3">
        <table:table-column table:style-name="Table3.A"/>
        <table:table-column table:style-name="Table3.B"/>
        <table:table-row>
          <table:table-cell table:style-name="Table3.A1" office:value-type="string">
            <text:p text:style-name="P546">Como ya había asegurado la soga en el primer nivel, fui abajo y la desaté, agarrándola firmemente para lograr el lento descenso de los ladrillos.</text:p>
          </table:table-cell>
          <table:table-cell table:style-name="Table3.B1" office:value-type="string">
            <text:p text:style-name="P113"><text:bookmark text:name="result_box287"/>As I had secured the rope on the first level, I went down and untied it, grasping it firmly to achieve the slow descent of the bricks.</text:p>
          </table:table-cell>
        </table:table-row>
        <table:table-row>
          <table:table-cell table:style-name="Table3.A2" office:value-type="string">
            <text:p text:style-name="P546">soga: Cuerda gruesa de esparto.</text:p>
            <text:p text:style-name="P546">"se dispusieron<text:span text:style-name="T1606"> (disposer)</text:span> a ayudar en el amarre de uno de los gamos; un campanero toca la campana tirando de unas largas sogas ."</text:p>
          </table:table-cell>
          <table:table-cell table:style-name="Table3.B2" office:value-type="string">
            <text:p text:style-name="P114"><text:bookmark text:name="result_box288"/>Rope: thick rope of esparto.</text:p>
            <text:p text:style-name="P244"><text:span text:style-name="T19">"They prepared to assist in the mooring of one of the fallow-deer</text:span><text:span text:style-name="T39">s</text:span><text:span text:style-name="T19">, a ringer rings the bell pulling of long ropes."</text:span></text:p>
          </table:table-cell>
        </table:table-row>
        <table:table-row>
          <table:table-cell table:style-name="Table3.A2" office:value-type="string">
            <text:p text:style-name="P546">campana: Instrumento sonoro constituido por un recipiente hueco en forma de copa o vaso invertidos, generalmente de bronce, que suena al ser golpeado por una pieza que cuelga<text:span text:style-name="T1606"> (colgar)</text:span> en su interior (badajo) o por un martillo exterior.</text:p>
            <text:p text:style-name="P546">Objeto de forma parecida a la del instrumento, generalmente abierto y más ancho por la parte inferior."la campana de una chimenea; la campana de cristal de una quesera ."</text:p>
          </table:table-cell>
          <table:table-cell table:style-name="Table3.B2" office:value-type="string">
            <text:p text:style-name="P178"><text:bookmark text:name="result_box289"/><text:span text:style-name="T19">Bell: A sound instrument consisting of a hollow receptacle in the shape of an inverted cup or glass, usually made of bronze, that sounds when struck by a piece that hangs inside (clap) or by an external hammer.</text:span><text:span text:style-name="T40"> </text:span><text:span text:style-name="T19">Object similar to the instrument, generally open and wider at the bottom."The bell of a chimney, the glass bell of a cheese-maker."</text:span></text:p>
          </table:table-cell>
        </table:table-row>
        <table:table-row>
          <table:table-cell table:style-name="Table3.A2" office:value-type="string">
            <text:p text:style-name="P546">hueco: Que no es compacto o macizo porque está vacío por dentro o porque tiene en su interior un espacio sin materia muy grande en relación con su volumen.<text:span text:style-name="T1606"> </text:span>Que es mullido y esponjoso.<text:span text:style-name="T1606"> </text:span>[sonido, voz] Que es profundo y retumbante.<text:span text:style-name="T1606"> </text:span>"muchos instrumentos de percusión, como el tambor, tienen un sonido hueco ."</text:p>
          </table:table-cell>
          <table:table-cell table:style-name="Table3.B2" office:value-type="string">
            <text:p text:style-name="P178"><text:bookmark text:name="result_box290"/><text:span text:style-name="T19">Hollow: That is not compact or solid because it is empty inside or because it has inside it a space without material very large in relation to its volume.</text:span><text:span text:style-name="T40"> </text:span><text:span text:style-name="T19">It is fluffy and fluffy.</text:span><text:span text:style-name="T40"> </text:span><text:span text:style-name="T19">[Sound, voice] That is deep and resounding.</text:span><text:span text:style-name="T40"> </text:span><text:span text:style-name="T19">"Many percussion instruments, like the drum, have a hollow sound."</text:span></text:p>
          </table:table-cell>
        </table:table-row>
        <table:table-row>
          <table:table-cell table:style-name="Table3.A2" office:value-type="string">
            <text:p text:style-name="P546">ancho: Que tiene anchura, especialmente cuando esta dimensión es superior a la que se considera normal o superior en comparación a la de otra cosa de su misma naturaleza.<text:span text:style-name="T1606"> </text:span>Que es amplio o extenso, tiene espacio suficiente para que pase, quepa<text:span text:style-name="T1606"> (caber)</text:span> o se mueva dentro algo.</text:p>
          </table:table-cell>
          <table:table-cell table:style-name="Table3.B2" office:value-type="string">
            <text:p text:style-name="P178"><text:bookmark text:name="result_box292"/><text:span text:style-name="T19">Width</text:span><text:span text:style-name="T40">/breadth/wide/broad</text:span><text:span text:style-name="T19">: That it has breadth, especially when this dimension is superior to that which is considered normal or superior in comparison to that of something else of its very nature.</text:span><text:span text:style-name="T40"> </text:span><text:span text:style-name="T19">That is large or extensive, has enough space to pass, fit or move inside something.</text:span></text:p>
          </table:table-cell>
        </table:table-row>
        <table:table-row>
          <table:table-cell table:style-name="Table3.A2" office:value-type="string">
            <text:p text:style-name="P546">collar: Adorno que se lleva rodeando el cuello.</text:p>
          </table:table-cell>
          <table:table-cell table:style-name="Table3.B2" office:value-type="string">
            <text:p text:style-name="Standard"><text:bookmark text:name="result_box293"/><text:span text:style-name="T19">Necklace: </text:span><text:span text:style-name="T40">ornament</text:span><text:span text:style-name="T19"> that is worn around the neck.</text:span></text:p>
          </table:table-cell>
        </table:table-row>
        <table:table-row>
          <table:table-cell table:style-name="Table3.A2" office:value-type="string">
            <text:p text:style-name="P546">colgar: Poner una cosa sujeta o suspendida de otra por la parte superior, sin que apoye por la parte inferior.<text:span text:style-name="T1606"> </text:span>Suspender a una persona o animal <text:soft-page-break/>por el cuello con una cuerda hasta que muera.</text:p>
          </table:table-cell>
          <table:table-cell table:style-name="Table3.B2" office:value-type="string">
            <text:p text:style-name="P178"><text:bookmark text:name="result_box294"/><text:span text:style-name="T38">to h</text:span><text:span text:style-name="T19">ang: Put one thing held or suspended from another by the top, without supporting it by the bottom.</text:span><text:span text:style-name="T40"> </text:span><text:span text:style-name="T19">Suspend a person or animal by the neck </text:span><text:soft-page-break/><text:span text:style-name="T19">with a rope until it dies.</text:span></text:p>
          </table:table-cell>
        </table:table-row>
        <table:table-row>
          <table:table-cell table:style-name="Table3.A2" office:value-type="string">
            <text:p text:style-name="P546">amarrar: Atar o asegurar una cosa por medio de cuerdas, cadenas, etc.; especialmente, sujetar una embarcación al muelle con amarras.<text:span text:style-name="T1606"> </text:span>"amarraron el yate en el puerto y desembarcaron ."</text:p>
          </table:table-cell>
          <table:table-cell table:style-name="Table3.B2" office:value-type="string">
            <text:p text:style-name="P178"><text:bookmark text:name="result_box295"/><text:span text:style-name="T38">to tie/attach</text:span><text:span text:style-name="T19">: tying or securing a thing by means of strings, chains, etc .; Especially, to fasten a boat to the dock with moorings."The yacht was moored in the harbor and landed."</text:span></text:p>
          </table:table-cell>
        </table:table-row>
        <table:table-row>
          <table:table-cell table:style-name="Table3.A2" office:value-type="string">
            <text:p text:style-name="P546">desatar: Soltar lo que está atado.</text:p>
            <text:p text:style-name="P546">Provocar una determinada reacción en algo material o inmaterial, especialmente si es fuerte o violenta.<text:span text:style-name="T1606"> </text:span>"desatar la pasión; desatar la polémica; sus últimas declaraciones desataron el conflicto bélico; al terminar el verano se desataron fuertes tormentas en la región; la derrota del equipo desató la ira en el presidente del club; el fusilamiento de cinco activistas de extrema izquierda desata una oleada de protestas internacionales ;"<text:span text:style-name="T1606"> </text:span>Perder la contención y la mesura en la forma de hablar o de comportarse.</text:p>
            <text:p text:style-name="P546">"se entretenía<text:span text:style-name="T1608"> (entretener)</text:span> atando y desatando la cinta de sus sandalias ;"</text:p>
          </table:table-cell>
          <table:table-cell table:style-name="Table3.B2" office:value-type="string">
            <text:p text:style-name="P178"><text:bookmark text:name="result_box296"/><text:span text:style-name="T38">to untie/l</text:span><text:span text:style-name="T19">oose</text:span><text:span text:style-name="T40">/loosen</text:span><text:span text:style-name="T19">: Loosen what is tied.</text:span></text:p>
            <text:p text:style-name="P178"><text:span text:style-name="T19">To provoke a certain reaction in something material or immaterial, especially if it is strong or violent.</text:span><text:span text:style-name="T40"> </text:span><text:span text:style-name="T19">"To unleash the passion, unleash the controversy, his last statements sparked the war, at the end of the summer there were strong storms in the region, the defeat of the team sparked anger at the president of the club, the shooting of five activists left Unleashes a wave of international protests; "</text:span><text:span text:style-name="T40"> </text:span><text:span text:style-name="T19">Lose restraint and moderation in the way you talk or behave.</text:span></text:p>
            <text:p text:style-name="P178"><text:span text:style-name="T19">"He was busy</text:span><text:span text:style-name="T41"> (entertaining himself)</text:span><text:span text:style-name="T19"> tying and untying the ribbon</text:span><text:span text:style-name="T41"> (a. tape)</text:span><text:span text:style-name="T19"> of his sandals;"</text:span></text:p>
          </table:table-cell>
        </table:table-row>
        <table:table-row>
          <table:table-cell table:style-name="Table3.A2" office:value-type="string">
            <text:p text:style-name="P546">esparto: Planta herbácea de tallo recto y semillas muy menudas; puede alcanzar hasta 1,5 m de altura.<text:span text:style-name="T1608"> </text:span>"el esparto crece silvestre en la zona del Mediterráneo ."<text:span text:style-name="T1608"> </text:span>"unas zapatillas con suela de esparto; el esparto se emplea para hacer sogas, esteras y pasta para papel ."</text:p>
          </table:table-cell>
          <table:table-cell table:style-name="Table3.B2" office:value-type="string">
            <text:p text:style-name="P178"><text:bookmark text:name="result_box297"/><text:span text:style-name="T19">Esparto: Herbaceous plant of straight stem and very small seeds; Can reach up to 1.5 m in height.</text:span><text:span text:style-name="T41"> </text:span><text:span text:style-name="T19">"The esparto grows wild in the area of ​​the Mediterranean."</text:span><text:span text:style-name="T41"> (talla=size, tallo=stem, stalk)</text:span><text:span text:style-name="T19">"Sneakers with esparto soles; esparto is used to make ropes, mats and paper pulp."</text:span></text:p>
          </table:table-cell>
        </table:table-row>
        <table:table-row>
          <table:table-cell table:style-name="Table3.A2" office:value-type="string">
            <text:p text:style-name="P546">mullido: Material blando y esponjoso que se utiliza para rellenar un almohadón, un colchón, un sillón, etc..<text:span text:style-name="T1605"> </text:span>"un mullido de plumas de ave ."</text:p>
          </table:table-cell>
          <table:table-cell table:style-name="Table3.B2" office:value-type="string">
            <text:p text:style-name="P178"><text:bookmark text:name="result_box344"/><text:span text:style-name="T38">upholstery</text:span><text:span text:style-name="T19">: Soft and fluffy material used to fill a cushion, mattress, armchair, etc.</text:span></text:p>
            <text:p text:style-name="P178"><text:span text:style-name="T19">"A</text:span><text:span text:style-name="T42"> fluffy material of</text:span><text:span text:style-name="T19"> bird feather</text:span><text:span text:style-name="T42">s</text:span><text:span text:style-name="T19">."</text:span></text:p>
          </table:table-cell>
        </table:table-row>
        <table:table-row>
          <table:table-cell table:style-name="Table3.A2" office:value-type="string">
            <text:p text:style-name="P561"><text:span text:style-name="T1603">ave: </text:span>pájaro<text:span text:style-name="T1604">, Animal vertebrado de sangre caliente, provisto de pico y alas, con el cuerpo cubierto de plumas, que se reproduce por huevos y tiene respiración pulmonar."ave de corral; no todas las aves pueden volar ."</text:span></text:p>
          </table:table-cell>
          <table:table-cell table:style-name="Table3.B2" office:value-type="string">
            <text:p text:style-name="P113"><text:bookmark text:name="result_box299"/>Bird: A warm-blooded vertebrate animal, with its beak and wings, its body covered with feathers, which reproduces by eggs and has lung breathing. "Poultry, not all birds can fly."</text:p>
          </table:table-cell>
        </table:table-row>
        <table:table-row>
          <table:table-cell table:style-name="Table3.A2" office:value-type="string">
            <text:p text:style-name="P546">corral: Recinto cercado y generalmente descubierto, junto a las casas rurales, que sirve para guardar el ganado doméstico.</text:p>
            <text:p text:style-name="P547">Cercado que se construye en los ríos o en la costa para encerrar la pesca.<text:span text:style-name="T1624"> </text:span><text:span text:style-name="T43">(pez, pescado=fish)</text:span></text:p>
          </table:table-cell>
          <table:table-cell table:style-name="Table3.B2" office:value-type="string">
            <text:p text:style-name="P178"><text:bookmark text:name="result_box300"/><text:span text:style-name="T19">Corral</text:span><text:span text:style-name="T37">/barnyard</text:span><text:span text:style-name="T19">: fenced and generally </text:span><text:span text:style-name="T42">un</text:span><text:span text:style-name="T19">covered enclosure, next to the rural houses, that serves to store the domestic cattle.</text:span></text:p>
            <text:p text:style-name="P178"><text:span text:style-name="T19">Fence that is built in the rivers or on the coast to lock the fishing.</text:span><text:span text:style-name="T43"> </text:span></text:p>
          </table:table-cell>
        </table:table-row>
        <table:table-row>
          <table:table-cell table:style-name="Table3.A2" office:value-type="string">
            <text:p text:style-name="P546">blando: [cosa, materia] Que se corta, se raya, cede o se deforma con facilidad, especialmente al presionarla.<text:span text:style-name="T1609"> </text:span>Que no es rígido o que tiene poca resistencia.<text:span text:style-name="T1609"> </text:span>Con suavidad, sin fuerza ni violencia.<text:span text:style-name="T1609"> </text:span>"quería dormir sobre algo blando; los gusanos son animales alargados, de cuerpo blando, que no tiene esqueleto .""padres blandos"<text:span text:style-name="T1609"> </text:span>"su madera es blanca, blanda y poco duradera ."</text:p>
          </table:table-cell>
          <table:table-cell table:style-name="Table3.B2" office:value-type="string">
            <text:p text:style-name="P178"><text:bookmark text:name="result_box301"/><text:span text:style-name="T19">Soft: [thing, matter] That is cut, s</text:span><text:span text:style-name="T42">cratch</text:span><text:span text:style-name="T19">ed, ceded </text:span><text:span text:style-name="T43">(give way) </text:span><text:span text:style-name="T19">or deformed easily, especially when pressed.</text:span><text:span text:style-name="T43"> </text:span><text:span text:style-name="T19">It is not stiff or has little resistance.</text:span><text:span text:style-name="T42"> </text:span><text:span text:style-name="T19">Gently, without force or violence.</text:span><text:span text:style-name="T42"> </text:span><text:span text:style-name="T19">"I wanted to sleep on something soft, worms are elongated, soft-bodied animals that have no skeleton." "Soft parents"</text:span><text:span text:style-name="T42"> </text:span><text:span text:style-name="T19">"Its wood is white, soft and not durable."</text:span></text:p>
          </table:table-cell>
        </table:table-row>
        <table:table-row>
          <table:table-cell table:style-name="Table3.A2" office:value-type="string">
            <text:p text:style-name="P546">blandir: Mover un arma en <text:span text:style-name="T1599">actitud</text:span> <text:span text:style-name="T496">amenazadora</text:span> <text:soft-page-break/><text:span text:style-name="T1610">agitándola</text:span> en el aire."blandir la espada; blandir un rifle ."<text:span text:style-name="T1609"> (espada=sword, espalda=back)</text:span></text:p>
          </table:table-cell>
          <table:table-cell table:style-name="Table3.B2" office:value-type="string">
            <text:p text:style-name="P178"><text:bookmark text:name="result_box302"/><text:span text:style-name="T19">To wield: To move a weapon in a </text:span><text:span text:style-name="T499">threatening</text:span><text:span text:style-name="T19"> </text:span><text:soft-page-break/><text:span text:style-name="T1601">attitude</text:span><text:span text:style-name="T19"> </text:span><text:span text:style-name="T1611">by waving it</text:span><text:span text:style-name="T19"> in the air.</text:span><text:span text:style-name="T42"> </text:span><text:span text:style-name="T19">"Wield the sword, wield an rifle."</text:span></text:p>
          </table:table-cell>
        </table:table-row>
        <table:table-row>
          <table:table-cell table:style-name="Table3.A2" office:value-type="string">
            <text:p text:style-name="P546">cerco: Operación militar en que un ejército o grupo armado rodea completamente un emplazamiento enemigo e impide la entrada y la salida del mismo para lograr su rendición.</text:p>
            <text:p text:style-name="P546">"el cerco de la Selva; levantar el cerco; poner cerco a una villa ."</text:p>
          </table:table-cell>
          <table:table-cell table:style-name="Table3.B2" office:value-type="string">
            <text:p text:style-name="P114"><text:bookmark text:name="result_box303"/><text:span text:style-name="T1603">Siege</text:span>: Military operation in which an army or armed group completely surrounds an enemy site and prevents the entrance and exit of the same to achieve its surrender.</text:p>
            <text:p text:style-name="P114">"The siege of the jungle, raise the siege, surround a village."<text:span text:style-name="T1612"> (a. villa, mansion)</text:span></text:p>
          </table:table-cell>
        </table:table-row>
        <table:table-row>
          <table:table-cell table:style-name="Table3.A2" office:value-type="string">
            <text:p text:style-name="P546">rendición: Acción de rendir o rendirse.</text:p>
          </table:table-cell>
          <table:table-cell table:style-name="Table3.B2" office:value-type="string">
            <text:p text:style-name="P113"><text:bookmark text:name="result_box304"/>Surrender: Action to surrender or surrender.</text:p>
          </table:table-cell>
        </table:table-row>
        <table:table-row>
          <table:table-cell table:style-name="Table3.A2" office:value-type="string">
            <text:p text:style-name="P546">gamo: Mamífero cérvido de aproximadamente 1 m de altura en la cruz, formando manadas, y es estimado como pieza de caza. "cazaron un gamo en el monte bajo ."</text:p>
          </table:table-cell>
          <table:table-cell table:style-name="Table3.B2" office:value-type="string">
            <text:p text:style-name="P113"><text:bookmark text:name="result_box305"/>Deer: A cervid mammal approximately 1 m high on the cross, forming herds, and is estimated as a hunting piece. "They hunted a fallow deer on the low mountain."</text:p>
          </table:table-cell>
        </table:table-row>
        <table:table-row>
          <table:table-cell table:style-name="Table3.A2" office:value-type="string">
            <text:p text:style-name="P546">cazar: Buscar o perseguir animales (en especial, los de tierra o aire) para atraparlos o matarlos."los murciélagos cazan a sus presas al atardecer o incluso en plena noche; para cazar bien la tórtola hay que tener un profundo conocimiento del campo; nuestro país ha suscrito el compromiso de no cazar ballenas un año más; hasta el siglo xvi todos los lapones cazaban, pescaban y poseían algunos renos domésticos ."</text:p>
          </table:table-cell>
          <table:table-cell table:style-name="Table3.B2" office:value-type="string">
            <text:p text:style-name="P113"><text:bookmark text:name="result_box306"/><text:span text:style-name="T1604">to h</text:span>unt: to seek or persecute animals (especially land or air) to catch or kill them. "Bats hunt their prey at dusk or even in the middle of the night, to hunt the turtle well must have a deep knowledge of the field; Our country has signed a commitment not to hunt whales for another year, until the sixteenth century all the Lappers hunted, fished and had some domestic reindeer. "</text:p>
          </table:table-cell>
        </table:table-row>
        <table:table-row>
          <table:table-cell table:style-name="Table3.A2" office:value-type="string">
            <text:p text:style-name="P546">casar: Unirse en matrimonio</text:p>
          </table:table-cell>
          <table:table-cell table:style-name="Table3.B2" office:value-type="string">
            <text:p text:style-name="P113"><text:bookmark text:name="result_box307"/>To marry: to marry</text:p>
          </table:table-cell>
        </table:table-row>
        <table:table-row>
          <table:table-cell table:style-name="Table3.A2" office:value-type="string">
            <text:p text:style-name="P546">costoso</text:p>
            <text:p text:style-name="P546">caro</text:p>
            <text:p text:style-name="P546">barato</text:p>
            <text:p text:style-name="P545">distinguir</text:p>
            <text:p text:style-name="P545">desaparecer</text:p>
            <text:p text:style-name="P545">peso</text:p>
            <text:p text:style-name="P545">pesar</text:p>
            <text:p text:style-name="P545">cabello</text:p>
            <text:p text:style-name="P545">pelo</text:p>
            <text:p text:style-name="P545">peinado</text:p>
            <text:p text:style-name="P545">pelaje</text:p>
            <text:p text:style-name="P545">piel</text:p>
          </table:table-cell>
          <table:table-cell table:style-name="Table3.B2" office:value-type="string">
            <text:p text:style-name="P114"><text:bookmark text:name="result_box308"/>expensive</text:p>
            <text:p text:style-name="P114">expensive</text:p>
            <text:p text:style-name="P114">cheap</text:p>
            <text:p text:style-name="P115">distinguish</text:p>
            <text:p text:style-name="P115">disappear</text:p>
            <text:p text:style-name="P115">weight</text:p>
            <text:p text:style-name="P115">weigh</text:p>
            <text:p text:style-name="P115">hair</text:p>
            <text:p text:style-name="P115">hair</text:p>
            <text:p text:style-name="P115">hairstyle</text:p>
            <text:p text:style-name="P115">fur</text:p>
            <text:p text:style-name="P115">skin</text:p>
          </table:table-cell>
        </table:table-row>
        <table:table-row>
          <table:table-cell table:style-name="Table3.A2" office:value-type="string">
            <text:p text:style-name="P546">allanamiento: Conversión de algo, especialmente de un terreno, en llano, eliminando sus desigualdades.</text:p>
            <text:p text:style-name="P546">Entrada a la fuerza y sin permiso en un lugar perteneciente a otra persona.</text:p>
          </table:table-cell>
          <table:table-cell table:style-name="Table3.B2" office:value-type="string">
            <text:p text:style-name="P114"><text:bookmark text:name="result_box309"/><text:span text:style-name="T1604">to r</text:span>aid<text:span text:style-name="T1604">/flatten</text:span>: Conversion of something, especially of a terrain, into plain, eliminating its inequalities.</text:p>
            <text:p text:style-name="P114">Entry to the force and without permission in a place belonging to another person.</text:p>
          </table:table-cell>
        </table:table-row>
        <table:table-row>
          <table:table-cell table:style-name="Table3.A2" office:value-type="string">
            <text:p text:style-name="P546">tropezar: Golpear involuntariamente con el pie contra un obstáculo o contra el suelo al ir caminando o corriendo, de modo que se pierda el equilibrio. Encontrar un obstáculo o una dificultad que le impide avanzar en su trayectoria o en su desarrollo normal.</text:p>
          </table:table-cell>
          <table:table-cell table:style-name="Table3.B2" office:value-type="string">
            <text:p text:style-name="P113"><text:bookmark text:name="result_box310"/><text:span text:style-name="T1604">to trip over/s</text:span>tumble: involuntarily hit with a foot against an obstacle or against the ground when walking or running, so that you lose your balance. Find an obstacle or a difficulty that prevents you from advancing in its trajectory or in its normal development.</text:p>
          </table:table-cell>
        </table:table-row>
        <table:table-row>
          <table:table-cell table:style-name="Table3.A2" office:value-type="string">
            <text:p text:style-name="P546">vencimiento: Cumplimiento del plazo o fin de <text:soft-page-break/>un período fijado para una deuda, una obligación o un contrato.</text:p>
          </table:table-cell>
          <table:table-cell table:style-name="Table3.B2" office:value-type="string">
            <text:p text:style-name="P113"><text:bookmark text:name="result_box311"/>Maturity<text:span text:style-name="T1604">/Expiration</text:span>: Completion of the term or <text:soft-page-break/>end of a period set for a debt, an obligation or a contract.</text:p>
          </table:table-cell>
        </table:table-row>
        <table:table-row>
          <table:table-cell table:style-name="Table3.A2" office:value-type="string">
            <text:p text:style-name="P546">matar: Quitar la vida a un ser vivo.</text:p>
            <text:p text:style-name="P546">Destruir una cosa inmaterial.</text:p>
            <text:p text:style-name="P546">Apagar la lumbre, el fuego o la luz.</text:p>
            <text:p text:style-name="P546">Calmar la sensación de hambre o sed.</text:p>
            <text:p text:style-name="P546">Redondear, limar o cortar una esquina o una arista.<text:span text:style-name="T1604"> </text:span>"matar la llama de una vela ."</text:p>
          </table:table-cell>
          <table:table-cell table:style-name="Table3.B2" office:value-type="string">
            <text:p text:style-name="P114"><text:bookmark text:name="result_box312"/>To kill: To take life from a living being.</text:p>
            <text:p text:style-name="P114">Destroy an immaterial thing.</text:p>
            <text:p text:style-name="P114">Turn off the fire, the fire or the light.</text:p>
            <text:p text:style-name="P114">Calming the feeling of hunger or thirst.</text:p>
            <text:p text:style-name="P114">Round, file or cut a corner or edge.</text:p>
            <text:p text:style-name="P114">"Kill the flame of a candle."</text:p>
          </table:table-cell>
        </table:table-row>
        <table:table-row>
          <table:table-cell table:style-name="Table3.A2" office:value-type="string">
            <text:p text:style-name="P546">redondear: Dar forma redonda a una cosa.</text:p>
            <text:p text:style-name="P546">Terminar o completar una cosa de forma satisfactoria. "te falta redondear el trabajo sobre Cervantes: introduce algún texto y escribe una conclusión ." Añadir o quitar a una cifra una parte de una cantidad hasta llegar a otra determinada, de más fácil comprensión o cálculo, mediante unidades de orden superior.</text:p>
            <text:p text:style-name="P546">"el plan prevé<text:span text:style-name="T1625"> (prever)</text:span> redondear las esquinas de las fachadas para aumentar la visibilidad ."</text:p>
          </table:table-cell>
          <table:table-cell table:style-name="Table3.B2" office:value-type="string">
            <text:p text:style-name="P114"><text:bookmark text:name="result_box313"/><text:span text:style-name="T1604">to r</text:span>ound<text:span text:style-name="T1604">/round up</text:span>: Rounding out a thing.</text:p>
            <text:p text:style-name="P114">Complete or complete a thing satisfactorily. "You need to round up the work on Cervantes: enter some text and write a conclusion." Add or remove a part of a quantity to a number until it reaches a certain number, more easily understood or calculated, by higher order units.</text:p>
            <text:p text:style-name="P114">"The plan envisages<text:span text:style-name="T1625"> (/foresee /anticipate /forecast)</text:span> rounding the corners of facades to increase visibility."</text:p>
          </table:table-cell>
        </table:table-row>
        <table:table-row>
          <table:table-cell table:style-name="Table3.A2" office:value-type="string">
            <text:p text:style-name="P546">asidero: Parte por donde se ase <text:span text:style-name="T1626">(asir) </text:span>o agarra una cosa.</text:p>
          </table:table-cell>
          <table:table-cell table:style-name="Table3.B2" office:value-type="string">
            <text:p text:style-name="P113"><text:bookmark text:name="result_box314"/>Handle: Part where a thing is grasped or grasped.</text:p>
          </table:table-cell>
        </table:table-row>
        <table:table-row>
          <table:table-cell table:style-name="Table3.A2" office:value-type="string">
            <text:p text:style-name="P546">asir: Tomar o agarrar a alguien o algo, especialmente con las manos.</text:p>
          </table:table-cell>
          <table:table-cell table:style-name="Table3.B2" office:value-type="string">
            <text:p text:style-name="P113"><text:span text:style-name="T1631">g</text:span>rab<text:span text:style-name="T1631">/seize</text:span>: Take or grab someone or something, especially with your hands.</text:p>
          </table:table-cell>
        </table:table-row>
        <table:table-row>
          <table:table-cell table:style-name="Table3.A2" office:value-type="string">
            <text:p text:style-name="P546">luchar: Emplear [una persona o un animal] la fuerza u otros medios (armas, engaños, etc.) en un enfrentamiento violento contra otra persona o animal para vencerlo y conseguir un fin.</text:p>
          </table:table-cell>
          <table:table-cell table:style-name="Table3.B2" office:value-type="string">
            <text:p text:style-name="P113"><text:bookmark text:name="result_box316"/>To fight: To use force or other means (weapons, deceptions, etc.) in a violent confrontation against another person or animal to overcome it and obtain an end.</text:p>
          </table:table-cell>
        </table:table-row>
        <table:table-row>
          <table:table-cell table:style-name="Table3.A2" office:value-type="string">
            <text:p text:style-name="P546"><text:span text:style-name="T1627">a</text:span>plazar: Dejar para un momento o fecha posteriores a los inicialmente fijados la realización de una cosa.</text:p>
            <text:p text:style-name="P546">"la niebla ha obligado a aplazar el partido de fútbol ."</text:p>
          </table:table-cell>
          <table:table-cell table:style-name="Table3.B2" office:value-type="string">
            <text:p text:style-name="P114"><text:bookmark text:name="result_box317"/>Postpone: Leave for a time or date later than initially set the completion of a thing.</text:p>
            <text:p text:style-name="P114">"The fog has forced to postpone the football match."</text:p>
          </table:table-cell>
        </table:table-row>
        <table:table-row>
          <table:table-cell table:style-name="Table3.A2" office:value-type="string">
            <text:p text:style-name="P546">enderezar: Poner derecho o vertical lo que está torcido, inclinado o tendido.</text:p>
          </table:table-cell>
          <table:table-cell table:style-name="Table3.B2" office:value-type="string">
            <text:p text:style-name="P113"><text:bookmark text:name="result_box318"/>Straighten: Put straight or vertical what is <text:span text:style-name="T1628">distorted/bent</text:span>, inclined or stretche<text:span text:style-name="T1628">d (tend(tendieren), extend(ausbreiten))</text:span>.</text:p>
          </table:table-cell>
        </table:table-row>
        <table:table-row>
          <table:table-cell table:style-name="Table3.A2" office:value-type="string">
            <text:p text:style-name="P546">paro: Interrupción o cese de un movimiento, actividad o acción. "paro cardíaco; paro respiratorio; la desaparición del atrezzo originó el consiguiente paro en el rodaje ."</text:p>
            <text:p text:style-name="P548">Interrupción voluntaria y temporal del trabajo, en especial para protestar por alguna cosa. "el paro de camiones creó problemas de abastecimiento; el paro anunciado se desarrollará entre las seis y las doce de la mañana del lunes ." Situación de la persona que está en condiciones de trabajar pero no tiene empleo o lo ha perdido. "llevo en paro casi dos años ." Conjunto de las personas que se hallan en esta situación. "el paro en la construcción subió en 7 291 trabajadores ." </text:p>
            <text:p text:style-name="P548"><text:soft-page-break/>"quería saber si tenía derecho a paro; el paro que percibe un persona es proporcional al tiempo trabajado ."</text:p>
          </table:table-cell>
          <table:table-cell table:style-name="Table3.B2" office:value-type="string">
            <text:p text:style-name="P114"><text:bookmark text:name="result_box319"/><text:span text:style-name="T1604">Stoppage/Arrest/Strike/</text:span>Unemployment: Interruption or cessation of a movement, activity or action. "Cardiac arrest, respiratory arrest, the disappearance of the props caused the consequent stoppage in the <text:span text:style-name="T1629">filming</text:span>."</text:p>
            <text:p text:style-name="P114">Voluntary and temporary interruption of work, especially to protest something. "The truck stoppage created problems of suppl<text:span text:style-name="T1629">ying (catering)</text:span>, the announced strike will take place<text:span text:style-name="T1629"> (develop)</text:span> between six and twelve o'clock Monday morning." Situation of the person who is able to work but has no job or has lost it. "I've been<text:span text:style-name="T1630"> (carry/llevo en=live in)</text:span> unemployed for almost two years." Set of people who are<text:span text:style-name="T1630"> (find themselves)</text:span> in this situation. "Unemployment in <text:soft-page-break/>construction rose by 7,291 workers." "I wanted to know if I had the right to stop, the unemployment that a person perceives is proportional to the time worked."</text:p>
          </table:table-cell>
        </table:table-row>
        <table:table-row>
          <table:table-cell table:style-name="Table3.A2" office:value-type="string">
            <text:p text:style-name="P546">fachada: Parte o cara visible de un barco, de los muros exteriores de un edificio o de otra cosa en relación con su situación. Primera página de un libro, en que se pone el título completo, el nombre del autor y, a menudo, el pie de imprenta.</text:p>
            <text:p text:style-name="P546">Aspecto o apariencia de una cosa o de una persona que no responde a lo que realmente es.</text:p>
            <text:p text:style-name="P546">"tanta amabilidad es solo fachada; algunos rehúyen<text:span text:style-name="T1632"> (rehuir)</text:span> asomarse a este escaparate de ídolos de barro, unos porque solo atienden a la fachada del hombre, otros porque rechazan que exista algo detrás de esa fachada ."</text:p>
          </table:table-cell>
          <table:table-cell table:style-name="Table3.B2" office:value-type="string">
            <text:p text:style-name="P114"><text:bookmark text:name="result_box320"/>Facade: Part or visible face of a ship, the exterior walls of a building or something else in relation to its situation. First page of a book, in which the complete title, the name of the author and often the imprint is placed.</text:p>
            <text:p text:style-name="P114">Appearance or appearance of a thing or a person that does not respond to what it really is.</text:p>
            <text:p text:style-name="P114">"Such kindness is only a facade, some refuse<text:span text:style-name="T1632"> (shun=scheuen,meiden)</text:span> to look at this window of clay idols, some because they only attend to the façade of man, others because they reject that there is something behind that facade."</text:p>
          </table:table-cell>
        </table:table-row>
        <table:table-row>
          <table:table-cell table:style-name="Table3.A2" office:value-type="string">
            <text:p text:style-name="P546">rehuir: Evitar o eludir algo o a alguien por algún temor, sospecha o recelo<text:span text:style-name="T1633"> (celo=zeal, Eifer)</text:span>.</text:p>
            <text:p text:style-name="P546">"resistirse a su influjo era tan difícil como rehuir la mirada de un hipnotizador; no rehúyas tus deberes como ciudadano ."</text:p>
          </table:table-cell>
          <table:table-cell table:style-name="Table3.B2" office:value-type="string">
            <text:p text:style-name="P114"><text:span text:style-name="T1632">t</text:span>o <text:span text:style-name="T1632">shun (scheuen)/ escape</text:span>: to avoid or <text:span text:style-name="T1632">elude(entgehen)/ evade(ausweichen)</text:span> something or to someone by some fear, suspicion or suspicion.<text:span text:style-name="T1632"> </text:span>"To resist his influence was as difficult as to <text:span text:style-name="T1633">escape</text:span> the eyes of a hypnotist, do not <text:span text:style-name="T1633">shun</text:span> your duties as a citizen."</text:p>
          </table:table-cell>
        </table:table-row>
        <table:table-row>
          <table:table-cell table:style-name="Table3.A2" office:value-type="string">
            <text:p text:style-name="P546">escaparate: Medio o cosa que sirve para promocionar algo. Armario de cocina. "la feria es un buen escaparate para admirar los preciosos ejemplares que se crían<text:span text:style-name="T1634"> (criar)</text:span> en esta región ." </text:p>
          </table:table-cell>
          <table:table-cell table:style-name="Table3.B2" office:value-type="string">
            <text:p text:style-name="P113"><text:bookmark text:name="result_box322"/>Showcase: Medium or thing that serves to promote something. Kitchen cabinet. "The fair is a good showcase to admire the beautiful specimens that are bred in this region."</text:p>
          </table:table-cell>
        </table:table-row>
        <table:table-row>
          <table:table-cell table:style-name="Table3.A2" office:value-type="string">
            <text:p text:style-name="P546">asomar: Sacar o mostrar algo por una abertura o por detrás de alguna parte. Aparecer parcialmente o empezar a aparecer [una cosa]. Mostrarse [una cosa] a la vista.</text:p>
            <text:p text:style-name="P546">"asomaba el tejado con su chimenea sin humo, bajo el primer albor de un cielo neutro."</text:p>
          </table:table-cell>
          <table:table-cell table:style-name="Table3.B2" office:value-type="string">
            <text:p text:style-name="P114"><text:bookmark text:name="result_box323"/>To <text:span text:style-name="T1604">show/poke out/peep</text:span>: To <text:span text:style-name="T1604">take out</text:span> or to show something <text:span text:style-name="T1604">through</text:span> an opening or behind some part. Partially appear or start to appear [one thing]. Show yourself [a thing] in sight.</text:p>
            <text:p text:style-name="P114">"The roof appeared with its smoke-free chimney, under the first dawn of a neutral sky."</text:p>
          </table:table-cell>
        </table:table-row>
        <table:table-row>
          <table:table-cell table:style-name="Table3.A2" office:value-type="string">
            <text:p text:style-name="P546">atender: Aplicar voluntariamente la actividad mental o los sentidos a un determinado estímulo u objeto mental o sensible. Ocuparse o cuidar de un determinado asunto, prestarle atención. Prestar atención a los ruegos o peticiones de alguien para satisfacerlos.<text:span text:style-name="T1634"> </text:span>"atender a la voz del maestro; hay alumnos que no atienden en clase, siempre están distraídos; parecía que estuviera allí por casualidad, sonriendo, sin atender a lo que hablábamos ." Prestar atenciones o servicios a una persona, en especial si esta es un invitado, un cliente o un paciente.<text:span text:style-name="T1634"> </text:span>"atender a las circunstancias; atendiendo a cuáles son los factores que afectan el calendario de la ruptura matrimonial, se aprecia que los matrimonios sin hijos son los que menos duran ." </text:p>
          </table:table-cell>
          <table:table-cell table:style-name="Table3.B2" office:value-type="string">
            <text:p text:style-name="P114"><text:bookmark text:name="result_box324"/>To attend<text:span text:style-name="T1604">/care</text:span>: To voluntarily apply the mental activity or the senses to a certain stimulus or mental or sensitive object. Take care of or care for a particular issue, pay attention. Pay attention to the <text:span text:style-name="T1635">requests/prayers</text:span> or <text:span text:style-name="T1635">petitions</text:span> of someone to satisfy them.<text:span text:style-name="T1634"> </text:span>"To listen to the voice of the teacher, there are students who do not attend in class, they are always distracted, it seemed that he was there by chance, smiling, not listening to what we were talking about." Provide care or services to a person, especially if this is a guest, a client or a patient.<text:span text:style-name="T1634"> </text:span>"To attend to the circumstances, considering the factors that affect the calendar of the marriage breakdown, it is appreciated that marriages without children are the least lasting."</text:p>
          </table:table-cell>
        </table:table-row>
        <text:soft-page-break/>
        <table:table-row>
          <table:table-cell table:style-name="Table3.A2" office:value-type="string">
            <text:p text:style-name="P546">rechazar: Mostrarse [una persona] en contra de algo que se le ofrece o propone. "el delantero rechazó una oferta millonaria; el tribunal rechazó el recurso de amparo de tres presos en huelga de hambre ."</text:p>
            <text:p text:style-name="P546">Desentenderse [una persona] de algún tipo de obligación o responsabilidad sobre algo.</text:p>
            <text:p text:style-name="P546">"el vendedor rechazó toda responsabilidad en caso de mal funcionamiento ."</text:p>
            <text:p text:style-name="P546">No admitir a una persona que quiere entrar en un lugar o formar parte de una comunidad, una asociación o un grupo.</text:p>
            <text:p text:style-name="P546">"no quiere salir con los amigos de su hermano por miedo a que lo rechacen ."</text:p>
          </table:table-cell>
          <table:table-cell table:style-name="Table3.B2" office:value-type="string">
            <text:p text:style-name="P114"><text:bookmark text:name="result_box325"/>To reject<text:span text:style-name="T1604">/refuse</text:span>: to show [a person] against something that is offered or proposed to him.</text:p>
            <text:p text:style-name="P114">"The forward rejected a millionaire offer, the court rejected the appeal of three prisoners on hunger strike."</text:p>
            <text:p text:style-name="P114">Dis<text:span text:style-name="T1636">regard(missachten)/ Pretend not to understand</text:span> [a person] some kind of obligation or responsibility about something.</text:p>
            <text:p text:style-name="P114">"The seller declined all responsibility in case of malfunction."</text:p>
            <text:p text:style-name="P114">Do not admit a person who wants to enter a place or be part of a community, an association or a group.</text:p>
            <text:p text:style-name="P114">"Does not want to go out with his brother's friends for fear of being rejected."</text:p>
          </table:table-cell>
        </table:table-row>
        <table:table-row>
          <table:table-cell table:style-name="Table3.A2" office:value-type="string">
            <text:p text:style-name="P546">recelo: Sospecha o falta de confianza hacia una persona por suponer que oculta malas intenciones o hacia una cosa por suponer que conlleva<text:span text:style-name="T1637"> (=llevar consigo)</text:span> algún peligro.</text:p>
            <text:p text:style-name="P546">"la falta de acuerdo en el presupuesto ha creado recelo entre los inversores; por una parte tiene recelos a la hora de gastar, y por otra está impaciente por hacerlo ."</text:p>
          </table:table-cell>
          <table:table-cell table:style-name="Table3.B2" office:value-type="string">
            <text:p text:style-name="P114"><text:bookmark text:name="result_box326"/>Suspicion<text:span text:style-name="T1604">/Mistrust</text:span>: Suspicion or lack of confidence towards a person for supposing that he conceals<text:span text:style-name="T1637">/hide</text:span> bad intentions or towards a thing for supposing that it carries some danger.</text:p>
            <text:p text:style-name="P114">"The lack of agreement in the budget<text:span text:style-name="T1637"> (a. estimate)</text:span> has created suspicion among investors, on the one hand is afraid to spend, and on the other is eager to do so."</text:p>
          </table:table-cell>
        </table:table-row>
        <table:table-row>
          <table:table-cell table:style-name="Table3.A2" office:value-type="string">
            <text:p text:style-name="P546">eludir: Evitar una dificultad, obligación, etc., con algún artificio o estratagema.</text:p>
            <text:p text:style-name="P546">"eludir una pregunta; teme que los vecinos se entrometan<text:span text:style-name="T1639"> (entrometerse= intrude, interfere, meddle, meterse= get into, meter= put)</text:span> en su vida, y por ello elude saludarlos siempre que puede; algunos jugadores eluden su responsabilidad sobre el terreno de juego ."</text:p>
          </table:table-cell>
          <table:table-cell table:style-name="Table3.B2" office:value-type="string">
            <text:p text:style-name="P114"><text:bookmark text:name="result_box327"/><text:span text:style-name="T1604">to elude(entgehen)/ a</text:span>void<text:span text:style-name="T1604">/ evade(ausweichen)</text:span>: Avoid a difficulty, obligation, etc., with some artifice or stratagem.<text:span text:style-name="T1638"> </text:span>"To avoid a question, he fears that the neighbors will interfere in his life, and therefore he eschews greetings whenever he can, some players avoid their responsibility on the field of play."</text:p>
          </table:table-cell>
        </table:table-row>
        <table:table-row>
          <table:table-cell table:style-name="Table3.A2" office:value-type="string">
            <text:p text:style-name="P546">criar: Alimentar y cuidar a un bebé o un animal recién nacido hasta que puede valerse por sí mismo.</text:p>
            <text:p text:style-name="P546">Alimentar y cuidar [una persona] a un animal o una planta para procurar que tenga un crecimiento y un desarrollo adecuados.</text:p>
            <text:p text:style-name="P546">Educar, instruir y cuidar a una persona durante su infancia y su adolescencia.</text:p>
          </table:table-cell>
          <table:table-cell table:style-name="Table3.B2" office:value-type="string">
            <text:p text:style-name="P114"><text:bookmark text:name="result_box328"/>To raise: Feeding and caring for a baby or a newborn animal until it can stand on its own.</text:p>
            <text:p text:style-name="P114">Feed and care [a person] to an animal or a plant to ensure that it has adequate growth and development.</text:p>
            <text:p text:style-name="P114">Educate, instruct and care for a person during their childhood and adolescence.</text:p>
            <text:p text:style-name="P113"/>
          </table:table-cell>
        </table:table-row>
        <table:table-row>
          <table:table-cell table:style-name="Table3.A2" office:value-type="string">
            <text:p text:style-name="P546">sacar: Poner una cosa fuera de otra en que estaba metida<text:span text:style-name="T1640"> (meter)</text:span> o contenida. Hacer que una cosa pase a estar en un espacio abierto. Llevar a alguien fuera de casa, para que pasee, se distraiga, etc..</text:p>
          </table:table-cell>
          <table:table-cell table:style-name="Table3.B2" office:value-type="string">
            <text:p text:style-name="P113"><text:bookmark text:name="result_box329"/><text:span text:style-name="T1604">To take out</text:span>: to put one thing outside of another in which it was <text:span text:style-name="T1640">put (a.placed)</text:span> or contained. Make a thing happen to be in an open space. Take someone away from home, to walk, to be distracted, etc.</text:p>
          </table:table-cell>
        </table:table-row>
        <table:table-row>
          <table:table-cell table:style-name="Table3.A2" office:value-type="string">
            <text:p text:style-name="P546">asunto: Cosa o hecho que sucede o interesa, en el que se piensa, del que se trata o sobre el cual se realizan gestiones. "tras sus muchos problemas había perdido la capacidad de intervención en sus propios asuntos y en su vida ." Tema de una exposición oral o escrita.</text:p>
            <text:p text:style-name="P546"><text:soft-page-break/>"el asunto de la conferencia es la ayuda a los países del Tercer Mundo ." Argumento de una obra narrativa, novela, película, serie de televisión, etc.. "en la película no queda claro cuál es el asunto principal de tantos líos ."</text:p>
          </table:table-cell>
          <table:table-cell table:style-name="Table3.B2" office:value-type="string">
            <text:p text:style-name="P114"><text:bookmark text:name="result_box330"/>Matter<text:span text:style-name="T1604">/Subject/Issue</text:span>: Thing or fact that happens or interests, in which it is thought, of which it is treated or about which<text:span text:style-name="T1641"> management</text:span> actions are taken. "After his many problems he had lost the ability to intervene in his own affairs and in his life." Subject of an oral or written presentation.</text:p>
            <text:p text:style-name="P114"><text:soft-page-break/>"The issue of the conference is to help Third World countries." Argument from a narrative work, novel, film, television series, etc ... "in the film it is not clear what is the main issue of so many problems<text:span text:style-name="T1642"> (mess)</text:span>."</text:p>
          </table:table-cell>
        </table:table-row>
        <table:table-row>
          <table:table-cell table:style-name="Table3.A2" office:value-type="string">
            <text:p text:style-name="P546">amparo: Acción de amparar o ampararse.</text:p>
            <text:p text:style-name="P546">"Mahoma, con la seguridad que le proporcionaba el amparo de sus seguidores, fundó la primera comunidad de creyentes musulmanes ." Persona, cosa o lugar que sirve para amparar a alguien de algo.</text:p>
            <text:p text:style-name="P546">"fue llamando de casa en casa y pidiendo amparo ."</text:p>
          </table:table-cell>
          <table:table-cell table:style-name="Table3.B2" office:value-type="string">
            <text:p text:style-name="P114"><text:span text:style-name="T1604">Protection/Shelter</text:span>: action to protect or protect.</text:p>
            <text:p text:style-name="P114">"Muhammad, with the assurance that provided him the protection of his followers, founded the first community of Muslim believers." Person, thing or place that serves to protect someone from something.</text:p>
            <text:p text:style-name="P114">"Was calling from house to house and asking for protection."</text:p>
          </table:table-cell>
        </table:table-row>
        <table:table-row>
          <table:table-cell table:style-name="Table3.A2" office:value-type="string">
            <text:p text:style-name="P546">amparar: Proteger o favorecer [una persona o una cosa] a alguien que lo necesita. "amparar al desvalido; la ley te ampara; ladrones y otros delincuentes estaban amparados por él ."</text:p>
          </table:table-cell>
          <table:table-cell table:style-name="Table3.B2" office:value-type="string">
            <text:p text:style-name="P113"><text:bookmark text:name="result_box332"/>To protect: to protect or favor [a person or thing] someone who needs it. "To protect the helpless, the law protects you, thieves and other criminals were protected by him."</text:p>
          </table:table-cell>
        </table:table-row>
        <table:table-row>
          <table:table-cell table:style-name="Table3.A2" office:value-type="string">
            <text:p text:style-name="P563">cercado: Construcción hecha de cualquier material para cercar un terreno, finca, etc..</text:p>
            <text:p text:style-name="P563">"la finca estaba rodeada por un cercado de alambres espinosos <text:span text:style-name="T1643">(espina= thorn, spine)</text:span>."</text:p>
            <text:p text:style-name="P563">Terreno rodeado por una cerca o valla que está destinado a un uso determinado.</text:p>
            <text:p text:style-name="P563">"encerrar el ganado en el cercado; en los cercados se sembraba cada dos años el centeno ."</text:p>
          </table:table-cell>
          <table:table-cell table:style-name="Table3.B2" office:value-type="string">
            <text:p text:style-name="P114"><text:bookmark text:name="result_box333"/>Fenc<text:span text:style-name="T1604">e/Enclosure</text:span>: Construction made of any material to surround a land, farm, etc.</text:p>
            <text:p text:style-name="P114">"The farm was surrounded by a hedge of thorny wires."</text:p>
            <text:p text:style-name="P114">Land surrounded by a fence or fence that is intended for a particular use.</text:p>
            <text:p text:style-name="P114">"To lock up the cattle in the enclosure, the rye was sown every two years."</text:p>
          </table:table-cell>
        </table:table-row>
        <table:table-row>
          <table:table-cell table:style-name="Table3.A2" office:value-type="string">
            <text:p text:style-name="P563">cercar: Rodear un terreno, finca, etc., con una cerca, valla, muro, etc., para delimitarlo y, generalmente, resguardarlo.</text:p>
            <text:p text:style-name="P564"><text:span text:style-name="T1604">Rodear [gran cantidad de gente] a una persona o cosa. "una multitud de hombres armados cercaba la morada del general Pribé, pidiendo su muerte con desaforados gritos ." Poner cerco a un lugar para lograr su rendición. "las tropas musulmanas se apoderaron de España, llegaron a Francia y cercaron Constantinopla; (fig) el Colo Colo, entonces, cercó la meta, siempre bien defendida por arquero local ." Estar alrededor de cierta cosa, delimitándola. "las murallas, que cercan el actual palacio real, rodeaban una capital en la que abundaban mezquitas, bibliotecas, baños, etc.; buscó un sitio que le sirviera a la par de atalaya (atar=tie, laya=spade) y escondite, sitio que halló pronto en una cresta del pedregal (=t</text:span>erreno cubierto de piedras sueltas<text:span text:style-name="T1645">) cercada de arbustos y donde se emboscó; (fig) como una brecha en los muros de tiniebla que me cercaban ."</text:span></text:p>
          </table:table-cell>
          <table:table-cell table:style-name="Table3.B2" office:value-type="string">
            <text:p text:style-name="P114"><text:bookmark text:name="result_box334"/><text:span text:style-name="T1604">to f</text:span>enc<text:span text:style-name="T1604">e/encircle</text:span>: Surround a land, farm, etc., with a fence, fence, wall, etc., to delimit it and, generally, protect it.</text:p>
            <text:p text:style-name="P114">Surround [large number of people] with a person or thing.<text:span text:style-name="T1644"> </text:span>"A multitude of armed men surrounded the abode of General Pribé, demanding his death with loud cries."<text:span text:style-name="T1644"> </text:span>Put siege to a place to achieve its surrender.<text:span text:style-name="T1644"> </text:span>"The Muslim troops<text:span text:style-name="T1644"> seized/ empowered</text:span> Spain, arrived in France and surrounded Constantinople, (fig) the Colo Colo, then, surrounded the goal, always well defended by local archer."<text:span text:style-name="T1644"> </text:span>Being around a certain thing, delimiting it.<text:span text:style-name="T1644"> </text:span>"The walls surrounding the present royal palace surrounded a capital in which mosques, libraries, baths, etc. abounded, and sought a place that would serve as a watchtower and hiding place<text:span text:style-name="T1645"> (a. concealment)</text:span>, which he soon found on a ridge<text:span text:style-name="T1645">/crest (Grat/Kamm)</text:span> of the rock<text:span text:style-name="T1645">y ground</text:span> <text:span text:style-name="T1645">s</text:span>urrounded by shrubs and where he ambushed (fig) like a breach in the walls of darkness that surrounded me. "</text:p>
          </table:table-cell>
        </table:table-row>
        <table:table-row>
          <table:table-cell table:style-name="Table3.A2" office:value-type="string">
            <text:p text:style-name="P563">valla: Construcción hecha de cualquier material para cercar un terreno, finca, etc., en especial la <text:soft-page-break/>que está hecha de estacas, tablas o tela metálica.</text:p>
            <text:p text:style-name="P563">"una valla separa las dos parcelas ."</text:p>
          </table:table-cell>
          <table:table-cell table:style-name="Table3.B2" office:value-type="string">
            <text:p text:style-name="P114"><text:bookmark text:name="result_box335"/>Fence: Construction made of any material to surround a land, farm, etc., especially that is <text:soft-page-break/>made of stakes, boards or wire mesh.</text:p>
            <text:p text:style-name="P114">"A fence separates the two plots."</text:p>
          </table:table-cell>
        </table:table-row>
        <table:table-row>
          <table:table-cell table:style-name="Table3.A2" office:value-type="string">
            <text:p text:style-name="P561"><text:span text:style-name="T1604">estacar: Palo con punta en un extremo para que pueda ser clavado."clavó un cerco de estacas junto a la zanja recién abierta por si la arena volvía a cubrirla ."Palo grueso y fuerte, especialmente el que se puede manejar como un bastón."el guarda llevaba una gran estaca ."Clavo largo para clavar vigas y maderos.Rama verde sin raíces que se planta para que arraigue (</text:span>arraigar<text:span text:style-name="T1646">, </text:span>raíces<text:span text:style-name="T1646">=root) y salga un árbol nuevo.Cuerna que aparece en los ciervos al cumplir un año de edad.Unidad de medida de superficie que se emplea en las concesiones mineras.Espuela o garrón de las aves gallináceas.Atar un animal a una estaca clavada en tierra.</text:span></text:p>
          </table:table-cell>
          <table:table-cell table:style-name="Table3.B2" office:value-type="string">
            <text:p text:style-name="P114"><text:bookmark text:name="result_box336"/>Stake: Pointed stick at one end so it can be nailed."He nailed a fence of stakes next to the newly opened trench in case the sand covered it again."Thick and strong stick, especially the one that can be handled like a cane."The guard carried a large stake."Long nail to nail beams and timbers.Green branch without roots that is planted so that it roots and leaves a new tree.</text:p>
            <text:p text:style-name="P114">Cuerna that appears in the deer when a year of age.Surface measurement unit used in mining concessions.Spur or garron of gallinaceous birds.Tie an animal to a stake nailed to the ground.</text:p>
          </table:table-cell>
        </table:table-row>
        <table:table-row>
          <table:table-cell table:style-name="Table3.A2" office:value-type="string">
            <text:p text:style-name="P563">clavo: Pieza pequeña de metal, larga, delgada, con cabeza por un lado y punta por el otro, que sirve para clavar cosas, colgar cosas de ella o para fines ornamentales."el sistema más sencillo es poner el clavo vertical con la punta sobre el objeto que se quiere clavar y dar un golpe seco con el martillo; el bolso de mano estaba colgado de un clavo en la pared ."</text:p>
          </table:table-cell>
          <table:table-cell table:style-name="Table3.B2" office:value-type="string">
            <text:p text:style-name="P114"><text:bookmark text:name="result_box337"/>Nail: Small piece of metal, long, thin, with head on one side and tip on the other, used to nail things, hang things from it or for ornamental purposes."The simplest system is to put the vertical nail with the point on the object to be nailed and give a blow with the hammer dry, the handbag was hung from a nail on the wall."</text:p>
          </table:table-cell>
        </table:table-row>
        <table:table-row>
          <table:table-cell table:style-name="Table3.A2" office:value-type="string">
            <text:p text:style-name="P563">clavado: Que es casi igual a otra persona o cosa en su aspecto físico.Que es puntual o exacto."estaré aquí a las ocho clavadas ."[prenda de vestir] Que sienta muy bien y parece hecho a medida."estas medias te quedan clavadas ."Que permanece en un lugar sin moverse."continué allí clavada sin poder moverme ."Salto que se da a un río, al mar o a una piscina desde un trampolín u otro sitio alto."este niño es clavado a su padre; tu casa y la mía son clavadas ."</text:p>
          </table:table-cell>
          <table:table-cell table:style-name="Table3.B2" office:value-type="string">
            <text:p text:style-name="P114"><text:bookmark text:name="result_box338"/>Nailed: That is almost equal to another person or thing in their physical appearance.That is timely or accurate."I'll be here at eight o'clock."[Clothing] That feels great and looks tailor-made."These <text:span text:style-name="T1647">tights</text:span> <text:span text:style-name="T1647">look perfect</text:span>."It remains in a place without moving."I remained stuck there without being able to move."Jump that is<text:span text:style-name="T1647"> given in</text:span>to a river, to the sea or to a swimming pool from a trampoline or other high place."This child is nailed to his father, your house and mine are nailed."</text:p>
          </table:table-cell>
        </table:table-row>
        <table:table-row>
          <table:table-cell table:style-name="Table3.A2" office:value-type="string">
            <text:p text:style-name="P563">clavar: Introducir <text:span text:style-name="T395">una cosa acabada en punta</text:span> en otra cosa ejerciendo una presión.Sujetar o asegurar una cosa con clavos.Fijar intensamente los ojos, la mirada o la vista en alguien o algo."pensaba en su pasado mientras clavaba su mirada acusadora en la muchacha; me clavó sus ojos con desprecio ."Sorprender y dejar sin capacidad de reacción a una persona con algo poco habitual.Hacer muy bien una cosa o acertar algo exactamente.Cobrar algo a alguien más caro de lo que vale.Robar.Pararse repentina o bruscamente [algo que está en movimiento]."le clavó en las costillas la punta de un destornillador; como en las ceremonias vudú, los <text:soft-page-break/>participantes clavan cuchillos y agujas en muñecos de trapo; la serpiente embistió y clavó sus venenosos colmillos en el brazo del hombre ;"Enamorarse de una persona."metieron a los animales en una caja de madera y le clavaron la tapa ."</text:p>
          </table:table-cell>
          <table:table-cell table:style-name="Table3.B2" office:value-type="string">
            <text:p text:style-name="P120"><text:bookmark text:name="result_box339"/>Nail: To introduce a finished thing in tip<text:span text:style-name="T1648"> (mit Spitze)</text:span> in another thing exerting a pressure.Fasten or secure a thing with nails.To fix eyes, eyes or eyes intensely on someone or something."I thought of his past while he fixed his accusing gaze on the girl, and he stuck his eyes at me with contempt<text:span text:style-name="T1649"> (fr. m</text:span><text:span text:style-name="T1613">épris</text:span><text:span text:style-name="T1614">)</text:span>."Surprise and leave unresponsive to a person with something unusual.Do a thing right or hit <text:span text:style-name="T1649">(precise hit or guess) </text:span>something exactly.Charging something to someone more expensive than it's worth.<text:span text:style-name="T1646"> </text:span>Steal.<text:span text:style-name="T1649"> </text:span>Stop suddenly or abruptly [something that is in motion]."He nailed the tip of a screwdriver to the ribs, as in <text:soft-page-break/>the Voodoo ceremonies, the participants nailed knives and needles to rag dolls, and the serpent <text:span text:style-name="T1650">charged/attacked</text:span> and stuck its venomous <text:span text:style-name="T1650">fangs</text:span> into the arm of the man;Fall in love with a person."They put the animals in a wooden box and nailed the lid."</text:p>
          </table:table-cell>
        </table:table-row>
        <table:table-row>
          <table:table-cell table:style-name="Table3.A2" office:value-type="string">
            <text:p text:style-name="P563">medida: Acción de medir.<text:span text:style-name="T1660"> </text:span>"ambos países se han comprometido a la creación de un instrumento común de medida del volumen de los subsidios ."Cantidad que resulta de medir una magnitud."necesito saber cuáles son las medidas exactas de la mesa del escritorio ."</text:p>
          </table:table-cell>
          <table:table-cell table:style-name="Table3.B2" office:value-type="string">
            <text:p text:style-name="P114"><text:bookmark text:name="result_box340"/>Measure: Measurement action.</text:p>
            <text:p text:style-name="P114">"Both countries are committed to the creation of a common instrument to measure the volume of subsidies."Amount that results from measuring a magnitude<text:span text:style-name="T1651"> (Grösse)</text:span>."I need to know what the exact measurements are on the desk."</text:p>
          </table:table-cell>
        </table:table-row>
        <table:table-row>
          <table:table-cell table:style-name="Table3.A2" office:value-type="string">
            <text:p text:style-name="P563">morada: Lugar en el que se mora.</text:p>
            <text:p text:style-name="P563">"el allanamiento de morada está penado por la ley; se pueden visitar los viejos palacios que sirvieron de morada a los grandes señores; la cueva es la morada del oso; casi nunca salía del sótano que le servía de morada ."Acción de permanecer o residir en un lugar durante cierto tiempo.</text:p>
          </table:table-cell>
          <table:table-cell table:style-name="Table3.B2" office:value-type="string">
            <text:p text:style-name="P114"><text:bookmark text:name="result_box341"/><text:span text:style-name="T1604">Home </text:span>Address<text:span text:style-name="T1604">/ Dwelling /Residence</text:span>: Place where you live.<text:span text:style-name="T1604"> </text:span>"The raiding of the dwelling is punishable by law, you can visit the old palaces that served as the dwelling place of the great lords, the cave is the dwelling of the bear, hardly ever left the basement<text:span text:style-name="T1652">/cellar</text:span> that served as an abode.Action to stay or reside in a place for a certain time.</text:p>
          </table:table-cell>
        </table:table-row>
        <table:table-row>
          <table:table-cell table:style-name="Table3.A2" office:value-type="string">
            <text:p text:style-name="P563">morar: Residir o habitar en un lugar determinado.<text:span text:style-name="T1652"> (murar la ciudad= to wall the city, einmauern) </text:span>"la ciudad era una gran plaza comercial, quizá la más importante de su tiempo, en la que moraban personas ricas y con gran experiencia en la venta y exportación de mercancías ."</text:p>
          </table:table-cell>
          <table:table-cell table:style-name="Table3.B2" office:value-type="string">
            <text:p text:style-name="P114"><text:bookmark text:name="result_box342"/>To live<text:span text:style-name="T1604">/dwell</text:span>: to live or to live in a certain place.</text:p>
            <text:p text:style-name="P114">"The city was a great commercial place, perhaps the most important of its time, where rich people lived and with great experience in the sale and exportation of merchandise."</text:p>
          </table:table-cell>
        </table:table-row>
        <table:table-row>
          <table:table-cell table:style-name="Table3.A2" office:value-type="string">
            <text:p text:style-name="P562">desaforado: "los espectadores, desaforados, pedían su muerte a gritos ."<text:span text:style-name="T1653"> (desafío= challenge, defiance, desafiar=defy, challenge)</text:span></text:p>
          </table:table-cell>
          <table:table-cell table:style-name="Table3.B2" office:value-type="string">
            <text:p text:style-name="P113"><text:span text:style-name="T1604">Outraged/in Defiance of</text:span>: "the spectators, unruly, begged for their death to shout."</text:p>
          </table:table-cell>
        </table:table-row>
        <table:table-row>
          <table:table-cell table:style-name="Table3.A2" office:value-type="string">
            <text:p text:style-name="P566">menudo: Que es de pequeño tamaño.</text:p>
            <text:p text:style-name="P566">a menudo</text:p>
            <text:p text:style-name="P567">el menudo</text:p>
          </table:table-cell>
          <table:table-cell table:style-name="Table3.B2" office:value-type="string">
            <text:p text:style-name="P116"><text:bookmark text:name="result_box345"/>Small: That is<text:span text:style-name="T1607"> of</text:span> small<text:span text:style-name="T1607"> size</text:span>.</text:p>
            <text:p text:style-name="P116">often</text:p>
            <text:p text:style-name="P121">Pimmel</text:p>
          </table:table-cell>
        </table:table-row>
        <table:table-row>
          <table:table-cell table:style-name="Table3.A2" office:value-type="string">
            <text:p text:style-name="P633">tamaño: Conjunto de las dimensiones físicas de una cosa material, por las cuales tiene mayor o menor volumen.<text:span text:style-name="T1653"> </text:span>"su tamaño es de aproximadamente un centímetro; es una planta que en zonas tropicales puede alcanzar gran tamaño; dividiremos el diámetro mediante una raya fina en siete porciones aproximadamente del mismo tamaño ."</text:p>
          </table:table-cell>
          <table:table-cell table:style-name="Table3.B2" office:value-type="string">
            <text:p text:style-name="P116"><text:bookmark text:name="result_box346"/>Size: Set of the physical dimensions of a material thing, by which it has more or less volume.<text:span text:style-name="T1653"> </text:span>"Its size is about one centimeter, it is a plant that can reach large size in tropical areas, we divide the diameter by a thin line in seven portions approximately the same size."</text:p>
          </table:table-cell>
        </table:table-row>
        <table:table-row>
          <table:table-cell table:style-name="Table3.A2" office:value-type="string">
            <text:p text:style-name="P633">mediante: Que media. "la forma más rápida de comunicar la noticia es mediante el teléfono ." Indica el medio, el canal o el procedimiento a través del cual se hace o se consigue algo.</text:p>
          </table:table-cell>
          <table:table-cell table:style-name="Table3.B2" office:value-type="string">
            <text:p text:style-name="P113"><text:bookmark text:name="result_box347"/>Through: What medium. "The fastest way to communicate the news is by phone." It indicates the medium, channel or procedure through which something is done or achieved<text:span text:style-name="T1654"> (gotten)</text:span>.</text:p>
          </table:table-cell>
        </table:table-row>
        <table:table-row>
          <table:table-cell table:style-name="Table3.A2" office:value-type="string">
            <text:p text:style-name="P633">oleada: Embate y golpe de una ola.</text:p>
            <text:p text:style-name="P633">"no pude gobernar el velero a causa de las fuertes oleadas ." Movimiento de gran cantidad de personas en grupo. "era una oleada de fieles <text:soft-page-break/>caminando hacia la Meca ."Aparición de gran cantidad de algo que generalmente se sucede<text:span text:style-name="T1656"> (suceder= happen/ occur, ocurrir, pasar)</text:span> en un tiempo determinado. "una oleada de protestas; una oleada de atentados ."</text:p>
          </table:table-cell>
          <table:table-cell table:style-name="Table3.B2" office:value-type="string">
            <text:p text:style-name="P181"><text:bookmark text:name="result_box348"/><text:span text:style-name="T19">Wave: </text:span><text:span text:style-name="T46">O</text:span>nslaught<text:span text:style-name="T1655"> (Ansturm)</text:span><text:span text:style-name="T19"> and blow</text:span><text:span text:style-name="T46">/hit</text:span><text:span text:style-name="T19"> of a wave.</text:span><text:span text:style-name="T46"> </text:span><text:span text:style-name="T19">"I could not </text:span><text:span text:style-name="T47">govern/ control/ steer</text:span><text:span text:style-name="T19"> the sailboat because of the strong waves." Movement of large numbers of people in a </text:span><text:soft-page-break/><text:span text:style-name="T19">group. "Was a wave of worshipers walking towards Mecca."Appearance of a large amount of something that usually happens in a given time. "A wave of protests, a wave of attacks."</text:span></text:p>
          </table:table-cell>
        </table:table-row>
        <table:table-row>
          <table:table-cell table:style-name="Table3.A2" office:value-type="string">
            <text:p text:style-name="P544">contención: Acción de contener o contenerse.</text:p>
            <text:p text:style-name="P544">"se mantuvo una política de<text:span text:style-name="T1654"> </text:span>contención ."<text:span text:style-name="T1654"> </text:span>Cualidad de los sentimientos, pasiones o impulsos contenidos o refrenados.<text:span text:style-name="T1654"> </text:span>"durante la primera mitad del siglo, las composiciones de todos los géneros se mueven con una cierta contención y sencillez ." Actitud de la persona comedida, seria y reservada en su manera de hablar.<text:span text:style-name="T1654"> </text:span>"le faltó contención a la hora de hablar ."</text:p>
          </table:table-cell>
          <table:table-cell table:style-name="Table3.B2" office:value-type="string">
            <text:p text:style-name="P116"><text:span text:style-name="T1657">c</text:span>ontainment<text:span text:style-name="T1658"> (Eindämmung) /contention (Streit)</text:span>: action to contain or contain.<text:span text:style-name="T1657"> </text:span>"A policy of containment was maintained."<text:span text:style-name="T1654"> </text:span>Quality of feelings, passions or impulses contained or restrained.<text:span text:style-name="T1654"> </text:span>"During the first half of the century, compositions of all genres move with a certain containment and simplicity." Attitude of the person measured, serious and reserved in the way they speak.<text:span text:style-name="T1654"> </text:span>"He lacked restraint at the time of speaking."</text:p>
          </table:table-cell>
        </table:table-row>
        <table:table-row>
          <table:table-cell table:style-name="Table3.A2" office:value-type="string">
            <text:p text:style-name="P544">mesura: Contención o freno en la conducta.</text:p>
            <text:p text:style-name="P544">"comer con mesura; a la fuerza de esas dos actitudes belicistas hay que contraponer una actitud de mesura democrática y pacifista ."<text:span text:style-name="T1654"> </text:span>Actitud de la persona que actúa con mesura o contención. "la verdadera mesura es la del que sabe beber ocasionalmente ."</text:p>
          </table:table-cell>
          <table:table-cell table:style-name="Table3.B2" office:value-type="string">
            <text:p text:style-name="P116"><text:bookmark text:name="result_box350"/>Moderation: Containment or restraint in behavior.<text:span text:style-name="T1654"> </text:span>"To eat with moderation, the strength of these two warmongering attitudes must be contrasted with an attitude of democratic and pacifist moderation."<text:span text:style-name="T1654"> </text:span>Attitude of the person acting with restraint or restraint. "The true moderation is the one who knows how to drink occasionally."</text:p>
          </table:table-cell>
        </table:table-row>
        <table:table-row>
          <table:table-cell table:style-name="Table3.A2" office:value-type="string">
            <text:p text:style-name="P544">faltar : No haber o no estar [una cosa] donde sería necesario o se espera que esté. Quedar todavía por hacer o suceder, o [un tiempo] por transcurrir.<text:span text:style-name="T1654"> </text:span>"faltan tres días para la fiesta; solo nos faltaba convencer al abuelo; ya solo me faltan los ejercicios de inglés; solo falta el último paso para la constitución de la sociedad ."<text:span text:style-name="T1654"> </text:span>Terminarse [algo] o no haber bastante.<text:span text:style-name="T1654"> </text:span>"faltar el aliento; nos faltaba dinero; ¿qué ocurriría si faltase el agua en la cantidad necesaria para mantener unas mínimas condiciones de higiene?"</text:p>
          </table:table-cell>
          <table:table-cell table:style-name="Table3.B2" office:value-type="string">
            <text:p text:style-name="P116"><text:bookmark text:name="result_box351"/>Lack: <text:span text:style-name="T1659">Not have</text:span> or <text:span text:style-name="T1659">not be</text:span> [a thing] where it would be necessary or expected to be. To remain still to do or to happen, or [a time] to elapse.<text:span text:style-name="T1654"> </text:span>"Three days are missing for the party, we just had to convince the grandfather, and I only lack English exercises, only the last step for the constitution of society is missing."<text:span text:style-name="T1654"> </text:span>Finish [something] or not enough.<text:span text:style-name="T1654"> </text:span>"Lack of breath, we lacked money, what would happen if water were lacking in the amount necessary to maintain minimum hygienic conditions?"</text:p>
          </table:table-cell>
        </table:table-row>
        <table:table-row>
          <table:table-cell table:style-name="Table3.A2" office:value-type="string">
            <text:p text:style-name="P545">gozar: Experimentar gozo por alguien o algo. Tener o poseer una cosa buena o gratificante. "goza de buena salud; goza de una buena posición social y económica; Maella fue uno de los pintores de cámara que gozaron de mayor prestigio durante el reinado de Carlos IV ."<text:span text:style-name="T1654"> </text:span>Poseer sexualmente [una persona] a otra.<text:span text:style-name="T1654"> </text:span>"gozaron con su presencia; cualquiera que haya gozado con unos chiles en nogada debe saber que esta comida es el fruto de un laborioso proceso; rara es la tribu nómada que no use alguna de estas plantas para despojarse de sus sentimientos y sentidos, a fin de poder gozar el placer animal de rehuir las saludables ataduras de la razón ."</text:p>
          </table:table-cell>
          <table:table-cell table:style-name="Table3.B2" office:value-type="string">
            <text:p text:style-name="P116"><text:bookmark text:name="result_box6"/>To enjoy: to experience joy for someone or something. Have or possess a good or rewarding thing. "Is in good health, enjoys a good social and economic position, Maella was one of the chamber painters who enjoyed greater prestige during the reign of Charles IV.<text:span text:style-name="T1654"> </text:span>To possess sexually [one person] to another.<text:span text:style-name="T1654"> </text:span>"They enjoyed it with their presence, anyone who has enjoyed with some chil<text:span text:style-name="T1660">li in walnut sauce</text:span> must know that this food is the fruit of a laborious process, rare is the nomadic tribe that does not use any of these plants to <text:span text:style-name="T1661">despoil (plündern, sich entledigen)</text:span> their feelings and senses, <text:span text:style-name="T1661">o</text:span>f being able to enjoy the animal pleasure of avoiding the healthy bonds of reason. "</text:p>
          </table:table-cell>
        </table:table-row>
        <text:soft-page-break/>
        <table:table-row>
          <table:table-cell table:style-name="Table3.A2" office:value-type="string">
            <text:p text:style-name="P568">chile en nogada: chile: Variedad de pimiento pequeño y muy picante que se usa como condimento. nogada: Salsa hecha con nueces y algunas especias. nueces, nuez</text:p>
          </table:table-cell>
          <table:table-cell table:style-name="Table3.B2" office:value-type="string">
            <text:p text:style-name="P116"><text:bookmark text:name="result_box366"/>Chil<text:span text:style-name="T1660">li in walnut sauce: </text:span>Chile: Variety of small pepper and very spicy that is used like condiment. Walnut sauce: made with walnuts and some spices.<text:span text:style-name="T1660"> nuts,</text:span> nut</text:p>
          </table:table-cell>
        </table:table-row>
        <table:table-row>
          <table:table-cell table:style-name="Table3.A2" office:value-type="string">
            <text:p text:style-name="P549">ahogar: Causar la muerte de una persona o un animal por asfixia. Morir [una persona o un animal] por no poder respirar. Causar sofoco o sensación de ahogo [el excesivo calor o el enrarecimiento del aire]. <text:s/>"mi madre ahogó los nardos por regarlos demasiado ;" Apagar o sofocar un fuego con una cosa sobrepuesta. "ahogar un fuego con una manta ." Hacer entrar un exceso de combustible en el carburador de un vehículo, lo que impide la combustión. "no intentes arrancar el coche otra vez que lo ahogarás ;" Impedir o frenar la existencia de una realidad o el desarrollo de un proceso. "las fuerzas de seguridad consiguieron ahogar la rebelión; los espectadores ahogaron las protestas con sus aplausos ." "ahogaba en vino sus penas ." En el juego del ajedrez, poner al rey del jugador contrario en una posición en la que cualquier movimiento que realiza lo coloca en jaque y deja la partida en tablas.</text:p>
          </table:table-cell>
          <table:table-cell table:style-name="Table3.B2" office:value-type="string">
            <text:p text:style-name="P113"><text:span text:style-name="T1616">to d</text:span>rown<text:span text:style-name="T1616">/choke/suffocate</text:span>: Cause the death of a person or an animal by suffocation. Dying [a person or an animal] for not being able to breathe. Causing suffocation or choking sensation [excessive heat or thinning of the air]. "My mother drowned the Nardi for watering them too much;" Turn off or smother a fire with an overlapping thing. "Drown a fire with a blanket<text:span text:style-name="T1662"> (manta= blanket, mantel= tablecloth)</text:span>." Put excess fuel into the carburetor of a vehicle, which prevents combustion. "Do not try to start the car again than you will drown it;" Prevent or curb the existence of a reality or the development of a process. "The security forces managed to drown the rebellion, the spectators drowned the protests with their applause." "He drowned his sorrows in wine." In the game of chess, put the king of the opposing player in a position in which any movement he makes places him in check and leaves the game in <text:span text:style-name="T1616">a draw</text:span>.</text:p>
          </table:table-cell>
        </table:table-row>
        <table:table-row>
          <table:table-cell table:style-name="Table3.A2" office:value-type="string">
            <text:p text:style-name="P549">hogar: Domicilio habitual de una persona y en el que desarrolla su vida privada o familiar.</text:p>
          </table:table-cell>
          <table:table-cell table:style-name="Table3.B2" office:value-type="string">
            <text:p text:style-name="P113"><text:span text:style-name="T1616">Home/Fireplace</text:span>: habitual domicile of a person and in which he develops his private or family life.</text:p>
          </table:table-cell>
        </table:table-row>
        <table:table-row>
          <table:table-cell table:style-name="Table3.A2" office:value-type="string">
            <text:p text:style-name="P549">ahorrar: Guardar una parte de los bienes destinados al gasto ordinario. Evitar gasto innecesario de dinero, tiempo u otra cosa.</text:p>
          </table:table-cell>
          <table:table-cell table:style-name="Table3.B2" office:value-type="string">
            <text:p text:style-name="P113"><text:span text:style-name="T1616">to s</text:span>ave<text:span text:style-name="T1616">/spare</text:span>: Save<text:span text:style-name="T1616"> (a. guard)</text:span> a portion of the goods destined for ordinary expenses. Avoid unnecessary spending of money, time or anything else.</text:p>
          </table:table-cell>
        </table:table-row>
        <table:table-row>
          <table:table-cell table:style-name="Table3.A2" office:value-type="string">
            <text:p text:style-name="P549">burlar: Evitar [una persona] ser vista o hallada por alguien que la vigila o la persigue, o eludir un problema o algo que le resulta comprometedor de forma ingeniosa. Reírse de una persona o de una cosa de manera malintencionada, en especial para ponerla en ridículo, subrayando o exagerando algún aspecto inusual o negativo que la caracteriza, o aprovechándose de la buena fe de alguien. "los ladrones consiguieron burlar a la policía; logró burlar la vigilancia de los periodistas introduciéndose en un coche con cristales oscuros; la prensa subraya que las promesas electorales han sido burladas una vez más; únicamente el teatro de humor pudo salvarse, a costa de burlar con ingenio a la censura ."</text:p>
          </table:table-cell>
          <table:table-cell table:style-name="Table3.B2" office:value-type="string">
            <text:p text:style-name="P113"><text:span text:style-name="T1616">to outwit/ spoof (parodieren)</text:span>: to avoid [a person] being seen or found by someone who watches over or persecutes her, or to avoid a problem or something that is compromising in an ingenious way. Laughing at a person or a thing in a malicious way, especially to ridicule, underlining or exaggerating some unusual or negative aspect that characterizes it, or taking advantage of someone's good faith. "The thieves managed to outwit the police, managed to circumvent the surveillance of journalists entering a car with dark glasses, the press underlines that the electoral promises have been mocked once again only the theater of humor could be saved, at the cost of <text:span text:style-name="T1665">outwitting</text:span> <text:span text:style-name="T1665">w</text:span>ith ingenuity t<text:span text:style-name="T1665">he</text:span> censorship. "</text:p>
          </table:table-cell>
        </table:table-row>
        <table:table-row>
          <table:table-cell table:style-name="Table3.A2" office:value-type="string">
            <text:p text:style-name="P549">cuán: Se utiliza para ponderar o poner énfasis en lo que se expresa; solamente se usa con un <text:soft-page-break/>adjetivo o un adverbio.</text:p>
            <text:p text:style-name="P549">"no puedes imaginarte cuán afortunado soy ."</text:p>
          </table:table-cell>
          <table:table-cell table:style-name="Table3.B2" office:value-type="string">
            <text:p text:style-name="P113"><text:span text:style-name="T1668">how</text:span>: Used to weight or emphasize what is expressed; It is only used with an adjective or an <text:soft-page-break/>adverb.<text:span text:style-name="T1616"> </text:span>"You can not imagine how lucky I am."</text:p>
          </table:table-cell>
        </table:table-row>
        <table:table-row>
          <table:table-cell table:style-name="Table3.A2" office:value-type="string">
            <text:p text:style-name="P549">ponderar: Considerar o examinar con imparcialidad un asunto. Alabar de forma exagerada a una persona o cosa o expresar con gran admiración la bondad de sus cualidades. "en la publicidad se pondera la juventud y el ser joven como algo bello, alegre, digno de ser envidiado; " Compensar o equilibrar una cosa con otra. Atribuir un determinado valor a una variable, en economía o en estadística, según su importancia relativa dentro de un conjunto o sistema. </text:p>
          </table:table-cell>
          <table:table-cell table:style-name="Table3.B2" office:value-type="string">
            <text:p text:style-name="P113"><text:span text:style-name="T1616">to c</text:span>onsider<text:span text:style-name="T1616">/ponder/weigh</text:span>: Consider or examine an issue impartially. Praise exaggeratedly a person or thing or express with great admiration the goodness of their qualities. "In advertising we ponder youth and being young as something beautiful, joyful, worthy of being envied," Compensate or balance one thing with another. Attributing a given value to a variable, in economics or in statistics, according to its relative importance within a set or system.</text:p>
          </table:table-cell>
        </table:table-row>
        <table:table-row>
          <table:table-cell table:style-name="Table3.A2" office:value-type="string">
            <text:p text:style-name="P569"><text:span text:style-name="T1616">regar: Esparcir agua sobre la tierra o sobre una planta para beneficiarlas, o sobre una superficie cualquiera para limpiarla o refrescarla. Suministrar [un río, un canal, etc.] agua a una zona o un territorio. Esparcir un líquido sobre alguna cosa o sobre una superficie o derramar (</text:span><text:span text:style-name="T1663">terra </text:span><text:bookmark text:name="result_box367"/><text:span text:style-name="T502">después</text:span><text:span text:style-name="T1664"> mar</text:span><text:span text:style-name="T1666">) una cosa sobre algo.</text:span></text:p>
          </table:table-cell>
          <table:table-cell table:style-name="Table3.B2" office:value-type="string">
            <text:p text:style-name="P113"><text:span text:style-name="T1616">to w</text:span>ater<text:span text:style-name="T1616">/irrigate (</text:span><text:span text:style-name="T1663">reg</text:span><text:span text:style-name="T1616">nen lassen)</text:span>: Spread water on the ground or on a plant to benefit them, or on any surface to clean or refresh it. Supplying [a river, a canal, etc.] to an area or territory. Spread a liquid over something or a surface or spill something over something.</text:p>
          </table:table-cell>
        </table:table-row>
        <table:table-row>
          <table:table-cell table:style-name="Table3.A2" office:value-type="string">
            <text:p text:style-name="P550">arrancar: Sacar una cosa que está metida <text:span text:style-name="T44">(meter=put, place) </text:span>o insertada en otra tirando con fuerza de ella hasta que salga de raíz. Quitar una cosa con fuerza y violencia de algo a lo que está adherido. Hacer que una persona abandone un lugar, cierta situación, actividad, actitud o idea, generalmente contra su voluntad. "un ruido me arrancó del sueño; el hambre acabó por arrancarlo de su feliz morada;" Obtener un permiso, una información u otra cosa parecida con mucho esfuerzo. "tras horas de interrogatorio consiguió arrancarle la confesión ." "la fuerza del viento arrancó todo lo que encontró a su paso;" "arrancar una muela; arrancar un clavo; arrancar una planta; arrancar hojas de papel ."</text:p>
          </table:table-cell>
          <table:table-cell table:style-name="Table3.B2" office:value-type="string">
            <text:p text:style-name="P113"><text:span text:style-name="T1617">t</text:span>o<text:span text:style-name="T1617"> tear off/rip out/pluck(zupfen)</text:span>: to <text:span text:style-name="T1617">take out</text:span> a thing that is <text:span text:style-name="T1617">placed</text:span> or inserted in another pulling strongly of it until it comes out of root. To remove a thing with force and violence from something to which it is attached<text:span text:style-name="T1667"> (adhered= anhaften)</text:span>. Make a person leave a place, a certain situation, activity, attitude or idea, usually against their will.<text:span text:style-name="T1616"> </text:span>"A noise roused me out of the dream, and the famine finally uprooted him from his happy abode;"<text:span text:style-name="T1616"> </text:span>Obtain a permit, information or something similar with a lot of effort. "After hours of interrogation he managed to extract the confession." "The force of the wind ripped out everything found in its path;" "To tear off a tooth, to tear off a nail, to tear off a plant, to tear off sheets of paper."</text:p>
          </table:table-cell>
        </table:table-row>
        <table:table-row>
          <table:table-cell table:style-name="Table3.A2" office:value-type="string">
            <text:p text:style-name="P549">esparcir: Separar o extender lo que está junto o amontonado. Extender una cosa haciendo que ocupe más espacio. "el viento esparció la mancha de aceite ;" Hacer que un hecho, una noticia, etc., llegue a conocimiento de muchas personas. "el periódico de la ciudad se encargó de esparcir la noticia ;" Divertirse o distraerse, especialmente para alejarse por un tiempo de un trabajo o preocupación. "el agricultor esparce la semilla en el campo; esparció sobre la mesa todo lo que llevaba en los bolsillos; el hombre destroza la almohada y esparce sus plumas por la habitación ;"</text:p>
          </table:table-cell>
          <table:table-cell table:style-name="Table3.B2" office:value-type="string">
            <text:p text:style-name="P113"><text:bookmark text:name="result_box92"/>To spread<text:span text:style-name="T1617">/scatter/strew(streuen)</text:span>: to separate or to extend what is next to or <text:span text:style-name="T1617">heaped (a. piled up)</text:span>. Extend a thing by making it take up more space. "The wind scattered the stain of oil;" Make a fact, a news, etc., get to know many people. "The newspaper of the city was in charge of spreading the news;" Having fun or being distracted, especially to get away for a while from a job or worry. "The farmer spreads the seed in the field, he scattered everything on the table in his pockets, the man destroys the pillow and spreads his feathers in the room;</text:p>
          </table:table-cell>
        </table:table-row>
        <table:table-row>
          <table:table-cell table:style-name="Table3.A2" office:value-type="string">
            <text:p text:style-name="P551">espacio: Medio físico en el que se sitúan los <text:soft-page-break/>cuerpos y los movimientos, y que suele caracterizarse como homogéneo, continuo, tridimensional e ilimitado. "espacio y tiempo han sido dos de las grandes preocupaciones filosóficas ."Superficie o lugar con unos límites determinados y unas características o fines comunes."los espacios verdes de la ciudad; "</text:p>
          </table:table-cell>
          <table:table-cell table:style-name="Table3.B2" office:value-type="string">
            <text:p text:style-name="P113"><text:bookmark text:name="result_box97"/>Space: Physical environment in which bodies <text:soft-page-break/>and movements are situated, and which is usually characterized as homogeneous, continuous, three-dimensional and unlimited. "Space and time have been two of the major philosophical concerns." Surface or place with certain limits and common characteristics or purposes. "The green spaces of the city;</text:p>
          </table:table-cell>
        </table:table-row>
        <table:table-row>
          <table:table-cell table:style-name="Table3.A2" office:value-type="string">
            <text:p text:style-name="P552">tender: Colgar la ropa húmeda al sol o al aire para que se seque. Extender o estirar una cosa horizontalmente. Colocar a una persona o cosa sobre una superficie horizontal. Aproximar y ofrecer una cosa a alguien. Elaborar un plan de actuación que tiene como fin llevar a alguien a una situación que le perjudica. "tender la mano; de mala gana le tendió el dinero que le reclamaba;" "tender un lazo; ella me dijo que te tendieron una trampa; intentarán avanzar en el cerco tendido a los rebeldes ." "compra pinzas para tender la ropa; subí a tender a la terraza ." "cuando se mareó, lo tendieron en el suelo; estaba tendida al sol;" "tender un puente; tender un cable; tender una vía de tren; tender unas cortinas ."</text:p>
          </table:table-cell>
          <table:table-cell table:style-name="Table3.B2" office:value-type="string">
            <text:p text:style-name="P113"><text:span text:style-name="T1618">to tend(tendieren, avoir tendance)/lay/spread</text:span>: Hang wet clothes in the sun or air to dry. Extend or stretch a thing horizontally. Place a person or thing on a horizontal surface. Approach and offer something to someone.<text:span text:style-name="T1618"> </text:span>Develop a plan of action that aims to lead someone to a situation that harms you. "He stretched out his hand, reluctantly<text:span text:style-name="T1669"> (bad desire)</text:span> offered him the money he demanded of him." "To lay a snare, she told me that they set a trap for you, they will try to advance in the siege of the rebels." "Buy clothespins, I went up to the terrace." "When he was lightheaded, they laid him on the ground: he was stretched out to the sun;" "To lay a bridge, to lay a cable, to lay down a railroad track, to lay down curtains."</text:p>
          </table:table-cell>
        </table:table-row>
        <table:table-row>
          <table:table-cell table:style-name="Table3.A2" office:value-type="string">
            <text:p text:style-name="P553">agredido: Que es víctima de una <text:span text:style-name="T439">agresión</text:span>.</text:p>
            <text:p text:style-name="P553">"los agredidos no presentan heridas graves ."</text:p>
          </table:table-cell>
          <table:table-cell table:style-name="Table3.B2" office:value-type="string">
            <text:p text:style-name="P117"><text:bookmark text:name="result_box113"/><text:span text:style-name="T1619">attacked persons</text:span>: Who is the victim of an aggression.<text:span text:style-name="T1619"> </text:span>"The <text:span text:style-name="T1619">attacked persons</text:span> do not present serious injuries."</text:p>
          </table:table-cell>
        </table:table-row>
        <table:table-row>
          <table:table-cell table:style-name="Table3.A2" office:value-type="string">
            <text:p text:style-name="P553">agredir: Cometer una <text:span text:style-name="T439">agresión</text:span> contra una persona. "fue expulsado del terreno de juego por agredir al contrario ."</text:p>
          </table:table-cell>
          <table:table-cell table:style-name="Table3.B2" office:value-type="string">
            <text:p text:style-name="P113"><text:bookmark text:name="result_box116"/><text:span text:style-name="T1619">to attack, a</text:span>ssault: Committing an assault on a person. "Was expelled from the pitch for aggression to the <text:span text:style-name="T1619">opponent</text:span>."</text:p>
          </table:table-cell>
        </table:table-row>
        <table:table-row>
          <table:table-cell table:style-name="Table3.A2" office:value-type="string">
            <text:p text:style-name="P553">desperdiciar: Gastar o usar una cosa, o dejar que se gaste o pierda, sin obtener provecho o todo el provecho posible, sea de manera voluntaria o involuntaria. "no hay que desperdiciar alimentos; el delantero desperdició la ocasión enviando la pelota fuera ."</text:p>
          </table:table-cell>
          <table:table-cell table:style-name="Table3.B2" office:value-type="string">
            <text:p text:style-name="P113"><text:span text:style-name="T1619">t</text:span>o waste: to spend or use a thing, or to let it be spent or lost, without <text:span text:style-name="T1670">obtaining profit</text:span> or taking all possible <text:span text:style-name="T1670">profit</text:span>, whether voluntarily or involuntarily. "Do not waste food, the striker wasted the occasion by sending the ball out."</text:p>
          </table:table-cell>
        </table:table-row>
        <table:table-row>
          <table:table-cell table:style-name="Table3.A2" office:value-type="string">
            <text:p text:style-name="P553">provecho: Efecto beneficioso o positivo para una persona o una cosa que resulta de algo.</text:p>
            <text:p text:style-name="P553">"es un negocio en el que todos obtendremos provecho; </text:p>
          </table:table-cell>
          <table:table-cell table:style-name="Table3.B2" office:value-type="string">
            <text:p text:style-name="P113"><text:bookmark text:name="result_box139"/><text:span text:style-name="T1619">profit/ advantage</text:span>: Beneficial or positive effect for a person or something that results from something.<text:span text:style-name="T1619"> </text:span>"Is a business in which we will all profit;</text:p>
          </table:table-cell>
        </table:table-row>
        <table:table-row>
          <table:table-cell table:style-name="Table3.A2" office:value-type="string">
            <text:p text:style-name="P553">entornar: Dejar una puerta o ventana casi cerrada pero sin llegar a cerrarla completamente<text:span text:style-name="T1671"> </text:span>"cuando salgas, entorna la puerta ."<text:span text:style-name="T1671"> </text:span>Bajar los párpados sin llegar a cerrar los ojos por completo. "cuando a la mañana abrí los ojos, un rayo de sol caía sobre ellos desde lo alto, y tuve que volver a entornarlos; "</text:p>
          </table:table-cell>
          <table:table-cell table:style-name="Table3.B2" office:value-type="string">
            <text:p text:style-name="P113"><text:span text:style-name="T1619">half close:</text:span> Leave a door or window almost closed but without closing it completely<text:span text:style-name="T1619"> </text:span>"When you go out, slam the door."<text:span text:style-name="T1619"> </text:span>Lower your eyelids without closing your eyes completely.<text:span text:style-name="T1619"> </text:span>"When I opened my eyes in the morning, a ray of the sun fell upon them from on high, and I had to <text:span text:style-name="T1670">half close</text:span> them again."</text:p>
          </table:table-cell>
        </table:table-row>
        <table:table-row>
          <table:table-cell table:style-name="Table3.A2" office:value-type="string">
            <text:p text:style-name="P553">entorno: Conjunto de circunstancias o factores sociales, culturales, morales, económicos, profesionales, etc., que rodean una cosa o a una <text:soft-page-break/>persona, "las naciones de nuestro entorno; el entorno familiar y social de una persona; el entorno tropical ."</text:p>
          </table:table-cell>
          <table:table-cell table:style-name="Table3.B2" office:value-type="string">
            <text:p text:style-name="P113"><text:bookmark text:name="result_box154"/>Environment: a set of circumstances or social, cultural, moral, economic, professional, etc. factors that surround a thing or a person, "the <text:soft-page-break/>nations of our environment, the family and social environment of a person, the tropical environment."</text:p>
          </table:table-cell>
        </table:table-row>
        <table:table-row>
          <table:table-cell table:style-name="Table3.A2" office:value-type="string">
            <text:p text:style-name="P554">azote: Instrumento usado para golpear, especialmente el formado por un conjunto de cuerdas con nudos que se utilizaba para castigar a los delincuentes. Golpe dado como castigo con este instrumento o con cualquier cosa larga y flexible. "le pegó <text:span text:style-name="T1670">(pegar=paste,stick,hit) </text:span>más de diez azotes, con una correa; veintiuna personas sufrieron azotes como condena y otras quedaron encarceladas hasta 1616 ."</text:p>
          </table:table-cell>
          <table:table-cell table:style-name="Table3.B2" office:value-type="string">
            <text:p text:style-name="P113"><text:span text:style-name="T1620">whip/s</text:span>courge<text:span text:style-name="T1670">/lash</text:span>: An instrument used to strike, especially one formed by a set of ropes with knots that was used to punish the delinquents. <text:span text:style-name="T1670">Hits/blows</text:span> given as punishment with this instrument or with anything long and flexible. "Struck him with more than ten lashes, with a leash, twenty-one people suffered lashes as a condemnation and others were imprisoned until 1616."</text:p>
          </table:table-cell>
        </table:table-row>
        <table:table-row>
          <table:table-cell table:style-name="Table3.A2" office:value-type="string">
            <text:p text:style-name="P555">creciente: Que aumenta, generalmente de manera progresiva. Que va de menor a mayor. "serie creciente; orden creciente ." Aumento del nivel de agua de una corriente, generalmente debido a abundantes precipitaciones o al deshielo. "serie creciente; malestar creciente; las necesidades crecientes; la creciente demanda de libros; hay que destacar<text:span text:style-name="T1671"> (estacar= s</text:span>eñalar con estacas<text:span text:style-name="T1671">)</text:span> la construcción de zonas residenciales destinadas al alojamiento de una población creciente ."</text:p>
          </table:table-cell>
          <table:table-cell table:style-name="Table3.B2" office:value-type="string">
            <text:p text:style-name="P113"><text:bookmark text:name="result_box247"/>Increasing: It increases, usually progressively. That goes from low to high. "Increasing series; increasing order." Increase in the water level of a stream, generally due to abundant rainfall or thawing. "Growing series, increasing discomfort, growing needs, increasing demand for books, we must highlight the construction of residential areas intended for housing a growing population.</text:p>
          </table:table-cell>
        </table:table-row>
        <table:table-row>
          <table:table-cell table:style-name="Table3.A2" office:value-type="string">
            <text:p text:style-name="P554">estacar: Atar un animal a una estaca clavada en tierra. Señalar con estacas los límites de una propiedad, de un terreno, etcétera. Extender un objeto sujetándolo o clavándolo con estacas. "antes de curtir la piel del animal, la estacan para secarla al sol ." </text:p>
          </table:table-cell>
          <table:table-cell table:style-name="Table3.B2" office:value-type="string">
            <text:p text:style-name="P113"><text:bookmark text:name="result_box259"/><text:span text:style-name="T1620">to s</text:span>take<text:span text:style-name="T1620"> (ausstecken)/tie to a post</text:span>: Tying an animal to a stake nailed to the ground. Stakes the boundaries of a property, a land, etcetera. Extend an object by holding or staking it. "Before tanning the animal's skin, they stab it to dry it in the sun."</text:p>
          </table:table-cell>
        </table:table-row>
        <table:table-row>
          <table:table-cell table:style-name="Table3.A2" office:value-type="string">
            <text:p text:style-name="P556">cometido: Trabajo, función o encargo que una persona debe cumplir. "en las ciudades existían una serie de funcionarios con diversos cometidos ." </text:p>
          </table:table-cell>
          <table:table-cell table:style-name="Table3.B2" office:value-type="string">
            <text:p text:style-name="P113"><text:bookmark text:name="result_box272"/>Commitment: A job, function or job that a person must fulfill. "In the cities there were a number of officials with various tasks."</text:p>
          </table:table-cell>
        </table:table-row>
        <table:table-row>
          <table:table-cell table:style-name="Table3.A2" office:value-type="string">
            <text:p text:style-name="P556">cometer: Realizar una acción que constituye un error, una falta o un delito. "cometer una falta de ortografía; cometer una infracción de tránsito; cometer un robo; cometer un crimen ."</text:p>
          </table:table-cell>
          <table:table-cell table:style-name="Table3.B2" office:value-type="string">
            <text:p text:style-name="P113"><text:bookmark text:name="result_box279"/>Commit: To carry out an action that constitutes an error, a fault or a crime. "Commit a spelling mistake, commit a traffic violation, commit a robbery, commit a crime."</text:p>
          </table:table-cell>
        </table:table-row>
        <table:table-row>
          <table:table-cell table:style-name="Table3.A2" office:value-type="string">
            <text:p text:style-name="P557">retroceso: <text:span text:style-name="T1621"><text:s/></text:span>Acción de retroceder.</text:p>
            <text:p text:style-name="P557">"movimiento de retroceso" Recrudecimiento de una enfermedad que había empezado a declinar. "si el paciente no sufre retroceso en las próximas 24 horas, le daremos el alta ." Movimiento brusco hacia atrás que da un arma de fuego al dispararla. "agarra el arma con las dos manos porque el retroceso puede hacerte caer ." Lance del juego de billar que consiste en picar la bola en su parte baja para que vuelva hacia el punto de partida después de chocar con otra bola. "el retroceso es una de las habilidades con que el <text:soft-page-break/>famoso billarista deleita al público ."</text:p>
          </table:table-cell>
          <table:table-cell table:style-name="Table3.B2" office:value-type="string">
            <text:p text:style-name="P179"><text:bookmark text:name="result_box291"/><text:span text:style-name="T19">recoil</text:span><text:span text:style-name="T45">(Rückstoss)/ </text:span>backward motion<text:span text:style-name="T1621">/ backspin/ a. relapse(Rückfall)</text:span><text:span text:style-name="T19">:</text:span><text:span text:style-name="T45"> </text:span><text:span text:style-name="T48"><text:s/></text:span><text:span text:style-name="T19">Backward action.</text:span><text:span text:style-name="T45"> </text:span><text:span text:style-name="T19">"</text:span><text:span text:style-name="T48">Backward</text:span><text:span text:style-name="T19"> movement" </text:span><text:span text:style-name="T48">Upsurge (Zunahme)</text:span><text:span text:style-name="T19"> from a disease that had begun to decline. "If the patient does not suffer re</text:span><text:span text:style-name="T48">lapse</text:span><text:span text:style-name="T19"> in the next 24 hours, </text:span><text:span text:style-name="T48">h</text:span><text:span text:style-name="T19">e will be discharged." Abrupt rearward movement that gives a gun when firing. "Grab the gun with both hands because the recoil can make you fall." Play of the billiard game consisting of biting the ball in its lower part so that it returns to the starting point after hitting another ball. "The recoil is one of the skills with </text:span><text:soft-page-break/><text:span text:style-name="T19">which the famous billiard player delights the public."</text:span></text:p>
          </table:table-cell>
        </table:table-row>
        <table:table-row>
          <table:table-cell table:style-name="Table3.A2" office:value-type="string">
            <text:p text:style-name="P557">revés: Reverso o cara opuesta al anverso. "puso el cuadro del revés para que no se viese ."</text:p>
            <text:p text:style-name="P557">Golpe dado, especialmente a la cara de otra persona, con la mano abierta y por la parte opuesta a la palma. "tirar a alguien al suelo de un revés ." Suceso adverso que perjudica a alguien, su situación o estado. "aquella derrota fue un revés que jamás lograría superar ." Golpe de tenis y otros deportes de raqueta que se ejecuta horizontalmente desde el lado opuesto al brazo con que se golpea.</text:p>
          </table:table-cell>
          <table:table-cell table:style-name="Table3.B2" office:value-type="string">
            <text:p text:style-name="P113"><text:bookmark text:name="result_box298"/>reverse<text:span text:style-name="T1621">(umkehren)/ setback(Rückschlag)/ backhand</text:span>:<text:span text:style-name="T1621"> </text:span>Reverse or face opposite the obverse. "Put the picture upside down so it would not be seen."<text:span text:style-name="T1621"> </text:span>Coup given, especially to the face of another person, with the open hand and the opposite part of the palm. "Throw someone to the ground from a setback." Adverse event that harms someone, their situation or state. "That defeat was a setback that I could never overcome." Tennis and other racquet sports hit running horizontally from the side opposite the arm you hit.</text:p>
          </table:table-cell>
        </table:table-row>
        <table:table-row>
          <table:table-cell table:style-name="Table3.A2" office:value-type="string">
            <text:p text:style-name="P557">recaída: Acción de recaer.</text:p>
            <text:p text:style-name="P557">"con una dolorosa recaída en su ciática, que en ocasiones le obligaba a desplazarse con muletas, sobrevive como puede, y hace doblajes como locutor para documentales ."<text:span text:style-name="T1621"> </text:span>Efecto de recaer.</text:p>
          </table:table-cell>
          <table:table-cell table:style-name="Table3.B2" office:value-type="string">
            <text:p text:style-name="P118"><text:bookmark text:name="result_box331"/>Relapse<text:span text:style-name="T1621">(Rückfall)/ setback</text:span>: action of relapse.</text:p>
            <text:p text:style-name="P118">"With a painful relapse in his sciatica, which sometimes forced him to move with crutches, survives as he can, and doubles as a <text:span text:style-name="T1672">announcer</text:span> for documentaries."<text:span text:style-name="T1621"> </text:span>Effect of relapse.</text:p>
          </table:table-cell>
        </table:table-row>
        <table:table-row>
          <table:table-cell table:style-name="Table3.A2" office:value-type="string">
            <text:p text:style-name="P557">originar: Producir cierto efecto o dar lugar a cierta consecuencia. Tener origen o principio [una cosa]. "un rayo originó el incendio; el turismo de estas zonas ha originando una transformación del paisaje ."</text:p>
          </table:table-cell>
          <table:table-cell table:style-name="Table3.B2" office:value-type="string">
            <text:p text:style-name="P113"><text:bookmark text:name="result_box343"/>To <text:span text:style-name="T1673">originate (lead to, cause)</text:span>: to produce a certain effect or <text:span text:style-name="T1673">lead</text:span> to<text:span text:style-name="T1673">/ cause</text:span> a certain consequence. Have origin or principle [one thing]. "Lightning caused the fire, tourism in these areas has led to a transformation of the landscape."</text:p>
          </table:table-cell>
        </table:table-row>
        <table:table-row>
          <table:table-cell table:style-name="Table3.A2" office:value-type="string">
            <text:p text:style-name="P557">el alta: Ingreso o inscripción de una persona en un cuerpo, asociación o empresa, o regreso a él después de haber sido dado de baja. Documento en el que la autoridad médica competente certifica que una persona puede volver a su actividad laboral habitual, después de haber estado de baja. "para incorporarte a tu trabajo debes presentar el alta médica ."</text:p>
          </table:table-cell>
          <table:table-cell table:style-name="Table3.B2" office:value-type="string">
            <text:p text:style-name="P113"><text:bookmark text:name="result_box352"/><text:span text:style-name="T1674">Return from Hospital/ Entry</text:span>: Entry or registration of a person in a body, association or company, or return to it after being discharged. Document in which the competent medical authority certifies that a person can return to his normal work activity, after having been on sick leave. "To join your work you must present medical discharge."</text:p>
          </table:table-cell>
        </table:table-row>
        <table:table-row>
          <table:table-cell table:style-name="Table3.A2" office:value-type="string">
            <text:p text:style-name="P557">picar: Clavar algo puntiagudo a una persona o un animal, en especial [las aves] con el pico, [los pequeños reptiles] con los dientes o [los insectos] con el aguijón o la trompa.</text:p>
            <text:p text:style-name="P557">Morder una cosa o tomar la comida [las aves] con el pico.<text:span text:style-name="T1621"> </text:span>Cortar un alimento u otra cosa en trozos muy pequeños.</text:p>
          </table:table-cell>
          <table:table-cell table:style-name="Table3.B2" office:value-type="string">
            <text:p text:style-name="P118"><text:bookmark text:name="result_box353"/>To sting<text:span text:style-name="T1675"> (a. peck= picotear)</text:span>: To nail something pointed to a person or an animal, especially [the birds] with the beak, [the small reptiles] with the teeth or [the insects] with the sting or the trunk.</text:p>
            <text:p text:style-name="P118">Bite a thing or take food [the birds] with the beak.<text:span text:style-name="T1621"> </text:span>Cut a food or something into very small pieces.</text:p>
          </table:table-cell>
        </table:table-row>
        <table:table-row>
          <table:table-cell table:style-name="Table3.A2" office:value-type="string">
            <text:p text:style-name="P557">ciática: Dolor muy fuerte que recorre la parte trasera de la pierna hasta el pie y que se debe a la compresión, inflamación o irritación del nervio ciático. "la causa más frecuente de ciática es la hernia discal ."</text:p>
          </table:table-cell>
          <table:table-cell table:style-name="Table3.B2" office:value-type="string">
            <text:p text:style-name="P113"><text:bookmark text:name="result_box354"/>Sciatica: Very strong pain that runs from the back of the leg to the foot and is due to compression, inflammation or irritation of the sciatic nerve. "The most common cause of sciatica is the herniated disc."</text:p>
          </table:table-cell>
        </table:table-row>
        <table:table-row>
          <table:table-cell table:style-name="Table3.A2" office:value-type="string">
            <text:p text:style-name="P557">hernia: Órgano o parte de él que sale, de forma natural o accidental, fuera de la cavidad que normalmente lo contiene; tiene tratamiento quirúrgico. "estrangularse una hernia; un excesivo esfuerzo puede causar una hernia <text:soft-page-break/>cuando los tejidos musculares están debilitados; las hernias más frecuentes son las abdominales y las inguinales ."</text:p>
          </table:table-cell>
          <table:table-cell table:style-name="Table3.B2" office:value-type="string">
            <text:p text:style-name="P113"><text:bookmark text:name="result_box355"/>Hernia: Organ or part of it that comes out, naturally or accidentally, outside the cavity that normally contains it; Has surgical treatment. "Strangling<text:span text:style-name="T1676"> (drosseln, abwürgen)</text:span> a hernia, an excessive effort can cause a hernia when the <text:soft-page-break/>muscular tissues are debilitated, the most frequent hernias are the abdominals and the inguinal ones".</text:p>
          </table:table-cell>
        </table:table-row>
        <table:table-row>
          <table:table-cell table:style-name="Table3.A2" office:value-type="string">
            <text:p text:style-name="P558">badajo: Pieza que cuelga<text:span text:style-name="T1676"> (colgar)</text:span> en el interior de una campana, cencerro o esquila y que al moverse y golpear sus paredes hace que suenen.</text:p>
          </table:table-cell>
          <table:table-cell table:style-name="Table3.B2" office:value-type="string">
            <text:p text:style-name="P113"><text:bookmark text:name="result_box359"/>Clapper: Part that hangs inside a bell, cowbell or <text:span text:style-name="T1622">cowbell</text:span> and that when moving and hitting its walls makes them sound.</text:p>
          </table:table-cell>
        </table:table-row>
        <table:table-row>
          <table:table-cell table:style-name="Table3.A2" office:value-type="string">
            <text:p text:style-name="P558">esquilar: Cortar el pelo o la lana a un animal.</text:p>
            <text:p text:style-name="P558">"antes de la subida definitiva a puerto se procedía a esquilar y marcar el ganado y a separar los corderos del resto del rebaño para volver a juntarlos con las ovejas a final de junio ."</text:p>
          </table:table-cell>
          <table:table-cell table:style-name="Table3.B2" office:value-type="string">
            <text:p text:style-name="P119"><text:bookmark text:name="result_box361"/>Shearing: Cut hair or wool to an animal.</text:p>
            <text:p text:style-name="P119">"Before the <text:span text:style-name="T1623">definitive departure</text:span> to<text:span text:style-name="T1623"> the</text:span> port</text:p>
            <text:p text:style-name="P119"><text:span text:style-name="T1623">t</text:span>hey proceeded to shear and mark the cattle and to separate the lambs from the rest of the herd to reunite them with the sheep at the end of June.<text:span text:style-name="T1622">"</text:span></text:p>
          </table:table-cell>
        </table:table-row>
        <table:table-row>
          <table:table-cell table:style-name="Table3.A2" office:value-type="string">
            <text:p text:style-name="P559">un gana: Deseo o voluntad de hacer una cosa o de que suceda una cosa. "hoy tengo ganas de pasear; esto es gana de ver mal las cosas; no tengo gana de morir todavía; no tenía ganas de levantarse; tuve ganas de abandonar el juego ."</text:p>
          </table:table-cell>
          <table:table-cell table:style-name="Table3.B2" office:value-type="string">
            <text:p text:style-name="P560">A desire: Will or will to do a thing or that a thing happens. "Today I feel like walking, this is a win to see things wrong, I have no desire to die yet, I did not feel like getting up, I wanted to quit the game."</text:p>
          </table:table-cell>
        </table:table-row>
        <table:table-row>
          <table:table-cell table:style-name="Table3.A2" office:value-type="string">
            <text:p text:style-name="P565">acertar: Dar un golpe, un disparo, etc., en el lugar previsto o propuesto o en el punto preciso al que se dirigió. "acertar el blanco; los jugadores del equipo de fútbol tuvieron siete u ocho oportunidades para hacer gol y no acertaron; el ataque hizo que cinco o seis misiles acertaran en el navío; esos cazadores son muy finos y acertaron al primer tiro ."Dar la solución o la respuesta verdadera a una pregunta, una incógnita o un enigma."acertar una adivinanza ."Dar un resultado correcto por azar."ha acertado cuatro números en la lotería ."</text:p>
          </table:table-cell>
          <table:table-cell table:style-name="Table3.B2" office:value-type="string">
            <text:p text:style-name="P113"><text:bookmark text:name="result_box365"/><text:span text:style-name="T1650">to </text:span>hit<text:span text:style-name="T1650"> precisely: </text:span>To give a blow, a shot, etc., in the place foreseen or proposed or in the precise point to which it was directed. "Hit the target, the players of the soccer team had seven or eight opportunities to score and did not hit, the attack made five or six missiles hit the ship, those hunters are very fine and hit the first shot.<text:span text:style-name="T1650"> </text:span>Give the solution or the real answer to a question, an unknown or a puzzle<text:span text:style-name="T1650">/riddle/enigma</text:span>.<text:span text:style-name="T1650"> </text:span>"Guess a riddle."<text:span text:style-name="T1650"> </text:span>Give a correct result by chance.<text:span text:style-name="T1650"> </text:span>"Has hit four numbers in the lottery."</text:p>
          </table:table-cell>
        </table:table-row>
        <table:table-row>
          <table:table-cell table:style-name="Table3.A2" office:value-type="string">
            <text:p text:style-name="P570">presa: el águila se abalanzó sobre su presa; el conejo y la perdiz llenan los campos de cultivo y sirven de presa al hombre y a muchos otros animales; la araña teje la red con que captura a sus presas.</text:p>
            <text:p text:style-name="P570">presa=dam,prey prenda=garment prensa=press</text:p>
          </table:table-cell>
          <table:table-cell table:style-name="Table3.B2" office:value-type="string">
            <text:p text:style-name="P113"><text:bookmark text:name="result_box368"/>Prey: the eagle pounced upon its prey; The rabbit and the partridge fill the fields and serve as a prey to man and many other animals; The spider weaves the net with which it captures its prey</text:p>
          </table:table-cell>
        </table:table-row>
        <table:table-row>
          <table:table-cell table:style-name="Table3.A2" office:value-type="string">
            <text:p text:style-name="P570">estirar: Hacer fuerza tirando de una cosa por un extremo, en sentido contrario de la fuerza que tira del extremo opuesto o lo sujeta.</text:p>
            <text:p text:style-name="P570">Poner tensa o tirante una cosa. "estirar una goma elástica ;" Planchar ligeramente una prenda de ropa. "estira un poco la camisa, que está arrugada .</text:p>
          </table:table-cell>
          <table:table-cell table:style-name="Table3.B2" office:value-type="string">
            <text:p text:style-name="P113"><text:bookmark text:name="result_box369"/>To stretch: To do force pulling of a thing by one end, in the opposite direction of the force that pulls the opposite end or holds it.<text:span text:style-name="T1677"> </text:span>To put a thing<text:span text:style-name="T1677"> tense or tight</text:span>. "Stretch a rubber band;" Lightly iron a garment. "Stretch the shirt, which is wrinkled.</text:p>
          </table:table-cell>
        </table:table-row>
        <table:table-row>
          <table:table-cell table:style-name="Table3.A2" office:value-type="string">
            <text:p text:style-name="P571">nudo: Entrelazamiento de los extremos de un hilo, una cuerda o una cosa alargada y flexible y que cuanto más se estira por uno o ambos extremos, más apretado queda. "deshacer los nudos de la lana; hacer el nudo de una corbata; hacer un nudo en una cinta ."</text:p>
          </table:table-cell>
          <table:table-cell table:style-name="Table3.B2" office:value-type="string">
            <text:p text:style-name="P122"><text:bookmark text:name="result_box370"/>Knot: The interlacing of the ends of a thread, a rope or an elongated and flexible thing, and the longer it stretches through one or both ends, the tighter it <text:span text:style-name="T1689">stays</text:span>. "Undo the knots of wool, make the knot of a <text:span text:style-name="T1689">neck</text:span>tie, make a knot in a ribbon."</text:p>
          </table:table-cell>
        </table:table-row>
        <table:table-row>
          <table:table-cell table:style-name="Table3.A2" office:value-type="string">
            <text:p text:style-name="P571">nodo: Masa de células <text:span text:style-name="T395">redonda, abultada y dura</text:span> <text:soft-page-break/>de tejido que puede ser normal o patológica. Cada uno de los puntos de un cuerpo vibrante que permanecen fijos.</text:p>
          </table:table-cell>
          <table:table-cell table:style-name="Table3.B2" office:value-type="string">
            <text:p text:style-name="P113"><text:bookmark text:name="result_box372"/>Node: <text:span text:style-name="T395">Round, bulging</text:span><text:span text:style-name="T396"> </text:span><text:span text:style-name="T395">and hard</text:span> cell mass of <text:soft-page-break/>tissue that may be normal or pathological. Each of the points of a vibrating body<text:span text:style-name="T1671"> that</text:span> remain fixed.</text:p>
          </table:table-cell>
        </table:table-row>
        <table:table-row>
          <table:table-cell table:style-name="Table3.A2" office:value-type="string">
            <text:p text:style-name="P572">adivinanza: Frase, conjunto de versos, etc., en los que se describe una cosa de manera indirecta o enigmática para que alguien adivine de qué se trata, a modo de pasatiempo o entretenimiento. "adivina adivinanza: “blanca por dentro, verde por fuera. Si quieres que te lo diga, espera”; las adivinanzas cuentan con una larga tradición en la literatura oral y escrita española ." </text:p>
          </table:table-cell>
          <table:table-cell table:style-name="Table3.B2" office:value-type="string">
            <text:p text:style-name="P113"><text:bookmark text:name="result_box373"/>Riddle: Phrase, set of verses, etc., in which a thing is described in an indirect or puzzling way so that someone can guess what it is, as a hobby or entertainment. "Guess <text:span text:style-name="T1677">the riddle</text:span>:" white on the inside, green on the outside.If you want me to tell you, wait ", the riddles have a long tradition in oral and written Spanish literature.</text:p>
          </table:table-cell>
        </table:table-row>
        <table:table-row>
          <table:table-cell table:style-name="Table3.A2" office:value-type="string">
            <text:p text:style-name="P579">adivinar: Descubrir algo oculto o desconocido por medio de procedimientos que no se basan en la razón ni en los conocimientos científicos, especialmente por medio de magia o de la interpretación de signos de la naturaleza.</text:p>
            <text:p text:style-name="P579">"adivinar el futuro ."Descubrir algo de forma intuitiva, sin utilizar procedimientos basados en la razón ni en los conocimientos científicos.</text:p>
            <text:p text:style-name="P579">"se les adivina las intenciones; he adivinado lo que te pasa y, contra todos, te ayudaré; no lograba adivinar lo que escondían<text:span text:style-name="T1687"> (esconder = hide/ conceal)</text:span> sus palabras ."Descubrir la solución a un enigma.<text:span text:style-name="T1687"> </text:span>"deben adivinar el acertijo para pasar a la siguiente prueba ."Vislumbrar un objeto a lo lejos sin llegar a verlo con claridad."desde el faro se adivinan las luces de los barcos a lo lejos; (fig) no se adivina cómo podría contribuir esa producción teatral al desarrollo de la vida social y cultural del país ."</text:p>
          </table:table-cell>
          <table:table-cell table:style-name="Table3.B2" office:value-type="string">
            <text:p text:style-name="P126"><text:bookmark text:name="result_box387"/>To guess: To discover something hidden or unknown by means of procedures that are not based on reason or scientific knowledge, especially by means of magic or the interpretation of signs of nature.</text:p>
            <text:p text:style-name="P126">"To guess the future." To discover something intuitively, without using procedures based on reason or scientific knowledge.<text:span text:style-name="T1687"> </text:span>"can<text:span text:style-name="T1687"> be</text:span> guess<text:span text:style-name="T1687">ed</text:span> your intentions, <text:bookmark text:name="result_box398"/>I have guessed what is happening to you and, against <text:span text:style-name="T1687">all</text:span>, I will help you, I could not guess what your words were hiding." Discover the solution to a riddle.<text:span text:style-name="T1687"> </text:span>"They must guess the riddle to go on to the next test:" glimpsing an object in the distance without seeing it clearly. "From the lighthouse the lights of the boats can be seen in the distance (fig) can not guess how it could contribute That theatrical production to the development of the social and cultural life of the country. "</text:p>
          </table:table-cell>
        </table:table-row>
        <table:table-row>
          <table:table-cell table:style-name="Table3.A2" office:value-type="string">
            <text:p text:style-name="P582">Vislumbrar: Ver confusamente o de forma imprecisa una cosa por la distancia o la falta de luz. "a lo lejos, entre la niebla, vislumbramos un castillo; volvió bruscamente la cabeza y yo casi pude vislumbrar su perfil; entreabriendo<text:span text:style-name="T1688"> (Abrir una cosa un poco o a medias)</text:span> la cortina, allí dentro se vislumbra a un hombre postrado en el suelo ." Percibir una cosa por medio de pequeños indicios o señales, sin verla claramente. "en su cara devastada por tantas noches de insomnio y de huida yo vislumbraba, por encima del miedo, los estragos<text:span text:style-name="T1722"> (estirar =stretch)</text:span> del amor; no se vislumbra ninguna solución fácil para el problema de la desertización ."</text:p>
          </table:table-cell>
          <table:table-cell table:style-name="Table3.B2" office:value-type="string">
            <text:p text:style-name="P127"><text:span text:style-name="T1687">to g</text:span>limpse<text:span text:style-name="T1687">/ perceive</text:span>:<text:span text:style-name="T1687"> </text:span>To see confused<text:span text:style-name="T1688">ly/ vaguely</text:span> or imprecise a thing by the distance or the lack of light.<text:span text:style-name="T1687"> </text:span>"In the distance, in the mist, we glimpsed a castle, and suddenly I turned my head, and I could almost see the profile of it, <text:span text:style-name="T1688">slightly </text:span>opening<text:span text:style-name="T1688"> (</text:span><text:bookmark text:name="result_box400"/>Open a thing a little or half<text:span text:style-name="T1688">)</text:span> the curtain, a man <text:span text:style-name="T1721">prostrating/lying (niederwerfen, be on ones knees)</text:span> on the ground<text:span text:style-name="T1688"> is perceived</text:span>."<text:span text:style-name="T1687"> </text:span>Perceive a thing by means of small signs or sign<text:span text:style-name="T1688">als</text:span>, without seeing it clearly.<text:span text:style-name="T1687"> </text:span>"In his face devastated by so many nights of insomnia and flight<text:span text:style-name="T1688">/escape</text:span> I glimpsed, above fear, the <text:span text:style-name="T1722">havoc/destruction</text:span> of love, no easy solution<text:span text:style-name="T1688"> can be glimpsed</text:span> to the problem of desertification."</text:p>
          </table:table-cell>
        </table:table-row>
        <table:table-row>
          <table:table-cell table:style-name="Table3.A2" office:value-type="string">
            <text:p text:style-name="P579">divina: De Dios o de los dioses o relacionado con ellos. Que destaca o sobresale por sus cualidades positivas entre los demás. "tiene una sonrisa divina ." </text:p>
          </table:table-cell>
          <table:table-cell table:style-name="Table3.B2" office:value-type="string">
            <text:p text:style-name="P113"><text:bookmark text:name="result_box388"/>Divine: Of God or of the gods or related to them. It stands out or excels<text:span text:style-name="T1723">/ protrude (hervorstehen, überragen)</text:span> by its positive qualities among the others. "He has a divine smile."</text:p>
          </table:table-cell>
        </table:table-row>
        <text:soft-page-break/>
        <table:table-row>
          <table:table-cell table:style-name="Table3.A2" office:value-type="string">
            <text:p text:style-name="P573">tensa: Que está en tensión. "si dejas muy tenso el cable, puede romperse; relájate, que estás muy tenso ." [sonido] Que se articula con un alto grado de tensión muscular.</text:p>
          </table:table-cell>
          <table:table-cell table:style-name="Table3.B2" office:value-type="string">
            <text:p text:style-name="P113"><text:bookmark text:name="result_box374"/>Tense: That is in tension. "If you leave the cable very tense, it can break, relax, you're very tense." [Sound] That is articulated with a high degree of muscular tension.</text:p>
          </table:table-cell>
        </table:table-row>
        <table:table-row>
          <table:table-cell table:style-name="Table3.A2" office:value-type="string">
            <text:p text:style-name="P573">tensar: Hacer que una cuerda, un cable u otra cosa semejante se ponga tensa o más tensa.</text:p>
            <text:p text:style-name="P573">"tensar una maroma; (fig) las discusiones no hacen más que tensar esta situación crítica ."</text:p>
          </table:table-cell>
          <table:table-cell table:style-name="Table3.B2" office:value-type="string">
            <text:p text:style-name="P128"><text:span text:style-name="T1678">to t</text:span>ighten: Make a rope, cable or other such thing become tense or more tense.</text:p>
            <text:p text:style-name="P128">"To tighten a maroma; (fig) the arguments do not do more than tighten this critical situation."</text:p>
          </table:table-cell>
        </table:table-row>
        <table:table-row>
          <table:table-cell table:style-name="Table3.A2" office:value-type="string">
            <text:p text:style-name="P573">tirante (adj): Que está en tensión.</text:p>
            <text:p text:style-name="P573">[situación interpersonal] Que está próximo a romperse. "nuestra relación se volvió muy tirante y la convivencia resultaba un batalla diaria ."</text:p>
          </table:table-cell>
          <table:table-cell table:style-name="Table3.B2" office:value-type="string">
            <text:p text:style-name="P123"><text:span text:style-name="T1678">t</text:span>i<text:span text:style-name="T1678">ght/ tense</text:span>: That is in tension.<text:span text:style-name="T1678"> </text:span></text:p>
            <text:p text:style-name="P123">[Interpersonal situation] That is about to break. "Our relationship became very strained and coexistence was a daily battle."</text:p>
          </table:table-cell>
        </table:table-row>
        <table:table-row>
          <table:table-cell table:style-name="Table3.A2" office:value-type="string">
            <text:p text:style-name="P573">el tirante: Cada una de las dos piezas de una prenda de vestir consistentes en una tira de tela que pasa por encima del hombro y sirven para sujetar la prenda. Cuerda o correa de los arreos de una caballería que une a esta con el carruaje. Pieza o cable de diversas estructuras arquitectónicas que trabaja a tracción.</text:p>
            <text:p text:style-name="P573">"en los arcos chatos se pone un tirante para reforzarlos ." Conjunto de dos tiras de tela elástica con pinzas en los extremos que se pasan por encima de cada hombro y sirven para sujetar los pantalones. "vestido negro de tirantes cruzados; camiseta de tirantes; pueden destacarse los tirantes anchos, las espaldas altas, los bellos escotes; los tirantes del delantal <text:span text:style-name="T1724">(delante= in front)</text:span>."</text:p>
          </table:table-cell>
          <table:table-cell table:style-name="Table3.B2" office:value-type="string">
            <text:p text:style-name="P182"><text:span text:style-name="T50">strap/ shoulder strap: </text:span><text:bookmark text:name="result_box378"/><text:span text:style-name="T19">Each of the two pieces of a garment consisting of a strip of fabric that passes over the shoulder and serve to hold the garment. Rope or strap of the harness of a cavalry that unites this one with the carriage. Piece or cable of various architectural structures working on traction.</text:span><text:span text:style-name="T50"> </text:span></text:p>
            <text:p text:style-name="P182"><text:span text:style-name="T19">"In the flat arcs a strap is put to reinforce them." Set of two strips of elastic cloth with tweezers at the ends that are passed over each shoulder and serve to hold the pants. </text:span></text:p>
            <text:p text:style-name="P182"><text:span text:style-name="T19">"Black dress with crossed straps, </text:span><text:span text:style-name="T49">tank top (</text:span>a close-fitting sleeveless top<text:span text:style-name="T49">)</text:span><text:bookmark text:name="result_box379"/><text:span text:style-name="T49"> </text:span><text:span text:style-name="T19">The wide straps, the high backs, the beautiful necklines can be emphasized.</text:span><text:span text:style-name="T49"> </text:span><text:span text:style-name="T19">The apron straps. "</text:span></text:p>
          </table:table-cell>
        </table:table-row>
        <table:table-row>
          <table:table-cell table:style-name="Table3.A2" office:value-type="string">
            <text:p text:style-name="P574">carruaje: Vehículo formado por una armazón de madera o metal montada sobre ruedas y generalmente cerrada, que se mueve tirado por caballos; especialmente el destinado al transporte de personas, de considerable tamaño y lujo.</text:p>
          </table:table-cell>
          <table:table-cell table:style-name="Table3.B2" office:value-type="string">
            <text:p text:style-name="P113"><text:bookmark text:name="result_box380"/>Carriage: Vehicle consisting of a wooden or metal frame mounted on wheels and generally closed, that moves pulled by horses; Especially the one destined to the transport of people, of considerable size and luxury.</text:p>
          </table:table-cell>
        </table:table-row>
        <table:table-row>
          <table:table-cell table:style-name="Table3.A2" office:value-type="string">
            <text:p text:style-name="P574">armazón: Conjunto de piezas o elementos que sirve como soporte rígido de una cosa. "la torre Eiffel, considerada el símbolo de París, tiene 320 m de altura y su armazón consta<text:span text:style-name="T1724"> (constar)</text:span> de 15 000 piezas metálicas soldadas entre sí ."</text:p>
          </table:table-cell>
          <table:table-cell table:style-name="Table3.B2" office:value-type="string">
            <text:p text:style-name="P113"><text:bookmark text:name="result_box381"/>Frame: A set of pieces or elements that serves as a rigid support of a thing.<text:span text:style-name="T1679"> </text:span>"The Eiffel Tower, considered the symbol of Paris, is 320 m high and its frame consists of 15 000 pieces of metal welded together."</text:p>
          </table:table-cell>
        </table:table-row>
        <table:table-row>
          <table:table-cell table:style-name="Table3.A2" office:value-type="string">
            <text:p text:style-name="P575">camiseta: Prenda de ropa interior o deportiva, ligera, de punto<text:span text:style-name="T1725"> (=tejido)</text:span>, de hechura recta, sin cuello y con <text:span text:style-name="T395">escote</text:span> de distinto tipo, de manga larga, corta o sin mangas, que cubre el cuerpo hasta la cadera o medio muslo."ponte<text:span text:style-name="T1727"> (poner= pon +te)</text:span> una camiseta debajo del suéter, que hace frío; al finalizar el partido, los jugadores intercambiaron las camisetas ."Camisón blanco, sin mangas y ceñido que usan algunos indígenas.</text:p>
            <text:p text:style-name="P577"><text:soft-page-break/><text:span text:style-name="T1680">manta=blanket, manga=sleeve</text:span></text:p>
          </table:table-cell>
          <table:table-cell table:style-name="Table3.B2" office:value-type="string">
            <text:p text:style-name="P153"><text:bookmark text:name="result_box382"/>T-shirt: Underwear or sportswear, lightweight, knit<text:span text:style-name="T1725">ted</text:span>, <text:span text:style-name="T1725">of </text:span>straight<text:span text:style-name="T1725"> making</text:span>, neckless and with a different type of <text:span text:style-name="T395">neckline</text:span>, long sleeves, short or sleeveless, covering the body up to the hip or half thigh. <text:span text:style-name="T1727">Put a s</text:span>hirt under the sweater,<text:span text:style-name="T1680"> it</text:span> is cold, </text:p>
            <text:p text:style-name="P153">at the end of the game, the players exchanged the shirts. "White night<text:span text:style-name="T1680">ie/nightdress</text:span>, sleeveless and tight that some Indians use.</text:p>
            <text:p text:style-name="P113"><text:soft-page-break/></text:p>
          </table:table-cell>
        </table:table-row>
        <table:table-row>
          <table:table-cell table:style-name="Table3.A2" office:value-type="string">
            <text:p text:style-name="P576"><text:span text:style-name="T1726">escote: </text:span>Corte o abertura en la parte del cuello de una prenda de vestir, que deja descubierta parte del pecho o de la espalda</text:p>
          </table:table-cell>
          <table:table-cell table:style-name="Table3.B2" office:value-type="string">
            <text:p text:style-name="P152"><text:span text:style-name="T1726">neckline: </text:span><text:bookmark text:name="result_box453"/>Cut or opening in the neck part of a garment, which leaves exposed part of the chest or back.</text:p>
          </table:table-cell>
        </table:table-row>
        <table:table-row>
          <table:table-cell table:style-name="Table3.A2" office:value-type="string">
            <text:p text:style-name="P578">contar: Decir los números por orden.</text:p>
            <text:p text:style-name="P578">Numerar uno por uno los objetos o los grupos de objetos de un conjunto para determinar su cantidad.<text:span text:style-name="T1728"> </text:span>Se utiliza, referido a cosas que se pueden numerar, con el significado de ‘tener’, ‘haber’ o ‘existir’.<text:span text:style-name="T1728"> </text:span>Decir [una persona] a otra u otras, de palabra o por escrito, una historia, un acontecimiento o un suceso que puede ser real o ficticio.<text:span text:style-name="T1728"> </text:span>Sumar<text:span text:style-name="T1730"> (=Sum up, Resumir=Summarize)</text:span> unas cosas con otras para obtener un determinado resultado. Considerar o juzgar una cosa o a una persona de la manera que le corresponde.<text:span text:style-name="T1731"> </text:span>Tener importancia [una cosa]."mi hijo pequeño solamente sabe contar hasta diez; ya aprendió a contar ."Considerar o <text:span text:style-name="T395">tener presente</text:span> a una persona o una cosa para algún fin."cuenta veinte años; se contaban tres mil soldados ."Tener [una persona o una cosa] algo que puede usarse o hacer un servicio."contar un cuento; contar un chiste; cuéntame tus secretos; <text:span text:style-name="T395">me enteré</text:span><text:span text:style-name="T1731"> (enterarse=find out, enterar=pay, inform)</text:span> de dónde estabas y envié a alguien para que me contara cómo era tu vida; mañana les contaremos el segundo capítulo de esta apasionante historia .<text:span text:style-name="T1682"> </text:span>"Tener en cuenta o tener presente una cosa.<text:span text:style-name="T1682"> </text:span>"si a este hecho contamos que en el equipo hubo jugadores que no estuvieron presentes, se puede comprender la superioridad del conjunto contrario ."Ser [una cosa] equivalente a otra o tener el mismo valor."<text:span text:style-name="T1731"> </text:span>le cuento entre mis amigos ."</text:p>
          </table:table-cell>
          <table:table-cell table:style-name="Table3.B2" office:value-type="string">
            <text:p text:style-name="P124"><text:span text:style-name="T1728">to </text:span>count<text:span text:style-name="T1728">/ tell</text:span>: Say the numbers in order.</text:p>
            <text:p text:style-name="P155">Number one by one the objects or groups of objects of a set to determine their quantity. It is used, referring to things that can be numbered, with the meaning of 'to have', 'to have' or 'to exist.' To say [a person ] To another or other, in word or in writing, a story, an event or a<text:span text:style-name="T1681"> happening</text:span> that can be real or fictitious.<text:span text:style-name="T1682"> Add/ Sum up</text:span> some things <text:span text:style-name="T1682">to </text:span>others to obtain a certain result.<text:span text:style-name="T1682"> </text:span></text:p>
            <text:p text:style-name="P156">Consider or judge a thing or a person in the way that corresponds to him. To have importance [one thing]. "My little son only knows how to count to ten; he has already learned to count." <text:bookmark text:name="result_box384"/>Consider or <text:span text:style-name="T395">keep in mind</text:span><text:span text:style-name="T398">/remember</text:span><text:span text:style-name="T1731"> a person or thing</text:span> for some purpose. "Counts twenty years;<text:span text:style-name="T1682"> </text:span>There were three thousand soldiers. "To have [a person or a thing] something that can be used or to do a service." Tell a story<text:span text:style-name="T1732">/tale</text:span>; tell a joke; Tell me your secrets<text:span text:style-name="T1682">.</text:span> </text:p>
            <text:p text:style-name="P156">I <text:span text:style-name="T395">found out</text:span> where you were and sent someone to tell me what your life was like; </text:p>
            <text:p text:style-name="P156">Tomorrow we will tell you the second chapter of this fascinating story<text:span text:style-name="T1732"> (a. history)</text:span>: </text:p>
            <text:p text:style-name="P156">"<text:span text:style-name="T1682">Take into account</text:span> or keep in mind one thing." If we say that<text:span text:style-name="T1682"> (if we take into account the fact)</text:span> there were players in the team who were not present, we can understand the superiority of the opposing team. "To be [one thing] equivalent to another or to have the same value." I <text:span text:style-name="T1731">count</text:span> him to my friends. "</text:p>
          </table:table-cell>
        </table:table-row>
        <table:table-row>
          <table:table-cell table:style-name="Table3.A2" office:value-type="string">
            <text:p text:style-name="P619">acontecimiento: Suceso, especialmente si es importante. "hoy día, la mayoría de los nacimientos <text:span text:style-name="T395">suele</text:span>n tener lugar en clínicas, y los familiares y amigos <text:span text:style-name="T1729">se hallan</text:span> (hallar=find, hallarse=be, find os.) advertidos del acontecimiento que se <text:span text:style-name="T395">aguarda (aguardar</text:span><text:span text:style-name="T399">, guardar=save, guard</text:span><text:span text:style-name="T395">)</text:span>; la llegada del hombre a la Luna es uno de los principales acontecimientos históricos ."</text:p>
          </table:table-cell>
          <table:table-cell table:style-name="Table3.B2" office:value-type="string">
            <text:p text:style-name="P154"><text:span text:style-name="T1728">E</text:span>vent<text:span text:style-name="T1728">: A happening</text:span>, especially if it is important.<text:span text:style-name="T1728"> </text:span>"Today, most births <text:span text:style-name="T395">usuall</text:span>y take place in clinics, and </text:p>
            <text:p text:style-name="P154">relatives and friends are<text:span text:style-name="T1728">/find themselves</text:span> </text:p>
            <text:p text:style-name="P154">warned of </text:p>
            <text:p text:style-name="P157">the <text:span text:style-name="T399">awaited/</text:span><text:span text:style-name="T395">expected</text:span><text:span text:style-name="T397">/waited</text:span> event, </text:p>
            <text:p text:style-name="P157">the arrival of man on the moon is one of the main historical events.</text:p>
          </table:table-cell>
        </table:table-row>
        <table:table-row>
          <table:table-cell table:style-name="Table3.A2" office:value-type="string">
            <text:p text:style-name="P579">enterar: Hacer que una persona tome conocimiento o reciba noticia de algún asunto.<text:span text:style-name="T1684"> </text:span>Pagar o entregar dinero a alguien.<text:span text:style-name="T1684"> </text:span>Tomar conocimiento o recibir noticia de un asunto.<text:span text:style-name="T1684"> </text:span>"era ella quien lo enteraba de las supuestas maquinaciones ."<text:span text:style-name="T1684"> </text:span>Adquirir [una persona] el <text:soft-page-break/>conocimiento de una cosa que ocurre por medio de las impresiones que comunican los sentidos.<text:span text:style-name="T1684"> </text:span>Comprender con claridad las cosas.<text:span text:style-name="T1684"> </text:span>"es muy simpático, pero no se entera;</text:p>
            <text:p text:style-name="P579">enterarse<text:span text:style-name="T1684">:</text:span></text:p>
            <text:p text:style-name="P579">enterarse de<text:span text:style-name="T1684">:</text:span></text:p>
          </table:table-cell>
          <table:table-cell table:style-name="Table3.B2" office:value-type="string">
            <text:p text:style-name="P158"><text:span text:style-name="T1734">to pay/ become aquainted/ inform</text:span>: Have a person take notice or get news of an issue.</text:p>
            <text:p text:style-name="P158">Pay or <text:span text:style-name="T1684">deliver</text:span> money to someone.<text:span text:style-name="T1684"> </text:span>Take knowledge or receive news of an issue.<text:span text:style-name="T1684"> </text:span>"She was the one who <text:span text:style-name="T1733">became aquainted/ found out/ knew about</text:span> about the alleged machinations<text:span text:style-name="T1684">/ </text:span><text:soft-page-break/><text:span text:style-name="T1684">schemes/ manipulations</text:span>."<text:span text:style-name="T1684"> </text:span>Acquire [a person] the knowledge of a thing that happens through the impressions that communicate the senses.<text:span text:style-name="T1684"> is very nice, but does not know; </text:span></text:p>
            <text:p text:style-name="P158">find out<text:span text:style-name="T1684"> </text:span></text:p>
            <text:p text:style-name="P158">to know about</text:p>
          </table:table-cell>
        </table:table-row>
        <table:table-row>
          <table:table-cell table:style-name="Table3.A2" office:value-type="string">
            <text:p text:style-name="P579">tratar: Actuar, comportarse o proceder [una persona] de una manera determinada en relación con los demás o con los animales.<text:span text:style-name="T1684"> </text:span>Usar o manejar una cosa de la manera que se expresa.<text:span text:style-name="T1684"> </text:span>Usar un determinado tratamiento al dirigirse a una persona, según su categoría, su condición, su edad u otras características.<text:span text:style-name="T1684"> </text:span>Calificar a una persona de manera despectiva o insultante."lo trató de vago e irresponsable ."<text:span text:style-name="T1684"> </text:span>Someter una sustancia o una materia a un tratamiento o proceso para su transformación o para la obtención de determinado resultado.<text:span text:style-name="T1684"> </text:span>"tratan estas telas con unos productos que las hacen impermeables ."Someter a un paciente a una serie de cuidados y remedios para curarle una enfermedad."el médico que me trata no me recibirá hoy ."<text:span text:style-name="T1685"> </text:span>Negociar, discutir o analizar un asunto o un tema."en la reunión de hoy los políticos tratarán los problemas más urgentes ."<text:span text:style-name="T1685"> </text:span>Hablar de cierto tema, asunto o materia."es cierto que es muy pesado, pero no deberías haberle tratado tan mal; a los caballos hay que tratarlos con delicadeza; ¿no te tratamos bien, que ya te quieres ir?<text:span text:style-name="T1685"> </text:span>"Intentar conseguir o lograr un objetivo o un fin."trata con cuidado la ropa si quieres que te dure mucho tiempo ."Comerciar o comprar cosas para después venderlas." deberán tratarlo de excelentísimo ."</text:p>
          </table:table-cell>
          <table:table-cell table:style-name="Table3.B2" office:value-type="string">
            <text:p text:style-name="P125"><text:bookmark text:name="result_box386"/>Treat: Acting, behaving or proceeding [a person] in a certain way in relation to others or with animals.<text:span text:style-name="T1684"> </text:span>Use or handle a thing the way it is expressed. Use a particular treatment when addressing a person, depending on their category, condition, age or other characteristics.<text:span text:style-name="T1684"> </text:span>Qualifying a person in a derogatory or insulting way. "<text:span text:style-name="T1685"> </text:span>He treated him as vague and irresponsible."<text:span text:style-name="T1684"> </text:span>Subjecting<text:span text:style-name="T1736"> (a. Submit)</text:span> a substance or a substance to a treatment or process for its transformation or to obtain a certain result.<text:span text:style-name="T1684"> </text:span>"They treat these<text:span text:style-name="T1735"> canvases/ facrics</text:span> with products that make them impermeable." </text:p>
            <text:p text:style-name="P125">Sub<text:span text:style-name="T1736">ject</text:span> a patient to a series of care and remedies to cure a disease. "The doctor who treats me will not receive me today." </text:p>
            <text:p text:style-name="P125">Negotiate, discuss or analyze a matter or a Topic. "At today's meeting politicians will address the most pressing problems."<text:span text:style-name="T1685"> Talk about a certain subject, matter or subject. </text:span>It is true that it is very heavy, but you should not have treated it so badly, horses must be treated with care, d<text:span text:style-name="T1685">id not</text:span> we treat you well, do you want to go<text:span text:style-name="T1685"> yet</text:span>? " To achieve a goal or an end. "Carefully treat your clothes if you want them to last for a long time." "Trade or buy things for later to sell." "you must treat me very well."</text:p>
          </table:table-cell>
        </table:table-row>
        <table:table-row>
          <table:table-cell table:style-name="Table3.A2" office:value-type="string">
            <text:p text:style-name="P579">grueso: [persona, animal, parte del cuerpo] Que tiene mucha grasa o carne.<text:span text:style-name="T1685"> </text:span>[cosa] Que tiene más <text:span text:style-name="T395">grosor</text:span> de lo normal.<text:span text:style-name="T1685"> </text:span>[palabra, lenguaje] Que es <text:span text:style-name="T395">grosero</text:span>.<text:span text:style-name="T1685"> </text:span>[situación] Que es complicado, difícil o peligroso.<text:span text:style-name="T1685"> </text:span>"cabeza gruesa; la señora Ana está muy gruesa ."</text:p>
          </table:table-cell>
          <table:table-cell table:style-name="Table3.B2" office:value-type="string">
            <text:p text:style-name="P113"><text:bookmark text:name="result_box389"/>Thick: [person, animal, body part] That has a lot of fat or meat.<text:span text:style-name="T1685"> </text:span>[Thing] Which<text:span text:style-name="T1737"> has more</text:span> <text:span text:style-name="T395">thick</text:span><text:span text:style-name="T400">ness</text:span> than normal.<text:span text:style-name="T1685"> </text:span>[Word, language] That's <text:span text:style-name="T395">rude</text:span>.<text:span text:style-name="T1685"> </text:span>[Situation] That is complicated, difficult or dangerous.<text:span text:style-name="T1685"> </text:span>"Thick head, Mrs. Ana is very thick."</text:p>
          </table:table-cell>
        </table:table-row>
        <table:table-row>
          <table:table-cell table:style-name="Table3.A2" office:value-type="string">
            <text:p text:style-name="P580">gordo: [persona] Que tiene mucha grasa o carne, especialmente cuando su peso es excesivo con relación a su estatura.<text:span text:style-name="T1685"> </text:span>[animal, parte del cuerpo] Que tiene mucha grasa o carne.<text:span text:style-name="T1685"> </text:span>[cosa] Que es más grueso o voluminoso de lo normal.<text:span text:style-name="T1685"> </text:span>[hecho, suceso] Que es importante o grave por salirse de lo normal.<text:span text:style-name="T1685"> </text:span>"un problema gordo; creo que pasa algo gordo; lo gordo es que se lo dijeron tres días después de que ocurriera ."<text:span text:style-name="T1685"> </text:span>[sustancia] Que es espeso.<text:span text:style-name="T1685"> </text:span>"leche gorda ."<text:span text:style-name="T1685"> </text:span>[expresión] Que resulta grosero.<text:span text:style-name="T1685"> </text:span></text:p>
            <text:p text:style-name="P580"><text:soft-page-break/>Substantiv<text:span text:style-name="T1685">: </text:span>Sebo o grasa de la carne animal, especialmente la destinada al consumo humano.</text:p>
          </table:table-cell>
          <table:table-cell table:style-name="Table3.B2" office:value-type="string">
            <text:p text:style-name="P125"><text:bookmark text:name="result_box390"/>Fat: [person] Who has a lot of fat or meat, especially when his weight is excessive relative to his height.<text:span text:style-name="T1685"> </text:span>[Animal, part of body] That has a lot of fat or meat.<text:span text:style-name="T1685"> </text:span>[Thing] Which is thicker or bulky than normal.<text:span text:style-name="T1685"> </text:span>[Fact, event] That is important or serious to <text:span text:style-name="T1685">go out</text:span> th<text:span text:style-name="T1685">an</text:span> normal.<text:span text:style-name="T1685"> </text:span>"A fat problem, I think something fat happens, the fat thing is that they said it three days after it happened."<text:span text:style-name="T1685"> </text:span>[Substance] That is thick<text:span text:style-name="T1686">/dense</text:span>.<text:span text:style-name="T1685"> </text:span>"Fat <text:span text:style-name="T1686">milk</text:span>".<text:span text:style-name="T1685"> </text:span>[Expression] That is rude.<text:span text:style-name="T1685"> </text:span></text:p>
            <text:p text:style-name="P125">Substantiv<text:span text:style-name="T1685">: </text:span>Sebum or fat from animal meat, <text:soft-page-break/>especially meat intended for human consumption.</text:p>
          </table:table-cell>
        </table:table-row>
        <table:table-row>
          <table:table-cell table:style-name="Table3.A2" office:value-type="string">
            <text:p text:style-name="P581">grosero: [persona] Que se comporta sin cortesía, delicadeza o respeto hacia los demás. Que es propio de estas personas. "estuvo un poco grosero y desagradable conmigo; se queja de vivir en un país lleno de groseros y maleducados ." [cosa] Que está hecho sin refinamiento y con materiales vulgares. </text:p>
            <text:p text:style-name="P581">"paño grosero; </text:p>
            <text:p text:style-name="P581">una basílica de mampostería grosera y sin adorno ."</text:p>
          </table:table-cell>
          <table:table-cell table:style-name="Table3.B2" office:value-type="string">
            <text:p text:style-name="P125"><text:bookmark text:name="result_box397"/>Rude: [person] Who behaves without courtesy, delicacy or respect towards others.<text:span text:style-name="T1686"> </text:span>That is proper<text:span text:style-name="T1686">/individual</text:span> of these people.<text:span text:style-name="T1686"> </text:span>"He was a little rude and disgusting with me, complaining about living in a country full of rude and rude<text:span text:style-name="T1686">/ill-mannered</text:span> people."<text:span text:style-name="T1686"> </text:span>[Thing] Which is made without refinement and with vulgar<text:span text:style-name="T1686">/ ordinary</text:span> materials.<text:span text:style-name="T1686"> </text:span>"Rude<text:span text:style-name="T1686">/coarse</text:span> <text:span text:style-name="T1686">(grob) </text:span>cloth<text:span text:style-name="T1686">/towel</text:span>, a basilica of rough and unadorned masonry."</text:p>
          </table:table-cell>
        </table:table-row>
        <table:table-row>
          <table:table-cell table:style-name="Table3.A2" office:value-type="string">
            <text:p text:style-name="P579">prenda: Cada una de las piezas (de tela, piel u otro material) que visten<text:span text:style-name="T1687"> (vestir= to dress, wear)</text:span> a una persona.</text:p>
          </table:table-cell>
          <table:table-cell table:style-name="Table3.B2" office:value-type="string">
            <text:p text:style-name="P113"><text:bookmark text:name="result_box391"/>Garment<text:span text:style-name="T1683"> (Kleidungsstück)</text:span>: Each piece (cloth<text:span text:style-name="T1738">/ fabric</text:span>, skin or other material) worn by a person.</text:p>
          </table:table-cell>
        </table:table-row>
        <table:table-row>
          <table:table-cell table:style-name="Table3.A2" office:value-type="string">
            <text:p text:style-name="P579">ropa: Nombre genérico de cualquier pieza de tela confeccionada que viste a una persona, un objeto o un lugar.<text:span text:style-name="T1686"> </text:span>"aquí hay una tienda de ropa de casa; siempre lleva buena ropa ."<text:span text:style-name="T1686"> </text:span>Conjunto de prendas de vestir que una persona viste o posee.<text:span text:style-name="T1686"> </text:span>"ropa de invierno; ropa de verano; llevas poca ropa para salir a la calle; tiene el armario lleno de ropa ."</text:p>
          </table:table-cell>
          <table:table-cell table:style-name="Table3.B2" office:value-type="string">
            <text:p text:style-name="P113"><text:bookmark text:name="result_box392"/>Clothing<text:span text:style-name="T1683"> (Kleidung)</text:span>: Generic name of any piece of ready-made fabric that dresses a person, an object or a place.<text:span text:style-name="T1686"> </text:span>"Here is a house-clothes shop, always wearing good clothes."<text:span text:style-name="T1686"> </text:span>Set of clothing that a person dresses or possesses.<text:span text:style-name="T1686"> </text:span>"Winter clothes, summer clothes, you have little clothes to go out on the street, has the closet full of clothes."</text:p>
          </table:table-cell>
        </table:table-row>
        <table:table-row>
          <table:table-cell table:style-name="Table3.A2" office:value-type="string">
            <text:p text:style-name="P583">hilo: Fibra elaborada, muy delgada, flexible y de longitud variable, que se obtiene de una materia textil de origen natural, artificial o sintético; se utiliza para coser y tejer.<text:span text:style-name="T1691"> </text:span>"hilo de seda; hilo de nylon; un carrete de hilo ."<text:span text:style-name="T1691"> </text:span>Filamento de material diverso, en especial el metálico y flexible.<text:span text:style-name="T1691"> </text:span>"hilo de cobre; hilo de estaño; hilo de fibra óptica ."<text:span text:style-name="T1691"> </text:span>Cable que transmite señales telefónicas.<text:span text:style-name="T1691"> </text:span>"cuando descuelga <text:span text:style-name="T1691">(descolgar= unhang, colgar= hang, hang up)</text:span>el teléfono se sorprende de que, al otro lado del hilo, sea una voz femenina la que hable ."<text:span text:style-name="T1691"> </text:span>Fibra, tejido o tela de lino.<text:span text:style-name="T1691"> </text:span>"mi abuela me regaló una mantelería de hilo ."<text:span text:style-name="T1691"> </text:span>Fibra que forman algunas arañas y los gusanos de seda.<text:span text:style-name="T1691"> </text:span>"el capullo de un gusano de seda está fabricado con un único hilo ."<text:span text:style-name="T1691"> </text:span>Cantidad de líquido o de luz que sobrepasa una superficie o un espacio de manera débil, continua y más o menos recta.<text:span text:style-name="T1691"> </text:span>"un hilo de saliva y sangre salía de su boca; sobre el metal de la máquina de escribir cae un hilo de sol filtrado por el ramaje de la encina ."<text:span text:style-name="T1691"> </text:span>Desarrollo lógico y coherente de una acción o argumento que avanza o se sucede.<text:span text:style-name="T1691"> </text:span>"seguir el hilo de los acontecimientos; retomar el hilo de la conversación; creo que he perdido el hilo de la película ."</text:p>
          </table:table-cell>
          <table:table-cell table:style-name="Table3.B2" office:value-type="string">
            <text:p text:style-name="P129"><text:bookmark text:name="result_box401"/>thread<text:span text:style-name="T1689">/ yarn (Garn): </text:span>Made fiber, very thin, flexible and of variable length, obtained from a textile of natural origin, artificial or synthetic; Is used for sewing and weaving.<text:span text:style-name="T1691"> </text:span>"silk thread, nylon thread, a spool<text:span text:style-name="T1691">/reel</text:span> of thread."<text:span text:style-name="T1691"> </text:span>Filament of diverse material, especially the metallic and flexible.<text:span text:style-name="T1691"> </text:span>"Copper wire, tin<text:span text:style-name="T1691"> (Zinn)</text:span> wire, fiber optic wire."<text:span text:style-name="T1691"> </text:span>Cable that transmits telephone signals.<text:span text:style-name="T1691"> </text:span>"When he picks up the phone he is surprised that, on the other side of the thread, it is a female voice that speaks."<text:span text:style-name="T1691"> </text:span>Fiber, fabric<text:span text:style-name="T1691">/ tissue (Gewebe)</text:span> or linen fabric<text:span text:style-name="T1739">/ cloth</text:span>.<text:span text:style-name="T1691"> </text:span>"My grandmother gave me a linen tablecloth."<text:span text:style-name="T1691"> </text:span>Fiber that form some spiders and silkworms.<text:span text:style-name="T1691"> </text:span>"The cocoon of a silkworm is made from a single thread."<text:span text:style-name="T1691"> </text:span>Amount of liquid or light that surpasses a surface or a <text:span text:style-name="T1691">weak </text:span>space, continuous and more or less straight.<text:span text:style-name="T1691"> </text:span>"A thread of saliva and blood came out of his mouth, on the metal of the typewriter<text:span text:style-name="T1692"> falls</text:span> a thread of sun filtered by the branches of the oak."<text:span text:style-name="T1691"> </text:span>Logical and coherent development of an action or argument that is advancing <text:span text:style-name="T1692">or happening</text:span>.<text:span text:style-name="T1691"> </text:span>"To follow the thread of events, to resume the thread of the conversation, I think I have lost the thread of the film."</text:p>
          </table:table-cell>
        </table:table-row>
        <table:table-row>
          <table:table-cell table:style-name="Table3.A2" office:value-type="string">
            <text:p text:style-name="P584">hilar: Convertir una fibra textil en hilo.<text:span text:style-name="T1691"> </text:span></text:p>
            <text:p text:style-name="P592"><text:soft-page-break/><text:span text:style-name="T1689">Producir [la araña y el gusano] hilo para la tela (</text:span><text:bookmark text:name="result_box411"/><text:span text:style-name="T153">telaraña</text:span><text:span text:style-name="T301"> = spider web</text:span><text:span text:style-name="T1692">) y el capullo, respectivamente. Enlazar ideas o palabras unas con otras. "tan pronto se juega y gesticula, imitando el acento italiano, o hilando un chiste tras otro ." Preparar el tabaco de mascar en forma de hilo o cuerda.</text:span></text:p>
          </table:table-cell>
          <table:table-cell table:style-name="Table3.B2" office:value-type="string">
            <text:p text:style-name="P128"><text:bookmark text:name="result_box402"/>spin<text:span text:style-name="T1689"> (drehen, spinnen): </text:span>Convert a textile fiber <text:soft-page-break/>into yarn.<text:span text:style-name="T1691"> </text:span>Produce [the spider and the worm] thread for the fabric<text:span text:style-name="T1692">/cloth</text:span> and the cocoon, respectively.<text:span text:style-name="T1691"> </text:span>Link<text:span text:style-name="T1740">/ Connect</text:span> ideas or words with each other.<text:span text:style-name="T1691"> </text:span>"As soon as he plays and gestures, imitating the Italian accent, or spinning one joke after another."Prepare chewing tobacco in the form of string or string.</text:p>
          </table:table-cell>
        </table:table-row>
        <table:table-row>
          <table:table-cell table:style-name="Table3.A2" office:value-type="string">
            <text:p text:style-name="P588">el ramaje: Conjunto de ramas de árboles y plantas."el ramaje de la encina; la luz se filtraba entre el ramaje y las flores ."</text:p>
          </table:table-cell>
          <table:table-cell table:style-name="Table3.B2" office:value-type="string">
            <text:p text:style-name="P128"><text:bookmark text:name="result_box409"/>The branch<text:span text:style-name="T1741"> (Zweig, Geäst): </text:span>Set of tree branches and plants.<text:span text:style-name="T1692"> </text:span>"The branches of the oak, the light filtered through the branches and the flowers."</text:p>
          </table:table-cell>
        </table:table-row>
        <table:table-row>
          <table:table-cell table:style-name="Table3.A2" office:value-type="string">
            <text:p text:style-name="P590">la encina: Árbol de tronco fuerte y grueso, <text:span text:style-name="T395">copa</text:span> grande, redonda y apretada, <text:span text:style-name="T395">corteza</text:span> gris y lisa, hojas perennes y alternas </text:p>
            <text:p text:style-name="P590">con el margen dentado, </text:p>
            <text:p text:style-name="P590">y cuyo fruto es una <text:span text:style-name="T395">bellota</text:span>; </text:p>
            <text:p text:style-name="P590">puede alcanzar los 25 m de altura. </text:p>
            <text:p text:style-name="P589">Madera de este árbol que se caracteriza por ser densa y compacta. "con la encina se fabrican herramientas muy diversas ."</text:p>
          </table:table-cell>
          <table:table-cell table:style-name="Table3.B2" office:value-type="string">
            <text:p text:style-name="P159"><text:bookmark text:name="result_box410"/>The oak<text:span text:style-name="T1692">: Tree with </text:span>Strong and thick trunk, large, round and tight <text:span text:style-name="T395">crown</text:span>, gray and smooth <text:span text:style-name="T395">bark</text:span>, perennial<text:span text:style-name="T1693"> (mehrjährig, beständig) and alternating</text:span> leaves with the margin dentate<text:span text:style-name="T1742">d/ jagged (gezahnt)</text:span>, and whose fruit is an <text:span text:style-name="T395">acorn</text:span><text:span text:style-name="T1693"> (Eichel)</text:span>; Can reach 25 m in height.<text:span text:style-name="T1692"> </text:span>Wood of this tree that is characterized by being dense and compact.<text:span text:style-name="T1692"> </text:span>"With the oak are manufactured very diverse tools."</text:p>
          </table:table-cell>
        </table:table-row>
        <table:table-row>
          <table:table-cell table:style-name="Table3.A2" office:value-type="string">
            <text:p text:style-name="P591">apretado: Que está muy ajustado o apiñado. Que se consigue con poco margen. Que está lleno de obligaciones, actividades o trabajos. </text:p>
            <text:p text:style-name="P591">"nos espera una apretada jornada; tiene una agenda muy apretada ." Que está en un momento difícil. "una situación apretada ." Que es muy tupido. "el punto de ese suéter es muy apretado ." [persona] Que tiene aires de superioridad. "íbamos muy apretados en el automóvil; llevaba chaqueta de cuero y jeans apretados; cubra el pastel con moras bien apretadas ." [persona] Que se resiste o se muestra reacio a dar o gastar. "el resultado de la votación fue muy apretado; el equipo visitante logró una apretada victoria ."</text:p>
          </table:table-cell>
          <table:table-cell table:style-name="Table3.B2" office:value-type="string">
            <text:p text:style-name="P160"><text:bookmark text:name="result_box413"/><text:span text:style-name="T1692">Pressed/ </text:span>Tight<text:span text:style-name="T1692">: </text:span>It is very <text:span text:style-name="T1743">adjusted/ </text:span>tight or crowded<text:span text:style-name="T1743"> (piña=pineapple)</text:span>.<text:span text:style-name="T1692"> </text:span>That is achieved with little margin.<text:span text:style-name="T1692"> </text:span>It is full of obligations, activities or jobs.<text:span text:style-name="T1692"> </text:span>"We are expecting a busy day, has a very tight schedule."<text:span text:style-name="T1692"> </text:span>You are in a difficult time.<text:span text:style-name="T1692"> </text:span>"A tight situation."<text:span text:style-name="T1692"> </text:span>That is very dense<text:span text:style-name="T1695">/bushy</text:span>.<text:span text:style-name="T1692"> </text:span></text:p>
            <text:p text:style-name="P160">"The point of that sweater is very tight."<text:span text:style-name="T1692"> </text:span>[Person] Who has the air of superiority.<text:span text:style-name="T1692"> </text:span></text:p>
            <text:p text:style-name="P160">"We were very tight in the car, </text:p>
            <text:p text:style-name="P160">wearing a leather jacket and tight jeans, </text:p>
            <text:p text:style-name="P160">cover the cake with blackberries tight."<text:span text:style-name="T1692"> </text:span>[Person] Who resists or is reluctant to give or spend.<text:span text:style-name="T1692"> </text:span></text:p>
            <text:p text:style-name="P160">"The result of the vote was very tight, </text:p>
            <text:p text:style-name="P160">the visiting team achieved a tight victory."<text:span text:style-name="T1692"> </text:span></text:p>
          </table:table-cell>
        </table:table-row>
        <table:table-row>
          <table:table-cell table:style-name="Table3.A2" office:value-type="string">
            <text:p text:style-name="P620"><text:span text:style-name="T1689">apretar: Hacer que una cosa ciña o sujete con fuerza algo. Hacer que una cosa quede más fuertemente ceñida (</text:span><text:bookmark text:name="result_box456"/><text:span text:style-name="T153">cinturón</text:span><text:span text:style-name="T302">, cinto=belt)</text:span><text:span text:style-name="T1689">. Ejercer presión [alguien o algo] sobre una cosa. "apretar un timbre; apretó su cabeza contra mi pecho; el cuello de la camisa me aprieta ." Rodear a una persona con los brazos y acercarla al cuerpo ejerciendo cierta presión como muestra de amistad, cariño o amor. </text:span></text:p>
            <text:p text:style-name="P620"><text:span text:style-name="T1689">"apretar a alguien entre los brazos ." </text:span></text:p>
            <text:p text:style-name="P620"><text:span text:style-name="T1689">Comprimir o hacer que una cosa, mediante presión, ocupe menos espacio.</text:span></text:p>
            <text:p text:style-name="P585">"apretaba la ropa para que le cupiese en el bolso ."<text:span text:style-name="T1691"> </text:span>Cerrar con fuerza una parte del cuerpo, como los párpados, los puños o los labios.<text:span text:style-name="T1691"> </text:span>"los niños pequeños, cuando no quieren comer, <text:soft-page-break/>aprietan los labios; apretaba los ojos y los volvía a abrir porque no podía creer lo que estaba viendo ."<text:span text:style-name="T1691"> </text:span>Ejercer presión sobre los elementos de un conjunto para que se pongan más juntos.<text:span text:style-name="T1691"> </text:span>"hay que apretarse dentro del ómnibus para que entremos todos ."<text:span text:style-name="T1691"> </text:span>Presionar [una persona] a otra mediante <text:span text:style-name="T395">ruegos</text:span><text:span text:style-name="T401"> (rogar)</text:span><text:span text:style-name="T395">, castigos o amenazas</text:span> para que haga o cumpla algo.<text:span text:style-name="T1691"> </text:span>"en aquella época los acreedores nos apretaban ."<text:span text:style-name="T1691"> </text:span>Presionar [una cosa] a alguien hasta el punto de forzarla a actuar de cierta manera.<text:span text:style-name="T1691"> </text:span>"las necesidades me aprietan; las deudas los apretaban y tuvieron que ponerse a trabajar todos para pagarlas ."<text:span text:style-name="T1691"> </text:span>Exigir a una persona mucho esfuerzo en la tarea que realiza.<text:span text:style-name="T1691"> </text:span>"es un maestro que aprieta mucho a sus alumnos ."<text:span text:style-name="T1691"> </text:span>Aumentar la velocidad o intensidad de una actividad.<text:span text:style-name="T1691"> </text:span>"apretar la potencia; tenemos que apretar el <text:span text:style-name="T395">paso</text:span><text:span text:style-name="T402"> (v. pasar= pass, happen)</text:span> o no llegaremos a tiempo ."<text:span text:style-name="T1691"> </text:span>Aumentar o hacer más intenso el esfuerzo.<text:span text:style-name="T1691"> </text:span>Hacerse muy intenso [el calor, el frío, un dolor, el hambre, etc.].<text:span text:style-name="T1691"> </text:span></text:p>
            <text:p text:style-name="P585">"apretar el nudo de la corbata; apretar los <text:span text:style-name="T395">cordones</text:span> de los zapatos ."<text:span text:style-name="T1691"> </text:span></text:p>
          </table:table-cell>
          <table:table-cell table:style-name="Table3.B2" office:value-type="string">
            <text:p text:style-name="P161"><text:bookmark text:name="result_box403"/>to<text:span text:style-name="T1689"> press/</text:span> tight<text:span text:style-name="T1689">en/ squeeze: </text:span>Make something <text:span text:style-name="T1744">belt (fasten with a belt)</text:span> or hold something tight.<text:span text:style-name="T1691"> </text:span>Make one thing more tightly <text:span text:style-name="T1744">belted</text:span>.<text:span text:style-name="T1691"> </text:span></text:p>
            <text:p text:style-name="P161"><text:span text:style-name="T1744">Exert/ exercise p</text:span>ressure [someone or something] on one thing.<text:span text:style-name="T1691"> </text:span>"Press a bell, pressed his head against my chest, the collar of my shirt tightens."</text:p>
            <text:p text:style-name="P128">To surround a person with the arms and to approach it to the body exerting a certain pressure like <text:span text:style-name="T1744">shown</text:span> <text:span text:style-name="T1744">in</text:span> friendship, affection or love.<text:span text:style-name="T1691"> </text:span>"To squeeze someone in the arms."</text:p>
            <text:p text:style-name="P161">Compress or make by pressure<text:span text:style-name="T1744"> that a thing</text:span> occup<text:span text:style-name="T1744">ies</text:span> less space.</text:p>
            <text:p text:style-name="P161">"I <text:span text:style-name="T1744">pressed</text:span> the clothes to fit in the bag."<text:span text:style-name="T1691"> </text:span></text:p>
            <text:p text:style-name="P161">Close <text:span text:style-name="T1744">with force</text:span> a part of the body, such as eyelids, fists or lips.<text:span text:style-name="T1691"> </text:span></text:p>
            <text:p text:style-name="P132">"Little children, when they do not want to eat, <text:soft-page-break/>squeeze their lips, squeeze the eyes and open them again because I could not believe what I was seeing."<text:span text:style-name="T1691"> Exert p</text:span>ressure the elements of a set so that they get closer together.<text:span text:style-name="T1691"> </text:span>"You have to squeeze into the bus so we can all get in."<text:span text:style-name="T1691"> </text:span>Pressing [one person] on another by <text:span text:style-name="T395">pleading</text:span><text:span text:style-name="T401">/ praying</text:span><text:span text:style-name="T395">, punishing or threatening</text:span> to do or do something.<text:span text:style-name="T1691"> </text:span>"At that time the creditors were pressing us."<text:span text:style-name="T1691"> </text:span>To press [a thing] to the point of forcing it to act in a certain way.<text:span text:style-name="T1691"> </text:span></text:p>
            <text:p text:style-name="P162">"The necessities tighten to me, </text:p>
            <text:p text:style-name="P162">the debts tightened them and they had to put to work all to pay them."<text:span text:style-name="T1691"> </text:span>Requiring a person a lot of effort in the task he performs.<text:span text:style-name="T1691"> </text:span></text:p>
            <text:p text:style-name="P162">"He is a teacher who puts a lot of pressure on his students."Increase the speed or intensity of an activity."Tighten the power, we have to tighten the <text:span text:style-name="T395">pace</text:span><text:span text:style-name="T402"> (a.step)</text:span><text:span text:style-name="T1697"> </text:span>or we will not get there in time."<text:span text:style-name="T1691"> </text:span>Increase or make the effort more intense.<text:span text:style-name="T1691"> </text:span>Become very intense [heat, cold, pain, hunger, etc.].<text:span text:style-name="T1691"> </text:span></text:p>
            <text:p text:style-name="P162">"Tighten the knot of the tie, tighten the <text:span text:style-name="T395">laces</text:span> of the shoes."<text:span text:style-name="T1691"> </text:span></text:p>
          </table:table-cell>
        </table:table-row>
        <table:table-row>
          <table:table-cell table:style-name="Table3.A2" office:value-type="string">
            <text:p text:style-name="P588"><text:span text:style-name="T1179">enlazar</text:span>: Unir o juntar dos o más cosas o personas entre sí. Poner en contacto o relación dos o más cosas entre sí para formar un conjunto o una idea homogénea y coherente. "la nueva carretera enlaza dos poblaciones que estaban muy aisladas ." Aprisionar a un animal con un <text:span text:style-name="T1179">lazo</text:span>. "no salió del automóvil hasta que el guarda enlazó a los perros ." Estar [una cosa] en contacto o relación con otra. Estar combinado el horario de dos medios de transporte, de manera que el <text:span text:style-name="T395">viajero</text:span> de uno puede <text:span text:style-name="T395">proseguir</text:span> su viaje en otro sin gran intervalo de tiempo. "la amistad tiene su raíz última en la secreta relación de parentesco o de familia que enlaza a los amigos entre sí ."</text:p>
          </table:table-cell>
          <table:table-cell table:style-name="Table3.B2" office:value-type="string">
            <text:p text:style-name="P130"><text:bookmark text:name="result_box412"/><text:span text:style-name="T1692">to </text:span>link<text:span text:style-name="T1692">/ bind/ </text:span><text:span text:style-name="T1315">lasso</text:span><text:span text:style-name="T1692">: </text:span>Join or join two or more things or people together.<text:span text:style-name="T1692"> </text:span>To put into contact or relation two or more things with each other to form a homogenous and coherent whole or idea.</text:p>
            <text:p text:style-name="P130">"The new road links two populations that were very isolated."<text:span text:style-name="T1692"> </text:span>To imprison an animal with a <text:span text:style-name="T1179">lasso</text:span>.<text:span text:style-name="T1692"> </text:span>"Did not leave the car until the guard linked the dogs."<text:span text:style-name="T1692"> </text:span>To be [one thing] in contact or relationship with another.<text:span text:style-name="T1692"> </text:span>Be combined the schedule of two means of transport, so that the <text:span text:style-name="T395">traveler</text:span> of one can <text:span text:style-name="T403">persue</text:span> his journey in another without great interval of time.<text:span text:style-name="T1692"> </text:span>"Friendship has its ultimate root in the secret relationship of kinship or family that links friends to each other."</text:p>
          </table:table-cell>
        </table:table-row>
        <table:table-row>
          <table:table-cell table:style-name="Table3.A2" office:value-type="string">
            <text:p text:style-name="P593">ajustado: Que es adecuado para el fin que se propone. "el primer capítulo es útil para formarse una noción más o menos ajustada del asunto ."</text:p>
          </table:table-cell>
          <table:table-cell table:style-name="Table3.B2" office:value-type="string">
            <text:p text:style-name="P128"><text:bookmark text:name="result_box414"/>tight<text:span text:style-name="T1693">/ adjusted: </text:span>Which is suitable for the purpose that is proposed.<text:span text:style-name="T1693"> </text:span>"The first chapter is useful for forming a more or less adjusted<text:span text:style-name="T1693">/tight</text:span> notion<text:span text:style-name="T1693"> (Begriff/Idee)</text:span> of the subject."</text:p>
          </table:table-cell>
        </table:table-row>
        <table:table-row>
          <table:table-cell table:style-name="Table3.A2" office:value-type="string">
            <text:p text:style-name="P594">ajustar<text:span text:style-name="T1694">:</text:span> Juntar o <text:span text:style-name="T395">encajar</text:span><text:span text:style-name="T1745"> (caja= box)</text:span> una cosa con otra adaptándolas y sin que quede espacio entre ellas. Acomodar o adaptar una cosa con otra. "ajusté mi voluntad a la suya; ajustar la oferta a la demanda ;" Modificar una cosa, especialmente algo regulable, hasta que quede de la manera que se desea. "el termostato ajusta automáticamente la temperatura del aire acondicionado; lo siento, pero no puedo <text:soft-page-break/>ajustarle más el precio ." Tratar una cosa y llegar a un acuerdo [dos o más personas]. "ajustar un casamiento; ajustar una fecha; aquí tiene el cheque según el precio que ajustamos ." <text:span text:style-name="T395">Comprobar</text:span> el resultado de una cuenta o deuda, o pagarla. <text:span text:style-name="T395">Contratar </text:span>a una persona para un servicio. "ajustar un criado; logró, aunque solo fuese a título provisional, que el doncel Clemente quedara ajustado como <text:span text:style-name="T395">celador</text:span> de uno de los <text:span text:style-name="T395">almacenes</text:span> ." Contratar a alguien a destajo. "ajustar una tuerca; </text:p>
            <text:p text:style-name="P594">ajusta el <text:span text:style-name="T395">cajón</text:span> a la mesa; se ajustó los lentes y nos miró con cara de desconfianza ."</text:p>
          </table:table-cell>
          <table:table-cell table:style-name="Table3.B2" office:value-type="string">
            <text:p text:style-name="P163"><text:bookmark text:name="result_box415"/><text:span text:style-name="T1693">to </text:span>adjust<text:span text:style-name="T1693">/ set/ fit: </text:span>Join or <text:span text:style-name="T395">fit</text:span><text:span text:style-name="T404">/insert</text:span> one thing with another adapting them and without space between them.<text:span text:style-name="T1693"> </text:span>Accommodate or adapt one thing to another.<text:span text:style-name="T1693"> </text:span>"I adjusted my will to yours, adjust the supply to the demand;"<text:span text:style-name="T1693"> </text:span>Modify something, especially something adjustable, until it is the way you want.<text:span text:style-name="T1693"> </text:span>"The thermostat automatically adjusts the temperature of the air conditioning - I'm sorry, but I can not adjust the price."<text:span text:style-name="T1693"> </text:span>Treat <text:soft-page-break/>one thing and come to an agreement [two or more people].<text:span text:style-name="T1693"> </text:span>"To adjust a wedding, to set a date, here is the check according to the price we set."<text:span text:style-name="T1693"> </text:span></text:p>
            <text:p text:style-name="P163"><text:span text:style-name="T395">Check</text:span><text:span text:style-name="T1746"> </text:span>the result of an account or debt, or pay it.<text:span text:style-name="T1693"> </text:span><text:span text:style-name="T395">Hire</text:span><text:span text:style-name="T407">/Contract</text:span> a person for a service.<text:span text:style-name="T1693"> </text:span>"To adjust a servant<text:span text:style-name="T1697">;</text:span> managed, even if only on a provisional basis, that Don Clement Clement would be adjusted as a <text:span text:style-name="T395">caretaker</text:span><text:span text:style-name="T405">/</text:span><text:span text:style-name="T406"> </text:span><text:span text:style-name="T405">watchman</text:span> of one of the <text:span text:style-name="T395">stores</text:span><text:span text:style-name="T405">/</text:span><text:span text:style-name="T406"> </text:span><text:span text:style-name="T405">warehouse</text:span>."<text:span text:style-name="T1693"> </text:span>Hire someone on a piece of work<text:span text:style-name="T1697"> (Akkordarbeit)</text:span>.<text:span text:style-name="T1697"> </text:span>"Adjust a nut<text:span text:style-name="T1697"> (Mutter/ Schraube)</text:span>, adjust the <text:span text:style-name="T395">drawer</text:span> to the table, adjusted the lenses and looked at us with distrust."<text:span text:style-name="T1693"> </text:span></text:p>
          </table:table-cell>
        </table:table-row>
        <table:table-row>
          <table:table-cell table:style-name="Table3.A2" office:value-type="string">
            <text:p text:style-name="P593">apiñado: Que tiene forma de piña. Que está dispuesto formando un grupo apretado. "la policía mantiene a distancia a la multitud apiñada junto a los cercos de la plaza ."</text:p>
            <text:p text:style-name="P593">piña= pineapple (Ananas)</text:p>
          </table:table-cell>
          <table:table-cell table:style-name="Table3.B2" office:value-type="string">
            <text:p text:style-name="P128"><text:bookmark text:name="result_box417"/>crowded<text:span text:style-name="T1693">: </text:span>It is shaped like pineapple.<text:span text:style-name="T1693"> </text:span>That he is willing to form a tight group.<text:span text:style-name="T1693"> </text:span>"The police keep at a distance the crowded crowd next to the <text:span text:style-name="T1698">siege/circle/enclosure</text:span> of the square.</text:p>
          </table:table-cell>
        </table:table-row>
        <table:table-row>
          <table:table-cell table:style-name="Table3.A2" office:value-type="string">
            <text:p text:style-name="P599">Comprobar<text:span text:style-name="T1698">: (probar= try, test, prove; comparar= compare) </text:span>Pasar a tener la certeza de la veracidad de una suposición, un dato o un resultado obtenido anteriormente mediante demostración o pruebas que los acreditan como ciertos.<text:span text:style-name="T1698"> </text:span>"prefirió quedarse quieto, sin querer comprobar aún la verosimilitud de una punzante sospecha; ¿has comprobado si funciona bien el automóvil?; me falta comprobar si el juego tiene todas las piezas ."</text:p>
          </table:table-cell>
          <table:table-cell table:style-name="Table3.B2" office:value-type="string">
            <text:p text:style-name="P183"><text:bookmark text:name="result_box422"/><text:span text:style-name="T51">to c</text:span><text:span text:style-name="T19">heck</text:span><text:span text:style-name="T52">/ test/ prove: </text:span></text:p>
            <text:p text:style-name="P183"><text:span text:style-name="T19">Become certain of the truthfulness of an assumption, a data or a result obtained previously by demonstration or evidence that credit them as certain.</text:span><text:span text:style-name="T51"> </text:span><text:span text:style-name="T19">"He preferred to sit still, not wanting to check the verisimilitude</text:span><text:span text:style-name="T53">/ </text:span>plausibility<text:span text:style-name="T19"> of a sharp suspicion, </text:span></text:p>
            <text:p text:style-name="P183"><text:span text:style-name="T19">Did you check if the car works well? I have to check if the game has all the pieces."</text:span></text:p>
          </table:table-cell>
        </table:table-row>
        <table:table-row>
          <table:table-cell table:style-name="Table3.A2" office:value-type="string">
            <text:p text:style-name="P599">probar<text:span text:style-name="T1698">: </text:span>Utilizar una cosa o ponerla a prueba para verificar su eficacia, saber cómo funciona o qué resultado produce.<text:span text:style-name="T1698"> </text:span>Hacer que una persona realice una acción o ponerla en una situación determinada para saber cómo reacciona o conocer sus cualidades físicas o morales.<text:span text:style-name="T1698"> </text:span>Tomar una pequeña cantidad de comida o bebida para conocer su sabor, su calidad u otra característica.<text:span text:style-name="T1698"> </text:span>"con ayuda de la cuchara y procurando no quemarnos, probamos la salsa; prueba el puré porque no sé si está demasiado<text:span text:style-name="T1698"> </text:span>caliente ."<text:span text:style-name="T1698"> </text:span>Demostrar o establecer que algo es de una manera determinada y no de otra mediante datos, hechos, razones o argumentos.<text:span text:style-name="T1698"> </text:span>"el abogado no pudo probar la inocencia del acusado; el juez considera probado que hay delito contra la salud pública ."<text:span text:style-name="T1698"> </text:span>Experimentar durante un período de tiempo cierta cosa para conocer el efecto que produce.<text:span text:style-name="T1698"> </text:span>"ahora salta tú, que yo ya lo he probado; probó numerosas terapias alternativas para curar los dolores de cabeza, pero ninguna le fue bien ."<text:span text:style-name="T1698"> </text:span>Intentar <text:soft-page-break/>realizar una acción para saber si es posible llevarla a cabo con normalidad.<text:span text:style-name="T1698"> </text:span>"probé la plancha y sigue sin calentar bien; tienes que probarte el vestido antes de la boda; toma, prueba mi bici, ya verás que bien va; hasta que no me ponga a probar no <text:span text:style-name="T395">me enteraré</text:span> de cómo funciona el equipo ."<text:span text:style-name="T1698"> </text:span>Sentar bien [una cosa] a alguien o producirle un efecto positivo en su salud o su ánimo.<text:span text:style-name="T1698"> </text:span>"lo único que buscaba con sus preguntas era probar su fortaleza moral ."</text:p>
          </table:table-cell>
          <table:table-cell table:style-name="Table3.B2" office:value-type="string">
            <text:p text:style-name="P133"><text:bookmark text:name="result_box423"/><text:span text:style-name="T1698">to test/ </text:span>try<text:span text:style-name="T1698">/ prove: </text:span>Use a thing or test it to verify its effectiveness, to know how it works or what result it produces.<text:span text:style-name="T1698"> </text:span>Have a person perform an action or put it in a given situation to know how to react or know their physical or moral qualities.<text:span text:style-name="T1698"> </text:span></text:p>
            <text:p text:style-name="P133">Take a small amount of food or drink to know its taste, quality or other characteristic.<text:span text:style-name="T1698"> </text:span></text:p>
            <text:p text:style-name="P133">"With the help of the spoon and trying not to burn us, we try the sauce, try the mash because I do not know if it is too hot."<text:span text:style-name="T1698"> </text:span>Demonstrate or establish that something is in a particular way and not another through data, facts, reasons or arguments.<text:span text:style-name="T1698"> </text:span>"The lawyer could not prove the innocence of the accused, the judge considers that there is a crime against public health."<text:span text:style-name="T1698"> </text:span>Experiment over a certain period of time to know the effect it produces.<text:span text:style-name="T1698"> </text:span></text:p>
            <text:p text:style-name="P164">"Now you jump, which I have already tried, tried numerous alternative therapies to cure the headaches, but none went well."<text:span text:style-name="T1698"> </text:span></text:p>
            <text:p text:style-name="P164">Try to take action to know if it is possible to <text:soft-page-break/>carry it out normally.<text:span text:style-name="T1698"> </text:span>"<text:span text:style-name="T1747"> </text:span></text:p>
            <text:p text:style-name="P164"><text:span text:style-name="T1747">I</text:span> tried the iron and it still does not warm well, you have to try on the dress before the wedding, take it, </text:p>
            <text:p text:style-name="P133">try my bike, you'll see how it goes<text:span text:style-name="T1698">;</text:span> <text:bookmark text:name="result_box425"/>Until I get to try, I will not <text:span text:style-name="T395">find out</text:span> how the equipment works."<text:span text:style-name="T1698"> </text:span>To sit [a thing] right or to have a positive effect on your health or your mood.<text:span text:style-name="T1698"> </text:span>"The only thing he sought with his questions was to prove his moral strength."</text:p>
          </table:table-cell>
        </table:table-row>
        <table:table-row>
          <table:table-cell table:style-name="Table3.A2" office:value-type="string">
            <text:p text:style-name="P601">procurar: Intentar conseguir o lograr un objetivo o un fin. Proporcionar una cosa necesaria a una persona "el que procure información reservada será objeto de sanción; su técnico comercial le procurará los medios necesarios ." </text:p>
            <text:p text:style-name="P602"><text:span text:style-name="T395">Ocuparse</text:span> o <text:span text:style-name="T395">encargarse</text:span> del bienestar de alguien. "procura llegar a tiempo; </text:p>
            <text:p text:style-name="P602">el estado debe procurar por todos los medios a su <text:span text:style-name="T395">alcance</text:span> perfeccionar la salud física y moral de sus ciudadanos y asegurarles las más dignas condiciones de trabajo ."</text:p>
            <text:p text:style-name="P600">intentar= try/ attempt</text:p>
            <text:p text:style-name="P600">tratar de = try/ attempt</text:p>
          </table:table-cell>
          <table:table-cell table:style-name="Table3.B2" office:value-type="string">
            <text:p text:style-name="P134">to attempt<text:span text:style-name="T1748">/ try/ provide</text:span>:<text:bookmark text:name="result_box424"/> Try to achieve or achieve an objective or an end. Provide a necessary thing to a person. "Whoever <text:span text:style-name="T1699">provides</text:span> confidential information will be sanctioned, and his commercial technician will provide him with the necessary means." <text:span text:style-name="T395">Take care</text:span> of or <text:span text:style-name="T395">take c</text:span><text:span text:style-name="T408">harge</text:span> of someone's well-being. "<text:span text:style-name="T1699">Try to arrive in time.</text:span> the state must seek by all means<text:span text:style-name="T1699"> in his </text:span><text:span text:style-name="T408">scope/reac</text:span><text:span text:style-name="T1699">h</text:span> to improve physical health and <text:span text:style-name="T1699">m</text:span>orale of their citizens and ensure them the most dignified working conditions. "</text:p>
          </table:table-cell>
        </table:table-row>
        <table:table-row>
          <table:table-cell table:style-name="Table3.A2" office:value-type="string">
            <text:p text:style-name="P583">corbata:<text:span text:style-name="T1691"> </text:span>Banda de tela que se pone por debajo del cuello de la camisa y se ata por delante con un nudo especial o lazo, dejando caer las puntas sobre el pecho; es una prenda principalmente masculina que se considera indispensable en ciertos ambientes formales.<text:span text:style-name="T1691"> </text:span>"aflojarse la corbata<text:span text:style-name="T1700"> (flojo=loose)</text:span>; la corbata moderna tiene unos 140 cm de largo y de 8 a 10 cm de ancho; muchos ejecutivos esperan con ansiedad el fin de semana para liberarse de la corbata ."<text:span text:style-name="T1691"> </text:span>Banda o cinta adornada con bordados o flecos de oro y plata que se anuda en forma de lazo en el <text:span text:style-name="T395">asta de las banderas</text:span> o estandartes.<text:span text:style-name="T1691"> </text:span>En el golf, <text:span text:style-name="T395">recorrido</text:span> que hace la pelota alrededor de la boca de un hoyo, sin caer en él.<text:span text:style-name="T1691"> </text:span>Persona que ocupa un empleo con buen sueldo y poco trabajo, obtenido mediante influencia, soborno o favores personales.<text:span text:style-name="T1691"> </text:span>"es una corbata en esa oficina ."Parte anterior del cuello de los gallos donde se alojan las plumas más vistosas y que sirve para que sus propietarios distingan sus animales.<text:span text:style-name="T1691"> </text:span></text:p>
          </table:table-cell>
          <table:table-cell table:style-name="Table3.B2" office:value-type="string">
            <text:p text:style-name="P135"><text:bookmark text:name="result_box404"/><text:span text:style-name="T1689">neck</text:span>tie<text:span text:style-name="T1689">: </text:span>Cloth <text:span text:style-name="T1700">band </text:span>that is put underneath the collar<text:span text:style-name="T1700"> (a. neck)</text:span> of the shirt and is tied in front with a special knot or tie, dropping the tips on the chest<text:span text:style-name="T1700">/breast</text:span>; Is a mainly masculine garment that is considered indispensable in certain formal environments.<text:span text:style-name="T1691"> </text:span>"Loosen up the tie, the modern tie is about 140 cm long and 8 to 10 cm wide, many executives anxiously wait for the weekend to get out of the tie."<text:span text:style-name="T1691"> </text:span></text:p>
            <text:p text:style-name="P165">Band or ribbon adorned with fringes or fringes of gold and silver that is knotted in the form of a bow at the <text:span text:style-name="T395">flagpole</text:span> or banners.<text:span text:style-name="T1691"> </text:span></text:p>
            <text:p text:style-name="P165">In golf, <text:span text:style-name="T395">course</text:span><text:span text:style-name="T409">/ route</text:span> that makes the ball around the mouth of a pit, without falling into it.<text:span text:style-name="T1691"> </text:span>Person who occupies a job with a good salary and little work, obtained through influence, bribery or personal favors.<text:span text:style-name="T1691"> </text:span>"It's a tie in that office."<text:span text:style-name="T1691"> </text:span></text:p>
            <text:p text:style-name="P135">Anterior part of the neck of the roosters where the most colorful feathers are housed and that serves for their owners to distinguish their animals.<text:span text:style-name="T1691"> </text:span></text:p>
          </table:table-cell>
        </table:table-row>
        <table:table-row>
          <table:table-cell table:style-name="Table3.A2" office:value-type="string">
            <text:p text:style-name="P587">someter: </text:p>
            <text:p text:style-name="P587">Hacer que una persona o cosa reciba o soporte una acción determinada.<text:span text:style-name="T1691"> </text:span>Imponer [una persona], por la fuerza o por las armas, su autoridad o su voluntad.<text:span text:style-name="T1691"> </text:span>Hacer depender una cosa de otra.<text:span text:style-name="T1691"> </text:span>"someto mi decisión a la de la mayoría ."<text:span text:style-name="T1691"> </text:span>Exponer un r<text:span text:style-name="T395">azonamiento</text:span>, plan u otra cosa a una <text:soft-page-break/>persona para que <text:span text:style-name="T395">dé</text:span> <text:span text:style-name="T1749">(subj. dar)</text:span>su opinión y lo apruebe o desapruebe.<text:span text:style-name="T1691"> </text:span>"someter a votación un proyecto de ley; han sometido mis propuestas a la consideración de la junta directiva ."<text:span text:style-name="T1691"> </text:span>Aceptar [una persona] la autoridad o la voluntad de otra persona, generalmente sin oponer resistencia.<text:span text:style-name="T1691"> </text:span>"someter un mineral a altas temperaturas para conocer su resistencia al calor; el médico lo sometió a tratamiento; para conseguir confesiones o a fin de castigarlos, sometieron a los presos a golpes brutales, <text:span text:style-name="T395">latigazos</text:span> y <text:span text:style-name="T395">quemaduras</text:span>; nos han sometido a un duro entrenamiento; lo sometieron a la prueba de alcoholemia ."<text:span text:style-name="T1691"> </text:span>Recibir o soportar [una persona] cierta acción.<text:span text:style-name="T1691"> </text:span>"muchos pueblos indígenas fueron sometidos por el hombre blanco; </text:p>
            <text:p text:style-name="P586">tiene sometidos a sus empleados ."</text:p>
          </table:table-cell>
          <table:table-cell table:style-name="Table3.B2" office:value-type="string">
            <text:p text:style-name="P166"><text:bookmark text:name="result_box405"/><text:span text:style-name="T1690">to </text:span>submit<text:span text:style-name="T1690">/ subject (unterwerfen, unterziehen): </text:span>Make a person or thing receive or support a particular action.<text:span text:style-name="T1691"> </text:span>To impose [a person], by force or by arms, his authority or his will.<text:span text:style-name="T1691"> </text:span></text:p>
            <text:p text:style-name="P166">Make one thing depend on another.<text:span text:style-name="T1691"> </text:span>"I submit my decision to that of the majority."<text:span text:style-name="T1691"> </text:span></text:p>
            <text:p text:style-name="P166"><text:span text:style-name="T1749">Expose/ s</text:span>tate a <text:span text:style-name="T395">reasoning</text:span>, plan or other thing for <text:soft-page-break/>a person to <text:span text:style-name="T395">give</text:span> their opinion and approve or disapprove.<text:span text:style-name="T1691"> </text:span>"to put to the vote a bill, have submitted my proposals for the consideration of the board."<text:span text:style-name="T1691"> </text:span></text:p>
            <text:p text:style-name="P135">Accept [person] the authority or will of another person, usually without<text:span text:style-name="T1749"> oposing (entgegen setzen)</text:span> resistance.<text:span text:style-name="T1691"> </text:span>"to submit a mineral at high temperatures to know its resistance to heat, the doctor subjected him to treatment, to obtain confessions or to punish them, subjected the prisoners to brutal blows, <text:span text:style-name="T395">lashes</text:span> and <text:span text:style-name="T395">burns</text:span>, </text:p>
            <text:p text:style-name="P136">have undergone a hard training; underwent alcohol test. </text:p>
            <text:p text:style-name="P136">"<text:span text:style-name="T1691"> </text:span>Receive or support [a person] certain action.<text:span text:style-name="T1691"> </text:span>"many indigenous peoples were subjected by the white man, </text:p>
            <text:p text:style-name="P136">he has subjected his employees."</text:p>
          </table:table-cell>
        </table:table-row>
        <table:table-row>
          <table:table-cell table:style-name="Table3.A2" office:value-type="string">
            <text:p text:style-name="P595">cuero: Piel de ciertos animales; en especial la<text:span text:style-name="T1701"> piel</text:span> curtida que se emplea como materia básica para confeccionar ciertas cosas, como bolsos, calzado, etc.. Piel de algún animal cosida<text:span text:style-name="T1701"> (coser)</text:span>, pegada<text:span text:style-name="T1701"> (pegar)</text:span> y preparada para guardar o contener líquidos, especialmente vino o aceite. En algunos deportes, en especial el fútbol, pelota o balón con el que se juega. Persona que es muy atractiva, especialmente si es mujer. </text:p>
            <text:p text:style-name="P595">Látigo.</text:p>
          </table:table-cell>
          <table:table-cell table:style-name="Table3.B2" office:value-type="string">
            <text:p text:style-name="P137"><text:bookmark text:name="result_box419"/>leather<text:span text:style-name="T1695">: </text:span>Skin of certain animals; Especially the tann<text:span text:style-name="T1701">ed skin</text:span> that is used as basic material to make certain things, such as bags, shoes, etc.<text:span text:style-name="T1695"> </text:span></text:p>
            <text:p text:style-name="P137">Skin of any animal sewn, stuck<text:span text:style-name="T1701">/glued</text:span> and prepared to store or contain liquids, especially wine or oil.<text:span text:style-name="T1695"> </text:span></text:p>
            <text:p text:style-name="P137">In some sports, especially soccer, ball or ball with which to play.<text:span text:style-name="T1695"> </text:span>Person who is very attractive, especially if she is female.<text:span text:style-name="T1695"> </text:span></text:p>
            <text:p text:style-name="P137">Whip.</text:p>
          </table:table-cell>
        </table:table-row>
        <table:table-row>
          <table:table-cell table:style-name="Table3.A2" office:value-type="string">
            <text:p text:style-name="P598">Látigo: Instrumento que consiste en una tira larga y flexible, de cuerda o cuero, unida por un extremo a una <text:span text:style-name="T395">vara</text:span> por donde se sujeta; se hace <text:span text:style-name="T395">restallar</text:span> para hacer <text:span text:style-name="T395">obedecer</text:span> a los animales, o se <text:span text:style-name="T395">lanza</text:span> y se <text:span text:style-name="T395">recoge</text:span> </text:p>
            <text:p text:style-name="P598">a gran velocidad para <text:span text:style-name="T395">castigarlos hiriéndolos</text:span> con la punta. "el <text:span text:style-name="T395">chasquido</text:span> de su látigo </text:p>
            <text:p text:style-name="P621"><text:span text:style-name="T410">quiebra</text:span><text:span text:style-name="T1696"> (quebrar) el silencio; el domador (domar= tame) de </text:span><text:span text:style-name="T410">fieras</text:span><text:span text:style-name="T1696"> suele utilizar un látigo para que las fieras le obedezcan (</text:span>obedecer<text:span text:style-name="T1750">= obey)." </text:span></text:p>
          </table:table-cell>
          <table:table-cell table:style-name="Table3.B2" office:value-type="string">
            <text:p text:style-name="P167"><text:bookmark text:name="result_box420"/>Whip<text:span text:style-name="T1696">: </text:span>An instrument consisting of a long flexible strip<text:span text:style-name="T1696"> (Streifen)</text:span> of rope or leather, attached at one end to a <text:span text:style-name="T410">rod/cane</text:span> by which it is fastened; It <text:span text:style-name="T395">crack</text:span><text:span text:style-name="T411">l</text:span><text:span text:style-name="T395">e</text:span><text:span text:style-name="T411">s</text:span> to make the animals <text:span text:style-name="T395">obey</text:span>, or it is <text:span text:style-name="T411">launched/ </text:span><text:span text:style-name="T395">thrown</text:span> and it <text:span text:style-name="T410">picks up (a. collects)</text:span> a great speed to <text:span text:style-name="T395">punish them injuring them</text:span> with the tip.<text:span text:style-name="T1696"> </text:span>"The <text:span text:style-name="T410">click/snap</text:span> of his whip <text:span text:style-name="T395">breaks</text:span><text:span text:style-name="T411"> (a.go bust)</text:span> the silence, the tamer of <text:span text:style-name="T395">wild animals</text:span> usually uses a whip so that the beasts obey him."<text:span text:style-name="T1696"> </text:span></text:p>
          </table:table-cell>
        </table:table-row>
        <table:table-row>
          <table:table-cell table:style-name="Table3.A2" office:value-type="string">
            <text:p text:style-name="P596">restallar <text:span text:style-name="T1179">(sound</text:span><text:span text:style-name="T1316">, light</text:span><text:span text:style-name="T1179">)</text:span>:</text:p>
            <text:p text:style-name="P596">Producir [una cosa, como un látigo o algo que estalla con poca fuerza], un ruido súbito, seco y sonoro. Manifestarse [algo] de manera súbita y llamativa. "¿Qué experiencias restallan tras la expresión de sus ojos?" Producir destellos [el sol, una luz, etc.] en algo. "vio cómo el sol restallaba en el collar ligeramente caído en el escote de su esposa ."</text:p>
            <text:p text:style-name="P597">estallar <text:span text:style-name="T1179">(cause)</text:span><text:span text:style-name="T1316">= </text:span><text:span text:style-name="T1318">burst</text:span><text:span text:style-name="T1317">/explode</text:span></text:p>
            <text:p text:style-name="P597">destello <text:span text:style-name="T1179">(light)</text:span><text:span text:style-name="T1316">=</text:span><text:span text:style-name="T1318">the flash</text:span><text:span text:style-name="T1317">/sparkle</text:span></text:p>
          </table:table-cell>
          <table:table-cell table:style-name="Table3.B2" office:value-type="string">
            <text:p text:style-name="P131"><text:bookmark text:name="result_box421"/><text:span text:style-name="T1696">to c</text:span>rack<text:span text:style-name="T1696">le (Knacken)/ radiate: </text:span>Produce [a thing, like a whip or something that explodes with little force], a sudden, dry and sonorous noise.<text:span text:style-name="T1696"> </text:span>To manifest [something] in a sudden and striking way.<text:span text:style-name="T1696"> </text:span>"What experiences crackle <text:span text:style-name="T1702">behind</text:span> the expression of his eyes?"<text:span text:style-name="T1696"> </text:span>To produce flashes [the sun, a light, etc.] in something.<text:span text:style-name="T1696"> </text:span>"Saw the sun crackle in the collar slightly fallen on the neck<text:span text:style-name="T1696">line/cleavage</text:span> of his wife."<text:span text:style-name="T1696"> </text:span></text:p>
            <text:p text:style-name="P131"/>
            <text:p text:style-name="P131"/>
          </table:table-cell>
        </table:table-row>
        <table:table-row>
          <table:table-cell table:style-name="Table3.A2" office:value-type="string">
            <text:p text:style-name="P603">agotado:<text:span text:style-name="T1705"> </text:span>Que está muy cansado tras hacer un <text:soft-page-break/>gran esfuerzo.</text:p>
          </table:table-cell>
          <table:table-cell table:style-name="Table3.B2" office:value-type="string">
            <text:p text:style-name="P138"><text:span text:style-name="T1704">e</text:span>xhausted<text:span text:style-name="T1703">/ spent/ drained : </text:span>He is very tired after <text:soft-page-break/>making a great effort.</text:p>
          </table:table-cell>
        </table:table-row>
        <table:table-row>
          <table:table-cell table:style-name="Table3.A2" office:value-type="string">
            <text:p text:style-name="P603">Agotar<text:span text:style-name="T1704">: (gota= drop, Tropfen) </text:span>Cansar o debilitar extremadamente a una persona o un animal.<text:span text:style-name="T1705"> </text:span>Gastar o consumir completamente una cosa.<text:span text:style-name="T1705"> </text:span>"agotar las posibilidades; llegó a París sin agotar el dinero que tenía; disparó varias veces hasta agotar la carga del revólver; han agotado toda la primera edición ;"<text:span text:style-name="T1705"> </text:span>Extraer todo el líquido que hay en un lugar.<text:span text:style-name="T1705"> </text:span>Cansarse o debilitarse extremadamente [una persona o un animal].<text:span text:style-name="T1705"> </text:span>"los lobos cazan persiguiendo incansablemente a su presa hasta que la agotan; procure no agotar al enfermo con largas visitas ."</text:p>
          </table:table-cell>
          <table:table-cell table:style-name="Table3.B2" office:value-type="string">
            <text:p text:style-name="P143"><text:span text:style-name="T1704">to e</text:span>x<text:span text:style-name="T1704">haust/ depleted/ drain: to </text:span>tire or <text:span text:style-name="T1705">weaken extremely</text:span> a person or an animal.<text:span text:style-name="T1705"> </text:span>Spend or completely consume one thing.<text:span text:style-name="T1705"> </text:span>"Exhausted the possibilities, he arrived in Paris without exhausting the money he had, he fired several times until exhausting the load of the revolver, exhausted the whole first edition;<text:span text:style-name="T1705"> </text:span>Remove all the liquid in a place.<text:span text:style-name="T1705"> </text:span>Extremely tired or weakened [a person or an animal].<text:span text:style-name="T1705"> </text:span>"The wolves hunt chasing<text:span text:style-name="T1705">/pursuing tirelessly</text:span> after their prey until exhausted, </text:p>
            <text:p text:style-name="P143"><text:span text:style-name="T1705">try</text:span> not<text:span text:style-name="T1705"> to</text:span> exhaust the sick with long visits."</text:p>
          </table:table-cell>
        </table:table-row>
        <table:table-row>
          <table:table-cell table:style-name="Table3.A2" office:value-type="string">
            <text:p text:style-name="P606">a<text:span text:style-name="T1179">plast</text:span>ar<text:span text:style-name="T1704">: </text:span>Hacer que una cosa quede <text:span text:style-name="T501">pla</text:span>na, deformada o <text:span text:style-name="T395">re</text:span><text:span text:style-name="T1305">vent</text:span><text:span text:style-name="T395">ada</text:span><text:span text:style-name="T1752"> (reventar, </text:span><text:span text:style-name="T1319">vent</text:span><text:span text:style-name="T1752">ar= blow </text:span><text:span text:style-name="T1319">vient</text:span><text:span text:style-name="T1752">o= wind)</text:span> a causa de un peso muy grande o de la presión que se ejerce sobre ella o<text:span text:style-name="T1179">primi</text:span>éndola, em<text:span text:style-name="T1179">puj</text:span>ándola, </text:p>
            <text:p text:style-name="P604">golpeándola, etc..<text:span text:style-name="T1706"> </text:span>Derrotar a alguien <text:span text:style-name="T1179">sobra</text:span>damente<text:span text:style-name="T1706"> (sobrar= remain, </text:span><text:span text:style-name="T1320">sobra</text:span><text:span text:style-name="T1706">= surplus, Überschuss, </text:span><text:span text:style-name="T1320">sobr</text:span><text:span text:style-name="T1706">e=on, above)</text:span> en una lucha, discusión o enfrentamiento."el River Plate ofreció una exhibición de fútbol ante un rival inoperante y miedoso que fue aplastado sin compasión ."Cortar a una persona en una conversación con argumentos irrebatibles.<text:span text:style-name="T1706"> </text:span></text:p>
            <text:p text:style-name="P604">"el <text:span text:style-name="T395">fiscal</text:span> aplastó al testigo con su interrogatorio ."</text:p>
            <text:p text:style-name="P623"><text:span text:style-name="T1179">plas</text:span>mar</text:p>
            <text:p text:style-name="P623"><text:span text:style-name="T1179">plast</text:span>ilina</text:p>
            <text:p text:style-name="P623">a<text:span text:style-name="T1179">plast</text:span>ar</text:p>
            <text:p text:style-name="P623"><text:span text:style-name="T1179">plas</text:span>mó la <text:span text:style-name="T1179">plast</text:span>ilina y la a<text:span text:style-name="T1179">plas</text:span>tó después</text:p>
          </table:table-cell>
          <table:table-cell table:style-name="Table3.B2" office:value-type="string">
            <text:p text:style-name="P170"><text:bookmark text:name="result_box428"/><text:span text:style-name="T1704">to </text:span>smash<text:span text:style-name="T1704">/ crush: </text:span>To make <text:span text:style-name="T1705">that </text:span>a thing<text:span text:style-name="T1705"> becomes (keep/stay)</text:span> flat, deformed or <text:span text:style-name="T395">bursting</text:span><text:span text:style-name="T412">/</text:span><text:span text:style-name="T413"> </text:span><text:span text:style-name="T412">breaking</text:span> because of a very large weight or the pressure exerted on it by </text:p>
            <text:p text:style-name="P170"><text:span text:style-name="T1706">oppressing/</text:span>pressing, pushing, </text:p>
            <text:p text:style-name="P170"><text:span text:style-name="T1706">hitting/</text:span>striking, etc.<text:span text:style-name="T1706"> </text:span>Defeat someone </text:p>
            <text:p text:style-name="P169"><text:span text:style-name="T1753">amply/exceedingly</text:span> </text:p>
            <text:p text:style-name="P169">in a fight, discussion or confrontation.</text:p>
            <text:p text:style-name="P139">"River Plate offered a football show to an inoperable and scary opponent who was crushed without compassion."</text:p>
            <text:p text:style-name="P144">Cut a person into a conversation with irrefutable<text:span text:style-name="T1706">/ invincible </text:span>arguments.<text:span text:style-name="T1706"> </text:span></text:p>
            <text:p text:style-name="P144">"The <text:span text:style-name="T395">prosecutor </text:span><text:span text:style-name="T413">(a. tax)</text:span><text:span text:style-name="T1753"> </text:span>crushed the witness with his interrogation."</text:p>
            <text:p text:style-name="P170"><text:bookmark text:name="result_box458"/>shape</text:p>
            <text:p text:style-name="P170">clay</text:p>
            <text:p text:style-name="P170">smash</text:p>
            <text:p text:style-name="P170"><text:bookmark text:name="result_box459"/>he plastered the plasticine and then crushed it</text:p>
          </table:table-cell>
        </table:table-row>
        <table:table-row>
          <table:table-cell table:style-name="Table3.A2" office:value-type="string">
            <text:p text:style-name="P608"><text:span text:style-name="T1179">plast</text:span>ilina: Pasta moldeable compuesta de arcilla plástica, cera<text:span text:style-name="T1754"> (vela= candle, sail)</text:span>, aceite, azufre y cinc que emplean los niños para hacer figuras.</text:p>
            <text:p text:style-name="P608">"la plastilina se vende en forma de <text:span text:style-name="T395">pastillas</text:span> de distintos colores; la plastilina o el barro se deforman por acción de fuerzas pequeñas y no recuperan la forma original por sí solos ."</text:p>
          </table:table-cell>
          <table:table-cell table:style-name="Table3.B2" office:value-type="string">
            <text:p text:style-name="P139"><text:bookmark text:name="result_box436"/>clay<text:span text:style-name="T1704">: </text:span>Moldable paste composed of plastic<text:span text:style-name="T1707"> (plastisch und Plastik)</text:span> clay, wax, oil, sulfur and zinc used by children to make figures.</text:p>
            <text:p text:style-name="P139">"Plasticine is sold in the form of <text:span text:style-name="T395">tablets</text:span> of different colors, plasticine or mud are deformed by the action of small forces and do not recover the original form alone.</text:p>
          </table:table-cell>
        </table:table-row>
        <table:table-row>
          <table:table-cell table:style-name="Table3.A2" office:value-type="string">
            <text:p text:style-name="P608"><text:span text:style-name="T1179">plas</text:span>mar: Dar forma concreta a un proyecto, idea, etc., por medio de fórmulas, palabras, esquemas, etc..<text:span text:style-name="T1707"> </text:span>"el artista trata de emocionar plasmando el dolor, el sufrimiento y el bienestar ."<text:span text:style-name="T1707"> </text:span>Moldear una materia para darle una forma determinada.</text:p>
            <text:p text:style-name="P608">"plasmó en mármol el valor de los héroes ."</text:p>
          </table:table-cell>
          <table:table-cell table:style-name="Table3.B2" office:value-type="string">
            <text:p text:style-name="P139"><text:span text:style-name="T1754">to s</text:span>hape<text:span text:style-name="T1704">: </text:span>Give concrete form to a project, idea, etc., through formulas, words, schemes, etc.</text:p>
            <text:p text:style-name="P139">"The artist tries to emotionalize shaping pain, suffering and well-being."<text:span text:style-name="T1707"> </text:span>Mold a material to give it a certain shape.</text:p>
            <text:p text:style-name="P139">"Shaped the value of heroes in marble."</text:p>
          </table:table-cell>
        </table:table-row>
        <table:table-row>
          <table:table-cell table:style-name="Table3.A2" office:value-type="string">
            <text:p text:style-name="P603">em<text:span text:style-name="T1179">puj</text:span>ar<text:span text:style-name="T1704">: </text:span>Hacer fuerza contra una cosa o persona para moverla.<text:span text:style-name="T1707"> </text:span>Ejercer presión o influencia sobre una persona para que haga cierta cosa.</text:p>
            <text:p text:style-name="P603">"levanta el pestillo y empuja la puerta; no empuje, señora, que aquí cabemos<text:span text:style-name="T1707"> (caber)</text:span> todos; <text:soft-page-break/>(fig) el equipo irlandés tuvo contra las cuerdas a la todopoderosa Italia durante muchos minutos, pero le faltó el tesón necesario para empujar el balón a la red ."</text:p>
          </table:table-cell>
          <table:table-cell table:style-name="Table3.B2" office:value-type="string">
            <text:p text:style-name="P139"><text:span text:style-name="T1704">to p</text:span>ush<text:span text:style-name="T1704">/ drive/ shove/ urge: </text:span>Force against a thing or person to move it.<text:span text:style-name="T1707"> Excert/Exercise p</text:span>ressure or influence<text:span text:style-name="T1707"> on</text:span> a person to do a certain thing.</text:p>
            <text:p text:style-name="P139">"Raise the bolt<text:span text:style-name="T1707">/latch</text:span> and push the door, do not push, madame, that we can all fit here, (fig) the <text:soft-page-break/>Irish team had against the ropes <text:span text:style-name="T1707">of</text:span> the almighty Italy for many minutes, but lacked the necessary <text:span text:style-name="T1707">tenacity</text:span> to push the ball to the net . "</text:p>
          </table:table-cell>
        </table:table-row>
        <table:table-row>
          <table:table-cell table:style-name="Table3.A2" office:value-type="string">
            <text:p text:style-name="P603">borrado<text:span text:style-name="T1705">: </text:span>Acción de borrar.<text:span text:style-name="T1705"> </text:span>Efecto de borrar.</text:p>
            <text:p text:style-name="P625"><text:span text:style-name="T1179">barro</text:span></text:p>
            <text:p text:style-name="P624"><text:span text:style-name="T1179">b</text:span>a<text:span text:style-name="T1179">rr</text:span>er</text:p>
            <text:p text:style-name="P628"><text:span text:style-name="T1179">b</text:span>a<text:span text:style-name="T1179">rr</text:span>endero</text:p>
            <text:p text:style-name="P628">escoba</text:p>
            <text:p text:style-name="P626"><text:span text:style-name="T1179">b</text:span>o<text:span text:style-name="T1179">rr</text:span>ón</text:p>
            <text:p text:style-name="P624"><text:span text:style-name="T1179">b</text:span>o<text:span text:style-name="T1179">rr</text:span>ar</text:p>
            <text:p text:style-name="P627"><text:span text:style-name="T1179">b</text:span>o<text:span text:style-name="T1179">rr</text:span>ador<text:span text:style-name="T1757">/ goma de borrar</text:span></text:p>
          </table:table-cell>
          <table:table-cell table:style-name="Table3.B2" office:value-type="string">
            <text:p text:style-name="P139"><text:bookmark text:name="result_box430"/>erased<text:span text:style-name="T1705">/ deleted: </text:span>Delete action.<text:span text:style-name="T1705"> </text:span>Erasing effect.</text:p>
            <text:p text:style-name="P173">mud</text:p>
            <text:p text:style-name="P171"><text:bookmark text:name="result_box460"/>sweep</text:p>
            <text:p text:style-name="P174">street sweeper (person)</text:p>
            <text:p text:style-name="P174">sweeper (Besen)</text:p>
            <text:p text:style-name="P171"><text:bookmark text:name="result_box461"/>blot<text:span text:style-name="T1755"> (Klecks)</text:span></text:p>
            <text:p text:style-name="P171">delete</text:p>
            <text:p text:style-name="P172">eraser</text:p>
          </table:table-cell>
        </table:table-row>
        <table:table-row>
          <table:table-cell table:style-name="Table3.A2" office:value-type="string">
            <text:p text:style-name="P607">borrar<text:span text:style-name="T1705">: </text:span>Hacer que desaparezca de una superficie lo que en ella está dibujado o escrito.<text:span text:style-name="T1709"> </text:span><text:span text:style-name="T395">Trazar</text:span> una o más <text:span text:style-name="T395">rayas</text:span> o </text:p>
            <text:p text:style-name="P607"><text:span text:style-name="T395">borrones</text:span> encima de lo escrito o dibujado para que no pueda leerse o interpretarse o para indicar que se suprime o no vale.<text:span text:style-name="T1709"> </text:span>Hacer que desaparezca el contenido de un casete, una cinta de video, un disco informático u otro soporte magnético de datos.<text:span text:style-name="T1709"> </text:span>"algunos virus borran todos los archivos del disco duro ;"</text:p>
            <text:p text:style-name="P603">Hacer que desaparezca la marca dejada en una superficie.<text:span text:style-name="T1709"> </text:span>"el agua iba borrando las huellas que dejábamos en la arena al pasear; este detergente borra las manchas más difíciles ;"</text:p>
            <text:p text:style-name="P603">Hacer que desaparezca algo inmaterial, especialmente un recuerdo de la memoria.</text:p>
            <text:p text:style-name="P603">"el tiempo lo borra todo; su muerte borró de un plumazo todas nuestras ilusiones; comenzó una carrera triunfal que no consiguió borrar, de todas formas, el mal sabor de boca dejado por la gran ocasión perdida ;"<text:span text:style-name="T1709"> </text:span>Quitar de un listado el nombre de una persona o una cosa, o <text:span text:style-name="T395">dar de baja</text:span> de un grupo o asociación a uno de sus miembros.<text:span text:style-name="T1709"> </text:span>"bórrame de la lista, que yo ya he pagado mi parte; nos hemos borrado de la asociación por discrepancias con el<text:span text:style-name="T1709"> </text:span>consejo ."<text:span text:style-name="T1709"> </text:span>Evitar a una persona con la que se ha tenido una relación más o menos prolongada.</text:p>
            <text:p text:style-name="P605">"como siempre estaba de mal humor sus compañeros lo borraron; la borré porque estaba cansado de escucharle quejarse siempre de lo mismo ."<text:span text:style-name="T1709"> </text:span>Irse [una persona] del lugar en que está, especialmente sin que lo adviertan los demás que están presentes.<text:span text:style-name="T1710"> </text:span>"goma de borrar; cópialo con lápiz por si te equivocas y tienes que borrar; borra esa frase, por favor; </text:p>
            <text:p text:style-name="P605">la lluvia ha borrado las líneas del campo de fútbol ;"</text:p>
          </table:table-cell>
          <table:table-cell table:style-name="Table3.B2" office:value-type="string">
            <text:p text:style-name="P139"><text:bookmark text:name="result_box431"/><text:span text:style-name="T1705">to erase/ </text:span>delete<text:span text:style-name="T1705">: </text:span>Make it disappear from a surface what is drawn or written in it.<text:span text:style-name="T1709"> </text:span><text:span text:style-name="T421">Draw</text:span> <text:span text:style-name="T1756">(a. trace) </text:span>one or more <text:span text:style-name="T395">streaks</text:span><text:span text:style-name="T414"> (Streifen, Strich)</text:span> or <text:span text:style-name="T395">blots</text:span><text:span text:style-name="T414"> (Fleck, Klecks)</text:span> above what is written or drawn so that it can not be read or interpreted or to indicate that it is deleted or not worth.<text:span text:style-name="T1709"> </text:span>Make the contents of a cassette, videotape, computer disk or other magnetic data carrier disappear.<text:span text:style-name="T1709"> </text:span>"Some viruses erase all files on the hard disk;"</text:p>
            <text:p text:style-name="P139">Make the mark left on a surface disappear.</text:p>
            <text:p text:style-name="P139">"The water was erasing the traces<text:span text:style-name="T1709">/ footprint (Fussabdruck)</text:span> left in the sand when walking, this detergent clears the most difficult spots,"</text:p>
            <text:p text:style-name="P139">Make something immaterial disappear, especially a <text:span text:style-name="T1709">remembrance/recollection in</text:span> memory.<text:span text:style-name="T1709"> </text:span>"Time erases everything, his death erased all our illusions at a stroke<text:span text:style-name="T1709"> of a pen</text:span>, he began a triumphal career<text:span text:style-name="T1709"> (a. race)</text:span> that failed to erase, however, the bad taste left by the great lost occasion"<text:span text:style-name="T1709"> </text:span>Remove from a list the name of a person or a thing, or <text:span text:style-name="T395">unsubscribe</text:span> from a group or association to one of its members.</text:p>
            <text:p text:style-name="P139">"Delete me from the list, <text:span text:style-name="T1709">because</text:span> I have already paid my share; we have erased ourselves from the association by discrepancies with the council."<text:span text:style-name="T1709"> </text:span>Avoid a person with whom you have had a more or less prolonged relationship.</text:p>
            <text:p text:style-name="P139">"As he was always in a bad mood his colleagues <text:span text:style-name="T1709">dumped</text:span> <text:span text:style-name="T1709">him</text:span>, <text:span text:style-name="T1709">dumped her</text:span> because <text:span text:style-name="T1709">t</text:span>he<text:span text:style-name="T1709">y</text:span> w<text:span text:style-name="T1709">ere</text:span> tired of hearing him always complain about the same."<text:span text:style-name="T1709"> </text:span>Go [a person] from where he is, especially without being noticed by<text:span text:style-name="T1710">/ warned the</text:span> others who are present."Eraser, copy it with a pencil in case you are wrong<text:span text:style-name="T1710"> (irren, verwechseln)</text:span> and you have to erase, delete that sentence, please, the rain has erased the lines of the football field;</text:p>
          </table:table-cell>
        </table:table-row>
        <table:table-row>
          <table:table-cell table:style-name="Table3.A2" office:value-type="string">
            <text:p text:style-name="P612">dibujar: Representar figuras de personas, <text:soft-page-break/>animales o cosas en una superficie mediante líneas trazadas con los útiles e instrumentos adecuados, como lápiz, papel, carboncillo<text:span text:style-name="T1711">,</text:span> compás o regla, entre otros.<text:span text:style-name="T1711"> </text:span>Describir o contar con gran viveza y fidelidad la realidad.<text:span text:style-name="T1711"> </text:span>"es un autor que dibuja muy bien los ambientes de las tabernas ."<text:span text:style-name="T1711"> </text:span>Aparecer, mostrarse o verse [algo], pero sin claridad ni exactitud.<text:span text:style-name="T1711"> </text:span>"allí se dibuja un camino: ojalá sea el que buscamos; ya empiezan a dibujarse las nuevas tendencias políticas .</text:p>
          </table:table-cell>
          <table:table-cell table:style-name="Table3.B2" office:value-type="string">
            <text:p text:style-name="P145"><text:bookmark text:name="result_box442"/>to draw<text:span text:style-name="T1707">/ sketch: </text:span>Represent figures of people, <text:soft-page-break/>animals or things on a surface using lines drawn with the appropriate tools and instruments, such as pencil, paper, charcoal<text:span text:style-name="T1711">,</text:span> compass or ruler<text:span text:style-name="T1711"> (Lineal)</text:span>, among others.<text:span text:style-name="T1711"> </text:span>Describe or count reality with great liveliness and fidelity.<text:span text:style-name="T1711"> </text:span>"is an author who draws very well the atmospheres of the taverns<text:span text:style-name="T1711"> (Wirtshaus)</text:span>."<text:span text:style-name="T1711"> </text:span>Appearing, showing or seeing [something], but without clarity or accuracy.<text:span text:style-name="T1711"> </text:span>"there is a way there: I hope<text:span text:style-name="T1711">/hopefully</text:span> it is the one we are looking for, and the new political tendencies are beginning to be drawn.</text:p>
          </table:table-cell>
        </table:table-row>
        <table:table-row>
          <table:table-cell table:style-name="Table3.A2" office:value-type="string">
            <text:p text:style-name="P614"><text:span text:style-name="T1179">tra</text:span>zar<text:span text:style-name="T1711">: </text:span>Dibujar cierta cosa mediante líneas.</text:p>
            <text:p text:style-name="P615">"trazó un surco en la arena; trazó en un momento el plano del hotel .</text:p>
            <text:p text:style-name="P615">"<text:span text:style-name="T1711"> </text:span>Idear o preparar un plan o un proyecto.<text:span text:style-name="T1711"> </text:span>"se trazó unos objetivos en su carrera demasiado ambiciosos ."<text:span text:style-name="T1712"> </text:span>Describir o explicar con palabras los rasgos característicos de una persona o asunto.<text:span text:style-name="T1712"> </text:span>"nos trazó muy bien sus planes futuros ."</text:p>
          </table:table-cell>
          <table:table-cell table:style-name="Table3.B2" office:value-type="string">
            <text:p text:style-name="P147"><text:bookmark text:name="result_box444"/><text:span text:style-name="T1709">to </text:span><text:span text:style-name="T1179">dra</text:span>w<text:span text:style-name="T1712">: </text:span>Draw a certain thing through lines.<text:span text:style-name="T1711"> </text:span>"he traced a groove<text:span text:style-name="T1712"> (Furche,Rille)</text:span> in the sand, traced the plane<text:span text:style-name="T1712"> (Entwurf, a. Fläche)</text:span> of the hotel in a moment."<text:span text:style-name="T1712"> </text:span>Devise or prepare a plan or a project.<text:span text:style-name="T1712"> </text:span>"he set goals in his career that were too ambitious."<text:span text:style-name="T1712"> </text:span>Describe or explain in words the characteristic features<text:span text:style-name="T1712">/trait</text:span> of a person or subject.<text:span text:style-name="T1712"> </text:span>"he drew us very well in his future plans."</text:p>
          </table:table-cell>
        </table:table-row>
        <table:table-row>
          <table:table-cell table:style-name="Table3.A2" office:value-type="string">
            <text:p text:style-name="P614">trazo: Línea o raya hecha al escribir o dibujar.</text:p>
            <text:p text:style-name="P614">"letras de trazos des<text:span text:style-name="T395">igual</text:span>es; los trazos de su escritura son muy elegantes; un dibujo hecho de un trazo continuo ."</text:p>
          </table:table-cell>
          <table:table-cell table:style-name="Table3.B2" office:value-type="string">
            <text:p text:style-name="P145"><text:bookmark text:name="result_box445"/>stroke<text:span text:style-name="T1709">, line: </text:span>Line or stripe made when writing or drawing.<text:span text:style-name="T1709"> </text:span>"letters with uneven strokes, the strokes of his writing are very elegant, a drawing made of a continuous line."</text:p>
          </table:table-cell>
        </table:table-row>
        <table:table-row>
          <table:table-cell table:style-name="Table3.A2" office:value-type="string">
            <text:p text:style-name="P613">atraer: Acercar y retener [un cuerpo] a otro debido a sus propiedades físicas.<text:span text:style-name="T1713"> </text:span></text:p>
            <text:p text:style-name="P613">"el imán atrae el hierro; las cargas positivas y negativas se atraen ."<text:span text:style-name="T1713"> </text:span>Hacer [alguien o algo] que acudan<text:span text:style-name="T1714"> (acudir)</text:span> hacia sí personas, animales o cosas.<text:span text:style-name="T1714"> </text:span>"las grandes ciudades han atraído a gentes de diversa condición y procedencia; </text:p>
            <text:p text:style-name="P613">la sangre atrajo al buitre; </text:p>
            <text:p text:style-name="P613">imaginando que venía a conversar conmigo igual que la primera vez y que la atraía hacia mí y la besaba ."<text:span text:style-name="T1713"> </text:span>Dar lugar, traer consigo algo o ser causa de ello.<text:span text:style-name="T1713"> </text:span>"su fama de hombre virtuoso le atrajo el amor de su pueblo; el éxito de la economía regional ha atraído la entrada masiva de capital extranjero ."<text:span text:style-name="T1713"> </text:span>Ganar [una persona o cosa] la voluntad, el gusto, el afecto o la atención de alguien.<text:span text:style-name="T1714"> </text:span>"las autoridades se dieron cuenta de que mientras más prohibían la música rock, esta más atraía a la juventud; ese conferencista no me atrae lo más mínimo ."</text:p>
          </table:table-cell>
          <table:table-cell table:style-name="Table3.B2" office:value-type="string">
            <text:p text:style-name="P146"><text:span text:style-name="T1708">to a</text:span>ttract<text:span text:style-name="T1708">: </text:span>Bring<text:span text:style-name="T1708"> near</text:span> and retain<text:span text:style-name="T1713"> (behalten)/hold back/withhold</text:span> [one body] to another <text:span text:style-name="T1708">due to</text:span> its physical properties."the magnet attracts iron, positive and negative charges attract."<text:span text:style-name="T1713"> Make</text:span> [someone or something] that people, animals or things <text:span text:style-name="T1713">turn up</text:span> to them.<text:span text:style-name="T1713"> </text:span>"the great cities have attracted people of different condition and origin<text:span text:style-name="T1713">/provenance</text:span>, blood attracted the vulture, imagining that <text:span text:style-name="T1713">s</text:span>he came to talk <text:span text:style-name="T1713">to</text:span> me<text:span text:style-name="T1713"> like</text:span> the first time and that<text:span text:style-name="T1713"> it</text:span> drew her to me and<text:span text:style-name="T1713"> I</text:span> kissed her."<text:span text:style-name="T1713"> </text:span>Give place, bring something or be a cause of it.<text:span text:style-name="T1713"> </text:span>"his fame as a virtuous<text:span text:style-name="T1713"> (tugendhaft)</text:span> man attracted the love of his people, the success of the regional economy has attracted massive entry of foreign capital."<text:span text:style-name="T1713"> </text:span>To gain [a person or thing] the will, the taste, the affection or the attention of somebody.<text:span text:style-name="T1714"> </text:span>"the authorities realized that the more they banned rock music, the more it attracted <text:span text:style-name="T1714">the </text:span>youth, and that lecturer does not appeal to me at all."</text:p>
          </table:table-cell>
        </table:table-row>
        <table:table-row>
          <table:table-cell table:style-name="Table3.A2" office:value-type="string">
            <text:p text:style-name="P616"><text:span text:style-name="T1179">acud</text:span>ir: <text:span text:style-name="T1758">(</text:span><text:span text:style-name="T1321">agud</text:span><text:span text:style-name="T1758">o= acute) </text:span>Ir [una persona] a un lugar por propia iniciativa o por haber sido llamado.<text:span text:style-name="T1714"> </text:span>"acudir a una cita; acudió al hospital como paciente ."<text:span text:style-name="T1758"> </text:span>Presentarse [una cosa] a una persona, en especial recuerdos o imágenes mentales.<text:span text:style-name="T1758"> </text:span>"todos los recuerdos de su niñez <text:soft-page-break/>acudieron a su mente ."</text:p>
            <text:p text:style-name="P616">Recurrir a alguien o algo y valerse de su ayuda para conseguir un provecho.</text:p>
            <text:p text:style-name="P616">"acudir a un abogado; acudir al diccionario; acudió a trucos sentimentales para cazar novio ."</text:p>
          </table:table-cell>
          <table:table-cell table:style-name="Table3.B2" office:value-type="string">
            <text:p text:style-name="P148"><text:bookmark text:name="result_box446"/>To <text:span text:style-name="T1713">come to rescue/ turn up/ keep: </text:span>Go [a person] to a place on his own initiative or to have been called.<text:span text:style-name="T1714"> </text:span>"to go to an appointment, he went to the hospital as a patient."<text:span text:style-name="T1714"> Come forward (a. report, i</text:span>ntroduce<text:span text:style-name="T1714"> os.)</text:span> [a thing] to a person, especially memories or mental images.<text:span text:style-name="T1714"> </text:span>"All the memories <text:soft-page-break/>of his childhood came<text:span text:style-name="T1714"> forward</text:span> to his mind."</text:p>
            <text:p text:style-name="P148">To appeal<text:span text:style-name="T1714"> (sich wenden, zu hilfe nehmen)</text:span> to someone or something and use their help to make a profit."Go to a lawyer, go to the dictionary, went to sentimental tricks to hunt boyfriend."</text:p>
          </table:table-cell>
        </table:table-row>
        <table:table-row>
          <table:table-cell table:style-name="Table3.A2" office:value-type="string">
            <text:p text:style-name="P608">supuesto<text:span text:style-name="T1705">: </text:span>Que no puede ser afirmado con completa certeza que sea lo que el nombre expresa.<text:span text:style-name="T1714"> </text:span>Suposición o hipótesis para iniciar una investigación, un estudio o un análisis.</text:p>
            <text:p text:style-name="P608">"trabajó en el supuesto de que los planetas y el Sol eran bolas de masa y no puntos;<text:span text:style-name="T1714">"</text:span></text:p>
          </table:table-cell>
          <table:table-cell table:style-name="Table3.B2" office:value-type="string">
            <text:p text:style-name="P139"><text:span text:style-name="T1705">sup</text:span>posed<text:span text:style-name="T1705">/ so-called/assumption: </text:span>It can not be affirmed with complete certainty that it is what the name expresses.<text:span text:style-name="T1714"> </text:span>Assumption or hypothesis to initiate an investigation, study or analysis.</text:p>
            <text:p text:style-name="P139">"Worked on the assumption that the planets and the sun were balls of mass and not points,</text:p>
          </table:table-cell>
        </table:table-row>
        <table:table-row>
          <table:table-cell table:style-name="Table3.A2" office:value-type="string">
            <text:p text:style-name="P608">suponer<text:span text:style-name="T1705">: </text:span>Considerar una cosa verdadera o real a partir de ciertos indicios o señales, sin tener certeza completa de ella.<text:span text:style-name="T1714"> </text:span>Considerar una cosa cierta, verdadera o real para desarrollar un razonamiento o actuar de cierto modo.</text:p>
            <text:p text:style-name="P608">"aplicamos la fórmula en la que suponemos una aceleración constante, K; supón que hayan salido antes que nosotros, ¿cuándo llegarán?"</text:p>
            <text:p text:style-name="P608">Requerir [una cosa] algo, como dinero o esfuerzo, que sirva de base o condición para desarrollarse o ser llevada a cabo.</text:p>
            <text:p text:style-name="P608">"hacer esto supone un esfuerzo que no se compensa con nada; la reforma suponía desmedidos<text:span text:style-name="T1715"> (medida=measure, measurement)</text:span> gastos; asegura moverse con la misma facilidad en estos dos campos, sin que sus diferentes lenguajes le supongan un obstáculo insalvable ."</text:p>
            <text:p text:style-name="P608">Atribuir una cualidad o estado a alguien o algo a partir de ciertas conjeturas.<text:span text:style-name="T1715"> </text:span>"se le suponen propiedades analgésicas; al Universo se le supone la edad de 15 000 millones de años ."</text:p>
            <text:p text:style-name="P608">Conllevar [algo] importancia o significación para alguien.<text:span text:style-name="T1715"> </text:span>"nadie suponga que el ayuno era obligado; supongo que aún no la has visto; al ver la habitación desordenada supuse que había estado durmiendo ."</text:p>
          </table:table-cell>
          <table:table-cell table:style-name="Table3.B2" office:value-type="string">
            <text:p text:style-name="P139"><text:bookmark text:name="result_box433"/><text:span text:style-name="T1705">to </text:span>suppose<text:span text:style-name="T1715">/ presume/ entail: </text:span>Consider a <text:span text:style-name="T1714">true</text:span> or real thing <text:span text:style-name="T1714">starting </text:span>from certain signs or signals, without being completely certain of it.<text:span text:style-name="T1714"> </text:span>Consider a certain thing, true or real to develop a reasoning<text:span text:style-name="T1714">/argument</text:span> or act in a certain way.</text:p>
            <text:p text:style-name="P139">"We apply the formula in which we assume a constant acceleration, K, suppose that they exited before us, when will they arrive?"</text:p>
            <text:p text:style-name="P139">To require [something] something, such as money or effort, that serves as a basis or condition to be developed or to be carried out.</text:p>
            <text:p text:style-name="P149">"To do this <text:span text:style-name="T1715">entails</text:span> an effort that is not compensated with anything, the reform <text:span text:style-name="T1715">entails</text:span> excessive expenses, </text:p>
            <text:p text:style-name="P149">ensure t<text:span text:style-name="T1715">o </text:span>move as easily in these two fields, without their different languages <text:span text:style-name="T1715">entails</text:span> an insurmountable obstacle.Attributing a quality or status to someone or something from certain conjectures<text:span text:style-name="T1715">/guesses</text:span>.<text:span text:style-name="T1715"> "</text:span>Is supposed to have analgesic<text:span text:style-name="T1715"> (schmerzstillend)</text:span> properties, the universe is supposed to be 15 billion years old."</text:p>
            <text:p text:style-name="P139">C<text:span text:style-name="T1715">arry</text:span> [something] importance or significance to someone.<text:span text:style-name="T1715"> </text:span>"No one supposes that fasting was obligatory, I suppose you have not yet seen it, seeing the messy room <text:span text:style-name="T1716">I</text:span> <text:span text:style-name="T1716">supposed he</text:span> had been asleep."</text:p>
          </table:table-cell>
        </table:table-row>
        <table:table-row>
          <table:table-cell table:style-name="Table3.A2" office:value-type="string">
            <text:p text:style-name="P617">ayuno<text:span text:style-name="T1716">: </text:span>Privación total o parcial de comida y bebida durante un tiempo, generalmente por motivos religiosos o de salud.<text:span text:style-name="T1717"> </text:span>"las ceremonias más antiguas exigían duros ayunos previos;"</text:p>
            <text:p text:style-name="P617">Acción de ayunar.<text:span text:style-name="T1717"> </text:span>"el ayuno fue uno de los elementos admitidos en la medicina naturista ."</text:p>
            <text:p text:style-name="P617">Que no ha comido nada durante un tiempo.</text:p>
            <text:p text:style-name="P617">Que está privado de cierto aspecto considerado positivo, como algún placer, cualidad, saber o principios.</text:p>
          </table:table-cell>
          <table:table-cell table:style-name="Table3.B2" office:value-type="string">
            <text:p text:style-name="P149"><text:bookmark text:name="result_box449"/>fast<text:span text:style-name="T1716"> (Fasten): </text:span>Total or partial deprivation of food and drink for a time, usually for religious or health reasons.<text:span text:style-name="T1717"> </text:span>"the earliest ceremonies demanded harsh pre-fasts"</text:p>
            <text:p text:style-name="P149">Action to fast.<text:span text:style-name="T1717"> </text:span>"fasting was one of the elements admitted<text:span text:style-name="T1717">/acknowledged (anerkannt)</text:span> in naturist medicine."<text:span text:style-name="T1717"> </text:span>He has not eaten anything for a while.<text:span text:style-name="T1717"> What</text:span> is deprived of a certain aspect considered positive, as some pleasure, quality, knowledge or principles.</text:p>
          </table:table-cell>
        </table:table-row>
        <table:table-row>
          <table:table-cell table:style-name="Table3.A2" office:value-type="string">
            <text:p text:style-name="P617">ayunar: Abstenerse, total o parcialmente, de comer y beber durante un tiempo, generalmente <text:soft-page-break/>por motivos religiosos, morales o de salud.</text:p>
            <text:p text:style-name="P617">"los sacerdotes o hechiceros de la isla ayunaban cuatro meses y más, sin comer cosa alguna sino un cierto jugo de yerba ."<text:span text:style-name="T1717"> </text:span>Privarse o estar privado de cierto aspecto considerado positivo, como algún placer, cualidad o conocimiento.</text:p>
          </table:table-cell>
          <table:table-cell table:style-name="Table3.B2" office:value-type="string">
            <text:p text:style-name="P149"><text:bookmark text:name="result_box450"/><text:span text:style-name="T1715">to </text:span>fast<text:span text:style-name="T1715">: </text:span>Refrain, totally or partially, from eating and drinking for a time, usually for religious, <text:soft-page-break/>moral or health reasons.</text:p>
            <text:p text:style-name="P149">"the priests or sorcerers of the island fasted four months and more, without eating anything but a certain juice of yerba."<text:span text:style-name="T1717"> </text:span>Depriving oneself or being deprived of a certain positive aspect, such as some pleasure, quality or knowledge.</text:p>
          </table:table-cell>
        </table:table-row>
        <table:table-row>
          <table:table-cell table:style-name="Table3.A2" office:value-type="string">
            <text:p text:style-name="P608">dispuesto<text:span text:style-name="T1705">: </text:span>Que tiene el ánimo y la intención de hacer una cosa o está preparado para ello.</text:p>
            <text:p text:style-name="P608">"el ánimo dispuesto; todo dispuesto para empezar ."</text:p>
          </table:table-cell>
          <table:table-cell table:style-name="Table3.B2" office:value-type="string">
            <text:p text:style-name="P139"><text:span text:style-name="T1705">r</text:span>eady<text:span text:style-name="T1705">/ prepared/ disposed /willing: </text:span>It has the spirit and intention to do a thing or is prepared for it.<text:span text:style-name="T1717"> </text:span>"Willing<text:span text:style-name="T1717"> spirit</text:span>, all ready to begin."</text:p>
          </table:table-cell>
        </table:table-row>
        <table:table-row>
          <table:table-cell table:style-name="Table3.A2" office:value-type="string">
            <text:p text:style-name="P611">disponer<text:span text:style-name="T1705">: (mettre à disposition= provide)</text:span></text:p>
            <text:p text:style-name="P609">Colocar o poner personas o cosas de una manera determinada.<text:span text:style-name="T1717"> </text:span>Poner las cosas convenientemente y hacer lo necesario para un fin determinado.<text:span text:style-name="T1717"> </text:span>Establecer u ordenar lo que ha de hacerse.<text:span text:style-name="T1717"> </text:span>Dejar que una persona utilice algo o se sirva de alguien sobre lo que no tiene derecho.<text:span text:style-name="T1717"> </text:span>Tener [una persona o una cosa] algo que puede usarse o hacer un servicio.<text:span text:style-name="T1717"> </text:span>"dispuse la casa para las visitas ."<text:span text:style-name="T1717"> </text:span>Tener libertad para usar una cosa en beneficio propio, sin más limitación que lo establecido por la ley.<text:span text:style-name="T1717"> </text:span>"la ley lo dispone; se hace lo que disponen los reglamentos ."</text:p>
            <text:p text:style-name="P608">Tener la intención de hacer algo y estar preparado para ello.<text:span text:style-name="T1717"> </text:span>"disponer las botellas en hileras; disponer a los alumnos por secciones; disponer a la gente en sillas; se había dispuesto en paralelo una mesa larga cubierta con un mantel de papel ;"</text:p>
          </table:table-cell>
          <table:table-cell table:style-name="Table3.B2" office:value-type="string">
            <text:p text:style-name="P139"><text:bookmark text:name="result_box435"/><text:span text:style-name="T1705">to </text:span>provide<text:span text:style-name="T1705">/ prepare/ ready/ dispose=arrange</text:span></text:p>
            <text:p text:style-name="P139">Placing or putting people or things in a certain way.<text:span text:style-name="T1717"> </text:span>Put things properly and do what is necessary for a certain purpose.<text:span text:style-name="T1717"> </text:span>Establish or order what is to be done.<text:span text:style-name="T1717"> </text:span>Let a person use something or use someone over what<text:span text:style-name="T1717"> it</text:span> is not entitled.<text:span text:style-name="T1717"> </text:span>Having [a person or a thing] something that can be used or made a service.<text:span text:style-name="T1717"> </text:span>"I set up the house for the visitors."</text:p>
            <text:p text:style-name="P139">To be free to use a thing for its own benefit, without limitation other than what is established by law.<text:span text:style-name="T1717"> </text:span>"The law makes it available,<text:span text:style-name="T1717"> get, what</text:span> the regulations <text:span text:style-name="T1717">provide</text:span>."</text:p>
            <text:p text:style-name="P139">Have the intention to do something and be prepared for it.<text:span text:style-name="T1717"> </text:span>"To arrange the bottles in rows, to arrange the students in sections, to arrange the people in chairs, to have arranged <text:span text:style-name="T1717">in parallel </text:span>a long table covered with a paper tablecloth;</text:p>
          </table:table-cell>
        </table:table-row>
        <table:table-row>
          <table:table-cell table:style-name="Table3.A2" office:value-type="string">
            <text:p text:style-name="P617">conjetura: Juicio u opinión formado a partir de indicios o datos incompletos o supuestos.</text:p>
            <text:p text:style-name="P617">"se había formado la cadena de sucesos irreales sobre una conjetura demasiado pueril; la conjetura o hipótesis del historiador es la que parece más verosímil; el investigador interroga a la realidad acerca del acierto<text:span text:style-name="T1759"> (acertar= precisely hit, guess)</text:span> o el error de sus conjeturas ."</text:p>
          </table:table-cell>
          <table:table-cell table:style-name="Table3.B2" office:value-type="string">
            <text:p text:style-name="P149"><text:bookmark text:name="result_box447"/><text:span text:style-name="T1715">conjecture/ </text:span>guess<text:span text:style-name="T1715">: </text:span>Judgment or opinion formed from evidence or incomplete or assumed data.</text:p>
            <text:p text:style-name="P149">"the chain of unreal events had<text:span text:style-name="T1717"> been</text:span> formed on a conjecture too puerile<text:span text:style-name="T1717">/childish</text:span>, the conjecture or hypothesis of the historian is the one that seems most plausible<text:span text:style-name="T1717">/likey</text:span>, the investigator questions reality about the <text:span text:style-name="T1759">right guess/ success</text:span> or the error of his conjectures."</text:p>
          </table:table-cell>
        </table:table-row>
        <table:table-row>
          <table:table-cell table:style-name="Table3.A2" office:value-type="string">
            <text:p text:style-name="P617">conjecturar: Suponer una cosa por conjeturas.</text:p>
            <text:p text:style-name="P618">"conjeturar la fecha de un monumento por sus motivos ornamentales; del viejo marqués, gordo y jocundo, pintoresco personaje, </text:p>
            <text:p text:style-name="P618">se conjeturaba que su marquesado era fantasía pura o a lo sumo un mero título pontificio ."</text:p>
          </table:table-cell>
          <table:table-cell table:style-name="Table3.B2" office:value-type="string">
            <text:p text:style-name="P149"><text:bookmark text:name="result_box448"/><text:span text:style-name="T1717">to </text:span>conjecture<text:span text:style-name="T1717">/ guess: </text:span>Suppose one thing <text:span text:style-name="T1717">because of</text:span> conjectures<text:span text:style-name="T1717">/ guesses</text:span>.<text:span text:style-name="T1717"> </text:span>"to conjecture the date of a monument by its ornamental motifs, of the old Marquis, fat and jocund<text:span text:style-name="T1718"> (fröhlich)</text:span>, picturesque<text:span text:style-name="T1718"> (malerisch)</text:span> personage<text:span text:style-name="T1718">/ character</text:span>, it was conjectured that his marquesado was pure fantasy or at most a mere pontifical title".</text:p>
          </table:table-cell>
        </table:table-row>
        <table:table-row>
          <table:table-cell table:style-name="Table3.A2" office:value-type="string">
            <text:p text:style-name="P608">arcilla<text:span text:style-name="T1705">: </text:span>Tierra constituida por agregados de silicatos de aluminio hidratados; es de color blanco en estado puro, y mezclada con el agua forma una materia muy plástica que se endurece al cocinarla.<text:span text:style-name="T1718"> </text:span>"la arcilla es la materia prima más usada en la alfarería; el cemento está compuesto <text:soft-page-break/>de arcilla y caliza ."</text:p>
          </table:table-cell>
          <table:table-cell table:style-name="Table3.B2" office:value-type="string">
            <text:p text:style-name="P143"><text:bookmark text:name="result_box438"/><text:span text:style-name="T1705">clay (Lehm): </text:span>consisting of aggregates of hydrated aluminum silicates; Is white in the pure state, and mixed with water forms a very plastic material that hardens when cooking.</text:p>
            <text:p text:style-name="P143">"The clay is the raw material most used in pottery, the cement is composed of clay and <text:soft-page-break/>limestone."</text:p>
          </table:table-cell>
        </table:table-row>
        <table:table-row>
          <table:table-cell table:style-name="Table3.A2" office:value-type="string">
            <text:p text:style-name="P608">moldear<text:span text:style-name="T1705">: </text:span>Dar forma a una sustancia blanda o líquida con un molde.<text:span text:style-name="T1718"> </text:span>Sacar el molde de un objeto.<text:span text:style-name="T1718"> </text:span>Dar la forma deseada a un material blando, como por ejemplo cera, barro o plastilina, para hacer una figura.</text:p>
            <text:p text:style-name="P610">"moldear la arcilla; moldear la materia prima para llegar a una u otra figura; el hierro está al rojo vivo<text:span text:style-name="T1718"> (vivir= live, alive)</text:span> cuando lo moldea un <text:span text:style-name="T395">herrero</text:span> en la <text:span text:style-name="T395">forja</text:span> <text:span text:style-name="T1718">(a. Taller donde se realiza ese trabajo.)</text:span>."<text:span text:style-name="T1718"> </text:span>Dar forma a algo.<text:span text:style-name="T1718"> </text:span>"un paisaje de rocas superpuestas, moldeadas caprichosamente por los siglos y la erosión; los asientos han sido diseñados especialmente con una combinación de soportes firmes y moldeados, para que se adapten mejor al cuerpo ."</text:p>
            <text:p text:style-name="P608">Hacer cambios en algo no material, especialmente <text:span text:style-name="T395">la forma de ser</text:span> de una persona, para conseguir que adquiera o desarrolle determinados rasgos.<text:span text:style-name="T1718"> </text:span>"moldeaba su carácter y comportamiento, <text:span text:style-name="T395">inculcándoles</text:span> lo que él había aprendido de niño; los últimos años han contribuido a moldear el espíritu y la mentalidad de los nuevos <text:span text:style-name="T395">empresarios</text:span>; la memoria ha penetrado en el fondo de la conciencia y ha moldeado la personalidad del individuo <text:span text:style-name="T395">convirtiéndolo</text:span> en hombre culto ."</text:p>
          </table:table-cell>
          <table:table-cell table:style-name="Table3.B2" office:value-type="string">
            <text:p text:style-name="P140">mold<text:span text:style-name="T1705"> (formen, giessen)</text:span><text:bookmark text:name="result_box441"/><text:span text:style-name="T1705">: </text:span>Form a soft or liquid substance with a mold.<text:span text:style-name="T1718"> </text:span>Remove the mold from an object.<text:span text:style-name="T1718"> </text:span>Give the desired shape to a soft material, such as wax, <text:span text:style-name="T1718">mud</text:span> or plasticine<text:span text:style-name="T1718">/ modelling clay</text:span>, to make a figure.</text:p>
            <text:p text:style-name="P150"><text:span text:style-name="T1704">"Molding the clay, molding the raw material to get (a. arrive) one figure or another, the iron is hot red when molded by a </text:span><text:span text:style-name="T416">blacksmith</text:span><text:span text:style-name="T1704"> in the </text:span><text:span text:style-name="T416">forge</text:span><text:span text:style-name="T1704"> (Schmiede, </text:span><text:bookmark text:name="result_box451"/><text:span text:style-name="T1719">Workshop, wo diese Arbeit durchgeführt wird.</text:span><text:span text:style-name="T1718">)." Shape something. "A landscape of overlapping rocks molded capriciously for centuries and erosion, the seats have been specially designed with a combination of firm and molded supports (Träger, Stützen), so that they fit better to the body.</text:span></text:p>
            <text:p text:style-name="P141">Make changes to something non-material, especially <text:span text:style-name="T395">a person's way of being</text:span>, to get it to acquire or develop certain traits.</text:p>
            <text:p text:style-name="P142">"Shaped his character and behavior, <text:span text:style-name="T415">infuse/ plant</text:span> <text:span text:style-name="T1718"><text:s/></text:span>what he had learned as a child, </text:p>
            <text:p text:style-name="P142">the past few years have contributed to mold the spirit and mentality of new <text:span text:style-name="T395">entrepreneurs</text:span>, memory has penetrated the bottom<text:span text:style-name="T1718">/ background</text:span> of consciousness and has shaped the personality of the individual <text:span text:style-name="T415">converting/ turning</text:span> him <text:span text:style-name="T1718">into </text:span>a learned<text:span text:style-name="T1718">/cultivated/educated</text:span> man. "</text:p>
          </table:table-cell>
        </table:table-row>
        <table:table-row>
          <table:table-cell table:style-name="Table3.A2" office:value-type="string">
            <text:p text:style-name="P608">barro<text:span text:style-name="T1705">: </text:span>Masa blanda y compacta de tierra y agua.</text:p>
            <text:p text:style-name="P608">"con la lluvia, la plaza quedó llena de barro ."</text:p>
            <text:p text:style-name="P608">Masa moldeable que se consigue combinando adecuadamente agua y arcilla y que se utiliza en la alfarería.<text:span text:style-name="T1718"> </text:span>"trabajar el barro ."</text:p>
          </table:table-cell>
          <table:table-cell table:style-name="Table3.B2" office:value-type="string">
            <text:p text:style-name="P113"><text:bookmark text:name="result_box439"/>mud<text:span text:style-name="T1705"> (Schlamm)/ clay: </text:span>Soft and compact mass of soil and water."With the rain, the square<text:span text:style-name="T1718"> stayed/ remained/ came up</text:span> filled with mud."Moldable mass that is <text:span text:style-name="T1718">gotten/</text:span>achieved by properly combining water and clay and used in pottery."Work the mud."</text:p>
          </table:table-cell>
        </table:table-row>
        <table:table-row>
          <table:table-cell table:style-name="Table3.A2" office:value-type="string">
            <text:p text:style-name="P608">barrer<text:span text:style-name="T1705">: </text:span>Limpiar el suelo arrastrando<text:span text:style-name="T1720"> (arrastrar =drag, draw, pull)</text:span> la basura, los desperdicios o el polvo con una escoba o utensilio semejante.</text:p>
            <text:p text:style-name="P608">Arrastrar una cosa [algo que está en movimiento, como el agua o el viento], llevándosela por delante.<text:span text:style-name="T1720"> </text:span>Recorrer un espacio con la vista o con un instrumento adecuado, pasando por todos sus puntos, para observar o registrar aquello que se pretende.</text:p>
            <text:p text:style-name="P608">"barrer con un escáner; barrió el paisaje con la mirada; los focos barrían el estadio olímpico ."</text:p>
          </table:table-cell>
          <table:table-cell table:style-name="Table3.B2" office:value-type="string">
            <text:p text:style-name="P151"><text:bookmark text:name="result_box440"/>sweep<text:span text:style-name="T1705"> (fegen): </text:span>Clean the floor by dragging the trash, <text:span text:style-name="T1720">waste</text:span> or dust with a broom or similar utensil.<text:span text:style-name="T1718"> </text:span></text:p>
            <text:p text:style-name="P151">Drag a thing [something that is in motion, like water or wind], carrying it ahead.</text:p>
            <text:p text:style-name="P143">To <text:span text:style-name="T1720">travel/ </text:span>walk<text:span text:style-name="T1720">/ go over</text:span> a space with the sight or with an appropriate instrument, going through all its points, to observe or to register what i<text:span text:style-name="T1720">t pretends/ aims/ purport (zum Inhalt haben)</text:span>.</text:p>
            <text:p text:style-name="P143">"Sweep with a scanner, swept the landscape with the eye, the spotlights swept the Olympic stadium."</text:p>
          </table:table-cell>
        </table:table-row>
        <table:table-row>
          <table:table-cell table:style-name="Table3.A2" office:value-type="string">
            <text:p text:style-name="P622">lluvia</text:p>
            <text:p text:style-name="P622">llover</text:p>
            <text:p text:style-name="P622">llorar</text:p>
            <text:p text:style-name="P622">rogar</text:p>
            <text:p text:style-name="P622">lograr</text:p>
            <text:p text:style-name="P622"><text:soft-page-break/>llegar</text:p>
            <text:p text:style-name="P622">llevar</text:p>
            <text:p text:style-name="P622">entregar</text:p>
            <text:p text:style-name="P622">enterar</text:p>
            <text:p text:style-name="P622">enviar</text:p>
          </table:table-cell>
          <table:table-cell table:style-name="Table3.B2" office:value-type="string">
            <text:p text:style-name="P168"><text:bookmark text:name="result_box457"/><text:span text:style-name="T1751">the </text:span>rain</text:p>
            <text:p text:style-name="P168">rain</text:p>
            <text:p text:style-name="P168">cry</text:p>
            <text:p text:style-name="P168">pray</text:p>
            <text:p text:style-name="P168">achieve</text:p>
            <text:p text:style-name="P168"><text:soft-page-break/>arrive</text:p>
            <text:p text:style-name="P168">carry</text:p>
            <text:p text:style-name="P168">deliver</text:p>
            <text:p text:style-name="P168"><text:span text:style-name="T1751">pay/ inform</text:span></text:p>
            <text:p text:style-name="P168">submit</text:p>
          </table:table-cell>
        </table:table-row>
        <table:table-row>
          <table:table-cell table:style-name="Table3.A2" office:value-type="string">
            <text:p text:style-name="P629">quepa</text:p>
            <text:p text:style-name="P629">quedar</text:p>
            <text:p text:style-name="P629">quebrar</text:p>
            <text:p text:style-name="P629">romper </text:p>
            <text:p text:style-name="P629">doblar</text:p>
            <text:p text:style-name="P629">torcer</text:p>
            <text:p text:style-name="P629">fracasar</text:p>
            <text:p text:style-name="P629">fallar</text:p>
            <text:p text:style-name="P629">templar</text:p>
            <text:p text:style-name="P629">vencer</text:p>
            <text:p text:style-name="P629">esquivar</text:p>
            <text:p text:style-name="P629">salvar</text:p>
            <text:p text:style-name="P629">hundirse</text:p>
            <text:p text:style-name="P629">matar</text:p>
            <text:p text:style-name="P629">escasez</text:p>
            <text:p text:style-name="P629">no le atañen</text:p>
            <text:p text:style-name="P629">no es apto para el dibujo</text:p>
            <text:p text:style-name="P629">que nadie me moleste, </text:p>
            <text:p text:style-name="P629">a no ser que haya una causa importante</text:p>
            <text:p text:style-name="P629">tira</text:p>
            <text:p text:style-name="P629">trazar</text:p>
            <text:p text:style-name="P629">obrar</text:p>
            <text:p text:style-name="P629">Derribar</text:p>
            <text:p text:style-name="P629">echar abajo</text:p>
            <text:p text:style-name="P629">echar al suelo</text:p>
            <text:p text:style-name="P629">echar fuera</text:p>
            <text:p text:style-name="P629">Desechar</text:p>
            <text:p text:style-name="P629">apartar</text:p>
            <text:p text:style-name="P629">Desperdiciar</text:p>
            <text:p text:style-name="P629">malgastar</text:p>
            <text:p text:style-name="P629">sacar provecho</text:p>
            <text:p text:style-name="P629">dado</text:p>
            <text:p text:style-name="P629">carta</text:p>
            <text:p text:style-name="P629">empujándo</text:p>
            <text:p text:style-name="P629">garrocha</text:p>
            <text:p text:style-name="P629">Vara larga, </text:p>
            <text:p text:style-name="P629">especialmente la que utilizan los atletas </text:p>
            <text:p text:style-name="P629">en los saltos con garrocha para darse impulso.</text:p>
            <text:p text:style-name="P629">pértiga</text:p>
            <text:p text:style-name="P629">suertes</text:p>
            <text:p text:style-name="P629">inexorable</text:p>
            <text:p text:style-name="P629">corrida</text:p>
            <text:p text:style-name="P629">adivino</text:p>
            <text:p text:style-name="P629">guardarlo de suerte</text:p>
            <text:p text:style-name="P629">estropee</text:p>
            <text:p text:style-name="P629">catado</text:p>
            <text:p text:style-name="P629"><text:soft-page-break/>toda suerte de</text:p>
            <text:p text:style-name="P629">parecida</text:p>
            <text:p text:style-name="P629">semejante</text:p>
            <text:p text:style-name="P629">un relato</text:p>
            <text:p text:style-name="P629">un discurso</text:p>
            <text:p text:style-name="P629">junto con otros</text:p>
            <text:p text:style-name="P629">matanza</text:p>
            <text:p text:style-name="P629">relatar un acontecimiento</text:p>
            <text:p text:style-name="P629">terminó su relato, un poco sin aliento, observó a su padre, que permanecía callado ."</text:p>
            <text:p text:style-name="P629">un proceso</text:p>
            <text:p text:style-name="P629">un pleito</text:p>
            <text:p text:style-name="P629">cazar</text:p>
            <text:p text:style-name="P629">casar</text:p>
            <text:p text:style-name="P629">cansar</text:p>
            <text:p text:style-name="P629">cantar</text:p>
            <text:p text:style-name="P629">cansancio</text:p>
            <text:p text:style-name="P629">fatiga</text:p>
            <text:p text:style-name="P629">Aburrir</text:p>
            <text:p text:style-name="P629">hartar</text:p>
            <text:p text:style-name="P629">Agotar</text:p>
            <text:p text:style-name="P629">Agotado</text:p>
            <text:p text:style-name="P629">gota</text:p>
            <text:p text:style-name="P629">hasta los más fuertes</text:p>
            <text:p text:style-name="P629">reventar</text:p>
            <text:p text:style-name="P629">ventar</text:p>
            <text:p text:style-name="P629">viento</text:p>
            <text:p text:style-name="P629">soplar</text:p>
            <text:p text:style-name="P629">caber</text:p>
            <text:p text:style-name="P629">he engordado y </text:p>
            <text:p text:style-name="P629">ya no me caben estos pantalones </text:p>
            <text:p text:style-name="P629">debes comprar un armario más pequeño </text:p>
            <text:p text:style-name="P629">que te quepa por la puerta</text:p>
            <text:p text:style-name="P629">cabe señalar </text:p>
            <text:p text:style-name="P629">alentar</text:p>
            <text:p text:style-name="P629">tener aliento</text:p>
            <text:p text:style-name="P629">animar</text:p>
            <text:p text:style-name="P629">ánimo</text:p>
            <text:p text:style-name="P629">aplaudir</text:p>
            <text:p text:style-name="P629">aplauso</text:p>
            <text:p text:style-name="P629">aprobación, admiración o acuerdo</text:p>
            <text:p text:style-name="P629">derribar</text:p>
            <text:p text:style-name="P629">alabar</text:p>
            <text:p text:style-name="P629">arriba</text:p>
            <text:p text:style-name="P629">arribar</text:p>
            <text:p text:style-name="P629">escaso</text:p>
            <text:p text:style-name="P629">leve</text:p>
            <text:p text:style-name="P629">suspiros</text:p>
            <text:p text:style-name="P629">sacerdote</text:p>
            <text:p text:style-name="P629">hechicero</text:p>
            <text:p text:style-name="P629">cura</text:p>
            <text:p text:style-name="P629">hechicería</text:p>
            <text:p text:style-name="P629"><text:soft-page-break/>dañina o maléfica</text:p>
            <text:p text:style-name="P629">ejerce</text:p>
            <text:p text:style-name="P629">aconsejar</text:p>
            <text:p text:style-name="P629">orientar</text:p>
            <text:p text:style-name="P629">acuden a consultarle</text:p>
            <text:p text:style-name="P629">otorgan</text:p>
            <text:p text:style-name="P629">fieles</text:p>
            <text:p text:style-name="P629">vírgenes</text:p>
            <text:p text:style-name="P629">acierto</text:p>
            <text:p text:style-name="P629">acertar</text:p>
            <text:p text:style-name="P629">asiento</text:p>
            <text:p text:style-name="P629">sentar</text:p>
            <text:p text:style-name="P629">sentarse</text:p>
            <text:p text:style-name="P629">asentar</text:p>
            <text:p text:style-name="P629">asentir</text:p>
            <text:p text:style-name="P629">vestíbulo</text:p>
            <text:p text:style-name="P629">muestra</text:p>
            <text:p text:style-name="P629">entendimiento</text:p>
            <text:p text:style-name="P629">asentir con la cabeza</text:p>
            <text:p text:style-name="P629">asentir aprobatoria</text:p>
          </table:table-cell>
          <table:table-cell table:style-name="Table3.B2" office:value-type="string">
            <text:p text:style-name="P175"><text:bookmark text:name="result_box462"/>fit</text:p>
            <text:p text:style-name="P175">stay</text:p>
            <text:p text:style-name="P175">break</text:p>
            <text:p text:style-name="P175">to break</text:p>
            <text:p text:style-name="P175">Bend</text:p>
            <text:p text:style-name="P175">twist</text:p>
            <text:p text:style-name="P175">fail</text:p>
            <text:p text:style-name="P175">fail</text:p>
            <text:p text:style-name="P175">temper</text:p>
            <text:p text:style-name="P175">overcome</text:p>
            <text:p text:style-name="P175"><text:span text:style-name="T1760">d</text:span>odge</text:p>
            <text:p text:style-name="P175">save</text:p>
            <text:p text:style-name="P175">sink</text:p>
            <text:p text:style-name="P175">to kill</text:p>
            <text:p text:style-name="P175">shortage</text:p>
            <text:p text:style-name="P175">it does not concern you</text:p>
            <text:p text:style-name="P175">not suitable for drawing</text:p>
            <text:p text:style-name="P175">no one will bother me, </text:p>
            <text:p text:style-name="P175">unless there is an important cause</text:p>
            <text:p text:style-name="P175">strip</text:p>
            <text:p text:style-name="P175">draw</text:p>
            <text:p text:style-name="P175">act</text:p>
            <text:p text:style-name="P175">Shoot down</text:p>
            <text:p text:style-name="P175">Take down</text:p>
            <text:p text:style-name="P175">floor</text:p>
            <text:p text:style-name="P175">throw out</text:p>
            <text:p text:style-name="P175">Discard</text:p>
            <text:p text:style-name="P175">set aside</text:p>
            <text:p text:style-name="P175">Waste</text:p>
            <text:p text:style-name="P175">waste</text:p>
            <text:p text:style-name="P175">benefit</text:p>
            <text:p text:style-name="P175">dice</text:p>
            <text:p text:style-name="P175">letter</text:p>
            <text:p text:style-name="P175">pushing</text:p>
            <text:p text:style-name="P175">pole</text:p>
            <text:p text:style-name="P175">Long stick, </text:p>
            <text:p text:style-name="P175">especially the one that the athletes use </text:p>
            <text:p text:style-name="P175">in the jumps with pole for impulse.</text:p>
            <text:p text:style-name="P175">pole</text:p>
            <text:p text:style-name="P175">lots</text:p>
            <text:p text:style-name="P175">inexorable</text:p>
            <text:p text:style-name="P175">run</text:p>
            <text:p text:style-name="P175">fortune teller</text:p>
            <text:p text:style-name="P175">keep it lucky</text:p>
            <text:p text:style-name="P175">spoil</text:p>
            <text:p text:style-name="P175">tasted</text:p>
            <text:p text:style-name="P175"><text:soft-page-break/>all sorts of</text:p>
            <text:p text:style-name="P175">similar</text:p>
            <text:p text:style-name="P175">similar</text:p>
            <text:p text:style-name="P175">a story</text:p>
            <text:p text:style-name="P175">a speech</text:p>
            <text:p text:style-name="P175">along with others</text:p>
            <text:p text:style-name="P175">slaughter</text:p>
            <text:p text:style-name="P175">to tell an event</text:p>
            <text:p text:style-name="P175">finished his story, a little out of breath, watched his father, who remained silent. "</text:p>
            <text:p text:style-name="P175">a process</text:p>
            <text:p text:style-name="P175">a lawsuit</text:p>
            <text:p text:style-name="P175">hunt</text:p>
            <text:p text:style-name="P175">marry</text:p>
            <text:p text:style-name="P175">tire out</text:p>
            <text:p text:style-name="P175">to sing</text:p>
            <text:p text:style-name="P175">fatigue</text:p>
            <text:p text:style-name="P175">fatigue</text:p>
            <text:p text:style-name="P175">Bore</text:p>
            <text:p text:style-name="P175">satiate</text:p>
            <text:p text:style-name="P175">Exhaust</text:p>
            <text:p text:style-name="P175">Exhausted</text:p>
            <text:p text:style-name="P175">drop</text:p>
            <text:p text:style-name="P175">even the strongest</text:p>
            <text:p text:style-name="P175">burst</text:p>
            <text:p text:style-name="P175">to blow</text:p>
            <text:p text:style-name="P175">wind</text:p>
            <text:p text:style-name="P175">blow</text:p>
            <text:p text:style-name="P175">to fit</text:p>
            <text:p text:style-name="P175">I've gotten fat and </text:p>
            <text:p text:style-name="P175">I can not fit these pants anymore</text:p>
            <text:p text:style-name="P175">you should buy a smaller cabinet </text:p>
            <text:p text:style-name="P175">that fits you by the door</text:p>
            <text:p text:style-name="P175">it should be noted</text:p>
            <text:p text:style-name="P175">encourage</text:p>
            <text:p text:style-name="P175">to have breath</text:p>
            <text:p text:style-name="P175">encourage</text:p>
            <text:p text:style-name="P175">cheer up</text:p>
            <text:p text:style-name="P175">applaud</text:p>
            <text:p text:style-name="P175">applause</text:p>
            <text:p text:style-name="P175">approval, admiration or agreement</text:p>
            <text:p text:style-name="P175">shoot down</text:p>
            <text:p text:style-name="P175">praise</text:p>
            <text:p text:style-name="P175">above</text:p>
            <text:p text:style-name="P175">to arrive</text:p>
            <text:p text:style-name="P175">little</text:p>
            <text:p text:style-name="P175">mild</text:p>
            <text:p text:style-name="P175">sighs</text:p>
            <text:p text:style-name="P175">priest</text:p>
            <text:p text:style-name="P175">sorcerer</text:p>
            <text:p text:style-name="P175">cure</text:p>
            <text:p text:style-name="P175">sorcery</text:p>
            <text:p text:style-name="P175"><text:soft-page-break/>harmful or harmful</text:p>
            <text:p text:style-name="P175">exercises</text:p>
            <text:p text:style-name="P175">advise</text:p>
            <text:p text:style-name="P175">guide</text:p>
            <text:p text:style-name="P175">come to consult you</text:p>
            <text:p text:style-name="P175">they grant</text:p>
            <text:p text:style-name="P175"><text:span text:style-name="T1760">the </text:span>faithful</text:p>
            <text:p text:style-name="P175">virgins</text:p>
            <text:p text:style-name="P175">success</text:p>
            <text:p text:style-name="P175">hit</text:p>
            <text:p text:style-name="P175">seat</text:p>
            <text:p text:style-name="P175">sit</text:p>
            <text:p text:style-name="P175">sit down</text:p>
            <text:p text:style-name="P175">settle</text:p>
            <text:p text:style-name="P175">assent</text:p>
            <text:p text:style-name="P175">lobby</text:p>
            <text:p text:style-name="P175">sample</text:p>
            <text:p text:style-name="P175">understanding</text:p>
            <text:p text:style-name="P175">nod</text:p>
            <text:p text:style-name="P175">to <text:span text:style-name="T1760">assent</text:span> approv<text:span text:style-name="T1760">al</text:span></text:p>
          </table:table-cell>
        </table:table-row>
        <table:table-row>
          <table:table-cell table:style-name="Table3.A2" office:value-type="string">
            <text:p text:style-name="P630">mantequilla</text:p>
            <text:p text:style-name="P630">mantel</text:p>
            <text:p text:style-name="P630">quilla</text:p>
            <text:p text:style-name="P630">fastidio</text:p>
            <text:p text:style-name="P630">tedioso</text:p>
            <text:p text:style-name="P630">rechazo</text:p>
            <text:p text:style-name="P630">rechazar</text:p>
            <text:p text:style-name="P630">desprecio</text:p>
            <text:p text:style-name="P630">Falta de aprecio</text:p>
            <text:p text:style-name="P630">precio</text:p>
            <text:p text:style-name="P630">grabar</text:p>
            <text:p text:style-name="P630">grabation</text:p>
            <text:p text:style-name="P630">almacenamiento</text:p>
            <text:p text:style-name="P630">almacenaje</text:p>
            <text:p text:style-name="P630">almacén</text:p>
            <text:p text:style-name="P630">almacenar</text:p>
            <text:p text:style-name="P630">alma</text:p>
            <text:p text:style-name="P630">cenar</text:p>
            <text:p text:style-name="P630">registro</text:p>
            <text:p text:style-name="P630">récord</text:p>
            <text:p text:style-name="P630">agarrar</text:p>
            <text:p text:style-name="P630">garra</text:p>
            <text:p text:style-name="P630">asir</text:p>
            <text:p text:style-name="P630">coger</text:p>
            <text:p text:style-name="P630">recoger</text:p>
            <text:p text:style-name="P630">ventaja</text:p>
            <text:p text:style-name="P630">desventaja</text:p>
            <text:p text:style-name="P630">agradable</text:p>
            <text:p text:style-name="P630">desagradable</text:p>
            <text:p text:style-name="P630">as</text:p>
            <text:p text:style-name="P630">naipe</text:p>
            <text:p text:style-name="P630"><text:soft-page-break/>baraja </text:p>
            <text:p text:style-name="P630">palo</text:p>
            <text:p text:style-name="P630">palo de la escoba</text:p>
            <text:p text:style-name="P630">la cara</text:p>
            <text:p text:style-name="P630">cara</text:p>
            <text:p text:style-name="P630">dado</text:p>
            <text:p text:style-name="P630">dedo</text:p>
            <text:p text:style-name="P630">póquer</text:p>
            <text:p text:style-name="P630">sobresale</text:p>
            <text:p text:style-name="P630">sobresalir</text:p>
            <text:p text:style-name="P630">destreza</text:p>
            <text:p text:style-name="P630">espantó</text:p>
            <text:p text:style-name="P630">cabañita</text:p>
            <text:p text:style-name="P630">orilla de un lago</text:p>
            <text:p text:style-name="P630">mozo</text:p>
            <text:p text:style-name="P630">atacar y defenderse</text:p>
            <text:p text:style-name="P630">la subida del combustible supone un gran palo para el bolsillo del consumidor</text:p>
            <text:p text:style-name="P630">prueba</text:p>
            <text:p text:style-name="P630">probar</text:p>
            <text:p text:style-name="P630">aprobar</text:p>
            <text:p text:style-name="P630">desaprobar</text:p>
            <text:p text:style-name="P630">vajilla</text:p>
            <text:p text:style-name="P630">lavavajillas</text:p>
            <text:p text:style-name="P630">taza</text:p>
            <text:p text:style-name="P630">asa</text:p>
            <text:p text:style-name="P630">se hizo afán y esperanza</text:p>
            <text:p text:style-name="P630">cejar</text:p>
            <text:p text:style-name="P630">cumplir</text:p>
            <text:p text:style-name="P630">concejal</text:p>
            <text:p text:style-name="P630">temporada</text:p>
          </table:table-cell>
          <table:table-cell table:style-name="Table3.B2" office:value-type="string">
            <text:p text:style-name="P177"><text:bookmark text:name="result_box464"/>Butter</text:p>
            <text:p text:style-name="P177">tablecloth</text:p>
            <text:p text:style-name="P177">keel</text:p>
            <text:p text:style-name="P177">nuisance</text:p>
            <text:p text:style-name="P177">tedious</text:p>
            <text:p text:style-name="P177">rejection</text:p>
            <text:p text:style-name="P177">to refuse</text:p>
            <text:p text:style-name="P177">contempt</text:p>
            <text:p text:style-name="P177">Lack of appreciation</text:p>
            <text:p text:style-name="P177">price</text:p>
            <text:p text:style-name="P177">Record</text:p>
            <text:p text:style-name="P177">recording</text:p>
            <text:p text:style-name="P177">storage</text:p>
            <text:p text:style-name="P177">storage</text:p>
            <text:p text:style-name="P177">warehouse</text:p>
            <text:p text:style-name="P177">to stock</text:p>
            <text:p text:style-name="P177">soul</text:p>
            <text:p text:style-name="P177">dine</text:p>
            <text:p text:style-name="P177">registry</text:p>
            <text:p text:style-name="P177">record</text:p>
            <text:p text:style-name="P177">grab</text:p>
            <text:p text:style-name="P177">claw</text:p>
            <text:p text:style-name="P177">grab</text:p>
            <text:p text:style-name="P177">take</text:p>
            <text:p text:style-name="P177">collect</text:p>
            <text:p text:style-name="P177">advantage</text:p>
            <text:p text:style-name="P177">disadvantage</text:p>
            <text:p text:style-name="P177">nice</text:p>
            <text:p text:style-name="P177">unpleasant</text:p>
            <text:p text:style-name="P177">ace</text:p>
            <text:p text:style-name="P177">card</text:p>
            <text:p text:style-name="P177"><text:soft-page-break/>deck of cards</text:p>
            <text:p text:style-name="P177">stick</text:p>
            <text:p text:style-name="P177">broom stick</text:p>
            <text:p text:style-name="P177">face</text:p>
            <text:p text:style-name="P177">expensive</text:p>
            <text:p text:style-name="P177">dice</text:p>
            <text:p text:style-name="P177">finger</text:p>
            <text:p text:style-name="P177">poker</text:p>
            <text:p text:style-name="P177">sticks out</text:p>
            <text:p text:style-name="P177">standing out</text:p>
            <text:p text:style-name="P177">skill</text:p>
            <text:p text:style-name="P177">terror</text:p>
            <text:p text:style-name="P177">little house</text:p>
            <text:p text:style-name="P177">shore of a lake</text:p>
            <text:p text:style-name="P177">waiter</text:p>
            <text:p text:style-name="P177">attack and defend</text:p>
            <text:p text:style-name="P177">the rise of fuel is a big stick for the consumer's pocket</text:p>
            <text:p text:style-name="P177">proof</text:p>
            <text:p text:style-name="P177">try</text:p>
            <text:p text:style-name="P177">Approve</text:p>
            <text:p text:style-name="P177">disapprove</text:p>
            <text:p text:style-name="P177">crockery</text:p>
            <text:p text:style-name="P177">dishwasher</text:p>
            <text:p text:style-name="P177">Cup</text:p>
            <text:p text:style-name="P177">handle</text:p>
            <text:p text:style-name="P177"><text:bookmark text:name="result_box465"/>it became eagerness and hope</text:p>
            <text:p text:style-name="P177">cease</text:p>
            <text:p text:style-name="P177">comply</text:p>
            <text:p text:style-name="P177">councilor</text:p>
            <text:p text:style-name="P177">season</text:p>
          </table:table-cell>
        </table:table-row>
        <table:table-row>
          <table:table-cell table:style-name="Table3.A2" office:value-type="string">
            <text:p text:style-name="P630">desempeño</text:p>
            <text:p text:style-name="P630">Acción de desempeñar.</text:p>
            <text:p text:style-name="P630">el desempeño de la profesión .</text:p>
          </table:table-cell>
          <table:table-cell table:style-name="Table3.B2" office:value-type="string">
            <text:p text:style-name="P177"><text:bookmark text:name="result_box466"/>performance</text:p>
            <text:p text:style-name="P177">Action to play.</text:p>
            <text:p text:style-name="P177">the performance of the profession.</text:p>
          </table:table-cell>
        </table:table-row>
        <table:table-row>
          <table:table-cell table:style-name="Table3.A2" office:value-type="string">
            <text:p text:style-name="P630">empeño</text:p>
            <text:p text:style-name="P630">Actitud de la persona que pone mucho esfuerzo, interés y perseverancia al hacer una cosa. Deseo intenso por realizar o conseguir algo.</text:p>
          </table:table-cell>
          <table:table-cell table:style-name="Table3.B2" office:value-type="string">
            <text:p text:style-name="P177"><text:bookmark text:name="result_box467"/>endeavor</text:p>
            <text:p text:style-name="P177">Attitude of the person who puts a lot of effort, interest and perseverance in doing one thing. Intense desire to accomplish or achieve something.</text:p>
          </table:table-cell>
        </table:table-row>
        <table:table-row>
          <table:table-cell table:style-name="Table3.A2" office:value-type="string">
            <text:p text:style-name="P630">desempeñar</text:p>
            <text:p text:style-name="P630">Realizar [una persona] las labores o las funciones que corresponden a su cargo, profesión, papel o empleo.</text:p>
            <text:p text:style-name="P630">durante su juventud desempeñó importantes empleos administrativos</text:p>
            <text:p text:style-name="P630">Tener [una cosa] una determinada función dentro de otra.</text:p>
            <text:p text:style-name="P630">"el máximo representante de la medicina científica confesaba que en la lucha por la salud humana el ingrediente psicológico desempeñaba un papel primordial ."</text:p>
            <text:p text:style-name="P630"><text:soft-page-break/>Recuperar, mediante el pago de la cantidad acordada en su momento, una cosa que había sido empeñada.</text:p>
            <text:p text:style-name="P630">Dejar a alguien sin las deudas que tenía contraídas y pagarlas por él.</text:p>
          </table:table-cell>
          <table:table-cell table:style-name="Table3.B2" office:value-type="string">
            <text:p text:style-name="P177"><text:bookmark text:name="result_box468"/>play<text:span text:style-name="T1762">/ perform (ausüben)/ carry out</text:span></text:p>
            <text:p text:style-name="P177">Perform [a person] the tasks or functions that correspond to his position, profession, role or employment.</text:p>
            <text:p text:style-name="P177">during his youth he played important administrative jobs</text:p>
            <text:p text:style-name="P177">To have [one thing] a certain function within another.</text:p>
            <text:p text:style-name="P177">"the highest representative of scientific medicine confessed that in the struggle for human health the psychological ingredient played a primordial role."</text:p>
            <text:p text:style-name="P177"><text:soft-page-break/>Recover, by paying the amount agreed upon at the time, a thing that had been committed.</text:p>
            <text:p text:style-name="P177">Leave someone without the debts he had contracted and pay for it.</text:p>
          </table:table-cell>
        </table:table-row>
        <table:table-row>
          <table:table-cell table:style-name="Table3.A2" office:value-type="string">
            <text:p text:style-name="P630">realizar</text:p>
            <text:p text:style-name="P630">Efectuar una acción o llevar a cabo una cosa.</text:p>
            <text:p text:style-name="P630">Convertir en realidad un proyecto, una aspiración o un deseo.</text:p>
            <text:p text:style-name="P630">Dirigir una persona la ejecución de una película, un video o un programa de televisión.</text:p>
            <text:p text:style-name="P630">Vender mercaderías u otros bienes cualesquiera para convertirlos en dinero, especialmente haciéndolo a bajo precio para conseguir dinero con rapidez.</text:p>
            <text:p text:style-name="P630">Llegar [una persona] a cumplir o desarrollar por completo sus aspiraciones, deseos o posibilidades y sentirse satisfecha y orgullosa por ello.</text:p>
            <text:p text:style-name="P630">el quipo ha realizado una gran temporada</text:p>
          </table:table-cell>
          <table:table-cell table:style-name="Table3.B2" office:value-type="string">
            <text:p text:style-name="P177"><text:bookmark text:name="result_box469"/>perform<text:span text:style-name="T1762">/ carry out/ achieve</text:span></text:p>
            <text:p text:style-name="P177">Perform an action or perform a thing.</text:p>
            <text:p text:style-name="P177">Make a project a reality, an aspiration or a wish.</text:p>
            <text:p text:style-name="P177">Direct a person the execution of a movie, a video or a television program.</text:p>
            <text:p text:style-name="P177">Selling merchandise or other goods to convert them into money, especially by making it cheap to get money quickly.</text:p>
            <text:p text:style-name="P177">Arrive [a person] to fulfill or fully develop their aspirations, desires or possibilities and feel satisfied and proud for it.</text:p>
            <text:p text:style-name="P177">The team has made a great season.</text:p>
          </table:table-cell>
        </table:table-row>
        <table:table-row>
          <table:table-cell table:style-name="Table3.A2" office:value-type="string">
            <text:p text:style-name="P631">rendimiento</text:p>
            <text:p text:style-name="P631">Fruto o utilidad de una cosa en relación con lo que cuesta, con lo que gasta, con lo que en ello se ha invertido, etc., o fruto del trabajo o el esfuerzo de una persona.</text:p>
            <text:p text:style-name="P631">un motor de gran rendimiento; el maíz y el jitomate producen buenos rendimientos gracias al clima de la zona; tienen la posibilidad de competir en los mercados nacionales e internacionales y obtener buenos rendimientos de los capitales invertidos; uno de los planteamientos de base es el de indagar las razones que han provocado un déficit en el rendimiento de los alumnos ."</text:p>
          </table:table-cell>
          <table:table-cell table:style-name="Table3.B2" office:value-type="string">
            <text:p text:style-name="P177"><text:bookmark text:name="result_box470"/>performance<text:span text:style-name="T1761">/ yield/ efficiency/ output</text:span></text:p>
            <text:p text:style-name="P177">Fruit or utility of a thing in relation to what it costs, what it spends, what has been invested in it, etc., or the fruit of a person's work or effort.</text:p>
            <text:p text:style-name="P177">a high-performance engine; corn and tomato produce good yields thanks to the climate of the area; they have the possibility to compete in the national and international markets and to obtain good yields of the capital invested; one of the basic approaches is to investigate the reasons that have caused a deficit in the performance of the students. "</text:p>
          </table:table-cell>
        </table:table-row>
        <table:table-row>
          <table:table-cell table:style-name="Table3.A2" office:value-type="string">
            <text:p text:style-name="P631">rentabilidad</text:p>
            <text:p text:style-name="P184">Relación existente entre los beneficios que proporciona una determinada operación o cosa y la inversión o el esfuerzo que se ha hecho; cuando se trata del rendimiento financiero; se suele expresar en porcentajes.</text:p>
            <text:p text:style-name="Standard"><text:span text:style-name="q">la rentabilidad de los fondos puede ser perfectamente competitiva con la de otros activos del mercado .</text:span></text:p>
            <text:p text:style-name="Standard">Cualidad de rentable.</text:p>
            <text:p text:style-name="Standard"><text:span text:style-name="q">la comedia y el melodrama siguen instaurados como los dos grandes géneros a seguir por su rentabilidad económica; la renta fija y la deuda pública acaparan la atención en momentos de incertidumbre, por su liquidez, rentabilidad y seguridad .</text:span></text:p>
          </table:table-cell>
          <table:table-cell table:style-name="Table3.B2" office:value-type="string">
            <text:p text:style-name="P176"><text:bookmark text:name="result_box471"/>cost effectiveness<text:span text:style-name="T1761">/ profitability</text:span></text:p>
            <text:p text:style-name="P177"><text:bookmark text:name="result_box472"/>Existing relationship between the benefits provided by a particular operation or thing and the investment or effort that has been made; when it comes to financial performance; is usually expressed in percentages.</text:p>
            <text:p text:style-name="P177">"the profitability of funds can be perfectly competitive with that of other assets in the market."</text:p>
            <text:p text:style-name="P177">Quality of profitable.</text:p>
            <text:p text:style-name="P177">"comedy and melodrama continue to be established as the two great genres to be followed for their economic profitability, fixed income and public debt grab attention in times of uncertainty, liquidity, profitability and security."</text:p>
          </table:table-cell>
        </table:table-row>
        <text:soft-page-break/>
        <table:table-row>
          <table:table-cell table:style-name="Table3.A2" office:value-type="string">
            <text:p text:style-name="P632">rédito</text:p>
            <text:p text:style-name="P632">Cantidad de dinero que produce periódicamente un capital.</text:p>
          </table:table-cell>
          <table:table-cell table:style-name="Table3.B2" office:value-type="string">
            <text:p text:style-name="P177"><text:bookmark text:name="result_box473"/>revenue<text:span text:style-name="T1762">/ return/ yield/ interest/ income</text:span></text:p>
            <text:p text:style-name="P177">Amount of money periodically produced by a capital.</text:p>
          </table:table-cell>
        </table:table-row>
        <table:table-row>
          <table:table-cell table:style-name="Table3.A2" office:value-type="string">
            <text:p text:style-name="P632">actuación</text:p>
            <text:p text:style-name="P632">Manera de comportarse o proceder de una persona.</text:p>
            <text:p text:style-name="P632">"es necesaria una actuación responsable; nunca comprenderé la actuación de su familia ."</text:p>
            <text:p text:style-name="P632">Hecho o conjunto de hechos realizados por una persona o una cosa.</text:p>
            <text:p text:style-name="P632">"están siendo investigadas sus últimas actuaciones como magistrado; fue destituido por presuntas actuaciones irregulares en su cargo en el gobierno ."</text:p>
            <text:p text:style-name="P632">Efecto, trabajo o función realizada por una sustancia.</text:p>
            <text:p text:style-name="P632">"el médico espera que con la actuación del calmante pueda dormir un poco ."</text:p>
            <text:p text:style-name="P632">Manera de interpretar un actor su papel en una película u otro espectáculo.</text:p>
            <text:p text:style-name="P632">"lo mejor de la película es, para mí, la actuación del niño ."</text:p>
            <text:p text:style-name="P632">Acto en el que una persona (músico, humorista, mago, etc.) desarrolla públicamente su espectáculo.</text:p>
            <text:p text:style-name="P632">"no he podido conseguir entradas para ninguna de sus actuaciones ."</text:p>
            <text:p text:style-name="P632">Cada una de las acciones o diligencias que efectúa un juez en un procedimiento.</text:p>
            <text:p text:style-name="P632">Realización de un acto de habla.</text:p>
          </table:table-cell>
          <table:table-cell table:style-name="Table3.B2" office:value-type="string">
            <text:p text:style-name="P177"><text:bookmark text:name="result_box474"/>performance<text:span text:style-name="T1762">/ action/ show</text:span></text:p>
            <text:p text:style-name="P177">Way of behaving or proceeding from a person.</text:p>
            <text:p text:style-name="P177">"a responsible performance is necessary, I will never understand the performance of his family."</text:p>
            <text:p text:style-name="P177">Fact or set of facts made by a person or a thing.</text:p>
            <text:p text:style-name="P177">"his last actions are being investigated as magistrate, he was dismissed for alleged irregular actions in his position in the government."</text:p>
            <text:p text:style-name="P177">Effect, work or function performed by a substance.</text:p>
            <text:p text:style-name="P177">"the doctor hopes that with the action of the sedative can sleep a little."</text:p>
            <text:p text:style-name="P177">How to interpret an actor his role in a movie or other show.</text:p>
            <text:p text:style-name="P177">"The best thing about the movie is, for me, the child's performance."</text:p>
            <text:p text:style-name="P177">Act in which a person (musician, comedian, magician, etc.) publicly develops his show.</text:p>
            <text:p text:style-name="P177">"I have not been able to get tickets for any of his performances."</text:p>
            <text:p text:style-name="P177">Each of the actions or proceedings carried out by a judge in a proceeding.</text:p>
            <text:p text:style-name="P177">Performing a speech act.</text:p>
            <text:p text:style-name="P177"/>
          </table:table-cell>
        </table:table-row>
      </table:table>
      <text:p text:style-name="P180"/>
      <text:p text:style-name="P180"/>
      <text:p text:style-name="Standard"/>
      <table:table table:name="Table4" table:style-name="Table4">
        <table:table-column table:style-name="Table4.A"/>
        <table:table-row>
          <table:table-cell table:style-name="Table4.A1" office:value-type="string">
            <text:h text:style-name="Heading_20_3" text:outline-level="3">Ser and Estar</text:h>
            <text:p text:style-name="Text_20_body">Both <text:span text:style-name="Emphasis">ser</text:span> and <text:span text:style-name="Emphasis">estar</text:span> mean "to be." <text:span text:style-name="Emphasis">Ser</text:span> is used to talk about permanent or lasting attributes.</text:p>
            <text:p text:style-name="Text_20_body">There is an acronym to help Spanish learners remember when <text:span text:style-name="Emphasis">ser</text:span> is used: DOCTOR, which stands for descriptions, occupations, characteristics, time, origin and relationships. Examples include, <text:span text:style-name="Emphasis">Yo soy Maria</text:span>, for "I am Maria," or <text:span text:style-name="Emphasis">Hoy es Martes</text:span>, for "Today is Tuesday."</text:p>
            <text:p text:style-name="Text_20_body">Estar is used to express a temporary condition or location. A good mnemonic to remember <text:span text:style-name="Emphasis">estar </text:span>is another acronym: PLACE, which stands for position, location, action, condition and emotion. For example, <text:span text:style-name="Emphasis">Estamos en el cafe</text:span>, means, "We are in the cafe." Or, <text:span text:style-name="Emphasis">Estoy triste</text:span>, which means, "I am sad."</text:p>
            <text:p text:style-name="Text_20_body">When I think of the differences between <text:span text:style-name="Emphasis">ser</text:span> and <text:span text:style-name="Emphasis">estar</text:span>, I like to think of <text:span text:style-name="Emphasis">ser</text:span> as the "passive" verb and <text:span text:style-name="Emphasis">estar</text:span> as the "active" one.</text:p>
            <text:p text:style-name="Text_20_body">(I'm not using the terms in a <text:a xlink:type="simple" xlink:href="https://www.thoughtco.com/passive-voice-spanish-3079459" text:style-name="Internet_20_link" text:visited-style-name="Visited_20_Internet_20_Link">grammatical sense</text:a> here.) <text:span text:style-name="Emphasis">Ser</text:span> tells you what something is, the nature of its being, while <text:span text:style-name="Emphasis">estar</text:span> refers more to what something does. I might use <text:span text:style-name="Emphasis">soy</text:span> (the first-person <text:soft-page-break/>present of <text:span text:style-name="Emphasis">ser</text:span>) to tell you who or what I am, but I'd use <text:span text:style-name="Emphasis">estoy</text:span> (the first-person present of <text:span text:style-name="Emphasis">estar</text:span>) to tell you what I am being or doing.</text:p>
            <text:p text:style-name="Text_20_body">Let me give you a few examples. I might say, "<text:span text:style-name="Emphasis">Estoy enfermo</text:span>." That would tell you that I am being sick, that I am sick at the moment. But it doesn't tell you what I am. Now if I were to say, "<text:span text:style-name="Emphasis">Soy enfermo</text:span>," that would have a different meaning entirely. That would refer to who I am, to the nature of my being. We might translate that as "I am a sick person" or "I am sickly."</text:p>
            <text:p text:style-name="Text_20_body">Note similar differences in these examples:</text:p>
            <text:list xml:id="list1054917937011476909" text:style-name="L1">
              <text:list-item>
                <text:p text:style-name="P428"><text:span text:style-name="Emphasis">Estoy cansado</text:span>, I am tired. <text:span text:style-name="Emphasis">Soy cansado</text:span>, I am a tired person.</text:p>
              </text:list-item>
              <text:list-item>
                <text:p text:style-name="P428"><text:span text:style-name="Emphasis">Estoy feliz</text:span>, I'm happy now. <text:span text:style-name="Emphasis">Soy feliz</text:span>, I am happy by nature.</text:p>
              </text:list-item>
              <text:list-item>
                <text:p text:style-name="P435"><text:span text:style-name="Emphasis">Está callada</text:span>, she's being quiet. <text:span text:style-name="Emphasis">Es callada</text:span>, she's introverted.</text:p>
              </text:list-item>
            </text:list>
            <text:list xml:id="list2324903348612667370" text:style-name="L2">
              <text:list-item>
                <text:p text:style-name="P436"><text:span text:style-name="Emphasis">No estoy listo</text:span>, I'm not ready. <text:span text:style-name="Emphasis">No soy listo</text:span>, I'm not a quick thinker.</text:p>
              </text:list-item>
            </text:list>
            <text:p text:style-name="Text_20_body">One way of thinking about it is to think of <text:span text:style-name="Emphasis">ser</text:span> as being roughly equivalent to "equals." Another way of thinking about it is that <text:span text:style-name="Emphasis">estar</text:span> often refers to a temporary condition, while <text:span text:style-name="Emphasis">ser</text:span> frequently refers to a permanent condition. But there are exceptions.<text:span text:style-name="T1178"> A</text:span>mong the major exceptions to the above way of thinking is that <text:span text:style-name="Emphasis">ser</text:span> is used in <text:a xlink:type="simple" xlink:href="https://www.thoughtco.com/telling-time-in-spanish-3078120" text:style-name="Internet_20_link" text:visited-style-name="Visited_20_Internet_20_Link">expressions of time</text:a>, such as "<text:span text:style-name="Emphasis">Son las dos de la tarde</text:span>" for "It's 2 p.m." Also, we use <text:span text:style-name="Emphasis">estar</text:span> to indicate <text:a xlink:type="simple" xlink:href="https://www.thoughtco.com/estar-used-with-muerto-3079759" text:style-name="Internet_20_link" text:visited-style-name="Visited_20_Internet_20_Link">someone has died</text:a> — quite a permanent condition: <text:span text:style-name="Emphasis">Está muerto</text:span>, he is dead.</text:p>
            <text:p text:style-name="Text_20_body">Along that line, <text:span text:style-name="Emphasis">estar</text:span> is used to indicate location. <text:span text:style-name="Emphasis">Estoy en casa</text:span>, I am at home. But, <text:span text:style-name="Emphasis">soy de México</text:span>, I am from Mexico. <text:span text:style-name="Emphasis">Ser</text:span>, however, is used for the <text:a xlink:type="simple" xlink:href="https://www.thoughtco.com/using-ser-and-estar-3079808" text:style-name="Internet_20_link" text:visited-style-name="Visited_20_Internet_20_Link">location of events</text:a>: <text:span text:style-name="Emphasis">La boda es en Nuevo Hampshire</text:span>, the wedding is in New Hampshire.</text:p>
            <text:p text:style-name="Text_20_body">There are also a few idiomatic expressions that simply need to be learned, although that comes naturally with time: <text:span text:style-name="Emphasis">La manzana es verde</text:span>, the apple is green.<text:span text:style-name="Emphasis"> La manzana está verde</text:span>, the apple is unripe. <text:span text:style-name="Emphasis">Está muy bien la comida</text:span>, the meal tastes very good.</text:p>
            <text:p text:style-name="Text_20_body">Note that sometimes <text:span text:style-name="Emphasis">estar</text:span> is modified by an <text:a xlink:type="simple" xlink:href="https://www.thoughtco.com/adverb-definition-spanish-3078148" text:style-name="Internet_20_link" text:visited-style-name="Visited_20_Internet_20_Link">adverb</text:a> such as <text:span text:style-name="Emphasis">bien</text:span> rather than an adjective. <text:span text:style-name="Emphasis">Estoy bien</text:span>, I'm fine.</text:p>
            <text:p text:style-name="Text_20_body">Although rare, there are a few situations where you can use either <text:span text:style-name="Emphasis">ser</text:span> or <text:span text:style-name="Emphasis">estar</text:span>. If you were to ask me about my marital status, I would be grammatically correct to answer with either "<text:span text:style-name="Emphasis">Soy casado</text:span>" or "<text:span text:style-name="Emphasis">Estoy casado</text:span>" to tell you I'm married. I'd be more likely to use <text:span text:style-name="Emphasis">soy</text:span> because I consider being married as part of my identity, although I might use <text:span text:style-name="Emphasis">estoy</text:span> to indicate that I had been married since I last saw you.</text:p>
          </table:table-cell>
        </table:table-row>
        <table:table-row>
          <table:table-cell table:style-name="Table4.A2" office:value-type="string">
            <text:p text:style-name="P442"><text:span text:style-name="Emphasis"><text:span text:style-name="T142">"to know"</text:span></text:span><text:span text:style-name="Emphasis"><text:span text:style-name="T143">: </text:span></text:span><text:a xlink:type="simple" xlink:href="https://www.thoughtco.com/conjugation-of-saber-3079642" text:style-name="Internet_20_link" text:visited-style-name="Visited_20_Internet_20_Link"><text:span text:style-name="Emphasis"><text:span text:style-name="T142">saber</text:span></text:span></text:a><text:span text:style-name="T142"> and </text:span><text:a xlink:type="simple" xlink:href="https://www.thoughtco.com/conjugation-of-conocer-3881139" text:style-name="Internet_20_link" text:visited-style-name="Visited_20_Internet_20_Link"><text:span text:style-name="Emphasis"><text:span text:style-name="T142">conocer</text:span></text:span></text:a><text:span text:style-name="T142"> </text:span></text:p>
            <text:p text:style-name="P442">both mean "to know" in English but they are not interchangeable. There is a cardinal rule when you're translating in any language: translate meaning, not words.</text:p>
            <text:p text:style-name="Text_20_body">The two verbs have different meanings. The Spanish verb <text:span text:style-name="Emphasis">conocer</text:span>, which comes from the same root as the English words "cognition" and "recognize," generally means "to be familiar with." </text:p>
            <text:p text:style-name="Table_20_Contents">The most common meaning for <text:span text:style-name="Emphasis">Saber </text:span>is "to know a fact," "to know how" or "to possess knowledge."</text:p>
            <text:p text:style-name="Text_20_body"><text:span text:style-name="Emphasis">Conocer</text:span> also can mean "to meet," just as we use might say in English, "Pleased to meet you" upon <text:soft-page-break/>meeting someone. <text:span text:style-name="Emphasis">Conocer</text:span> can be used in the <text:a xlink:type="simple" xlink:href="https://www.thoughtco.com/spanish-uses-two-simple-past-tenses-3079930" text:style-name="Internet_20_link" text:visited-style-name="Visited_20_Internet_20_Link">preterite</text:a> past tense as well, for example, <text:span text:style-name="Emphasis">Conocí a mi esposa en Vancouver</text:span>, which means, "I met my wife in Vancouver." In some contexts, it also can mean "to recognize," although there also is a verb, <text:span text:style-name="Emphasis">reconocer</text:span>, that means "to recognize."</text:p>
            <text:p text:style-name="Text_20_body"><text:span text:style-name="Emphasis">Saber</text:span> can mean "to have flavor," as in <text:span text:style-name="Emphasis">sabe bien</text:span>, which means "it tastes good."</text:p>
          </table:table-cell>
        </table:table-row>
        <table:table-row>
          <table:table-cell table:style-name="Table4.A2" office:value-type="string">
            <text:p text:style-name="P634"><text:span text:style-name="Strong_20_Emphasis">To ask: </text:span><text:span text:style-name="Emphasis">pedir</text:span><text:span text:style-name="Strong_20_Emphasis"> and </text:span><text:span text:style-name="Emphasis">preguntar</text:span></text:p>
            <text:p text:style-name="P634">If you're making a request for a thing or some action, use <text:span text:style-name="Emphasis">pedir</text:span>. But if you're asking for information about something, use <text:span text:style-name="Emphasis">preguntar</text:span>. Remember that <text:span text:style-name="Emphasis">pedir</text:span> can be translated as "ask for" or "request," so you don't need to follow it with a preposition. <text:span text:style-name="Emphasis">Me pidió tres dólares</text:span>, he asked me for $3. <text:span text:style-name="Emphasis">Me preguntó por tres dólares</text:span>, he asked me about the $3 (as what happened to it). <text:span text:style-name="Emphasis">Me pidió que cocinara la comida</text:span>, she asked me to cook the meal. <text:span text:style-name="Emphasis">Preguntó si había cocinado la comida</text:span>, she asked me if I had cooked the meal. Note that <text:a xlink:type="simple" xlink:href="https://www.thoughtco.com/conjugation-of-pedir-servir-and-vestir-4079986" text:style-name="Internet_20_link" text:visited-style-name="Visited_20_Internet_20_Link"><text:span text:style-name="Emphasis">pedir</text:span></text:a> is irregular.</text:p>
          </table:table-cell>
        </table:table-row>
        <table:table-row>
          <table:table-cell table:style-name="Table4.A2" office:value-type="string">
            <text:p text:style-name="P443"><text:span text:style-name="Strong_20_Emphasis">To leave: </text:span><text:span text:style-name="Emphasis">salir</text:span><text:span text:style-name="Strong_20_Emphasis"> and </text:span><text:span text:style-name="Emphasis">dejar</text:span></text:p>
            <text:p text:style-name="P443">If you're leaving in the sense of exiting or going away, use <text:span text:style-name="Emphasis">salir</text:span> (you may remember that "an exit" in Spanish is <text:span text:style-name="Emphasis">una salida</text:span>). But if you're leaving an object somewhere, use <text:span text:style-name="Emphasis">dejar</text:span>. <text:span text:style-name="Emphasis">El tren sale a las ocho</text:span>, the train leaves at 8. <text:span text:style-name="Emphasis">Dejé mis libros en el tren</text:span>, I left my books in the train. <text:span text:style-name="Emphasis">Dejar</text:span> also can mean "to leave" in the less common sense of "to allow." <text:span text:style-name="Emphasis">¡Déjame salir!</text:span></text:p>
            <text:p text:style-name="Text_20_body">Leave me go! Note that <text:a xlink:type="simple" xlink:href="https://www.thoughtco.com/conjugation-of-salir-4071208" text:style-name="Internet_20_link" text:visited-style-name="Visited_20_Internet_20_Link"><text:span text:style-name="Emphasis">salir</text:span></text:a> is irregular.</text:p>
          </table:table-cell>
        </table:table-row>
        <table:table-row>
          <table:table-cell table:style-name="Table4.A2" office:value-type="string">
            <text:p text:style-name="P443"><text:span text:style-name="Strong_20_Emphasis">To apply: </text:span><text:span text:style-name="Emphasis">aplicar</text:span><text:span text:style-name="Strong_20_Emphasis"> and </text:span><text:span text:style-name="Emphasis">solicitar</text:span></text:p>
            <text:p text:style-name="P443">If you're applying in the sense of applying for a job, use <text:span text:style-name="Strong_20_Emphasis">solicitar</text:span>. If you're applying something, use <text:span text:style-name="Emphasis">aplicar</text:span>. <text:span text:style-name="Emphasis">Tres personas solicitan el puesto de redactor</text:span>, three people are seeking the editor's position. <text:span text:style-name="Emphasis">Tengo que aplicar el bronceador</text:span>, I need to apply the suntan lotion.</text:p>
            <text:p text:style-name="Text_20_body">Note that <text:span text:style-name="Emphasis">aplicar</text:span> is irregular. You also can use <text:span text:style-name="Emphasis">aplicarse</text:span> for "to apply oneself." <text:span text:style-name="Emphasis">Mi hijo se aplica mucho en sus tareas escolares</text:span>, my son applies himself well to his homework.</text:p>
          </table:table-cell>
        </table:table-row>
        <table:table-row>
          <table:table-cell table:style-name="Table4.A2" office:value-type="string">
            <text:p text:style-name="P634"><text:span text:style-name="Strong_20_Emphasis">To have: </text:span><text:span text:style-name="Emphasis">tener </text:span><text:span text:style-name="Strong_20_Emphasis">and</text:span><text:span text:style-name="Emphasis"> haber</text:span></text:p>
            <text:p text:style-name="P634">"To have" in the sense of "to possess" is <text:span text:style-name="Emphasis">tener</text:span>. <text:span text:style-name="Emphasis">Haber</text:span> is usually used much as the English "to have" as an auxiliary verb with the past participle. <text:span text:style-name="Emphasis">Tengo tres libros</text:span>, I have three books.<text:span text:style-name="Emphasis"> He leído tres libros</text:span>, I have read three books. That difference is straightforward. But both verbs can also be used with <text:span text:style-name="Emphasis">que</text:span> to indicate necessity. <text:span text:style-name="Emphasis">Tener que</text:span> followed by an infinitive means "to have to," while<text:span text:style-name="Emphasis"> hay que</text:span> (<text:span text:style-name="Emphasis">hay</text:span> is a form of haber) also expresses necessity but doesn't specify who is performing the action. <text:span text:style-name="Emphasis">Tengo que leer tres libros</text:span>, I have to read three books.<text:span text:style-name="Emphasis"> Hay que leer tres libros</text:span>, three books have to be read (or, it is necessary to read three books). Both <text:a xlink:type="simple" xlink:href="https://www.thoughtco.com/conjugation-of-tener-3078330" text:style-name="Internet_20_link" text:visited-style-name="Visited_20_Internet_20_Link"><text:span text:style-name="Emphasis">tener</text:span></text:a> and <text:a xlink:type="simple" xlink:href="https://www.thoughtco.com/conjugation-of-haber-3079627" text:style-name="Internet_20_link" text:visited-style-name="Visited_20_Internet_20_Link"><text:span text:style-name="Emphasis">haber</text:span></text:a> are irregular.</text:p>
          </table:table-cell>
        </table:table-row>
        <table:table-row>
          <table:table-cell table:style-name="Table4.A2" office:value-type="string">
            <text:p text:style-name="P634"><text:span text:style-name="Strong_20_Emphasis">To play: </text:span><text:span text:style-name="Emphasis">jugar</text:span><text:span text:style-name="Strong_20_Emphasis"> and </text:span><text:span text:style-name="Emphasis">tocar</text:span></text:p>
            <text:p text:style-name="P634">Use <text:span text:style-name="Emphasis">jugar</text:span> when talking about playing a game, <text:span text:style-name="Emphasis">tocar</text:span> when playing a musical instrument. <text:span text:style-name="Emphasis">Me gusta jugar al béisbol</text:span>, I like playing baseball. <text:span text:style-name="Emphasis">No me gusta tocar el piano</text:span>, I don't like playing the piano. Both <text:a xlink:type="simple" xlink:href="https://www.thoughtco.com/conjugation-of-the-spanish-verb-jugar-4071077" text:style-name="Internet_20_link" text:visited-style-name="Visited_20_Internet_20_Link"><text:span text:style-name="Emphasis">jugar</text:span></text:a> and <text:span text:style-name="Emphasis">tocar</text:span> are irregular.</text:p>
          </table:table-cell>
        </table:table-row>
        <table:table-row>
          <table:table-cell table:style-name="Table4.A2" office:value-type="string">
            <text:p text:style-name="P443"><text:span text:style-name="Strong_20_Emphasis">To take: </text:span><text:span text:style-name="Emphasis">llevar</text:span><text:span text:style-name="Strong_20_Emphasis">, </text:span><text:span text:style-name="Emphasis">tomar</text:span><text:span text:style-name="Strong_20_Emphasis"> and </text:span><text:span text:style-name="Emphasis">sacar</text:span></text:p>
            <text:p text:style-name="P443">Use <text:span text:style-name="Emphasis">llevar</text:span> for "to take" in the sense of "to carry" or "to transport." But use <text:span text:style-name="Emphasis">tomar</text:span> for "to take" in the sense of "to take for one's use." Use <text:span text:style-name="Emphasis">sacar</text:span> for "take out" in the sense of "remove." <text:span text:style-name="Emphasis">Me llevas al aeropuerto</text:span>, you're taking me to the airport.</text:p>
            <text:p text:style-name="Text_20_body"><text:span text:style-name="Emphasis">Tomo el tren al aeropuerto</text:span>, I'm taking the train to the airport. <text:span text:style-name="Emphasis">Tengo que tomar la medicina</text:span>, I have <text:soft-page-break/>to take the medicine. <text:span text:style-name="Emphasis">El dentista sacó las muelas</text:span>, the dentist took out the teeth. <text:span text:style-name="Emphasis">Sacar</text:span> is irregular.</text:p>
          </table:table-cell>
        </table:table-row>
        <table:table-row>
          <table:table-cell table:style-name="Table4.A2" office:value-type="string">
            <text:h text:style-name="Heading_20_3" text:outline-level="3">Mirar, Ver and Buscar</text:h>
            <text:p text:style-name="Text_20_body">The English verb "to look" can be expressed in most cases interchangeably by the verb mirar or ver in Spanish when you want to say "to look at" or "to watch." For instance, if you want to say, "Want to watch the game?" a Spanish speaker can say either <text:span text:style-name="Emphasis">¿Quieres ver el partido?</text:span></text:p>
            <text:p text:style-name="Text_20_body">or <text:span text:style-name="Emphasis">¿Quieres mirar el partido?</text:span></text:p>
            <text:p text:style-name="Text_20_body">The verb buscar has a slightly different meaning, it is used to express the idea "to look for." For example, Estoy buscando un partido, which means, "I am looking for a game."</text:p>
            <text:p text:style-name="Table_20_Contents"/>
          </table:table-cell>
        </table:table-row>
        <table:table-row>
          <table:table-cell table:style-name="Table4.A2" office:value-type="string">
            <text:h text:style-name="Heading_20_3" text:outline-level="3">Escuchar and Oir</text:h>
            <text:p text:style-name="Text_20_body">Both <text:span text:style-name="Emphasis">escuchar</text:span> and <text:span text:style-name="Emphasis">oir</text:span> mean, "to hear," however, <text:span text:style-name="Emphasis">oir</text:span> refers to the physical capacity to hear, and <text:span text:style-name="Emphasis">escuchar</text:span> implies that one is paying attention or listening to a sound.</text:p>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635">SE</text:p>
            <text:p text:style-name="P636">El día de San Valentín, es celebrado en decenas de países alrededor del mundo. <text:span text:style-name="T1549">Se le conoce</text:span> como <text:span text:style-name="T1549">el día</text:span> de los enamorados o de la amistad.</text:p>
          </table:table-cell>
        </table:table-row>
        <table:table-row>
          <table:table-cell table:style-name="Table5.A2" office:value-type="string">
            <text:p text:style-name="Text_20_body">My understanding is that "se conoce" is like a passive construction, "it is known" so if this is the case, and le means to him or her, then this must mean that it is known to someone, but who? Him? Her? who? What am I missing here? Apart from this, my Spanish is progressing well, but this is a stumbling block because it differs so much from my native language.</text:p>
            <text:p text:style-name="Text_20_body">I have read other posts on se like not putting <text:span text:style-name="T1179">le and lo together</text:span>, the <text:span text:style-name="T1179">accidental se</text:span>, and the <text:span text:style-name="T1179">passive se</text:span>, but I still can't get this. Any help would be greatly appreciated.</text:p>
          </table:table-cell>
        </table:table-row>
        <table:table-row>
          <table:table-cell table:style-name="Table5.A2" office:value-type="string">
            <text:p text:style-name="Text_20_body">In addition to Jubilado´s answer, the use of <text:span text:style-name="Strong_20_Emphasis">le</text:span> here (<text:span text:style-name="T1549">leísmo</text:span>) is a common but <text:span text:style-name="T1179">incorrect usage</text:span>. The pronoun <text:span text:style-name="Strong_20_Emphasis">le</text:span> should only be used for persons and only for male persons when the person is the accusative (direct object). The article should say: <text:span text:style-name="Emphasis"><text:span text:style-name="T1549">Se lo conoce</text:span></text:span><text:span text:style-name="Emphasis">.</text:span></text:p>
            <text:p text:style-name="Text_20_body">Jubilado´s phrase <text:span text:style-name="Emphasis">"</text:span><text:span text:style-name="Emphasis"><text:span text:style-name="T1549">Sí, la conozco a tu madre</text:span></text:span><text:span text:style-name="Emphasis">"</text:span> uses a personal pronoun that is <text:span text:style-name="T1179">redundant and not required</text:span>, although not gramatically incorrect. We can also say <text:span text:style-name="Emphasis">"</text:span><text:span text:style-name="Emphasis"><text:span text:style-name="T1549">Conozco a tu madre</text:span></text:span><text:span text:style-name="Emphasis">"</text:span> because the <text:span text:style-name="T1179">verb appears before the direct object</text:span>, but <text:span text:style-name="T1179">we must absolutely use the pronoun when the verb appears after the direct object</text:span>: <text:span text:style-name="Emphasis"><text:span text:style-name="T1549">A tu madre la conozco</text:span></text:span><text:span text:style-name="Emphasis">.</text:span></text:p>
            <text:p text:style-name="Text_20_body">In this case of <text:span text:style-name="Emphasis">"</text:span><text:span text:style-name="Emphasis"><text:span text:style-name="T1549">Se lo conoce</text:span></text:span><text:span text:style-name="Emphasis">"</text:span> it is not strictly passive voice but <text:span text:style-name="T1179">impersonal and active voice</text:span>, such <text:soft-page-break/>as <text:span text:style-name="Emphasis">"</text:span><text:span text:style-name="Emphasis"><text:span text:style-name="T1549">One (unidentified person) knows it as</text:span></text:span><text:span text:style-name="Emphasis">"</text:span> <text:span text:style-name="T1179">rather than </text:span><text:span text:style-name="Emphasis"><text:span text:style-name="T1179">"It is known as"</text:span></text:span>, but in the end the meaning is the same.</text:p>
          </table:table-cell>
        </table:table-row>
        <table:table-row>
          <table:table-cell table:style-name="Table5.A2" office:value-type="string">
            <text:p text:style-name="Text_20_body">There are several occurrences in Spanish of a <text:span text:style-name="T1179">pronoun standing for the direct object being used </text:span><text:span text:style-name="Strong_20_Emphasis"><text:span text:style-name="T1179">not in place</text:span></text:span><text:span text:style-name="T1179"> of the direct object but </text:span><text:span text:style-name="Strong_20_Emphasis"><text:span text:style-name="T1179">in addition to it</text:span></text:span><text:span text:style-name="Strong_20_Emphasis">.</text:span> This sentence is an example of that Spanish peculiarity. In your sentence the verb "it is known as" (se conoce) takes the <text:span text:style-name="T1179">direct object </text:span><text:span text:style-name="Strong_20_Emphasis"><text:span text:style-name="T1179">el día</text:span></text:span> and <text:span text:style-name="T1179">the pronoun for </text:span><text:span text:style-name="Strong_20_Emphasis"><text:span text:style-name="T1179">el día</text:span></text:span><text:span text:style-name="T1179"> being </text:span><text:span text:style-name="Strong_20_Emphasis"><text:span text:style-name="T1179">le</text:span></text:span> is put after the <text:span text:style-name="T1179">reflexive pronoun (used here to make the verb passive - making the subject the direct object)</text:span>. A simpler example would be "Sí, la conozco a tu madre." "Yes, I know your mother."</text:p>
            <text:p text:style-name="Text_20_body">There is an name for this usage but I can't think of it now. There have been other posts about it in other examples. I hope another member links to perhaps one of those older posts.</text:p>
          </table:table-cell>
        </table:table-row>
        <table:table-row>
          <table:table-cell table:style-name="Table5.A2" office:value-type="string">
            <text:p text:style-name="Text_20_body"><text:span text:style-name="Strong_20_Emphasis">lo</text:span> is the direct object meaning "him", or a <text:span text:style-name="Emphasis">masculine</text:span> noun "it" or "you" <text:span text:style-name="Emphasis">formal</text:span> in English.</text:p>
            <text:p text:style-name="Text_20_body"><text:span text:style-name="Strong_20_Emphasis">la</text:span> is the direct object meaning "her", or a <text:span text:style-name="Emphasis">feminine</text:span> noun "it" or "you" <text:span text:style-name="Emphasis">formal</text:span> in English.</text:p>
            <text:p text:style-name="Text_20_body"><text:span text:style-name="Strong_20_Emphasis">le</text:span> is the indirect object meaning "to him", "to her", or "to you" <text:span text:style-name="Emphasis">formal</text:span> in English.</text:p>
            <text:p text:style-name="Text_20_body"><text:span text:style-name="Strong_20_Emphasis">se</text:span> replaces <text:span text:style-name="Strong_20_Emphasis">le</text:span> when two pronouns are used in a sentence: Se la dió. He / She gave it to him / her / you.</text:p>
            <text:p text:style-name="Text_20_body">Now, <text:span text:style-name="Strong_20_Emphasis">se</text:span> can also be the reflexive pronoun referring to "him", "her", "them" or "you" <text:span text:style-name="Emphasis">formal singular and plural</text:span> when you conjugate a reflexive verb in the third person. Don't confuse the reflexive pronoun usage with the indirect object pronoun usage.</text:p>
          </table:table-cell>
        </table:table-row>
        <table:table-row>
          <table:table-cell table:style-name="Table5.A2" office:value-type="string">
            <text:p text:style-name="Text_20_body">There is something called a direct object pronoun (DOP) and an indirect object pronoun(IOP). A dop is used when the pronoun replaces the name of the direct object. An iop is used to answer the question "To whom?" or "For whom?" the action of the verb is performed for. For the purpose of this 'lesson' we only need to focus on IOP, but just keep the DOP in mind as well, for future reference.</text:p>
            <text:p text:style-name="P699">DOP: me / te /lo, la / nos / os / los, las</text:p>
            <text:p text:style-name="P699">IOP: me / te / le / nos / os / les</text:p>
            <text:p text:style-name="Text_20_body">But reflexive verbs use a separate set of pronouns called reflexive pronouns.</text:p>
            <text:p text:style-name="P699">Reflexive pronouns: me / te / se / nos / os / se</text:p>
            <text:p text:style-name="Table_20_Contents"/>
          </table:table-cell>
        </table:table-row>
        <table:table-row>
          <table:table-cell table:style-name="Table5.A2" office:value-type="string">
            <text:p text:style-name="Text_20_body">In gustar, you use this verb to say that A likes B. This verb is perfectly normal (which is me saying that a person doesn't love him or herself using this verb, aka it isn't reflexive), and is conjugated using IOP. (Be careful; the verb gustar changes to singular form gusta or plural form gustan depending on the noun of the sentence.) For example...</text:p>
            <text:p text:style-name="Text_20_body">Me gusta la estrella.</text:p>
            <text:p text:style-name="Text_20_body">Te gusta la estrella.</text:p>
            <text:p text:style-name="Text_20_body">Le gusta la estrella.</text:p>
            <text:p text:style-name="Text_20_body"><text:soft-page-break/>Nos gusta la estrella.</text:p>
            <text:p text:style-name="Text_20_body">Os gusta la estrella.</text:p>
            <text:p text:style-name="Text_20_body">Les gusta la estrella.</text:p>
            <text:p text:style-name="Text_20_body">vs</text:p>
            <text:p text:style-name="Text_20_body">Me gustan las estrellas.</text:p>
            <text:p text:style-name="Text_20_body">Te gustan las estrellas.</text:p>
            <text:p text:style-name="Table_20_Contents"/>
          </table:table-cell>
        </table:table-row>
        <table:table-row>
          <table:table-cell table:style-name="Table5.A2" office:value-type="string">
            <text:p text:style-name="P444"><text:span text:style-name="T1577">Se</text:span><text:span text:style-name="T1576"> </text:span><text:span text:style-name="T1578">te</text:span><text:span text:style-name="T1576"> acabó</text:span><text:span text:style-name="T1575"> </text:span><text:span text:style-name="T1579">el tiempo</text:span><text:span text:style-name="T1575">, Milagros</text:span></text:p>
            <text:p text:style-name="P444"><text:span text:style-name="T1553">-The declaration means: “</text:span><text:span text:style-name="Strong_20_Emphasis"><text:span text:style-name="T1553">You’ve</text:span></text:span><text:span text:style-name="T1553"> </text:span><text:span text:style-name="Strong_20_Emphasis"><text:span text:style-name="T1553">run out of</text:span></text:span><text:span text:style-name="T1553"> time, Milagros.” But if you look at the construction “</text:span><text:span text:style-name="Emphasis"><text:span text:style-name="T1554">se te acabó</text:span></text:span><text:span text:style-name="T1553">”</text:span><text:span text:style-name="Emphasis"><text:span text:style-name="T1553"> </text:span></text:span><text:span text:style-name="T1553">-from the reflexive verb </text:span><text:span text:style-name="Emphasis"><text:span text:style-name="T1553">acabársele</text:span></text:span><text:span text:style-name="T1553"> (to run out of)- it more literally means “Time has </text:span><text:span text:style-name="Strong_20_Emphasis"><text:span text:style-name="T1553">run out on</text:span></text:span><text:span text:style-name="T1553"> </text:span><text:span text:style-name="Strong_20_Emphasis"><text:span text:style-name="T1553">you</text:span></text:span><text:span text:style-name="T1553">.” </text:span></text:p>
            <text:p text:style-name="P444"><text:span text:style-name="T1574">esos</text:span><text:span text:style-name="T1570"> </text:span><text:span text:style-name="T1572">se</text:span><text:span text:style-name="T1571"> </text:span><text:span text:style-name="T1573">me</text:span><text:span text:style-name="T1571"> echaron a perder</text:span><text:span text:style-name="T1570">...</text:span><text:span text:style-name="Emphasis"><text:span text:style-name="T492"> </text:span></text:span></text:p>
            <text:p text:style-name="P637"><text:span text:style-name="T1553">"those </text:span><text:span text:style-name="Strong_20_Emphasis"><text:span text:style-name="T1553">got destroyed (on me)</text:span></text:span><text:span text:style-name="T1553">" or "those </text:span><text:span text:style-name="Strong_20_Emphasis"><text:span text:style-name="T1553">got wrecked (on me)</text:span></text:span><text:span text:style-name="T1553">." Like the good </text:span><text:a xlink:type="simple" xlink:href="http://www.ucsm.edu.pe/arequipa/fotos/Diccionario/barreda%20catalina%20de%20san%20jose.jpg" text:style-name="Internet_20_link" text:visited-style-name="Visited_20_Internet_20_Link"><text:span text:style-name="Emphasis"><text:span text:style-name="T1553">monja</text:span></text:span></text:a><text:span text:style-name="T1553"> above, he might have put the subject last, had he wanted to: </text:span><text:span text:style-name="Emphasis"><text:span text:style-name="T1556">Se</text:span></text:span><text:span text:style-name="Emphasis"><text:span text:style-name="T1553"> </text:span></text:span><text:span text:style-name="Emphasis"><text:span text:style-name="T1557">me</text:span></text:span><text:span text:style-name="Emphasis"><text:span text:style-name="T1553"> echaron a perder </text:span></text:span><text:span text:style-name="Emphasis"><text:span text:style-name="T1556">mis cosas</text:span></text:span><text:span text:style-name="T1553"> ("My things got wrecked").</text:span></text:p>
            <text:p text:style-name="P437"/>
            <text:p text:style-name="Text_20_body"><text:span text:style-name="T1553">These are examples of a special </text:span><text:span text:style-name="Emphasis"><text:span text:style-name="T1550">se</text:span></text:span><text:span text:style-name="T1553"> construction used to </text:span><text:span text:style-name="T1555">describe unplanned or accidental occurences</text:span><text:span text:style-name="T1553"> in Spanish. As a rule, the </text:span><text:span text:style-name="Emphasis"><text:span text:style-name="T1551">se</text:span></text:span><text:span text:style-name="T1551"> + </text:span><text:span text:style-name="Emphasis"><text:span text:style-name="T1551">me</text:span></text:span><text:span text:style-name="Emphasis"><text:span text:style-name="T1556">, </text:span></text:span><text:span text:style-name="Emphasis"><text:span text:style-name="T1551">te</text:span></text:span><text:span text:style-name="Emphasis"><text:span text:style-name="T1556">, </text:span></text:span><text:span text:style-name="Emphasis"><text:span text:style-name="T1551">le</text:span></text:span><text:span text:style-name="Emphasis"><text:span text:style-name="T1552">,</text:span></text:span><text:span text:style-name="Emphasis"><text:span text:style-name="T1556"> </text:span></text:span><text:span text:style-name="Emphasis"><text:span text:style-name="T1551">les</text:span></text:span><text:span text:style-name="T1556"> or </text:span><text:span text:style-name="Emphasis"><text:span text:style-name="T1551">nos</text:span></text:span><text:span text:style-name="T1556"> </text:span><text:span text:style-name="T1551">(indirect object) + verb</text:span><text:span text:style-name="T1553"> construction describes </text:span><text:span text:style-name="T1556">occurrences that happen "to someone"</text:span><text:span text:style-name="T1553"> (</text:span><text:span text:style-name="Emphasis"><text:span text:style-name="T1553">a alguien</text:span></text:span><text:span text:style-name="T1553">). The verb agrees with what </text:span><text:span text:style-name="T1302">in English is the thing acted upon (the direct object)</text:span><text:span text:style-name="T1553"> because </text:span><text:span text:style-name="T1302">in Spanish that thing becomes the subject</text:span><text:span text:style-name="T1553">, that which is doing the action. No need to get mired in grammar, just have a look at these other examples and it should start to soak in.</text:span></text:p>
            <text:p text:style-name="P445"><text:span text:style-name="Strong_20_Emphasis"><text:span text:style-name="T1566">Se</text:span></text:span><text:span text:style-name="Strong_20_Emphasis"><text:span text:style-name="T1559"> </text:span></text:span><text:span text:style-name="Strong_20_Emphasis"><text:span text:style-name="T1567">nos</text:span></text:span><text:span text:style-name="Strong_20_Emphasis"><text:span text:style-name="T1559"> está acabando</text:span></text:span><text:span text:style-name="Emphasis"><text:span text:style-name="T1559"> </text:span></text:span><text:span text:style-name="Emphasis"><text:span text:style-name="T1566">el pan</text:span></text:span><text:span text:style-name="Emphasis"><text:span text:style-name="T1559">.</text:span></text:span><text:span text:style-name="T1559"> (</text:span><text:span text:style-name="Emphasis"><text:span text:style-name="T1559">acabár</text:span></text:span><text:span text:style-name="Emphasis"><text:span text:style-name="T1567">se</text:span></text:span><text:span text:style-name="Emphasis"><text:span text:style-name="T1566">le</text:span></text:span><text:span text:style-name="Emphasis"><text:span text:style-name="T1559">)</text:span></text:span></text:p>
            <text:p text:style-name="P445"><text:span text:style-name="T1559">"</text:span><text:span text:style-name="Strong_20_Emphasis"><text:span text:style-name="T1559">We’re running out of</text:span></text:span><text:span text:style-name="T1559"> bread. / The bread </text:span><text:span text:style-name="Strong_20_Emphasis"><text:span text:style-name="T1559">is running out on us</text:span></text:span><text:span text:style-name="T1559">."</text:span> </text:p>
            <text:p text:style-name="P445"><text:span text:style-name="Emphasis"><text:span text:style-name="T1582">Se</text:span></text:span><text:span text:style-name="Emphasis"><text:span text:style-name="T1581"> </text:span></text:span><text:span text:style-name="Emphasis"><text:span text:style-name="T1583">me</text:span></text:span><text:span text:style-name="Emphasis"><text:span text:style-name="T1581"> rompieron</text:span></text:span><text:span text:style-name="Emphasis"><text:span text:style-name="T1586"> </text:span></text:span><text:span text:style-name="Emphasis"><text:span text:style-name="T1582">los anteojos</text:span></text:span><text:span text:style-name="Emphasis"><text:span text:style-name="T1581">. </text:span></text:span><text:span text:style-name="Emphasis"><text:span text:style-name="T1580">(rompér</text:span></text:span><text:span text:style-name="Emphasis"><text:span text:style-name="T1585">se</text:span></text:span><text:span text:style-name="Emphasis"><text:span text:style-name="T1584">le</text:span></text:span><text:span text:style-name="Emphasis"><text:span text:style-name="T1580">)</text:span></text:span></text:p>
            <text:p text:style-name="P445"><text:span text:style-name="T1580">"</text:span><text:span text:style-name="Strong_20_Emphasis"><text:span text:style-name="T1580">I (accidently) broke</text:span></text:span><text:span text:style-name="T1580"> my glasses. / My glasses </text:span><text:span text:style-name="Strong_20_Emphasis"><text:span text:style-name="T1580">broke on me</text:span></text:span><text:span text:style-name="T1580">."</text:span></text:p>
            <text:p text:style-name="P445"><text:span text:style-name="Emphasis"><text:span text:style-name="T1560">De repente, </text:span></text:span><text:span text:style-name="Emphasis"><text:span text:style-name="T1564">a Pablo</text:span></text:span><text:span text:style-name="Emphasis"><text:span text:style-name="T1560"> </text:span></text:span><text:span text:style-name="Emphasis"><text:span text:style-name="T1563">se</text:span></text:span><text:span text:style-name="Emphasis"><text:span text:style-name="T1560"> </text:span></text:span><text:span text:style-name="Emphasis"><text:span text:style-name="T1564">le</text:span></text:span><text:span text:style-name="Emphasis"><text:span text:style-name="T1560"> ocurrió</text:span></text:span><text:span text:style-name="Emphasis"><text:span text:style-name="T1568"> </text:span></text:span><text:span text:style-name="Emphasis"><text:span text:style-name="T1562">una idea</text:span></text:span><text:span text:style-name="Emphasis"><text:span text:style-name="T1561">. </text:span></text:span><text:span text:style-name="Strong_20_Emphasis"><text:span text:style-name="T1565">(</text:span></text:span><text:span text:style-name="Emphasis"><text:span text:style-name="T1559">ocurrír</text:span></text:span><text:span text:style-name="Emphasis"><text:span text:style-name="T1567">se</text:span></text:span><text:span text:style-name="Emphasis"><text:span text:style-name="T1566">le</text:span></text:span><text:span text:style-name="Strong_20_Emphasis"><text:span text:style-name="T1565">)</text:span></text:span></text:p>
            <text:p text:style-name="P445"><text:span text:style-name="Strong_20_Emphasis"><text:span text:style-name="T1565">"</text:span></text:span><text:span text:style-name="T1559">Suddenly, an idea </text:span><text:span text:style-name="Strong_20_Emphasis"><text:span text:style-name="T1559">ocurred to</text:span></text:span><text:span text:style-name="T1559"> Pablo.</text:span><text:span text:style-name="T1558">"</text:span></text:p>
            <text:p text:style-name="P438"/>
          </table:table-cell>
        </table:table-row>
        <table:table-row>
          <table:table-cell table:style-name="Table5.A2" office:value-type="string">
            <text:p text:style-name="Table_20_Contents"><text:span text:style-name="T150">A él</text:span><text:span text:style-name="T138"> </text:span><text:span text:style-name="T151">se</text:span><text:span text:style-name="T138"> </text:span><text:span text:style-name="T150">le</text:span><text:span text:style-name="T138"> ha dicho</text:span>. "He has been told" </text:p>
            <text:p text:style-name="Table_20_Contents"/>
            <text:p text:style-name="Table_20_Contents">This is an <text:span text:style-name="T151">impersonal construction</text:span> in which <text:span text:style-name="T1304">se</text:span><text:span text:style-name="T1313"> is a mere mark of impersonality</text:span>. Just like with all impersonal verbs in Spanish, the conjugation in this case is in the third singular person: <text:span text:style-name="T390">ha dicho</text:span>. <text:span text:style-name="T1304">Le</text:span><text:span text:style-name="T1313"> is the indirect object (a él)</text:span>. <text:span text:style-name="T1313">The direct object (the thing that has been said o him) is missing</text:span> and it is necessary to make the meaning complete: <text:span text:style-name="T393">Se le ha dicho una cosa</text:span>; <text:span text:style-name="T393">Se le ha dicho que venga</text:span>. The normal English equivalent is a passive construction: <text:span text:style-name="T390">He has been told</text:span>...</text:p>
            <text:p text:style-name="Table_20_Contents"/>
            <text:p text:style-name="Table_20_Contents"><text:soft-page-break/>In this case, <text:span text:style-name="T1303">se</text:span><text:span text:style-name="T1179"> is a particle</text:span> that merely indicates that this is an impersonal construction. It has no syntactic role, it is not a pronoun in this case.</text:p>
            <text:p text:style-name="Table_20_Contents"/>
            <text:p text:style-name="Table_20_Contents">The English <text:span text:style-name="T390">He has been said</text:span> is a passive construction, the Spanish <text:span text:style-name="T390">Se le ha dicho</text:span> is a <text:span text:style-name="T391">pasado compuesto</text:span><text:span text:style-name="T1549"> active impersonal</text:span> construction.</text:p>
          </table:table-cell>
        </table:table-row>
        <table:table-row>
          <table:table-cell table:style-name="Table5.A2" office:value-type="string">
            <text:p text:style-name="Text_20_body">The reflexive construction, used mainly with pronominal verbs, can also be used to describe accidental and unplanned occurrences.</text:p>
            <text:p text:style-name="Table_20_Contents">In this type of construction, the reflexive pronoun <text:span text:style-name="T392">se</text:span> precedes an <text:a xlink:type="simple" xlink:href="http://www.elearnspanishlanguage.com/grammar/pronouns/indirectobjectpronouns.html" text:style-name="Internet_20_link" text:visited-style-name="Visited_20_Internet_20_Link"><text:span text:style-name="T1587">indirect object pronoun</text:span></text:a> that indicates the subject, and the verb, rather than being conjugated to agree with the subject, agrees with whatever noun follows the verb.</text:p>
            <text:p text:style-name="Table_20_Contents"/>
            <text:p text:style-name="P638"><text:span text:style-name="T391">Se</text:span><text:span text:style-name="T392"> me olvidó </text:span><text:span text:style-name="T391">el libro</text:span><text:span text:style-name="T392">.</text:span> I forgot <text:span text:style-name="T1549">the book</text:span>. </text:p>
            <text:p text:style-name="P638"><text:span text:style-name="T391">Se</text:span><text:span text:style-name="T392"> le cayó </text:span><text:span text:style-name="T391">la pluma</text:span><text:span text:style-name="T392">.</text:span> He dropped <text:span text:style-name="T1549">the pen</text:span>.</text:p>
            <text:p text:style-name="P639"><text:span text:style-name="T391">Se</text:span><text:span text:style-name="T392"> me olvidaron </text:span><text:span text:style-name="T391">los libros</text:span><text:span text:style-name="T392">.</text:span> I forgot <text:span text:style-name="T1549">the books</text:span>. </text:p>
            <text:p text:style-name="P640"><text:span text:style-name="T392">¿</text:span><text:span text:style-name="T391">Se</text:span><text:span text:style-name="T392"> te perdieron </text:span><text:span text:style-name="T391">las llaves</text:span><text:span text:style-name="T392">?</text:span> Did you lose <text:span text:style-name="T1549">the keys</text:span>? </text:p>
            <text:p text:style-name="P639"><text:span text:style-name="T392">Sí, </text:span><text:span text:style-name="T391">se</text:span><text:span text:style-name="T392"> me cayeron ayer.</text:span> Yes, I dropped <text:span text:style-name="T1549">them</text:span> yesterday.</text:p>
            <text:p text:style-name="P639"/>
            <text:p text:style-name="P446">The accidental reflexive construction indicates that the action was unintentional. In addition, because the subject is only referred to by an indirect object pronoun, this construction gives the sense that the subject is not to blame - he or she had nothing to do with the accident.</text:p>
            <text:p text:style-name="P639"/>
            <text:p text:style-name="P639"><text:span text:style-name="T391">Se</text:span><text:span text:style-name="T392"> le cayó </text:span><text:span text:style-name="T391">la pluma</text:span><text:span text:style-name="T392">.</text:span> <text:span text:style-name="T1549">The pen</text:span> got dropped by him. </text:p>
            <text:p text:style-name="P639"><text:span text:style-name="T391">Se</text:span><text:span text:style-name="T392"> me olvidaron </text:span><text:span text:style-name="T391">los libros</text:span><text:span text:style-name="T392">.</text:span> <text:span text:style-name="T1549">The books</text:span> got forgotten by me. </text:p>
            <text:p text:style-name="P639"><text:span text:style-name="T392">¿</text:span><text:span text:style-name="T391">Se</text:span><text:span text:style-name="T392"> te perdieron </text:span><text:span text:style-name="T391">las llaves</text:span><text:span text:style-name="T392">?</text:span> Did <text:span text:style-name="T1549">the keys</text:span> get lost on you? </text:p>
            <text:p text:style-name="P639"><text:span text:style-name="T392">Sí, </text:span><text:span text:style-name="T391">se</text:span><text:span text:style-name="T392"> me quedaron.</text:span> Yes, <text:span text:style-name="T1549">they</text:span> got left behind on me.</text:p>
            <text:p text:style-name="P639"/>
            <text:p text:style-name="P446">Compare this to the <text:a xlink:type="simple" xlink:href="http://www.elearnspanishlanguage.com/grammar/verb/passivevoice.html" text:style-name="Internet_20_link" text:visited-style-name="Visited_20_Internet_20_Link">p</text:a><text:a xlink:type="simple" xlink:href="http://www.elearnspanishlanguage.com/grammar/verb/passivevoice.html" text:style-name="Internet_20_link" text:visited-style-name="Visited_20_Internet_20_Link">assive voice</text:a>:</text:p>
            <text:p text:style-name="P447"><text:span text:style-name="T391">Se</text:span><text:span text:style-name="T392"> cayó </text:span><text:span text:style-name="T391">la pluma</text:span><text:span text:style-name="T392">.</text:span> <text:span text:style-name="T572">The pen</text:span> fell. </text:p>
            <text:p text:style-name="P447"><text:span text:style-name="T391">Se</text:span><text:span text:style-name="T392"> perdieron </text:span><text:span text:style-name="T391">las llaves</text:span><text:span text:style-name="T392">.</text:span> <text:span text:style-name="T1549">The keys</text:span> got lost. </text:p>
            <text:p text:style-name="P447"><text:span text:style-name="T391">Se</text:span><text:span text:style-name="T392"> quedaron </text:span><text:span text:style-name="T391">los libros</text:span><text:span text:style-name="T392">.</text:span> <text:span text:style-name="T1549">The books</text:span> got left behind.</text:p>
            <text:p text:style-name="P639"/>
          </table:table-cell>
        </table:table-row>
        <table:table-row>
          <table:table-cell table:style-name="Table5.A2" office:value-type="string">
            <text:h text:style-name="Heading_20_2" text:outline-level="2">Use 1. In pronominal verbs</text:h>
            <text:p text:style-name="Text_20_body">In Spanish there are two types of verbs that are categorised as pronominal: reflexive verbs and reciprocal verbs. Often the term reflexive gets used to talk about both types of verbs. But, in reality, they are slightly different.</text:p>
            <text:p text:style-name="Text_20_body">In this article, the reason I have categorised reflexive and reciprocal verbs together is because the pronoun <text:span text:style-name="Emphasis">se </text:span>is used in the same way for both types of verbs.</text:p>
            <text:p text:style-name="Text_20_body">In these verbs, the pronoun<text:span text:style-name="Emphasis"> se</text:span> is used to indicate that the object and the subject of the sentence are the same.</text:p>
            <text:p text:style-name="Text_20_body">I’ll take you through some examples for each type of pronominal verb.</text:p>
            <text:p text:style-name="Text_20_body"><text:soft-page-break/><text:span text:style-name="Strong_20_Emphasis"><text:span text:style-name="T1163">Reflexive Verbs</text:span></text:span></text:p>
            <text:p text:style-name="Text_20_body">In reflexive sentences, the object and the subject of the sentence are the same <text:span text:style-name="Strong_20_Emphasis">and</text:span> the subject could be one, two or many different people. Here are a few examples:</text:p>
            <text:p text:style-name="P461"><text:span text:style-name="Emphasis">English: He got himself to bed at eleven last night.  </text:span></text:p>
            <text:p text:style-name="P461"><text:span text:style-name="Strong_20_Emphasis">Español: Él se acostó a las once anoche. </text:span></text:p>
            <text:p text:style-name="P461"><text:span text:style-name="Emphasis">English: My children wash before dinner every night. </text:span></text:p>
            <text:p text:style-name="P461"><text:span text:style-name="Strong_20_Emphasis">Español: Mis hijos se lavan antes de la cena cada noche.</text:span></text:p>
            <text:p text:style-name="Text_20_body">In both of these examples, if you removed the pronoun <text:span text:style-name="Emphasis">se,</text:span> the sentences would be incomplete.</text:p>
            <text:p text:style-name="Text_20_body">If you said second sentence without the <text:span text:style-name="Emphasis">se</text:span>:</text:p>
            <text:p text:style-name="P460"><text:span text:style-name="Strong_20_Emphasis">Mis hijos lavan antes de la cena cada noche.</text:span></text:p>
            <text:p text:style-name="Text_20_body">The listener would ask the question ‘washed what?’.</text:p>
            <text:p text:style-name="Text_20_body">You <text:span text:style-name="T1163">could</text:span> say their clothes:</text:p>
            <text:p text:style-name="P461"><text:span text:style-name="Emphasis">English: My children wash their clothes before dinner every night. </text:span></text:p>
            <text:p text:style-name="P461"><text:span text:style-name="Strong_20_Emphasis">Español: Mis hijos lavan la ropa antes de la cena cada noche.</text:span></text:p>
            <text:p text:style-name="Text_20_body">But, if you meant to say themselves, you need ensure you include the pronoun <text:span text:style-name="Emphasis">se</text:span>.</text:p>
            <text:p text:style-name="Text_20_body"><text:span text:style-name="Strong_20_Emphasis"><text:span text:style-name="T1163">Reciprocal Verbs</text:span></text:span></text:p>
            <text:p text:style-name="Text_20_body">In reciprocal sentences, the object and the subject of the sentence are typically two different people doing the same thing to each other. Here are a few examples:</text:p>
            <text:p text:style-name="P461"><text:span text:style-name="Emphasis">English: They kissed each other.  </text:span></text:p>
            <text:p text:style-name="P461"><text:span text:style-name="Strong_20_Emphasis">Español: Ellos se besaron. </text:span></text:p>
            <text:p text:style-name="P461"><text:span text:style-name="Emphasis">English: They woke each other up. </text:span></text:p>
            <text:p text:style-name="P461"><text:span text:style-name="Strong_20_Emphasis">Español: Se despertaron el uno al otro.</text:span></text:p>
            <text:p text:style-name="Text_20_body">Again, if you removed the pronoun <text:span text:style-name="Emphasis">se,</text:span> these sentences wouldn’t make sense. If you said <text:span text:style-name="Emphasis">ellos besaron, </text:span>the person you are speaking with would ask ‘who did they kiss?’.</text:p>
            <text:p text:style-name="Text_20_body">Before moving on, I’ll also point out that the phrase <text:span text:style-name="Emphasis">el uno al otro</text:span> means ‘each other’. So this gives a hint that the sentence is most likely reciprocal and will need the word <text:span text:style-name="Emphasis">se</text:span> included before the conjugated verb.</text:p>
            <text:h text:style-name="Heading_20_2" text:outline-level="2">Use 2. When combining direct and indirect object pronouns</text:h>
            <text:p text:style-name="Text_20_body">The second use of the pronoun <text:span text:style-name="Emphasis">se </text:span>is for sentences that combine <text:a xlink:type="simple" xlink:href="http://www.realfastspanish.com/podcast/tips-019-3-ways-to-use-lo-in-a-sentence" text:style-name="Internet_20_link" text:visited-style-name="Visited_20_Internet_20_Link">direct objects</text:a> and <text:a xlink:type="simple" xlink:href="http://www.realfastspanish.com/podcast/tips-029-two-useful-grammar-hacking-sentences" text:style-name="Internet_20_link" text:visited-style-name="Visited_20_Internet_20_Link">indirect objects</text:a>.</text:p>
            <text:p text:style-name="Text_20_body">In Spanish, the words <text:span text:style-name="Emphasis">lo</text:span>, <text:span text:style-name="Emphasis">la</text:span>, <text:span text:style-name="Emphasis">los</text:span> and <text:span text:style-name="Emphasis">las</text:span> can be used to replace direct objects. A quick example:</text:p>
            <text:p text:style-name="P461"><text:span text:style-name="Emphasis">English: I have the keys.  </text:span></text:p>
            <text:p text:style-name="P461"><text:soft-page-break/><text:span text:style-name="Strong_20_Emphasis">Español: Tengo las llaves. </text:span></text:p>
            <text:p text:style-name="Text_20_body">This can be shortened to:</text:p>
            <text:p text:style-name="P461"><text:span text:style-name="Emphasis">English: I have them. </text:span></text:p>
            <text:p text:style-name="P461"><text:span text:style-name="Strong_20_Emphasis">Español: Las tengo.</text:span></text:p>
            <text:p text:style-name="Text_20_body">You can then use the words <text:span text:style-name="Emphasis">le</text:span> and <text:span text:style-name="Emphasis">les</text:span> to replace indirect objects. For example:</text:p>
            <text:p text:style-name="P461"><text:span text:style-name="Emphasis">English: I didn’t say anything to my parents.  </text:span></text:p>
            <text:p text:style-name="P461"><text:span text:style-name="Strong_20_Emphasis">Español: No dije nada a mis padres. </text:span></text:p>
            <text:p text:style-name="Text_20_body">This can be shortened to:</text:p>
            <text:p text:style-name="P461"><text:span text:style-name="Emphasis">English: I didn’t say anything to them. </text:span></text:p>
            <text:p text:style-name="P461"><text:span text:style-name="Strong_20_Emphasis">Español: Yo no les dije nada.</text:span></text:p>
            <text:p text:style-name="Text_20_body">The next step is to combine direct and indirect objects, but there is a problem that occurs.</text:p>
            <text:p text:style-name="Text_20_body">If you start with this sentence:</text:p>
            <text:p text:style-name="P461"><text:span text:style-name="Emphasis">English: I gave the books to my parents. </text:span></text:p>
            <text:p text:style-name="P461"><text:span text:style-name="Strong_20_Emphasis">Español: Di los libros a mis padres.</text:span></text:p>
            <text:p text:style-name="Text_20_body">When you try to shorten this sentence with direct object pronouns and indirect object pronouns, you get:</text:p>
            <text:p text:style-name="P461"><text:span text:style-name="Emphasis">English: I gave them to them. </text:span></text:p>
            <text:p text:style-name="P461"><text:span text:style-name="Strong_20_Emphasis">Español: </text:span><text:span text:style-name="del">Les los</text:span><text:span text:style-name="Strong_20_Emphasis"> di.</text:span></text:p>
            <text:p text:style-name="Text_20_body">But, <text:span text:style-name="Emphasis">les los</text:span> isn’t correct. Why?</text:p>
            <text:p text:style-name="Text_20_body">Try saying <text:span text:style-name="Emphasis">les los di </text:span>three times fast.</text:p>
            <text:p text:style-name="Text_20_body">Now, instead say <text:span text:style-name="Emphasis">se los di </text:span>three times fast.</text:p>
            <text:p text:style-name="Text_20_body">Hopefully, you can see that <text:span text:style-name="Emphasis">se </text:span>actually makes life easier for you here.</text:p>
            <text:p text:style-name="Text_20_body">Since the point of direct and indirect pronouns is to make life easy, the pronoun <text:span text:style-name="Emphasis">se </text:span>is used to replace both <text:span text:style-name="Emphasis">le</text:span> and <text:span text:style-name="Emphasis">les</text:span> in these types of sentences to avoid a tongue twister.</text:p>
            <text:p text:style-name="Text_20_body">Here is a summary of how you should replace <text:span text:style-name="Emphasis">se </text:span>in these sentences:</text:p>
            <text:p text:style-name="P461"><text:span text:style-name="Emphasis">le lo → se lo</text:span></text:p>
            <text:p text:style-name="P461"><text:span text:style-name="Emphasis">le la → se la</text:span></text:p>
            <text:p text:style-name="P461"><text:span text:style-name="Emphasis">le los → se los</text:span></text:p>
            <text:p text:style-name="P461"><text:span text:style-name="Emphasis">le las → se las</text:span></text:p>
            <text:p text:style-name="P461"><text:span text:style-name="Emphasis">les lo → se lo</text:span></text:p>
            <text:p text:style-name="P461"><text:span text:style-name="Emphasis">les la → se la</text:span></text:p>
            <text:p text:style-name="P461"><text:soft-page-break/><text:span text:style-name="Emphasis">les los → se los</text:span></text:p>
            <text:p text:style-name="P461"><text:span text:style-name="Emphasis">les las → se las</text:span></text:p>
            <text:p text:style-name="Text_20_body">Here are two more examples:</text:p>
            <text:p text:style-name="P461"><text:span text:style-name="Emphasis">English: She brought it for them (it is a book).</text:span></text:p>
            <text:p text:style-name="P461"><text:span text:style-name="Strong_20_Emphasis">Español: Ella se lo trajo.</text:span></text:p>
            <text:p text:style-name="P461"><text:span text:style-name="Emphasis">English: I bought them for her (they are flowers). </text:span></text:p>
            <text:p text:style-name="P461"><text:span text:style-name="Strong_20_Emphasis">Español: Se las compré.</text:span></text:p>
            <text:p text:style-name="Text_20_body">These constructions are important for hacking Spanish grammar, you can read more about Spanish grammar shortcuts with the <text:a xlink:type="simple" xlink:href="http://www.realfastspanish.com/grammar/13-sentences-need-know-guide-spanish-grammar-hacking" text:style-name="Internet_20_link" text:visited-style-name="Visited_20_Internet_20_Link">13 grammar hacking sentences here</text:a>.</text:p>
            <text:h text:style-name="Heading_20_2" text:outline-level="2">Use 3. The impersonal se</text:h>
            <text:p text:style-name="Text_20_body">Similar to how reflexive and reciprocal verbs are sometimes referred to as the same, so too are impersonal and passive verbs.</text:p>
            <text:p text:style-name="Text_20_body">I have incorrectly referred to impersonal verbs as passive verbs a number of times on the blog and podcast. But, like pronominal verbs, the name doesn’t really matter.</text:p>
            <text:p text:style-name="Text_20_body">What does matter is that you recognise the behaviour and role of the pronoun <text:span text:style-name="Emphasis">se </text:span>in these sentences.</text:p>
            <text:p text:style-name="Text_20_body">For now, an impersonal sentence is a sentence where the subject is completely generalised. This means you could talk about rules or make comment on the general behaviour of people in your city or country.</text:p>
            <text:p text:style-name="Text_20_body">For example:</text:p>
            <text:p text:style-name="P460">They say that you should eat vegetables everyday.</text:p>
            <text:p text:style-name="P460">One cannot smoke here.</text:p>
            <text:p text:style-name="Text_20_body">Here, the idea of ‘one’ or ‘they’ isn’t anybody specific.</text:p>
            <text:p text:style-name="Text_20_body">When you form these ideas in Spanish, the word <text:span text:style-name="Emphasis">se</text:span> replaces ‘one’ or ‘they’ from English. Here are a few examples:</text:p>
            <text:p text:style-name="P461"><text:span text:style-name="Emphasis">English: They say that you should eat vegetables everyday.</text:span></text:p>
            <text:p text:style-name="P461"><text:span text:style-name="Strong_20_Emphasis">Español: Se dice que deberías comer verduras todos los días.</text:span></text:p>
            <text:p text:style-name="P461"><text:span text:style-name="Emphasis">English: One cannot smoke here.</text:span></text:p>
            <text:p text:style-name="P461"><text:span text:style-name="Strong_20_Emphasis">Español: No se puede fumar aquí.</text:span></text:p>
            <text:p text:style-name="P461"><text:span text:style-name="Emphasis">English: One enters through here.</text:span></text:p>
            <text:p text:style-name="P461"><text:span text:style-name="Strong_20_Emphasis">Español: Se entra por aquí.</text:span></text:p>
            <text:p text:style-name="P461"><text:span text:style-name="Emphasis">English: In my country they speak French.</text:span></text:p>
            <text:p text:style-name="P461"><text:span text:style-name="Strong_20_Emphasis">Español: En mi país se habla francés.</text:span></text:p>
            <text:p text:style-name="Text_20_body"><text:soft-page-break/>Last week I wrote an article about the Spanish verb <text:a xlink:type="simple" xlink:href="http://www.realfastspanish.com/vocabulary/encontrar-vs-encontrarse" text:style-name="Internet_20_link" text:visited-style-name="Visited_20_Internet_20_Link">encontrar</text:a>. In that article, I gave the following example:</text:p>
            <text:p text:style-name="P461"><text:span text:style-name="Emphasis">English: Where can I find the best place to eat tapas in this neighbourhood? </text:span></text:p>
            <text:p text:style-name="P461"><text:span text:style-name="Strong_20_Emphasis">Español: ¿Dónde puedo encontrar el mejor lugar para comer tapas en este barrio?</text:span></text:p>
            <text:p text:style-name="Text_20_body">Another (and more common) way to ask this question is by using the impersonal <text:span text:style-name="Emphasis">se</text:span>:</text:p>
            <text:p text:style-name="P461"><text:span text:style-name="Emphasis">English: Where can one find the best place to eat tapas in this neighbourhood? </text:span></text:p>
            <text:p text:style-name="P461"><text:span text:style-name="Strong_20_Emphasis">Español: ¿Dónde se puede encontrar el mejor lugar para comer tapas en este barrio?</text:span></text:p>
            <text:p text:style-name="Text_20_body">This question is now no longer about you or the person you are speaking with but anybody who may want to find <text:span text:style-name="Emphasis">tapas</text:span> in the neighbourhood.</text:p>
            <text:h text:style-name="Heading_20_2" text:outline-level="2">Use 4. The passive se</text:h>
            <text:p text:style-name="Text_20_body">In contrast to the impersonal <text:span text:style-name="Emphasis">se</text:span>, the passive <text:span text:style-name="Emphasis">se </text:span>is used when the subject of the sentence is someone or something specific but is omitted from the sentence for various reasons.</text:p>
            <text:p text:style-name="Text_20_body">You may want to omit the subject in a passive sentence if the subject isn’t relevant, because the subject isn’t known or to reduce blame.</text:p>
            <text:p text:style-name="Text_20_body">Here are some examples:</text:p>
            <text:p text:style-name="P461"><text:span text:style-name="Emphasis">English: The car was sold last week. </text:span></text:p>
            <text:p text:style-name="P461"><text:span text:style-name="Strong_20_Emphasis">Español: Se vendió el coche la semana pasada.</text:span></text:p>
            <text:p text:style-name="P461"><text:span text:style-name="Emphasis">English: These problems were solved last year. </text:span></text:p>
            <text:p text:style-name="P461"><text:span text:style-name="Strong_20_Emphasis">Español: Estos problemas se resolvieron el año pasado. </text:span></text:p>
            <text:p text:style-name="Text_20_body">In this last example, the problems were solved by someone specific (or multiple people). But, the reason the sentence is presented this way is because the most important thing is the fact that the problems were solved. It doesn’t really matter by who.</text:p>
            <text:p text:style-name="Text_20_body">Also, if you omitted the <text:span text:style-name="Emphasis">se </text:span>from this example, it would sound like the problems were solving something else which doesn’t make sense in this context. Particularly, since there isn’t another object in the sentence.</text:p>
            <text:p text:style-name="Text_20_body">Last few examples:</text:p>
            <text:p text:style-name="P461"><text:span text:style-name="Emphasis">English: I forgot the tickets.</text:span></text:p>
            <text:p text:style-name="P461"><text:span text:style-name="Strong_20_Emphasis">Español: Se me olvidaron las entradas. </text:span></text:p>
            <text:p text:style-name="Text_20_body">When <text:a xlink:type="simple" xlink:href="http://www.realfastspanish.com/podcast/olvidar-vs-olvidarse-how-to-forget-in-spanish" text:style-name="Internet_20_link" text:visited-style-name="Visited_20_Internet_20_Link">you forget something in Spanish</text:a>, you often do it with a passive construction to highlight that you forgot by accident. Similarly, you could say:</text:p>
            <text:p text:style-name="P461"><text:span text:style-name="Emphasis">English: I broke your computer.</text:span></text:p>
            <text:p text:style-name="P461"><text:span text:style-name="Strong_20_Emphasis">Español: Se me rompió tu ordenador.</text:span></text:p>
            <text:p text:style-name="Text_20_body">In both of these examples, the speaker is trying to reduce the blame for their mistake. The best <text:soft-page-break/>literal translations would be ‘the tickets were forgotten to me’ and ‘the computer was broken to me’.</text:p>
            <text:p text:style-name="Text_20_body">In fact, if you said:</text:p>
            <text:p text:style-name="P461"><text:span text:style-name="Emphasis">English: I broke your computer.</text:span></text:p>
            <text:p text:style-name="P461"><text:span text:style-name="Strong_20_Emphasis">Español: Rompí tu ordenador.</text:span></text:p>
            <text:p text:style-name="Text_20_body">In Spanish, this could be interpreted that you broke the computer on purpose (or through pretty heavy negligence).</text:p>
            <text:p text:style-name="Table_20_Contents"/>
          </table:table-cell>
        </table:table-row>
        <table:table-row>
          <table:table-cell table:style-name="Table5.A2" office:value-type="string">
            <text:h text:style-name="Heading_20_2" text:outline-level="2">Uses of the 'se' pronoun in Spanish</text:h>
            <text:h text:style-name="Heading_20_2" text:outline-level="2"><draw:frame draw:style-name="fr1" draw:name="Image1" text:anchor-type="as-char" svg:width="3.6665in" svg:height="0.2917in" draw:z-index="0"><draw:image xlink:href="Pictures/10000000000001600000001CFB88545CB7787581.jpg" xlink:type="simple" xlink:show="embed" xlink:actuate="onLoad"/></draw:frame></text:h>
            <text:p text:style-name="P448"><text:span text:style-name="T1588">Remember that the </text:span><text:span text:style-name="T1314">'se' form of the indirect object pronoun</text:span><text:span text:style-name="T1588"> can either refer to a third person singular or plural </text:span><text:span text:style-name="T1314">when both (direct and indirect object) pronouns are used</text:span><text:span text:style-name="T1588">. For a more detailed explanation on the use of these pronouns </text:span><text:a xlink:type="simple" xlink:href="http://php.indiana.edu/%7Ejsoto/spanishpronouns.html" text:style-name="Internet_20_link" text:visited-style-name="Visited_20_Internet_20_Link"><text:span text:style-name="T1588">click here</text:span></text:a><text:span text:style-name="T1588">.</text:span></text:p>
            <text:p text:style-name="P440"/>
            <text:p text:style-name="P686">To donate-&gt; donar</text:p>
            <text:p text:style-name="P684">1. <text:span text:style-name="T390">I donate </text:span><text:span text:style-name="T1590">a book</text:span><text:span text:style-name="T390"> </text:span><text:span text:style-name="T1592">to the library</text:span><text:span text:style-name="T390">.</text:span></text:p>
            <text:p text:style-name="P681"/>
            <text:p text:style-name="P684"><text:span text:style-name="T390">Yo dono </text:span><text:span text:style-name="T1590">un libro</text:span><text:span text:style-name="T390"> </text:span><text:span text:style-name="T1592">a la biblioteca</text:span><text:span text:style-name="T390">.</text:span></text:p>
            <text:p text:style-name="P681"/>
            <text:p text:style-name="P684">2. <text:span text:style-name="T390">I donate </text:span><text:span text:style-name="T1590">it</text:span><text:span text:style-name="T390"> </text:span><text:span text:style-name="T1592">to them</text:span><text:span text:style-name="T390">.</text:span></text:p>
            <text:p text:style-name="P681"/>
            <text:p text:style-name="P684"><text:span text:style-name="T390">Yo </text:span><text:span text:style-name="T1592">se</text:span><text:span text:style-name="T390"> </text:span><text:span text:style-name="T1590">lo</text:span><text:span text:style-name="T390"> dono.</text:span></text:p>
            <text:p text:style-name="P449"><draw:frame draw:style-name="fr1" draw:name="Image2" text:anchor-type="as-char" svg:width="3.6665in" svg:height="0.2917in" draw:z-index="1"><draw:image xlink:href="Pictures/10000000000001600000001C83EFF4DB80EB39E9.jpg" xlink:type="simple" xlink:show="embed" xlink:actuate="onLoad"/></draw:frame></text:p>
            <text:p text:style-name="P439"/>
            <text:p text:style-name="P449"><text:span text:style-name="T1314">A reflexive verb is one that takes the subject as an object</text:span><text:span text:style-name="T1588">. In English it's expressed with: </text:span><text:span text:style-name="T1314">myself, yourself, herself</text:span><text:span text:style-name="T1588">, etc. In Spanish we use the object pronouns for all the different subjects except </text:span><text:span text:style-name="T1314">for the third person (singular and plural), which will use 'se'</text:span><text:span text:style-name="T1588">. The placement is the same as with object pronouns (before a conjugated verb, attached to the infinitive or present progressive).</text:span> </text:p>
            <text:p text:style-name="P687"/>
            <text:p text:style-name="P688"><text:soft-page-break/>To wake up-&gt; levantarse, despertarse</text:p>
            <text:p text:style-name="P688"/>
            <text:p text:style-name="P685">1. <text:span text:style-name="T390">I wake up at seven.</text:span></text:p>
            <text:p text:style-name="P682"/>
            <text:p text:style-name="P685"><text:span text:style-name="T390">(Yo) </text:span><text:span text:style-name="T1592">me</text:span><text:span text:style-name="T390"> levanto a las siete. </text:span><text:span text:style-name="T1569">(Literally: I wake</text:span><text:span text:style-name="T1596"> </text:span><text:span text:style-name="T1592">myself</text:span><text:span text:style-name="T1596"> </text:span><text:span text:style-name="T1569">up at seven)</text:span></text:p>
            <text:p text:style-name="P690"/>
            <text:p text:style-name="P685">2. <text:span text:style-name="T390">You wake up at seven.</text:span></text:p>
            <text:p text:style-name="P682"/>
            <text:p text:style-name="P685"><text:span text:style-name="T390">(Tú) </text:span><text:span text:style-name="T1592">te</text:span><text:span text:style-name="T390"> levantas a las siete. </text:span><text:span text:style-name="T1569">(Literally: You wake</text:span><text:span text:style-name="T493"> </text:span><text:span text:style-name="T1592">yourself</text:span><text:span text:style-name="T493"> </text:span><text:span text:style-name="T1569">up at seven)</text:span></text:p>
            <text:p text:style-name="P690"/>
            <text:p text:style-name="P685">3. <text:span text:style-name="T390">They wake up/(S)He wakes up </text:span></text:p>
            <text:p text:style-name="P682"/>
            <text:p text:style-name="P685"><text:span text:style-name="T390">(Ellos/Ellas) </text:span><text:span text:style-name="T1592">se</text:span><text:span text:style-name="T390"> levantan/(El/Ella) </text:span><text:span text:style-name="T1592">se</text:span><text:span text:style-name="T390"> levanta</text:span></text:p>
            <text:p text:style-name="Text_20_body"> </text:p>
            <text:p text:style-name="P449"><draw:frame draw:style-name="fr1" draw:name="Image3" text:anchor-type="as-char" svg:width="3.6665in" svg:height="0.2917in" draw:z-index="2"><draw:image xlink:href="Pictures/10000000000001600000001C6AC627A091C12CCC.jpg" xlink:type="simple" xlink:show="embed" xlink:actuate="onLoad"/></draw:frame></text:p>
            <text:p text:style-name="P441"/>
            <text:p text:style-name="P449"><text:span text:style-name="T1588">Again, </text:span><text:span text:style-name="T1314">the idea is that whatever is identified with 'se' is an object</text:span><text:span text:style-name="T1588">. In this case, </text:span><text:span text:style-name="T1314">the action is reciprocal</text:span><text:span text:style-name="T1588">. As with the reflexive </text:span><text:span text:style-name="T1314">'se', it represents a third person (singular or plural)</text:span><text:span text:style-name="T1588">.</text:span></text:p>
            <text:p text:style-name="P686"/>
            <text:p text:style-name="P689">To look, to see-&gt; mirarse, verse</text:p>
            <text:p text:style-name="P689"/>
            <text:p text:style-name="P684">1. <text:span text:style-name="T390">They look at </text:span><text:span text:style-name="T1592">each other</text:span><text:span text:style-name="T390">.</text:span></text:p>
            <text:p text:style-name="P681"/>
            <text:p text:style-name="P684"><text:span text:style-name="T390">Ellos(Ellas) </text:span><text:span text:style-name="T1592">se</text:span><text:span text:style-name="T390"> miran.</text:span><text:span text:style-name="T394"> (sich anschauen)</text:span></text:p>
            <text:p text:style-name="P683"/>
            <text:p text:style-name="P684">For other persons, the object pronouns are used since that is really their grammatical function.</text:p>
            <text:p text:style-name="P684"><text:soft-page-break/></text:p>
            <text:p text:style-name="P684">1. <text:span text:style-name="T390">You and I see </text:span><text:span text:style-name="T1592">each other</text:span><text:span text:style-name="T390">.</text:span></text:p>
            <text:p text:style-name="P681"/>
            <text:p text:style-name="P684"><text:span text:style-name="T390">Tú y yo (implying a `we') </text:span><text:span text:style-name="T1592">nos</text:span><text:span text:style-name="T390"> vemos.</text:span><text:span text:style-name="T394">(uns sehen)</text:span></text:p>
            <text:p text:style-name="P683"/>
            <text:p text:style-name="P684">2. <text:span text:style-name="T390">Y'all see </text:span><text:span text:style-name="T1592">each other</text:span><text:span text:style-name="T390">.</text:span></text:p>
            <text:p text:style-name="P681"/>
            <text:p text:style-name="P684"><text:span text:style-name="T390">Ustedes </text:span><text:span text:style-name="T1592">se</text:span><text:span text:style-name="T390"> ven./Vosotros </text:span><text:span text:style-name="T1592">os</text:span><text:span text:style-name="T390"> véis.</text:span><text:span text:style-name="T394"> (sich sehen)</text:span></text:p>
            <text:p text:style-name="P449"><draw:frame draw:style-name="fr1" draw:name="Image4" text:anchor-type="as-char" svg:width="3.6665in" svg:height="0.2917in" draw:z-index="3"><draw:image xlink:href="Pictures/10000000000001600000001C286DB20111A7EC1E.jpg" xlink:type="simple" xlink:show="embed" xlink:actuate="onLoad"/></draw:frame></text:p>
            <text:p text:style-name="P441"/>
            <text:p text:style-name="P449"><text:span text:style-name="T1588">In this case the idea is that </text:span><text:span text:style-name="T1314">no particular subject is expressed, hence the impersonality of its use</text:span><text:span text:style-name="T1588">. In English you say:</text:span> </text:p>
            <text:p text:style-name="P691"/>
            <text:p text:style-name="P685"><text:span text:style-name="T1592">It is said</text:span><text:span text:style-name="T1593"> / One says</text:span><text:span text:style-name="T390">* that the books are dirty.</text:span></text:p>
            <text:p text:style-name="P692"/>
            <text:p text:style-name="P685"><text:span text:style-name="T1592">Se dice</text:span><text:span text:style-name="T390"> que los libros están sucios.</text:span> <text:span text:style-name="T1602">(Es wird gesagt / Man sagt)</text:span></text:p>
            <text:p text:style-name="P448"> </text:p>
            <text:p text:style-name="P448"> <text:span text:style-name="T1588">*Note that the tense of the verb 'to say' in English is expressed in the preterite and acts as a past participle while the verb "to be" is added. </text:span><text:span text:style-name="T1314">This use reflects a passive construction, and many times this use of "se" can be confused with the passive "se."</text:span> </text:p>
            <text:p text:style-name="P440"/>
            <text:p text:style-name="P440">Another English equivalent is <text:span text:style-name="T1179">the use of "one."</text:span> For example:</text:p>
            <text:p text:style-name="P448"> </text:p>
            <text:p text:style-name="P680"><text:span text:style-name="T1591">One</text:span> <text:span text:style-name="T491">should</text:span> never <text:span text:style-name="T1599">arrive</text:span> late to an appointment.</text:p>
            <text:p text:style-name="P680">Nunca <text:span text:style-name="T1591">se</text:span> <text:span text:style-name="T491">debe</text:span> <text:span text:style-name="T1599">llegar</text:span> tarde a una cita.<text:span text:style-name="T1602">(Man sollte niemals)</text:span></text:p>
            <text:p text:style-name="Quotations"> </text:p>
            <text:p text:style-name="P448"><draw:frame draw:style-name="fr1" draw:name="Image5" text:anchor-type="as-char" svg:width="3.6665in" svg:height="0.2917in" draw:z-index="4"><draw:image xlink:href="Pictures/10000000000001600000001C83EFF4DB80EB39E9.jpg" xlink:type="simple" xlink:show="embed" xlink:actuate="onLoad"/></draw:frame> </text:p>
            <text:p text:style-name="P440">In English there are similar constructions <text:span text:style-name="T1179">using the passive voice</text:span>.</text:p>
            <text:p text:style-name="P448"><text:soft-page-break/> </text:p>
            <text:p text:style-name="P680">A forest <text:span text:style-name="T1591">is seen</text:span> from my window.</text:p>
            <text:p text:style-name="P680"><text:span text:style-name="T1591">Se ve</text:span> un bosque desde mi ventana.<text:span text:style-name="T1602"> (Man sieht)</text:span></text:p>
            <text:p text:style-name="P448"> </text:p>
            <text:p text:style-name="P440">As in passive constructions, <text:span text:style-name="T1179">the object of the 'active voice' becomes the subject of the passive construction</text:span>, and <text:span text:style-name="T1179">the person who sees the forest is not considered important</text:span>. The emphasis here is in the object seen (forest) and the action (to see). If we construct a regular, active structure, we would need to assign a subject:</text:p>
            <text:p text:style-name="P448"> </text:p>
            <text:p text:style-name="P680"><text:span text:style-name="T1595">I</text:span> <text:span text:style-name="T1591">see</text:span> a <text:span text:style-name="T1599">forest</text:span> from my window.</text:p>
            <text:p text:style-name="P680">(<text:span text:style-name="T1595">Yo</text:span>) <text:span text:style-name="T1591">Ve</text:span><text:span text:style-name="T1595">o</text:span> un <text:span text:style-name="T1599">bosque</text:span> desde mi ventana.</text:p>
            <text:p text:style-name="P448">  </text:p>
            <text:p text:style-name="P448"><text:span text:style-name="T1597">Subjec</text:span><text:span text:style-name="T1598">t</text:span> <text:span text:style-name="T1594">Verb</text:span> <text:span text:style-name="T1600">Object</text:span> </text:p>
            <text:p text:style-name="P657">  </text:p>
            <text:p text:style-name="P652"/>
            <text:p text:style-name="P654"><draw:frame draw:style-name="fr1" draw:name="Image6" text:anchor-type="as-char" svg:width="3.6665in" svg:height="0.2917in" draw:z-index="5"><draw:image xlink:href="Pictures/10000000000001600000001C24B510F763ED9610.jpg" xlink:type="simple" xlink:show="embed" xlink:actuate="onLoad"/></draw:frame></text:p>
            <text:p text:style-name="P654"/>
            <text:p text:style-name="P654">The so-called <text:span text:style-name="T1179">"No fault" or accidental 'se' is related to the reflexive and passive use</text:span>. For example, in English speakers say:</text:p>
            <text:p text:style-name="P705"/>
            <text:p text:style-name="P707"><text:span text:style-name="T493">I </text:span><text:span text:style-name="T390">drop the keys.</text:span></text:p>
            <text:p text:style-name="P656"/>
            <text:p text:style-name="P655"><text:span text:style-name="T1588">In Spanish, the idea is that it wasn't me who drops them on purpose, </text:span><text:span text:style-name="T1314">the action was not intended to happen</text:span><text:span text:style-name="T1588">. Hence, </text:span><text:span text:style-name="T1314">the action is attributed to the keys</text:span><text:span text:style-name="T1588">, while the </text:span><text:span text:style-name="T1314">'I' becomes an</text:span><text:span text:style-name="T1588"> </text:span><text:span text:style-name="T494">indirect object</text:span><text:span text:style-name="T1588">.</text:span></text:p>
            <text:p text:style-name="P706"/>
            <text:p text:style-name="P707"><text:span text:style-name="T1592">Se</text:span><text:span text:style-name="T390"> </text:span><text:span text:style-name="T493">me</text:span><text:span text:style-name="T390"> caen las llaves.</text:span><text:span text:style-name="T394"> (Es ist / Sie sind mir runtergefallen)</text:span></text:p>
            <text:p text:style-name="P653"/>
            <text:p text:style-name="List_20_Heading"><text:span text:style-name="T1588">If the intended idea is that I drop the keys on purpose, then a verb such as 'to throw' (tirar) or another equivalent of 'to drop' (dejar caer) would be used.</text:span> </text:p>
            <text:p text:style-name="P710"/>
            <text:p text:style-name="P712"/>
            <text:p text:style-name="P709"><text:span text:style-name="T495">I drop</text:span><text:span text:style-name="T1589"> the keys.</text:span> </text:p>
            <text:p text:style-name="P708">(Yo) <text:span text:style-name="T491">Tiro</text:span> las llaves.</text:p>
            <text:p text:style-name="List_20_Heading">  </text:p>
            <text:p text:style-name="P711"><text:soft-page-break/><text:span text:style-name="T390">(Yo) </text:span><text:span text:style-name="T493">Dejo</text:span><text:span text:style-name="T390"> caer las llaves.</text:span> </text:p>
            <text:p text:style-name="Table_20_Contents"/>
          </table:table-cell>
        </table:table-row>
        <table:table-row>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arial1" svg:font-family="aria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q"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8T15:41:05.393922624</meta:creation-date>
    <meta:generator>LibreOffice/5.1.6.2$Linux_x86 LibreOffice_project/10m0$Build-2</meta:generator>
    <dc:date>2017-09-19T02:07:59.643488322</dc:date>
    <meta:editing-duration>P27DT3H28M16S</meta:editing-duration>
    <meta:editing-cycles>550</meta:editing-cycles>
    <meta:document-statistic meta:table-count="5" meta:image-count="6" meta:object-count="0" meta:page-count="107" meta:paragraph-count="6930" meta:word-count="52725" meta:character-count="301657" meta:non-whitespace-character-count="254312"/>
  </office:meta>
</office:document-meta>
</file>